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839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4.1409in"/>
    </style:style>
    <style:style style:name="co6" style:family="table-column">
      <style:table-column-properties fo:break-before="auto" style:column-width="0.6173in"/>
    </style:style>
    <style:style style:name="co7" style:family="table-column">
      <style:table-column-properties fo:break-before="auto" style:column-width="5.3846in"/>
    </style:style>
    <style:style style:name="co8" style:family="table-column">
      <style:table-column-properties fo:break-before="auto" style:column-width="3.6335in"/>
    </style:style>
    <style:style style:name="co9" style:family="table-column">
      <style:table-column-properties fo:break-before="auto" style:column-width="5.789in"/>
    </style:style>
    <style:style style:name="co10" style:family="table-column">
      <style:table-column-properties fo:break-before="auto" style:column-width="4.711in"/>
    </style:style>
    <style:style style:name="co11" style:family="table-column">
      <style:table-column-properties fo:break-before="auto" style:column-width="5.178in"/>
    </style:style>
    <style:style style:name="co12" style:family="table-column">
      <style:table-column-properties fo:break-before="auto" style:column-width="4.7319in"/>
    </style:style>
    <style:style style:name="co13" style:family="table-column">
      <style:table-column-properties fo:break-before="auto" style:column-width="4.6693in"/>
    </style:style>
    <style:style style:name="co14" style:family="table-column">
      <style:table-column-properties fo:break-before="auto" style:column-width="4.76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lt;=1" style:apply-style-name="Good" style:base-cell-address="Sheet1.D3"/>
      <style:map style:condition="cell-content()&gt;1" style:apply-style-name="Bad" style:base-cell-address="Sheet1.D3"/>
    </style:style>
    <style:style style:name="ce2" style:family="table-cell" style:parent-style-name="Default">
      <style:map style:condition="cell-content()&lt;=1" style:apply-style-name="Good" style:base-cell-address="Sheet1.F3"/>
      <style:map style:condition="cell-content()&gt;1" style:apply-style-name="Bad" style:base-cell-address="Sheet1.F3"/>
    </style:style>
    <style:style style:name="ce3" style:family="table-cell" style:parent-style-name="Default">
      <style:map style:condition="cell-content()&lt;=1" style:apply-style-name="Good" style:base-cell-address="Sheet1.H3"/>
      <style:map style:condition="cell-content()&gt;1" style:apply-style-name="Bad" style:base-cell-address="Sheet1.H3"/>
    </style:style>
    <style:style style:name="ce4" style:family="table-cell" style:parent-style-name="Default">
      <style:map style:condition="cell-content()&lt;=1" style:apply-style-name="Good" style:base-cell-address="Sheet1.J3"/>
      <style:map style:condition="cell-content()&gt;1" style:apply-style-name="Bad" style:base-cell-address="Sheet1.J3"/>
    </style:style>
    <style:style style:name="ce5" style:family="table-cell" style:parent-style-name="Default">
      <style:map style:condition="cell-content()&lt;=1" style:apply-style-name="Good" style:base-cell-address="Sheet1.L3"/>
      <style:map style:condition="cell-content()&gt;1" style:apply-style-name="Bad" style:base-cell-address="Sheet1.L3"/>
    </style:style>
    <style:style style:name="ce6" style:family="table-cell" style:parent-style-name="Default">
      <style:map style:condition="cell-content()&lt;=1" style:apply-style-name="Good" style:base-cell-address="Sheet1.N3"/>
      <style:map style:condition="cell-content()&gt;1" style:apply-style-name="Bad" style:base-cell-address="Sheet1.N3"/>
    </style:style>
    <style:style style:name="ce7" style:family="table-cell" style:parent-style-name="Default">
      <style:map style:condition="cell-content()&lt;=1" style:apply-style-name="Good" style:base-cell-address="Sheet1.P3"/>
      <style:map style:condition="cell-content()&gt;1" style:apply-style-name="Bad" style:base-cell-address="Sheet1.P3"/>
    </style:style>
    <style:style style:name="ce8" style:family="table-cell" style:parent-style-name="Default">
      <style:map style:condition="cell-content()&lt;=1" style:apply-style-name="Good" style:base-cell-address="Sheet1.R3"/>
      <style:map style:condition="cell-content()&gt;1" style:apply-style-name="Bad" style:base-cell-address="Sheet1.R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3"/>
        <table:table-column table:style-name="co3" table:default-cell-style-name="Default"/>
        <table:table-column table:style-name="co3" table:default-cell-style-name="ce4"/>
        <table:table-column table:style-name="co3" table:default-cell-style-name="Default"/>
        <table:table-column table:style-name="co3" table:default-cell-style-name="ce5"/>
        <table:table-column table:style-name="co3" table:default-cell-style-name="Default"/>
        <table:table-column table:style-name="co3" table:default-cell-style-name="ce6"/>
        <table:table-column table:style-name="co3" table:default-cell-style-name="Default"/>
        <table:table-column table:style-name="co3" table:default-cell-style-name="ce7"/>
        <table:table-column table:style-name="co3" table:default-cell-style-name="Default"/>
        <table:table-column table:style-name="co3" table:default-cell-style-name="ce8"/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Baseline-6.22.0</text:p>
          </table:table-cell>
          <table:table-cell office:value-type="string" calcext:value-type="string">
            <text:p>Master-6.23.0-SNAPSHOT</text:p>
          </table:table-cell>
          <table:table-cell table:style-name="Default"/>
          <table:table-cell office:value-type="string" calcext:value-type="string">
            <text:p>pr2377</text:p>
          </table:table-cell>
          <table:table-cell table:style-name="Default"/>
          <table:table-cell office:value-type="string" calcext:value-type="string">
            <text:p>pr2377-improved</text:p>
          </table:table-cell>
          <table:table-cell table:style-name="Default"/>
          <table:table-cell office:value-type="string" calcext:value-type="string">
            <text:p>05_pr2377_positionliterals</text:p>
          </table:table-cell>
          <table:table-cell table:style-name="Default"/>
          <table:table-cell office:value-type="string" calcext:value-type="string">
            <text:p>06_pr2377_positionliterals_java</text:p>
          </table:table-cell>
          <table:table-cell table:style-name="Default"/>
          <table:table-cell office:value-type="string" calcext:value-type="string">
            <text:p>07_pr2377_junit</text:p>
          </table:table-cell>
          <table:table-cell table:style-name="Default"/>
          <table:table-cell office:value-type="string" calcext:value-type="string">
            <text:p>08_fix_typeres-opt</text:p>
          </table:table-cell>
          <table:table-cell table:style-name="Default"/>
          <table:table-cell office:value-type="string" calcext:value-type="string">
            <text:p>09_junitstaticsuite</text:p>
          </table:table-cell>
          <table:table-cell table:style-name="Default"/>
        </table:table-row>
        <table:table-row table:style-name="ro1">
          <table:table-cell table:formula="of:=[$'01_baseline-6.22.0-data'.A3]" office:value-type="string" office:string-value="AbstractClassWithoutAbstractMethod" calcext:value-type="string">
            <text:p>AbstractClassWithoutAbstractMethod</text:p>
          </table:table-cell>
          <table:table-cell table:formula="of:=[$'01_baseline-6.22.0-data'.B3]" office:value-type="float" office:value="0.5219" calcext:value-type="float">
            <text:p>0.5219</text:p>
          </table:table-cell>
          <table:table-cell table:formula="of:=[$'02_master-6.23.0-SNAPSHOT-ea532e6-data'.B3]" office:value-type="float" office:value="0.5702" calcext:value-type="float">
            <text:p>0.5702</text:p>
          </table:table-cell>
          <table:table-cell table:formula="of:=[.C3]/[.B3]" office:value-type="float" office:value="1.09254646484001" calcext:value-type="float">
            <text:p>1.09254646484001</text:p>
          </table:table-cell>
          <table:table-cell table:formula="of:=[$'03_pr2377-data'.B3]" office:value-type="float" office:value="1.5642" calcext:value-type="float">
            <text:p>1.5642</text:p>
          </table:table-cell>
          <table:table-cell table:formula="of:=[.E3]/[.B3]" office:value-type="float" office:value="2.99712588618509" calcext:value-type="float">
            <text:p>2.99712588618509</text:p>
          </table:table-cell>
          <table:table-cell table:formula="of:=[$'04_pr2377-improved-properclone-avoiddecimal-data'.B3]" office:value-type="float" office:value="1.6008" calcext:value-type="float">
            <text:p>1.6008</text:p>
          </table:table-cell>
          <table:table-cell table:formula="of:=[.G3]/[.B3]" office:value-type="float" office:value="3.06725426326882" calcext:value-type="float">
            <text:p>3.06725426326882</text:p>
          </table:table-cell>
          <table:table-cell table:formula="of:=[$'05_pr2377_positionliteral-data'.B3]" office:value-type="float" office:value="1.5735" calcext:value-type="float">
            <text:p>1.5735</text:p>
          </table:table-cell>
          <table:table-cell table:formula="of:=[.I3]/[.B3]" office:value-type="float" office:value="3.01494539183752" calcext:value-type="float">
            <text:p>3.01494539183752</text:p>
          </table:table-cell>
          <table:table-cell table:formula="of:=[$'06_pr2377-positionliteral-javarule-data'.B3]" office:value-type="float" office:value="1.6766" calcext:value-type="float">
            <text:p>1.6766</text:p>
          </table:table-cell>
          <table:table-cell table:formula="of:=[.K3]/[.B3]" office:value-type="float" office:value="3.21249281471546" calcext:value-type="float">
            <text:p>3.21249281471546</text:p>
          </table:table-cell>
          <table:table-cell table:formula="of:=[$'07_pr2377-junit-improved-data'.B3]" office:value-type="float" office:value="0.0204" calcext:value-type="float">
            <text:p>0.0204</text:p>
          </table:table-cell>
          <table:table-cell table:formula="of:=[.M3]/[.B3]" office:value-type="float" office:value="0.0390879478827362" calcext:value-type="float">
            <text:p>0.039087947882736</text:p>
          </table:table-cell>
          <table:table-cell table:formula="of:=[$'08_pr2377-fixed-typeres-data'.B3]" office:value-type="float" office:value="0.0194" calcext:value-type="float">
            <text:p>0.0194</text:p>
          </table:table-cell>
          <table:table-cell table:formula="of:=[.O3]/[.B3]" office:value-type="float" office:value="0.0371718720061314" calcext:value-type="float">
            <text:p>0.037171872006132</text:p>
          </table:table-cell>
          <table:table-cell table:formula="of:=[$'09_pr2377-junitstaticsuite-data'.B3]" office:value-type="float" office:value="0.0204" calcext:value-type="float">
            <text:p>0.0204</text:p>
          </table:table-cell>
          <table:table-cell table:formula="of:=[.Q3]/[.B3]" office:value-type="float" office:value="0.0390879478827362" calcext:value-type="float">
            <text:p>0.039087947882736</text:p>
          </table:table-cell>
        </table:table-row>
        <table:table-row table:style-name="ro1">
          <table:table-cell table:formula="of:=[$'01_baseline-6.22.0-data'.A4]" office:value-type="string" office:string-value="AbstractClassWithoutAnyMethod" calcext:value-type="string">
            <text:p>AbstractClassWithoutAnyMethod</text:p>
          </table:table-cell>
          <table:table-cell table:formula="of:=[$'01_baseline-6.22.0-data'.B4]" office:value-type="float" office:value="0.9318" calcext:value-type="float">
            <text:p>0.9318</text:p>
          </table:table-cell>
          <table:table-cell table:formula="of:=[$'02_master-6.23.0-SNAPSHOT-ea532e6-data'.B4]" office:value-type="float" office:value="0.0602" calcext:value-type="float">
            <text:p>0.0602</text:p>
          </table:table-cell>
          <table:table-cell table:formula="of:=[.C4]/[.B4]" office:value-type="float" office:value="0.064606138656364" calcext:value-type="float">
            <text:p>0.064606138656364</text:p>
          </table:table-cell>
          <table:table-cell table:formula="of:=[$'03_pr2377-data'.B4]" office:value-type="float" office:value="0.0513" calcext:value-type="float">
            <text:p>0.0513</text:p>
          </table:table-cell>
          <table:table-cell table:formula="of:=[.E4]/[.B4]" office:value-type="float" office:value="0.0550547327752737" calcext:value-type="float">
            <text:p>0.055054732775274</text:p>
          </table:table-cell>
          <table:table-cell table:formula="of:=[$'04_pr2377-improved-properclone-avoiddecimal-data'.B4]" office:value-type="float" office:value="0.0534" calcext:value-type="float">
            <text:p>0.0534</text:p>
          </table:table-cell>
          <table:table-cell table:formula="of:=[.G4]/[.B4]" office:value-type="float" office:value="0.0573084352865422" calcext:value-type="float">
            <text:p>0.057308435286542</text:p>
          </table:table-cell>
          <table:table-cell table:formula="of:=[$'05_pr2377_positionliteral-data'.B4]" office:value-type="float" office:value="0.0542" calcext:value-type="float">
            <text:p>0.0542</text:p>
          </table:table-cell>
          <table:table-cell table:formula="of:=[.I4]/[.B4]" office:value-type="float" office:value="0.0581669886241683" calcext:value-type="float">
            <text:p>0.058166988624168</text:p>
          </table:table-cell>
          <table:table-cell table:formula="of:=[$'06_pr2377-positionliteral-javarule-data'.B4]" office:value-type="float" office:value="0.0547" calcext:value-type="float">
            <text:p>0.0547</text:p>
          </table:table-cell>
          <table:table-cell table:formula="of:=[.K4]/[.B4]" office:value-type="float" office:value="0.0587035844601846" calcext:value-type="float">
            <text:p>0.058703584460185</text:p>
          </table:table-cell>
          <table:table-cell table:formula="of:=[$'07_pr2377-junit-improved-data'.B4]" office:value-type="float" office:value="0.0543" calcext:value-type="float">
            <text:p>0.0543</text:p>
          </table:table-cell>
          <table:table-cell table:formula="of:=[.M4]/[.B4]" office:value-type="float" office:value="0.0582743077913715" calcext:value-type="float">
            <text:p>0.058274307791372</text:p>
          </table:table-cell>
          <table:table-cell table:formula="of:=[$'08_pr2377-fixed-typeres-data'.B4]" office:value-type="float" office:value="0.0544" calcext:value-type="float">
            <text:p>0.0544</text:p>
          </table:table-cell>
          <table:table-cell table:formula="of:=[.O4]/[.B4]" office:value-type="float" office:value="0.0583816269585748" calcext:value-type="float">
            <text:p>0.058381626958575</text:p>
          </table:table-cell>
          <table:table-cell table:formula="of:=[$'09_pr2377-junitstaticsuite-data'.B4]" office:value-type="float" office:value="0.0554" calcext:value-type="float">
            <text:p>0.0554</text:p>
          </table:table-cell>
          <table:table-cell table:formula="of:=[.Q4]/[.B4]" office:value-type="float" office:value="0.0594548186306074" calcext:value-type="float">
            <text:p>0.059454818630608</text:p>
          </table:table-cell>
        </table:table-row>
        <table:table-row table:style-name="ro1">
          <table:table-cell table:formula="of:=[$'01_baseline-6.22.0-data'.A5]" office:value-type="string" office:string-value="AddEmptyString" calcext:value-type="string">
            <text:p>AddEmptyString</text:p>
          </table:table-cell>
          <table:table-cell table:formula="of:=[$'01_baseline-6.22.0-data'.B5]" office:value-type="float" office:value="0.0836" calcext:value-type="float">
            <text:p>0.0836</text:p>
          </table:table-cell>
          <table:table-cell table:formula="of:=[$'02_master-6.23.0-SNAPSHOT-ea532e6-data'.B5]" office:value-type="float" office:value="0.0509" calcext:value-type="float">
            <text:p>0.0509</text:p>
          </table:table-cell>
          <table:table-cell table:formula="of:=[.C5]/[.B5]" office:value-type="float" office:value="0.608851674641148" calcext:value-type="float">
            <text:p>0.608851674641148</text:p>
          </table:table-cell>
          <table:table-cell table:formula="of:=[$'03_pr2377-data'.B5]" office:value-type="float" office:value="0.0554" calcext:value-type="float">
            <text:p>0.0554</text:p>
          </table:table-cell>
          <table:table-cell table:formula="of:=[.E5]/[.B5]" office:value-type="float" office:value="0.662679425837321" calcext:value-type="float">
            <text:p>0.662679425837321</text:p>
          </table:table-cell>
          <table:table-cell table:formula="of:=[$'04_pr2377-improved-properclone-avoiddecimal-data'.B5]" office:value-type="float" office:value="0.0545" calcext:value-type="float">
            <text:p>0.0545</text:p>
          </table:table-cell>
          <table:table-cell table:formula="of:=[.G5]/[.B5]" office:value-type="float" office:value="0.651913875598086" calcext:value-type="float">
            <text:p>0.651913875598086</text:p>
          </table:table-cell>
          <table:table-cell table:formula="of:=[$'05_pr2377_positionliteral-data'.B5]" office:value-type="float" office:value="0.0544" calcext:value-type="float">
            <text:p>0.0544</text:p>
          </table:table-cell>
          <table:table-cell table:formula="of:=[.I5]/[.B5]" office:value-type="float" office:value="0.650717703349282" calcext:value-type="float">
            <text:p>0.650717703349282</text:p>
          </table:table-cell>
          <table:table-cell table:formula="of:=[$'06_pr2377-positionliteral-javarule-data'.B5]" office:value-type="float" office:value="0.0554" calcext:value-type="float">
            <text:p>0.0554</text:p>
          </table:table-cell>
          <table:table-cell table:formula="of:=[.K5]/[.B5]" office:value-type="float" office:value="0.662679425837321" calcext:value-type="float">
            <text:p>0.662679425837321</text:p>
          </table:table-cell>
          <table:table-cell table:formula="of:=[$'07_pr2377-junit-improved-data'.B5]" office:value-type="float" office:value="0.0543" calcext:value-type="float">
            <text:p>0.0543</text:p>
          </table:table-cell>
          <table:table-cell table:formula="of:=[.M5]/[.B5]" office:value-type="float" office:value="0.649521531100478" calcext:value-type="float">
            <text:p>0.649521531100478</text:p>
          </table:table-cell>
          <table:table-cell table:formula="of:=[$'08_pr2377-fixed-typeres-data'.B5]" office:value-type="float" office:value="0.0579" calcext:value-type="float">
            <text:p>0.0579</text:p>
          </table:table-cell>
          <table:table-cell table:formula="of:=[.O5]/[.B5]" office:value-type="float" office:value="0.692583732057416" calcext:value-type="float">
            <text:p>0.692583732057416</text:p>
          </table:table-cell>
          <table:table-cell table:formula="of:=[$'09_pr2377-junitstaticsuite-data'.B5]" office:value-type="float" office:value="0.0552" calcext:value-type="float">
            <text:p>0.0552</text:p>
          </table:table-cell>
          <table:table-cell table:formula="of:=[.Q5]/[.B5]" office:value-type="float" office:value="0.660287081339713" calcext:value-type="float">
            <text:p>0.660287081339713</text:p>
          </table:table-cell>
        </table:table-row>
        <table:table-row table:style-name="ro1">
          <table:table-cell table:formula="of:=[$'01_baseline-6.22.0-data'.A6]" office:value-type="string" office:string-value="AppendCharacterWithChar" calcext:value-type="string">
            <text:p>AppendCharacterWithChar</text:p>
          </table:table-cell>
          <table:table-cell table:formula="of:=[$'01_baseline-6.22.0-data'.B6]" office:value-type="float" office:value="0.3789" calcext:value-type="float">
            <text:p>0.3789</text:p>
          </table:table-cell>
          <table:table-cell table:formula="of:=[$'02_master-6.23.0-SNAPSHOT-ea532e6-data'.B6]" office:value-type="float" office:value="0.3622" calcext:value-type="float">
            <text:p>0.3622</text:p>
          </table:table-cell>
          <table:table-cell table:formula="of:=[.C6]/[.B6]" office:value-type="float" office:value="0.955925046186329" calcext:value-type="float">
            <text:p>0.955925046186329</text:p>
          </table:table-cell>
          <table:table-cell table:formula="of:=[$'03_pr2377-data'.B6]" office:value-type="float" office:value="0.3799" calcext:value-type="float">
            <text:p>0.3799</text:p>
          </table:table-cell>
          <table:table-cell table:formula="of:=[.E6]/[.B6]" office:value-type="float" office:value="1.00263921879124" calcext:value-type="float">
            <text:p>1.00263921879124</text:p>
          </table:table-cell>
          <table:table-cell table:formula="of:=[$'04_pr2377-improved-properclone-avoiddecimal-data'.B6]" office:value-type="float" office:value="0.3546" calcext:value-type="float">
            <text:p>0.3546</text:p>
          </table:table-cell>
          <table:table-cell table:formula="of:=[.G6]/[.B6]" office:value-type="float" office:value="0.935866983372922" calcext:value-type="float">
            <text:p>0.935866983372922</text:p>
          </table:table-cell>
          <table:table-cell table:formula="of:=[$'05_pr2377_positionliteral-data'.B6]" office:value-type="float" office:value="0.3744" calcext:value-type="float">
            <text:p>0.3744</text:p>
          </table:table-cell>
          <table:table-cell table:formula="of:=[.I6]/[.B6]" office:value-type="float" office:value="0.98812351543943" calcext:value-type="float">
            <text:p>0.98812351543943</text:p>
          </table:table-cell>
          <table:table-cell table:formula="of:=[$'06_pr2377-positionliteral-javarule-data'.B6]" office:value-type="float" office:value="0.4366" calcext:value-type="float">
            <text:p>0.4366</text:p>
          </table:table-cell>
          <table:table-cell table:formula="of:=[.K6]/[.B6]" office:value-type="float" office:value="1.15228292425442" calcext:value-type="float">
            <text:p>1.15228292425442</text:p>
          </table:table-cell>
          <table:table-cell table:formula="of:=[$'07_pr2377-junit-improved-data'.B6]" office:value-type="float" office:value="0.3717" calcext:value-type="float">
            <text:p>0.3717</text:p>
          </table:table-cell>
          <table:table-cell table:formula="of:=[.M6]/[.B6]" office:value-type="float" office:value="0.980997624703088" calcext:value-type="float">
            <text:p>0.980997624703088</text:p>
          </table:table-cell>
          <table:table-cell table:formula="of:=[$'08_pr2377-fixed-typeres-data'.B6]" office:value-type="float" office:value="0.3758" calcext:value-type="float">
            <text:p>0.3758</text:p>
          </table:table-cell>
          <table:table-cell table:formula="of:=[.O6]/[.B6]" office:value-type="float" office:value="0.991818421747163" calcext:value-type="float">
            <text:p>0.991818421747163</text:p>
          </table:table-cell>
          <table:table-cell table:formula="of:=[$'09_pr2377-junitstaticsuite-data'.B6]" office:value-type="float" office:value="0.3699" calcext:value-type="float">
            <text:p>0.3699</text:p>
          </table:table-cell>
          <table:table-cell table:formula="of:=[.Q6]/[.B6]" office:value-type="float" office:value="0.97624703087886" calcext:value-type="float">
            <text:p>0.97624703087886</text:p>
          </table:table-cell>
        </table:table-row>
        <table:table-row table:style-name="ro1">
          <table:table-cell table:formula="of:=[$'01_baseline-6.22.0-data'.A7]" office:value-type="string" office:string-value="ArrayIsStoredDirectly" calcext:value-type="string">
            <text:p>ArrayIsStoredDirectly</text:p>
          </table:table-cell>
          <table:table-cell table:formula="of:=[$'01_baseline-6.22.0-data'.B7]" office:value-type="float" office:value="0.4973" calcext:value-type="float">
            <text:p>0.4973</text:p>
          </table:table-cell>
          <table:table-cell table:formula="of:=[$'02_master-6.23.0-SNAPSHOT-ea532e6-data'.B7]" office:value-type="float" office:value="0.6719" calcext:value-type="float">
            <text:p>0.6719</text:p>
          </table:table-cell>
          <table:table-cell table:formula="of:=[.C7]/[.B7]" office:value-type="float" office:value="1.35109591795697" calcext:value-type="float">
            <text:p>1.35109591795697</text:p>
          </table:table-cell>
          <table:table-cell table:formula="of:=[$'03_pr2377-data'.B7]" office:value-type="float" office:value="0.5136" calcext:value-type="float">
            <text:p>0.5136</text:p>
          </table:table-cell>
          <table:table-cell table:formula="of:=[.E7]/[.B7]" office:value-type="float" office:value="1.0327769957772" calcext:value-type="float">
            <text:p>1.0327769957772</text:p>
          </table:table-cell>
          <table:table-cell table:formula="of:=[$'04_pr2377-improved-properclone-avoiddecimal-data'.B7]" office:value-type="float" office:value="0.5432" calcext:value-type="float">
            <text:p>0.5432</text:p>
          </table:table-cell>
          <table:table-cell table:formula="of:=[.G7]/[.B7]" office:value-type="float" office:value="1.09229841142168" calcext:value-type="float">
            <text:p>1.09229841142168</text:p>
          </table:table-cell>
          <table:table-cell table:formula="of:=[$'05_pr2377_positionliteral-data'.B7]" office:value-type="float" office:value="0.5237" calcext:value-type="float">
            <text:p>0.5237</text:p>
          </table:table-cell>
          <table:table-cell table:formula="of:=[.I7]/[.B7]" office:value-type="float" office:value="1.05308666800724" calcext:value-type="float">
            <text:p>1.05308666800724</text:p>
          </table:table-cell>
          <table:table-cell table:formula="of:=[$'06_pr2377-positionliteral-javarule-data'.B7]" office:value-type="float" office:value="0.5878" calcext:value-type="float">
            <text:p>0.5878</text:p>
          </table:table-cell>
          <table:table-cell table:formula="of:=[.K7]/[.B7]" office:value-type="float" office:value="1.18198270661573" calcext:value-type="float">
            <text:p>1.18198270661573</text:p>
          </table:table-cell>
          <table:table-cell table:formula="of:=[$'07_pr2377-junit-improved-data'.B7]" office:value-type="float" office:value="0.5239" calcext:value-type="float">
            <text:p>0.5239</text:p>
          </table:table-cell>
          <table:table-cell table:formula="of:=[.M7]/[.B7]" office:value-type="float" office:value="1.05348883973457" calcext:value-type="float">
            <text:p>1.05348883973457</text:p>
          </table:table-cell>
          <table:table-cell table:formula="of:=[$'08_pr2377-fixed-typeres-data'.B7]" office:value-type="float" office:value="0.5667" calcext:value-type="float">
            <text:p>0.5667</text:p>
          </table:table-cell>
          <table:table-cell table:formula="of:=[.O7]/[.B7]" office:value-type="float" office:value="1.13955358938267" calcext:value-type="float">
            <text:p>1.13955358938267</text:p>
          </table:table-cell>
          <table:table-cell table:formula="of:=[$'09_pr2377-junitstaticsuite-data'.B7]" office:value-type="float" office:value="0.5642" calcext:value-type="float">
            <text:p>0.5642</text:p>
          </table:table-cell>
          <table:table-cell table:formula="of:=[.Q7]/[.B7]" office:value-type="float" office:value="1.13452644279107" calcext:value-type="float">
            <text:p>1.13452644279107</text:p>
          </table:table-cell>
        </table:table-row>
        <table:table-row table:style-name="ro1">
          <table:table-cell table:formula="of:=[$'01_baseline-6.22.0-data'.A8]" office:value-type="string" office:string-value="AssignmentInOperand" calcext:value-type="string">
            <text:p>AssignmentInOperand</text:p>
          </table:table-cell>
          <table:table-cell table:formula="of:=[$'01_baseline-6.22.0-data'.B8]" office:value-type="float" office:value="0.4168" calcext:value-type="float">
            <text:p>0.4168</text:p>
          </table:table-cell>
          <table:table-cell table:formula="of:=[$'02_master-6.23.0-SNAPSHOT-ea532e6-data'.B8]" office:value-type="float" office:value="0.425" calcext:value-type="float">
            <text:p>0.425</text:p>
          </table:table-cell>
          <table:table-cell table:formula="of:=[.C8]/[.B8]" office:value-type="float" office:value="1.01967370441459" calcext:value-type="float">
            <text:p>1.01967370441459</text:p>
          </table:table-cell>
          <table:table-cell table:formula="of:=[$'03_pr2377-data'.B8]" office:value-type="float" office:value="0.4443" calcext:value-type="float">
            <text:p>0.4443</text:p>
          </table:table-cell>
          <table:table-cell table:formula="of:=[.E8]/[.B8]" office:value-type="float" office:value="1.06597888675624" calcext:value-type="float">
            <text:p>1.06597888675624</text:p>
          </table:table-cell>
          <table:table-cell table:formula="of:=[$'04_pr2377-improved-properclone-avoiddecimal-data'.B8]" office:value-type="float" office:value="0.4071" calcext:value-type="float">
            <text:p>0.4071</text:p>
          </table:table-cell>
          <table:table-cell table:formula="of:=[.G8]/[.B8]" office:value-type="float" office:value="0.976727447216891" calcext:value-type="float">
            <text:p>0.976727447216891</text:p>
          </table:table-cell>
          <table:table-cell table:formula="of:=[$'05_pr2377_positionliteral-data'.B8]" office:value-type="float" office:value="0.4095" calcext:value-type="float">
            <text:p>0.4095</text:p>
          </table:table-cell>
          <table:table-cell table:formula="of:=[.I8]/[.B8]" office:value-type="float" office:value="0.982485604606526" calcext:value-type="float">
            <text:p>0.982485604606526</text:p>
          </table:table-cell>
          <table:table-cell table:formula="of:=[$'06_pr2377-positionliteral-javarule-data'.B8]" office:value-type="float" office:value="0.4246" calcext:value-type="float">
            <text:p>0.4246</text:p>
          </table:table-cell>
          <table:table-cell table:formula="of:=[.K8]/[.B8]" office:value-type="float" office:value="1.01871401151632" calcext:value-type="float">
            <text:p>1.01871401151632</text:p>
          </table:table-cell>
          <table:table-cell table:formula="of:=[$'07_pr2377-junit-improved-data'.B8]" office:value-type="float" office:value="0.4445" calcext:value-type="float">
            <text:p>0.4445</text:p>
          </table:table-cell>
          <table:table-cell table:formula="of:=[.M8]/[.B8]" office:value-type="float" office:value="1.06645873320537" calcext:value-type="float">
            <text:p>1.06645873320537</text:p>
          </table:table-cell>
          <table:table-cell table:formula="of:=[$'08_pr2377-fixed-typeres-data'.B8]" office:value-type="float" office:value="0.4269" calcext:value-type="float">
            <text:p>0.4269</text:p>
          </table:table-cell>
          <table:table-cell table:formula="of:=[.O8]/[.B8]" office:value-type="float" office:value="1.02423224568138" calcext:value-type="float">
            <text:p>1.02423224568138</text:p>
          </table:table-cell>
          <table:table-cell table:formula="of:=[$'09_pr2377-junitstaticsuite-data'.B8]" office:value-type="float" office:value="0.4148" calcext:value-type="float">
            <text:p>0.4148</text:p>
          </table:table-cell>
          <table:table-cell table:formula="of:=[.Q8]/[.B8]" office:value-type="float" office:value="0.995201535508637" calcext:value-type="float">
            <text:p>0.995201535508637</text:p>
          </table:table-cell>
        </table:table-row>
        <table:table-row table:style-name="ro1">
          <table:table-cell table:formula="of:=[$'01_baseline-6.22.0-data'.A9]" office:value-type="string" office:string-value="AssignmentToNonFinalStatic" calcext:value-type="string">
            <text:p>AssignmentToNonFinalStatic</text:p>
          </table:table-cell>
          <table:table-cell table:formula="of:=[$'01_baseline-6.22.0-data'.B9]" office:value-type="float" office:value="0.3635" calcext:value-type="float">
            <text:p>0.3635</text:p>
          </table:table-cell>
          <table:table-cell table:formula="of:=[$'02_master-6.23.0-SNAPSHOT-ea532e6-data'.B9]" office:value-type="float" office:value="0.3665" calcext:value-type="float">
            <text:p>0.3665</text:p>
          </table:table-cell>
          <table:table-cell table:formula="of:=[.C9]/[.B9]" office:value-type="float" office:value="1.00825309491059" calcext:value-type="float">
            <text:p>1.00825309491059</text:p>
          </table:table-cell>
          <table:table-cell table:formula="of:=[$'03_pr2377-data'.B9]" office:value-type="float" office:value="0.366" calcext:value-type="float">
            <text:p>0.366</text:p>
          </table:table-cell>
          <table:table-cell table:formula="of:=[.E9]/[.B9]" office:value-type="float" office:value="1.00687757909216" calcext:value-type="float">
            <text:p>1.00687757909216</text:p>
          </table:table-cell>
          <table:table-cell table:formula="of:=[$'04_pr2377-improved-properclone-avoiddecimal-data'.B9]" office:value-type="float" office:value="0.3587" calcext:value-type="float">
            <text:p>0.3587</text:p>
          </table:table-cell>
          <table:table-cell table:formula="of:=[.G9]/[.B9]" office:value-type="float" office:value="0.986795048143054" calcext:value-type="float">
            <text:p>0.986795048143054</text:p>
          </table:table-cell>
          <table:table-cell table:formula="of:=[$'05_pr2377_positionliteral-data'.B9]" office:value-type="float" office:value="0.3615" calcext:value-type="float">
            <text:p>0.3615</text:p>
          </table:table-cell>
          <table:table-cell table:formula="of:=[.I9]/[.B9]" office:value-type="float" office:value="0.994497936726273" calcext:value-type="float">
            <text:p>0.994497936726273</text:p>
          </table:table-cell>
          <table:table-cell table:formula="of:=[$'06_pr2377-positionliteral-javarule-data'.B9]" office:value-type="float" office:value="0.4056" calcext:value-type="float">
            <text:p>0.4056</text:p>
          </table:table-cell>
          <table:table-cell table:formula="of:=[.K9]/[.B9]" office:value-type="float" office:value="1.11581843191197" calcext:value-type="float">
            <text:p>1.11581843191197</text:p>
          </table:table-cell>
          <table:table-cell table:formula="of:=[$'07_pr2377-junit-improved-data'.B9]" office:value-type="float" office:value="0.4122" calcext:value-type="float">
            <text:p>0.4122</text:p>
          </table:table-cell>
          <table:table-cell table:formula="of:=[.M9]/[.B9]" office:value-type="float" office:value="1.13397524071527" calcext:value-type="float">
            <text:p>1.13397524071527</text:p>
          </table:table-cell>
          <table:table-cell table:formula="of:=[$'08_pr2377-fixed-typeres-data'.B9]" office:value-type="float" office:value="0.3707" calcext:value-type="float">
            <text:p>0.3707</text:p>
          </table:table-cell>
          <table:table-cell table:formula="of:=[.O9]/[.B9]" office:value-type="float" office:value="1.01980742778542" calcext:value-type="float">
            <text:p>1.01980742778542</text:p>
          </table:table-cell>
          <table:table-cell table:formula="of:=[$'09_pr2377-junitstaticsuite-data'.B9]" office:value-type="float" office:value="0.3918" calcext:value-type="float">
            <text:p>0.3918</text:p>
          </table:table-cell>
          <table:table-cell table:formula="of:=[.Q9]/[.B9]" office:value-type="float" office:value="1.07785419532325" calcext:value-type="float">
            <text:p>1.07785419532325</text:p>
          </table:table-cell>
        </table:table-row>
        <table:table-row table:style-name="ro1">
          <table:table-cell table:formula="of:=[$'01_baseline-6.22.0-data'.A10]" office:value-type="string" office:string-value="AtLeastOneConstructor" calcext:value-type="string">
            <text:p>AtLeastOneConstructor</text:p>
          </table:table-cell>
          <table:table-cell table:formula="of:=[$'01_baseline-6.22.0-data'.B10]" office:value-type="float" office:value="0.8786" calcext:value-type="float">
            <text:p>0.8786</text:p>
          </table:table-cell>
          <table:table-cell table:formula="of:=[$'02_master-6.23.0-SNAPSHOT-ea532e6-data'.B10]" office:value-type="float" office:value="0.7225" calcext:value-type="float">
            <text:p>0.7225</text:p>
          </table:table-cell>
          <table:table-cell table:formula="of:=[.C10]/[.B10]" office:value-type="float" office:value="0.822330981106305" calcext:value-type="float">
            <text:p>0.822330981106305</text:p>
          </table:table-cell>
          <table:table-cell table:formula="of:=[$'03_pr2377-data'.B10]" office:value-type="float" office:value="0.713" calcext:value-type="float">
            <text:p>0.713</text:p>
          </table:table-cell>
          <table:table-cell table:formula="of:=[.E10]/[.B10]" office:value-type="float" office:value="0.81151832460733" calcext:value-type="float">
            <text:p>0.81151832460733</text:p>
          </table:table-cell>
          <table:table-cell table:formula="of:=[$'04_pr2377-improved-properclone-avoiddecimal-data'.B10]" office:value-type="float" office:value="0.7245" calcext:value-type="float">
            <text:p>0.7245</text:p>
          </table:table-cell>
          <table:table-cell table:formula="of:=[.G10]/[.B10]" office:value-type="float" office:value="0.824607329842932" calcext:value-type="float">
            <text:p>0.824607329842932</text:p>
          </table:table-cell>
          <table:table-cell table:formula="of:=[$'05_pr2377_positionliteral-data'.B10]" office:value-type="float" office:value="0.722" calcext:value-type="float">
            <text:p>0.722</text:p>
          </table:table-cell>
          <table:table-cell table:formula="of:=[.I10]/[.B10]" office:value-type="float" office:value="0.821761893922149" calcext:value-type="float">
            <text:p>0.821761893922149</text:p>
          </table:table-cell>
          <table:table-cell table:formula="of:=[$'06_pr2377-positionliteral-javarule-data'.B10]" office:value-type="float" office:value="0.7301" calcext:value-type="float">
            <text:p>0.7301</text:p>
          </table:table-cell>
          <table:table-cell table:formula="of:=[.K10]/[.B10]" office:value-type="float" office:value="0.830981106305486" calcext:value-type="float">
            <text:p>0.830981106305486</text:p>
          </table:table-cell>
          <table:table-cell table:formula="of:=[$'07_pr2377-junit-improved-data'.B10]" office:value-type="float" office:value="0.7116" calcext:value-type="float">
            <text:p>0.7116</text:p>
          </table:table-cell>
          <table:table-cell table:formula="of:=[.M10]/[.B10]" office:value-type="float" office:value="0.809924880491691" calcext:value-type="float">
            <text:p>0.809924880491691</text:p>
          </table:table-cell>
          <table:table-cell table:formula="of:=[$'08_pr2377-fixed-typeres-data'.B10]" office:value-type="float" office:value="0.7299" calcext:value-type="float">
            <text:p>0.7299</text:p>
          </table:table-cell>
          <table:table-cell table:formula="of:=[.O10]/[.B10]" office:value-type="float" office:value="0.830753471431823" calcext:value-type="float">
            <text:p>0.830753471431823</text:p>
          </table:table-cell>
          <table:table-cell table:formula="of:=[$'09_pr2377-junitstaticsuite-data'.B10]" office:value-type="float" office:value="0.722" calcext:value-type="float">
            <text:p>0.722</text:p>
          </table:table-cell>
          <table:table-cell table:formula="of:=[.Q10]/[.B10]" office:value-type="float" office:value="0.821761893922149" calcext:value-type="float">
            <text:p>0.821761893922149</text:p>
          </table:table-cell>
        </table:table-row>
        <table:table-row table:style-name="ro1">
          <table:table-cell table:formula="of:=[$'01_baseline-6.22.0-data'.A11]" office:value-type="string" office:string-value="AvoidAccessibilityAlteration" calcext:value-type="string">
            <text:p>AvoidAccessibilityAlteration</text:p>
          </table:table-cell>
          <table:table-cell table:formula="of:=[$'01_baseline-6.22.0-data'.B11]" office:value-type="float" office:value="3.1348" calcext:value-type="float">
            <text:p>3.1348</text:p>
          </table:table-cell>
          <table:table-cell table:formula="of:=[$'02_master-6.23.0-SNAPSHOT-ea532e6-data'.B11]" office:value-type="float" office:value="3.2567" calcext:value-type="float">
            <text:p>3.2567</text:p>
          </table:table-cell>
          <table:table-cell table:formula="of:=[.C11]/[.B11]" office:value-type="float" office:value="1.03888605333674" calcext:value-type="float">
            <text:p>1.03888605333674</text:p>
          </table:table-cell>
          <table:table-cell table:formula="of:=[$'03_pr2377-data'.B11]" office:value-type="float" office:value="3.6631" calcext:value-type="float">
            <text:p>3.6631</text:p>
          </table:table-cell>
          <table:table-cell table:formula="of:=[.E11]/[.B11]" office:value-type="float" office:value="1.168527497767" calcext:value-type="float">
            <text:p>1.168527497767</text:p>
          </table:table-cell>
          <table:table-cell table:formula="of:=[$'04_pr2377-improved-properclone-avoiddecimal-data'.B11]" office:value-type="float" office:value="3.5906" calcext:value-type="float">
            <text:p>3.5906</text:p>
          </table:table-cell>
          <table:table-cell table:formula="of:=[.G11]/[.B11]" office:value-type="float" office:value="1.14540002551997" calcext:value-type="float">
            <text:p>1.14540002551997</text:p>
          </table:table-cell>
          <table:table-cell table:formula="of:=[$'05_pr2377_positionliteral-data'.B11]" office:value-type="float" office:value="3.7015" calcext:value-type="float">
            <text:p>3.7015</text:p>
          </table:table-cell>
          <table:table-cell table:formula="of:=[.I11]/[.B11]" office:value-type="float" office:value="1.1807770830675" calcext:value-type="float">
            <text:p>1.1807770830675</text:p>
          </table:table-cell>
          <table:table-cell table:formula="of:=[$'06_pr2377-positionliteral-javarule-data'.B11]" office:value-type="float" office:value="3.7092" calcext:value-type="float">
            <text:p>3.7092</text:p>
          </table:table-cell>
          <table:table-cell table:formula="of:=[.K11]/[.B11]" office:value-type="float" office:value="1.18323338011994" calcext:value-type="float">
            <text:p>1.18323338011994</text:p>
          </table:table-cell>
          <table:table-cell table:formula="of:=[$'07_pr2377-junit-improved-data'.B11]" office:value-type="float" office:value="3.737" calcext:value-type="float">
            <text:p>3.737</text:p>
          </table:table-cell>
          <table:table-cell table:formula="of:=[.M11]/[.B11]" office:value-type="float" office:value="1.19210156947812" calcext:value-type="float">
            <text:p>1.19210156947812</text:p>
          </table:table-cell>
          <table:table-cell table:formula="of:=[$'08_pr2377-fixed-typeres-data'.B11]" office:value-type="float" office:value="3.9308" calcext:value-type="float">
            <text:p>3.9308</text:p>
          </table:table-cell>
          <table:table-cell table:formula="of:=[.O11]/[.B11]" office:value-type="float" office:value="1.25392369529157" calcext:value-type="float">
            <text:p>1.25392369529157</text:p>
          </table:table-cell>
          <table:table-cell table:formula="of:=[$'09_pr2377-junitstaticsuite-data'.B11]" office:value-type="float" office:value="3.7734" calcext:value-type="float">
            <text:p>3.7734</text:p>
          </table:table-cell>
          <table:table-cell table:formula="of:=[.Q11]/[.B11]" office:value-type="float" office:value="1.20371315554421" calcext:value-type="float">
            <text:p>1.20371315554421</text:p>
          </table:table-cell>
        </table:table-row>
        <table:table-row table:style-name="ro1">
          <table:table-cell table:formula="of:=[$'01_baseline-6.22.0-data'.A12]" office:value-type="string" office:string-value="AvoidArrayLoops" calcext:value-type="string">
            <text:p>AvoidArrayLoops</text:p>
          </table:table-cell>
          <table:table-cell table:formula="of:=[$'01_baseline-6.22.0-data'.B12]" office:value-type="float" office:value="0.3297" calcext:value-type="float">
            <text:p>0.3297</text:p>
          </table:table-cell>
          <table:table-cell table:formula="of:=[$'02_master-6.23.0-SNAPSHOT-ea532e6-data'.B12]" office:value-type="float" office:value="0.3015" calcext:value-type="float">
            <text:p>0.3015</text:p>
          </table:table-cell>
          <table:table-cell table:formula="of:=[.C12]/[.B12]" office:value-type="float" office:value="0.914467697907188" calcext:value-type="float">
            <text:p>0.914467697907188</text:p>
          </table:table-cell>
          <table:table-cell table:formula="of:=[$'03_pr2377-data'.B12]" office:value-type="float" office:value="0.3783" calcext:value-type="float">
            <text:p>0.3783</text:p>
          </table:table-cell>
          <table:table-cell table:formula="of:=[.E12]/[.B12]" office:value-type="float" office:value="1.14740673339399" calcext:value-type="float">
            <text:p>1.14740673339399</text:p>
          </table:table-cell>
          <table:table-cell table:formula="of:=[$'04_pr2377-improved-properclone-avoiddecimal-data'.B12]" office:value-type="float" office:value="0.3818" calcext:value-type="float">
            <text:p>0.3818</text:p>
          </table:table-cell>
          <table:table-cell table:formula="of:=[.G12]/[.B12]" office:value-type="float" office:value="1.15802244464665" calcext:value-type="float">
            <text:p>1.15802244464665</text:p>
          </table:table-cell>
          <table:table-cell table:formula="of:=[$'05_pr2377_positionliteral-data'.B12]" office:value-type="float" office:value="0.3797" calcext:value-type="float">
            <text:p>0.3797</text:p>
          </table:table-cell>
          <table:table-cell table:formula="of:=[.I12]/[.B12]" office:value-type="float" office:value="1.15165301789506" calcext:value-type="float">
            <text:p>1.15165301789506</text:p>
          </table:table-cell>
          <table:table-cell table:formula="of:=[$'06_pr2377-positionliteral-javarule-data'.B12]" office:value-type="float" office:value="0.4177" calcext:value-type="float">
            <text:p>0.4177</text:p>
          </table:table-cell>
          <table:table-cell table:formula="of:=[.K12]/[.B12]" office:value-type="float" office:value="1.2669093114953" calcext:value-type="float">
            <text:p>1.2669093114953</text:p>
          </table:table-cell>
          <table:table-cell table:formula="of:=[$'07_pr2377-junit-improved-data'.B12]" office:value-type="float" office:value="0.3831" calcext:value-type="float">
            <text:p>0.3831</text:p>
          </table:table-cell>
          <table:table-cell table:formula="of:=[.M12]/[.B12]" office:value-type="float" office:value="1.16196542311192" calcext:value-type="float">
            <text:p>1.16196542311192</text:p>
          </table:table-cell>
          <table:table-cell table:formula="of:=[$'08_pr2377-fixed-typeres-data'.B12]" office:value-type="float" office:value="0.4436" calcext:value-type="float">
            <text:p>0.4436</text:p>
          </table:table-cell>
          <table:table-cell table:formula="of:=[.O12]/[.B12]" office:value-type="float" office:value="1.34546557476494" calcext:value-type="float">
            <text:p>1.34546557476494</text:p>
          </table:table-cell>
          <table:table-cell table:formula="of:=[$'09_pr2377-junitstaticsuite-data'.B12]" office:value-type="float" office:value="0.3739" calcext:value-type="float">
            <text:p>0.3739</text:p>
          </table:table-cell>
          <table:table-cell table:formula="of:=[.Q12]/[.B12]" office:value-type="float" office:value="1.13406126781923" calcext:value-type="float">
            <text:p>1.13406126781923</text:p>
          </table:table-cell>
        </table:table-row>
        <table:table-row table:style-name="ro1">
          <table:table-cell table:formula="of:=[$'01_baseline-6.22.0-data'.A13]" office:value-type="string" office:string-value="AvoidAssertAsIdentifier" calcext:value-type="string">
            <text:p>AvoidAssertAsIdentifier</text:p>
          </table:table-cell>
          <table:table-cell table:formula="of:=[$'01_baseline-6.22.0-data'.B13]" office:value-type="float" office:value="0.2968" calcext:value-type="float">
            <text:p>0.2968</text:p>
          </table:table-cell>
          <table:table-cell table:formula="of:=[$'02_master-6.23.0-SNAPSHOT-ea532e6-data'.B13]" office:value-type="float" office:value="0.3239" calcext:value-type="float">
            <text:p>0.3239</text:p>
          </table:table-cell>
          <table:table-cell table:formula="of:=[.C13]/[.B13]" office:value-type="float" office:value="1.09130727762803" calcext:value-type="float">
            <text:p>1.09130727762803</text:p>
          </table:table-cell>
          <table:table-cell table:formula="of:=[$'03_pr2377-data'.B13]" office:value-type="float" office:value="0.4218" calcext:value-type="float">
            <text:p>0.4218</text:p>
          </table:table-cell>
          <table:table-cell table:formula="of:=[.E13]/[.B13]" office:value-type="float" office:value="1.4211590296496" calcext:value-type="float">
            <text:p>1.4211590296496</text:p>
          </table:table-cell>
          <table:table-cell table:formula="of:=[$'04_pr2377-improved-properclone-avoiddecimal-data'.B13]" office:value-type="float" office:value="0.3799" calcext:value-type="float">
            <text:p>0.3799</text:p>
          </table:table-cell>
          <table:table-cell table:formula="of:=[.G13]/[.B13]" office:value-type="float" office:value="1.27998652291105" calcext:value-type="float">
            <text:p>1.27998652291105</text:p>
          </table:table-cell>
          <table:table-cell table:formula="of:=[$'05_pr2377_positionliteral-data'.B13]" office:value-type="float" office:value="0.4928" calcext:value-type="float">
            <text:p>0.4928</text:p>
          </table:table-cell>
          <table:table-cell table:formula="of:=[.I13]/[.B13]" office:value-type="float" office:value="1.66037735849057" calcext:value-type="float">
            <text:p>1.66037735849057</text:p>
          </table:table-cell>
          <table:table-cell table:formula="of:=[$'06_pr2377-positionliteral-javarule-data'.B13]" office:value-type="float" office:value="0.3925" calcext:value-type="float">
            <text:p>0.3925</text:p>
          </table:table-cell>
          <table:table-cell table:formula="of:=[.K13]/[.B13]" office:value-type="float" office:value="1.32243935309973" calcext:value-type="float">
            <text:p>1.32243935309973</text:p>
          </table:table-cell>
          <table:table-cell table:formula="of:=[$'07_pr2377-junit-improved-data'.B13]" office:value-type="float" office:value="0.4123" calcext:value-type="float">
            <text:p>0.4123</text:p>
          </table:table-cell>
          <table:table-cell table:formula="of:=[.M13]/[.B13]" office:value-type="float" office:value="1.38915094339623" calcext:value-type="float">
            <text:p>1.38915094339623</text:p>
          </table:table-cell>
          <table:table-cell table:formula="of:=[$'08_pr2377-fixed-typeres-data'.B13]" office:value-type="float" office:value="0.4836" calcext:value-type="float">
            <text:p>0.4836</text:p>
          </table:table-cell>
          <table:table-cell table:formula="of:=[.O13]/[.B13]" office:value-type="float" office:value="1.62938005390836" calcext:value-type="float">
            <text:p>1.62938005390836</text:p>
          </table:table-cell>
          <table:table-cell table:formula="of:=[$'09_pr2377-junitstaticsuite-data'.B13]" office:value-type="float" office:value="0.4084" calcext:value-type="float">
            <text:p>0.4084</text:p>
          </table:table-cell>
          <table:table-cell table:formula="of:=[.Q13]/[.B13]" office:value-type="float" office:value="1.37601078167116" calcext:value-type="float">
            <text:p>1.37601078167116</text:p>
          </table:table-cell>
        </table:table-row>
        <table:table-row table:style-name="ro1">
          <table:table-cell table:formula="of:=[$'01_baseline-6.22.0-data'.A14]" office:value-type="string" office:string-value="AvoidBranchingStatementAsLastInLoop" calcext:value-type="string">
            <text:p>AvoidBranchingStatementAsLastInLoop</text:p>
          </table:table-cell>
          <table:table-cell table:formula="of:=[$'01_baseline-6.22.0-data'.B14]" office:value-type="float" office:value="0.0183" calcext:value-type="float">
            <text:p>0.0183</text:p>
          </table:table-cell>
          <table:table-cell table:formula="of:=[$'02_master-6.23.0-SNAPSHOT-ea532e6-data'.B14]" office:value-type="float" office:value="0.0203" calcext:value-type="float">
            <text:p>0.0203</text:p>
          </table:table-cell>
          <table:table-cell table:formula="of:=[.C14]/[.B14]" office:value-type="float" office:value="1.10928961748634" calcext:value-type="float">
            <text:p>1.10928961748634</text:p>
          </table:table-cell>
          <table:table-cell table:formula="of:=[$'03_pr2377-data'.B14]" office:value-type="float" office:value="0.0165" calcext:value-type="float">
            <text:p>0.0165</text:p>
          </table:table-cell>
          <table:table-cell table:formula="of:=[.E14]/[.B14]" office:value-type="float" office:value="0.901639344262295" calcext:value-type="float">
            <text:p>0.901639344262295</text:p>
          </table:table-cell>
          <table:table-cell table:formula="of:=[$'04_pr2377-improved-properclone-avoiddecimal-data'.B14]" office:value-type="float" office:value="0.0165" calcext:value-type="float">
            <text:p>0.0165</text:p>
          </table:table-cell>
          <table:table-cell table:formula="of:=[.G14]/[.B14]" office:value-type="float" office:value="0.901639344262295" calcext:value-type="float">
            <text:p>0.901639344262295</text:p>
          </table:table-cell>
          <table:table-cell table:formula="of:=[$'05_pr2377_positionliteral-data'.B14]" office:value-type="float" office:value="0.0162" calcext:value-type="float">
            <text:p>0.0162</text:p>
          </table:table-cell>
          <table:table-cell table:formula="of:=[.I14]/[.B14]" office:value-type="float" office:value="0.885245901639344" calcext:value-type="float">
            <text:p>0.885245901639344</text:p>
          </table:table-cell>
          <table:table-cell table:formula="of:=[$'06_pr2377-positionliteral-javarule-data'.B14]" office:value-type="float" office:value="0.0165" calcext:value-type="float">
            <text:p>0.0165</text:p>
          </table:table-cell>
          <table:table-cell table:formula="of:=[.K14]/[.B14]" office:value-type="float" office:value="0.901639344262295" calcext:value-type="float">
            <text:p>0.901639344262295</text:p>
          </table:table-cell>
          <table:table-cell table:formula="of:=[$'07_pr2377-junit-improved-data'.B14]" office:value-type="float" office:value="0.0174" calcext:value-type="float">
            <text:p>0.0174</text:p>
          </table:table-cell>
          <table:table-cell table:formula="of:=[.M14]/[.B14]" office:value-type="float" office:value="0.950819672131148" calcext:value-type="float">
            <text:p>0.950819672131148</text:p>
          </table:table-cell>
          <table:table-cell table:formula="of:=[$'08_pr2377-fixed-typeres-data'.B14]" office:value-type="float" office:value="0.0167" calcext:value-type="float">
            <text:p>0.0167</text:p>
          </table:table-cell>
          <table:table-cell table:formula="of:=[.O14]/[.B14]" office:value-type="float" office:value="0.912568306010929" calcext:value-type="float">
            <text:p>0.912568306010929</text:p>
          </table:table-cell>
          <table:table-cell table:formula="of:=[$'09_pr2377-junitstaticsuite-data'.B14]" office:value-type="float" office:value="0.0179" calcext:value-type="float">
            <text:p>0.0179</text:p>
          </table:table-cell>
          <table:table-cell table:formula="of:=[.Q14]/[.B14]" office:value-type="float" office:value="0.978142076502732" calcext:value-type="float">
            <text:p>0.978142076502732</text:p>
          </table:table-cell>
        </table:table-row>
        <table:table-row table:style-name="ro1">
          <table:table-cell table:formula="of:=[$'01_baseline-6.22.0-data'.A15]" office:value-type="string" office:string-value="AvoidCallingFinalize" calcext:value-type="string">
            <text:p>AvoidCallingFinalize</text:p>
          </table:table-cell>
          <table:table-cell table:formula="of:=[$'01_baseline-6.22.0-data'.B15]" office:value-type="float" office:value="0.4679" calcext:value-type="float">
            <text:p>0.4679</text:p>
          </table:table-cell>
          <table:table-cell table:formula="of:=[$'02_master-6.23.0-SNAPSHOT-ea532e6-data'.B15]" office:value-type="float" office:value="0.4461" calcext:value-type="float">
            <text:p>0.4461</text:p>
          </table:table-cell>
          <table:table-cell table:formula="of:=[.C15]/[.B15]" office:value-type="float" office:value="0.953408848044454" calcext:value-type="float">
            <text:p>0.953408848044454</text:p>
          </table:table-cell>
          <table:table-cell table:formula="of:=[$'03_pr2377-data'.B15]" office:value-type="float" office:value="0.5007" calcext:value-type="float">
            <text:p>0.5007</text:p>
          </table:table-cell>
          <table:table-cell table:formula="of:=[.E15]/[.B15]" office:value-type="float" office:value="1.07010044881385" calcext:value-type="float">
            <text:p>1.07010044881385</text:p>
          </table:table-cell>
          <table:table-cell table:formula="of:=[$'04_pr2377-improved-properclone-avoiddecimal-data'.B15]" office:value-type="float" office:value="0.4946" calcext:value-type="float">
            <text:p>0.4946</text:p>
          </table:table-cell>
          <table:table-cell table:formula="of:=[.G15]/[.B15]" office:value-type="float" office:value="1.05706347510152" calcext:value-type="float">
            <text:p>1.05706347510152</text:p>
          </table:table-cell>
          <table:table-cell table:formula="of:=[$'05_pr2377_positionliteral-data'.B15]" office:value-type="float" office:value="0.5016" calcext:value-type="float">
            <text:p>0.5016</text:p>
          </table:table-cell>
          <table:table-cell table:formula="of:=[.I15]/[.B15]" office:value-type="float" office:value="1.07202393673862" calcext:value-type="float">
            <text:p>1.07202393673862</text:p>
          </table:table-cell>
          <table:table-cell table:formula="of:=[$'06_pr2377-positionliteral-javarule-data'.B15]" office:value-type="float" office:value="0.5115" calcext:value-type="float">
            <text:p>0.5115</text:p>
          </table:table-cell>
          <table:table-cell table:formula="of:=[.K15]/[.B15]" office:value-type="float" office:value="1.09318230391109" calcext:value-type="float">
            <text:p>1.09318230391109</text:p>
          </table:table-cell>
          <table:table-cell table:formula="of:=[$'07_pr2377-junit-improved-data'.B15]" office:value-type="float" office:value="0.5044" calcext:value-type="float">
            <text:p>0.5044</text:p>
          </table:table-cell>
          <table:table-cell table:formula="of:=[.M15]/[.B15]" office:value-type="float" office:value="1.07800812139346" calcext:value-type="float">
            <text:p>1.07800812139346</text:p>
          </table:table-cell>
          <table:table-cell table:formula="of:=[$'08_pr2377-fixed-typeres-data'.B15]" office:value-type="float" office:value="0.5176" calcext:value-type="float">
            <text:p>0.5176</text:p>
          </table:table-cell>
          <table:table-cell table:formula="of:=[.O15]/[.B15]" office:value-type="float" office:value="1.10621927762342" calcext:value-type="float">
            <text:p>1.10621927762342</text:p>
          </table:table-cell>
          <table:table-cell table:formula="of:=[$'09_pr2377-junitstaticsuite-data'.B15]" office:value-type="float" office:value="0.5092" calcext:value-type="float">
            <text:p>0.5092</text:p>
          </table:table-cell>
          <table:table-cell table:formula="of:=[.Q15]/[.B15]" office:value-type="float" office:value="1.0882667236589" calcext:value-type="float">
            <text:p>1.0882667236589</text:p>
          </table:table-cell>
        </table:table-row>
        <table:table-row table:style-name="ro1">
          <table:table-cell table:formula="of:=[$'01_baseline-6.22.0-data'.A16]" office:value-type="string" office:string-value="AvoidCatchingGenericException" calcext:value-type="string">
            <text:p>AvoidCatchingGenericException</text:p>
          </table:table-cell>
          <table:table-cell table:formula="of:=[$'01_baseline-6.22.0-data'.B16]" office:value-type="float" office:value="0.028" calcext:value-type="float">
            <text:p>0.028</text:p>
          </table:table-cell>
          <table:table-cell table:formula="of:=[$'02_master-6.23.0-SNAPSHOT-ea532e6-data'.B16]" office:value-type="float" office:value="0.0291" calcext:value-type="float">
            <text:p>0.0291</text:p>
          </table:table-cell>
          <table:table-cell table:formula="of:=[.C16]/[.B16]" office:value-type="float" office:value="1.03928571428571" calcext:value-type="float">
            <text:p>1.03928571428571</text:p>
          </table:table-cell>
          <table:table-cell table:formula="of:=[$'03_pr2377-data'.B16]" office:value-type="float" office:value="0.0293" calcext:value-type="float">
            <text:p>0.0293</text:p>
          </table:table-cell>
          <table:table-cell table:formula="of:=[.E16]/[.B16]" office:value-type="float" office:value="1.04642857142857" calcext:value-type="float">
            <text:p>1.04642857142857</text:p>
          </table:table-cell>
          <table:table-cell table:formula="of:=[$'04_pr2377-improved-properclone-avoiddecimal-data'.B16]" office:value-type="float" office:value="0.0296" calcext:value-type="float">
            <text:p>0.0296</text:p>
          </table:table-cell>
          <table:table-cell table:formula="of:=[.G16]/[.B16]" office:value-type="float" office:value="1.05714285714286" calcext:value-type="float">
            <text:p>1.05714285714286</text:p>
          </table:table-cell>
          <table:table-cell table:formula="of:=[$'05_pr2377_positionliteral-data'.B16]" office:value-type="float" office:value="0.0285" calcext:value-type="float">
            <text:p>0.0285</text:p>
          </table:table-cell>
          <table:table-cell table:formula="of:=[.I16]/[.B16]" office:value-type="float" office:value="1.01785714285714" calcext:value-type="float">
            <text:p>1.01785714285714</text:p>
          </table:table-cell>
          <table:table-cell table:formula="of:=[$'06_pr2377-positionliteral-javarule-data'.B16]" office:value-type="float" office:value="0.0298" calcext:value-type="float">
            <text:p>0.0298</text:p>
          </table:table-cell>
          <table:table-cell table:formula="of:=[.K16]/[.B16]" office:value-type="float" office:value="1.06428571428571" calcext:value-type="float">
            <text:p>1.06428571428571</text:p>
          </table:table-cell>
          <table:table-cell table:formula="of:=[$'07_pr2377-junit-improved-data'.B16]" office:value-type="float" office:value="0.0299" calcext:value-type="float">
            <text:p>0.0299</text:p>
          </table:table-cell>
          <table:table-cell table:formula="of:=[.M16]/[.B16]" office:value-type="float" office:value="1.06785714285714" calcext:value-type="float">
            <text:p>1.06785714285714</text:p>
          </table:table-cell>
          <table:table-cell table:formula="of:=[$'08_pr2377-fixed-typeres-data'.B16]" office:value-type="float" office:value="0.0303" calcext:value-type="float">
            <text:p>0.0303</text:p>
          </table:table-cell>
          <table:table-cell table:formula="of:=[.O16]/[.B16]" office:value-type="float" office:value="1.08214285714286" calcext:value-type="float">
            <text:p>1.08214285714286</text:p>
          </table:table-cell>
          <table:table-cell table:formula="of:=[$'09_pr2377-junitstaticsuite-data'.B16]" office:value-type="float" office:value="0.0304" calcext:value-type="float">
            <text:p>0.0304</text:p>
          </table:table-cell>
          <table:table-cell table:formula="of:=[.Q16]/[.B16]" office:value-type="float" office:value="1.08571428571429" calcext:value-type="float">
            <text:p>1.08571428571429</text:p>
          </table:table-cell>
        </table:table-row>
        <table:table-row table:style-name="ro1">
          <table:table-cell table:formula="of:=[$'01_baseline-6.22.0-data'.A17]" office:value-type="string" office:string-value="AvoidCatchingNPE" calcext:value-type="string">
            <text:p>AvoidCatchingNPE</text:p>
          </table:table-cell>
          <table:table-cell table:formula="of:=[$'01_baseline-6.22.0-data'.B17]" office:value-type="float" office:value="0.0146" calcext:value-type="float">
            <text:p>0.0146</text:p>
          </table:table-cell>
          <table:table-cell table:formula="of:=[$'02_master-6.23.0-SNAPSHOT-ea532e6-data'.B17]" office:value-type="float" office:value="0.0156" calcext:value-type="float">
            <text:p>0.0156</text:p>
          </table:table-cell>
          <table:table-cell table:formula="of:=[.C17]/[.B17]" office:value-type="float" office:value="1.06849315068493" calcext:value-type="float">
            <text:p>1.06849315068493</text:p>
          </table:table-cell>
          <table:table-cell table:formula="of:=[$'03_pr2377-data'.B17]" office:value-type="float" office:value="0.0177" calcext:value-type="float">
            <text:p>0.0177</text:p>
          </table:table-cell>
          <table:table-cell table:formula="of:=[.E17]/[.B17]" office:value-type="float" office:value="1.21232876712329" calcext:value-type="float">
            <text:p>1.21232876712329</text:p>
          </table:table-cell>
          <table:table-cell table:formula="of:=[$'04_pr2377-improved-properclone-avoiddecimal-data'.B17]" office:value-type="float" office:value="0.0172" calcext:value-type="float">
            <text:p>0.0172</text:p>
          </table:table-cell>
          <table:table-cell table:formula="of:=[.G17]/[.B17]" office:value-type="float" office:value="1.17808219178082" calcext:value-type="float">
            <text:p>1.17808219178082</text:p>
          </table:table-cell>
          <table:table-cell table:formula="of:=[$'05_pr2377_positionliteral-data'.B17]" office:value-type="float" office:value="0.0171" calcext:value-type="float">
            <text:p>0.0171</text:p>
          </table:table-cell>
          <table:table-cell table:formula="of:=[.I17]/[.B17]" office:value-type="float" office:value="1.17123287671233" calcext:value-type="float">
            <text:p>1.17123287671233</text:p>
          </table:table-cell>
          <table:table-cell table:formula="of:=[$'06_pr2377-positionliteral-javarule-data'.B17]" office:value-type="float" office:value="0.0182" calcext:value-type="float">
            <text:p>0.0182</text:p>
          </table:table-cell>
          <table:table-cell table:formula="of:=[.K17]/[.B17]" office:value-type="float" office:value="1.24657534246575" calcext:value-type="float">
            <text:p>1.24657534246575</text:p>
          </table:table-cell>
          <table:table-cell table:formula="of:=[$'07_pr2377-junit-improved-data'.B17]" office:value-type="float" office:value="0.0396" calcext:value-type="float">
            <text:p>0.0396</text:p>
          </table:table-cell>
          <table:table-cell table:formula="of:=[.M17]/[.B17]" office:value-type="float" office:value="2.71232876712329" calcext:value-type="float">
            <text:p>2.71232876712329</text:p>
          </table:table-cell>
          <table:table-cell table:formula="of:=[$'08_pr2377-fixed-typeres-data'.B17]" office:value-type="float" office:value="0.0179" calcext:value-type="float">
            <text:p>0.0179</text:p>
          </table:table-cell>
          <table:table-cell table:formula="of:=[.O17]/[.B17]" office:value-type="float" office:value="1.22602739726027" calcext:value-type="float">
            <text:p>1.22602739726027</text:p>
          </table:table-cell>
          <table:table-cell table:formula="of:=[$'09_pr2377-junitstaticsuite-data'.B17]" office:value-type="float" office:value="0.0178" calcext:value-type="float">
            <text:p>0.0178</text:p>
          </table:table-cell>
          <table:table-cell table:formula="of:=[.Q17]/[.B17]" office:value-type="float" office:value="1.21917808219178" calcext:value-type="float">
            <text:p>1.21917808219178</text:p>
          </table:table-cell>
        </table:table-row>
        <table:table-row table:style-name="ro1">
          <table:table-cell table:formula="of:=[$'01_baseline-6.22.0-data'.A18]" office:value-type="string" office:string-value="AvoidCatchingThrowable" calcext:value-type="string">
            <text:p>AvoidCatchingThrowable</text:p>
          </table:table-cell>
          <table:table-cell table:formula="of:=[$'01_baseline-6.22.0-data'.B18]" office:value-type="float" office:value="0.381" calcext:value-type="float">
            <text:p>0.381</text:p>
          </table:table-cell>
          <table:table-cell table:formula="of:=[$'02_master-6.23.0-SNAPSHOT-ea532e6-data'.B18]" office:value-type="float" office:value="0.3546" calcext:value-type="float">
            <text:p>0.3546</text:p>
          </table:table-cell>
          <table:table-cell table:formula="of:=[.C18]/[.B18]" office:value-type="float" office:value="0.930708661417323" calcext:value-type="float">
            <text:p>0.930708661417323</text:p>
          </table:table-cell>
          <table:table-cell table:formula="of:=[$'03_pr2377-data'.B18]" office:value-type="float" office:value="0.3755" calcext:value-type="float">
            <text:p>0.3755</text:p>
          </table:table-cell>
          <table:table-cell table:formula="of:=[.E18]/[.B18]" office:value-type="float" office:value="0.985564304461942" calcext:value-type="float">
            <text:p>0.985564304461942</text:p>
          </table:table-cell>
          <table:table-cell table:formula="of:=[$'04_pr2377-improved-properclone-avoiddecimal-data'.B18]" office:value-type="float" office:value="0.3691" calcext:value-type="float">
            <text:p>0.3691</text:p>
          </table:table-cell>
          <table:table-cell table:formula="of:=[.G18]/[.B18]" office:value-type="float" office:value="0.968766404199475" calcext:value-type="float">
            <text:p>0.968766404199475</text:p>
          </table:table-cell>
          <table:table-cell table:formula="of:=[$'05_pr2377_positionliteral-data'.B18]" office:value-type="float" office:value="0.3963" calcext:value-type="float">
            <text:p>0.3963</text:p>
          </table:table-cell>
          <table:table-cell table:formula="of:=[.I18]/[.B18]" office:value-type="float" office:value="1.04015748031496" calcext:value-type="float">
            <text:p>1.04015748031496</text:p>
          </table:table-cell>
          <table:table-cell table:formula="of:=[$'06_pr2377-positionliteral-javarule-data'.B18]" office:value-type="float" office:value="0.3839" calcext:value-type="float">
            <text:p>0.3839</text:p>
          </table:table-cell>
          <table:table-cell table:formula="of:=[.K18]/[.B18]" office:value-type="float" office:value="1.00761154855643" calcext:value-type="float">
            <text:p>1.00761154855643</text:p>
          </table:table-cell>
          <table:table-cell table:formula="of:=[$'07_pr2377-junit-improved-data'.B18]" office:value-type="float" office:value="0.379" calcext:value-type="float">
            <text:p>0.379</text:p>
          </table:table-cell>
          <table:table-cell table:formula="of:=[.M18]/[.B18]" office:value-type="float" office:value="0.994750656167979" calcext:value-type="float">
            <text:p>0.994750656167979</text:p>
          </table:table-cell>
          <table:table-cell table:formula="of:=[$'08_pr2377-fixed-typeres-data'.B18]" office:value-type="float" office:value="0.3879" calcext:value-type="float">
            <text:p>0.3879</text:p>
          </table:table-cell>
          <table:table-cell table:formula="of:=[.O18]/[.B18]" office:value-type="float" office:value="1.01811023622047" calcext:value-type="float">
            <text:p>1.01811023622047</text:p>
          </table:table-cell>
          <table:table-cell table:formula="of:=[$'09_pr2377-junitstaticsuite-data'.B18]" office:value-type="float" office:value="0.4004" calcext:value-type="float">
            <text:p>0.4004</text:p>
          </table:table-cell>
          <table:table-cell table:formula="of:=[.Q18]/[.B18]" office:value-type="float" office:value="1.0509186351706" calcext:value-type="float">
            <text:p>1.0509186351706</text:p>
          </table:table-cell>
        </table:table-row>
        <table:table-row table:style-name="ro1">
          <table:table-cell table:formula="of:=[$'01_baseline-6.22.0-data'.A19]" office:value-type="string" office:string-value="AvoidDecimalLiteralsInBigDecimalConstructor" calcext:value-type="string">
            <text:p>AvoidDecimalLiteralsInBigDecimalConstructor</text:p>
          </table:table-cell>
          <table:table-cell table:formula="of:=[$'01_baseline-6.22.0-data'.B19]" office:value-type="float" office:value="0.1066" calcext:value-type="float">
            <text:p>0.1066</text:p>
          </table:table-cell>
          <table:table-cell table:formula="of:=[$'02_master-6.23.0-SNAPSHOT-ea532e6-data'.B19]" office:value-type="float" office:value="0.0956" calcext:value-type="float">
            <text:p>0.0956</text:p>
          </table:table-cell>
          <table:table-cell table:formula="of:=[.C19]/[.B19]" office:value-type="float" office:value="0.896810506566604" calcext:value-type="float">
            <text:p>0.896810506566604</text:p>
          </table:table-cell>
          <table:table-cell table:formula="of:=[$'03_pr2377-data'.B19]" office:value-type="float" office:value="0.412" calcext:value-type="float">
            <text:p>0.412</text:p>
          </table:table-cell>
          <table:table-cell table:formula="of:=[.E19]/[.B19]" office:value-type="float" office:value="3.86491557223265" calcext:value-type="float">
            <text:p>3.86491557223265</text:p>
          </table:table-cell>
          <table:table-cell table:formula="of:=[$'04_pr2377-improved-properclone-avoiddecimal-data'.B19]" office:value-type="float" office:value="0.1584" calcext:value-type="float">
            <text:p>0.1584</text:p>
          </table:table-cell>
          <table:table-cell table:formula="of:=[.G19]/[.B19]" office:value-type="float" office:value="1.4859287054409" calcext:value-type="float">
            <text:p>1.4859287054409</text:p>
          </table:table-cell>
          <table:table-cell table:formula="of:=[$'05_pr2377_positionliteral-data'.B19]" office:value-type="float" office:value="0.1366" calcext:value-type="float">
            <text:p>0.1366</text:p>
          </table:table-cell>
          <table:table-cell table:formula="of:=[.I19]/[.B19]" office:value-type="float" office:value="1.28142589118199" calcext:value-type="float">
            <text:p>1.28142589118199</text:p>
          </table:table-cell>
          <table:table-cell table:formula="of:=[$'06_pr2377-positionliteral-javarule-data'.B19]" office:value-type="float" office:value="0.1349" calcext:value-type="float">
            <text:p>0.1349</text:p>
          </table:table-cell>
          <table:table-cell table:formula="of:=[.K19]/[.B19]" office:value-type="float" office:value="1.26547842401501" calcext:value-type="float">
            <text:p>1.26547842401501</text:p>
          </table:table-cell>
          <table:table-cell table:formula="of:=[$'07_pr2377-junit-improved-data'.B19]" office:value-type="float" office:value="0.1339" calcext:value-type="float">
            <text:p>0.1339</text:p>
          </table:table-cell>
          <table:table-cell table:formula="of:=[.M19]/[.B19]" office:value-type="float" office:value="1.25609756097561" calcext:value-type="float">
            <text:p>1.25609756097561</text:p>
          </table:table-cell>
          <table:table-cell table:formula="of:=[$'08_pr2377-fixed-typeres-data'.B19]" office:value-type="float" office:value="0.1425" calcext:value-type="float">
            <text:p>0.1425</text:p>
          </table:table-cell>
          <table:table-cell table:formula="of:=[.O19]/[.B19]" office:value-type="float" office:value="1.33677298311445" calcext:value-type="float">
            <text:p>1.33677298311445</text:p>
          </table:table-cell>
          <table:table-cell table:formula="of:=[$'09_pr2377-junitstaticsuite-data'.B19]" office:value-type="float" office:value="0.1349" calcext:value-type="float">
            <text:p>0.1349</text:p>
          </table:table-cell>
          <table:table-cell table:formula="of:=[.Q19]/[.B19]" office:value-type="float" office:value="1.26547842401501" calcext:value-type="float">
            <text:p>1.26547842401501</text:p>
          </table:table-cell>
        </table:table-row>
        <table:table-row table:style-name="ro1">
          <table:table-cell table:formula="of:=[$'01_baseline-6.22.0-data'.A20]" office:value-type="string" office:string-value="AvoidDeeplyNestedIfStmts" calcext:value-type="string">
            <text:p>AvoidDeeplyNestedIfStmts</text:p>
          </table:table-cell>
          <table:table-cell table:formula="of:=[$'01_baseline-6.22.0-data'.B20]" office:value-type="float" office:value="0.3757" calcext:value-type="float">
            <text:p>0.3757</text:p>
          </table:table-cell>
          <table:table-cell table:formula="of:=[$'02_master-6.23.0-SNAPSHOT-ea532e6-data'.B20]" office:value-type="float" office:value="0.4442" calcext:value-type="float">
            <text:p>0.4442</text:p>
          </table:table-cell>
          <table:table-cell table:formula="of:=[.C20]/[.B20]" office:value-type="float" office:value="1.18232632419484" calcext:value-type="float">
            <text:p>1.18232632419484</text:p>
          </table:table-cell>
          <table:table-cell table:formula="of:=[$'03_pr2377-data'.B20]" office:value-type="float" office:value="0.3951" calcext:value-type="float">
            <text:p>0.3951</text:p>
          </table:table-cell>
          <table:table-cell table:formula="of:=[.E20]/[.B20]" office:value-type="float" office:value="1.05163694437051" calcext:value-type="float">
            <text:p>1.05163694437051</text:p>
          </table:table-cell>
          <table:table-cell table:formula="of:=[$'04_pr2377-improved-properclone-avoiddecimal-data'.B20]" office:value-type="float" office:value="0.4117" calcext:value-type="float">
            <text:p>0.4117</text:p>
          </table:table-cell>
          <table:table-cell table:formula="of:=[.G20]/[.B20]" office:value-type="float" office:value="1.09582113388342" calcext:value-type="float">
            <text:p>1.09582113388342</text:p>
          </table:table-cell>
          <table:table-cell table:formula="of:=[$'05_pr2377_positionliteral-data'.B20]" office:value-type="float" office:value="0.3981" calcext:value-type="float">
            <text:p>0.3981</text:p>
          </table:table-cell>
          <table:table-cell table:formula="of:=[.I20]/[.B20]" office:value-type="float" office:value="1.05962203886079" calcext:value-type="float">
            <text:p>1.05962203886079</text:p>
          </table:table-cell>
          <table:table-cell table:formula="of:=[$'06_pr2377-positionliteral-javarule-data'.B20]" office:value-type="float" office:value="0.4385" calcext:value-type="float">
            <text:p>0.4385</text:p>
          </table:table-cell>
          <table:table-cell table:formula="of:=[.K20]/[.B20]" office:value-type="float" office:value="1.1671546446633" calcext:value-type="float">
            <text:p>1.1671546446633</text:p>
          </table:table-cell>
          <table:table-cell table:formula="of:=[$'07_pr2377-junit-improved-data'.B20]" office:value-type="float" office:value="0.4412" calcext:value-type="float">
            <text:p>0.4412</text:p>
          </table:table-cell>
          <table:table-cell table:formula="of:=[.M20]/[.B20]" office:value-type="float" office:value="1.17434122970455" calcext:value-type="float">
            <text:p>1.17434122970455</text:p>
          </table:table-cell>
          <table:table-cell table:formula="of:=[$'08_pr2377-fixed-typeres-data'.B20]" office:value-type="float" office:value="0.4085" calcext:value-type="float">
            <text:p>0.4085</text:p>
          </table:table-cell>
          <table:table-cell table:formula="of:=[.O20]/[.B20]" office:value-type="float" office:value="1.08730369976045" calcext:value-type="float">
            <text:p>1.08730369976045</text:p>
          </table:table-cell>
          <table:table-cell table:formula="of:=[$'09_pr2377-junitstaticsuite-data'.B20]" office:value-type="float" office:value="0.428" calcext:value-type="float">
            <text:p>0.428</text:p>
          </table:table-cell>
          <table:table-cell table:formula="of:=[.Q20]/[.B20]" office:value-type="float" office:value="1.1392068139473" calcext:value-type="float">
            <text:p>1.1392068139473</text:p>
          </table:table-cell>
        </table:table-row>
        <table:table-row table:style-name="ro1">
          <table:table-cell table:formula="of:=[$'01_baseline-6.22.0-data'.A21]" office:value-type="string" office:string-value="AvoidDollarSigns" calcext:value-type="string">
            <text:p>AvoidDollarSigns</text:p>
          </table:table-cell>
          <table:table-cell table:formula="of:=[$'01_baseline-6.22.0-data'.B21]" office:value-type="float" office:value="0.4603" calcext:value-type="float">
            <text:p>0.4603</text:p>
          </table:table-cell>
          <table:table-cell table:formula="of:=[$'02_master-6.23.0-SNAPSHOT-ea532e6-data'.B21]" office:value-type="float" office:value="0.4167" calcext:value-type="float">
            <text:p>0.4167</text:p>
          </table:table-cell>
          <table:table-cell table:formula="of:=[.C21]/[.B21]" office:value-type="float" office:value="0.90527916576146" calcext:value-type="float">
            <text:p>0.90527916576146</text:p>
          </table:table-cell>
          <table:table-cell table:formula="of:=[$'03_pr2377-data'.B21]" office:value-type="float" office:value="0.3918" calcext:value-type="float">
            <text:p>0.3918</text:p>
          </table:table-cell>
          <table:table-cell table:formula="of:=[.E21]/[.B21]" office:value-type="float" office:value="0.851184010427982" calcext:value-type="float">
            <text:p>0.851184010427982</text:p>
          </table:table-cell>
          <table:table-cell table:formula="of:=[$'04_pr2377-improved-properclone-avoiddecimal-data'.B21]" office:value-type="float" office:value="0.3636" calcext:value-type="float">
            <text:p>0.3636</text:p>
          </table:table-cell>
          <table:table-cell table:formula="of:=[.G21]/[.B21]" office:value-type="float" office:value="0.789919617640669" calcext:value-type="float">
            <text:p>0.789919617640669</text:p>
          </table:table-cell>
          <table:table-cell table:formula="of:=[$'05_pr2377_positionliteral-data'.B21]" office:value-type="float" office:value="0.3913" calcext:value-type="float">
            <text:p>0.3913</text:p>
          </table:table-cell>
          <table:table-cell table:formula="of:=[.I21]/[.B21]" office:value-type="float" office:value="0.850097762328916" calcext:value-type="float">
            <text:p>0.850097762328916</text:p>
          </table:table-cell>
          <table:table-cell table:formula="of:=[$'06_pr2377-positionliteral-javarule-data'.B21]" office:value-type="float" office:value="0.3827" calcext:value-type="float">
            <text:p>0.3827</text:p>
          </table:table-cell>
          <table:table-cell table:formula="of:=[.K21]/[.B21]" office:value-type="float" office:value="0.831414295024984" calcext:value-type="float">
            <text:p>0.831414295024984</text:p>
          </table:table-cell>
          <table:table-cell table:formula="of:=[$'07_pr2377-junit-improved-data'.B21]" office:value-type="float" office:value="0.3797" calcext:value-type="float">
            <text:p>0.3797</text:p>
          </table:table-cell>
          <table:table-cell table:formula="of:=[.M21]/[.B21]" office:value-type="float" office:value="0.824896806430589" calcext:value-type="float">
            <text:p>0.824896806430589</text:p>
          </table:table-cell>
          <table:table-cell table:formula="of:=[$'08_pr2377-fixed-typeres-data'.B21]" office:value-type="float" office:value="0.3797" calcext:value-type="float">
            <text:p>0.3797</text:p>
          </table:table-cell>
          <table:table-cell table:formula="of:=[.O21]/[.B21]" office:value-type="float" office:value="0.824896806430589" calcext:value-type="float">
            <text:p>0.824896806430589</text:p>
          </table:table-cell>
          <table:table-cell table:formula="of:=[$'09_pr2377-junitstaticsuite-data'.B21]" office:value-type="float" office:value="0.378" calcext:value-type="float">
            <text:p>0.378</text:p>
          </table:table-cell>
          <table:table-cell table:formula="of:=[.Q21]/[.B21]" office:value-type="float" office:value="0.821203562893765" calcext:value-type="float">
            <text:p>0.821203562893765</text:p>
          </table:table-cell>
        </table:table-row>
        <table:table-row table:style-name="ro1">
          <table:table-cell table:formula="of:=[$'01_baseline-6.22.0-data'.A22]" office:value-type="string" office:string-value="AvoidDuplicateLiterals" calcext:value-type="string">
            <text:p>AvoidDuplicateLiterals</text:p>
          </table:table-cell>
          <table:table-cell table:formula="of:=[$'01_baseline-6.22.0-data'.B22]" office:value-type="float" office:value="0.5533" calcext:value-type="float">
            <text:p>0.5533</text:p>
          </table:table-cell>
          <table:table-cell table:formula="of:=[$'02_master-6.23.0-SNAPSHOT-ea532e6-data'.B22]" office:value-type="float" office:value="0.5158" calcext:value-type="float">
            <text:p>0.5158</text:p>
          </table:table-cell>
          <table:table-cell table:formula="of:=[.C22]/[.B22]" office:value-type="float" office:value="0.932224832821254" calcext:value-type="float">
            <text:p>0.932224832821254</text:p>
          </table:table-cell>
          <table:table-cell table:formula="of:=[$'03_pr2377-data'.B22]" office:value-type="float" office:value="0.5233" calcext:value-type="float">
            <text:p>0.5233</text:p>
          </table:table-cell>
          <table:table-cell table:formula="of:=[.E22]/[.B22]" office:value-type="float" office:value="0.945779866257003" calcext:value-type="float">
            <text:p>0.945779866257003</text:p>
          </table:table-cell>
          <table:table-cell table:formula="of:=[$'04_pr2377-improved-properclone-avoiddecimal-data'.B22]" office:value-type="float" office:value="0.5464" calcext:value-type="float">
            <text:p>0.5464</text:p>
          </table:table-cell>
          <table:table-cell table:formula="of:=[.G22]/[.B22]" office:value-type="float" office:value="0.987529369239111" calcext:value-type="float">
            <text:p>0.987529369239111</text:p>
          </table:table-cell>
          <table:table-cell table:formula="of:=[$'05_pr2377_positionliteral-data'.B22]" office:value-type="float" office:value="0.5326" calcext:value-type="float">
            <text:p>0.5326</text:p>
          </table:table-cell>
          <table:table-cell table:formula="of:=[.I22]/[.B22]" office:value-type="float" office:value="0.962588107717333" calcext:value-type="float">
            <text:p>0.962588107717333</text:p>
          </table:table-cell>
          <table:table-cell table:formula="of:=[$'06_pr2377-positionliteral-javarule-data'.B22]" office:value-type="float" office:value="0.5609" calcext:value-type="float">
            <text:p>0.5609</text:p>
          </table:table-cell>
          <table:table-cell table:formula="of:=[.K22]/[.B22]" office:value-type="float" office:value="1.01373576721489" calcext:value-type="float">
            <text:p>1.01373576721489</text:p>
          </table:table-cell>
          <table:table-cell table:formula="of:=[$'07_pr2377-junit-improved-data'.B22]" office:value-type="float" office:value="0.5239" calcext:value-type="float">
            <text:p>0.5239</text:p>
          </table:table-cell>
          <table:table-cell table:formula="of:=[.M22]/[.B22]" office:value-type="float" office:value="0.946864268931863" calcext:value-type="float">
            <text:p>0.946864268931863</text:p>
          </table:table-cell>
          <table:table-cell table:formula="of:=[$'08_pr2377-fixed-typeres-data'.B22]" office:value-type="float" office:value="0.5376" calcext:value-type="float">
            <text:p>0.5376</text:p>
          </table:table-cell>
          <table:table-cell table:formula="of:=[.O22]/[.B22]" office:value-type="float" office:value="0.971624796674499" calcext:value-type="float">
            <text:p>0.971624796674499</text:p>
          </table:table-cell>
          <table:table-cell table:formula="of:=[$'09_pr2377-junitstaticsuite-data'.B22]" office:value-type="float" office:value="0.5748" calcext:value-type="float">
            <text:p>0.5748</text:p>
          </table:table-cell>
          <table:table-cell table:formula="of:=[.Q22]/[.B22]" office:value-type="float" office:value="1.03885776251581" calcext:value-type="float">
            <text:p>1.03885776251581</text:p>
          </table:table-cell>
        </table:table-row>
        <table:table-row table:style-name="ro1">
          <table:table-cell table:formula="of:=[$'01_baseline-6.22.0-data'.A23]" office:value-type="string" office:string-value="AvoidEnumAsIdentifier" calcext:value-type="string">
            <text:p>AvoidEnumAsIdentifier</text:p>
          </table:table-cell>
          <table:table-cell table:formula="of:=[$'01_baseline-6.22.0-data'.B23]" office:value-type="float" office:value="0.2697" calcext:value-type="float">
            <text:p>0.2697</text:p>
          </table:table-cell>
          <table:table-cell table:formula="of:=[$'02_master-6.23.0-SNAPSHOT-ea532e6-data'.B23]" office:value-type="float" office:value="0.3054" calcext:value-type="float">
            <text:p>0.3054</text:p>
          </table:table-cell>
          <table:table-cell table:formula="of:=[.C23]/[.B23]" office:value-type="float" office:value="1.13236929922136" calcext:value-type="float">
            <text:p>1.13236929922136</text:p>
          </table:table-cell>
          <table:table-cell table:formula="of:=[$'03_pr2377-data'.B23]" office:value-type="float" office:value="0.3995" calcext:value-type="float">
            <text:p>0.3995</text:p>
          </table:table-cell>
          <table:table-cell table:formula="of:=[.E23]/[.B23]" office:value-type="float" office:value="1.48127549128661" calcext:value-type="float">
            <text:p>1.48127549128661</text:p>
          </table:table-cell>
          <table:table-cell table:formula="of:=[$'04_pr2377-improved-properclone-avoiddecimal-data'.B23]" office:value-type="float" office:value="0.3706" calcext:value-type="float">
            <text:p>0.3706</text:p>
          </table:table-cell>
          <table:table-cell table:formula="of:=[.G23]/[.B23]" office:value-type="float" office:value="1.37411939191695" calcext:value-type="float">
            <text:p>1.37411939191695</text:p>
          </table:table-cell>
          <table:table-cell table:formula="of:=[$'05_pr2377_positionliteral-data'.B23]" office:value-type="float" office:value="0.3732" calcext:value-type="float">
            <text:p>0.3732</text:p>
          </table:table-cell>
          <table:table-cell table:formula="of:=[.I23]/[.B23]" office:value-type="float" office:value="1.38375973303671" calcext:value-type="float">
            <text:p>1.38375973303671</text:p>
          </table:table-cell>
          <table:table-cell table:formula="of:=[$'06_pr2377-positionliteral-javarule-data'.B23]" office:value-type="float" office:value="0.3809" calcext:value-type="float">
            <text:p>0.3809</text:p>
          </table:table-cell>
          <table:table-cell table:formula="of:=[.K23]/[.B23]" office:value-type="float" office:value="1.41230997404524" calcext:value-type="float">
            <text:p>1.41230997404524</text:p>
          </table:table-cell>
          <table:table-cell table:formula="of:=[$'07_pr2377-junit-improved-data'.B23]" office:value-type="float" office:value="0.3706" calcext:value-type="float">
            <text:p>0.3706</text:p>
          </table:table-cell>
          <table:table-cell table:formula="of:=[.M23]/[.B23]" office:value-type="float" office:value="1.37411939191695" calcext:value-type="float">
            <text:p>1.37411939191695</text:p>
          </table:table-cell>
          <table:table-cell table:formula="of:=[$'08_pr2377-fixed-typeres-data'.B23]" office:value-type="float" office:value="0.4108" calcext:value-type="float">
            <text:p>0.4108</text:p>
          </table:table-cell>
          <table:table-cell table:formula="of:=[.O23]/[.B23]" office:value-type="float" office:value="1.52317389692251" calcext:value-type="float">
            <text:p>1.52317389692251</text:p>
          </table:table-cell>
          <table:table-cell table:formula="of:=[$'09_pr2377-junitstaticsuite-data'.B23]" office:value-type="float" office:value="0.3862" calcext:value-type="float">
            <text:p>0.3862</text:p>
          </table:table-cell>
          <table:table-cell table:formula="of:=[.Q23]/[.B23]" office:value-type="float" office:value="1.43196143863552" calcext:value-type="float">
            <text:p>1.43196143863552</text:p>
          </table:table-cell>
        </table:table-row>
        <table:table-row table:style-name="ro1">
          <table:table-cell table:formula="of:=[$'01_baseline-6.22.0-data'.A24]" office:value-type="string" office:string-value="AvoidFieldNameMatchingMethodName" calcext:value-type="string">
            <text:p>AvoidFieldNameMatchingMethodName</text:p>
          </table:table-cell>
          <table:table-cell table:formula="of:=[$'01_baseline-6.22.0-data'.B24]" office:value-type="float" office:value="0.4042" calcext:value-type="float">
            <text:p>0.4042</text:p>
          </table:table-cell>
          <table:table-cell table:formula="of:=[$'02_master-6.23.0-SNAPSHOT-ea532e6-data'.B24]" office:value-type="float" office:value="0.4713" calcext:value-type="float">
            <text:p>0.4713</text:p>
          </table:table-cell>
          <table:table-cell table:formula="of:=[.C24]/[.B24]" office:value-type="float" office:value="1.16600692726373" calcext:value-type="float">
            <text:p>1.16600692726373</text:p>
          </table:table-cell>
          <table:table-cell table:formula="of:=[$'03_pr2377-data'.B24]" office:value-type="float" office:value="0.4121" calcext:value-type="float">
            <text:p>0.4121</text:p>
          </table:table-cell>
          <table:table-cell table:formula="of:=[.E24]/[.B24]" office:value-type="float" office:value="1.01954477981197" calcext:value-type="float">
            <text:p>1.01954477981197</text:p>
          </table:table-cell>
          <table:table-cell table:formula="of:=[$'04_pr2377-improved-properclone-avoiddecimal-data'.B24]" office:value-type="float" office:value="0.4036" calcext:value-type="float">
            <text:p>0.4036</text:p>
          </table:table-cell>
          <table:table-cell table:formula="of:=[.G24]/[.B24]" office:value-type="float" office:value="0.998515586343394" calcext:value-type="float">
            <text:p>0.998515586343394</text:p>
          </table:table-cell>
          <table:table-cell table:formula="of:=[$'05_pr2377_positionliteral-data'.B24]" office:value-type="float" office:value="0.4036" calcext:value-type="float">
            <text:p>0.4036</text:p>
          </table:table-cell>
          <table:table-cell table:formula="of:=[.I24]/[.B24]" office:value-type="float" office:value="0.998515586343394" calcext:value-type="float">
            <text:p>0.998515586343394</text:p>
          </table:table-cell>
          <table:table-cell table:formula="of:=[$'06_pr2377-positionliteral-javarule-data'.B24]" office:value-type="float" office:value="0.4212" calcext:value-type="float">
            <text:p>0.4212</text:p>
          </table:table-cell>
          <table:table-cell table:formula="of:=[.K24]/[.B24]" office:value-type="float" office:value="1.04205838693716" calcext:value-type="float">
            <text:p>1.04205838693716</text:p>
          </table:table-cell>
          <table:table-cell table:formula="of:=[$'07_pr2377-junit-improved-data'.B24]" office:value-type="float" office:value="0.414" calcext:value-type="float">
            <text:p>0.414</text:p>
          </table:table-cell>
          <table:table-cell table:formula="of:=[.M24]/[.B24]" office:value-type="float" office:value="1.02424542305789" calcext:value-type="float">
            <text:p>1.02424542305789</text:p>
          </table:table-cell>
          <table:table-cell table:formula="of:=[$'08_pr2377-fixed-typeres-data'.B24]" office:value-type="float" office:value="0.4195" calcext:value-type="float">
            <text:p>0.4195</text:p>
          </table:table-cell>
          <table:table-cell table:formula="of:=[.O24]/[.B24]" office:value-type="float" office:value="1.03785254824344" calcext:value-type="float">
            <text:p>1.03785254824344</text:p>
          </table:table-cell>
          <table:table-cell table:formula="of:=[$'09_pr2377-junitstaticsuite-data'.B24]" office:value-type="float" office:value="0.4535" calcext:value-type="float">
            <text:p>0.4535</text:p>
          </table:table-cell>
          <table:table-cell table:formula="of:=[.Q24]/[.B24]" office:value-type="float" office:value="1.12196932211776" calcext:value-type="float">
            <text:p>1.12196932211776</text:p>
          </table:table-cell>
        </table:table-row>
        <table:table-row table:style-name="ro1">
          <table:table-cell table:formula="of:=[$'01_baseline-6.22.0-data'.A25]" office:value-type="string" office:string-value="AvoidFieldNameMatchingTypeName" calcext:value-type="string">
            <text:p>AvoidFieldNameMatchingTypeName</text:p>
          </table:table-cell>
          <table:table-cell table:formula="of:=[$'01_baseline-6.22.0-data'.B25]" office:value-type="float" office:value="0.3458" calcext:value-type="float">
            <text:p>0.3458</text:p>
          </table:table-cell>
          <table:table-cell table:formula="of:=[$'02_master-6.23.0-SNAPSHOT-ea532e6-data'.B25]" office:value-type="float" office:value="0.3472" calcext:value-type="float">
            <text:p>0.3472</text:p>
          </table:table-cell>
          <table:table-cell table:formula="of:=[.C25]/[.B25]" office:value-type="float" office:value="1.00404858299595" calcext:value-type="float">
            <text:p>1.00404858299595</text:p>
          </table:table-cell>
          <table:table-cell table:formula="of:=[$'03_pr2377-data'.B25]" office:value-type="float" office:value="0.3474" calcext:value-type="float">
            <text:p>0.3474</text:p>
          </table:table-cell>
          <table:table-cell table:formula="of:=[.E25]/[.B25]" office:value-type="float" office:value="1.00462695199537" calcext:value-type="float">
            <text:p>1.00462695199537</text:p>
          </table:table-cell>
          <table:table-cell table:formula="of:=[$'04_pr2377-improved-properclone-avoiddecimal-data'.B25]" office:value-type="float" office:value="0.3584" calcext:value-type="float">
            <text:p>0.3584</text:p>
          </table:table-cell>
          <table:table-cell table:formula="of:=[.G25]/[.B25]" office:value-type="float" office:value="1.03643724696356" calcext:value-type="float">
            <text:p>1.03643724696356</text:p>
          </table:table-cell>
          <table:table-cell table:formula="of:=[$'05_pr2377_positionliteral-data'.B25]" office:value-type="float" office:value="0.4296" calcext:value-type="float">
            <text:p>0.4296</text:p>
          </table:table-cell>
          <table:table-cell table:formula="of:=[.I25]/[.B25]" office:value-type="float" office:value="1.24233661075766" calcext:value-type="float">
            <text:p>1.24233661075766</text:p>
          </table:table-cell>
          <table:table-cell table:formula="of:=[$'06_pr2377-positionliteral-javarule-data'.B25]" office:value-type="float" office:value="0.3572" calcext:value-type="float">
            <text:p>0.3572</text:p>
          </table:table-cell>
          <table:table-cell table:formula="of:=[.K25]/[.B25]" office:value-type="float" office:value="1.03296703296703" calcext:value-type="float">
            <text:p>1.03296703296703</text:p>
          </table:table-cell>
          <table:table-cell table:formula="of:=[$'07_pr2377-junit-improved-data'.B25]" office:value-type="float" office:value="0.3706" calcext:value-type="float">
            <text:p>0.3706</text:p>
          </table:table-cell>
          <table:table-cell table:formula="of:=[.M25]/[.B25]" office:value-type="float" office:value="1.07171775592828" calcext:value-type="float">
            <text:p>1.07171775592828</text:p>
          </table:table-cell>
          <table:table-cell table:formula="of:=[$'08_pr2377-fixed-typeres-data'.B25]" office:value-type="float" office:value="0.3903" calcext:value-type="float">
            <text:p>0.3903</text:p>
          </table:table-cell>
          <table:table-cell table:formula="of:=[.O25]/[.B25]" office:value-type="float" office:value="1.12868710237131" calcext:value-type="float">
            <text:p>1.12868710237131</text:p>
          </table:table-cell>
          <table:table-cell table:formula="of:=[$'09_pr2377-junitstaticsuite-data'.B25]" office:value-type="float" office:value="0.356" calcext:value-type="float">
            <text:p>0.356</text:p>
          </table:table-cell>
          <table:table-cell table:formula="of:=[.Q25]/[.B25]" office:value-type="float" office:value="1.0294968189705" calcext:value-type="float">
            <text:p>1.0294968189705</text:p>
          </table:table-cell>
        </table:table-row>
        <table:table-row table:style-name="ro1">
          <table:table-cell table:formula="of:=[$'01_baseline-6.22.0-data'.A26]" office:value-type="string" office:string-value="AvoidFileStream" calcext:value-type="string">
            <text:p>AvoidFileStream</text:p>
          </table:table-cell>
          <table:table-cell table:formula="of:=[$'01_baseline-6.22.0-data'.B26]" office:value-type="float" office:value="0.477" calcext:value-type="float">
            <text:p>0.477</text:p>
          </table:table-cell>
          <table:table-cell table:formula="of:=[$'02_master-6.23.0-SNAPSHOT-ea532e6-data'.B26]" office:value-type="float" office:value="0.6178" calcext:value-type="float">
            <text:p>0.6178</text:p>
          </table:table-cell>
          <table:table-cell table:formula="of:=[.C26]/[.B26]" office:value-type="float" office:value="1.29517819706499" calcext:value-type="float">
            <text:p>1.29517819706499</text:p>
          </table:table-cell>
          <table:table-cell table:formula="of:=[$'03_pr2377-data'.B26]" office:value-type="float" office:value="1.2075" calcext:value-type="float">
            <text:p>1.2075</text:p>
          </table:table-cell>
          <table:table-cell table:formula="of:=[.E26]/[.B26]" office:value-type="float" office:value="2.5314465408805" calcext:value-type="float">
            <text:p>2.5314465408805</text:p>
          </table:table-cell>
          <table:table-cell table:formula="of:=[$'04_pr2377-improved-properclone-avoiddecimal-data'.B26]" office:value-type="float" office:value="1.1885" calcext:value-type="float">
            <text:p>1.1885</text:p>
          </table:table-cell>
          <table:table-cell table:formula="of:=[.G26]/[.B26]" office:value-type="float" office:value="2.4916142557652" calcext:value-type="float">
            <text:p>2.4916142557652</text:p>
          </table:table-cell>
          <table:table-cell table:formula="of:=[$'05_pr2377_positionliteral-data'.B26]" office:value-type="float" office:value="1.209" calcext:value-type="float">
            <text:p>1.209</text:p>
          </table:table-cell>
          <table:table-cell table:formula="of:=[.I26]/[.B26]" office:value-type="float" office:value="2.53459119496855" calcext:value-type="float">
            <text:p>2.53459119496855</text:p>
          </table:table-cell>
          <table:table-cell table:formula="of:=[$'06_pr2377-positionliteral-javarule-data'.B26]" office:value-type="float" office:value="1.2418" calcext:value-type="float">
            <text:p>1.2418</text:p>
          </table:table-cell>
          <table:table-cell table:formula="of:=[.K26]/[.B26]" office:value-type="float" office:value="2.60335429769392" calcext:value-type="float">
            <text:p>2.60335429769392</text:p>
          </table:table-cell>
          <table:table-cell table:formula="of:=[$'07_pr2377-junit-improved-data'.B26]" office:value-type="float" office:value="1.2524" calcext:value-type="float">
            <text:p>1.2524</text:p>
          </table:table-cell>
          <table:table-cell table:formula="of:=[.M26]/[.B26]" office:value-type="float" office:value="2.62557651991614" calcext:value-type="float">
            <text:p>2.62557651991614</text:p>
          </table:table-cell>
          <table:table-cell table:formula="of:=[$'08_pr2377-fixed-typeres-data'.B26]" office:value-type="float" office:value="1.2439" calcext:value-type="float">
            <text:p>1.2439</text:p>
          </table:table-cell>
          <table:table-cell table:formula="of:=[.O26]/[.B26]" office:value-type="float" office:value="2.60775681341719" calcext:value-type="float">
            <text:p>2.60775681341719</text:p>
          </table:table-cell>
          <table:table-cell table:formula="of:=[$'09_pr2377-junitstaticsuite-data'.B26]" office:value-type="float" office:value="1.1434" calcext:value-type="float">
            <text:p>1.1434</text:p>
          </table:table-cell>
          <table:table-cell table:formula="of:=[.Q26]/[.B26]" office:value-type="float" office:value="2.39706498951782" calcext:value-type="float">
            <text:p>2.39706498951782</text:p>
          </table:table-cell>
        </table:table-row>
        <table:table-row table:style-name="ro1">
          <table:table-cell table:formula="of:=[$'01_baseline-6.22.0-data'.A27]" office:value-type="string" office:string-value="AvoidInstanceofChecksInCatchClause" calcext:value-type="string">
            <text:p>AvoidInstanceofChecksInCatchClause</text:p>
          </table:table-cell>
          <table:table-cell table:formula="of:=[$'01_baseline-6.22.0-data'.B27]" office:value-type="float" office:value="0.0384" calcext:value-type="float">
            <text:p>0.0384</text:p>
          </table:table-cell>
          <table:table-cell table:formula="of:=[$'02_master-6.23.0-SNAPSHOT-ea532e6-data'.B27]" office:value-type="float" office:value="0.0414" calcext:value-type="float">
            <text:p>0.0414</text:p>
          </table:table-cell>
          <table:table-cell table:formula="of:=[.C27]/[.B27]" office:value-type="float" office:value="1.078125" calcext:value-type="float">
            <text:p>1.078125</text:p>
          </table:table-cell>
          <table:table-cell table:formula="of:=[$'03_pr2377-data'.B27]" office:value-type="float" office:value="0.0266" calcext:value-type="float">
            <text:p>0.0266</text:p>
          </table:table-cell>
          <table:table-cell table:formula="of:=[.E27]/[.B27]" office:value-type="float" office:value="0.692708333333333" calcext:value-type="float">
            <text:p>0.692708333333333</text:p>
          </table:table-cell>
          <table:table-cell table:formula="of:=[$'04_pr2377-improved-properclone-avoiddecimal-data'.B27]" office:value-type="float" office:value="0.0276" calcext:value-type="float">
            <text:p>0.0276</text:p>
          </table:table-cell>
          <table:table-cell table:formula="of:=[.G27]/[.B27]" office:value-type="float" office:value="0.71875" calcext:value-type="float">
            <text:p>0.71875</text:p>
          </table:table-cell>
          <table:table-cell table:formula="of:=[$'05_pr2377_positionliteral-data'.B27]" office:value-type="float" office:value="0.0273" calcext:value-type="float">
            <text:p>0.0273</text:p>
          </table:table-cell>
          <table:table-cell table:formula="of:=[.I27]/[.B27]" office:value-type="float" office:value="0.7109375" calcext:value-type="float">
            <text:p>0.7109375</text:p>
          </table:table-cell>
          <table:table-cell table:formula="of:=[$'06_pr2377-positionliteral-javarule-data'.B27]" office:value-type="float" office:value="0.0283" calcext:value-type="float">
            <text:p>0.0283</text:p>
          </table:table-cell>
          <table:table-cell table:formula="of:=[.K27]/[.B27]" office:value-type="float" office:value="0.736979166666667" calcext:value-type="float">
            <text:p>0.736979166666667</text:p>
          </table:table-cell>
          <table:table-cell table:formula="of:=[$'07_pr2377-junit-improved-data'.B27]" office:value-type="float" office:value="0.0283" calcext:value-type="float">
            <text:p>0.0283</text:p>
          </table:table-cell>
          <table:table-cell table:formula="of:=[.M27]/[.B27]" office:value-type="float" office:value="0.736979166666667" calcext:value-type="float">
            <text:p>0.736979166666667</text:p>
          </table:table-cell>
          <table:table-cell table:formula="of:=[$'08_pr2377-fixed-typeres-data'.B27]" office:value-type="float" office:value="0.0286" calcext:value-type="float">
            <text:p>0.0286</text:p>
          </table:table-cell>
          <table:table-cell table:formula="of:=[.O27]/[.B27]" office:value-type="float" office:value="0.744791666666667" calcext:value-type="float">
            <text:p>0.744791666666667</text:p>
          </table:table-cell>
          <table:table-cell table:formula="of:=[$'09_pr2377-junitstaticsuite-data'.B27]" office:value-type="float" office:value="0.0289" calcext:value-type="float">
            <text:p>0.0289</text:p>
          </table:table-cell>
          <table:table-cell table:formula="of:=[.Q27]/[.B27]" office:value-type="float" office:value="0.752604166666667" calcext:value-type="float">
            <text:p>0.752604166666667</text:p>
          </table:table-cell>
        </table:table-row>
        <table:table-row table:style-name="ro1">
          <table:table-cell table:formula="of:=[$'01_baseline-6.22.0-data'.A28]" office:value-type="string" office:string-value="AvoidInstantiatingObjectsInLoops" calcext:value-type="string">
            <text:p>AvoidInstantiatingObjectsInLoops</text:p>
          </table:table-cell>
          <table:table-cell table:formula="of:=[$'01_baseline-6.22.0-data'.B28]" office:value-type="float" office:value="0.3359" calcext:value-type="float">
            <text:p>0.3359</text:p>
          </table:table-cell>
          <table:table-cell table:formula="of:=[$'02_master-6.23.0-SNAPSHOT-ea532e6-data'.B28]" office:value-type="float" office:value="0.3343" calcext:value-type="float">
            <text:p>0.3343</text:p>
          </table:table-cell>
          <table:table-cell table:formula="of:=[.C28]/[.B28]" office:value-type="float" office:value="0.995236677582614" calcext:value-type="float">
            <text:p>0.995236677582614</text:p>
          </table:table-cell>
          <table:table-cell table:formula="of:=[$'03_pr2377-data'.B28]" office:value-type="float" office:value="0.3302" calcext:value-type="float">
            <text:p>0.3302</text:p>
          </table:table-cell>
          <table:table-cell table:formula="of:=[.E28]/[.B28]" office:value-type="float" office:value="0.983030663888062" calcext:value-type="float">
            <text:p>0.983030663888062</text:p>
          </table:table-cell>
          <table:table-cell table:formula="of:=[$'04_pr2377-improved-properclone-avoiddecimal-data'.B28]" office:value-type="float" office:value="0.3305" calcext:value-type="float">
            <text:p>0.3305</text:p>
          </table:table-cell>
          <table:table-cell table:formula="of:=[.G28]/[.B28]" office:value-type="float" office:value="0.983923786841322" calcext:value-type="float">
            <text:p>0.983923786841322</text:p>
          </table:table-cell>
          <table:table-cell table:formula="of:=[$'05_pr2377_positionliteral-data'.B28]" office:value-type="float" office:value="0.3387" calcext:value-type="float">
            <text:p>0.3387</text:p>
          </table:table-cell>
          <table:table-cell table:formula="of:=[.I28]/[.B28]" office:value-type="float" office:value="1.00833581423043" calcext:value-type="float">
            <text:p>1.00833581423043</text:p>
          </table:table-cell>
          <table:table-cell table:formula="of:=[$'06_pr2377-positionliteral-javarule-data'.B28]" office:value-type="float" office:value="0.3493" calcext:value-type="float">
            <text:p>0.3493</text:p>
          </table:table-cell>
          <table:table-cell table:formula="of:=[.K28]/[.B28]" office:value-type="float" office:value="1.03989282524561" calcext:value-type="float">
            <text:p>1.03989282524561</text:p>
          </table:table-cell>
          <table:table-cell table:formula="of:=[$'07_pr2377-junit-improved-data'.B28]" office:value-type="float" office:value="0.3444" calcext:value-type="float">
            <text:p>0.3444</text:p>
          </table:table-cell>
          <table:table-cell table:formula="of:=[.M28]/[.B28]" office:value-type="float" office:value="1.02530515034236" calcext:value-type="float">
            <text:p>1.02530515034236</text:p>
          </table:table-cell>
          <table:table-cell table:formula="of:=[$'08_pr2377-fixed-typeres-data'.B28]" office:value-type="float" office:value="0.3696" calcext:value-type="float">
            <text:p>0.3696</text:p>
          </table:table-cell>
          <table:table-cell table:formula="of:=[.O28]/[.B28]" office:value-type="float" office:value="1.1003274784162" calcext:value-type="float">
            <text:p>1.1003274784162</text:p>
          </table:table-cell>
          <table:table-cell table:formula="of:=[$'09_pr2377-junitstaticsuite-data'.B28]" office:value-type="float" office:value="0.3426" calcext:value-type="float">
            <text:p>0.3426</text:p>
          </table:table-cell>
          <table:table-cell table:formula="of:=[.Q28]/[.B28]" office:value-type="float" office:value="1.0199464126228" calcext:value-type="float">
            <text:p>1.0199464126228</text:p>
          </table:table-cell>
        </table:table-row>
        <table:table-row table:style-name="ro1">
          <table:table-cell table:formula="of:=[$'01_baseline-6.22.0-data'.A29]" office:value-type="string" office:string-value="AvoidLiteralsInIfCondition" calcext:value-type="string">
            <text:p>AvoidLiteralsInIfCondition</text:p>
          </table:table-cell>
          <table:table-cell table:formula="of:=[$'01_baseline-6.22.0-data'.B29]" office:value-type="float" office:value="1.2942" calcext:value-type="float">
            <text:p>1.2942</text:p>
          </table:table-cell>
          <table:table-cell table:formula="of:=[$'02_master-6.23.0-SNAPSHOT-ea532e6-data'.B29]" office:value-type="float" office:value="0.2042" calcext:value-type="float">
            <text:p>0.2042</text:p>
          </table:table-cell>
          <table:table-cell table:formula="of:=[.C29]/[.B29]" office:value-type="float" office:value="0.157780868490187" calcext:value-type="float">
            <text:p>0.157780868490187</text:p>
          </table:table-cell>
          <table:table-cell table:formula="of:=[$'03_pr2377-data'.B29]" office:value-type="float" office:value="0.1672" calcext:value-type="float">
            <text:p>0.1672</text:p>
          </table:table-cell>
          <table:table-cell table:formula="of:=[.E29]/[.B29]" office:value-type="float" office:value="0.129191778704992" calcext:value-type="float">
            <text:p>0.129191778704992</text:p>
          </table:table-cell>
          <table:table-cell table:formula="of:=[$'04_pr2377-improved-properclone-avoiddecimal-data'.B29]" office:value-type="float" office:value="0.17" calcext:value-type="float">
            <text:p>0.17</text:p>
          </table:table-cell>
          <table:table-cell table:formula="of:=[.G29]/[.B29]" office:value-type="float" office:value="0.131355277391439" calcext:value-type="float">
            <text:p>0.131355277391439</text:p>
          </table:table-cell>
          <table:table-cell table:formula="of:=[$'05_pr2377_positionliteral-data'.B29]" office:value-type="float" office:value="0.1765" calcext:value-type="float">
            <text:p>0.1765</text:p>
          </table:table-cell>
          <table:table-cell table:formula="of:=[.I29]/[.B29]" office:value-type="float" office:value="0.136377685056406" calcext:value-type="float">
            <text:p>0.136377685056406</text:p>
          </table:table-cell>
          <table:table-cell table:formula="of:=[$'06_pr2377-positionliteral-javarule-data'.B29]" office:value-type="float" office:value="0.234" calcext:value-type="float">
            <text:p>0.234</text:p>
          </table:table-cell>
          <table:table-cell table:formula="of:=[.K29]/[.B29]" office:value-type="float" office:value="0.180806675938804" calcext:value-type="float">
            <text:p>0.180806675938804</text:p>
          </table:table-cell>
          <table:table-cell table:formula="of:=[$'07_pr2377-junit-improved-data'.B29]" office:value-type="float" office:value="0.177" calcext:value-type="float">
            <text:p>0.177</text:p>
          </table:table-cell>
          <table:table-cell table:formula="of:=[.M29]/[.B29]" office:value-type="float" office:value="0.136764024107557" calcext:value-type="float">
            <text:p>0.136764024107557</text:p>
          </table:table-cell>
          <table:table-cell table:formula="of:=[$'08_pr2377-fixed-typeres-data'.B29]" office:value-type="float" office:value="0.2376" calcext:value-type="float">
            <text:p>0.2376</text:p>
          </table:table-cell>
          <table:table-cell table:formula="of:=[.O29]/[.B29]" office:value-type="float" office:value="0.183588317107093" calcext:value-type="float">
            <text:p>0.183588317107093</text:p>
          </table:table-cell>
          <table:table-cell table:formula="of:=[$'09_pr2377-junitstaticsuite-data'.B29]" office:value-type="float" office:value="0.1771" calcext:value-type="float">
            <text:p>0.1771</text:p>
          </table:table-cell>
          <table:table-cell table:formula="of:=[.Q29]/[.B29]" office:value-type="float" office:value="0.136841291917787" calcext:value-type="float">
            <text:p>0.136841291917787</text:p>
          </table:table-cell>
        </table:table-row>
        <table:table-row table:style-name="ro1">
          <table:table-cell table:formula="of:=[$'01_baseline-6.22.0-data'.A30]" office:value-type="string" office:string-value="AvoidLosingExceptionInformation" calcext:value-type="string">
            <text:p>AvoidLosingExceptionInformation</text:p>
          </table:table-cell>
          <table:table-cell table:formula="of:=[$'01_baseline-6.22.0-data'.B30]" office:value-type="float" office:value="0.0489" calcext:value-type="float">
            <text:p>0.0489</text:p>
          </table:table-cell>
          <table:table-cell table:formula="of:=[$'02_master-6.23.0-SNAPSHOT-ea532e6-data'.B30]" office:value-type="float" office:value="0.0523" calcext:value-type="float">
            <text:p>0.0523</text:p>
          </table:table-cell>
          <table:table-cell table:formula="of:=[.C30]/[.B30]" office:value-type="float" office:value="1.06952965235174" calcext:value-type="float">
            <text:p>1.06952965235174</text:p>
          </table:table-cell>
          <table:table-cell table:formula="of:=[$'03_pr2377-data'.B30]" office:value-type="float" office:value="0.0507" calcext:value-type="float">
            <text:p>0.0507</text:p>
          </table:table-cell>
          <table:table-cell table:formula="of:=[.E30]/[.B30]" office:value-type="float" office:value="1.03680981595092" calcext:value-type="float">
            <text:p>1.03680981595092</text:p>
          </table:table-cell>
          <table:table-cell table:formula="of:=[$'04_pr2377-improved-properclone-avoiddecimal-data'.B30]" office:value-type="float" office:value="0.0516" calcext:value-type="float">
            <text:p>0.0516</text:p>
          </table:table-cell>
          <table:table-cell table:formula="of:=[.G30]/[.B30]" office:value-type="float" office:value="1.05521472392638" calcext:value-type="float">
            <text:p>1.05521472392638</text:p>
          </table:table-cell>
          <table:table-cell table:formula="of:=[$'05_pr2377_positionliteral-data'.B30]" office:value-type="float" office:value="0.051" calcext:value-type="float">
            <text:p>0.051</text:p>
          </table:table-cell>
          <table:table-cell table:formula="of:=[.I30]/[.B30]" office:value-type="float" office:value="1.04294478527607" calcext:value-type="float">
            <text:p>1.04294478527607</text:p>
          </table:table-cell>
          <table:table-cell table:formula="of:=[$'06_pr2377-positionliteral-javarule-data'.B30]" office:value-type="float" office:value="0.0521" calcext:value-type="float">
            <text:p>0.0521</text:p>
          </table:table-cell>
          <table:table-cell table:formula="of:=[.K30]/[.B30]" office:value-type="float" office:value="1.06543967280164" calcext:value-type="float">
            <text:p>1.06543967280164</text:p>
          </table:table-cell>
          <table:table-cell table:formula="of:=[$'07_pr2377-junit-improved-data'.B30]" office:value-type="float" office:value="0.052" calcext:value-type="float">
            <text:p>0.052</text:p>
          </table:table-cell>
          <table:table-cell table:formula="of:=[.M30]/[.B30]" office:value-type="float" office:value="1.06339468302659" calcext:value-type="float">
            <text:p>1.06339468302659</text:p>
          </table:table-cell>
          <table:table-cell table:formula="of:=[$'08_pr2377-fixed-typeres-data'.B30]" office:value-type="float" office:value="0.0518" calcext:value-type="float">
            <text:p>0.0518</text:p>
          </table:table-cell>
          <table:table-cell table:formula="of:=[.O30]/[.B30]" office:value-type="float" office:value="1.05930470347648" calcext:value-type="float">
            <text:p>1.05930470347648</text:p>
          </table:table-cell>
          <table:table-cell table:formula="of:=[$'09_pr2377-junitstaticsuite-data'.B30]" office:value-type="float" office:value="0.0524" calcext:value-type="float">
            <text:p>0.0524</text:p>
          </table:table-cell>
          <table:table-cell table:formula="of:=[.Q30]/[.B30]" office:value-type="float" office:value="1.07157464212679" calcext:value-type="float">
            <text:p>1.07157464212679</text:p>
          </table:table-cell>
        </table:table-row>
        <table:table-row table:style-name="ro1">
          <table:table-cell table:formula="of:=[$'01_baseline-6.22.0-data'.A31]" office:value-type="string" office:string-value="AvoidMessageDigestField" calcext:value-type="string">
            <text:p>AvoidMessageDigestField</text:p>
          </table:table-cell>
          <table:table-cell table:formula="of:=[$'01_baseline-6.22.0-data'.B31]" office:value-type="float" office:value="2.9519" calcext:value-type="float">
            <text:p>2.9519</text:p>
          </table:table-cell>
          <table:table-cell table:formula="of:=[$'02_master-6.23.0-SNAPSHOT-ea532e6-data'.B31]" office:value-type="float" office:value="1.2143" calcext:value-type="float">
            <text:p>1.2143</text:p>
          </table:table-cell>
          <table:table-cell table:formula="of:=[.C31]/[.B31]" office:value-type="float" office:value="0.411362173515363" calcext:value-type="float">
            <text:p>0.411362173515363</text:p>
          </table:table-cell>
          <table:table-cell table:formula="of:=[$'03_pr2377-data'.B31]" office:value-type="float" office:value="0.1109" calcext:value-type="float">
            <text:p>0.1109</text:p>
          </table:table-cell>
          <table:table-cell table:formula="of:=[.E31]/[.B31]" office:value-type="float" office:value="0.0375690233408991" calcext:value-type="float">
            <text:p>0.037569023340899</text:p>
          </table:table-cell>
          <table:table-cell table:formula="of:=[$'04_pr2377-improved-properclone-avoiddecimal-data'.B31]" office:value-type="float" office:value="0.1116" calcext:value-type="float">
            <text:p>0.1116</text:p>
          </table:table-cell>
          <table:table-cell table:formula="of:=[.G31]/[.B31]" office:value-type="float" office:value="0.0378061587452149" calcext:value-type="float">
            <text:p>0.037806158745215</text:p>
          </table:table-cell>
          <table:table-cell table:formula="of:=[$'05_pr2377_positionliteral-data'.B31]" office:value-type="float" office:value="0.1099" calcext:value-type="float">
            <text:p>0.1099</text:p>
          </table:table-cell>
          <table:table-cell table:formula="of:=[.I31]/[.B31]" office:value-type="float" office:value="0.0372302584775907" calcext:value-type="float">
            <text:p>0.037230258477591</text:p>
          </table:table-cell>
          <table:table-cell table:formula="of:=[$'06_pr2377-positionliteral-javarule-data'.B31]" office:value-type="float" office:value="0.1125" calcext:value-type="float">
            <text:p>0.1125</text:p>
          </table:table-cell>
          <table:table-cell table:formula="of:=[.K31]/[.B31]" office:value-type="float" office:value="0.0381110471221925" calcext:value-type="float">
            <text:p>0.038111047122193</text:p>
          </table:table-cell>
          <table:table-cell table:formula="of:=[$'07_pr2377-junit-improved-data'.B31]" office:value-type="float" office:value="1.3712" calcext:value-type="float">
            <text:p>1.3712</text:p>
          </table:table-cell>
          <table:table-cell table:formula="of:=[.M31]/[.B31]" office:value-type="float" office:value="0.464514380568447" calcext:value-type="float">
            <text:p>0.464514380568447</text:p>
          </table:table-cell>
          <table:table-cell table:formula="of:=[$'08_pr2377-fixed-typeres-data'.B31]" office:value-type="float" office:value="1.307" calcext:value-type="float">
            <text:p>1.307</text:p>
          </table:table-cell>
          <table:table-cell table:formula="of:=[.O31]/[.B31]" office:value-type="float" office:value="0.44276567634405" calcext:value-type="float">
            <text:p>0.44276567634405</text:p>
          </table:table-cell>
          <table:table-cell table:formula="of:=[$'09_pr2377-junitstaticsuite-data'.B31]" office:value-type="float" office:value="1.4137" calcext:value-type="float">
            <text:p>1.4137</text:p>
          </table:table-cell>
          <table:table-cell table:formula="of:=[.Q31]/[.B31]" office:value-type="float" office:value="0.478911887259053" calcext:value-type="float">
            <text:p>0.478911887259053</text:p>
          </table:table-cell>
        </table:table-row>
        <table:table-row table:style-name="ro1">
          <table:table-cell table:formula="of:=[$'01_baseline-6.22.0-data'.A32]" office:value-type="string" office:string-value="AvoidMultipleUnaryOperators" calcext:value-type="string">
            <text:p>AvoidMultipleUnaryOperators</text:p>
          </table:table-cell>
          <table:table-cell table:formula="of:=[$'01_baseline-6.22.0-data'.B32]" office:value-type="float" office:value="0.0096" calcext:value-type="float">
            <text:p>0.0096</text:p>
          </table:table-cell>
          <table:table-cell table:formula="of:=[$'02_master-6.23.0-SNAPSHOT-ea532e6-data'.B32]" office:value-type="float" office:value="0.0079" calcext:value-type="float">
            <text:p>0.0079</text:p>
          </table:table-cell>
          <table:table-cell table:formula="of:=[.C32]/[.B32]" office:value-type="float" office:value="0.822916666666667" calcext:value-type="float">
            <text:p>0.822916666666667</text:p>
          </table:table-cell>
          <table:table-cell table:formula="of:=[$'03_pr2377-data'.B32]" office:value-type="float" office:value="0.0085" calcext:value-type="float">
            <text:p>0.0085</text:p>
          </table:table-cell>
          <table:table-cell table:formula="of:=[.E32]/[.B32]" office:value-type="float" office:value="0.885416666666667" calcext:value-type="float">
            <text:p>0.885416666666667</text:p>
          </table:table-cell>
          <table:table-cell table:formula="of:=[$'04_pr2377-improved-properclone-avoiddecimal-data'.B32]" office:value-type="float" office:value="0.0083" calcext:value-type="float">
            <text:p>0.0083</text:p>
          </table:table-cell>
          <table:table-cell table:formula="of:=[.G32]/[.B32]" office:value-type="float" office:value="0.864583333333333" calcext:value-type="float">
            <text:p>0.864583333333333</text:p>
          </table:table-cell>
          <table:table-cell table:formula="of:=[$'05_pr2377_positionliteral-data'.B32]" office:value-type="float" office:value="0.0091" calcext:value-type="float">
            <text:p>0.0091</text:p>
          </table:table-cell>
          <table:table-cell table:formula="of:=[.I32]/[.B32]" office:value-type="float" office:value="0.947916666666667" calcext:value-type="float">
            <text:p>0.947916666666667</text:p>
          </table:table-cell>
          <table:table-cell table:formula="of:=[$'06_pr2377-positionliteral-javarule-data'.B32]" office:value-type="float" office:value="0.0085" calcext:value-type="float">
            <text:p>0.0085</text:p>
          </table:table-cell>
          <table:table-cell table:formula="of:=[.K32]/[.B32]" office:value-type="float" office:value="0.885416666666667" calcext:value-type="float">
            <text:p>0.885416666666667</text:p>
          </table:table-cell>
          <table:table-cell table:formula="of:=[$'07_pr2377-junit-improved-data'.B32]" office:value-type="float" office:value="0.0096" calcext:value-type="float">
            <text:p>0.0096</text:p>
          </table:table-cell>
          <table:table-cell table:formula="of:=[.M32]/[.B32]" office:value-type="float" office:value="1" calcext:value-type="float">
            <text:p>1</text:p>
          </table:table-cell>
          <table:table-cell table:formula="of:=[$'08_pr2377-fixed-typeres-data'.B32]" office:value-type="float" office:value="0.009" calcext:value-type="float">
            <text:p>0.009</text:p>
          </table:table-cell>
          <table:table-cell table:formula="of:=[.O32]/[.B32]" office:value-type="float" office:value="0.9375" calcext:value-type="float">
            <text:p>0.9375</text:p>
          </table:table-cell>
          <table:table-cell table:formula="of:=[$'09_pr2377-junitstaticsuite-data'.B32]" office:value-type="float" office:value="0.0092" calcext:value-type="float">
            <text:p>0.0092</text:p>
          </table:table-cell>
          <table:table-cell table:formula="of:=[.Q32]/[.B32]" office:value-type="float" office:value="0.958333333333333" calcext:value-type="float">
            <text:p>0.958333333333333</text:p>
          </table:table-cell>
        </table:table-row>
        <table:table-row table:style-name="ro1">
          <table:table-cell table:formula="of:=[$'01_baseline-6.22.0-data'.A33]" office:value-type="string" office:string-value="AvoidPrintStackTrace" calcext:value-type="string">
            <text:p>AvoidPrintStackTrace</text:p>
          </table:table-cell>
          <table:table-cell table:formula="of:=[$'01_baseline-6.22.0-data'.B33]" office:value-type="float" office:value="1.0693" calcext:value-type="float">
            <text:p>1.0693</text:p>
          </table:table-cell>
          <table:table-cell table:formula="of:=[$'02_master-6.23.0-SNAPSHOT-ea532e6-data'.B33]" office:value-type="float" office:value="1.1403" calcext:value-type="float">
            <text:p>1.1403</text:p>
          </table:table-cell>
          <table:table-cell table:formula="of:=[.C33]/[.B33]" office:value-type="float" office:value="1.06639857850931" calcext:value-type="float">
            <text:p>1.06639857850931</text:p>
          </table:table-cell>
          <table:table-cell table:formula="of:=[$'03_pr2377-data'.B33]" office:value-type="float" office:value="1.2643" calcext:value-type="float">
            <text:p>1.2643</text:p>
          </table:table-cell>
          <table:table-cell table:formula="of:=[.E33]/[.B33]" office:value-type="float" office:value="1.18236229308894" calcext:value-type="float">
            <text:p>1.18236229308894</text:p>
          </table:table-cell>
          <table:table-cell table:formula="of:=[$'04_pr2377-improved-properclone-avoiddecimal-data'.B33]" office:value-type="float" office:value="1.5144" calcext:value-type="float">
            <text:p>1.5144</text:p>
          </table:table-cell>
          <table:table-cell table:formula="of:=[.G33]/[.B33]" office:value-type="float" office:value="1.41625362386608" calcext:value-type="float">
            <text:p>1.41625362386608</text:p>
          </table:table-cell>
          <table:table-cell table:formula="of:=[$'05_pr2377_positionliteral-data'.B33]" office:value-type="float" office:value="1.3792" calcext:value-type="float">
            <text:p>1.3792</text:p>
          </table:table-cell>
          <table:table-cell table:formula="of:=[.I33]/[.B33]" office:value-type="float" office:value="1.28981576732442" calcext:value-type="float">
            <text:p>1.28981576732442</text:p>
          </table:table-cell>
          <table:table-cell table:formula="of:=[$'06_pr2377-positionliteral-javarule-data'.B33]" office:value-type="float" office:value="1.4365" calcext:value-type="float">
            <text:p>1.4365</text:p>
          </table:table-cell>
          <table:table-cell table:formula="of:=[.K33]/[.B33]" office:value-type="float" office:value="1.34340222575517" calcext:value-type="float">
            <text:p>1.34340222575517</text:p>
          </table:table-cell>
          <table:table-cell table:formula="of:=[$'07_pr2377-junit-improved-data'.B33]" office:value-type="float" office:value="1.5906" calcext:value-type="float">
            <text:p>1.5906</text:p>
          </table:table-cell>
          <table:table-cell table:formula="of:=[.M33]/[.B33]" office:value-type="float" office:value="1.48751519685776" calcext:value-type="float">
            <text:p>1.48751519685776</text:p>
          </table:table-cell>
          <table:table-cell table:formula="of:=[$'08_pr2377-fixed-typeres-data'.B33]" office:value-type="float" office:value="1.607" calcext:value-type="float">
            <text:p>1.607</text:p>
          </table:table-cell>
          <table:table-cell table:formula="of:=[.O33]/[.B33]" office:value-type="float" office:value="1.50285233330216" calcext:value-type="float">
            <text:p>1.50285233330216</text:p>
          </table:table-cell>
          <table:table-cell table:formula="of:=[$'09_pr2377-junitstaticsuite-data'.B33]" office:value-type="float" office:value="1.5375" calcext:value-type="float">
            <text:p>1.5375</text:p>
          </table:table-cell>
          <table:table-cell table:formula="of:=[.Q33]/[.B33]" office:value-type="float" office:value="1.43785654166277" calcext:value-type="float">
            <text:p>1.43785654166277</text:p>
          </table:table-cell>
        </table:table-row>
        <table:table-row table:style-name="ro1">
          <table:table-cell table:formula="of:=[$'01_baseline-6.22.0-data'.A34]" office:value-type="string" office:string-value="AvoidProtectedFieldInFinalClass" calcext:value-type="string">
            <text:p>AvoidProtectedFieldInFinalClass</text:p>
          </table:table-cell>
          <table:table-cell table:formula="of:=[$'01_baseline-6.22.0-data'.B34]" office:value-type="float" office:value="0.0532" calcext:value-type="float">
            <text:p>0.0532</text:p>
          </table:table-cell>
          <table:table-cell table:formula="of:=[$'02_master-6.23.0-SNAPSHOT-ea532e6-data'.B34]" office:value-type="float" office:value="0.0611" calcext:value-type="float">
            <text:p>0.0611</text:p>
          </table:table-cell>
          <table:table-cell table:formula="of:=[.C34]/[.B34]" office:value-type="float" office:value="1.1484962406015" calcext:value-type="float">
            <text:p>1.1484962406015</text:p>
          </table:table-cell>
          <table:table-cell table:formula="of:=[$'03_pr2377-data'.B34]" office:value-type="float" office:value="0.0649" calcext:value-type="float">
            <text:p>0.0649</text:p>
          </table:table-cell>
          <table:table-cell table:formula="of:=[.E34]/[.B34]" office:value-type="float" office:value="1.21992481203008" calcext:value-type="float">
            <text:p>1.21992481203008</text:p>
          </table:table-cell>
          <table:table-cell table:formula="of:=[$'04_pr2377-improved-properclone-avoiddecimal-data'.B34]" office:value-type="float" office:value="0.0677" calcext:value-type="float">
            <text:p>0.0677</text:p>
          </table:table-cell>
          <table:table-cell table:formula="of:=[.G34]/[.B34]" office:value-type="float" office:value="1.27255639097744" calcext:value-type="float">
            <text:p>1.27255639097744</text:p>
          </table:table-cell>
          <table:table-cell table:formula="of:=[$'05_pr2377_positionliteral-data'.B34]" office:value-type="float" office:value="0.0933" calcext:value-type="float">
            <text:p>0.0933</text:p>
          </table:table-cell>
          <table:table-cell table:formula="of:=[.I34]/[.B34]" office:value-type="float" office:value="1.75375939849624" calcext:value-type="float">
            <text:p>1.75375939849624</text:p>
          </table:table-cell>
          <table:table-cell table:formula="of:=[$'06_pr2377-positionliteral-javarule-data'.B34]" office:value-type="float" office:value="0.0678" calcext:value-type="float">
            <text:p>0.0678</text:p>
          </table:table-cell>
          <table:table-cell table:formula="of:=[.K34]/[.B34]" office:value-type="float" office:value="1.27443609022556" calcext:value-type="float">
            <text:p>1.27443609022556</text:p>
          </table:table-cell>
          <table:table-cell table:formula="of:=[$'07_pr2377-junit-improved-data'.B34]" office:value-type="float" office:value="0.0665" calcext:value-type="float">
            <text:p>0.0665</text:p>
          </table:table-cell>
          <table:table-cell table:formula="of:=[.M34]/[.B34]" office:value-type="float" office:value="1.25" calcext:value-type="float">
            <text:p>1.25</text:p>
          </table:table-cell>
          <table:table-cell table:formula="of:=[$'08_pr2377-fixed-typeres-data'.B34]" office:value-type="float" office:value="0.067" calcext:value-type="float">
            <text:p>0.067</text:p>
          </table:table-cell>
          <table:table-cell table:formula="of:=[.O34]/[.B34]" office:value-type="float" office:value="1.2593984962406" calcext:value-type="float">
            <text:p>1.2593984962406</text:p>
          </table:table-cell>
          <table:table-cell table:formula="of:=[$'09_pr2377-junitstaticsuite-data'.B34]" office:value-type="float" office:value="0.0694" calcext:value-type="float">
            <text:p>0.0694</text:p>
          </table:table-cell>
          <table:table-cell table:formula="of:=[.Q34]/[.B34]" office:value-type="float" office:value="1.30451127819549" calcext:value-type="float">
            <text:p>1.30451127819549</text:p>
          </table:table-cell>
        </table:table-row>
        <table:table-row table:style-name="ro1">
          <table:table-cell table:formula="of:=[$'01_baseline-6.22.0-data'.A35]" office:value-type="string" office:string-value="AvoidProtectedMethodInFinalClassNotExtending" calcext:value-type="string">
            <text:p>AvoidProtectedMethodInFinalClassNotExtending</text:p>
          </table:table-cell>
          <table:table-cell table:formula="of:=[$'01_baseline-6.22.0-data'.B35]" office:value-type="float" office:value="0.0421" calcext:value-type="float">
            <text:p>0.0421</text:p>
          </table:table-cell>
          <table:table-cell table:formula="of:=[$'02_master-6.23.0-SNAPSHOT-ea532e6-data'.B35]" office:value-type="float" office:value="0.0437" calcext:value-type="float">
            <text:p>0.0437</text:p>
          </table:table-cell>
          <table:table-cell table:formula="of:=[.C35]/[.B35]" office:value-type="float" office:value="1.03800475059382" calcext:value-type="float">
            <text:p>1.03800475059382</text:p>
          </table:table-cell>
          <table:table-cell table:formula="of:=[$'03_pr2377-data'.B35]" office:value-type="float" office:value="0.05" calcext:value-type="float">
            <text:p>0.05</text:p>
          </table:table-cell>
          <table:table-cell table:formula="of:=[.E35]/[.B35]" office:value-type="float" office:value="1.18764845605701" calcext:value-type="float">
            <text:p>1.18764845605701</text:p>
          </table:table-cell>
          <table:table-cell table:formula="of:=[$'04_pr2377-improved-properclone-avoiddecimal-data'.B35]" office:value-type="float" office:value="0.0509" calcext:value-type="float">
            <text:p>0.0509</text:p>
          </table:table-cell>
          <table:table-cell table:formula="of:=[.G35]/[.B35]" office:value-type="float" office:value="1.20902612826603" calcext:value-type="float">
            <text:p>1.20902612826603</text:p>
          </table:table-cell>
          <table:table-cell table:formula="of:=[$'05_pr2377_positionliteral-data'.B35]" office:value-type="float" office:value="0.0496" calcext:value-type="float">
            <text:p>0.0496</text:p>
          </table:table-cell>
          <table:table-cell table:formula="of:=[.I35]/[.B35]" office:value-type="float" office:value="1.17814726840855" calcext:value-type="float">
            <text:p>1.17814726840855</text:p>
          </table:table-cell>
          <table:table-cell table:formula="of:=[$'06_pr2377-positionliteral-javarule-data'.B35]" office:value-type="float" office:value="0.0527" calcext:value-type="float">
            <text:p>0.0527</text:p>
          </table:table-cell>
          <table:table-cell table:formula="of:=[.K35]/[.B35]" office:value-type="float" office:value="1.25178147268409" calcext:value-type="float">
            <text:p>1.25178147268409</text:p>
          </table:table-cell>
          <table:table-cell table:formula="of:=[$'07_pr2377-junit-improved-data'.B35]" office:value-type="float" office:value="0.0535" calcext:value-type="float">
            <text:p>0.0535</text:p>
          </table:table-cell>
          <table:table-cell table:formula="of:=[.M35]/[.B35]" office:value-type="float" office:value="1.270783847981" calcext:value-type="float">
            <text:p>1.270783847981</text:p>
          </table:table-cell>
          <table:table-cell table:formula="of:=[$'08_pr2377-fixed-typeres-data'.B35]" office:value-type="float" office:value="0.0989" calcext:value-type="float">
            <text:p>0.0989</text:p>
          </table:table-cell>
          <table:table-cell table:formula="of:=[.O35]/[.B35]" office:value-type="float" office:value="2.34916864608076" calcext:value-type="float">
            <text:p>2.34916864608076</text:p>
          </table:table-cell>
          <table:table-cell table:formula="of:=[$'09_pr2377-junitstaticsuite-data'.B35]" office:value-type="float" office:value="0.0515" calcext:value-type="float">
            <text:p>0.0515</text:p>
          </table:table-cell>
          <table:table-cell table:formula="of:=[.Q35]/[.B35]" office:value-type="float" office:value="1.22327790973872" calcext:value-type="float">
            <text:p>1.22327790973872</text:p>
          </table:table-cell>
        </table:table-row>
        <table:table-row table:style-name="ro1">
          <table:table-cell table:formula="of:=[$'01_baseline-6.22.0-data'.A36]" office:value-type="string" office:string-value="AvoidReassigningLoopVariables" calcext:value-type="string">
            <text:p>AvoidReassigningLoopVariables</text:p>
          </table:table-cell>
          <table:table-cell table:formula="of:=[$'01_baseline-6.22.0-data'.B36]" office:value-type="float" office:value="0.1304" calcext:value-type="float">
            <text:p>0.1304</text:p>
          </table:table-cell>
          <table:table-cell table:formula="of:=[$'02_master-6.23.0-SNAPSHOT-ea532e6-data'.B36]" office:value-type="float" office:value="0.1366" calcext:value-type="float">
            <text:p>0.1366</text:p>
          </table:table-cell>
          <table:table-cell table:formula="of:=[.C36]/[.B36]" office:value-type="float" office:value="1.04754601226994" calcext:value-type="float">
            <text:p>1.04754601226994</text:p>
          </table:table-cell>
          <table:table-cell table:formula="of:=[$'03_pr2377-data'.B36]" office:value-type="float" office:value="0.1305" calcext:value-type="float">
            <text:p>0.1305</text:p>
          </table:table-cell>
          <table:table-cell table:formula="of:=[.E36]/[.B36]" office:value-type="float" office:value="1.00076687116564" calcext:value-type="float">
            <text:p>1.00076687116564</text:p>
          </table:table-cell>
          <table:table-cell table:formula="of:=[$'04_pr2377-improved-properclone-avoiddecimal-data'.B36]" office:value-type="float" office:value="0.1346" calcext:value-type="float">
            <text:p>0.1346</text:p>
          </table:table-cell>
          <table:table-cell table:formula="of:=[.G36]/[.B36]" office:value-type="float" office:value="1.03220858895706" calcext:value-type="float">
            <text:p>1.03220858895706</text:p>
          </table:table-cell>
          <table:table-cell table:formula="of:=[$'05_pr2377_positionliteral-data'.B36]" office:value-type="float" office:value="0.1336" calcext:value-type="float">
            <text:p>0.1336</text:p>
          </table:table-cell>
          <table:table-cell table:formula="of:=[.I36]/[.B36]" office:value-type="float" office:value="1.02453987730061" calcext:value-type="float">
            <text:p>1.02453987730061</text:p>
          </table:table-cell>
          <table:table-cell table:formula="of:=[$'06_pr2377-positionliteral-javarule-data'.B36]" office:value-type="float" office:value="0.1361" calcext:value-type="float">
            <text:p>0.1361</text:p>
          </table:table-cell>
          <table:table-cell table:formula="of:=[.K36]/[.B36]" office:value-type="float" office:value="1.04371165644172" calcext:value-type="float">
            <text:p>1.04371165644172</text:p>
          </table:table-cell>
          <table:table-cell table:formula="of:=[$'07_pr2377-junit-improved-data'.B36]" office:value-type="float" office:value="0.1309" calcext:value-type="float">
            <text:p>0.1309</text:p>
          </table:table-cell>
          <table:table-cell table:formula="of:=[.M36]/[.B36]" office:value-type="float" office:value="1.00383435582822" calcext:value-type="float">
            <text:p>1.00383435582822</text:p>
          </table:table-cell>
          <table:table-cell table:formula="of:=[$'08_pr2377-fixed-typeres-data'.B36]" office:value-type="float" office:value="0.1349" calcext:value-type="float">
            <text:p>0.1349</text:p>
          </table:table-cell>
          <table:table-cell table:formula="of:=[.O36]/[.B36]" office:value-type="float" office:value="1.03450920245399" calcext:value-type="float">
            <text:p>1.03450920245399</text:p>
          </table:table-cell>
          <table:table-cell table:formula="of:=[$'09_pr2377-junitstaticsuite-data'.B36]" office:value-type="float" office:value="0.1341" calcext:value-type="float">
            <text:p>0.1341</text:p>
          </table:table-cell>
          <table:table-cell table:formula="of:=[.Q36]/[.B36]" office:value-type="float" office:value="1.02837423312883" calcext:value-type="float">
            <text:p>1.02837423312883</text:p>
          </table:table-cell>
        </table:table-row>
        <table:table-row table:style-name="ro1">
          <table:table-cell table:formula="of:=[$'01_baseline-6.22.0-data'.A37]" office:value-type="string" office:string-value="AvoidReassigningParameters" calcext:value-type="string">
            <text:p>AvoidReassigningParameters</text:p>
          </table:table-cell>
          <table:table-cell table:formula="of:=[$'01_baseline-6.22.0-data'.B37]" office:value-type="float" office:value="0.5296" calcext:value-type="float">
            <text:p>0.5296</text:p>
          </table:table-cell>
          <table:table-cell table:formula="of:=[$'02_master-6.23.0-SNAPSHOT-ea532e6-data'.B37]" office:value-type="float" office:value="0.5558" calcext:value-type="float">
            <text:p>0.5558</text:p>
          </table:table-cell>
          <table:table-cell table:formula="of:=[.C37]/[.B37]" office:value-type="float" office:value="1.04947129909366" calcext:value-type="float">
            <text:p>1.04947129909366</text:p>
          </table:table-cell>
          <table:table-cell table:formula="of:=[$'03_pr2377-data'.B37]" office:value-type="float" office:value="0.6258" calcext:value-type="float">
            <text:p>0.6258</text:p>
          </table:table-cell>
          <table:table-cell table:formula="of:=[.E37]/[.B37]" office:value-type="float" office:value="1.18164652567976" calcext:value-type="float">
            <text:p>1.18164652567976</text:p>
          </table:table-cell>
          <table:table-cell table:formula="of:=[$'04_pr2377-improved-properclone-avoiddecimal-data'.B37]" office:value-type="float" office:value="0.56" calcext:value-type="float">
            <text:p>0.56</text:p>
          </table:table-cell>
          <table:table-cell table:formula="of:=[.G37]/[.B37]" office:value-type="float" office:value="1.05740181268882" calcext:value-type="float">
            <text:p>1.05740181268882</text:p>
          </table:table-cell>
          <table:table-cell table:formula="of:=[$'05_pr2377_positionliteral-data'.B37]" office:value-type="float" office:value="0.5199" calcext:value-type="float">
            <text:p>0.5199</text:p>
          </table:table-cell>
          <table:table-cell table:formula="of:=[.I37]/[.B37]" office:value-type="float" office:value="0.981684290030211" calcext:value-type="float">
            <text:p>0.981684290030211</text:p>
          </table:table-cell>
          <table:table-cell table:formula="of:=[$'06_pr2377-positionliteral-javarule-data'.B37]" office:value-type="float" office:value="0.5385" calcext:value-type="float">
            <text:p>0.5385</text:p>
          </table:table-cell>
          <table:table-cell table:formula="of:=[.K37]/[.B37]" office:value-type="float" office:value="1.01680513595166" calcext:value-type="float">
            <text:p>1.01680513595166</text:p>
          </table:table-cell>
          <table:table-cell table:formula="of:=[$'07_pr2377-junit-improved-data'.B37]" office:value-type="float" office:value="0.5313" calcext:value-type="float">
            <text:p>0.5313</text:p>
          </table:table-cell>
          <table:table-cell table:formula="of:=[.M37]/[.B37]" office:value-type="float" office:value="1.00320996978852" calcext:value-type="float">
            <text:p>1.00320996978852</text:p>
          </table:table-cell>
          <table:table-cell table:formula="of:=[$'08_pr2377-fixed-typeres-data'.B37]" office:value-type="float" office:value="0.5463" calcext:value-type="float">
            <text:p>0.5463</text:p>
          </table:table-cell>
          <table:table-cell table:formula="of:=[.O37]/[.B37]" office:value-type="float" office:value="1.0315332326284" calcext:value-type="float">
            <text:p>1.0315332326284</text:p>
          </table:table-cell>
          <table:table-cell table:formula="of:=[$'09_pr2377-junitstaticsuite-data'.B37]" office:value-type="float" office:value="0.5298" calcext:value-type="float">
            <text:p>0.5298</text:p>
          </table:table-cell>
          <table:table-cell table:formula="of:=[.Q37]/[.B37]" office:value-type="float" office:value="1.00037764350453" calcext:value-type="float">
            <text:p>1.00037764350453</text:p>
          </table:table-cell>
        </table:table-row>
        <table:table-row table:style-name="ro1">
          <table:table-cell table:formula="of:=[$'01_baseline-6.22.0-data'.A38]" office:value-type="string" office:string-value="AvoidRethrowingException" calcext:value-type="string">
            <text:p>AvoidRethrowingException</text:p>
          </table:table-cell>
          <table:table-cell table:formula="of:=[$'01_baseline-6.22.0-data'.B38]" office:value-type="float" office:value="0.0199" calcext:value-type="float">
            <text:p>0.0199</text:p>
          </table:table-cell>
          <table:table-cell table:formula="of:=[$'02_master-6.23.0-SNAPSHOT-ea532e6-data'.B38]" office:value-type="float" office:value="0.0213" calcext:value-type="float">
            <text:p>0.0213</text:p>
          </table:table-cell>
          <table:table-cell table:formula="of:=[.C38]/[.B38]" office:value-type="float" office:value="1.07035175879397" calcext:value-type="float">
            <text:p>1.07035175879397</text:p>
          </table:table-cell>
          <table:table-cell table:formula="of:=[$'03_pr2377-data'.B38]" office:value-type="float" office:value="0.0167" calcext:value-type="float">
            <text:p>0.0167</text:p>
          </table:table-cell>
          <table:table-cell table:formula="of:=[.E38]/[.B38]" office:value-type="float" office:value="0.839195979899497" calcext:value-type="float">
            <text:p>0.839195979899497</text:p>
          </table:table-cell>
          <table:table-cell table:formula="of:=[$'04_pr2377-improved-properclone-avoiddecimal-data'.B38]" office:value-type="float" office:value="0.0166" calcext:value-type="float">
            <text:p>0.0166</text:p>
          </table:table-cell>
          <table:table-cell table:formula="of:=[.G38]/[.B38]" office:value-type="float" office:value="0.834170854271357" calcext:value-type="float">
            <text:p>0.834170854271357</text:p>
          </table:table-cell>
          <table:table-cell table:formula="of:=[$'05_pr2377_positionliteral-data'.B38]" office:value-type="float" office:value="0.0175" calcext:value-type="float">
            <text:p>0.0175</text:p>
          </table:table-cell>
          <table:table-cell table:formula="of:=[.I38]/[.B38]" office:value-type="float" office:value="0.879396984924623" calcext:value-type="float">
            <text:p>0.879396984924623</text:p>
          </table:table-cell>
          <table:table-cell table:formula="of:=[$'06_pr2377-positionliteral-javarule-data'.B38]" office:value-type="float" office:value="0.018" calcext:value-type="float">
            <text:p>0.018</text:p>
          </table:table-cell>
          <table:table-cell table:formula="of:=[.K38]/[.B38]" office:value-type="float" office:value="0.904522613065327" calcext:value-type="float">
            <text:p>0.904522613065327</text:p>
          </table:table-cell>
          <table:table-cell table:formula="of:=[$'07_pr2377-junit-improved-data'.B38]" office:value-type="float" office:value="0.0178" calcext:value-type="float">
            <text:p>0.0178</text:p>
          </table:table-cell>
          <table:table-cell table:formula="of:=[.M38]/[.B38]" office:value-type="float" office:value="0.894472361809045" calcext:value-type="float">
            <text:p>0.894472361809045</text:p>
          </table:table-cell>
          <table:table-cell table:formula="of:=[$'08_pr2377-fixed-typeres-data'.B38]" office:value-type="float" office:value="0.0184" calcext:value-type="float">
            <text:p>0.0184</text:p>
          </table:table-cell>
          <table:table-cell table:formula="of:=[.O38]/[.B38]" office:value-type="float" office:value="0.924623115577889" calcext:value-type="float">
            <text:p>0.924623115577889</text:p>
          </table:table-cell>
          <table:table-cell table:formula="of:=[$'09_pr2377-junitstaticsuite-data'.B38]" office:value-type="float" office:value="0.0174" calcext:value-type="float">
            <text:p>0.0174</text:p>
          </table:table-cell>
          <table:table-cell table:formula="of:=[.Q38]/[.B38]" office:value-type="float" office:value="0.874371859296483" calcext:value-type="float">
            <text:p>0.874371859296483</text:p>
          </table:table-cell>
        </table:table-row>
        <table:table-row table:style-name="ro1">
          <table:table-cell table:formula="of:=[$'01_baseline-6.22.0-data'.A39]" office:value-type="string" office:string-value="AvoidStringBufferField" calcext:value-type="string">
            <text:p>AvoidStringBufferField</text:p>
          </table:table-cell>
          <table:table-cell table:formula="of:=[$'01_baseline-6.22.0-data'.B39]" office:value-type="float" office:value="0.0868" calcext:value-type="float">
            <text:p>0.0868</text:p>
          </table:table-cell>
          <table:table-cell table:formula="of:=[$'02_master-6.23.0-SNAPSHOT-ea532e6-data'.B39]" office:value-type="float" office:value="0.078" calcext:value-type="float">
            <text:p>0.078</text:p>
          </table:table-cell>
          <table:table-cell table:formula="of:=[.C39]/[.B39]" office:value-type="float" office:value="0.898617511520737" calcext:value-type="float">
            <text:p>0.898617511520737</text:p>
          </table:table-cell>
          <table:table-cell table:formula="of:=[$'03_pr2377-data'.B39]" office:value-type="float" office:value="0.0806" calcext:value-type="float">
            <text:p>0.0806</text:p>
          </table:table-cell>
          <table:table-cell table:formula="of:=[.E39]/[.B39]" office:value-type="float" office:value="0.928571428571429" calcext:value-type="float">
            <text:p>0.928571428571429</text:p>
          </table:table-cell>
          <table:table-cell table:formula="of:=[$'04_pr2377-improved-properclone-avoiddecimal-data'.B39]" office:value-type="float" office:value="0.0828" calcext:value-type="float">
            <text:p>0.0828</text:p>
          </table:table-cell>
          <table:table-cell table:formula="of:=[.G39]/[.B39]" office:value-type="float" office:value="0.953917050691244" calcext:value-type="float">
            <text:p>0.953917050691244</text:p>
          </table:table-cell>
          <table:table-cell table:formula="of:=[$'05_pr2377_positionliteral-data'.B39]" office:value-type="float" office:value="0.0823" calcext:value-type="float">
            <text:p>0.0823</text:p>
          </table:table-cell>
          <table:table-cell table:formula="of:=[.I39]/[.B39]" office:value-type="float" office:value="0.94815668202765" calcext:value-type="float">
            <text:p>0.94815668202765</text:p>
          </table:table-cell>
          <table:table-cell table:formula="of:=[$'06_pr2377-positionliteral-javarule-data'.B39]" office:value-type="float" office:value="0.087" calcext:value-type="float">
            <text:p>0.087</text:p>
          </table:table-cell>
          <table:table-cell table:formula="of:=[.K39]/[.B39]" office:value-type="float" office:value="1.00230414746544" calcext:value-type="float">
            <text:p>1.00230414746544</text:p>
          </table:table-cell>
          <table:table-cell table:formula="of:=[$'07_pr2377-junit-improved-data'.B39]" office:value-type="float" office:value="0.0908" calcext:value-type="float">
            <text:p>0.0908</text:p>
          </table:table-cell>
          <table:table-cell table:formula="of:=[.M39]/[.B39]" office:value-type="float" office:value="1.04608294930876" calcext:value-type="float">
            <text:p>1.04608294930876</text:p>
          </table:table-cell>
          <table:table-cell table:formula="of:=[$'08_pr2377-fixed-typeres-data'.B39]" office:value-type="float" office:value="0.0951" calcext:value-type="float">
            <text:p>0.0951</text:p>
          </table:table-cell>
          <table:table-cell table:formula="of:=[.O39]/[.B39]" office:value-type="float" office:value="1.09562211981567" calcext:value-type="float">
            <text:p>1.09562211981567</text:p>
          </table:table-cell>
          <table:table-cell table:formula="of:=[$'09_pr2377-junitstaticsuite-data'.B39]" office:value-type="float" office:value="0.0916" calcext:value-type="float">
            <text:p>0.0916</text:p>
          </table:table-cell>
          <table:table-cell table:formula="of:=[.Q39]/[.B39]" office:value-type="float" office:value="1.05529953917051" calcext:value-type="float">
            <text:p>1.05529953917051</text:p>
          </table:table-cell>
        </table:table-row>
        <table:table-row table:style-name="ro1">
          <table:table-cell table:formula="of:=[$'01_baseline-6.22.0-data'.A40]" office:value-type="string" office:string-value="AvoidSynchronizedAtMethodLevel" calcext:value-type="string">
            <text:p>AvoidSynchronizedAtMethodLevel</text:p>
          </table:table-cell>
          <table:table-cell table:formula="of:=[$'01_baseline-6.22.0-data'.B40]" office:value-type="float" office:value="0.1655" calcext:value-type="float">
            <text:p>0.1655</text:p>
          </table:table-cell>
          <table:table-cell table:formula="of:=[$'02_master-6.23.0-SNAPSHOT-ea532e6-data'.B40]" office:value-type="float" office:value="0.1921" calcext:value-type="float">
            <text:p>0.1921</text:p>
          </table:table-cell>
          <table:table-cell table:formula="of:=[.C40]/[.B40]" office:value-type="float" office:value="1.1607250755287" calcext:value-type="float">
            <text:p>1.1607250755287</text:p>
          </table:table-cell>
          <table:table-cell table:formula="of:=[$'03_pr2377-data'.B40]" office:value-type="float" office:value="0.23" calcext:value-type="float">
            <text:p>0.23</text:p>
          </table:table-cell>
          <table:table-cell table:formula="of:=[.E40]/[.B40]" office:value-type="float" office:value="1.38972809667674" calcext:value-type="float">
            <text:p>1.38972809667674</text:p>
          </table:table-cell>
          <table:table-cell table:formula="of:=[$'04_pr2377-improved-properclone-avoiddecimal-data'.B40]" office:value-type="float" office:value="0.2336" calcext:value-type="float">
            <text:p>0.2336</text:p>
          </table:table-cell>
          <table:table-cell table:formula="of:=[.G40]/[.B40]" office:value-type="float" office:value="1.41148036253776" calcext:value-type="float">
            <text:p>1.41148036253776</text:p>
          </table:table-cell>
          <table:table-cell table:formula="of:=[$'05_pr2377_positionliteral-data'.B40]" office:value-type="float" office:value="0.2033" calcext:value-type="float">
            <text:p>0.2033</text:p>
          </table:table-cell>
          <table:table-cell table:formula="of:=[.I40]/[.B40]" office:value-type="float" office:value="1.22839879154079" calcext:value-type="float">
            <text:p>1.22839879154079</text:p>
          </table:table-cell>
          <table:table-cell table:formula="of:=[$'06_pr2377-positionliteral-javarule-data'.B40]" office:value-type="float" office:value="0.2416" calcext:value-type="float">
            <text:p>0.2416</text:p>
          </table:table-cell>
          <table:table-cell table:formula="of:=[.K40]/[.B40]" office:value-type="float" office:value="1.45981873111782" calcext:value-type="float">
            <text:p>1.45981873111782</text:p>
          </table:table-cell>
          <table:table-cell table:formula="of:=[$'07_pr2377-junit-improved-data'.B40]" office:value-type="float" office:value="0.2077" calcext:value-type="float">
            <text:p>0.2077</text:p>
          </table:table-cell>
          <table:table-cell table:formula="of:=[.M40]/[.B40]" office:value-type="float" office:value="1.25498489425982" calcext:value-type="float">
            <text:p>1.25498489425982</text:p>
          </table:table-cell>
          <table:table-cell table:formula="of:=[$'08_pr2377-fixed-typeres-data'.B40]" office:value-type="float" office:value="0.2156" calcext:value-type="float">
            <text:p>0.2156</text:p>
          </table:table-cell>
          <table:table-cell table:formula="of:=[.O40]/[.B40]" office:value-type="float" office:value="1.30271903323263" calcext:value-type="float">
            <text:p>1.30271903323263</text:p>
          </table:table-cell>
          <table:table-cell table:formula="of:=[$'09_pr2377-junitstaticsuite-data'.B40]" office:value-type="float" office:value="0.2307" calcext:value-type="float">
            <text:p>0.2307</text:p>
          </table:table-cell>
          <table:table-cell table:formula="of:=[.Q40]/[.B40]" office:value-type="float" office:value="1.39395770392749" calcext:value-type="float">
            <text:p>1.39395770392749</text:p>
          </table:table-cell>
        </table:table-row>
        <table:table-row table:style-name="ro1">
          <table:table-cell table:formula="of:=[$'01_baseline-6.22.0-data'.A41]" office:value-type="string" office:string-value="AvoidThreadGroup" calcext:value-type="string">
            <text:p>AvoidThreadGroup</text:p>
          </table:table-cell>
          <table:table-cell table:formula="of:=[$'01_baseline-6.22.0-data'.B41]" office:value-type="float" office:value="0.6069" calcext:value-type="float">
            <text:p>0.6069</text:p>
          </table:table-cell>
          <table:table-cell table:formula="of:=[$'02_master-6.23.0-SNAPSHOT-ea532e6-data'.B41]" office:value-type="float" office:value="0.7228" calcext:value-type="float">
            <text:p>0.7228</text:p>
          </table:table-cell>
          <table:table-cell table:formula="of:=[.C41]/[.B41]" office:value-type="float" office:value="1.1909705058494" calcext:value-type="float">
            <text:p>1.1909705058494</text:p>
          </table:table-cell>
          <table:table-cell table:formula="of:=[$'03_pr2377-data'.B41]" office:value-type="float" office:value="0.9851" calcext:value-type="float">
            <text:p>0.9851</text:p>
          </table:table-cell>
          <table:table-cell table:formula="of:=[.E41]/[.B41]" office:value-type="float" office:value="1.62316691382435" calcext:value-type="float">
            <text:p>1.62316691382435</text:p>
          </table:table-cell>
          <table:table-cell table:formula="of:=[$'04_pr2377-improved-properclone-avoiddecimal-data'.B41]" office:value-type="float" office:value="1.015" calcext:value-type="float">
            <text:p>1.015</text:p>
          </table:table-cell>
          <table:table-cell table:formula="of:=[.G41]/[.B41]" office:value-type="float" office:value="1.67243367935409" calcext:value-type="float">
            <text:p>1.67243367935409</text:p>
          </table:table-cell>
          <table:table-cell table:formula="of:=[$'05_pr2377_positionliteral-data'.B41]" office:value-type="float" office:value="0.9753" calcext:value-type="float">
            <text:p>0.9753</text:p>
          </table:table-cell>
          <table:table-cell table:formula="of:=[.I41]/[.B41]" office:value-type="float" office:value="1.60701927829956" calcext:value-type="float">
            <text:p>1.60701927829956</text:p>
          </table:table-cell>
          <table:table-cell table:formula="of:=[$'06_pr2377-positionliteral-javarule-data'.B41]" office:value-type="float" office:value="1.0982" calcext:value-type="float">
            <text:p>1.0982</text:p>
          </table:table-cell>
          <table:table-cell table:formula="of:=[.K41]/[.B41]" office:value-type="float" office:value="1.80952380952381" calcext:value-type="float">
            <text:p>1.80952380952381</text:p>
          </table:table-cell>
          <table:table-cell table:formula="of:=[$'07_pr2377-junit-improved-data'.B41]" office:value-type="float" office:value="1.0246" calcext:value-type="float">
            <text:p>1.0246</text:p>
          </table:table-cell>
          <table:table-cell table:formula="of:=[.M41]/[.B41]" office:value-type="float" office:value="1.68825177129675" calcext:value-type="float">
            <text:p>1.68825177129675</text:p>
          </table:table-cell>
          <table:table-cell table:formula="of:=[$'08_pr2377-fixed-typeres-data'.B41]" office:value-type="float" office:value="1.0691" calcext:value-type="float">
            <text:p>1.0691</text:p>
          </table:table-cell>
          <table:table-cell table:formula="of:=[.O41]/[.B41]" office:value-type="float" office:value="1.76157521832262" calcext:value-type="float">
            <text:p>1.76157521832262</text:p>
          </table:table-cell>
          <table:table-cell table:formula="of:=[$'09_pr2377-junitstaticsuite-data'.B41]" office:value-type="float" office:value="1.0138" calcext:value-type="float">
            <text:p>1.0138</text:p>
          </table:table-cell>
          <table:table-cell table:formula="of:=[.Q41]/[.B41]" office:value-type="float" office:value="1.67045641786126" calcext:value-type="float">
            <text:p>1.67045641786126</text:p>
          </table:table-cell>
        </table:table-row>
        <table:table-row table:style-name="ro1">
          <table:table-cell table:formula="of:=[$'01_baseline-6.22.0-data'.A42]" office:value-type="string" office:string-value="AvoidThrowingNewInstanceOfSameException" calcext:value-type="string">
            <text:p>AvoidThrowingNewInstanceOfSameException</text:p>
          </table:table-cell>
          <table:table-cell table:formula="of:=[$'01_baseline-6.22.0-data'.B42]" office:value-type="float" office:value="0.0181" calcext:value-type="float">
            <text:p>0.0181</text:p>
          </table:table-cell>
          <table:table-cell table:formula="of:=[$'02_master-6.23.0-SNAPSHOT-ea532e6-data'.B42]" office:value-type="float" office:value="0.0238" calcext:value-type="float">
            <text:p>0.0238</text:p>
          </table:table-cell>
          <table:table-cell table:formula="of:=[.C42]/[.B42]" office:value-type="float" office:value="1.31491712707182" calcext:value-type="float">
            <text:p>1.31491712707182</text:p>
          </table:table-cell>
          <table:table-cell table:formula="of:=[$'03_pr2377-data'.B42]" office:value-type="float" office:value="0.0179" calcext:value-type="float">
            <text:p>0.0179</text:p>
          </table:table-cell>
          <table:table-cell table:formula="of:=[.E42]/[.B42]" office:value-type="float" office:value="0.988950276243094" calcext:value-type="float">
            <text:p>0.988950276243094</text:p>
          </table:table-cell>
          <table:table-cell table:formula="of:=[$'04_pr2377-improved-properclone-avoiddecimal-data'.B42]" office:value-type="float" office:value="0.0182" calcext:value-type="float">
            <text:p>0.0182</text:p>
          </table:table-cell>
          <table:table-cell table:formula="of:=[.G42]/[.B42]" office:value-type="float" office:value="1.00552486187845" calcext:value-type="float">
            <text:p>1.00552486187845</text:p>
          </table:table-cell>
          <table:table-cell table:formula="of:=[$'05_pr2377_positionliteral-data'.B42]" office:value-type="float" office:value="0.0182" calcext:value-type="float">
            <text:p>0.0182</text:p>
          </table:table-cell>
          <table:table-cell table:formula="of:=[.I42]/[.B42]" office:value-type="float" office:value="1.00552486187845" calcext:value-type="float">
            <text:p>1.00552486187845</text:p>
          </table:table-cell>
          <table:table-cell table:formula="of:=[$'06_pr2377-positionliteral-javarule-data'.B42]" office:value-type="float" office:value="0.019" calcext:value-type="float">
            <text:p>0.019</text:p>
          </table:table-cell>
          <table:table-cell table:formula="of:=[.K42]/[.B42]" office:value-type="float" office:value="1.04972375690608" calcext:value-type="float">
            <text:p>1.04972375690608</text:p>
          </table:table-cell>
          <table:table-cell table:formula="of:=[$'07_pr2377-junit-improved-data'.B42]" office:value-type="float" office:value="0.0188" calcext:value-type="float">
            <text:p>0.0188</text:p>
          </table:table-cell>
          <table:table-cell table:formula="of:=[.M42]/[.B42]" office:value-type="float" office:value="1.03867403314917" calcext:value-type="float">
            <text:p>1.03867403314917</text:p>
          </table:table-cell>
          <table:table-cell table:formula="of:=[$'08_pr2377-fixed-typeres-data'.B42]" office:value-type="float" office:value="0.0196" calcext:value-type="float">
            <text:p>0.0196</text:p>
          </table:table-cell>
          <table:table-cell table:formula="of:=[.O42]/[.B42]" office:value-type="float" office:value="1.0828729281768" calcext:value-type="float">
            <text:p>1.0828729281768</text:p>
          </table:table-cell>
          <table:table-cell table:formula="of:=[$'09_pr2377-junitstaticsuite-data'.B42]" office:value-type="float" office:value="0.0183" calcext:value-type="float">
            <text:p>0.0183</text:p>
          </table:table-cell>
          <table:table-cell table:formula="of:=[.Q42]/[.B42]" office:value-type="float" office:value="1.01104972375691" calcext:value-type="float">
            <text:p>1.01104972375691</text:p>
          </table:table-cell>
        </table:table-row>
        <table:table-row table:style-name="ro1">
          <table:table-cell table:formula="of:=[$'01_baseline-6.22.0-data'.A43]" office:value-type="string" office:string-value="AvoidThrowingNullPointerException" calcext:value-type="string">
            <text:p>AvoidThrowingNullPointerException</text:p>
          </table:table-cell>
          <table:table-cell table:formula="of:=[$'01_baseline-6.22.0-data'.B43]" office:value-type="float" office:value="0.0878" calcext:value-type="float">
            <text:p>0.0878</text:p>
          </table:table-cell>
          <table:table-cell table:formula="of:=[$'02_master-6.23.0-SNAPSHOT-ea532e6-data'.B43]" office:value-type="float" office:value="0.0909" calcext:value-type="float">
            <text:p>0.0909</text:p>
          </table:table-cell>
          <table:table-cell table:formula="of:=[.C43]/[.B43]" office:value-type="float" office:value="1.03530751708428" calcext:value-type="float">
            <text:p>1.03530751708428</text:p>
          </table:table-cell>
          <table:table-cell table:formula="of:=[$'03_pr2377-data'.B43]" office:value-type="float" office:value="0.1272" calcext:value-type="float">
            <text:p>0.1272</text:p>
          </table:table-cell>
          <table:table-cell table:formula="of:=[.E43]/[.B43]" office:value-type="float" office:value="1.44874715261959" calcext:value-type="float">
            <text:p>1.44874715261959</text:p>
          </table:table-cell>
          <table:table-cell table:formula="of:=[$'04_pr2377-improved-properclone-avoiddecimal-data'.B43]" office:value-type="float" office:value="0.1287" calcext:value-type="float">
            <text:p>0.1287</text:p>
          </table:table-cell>
          <table:table-cell table:formula="of:=[.G43]/[.B43]" office:value-type="float" office:value="1.46583143507973" calcext:value-type="float">
            <text:p>1.46583143507973</text:p>
          </table:table-cell>
          <table:table-cell table:formula="of:=[$'05_pr2377_positionliteral-data'.B43]" office:value-type="float" office:value="0.1288" calcext:value-type="float">
            <text:p>0.1288</text:p>
          </table:table-cell>
          <table:table-cell table:formula="of:=[.I43]/[.B43]" office:value-type="float" office:value="1.46697038724374" calcext:value-type="float">
            <text:p>1.46697038724374</text:p>
          </table:table-cell>
          <table:table-cell table:formula="of:=[$'06_pr2377-positionliteral-javarule-data'.B43]" office:value-type="float" office:value="0.1312" calcext:value-type="float">
            <text:p>0.1312</text:p>
          </table:table-cell>
          <table:table-cell table:formula="of:=[.K43]/[.B43]" office:value-type="float" office:value="1.49430523917995" calcext:value-type="float">
            <text:p>1.49430523917995</text:p>
          </table:table-cell>
          <table:table-cell table:formula="of:=[$'07_pr2377-junit-improved-data'.B43]" office:value-type="float" office:value="0.129" calcext:value-type="float">
            <text:p>0.129</text:p>
          </table:table-cell>
          <table:table-cell table:formula="of:=[.M43]/[.B43]" office:value-type="float" office:value="1.46924829157175" calcext:value-type="float">
            <text:p>1.46924829157175</text:p>
          </table:table-cell>
          <table:table-cell table:formula="of:=[$'08_pr2377-fixed-typeres-data'.B43]" office:value-type="float" office:value="0.1629" calcext:value-type="float">
            <text:p>0.1629</text:p>
          </table:table-cell>
          <table:table-cell table:formula="of:=[.O43]/[.B43]" office:value-type="float" office:value="1.85535307517084" calcext:value-type="float">
            <text:p>1.85535307517084</text:p>
          </table:table-cell>
          <table:table-cell table:formula="of:=[$'09_pr2377-junitstaticsuite-data'.B43]" office:value-type="float" office:value="0.1276" calcext:value-type="float">
            <text:p>0.1276</text:p>
          </table:table-cell>
          <table:table-cell table:formula="of:=[.Q43]/[.B43]" office:value-type="float" office:value="1.45330296127563" calcext:value-type="float">
            <text:p>1.45330296127563</text:p>
          </table:table-cell>
        </table:table-row>
        <table:table-row table:style-name="ro1">
          <table:table-cell table:formula="of:=[$'01_baseline-6.22.0-data'.A44]" office:value-type="string" office:string-value="AvoidThrowingRawExceptionTypes" calcext:value-type="string">
            <text:p>AvoidThrowingRawExceptionTypes</text:p>
          </table:table-cell>
          <table:table-cell table:formula="of:=[$'01_baseline-6.22.0-data'.B44]" office:value-type="float" office:value="0.0564" calcext:value-type="float">
            <text:p>0.0564</text:p>
          </table:table-cell>
          <table:table-cell table:formula="of:=[$'02_master-6.23.0-SNAPSHOT-ea532e6-data'.B44]" office:value-type="float" office:value="0.0827" calcext:value-type="float">
            <text:p>0.0827</text:p>
          </table:table-cell>
          <table:table-cell table:formula="of:=[.C44]/[.B44]" office:value-type="float" office:value="1.46631205673759" calcext:value-type="float">
            <text:p>1.46631205673759</text:p>
          </table:table-cell>
          <table:table-cell table:formula="of:=[$'03_pr2377-data'.B44]" office:value-type="float" office:value="0.0715" calcext:value-type="float">
            <text:p>0.0715</text:p>
          </table:table-cell>
          <table:table-cell table:formula="of:=[.E44]/[.B44]" office:value-type="float" office:value="1.2677304964539" calcext:value-type="float">
            <text:p>1.2677304964539</text:p>
          </table:table-cell>
          <table:table-cell table:formula="of:=[$'04_pr2377-improved-properclone-avoiddecimal-data'.B44]" office:value-type="float" office:value="0.0726" calcext:value-type="float">
            <text:p>0.0726</text:p>
          </table:table-cell>
          <table:table-cell table:formula="of:=[.G44]/[.B44]" office:value-type="float" office:value="1.28723404255319" calcext:value-type="float">
            <text:p>1.28723404255319</text:p>
          </table:table-cell>
          <table:table-cell table:formula="of:=[$'05_pr2377_positionliteral-data'.B44]" office:value-type="float" office:value="0.0744" calcext:value-type="float">
            <text:p>0.0744</text:p>
          </table:table-cell>
          <table:table-cell table:formula="of:=[.I44]/[.B44]" office:value-type="float" office:value="1.31914893617021" calcext:value-type="float">
            <text:p>1.31914893617021</text:p>
          </table:table-cell>
          <table:table-cell table:formula="of:=[$'06_pr2377-positionliteral-javarule-data'.B44]" office:value-type="float" office:value="0.0728" calcext:value-type="float">
            <text:p>0.0728</text:p>
          </table:table-cell>
          <table:table-cell table:formula="of:=[.K44]/[.B44]" office:value-type="float" office:value="1.29078014184397" calcext:value-type="float">
            <text:p>1.29078014184397</text:p>
          </table:table-cell>
          <table:table-cell table:formula="of:=[$'07_pr2377-junit-improved-data'.B44]" office:value-type="float" office:value="0.0724" calcext:value-type="float">
            <text:p>0.0724</text:p>
          </table:table-cell>
          <table:table-cell table:formula="of:=[.M44]/[.B44]" office:value-type="float" office:value="1.28368794326241" calcext:value-type="float">
            <text:p>1.28368794326241</text:p>
          </table:table-cell>
          <table:table-cell table:formula="of:=[$'08_pr2377-fixed-typeres-data'.B44]" office:value-type="float" office:value="0.0747" calcext:value-type="float">
            <text:p>0.0747</text:p>
          </table:table-cell>
          <table:table-cell table:formula="of:=[.O44]/[.B44]" office:value-type="float" office:value="1.32446808510638" calcext:value-type="float">
            <text:p>1.32446808510638</text:p>
          </table:table-cell>
          <table:table-cell table:formula="of:=[$'09_pr2377-junitstaticsuite-data'.B44]" office:value-type="float" office:value="0.0736" calcext:value-type="float">
            <text:p>0.0736</text:p>
          </table:table-cell>
          <table:table-cell table:formula="of:=[.Q44]/[.B44]" office:value-type="float" office:value="1.30496453900709" calcext:value-type="float">
            <text:p>1.30496453900709</text:p>
          </table:table-cell>
        </table:table-row>
        <table:table-row table:style-name="ro1">
          <table:table-cell table:formula="of:=[$'01_baseline-6.22.0-data'.A45]" office:value-type="string" office:string-value="AvoidUncheckedExceptionsInSignatures" calcext:value-type="string">
            <text:p>AvoidUncheckedExceptionsInSignatures</text:p>
          </table:table-cell>
          <table:table-cell table:formula="of:=[$'01_baseline-6.22.0-data'.B45]" office:value-type="float" office:value="0.1173" calcext:value-type="float">
            <text:p>0.1173</text:p>
          </table:table-cell>
          <table:table-cell table:formula="of:=[$'02_master-6.23.0-SNAPSHOT-ea532e6-data'.B45]" office:value-type="float" office:value="0.1228" calcext:value-type="float">
            <text:p>0.1228</text:p>
          </table:table-cell>
          <table:table-cell table:formula="of:=[.C45]/[.B45]" office:value-type="float" office:value="1.04688832054561" calcext:value-type="float">
            <text:p>1.04688832054561</text:p>
          </table:table-cell>
          <table:table-cell table:formula="of:=[$'03_pr2377-data'.B45]" office:value-type="float" office:value="0.1668" calcext:value-type="float">
            <text:p>0.1668</text:p>
          </table:table-cell>
          <table:table-cell table:formula="of:=[.E45]/[.B45]" office:value-type="float" office:value="1.42199488491049" calcext:value-type="float">
            <text:p>1.42199488491049</text:p>
          </table:table-cell>
          <table:table-cell table:formula="of:=[$'04_pr2377-improved-properclone-avoiddecimal-data'.B45]" office:value-type="float" office:value="0.1701" calcext:value-type="float">
            <text:p>0.1701</text:p>
          </table:table-cell>
          <table:table-cell table:formula="of:=[.G45]/[.B45]" office:value-type="float" office:value="1.45012787723785" calcext:value-type="float">
            <text:p>1.45012787723785</text:p>
          </table:table-cell>
          <table:table-cell table:formula="of:=[$'05_pr2377_positionliteral-data'.B45]" office:value-type="float" office:value="0.1707" calcext:value-type="float">
            <text:p>0.1707</text:p>
          </table:table-cell>
          <table:table-cell table:formula="of:=[.I45]/[.B45]" office:value-type="float" office:value="1.45524296675192" calcext:value-type="float">
            <text:p>1.45524296675192</text:p>
          </table:table-cell>
          <table:table-cell table:formula="of:=[$'06_pr2377-positionliteral-javarule-data'.B45]" office:value-type="float" office:value="0.1744" calcext:value-type="float">
            <text:p>0.1744</text:p>
          </table:table-cell>
          <table:table-cell table:formula="of:=[.K45]/[.B45]" office:value-type="float" office:value="1.48678601875533" calcext:value-type="float">
            <text:p>1.48678601875533</text:p>
          </table:table-cell>
          <table:table-cell table:formula="of:=[$'07_pr2377-junit-improved-data'.B45]" office:value-type="float" office:value="0.2697" calcext:value-type="float">
            <text:p>0.2697</text:p>
          </table:table-cell>
          <table:table-cell table:formula="of:=[.M45]/[.B45]" office:value-type="float" office:value="2.29923273657289" calcext:value-type="float">
            <text:p>2.29923273657289</text:p>
          </table:table-cell>
          <table:table-cell table:formula="of:=[$'08_pr2377-fixed-typeres-data'.B45]" office:value-type="float" office:value="0.1806" calcext:value-type="float">
            <text:p>0.1806</text:p>
          </table:table-cell>
          <table:table-cell table:formula="of:=[.O45]/[.B45]" office:value-type="float" office:value="1.53964194373402" calcext:value-type="float">
            <text:p>1.53964194373402</text:p>
          </table:table-cell>
          <table:table-cell table:formula="of:=[$'09_pr2377-junitstaticsuite-data'.B45]" office:value-type="float" office:value="0.1715" calcext:value-type="float">
            <text:p>0.1715</text:p>
          </table:table-cell>
          <table:table-cell table:formula="of:=[.Q45]/[.B45]" office:value-type="float" office:value="1.46206308610401" calcext:value-type="float">
            <text:p>1.46206308610401</text:p>
          </table:table-cell>
        </table:table-row>
        <table:table-row table:style-name="ro1">
          <table:table-cell table:formula="of:=[$'01_baseline-6.22.0-data'.A46]" office:value-type="string" office:string-value="AvoidUsingHardCodedIP" calcext:value-type="string">
            <text:p>AvoidUsingHardCodedIP</text:p>
          </table:table-cell>
          <table:table-cell table:formula="of:=[$'01_baseline-6.22.0-data'.B46]" office:value-type="float" office:value="0.0637" calcext:value-type="float">
            <text:p>0.0637</text:p>
          </table:table-cell>
          <table:table-cell table:formula="of:=[$'02_master-6.23.0-SNAPSHOT-ea532e6-data'.B46]" office:value-type="float" office:value="0.0671" calcext:value-type="float">
            <text:p>0.0671</text:p>
          </table:table-cell>
          <table:table-cell table:formula="of:=[.C46]/[.B46]" office:value-type="float" office:value="1.05337519623234" calcext:value-type="float">
            <text:p>1.05337519623234</text:p>
          </table:table-cell>
          <table:table-cell table:formula="of:=[$'03_pr2377-data'.B46]" office:value-type="float" office:value="0.0647" calcext:value-type="float">
            <text:p>0.0647</text:p>
          </table:table-cell>
          <table:table-cell table:formula="of:=[.E46]/[.B46]" office:value-type="float" office:value="1.01569858712716" calcext:value-type="float">
            <text:p>1.01569858712716</text:p>
          </table:table-cell>
          <table:table-cell table:formula="of:=[$'04_pr2377-improved-properclone-avoiddecimal-data'.B46]" office:value-type="float" office:value="0.0687" calcext:value-type="float">
            <text:p>0.0687</text:p>
          </table:table-cell>
          <table:table-cell table:formula="of:=[.G46]/[.B46]" office:value-type="float" office:value="1.07849293563579" calcext:value-type="float">
            <text:p>1.07849293563579</text:p>
          </table:table-cell>
          <table:table-cell table:formula="of:=[$'05_pr2377_positionliteral-data'.B46]" office:value-type="float" office:value="0.0655" calcext:value-type="float">
            <text:p>0.0655</text:p>
          </table:table-cell>
          <table:table-cell table:formula="of:=[.I46]/[.B46]" office:value-type="float" office:value="1.02825745682889" calcext:value-type="float">
            <text:p>1.02825745682889</text:p>
          </table:table-cell>
          <table:table-cell table:formula="of:=[$'06_pr2377-positionliteral-javarule-data'.B46]" office:value-type="float" office:value="0.069" calcext:value-type="float">
            <text:p>0.069</text:p>
          </table:table-cell>
          <table:table-cell table:formula="of:=[.K46]/[.B46]" office:value-type="float" office:value="1.08320251177394" calcext:value-type="float">
            <text:p>1.08320251177394</text:p>
          </table:table-cell>
          <table:table-cell table:formula="of:=[$'07_pr2377-junit-improved-data'.B46]" office:value-type="float" office:value="0.0664" calcext:value-type="float">
            <text:p>0.0664</text:p>
          </table:table-cell>
          <table:table-cell table:formula="of:=[.M46]/[.B46]" office:value-type="float" office:value="1.04238618524333" calcext:value-type="float">
            <text:p>1.04238618524333</text:p>
          </table:table-cell>
          <table:table-cell table:formula="of:=[$'08_pr2377-fixed-typeres-data'.B46]" office:value-type="float" office:value="0.0688" calcext:value-type="float">
            <text:p>0.0688</text:p>
          </table:table-cell>
          <table:table-cell table:formula="of:=[.O46]/[.B46]" office:value-type="float" office:value="1.08006279434851" calcext:value-type="float">
            <text:p>1.08006279434851</text:p>
          </table:table-cell>
          <table:table-cell table:formula="of:=[$'09_pr2377-junitstaticsuite-data'.B46]" office:value-type="float" office:value="0.0684" calcext:value-type="float">
            <text:p>0.0684</text:p>
          </table:table-cell>
          <table:table-cell table:formula="of:=[.Q46]/[.B46]" office:value-type="float" office:value="1.07378335949765" calcext:value-type="float">
            <text:p>1.07378335949765</text:p>
          </table:table-cell>
        </table:table-row>
        <table:table-row table:style-name="ro1">
          <table:table-cell table:formula="of:=[$'01_baseline-6.22.0-data'.A47]" office:value-type="string" office:string-value="AvoidUsingNativeCode" calcext:value-type="string">
            <text:p>AvoidUsingNativeCode</text:p>
          </table:table-cell>
          <table:table-cell table:formula="of:=[$'01_baseline-6.22.0-data'.B47]" office:value-type="float" office:value="0.7479" calcext:value-type="float">
            <text:p>0.7479</text:p>
          </table:table-cell>
          <table:table-cell table:formula="of:=[$'02_master-6.23.0-SNAPSHOT-ea532e6-data'.B47]" office:value-type="float" office:value="0.7465" calcext:value-type="float">
            <text:p>0.7465</text:p>
          </table:table-cell>
          <table:table-cell table:formula="of:=[.C47]/[.B47]" office:value-type="float" office:value="0.998128091990908" calcext:value-type="float">
            <text:p>0.998128091990908</text:p>
          </table:table-cell>
          <table:table-cell table:formula="of:=[$'03_pr2377-data'.B47]" office:value-type="float" office:value="1.2122" calcext:value-type="float">
            <text:p>1.2122</text:p>
          </table:table-cell>
          <table:table-cell table:formula="of:=[.E47]/[.B47]" office:value-type="float" office:value="1.62080492044391" calcext:value-type="float">
            <text:p>1.62080492044391</text:p>
          </table:table-cell>
          <table:table-cell table:formula="of:=[$'04_pr2377-improved-properclone-avoiddecimal-data'.B47]" office:value-type="float" office:value="1.1684" calcext:value-type="float">
            <text:p>1.1684</text:p>
          </table:table-cell>
          <table:table-cell table:formula="of:=[.G47]/[.B47]" office:value-type="float" office:value="1.56224094130231" calcext:value-type="float">
            <text:p>1.56224094130231</text:p>
          </table:table-cell>
          <table:table-cell table:formula="of:=[$'05_pr2377_positionliteral-data'.B47]" office:value-type="float" office:value="1.2358" calcext:value-type="float">
            <text:p>1.2358</text:p>
          </table:table-cell>
          <table:table-cell table:formula="of:=[.I47]/[.B47]" office:value-type="float" office:value="1.65235994116861" calcext:value-type="float">
            <text:p>1.65235994116861</text:p>
          </table:table-cell>
          <table:table-cell table:formula="of:=[$'06_pr2377-positionliteral-javarule-data'.B47]" office:value-type="float" office:value="1.2775" calcext:value-type="float">
            <text:p>1.2775</text:p>
          </table:table-cell>
          <table:table-cell table:formula="of:=[.K47]/[.B47]" office:value-type="float" office:value="1.70811605829656" calcext:value-type="float">
            <text:p>1.70811605829656</text:p>
          </table:table-cell>
          <table:table-cell table:formula="of:=[$'07_pr2377-junit-improved-data'.B47]" office:value-type="float" office:value="1.2947" calcext:value-type="float">
            <text:p>1.2947</text:p>
          </table:table-cell>
          <table:table-cell table:formula="of:=[.M47]/[.B47]" office:value-type="float" office:value="1.73111378526541" calcext:value-type="float">
            <text:p>1.73111378526541</text:p>
          </table:table-cell>
          <table:table-cell table:formula="of:=[$'08_pr2377-fixed-typeres-data'.B47]" office:value-type="float" office:value="1.2331" calcext:value-type="float">
            <text:p>1.2331</text:p>
          </table:table-cell>
          <table:table-cell table:formula="of:=[.O47]/[.B47]" office:value-type="float" office:value="1.64874983286536" calcext:value-type="float">
            <text:p>1.64874983286536</text:p>
          </table:table-cell>
          <table:table-cell table:formula="of:=[$'09_pr2377-junitstaticsuite-data'.B47]" office:value-type="float" office:value="1.1822" calcext:value-type="float">
            <text:p>1.1822</text:p>
          </table:table-cell>
          <table:table-cell table:formula="of:=[.Q47]/[.B47]" office:value-type="float" office:value="1.58069260596336" calcext:value-type="float">
            <text:p>1.58069260596336</text:p>
          </table:table-cell>
        </table:table-row>
        <table:table-row table:style-name="ro1">
          <table:table-cell table:formula="of:=[$'01_baseline-6.22.0-data'.A48]" office:value-type="string" office:string-value="AvoidUsingOctalValues" calcext:value-type="string">
            <text:p>AvoidUsingOctalValues</text:p>
          </table:table-cell>
          <table:table-cell table:formula="of:=[$'01_baseline-6.22.0-data'.B48]" office:value-type="float" office:value="0.4332" calcext:value-type="float">
            <text:p>0.4332</text:p>
          </table:table-cell>
          <table:table-cell table:formula="of:=[$'02_master-6.23.0-SNAPSHOT-ea532e6-data'.B48]" office:value-type="float" office:value="0.4172" calcext:value-type="float">
            <text:p>0.4172</text:p>
          </table:table-cell>
          <table:table-cell table:formula="of:=[.C48]/[.B48]" office:value-type="float" office:value="0.963065558633426" calcext:value-type="float">
            <text:p>0.963065558633426</text:p>
          </table:table-cell>
          <table:table-cell table:formula="of:=[$'03_pr2377-data'.B48]" office:value-type="float" office:value="0.3772" calcext:value-type="float">
            <text:p>0.3772</text:p>
          </table:table-cell>
          <table:table-cell table:formula="of:=[.E48]/[.B48]" office:value-type="float" office:value="0.87072945521699" calcext:value-type="float">
            <text:p>0.87072945521699</text:p>
          </table:table-cell>
          <table:table-cell table:formula="of:=[$'04_pr2377-improved-properclone-avoiddecimal-data'.B48]" office:value-type="float" office:value="0.4178" calcext:value-type="float">
            <text:p>0.4178</text:p>
          </table:table-cell>
          <table:table-cell table:formula="of:=[.G48]/[.B48]" office:value-type="float" office:value="0.964450600184672" calcext:value-type="float">
            <text:p>0.964450600184672</text:p>
          </table:table-cell>
          <table:table-cell table:formula="of:=[$'05_pr2377_positionliteral-data'.B48]" office:value-type="float" office:value="0.3778" calcext:value-type="float">
            <text:p>0.3778</text:p>
          </table:table-cell>
          <table:table-cell table:formula="of:=[.I48]/[.B48]" office:value-type="float" office:value="0.872114496768236" calcext:value-type="float">
            <text:p>0.872114496768236</text:p>
          </table:table-cell>
          <table:table-cell table:formula="of:=[$'06_pr2377-positionliteral-javarule-data'.B48]" office:value-type="float" office:value="0.3947" calcext:value-type="float">
            <text:p>0.3947</text:p>
          </table:table-cell>
          <table:table-cell table:formula="of:=[.K48]/[.B48]" office:value-type="float" office:value="0.91112650046168" calcext:value-type="float">
            <text:p>0.91112650046168</text:p>
          </table:table-cell>
          <table:table-cell table:formula="of:=[$'07_pr2377-junit-improved-data'.B48]" office:value-type="float" office:value="0.4232" calcext:value-type="float">
            <text:p>0.4232</text:p>
          </table:table-cell>
          <table:table-cell table:formula="of:=[.M48]/[.B48]" office:value-type="float" office:value="0.976915974145891" calcext:value-type="float">
            <text:p>0.976915974145891</text:p>
          </table:table-cell>
          <table:table-cell table:formula="of:=[$'08_pr2377-fixed-typeres-data'.B48]" office:value-type="float" office:value="0.3883" calcext:value-type="float">
            <text:p>0.3883</text:p>
          </table:table-cell>
          <table:table-cell table:formula="of:=[.O48]/[.B48]" office:value-type="float" office:value="0.896352723915051" calcext:value-type="float">
            <text:p>0.896352723915051</text:p>
          </table:table-cell>
          <table:table-cell table:formula="of:=[$'09_pr2377-junitstaticsuite-data'.B48]" office:value-type="float" office:value="0.4371" calcext:value-type="float">
            <text:p>0.4371</text:p>
          </table:table-cell>
          <table:table-cell table:formula="of:=[.Q48]/[.B48]" office:value-type="float" office:value="1.0090027700831" calcext:value-type="float">
            <text:p>1.0090027700831</text:p>
          </table:table-cell>
        </table:table-row>
        <table:table-row table:style-name="ro1">
          <table:table-cell table:formula="of:=[$'01_baseline-6.22.0-data'.A49]" office:value-type="string" office:string-value="AvoidUsingShortType" calcext:value-type="string">
            <text:p>AvoidUsingShortType</text:p>
          </table:table-cell>
          <table:table-cell table:formula="of:=[$'01_baseline-6.22.0-data'.B49]" office:value-type="float" office:value="0.4128" calcext:value-type="float">
            <text:p>0.4128</text:p>
          </table:table-cell>
          <table:table-cell table:formula="of:=[$'02_master-6.23.0-SNAPSHOT-ea532e6-data'.B49]" office:value-type="float" office:value="0.4514" calcext:value-type="float">
            <text:p>0.4514</text:p>
          </table:table-cell>
          <table:table-cell table:formula="of:=[.C49]/[.B49]" office:value-type="float" office:value="1.09350775193798" calcext:value-type="float">
            <text:p>1.09350775193798</text:p>
          </table:table-cell>
          <table:table-cell table:formula="of:=[$'03_pr2377-data'.B49]" office:value-type="float" office:value="0.5198" calcext:value-type="float">
            <text:p>0.5198</text:p>
          </table:table-cell>
          <table:table-cell table:formula="of:=[.E49]/[.B49]" office:value-type="float" office:value="1.25920542635659" calcext:value-type="float">
            <text:p>1.25920542635659</text:p>
          </table:table-cell>
          <table:table-cell table:formula="of:=[$'04_pr2377-improved-properclone-avoiddecimal-data'.B49]" office:value-type="float" office:value="0.4777" calcext:value-type="float">
            <text:p>0.4777</text:p>
          </table:table-cell>
          <table:table-cell table:formula="of:=[.G49]/[.B49]" office:value-type="float" office:value="1.15721899224806" calcext:value-type="float">
            <text:p>1.15721899224806</text:p>
          </table:table-cell>
          <table:table-cell table:formula="of:=[$'05_pr2377_positionliteral-data'.B49]" office:value-type="float" office:value="0.4981" calcext:value-type="float">
            <text:p>0.4981</text:p>
          </table:table-cell>
          <table:table-cell table:formula="of:=[.I49]/[.B49]" office:value-type="float" office:value="1.20663759689923" calcext:value-type="float">
            <text:p>1.20663759689923</text:p>
          </table:table-cell>
          <table:table-cell table:formula="of:=[$'06_pr2377-positionliteral-javarule-data'.B49]" office:value-type="float" office:value="0.4866" calcext:value-type="float">
            <text:p>0.4866</text:p>
          </table:table-cell>
          <table:table-cell table:formula="of:=[.K49]/[.B49]" office:value-type="float" office:value="1.17877906976744" calcext:value-type="float">
            <text:p>1.17877906976744</text:p>
          </table:table-cell>
          <table:table-cell table:formula="of:=[$'07_pr2377-junit-improved-data'.B49]" office:value-type="float" office:value="0.5618" calcext:value-type="float">
            <text:p>0.5618</text:p>
          </table:table-cell>
          <table:table-cell table:formula="of:=[.M49]/[.B49]" office:value-type="float" office:value="1.3609496124031" calcext:value-type="float">
            <text:p>1.3609496124031</text:p>
          </table:table-cell>
          <table:table-cell table:formula="of:=[$'08_pr2377-fixed-typeres-data'.B49]" office:value-type="float" office:value="0.5267" calcext:value-type="float">
            <text:p>0.5267</text:p>
          </table:table-cell>
          <table:table-cell table:formula="of:=[.O49]/[.B49]" office:value-type="float" office:value="1.27592054263566" calcext:value-type="float">
            <text:p>1.27592054263566</text:p>
          </table:table-cell>
          <table:table-cell table:formula="of:=[$'09_pr2377-junitstaticsuite-data'.B49]" office:value-type="float" office:value="0.4995" calcext:value-type="float">
            <text:p>0.4995</text:p>
          </table:table-cell>
          <table:table-cell table:formula="of:=[.Q49]/[.B49]" office:value-type="float" office:value="1.21002906976744" calcext:value-type="float">
            <text:p>1.21002906976744</text:p>
          </table:table-cell>
        </table:table-row>
        <table:table-row table:style-name="ro1">
          <table:table-cell table:formula="of:=[$'01_baseline-6.22.0-data'.A50]" office:value-type="string" office:string-value="AvoidUsingVolatile" calcext:value-type="string">
            <text:p>AvoidUsingVolatile</text:p>
          </table:table-cell>
          <table:table-cell table:formula="of:=[$'01_baseline-6.22.0-data'.B50]" office:value-type="float" office:value="0.0592" calcext:value-type="float">
            <text:p>0.0592</text:p>
          </table:table-cell>
          <table:table-cell table:formula="of:=[$'02_master-6.23.0-SNAPSHOT-ea532e6-data'.B50]" office:value-type="float" office:value="0.0603" calcext:value-type="float">
            <text:p>0.0603</text:p>
          </table:table-cell>
          <table:table-cell table:formula="of:=[.C50]/[.B50]" office:value-type="float" office:value="1.01858108108108" calcext:value-type="float">
            <text:p>1.01858108108108</text:p>
          </table:table-cell>
          <table:table-cell table:formula="of:=[$'03_pr2377-data'.B50]" office:value-type="float" office:value="0.0705" calcext:value-type="float">
            <text:p>0.0705</text:p>
          </table:table-cell>
          <table:table-cell table:formula="of:=[.E50]/[.B50]" office:value-type="float" office:value="1.19087837837838" calcext:value-type="float">
            <text:p>1.19087837837838</text:p>
          </table:table-cell>
          <table:table-cell table:formula="of:=[$'04_pr2377-improved-properclone-avoiddecimal-data'.B50]" office:value-type="float" office:value="0.0719" calcext:value-type="float">
            <text:p>0.0719</text:p>
          </table:table-cell>
          <table:table-cell table:formula="of:=[.G50]/[.B50]" office:value-type="float" office:value="1.21452702702703" calcext:value-type="float">
            <text:p>1.21452702702703</text:p>
          </table:table-cell>
          <table:table-cell table:formula="of:=[$'05_pr2377_positionliteral-data'.B50]" office:value-type="float" office:value="0.0712" calcext:value-type="float">
            <text:p>0.0712</text:p>
          </table:table-cell>
          <table:table-cell table:formula="of:=[.I50]/[.B50]" office:value-type="float" office:value="1.2027027027027" calcext:value-type="float">
            <text:p>1.2027027027027</text:p>
          </table:table-cell>
          <table:table-cell table:formula="of:=[$'06_pr2377-positionliteral-javarule-data'.B50]" office:value-type="float" office:value="0.0728" calcext:value-type="float">
            <text:p>0.0728</text:p>
          </table:table-cell>
          <table:table-cell table:formula="of:=[.K50]/[.B50]" office:value-type="float" office:value="1.22972972972973" calcext:value-type="float">
            <text:p>1.22972972972973</text:p>
          </table:table-cell>
          <table:table-cell table:formula="of:=[$'07_pr2377-junit-improved-data'.B50]" office:value-type="float" office:value="0.0706" calcext:value-type="float">
            <text:p>0.0706</text:p>
          </table:table-cell>
          <table:table-cell table:formula="of:=[.M50]/[.B50]" office:value-type="float" office:value="1.19256756756757" calcext:value-type="float">
            <text:p>1.19256756756757</text:p>
          </table:table-cell>
          <table:table-cell table:formula="of:=[$'08_pr2377-fixed-typeres-data'.B50]" office:value-type="float" office:value="0.0749" calcext:value-type="float">
            <text:p>0.0749</text:p>
          </table:table-cell>
          <table:table-cell table:formula="of:=[.O50]/[.B50]" office:value-type="float" office:value="1.2652027027027" calcext:value-type="float">
            <text:p>1.2652027027027</text:p>
          </table:table-cell>
          <table:table-cell table:formula="of:=[$'09_pr2377-junitstaticsuite-data'.B50]" office:value-type="float" office:value="0.0717" calcext:value-type="float">
            <text:p>0.0717</text:p>
          </table:table-cell>
          <table:table-cell table:formula="of:=[.Q50]/[.B50]" office:value-type="float" office:value="1.21114864864865" calcext:value-type="float">
            <text:p>1.21114864864865</text:p>
          </table:table-cell>
        </table:table-row>
        <table:table-row table:style-name="ro1">
          <table:table-cell table:formula="of:=[$'01_baseline-6.22.0-data'.A51]" office:value-type="string" office:string-value="BadComparison" calcext:value-type="string">
            <text:p>BadComparison</text:p>
          </table:table-cell>
          <table:table-cell table:formula="of:=[$'01_baseline-6.22.0-data'.B51]" office:value-type="float" office:value="0.0497" calcext:value-type="float">
            <text:p>0.0497</text:p>
          </table:table-cell>
          <table:table-cell table:formula="of:=[$'02_master-6.23.0-SNAPSHOT-ea532e6-data'.B51]" office:value-type="float" office:value="0.057" calcext:value-type="float">
            <text:p>0.057</text:p>
          </table:table-cell>
          <table:table-cell table:formula="of:=[.C51]/[.B51]" office:value-type="float" office:value="1.14688128772636" calcext:value-type="float">
            <text:p>1.14688128772636</text:p>
          </table:table-cell>
          <table:table-cell table:formula="of:=[$'03_pr2377-data'.B51]" office:value-type="float" office:value="0.0588" calcext:value-type="float">
            <text:p>0.0588</text:p>
          </table:table-cell>
          <table:table-cell table:formula="of:=[.E51]/[.B51]" office:value-type="float" office:value="1.1830985915493" calcext:value-type="float">
            <text:p>1.1830985915493</text:p>
          </table:table-cell>
          <table:table-cell table:formula="of:=[$'04_pr2377-improved-properclone-avoiddecimal-data'.B51]" office:value-type="float" office:value="0.0588" calcext:value-type="float">
            <text:p>0.0588</text:p>
          </table:table-cell>
          <table:table-cell table:formula="of:=[.G51]/[.B51]" office:value-type="float" office:value="1.1830985915493" calcext:value-type="float">
            <text:p>1.1830985915493</text:p>
          </table:table-cell>
          <table:table-cell table:formula="of:=[$'05_pr2377_positionliteral-data'.B51]" office:value-type="float" office:value="0.0608" calcext:value-type="float">
            <text:p>0.0608</text:p>
          </table:table-cell>
          <table:table-cell table:formula="of:=[.I51]/[.B51]" office:value-type="float" office:value="1.22334004024145" calcext:value-type="float">
            <text:p>1.22334004024145</text:p>
          </table:table-cell>
          <table:table-cell table:formula="of:=[$'06_pr2377-positionliteral-javarule-data'.B51]" office:value-type="float" office:value="0.0607" calcext:value-type="float">
            <text:p>0.0607</text:p>
          </table:table-cell>
          <table:table-cell table:formula="of:=[.K51]/[.B51]" office:value-type="float" office:value="1.22132796780684" calcext:value-type="float">
            <text:p>1.22132796780684</text:p>
          </table:table-cell>
          <table:table-cell table:formula="of:=[$'07_pr2377-junit-improved-data'.B51]" office:value-type="float" office:value="0.0757" calcext:value-type="float">
            <text:p>0.0757</text:p>
          </table:table-cell>
          <table:table-cell table:formula="of:=[.M51]/[.B51]" office:value-type="float" office:value="1.52313883299799" calcext:value-type="float">
            <text:p>1.52313883299799</text:p>
          </table:table-cell>
          <table:table-cell table:formula="of:=[$'08_pr2377-fixed-typeres-data'.B51]" office:value-type="float" office:value="0.0623" calcext:value-type="float">
            <text:p>0.0623</text:p>
          </table:table-cell>
          <table:table-cell table:formula="of:=[.O51]/[.B51]" office:value-type="float" office:value="1.25352112676056" calcext:value-type="float">
            <text:p>1.25352112676056</text:p>
          </table:table-cell>
          <table:table-cell table:formula="of:=[$'09_pr2377-junitstaticsuite-data'.B51]" office:value-type="float" office:value="0.0598" calcext:value-type="float">
            <text:p>0.0598</text:p>
          </table:table-cell>
          <table:table-cell table:formula="of:=[.Q51]/[.B51]" office:value-type="float" office:value="1.20321931589537" calcext:value-type="float">
            <text:p>1.20321931589537</text:p>
          </table:table-cell>
        </table:table-row>
        <table:table-row table:style-name="ro1">
          <table:table-cell table:formula="of:=[$'01_baseline-6.22.0-data'.A52]" office:value-type="string" office:string-value="BeanMembersShouldSerialize" calcext:value-type="string">
            <text:p>BeanMembersShouldSerialize</text:p>
          </table:table-cell>
          <table:table-cell table:formula="of:=[$'01_baseline-6.22.0-data'.B52]" office:value-type="float" office:value="1.692" calcext:value-type="float">
            <text:p>1.692</text:p>
          </table:table-cell>
          <table:table-cell table:formula="of:=[$'02_master-6.23.0-SNAPSHOT-ea532e6-data'.B52]" office:value-type="float" office:value="0.5495" calcext:value-type="float">
            <text:p>0.5495</text:p>
          </table:table-cell>
          <table:table-cell table:formula="of:=[.C52]/[.B52]" office:value-type="float" office:value="0.324763593380615" calcext:value-type="float">
            <text:p>0.324763593380615</text:p>
          </table:table-cell>
          <table:table-cell table:formula="of:=[$'03_pr2377-data'.B52]" office:value-type="float" office:value="0.5223" calcext:value-type="float">
            <text:p>0.5223</text:p>
          </table:table-cell>
          <table:table-cell table:formula="of:=[.E52]/[.B52]" office:value-type="float" office:value="0.308687943262411" calcext:value-type="float">
            <text:p>0.308687943262411</text:p>
          </table:table-cell>
          <table:table-cell table:formula="of:=[$'04_pr2377-improved-properclone-avoiddecimal-data'.B52]" office:value-type="float" office:value="0.5233" calcext:value-type="float">
            <text:p>0.5233</text:p>
          </table:table-cell>
          <table:table-cell table:formula="of:=[.G52]/[.B52]" office:value-type="float" office:value="0.309278959810875" calcext:value-type="float">
            <text:p>0.309278959810875</text:p>
          </table:table-cell>
          <table:table-cell table:formula="of:=[$'05_pr2377_positionliteral-data'.B52]" office:value-type="float" office:value="0.5234" calcext:value-type="float">
            <text:p>0.5234</text:p>
          </table:table-cell>
          <table:table-cell table:formula="of:=[.I52]/[.B52]" office:value-type="float" office:value="0.309338061465721" calcext:value-type="float">
            <text:p>0.309338061465721</text:p>
          </table:table-cell>
          <table:table-cell table:formula="of:=[$'06_pr2377-positionliteral-javarule-data'.B52]" office:value-type="float" office:value="0.529" calcext:value-type="float">
            <text:p>0.529</text:p>
          </table:table-cell>
          <table:table-cell table:formula="of:=[.K52]/[.B52]" office:value-type="float" office:value="0.312647754137116" calcext:value-type="float">
            <text:p>0.312647754137116</text:p>
          </table:table-cell>
          <table:table-cell table:formula="of:=[$'07_pr2377-junit-improved-data'.B52]" office:value-type="float" office:value="0.5561" calcext:value-type="float">
            <text:p>0.5561</text:p>
          </table:table-cell>
          <table:table-cell table:formula="of:=[.M52]/[.B52]" office:value-type="float" office:value="0.328664302600473" calcext:value-type="float">
            <text:p>0.328664302600473</text:p>
          </table:table-cell>
          <table:table-cell table:formula="of:=[$'08_pr2377-fixed-typeres-data'.B52]" office:value-type="float" office:value="0.578" calcext:value-type="float">
            <text:p>0.578</text:p>
          </table:table-cell>
          <table:table-cell table:formula="of:=[.O52]/[.B52]" office:value-type="float" office:value="0.34160756501182" calcext:value-type="float">
            <text:p>0.34160756501182</text:p>
          </table:table-cell>
          <table:table-cell table:formula="of:=[$'09_pr2377-junitstaticsuite-data'.B52]" office:value-type="float" office:value="0.5731" calcext:value-type="float">
            <text:p>0.5731</text:p>
          </table:table-cell>
          <table:table-cell table:formula="of:=[.Q52]/[.B52]" office:value-type="float" office:value="0.33871158392435" calcext:value-type="float">
            <text:p>0.33871158392435</text:p>
          </table:table-cell>
        </table:table-row>
        <table:table-row table:style-name="ro1">
          <table:table-cell table:formula="of:=[$'01_baseline-6.22.0-data'.A53]" office:value-type="string" office:string-value="BigIntegerInstantiation" calcext:value-type="string">
            <text:p>BigIntegerInstantiation</text:p>
          </table:table-cell>
          <table:table-cell table:formula="of:=[$'01_baseline-6.22.0-data'.B53]" office:value-type="float" office:value="0.3996" calcext:value-type="float">
            <text:p>0.3996</text:p>
          </table:table-cell>
          <table:table-cell table:formula="of:=[$'02_master-6.23.0-SNAPSHOT-ea532e6-data'.B53]" office:value-type="float" office:value="0.3705" calcext:value-type="float">
            <text:p>0.3705</text:p>
          </table:table-cell>
          <table:table-cell table:formula="of:=[.C53]/[.B53]" office:value-type="float" office:value="0.927177177177177" calcext:value-type="float">
            <text:p>0.927177177177177</text:p>
          </table:table-cell>
          <table:table-cell table:formula="of:=[$'03_pr2377-data'.B53]" office:value-type="float" office:value="0.3698" calcext:value-type="float">
            <text:p>0.3698</text:p>
          </table:table-cell>
          <table:table-cell table:formula="of:=[.E53]/[.B53]" office:value-type="float" office:value="0.925425425425425" calcext:value-type="float">
            <text:p>0.925425425425425</text:p>
          </table:table-cell>
          <table:table-cell table:formula="of:=[$'04_pr2377-improved-properclone-avoiddecimal-data'.B53]" office:value-type="float" office:value="0.3669" calcext:value-type="float">
            <text:p>0.3669</text:p>
          </table:table-cell>
          <table:table-cell table:formula="of:=[.G53]/[.B53]" office:value-type="float" office:value="0.918168168168168" calcext:value-type="float">
            <text:p>0.918168168168168</text:p>
          </table:table-cell>
          <table:table-cell table:formula="of:=[$'05_pr2377_positionliteral-data'.B53]" office:value-type="float" office:value="0.3736" calcext:value-type="float">
            <text:p>0.3736</text:p>
          </table:table-cell>
          <table:table-cell table:formula="of:=[.I53]/[.B53]" office:value-type="float" office:value="0.934934934934935" calcext:value-type="float">
            <text:p>0.934934934934935</text:p>
          </table:table-cell>
          <table:table-cell table:formula="of:=[$'06_pr2377-positionliteral-javarule-data'.B53]" office:value-type="float" office:value="0.4008" calcext:value-type="float">
            <text:p>0.4008</text:p>
          </table:table-cell>
          <table:table-cell table:formula="of:=[.K53]/[.B53]" office:value-type="float" office:value="1.003003003003" calcext:value-type="float">
            <text:p>1.003003003003</text:p>
          </table:table-cell>
          <table:table-cell table:formula="of:=[$'07_pr2377-junit-improved-data'.B53]" office:value-type="float" office:value="0.4112" calcext:value-type="float">
            <text:p>0.4112</text:p>
          </table:table-cell>
          <table:table-cell table:formula="of:=[.M53]/[.B53]" office:value-type="float" office:value="1.02902902902903" calcext:value-type="float">
            <text:p>1.02902902902903</text:p>
          </table:table-cell>
          <table:table-cell table:formula="of:=[$'08_pr2377-fixed-typeres-data'.B53]" office:value-type="float" office:value="0.4045" calcext:value-type="float">
            <text:p>0.4045</text:p>
          </table:table-cell>
          <table:table-cell table:formula="of:=[.O53]/[.B53]" office:value-type="float" office:value="1.01226226226226" calcext:value-type="float">
            <text:p>1.01226226226226</text:p>
          </table:table-cell>
          <table:table-cell table:formula="of:=[$'09_pr2377-junitstaticsuite-data'.B53]" office:value-type="float" office:value="0.4605" calcext:value-type="float">
            <text:p>0.4605</text:p>
          </table:table-cell>
          <table:table-cell table:formula="of:=[.Q53]/[.B53]" office:value-type="float" office:value="1.1524024024024" calcext:value-type="float">
            <text:p>1.1524024024024</text:p>
          </table:table-cell>
        </table:table-row>
        <table:table-row table:style-name="ro1">
          <table:table-cell table:formula="of:=[$'01_baseline-6.22.0-data'.A54]" office:value-type="string" office:string-value="BooleanGetMethodName" calcext:value-type="string">
            <text:p>BooleanGetMethodName</text:p>
          </table:table-cell>
          <table:table-cell table:formula="of:=[$'01_baseline-6.22.0-data'.B54]" office:value-type="float" office:value="0.2626" calcext:value-type="float">
            <text:p>0.2626</text:p>
          </table:table-cell>
          <table:table-cell table:formula="of:=[$'02_master-6.23.0-SNAPSHOT-ea532e6-data'.B54]" office:value-type="float" office:value="0.242" calcext:value-type="float">
            <text:p>0.242</text:p>
          </table:table-cell>
          <table:table-cell table:formula="of:=[.C54]/[.B54]" office:value-type="float" office:value="0.921553693830922" calcext:value-type="float">
            <text:p>0.921553693830922</text:p>
          </table:table-cell>
          <table:table-cell table:formula="of:=[$'03_pr2377-data'.B54]" office:value-type="float" office:value="0.1716" calcext:value-type="float">
            <text:p>0.1716</text:p>
          </table:table-cell>
          <table:table-cell table:formula="of:=[.E54]/[.B54]" office:value-type="float" office:value="0.653465346534653" calcext:value-type="float">
            <text:p>0.653465346534653</text:p>
          </table:table-cell>
          <table:table-cell table:formula="of:=[$'04_pr2377-improved-properclone-avoiddecimal-data'.B54]" office:value-type="float" office:value="0.2104" calcext:value-type="float">
            <text:p>0.2104</text:p>
          </table:table-cell>
          <table:table-cell table:formula="of:=[.G54]/[.B54]" office:value-type="float" office:value="0.801218583396801" calcext:value-type="float">
            <text:p>0.801218583396801</text:p>
          </table:table-cell>
          <table:table-cell table:formula="of:=[$'05_pr2377_positionliteral-data'.B54]" office:value-type="float" office:value="0.1844" calcext:value-type="float">
            <text:p>0.1844</text:p>
          </table:table-cell>
          <table:table-cell table:formula="of:=[.I54]/[.B54]" office:value-type="float" office:value="0.702208682406702" calcext:value-type="float">
            <text:p>0.702208682406702</text:p>
          </table:table-cell>
          <table:table-cell table:formula="of:=[$'06_pr2377-positionliteral-javarule-data'.B54]" office:value-type="float" office:value="0.1934" calcext:value-type="float">
            <text:p>0.1934</text:p>
          </table:table-cell>
          <table:table-cell table:formula="of:=[.K54]/[.B54]" office:value-type="float" office:value="0.736481340441737" calcext:value-type="float">
            <text:p>0.736481340441737</text:p>
          </table:table-cell>
          <table:table-cell table:formula="of:=[$'07_pr2377-junit-improved-data'.B54]" office:value-type="float" office:value="0.1878" calcext:value-type="float">
            <text:p>0.1878</text:p>
          </table:table-cell>
          <table:table-cell table:formula="of:=[.M54]/[.B54]" office:value-type="float" office:value="0.715156130997715" calcext:value-type="float">
            <text:p>0.715156130997715</text:p>
          </table:table-cell>
          <table:table-cell table:formula="of:=[$'08_pr2377-fixed-typeres-data'.B54]" office:value-type="float" office:value="0.197" calcext:value-type="float">
            <text:p>0.197</text:p>
          </table:table-cell>
          <table:table-cell table:formula="of:=[.O54]/[.B54]" office:value-type="float" office:value="0.75019040365575" calcext:value-type="float">
            <text:p>0.75019040365575</text:p>
          </table:table-cell>
          <table:table-cell table:formula="of:=[$'09_pr2377-junitstaticsuite-data'.B54]" office:value-type="float" office:value="0.2116" calcext:value-type="float">
            <text:p>0.2116</text:p>
          </table:table-cell>
          <table:table-cell table:formula="of:=[.Q54]/[.B54]" office:value-type="float" office:value="0.805788271134806" calcext:value-type="float">
            <text:p>0.805788271134806</text:p>
          </table:table-cell>
        </table:table-row>
        <table:table-row table:style-name="ro1">
          <table:table-cell table:formula="of:=[$'01_baseline-6.22.0-data'.A55]" office:value-type="string" office:string-value="BooleanInstantiation" calcext:value-type="string">
            <text:p>BooleanInstantiation</text:p>
          </table:table-cell>
          <table:table-cell table:formula="of:=[$'01_baseline-6.22.0-data'.B55]" office:value-type="float" office:value="0.4264" calcext:value-type="float">
            <text:p>0.4264</text:p>
          </table:table-cell>
          <table:table-cell table:formula="of:=[$'02_master-6.23.0-SNAPSHOT-ea532e6-data'.B55]" office:value-type="float" office:value="0.3955" calcext:value-type="float">
            <text:p>0.3955</text:p>
          </table:table-cell>
          <table:table-cell table:formula="of:=[.C55]/[.B55]" office:value-type="float" office:value="0.927532833020638" calcext:value-type="float">
            <text:p>0.927532833020638</text:p>
          </table:table-cell>
          <table:table-cell table:formula="of:=[$'03_pr2377-data'.B55]" office:value-type="float" office:value="0.4207" calcext:value-type="float">
            <text:p>0.4207</text:p>
          </table:table-cell>
          <table:table-cell table:formula="of:=[.E55]/[.B55]" office:value-type="float" office:value="0.986632270168855" calcext:value-type="float">
            <text:p>0.986632270168855</text:p>
          </table:table-cell>
          <table:table-cell table:formula="of:=[$'04_pr2377-improved-properclone-avoiddecimal-data'.B55]" office:value-type="float" office:value="0.3842" calcext:value-type="float">
            <text:p>0.3842</text:p>
          </table:table-cell>
          <table:table-cell table:formula="of:=[.G55]/[.B55]" office:value-type="float" office:value="0.901031894934334" calcext:value-type="float">
            <text:p>0.901031894934334</text:p>
          </table:table-cell>
          <table:table-cell table:formula="of:=[$'05_pr2377_positionliteral-data'.B55]" office:value-type="float" office:value="0.3999" calcext:value-type="float">
            <text:p>0.3999</text:p>
          </table:table-cell>
          <table:table-cell table:formula="of:=[.I55]/[.B55]" office:value-type="float" office:value="0.937851782363978" calcext:value-type="float">
            <text:p>0.937851782363978</text:p>
          </table:table-cell>
          <table:table-cell table:formula="of:=[$'06_pr2377-positionliteral-javarule-data'.B55]" office:value-type="float" office:value="0.4016" calcext:value-type="float">
            <text:p>0.4016</text:p>
          </table:table-cell>
          <table:table-cell table:formula="of:=[.K55]/[.B55]" office:value-type="float" office:value="0.941838649155722" calcext:value-type="float">
            <text:p>0.941838649155722</text:p>
          </table:table-cell>
          <table:table-cell table:formula="of:=[$'07_pr2377-junit-improved-data'.B55]" office:value-type="float" office:value="0.3966" calcext:value-type="float">
            <text:p>0.3966</text:p>
          </table:table-cell>
          <table:table-cell table:formula="of:=[.M55]/[.B55]" office:value-type="float" office:value="0.930112570356473" calcext:value-type="float">
            <text:p>0.930112570356473</text:p>
          </table:table-cell>
          <table:table-cell table:formula="of:=[$'08_pr2377-fixed-typeres-data'.B55]" office:value-type="float" office:value="0.4531" calcext:value-type="float">
            <text:p>0.4531</text:p>
          </table:table-cell>
          <table:table-cell table:formula="of:=[.O55]/[.B55]" office:value-type="float" office:value="1.06261726078799" calcext:value-type="float">
            <text:p>1.06261726078799</text:p>
          </table:table-cell>
          <table:table-cell table:formula="of:=[$'09_pr2377-junitstaticsuite-data'.B55]" office:value-type="float" office:value="0.401" calcext:value-type="float">
            <text:p>0.401</text:p>
          </table:table-cell>
          <table:table-cell table:formula="of:=[.Q55]/[.B55]" office:value-type="float" office:value="0.940431519699812" calcext:value-type="float">
            <text:p>0.940431519699812</text:p>
          </table:table-cell>
        </table:table-row>
        <table:table-row table:style-name="ro1">
          <table:table-cell table:formula="of:=[$'01_baseline-6.22.0-data'.A56]" office:value-type="string" office:string-value="BrokenNullCheck" calcext:value-type="string">
            <text:p>BrokenNullCheck</text:p>
          </table:table-cell>
          <table:table-cell table:formula="of:=[$'01_baseline-6.22.0-data'.B56]" office:value-type="float" office:value="0.3975" calcext:value-type="float">
            <text:p>0.3975</text:p>
          </table:table-cell>
          <table:table-cell table:formula="of:=[$'02_master-6.23.0-SNAPSHOT-ea532e6-data'.B56]" office:value-type="float" office:value="0.3831" calcext:value-type="float">
            <text:p>0.3831</text:p>
          </table:table-cell>
          <table:table-cell table:formula="of:=[.C56]/[.B56]" office:value-type="float" office:value="0.96377358490566" calcext:value-type="float">
            <text:p>0.96377358490566</text:p>
          </table:table-cell>
          <table:table-cell table:formula="of:=[$'03_pr2377-data'.B56]" office:value-type="float" office:value="0.4081" calcext:value-type="float">
            <text:p>0.4081</text:p>
          </table:table-cell>
          <table:table-cell table:formula="of:=[.E56]/[.B56]" office:value-type="float" office:value="1.02666666666667" calcext:value-type="float">
            <text:p>1.02666666666667</text:p>
          </table:table-cell>
          <table:table-cell table:formula="of:=[$'04_pr2377-improved-properclone-avoiddecimal-data'.B56]" office:value-type="float" office:value="0.3706" calcext:value-type="float">
            <text:p>0.3706</text:p>
          </table:table-cell>
          <table:table-cell table:formula="of:=[.G56]/[.B56]" office:value-type="float" office:value="0.932327044025157" calcext:value-type="float">
            <text:p>0.932327044025157</text:p>
          </table:table-cell>
          <table:table-cell table:formula="of:=[$'05_pr2377_positionliteral-data'.B56]" office:value-type="float" office:value="0.3764" calcext:value-type="float">
            <text:p>0.3764</text:p>
          </table:table-cell>
          <table:table-cell table:formula="of:=[.I56]/[.B56]" office:value-type="float" office:value="0.946918238993711" calcext:value-type="float">
            <text:p>0.946918238993711</text:p>
          </table:table-cell>
          <table:table-cell table:formula="of:=[$'06_pr2377-positionliteral-javarule-data'.B56]" office:value-type="float" office:value="0.3888" calcext:value-type="float">
            <text:p>0.3888</text:p>
          </table:table-cell>
          <table:table-cell table:formula="of:=[.K56]/[.B56]" office:value-type="float" office:value="0.97811320754717" calcext:value-type="float">
            <text:p>0.97811320754717</text:p>
          </table:table-cell>
          <table:table-cell table:formula="of:=[$'07_pr2377-junit-improved-data'.B56]" office:value-type="float" office:value="0.3846" calcext:value-type="float">
            <text:p>0.3846</text:p>
          </table:table-cell>
          <table:table-cell table:formula="of:=[.M56]/[.B56]" office:value-type="float" office:value="0.967547169811321" calcext:value-type="float">
            <text:p>0.967547169811321</text:p>
          </table:table-cell>
          <table:table-cell table:formula="of:=[$'08_pr2377-fixed-typeres-data'.B56]" office:value-type="float" office:value="0.4265" calcext:value-type="float">
            <text:p>0.4265</text:p>
          </table:table-cell>
          <table:table-cell table:formula="of:=[.O56]/[.B56]" office:value-type="float" office:value="1.07295597484277" calcext:value-type="float">
            <text:p>1.07295597484277</text:p>
          </table:table-cell>
          <table:table-cell table:formula="of:=[$'09_pr2377-junitstaticsuite-data'.B56]" office:value-type="float" office:value="0.3843" calcext:value-type="float">
            <text:p>0.3843</text:p>
          </table:table-cell>
          <table:table-cell table:formula="of:=[.Q56]/[.B56]" office:value-type="float" office:value="0.966792452830189" calcext:value-type="float">
            <text:p>0.966792452830189</text:p>
          </table:table-cell>
        </table:table-row>
        <table:table-row table:style-name="ro1">
          <table:table-cell table:formula="of:=[$'01_baseline-6.22.0-data'.A57]" office:value-type="string" office:string-value="ByteInstantiation" calcext:value-type="string">
            <text:p>ByteInstantiation</text:p>
          </table:table-cell>
          <table:table-cell table:formula="of:=[$'01_baseline-6.22.0-data'.B57]" office:value-type="float" office:value="0.0752" calcext:value-type="float">
            <text:p>0.0752</text:p>
          </table:table-cell>
          <table:table-cell table:formula="of:=[$'02_master-6.23.0-SNAPSHOT-ea532e6-data'.B57]" office:value-type="float" office:value="0.0883" calcext:value-type="float">
            <text:p>0.0883</text:p>
          </table:table-cell>
          <table:table-cell table:formula="of:=[.C57]/[.B57]" office:value-type="float" office:value="1.17420212765957" calcext:value-type="float">
            <text:p>1.17420212765957</text:p>
          </table:table-cell>
          <table:table-cell table:formula="of:=[$'03_pr2377-data'.B57]" office:value-type="float" office:value="0.1216" calcext:value-type="float">
            <text:p>0.1216</text:p>
          </table:table-cell>
          <table:table-cell table:formula="of:=[.E57]/[.B57]" office:value-type="float" office:value="1.61702127659574" calcext:value-type="float">
            <text:p>1.61702127659574</text:p>
          </table:table-cell>
          <table:table-cell table:formula="of:=[$'04_pr2377-improved-properclone-avoiddecimal-data'.B57]" office:value-type="float" office:value="0.1235" calcext:value-type="float">
            <text:p>0.1235</text:p>
          </table:table-cell>
          <table:table-cell table:formula="of:=[.G57]/[.B57]" office:value-type="float" office:value="1.64228723404255" calcext:value-type="float">
            <text:p>1.64228723404255</text:p>
          </table:table-cell>
          <table:table-cell table:formula="of:=[$'05_pr2377_positionliteral-data'.B57]" office:value-type="float" office:value="0.1269" calcext:value-type="float">
            <text:p>0.1269</text:p>
          </table:table-cell>
          <table:table-cell table:formula="of:=[.I57]/[.B57]" office:value-type="float" office:value="1.6875" calcext:value-type="float">
            <text:p>1.6875</text:p>
          </table:table-cell>
          <table:table-cell table:formula="of:=[$'06_pr2377-positionliteral-javarule-data'.B57]" office:value-type="float" office:value="0.1617" calcext:value-type="float">
            <text:p>0.1617</text:p>
          </table:table-cell>
          <table:table-cell table:formula="of:=[.K57]/[.B57]" office:value-type="float" office:value="2.15026595744681" calcext:value-type="float">
            <text:p>2.15026595744681</text:p>
          </table:table-cell>
          <table:table-cell table:formula="of:=[$'07_pr2377-junit-improved-data'.B57]" office:value-type="float" office:value="0.1267" calcext:value-type="float">
            <text:p>0.1267</text:p>
          </table:table-cell>
          <table:table-cell table:formula="of:=[.M57]/[.B57]" office:value-type="float" office:value="1.68484042553192" calcext:value-type="float">
            <text:p>1.68484042553192</text:p>
          </table:table-cell>
          <table:table-cell table:formula="of:=[$'08_pr2377-fixed-typeres-data'.B57]" office:value-type="float" office:value="0.1325" calcext:value-type="float">
            <text:p>0.1325</text:p>
          </table:table-cell>
          <table:table-cell table:formula="of:=[.O57]/[.B57]" office:value-type="float" office:value="1.76196808510638" calcext:value-type="float">
            <text:p>1.76196808510638</text:p>
          </table:table-cell>
          <table:table-cell table:formula="of:=[$'09_pr2377-junitstaticsuite-data'.B57]" office:value-type="float" office:value="0.1245" calcext:value-type="float">
            <text:p>0.1245</text:p>
          </table:table-cell>
          <table:table-cell table:formula="of:=[.Q57]/[.B57]" office:value-type="float" office:value="1.65558510638298" calcext:value-type="float">
            <text:p>1.65558510638298</text:p>
          </table:table-cell>
        </table:table-row>
        <table:table-row table:style-name="ro1">
          <table:table-cell table:formula="of:=[$'01_baseline-6.22.0-data'.A58]" office:value-type="string" office:string-value="CallSuperFirst" calcext:value-type="string">
            <text:p>CallSuperFirst</text:p>
          </table:table-cell>
          <table:table-cell table:formula="of:=[$'01_baseline-6.22.0-data'.B58]" office:value-type="float" office:value="1.1332" calcext:value-type="float">
            <text:p>1.1332</text:p>
          </table:table-cell>
          <table:table-cell table:formula="of:=[$'02_master-6.23.0-SNAPSHOT-ea532e6-data'.B58]" office:value-type="float" office:value="1.1958" calcext:value-type="float">
            <text:p>1.1958</text:p>
          </table:table-cell>
          <table:table-cell table:formula="of:=[.C58]/[.B58]" office:value-type="float" office:value="1.05524179315214" calcext:value-type="float">
            <text:p>1.05524179315214</text:p>
          </table:table-cell>
          <table:table-cell table:formula="of:=[$'03_pr2377-data'.B58]" office:value-type="float" office:value="1.1176" calcext:value-type="float">
            <text:p>1.1176</text:p>
          </table:table-cell>
          <table:table-cell table:formula="of:=[.E58]/[.B58]" office:value-type="float" office:value="0.986233674549947" calcext:value-type="float">
            <text:p>0.986233674549947</text:p>
          </table:table-cell>
          <table:table-cell table:formula="of:=[$'04_pr2377-improved-properclone-avoiddecimal-data'.B58]" office:value-type="float" office:value="1.1392" calcext:value-type="float">
            <text:p>1.1392</text:p>
          </table:table-cell>
          <table:table-cell table:formula="of:=[.G58]/[.B58]" office:value-type="float" office:value="1.00529474055771" calcext:value-type="float">
            <text:p>1.00529474055771</text:p>
          </table:table-cell>
          <table:table-cell table:formula="of:=[$'05_pr2377_positionliteral-data'.B58]" office:value-type="float" office:value="1.2125" calcext:value-type="float">
            <text:p>1.2125</text:p>
          </table:table-cell>
          <table:table-cell table:formula="of:=[.I58]/[.B58]" office:value-type="float" office:value="1.06997882103777" calcext:value-type="float">
            <text:p>1.06997882103777</text:p>
          </table:table-cell>
          <table:table-cell table:formula="of:=[$'06_pr2377-positionliteral-javarule-data'.B58]" office:value-type="float" office:value="1.202" calcext:value-type="float">
            <text:p>1.202</text:p>
          </table:table-cell>
          <table:table-cell table:formula="of:=[.K58]/[.B58]" office:value-type="float" office:value="1.06071302506177" calcext:value-type="float">
            <text:p>1.06071302506177</text:p>
          </table:table-cell>
          <table:table-cell table:formula="of:=[$'07_pr2377-junit-improved-data'.B58]" office:value-type="float" office:value="1.1731" calcext:value-type="float">
            <text:p>1.1731</text:p>
          </table:table-cell>
          <table:table-cell table:formula="of:=[.M58]/[.B58]" office:value-type="float" office:value="1.03521002470879" calcext:value-type="float">
            <text:p>1.03521002470879</text:p>
          </table:table-cell>
          <table:table-cell table:formula="of:=[$'08_pr2377-fixed-typeres-data'.B58]" office:value-type="float" office:value="1.217" calcext:value-type="float">
            <text:p>1.217</text:p>
          </table:table-cell>
          <table:table-cell table:formula="of:=[.O58]/[.B58]" office:value-type="float" office:value="1.07394987645605" calcext:value-type="float">
            <text:p>1.07394987645605</text:p>
          </table:table-cell>
          <table:table-cell table:formula="of:=[$'09_pr2377-junitstaticsuite-data'.B58]" office:value-type="float" office:value="1.1059" calcext:value-type="float">
            <text:p>1.1059</text:p>
          </table:table-cell>
          <table:table-cell table:formula="of:=[.Q58]/[.B58]" office:value-type="float" office:value="0.975908930462408" calcext:value-type="float">
            <text:p>0.975908930462408</text:p>
          </table:table-cell>
        </table:table-row>
        <table:table-row table:style-name="ro1">
          <table:table-cell table:formula="of:=[$'01_baseline-6.22.0-data'.A59]" office:value-type="string" office:string-value="CallSuperInConstructor" calcext:value-type="string">
            <text:p>CallSuperInConstructor</text:p>
          </table:table-cell>
          <table:table-cell table:formula="of:=[$'01_baseline-6.22.0-data'.B59]" office:value-type="float" office:value="0.0863" calcext:value-type="float">
            <text:p>0.0863</text:p>
          </table:table-cell>
          <table:table-cell table:formula="of:=[$'02_master-6.23.0-SNAPSHOT-ea532e6-data'.B59]" office:value-type="float" office:value="0.0867" calcext:value-type="float">
            <text:p>0.0867</text:p>
          </table:table-cell>
          <table:table-cell table:formula="of:=[.C59]/[.B59]" office:value-type="float" office:value="1.00463499420626" calcext:value-type="float">
            <text:p>1.00463499420626</text:p>
          </table:table-cell>
          <table:table-cell table:formula="of:=[$'03_pr2377-data'.B59]" office:value-type="float" office:value="0.0492" calcext:value-type="float">
            <text:p>0.0492</text:p>
          </table:table-cell>
          <table:table-cell table:formula="of:=[.E59]/[.B59]" office:value-type="float" office:value="0.570104287369641" calcext:value-type="float">
            <text:p>0.570104287369641</text:p>
          </table:table-cell>
          <table:table-cell table:formula="of:=[$'04_pr2377-improved-properclone-avoiddecimal-data'.B59]" office:value-type="float" office:value="0.0526" calcext:value-type="float">
            <text:p>0.0526</text:p>
          </table:table-cell>
          <table:table-cell table:formula="of:=[.G59]/[.B59]" office:value-type="float" office:value="0.609501738122827" calcext:value-type="float">
            <text:p>0.609501738122827</text:p>
          </table:table-cell>
          <table:table-cell table:formula="of:=[$'05_pr2377_positionliteral-data'.B59]" office:value-type="float" office:value="0.054" calcext:value-type="float">
            <text:p>0.054</text:p>
          </table:table-cell>
          <table:table-cell table:formula="of:=[.I59]/[.B59]" office:value-type="float" office:value="0.625724217844728" calcext:value-type="float">
            <text:p>0.625724217844728</text:p>
          </table:table-cell>
          <table:table-cell table:formula="of:=[$'06_pr2377-positionliteral-javarule-data'.B59]" office:value-type="float" office:value="0.054" calcext:value-type="float">
            <text:p>0.054</text:p>
          </table:table-cell>
          <table:table-cell table:formula="of:=[.K59]/[.B59]" office:value-type="float" office:value="0.625724217844728" calcext:value-type="float">
            <text:p>0.625724217844728</text:p>
          </table:table-cell>
          <table:table-cell table:formula="of:=[$'07_pr2377-junit-improved-data'.B59]" office:value-type="float" office:value="0.0539" calcext:value-type="float">
            <text:p>0.0539</text:p>
          </table:table-cell>
          <table:table-cell table:formula="of:=[.M59]/[.B59]" office:value-type="float" office:value="0.624565469293163" calcext:value-type="float">
            <text:p>0.624565469293163</text:p>
          </table:table-cell>
          <table:table-cell table:formula="of:=[$'08_pr2377-fixed-typeres-data'.B59]" office:value-type="float" office:value="0.0561" calcext:value-type="float">
            <text:p>0.0561</text:p>
          </table:table-cell>
          <table:table-cell table:formula="of:=[.O59]/[.B59]" office:value-type="float" office:value="0.650057937427578" calcext:value-type="float">
            <text:p>0.650057937427578</text:p>
          </table:table-cell>
          <table:table-cell table:formula="of:=[$'09_pr2377-junitstaticsuite-data'.B59]" office:value-type="float" office:value="0.0542" calcext:value-type="float">
            <text:p>0.0542</text:p>
          </table:table-cell>
          <table:table-cell table:formula="of:=[.Q59]/[.B59]" office:value-type="float" office:value="0.628041714947856" calcext:value-type="float">
            <text:p>0.628041714947856</text:p>
          </table:table-cell>
        </table:table-row>
        <table:table-row table:style-name="ro1">
          <table:table-cell table:formula="of:=[$'01_baseline-6.22.0-data'.A60]" office:value-type="string" office:string-value="CallSuperLast" calcext:value-type="string">
            <text:p>CallSuperLast</text:p>
          </table:table-cell>
          <table:table-cell table:formula="of:=[$'01_baseline-6.22.0-data'.B60]" office:value-type="float" office:value="0.8402" calcext:value-type="float">
            <text:p>0.8402</text:p>
          </table:table-cell>
          <table:table-cell table:formula="of:=[$'02_master-6.23.0-SNAPSHOT-ea532e6-data'.B60]" office:value-type="float" office:value="0.8549" calcext:value-type="float">
            <text:p>0.8549</text:p>
          </table:table-cell>
          <table:table-cell table:formula="of:=[.C60]/[.B60]" office:value-type="float" office:value="1.01749583432516" calcext:value-type="float">
            <text:p>1.01749583432516</text:p>
          </table:table-cell>
          <table:table-cell table:formula="of:=[$'03_pr2377-data'.B60]" office:value-type="float" office:value="0.8554" calcext:value-type="float">
            <text:p>0.8554</text:p>
          </table:table-cell>
          <table:table-cell table:formula="of:=[.E60]/[.B60]" office:value-type="float" office:value="1.01809093073078" calcext:value-type="float">
            <text:p>1.01809093073078</text:p>
          </table:table-cell>
          <table:table-cell table:formula="of:=[$'04_pr2377-improved-properclone-avoiddecimal-data'.B60]" office:value-type="float" office:value="0.8796" calcext:value-type="float">
            <text:p>0.8796</text:p>
          </table:table-cell>
          <table:table-cell table:formula="of:=[.G60]/[.B60]" office:value-type="float" office:value="1.04689359676268" calcext:value-type="float">
            <text:p>1.04689359676268</text:p>
          </table:table-cell>
          <table:table-cell table:formula="of:=[$'05_pr2377_positionliteral-data'.B60]" office:value-type="float" office:value="0.8734" calcext:value-type="float">
            <text:p>0.8734</text:p>
          </table:table-cell>
          <table:table-cell table:formula="of:=[.I60]/[.B60]" office:value-type="float" office:value="1.03951440133302" calcext:value-type="float">
            <text:p>1.03951440133302</text:p>
          </table:table-cell>
          <table:table-cell table:formula="of:=[$'06_pr2377-positionliteral-javarule-data'.B60]" office:value-type="float" office:value="0.903" calcext:value-type="float">
            <text:p>0.903</text:p>
          </table:table-cell>
          <table:table-cell table:formula="of:=[.K60]/[.B60]" office:value-type="float" office:value="1.07474410854558" calcext:value-type="float">
            <text:p>1.07474410854558</text:p>
          </table:table-cell>
          <table:table-cell table:formula="of:=[$'07_pr2377-junit-improved-data'.B60]" office:value-type="float" office:value="0.8847" calcext:value-type="float">
            <text:p>0.8847</text:p>
          </table:table-cell>
          <table:table-cell table:formula="of:=[.M60]/[.B60]" office:value-type="float" office:value="1.05296358009998" calcext:value-type="float">
            <text:p>1.05296358009998</text:p>
          </table:table-cell>
          <table:table-cell table:formula="of:=[$'08_pr2377-fixed-typeres-data'.B60]" office:value-type="float" office:value="0.8972" calcext:value-type="float">
            <text:p>0.8972</text:p>
          </table:table-cell>
          <table:table-cell table:formula="of:=[.O60]/[.B60]" office:value-type="float" office:value="1.06784099024042" calcext:value-type="float">
            <text:p>1.06784099024042</text:p>
          </table:table-cell>
          <table:table-cell table:formula="of:=[$'09_pr2377-junitstaticsuite-data'.B60]" office:value-type="float" office:value="0.8908" calcext:value-type="float">
            <text:p>0.8908</text:p>
          </table:table-cell>
          <table:table-cell table:formula="of:=[.Q60]/[.B60]" office:value-type="float" office:value="1.06022375624851" calcext:value-type="float">
            <text:p>1.06022375624851</text:p>
          </table:table-cell>
        </table:table-row>
        <table:table-row table:style-name="ro1">
          <table:table-cell table:formula="of:=[$'01_baseline-6.22.0-data'.A61]" office:value-type="string" office:string-value="CheckResultSet" calcext:value-type="string">
            <text:p>CheckResultSet</text:p>
          </table:table-cell>
          <table:table-cell table:formula="of:=[$'01_baseline-6.22.0-data'.B61]" office:value-type="float" office:value="0.4446" calcext:value-type="float">
            <text:p>0.4446</text:p>
          </table:table-cell>
          <table:table-cell table:formula="of:=[$'02_master-6.23.0-SNAPSHOT-ea532e6-data'.B61]" office:value-type="float" office:value="0.5045" calcext:value-type="float">
            <text:p>0.5045</text:p>
          </table:table-cell>
          <table:table-cell table:formula="of:=[.C61]/[.B61]" office:value-type="float" office:value="1.13472784525416" calcext:value-type="float">
            <text:p>1.13472784525416</text:p>
          </table:table-cell>
          <table:table-cell table:formula="of:=[$'03_pr2377-data'.B61]" office:value-type="float" office:value="0.4308" calcext:value-type="float">
            <text:p>0.4308</text:p>
          </table:table-cell>
          <table:table-cell table:formula="of:=[.E61]/[.B61]" office:value-type="float" office:value="0.968960863697706" calcext:value-type="float">
            <text:p>0.968960863697706</text:p>
          </table:table-cell>
          <table:table-cell table:formula="of:=[$'04_pr2377-improved-properclone-avoiddecimal-data'.B61]" office:value-type="float" office:value="0.4528" calcext:value-type="float">
            <text:p>0.4528</text:p>
          </table:table-cell>
          <table:table-cell table:formula="of:=[.G61]/[.B61]" office:value-type="float" office:value="1.01844354475933" calcext:value-type="float">
            <text:p>1.01844354475933</text:p>
          </table:table-cell>
          <table:table-cell table:formula="of:=[$'05_pr2377_positionliteral-data'.B61]" office:value-type="float" office:value="0.4543" calcext:value-type="float">
            <text:p>0.4543</text:p>
          </table:table-cell>
          <table:table-cell table:formula="of:=[.I61]/[.B61]" office:value-type="float" office:value="1.02181736392263" calcext:value-type="float">
            <text:p>1.02181736392263</text:p>
          </table:table-cell>
          <table:table-cell table:formula="of:=[$'06_pr2377-positionliteral-javarule-data'.B61]" office:value-type="float" office:value="0.488" calcext:value-type="float">
            <text:p>0.488</text:p>
          </table:table-cell>
          <table:table-cell table:formula="of:=[.K61]/[.B61]" office:value-type="float" office:value="1.09761583445794" calcext:value-type="float">
            <text:p>1.09761583445794</text:p>
          </table:table-cell>
          <table:table-cell table:formula="of:=[$'07_pr2377-junit-improved-data'.B61]" office:value-type="float" office:value="0.445" calcext:value-type="float">
            <text:p>0.445</text:p>
          </table:table-cell>
          <table:table-cell table:formula="of:=[.M61]/[.B61]" office:value-type="float" office:value="1.00089968511021" calcext:value-type="float">
            <text:p>1.00089968511021</text:p>
          </table:table-cell>
          <table:table-cell table:formula="of:=[$'08_pr2377-fixed-typeres-data'.B61]" office:value-type="float" office:value="0.4857" calcext:value-type="float">
            <text:p>0.4857</text:p>
          </table:table-cell>
          <table:table-cell table:formula="of:=[.O61]/[.B61]" office:value-type="float" office:value="1.09244264507422" calcext:value-type="float">
            <text:p>1.09244264507422</text:p>
          </table:table-cell>
          <table:table-cell table:formula="of:=[$'09_pr2377-junitstaticsuite-data'.B61]" office:value-type="float" office:value="0.4435" calcext:value-type="float">
            <text:p>0.4435</text:p>
          </table:table-cell>
          <table:table-cell table:formula="of:=[.Q61]/[.B61]" office:value-type="float" office:value="0.997525865946919" calcext:value-type="float">
            <text:p>0.997525865946919</text:p>
          </table:table-cell>
        </table:table-row>
        <table:table-row table:style-name="ro1">
          <table:table-cell table:formula="of:=[$'01_baseline-6.22.0-data'.A62]" office:value-type="string" office:string-value="CheckSkipResult" calcext:value-type="string">
            <text:p>CheckSkipResult</text:p>
          </table:table-cell>
          <table:table-cell table:formula="of:=[$'01_baseline-6.22.0-data'.B62]" office:value-type="float" office:value="0.4241" calcext:value-type="float">
            <text:p>0.4241</text:p>
          </table:table-cell>
          <table:table-cell table:formula="of:=[$'02_master-6.23.0-SNAPSHOT-ea532e6-data'.B62]" office:value-type="float" office:value="0.3836" calcext:value-type="float">
            <text:p>0.3836</text:p>
          </table:table-cell>
          <table:table-cell table:formula="of:=[.C62]/[.B62]" office:value-type="float" office:value="0.904503654798397" calcext:value-type="float">
            <text:p>0.904503654798397</text:p>
          </table:table-cell>
          <table:table-cell table:formula="of:=[$'03_pr2377-data'.B62]" office:value-type="float" office:value="0.3897" calcext:value-type="float">
            <text:p>0.3897</text:p>
          </table:table-cell>
          <table:table-cell table:formula="of:=[.E62]/[.B62]" office:value-type="float" office:value="0.918887054939873" calcext:value-type="float">
            <text:p>0.918887054939873</text:p>
          </table:table-cell>
          <table:table-cell table:formula="of:=[$'04_pr2377-improved-properclone-avoiddecimal-data'.B62]" office:value-type="float" office:value="0.3799" calcext:value-type="float">
            <text:p>0.3799</text:p>
          </table:table-cell>
          <table:table-cell table:formula="of:=[.G62]/[.B62]" office:value-type="float" office:value="0.895779297335534" calcext:value-type="float">
            <text:p>0.895779297335534</text:p>
          </table:table-cell>
          <table:table-cell table:formula="of:=[$'05_pr2377_positionliteral-data'.B62]" office:value-type="float" office:value="0.3807" calcext:value-type="float">
            <text:p>0.3807</text:p>
          </table:table-cell>
          <table:table-cell table:formula="of:=[.I62]/[.B62]" office:value-type="float" office:value="0.897665644895072" calcext:value-type="float">
            <text:p>0.897665644895072</text:p>
          </table:table-cell>
          <table:table-cell table:formula="of:=[$'06_pr2377-positionliteral-javarule-data'.B62]" office:value-type="float" office:value="0.3963" calcext:value-type="float">
            <text:p>0.3963</text:p>
          </table:table-cell>
          <table:table-cell table:formula="of:=[.K62]/[.B62]" office:value-type="float" office:value="0.93444942230606" calcext:value-type="float">
            <text:p>0.93444942230606</text:p>
          </table:table-cell>
          <table:table-cell table:formula="of:=[$'07_pr2377-junit-improved-data'.B62]" office:value-type="float" office:value="0.3917" calcext:value-type="float">
            <text:p>0.3917</text:p>
          </table:table-cell>
          <table:table-cell table:formula="of:=[.M62]/[.B62]" office:value-type="float" office:value="0.923602923838717" calcext:value-type="float">
            <text:p>0.923602923838717</text:p>
          </table:table-cell>
          <table:table-cell table:formula="of:=[$'08_pr2377-fixed-typeres-data'.B62]" office:value-type="float" office:value="0.4302" calcext:value-type="float">
            <text:p>0.4302</text:p>
          </table:table-cell>
          <table:table-cell table:formula="of:=[.O62]/[.B62]" office:value-type="float" office:value="1.01438340014148" calcext:value-type="float">
            <text:p>1.01438340014148</text:p>
          </table:table-cell>
          <table:table-cell table:formula="of:=[$'09_pr2377-junitstaticsuite-data'.B62]" office:value-type="float" office:value="0.3983" calcext:value-type="float">
            <text:p>0.3983</text:p>
          </table:table-cell>
          <table:table-cell table:formula="of:=[.Q62]/[.B62]" office:value-type="float" office:value="0.939165291204905" calcext:value-type="float">
            <text:p>0.939165291204905</text:p>
          </table:table-cell>
        </table:table-row>
        <table:table-row table:style-name="ro1">
          <table:table-cell table:formula="of:=[$'01_baseline-6.22.0-data'.A63]" office:value-type="string" office:string-value="ClassCastExceptionWithToArray" calcext:value-type="string">
            <text:p>ClassCastExceptionWithToArray</text:p>
          </table:table-cell>
          <table:table-cell table:formula="of:=[$'01_baseline-6.22.0-data'.B63]" office:value-type="float" office:value="0.0425" calcext:value-type="float">
            <text:p>0.0425</text:p>
          </table:table-cell>
          <table:table-cell table:formula="of:=[$'02_master-6.23.0-SNAPSHOT-ea532e6-data'.B63]" office:value-type="float" office:value="0.0474" calcext:value-type="float">
            <text:p>0.0474</text:p>
          </table:table-cell>
          <table:table-cell table:formula="of:=[.C63]/[.B63]" office:value-type="float" office:value="1.11529411764706" calcext:value-type="float">
            <text:p>1.11529411764706</text:p>
          </table:table-cell>
          <table:table-cell table:formula="of:=[$'03_pr2377-data'.B63]" office:value-type="float" office:value="0.0477" calcext:value-type="float">
            <text:p>0.0477</text:p>
          </table:table-cell>
          <table:table-cell table:formula="of:=[.E63]/[.B63]" office:value-type="float" office:value="1.12235294117647" calcext:value-type="float">
            <text:p>1.12235294117647</text:p>
          </table:table-cell>
          <table:table-cell table:formula="of:=[$'04_pr2377-improved-properclone-avoiddecimal-data'.B63]" office:value-type="float" office:value="0.0491" calcext:value-type="float">
            <text:p>0.0491</text:p>
          </table:table-cell>
          <table:table-cell table:formula="of:=[.G63]/[.B63]" office:value-type="float" office:value="1.15529411764706" calcext:value-type="float">
            <text:p>1.15529411764706</text:p>
          </table:table-cell>
          <table:table-cell table:formula="of:=[$'05_pr2377_positionliteral-data'.B63]" office:value-type="float" office:value="0.0513" calcext:value-type="float">
            <text:p>0.0513</text:p>
          </table:table-cell>
          <table:table-cell table:formula="of:=[.I63]/[.B63]" office:value-type="float" office:value="1.20705882352941" calcext:value-type="float">
            <text:p>1.20705882352941</text:p>
          </table:table-cell>
          <table:table-cell table:formula="of:=[$'06_pr2377-positionliteral-javarule-data'.B63]" office:value-type="float" office:value="0.0504" calcext:value-type="float">
            <text:p>0.0504</text:p>
          </table:table-cell>
          <table:table-cell table:formula="of:=[.K63]/[.B63]" office:value-type="float" office:value="1.18588235294118" calcext:value-type="float">
            <text:p>1.18588235294118</text:p>
          </table:table-cell>
          <table:table-cell table:formula="of:=[$'07_pr2377-junit-improved-data'.B63]" office:value-type="float" office:value="0.0506" calcext:value-type="float">
            <text:p>0.0506</text:p>
          </table:table-cell>
          <table:table-cell table:formula="of:=[.M63]/[.B63]" office:value-type="float" office:value="1.19058823529412" calcext:value-type="float">
            <text:p>1.19058823529412</text:p>
          </table:table-cell>
          <table:table-cell table:formula="of:=[$'08_pr2377-fixed-typeres-data'.B63]" office:value-type="float" office:value="0.0518" calcext:value-type="float">
            <text:p>0.0518</text:p>
          </table:table-cell>
          <table:table-cell table:formula="of:=[.O63]/[.B63]" office:value-type="float" office:value="1.21882352941176" calcext:value-type="float">
            <text:p>1.21882352941176</text:p>
          </table:table-cell>
          <table:table-cell table:formula="of:=[$'09_pr2377-junitstaticsuite-data'.B63]" office:value-type="float" office:value="0.0499" calcext:value-type="float">
            <text:p>0.0499</text:p>
          </table:table-cell>
          <table:table-cell table:formula="of:=[.Q63]/[.B63]" office:value-type="float" office:value="1.17411764705882" calcext:value-type="float">
            <text:p>1.17411764705882</text:p>
          </table:table-cell>
        </table:table-row>
        <table:table-row table:style-name="ro1">
          <table:table-cell table:formula="of:=[$'01_baseline-6.22.0-data'.A64]" office:value-type="string" office:string-value="ClassNamingConventions" calcext:value-type="string">
            <text:p>ClassNamingConventions</text:p>
          </table:table-cell>
          <table:table-cell table:formula="of:=[$'01_baseline-6.22.0-data'.B64]" office:value-type="float" office:value="0.0621" calcext:value-type="float">
            <text:p>0.0621</text:p>
          </table:table-cell>
          <table:table-cell table:formula="of:=[$'02_master-6.23.0-SNAPSHOT-ea532e6-data'.B64]" office:value-type="float" office:value="0.0696" calcext:value-type="float">
            <text:p>0.0696</text:p>
          </table:table-cell>
          <table:table-cell table:formula="of:=[.C64]/[.B64]" office:value-type="float" office:value="1.1207729468599" calcext:value-type="float">
            <text:p>1.1207729468599</text:p>
          </table:table-cell>
          <table:table-cell table:formula="of:=[$'03_pr2377-data'.B64]" office:value-type="float" office:value="0.066" calcext:value-type="float">
            <text:p>0.066</text:p>
          </table:table-cell>
          <table:table-cell table:formula="of:=[.E64]/[.B64]" office:value-type="float" office:value="1.06280193236715" calcext:value-type="float">
            <text:p>1.06280193236715</text:p>
          </table:table-cell>
          <table:table-cell table:formula="of:=[$'04_pr2377-improved-properclone-avoiddecimal-data'.B64]" office:value-type="float" office:value="0.07" calcext:value-type="float">
            <text:p>0.07</text:p>
          </table:table-cell>
          <table:table-cell table:formula="of:=[.G64]/[.B64]" office:value-type="float" office:value="1.12721417069243" calcext:value-type="float">
            <text:p>1.12721417069243</text:p>
          </table:table-cell>
          <table:table-cell table:formula="of:=[$'05_pr2377_positionliteral-data'.B64]" office:value-type="float" office:value="0.064" calcext:value-type="float">
            <text:p>0.064</text:p>
          </table:table-cell>
          <table:table-cell table:formula="of:=[.I64]/[.B64]" office:value-type="float" office:value="1.03059581320451" calcext:value-type="float">
            <text:p>1.03059581320451</text:p>
          </table:table-cell>
          <table:table-cell table:formula="of:=[$'06_pr2377-positionliteral-javarule-data'.B64]" office:value-type="float" office:value="0.0669" calcext:value-type="float">
            <text:p>0.0669</text:p>
          </table:table-cell>
          <table:table-cell table:formula="of:=[.K64]/[.B64]" office:value-type="float" office:value="1.07729468599034" calcext:value-type="float">
            <text:p>1.07729468599034</text:p>
          </table:table-cell>
          <table:table-cell table:formula="of:=[$'07_pr2377-junit-improved-data'.B64]" office:value-type="float" office:value="0.0658" calcext:value-type="float">
            <text:p>0.0658</text:p>
          </table:table-cell>
          <table:table-cell table:formula="of:=[.M64]/[.B64]" office:value-type="float" office:value="1.05958132045089" calcext:value-type="float">
            <text:p>1.05958132045089</text:p>
          </table:table-cell>
          <table:table-cell table:formula="of:=[$'08_pr2377-fixed-typeres-data'.B64]" office:value-type="float" office:value="0.0674" calcext:value-type="float">
            <text:p>0.0674</text:p>
          </table:table-cell>
          <table:table-cell table:formula="of:=[.O64]/[.B64]" office:value-type="float" office:value="1.085346215781" calcext:value-type="float">
            <text:p>1.085346215781</text:p>
          </table:table-cell>
          <table:table-cell table:formula="of:=[$'09_pr2377-junitstaticsuite-data'.B64]" office:value-type="float" office:value="0.0699" calcext:value-type="float">
            <text:p>0.0699</text:p>
          </table:table-cell>
          <table:table-cell table:formula="of:=[.Q64]/[.B64]" office:value-type="float" office:value="1.1256038647343" calcext:value-type="float">
            <text:p>1.1256038647343</text:p>
          </table:table-cell>
        </table:table-row>
        <table:table-row table:style-name="ro1">
          <table:table-cell table:formula="of:=[$'01_baseline-6.22.0-data'.A65]" office:value-type="string" office:string-value="ClassWithOnlyPrivateConstructorsShouldBeFinal" calcext:value-type="string">
            <text:p>ClassWithOnlyPrivateConstructorsShouldBeFinal</text:p>
          </table:table-cell>
          <table:table-cell table:formula="of:=[$'01_baseline-6.22.0-data'.B65]" office:value-type="float" office:value="0.1422" calcext:value-type="float">
            <text:p>0.1422</text:p>
          </table:table-cell>
          <table:table-cell table:formula="of:=[$'02_master-6.23.0-SNAPSHOT-ea532e6-data'.B65]" office:value-type="float" office:value="0.1492" calcext:value-type="float">
            <text:p>0.1492</text:p>
          </table:table-cell>
          <table:table-cell table:formula="of:=[.C65]/[.B65]" office:value-type="float" office:value="1.04922644163151" calcext:value-type="float">
            <text:p>1.04922644163151</text:p>
          </table:table-cell>
          <table:table-cell table:formula="of:=[$'03_pr2377-data'.B65]" office:value-type="float" office:value="0.0895" calcext:value-type="float">
            <text:p>0.0895</text:p>
          </table:table-cell>
          <table:table-cell table:formula="of:=[.E65]/[.B65]" office:value-type="float" office:value="0.629395218002813" calcext:value-type="float">
            <text:p>0.629395218002813</text:p>
          </table:table-cell>
          <table:table-cell table:formula="of:=[$'04_pr2377-improved-properclone-avoiddecimal-data'.B65]" office:value-type="float" office:value="0.0898" calcext:value-type="float">
            <text:p>0.0898</text:p>
          </table:table-cell>
          <table:table-cell table:formula="of:=[.G65]/[.B65]" office:value-type="float" office:value="0.631504922644163" calcext:value-type="float">
            <text:p>0.631504922644163</text:p>
          </table:table-cell>
          <table:table-cell table:formula="of:=[$'05_pr2377_positionliteral-data'.B65]" office:value-type="float" office:value="0.0927" calcext:value-type="float">
            <text:p>0.0927</text:p>
          </table:table-cell>
          <table:table-cell table:formula="of:=[.I65]/[.B65]" office:value-type="float" office:value="0.651898734177215" calcext:value-type="float">
            <text:p>0.651898734177215</text:p>
          </table:table-cell>
          <table:table-cell table:formula="of:=[$'06_pr2377-positionliteral-javarule-data'.B65]" office:value-type="float" office:value="0.0945" calcext:value-type="float">
            <text:p>0.0945</text:p>
          </table:table-cell>
          <table:table-cell table:formula="of:=[.K65]/[.B65]" office:value-type="float" office:value="0.664556962025316" calcext:value-type="float">
            <text:p>0.664556962025316</text:p>
          </table:table-cell>
          <table:table-cell table:formula="of:=[$'07_pr2377-junit-improved-data'.B65]" office:value-type="float" office:value="0.092" calcext:value-type="float">
            <text:p>0.092</text:p>
          </table:table-cell>
          <table:table-cell table:formula="of:=[.M65]/[.B65]" office:value-type="float" office:value="0.646976090014065" calcext:value-type="float">
            <text:p>0.646976090014065</text:p>
          </table:table-cell>
          <table:table-cell table:formula="of:=[$'08_pr2377-fixed-typeres-data'.B65]" office:value-type="float" office:value="0.0938" calcext:value-type="float">
            <text:p>0.0938</text:p>
          </table:table-cell>
          <table:table-cell table:formula="of:=[.O65]/[.B65]" office:value-type="float" office:value="0.659634317862166" calcext:value-type="float">
            <text:p>0.659634317862166</text:p>
          </table:table-cell>
          <table:table-cell table:formula="of:=[$'09_pr2377-junitstaticsuite-data'.B65]" office:value-type="float" office:value="0.0927" calcext:value-type="float">
            <text:p>0.0927</text:p>
          </table:table-cell>
          <table:table-cell table:formula="of:=[.Q65]/[.B65]" office:value-type="float" office:value="0.651898734177215" calcext:value-type="float">
            <text:p>0.651898734177215</text:p>
          </table:table-cell>
        </table:table-row>
        <table:table-row table:style-name="ro1">
          <table:table-cell table:formula="of:=[$'01_baseline-6.22.0-data'.A66]" office:value-type="string" office:string-value="CloneMethodMustBePublic" calcext:value-type="string">
            <text:p>CloneMethodMustBePublic</text:p>
          </table:table-cell>
          <table:table-cell table:formula="of:=[$'01_baseline-6.22.0-data'.B66]" office:value-type="float" office:value="0.2097" calcext:value-type="float">
            <text:p>0.2097</text:p>
          </table:table-cell>
          <table:table-cell table:formula="of:=[$'02_master-6.23.0-SNAPSHOT-ea532e6-data'.B66]" office:value-type="float" office:value="0.2028" calcext:value-type="float">
            <text:p>0.2028</text:p>
          </table:table-cell>
          <table:table-cell table:formula="of:=[.C66]/[.B66]" office:value-type="float" office:value="0.967095851216023" calcext:value-type="float">
            <text:p>0.967095851216023</text:p>
          </table:table-cell>
          <table:table-cell table:formula="of:=[$'03_pr2377-data'.B66]" office:value-type="float" office:value="0.3146" calcext:value-type="float">
            <text:p>0.3146</text:p>
          </table:table-cell>
          <table:table-cell table:formula="of:=[.E66]/[.B66]" office:value-type="float" office:value="1.50023843586075" calcext:value-type="float">
            <text:p>1.50023843586075</text:p>
          </table:table-cell>
          <table:table-cell table:formula="of:=[$'04_pr2377-improved-properclone-avoiddecimal-data'.B66]" office:value-type="float" office:value="0.2719" calcext:value-type="float">
            <text:p>0.2719</text:p>
          </table:table-cell>
          <table:table-cell table:formula="of:=[.G66]/[.B66]" office:value-type="float" office:value="1.2966142107773" calcext:value-type="float">
            <text:p>1.2966142107773</text:p>
          </table:table-cell>
          <table:table-cell table:formula="of:=[$'05_pr2377_positionliteral-data'.B66]" office:value-type="float" office:value="0.2596" calcext:value-type="float">
            <text:p>0.2596</text:p>
          </table:table-cell>
          <table:table-cell table:formula="of:=[.I66]/[.B66]" office:value-type="float" office:value="1.23795898903195" calcext:value-type="float">
            <text:p>1.23795898903195</text:p>
          </table:table-cell>
          <table:table-cell table:formula="of:=[$'06_pr2377-positionliteral-javarule-data'.B66]" office:value-type="float" office:value="0.2658" calcext:value-type="float">
            <text:p>0.2658</text:p>
          </table:table-cell>
          <table:table-cell table:formula="of:=[.K66]/[.B66]" office:value-type="float" office:value="1.26752503576538" calcext:value-type="float">
            <text:p>1.26752503576538</text:p>
          </table:table-cell>
          <table:table-cell table:formula="of:=[$'07_pr2377-junit-improved-data'.B66]" office:value-type="float" office:value="0.3003" calcext:value-type="float">
            <text:p>0.3003</text:p>
          </table:table-cell>
          <table:table-cell table:formula="of:=[.M66]/[.B66]" office:value-type="float" office:value="1.43204577968526" calcext:value-type="float">
            <text:p>1.43204577968526</text:p>
          </table:table-cell>
          <table:table-cell table:formula="of:=[$'08_pr2377-fixed-typeres-data'.B66]" office:value-type="float" office:value="0.3308" calcext:value-type="float">
            <text:p>0.3308</text:p>
          </table:table-cell>
          <table:table-cell table:formula="of:=[.O66]/[.B66]" office:value-type="float" office:value="1.57749165474487" calcext:value-type="float">
            <text:p>1.57749165474487</text:p>
          </table:table-cell>
          <table:table-cell table:formula="of:=[$'09_pr2377-junitstaticsuite-data'.B66]" office:value-type="float" office:value="0.2803" calcext:value-type="float">
            <text:p>0.2803</text:p>
          </table:table-cell>
          <table:table-cell table:formula="of:=[.Q66]/[.B66]" office:value-type="float" office:value="1.33667143538388" calcext:value-type="float">
            <text:p>1.33667143538388</text:p>
          </table:table-cell>
        </table:table-row>
        <table:table-row table:style-name="ro1">
          <table:table-cell table:formula="of:=[$'01_baseline-6.22.0-data'.A67]" office:value-type="string" office:string-value="CloneMethodMustImplementCloneable" calcext:value-type="string">
            <text:p>CloneMethodMustImplementCloneable</text:p>
          </table:table-cell>
          <table:table-cell table:formula="of:=[$'01_baseline-6.22.0-data'.B67]" office:value-type="float" office:value="0.0728" calcext:value-type="float">
            <text:p>0.0728</text:p>
          </table:table-cell>
          <table:table-cell table:formula="of:=[$'02_master-6.23.0-SNAPSHOT-ea532e6-data'.B67]" office:value-type="float" office:value="0.0737" calcext:value-type="float">
            <text:p>0.0737</text:p>
          </table:table-cell>
          <table:table-cell table:formula="of:=[.C67]/[.B67]" office:value-type="float" office:value="1.01236263736264" calcext:value-type="float">
            <text:p>1.01236263736264</text:p>
          </table:table-cell>
          <table:table-cell table:formula="of:=[$'03_pr2377-data'.B67]" office:value-type="float" office:value="0.0738" calcext:value-type="float">
            <text:p>0.0738</text:p>
          </table:table-cell>
          <table:table-cell table:formula="of:=[.E67]/[.B67]" office:value-type="float" office:value="1.01373626373626" calcext:value-type="float">
            <text:p>1.01373626373626</text:p>
          </table:table-cell>
          <table:table-cell table:formula="of:=[$'04_pr2377-improved-properclone-avoiddecimal-data'.B67]" office:value-type="float" office:value="0.0712" calcext:value-type="float">
            <text:p>0.0712</text:p>
          </table:table-cell>
          <table:table-cell table:formula="of:=[.G67]/[.B67]" office:value-type="float" office:value="0.978021978021978" calcext:value-type="float">
            <text:p>0.978021978021978</text:p>
          </table:table-cell>
          <table:table-cell table:formula="of:=[$'05_pr2377_positionliteral-data'.B67]" office:value-type="float" office:value="0.0733" calcext:value-type="float">
            <text:p>0.0733</text:p>
          </table:table-cell>
          <table:table-cell table:formula="of:=[.I67]/[.B67]" office:value-type="float" office:value="1.00686813186813" calcext:value-type="float">
            <text:p>1.00686813186813</text:p>
          </table:table-cell>
          <table:table-cell table:formula="of:=[$'06_pr2377-positionliteral-javarule-data'.B67]" office:value-type="float" office:value="0.0752" calcext:value-type="float">
            <text:p>0.0752</text:p>
          </table:table-cell>
          <table:table-cell table:formula="of:=[.K67]/[.B67]" office:value-type="float" office:value="1.03296703296703" calcext:value-type="float">
            <text:p>1.03296703296703</text:p>
          </table:table-cell>
          <table:table-cell table:formula="of:=[$'07_pr2377-junit-improved-data'.B67]" office:value-type="float" office:value="0.0726" calcext:value-type="float">
            <text:p>0.0726</text:p>
          </table:table-cell>
          <table:table-cell table:formula="of:=[.M67]/[.B67]" office:value-type="float" office:value="0.997252747252747" calcext:value-type="float">
            <text:p>0.997252747252747</text:p>
          </table:table-cell>
          <table:table-cell table:formula="of:=[$'08_pr2377-fixed-typeres-data'.B67]" office:value-type="float" office:value="0.0753" calcext:value-type="float">
            <text:p>0.0753</text:p>
          </table:table-cell>
          <table:table-cell table:formula="of:=[.O67]/[.B67]" office:value-type="float" office:value="1.03434065934066" calcext:value-type="float">
            <text:p>1.03434065934066</text:p>
          </table:table-cell>
          <table:table-cell table:formula="of:=[$'09_pr2377-junitstaticsuite-data'.B67]" office:value-type="float" office:value="0.0739" calcext:value-type="float">
            <text:p>0.0739</text:p>
          </table:table-cell>
          <table:table-cell table:formula="of:=[.Q67]/[.B67]" office:value-type="float" office:value="1.01510989010989" calcext:value-type="float">
            <text:p>1.01510989010989</text:p>
          </table:table-cell>
        </table:table-row>
        <table:table-row table:style-name="ro1">
          <table:table-cell table:formula="of:=[$'01_baseline-6.22.0-data'.A68]" office:value-type="string" office:string-value="CloneMethodReturnTypeMustMatchClassName" calcext:value-type="string">
            <text:p>CloneMethodReturnTypeMustMatchClassName</text:p>
          </table:table-cell>
          <table:table-cell table:formula="of:=[$'01_baseline-6.22.0-data'.B68]" office:value-type="float" office:value="0.1648" calcext:value-type="float">
            <text:p>0.1648</text:p>
          </table:table-cell>
          <table:table-cell table:formula="of:=[$'02_master-6.23.0-SNAPSHOT-ea532e6-data'.B68]" office:value-type="float" office:value="0.1714" calcext:value-type="float">
            <text:p>0.1714</text:p>
          </table:table-cell>
          <table:table-cell table:formula="of:=[.C68]/[.B68]" office:value-type="float" office:value="1.04004854368932" calcext:value-type="float">
            <text:p>1.04004854368932</text:p>
          </table:table-cell>
          <table:table-cell table:formula="of:=[$'03_pr2377-data'.B68]" office:value-type="float" office:value="0.197" calcext:value-type="float">
            <text:p>0.197</text:p>
          </table:table-cell>
          <table:table-cell table:formula="of:=[.E68]/[.B68]" office:value-type="float" office:value="1.19538834951456" calcext:value-type="float">
            <text:p>1.19538834951456</text:p>
          </table:table-cell>
          <table:table-cell table:formula="of:=[$'04_pr2377-improved-properclone-avoiddecimal-data'.B68]" office:value-type="float" office:value="0.2001" calcext:value-type="float">
            <text:p>0.2001</text:p>
          </table:table-cell>
          <table:table-cell table:formula="of:=[.G68]/[.B68]" office:value-type="float" office:value="1.21419902912621" calcext:value-type="float">
            <text:p>1.21419902912621</text:p>
          </table:table-cell>
          <table:table-cell table:formula="of:=[$'05_pr2377_positionliteral-data'.B68]" office:value-type="float" office:value="0.2015" calcext:value-type="float">
            <text:p>0.2015</text:p>
          </table:table-cell>
          <table:table-cell table:formula="of:=[.I68]/[.B68]" office:value-type="float" office:value="1.22269417475728" calcext:value-type="float">
            <text:p>1.22269417475728</text:p>
          </table:table-cell>
          <table:table-cell table:formula="of:=[$'06_pr2377-positionliteral-javarule-data'.B68]" office:value-type="float" office:value="0.2592" calcext:value-type="float">
            <text:p>0.2592</text:p>
          </table:table-cell>
          <table:table-cell table:formula="of:=[.K68]/[.B68]" office:value-type="float" office:value="1.57281553398058" calcext:value-type="float">
            <text:p>1.57281553398058</text:p>
          </table:table-cell>
          <table:table-cell table:formula="of:=[$'07_pr2377-junit-improved-data'.B68]" office:value-type="float" office:value="0.2015" calcext:value-type="float">
            <text:p>0.2015</text:p>
          </table:table-cell>
          <table:table-cell table:formula="of:=[.M68]/[.B68]" office:value-type="float" office:value="1.22269417475728" calcext:value-type="float">
            <text:p>1.22269417475728</text:p>
          </table:table-cell>
          <table:table-cell table:formula="of:=[$'08_pr2377-fixed-typeres-data'.B68]" office:value-type="float" office:value="0.2117" calcext:value-type="float">
            <text:p>0.2117</text:p>
          </table:table-cell>
          <table:table-cell table:formula="of:=[.O68]/[.B68]" office:value-type="float" office:value="1.28458737864078" calcext:value-type="float">
            <text:p>1.28458737864078</text:p>
          </table:table-cell>
          <table:table-cell table:formula="of:=[$'09_pr2377-junitstaticsuite-data'.B68]" office:value-type="float" office:value="0.2233" calcext:value-type="float">
            <text:p>0.2233</text:p>
          </table:table-cell>
          <table:table-cell table:formula="of:=[.Q68]/[.B68]" office:value-type="float" office:value="1.35497572815534" calcext:value-type="float">
            <text:p>1.35497572815534</text:p>
          </table:table-cell>
        </table:table-row>
        <table:table-row table:style-name="ro1">
          <table:table-cell table:formula="of:=[$'01_baseline-6.22.0-data'.A69]" office:value-type="string" office:string-value="CloneThrowsCloneNotSupportedException" calcext:value-type="string">
            <text:p>CloneThrowsCloneNotSupportedException</text:p>
          </table:table-cell>
          <table:table-cell table:formula="of:=[$'01_baseline-6.22.0-data'.B69]" office:value-type="float" office:value="0.1771" calcext:value-type="float">
            <text:p>0.1771</text:p>
          </table:table-cell>
          <table:table-cell table:formula="of:=[$'02_master-6.23.0-SNAPSHOT-ea532e6-data'.B69]" office:value-type="float" office:value="0.1701" calcext:value-type="float">
            <text:p>0.1701</text:p>
          </table:table-cell>
          <table:table-cell table:formula="of:=[.C69]/[.B69]" office:value-type="float" office:value="0.960474308300395" calcext:value-type="float">
            <text:p>0.960474308300395</text:p>
          </table:table-cell>
          <table:table-cell table:formula="of:=[$'03_pr2377-data'.B69]" office:value-type="float" office:value="0.3898" calcext:value-type="float">
            <text:p>0.3898</text:p>
          </table:table-cell>
          <table:table-cell table:formula="of:=[.E69]/[.B69]" office:value-type="float" office:value="2.20101637492942" calcext:value-type="float">
            <text:p>2.20101637492942</text:p>
          </table:table-cell>
          <table:table-cell table:formula="of:=[$'04_pr2377-improved-properclone-avoiddecimal-data'.B69]" office:value-type="float" office:value="0.3599" calcext:value-type="float">
            <text:p>0.3599</text:p>
          </table:table-cell>
          <table:table-cell table:formula="of:=[.G69]/[.B69]" office:value-type="float" office:value="2.03218520609825" calcext:value-type="float">
            <text:p>2.03218520609825</text:p>
          </table:table-cell>
          <table:table-cell table:formula="of:=[$'05_pr2377_positionliteral-data'.B69]" office:value-type="float" office:value="0.3257" calcext:value-type="float">
            <text:p>0.3257</text:p>
          </table:table-cell>
          <table:table-cell table:formula="of:=[.I69]/[.B69]" office:value-type="float" office:value="1.83907396950875" calcext:value-type="float">
            <text:p>1.83907396950875</text:p>
          </table:table-cell>
          <table:table-cell table:formula="of:=[$'06_pr2377-positionliteral-javarule-data'.B69]" office:value-type="float" office:value="0.3374" calcext:value-type="float">
            <text:p>0.3374</text:p>
          </table:table-cell>
          <table:table-cell table:formula="of:=[.K69]/[.B69]" office:value-type="float" office:value="1.90513833992095" calcext:value-type="float">
            <text:p>1.90513833992095</text:p>
          </table:table-cell>
          <table:table-cell table:formula="of:=[$'07_pr2377-junit-improved-data'.B69]" office:value-type="float" office:value="0.3267" calcext:value-type="float">
            <text:p>0.3267</text:p>
          </table:table-cell>
          <table:table-cell table:formula="of:=[.M69]/[.B69]" office:value-type="float" office:value="1.84472049689441" calcext:value-type="float">
            <text:p>1.84472049689441</text:p>
          </table:table-cell>
          <table:table-cell table:formula="of:=[$'08_pr2377-fixed-typeres-data'.B69]" office:value-type="float" office:value="0.4317" calcext:value-type="float">
            <text:p>0.4317</text:p>
          </table:table-cell>
          <table:table-cell table:formula="of:=[.O69]/[.B69]" office:value-type="float" office:value="2.43760587238848" calcext:value-type="float">
            <text:p>2.43760587238848</text:p>
          </table:table-cell>
          <table:table-cell table:formula="of:=[$'09_pr2377-junitstaticsuite-data'.B69]" office:value-type="float" office:value="0.3475" calcext:value-type="float">
            <text:p>0.3475</text:p>
          </table:table-cell>
          <table:table-cell table:formula="of:=[.Q69]/[.B69]" office:value-type="float" office:value="1.96216826651609" calcext:value-type="float">
            <text:p>1.96216826651609</text:p>
          </table:table-cell>
        </table:table-row>
        <table:table-row table:style-name="ro1">
          <table:table-cell table:formula="of:=[$'01_baseline-6.22.0-data'.A70]" office:value-type="string" office:string-value="CloseResource" calcext:value-type="string">
            <text:p>CloseResource</text:p>
          </table:table-cell>
          <table:table-cell table:formula="of:=[$'01_baseline-6.22.0-data'.B70]" office:value-type="float" office:value="0.8816" calcext:value-type="float">
            <text:p>0.8816</text:p>
          </table:table-cell>
          <table:table-cell table:formula="of:=[$'02_master-6.23.0-SNAPSHOT-ea532e6-data'.B70]" office:value-type="float" office:value="1.1042" calcext:value-type="float">
            <text:p>1.1042</text:p>
          </table:table-cell>
          <table:table-cell table:formula="of:=[.C70]/[.B70]" office:value-type="float" office:value="1.25249546279492" calcext:value-type="float">
            <text:p>1.25249546279492</text:p>
          </table:table-cell>
          <table:table-cell table:formula="of:=[$'03_pr2377-data'.B70]" office:value-type="float" office:value="1.0398" calcext:value-type="float">
            <text:p>1.0398</text:p>
          </table:table-cell>
          <table:table-cell table:formula="of:=[.E70]/[.B70]" office:value-type="float" office:value="1.17944646098004" calcext:value-type="float">
            <text:p>1.17944646098004</text:p>
          </table:table-cell>
          <table:table-cell table:formula="of:=[$'04_pr2377-improved-properclone-avoiddecimal-data'.B70]" office:value-type="float" office:value="1.0232" calcext:value-type="float">
            <text:p>1.0232</text:p>
          </table:table-cell>
          <table:table-cell table:formula="of:=[.G70]/[.B70]" office:value-type="float" office:value="1.16061705989111" calcext:value-type="float">
            <text:p>1.16061705989111</text:p>
          </table:table-cell>
          <table:table-cell table:formula="of:=[$'05_pr2377_positionliteral-data'.B70]" office:value-type="float" office:value="1.0574" calcext:value-type="float">
            <text:p>1.0574</text:p>
          </table:table-cell>
          <table:table-cell table:formula="of:=[.I70]/[.B70]" office:value-type="float" office:value="1.19941016333938" calcext:value-type="float">
            <text:p>1.19941016333938</text:p>
          </table:table-cell>
          <table:table-cell table:formula="of:=[$'06_pr2377-positionliteral-javarule-data'.B70]" office:value-type="float" office:value="1.0502" calcext:value-type="float">
            <text:p>1.0502</text:p>
          </table:table-cell>
          <table:table-cell table:formula="of:=[.K70]/[.B70]" office:value-type="float" office:value="1.19124319419238" calcext:value-type="float">
            <text:p>1.19124319419238</text:p>
          </table:table-cell>
          <table:table-cell table:formula="of:=[$'07_pr2377-junit-improved-data'.B70]" office:value-type="float" office:value="1.079" calcext:value-type="float">
            <text:p>1.079</text:p>
          </table:table-cell>
          <table:table-cell table:formula="of:=[.M70]/[.B70]" office:value-type="float" office:value="1.2239110707804" calcext:value-type="float">
            <text:p>1.2239110707804</text:p>
          </table:table-cell>
          <table:table-cell table:formula="of:=[$'08_pr2377-fixed-typeres-data'.B70]" office:value-type="float" office:value="1.1066" calcext:value-type="float">
            <text:p>1.1066</text:p>
          </table:table-cell>
          <table:table-cell table:formula="of:=[.O70]/[.B70]" office:value-type="float" office:value="1.25521778584392" calcext:value-type="float">
            <text:p>1.25521778584392</text:p>
          </table:table-cell>
          <table:table-cell table:formula="of:=[$'09_pr2377-junitstaticsuite-data'.B70]" office:value-type="float" office:value="1.0695" calcext:value-type="float">
            <text:p>1.0695</text:p>
          </table:table-cell>
          <table:table-cell table:formula="of:=[.Q70]/[.B70]" office:value-type="float" office:value="1.21313520871143" calcext:value-type="float">
            <text:p>1.21313520871143</text:p>
          </table:table-cell>
        </table:table-row>
        <table:table-row table:style-name="ro1">
          <table:table-cell table:formula="of:=[$'01_baseline-6.22.0-data'.A71]" office:value-type="string" office:string-value="CollapsibleIfStatements" calcext:value-type="string">
            <text:p>CollapsibleIfStatements</text:p>
          </table:table-cell>
          <table:table-cell table:formula="of:=[$'01_baseline-6.22.0-data'.B71]" office:value-type="float" office:value="0.1373" calcext:value-type="float">
            <text:p>0.1373</text:p>
          </table:table-cell>
          <table:table-cell table:formula="of:=[$'02_master-6.23.0-SNAPSHOT-ea532e6-data'.B71]" office:value-type="float" office:value="0.113" calcext:value-type="float">
            <text:p>0.113</text:p>
          </table:table-cell>
          <table:table-cell table:formula="of:=[.C71]/[.B71]" office:value-type="float" office:value="0.823015294974508" calcext:value-type="float">
            <text:p>0.823015294974508</text:p>
          </table:table-cell>
          <table:table-cell table:formula="of:=[$'03_pr2377-data'.B71]" office:value-type="float" office:value="0.0908" calcext:value-type="float">
            <text:p>0.0908</text:p>
          </table:table-cell>
          <table:table-cell table:formula="of:=[.E71]/[.B71]" office:value-type="float" office:value="0.661325564457393" calcext:value-type="float">
            <text:p>0.661325564457393</text:p>
          </table:table-cell>
          <table:table-cell table:formula="of:=[$'04_pr2377-improved-properclone-avoiddecimal-data'.B71]" office:value-type="float" office:value="0.0909" calcext:value-type="float">
            <text:p>0.0909</text:p>
          </table:table-cell>
          <table:table-cell table:formula="of:=[.G71]/[.B71]" office:value-type="float" office:value="0.662053896576839" calcext:value-type="float">
            <text:p>0.662053896576839</text:p>
          </table:table-cell>
          <table:table-cell table:formula="of:=[$'05_pr2377_positionliteral-data'.B71]" office:value-type="float" office:value="0.0938" calcext:value-type="float">
            <text:p>0.0938</text:p>
          </table:table-cell>
          <table:table-cell table:formula="of:=[.I71]/[.B71]" office:value-type="float" office:value="0.683175528040787" calcext:value-type="float">
            <text:p>0.683175528040787</text:p>
          </table:table-cell>
          <table:table-cell table:formula="of:=[$'06_pr2377-positionliteral-javarule-data'.B71]" office:value-type="float" office:value="0.1103" calcext:value-type="float">
            <text:p>0.1103</text:p>
          </table:table-cell>
          <table:table-cell table:formula="of:=[.K71]/[.B71]" office:value-type="float" office:value="0.803350327749454" calcext:value-type="float">
            <text:p>0.803350327749454</text:p>
          </table:table-cell>
          <table:table-cell table:formula="of:=[$'07_pr2377-junit-improved-data'.B71]" office:value-type="float" office:value="0.0938" calcext:value-type="float">
            <text:p>0.0938</text:p>
          </table:table-cell>
          <table:table-cell table:formula="of:=[.M71]/[.B71]" office:value-type="float" office:value="0.683175528040787" calcext:value-type="float">
            <text:p>0.683175528040787</text:p>
          </table:table-cell>
          <table:table-cell table:formula="of:=[$'08_pr2377-fixed-typeres-data'.B71]" office:value-type="float" office:value="0.099" calcext:value-type="float">
            <text:p>0.099</text:p>
          </table:table-cell>
          <table:table-cell table:formula="of:=[.O71]/[.B71]" office:value-type="float" office:value="0.721048798252003" calcext:value-type="float">
            <text:p>0.721048798252003</text:p>
          </table:table-cell>
          <table:table-cell table:formula="of:=[$'09_pr2377-junitstaticsuite-data'.B71]" office:value-type="float" office:value="0.092" calcext:value-type="float">
            <text:p>0.092</text:p>
          </table:table-cell>
          <table:table-cell table:formula="of:=[.Q71]/[.B71]" office:value-type="float" office:value="0.67006554989075" calcext:value-type="float">
            <text:p>0.67006554989075</text:p>
          </table:table-cell>
        </table:table-row>
        <table:table-row table:style-name="ro1">
          <table:table-cell table:formula="of:=[$'01_baseline-6.22.0-data'.A72]" office:value-type="string" office:string-value="CommentContent" calcext:value-type="string">
            <text:p>CommentContent</text:p>
          </table:table-cell>
          <table:table-cell table:formula="of:=[$'01_baseline-6.22.0-data'.B72]" office:value-type="float" office:value="1.9768" calcext:value-type="float">
            <text:p>1.9768</text:p>
          </table:table-cell>
          <table:table-cell table:formula="of:=[$'02_master-6.23.0-SNAPSHOT-ea532e6-data'.B72]" office:value-type="float" office:value="2.1488" calcext:value-type="float">
            <text:p>2.1488</text:p>
          </table:table-cell>
          <table:table-cell table:formula="of:=[.C72]/[.B72]" office:value-type="float" office:value="1.08700930797248" calcext:value-type="float">
            <text:p>1.08700930797248</text:p>
          </table:table-cell>
          <table:table-cell table:formula="of:=[$'03_pr2377-data'.B72]" office:value-type="float" office:value="1.9345" calcext:value-type="float">
            <text:p>1.9345</text:p>
          </table:table-cell>
          <table:table-cell table:formula="of:=[.E72]/[.B72]" office:value-type="float" office:value="0.978601780655605" calcext:value-type="float">
            <text:p>0.978601780655605</text:p>
          </table:table-cell>
          <table:table-cell table:formula="of:=[$'04_pr2377-improved-properclone-avoiddecimal-data'.B72]" office:value-type="float" office:value="2.0191" calcext:value-type="float">
            <text:p>2.0191</text:p>
          </table:table-cell>
          <table:table-cell table:formula="of:=[.G72]/[.B72]" office:value-type="float" office:value="1.0213982193444" calcext:value-type="float">
            <text:p>1.0213982193444</text:p>
          </table:table-cell>
          <table:table-cell table:formula="of:=[$'05_pr2377_positionliteral-data'.B72]" office:value-type="float" office:value="2.0421" calcext:value-type="float">
            <text:p>2.0421</text:p>
          </table:table-cell>
          <table:table-cell table:formula="of:=[.I72]/[.B72]" office:value-type="float" office:value="1.03303318494537" calcext:value-type="float">
            <text:p>1.03303318494537</text:p>
          </table:table-cell>
          <table:table-cell table:formula="of:=[$'06_pr2377-positionliteral-javarule-data'.B72]" office:value-type="float" office:value="2.0227" calcext:value-type="float">
            <text:p>2.0227</text:p>
          </table:table-cell>
          <table:table-cell table:formula="of:=[.K72]/[.B72]" office:value-type="float" office:value="1.02321934439498" calcext:value-type="float">
            <text:p>1.02321934439498</text:p>
          </table:table-cell>
          <table:table-cell table:formula="of:=[$'07_pr2377-junit-improved-data'.B72]" office:value-type="float" office:value="2.0355" calcext:value-type="float">
            <text:p>2.0355</text:p>
          </table:table-cell>
          <table:table-cell table:formula="of:=[.M72]/[.B72]" office:value-type="float" office:value="1.02969445568596" calcext:value-type="float">
            <text:p>1.02969445568596</text:p>
          </table:table-cell>
          <table:table-cell table:formula="of:=[$'08_pr2377-fixed-typeres-data'.B72]" office:value-type="float" office:value="2.0787" calcext:value-type="float">
            <text:p>2.0787</text:p>
          </table:table-cell>
          <table:table-cell table:formula="of:=[.O72]/[.B72]" office:value-type="float" office:value="1.051547956293" calcext:value-type="float">
            <text:p>1.051547956293</text:p>
          </table:table-cell>
          <table:table-cell table:formula="of:=[$'09_pr2377-junitstaticsuite-data'.B72]" office:value-type="float" office:value="2.0757" calcext:value-type="float">
            <text:p>2.0757</text:p>
          </table:table-cell>
          <table:table-cell table:formula="of:=[.Q72]/[.B72]" office:value-type="float" office:value="1.05003035208418" calcext:value-type="float">
            <text:p>1.05003035208418</text:p>
          </table:table-cell>
        </table:table-row>
        <table:table-row table:style-name="ro1">
          <table:table-cell table:formula="of:=[$'01_baseline-6.22.0-data'.A73]" office:value-type="string" office:string-value="CommentDefaultAccessModifier" calcext:value-type="string">
            <text:p>CommentDefaultAccessModifier</text:p>
          </table:table-cell>
          <table:table-cell table:formula="of:=[$'01_baseline-6.22.0-data'.B73]" office:value-type="float" office:value="0.557" calcext:value-type="float">
            <text:p>0.557</text:p>
          </table:table-cell>
          <table:table-cell table:formula="of:=[$'02_master-6.23.0-SNAPSHOT-ea532e6-data'.B73]" office:value-type="float" office:value="0.5073" calcext:value-type="float">
            <text:p>0.5073</text:p>
          </table:table-cell>
          <table:table-cell table:formula="of:=[.C73]/[.B73]" office:value-type="float" office:value="0.910771992818671" calcext:value-type="float">
            <text:p>0.910771992818671</text:p>
          </table:table-cell>
          <table:table-cell table:formula="of:=[$'03_pr2377-data'.B73]" office:value-type="float" office:value="0.502" calcext:value-type="float">
            <text:p>0.502</text:p>
          </table:table-cell>
          <table:table-cell table:formula="of:=[.E73]/[.B73]" office:value-type="float" office:value="0.901256732495512" calcext:value-type="float">
            <text:p>0.901256732495512</text:p>
          </table:table-cell>
          <table:table-cell table:formula="of:=[$'04_pr2377-improved-properclone-avoiddecimal-data'.B73]" office:value-type="float" office:value="0.5007" calcext:value-type="float">
            <text:p>0.5007</text:p>
          </table:table-cell>
          <table:table-cell table:formula="of:=[.G73]/[.B73]" office:value-type="float" office:value="0.898922800718133" calcext:value-type="float">
            <text:p>0.898922800718133</text:p>
          </table:table-cell>
          <table:table-cell table:formula="of:=[$'05_pr2377_positionliteral-data'.B73]" office:value-type="float" office:value="0.5234" calcext:value-type="float">
            <text:p>0.5234</text:p>
          </table:table-cell>
          <table:table-cell table:formula="of:=[.I73]/[.B73]" office:value-type="float" office:value="0.93967684021544" calcext:value-type="float">
            <text:p>0.93967684021544</text:p>
          </table:table-cell>
          <table:table-cell table:formula="of:=[$'06_pr2377-positionliteral-javarule-data'.B73]" office:value-type="float" office:value="0.5566" calcext:value-type="float">
            <text:p>0.5566</text:p>
          </table:table-cell>
          <table:table-cell table:formula="of:=[.K73]/[.B73]" office:value-type="float" office:value="0.999281867145422" calcext:value-type="float">
            <text:p>0.999281867145422</text:p>
          </table:table-cell>
          <table:table-cell table:formula="of:=[$'07_pr2377-junit-improved-data'.B73]" office:value-type="float" office:value="0.5578" calcext:value-type="float">
            <text:p>0.5578</text:p>
          </table:table-cell>
          <table:table-cell table:formula="of:=[.M73]/[.B73]" office:value-type="float" office:value="1.00143626570916" calcext:value-type="float">
            <text:p>1.00143626570916</text:p>
          </table:table-cell>
          <table:table-cell table:formula="of:=[$'08_pr2377-fixed-typeres-data'.B73]" office:value-type="float" office:value="0.5168" calcext:value-type="float">
            <text:p>0.5168</text:p>
          </table:table-cell>
          <table:table-cell table:formula="of:=[.O73]/[.B73]" office:value-type="float" office:value="0.927827648114901" calcext:value-type="float">
            <text:p>0.927827648114901</text:p>
          </table:table-cell>
          <table:table-cell table:formula="of:=[$'09_pr2377-junitstaticsuite-data'.B73]" office:value-type="float" office:value="0.5439" calcext:value-type="float">
            <text:p>0.5439</text:p>
          </table:table-cell>
          <table:table-cell table:formula="of:=[.Q73]/[.B73]" office:value-type="float" office:value="0.976481149012567" calcext:value-type="float">
            <text:p>0.976481149012567</text:p>
          </table:table-cell>
        </table:table-row>
        <table:table-row table:style-name="ro1">
          <table:table-cell table:formula="of:=[$'01_baseline-6.22.0-data'.A74]" office:value-type="string" office:string-value="CommentRequired" calcext:value-type="string">
            <text:p>CommentRequired</text:p>
          </table:table-cell>
          <table:table-cell table:formula="of:=[$'01_baseline-6.22.0-data'.B74]" office:value-type="float" office:value="3.1883" calcext:value-type="float">
            <text:p>3.1883</text:p>
          </table:table-cell>
          <table:table-cell table:formula="of:=[$'02_master-6.23.0-SNAPSHOT-ea532e6-data'.B74]" office:value-type="float" office:value="3.1264" calcext:value-type="float">
            <text:p>3.1264</text:p>
          </table:table-cell>
          <table:table-cell table:formula="of:=[.C74]/[.B74]" office:value-type="float" office:value="0.980585264874698" calcext:value-type="float">
            <text:p>0.980585264874698</text:p>
          </table:table-cell>
          <table:table-cell table:formula="of:=[$'03_pr2377-data'.B74]" office:value-type="float" office:value="3.2208" calcext:value-type="float">
            <text:p>3.2208</text:p>
          </table:table-cell>
          <table:table-cell table:formula="of:=[.E74]/[.B74]" office:value-type="float" office:value="1.01019352005771" calcext:value-type="float">
            <text:p>1.01019352005771</text:p>
          </table:table-cell>
          <table:table-cell table:formula="of:=[$'04_pr2377-improved-properclone-avoiddecimal-data'.B74]" office:value-type="float" office:value="3.1902" calcext:value-type="float">
            <text:p>3.1902</text:p>
          </table:table-cell>
          <table:table-cell table:formula="of:=[.G74]/[.B74]" office:value-type="float" office:value="1.00059592886491" calcext:value-type="float">
            <text:p>1.00059592886491</text:p>
          </table:table-cell>
          <table:table-cell table:formula="of:=[$'05_pr2377_positionliteral-data'.B74]" office:value-type="float" office:value="3.3125" calcext:value-type="float">
            <text:p>3.3125</text:p>
          </table:table-cell>
          <table:table-cell table:formula="of:=[.I74]/[.B74]" office:value-type="float" office:value="1.03895492895901" calcext:value-type="float">
            <text:p>1.03895492895901</text:p>
          </table:table-cell>
          <table:table-cell table:formula="of:=[$'06_pr2377-positionliteral-javarule-data'.B74]" office:value-type="float" office:value="3.2456" calcext:value-type="float">
            <text:p>3.2456</text:p>
          </table:table-cell>
          <table:table-cell table:formula="of:=[.K74]/[.B74]" office:value-type="float" office:value="1.01797195997867" calcext:value-type="float">
            <text:p>1.01797195997867</text:p>
          </table:table-cell>
          <table:table-cell table:formula="of:=[$'07_pr2377-junit-improved-data'.B74]" office:value-type="float" office:value="3.1875" calcext:value-type="float">
            <text:p>3.1875</text:p>
          </table:table-cell>
          <table:table-cell table:formula="of:=[.M74]/[.B74]" office:value-type="float" office:value="0.999749082583195" calcext:value-type="float">
            <text:p>0.999749082583195</text:p>
          </table:table-cell>
          <table:table-cell table:formula="of:=[$'08_pr2377-fixed-typeres-data'.B74]" office:value-type="float" office:value="3.3604" calcext:value-type="float">
            <text:p>3.3604</text:p>
          </table:table-cell>
          <table:table-cell table:formula="of:=[.O74]/[.B74]" office:value-type="float" office:value="1.05397860929022" calcext:value-type="float">
            <text:p>1.05397860929022</text:p>
          </table:table-cell>
          <table:table-cell table:formula="of:=[$'09_pr2377-junitstaticsuite-data'.B74]" office:value-type="float" office:value="3.1707" calcext:value-type="float">
            <text:p>3.1707</text:p>
          </table:table-cell>
          <table:table-cell table:formula="of:=[.Q74]/[.B74]" office:value-type="float" office:value="0.994479816830286" calcext:value-type="float">
            <text:p>0.994479816830286</text:p>
          </table:table-cell>
        </table:table-row>
        <table:table-row table:style-name="ro1">
          <table:table-cell table:formula="of:=[$'01_baseline-6.22.0-data'.A75]" office:value-type="string" office:string-value="CommentSize" calcext:value-type="string">
            <text:p>CommentSize</text:p>
          </table:table-cell>
          <table:table-cell table:formula="of:=[$'01_baseline-6.22.0-data'.B75]" office:value-type="float" office:value="0.6415" calcext:value-type="float">
            <text:p>0.6415</text:p>
          </table:table-cell>
          <table:table-cell table:formula="of:=[$'02_master-6.23.0-SNAPSHOT-ea532e6-data'.B75]" office:value-type="float" office:value="0.6451" calcext:value-type="float">
            <text:p>0.6451</text:p>
          </table:table-cell>
          <table:table-cell table:formula="of:=[.C75]/[.B75]" office:value-type="float" office:value="1.00561184723305" calcext:value-type="float">
            <text:p>1.00561184723305</text:p>
          </table:table-cell>
          <table:table-cell table:formula="of:=[$'03_pr2377-data'.B75]" office:value-type="float" office:value="0.638" calcext:value-type="float">
            <text:p>0.638</text:p>
          </table:table-cell>
          <table:table-cell table:formula="of:=[.E75]/[.B75]" office:value-type="float" office:value="0.994544037412315" calcext:value-type="float">
            <text:p>0.994544037412315</text:p>
          </table:table-cell>
          <table:table-cell table:formula="of:=[$'04_pr2377-improved-properclone-avoiddecimal-data'.B75]" office:value-type="float" office:value="0.7018" calcext:value-type="float">
            <text:p>0.7018</text:p>
          </table:table-cell>
          <table:table-cell table:formula="of:=[.G75]/[.B75]" office:value-type="float" office:value="1.09399844115355" calcext:value-type="float">
            <text:p>1.09399844115355</text:p>
          </table:table-cell>
          <table:table-cell table:formula="of:=[$'05_pr2377_positionliteral-data'.B75]" office:value-type="float" office:value="0.6373" calcext:value-type="float">
            <text:p>0.6373</text:p>
          </table:table-cell>
          <table:table-cell table:formula="of:=[.I75]/[.B75]" office:value-type="float" office:value="0.993452844894778" calcext:value-type="float">
            <text:p>0.993452844894778</text:p>
          </table:table-cell>
          <table:table-cell table:formula="of:=[$'06_pr2377-positionliteral-javarule-data'.B75]" office:value-type="float" office:value="0.6644" calcext:value-type="float">
            <text:p>0.6644</text:p>
          </table:table-cell>
          <table:table-cell table:formula="of:=[.K75]/[.B75]" office:value-type="float" office:value="1.035697583788" calcext:value-type="float">
            <text:p>1.035697583788</text:p>
          </table:table-cell>
          <table:table-cell table:formula="of:=[$'07_pr2377-junit-improved-data'.B75]" office:value-type="float" office:value="0.6464" calcext:value-type="float">
            <text:p>0.6464</text:p>
          </table:table-cell>
          <table:table-cell table:formula="of:=[.M75]/[.B75]" office:value-type="float" office:value="1.00763834762276" calcext:value-type="float">
            <text:p>1.00763834762276</text:p>
          </table:table-cell>
          <table:table-cell table:formula="of:=[$'08_pr2377-fixed-typeres-data'.B75]" office:value-type="float" office:value="0.7234" calcext:value-type="float">
            <text:p>0.7234</text:p>
          </table:table-cell>
          <table:table-cell table:formula="of:=[.O75]/[.B75]" office:value-type="float" office:value="1.12766952455183" calcext:value-type="float">
            <text:p>1.12766952455183</text:p>
          </table:table-cell>
          <table:table-cell table:formula="of:=[$'09_pr2377-junitstaticsuite-data'.B75]" office:value-type="float" office:value="0.655" calcext:value-type="float">
            <text:p>0.655</text:p>
          </table:table-cell>
          <table:table-cell table:formula="of:=[.Q75]/[.B75]" office:value-type="float" office:value="1.02104442712393" calcext:value-type="float">
            <text:p>1.02104442712393</text:p>
          </table:table-cell>
        </table:table-row>
        <table:table-row table:style-name="ro1">
          <table:table-cell table:formula="of:=[$'01_baseline-6.22.0-data'.A76]" office:value-type="string" office:string-value="CompareObjectsWithEquals" calcext:value-type="string">
            <text:p>CompareObjectsWithEquals</text:p>
          </table:table-cell>
          <table:table-cell table:formula="of:=[$'01_baseline-6.22.0-data'.B76]" office:value-type="float" office:value="0.3577" calcext:value-type="float">
            <text:p>0.3577</text:p>
          </table:table-cell>
          <table:table-cell table:formula="of:=[$'02_master-6.23.0-SNAPSHOT-ea532e6-data'.B76]" office:value-type="float" office:value="0.378" calcext:value-type="float">
            <text:p>0.378</text:p>
          </table:table-cell>
          <table:table-cell table:formula="of:=[.C76]/[.B76]" office:value-type="float" office:value="1.05675146771037" calcext:value-type="float">
            <text:p>1.05675146771037</text:p>
          </table:table-cell>
          <table:table-cell table:formula="of:=[$'03_pr2377-data'.B76]" office:value-type="float" office:value="0.3556" calcext:value-type="float">
            <text:p>0.3556</text:p>
          </table:table-cell>
          <table:table-cell table:formula="of:=[.E76]/[.B76]" office:value-type="float" office:value="0.99412915851272" calcext:value-type="float">
            <text:p>0.99412915851272</text:p>
          </table:table-cell>
          <table:table-cell table:formula="of:=[$'04_pr2377-improved-properclone-avoiddecimal-data'.B76]" office:value-type="float" office:value="0.3499" calcext:value-type="float">
            <text:p>0.3499</text:p>
          </table:table-cell>
          <table:table-cell table:formula="of:=[.G76]/[.B76]" office:value-type="float" office:value="0.978194017332961" calcext:value-type="float">
            <text:p>0.978194017332961</text:p>
          </table:table-cell>
          <table:table-cell table:formula="of:=[$'05_pr2377_positionliteral-data'.B76]" office:value-type="float" office:value="0.3623" calcext:value-type="float">
            <text:p>0.3623</text:p>
          </table:table-cell>
          <table:table-cell table:formula="of:=[.I76]/[.B76]" office:value-type="float" office:value="1.01285993849595" calcext:value-type="float">
            <text:p>1.01285993849595</text:p>
          </table:table-cell>
          <table:table-cell table:formula="of:=[$'06_pr2377-positionliteral-javarule-data'.B76]" office:value-type="float" office:value="0.369" calcext:value-type="float">
            <text:p>0.369</text:p>
          </table:table-cell>
          <table:table-cell table:formula="of:=[.K76]/[.B76]" office:value-type="float" office:value="1.03159071847917" calcext:value-type="float">
            <text:p>1.03159071847917</text:p>
          </table:table-cell>
          <table:table-cell table:formula="of:=[$'07_pr2377-junit-improved-data'.B76]" office:value-type="float" office:value="0.3662" calcext:value-type="float">
            <text:p>0.3662</text:p>
          </table:table-cell>
          <table:table-cell table:formula="of:=[.M76]/[.B76]" office:value-type="float" office:value="1.02376292982947" calcext:value-type="float">
            <text:p>1.02376292982947</text:p>
          </table:table-cell>
          <table:table-cell table:formula="of:=[$'08_pr2377-fixed-typeres-data'.B76]" office:value-type="float" office:value="0.3665" calcext:value-type="float">
            <text:p>0.3665</text:p>
          </table:table-cell>
          <table:table-cell table:formula="of:=[.O76]/[.B76]" office:value-type="float" office:value="1.02460162147051" calcext:value-type="float">
            <text:p>1.02460162147051</text:p>
          </table:table-cell>
          <table:table-cell table:formula="of:=[$'09_pr2377-junitstaticsuite-data'.B76]" office:value-type="float" office:value="0.3664" calcext:value-type="float">
            <text:p>0.3664</text:p>
          </table:table-cell>
          <table:table-cell table:formula="of:=[.Q76]/[.B76]" office:value-type="float" office:value="1.02432205759016" calcext:value-type="float">
            <text:p>1.02432205759016</text:p>
          </table:table-cell>
        </table:table-row>
        <table:table-row table:style-name="ro1">
          <table:table-cell table:formula="of:=[$'01_baseline-6.22.0-data'.A77]" office:value-type="string" office:string-value="ConfusingTernary" calcext:value-type="string">
            <text:p>ConfusingTernary</text:p>
          </table:table-cell>
          <table:table-cell table:formula="of:=[$'01_baseline-6.22.0-data'.B77]" office:value-type="float" office:value="0.3878" calcext:value-type="float">
            <text:p>0.3878</text:p>
          </table:table-cell>
          <table:table-cell table:formula="of:=[$'02_master-6.23.0-SNAPSHOT-ea532e6-data'.B77]" office:value-type="float" office:value="0.3807" calcext:value-type="float">
            <text:p>0.3807</text:p>
          </table:table-cell>
          <table:table-cell table:formula="of:=[.C77]/[.B77]" office:value-type="float" office:value="0.981691593604951" calcext:value-type="float">
            <text:p>0.981691593604951</text:p>
          </table:table-cell>
          <table:table-cell table:formula="of:=[$'03_pr2377-data'.B77]" office:value-type="float" office:value="0.3995" calcext:value-type="float">
            <text:p>0.3995</text:p>
          </table:table-cell>
          <table:table-cell table:formula="of:=[.E77]/[.B77]" office:value-type="float" office:value="1.03017019082001" calcext:value-type="float">
            <text:p>1.03017019082001</text:p>
          </table:table-cell>
          <table:table-cell table:formula="of:=[$'04_pr2377-improved-properclone-avoiddecimal-data'.B77]" office:value-type="float" office:value="0.437" calcext:value-type="float">
            <text:p>0.437</text:p>
          </table:table-cell>
          <table:table-cell table:formula="of:=[.G77]/[.B77]" office:value-type="float" office:value="1.12686952037133" calcext:value-type="float">
            <text:p>1.12686952037133</text:p>
          </table:table-cell>
          <table:table-cell table:formula="of:=[$'05_pr2377_positionliteral-data'.B77]" office:value-type="float" office:value="0.386" calcext:value-type="float">
            <text:p>0.386</text:p>
          </table:table-cell>
          <table:table-cell table:formula="of:=[.I77]/[.B77]" office:value-type="float" office:value="0.995358432181537" calcext:value-type="float">
            <text:p>0.995358432181537</text:p>
          </table:table-cell>
          <table:table-cell table:formula="of:=[$'06_pr2377-positionliteral-javarule-data'.B77]" office:value-type="float" office:value="0.3883" calcext:value-type="float">
            <text:p>0.3883</text:p>
          </table:table-cell>
          <table:table-cell table:formula="of:=[.K77]/[.B77]" office:value-type="float" office:value="1.00128932439402" calcext:value-type="float">
            <text:p>1.00128932439402</text:p>
          </table:table-cell>
          <table:table-cell table:formula="of:=[$'07_pr2377-junit-improved-data'.B77]" office:value-type="float" office:value="0.3867" calcext:value-type="float">
            <text:p>0.3867</text:p>
          </table:table-cell>
          <table:table-cell table:formula="of:=[.M77]/[.B77]" office:value-type="float" office:value="0.997163486333161" calcext:value-type="float">
            <text:p>0.997163486333161</text:p>
          </table:table-cell>
          <table:table-cell table:formula="of:=[$'08_pr2377-fixed-typeres-data'.B77]" office:value-type="float" office:value="0.3864" calcext:value-type="float">
            <text:p>0.3864</text:p>
          </table:table-cell>
          <table:table-cell table:formula="of:=[.O77]/[.B77]" office:value-type="float" office:value="0.996389891696751" calcext:value-type="float">
            <text:p>0.996389891696751</text:p>
          </table:table-cell>
          <table:table-cell table:formula="of:=[$'09_pr2377-junitstaticsuite-data'.B77]" office:value-type="float" office:value="0.3999" calcext:value-type="float">
            <text:p>0.3999</text:p>
          </table:table-cell>
          <table:table-cell table:formula="of:=[.Q77]/[.B77]" office:value-type="float" office:value="1.03120165033522" calcext:value-type="float">
            <text:p>1.03120165033522</text:p>
          </table:table-cell>
        </table:table-row>
        <table:table-row table:style-name="ro1">
          <table:table-cell table:formula="of:=[$'01_baseline-6.22.0-data'.A78]" office:value-type="string" office:string-value="ConsecutiveAppendsShouldReuse" calcext:value-type="string">
            <text:p>ConsecutiveAppendsShouldReuse</text:p>
          </table:table-cell>
          <table:table-cell table:formula="of:=[$'01_baseline-6.22.0-data'.B78]" office:value-type="float" office:value="0.5291" calcext:value-type="float">
            <text:p>0.5291</text:p>
          </table:table-cell>
          <table:table-cell table:formula="of:=[$'02_master-6.23.0-SNAPSHOT-ea532e6-data'.B78]" office:value-type="float" office:value="0.5842" calcext:value-type="float">
            <text:p>0.5842</text:p>
          </table:table-cell>
          <table:table-cell table:formula="of:=[.C78]/[.B78]" office:value-type="float" office:value="1.1041391041391" calcext:value-type="float">
            <text:p>1.1041391041391</text:p>
          </table:table-cell>
          <table:table-cell table:formula="of:=[$'03_pr2377-data'.B78]" office:value-type="float" office:value="0.4857" calcext:value-type="float">
            <text:p>0.4857</text:p>
          </table:table-cell>
          <table:table-cell table:formula="of:=[.E78]/[.B78]" office:value-type="float" office:value="0.917973917973918" calcext:value-type="float">
            <text:p>0.917973917973918</text:p>
          </table:table-cell>
          <table:table-cell table:formula="of:=[$'04_pr2377-improved-properclone-avoiddecimal-data'.B78]" office:value-type="float" office:value="0.4765" calcext:value-type="float">
            <text:p>0.4765</text:p>
          </table:table-cell>
          <table:table-cell table:formula="of:=[.G78]/[.B78]" office:value-type="float" office:value="0.900585900585901" calcext:value-type="float">
            <text:p>0.900585900585901</text:p>
          </table:table-cell>
          <table:table-cell table:formula="of:=[$'05_pr2377_positionliteral-data'.B78]" office:value-type="float" office:value="0.5054" calcext:value-type="float">
            <text:p>0.5054</text:p>
          </table:table-cell>
          <table:table-cell table:formula="of:=[.I78]/[.B78]" office:value-type="float" office:value="0.955206955206955" calcext:value-type="float">
            <text:p>0.955206955206955</text:p>
          </table:table-cell>
          <table:table-cell table:formula="of:=[$'06_pr2377-positionliteral-javarule-data'.B78]" office:value-type="float" office:value="0.4966" calcext:value-type="float">
            <text:p>0.4966</text:p>
          </table:table-cell>
          <table:table-cell table:formula="of:=[.K78]/[.B78]" office:value-type="float" office:value="0.938574938574939" calcext:value-type="float">
            <text:p>0.938574938574939</text:p>
          </table:table-cell>
          <table:table-cell table:formula="of:=[$'07_pr2377-junit-improved-data'.B78]" office:value-type="float" office:value="0.4854" calcext:value-type="float">
            <text:p>0.4854</text:p>
          </table:table-cell>
          <table:table-cell table:formula="of:=[.M78]/[.B78]" office:value-type="float" office:value="0.917406917406917" calcext:value-type="float">
            <text:p>0.917406917406917</text:p>
          </table:table-cell>
          <table:table-cell table:formula="of:=[$'08_pr2377-fixed-typeres-data'.B78]" office:value-type="float" office:value="0.5503" calcext:value-type="float">
            <text:p>0.5503</text:p>
          </table:table-cell>
          <table:table-cell table:formula="of:=[.O78]/[.B78]" office:value-type="float" office:value="1.04006804006804" calcext:value-type="float">
            <text:p>1.04006804006804</text:p>
          </table:table-cell>
          <table:table-cell table:formula="of:=[$'09_pr2377-junitstaticsuite-data'.B78]" office:value-type="float" office:value="0.4885" calcext:value-type="float">
            <text:p>0.4885</text:p>
          </table:table-cell>
          <table:table-cell table:formula="of:=[.Q78]/[.B78]" office:value-type="float" office:value="0.923265923265923" calcext:value-type="float">
            <text:p>0.923265923265923</text:p>
          </table:table-cell>
        </table:table-row>
        <table:table-row table:style-name="ro1">
          <table:table-cell table:formula="of:=[$'01_baseline-6.22.0-data'.A79]" office:value-type="string" office:string-value="ConsecutiveLiteralAppends" calcext:value-type="string">
            <text:p>ConsecutiveLiteralAppends</text:p>
          </table:table-cell>
          <table:table-cell table:formula="of:=[$'01_baseline-6.22.0-data'.B79]" office:value-type="float" office:value="0.4178" calcext:value-type="float">
            <text:p>0.4178</text:p>
          </table:table-cell>
          <table:table-cell table:formula="of:=[$'02_master-6.23.0-SNAPSHOT-ea532e6-data'.B79]" office:value-type="float" office:value="0.3952" calcext:value-type="float">
            <text:p>0.3952</text:p>
          </table:table-cell>
          <table:table-cell table:formula="of:=[.C79]/[.B79]" office:value-type="float" office:value="0.94590713259933" calcext:value-type="float">
            <text:p>0.94590713259933</text:p>
          </table:table-cell>
          <table:table-cell table:formula="of:=[$'03_pr2377-data'.B79]" office:value-type="float" office:value="0.3953" calcext:value-type="float">
            <text:p>0.3953</text:p>
          </table:table-cell>
          <table:table-cell table:formula="of:=[.E79]/[.B79]" office:value-type="float" office:value="0.946146481570129" calcext:value-type="float">
            <text:p>0.946146481570129</text:p>
          </table:table-cell>
          <table:table-cell table:formula="of:=[$'04_pr2377-improved-properclone-avoiddecimal-data'.B79]" office:value-type="float" office:value="0.3911" calcext:value-type="float">
            <text:p>0.3911</text:p>
          </table:table-cell>
          <table:table-cell table:formula="of:=[.G79]/[.B79]" office:value-type="float" office:value="0.936093824796553" calcext:value-type="float">
            <text:p>0.936093824796553</text:p>
          </table:table-cell>
          <table:table-cell table:formula="of:=[$'05_pr2377_positionliteral-data'.B79]" office:value-type="float" office:value="0.3958" calcext:value-type="float">
            <text:p>0.3958</text:p>
          </table:table-cell>
          <table:table-cell table:formula="of:=[.I79]/[.B79]" office:value-type="float" office:value="0.947343226424126" calcext:value-type="float">
            <text:p>0.947343226424126</text:p>
          </table:table-cell>
          <table:table-cell table:formula="of:=[$'06_pr2377-positionliteral-javarule-data'.B79]" office:value-type="float" office:value="0.4061" calcext:value-type="float">
            <text:p>0.4061</text:p>
          </table:table-cell>
          <table:table-cell table:formula="of:=[.K79]/[.B79]" office:value-type="float" office:value="0.971996170416467" calcext:value-type="float">
            <text:p>0.971996170416467</text:p>
          </table:table-cell>
          <table:table-cell table:formula="of:=[$'07_pr2377-junit-improved-data'.B79]" office:value-type="float" office:value="0.4062" calcext:value-type="float">
            <text:p>0.4062</text:p>
          </table:table-cell>
          <table:table-cell table:formula="of:=[.M79]/[.B79]" office:value-type="float" office:value="0.972235519387267" calcext:value-type="float">
            <text:p>0.972235519387267</text:p>
          </table:table-cell>
          <table:table-cell table:formula="of:=[$'08_pr2377-fixed-typeres-data'.B79]" office:value-type="float" office:value="0.401" calcext:value-type="float">
            <text:p>0.401</text:p>
          </table:table-cell>
          <table:table-cell table:formula="of:=[.O79]/[.B79]" office:value-type="float" office:value="0.959789372905697" calcext:value-type="float">
            <text:p>0.959789372905697</text:p>
          </table:table-cell>
          <table:table-cell table:formula="of:=[$'09_pr2377-junitstaticsuite-data'.B79]" office:value-type="float" office:value="0.4051" calcext:value-type="float">
            <text:p>0.4051</text:p>
          </table:table-cell>
          <table:table-cell table:formula="of:=[.Q79]/[.B79]" office:value-type="float" office:value="0.969602680708473" calcext:value-type="float">
            <text:p>0.969602680708473</text:p>
          </table:table-cell>
        </table:table-row>
        <table:table-row table:style-name="ro1">
          <table:table-cell table:formula="of:=[$'01_baseline-6.22.0-data'.A80]" office:value-type="string" office:string-value="ConstantsInInterface" calcext:value-type="string">
            <text:p>ConstantsInInterface</text:p>
          </table:table-cell>
          <table:table-cell table:formula="of:=[$'01_baseline-6.22.0-data'.B80]" office:value-type="float" office:value="0.089" calcext:value-type="float">
            <text:p>0.089</text:p>
          </table:table-cell>
          <table:table-cell table:formula="of:=[$'02_master-6.23.0-SNAPSHOT-ea532e6-data'.B80]" office:value-type="float" office:value="0.0925" calcext:value-type="float">
            <text:p>0.0925</text:p>
          </table:table-cell>
          <table:table-cell table:formula="of:=[.C80]/[.B80]" office:value-type="float" office:value="1.03932584269663" calcext:value-type="float">
            <text:p>1.03932584269663</text:p>
          </table:table-cell>
          <table:table-cell table:formula="of:=[$'03_pr2377-data'.B80]" office:value-type="float" office:value="0.1512" calcext:value-type="float">
            <text:p>0.1512</text:p>
          </table:table-cell>
          <table:table-cell table:formula="of:=[.E80]/[.B80]" office:value-type="float" office:value="1.69887640449438" calcext:value-type="float">
            <text:p>1.69887640449438</text:p>
          </table:table-cell>
          <table:table-cell table:formula="of:=[$'04_pr2377-improved-properclone-avoiddecimal-data'.B80]" office:value-type="float" office:value="0.1522" calcext:value-type="float">
            <text:p>0.1522</text:p>
          </table:table-cell>
          <table:table-cell table:formula="of:=[.G80]/[.B80]" office:value-type="float" office:value="1.71011235955056" calcext:value-type="float">
            <text:p>1.71011235955056</text:p>
          </table:table-cell>
          <table:table-cell table:formula="of:=[$'05_pr2377_positionliteral-data'.B80]" office:value-type="float" office:value="0.1592" calcext:value-type="float">
            <text:p>0.1592</text:p>
          </table:table-cell>
          <table:table-cell table:formula="of:=[.I80]/[.B80]" office:value-type="float" office:value="1.78876404494382" calcext:value-type="float">
            <text:p>1.78876404494382</text:p>
          </table:table-cell>
          <table:table-cell table:formula="of:=[$'06_pr2377-positionliteral-javarule-data'.B80]" office:value-type="float" office:value="0.1612" calcext:value-type="float">
            <text:p>0.1612</text:p>
          </table:table-cell>
          <table:table-cell table:formula="of:=[.K80]/[.B80]" office:value-type="float" office:value="1.81123595505618" calcext:value-type="float">
            <text:p>1.81123595505618</text:p>
          </table:table-cell>
          <table:table-cell table:formula="of:=[$'07_pr2377-junit-improved-data'.B80]" office:value-type="float" office:value="0.2104" calcext:value-type="float">
            <text:p>0.2104</text:p>
          </table:table-cell>
          <table:table-cell table:formula="of:=[.M80]/[.B80]" office:value-type="float" office:value="2.36404494382022" calcext:value-type="float">
            <text:p>2.36404494382022</text:p>
          </table:table-cell>
          <table:table-cell table:formula="of:=[$'08_pr2377-fixed-typeres-data'.B80]" office:value-type="float" office:value="0.2143" calcext:value-type="float">
            <text:p>0.2143</text:p>
          </table:table-cell>
          <table:table-cell table:formula="of:=[.O80]/[.B80]" office:value-type="float" office:value="2.40786516853933" calcext:value-type="float">
            <text:p>2.40786516853933</text:p>
          </table:table-cell>
          <table:table-cell table:formula="of:=[$'09_pr2377-junitstaticsuite-data'.B80]" office:value-type="float" office:value="0.2309" calcext:value-type="float">
            <text:p>0.2309</text:p>
          </table:table-cell>
          <table:table-cell table:formula="of:=[.Q80]/[.B80]" office:value-type="float" office:value="2.59438202247191" calcext:value-type="float">
            <text:p>2.59438202247191</text:p>
          </table:table-cell>
        </table:table-row>
        <table:table-row table:style-name="ro1">
          <table:table-cell table:formula="of:=[$'01_baseline-6.22.0-data'.A81]" office:value-type="string" office:string-value="ConstructorCallsOverridableMethod" calcext:value-type="string">
            <text:p>ConstructorCallsOverridableMethod</text:p>
          </table:table-cell>
          <table:table-cell table:formula="of:=[$'01_baseline-6.22.0-data'.B81]" office:value-type="float" office:value="0.9084" calcext:value-type="float">
            <text:p>0.9084</text:p>
          </table:table-cell>
          <table:table-cell table:formula="of:=[$'02_master-6.23.0-SNAPSHOT-ea532e6-data'.B81]" office:value-type="float" office:value="0.9049" calcext:value-type="float">
            <text:p>0.9049</text:p>
          </table:table-cell>
          <table:table-cell table:formula="of:=[.C81]/[.B81]" office:value-type="float" office:value="0.996147071774549" calcext:value-type="float">
            <text:p>0.996147071774549</text:p>
          </table:table-cell>
          <table:table-cell table:formula="of:=[$'03_pr2377-data'.B81]" office:value-type="float" office:value="0.9058" calcext:value-type="float">
            <text:p>0.9058</text:p>
          </table:table-cell>
          <table:table-cell table:formula="of:=[.E81]/[.B81]" office:value-type="float" office:value="0.997137824746808" calcext:value-type="float">
            <text:p>0.997137824746808</text:p>
          </table:table-cell>
          <table:table-cell table:formula="of:=[$'04_pr2377-improved-properclone-avoiddecimal-data'.B81]" office:value-type="float" office:value="0.9109" calcext:value-type="float">
            <text:p>0.9109</text:p>
          </table:table-cell>
          <table:table-cell table:formula="of:=[.G81]/[.B81]" office:value-type="float" office:value="1.00275209158961" calcext:value-type="float">
            <text:p>1.00275209158961</text:p>
          </table:table-cell>
          <table:table-cell table:formula="of:=[$'05_pr2377_positionliteral-data'.B81]" office:value-type="float" office:value="0.9793" calcext:value-type="float">
            <text:p>0.9793</text:p>
          </table:table-cell>
          <table:table-cell table:formula="of:=[.I81]/[.B81]" office:value-type="float" office:value="1.07804931748129" calcext:value-type="float">
            <text:p>1.07804931748129</text:p>
          </table:table-cell>
          <table:table-cell table:formula="of:=[$'06_pr2377-positionliteral-javarule-data'.B81]" office:value-type="float" office:value="0.9348" calcext:value-type="float">
            <text:p>0.9348</text:p>
          </table:table-cell>
          <table:table-cell table:formula="of:=[.K81]/[.B81]" office:value-type="float" office:value="1.02906208718626" calcext:value-type="float">
            <text:p>1.02906208718626</text:p>
          </table:table-cell>
          <table:table-cell table:formula="of:=[$'07_pr2377-junit-improved-data'.B81]" office:value-type="float" office:value="0.9676" calcext:value-type="float">
            <text:p>0.9676</text:p>
          </table:table-cell>
          <table:table-cell table:formula="of:=[.M81]/[.B81]" office:value-type="float" office:value="1.06516952884192" calcext:value-type="float">
            <text:p>1.06516952884192</text:p>
          </table:table-cell>
          <table:table-cell table:formula="of:=[$'08_pr2377-fixed-typeres-data'.B81]" office:value-type="float" office:value="0.9146" calcext:value-type="float">
            <text:p>0.9146</text:p>
          </table:table-cell>
          <table:table-cell table:formula="of:=[.O81]/[.B81]" office:value-type="float" office:value="1.00682518714223" calcext:value-type="float">
            <text:p>1.00682518714223</text:p>
          </table:table-cell>
          <table:table-cell table:formula="of:=[$'09_pr2377-junitstaticsuite-data'.B81]" office:value-type="float" office:value="0.9313" calcext:value-type="float">
            <text:p>0.9313</text:p>
          </table:table-cell>
          <table:table-cell table:formula="of:=[.Q81]/[.B81]" office:value-type="float" office:value="1.02520915896081" calcext:value-type="float">
            <text:p>1.02520915896081</text:p>
          </table:table-cell>
        </table:table-row>
        <table:table-row table:style-name="ro1">
          <table:table-cell table:formula="of:=[$'01_baseline-6.22.0-data'.A82]" office:value-type="string" office:string-value="ControlStatementBraces" calcext:value-type="string">
            <text:p>ControlStatementBraces</text:p>
          </table:table-cell>
          <table:table-cell table:formula="of:=[$'01_baseline-6.22.0-data'.B82]" office:value-type="float" office:value="5.2317" calcext:value-type="float">
            <text:p>5.2317</text:p>
          </table:table-cell>
          <table:table-cell table:formula="of:=[$'02_master-6.23.0-SNAPSHOT-ea532e6-data'.B82]" office:value-type="float" office:value="1.0248" calcext:value-type="float">
            <text:p>1.0248</text:p>
          </table:table-cell>
          <table:table-cell table:formula="of:=[.C82]/[.B82]" office:value-type="float" office:value="0.195882791444464" calcext:value-type="float">
            <text:p>0.195882791444464</text:p>
          </table:table-cell>
          <table:table-cell table:formula="of:=[$'03_pr2377-data'.B82]" office:value-type="float" office:value="0.9398" calcext:value-type="float">
            <text:p>0.9398</text:p>
          </table:table-cell>
          <table:table-cell table:formula="of:=[.E82]/[.B82]" office:value-type="float" office:value="0.179635682474148" calcext:value-type="float">
            <text:p>0.179635682474148</text:p>
          </table:table-cell>
          <table:table-cell table:formula="of:=[$'04_pr2377-improved-properclone-avoiddecimal-data'.B82]" office:value-type="float" office:value="1.0765" calcext:value-type="float">
            <text:p>1.0765</text:p>
          </table:table-cell>
          <table:table-cell table:formula="of:=[.G82]/[.B82]" office:value-type="float" office:value="0.205764856547585" calcext:value-type="float">
            <text:p>0.205764856547585</text:p>
          </table:table-cell>
          <table:table-cell table:formula="of:=[$'05_pr2377_positionliteral-data'.B82]" office:value-type="float" office:value="1.0766" calcext:value-type="float">
            <text:p>1.0766</text:p>
          </table:table-cell>
          <table:table-cell table:formula="of:=[.I82]/[.B82]" office:value-type="float" office:value="0.205783970793432" calcext:value-type="float">
            <text:p>0.205783970793432</text:p>
          </table:table-cell>
          <table:table-cell table:formula="of:=[$'06_pr2377-positionliteral-javarule-data'.B82]" office:value-type="float" office:value="1.1545" calcext:value-type="float">
            <text:p>1.1545</text:p>
          </table:table-cell>
          <table:table-cell table:formula="of:=[.K82]/[.B82]" office:value-type="float" office:value="0.22067396830858" calcext:value-type="float">
            <text:p>0.22067396830858</text:p>
          </table:table-cell>
          <table:table-cell table:formula="of:=[$'07_pr2377-junit-improved-data'.B82]" office:value-type="float" office:value="1.0663" calcext:value-type="float">
            <text:p>1.0663</text:p>
          </table:table-cell>
          <table:table-cell table:formula="of:=[.M82]/[.B82]" office:value-type="float" office:value="0.203815203471147" calcext:value-type="float">
            <text:p>0.203815203471147</text:p>
          </table:table-cell>
          <table:table-cell table:formula="of:=[$'08_pr2377-fixed-typeres-data'.B82]" office:value-type="float" office:value="1.1673" calcext:value-type="float">
            <text:p>1.1673</text:p>
          </table:table-cell>
          <table:table-cell table:formula="of:=[.O82]/[.B82]" office:value-type="float" office:value="0.223120591777051" calcext:value-type="float">
            <text:p>0.223120591777051</text:p>
          </table:table-cell>
          <table:table-cell table:formula="of:=[$'09_pr2377-junitstaticsuite-data'.B82]" office:value-type="float" office:value="0.9867" calcext:value-type="float">
            <text:p>0.9867</text:p>
          </table:table-cell>
          <table:table-cell table:formula="of:=[.Q82]/[.B82]" office:value-type="float" office:value="0.188600263776593" calcext:value-type="float">
            <text:p>0.188600263776593</text:p>
          </table:table-cell>
        </table:table-row>
        <table:table-row table:style-name="ro1">
          <table:table-cell table:formula="of:=[$'01_baseline-6.22.0-data'.A83]" office:value-type="string" office:string-value="CouplingBetweenObjects" calcext:value-type="string">
            <text:p>CouplingBetweenObjects</text:p>
          </table:table-cell>
          <table:table-cell table:formula="of:=[$'01_baseline-6.22.0-data'.B83]" office:value-type="float" office:value="0.5158" calcext:value-type="float">
            <text:p>0.5158</text:p>
          </table:table-cell>
          <table:table-cell table:formula="of:=[$'02_master-6.23.0-SNAPSHOT-ea532e6-data'.B83]" office:value-type="float" office:value="0.5338" calcext:value-type="float">
            <text:p>0.5338</text:p>
          </table:table-cell>
          <table:table-cell table:formula="of:=[.C83]/[.B83]" office:value-type="float" office:value="1.03489724699496" calcext:value-type="float">
            <text:p>1.03489724699496</text:p>
          </table:table-cell>
          <table:table-cell table:formula="of:=[$'03_pr2377-data'.B83]" office:value-type="float" office:value="0.5197" calcext:value-type="float">
            <text:p>0.5197</text:p>
          </table:table-cell>
          <table:table-cell table:formula="of:=[.E83]/[.B83]" office:value-type="float" office:value="1.00756107018224" calcext:value-type="float">
            <text:p>1.00756107018224</text:p>
          </table:table-cell>
          <table:table-cell table:formula="of:=[$'04_pr2377-improved-properclone-avoiddecimal-data'.B83]" office:value-type="float" office:value="0.5484" calcext:value-type="float">
            <text:p>0.5484</text:p>
          </table:table-cell>
          <table:table-cell table:formula="of:=[.G83]/[.B83]" office:value-type="float" office:value="1.06320279177976" calcext:value-type="float">
            <text:p>1.06320279177976</text:p>
          </table:table-cell>
          <table:table-cell table:formula="of:=[$'05_pr2377_positionliteral-data'.B83]" office:value-type="float" office:value="0.5197" calcext:value-type="float">
            <text:p>0.5197</text:p>
          </table:table-cell>
          <table:table-cell table:formula="of:=[.I83]/[.B83]" office:value-type="float" office:value="1.00756107018224" calcext:value-type="float">
            <text:p>1.00756107018224</text:p>
          </table:table-cell>
          <table:table-cell table:formula="of:=[$'06_pr2377-positionliteral-javarule-data'.B83]" office:value-type="float" office:value="0.5366" calcext:value-type="float">
            <text:p>0.5366</text:p>
          </table:table-cell>
          <table:table-cell table:formula="of:=[.K83]/[.B83]" office:value-type="float" office:value="1.04032570763862" calcext:value-type="float">
            <text:p>1.04032570763862</text:p>
          </table:table-cell>
          <table:table-cell table:formula="of:=[$'07_pr2377-junit-improved-data'.B83]" office:value-type="float" office:value="0.5667" calcext:value-type="float">
            <text:p>0.5667</text:p>
          </table:table-cell>
          <table:table-cell table:formula="of:=[.M83]/[.B83]" office:value-type="float" office:value="1.09868165955797" calcext:value-type="float">
            <text:p>1.09868165955797</text:p>
          </table:table-cell>
          <table:table-cell table:formula="of:=[$'08_pr2377-fixed-typeres-data'.B83]" office:value-type="float" office:value="0.5348" calcext:value-type="float">
            <text:p>0.5348</text:p>
          </table:table-cell>
          <table:table-cell table:formula="of:=[.O83]/[.B83]" office:value-type="float" office:value="1.03683598293912" calcext:value-type="float">
            <text:p>1.03683598293912</text:p>
          </table:table-cell>
          <table:table-cell table:formula="of:=[$'09_pr2377-junitstaticsuite-data'.B83]" office:value-type="float" office:value="0.5324" calcext:value-type="float">
            <text:p>0.5324</text:p>
          </table:table-cell>
          <table:table-cell table:formula="of:=[.Q83]/[.B83]" office:value-type="float" office:value="1.03218301667313" calcext:value-type="float">
            <text:p>1.03218301667313</text:p>
          </table:table-cell>
        </table:table-row>
        <table:table-row table:style-name="ro1">
          <table:table-cell table:formula="of:=[$'01_baseline-6.22.0-data'.A84]" office:value-type="string" office:string-value="CyclomaticComplexity" calcext:value-type="string">
            <text:p>CyclomaticComplexity</text:p>
          </table:table-cell>
          <table:table-cell table:formula="of:=[$'01_baseline-6.22.0-data'.B84]" office:value-type="float" office:value="0.6424" calcext:value-type="float">
            <text:p>0.6424</text:p>
          </table:table-cell>
          <table:table-cell table:formula="of:=[$'02_master-6.23.0-SNAPSHOT-ea532e6-data'.B84]" office:value-type="float" office:value="0.6202" calcext:value-type="float">
            <text:p>0.6202</text:p>
          </table:table-cell>
          <table:table-cell table:formula="of:=[.C84]/[.B84]" office:value-type="float" office:value="0.965442092154421" calcext:value-type="float">
            <text:p>0.965442092154421</text:p>
          </table:table-cell>
          <table:table-cell table:formula="of:=[$'03_pr2377-data'.B84]" office:value-type="float" office:value="0.6012" calcext:value-type="float">
            <text:p>0.6012</text:p>
          </table:table-cell>
          <table:table-cell table:formula="of:=[.E84]/[.B84]" office:value-type="float" office:value="0.935865504358655" calcext:value-type="float">
            <text:p>0.935865504358655</text:p>
          </table:table-cell>
          <table:table-cell table:formula="of:=[$'04_pr2377-improved-properclone-avoiddecimal-data'.B84]" office:value-type="float" office:value="0.6547" calcext:value-type="float">
            <text:p>0.6547</text:p>
          </table:table-cell>
          <table:table-cell table:formula="of:=[.G84]/[.B84]" office:value-type="float" office:value="1.01914694894147" calcext:value-type="float">
            <text:p>1.01914694894147</text:p>
          </table:table-cell>
          <table:table-cell table:formula="of:=[$'05_pr2377_positionliteral-data'.B84]" office:value-type="float" office:value="0.6138" calcext:value-type="float">
            <text:p>0.6138</text:p>
          </table:table-cell>
          <table:table-cell table:formula="of:=[.I84]/[.B84]" office:value-type="float" office:value="0.955479452054794" calcext:value-type="float">
            <text:p>0.955479452054794</text:p>
          </table:table-cell>
          <table:table-cell table:formula="of:=[$'06_pr2377-positionliteral-javarule-data'.B84]" office:value-type="float" office:value="0.6226" calcext:value-type="float">
            <text:p>0.6226</text:p>
          </table:table-cell>
          <table:table-cell table:formula="of:=[.K84]/[.B84]" office:value-type="float" office:value="0.969178082191781" calcext:value-type="float">
            <text:p>0.969178082191781</text:p>
          </table:table-cell>
          <table:table-cell table:formula="of:=[$'07_pr2377-junit-improved-data'.B84]" office:value-type="float" office:value="0.6351" calcext:value-type="float">
            <text:p>0.6351</text:p>
          </table:table-cell>
          <table:table-cell table:formula="of:=[.M84]/[.B84]" office:value-type="float" office:value="0.988636363636364" calcext:value-type="float">
            <text:p>0.988636363636364</text:p>
          </table:table-cell>
          <table:table-cell table:formula="of:=[$'08_pr2377-fixed-typeres-data'.B84]" office:value-type="float" office:value="0.6391" calcext:value-type="float">
            <text:p>0.6391</text:p>
          </table:table-cell>
          <table:table-cell table:formula="of:=[.O84]/[.B84]" office:value-type="float" office:value="0.99486301369863" calcext:value-type="float">
            <text:p>0.99486301369863</text:p>
          </table:table-cell>
          <table:table-cell table:formula="of:=[$'09_pr2377-junitstaticsuite-data'.B84]" office:value-type="float" office:value="0.6252" calcext:value-type="float">
            <text:p>0.6252</text:p>
          </table:table-cell>
          <table:table-cell table:formula="of:=[.Q84]/[.B84]" office:value-type="float" office:value="0.973225404732254" calcext:value-type="float">
            <text:p>0.973225404732254</text:p>
          </table:table-cell>
        </table:table-row>
        <table:table-row table:style-name="ro1">
          <table:table-cell table:formula="of:=[$'01_baseline-6.22.0-data'.A85]" office:value-type="string" office:string-value="DataClass" calcext:value-type="string">
            <text:p>DataClass</text:p>
          </table:table-cell>
          <table:table-cell table:formula="of:=[$'01_baseline-6.22.0-data'.B85]" office:value-type="float" office:value="0.807" calcext:value-type="float">
            <text:p>0.807</text:p>
          </table:table-cell>
          <table:table-cell table:formula="of:=[$'02_master-6.23.0-SNAPSHOT-ea532e6-data'.B85]" office:value-type="float" office:value="0.9296" calcext:value-type="float">
            <text:p>0.9296</text:p>
          </table:table-cell>
          <table:table-cell table:formula="of:=[.C85]/[.B85]" office:value-type="float" office:value="1.15192069392813" calcext:value-type="float">
            <text:p>1.15192069392813</text:p>
          </table:table-cell>
          <table:table-cell table:formula="of:=[$'03_pr2377-data'.B85]" office:value-type="float" office:value="0.8322" calcext:value-type="float">
            <text:p>0.8322</text:p>
          </table:table-cell>
          <table:table-cell table:formula="of:=[.E85]/[.B85]" office:value-type="float" office:value="1.03122676579926" calcext:value-type="float">
            <text:p>1.03122676579926</text:p>
          </table:table-cell>
          <table:table-cell table:formula="of:=[$'04_pr2377-improved-properclone-avoiddecimal-data'.B85]" office:value-type="float" office:value="0.842" calcext:value-type="float">
            <text:p>0.842</text:p>
          </table:table-cell>
          <table:table-cell table:formula="of:=[.G85]/[.B85]" office:value-type="float" office:value="1.04337050805452" calcext:value-type="float">
            <text:p>1.04337050805452</text:p>
          </table:table-cell>
          <table:table-cell table:formula="of:=[$'05_pr2377_positionliteral-data'.B85]" office:value-type="float" office:value="0.9276" calcext:value-type="float">
            <text:p>0.9276</text:p>
          </table:table-cell>
          <table:table-cell table:formula="of:=[.I85]/[.B85]" office:value-type="float" office:value="1.14944237918216" calcext:value-type="float">
            <text:p>1.14944237918216</text:p>
          </table:table-cell>
          <table:table-cell table:formula="of:=[$'06_pr2377-positionliteral-javarule-data'.B85]" office:value-type="float" office:value="0.8846" calcext:value-type="float">
            <text:p>0.8846</text:p>
          </table:table-cell>
          <table:table-cell table:formula="of:=[.K85]/[.B85]" office:value-type="float" office:value="1.09615861214374" calcext:value-type="float">
            <text:p>1.09615861214374</text:p>
          </table:table-cell>
          <table:table-cell table:formula="of:=[$'07_pr2377-junit-improved-data'.B85]" office:value-type="float" office:value="0.8371" calcext:value-type="float">
            <text:p>0.8371</text:p>
          </table:table-cell>
          <table:table-cell table:formula="of:=[.M85]/[.B85]" office:value-type="float" office:value="1.03729863692689" calcext:value-type="float">
            <text:p>1.03729863692689</text:p>
          </table:table-cell>
          <table:table-cell table:formula="of:=[$'08_pr2377-fixed-typeres-data'.B85]" office:value-type="float" office:value="0.8513" calcext:value-type="float">
            <text:p>0.8513</text:p>
          </table:table-cell>
          <table:table-cell table:formula="of:=[.O85]/[.B85]" office:value-type="float" office:value="1.0548946716233" calcext:value-type="float">
            <text:p>1.0548946716233</text:p>
          </table:table-cell>
          <table:table-cell table:formula="of:=[$'09_pr2377-junitstaticsuite-data'.B85]" office:value-type="float" office:value="0.9211" calcext:value-type="float">
            <text:p>0.9211</text:p>
          </table:table-cell>
          <table:table-cell table:formula="of:=[.Q85]/[.B85]" office:value-type="float" office:value="1.14138785625774" calcext:value-type="float">
            <text:p>1.14138785625774</text:p>
          </table:table-cell>
        </table:table-row>
        <table:table-row table:style-name="ro1">
          <table:table-cell table:formula="of:=[$'01_baseline-6.22.0-data'.A86]" office:value-type="string" office:string-value="DataflowAnomalyAnalysis" calcext:value-type="string">
            <text:p>DataflowAnomalyAnalysis</text:p>
          </table:table-cell>
          <table:table-cell table:formula="of:=[$'01_baseline-6.22.0-data'.B86]" office:value-type="float" office:value="1.9476" calcext:value-type="float">
            <text:p>1.9476</text:p>
          </table:table-cell>
          <table:table-cell table:formula="of:=[$'02_master-6.23.0-SNAPSHOT-ea532e6-data'.B86]" office:value-type="float" office:value="1.9733" calcext:value-type="float">
            <text:p>1.9733</text:p>
          </table:table-cell>
          <table:table-cell table:formula="of:=[.C86]/[.B86]" office:value-type="float" office:value="1.01319572807558" calcext:value-type="float">
            <text:p>1.01319572807558</text:p>
          </table:table-cell>
          <table:table-cell table:formula="of:=[$'03_pr2377-data'.B86]" office:value-type="float" office:value="1.9837" calcext:value-type="float">
            <text:p>1.9837</text:p>
          </table:table-cell>
          <table:table-cell table:formula="of:=[.E86]/[.B86]" office:value-type="float" office:value="1.01853563360033" calcext:value-type="float">
            <text:p>1.01853563360033</text:p>
          </table:table-cell>
          <table:table-cell table:formula="of:=[$'04_pr2377-improved-properclone-avoiddecimal-data'.B86]" office:value-type="float" office:value="1.9189" calcext:value-type="float">
            <text:p>1.9189</text:p>
          </table:table-cell>
          <table:table-cell table:formula="of:=[.G86]/[.B86]" office:value-type="float" office:value="0.985263914561512" calcext:value-type="float">
            <text:p>0.985263914561512</text:p>
          </table:table-cell>
          <table:table-cell table:formula="of:=[$'05_pr2377_positionliteral-data'.B86]" office:value-type="float" office:value="2.0446" calcext:value-type="float">
            <text:p>2.0446</text:p>
          </table:table-cell>
          <table:table-cell table:formula="of:=[.I86]/[.B86]" office:value-type="float" office:value="1.04980488806737" calcext:value-type="float">
            <text:p>1.04980488806737</text:p>
          </table:table-cell>
          <table:table-cell table:formula="of:=[$'06_pr2377-positionliteral-javarule-data'.B86]" office:value-type="float" office:value="1.9448" calcext:value-type="float">
            <text:p>1.9448</text:p>
          </table:table-cell>
          <table:table-cell table:formula="of:=[.K86]/[.B86]" office:value-type="float" office:value="0.998562333127952" calcext:value-type="float">
            <text:p>0.998562333127952</text:p>
          </table:table-cell>
          <table:table-cell table:formula="of:=[$'07_pr2377-junit-improved-data'.B86]" office:value-type="float" office:value="2.0515" calcext:value-type="float">
            <text:p>2.0515</text:p>
          </table:table-cell>
          <table:table-cell table:formula="of:=[.M86]/[.B86]" office:value-type="float" office:value="1.05334771000205" calcext:value-type="float">
            <text:p>1.05334771000205</text:p>
          </table:table-cell>
          <table:table-cell table:formula="of:=[$'08_pr2377-fixed-typeres-data'.B86]" office:value-type="float" office:value="2.0414" calcext:value-type="float">
            <text:p>2.0414</text:p>
          </table:table-cell>
          <table:table-cell table:formula="of:=[.O86]/[.B86]" office:value-type="float" office:value="1.0481618402136" calcext:value-type="float">
            <text:p>1.0481618402136</text:p>
          </table:table-cell>
          <table:table-cell table:formula="of:=[$'09_pr2377-junitstaticsuite-data'.B86]" office:value-type="float" office:value="2.0371" calcext:value-type="float">
            <text:p>2.0371</text:p>
          </table:table-cell>
          <table:table-cell table:formula="of:=[.Q86]/[.B86]" office:value-type="float" office:value="1.04595399466009" calcext:value-type="float">
            <text:p>1.04595399466009</text:p>
          </table:table-cell>
        </table:table-row>
        <table:table-row table:style-name="ro1">
          <table:table-cell table:formula="of:=[$'01_baseline-6.22.0-data'.A87]" office:value-type="string" office:string-value="DefaultLabelNotLastInSwitchStmt" calcext:value-type="string">
            <text:p>DefaultLabelNotLastInSwitchStmt</text:p>
          </table:table-cell>
          <table:table-cell table:formula="of:=[$'01_baseline-6.22.0-data'.B87]" office:value-type="float" office:value="0.0057" calcext:value-type="float">
            <text:p>0.0057</text:p>
          </table:table-cell>
          <table:table-cell table:formula="of:=[$'02_master-6.23.0-SNAPSHOT-ea532e6-data'.B87]" office:value-type="float" office:value="0.0054" calcext:value-type="float">
            <text:p>0.0054</text:p>
          </table:table-cell>
          <table:table-cell table:formula="of:=[.C87]/[.B87]" office:value-type="float" office:value="0.947368421052632" calcext:value-type="float">
            <text:p>0.947368421052632</text:p>
          </table:table-cell>
          <table:table-cell table:formula="of:=[$'03_pr2377-data'.B87]" office:value-type="float" office:value="0.0058" calcext:value-type="float">
            <text:p>0.0058</text:p>
          </table:table-cell>
          <table:table-cell table:formula="of:=[.E87]/[.B87]" office:value-type="float" office:value="1.01754385964912" calcext:value-type="float">
            <text:p>1.01754385964912</text:p>
          </table:table-cell>
          <table:table-cell table:formula="of:=[$'04_pr2377-improved-properclone-avoiddecimal-data'.B87]" office:value-type="float" office:value="0.0054" calcext:value-type="float">
            <text:p>0.0054</text:p>
          </table:table-cell>
          <table:table-cell table:formula="of:=[.G87]/[.B87]" office:value-type="float" office:value="0.947368421052632" calcext:value-type="float">
            <text:p>0.947368421052632</text:p>
          </table:table-cell>
          <table:table-cell table:formula="of:=[$'05_pr2377_positionliteral-data'.B87]" office:value-type="float" office:value="0.006" calcext:value-type="float">
            <text:p>0.006</text:p>
          </table:table-cell>
          <table:table-cell table:formula="of:=[.I87]/[.B87]" office:value-type="float" office:value="1.05263157894737" calcext:value-type="float">
            <text:p>1.05263157894737</text:p>
          </table:table-cell>
          <table:table-cell table:formula="of:=[$'06_pr2377-positionliteral-javarule-data'.B87]" office:value-type="float" office:value="0.0057" calcext:value-type="float">
            <text:p>0.0057</text:p>
          </table:table-cell>
          <table:table-cell table:formula="of:=[.K87]/[.B87]" office:value-type="float" office:value="1" calcext:value-type="float">
            <text:p>1</text:p>
          </table:table-cell>
          <table:table-cell table:formula="of:=[$'07_pr2377-junit-improved-data'.B87]" office:value-type="float" office:value="0.0048" calcext:value-type="float">
            <text:p>0.0048</text:p>
          </table:table-cell>
          <table:table-cell table:formula="of:=[.M87]/[.B87]" office:value-type="float" office:value="0.842105263157895" calcext:value-type="float">
            <text:p>0.842105263157895</text:p>
          </table:table-cell>
          <table:table-cell table:formula="of:=[$'08_pr2377-fixed-typeres-data'.B87]" office:value-type="float" office:value="0.006" calcext:value-type="float">
            <text:p>0.006</text:p>
          </table:table-cell>
          <table:table-cell table:formula="of:=[.O87]/[.B87]" office:value-type="float" office:value="1.05263157894737" calcext:value-type="float">
            <text:p>1.05263157894737</text:p>
          </table:table-cell>
          <table:table-cell table:formula="of:=[$'09_pr2377-junitstaticsuite-data'.B87]" office:value-type="float" office:value="0.0057" calcext:value-type="float">
            <text:p>0.0057</text:p>
          </table:table-cell>
          <table:table-cell table:formula="of:=[.Q87]/[.B87]" office:value-type="float" office:value="1" calcext:value-type="float">
            <text:p>1</text:p>
          </table:table-cell>
        </table:table-row>
        <table:table-row table:style-name="ro1">
          <table:table-cell table:formula="of:=[$'01_baseline-6.22.0-data'.A88]" office:value-type="string" office:string-value="DefaultPackage" calcext:value-type="string">
            <text:p>DefaultPackage</text:p>
          </table:table-cell>
          <table:table-cell table:formula="of:=[$'01_baseline-6.22.0-data'.B88]" office:value-type="float" office:value="0.4939" calcext:value-type="float">
            <text:p>0.4939</text:p>
          </table:table-cell>
          <table:table-cell table:formula="of:=[$'02_master-6.23.0-SNAPSHOT-ea532e6-data'.B88]" office:value-type="float" office:value="0.4768" calcext:value-type="float">
            <text:p>0.4768</text:p>
          </table:table-cell>
          <table:table-cell table:formula="of:=[.C88]/[.B88]" office:value-type="float" office:value="0.965377606802996" calcext:value-type="float">
            <text:p>0.965377606802996</text:p>
          </table:table-cell>
          <table:table-cell table:formula="of:=[$'03_pr2377-data'.B88]" office:value-type="float" office:value="0.3547" calcext:value-type="float">
            <text:p>0.3547</text:p>
          </table:table-cell>
          <table:table-cell table:formula="of:=[.E88]/[.B88]" office:value-type="float" office:value="0.718161571168253" calcext:value-type="float">
            <text:p>0.718161571168253</text:p>
          </table:table-cell>
          <table:table-cell table:formula="of:=[$'04_pr2377-improved-properclone-avoiddecimal-data'.B88]" office:value-type="float" office:value="0.3984" calcext:value-type="float">
            <text:p>0.3984</text:p>
          </table:table-cell>
          <table:table-cell table:formula="of:=[.G88]/[.B88]" office:value-type="float" office:value="0.806641020449484" calcext:value-type="float">
            <text:p>0.806641020449484</text:p>
          </table:table-cell>
          <table:table-cell table:formula="of:=[$'05_pr2377_positionliteral-data'.B88]" office:value-type="float" office:value="0.365" calcext:value-type="float">
            <text:p>0.365</text:p>
          </table:table-cell>
          <table:table-cell table:formula="of:=[.I88]/[.B88]" office:value-type="float" office:value="0.739015995140717" calcext:value-type="float">
            <text:p>0.739015995140717</text:p>
          </table:table-cell>
          <table:table-cell table:formula="of:=[$'06_pr2377-positionliteral-javarule-data'.B88]" office:value-type="float" office:value="0.3675" calcext:value-type="float">
            <text:p>0.3675</text:p>
          </table:table-cell>
          <table:table-cell table:formula="of:=[.K88]/[.B88]" office:value-type="float" office:value="0.744077748532092" calcext:value-type="float">
            <text:p>0.744077748532092</text:p>
          </table:table-cell>
          <table:table-cell table:formula="of:=[$'07_pr2377-junit-improved-data'.B88]" office:value-type="float" office:value="0.4139" calcext:value-type="float">
            <text:p>0.4139</text:p>
          </table:table-cell>
          <table:table-cell table:formula="of:=[.M88]/[.B88]" office:value-type="float" office:value="0.838023891476007" calcext:value-type="float">
            <text:p>0.838023891476007</text:p>
          </table:table-cell>
          <table:table-cell table:formula="of:=[$'08_pr2377-fixed-typeres-data'.B88]" office:value-type="float" office:value="0.4245" calcext:value-type="float">
            <text:p>0.4245</text:p>
          </table:table-cell>
          <table:table-cell table:formula="of:=[.O88]/[.B88]" office:value-type="float" office:value="0.859485725855436" calcext:value-type="float">
            <text:p>0.859485725855436</text:p>
          </table:table-cell>
          <table:table-cell table:formula="of:=[$'09_pr2377-junitstaticsuite-data'.B88]" office:value-type="float" office:value="0.368" calcext:value-type="float">
            <text:p>0.368</text:p>
          </table:table-cell>
          <table:table-cell table:formula="of:=[.Q88]/[.B88]" office:value-type="float" office:value="0.745090099210366" calcext:value-type="float">
            <text:p>0.745090099210366</text:p>
          </table:table-cell>
        </table:table-row>
        <table:table-row table:style-name="ro1">
          <table:table-cell table:formula="of:=[$'01_baseline-6.22.0-data'.A89]" office:value-type="string" office:string-value="DetachedTestCase" calcext:value-type="string">
            <text:p>DetachedTestCase</text:p>
          </table:table-cell>
          <table:table-cell table:formula="of:=[$'01_baseline-6.22.0-data'.B89]" office:value-type="float" office:value="2.7471" calcext:value-type="float">
            <text:p>2.7471</text:p>
          </table:table-cell>
          <table:table-cell table:formula="of:=[$'02_master-6.23.0-SNAPSHOT-ea532e6-data'.B89]" office:value-type="float" office:value="0.4888" calcext:value-type="float">
            <text:p>0.4888</text:p>
          </table:table-cell>
          <table:table-cell table:formula="of:=[.C89]/[.B89]" office:value-type="float" office:value="0.177933093079975" calcext:value-type="float">
            <text:p>0.177933093079975</text:p>
          </table:table-cell>
          <table:table-cell table:formula="of:=[$'03_pr2377-data'.B89]" office:value-type="float" office:value="0.4002" calcext:value-type="float">
            <text:p>0.4002</text:p>
          </table:table-cell>
          <table:table-cell table:formula="of:=[.E89]/[.B89]" office:value-type="float" office:value="0.145680899858032" calcext:value-type="float">
            <text:p>0.145680899858032</text:p>
          </table:table-cell>
          <table:table-cell table:formula="of:=[$'04_pr2377-improved-properclone-avoiddecimal-data'.B89]" office:value-type="float" office:value="0.4181" calcext:value-type="float">
            <text:p>0.4181</text:p>
          </table:table-cell>
          <table:table-cell table:formula="of:=[.G89]/[.B89]" office:value-type="float" office:value="0.152196862145535" calcext:value-type="float">
            <text:p>0.152196862145535</text:p>
          </table:table-cell>
          <table:table-cell table:formula="of:=[$'05_pr2377_positionliteral-data'.B89]" office:value-type="float" office:value="0.4117" calcext:value-type="float">
            <text:p>0.4117</text:p>
          </table:table-cell>
          <table:table-cell table:formula="of:=[.I89]/[.B89]" office:value-type="float" office:value="0.149867132612573" calcext:value-type="float">
            <text:p>0.149867132612573</text:p>
          </table:table-cell>
          <table:table-cell table:formula="of:=[$'06_pr2377-positionliteral-javarule-data'.B89]" office:value-type="float" office:value="0.5122" calcext:value-type="float">
            <text:p>0.5122</text:p>
          </table:table-cell>
          <table:table-cell table:formula="of:=[.K89]/[.B89]" office:value-type="float" office:value="0.186451166684868" calcext:value-type="float">
            <text:p>0.186451166684868</text:p>
          </table:table-cell>
          <table:table-cell table:formula="of:=[$'07_pr2377-junit-improved-data'.B89]" office:value-type="float" office:value="0.4004" calcext:value-type="float">
            <text:p>0.4004</text:p>
          </table:table-cell>
          <table:table-cell table:formula="of:=[.M89]/[.B89]" office:value-type="float" office:value="0.145753703905937" calcext:value-type="float">
            <text:p>0.145753703905937</text:p>
          </table:table-cell>
          <table:table-cell table:formula="of:=[$'08_pr2377-fixed-typeres-data'.B89]" office:value-type="float" office:value="0.4058" calcext:value-type="float">
            <text:p>0.4058</text:p>
          </table:table-cell>
          <table:table-cell table:formula="of:=[.O89]/[.B89]" office:value-type="float" office:value="0.147719413199374" calcext:value-type="float">
            <text:p>0.147719413199374</text:p>
          </table:table-cell>
          <table:table-cell table:formula="of:=[$'09_pr2377-junitstaticsuite-data'.B89]" office:value-type="float" office:value="0.3954" calcext:value-type="float">
            <text:p>0.3954</text:p>
          </table:table-cell>
          <table:table-cell table:formula="of:=[.Q89]/[.B89]" office:value-type="float" office:value="0.143933602708311" calcext:value-type="float">
            <text:p>0.143933602708311</text:p>
          </table:table-cell>
        </table:table-row>
        <table:table-row table:style-name="ro1">
          <table:table-cell table:formula="of:=[$'01_baseline-6.22.0-data'.A90]" office:value-type="string" office:string-value="DoNotCallGarbageCollectionExplicitly" calcext:value-type="string">
            <text:p>DoNotCallGarbageCollectionExplicitly</text:p>
          </table:table-cell>
          <table:table-cell table:formula="of:=[$'01_baseline-6.22.0-data'.B90]" office:value-type="float" office:value="1.1421" calcext:value-type="float">
            <text:p>1.1421</text:p>
          </table:table-cell>
          <table:table-cell table:formula="of:=[$'02_master-6.23.0-SNAPSHOT-ea532e6-data'.B90]" office:value-type="float" office:value="1.3846" calcext:value-type="float">
            <text:p>1.3846</text:p>
          </table:table-cell>
          <table:table-cell table:formula="of:=[.C90]/[.B90]" office:value-type="float" office:value="1.21232816741091" calcext:value-type="float">
            <text:p>1.21232816741091</text:p>
          </table:table-cell>
          <table:table-cell table:formula="of:=[$'03_pr2377-data'.B90]" office:value-type="float" office:value="1.57" calcext:value-type="float">
            <text:p>1.57</text:p>
          </table:table-cell>
          <table:table-cell table:formula="of:=[.E90]/[.B90]" office:value-type="float" office:value="1.37466071272218" calcext:value-type="float">
            <text:p>1.37466071272218</text:p>
          </table:table-cell>
          <table:table-cell table:formula="of:=[$'04_pr2377-improved-properclone-avoiddecimal-data'.B90]" office:value-type="float" office:value="1.582" calcext:value-type="float">
            <text:p>1.582</text:p>
          </table:table-cell>
          <table:table-cell table:formula="of:=[.G90]/[.B90]" office:value-type="float" office:value="1.38516767358375" calcext:value-type="float">
            <text:p>1.38516767358375</text:p>
          </table:table-cell>
          <table:table-cell table:formula="of:=[$'05_pr2377_positionliteral-data'.B90]" office:value-type="float" office:value="1.6593" calcext:value-type="float">
            <text:p>1.6593</text:p>
          </table:table-cell>
          <table:table-cell table:formula="of:=[.I90]/[.B90]" office:value-type="float" office:value="1.4528500131337" calcext:value-type="float">
            <text:p>1.4528500131337</text:p>
          </table:table-cell>
          <table:table-cell table:formula="of:=[$'06_pr2377-positionliteral-javarule-data'.B90]" office:value-type="float" office:value="1.6763" calcext:value-type="float">
            <text:p>1.6763</text:p>
          </table:table-cell>
          <table:table-cell table:formula="of:=[.K90]/[.B90]" office:value-type="float" office:value="1.46773487435426" calcext:value-type="float">
            <text:p>1.46773487435426</text:p>
          </table:table-cell>
          <table:table-cell table:formula="of:=[$'07_pr2377-junit-improved-data'.B90]" office:value-type="float" office:value="1.5718" calcext:value-type="float">
            <text:p>1.5718</text:p>
          </table:table-cell>
          <table:table-cell table:formula="of:=[.M90]/[.B90]" office:value-type="float" office:value="1.37623675685141" calcext:value-type="float">
            <text:p>1.37623675685141</text:p>
          </table:table-cell>
          <table:table-cell table:formula="of:=[$'08_pr2377-fixed-typeres-data'.B90]" office:value-type="float" office:value="1.7507" calcext:value-type="float">
            <text:p>1.7507</text:p>
          </table:table-cell>
          <table:table-cell table:formula="of:=[.O90]/[.B90]" office:value-type="float" office:value="1.532878031696" calcext:value-type="float">
            <text:p>1.532878031696</text:p>
          </table:table-cell>
          <table:table-cell table:formula="of:=[$'09_pr2377-junitstaticsuite-data'.B90]" office:value-type="float" office:value="1.6514" calcext:value-type="float">
            <text:p>1.6514</text:p>
          </table:table-cell>
          <table:table-cell table:formula="of:=[.Q90]/[.B90]" office:value-type="float" office:value="1.4459329305665" calcext:value-type="float">
            <text:p>1.4459329305665</text:p>
          </table:table-cell>
        </table:table-row>
        <table:table-row table:style-name="ro1">
          <table:table-cell table:formula="of:=[$'01_baseline-6.22.0-data'.A91]" office:value-type="string" office:string-value="DoNotCallSystemExit" calcext:value-type="string">
            <text:p>DoNotCallSystemExit</text:p>
          </table:table-cell>
          <table:table-cell table:formula="of:=[$'01_baseline-6.22.0-data'.B91]" office:value-type="float" office:value="1.1625" calcext:value-type="float">
            <text:p>1.1625</text:p>
          </table:table-cell>
          <table:table-cell table:formula="of:=[$'02_master-6.23.0-SNAPSHOT-ea532e6-data'.B91]" office:value-type="float" office:value="1.1835" calcext:value-type="float">
            <text:p>1.1835</text:p>
          </table:table-cell>
          <table:table-cell table:formula="of:=[.C91]/[.B91]" office:value-type="float" office:value="1.01806451612903" calcext:value-type="float">
            <text:p>1.01806451612903</text:p>
          </table:table-cell>
          <table:table-cell table:formula="of:=[$'03_pr2377-data'.B91]" office:value-type="float" office:value="1.7552" calcext:value-type="float">
            <text:p>1.7552</text:p>
          </table:table-cell>
          <table:table-cell table:formula="of:=[.E91]/[.B91]" office:value-type="float" office:value="1.50984946236559" calcext:value-type="float">
            <text:p>1.50984946236559</text:p>
          </table:table-cell>
          <table:table-cell table:formula="of:=[$'04_pr2377-improved-properclone-avoiddecimal-data'.B91]" office:value-type="float" office:value="1.5552" calcext:value-type="float">
            <text:p>1.5552</text:p>
          </table:table-cell>
          <table:table-cell table:formula="of:=[.G91]/[.B91]" office:value-type="float" office:value="1.3378064516129" calcext:value-type="float">
            <text:p>1.3378064516129</text:p>
          </table:table-cell>
          <table:table-cell table:formula="of:=[$'05_pr2377_positionliteral-data'.B91]" office:value-type="float" office:value="1.5104" calcext:value-type="float">
            <text:p>1.5104</text:p>
          </table:table-cell>
          <table:table-cell table:formula="of:=[.I91]/[.B91]" office:value-type="float" office:value="1.2992688172043" calcext:value-type="float">
            <text:p>1.2992688172043</text:p>
          </table:table-cell>
          <table:table-cell table:formula="of:=[$'06_pr2377-positionliteral-javarule-data'.B91]" office:value-type="float" office:value="1.5885" calcext:value-type="float">
            <text:p>1.5885</text:p>
          </table:table-cell>
          <table:table-cell table:formula="of:=[.K91]/[.B91]" office:value-type="float" office:value="1.36645161290323" calcext:value-type="float">
            <text:p>1.36645161290323</text:p>
          </table:table-cell>
          <table:table-cell table:formula="of:=[$'07_pr2377-junit-improved-data'.B91]" office:value-type="float" office:value="1.5915" calcext:value-type="float">
            <text:p>1.5915</text:p>
          </table:table-cell>
          <table:table-cell table:formula="of:=[.M91]/[.B91]" office:value-type="float" office:value="1.36903225806452" calcext:value-type="float">
            <text:p>1.36903225806452</text:p>
          </table:table-cell>
          <table:table-cell table:formula="of:=[$'08_pr2377-fixed-typeres-data'.B91]" office:value-type="float" office:value="1.6654" calcext:value-type="float">
            <text:p>1.6654</text:p>
          </table:table-cell>
          <table:table-cell table:formula="of:=[.O91]/[.B91]" office:value-type="float" office:value="1.43260215053763" calcext:value-type="float">
            <text:p>1.43260215053763</text:p>
          </table:table-cell>
          <table:table-cell table:formula="of:=[$'09_pr2377-junitstaticsuite-data'.B91]" office:value-type="float" office:value="1.5799" calcext:value-type="float">
            <text:p>1.5799</text:p>
          </table:table-cell>
          <table:table-cell table:formula="of:=[.Q91]/[.B91]" office:value-type="float" office:value="1.35905376344086" calcext:value-type="float">
            <text:p>1.35905376344086</text:p>
          </table:table-cell>
        </table:table-row>
        <table:table-row table:style-name="ro1">
          <table:table-cell table:formula="of:=[$'01_baseline-6.22.0-data'.A92]" office:value-type="string" office:string-value="DoNotExtendJavaLangError" calcext:value-type="string">
            <text:p>DoNotExtendJavaLangError</text:p>
          </table:table-cell>
          <table:table-cell table:formula="of:=[$'01_baseline-6.22.0-data'.B92]" office:value-type="float" office:value="0.0217" calcext:value-type="float">
            <text:p>0.0217</text:p>
          </table:table-cell>
          <table:table-cell table:formula="of:=[$'02_master-6.23.0-SNAPSHOT-ea532e6-data'.B92]" office:value-type="float" office:value="0.0209" calcext:value-type="float">
            <text:p>0.0209</text:p>
          </table:table-cell>
          <table:table-cell table:formula="of:=[.C92]/[.B92]" office:value-type="float" office:value="0.963133640552995" calcext:value-type="float">
            <text:p>0.963133640552995</text:p>
          </table:table-cell>
          <table:table-cell table:formula="of:=[$'03_pr2377-data'.B92]" office:value-type="float" office:value="0.0304" calcext:value-type="float">
            <text:p>0.0304</text:p>
          </table:table-cell>
          <table:table-cell table:formula="of:=[.E92]/[.B92]" office:value-type="float" office:value="1.40092165898618" calcext:value-type="float">
            <text:p>1.40092165898618</text:p>
          </table:table-cell>
          <table:table-cell table:formula="of:=[$'04_pr2377-improved-properclone-avoiddecimal-data'.B92]" office:value-type="float" office:value="0.0322" calcext:value-type="float">
            <text:p>0.0322</text:p>
          </table:table-cell>
          <table:table-cell table:formula="of:=[.G92]/[.B92]" office:value-type="float" office:value="1.48387096774194" calcext:value-type="float">
            <text:p>1.48387096774194</text:p>
          </table:table-cell>
          <table:table-cell table:formula="of:=[$'05_pr2377_positionliteral-data'.B92]" office:value-type="float" office:value="0.0337" calcext:value-type="float">
            <text:p>0.0337</text:p>
          </table:table-cell>
          <table:table-cell table:formula="of:=[.I92]/[.B92]" office:value-type="float" office:value="1.55299539170507" calcext:value-type="float">
            <text:p>1.55299539170507</text:p>
          </table:table-cell>
          <table:table-cell table:formula="of:=[$'06_pr2377-positionliteral-javarule-data'.B92]" office:value-type="float" office:value="0.0342" calcext:value-type="float">
            <text:p>0.0342</text:p>
          </table:table-cell>
          <table:table-cell table:formula="of:=[.K92]/[.B92]" office:value-type="float" office:value="1.57603686635945" calcext:value-type="float">
            <text:p>1.57603686635945</text:p>
          </table:table-cell>
          <table:table-cell table:formula="of:=[$'07_pr2377-junit-improved-data'.B92]" office:value-type="float" office:value="0.0326" calcext:value-type="float">
            <text:p>0.0326</text:p>
          </table:table-cell>
          <table:table-cell table:formula="of:=[.M92]/[.B92]" office:value-type="float" office:value="1.50230414746544" calcext:value-type="float">
            <text:p>1.50230414746544</text:p>
          </table:table-cell>
          <table:table-cell table:formula="of:=[$'08_pr2377-fixed-typeres-data'.B92]" office:value-type="float" office:value="0.0335" calcext:value-type="float">
            <text:p>0.0335</text:p>
          </table:table-cell>
          <table:table-cell table:formula="of:=[.O92]/[.B92]" office:value-type="float" office:value="1.54377880184332" calcext:value-type="float">
            <text:p>1.54377880184332</text:p>
          </table:table-cell>
          <table:table-cell table:formula="of:=[$'09_pr2377-junitstaticsuite-data'.B92]" office:value-type="float" office:value="0.0319" calcext:value-type="float">
            <text:p>0.0319</text:p>
          </table:table-cell>
          <table:table-cell table:formula="of:=[.Q92]/[.B92]" office:value-type="float" office:value="1.47004608294931" calcext:value-type="float">
            <text:p>1.47004608294931</text:p>
          </table:table-cell>
        </table:table-row>
        <table:table-row table:style-name="ro1">
          <table:table-cell table:formula="of:=[$'01_baseline-6.22.0-data'.A93]" office:value-type="string" office:string-value="DoNotExtendJavaLangThrowable" calcext:value-type="string">
            <text:p>DoNotExtendJavaLangThrowable</text:p>
          </table:table-cell>
          <table:table-cell table:formula="of:=[$'01_baseline-6.22.0-data'.B93]" office:value-type="float" office:value="0.0281" calcext:value-type="float">
            <text:p>0.0281</text:p>
          </table:table-cell>
          <table:table-cell table:formula="of:=[$'02_master-6.23.0-SNAPSHOT-ea532e6-data'.B93]" office:value-type="float" office:value="0.0315" calcext:value-type="float">
            <text:p>0.0315</text:p>
          </table:table-cell>
          <table:table-cell table:formula="of:=[.C93]/[.B93]" office:value-type="float" office:value="1.12099644128114" calcext:value-type="float">
            <text:p>1.12099644128114</text:p>
          </table:table-cell>
          <table:table-cell table:formula="of:=[$'03_pr2377-data'.B93]" office:value-type="float" office:value="0.0362" calcext:value-type="float">
            <text:p>0.0362</text:p>
          </table:table-cell>
          <table:table-cell table:formula="of:=[.E93]/[.B93]" office:value-type="float" office:value="1.28825622775801" calcext:value-type="float">
            <text:p>1.28825622775801</text:p>
          </table:table-cell>
          <table:table-cell table:formula="of:=[$'04_pr2377-improved-properclone-avoiddecimal-data'.B93]" office:value-type="float" office:value="0.0362" calcext:value-type="float">
            <text:p>0.0362</text:p>
          </table:table-cell>
          <table:table-cell table:formula="of:=[.G93]/[.B93]" office:value-type="float" office:value="1.28825622775801" calcext:value-type="float">
            <text:p>1.28825622775801</text:p>
          </table:table-cell>
          <table:table-cell table:formula="of:=[$'05_pr2377_positionliteral-data'.B93]" office:value-type="float" office:value="0.0386" calcext:value-type="float">
            <text:p>0.0386</text:p>
          </table:table-cell>
          <table:table-cell table:formula="of:=[.I93]/[.B93]" office:value-type="float" office:value="1.37366548042705" calcext:value-type="float">
            <text:p>1.37366548042705</text:p>
          </table:table-cell>
          <table:table-cell table:formula="of:=[$'06_pr2377-positionliteral-javarule-data'.B93]" office:value-type="float" office:value="0.0396" calcext:value-type="float">
            <text:p>0.0396</text:p>
          </table:table-cell>
          <table:table-cell table:formula="of:=[.K93]/[.B93]" office:value-type="float" office:value="1.40925266903915" calcext:value-type="float">
            <text:p>1.40925266903915</text:p>
          </table:table-cell>
          <table:table-cell table:formula="of:=[$'07_pr2377-junit-improved-data'.B93]" office:value-type="float" office:value="0.0401" calcext:value-type="float">
            <text:p>0.0401</text:p>
          </table:table-cell>
          <table:table-cell table:formula="of:=[.M93]/[.B93]" office:value-type="float" office:value="1.4270462633452" calcext:value-type="float">
            <text:p>1.4270462633452</text:p>
          </table:table-cell>
          <table:table-cell table:formula="of:=[$'08_pr2377-fixed-typeres-data'.B93]" office:value-type="float" office:value="0.0399" calcext:value-type="float">
            <text:p>0.0399</text:p>
          </table:table-cell>
          <table:table-cell table:formula="of:=[.O93]/[.B93]" office:value-type="float" office:value="1.41992882562278" calcext:value-type="float">
            <text:p>1.41992882562278</text:p>
          </table:table-cell>
          <table:table-cell table:formula="of:=[$'09_pr2377-junitstaticsuite-data'.B93]" office:value-type="float" office:value="0.0396" calcext:value-type="float">
            <text:p>0.0396</text:p>
          </table:table-cell>
          <table:table-cell table:formula="of:=[.Q93]/[.B93]" office:value-type="float" office:value="1.40925266903915" calcext:value-type="float">
            <text:p>1.40925266903915</text:p>
          </table:table-cell>
        </table:table-row>
        <table:table-row table:style-name="ro1">
          <table:table-cell table:formula="of:=[$'01_baseline-6.22.0-data'.A94]" office:value-type="string" office:string-value="DoNotHardCodeSDCard" calcext:value-type="string">
            <text:p>DoNotHardCodeSDCard</text:p>
          </table:table-cell>
          <table:table-cell table:formula="of:=[$'01_baseline-6.22.0-data'.B94]" office:value-type="float" office:value="0.3305" calcext:value-type="float">
            <text:p>0.3305</text:p>
          </table:table-cell>
          <table:table-cell table:formula="of:=[$'02_master-6.23.0-SNAPSHOT-ea532e6-data'.B94]" office:value-type="float" office:value="0.3424" calcext:value-type="float">
            <text:p>0.3424</text:p>
          </table:table-cell>
          <table:table-cell table:formula="of:=[.C94]/[.B94]" office:value-type="float" office:value="1.03600605143722" calcext:value-type="float">
            <text:p>1.03600605143722</text:p>
          </table:table-cell>
          <table:table-cell table:formula="of:=[$'03_pr2377-data'.B94]" office:value-type="float" office:value="0.5546" calcext:value-type="float">
            <text:p>0.5546</text:p>
          </table:table-cell>
          <table:table-cell table:formula="of:=[.E94]/[.B94]" office:value-type="float" office:value="1.67806354009077" calcext:value-type="float">
            <text:p>1.67806354009077</text:p>
          </table:table-cell>
          <table:table-cell table:formula="of:=[$'04_pr2377-improved-properclone-avoiddecimal-data'.B94]" office:value-type="float" office:value="0.506" calcext:value-type="float">
            <text:p>0.506</text:p>
          </table:table-cell>
          <table:table-cell table:formula="of:=[.G94]/[.B94]" office:value-type="float" office:value="1.53101361573374" calcext:value-type="float">
            <text:p>1.53101361573374</text:p>
          </table:table-cell>
          <table:table-cell table:formula="of:=[$'05_pr2377_positionliteral-data'.B94]" office:value-type="float" office:value="0.5724" calcext:value-type="float">
            <text:p>0.5724</text:p>
          </table:table-cell>
          <table:table-cell table:formula="of:=[.I94]/[.B94]" office:value-type="float" office:value="1.73192133131619" calcext:value-type="float">
            <text:p>1.73192133131619</text:p>
          </table:table-cell>
          <table:table-cell table:formula="of:=[$'06_pr2377-positionliteral-javarule-data'.B94]" office:value-type="float" office:value="0.5193" calcext:value-type="float">
            <text:p>0.5193</text:p>
          </table:table-cell>
          <table:table-cell table:formula="of:=[.K94]/[.B94]" office:value-type="float" office:value="1.57125567322239" calcext:value-type="float">
            <text:p>1.57125567322239</text:p>
          </table:table-cell>
          <table:table-cell table:formula="of:=[$'07_pr2377-junit-improved-data'.B94]" office:value-type="float" office:value="0.511" calcext:value-type="float">
            <text:p>0.511</text:p>
          </table:table-cell>
          <table:table-cell table:formula="of:=[.M94]/[.B94]" office:value-type="float" office:value="1.54614220877458" calcext:value-type="float">
            <text:p>1.54614220877458</text:p>
          </table:table-cell>
          <table:table-cell table:formula="of:=[$'08_pr2377-fixed-typeres-data'.B94]" office:value-type="float" office:value="0.5388" calcext:value-type="float">
            <text:p>0.5388</text:p>
          </table:table-cell>
          <table:table-cell table:formula="of:=[.O94]/[.B94]" office:value-type="float" office:value="1.63025718608169" calcext:value-type="float">
            <text:p>1.63025718608169</text:p>
          </table:table-cell>
          <table:table-cell table:formula="of:=[$'09_pr2377-junitstaticsuite-data'.B94]" office:value-type="float" office:value="0.5073" calcext:value-type="float">
            <text:p>0.5073</text:p>
          </table:table-cell>
          <table:table-cell table:formula="of:=[.Q94]/[.B94]" office:value-type="float" office:value="1.53494704992436" calcext:value-type="float">
            <text:p>1.53494704992436</text:p>
          </table:table-cell>
        </table:table-row>
        <table:table-row table:style-name="ro1">
          <table:table-cell table:formula="of:=[$'01_baseline-6.22.0-data'.A95]" office:value-type="string" office:string-value="DoNotThrowExceptionInFinally" calcext:value-type="string">
            <text:p>DoNotThrowExceptionInFinally</text:p>
          </table:table-cell>
          <table:table-cell table:formula="of:=[$'01_baseline-6.22.0-data'.B95]" office:value-type="float" office:value="0.0065" calcext:value-type="float">
            <text:p>0.0065</text:p>
          </table:table-cell>
          <table:table-cell table:formula="of:=[$'02_master-6.23.0-SNAPSHOT-ea532e6-data'.B95]" office:value-type="float" office:value="0.0067" calcext:value-type="float">
            <text:p>0.0067</text:p>
          </table:table-cell>
          <table:table-cell table:formula="of:=[.C95]/[.B95]" office:value-type="float" office:value="1.03076923076923" calcext:value-type="float">
            <text:p>1.03076923076923</text:p>
          </table:table-cell>
          <table:table-cell table:formula="of:=[$'03_pr2377-data'.B95]" office:value-type="float" office:value="0.0058" calcext:value-type="float">
            <text:p>0.0058</text:p>
          </table:table-cell>
          <table:table-cell table:formula="of:=[.E95]/[.B95]" office:value-type="float" office:value="0.892307692307692" calcext:value-type="float">
            <text:p>0.892307692307692</text:p>
          </table:table-cell>
          <table:table-cell table:formula="of:=[$'04_pr2377-improved-properclone-avoiddecimal-data'.B95]" office:value-type="float" office:value="0.0061" calcext:value-type="float">
            <text:p>0.0061</text:p>
          </table:table-cell>
          <table:table-cell table:formula="of:=[.G95]/[.B95]" office:value-type="float" office:value="0.938461538461538" calcext:value-type="float">
            <text:p>0.938461538461538</text:p>
          </table:table-cell>
          <table:table-cell table:formula="of:=[$'05_pr2377_positionliteral-data'.B95]" office:value-type="float" office:value="0.0056" calcext:value-type="float">
            <text:p>0.0056</text:p>
          </table:table-cell>
          <table:table-cell table:formula="of:=[.I95]/[.B95]" office:value-type="float" office:value="0.861538461538462" calcext:value-type="float">
            <text:p>0.861538461538462</text:p>
          </table:table-cell>
          <table:table-cell table:formula="of:=[$'06_pr2377-positionliteral-javarule-data'.B95]" office:value-type="float" office:value="0.0056" calcext:value-type="float">
            <text:p>0.0056</text:p>
          </table:table-cell>
          <table:table-cell table:formula="of:=[.K95]/[.B95]" office:value-type="float" office:value="0.861538461538462" calcext:value-type="float">
            <text:p>0.861538461538462</text:p>
          </table:table-cell>
          <table:table-cell table:formula="of:=[$'07_pr2377-junit-improved-data'.B95]" office:value-type="float" office:value="0.0056" calcext:value-type="float">
            <text:p>0.0056</text:p>
          </table:table-cell>
          <table:table-cell table:formula="of:=[.M95]/[.B95]" office:value-type="float" office:value="0.861538461538462" calcext:value-type="float">
            <text:p>0.861538461538462</text:p>
          </table:table-cell>
          <table:table-cell table:formula="of:=[$'08_pr2377-fixed-typeres-data'.B95]" office:value-type="float" office:value="0.0062" calcext:value-type="float">
            <text:p>0.0062</text:p>
          </table:table-cell>
          <table:table-cell table:formula="of:=[.O95]/[.B95]" office:value-type="float" office:value="0.953846153846154" calcext:value-type="float">
            <text:p>0.953846153846154</text:p>
          </table:table-cell>
          <table:table-cell table:formula="of:=[$'09_pr2377-junitstaticsuite-data'.B95]" office:value-type="float" office:value="0.0057" calcext:value-type="float">
            <text:p>0.0057</text:p>
          </table:table-cell>
          <table:table-cell table:formula="of:=[.Q95]/[.B95]" office:value-type="float" office:value="0.876923076923077" calcext:value-type="float">
            <text:p>0.876923076923077</text:p>
          </table:table-cell>
        </table:table-row>
        <table:table-row table:style-name="ro1">
          <table:table-cell table:formula="of:=[$'01_baseline-6.22.0-data'.A96]" office:value-type="string" office:string-value="DoNotUseThreads" calcext:value-type="string">
            <text:p>DoNotUseThreads</text:p>
          </table:table-cell>
          <table:table-cell table:formula="of:=[$'01_baseline-6.22.0-data'.B96]" office:value-type="float" office:value="0.6711" calcext:value-type="float">
            <text:p>0.6711</text:p>
          </table:table-cell>
          <table:table-cell table:formula="of:=[$'02_master-6.23.0-SNAPSHOT-ea532e6-data'.B96]" office:value-type="float" office:value="1.0491" calcext:value-type="float">
            <text:p>1.0491</text:p>
          </table:table-cell>
          <table:table-cell table:formula="of:=[.C96]/[.B96]" office:value-type="float" office:value="1.56325435851587" calcext:value-type="float">
            <text:p>1.56325435851587</text:p>
          </table:table-cell>
          <table:table-cell table:formula="of:=[$'03_pr2377-data'.B96]" office:value-type="float" office:value="1.4263" calcext:value-type="float">
            <text:p>1.4263</text:p>
          </table:table-cell>
          <table:table-cell table:formula="of:=[.E96]/[.B96]" office:value-type="float" office:value="2.1253166443153" calcext:value-type="float">
            <text:p>2.1253166443153</text:p>
          </table:table-cell>
          <table:table-cell table:formula="of:=[$'04_pr2377-improved-properclone-avoiddecimal-data'.B96]" office:value-type="float" office:value="1.4075" calcext:value-type="float">
            <text:p>1.4075</text:p>
          </table:table-cell>
          <table:table-cell table:formula="of:=[.G96]/[.B96]" office:value-type="float" office:value="2.09730293547906" calcext:value-type="float">
            <text:p>2.09730293547906</text:p>
          </table:table-cell>
          <table:table-cell table:formula="of:=[$'05_pr2377_positionliteral-data'.B96]" office:value-type="float" office:value="1.4395" calcext:value-type="float">
            <text:p>1.4395</text:p>
          </table:table-cell>
          <table:table-cell table:formula="of:=[.I96]/[.B96]" office:value-type="float" office:value="2.14498584413649" calcext:value-type="float">
            <text:p>2.14498584413649</text:p>
          </table:table-cell>
          <table:table-cell table:formula="of:=[$'06_pr2377-positionliteral-javarule-data'.B96]" office:value-type="float" office:value="1.4288" calcext:value-type="float">
            <text:p>1.4288</text:p>
          </table:table-cell>
          <table:table-cell table:formula="of:=[.K96]/[.B96]" office:value-type="float" office:value="2.12904187155416" calcext:value-type="float">
            <text:p>2.12904187155416</text:p>
          </table:table-cell>
          <table:table-cell table:formula="of:=[$'07_pr2377-junit-improved-data'.B96]" office:value-type="float" office:value="1.4125" calcext:value-type="float">
            <text:p>1.4125</text:p>
          </table:table-cell>
          <table:table-cell table:formula="of:=[.M96]/[.B96]" office:value-type="float" office:value="2.10475338995679" calcext:value-type="float">
            <text:p>2.10475338995679</text:p>
          </table:table-cell>
          <table:table-cell table:formula="of:=[$'08_pr2377-fixed-typeres-data'.B96]" office:value-type="float" office:value="1.4722" calcext:value-type="float">
            <text:p>1.4722</text:p>
          </table:table-cell>
          <table:table-cell table:formula="of:=[.O96]/[.B96]" office:value-type="float" office:value="2.1937118164208" calcext:value-type="float">
            <text:p>2.1937118164208</text:p>
          </table:table-cell>
          <table:table-cell table:formula="of:=[$'09_pr2377-junitstaticsuite-data'.B96]" office:value-type="float" office:value="1.4353" calcext:value-type="float">
            <text:p>1.4353</text:p>
          </table:table-cell>
          <table:table-cell table:formula="of:=[.Q96]/[.B96]" office:value-type="float" office:value="2.1387274623752" calcext:value-type="float">
            <text:p>2.1387274623752</text:p>
          </table:table-cell>
        </table:table-row>
        <table:table-row table:style-name="ro1">
          <table:table-cell table:formula="of:=[$'01_baseline-6.22.0-data'.A97]" office:value-type="string" office:string-value="DontCallThreadRun" calcext:value-type="string">
            <text:p>DontCallThreadRun</text:p>
          </table:table-cell>
          <table:table-cell table:formula="of:=[$'01_baseline-6.22.0-data'.B97]" office:value-type="float" office:value="0.5673" calcext:value-type="float">
            <text:p>0.5673</text:p>
          </table:table-cell>
          <table:table-cell table:formula="of:=[$'02_master-6.23.0-SNAPSHOT-ea532e6-data'.B97]" office:value-type="float" office:value="0.2004" calcext:value-type="float">
            <text:p>0.2004</text:p>
          </table:table-cell>
          <table:table-cell table:formula="of:=[.C97]/[.B97]" office:value-type="float" office:value="0.353252247488102" calcext:value-type="float">
            <text:p>0.353252247488102</text:p>
          </table:table-cell>
          <table:table-cell table:formula="of:=[$'03_pr2377-data'.B97]" office:value-type="float" office:value="0.3024" calcext:value-type="float">
            <text:p>0.3024</text:p>
          </table:table-cell>
          <table:table-cell table:formula="of:=[.E97]/[.B97]" office:value-type="float" office:value="0.533051295610788" calcext:value-type="float">
            <text:p>0.533051295610788</text:p>
          </table:table-cell>
          <table:table-cell table:formula="of:=[$'04_pr2377-improved-properclone-avoiddecimal-data'.B97]" office:value-type="float" office:value="0.331" calcext:value-type="float">
            <text:p>0.331</text:p>
          </table:table-cell>
          <table:table-cell table:formula="of:=[.G97]/[.B97]" office:value-type="float" office:value="0.583465538515777" calcext:value-type="float">
            <text:p>0.583465538515777</text:p>
          </table:table-cell>
          <table:table-cell table:formula="of:=[$'05_pr2377_positionliteral-data'.B97]" office:value-type="float" office:value="0.3083" calcext:value-type="float">
            <text:p>0.3083</text:p>
          </table:table-cell>
          <table:table-cell table:formula="of:=[.I97]/[.B97]" office:value-type="float" office:value="0.543451436629649" calcext:value-type="float">
            <text:p>0.543451436629649</text:p>
          </table:table-cell>
          <table:table-cell table:formula="of:=[$'06_pr2377-positionliteral-javarule-data'.B97]" office:value-type="float" office:value="0.3336" calcext:value-type="float">
            <text:p>0.3336</text:p>
          </table:table-cell>
          <table:table-cell table:formula="of:=[.K97]/[.B97]" office:value-type="float" office:value="0.588048651507139" calcext:value-type="float">
            <text:p>0.588048651507139</text:p>
          </table:table-cell>
          <table:table-cell table:formula="of:=[$'07_pr2377-junit-improved-data'.B97]" office:value-type="float" office:value="0.3292" calcext:value-type="float">
            <text:p>0.3292</text:p>
          </table:table-cell>
          <table:table-cell table:formula="of:=[.M97]/[.B97]" office:value-type="float" office:value="0.580292614137141" calcext:value-type="float">
            <text:p>0.580292614137141</text:p>
          </table:table-cell>
          <table:table-cell table:formula="of:=[$'08_pr2377-fixed-typeres-data'.B97]" office:value-type="float" office:value="0.3336" calcext:value-type="float">
            <text:p>0.3336</text:p>
          </table:table-cell>
          <table:table-cell table:formula="of:=[.O97]/[.B97]" office:value-type="float" office:value="0.588048651507139" calcext:value-type="float">
            <text:p>0.588048651507139</text:p>
          </table:table-cell>
          <table:table-cell table:formula="of:=[$'09_pr2377-junitstaticsuite-data'.B97]" office:value-type="float" office:value="0.3066" calcext:value-type="float">
            <text:p>0.3066</text:p>
          </table:table-cell>
          <table:table-cell table:formula="of:=[.Q97]/[.B97]" office:value-type="float" office:value="0.540454785827605" calcext:value-type="float">
            <text:p>0.540454785827605</text:p>
          </table:table-cell>
        </table:table-row>
        <table:table-row table:style-name="ro1">
          <table:table-cell table:formula="of:=[$'01_baseline-6.22.0-data'.A98]" office:value-type="string" office:string-value="DontImportJavaLang" calcext:value-type="string">
            <text:p>DontImportJavaLang</text:p>
          </table:table-cell>
          <table:table-cell table:formula="of:=[$'01_baseline-6.22.0-data'.B98]" office:value-type="float" office:value="0.3988" calcext:value-type="float">
            <text:p>0.3988</text:p>
          </table:table-cell>
          <table:table-cell table:formula="of:=[$'02_master-6.23.0-SNAPSHOT-ea532e6-data'.B98]" office:value-type="float" office:value="0.3443" calcext:value-type="float">
            <text:p>0.3443</text:p>
          </table:table-cell>
          <table:table-cell table:formula="of:=[.C98]/[.B98]" office:value-type="float" office:value="0.86334002006018" calcext:value-type="float">
            <text:p>0.86334002006018</text:p>
          </table:table-cell>
          <table:table-cell table:formula="of:=[$'03_pr2377-data'.B98]" office:value-type="float" office:value="0.3436" calcext:value-type="float">
            <text:p>0.3436</text:p>
          </table:table-cell>
          <table:table-cell table:formula="of:=[.E98]/[.B98]" office:value-type="float" office:value="0.861584754262788" calcext:value-type="float">
            <text:p>0.861584754262788</text:p>
          </table:table-cell>
          <table:table-cell table:formula="of:=[$'04_pr2377-improved-properclone-avoiddecimal-data'.B98]" office:value-type="float" office:value="0.3373" calcext:value-type="float">
            <text:p>0.3373</text:p>
          </table:table-cell>
          <table:table-cell table:formula="of:=[.G98]/[.B98]" office:value-type="float" office:value="0.845787362086259" calcext:value-type="float">
            <text:p>0.845787362086259</text:p>
          </table:table-cell>
          <table:table-cell table:formula="of:=[$'05_pr2377_positionliteral-data'.B98]" office:value-type="float" office:value="0.3445" calcext:value-type="float">
            <text:p>0.3445</text:p>
          </table:table-cell>
          <table:table-cell table:formula="of:=[.I98]/[.B98]" office:value-type="float" office:value="0.863841524573721" calcext:value-type="float">
            <text:p>0.863841524573721</text:p>
          </table:table-cell>
          <table:table-cell table:formula="of:=[$'06_pr2377-positionliteral-javarule-data'.B98]" office:value-type="float" office:value="0.3545" calcext:value-type="float">
            <text:p>0.3545</text:p>
          </table:table-cell>
          <table:table-cell table:formula="of:=[.K98]/[.B98]" office:value-type="float" office:value="0.888916750250752" calcext:value-type="float">
            <text:p>0.888916750250752</text:p>
          </table:table-cell>
          <table:table-cell table:formula="of:=[$'07_pr2377-junit-improved-data'.B98]" office:value-type="float" office:value="0.3525" calcext:value-type="float">
            <text:p>0.3525</text:p>
          </table:table-cell>
          <table:table-cell table:formula="of:=[.M98]/[.B98]" office:value-type="float" office:value="0.883901705115346" calcext:value-type="float">
            <text:p>0.883901705115346</text:p>
          </table:table-cell>
          <table:table-cell table:formula="of:=[$'08_pr2377-fixed-typeres-data'.B98]" office:value-type="float" office:value="0.3832" calcext:value-type="float">
            <text:p>0.3832</text:p>
          </table:table-cell>
          <table:table-cell table:formula="of:=[.O98]/[.B98]" office:value-type="float" office:value="0.960882647943831" calcext:value-type="float">
            <text:p>0.960882647943831</text:p>
          </table:table-cell>
          <table:table-cell table:formula="of:=[$'09_pr2377-junitstaticsuite-data'.B98]" office:value-type="float" office:value="0.3714" calcext:value-type="float">
            <text:p>0.3714</text:p>
          </table:table-cell>
          <table:table-cell table:formula="of:=[.Q98]/[.B98]" office:value-type="float" office:value="0.931293881644935" calcext:value-type="float">
            <text:p>0.931293881644935</text:p>
          </table:table-cell>
        </table:table-row>
        <table:table-row table:style-name="ro1">
          <table:table-cell table:formula="of:=[$'01_baseline-6.22.0-data'.A99]" office:value-type="string" office:string-value="DontImportSun" calcext:value-type="string">
            <text:p>DontImportSun</text:p>
          </table:table-cell>
          <table:table-cell table:formula="of:=[$'01_baseline-6.22.0-data'.B99]" office:value-type="float" office:value="0.4009" calcext:value-type="float">
            <text:p>0.4009</text:p>
          </table:table-cell>
          <table:table-cell table:formula="of:=[$'02_master-6.23.0-SNAPSHOT-ea532e6-data'.B99]" office:value-type="float" office:value="0.3683" calcext:value-type="float">
            <text:p>0.3683</text:p>
          </table:table-cell>
          <table:table-cell table:formula="of:=[.C99]/[.B99]" office:value-type="float" office:value="0.918682963332502" calcext:value-type="float">
            <text:p>0.918682963332502</text:p>
          </table:table-cell>
          <table:table-cell table:formula="of:=[$'03_pr2377-data'.B99]" office:value-type="float" office:value="0.3636" calcext:value-type="float">
            <text:p>0.3636</text:p>
          </table:table-cell>
          <table:table-cell table:formula="of:=[.E99]/[.B99]" office:value-type="float" office:value="0.906959341481666" calcext:value-type="float">
            <text:p>0.906959341481666</text:p>
          </table:table-cell>
          <table:table-cell table:formula="of:=[$'04_pr2377-improved-properclone-avoiddecimal-data'.B99]" office:value-type="float" office:value="0.3613" calcext:value-type="float">
            <text:p>0.3613</text:p>
          </table:table-cell>
          <table:table-cell table:formula="of:=[.G99]/[.B99]" office:value-type="float" office:value="0.90122224993764" calcext:value-type="float">
            <text:p>0.90122224993764</text:p>
          </table:table-cell>
          <table:table-cell table:formula="of:=[$'05_pr2377_positionliteral-data'.B99]" office:value-type="float" office:value="0.3743" calcext:value-type="float">
            <text:p>0.3743</text:p>
          </table:table-cell>
          <table:table-cell table:formula="of:=[.I99]/[.B99]" office:value-type="float" office:value="0.933649289099526" calcext:value-type="float">
            <text:p>0.933649289099526</text:p>
          </table:table-cell>
          <table:table-cell table:formula="of:=[$'06_pr2377-positionliteral-javarule-data'.B99]" office:value-type="float" office:value="0.4118" calcext:value-type="float">
            <text:p>0.4118</text:p>
          </table:table-cell>
          <table:table-cell table:formula="of:=[.K99]/[.B99]" office:value-type="float" office:value="1.02718882514343" calcext:value-type="float">
            <text:p>1.02718882514343</text:p>
          </table:table-cell>
          <table:table-cell table:formula="of:=[$'07_pr2377-junit-improved-data'.B99]" office:value-type="float" office:value="0.3905" calcext:value-type="float">
            <text:p>0.3905</text:p>
          </table:table-cell>
          <table:table-cell table:formula="of:=[.M99]/[.B99]" office:value-type="float" office:value="0.974058368670491" calcext:value-type="float">
            <text:p>0.974058368670491</text:p>
          </table:table-cell>
          <table:table-cell table:formula="of:=[$'08_pr2377-fixed-typeres-data'.B99]" office:value-type="float" office:value="0.3771" calcext:value-type="float">
            <text:p>0.3771</text:p>
          </table:table-cell>
          <table:table-cell table:formula="of:=[.O99]/[.B99]" office:value-type="float" office:value="0.94063357445747" calcext:value-type="float">
            <text:p>0.94063357445747</text:p>
          </table:table-cell>
          <table:table-cell table:formula="of:=[$'09_pr2377-junitstaticsuite-data'.B99]" office:value-type="float" office:value="0.4265" calcext:value-type="float">
            <text:p>0.4265</text:p>
          </table:table-cell>
          <table:table-cell table:formula="of:=[.Q99]/[.B99]" office:value-type="float" office:value="1.06385632327264" calcext:value-type="float">
            <text:p>1.06385632327264</text:p>
          </table:table-cell>
        </table:table-row>
        <table:table-row table:style-name="ro1">
          <table:table-cell table:formula="of:=[$'01_baseline-6.22.0-data'.A100]" office:value-type="string" office:string-value="DontUseFloatTypeForLoopIndices" calcext:value-type="string">
            <text:p>DontUseFloatTypeForLoopIndices</text:p>
          </table:table-cell>
          <table:table-cell table:formula="of:=[$'01_baseline-6.22.0-data'.B100]" office:value-type="float" office:value="0.0094" calcext:value-type="float">
            <text:p>0.0094</text:p>
          </table:table-cell>
          <table:table-cell table:formula="of:=[$'02_master-6.23.0-SNAPSHOT-ea532e6-data'.B100]" office:value-type="float" office:value="0.01" calcext:value-type="float">
            <text:p>0.01</text:p>
          </table:table-cell>
          <table:table-cell table:formula="of:=[.C100]/[.B100]" office:value-type="float" office:value="1.06382978723404" calcext:value-type="float">
            <text:p>1.06382978723404</text:p>
          </table:table-cell>
          <table:table-cell table:formula="of:=[$'03_pr2377-data'.B100]" office:value-type="float" office:value="0.0135" calcext:value-type="float">
            <text:p>0.0135</text:p>
          </table:table-cell>
          <table:table-cell table:formula="of:=[.E100]/[.B100]" office:value-type="float" office:value="1.43617021276596" calcext:value-type="float">
            <text:p>1.43617021276596</text:p>
          </table:table-cell>
          <table:table-cell table:formula="of:=[$'04_pr2377-improved-properclone-avoiddecimal-data'.B100]" office:value-type="float" office:value="0.0128" calcext:value-type="float">
            <text:p>0.0128</text:p>
          </table:table-cell>
          <table:table-cell table:formula="of:=[.G100]/[.B100]" office:value-type="float" office:value="1.36170212765957" calcext:value-type="float">
            <text:p>1.36170212765957</text:p>
          </table:table-cell>
          <table:table-cell table:formula="of:=[$'05_pr2377_positionliteral-data'.B100]" office:value-type="float" office:value="0.0135" calcext:value-type="float">
            <text:p>0.0135</text:p>
          </table:table-cell>
          <table:table-cell table:formula="of:=[.I100]/[.B100]" office:value-type="float" office:value="1.43617021276596" calcext:value-type="float">
            <text:p>1.43617021276596</text:p>
          </table:table-cell>
          <table:table-cell table:formula="of:=[$'06_pr2377-positionliteral-javarule-data'.B100]" office:value-type="float" office:value="0.0132" calcext:value-type="float">
            <text:p>0.0132</text:p>
          </table:table-cell>
          <table:table-cell table:formula="of:=[.K100]/[.B100]" office:value-type="float" office:value="1.40425531914894" calcext:value-type="float">
            <text:p>1.40425531914894</text:p>
          </table:table-cell>
          <table:table-cell table:formula="of:=[$'07_pr2377-junit-improved-data'.B100]" office:value-type="float" office:value="0.0132" calcext:value-type="float">
            <text:p>0.0132</text:p>
          </table:table-cell>
          <table:table-cell table:formula="of:=[.M100]/[.B100]" office:value-type="float" office:value="1.40425531914894" calcext:value-type="float">
            <text:p>1.40425531914894</text:p>
          </table:table-cell>
          <table:table-cell table:formula="of:=[$'08_pr2377-fixed-typeres-data'.B100]" office:value-type="float" office:value="0.0135" calcext:value-type="float">
            <text:p>0.0135</text:p>
          </table:table-cell>
          <table:table-cell table:formula="of:=[.O100]/[.B100]" office:value-type="float" office:value="1.43617021276596" calcext:value-type="float">
            <text:p>1.43617021276596</text:p>
          </table:table-cell>
          <table:table-cell table:formula="of:=[$'09_pr2377-junitstaticsuite-data'.B100]" office:value-type="float" office:value="0.013" calcext:value-type="float">
            <text:p>0.013</text:p>
          </table:table-cell>
          <table:table-cell table:formula="of:=[.Q100]/[.B100]" office:value-type="float" office:value="1.38297872340426" calcext:value-type="float">
            <text:p>1.38297872340426</text:p>
          </table:table-cell>
        </table:table-row>
        <table:table-row table:style-name="ro1">
          <table:table-cell table:formula="of:=[$'01_baseline-6.22.0-data'.A101]" office:value-type="string" office:string-value="DoubleBraceInitialization" calcext:value-type="string">
            <text:p>DoubleBraceInitialization</text:p>
          </table:table-cell>
          <table:table-cell table:formula="of:=[$'01_baseline-6.22.0-data'.B101]" office:value-type="float" office:value="1.1135" calcext:value-type="float">
            <text:p>1.1135</text:p>
          </table:table-cell>
          <table:table-cell table:formula="of:=[$'02_master-6.23.0-SNAPSHOT-ea532e6-data'.B101]" office:value-type="float" office:value="0.2673" calcext:value-type="float">
            <text:p>0.2673</text:p>
          </table:table-cell>
          <table:table-cell table:formula="of:=[.C101]/[.B101]" office:value-type="float" office:value="0.240053884149079" calcext:value-type="float">
            <text:p>0.240053884149079</text:p>
          </table:table-cell>
          <table:table-cell table:formula="of:=[$'03_pr2377-data'.B101]" office:value-type="float" office:value="0.1171" calcext:value-type="float">
            <text:p>0.1171</text:p>
          </table:table-cell>
          <table:table-cell table:formula="of:=[.E101]/[.B101]" office:value-type="float" office:value="0.105163897620117" calcext:value-type="float">
            <text:p>0.105163897620117</text:p>
          </table:table-cell>
          <table:table-cell table:formula="of:=[$'04_pr2377-improved-properclone-avoiddecimal-data'.B101]" office:value-type="float" office:value="0.0886" calcext:value-type="float">
            <text:p>0.0886</text:p>
          </table:table-cell>
          <table:table-cell table:formula="of:=[.G101]/[.B101]" office:value-type="float" office:value="0.0795689268073642" calcext:value-type="float">
            <text:p>0.079568926807364</text:p>
          </table:table-cell>
          <table:table-cell table:formula="of:=[$'05_pr2377_positionliteral-data'.B101]" office:value-type="float" office:value="0.0917" calcext:value-type="float">
            <text:p>0.0917</text:p>
          </table:table-cell>
          <table:table-cell table:formula="of:=[.I101]/[.B101]" office:value-type="float" office:value="0.0823529411764706" calcext:value-type="float">
            <text:p>0.082352941176471</text:p>
          </table:table-cell>
          <table:table-cell table:formula="of:=[$'06_pr2377-positionliteral-javarule-data'.B101]" office:value-type="float" office:value="0.0954" calcext:value-type="float">
            <text:p>0.0954</text:p>
          </table:table-cell>
          <table:table-cell table:formula="of:=[.K101]/[.B101]" office:value-type="float" office:value="0.0856757970363718" calcext:value-type="float">
            <text:p>0.085675797036372</text:p>
          </table:table-cell>
          <table:table-cell table:formula="of:=[$'07_pr2377-junit-improved-data'.B101]" office:value-type="float" office:value="0.1118" calcext:value-type="float">
            <text:p>0.1118</text:p>
          </table:table-cell>
          <table:table-cell table:formula="of:=[.M101]/[.B101]" office:value-type="float" office:value="0.100404131118096" calcext:value-type="float">
            <text:p>0.100404131118096</text:p>
          </table:table-cell>
          <table:table-cell table:formula="of:=[$'08_pr2377-fixed-typeres-data'.B101]" office:value-type="float" office:value="0.1268" calcext:value-type="float">
            <text:p>0.1268</text:p>
          </table:table-cell>
          <table:table-cell table:formula="of:=[.O101]/[.B101]" office:value-type="float" office:value="0.113875168387966" calcext:value-type="float">
            <text:p>0.113875168387966</text:p>
          </table:table-cell>
          <table:table-cell table:formula="of:=[$'09_pr2377-junitstaticsuite-data'.B101]" office:value-type="float" office:value="0.0896" calcext:value-type="float">
            <text:p>0.0896</text:p>
          </table:table-cell>
          <table:table-cell table:formula="of:=[.Q101]/[.B101]" office:value-type="float" office:value="0.0804669959586888" calcext:value-type="float">
            <text:p>0.080466995958689</text:p>
          </table:table-cell>
        </table:table-row>
        <table:table-row table:style-name="ro1">
          <table:table-cell table:formula="of:=[$'01_baseline-6.22.0-data'.A102]" office:value-type="string" office:string-value="DoubleCheckedLocking" calcext:value-type="string">
            <text:p>DoubleCheckedLocking</text:p>
          </table:table-cell>
          <table:table-cell table:formula="of:=[$'01_baseline-6.22.0-data'.B102]" office:value-type="float" office:value="0.5474" calcext:value-type="float">
            <text:p>0.5474</text:p>
          </table:table-cell>
          <table:table-cell table:formula="of:=[$'02_master-6.23.0-SNAPSHOT-ea532e6-data'.B102]" office:value-type="float" office:value="0.5149" calcext:value-type="float">
            <text:p>0.5149</text:p>
          </table:table-cell>
          <table:table-cell table:formula="of:=[.C102]/[.B102]" office:value-type="float" office:value="0.940628425283157" calcext:value-type="float">
            <text:p>0.940628425283157</text:p>
          </table:table-cell>
          <table:table-cell table:formula="of:=[$'03_pr2377-data'.B102]" office:value-type="float" office:value="0.519" calcext:value-type="float">
            <text:p>0.519</text:p>
          </table:table-cell>
          <table:table-cell table:formula="of:=[.E102]/[.B102]" office:value-type="float" office:value="0.948118377785897" calcext:value-type="float">
            <text:p>0.948118377785897</text:p>
          </table:table-cell>
          <table:table-cell table:formula="of:=[$'04_pr2377-improved-properclone-avoiddecimal-data'.B102]" office:value-type="float" office:value="0.4896" calcext:value-type="float">
            <text:p>0.4896</text:p>
          </table:table-cell>
          <table:table-cell table:formula="of:=[.G102]/[.B102]" office:value-type="float" office:value="0.894409937888199" calcext:value-type="float">
            <text:p>0.894409937888199</text:p>
          </table:table-cell>
          <table:table-cell table:formula="of:=[$'05_pr2377_positionliteral-data'.B102]" office:value-type="float" office:value="0.5238" calcext:value-type="float">
            <text:p>0.5238</text:p>
          </table:table-cell>
          <table:table-cell table:formula="of:=[.I102]/[.B102]" office:value-type="float" office:value="0.956887102667154" calcext:value-type="float">
            <text:p>0.956887102667154</text:p>
          </table:table-cell>
          <table:table-cell table:formula="of:=[$'06_pr2377-positionliteral-javarule-data'.B102]" office:value-type="float" office:value="0.5088" calcext:value-type="float">
            <text:p>0.5088</text:p>
          </table:table-cell>
          <table:table-cell table:formula="of:=[.K102]/[.B102]" office:value-type="float" office:value="0.929484837413226" calcext:value-type="float">
            <text:p>0.929484837413226</text:p>
          </table:table-cell>
          <table:table-cell table:formula="of:=[$'07_pr2377-junit-improved-data'.B102]" office:value-type="float" office:value="0.5557" calcext:value-type="float">
            <text:p>0.5557</text:p>
          </table:table-cell>
          <table:table-cell table:formula="of:=[.M102]/[.B102]" office:value-type="float" office:value="1.01516258677384" calcext:value-type="float">
            <text:p>1.01516258677384</text:p>
          </table:table-cell>
          <table:table-cell table:formula="of:=[$'08_pr2377-fixed-typeres-data'.B102]" office:value-type="float" office:value="0.5157" calcext:value-type="float">
            <text:p>0.5157</text:p>
          </table:table-cell>
          <table:table-cell table:formula="of:=[.O102]/[.B102]" office:value-type="float" office:value="0.942089879430033" calcext:value-type="float">
            <text:p>0.942089879430033</text:p>
          </table:table-cell>
          <table:table-cell table:formula="of:=[$'09_pr2377-junitstaticsuite-data'.B102]" office:value-type="float" office:value="0.5063" calcext:value-type="float">
            <text:p>0.5063</text:p>
          </table:table-cell>
          <table:table-cell table:formula="of:=[.Q102]/[.B102]" office:value-type="float" office:value="0.924917793204238" calcext:value-type="float">
            <text:p>0.924917793204238</text:p>
          </table:table-cell>
        </table:table-row>
        <table:table-row table:style-name="ro1">
          <table:table-cell table:formula="of:=[$'01_baseline-6.22.0-data'.A103]" office:value-type="string" office:string-value="DuplicateImports" calcext:value-type="string">
            <text:p>DuplicateImports</text:p>
          </table:table-cell>
          <table:table-cell table:formula="of:=[$'01_baseline-6.22.0-data'.B103]" office:value-type="float" office:value="0.4512" calcext:value-type="float">
            <text:p>0.4512</text:p>
          </table:table-cell>
          <table:table-cell table:formula="of:=[$'02_master-6.23.0-SNAPSHOT-ea532e6-data'.B103]" office:value-type="float" office:value="0.3615" calcext:value-type="float">
            <text:p>0.3615</text:p>
          </table:table-cell>
          <table:table-cell table:formula="of:=[.C103]/[.B103]" office:value-type="float" office:value="0.801196808510638" calcext:value-type="float">
            <text:p>0.801196808510638</text:p>
          </table:table-cell>
          <table:table-cell table:formula="of:=[$'03_pr2377-data'.B103]" office:value-type="float" office:value="0.4002" calcext:value-type="float">
            <text:p>0.4002</text:p>
          </table:table-cell>
          <table:table-cell table:formula="of:=[.E103]/[.B103]" office:value-type="float" office:value="0.886968085106383" calcext:value-type="float">
            <text:p>0.886968085106383</text:p>
          </table:table-cell>
          <table:table-cell table:formula="of:=[$'04_pr2377-improved-properclone-avoiddecimal-data'.B103]" office:value-type="float" office:value="0.3938" calcext:value-type="float">
            <text:p>0.3938</text:p>
          </table:table-cell>
          <table:table-cell table:formula="of:=[.G103]/[.B103]" office:value-type="float" office:value="0.872783687943262" calcext:value-type="float">
            <text:p>0.872783687943262</text:p>
          </table:table-cell>
          <table:table-cell table:formula="of:=[$'05_pr2377_positionliteral-data'.B103]" office:value-type="float" office:value="0.367" calcext:value-type="float">
            <text:p>0.367</text:p>
          </table:table-cell>
          <table:table-cell table:formula="of:=[.I103]/[.B103]" office:value-type="float" office:value="0.813386524822695" calcext:value-type="float">
            <text:p>0.813386524822695</text:p>
          </table:table-cell>
          <table:table-cell table:formula="of:=[$'06_pr2377-positionliteral-javarule-data'.B103]" office:value-type="float" office:value="0.3734" calcext:value-type="float">
            <text:p>0.3734</text:p>
          </table:table-cell>
          <table:table-cell table:formula="of:=[.K103]/[.B103]" office:value-type="float" office:value="0.827570921985815" calcext:value-type="float">
            <text:p>0.827570921985815</text:p>
          </table:table-cell>
          <table:table-cell table:formula="of:=[$'07_pr2377-junit-improved-data'.B103]" office:value-type="float" office:value="0.3708" calcext:value-type="float">
            <text:p>0.3708</text:p>
          </table:table-cell>
          <table:table-cell table:formula="of:=[.M103]/[.B103]" office:value-type="float" office:value="0.821808510638298" calcext:value-type="float">
            <text:p>0.821808510638298</text:p>
          </table:table-cell>
          <table:table-cell table:formula="of:=[$'08_pr2377-fixed-typeres-data'.B103]" office:value-type="float" office:value="0.3956" calcext:value-type="float">
            <text:p>0.3956</text:p>
          </table:table-cell>
          <table:table-cell table:formula="of:=[.O103]/[.B103]" office:value-type="float" office:value="0.87677304964539" calcext:value-type="float">
            <text:p>0.87677304964539</text:p>
          </table:table-cell>
          <table:table-cell table:formula="of:=[$'09_pr2377-junitstaticsuite-data'.B103]" office:value-type="float" office:value="0.3945" calcext:value-type="float">
            <text:p>0.3945</text:p>
          </table:table-cell>
          <table:table-cell table:formula="of:=[.Q103]/[.B103]" office:value-type="float" office:value="0.874335106382979" calcext:value-type="float">
            <text:p>0.874335106382979</text:p>
          </table:table-cell>
        </table:table-row>
        <table:table-row table:style-name="ro1">
          <table:table-cell table:formula="of:=[$'01_baseline-6.22.0-data'.A104]" office:value-type="string" office:string-value="EmptyCatchBlock" calcext:value-type="string">
            <text:p>EmptyCatchBlock</text:p>
          </table:table-cell>
          <table:table-cell table:formula="of:=[$'01_baseline-6.22.0-data'.B104]" office:value-type="float" office:value="0.023" calcext:value-type="float">
            <text:p>0.023</text:p>
          </table:table-cell>
          <table:table-cell table:formula="of:=[$'02_master-6.23.0-SNAPSHOT-ea532e6-data'.B104]" office:value-type="float" office:value="0.0247" calcext:value-type="float">
            <text:p>0.0247</text:p>
          </table:table-cell>
          <table:table-cell table:formula="of:=[.C104]/[.B104]" office:value-type="float" office:value="1.07391304347826" calcext:value-type="float">
            <text:p>1.07391304347826</text:p>
          </table:table-cell>
          <table:table-cell table:formula="of:=[$'03_pr2377-data'.B104]" office:value-type="float" office:value="0.0643" calcext:value-type="float">
            <text:p>0.0643</text:p>
          </table:table-cell>
          <table:table-cell table:formula="of:=[.E104]/[.B104]" office:value-type="float" office:value="2.79565217391304" calcext:value-type="float">
            <text:p>2.79565217391304</text:p>
          </table:table-cell>
          <table:table-cell table:formula="of:=[$'04_pr2377-improved-properclone-avoiddecimal-data'.B104]" office:value-type="float" office:value="0.064" calcext:value-type="float">
            <text:p>0.064</text:p>
          </table:table-cell>
          <table:table-cell table:formula="of:=[.G104]/[.B104]" office:value-type="float" office:value="2.78260869565217" calcext:value-type="float">
            <text:p>2.78260869565217</text:p>
          </table:table-cell>
          <table:table-cell table:formula="of:=[$'05_pr2377_positionliteral-data'.B104]" office:value-type="float" office:value="0.0644" calcext:value-type="float">
            <text:p>0.0644</text:p>
          </table:table-cell>
          <table:table-cell table:formula="of:=[.I104]/[.B104]" office:value-type="float" office:value="2.8" calcext:value-type="float">
            <text:p>2.8</text:p>
          </table:table-cell>
          <table:table-cell table:formula="of:=[$'06_pr2377-positionliteral-javarule-data'.B104]" office:value-type="float" office:value="0.066" calcext:value-type="float">
            <text:p>0.066</text:p>
          </table:table-cell>
          <table:table-cell table:formula="of:=[.K104]/[.B104]" office:value-type="float" office:value="2.8695652173913" calcext:value-type="float">
            <text:p>2.8695652173913</text:p>
          </table:table-cell>
          <table:table-cell table:formula="of:=[$'07_pr2377-junit-improved-data'.B104]" office:value-type="float" office:value="0.064" calcext:value-type="float">
            <text:p>0.064</text:p>
          </table:table-cell>
          <table:table-cell table:formula="of:=[.M104]/[.B104]" office:value-type="float" office:value="2.78260869565217" calcext:value-type="float">
            <text:p>2.78260869565217</text:p>
          </table:table-cell>
          <table:table-cell table:formula="of:=[$'08_pr2377-fixed-typeres-data'.B104]" office:value-type="float" office:value="0.0674" calcext:value-type="float">
            <text:p>0.0674</text:p>
          </table:table-cell>
          <table:table-cell table:formula="of:=[.O104]/[.B104]" office:value-type="float" office:value="2.9304347826087" calcext:value-type="float">
            <text:p>2.9304347826087</text:p>
          </table:table-cell>
          <table:table-cell table:formula="of:=[$'09_pr2377-junitstaticsuite-data'.B104]" office:value-type="float" office:value="0.0663" calcext:value-type="float">
            <text:p>0.0663</text:p>
          </table:table-cell>
          <table:table-cell table:formula="of:=[.Q104]/[.B104]" office:value-type="float" office:value="2.88260869565217" calcext:value-type="float">
            <text:p>2.88260869565217</text:p>
          </table:table-cell>
        </table:table-row>
        <table:table-row table:style-name="ro1">
          <table:table-cell table:formula="of:=[$'01_baseline-6.22.0-data'.A105]" office:value-type="string" office:string-value="EmptyFinalizer" calcext:value-type="string">
            <text:p>EmptyFinalizer</text:p>
          </table:table-cell>
          <table:table-cell table:formula="of:=[$'01_baseline-6.22.0-data'.B105]" office:value-type="float" office:value="0.1687" calcext:value-type="float">
            <text:p>0.1687</text:p>
          </table:table-cell>
          <table:table-cell table:formula="of:=[$'02_master-6.23.0-SNAPSHOT-ea532e6-data'.B105]" office:value-type="float" office:value="0.2038" calcext:value-type="float">
            <text:p>0.2038</text:p>
          </table:table-cell>
          <table:table-cell table:formula="of:=[.C105]/[.B105]" office:value-type="float" office:value="1.20806164789567" calcext:value-type="float">
            <text:p>1.20806164789567</text:p>
          </table:table-cell>
          <table:table-cell table:formula="of:=[$'03_pr2377-data'.B105]" office:value-type="float" office:value="0.2842" calcext:value-type="float">
            <text:p>0.2842</text:p>
          </table:table-cell>
          <table:table-cell table:formula="of:=[.E105]/[.B105]" office:value-type="float" office:value="1.68464730290456" calcext:value-type="float">
            <text:p>1.68464730290456</text:p>
          </table:table-cell>
          <table:table-cell table:formula="of:=[$'04_pr2377-improved-properclone-avoiddecimal-data'.B105]" office:value-type="float" office:value="0.309" calcext:value-type="float">
            <text:p>0.309</text:p>
          </table:table-cell>
          <table:table-cell table:formula="of:=[.G105]/[.B105]" office:value-type="float" office:value="1.83165382335507" calcext:value-type="float">
            <text:p>1.83165382335507</text:p>
          </table:table-cell>
          <table:table-cell table:formula="of:=[$'05_pr2377_positionliteral-data'.B105]" office:value-type="float" office:value="0.256" calcext:value-type="float">
            <text:p>0.256</text:p>
          </table:table-cell>
          <table:table-cell table:formula="of:=[.I105]/[.B105]" office:value-type="float" office:value="1.51748666271488" calcext:value-type="float">
            <text:p>1.51748666271488</text:p>
          </table:table-cell>
          <table:table-cell table:formula="of:=[$'06_pr2377-positionliteral-javarule-data'.B105]" office:value-type="float" office:value="0.2793" calcext:value-type="float">
            <text:p>0.2793</text:p>
          </table:table-cell>
          <table:table-cell table:formula="of:=[.K105]/[.B105]" office:value-type="float" office:value="1.65560165975104" calcext:value-type="float">
            <text:p>1.65560165975104</text:p>
          </table:table-cell>
          <table:table-cell table:formula="of:=[$'07_pr2377-junit-improved-data'.B105]" office:value-type="float" office:value="0.2771" calcext:value-type="float">
            <text:p>0.2771</text:p>
          </table:table-cell>
          <table:table-cell table:formula="of:=[.M105]/[.B105]" office:value-type="float" office:value="1.64256075874333" calcext:value-type="float">
            <text:p>1.64256075874333</text:p>
          </table:table-cell>
          <table:table-cell table:formula="of:=[$'08_pr2377-fixed-typeres-data'.B105]" office:value-type="float" office:value="0.2897" calcext:value-type="float">
            <text:p>0.2897</text:p>
          </table:table-cell>
          <table:table-cell table:formula="of:=[.O105]/[.B105]" office:value-type="float" office:value="1.71724955542383" calcext:value-type="float">
            <text:p>1.71724955542383</text:p>
          </table:table-cell>
          <table:table-cell table:formula="of:=[$'09_pr2377-junitstaticsuite-data'.B105]" office:value-type="float" office:value="0.2745" calcext:value-type="float">
            <text:p>0.2745</text:p>
          </table:table-cell>
          <table:table-cell table:formula="of:=[.Q105]/[.B105]" office:value-type="float" office:value="1.62714878482513" calcext:value-type="float">
            <text:p>1.62714878482513</text:p>
          </table:table-cell>
        </table:table-row>
        <table:table-row table:style-name="ro1">
          <table:table-cell table:formula="of:=[$'01_baseline-6.22.0-data'.A106]" office:value-type="string" office:string-value="EmptyFinallyBlock" calcext:value-type="string">
            <text:p>EmptyFinallyBlock</text:p>
          </table:table-cell>
          <table:table-cell table:formula="of:=[$'01_baseline-6.22.0-data'.B106]" office:value-type="float" office:value="0.0037" calcext:value-type="float">
            <text:p>0.0037</text:p>
          </table:table-cell>
          <table:table-cell table:formula="of:=[$'02_master-6.23.0-SNAPSHOT-ea532e6-data'.B106]" office:value-type="float" office:value="0.0037" calcext:value-type="float">
            <text:p>0.0037</text:p>
          </table:table-cell>
          <table:table-cell table:formula="of:=[.C106]/[.B106]" office:value-type="float" office:value="1" calcext:value-type="float">
            <text:p>1</text:p>
          </table:table-cell>
          <table:table-cell table:formula="of:=[$'03_pr2377-data'.B106]" office:value-type="float" office:value="0.0034" calcext:value-type="float">
            <text:p>0.0034</text:p>
          </table:table-cell>
          <table:table-cell table:formula="of:=[.E106]/[.B106]" office:value-type="float" office:value="0.918918918918919" calcext:value-type="float">
            <text:p>0.918918918918919</text:p>
          </table:table-cell>
          <table:table-cell table:formula="of:=[$'04_pr2377-improved-properclone-avoiddecimal-data'.B106]" office:value-type="float" office:value="0.0032" calcext:value-type="float">
            <text:p>0.0032</text:p>
          </table:table-cell>
          <table:table-cell table:formula="of:=[.G106]/[.B106]" office:value-type="float" office:value="0.864864864864865" calcext:value-type="float">
            <text:p>0.864864864864865</text:p>
          </table:table-cell>
          <table:table-cell table:formula="of:=[$'05_pr2377_positionliteral-data'.B106]" office:value-type="float" office:value="0.0035" calcext:value-type="float">
            <text:p>0.0035</text:p>
          </table:table-cell>
          <table:table-cell table:formula="of:=[.I106]/[.B106]" office:value-type="float" office:value="0.945945945945946" calcext:value-type="float">
            <text:p>0.945945945945946</text:p>
          </table:table-cell>
          <table:table-cell table:formula="of:=[$'06_pr2377-positionliteral-javarule-data'.B106]" office:value-type="float" office:value="0.0034" calcext:value-type="float">
            <text:p>0.0034</text:p>
          </table:table-cell>
          <table:table-cell table:formula="of:=[.K106]/[.B106]" office:value-type="float" office:value="0.918918918918919" calcext:value-type="float">
            <text:p>0.918918918918919</text:p>
          </table:table-cell>
          <table:table-cell table:formula="of:=[$'07_pr2377-junit-improved-data'.B106]" office:value-type="float" office:value="0.0036" calcext:value-type="float">
            <text:p>0.0036</text:p>
          </table:table-cell>
          <table:table-cell table:formula="of:=[.M106]/[.B106]" office:value-type="float" office:value="0.972972972972973" calcext:value-type="float">
            <text:p>0.972972972972973</text:p>
          </table:table-cell>
          <table:table-cell table:formula="of:=[$'08_pr2377-fixed-typeres-data'.B106]" office:value-type="float" office:value="0.0037" calcext:value-type="float">
            <text:p>0.0037</text:p>
          </table:table-cell>
          <table:table-cell table:formula="of:=[.O106]/[.B106]" office:value-type="float" office:value="1" calcext:value-type="float">
            <text:p>1</text:p>
          </table:table-cell>
          <table:table-cell table:formula="of:=[$'09_pr2377-junitstaticsuite-data'.B106]" office:value-type="float" office:value="0.0037" calcext:value-type="float">
            <text:p>0.0037</text:p>
          </table:table-cell>
          <table:table-cell table:formula="of:=[.Q106]/[.B106]" office:value-type="float" office:value="1" calcext:value-type="float">
            <text:p>1</text:p>
          </table:table-cell>
        </table:table-row>
        <table:table-row table:style-name="ro1">
          <table:table-cell table:formula="of:=[$'01_baseline-6.22.0-data'.A107]" office:value-type="string" office:string-value="EmptyIfStmt" calcext:value-type="string">
            <text:p>EmptyIfStmt</text:p>
          </table:table-cell>
          <table:table-cell table:formula="of:=[$'01_baseline-6.22.0-data'.B107]" office:value-type="float" office:value="0.0478" calcext:value-type="float">
            <text:p>0.0478</text:p>
          </table:table-cell>
          <table:table-cell table:formula="of:=[$'02_master-6.23.0-SNAPSHOT-ea532e6-data'.B107]" office:value-type="float" office:value="0.0525" calcext:value-type="float">
            <text:p>0.0525</text:p>
          </table:table-cell>
          <table:table-cell table:formula="of:=[.C107]/[.B107]" office:value-type="float" office:value="1.09832635983264" calcext:value-type="float">
            <text:p>1.09832635983264</text:p>
          </table:table-cell>
          <table:table-cell table:formula="of:=[$'03_pr2377-data'.B107]" office:value-type="float" office:value="0.0489" calcext:value-type="float">
            <text:p>0.0489</text:p>
          </table:table-cell>
          <table:table-cell table:formula="of:=[.E107]/[.B107]" office:value-type="float" office:value="1.02301255230126" calcext:value-type="float">
            <text:p>1.02301255230126</text:p>
          </table:table-cell>
          <table:table-cell table:formula="of:=[$'04_pr2377-improved-properclone-avoiddecimal-data'.B107]" office:value-type="float" office:value="0.0513" calcext:value-type="float">
            <text:p>0.0513</text:p>
          </table:table-cell>
          <table:table-cell table:formula="of:=[.G107]/[.B107]" office:value-type="float" office:value="1.07322175732218" calcext:value-type="float">
            <text:p>1.07322175732218</text:p>
          </table:table-cell>
          <table:table-cell table:formula="of:=[$'05_pr2377_positionliteral-data'.B107]" office:value-type="float" office:value="0.0513" calcext:value-type="float">
            <text:p>0.0513</text:p>
          </table:table-cell>
          <table:table-cell table:formula="of:=[.I107]/[.B107]" office:value-type="float" office:value="1.07322175732218" calcext:value-type="float">
            <text:p>1.07322175732218</text:p>
          </table:table-cell>
          <table:table-cell table:formula="of:=[$'06_pr2377-positionliteral-javarule-data'.B107]" office:value-type="float" office:value="0.0524" calcext:value-type="float">
            <text:p>0.0524</text:p>
          </table:table-cell>
          <table:table-cell table:formula="of:=[.K107]/[.B107]" office:value-type="float" office:value="1.09623430962343" calcext:value-type="float">
            <text:p>1.09623430962343</text:p>
          </table:table-cell>
          <table:table-cell table:formula="of:=[$'07_pr2377-junit-improved-data'.B107]" office:value-type="float" office:value="0.0509" calcext:value-type="float">
            <text:p>0.0509</text:p>
          </table:table-cell>
          <table:table-cell table:formula="of:=[.M107]/[.B107]" office:value-type="float" office:value="1.06485355648536" calcext:value-type="float">
            <text:p>1.06485355648536</text:p>
          </table:table-cell>
          <table:table-cell table:formula="of:=[$'08_pr2377-fixed-typeres-data'.B107]" office:value-type="float" office:value="0.0786" calcext:value-type="float">
            <text:p>0.0786</text:p>
          </table:table-cell>
          <table:table-cell table:formula="of:=[.O107]/[.B107]" office:value-type="float" office:value="1.64435146443515" calcext:value-type="float">
            <text:p>1.64435146443515</text:p>
          </table:table-cell>
          <table:table-cell table:formula="of:=[$'09_pr2377-junitstaticsuite-data'.B107]" office:value-type="float" office:value="0.0517" calcext:value-type="float">
            <text:p>0.0517</text:p>
          </table:table-cell>
          <table:table-cell table:formula="of:=[.Q107]/[.B107]" office:value-type="float" office:value="1.081589958159" calcext:value-type="float">
            <text:p>1.081589958159</text:p>
          </table:table-cell>
        </table:table-row>
        <table:table-row table:style-name="ro1">
          <table:table-cell table:formula="of:=[$'01_baseline-6.22.0-data'.A108]" office:value-type="string" office:string-value="EmptyInitializer" calcext:value-type="string">
            <text:p>EmptyInitializer</text:p>
          </table:table-cell>
          <table:table-cell table:formula="of:=[$'01_baseline-6.22.0-data'.B108]" office:value-type="float" office:value="0.0034" calcext:value-type="float">
            <text:p>0.0034</text:p>
          </table:table-cell>
          <table:table-cell table:formula="of:=[$'02_master-6.23.0-SNAPSHOT-ea532e6-data'.B108]" office:value-type="float" office:value="0.0035" calcext:value-type="float">
            <text:p>0.0035</text:p>
          </table:table-cell>
          <table:table-cell table:formula="of:=[.C108]/[.B108]" office:value-type="float" office:value="1.02941176470588" calcext:value-type="float">
            <text:p>1.02941176470588</text:p>
          </table:table-cell>
          <table:table-cell table:formula="of:=[$'03_pr2377-data'.B108]" office:value-type="float" office:value="0.003" calcext:value-type="float">
            <text:p>0.003</text:p>
          </table:table-cell>
          <table:table-cell table:formula="of:=[.E108]/[.B108]" office:value-type="float" office:value="0.882352941176471" calcext:value-type="float">
            <text:p>0.882352941176471</text:p>
          </table:table-cell>
          <table:table-cell table:formula="of:=[$'04_pr2377-improved-properclone-avoiddecimal-data'.B108]" office:value-type="float" office:value="0.0031" calcext:value-type="float">
            <text:p>0.0031</text:p>
          </table:table-cell>
          <table:table-cell table:formula="of:=[.G108]/[.B108]" office:value-type="float" office:value="0.911764705882353" calcext:value-type="float">
            <text:p>0.911764705882353</text:p>
          </table:table-cell>
          <table:table-cell table:formula="of:=[$'05_pr2377_positionliteral-data'.B108]" office:value-type="float" office:value="0.0032" calcext:value-type="float">
            <text:p>0.0032</text:p>
          </table:table-cell>
          <table:table-cell table:formula="of:=[.I108]/[.B108]" office:value-type="float" office:value="0.941176470588235" calcext:value-type="float">
            <text:p>0.941176470588235</text:p>
          </table:table-cell>
          <table:table-cell table:formula="of:=[$'06_pr2377-positionliteral-javarule-data'.B108]" office:value-type="float" office:value="0.0031" calcext:value-type="float">
            <text:p>0.0031</text:p>
          </table:table-cell>
          <table:table-cell table:formula="of:=[.K108]/[.B108]" office:value-type="float" office:value="0.911764705882353" calcext:value-type="float">
            <text:p>0.911764705882353</text:p>
          </table:table-cell>
          <table:table-cell table:formula="of:=[$'07_pr2377-junit-improved-data'.B108]" office:value-type="float" office:value="0.0029" calcext:value-type="float">
            <text:p>0.0029</text:p>
          </table:table-cell>
          <table:table-cell table:formula="of:=[.M108]/[.B108]" office:value-type="float" office:value="0.852941176470588" calcext:value-type="float">
            <text:p>0.852941176470588</text:p>
          </table:table-cell>
          <table:table-cell table:formula="of:=[$'08_pr2377-fixed-typeres-data'.B108]" office:value-type="float" office:value="0.003" calcext:value-type="float">
            <text:p>0.003</text:p>
          </table:table-cell>
          <table:table-cell table:formula="of:=[.O108]/[.B108]" office:value-type="float" office:value="0.882352941176471" calcext:value-type="float">
            <text:p>0.882352941176471</text:p>
          </table:table-cell>
          <table:table-cell table:formula="of:=[$'09_pr2377-junitstaticsuite-data'.B108]" office:value-type="float" office:value="0.0032" calcext:value-type="float">
            <text:p>0.0032</text:p>
          </table:table-cell>
          <table:table-cell table:formula="of:=[.Q108]/[.B108]" office:value-type="float" office:value="0.941176470588235" calcext:value-type="float">
            <text:p>0.941176470588235</text:p>
          </table:table-cell>
        </table:table-row>
        <table:table-row table:style-name="ro1">
          <table:table-cell table:formula="of:=[$'01_baseline-6.22.0-data'.A109]" office:value-type="string" office:string-value="EmptyMethodInAbstractClassShouldBeAbstract" calcext:value-type="string">
            <text:p>EmptyMethodInAbstractClassShouldBeAbstract</text:p>
          </table:table-cell>
          <table:table-cell table:formula="of:=[$'01_baseline-6.22.0-data'.B109]" office:value-type="float" office:value="0.1551" calcext:value-type="float">
            <text:p>0.1551</text:p>
          </table:table-cell>
          <table:table-cell table:formula="of:=[$'02_master-6.23.0-SNAPSHOT-ea532e6-data'.B109]" office:value-type="float" office:value="0.1753" calcext:value-type="float">
            <text:p>0.1753</text:p>
          </table:table-cell>
          <table:table-cell table:formula="of:=[.C109]/[.B109]" office:value-type="float" office:value="1.13023855577047" calcext:value-type="float">
            <text:p>1.13023855577047</text:p>
          </table:table-cell>
          <table:table-cell table:formula="of:=[$'03_pr2377-data'.B109]" office:value-type="float" office:value="0.1126" calcext:value-type="float">
            <text:p>0.1126</text:p>
          </table:table-cell>
          <table:table-cell table:formula="of:=[.E109]/[.B109]" office:value-type="float" office:value="0.725983236621534" calcext:value-type="float">
            <text:p>0.725983236621534</text:p>
          </table:table-cell>
          <table:table-cell table:formula="of:=[$'04_pr2377-improved-properclone-avoiddecimal-data'.B109]" office:value-type="float" office:value="0.1121" calcext:value-type="float">
            <text:p>0.1121</text:p>
          </table:table-cell>
          <table:table-cell table:formula="of:=[.G109]/[.B109]" office:value-type="float" office:value="0.722759509993553" calcext:value-type="float">
            <text:p>0.722759509993553</text:p>
          </table:table-cell>
          <table:table-cell table:formula="of:=[$'05_pr2377_positionliteral-data'.B109]" office:value-type="float" office:value="0.1192" calcext:value-type="float">
            <text:p>0.1192</text:p>
          </table:table-cell>
          <table:table-cell table:formula="of:=[.I109]/[.B109]" office:value-type="float" office:value="0.768536428110896" calcext:value-type="float">
            <text:p>0.768536428110896</text:p>
          </table:table-cell>
          <table:table-cell table:formula="of:=[$'06_pr2377-positionliteral-javarule-data'.B109]" office:value-type="float" office:value="0.1204" calcext:value-type="float">
            <text:p>0.1204</text:p>
          </table:table-cell>
          <table:table-cell table:formula="of:=[.K109]/[.B109]" office:value-type="float" office:value="0.776273372018053" calcext:value-type="float">
            <text:p>0.776273372018053</text:p>
          </table:table-cell>
          <table:table-cell table:formula="of:=[$'07_pr2377-junit-improved-data'.B109]" office:value-type="float" office:value="0.1198" calcext:value-type="float">
            <text:p>0.1198</text:p>
          </table:table-cell>
          <table:table-cell table:formula="of:=[.M109]/[.B109]" office:value-type="float" office:value="0.772404900064474" calcext:value-type="float">
            <text:p>0.772404900064474</text:p>
          </table:table-cell>
          <table:table-cell table:formula="of:=[$'08_pr2377-fixed-typeres-data'.B109]" office:value-type="float" office:value="0.1209" calcext:value-type="float">
            <text:p>0.1209</text:p>
          </table:table-cell>
          <table:table-cell table:formula="of:=[.O109]/[.B109]" office:value-type="float" office:value="0.779497098646035" calcext:value-type="float">
            <text:p>0.779497098646035</text:p>
          </table:table-cell>
          <table:table-cell table:formula="of:=[$'09_pr2377-junitstaticsuite-data'.B109]" office:value-type="float" office:value="0.1186" calcext:value-type="float">
            <text:p>0.1186</text:p>
          </table:table-cell>
          <table:table-cell table:formula="of:=[.Q109]/[.B109]" office:value-type="float" office:value="0.764667956157318" calcext:value-type="float">
            <text:p>0.764667956157318</text:p>
          </table:table-cell>
        </table:table-row>
        <table:table-row table:style-name="ro1">
          <table:table-cell table:formula="of:=[$'01_baseline-6.22.0-data'.A110]" office:value-type="string" office:string-value="EmptyStatementBlock" calcext:value-type="string">
            <text:p>EmptyStatementBlock</text:p>
          </table:table-cell>
          <table:table-cell table:formula="of:=[$'01_baseline-6.22.0-data'.B110]" office:value-type="float" office:value="0.1925" calcext:value-type="float">
            <text:p>0.1925</text:p>
          </table:table-cell>
          <table:table-cell table:formula="of:=[$'02_master-6.23.0-SNAPSHOT-ea532e6-data'.B110]" office:value-type="float" office:value="0.1932" calcext:value-type="float">
            <text:p>0.1932</text:p>
          </table:table-cell>
          <table:table-cell table:formula="of:=[.C110]/[.B110]" office:value-type="float" office:value="1.00363636363636" calcext:value-type="float">
            <text:p>1.00363636363636</text:p>
          </table:table-cell>
          <table:table-cell table:formula="of:=[$'03_pr2377-data'.B110]" office:value-type="float" office:value="0.3673" calcext:value-type="float">
            <text:p>0.3673</text:p>
          </table:table-cell>
          <table:table-cell table:formula="of:=[.E110]/[.B110]" office:value-type="float" office:value="1.90805194805195" calcext:value-type="float">
            <text:p>1.90805194805195</text:p>
          </table:table-cell>
          <table:table-cell table:formula="of:=[$'04_pr2377-improved-properclone-avoiddecimal-data'.B110]" office:value-type="float" office:value="0.3699" calcext:value-type="float">
            <text:p>0.3699</text:p>
          </table:table-cell>
          <table:table-cell table:formula="of:=[.G110]/[.B110]" office:value-type="float" office:value="1.92155844155844" calcext:value-type="float">
            <text:p>1.92155844155844</text:p>
          </table:table-cell>
          <table:table-cell table:formula="of:=[$'05_pr2377_positionliteral-data'.B110]" office:value-type="float" office:value="0.4031" calcext:value-type="float">
            <text:p>0.4031</text:p>
          </table:table-cell>
          <table:table-cell table:formula="of:=[.I110]/[.B110]" office:value-type="float" office:value="2.09402597402597" calcext:value-type="float">
            <text:p>2.09402597402597</text:p>
          </table:table-cell>
          <table:table-cell table:formula="of:=[$'06_pr2377-positionliteral-javarule-data'.B110]" office:value-type="float" office:value="0.3863" calcext:value-type="float">
            <text:p>0.3863</text:p>
          </table:table-cell>
          <table:table-cell table:formula="of:=[.K110]/[.B110]" office:value-type="float" office:value="2.00675324675325" calcext:value-type="float">
            <text:p>2.00675324675325</text:p>
          </table:table-cell>
          <table:table-cell table:formula="of:=[$'07_pr2377-junit-improved-data'.B110]" office:value-type="float" office:value="0.3956" calcext:value-type="float">
            <text:p>0.3956</text:p>
          </table:table-cell>
          <table:table-cell table:formula="of:=[.M110]/[.B110]" office:value-type="float" office:value="2.05506493506493" calcext:value-type="float">
            <text:p>2.05506493506493</text:p>
          </table:table-cell>
          <table:table-cell table:formula="of:=[$'08_pr2377-fixed-typeres-data'.B110]" office:value-type="float" office:value="0.4075" calcext:value-type="float">
            <text:p>0.4075</text:p>
          </table:table-cell>
          <table:table-cell table:formula="of:=[.O110]/[.B110]" office:value-type="float" office:value="2.11688311688312" calcext:value-type="float">
            <text:p>2.11688311688312</text:p>
          </table:table-cell>
          <table:table-cell table:formula="of:=[$'09_pr2377-junitstaticsuite-data'.B110]" office:value-type="float" office:value="0.3701" calcext:value-type="float">
            <text:p>0.3701</text:p>
          </table:table-cell>
          <table:table-cell table:formula="of:=[.Q110]/[.B110]" office:value-type="float" office:value="1.9225974025974" calcext:value-type="float">
            <text:p>1.9225974025974</text:p>
          </table:table-cell>
        </table:table-row>
        <table:table-row table:style-name="ro1">
          <table:table-cell table:formula="of:=[$'01_baseline-6.22.0-data'.A111]" office:value-type="string" office:string-value="EmptyStatementNotInLoop" calcext:value-type="string">
            <text:p>EmptyStatementNotInLoop</text:p>
          </table:table-cell>
          <table:table-cell table:formula="of:=[$'01_baseline-6.22.0-data'.B111]" office:value-type="float" office:value="0.0036" calcext:value-type="float">
            <text:p>0.0036</text:p>
          </table:table-cell>
          <table:table-cell table:formula="of:=[$'02_master-6.23.0-SNAPSHOT-ea532e6-data'.B111]" office:value-type="float" office:value="0.0034" calcext:value-type="float">
            <text:p>0.0034</text:p>
          </table:table-cell>
          <table:table-cell table:formula="of:=[.C111]/[.B111]" office:value-type="float" office:value="0.944444444444444" calcext:value-type="float">
            <text:p>0.944444444444444</text:p>
          </table:table-cell>
          <table:table-cell table:formula="of:=[$'03_pr2377-data'.B111]" office:value-type="float" office:value="0.0028" calcext:value-type="float">
            <text:p>0.0028</text:p>
          </table:table-cell>
          <table:table-cell table:formula="of:=[.E111]/[.B111]" office:value-type="float" office:value="0.777777777777778" calcext:value-type="float">
            <text:p>0.777777777777778</text:p>
          </table:table-cell>
          <table:table-cell table:formula="of:=[$'04_pr2377-improved-properclone-avoiddecimal-data'.B111]" office:value-type="float" office:value="0.0025" calcext:value-type="float">
            <text:p>0.0025</text:p>
          </table:table-cell>
          <table:table-cell table:formula="of:=[.G111]/[.B111]" office:value-type="float" office:value="0.694444444444444" calcext:value-type="float">
            <text:p>0.694444444444444</text:p>
          </table:table-cell>
          <table:table-cell table:formula="of:=[$'05_pr2377_positionliteral-data'.B111]" office:value-type="float" office:value="0.0026" calcext:value-type="float">
            <text:p>0.0026</text:p>
          </table:table-cell>
          <table:table-cell table:formula="of:=[.I111]/[.B111]" office:value-type="float" office:value="0.722222222222222" calcext:value-type="float">
            <text:p>0.722222222222222</text:p>
          </table:table-cell>
          <table:table-cell table:formula="of:=[$'06_pr2377-positionliteral-javarule-data'.B111]" office:value-type="float" office:value="0.0025" calcext:value-type="float">
            <text:p>0.0025</text:p>
          </table:table-cell>
          <table:table-cell table:formula="of:=[.K111]/[.B111]" office:value-type="float" office:value="0.694444444444444" calcext:value-type="float">
            <text:p>0.694444444444444</text:p>
          </table:table-cell>
          <table:table-cell table:formula="of:=[$'07_pr2377-junit-improved-data'.B111]" office:value-type="float" office:value="0.0026" calcext:value-type="float">
            <text:p>0.0026</text:p>
          </table:table-cell>
          <table:table-cell table:formula="of:=[.M111]/[.B111]" office:value-type="float" office:value="0.722222222222222" calcext:value-type="float">
            <text:p>0.722222222222222</text:p>
          </table:table-cell>
          <table:table-cell table:formula="of:=[$'08_pr2377-fixed-typeres-data'.B111]" office:value-type="float" office:value="0.0027" calcext:value-type="float">
            <text:p>0.0027</text:p>
          </table:table-cell>
          <table:table-cell table:formula="of:=[.O111]/[.B111]" office:value-type="float" office:value="0.75" calcext:value-type="float">
            <text:p>0.75</text:p>
          </table:table-cell>
          <table:table-cell table:formula="of:=[$'09_pr2377-junitstaticsuite-data'.B111]" office:value-type="float" office:value="0.0028" calcext:value-type="float">
            <text:p>0.0028</text:p>
          </table:table-cell>
          <table:table-cell table:formula="of:=[.Q111]/[.B111]" office:value-type="float" office:value="0.777777777777778" calcext:value-type="float">
            <text:p>0.777777777777778</text:p>
          </table:table-cell>
        </table:table-row>
        <table:table-row table:style-name="ro1">
          <table:table-cell table:formula="of:=[$'01_baseline-6.22.0-data'.A112]" office:value-type="string" office:string-value="EmptySwitchStatements" calcext:value-type="string">
            <text:p>EmptySwitchStatements</text:p>
          </table:table-cell>
          <table:table-cell table:formula="of:=[$'01_baseline-6.22.0-data'.B112]" office:value-type="float" office:value="0.0029" calcext:value-type="float">
            <text:p>0.0029</text:p>
          </table:table-cell>
          <table:table-cell table:formula="of:=[$'02_master-6.23.0-SNAPSHOT-ea532e6-data'.B112]" office:value-type="float" office:value="0.0032" calcext:value-type="float">
            <text:p>0.0032</text:p>
          </table:table-cell>
          <table:table-cell table:formula="of:=[.C112]/[.B112]" office:value-type="float" office:value="1.10344827586207" calcext:value-type="float">
            <text:p>1.10344827586207</text:p>
          </table:table-cell>
          <table:table-cell table:formula="of:=[$'03_pr2377-data'.B112]" office:value-type="float" office:value="0.0027" calcext:value-type="float">
            <text:p>0.0027</text:p>
          </table:table-cell>
          <table:table-cell table:formula="of:=[.E112]/[.B112]" office:value-type="float" office:value="0.931034482758621" calcext:value-type="float">
            <text:p>0.931034482758621</text:p>
          </table:table-cell>
          <table:table-cell table:formula="of:=[$'04_pr2377-improved-properclone-avoiddecimal-data'.B112]" office:value-type="float" office:value="0.0032" calcext:value-type="float">
            <text:p>0.0032</text:p>
          </table:table-cell>
          <table:table-cell table:formula="of:=[.G112]/[.B112]" office:value-type="float" office:value="1.10344827586207" calcext:value-type="float">
            <text:p>1.10344827586207</text:p>
          </table:table-cell>
          <table:table-cell table:formula="of:=[$'05_pr2377_positionliteral-data'.B112]" office:value-type="float" office:value="0.0024" calcext:value-type="float">
            <text:p>0.0024</text:p>
          </table:table-cell>
          <table:table-cell table:formula="of:=[.I112]/[.B112]" office:value-type="float" office:value="0.827586206896552" calcext:value-type="float">
            <text:p>0.827586206896552</text:p>
          </table:table-cell>
          <table:table-cell table:formula="of:=[$'06_pr2377-positionliteral-javarule-data'.B112]" office:value-type="float" office:value="0.0032" calcext:value-type="float">
            <text:p>0.0032</text:p>
          </table:table-cell>
          <table:table-cell table:formula="of:=[.K112]/[.B112]" office:value-type="float" office:value="1.10344827586207" calcext:value-type="float">
            <text:p>1.10344827586207</text:p>
          </table:table-cell>
          <table:table-cell table:formula="of:=[$'07_pr2377-junit-improved-data'.B112]" office:value-type="float" office:value="0.0033" calcext:value-type="float">
            <text:p>0.0033</text:p>
          </table:table-cell>
          <table:table-cell table:formula="of:=[.M112]/[.B112]" office:value-type="float" office:value="1.13793103448276" calcext:value-type="float">
            <text:p>1.13793103448276</text:p>
          </table:table-cell>
          <table:table-cell table:formula="of:=[$'08_pr2377-fixed-typeres-data'.B112]" office:value-type="float" office:value="0.0027" calcext:value-type="float">
            <text:p>0.0027</text:p>
          </table:table-cell>
          <table:table-cell table:formula="of:=[.O112]/[.B112]" office:value-type="float" office:value="0.931034482758621" calcext:value-type="float">
            <text:p>0.931034482758621</text:p>
          </table:table-cell>
          <table:table-cell table:formula="of:=[$'09_pr2377-junitstaticsuite-data'.B112]" office:value-type="float" office:value="0.0026" calcext:value-type="float">
            <text:p>0.0026</text:p>
          </table:table-cell>
          <table:table-cell table:formula="of:=[.Q112]/[.B112]" office:value-type="float" office:value="0.896551724137931" calcext:value-type="float">
            <text:p>0.896551724137931</text:p>
          </table:table-cell>
        </table:table-row>
        <table:table-row table:style-name="ro1">
          <table:table-cell table:formula="of:=[$'01_baseline-6.22.0-data'.A113]" office:value-type="string" office:string-value="EmptySynchronizedBlock" calcext:value-type="string">
            <text:p>EmptySynchronizedBlock</text:p>
          </table:table-cell>
          <table:table-cell table:formula="of:=[$'01_baseline-6.22.0-data'.B113]" office:value-type="float" office:value="0.0034" calcext:value-type="float">
            <text:p>0.0034</text:p>
          </table:table-cell>
          <table:table-cell table:formula="of:=[$'02_master-6.23.0-SNAPSHOT-ea532e6-data'.B113]" office:value-type="float" office:value="0.0032" calcext:value-type="float">
            <text:p>0.0032</text:p>
          </table:table-cell>
          <table:table-cell table:formula="of:=[.C113]/[.B113]" office:value-type="float" office:value="0.941176470588235" calcext:value-type="float">
            <text:p>0.941176470588235</text:p>
          </table:table-cell>
          <table:table-cell table:formula="of:=[$'03_pr2377-data'.B113]" office:value-type="float" office:value="0.0029" calcext:value-type="float">
            <text:p>0.0029</text:p>
          </table:table-cell>
          <table:table-cell table:formula="of:=[.E113]/[.B113]" office:value-type="float" office:value="0.852941176470588" calcext:value-type="float">
            <text:p>0.852941176470588</text:p>
          </table:table-cell>
          <table:table-cell table:formula="of:=[$'04_pr2377-improved-properclone-avoiddecimal-data'.B113]" office:value-type="float" office:value="0.003" calcext:value-type="float">
            <text:p>0.003</text:p>
          </table:table-cell>
          <table:table-cell table:formula="of:=[.G113]/[.B113]" office:value-type="float" office:value="0.882352941176471" calcext:value-type="float">
            <text:p>0.882352941176471</text:p>
          </table:table-cell>
          <table:table-cell table:formula="of:=[$'05_pr2377_positionliteral-data'.B113]" office:value-type="float" office:value="0.0035" calcext:value-type="float">
            <text:p>0.0035</text:p>
          </table:table-cell>
          <table:table-cell table:formula="of:=[.I113]/[.B113]" office:value-type="float" office:value="1.02941176470588" calcext:value-type="float">
            <text:p>1.02941176470588</text:p>
          </table:table-cell>
          <table:table-cell table:formula="of:=[$'06_pr2377-positionliteral-javarule-data'.B113]" office:value-type="float" office:value="0.0034" calcext:value-type="float">
            <text:p>0.0034</text:p>
          </table:table-cell>
          <table:table-cell table:formula="of:=[.K113]/[.B113]" office:value-type="float" office:value="1" calcext:value-type="float">
            <text:p>1</text:p>
          </table:table-cell>
          <table:table-cell table:formula="of:=[$'07_pr2377-junit-improved-data'.B113]" office:value-type="float" office:value="0.0033" calcext:value-type="float">
            <text:p>0.0033</text:p>
          </table:table-cell>
          <table:table-cell table:formula="of:=[.M113]/[.B113]" office:value-type="float" office:value="0.970588235294117" calcext:value-type="float">
            <text:p>0.970588235294117</text:p>
          </table:table-cell>
          <table:table-cell table:formula="of:=[$'08_pr2377-fixed-typeres-data'.B113]" office:value-type="float" office:value="0.0034" calcext:value-type="float">
            <text:p>0.0034</text:p>
          </table:table-cell>
          <table:table-cell table:formula="of:=[.O113]/[.B113]" office:value-type="float" office:value="1" calcext:value-type="float">
            <text:p>1</text:p>
          </table:table-cell>
          <table:table-cell table:formula="of:=[$'09_pr2377-junitstaticsuite-data'.B113]" office:value-type="float" office:value="0.0033" calcext:value-type="float">
            <text:p>0.0033</text:p>
          </table:table-cell>
          <table:table-cell table:formula="of:=[.Q113]/[.B113]" office:value-type="float" office:value="0.970588235294117" calcext:value-type="float">
            <text:p>0.970588235294117</text:p>
          </table:table-cell>
        </table:table-row>
        <table:table-row table:style-name="ro1">
          <table:table-cell table:formula="of:=[$'01_baseline-6.22.0-data'.A114]" office:value-type="string" office:string-value="EmptyTryBlock" calcext:value-type="string">
            <text:p>EmptyTryBlock</text:p>
          </table:table-cell>
          <table:table-cell table:formula="of:=[$'01_baseline-6.22.0-data'.B114]" office:value-type="float" office:value="0.0112" calcext:value-type="float">
            <text:p>0.0112</text:p>
          </table:table-cell>
          <table:table-cell table:formula="of:=[$'02_master-6.23.0-SNAPSHOT-ea532e6-data'.B114]" office:value-type="float" office:value="0.012" calcext:value-type="float">
            <text:p>0.012</text:p>
          </table:table-cell>
          <table:table-cell table:formula="of:=[.C114]/[.B114]" office:value-type="float" office:value="1.07142857142857" calcext:value-type="float">
            <text:p>1.07142857142857</text:p>
          </table:table-cell>
          <table:table-cell table:formula="of:=[$'03_pr2377-data'.B114]" office:value-type="float" office:value="0.0111" calcext:value-type="float">
            <text:p>0.0111</text:p>
          </table:table-cell>
          <table:table-cell table:formula="of:=[.E114]/[.B114]" office:value-type="float" office:value="0.991071428571429" calcext:value-type="float">
            <text:p>0.991071428571429</text:p>
          </table:table-cell>
          <table:table-cell table:formula="of:=[$'04_pr2377-improved-properclone-avoiddecimal-data'.B114]" office:value-type="float" office:value="0.0109" calcext:value-type="float">
            <text:p>0.0109</text:p>
          </table:table-cell>
          <table:table-cell table:formula="of:=[.G114]/[.B114]" office:value-type="float" office:value="0.973214285714286" calcext:value-type="float">
            <text:p>0.973214285714286</text:p>
          </table:table-cell>
          <table:table-cell table:formula="of:=[$'05_pr2377_positionliteral-data'.B114]" office:value-type="float" office:value="0.0116" calcext:value-type="float">
            <text:p>0.0116</text:p>
          </table:table-cell>
          <table:table-cell table:formula="of:=[.I114]/[.B114]" office:value-type="float" office:value="1.03571428571429" calcext:value-type="float">
            <text:p>1.03571428571429</text:p>
          </table:table-cell>
          <table:table-cell table:formula="of:=[$'06_pr2377-positionliteral-javarule-data'.B114]" office:value-type="float" office:value="0.0121" calcext:value-type="float">
            <text:p>0.0121</text:p>
          </table:table-cell>
          <table:table-cell table:formula="of:=[.K114]/[.B114]" office:value-type="float" office:value="1.08035714285714" calcext:value-type="float">
            <text:p>1.08035714285714</text:p>
          </table:table-cell>
          <table:table-cell table:formula="of:=[$'07_pr2377-junit-improved-data'.B114]" office:value-type="float" office:value="0.0116" calcext:value-type="float">
            <text:p>0.0116</text:p>
          </table:table-cell>
          <table:table-cell table:formula="of:=[.M114]/[.B114]" office:value-type="float" office:value="1.03571428571429" calcext:value-type="float">
            <text:p>1.03571428571429</text:p>
          </table:table-cell>
          <table:table-cell table:formula="of:=[$'08_pr2377-fixed-typeres-data'.B114]" office:value-type="float" office:value="0.0117" calcext:value-type="float">
            <text:p>0.0117</text:p>
          </table:table-cell>
          <table:table-cell table:formula="of:=[.O114]/[.B114]" office:value-type="float" office:value="1.04464285714286" calcext:value-type="float">
            <text:p>1.04464285714286</text:p>
          </table:table-cell>
          <table:table-cell table:formula="of:=[$'09_pr2377-junitstaticsuite-data'.B114]" office:value-type="float" office:value="0.0114" calcext:value-type="float">
            <text:p>0.0114</text:p>
          </table:table-cell>
          <table:table-cell table:formula="of:=[.Q114]/[.B114]" office:value-type="float" office:value="1.01785714285714" calcext:value-type="float">
            <text:p>1.01785714285714</text:p>
          </table:table-cell>
        </table:table-row>
        <table:table-row table:style-name="ro1">
          <table:table-cell table:formula="of:=[$'01_baseline-6.22.0-data'.A115]" office:value-type="string" office:string-value="EmptyWhileStmt" calcext:value-type="string">
            <text:p>EmptyWhileStmt</text:p>
          </table:table-cell>
          <table:table-cell table:formula="of:=[$'01_baseline-6.22.0-data'.B115]" office:value-type="float" office:value="0.0043" calcext:value-type="float">
            <text:p>0.0043</text:p>
          </table:table-cell>
          <table:table-cell table:formula="of:=[$'02_master-6.23.0-SNAPSHOT-ea532e6-data'.B115]" office:value-type="float" office:value="0.0037" calcext:value-type="float">
            <text:p>0.0037</text:p>
          </table:table-cell>
          <table:table-cell table:formula="of:=[.C115]/[.B115]" office:value-type="float" office:value="0.86046511627907" calcext:value-type="float">
            <text:p>0.86046511627907</text:p>
          </table:table-cell>
          <table:table-cell table:formula="of:=[$'03_pr2377-data'.B115]" office:value-type="float" office:value="0.003" calcext:value-type="float">
            <text:p>0.003</text:p>
          </table:table-cell>
          <table:table-cell table:formula="of:=[.E115]/[.B115]" office:value-type="float" office:value="0.697674418604651" calcext:value-type="float">
            <text:p>0.697674418604651</text:p>
          </table:table-cell>
          <table:table-cell table:formula="of:=[$'04_pr2377-improved-properclone-avoiddecimal-data'.B115]" office:value-type="float" office:value="0.0033" calcext:value-type="float">
            <text:p>0.0033</text:p>
          </table:table-cell>
          <table:table-cell table:formula="of:=[.G115]/[.B115]" office:value-type="float" office:value="0.767441860465116" calcext:value-type="float">
            <text:p>0.767441860465116</text:p>
          </table:table-cell>
          <table:table-cell table:formula="of:=[$'05_pr2377_positionliteral-data'.B115]" office:value-type="float" office:value="0.0034" calcext:value-type="float">
            <text:p>0.0034</text:p>
          </table:table-cell>
          <table:table-cell table:formula="of:=[.I115]/[.B115]" office:value-type="float" office:value="0.790697674418605" calcext:value-type="float">
            <text:p>0.790697674418605</text:p>
          </table:table-cell>
          <table:table-cell table:formula="of:=[$'06_pr2377-positionliteral-javarule-data'.B115]" office:value-type="float" office:value="0.0036" calcext:value-type="float">
            <text:p>0.0036</text:p>
          </table:table-cell>
          <table:table-cell table:formula="of:=[.K115]/[.B115]" office:value-type="float" office:value="0.837209302325581" calcext:value-type="float">
            <text:p>0.837209302325581</text:p>
          </table:table-cell>
          <table:table-cell table:formula="of:=[$'07_pr2377-junit-improved-data'.B115]" office:value-type="float" office:value="0.0035" calcext:value-type="float">
            <text:p>0.0035</text:p>
          </table:table-cell>
          <table:table-cell table:formula="of:=[.M115]/[.B115]" office:value-type="float" office:value="0.813953488372093" calcext:value-type="float">
            <text:p>0.813953488372093</text:p>
          </table:table-cell>
          <table:table-cell table:formula="of:=[$'08_pr2377-fixed-typeres-data'.B115]" office:value-type="float" office:value="0.003" calcext:value-type="float">
            <text:p>0.003</text:p>
          </table:table-cell>
          <table:table-cell table:formula="of:=[.O115]/[.B115]" office:value-type="float" office:value="0.697674418604651" calcext:value-type="float">
            <text:p>0.697674418604651</text:p>
          </table:table-cell>
          <table:table-cell table:formula="of:=[$'09_pr2377-junitstaticsuite-data'.B115]" office:value-type="float" office:value="0.0038" calcext:value-type="float">
            <text:p>0.0038</text:p>
          </table:table-cell>
          <table:table-cell table:formula="of:=[.Q115]/[.B115]" office:value-type="float" office:value="0.883720930232558" calcext:value-type="float">
            <text:p>0.883720930232558</text:p>
          </table:table-cell>
        </table:table-row>
        <table:table-row table:style-name="ro1">
          <table:table-cell table:formula="of:=[$'01_baseline-6.22.0-data'.A116]" office:value-type="string" office:string-value="EqualsNull" calcext:value-type="string">
            <text:p>EqualsNull</text:p>
          </table:table-cell>
          <table:table-cell table:formula="of:=[$'01_baseline-6.22.0-data'.B116]" office:value-type="float" office:value="1.6017" calcext:value-type="float">
            <text:p>1.6017</text:p>
          </table:table-cell>
          <table:table-cell table:formula="of:=[$'02_master-6.23.0-SNAPSHOT-ea532e6-data'.B116]" office:value-type="float" office:value="1.7971" calcext:value-type="float">
            <text:p>1.7971</text:p>
          </table:table-cell>
          <table:table-cell table:formula="of:=[.C116]/[.B116]" office:value-type="float" office:value="1.12199537990885" calcext:value-type="float">
            <text:p>1.12199537990885</text:p>
          </table:table-cell>
          <table:table-cell table:formula="of:=[$'03_pr2377-data'.B116]" office:value-type="float" office:value="2.0949" calcext:value-type="float">
            <text:p>2.0949</text:p>
          </table:table-cell>
          <table:table-cell table:formula="of:=[.E116]/[.B116]" office:value-type="float" office:value="1.30792283199101" calcext:value-type="float">
            <text:p>1.30792283199101</text:p>
          </table:table-cell>
          <table:table-cell table:formula="of:=[$'04_pr2377-improved-properclone-avoiddecimal-data'.B116]" office:value-type="float" office:value="2.2373" calcext:value-type="float">
            <text:p>2.2373</text:p>
          </table:table-cell>
          <table:table-cell table:formula="of:=[.G116]/[.B116]" office:value-type="float" office:value="1.39682836985703" calcext:value-type="float">
            <text:p>1.39682836985703</text:p>
          </table:table-cell>
          <table:table-cell table:formula="of:=[$'05_pr2377_positionliteral-data'.B116]" office:value-type="float" office:value="2.1962" calcext:value-type="float">
            <text:p>2.1962</text:p>
          </table:table-cell>
          <table:table-cell table:formula="of:=[.I116]/[.B116]" office:value-type="float" office:value="1.37116813385778" calcext:value-type="float">
            <text:p>1.37116813385778</text:p>
          </table:table-cell>
          <table:table-cell table:formula="of:=[$'06_pr2377-positionliteral-javarule-data'.B116]" office:value-type="float" office:value="2.2435" calcext:value-type="float">
            <text:p>2.2435</text:p>
          </table:table-cell>
          <table:table-cell table:formula="of:=[.K116]/[.B116]" office:value-type="float" office:value="1.4006992570394" calcext:value-type="float">
            <text:p>1.4006992570394</text:p>
          </table:table-cell>
          <table:table-cell table:formula="of:=[$'07_pr2377-junit-improved-data'.B116]" office:value-type="float" office:value="2.2185" calcext:value-type="float">
            <text:p>2.2185</text:p>
          </table:table-cell>
          <table:table-cell table:formula="of:=[.M116]/[.B116]" office:value-type="float" office:value="1.38509084098146" calcext:value-type="float">
            <text:p>1.38509084098146</text:p>
          </table:table-cell>
          <table:table-cell table:formula="of:=[$'08_pr2377-fixed-typeres-data'.B116]" office:value-type="float" office:value="2.3302" calcext:value-type="float">
            <text:p>2.3302</text:p>
          </table:table-cell>
          <table:table-cell table:formula="of:=[.O116]/[.B116]" office:value-type="float" office:value="1.45482924392833" calcext:value-type="float">
            <text:p>1.45482924392833</text:p>
          </table:table-cell>
          <table:table-cell table:formula="of:=[$'09_pr2377-junitstaticsuite-data'.B116]" office:value-type="float" office:value="2.0741" calcext:value-type="float">
            <text:p>2.0741</text:p>
          </table:table-cell>
          <table:table-cell table:formula="of:=[.Q116]/[.B116]" office:value-type="float" office:value="1.2949366298308" calcext:value-type="float">
            <text:p>1.2949366298308</text:p>
          </table:table-cell>
        </table:table-row>
        <table:table-row table:style-name="ro1">
          <table:table-cell table:formula="of:=[$'01_baseline-6.22.0-data'.A117]" office:value-type="string" office:string-value="ExceptionAsFlowControl" calcext:value-type="string">
            <text:p>ExceptionAsFlowControl</text:p>
          </table:table-cell>
          <table:table-cell table:formula="of:=[$'01_baseline-6.22.0-data'.B117]" office:value-type="float" office:value="0.4182" calcext:value-type="float">
            <text:p>0.4182</text:p>
          </table:table-cell>
          <table:table-cell table:formula="of:=[$'02_master-6.23.0-SNAPSHOT-ea532e6-data'.B117]" office:value-type="float" office:value="0.3564" calcext:value-type="float">
            <text:p>0.3564</text:p>
          </table:table-cell>
          <table:table-cell table:formula="of:=[.C117]/[.B117]" office:value-type="float" office:value="0.852223816355811" calcext:value-type="float">
            <text:p>0.852223816355811</text:p>
          </table:table-cell>
          <table:table-cell table:formula="of:=[$'03_pr2377-data'.B117]" office:value-type="float" office:value="0.3617" calcext:value-type="float">
            <text:p>0.3617</text:p>
          </table:table-cell>
          <table:table-cell table:formula="of:=[.E117]/[.B117]" office:value-type="float" office:value="0.864897178383549" calcext:value-type="float">
            <text:p>0.864897178383549</text:p>
          </table:table-cell>
          <table:table-cell table:formula="of:=[$'04_pr2377-improved-properclone-avoiddecimal-data'.B117]" office:value-type="float" office:value="0.3518" calcext:value-type="float">
            <text:p>0.3518</text:p>
          </table:table-cell>
          <table:table-cell table:formula="of:=[.G117]/[.B117]" office:value-type="float" office:value="0.841224294595887" calcext:value-type="float">
            <text:p>0.841224294595887</text:p>
          </table:table-cell>
          <table:table-cell table:formula="of:=[$'05_pr2377_positionliteral-data'.B117]" office:value-type="float" office:value="0.3572" calcext:value-type="float">
            <text:p>0.3572</text:p>
          </table:table-cell>
          <table:table-cell table:formula="of:=[.I117]/[.B117]" office:value-type="float" office:value="0.854136776661884" calcext:value-type="float">
            <text:p>0.854136776661884</text:p>
          </table:table-cell>
          <table:table-cell table:formula="of:=[$'06_pr2377-positionliteral-javarule-data'.B117]" office:value-type="float" office:value="0.3659" calcext:value-type="float">
            <text:p>0.3659</text:p>
          </table:table-cell>
          <table:table-cell table:formula="of:=[.K117]/[.B117]" office:value-type="float" office:value="0.874940219990435" calcext:value-type="float">
            <text:p>0.874940219990435</text:p>
          </table:table-cell>
          <table:table-cell table:formula="of:=[$'07_pr2377-junit-improved-data'.B117]" office:value-type="float" office:value="0.3676" calcext:value-type="float">
            <text:p>0.3676</text:p>
          </table:table-cell>
          <table:table-cell table:formula="of:=[.M117]/[.B117]" office:value-type="float" office:value="0.879005260640842" calcext:value-type="float">
            <text:p>0.879005260640842</text:p>
          </table:table-cell>
          <table:table-cell table:formula="of:=[$'08_pr2377-fixed-typeres-data'.B117]" office:value-type="float" office:value="0.3669" calcext:value-type="float">
            <text:p>0.3669</text:p>
          </table:table-cell>
          <table:table-cell table:formula="of:=[.O117]/[.B117]" office:value-type="float" office:value="0.877331420373027" calcext:value-type="float">
            <text:p>0.877331420373027</text:p>
          </table:table-cell>
          <table:table-cell table:formula="of:=[$'09_pr2377-junitstaticsuite-data'.B117]" office:value-type="float" office:value="0.3662" calcext:value-type="float">
            <text:p>0.3662</text:p>
          </table:table-cell>
          <table:table-cell table:formula="of:=[.Q117]/[.B117]" office:value-type="float" office:value="0.875657580105213" calcext:value-type="float">
            <text:p>0.875657580105213</text:p>
          </table:table-cell>
        </table:table-row>
        <table:table-row table:style-name="ro1">
          <table:table-cell table:formula="of:=[$'01_baseline-6.22.0-data'.A118]" office:value-type="string" office:string-value="ExcessiveClassLength" calcext:value-type="string">
            <text:p>ExcessiveClassLength</text:p>
          </table:table-cell>
          <table:table-cell table:formula="of:=[$'01_baseline-6.22.0-data'.B118]" office:value-type="float" office:value="0.5878" calcext:value-type="float">
            <text:p>0.5878</text:p>
          </table:table-cell>
          <table:table-cell table:formula="of:=[$'02_master-6.23.0-SNAPSHOT-ea532e6-data'.B118]" office:value-type="float" office:value="0.5922" calcext:value-type="float">
            <text:p>0.5922</text:p>
          </table:table-cell>
          <table:table-cell table:formula="of:=[.C118]/[.B118]" office:value-type="float" office:value="1.00748553929908" calcext:value-type="float">
            <text:p>1.00748553929908</text:p>
          </table:table-cell>
          <table:table-cell table:formula="of:=[$'03_pr2377-data'.B118]" office:value-type="float" office:value="0.584" calcext:value-type="float">
            <text:p>0.584</text:p>
          </table:table-cell>
          <table:table-cell table:formula="of:=[.E118]/[.B118]" office:value-type="float" office:value="0.993535216059884" calcext:value-type="float">
            <text:p>0.993535216059884</text:p>
          </table:table-cell>
          <table:table-cell table:formula="of:=[$'04_pr2377-improved-properclone-avoiddecimal-data'.B118]" office:value-type="float" office:value="0.5863" calcext:value-type="float">
            <text:p>0.5863</text:p>
          </table:table-cell>
          <table:table-cell table:formula="of:=[.G118]/[.B118]" office:value-type="float" office:value="0.997448111602586" calcext:value-type="float">
            <text:p>0.997448111602586</text:p>
          </table:table-cell>
          <table:table-cell table:formula="of:=[$'05_pr2377_positionliteral-data'.B118]" office:value-type="float" office:value="0.597" calcext:value-type="float">
            <text:p>0.597</text:p>
          </table:table-cell>
          <table:table-cell table:formula="of:=[.I118]/[.B118]" office:value-type="float" office:value="1.01565158217081" calcext:value-type="float">
            <text:p>1.01565158217081</text:p>
          </table:table-cell>
          <table:table-cell table:formula="of:=[$'06_pr2377-positionliteral-javarule-data'.B118]" office:value-type="float" office:value="0.5968" calcext:value-type="float">
            <text:p>0.5968</text:p>
          </table:table-cell>
          <table:table-cell table:formula="of:=[.K118]/[.B118]" office:value-type="float" office:value="1.01531133038448" calcext:value-type="float">
            <text:p>1.01531133038448</text:p>
          </table:table-cell>
          <table:table-cell table:formula="of:=[$'07_pr2377-junit-improved-data'.B118]" office:value-type="float" office:value="0.6067" calcext:value-type="float">
            <text:p>0.6067</text:p>
          </table:table-cell>
          <table:table-cell table:formula="of:=[.M118]/[.B118]" office:value-type="float" office:value="1.03215379380742" calcext:value-type="float">
            <text:p>1.03215379380742</text:p>
          </table:table-cell>
          <table:table-cell table:formula="of:=[$'08_pr2377-fixed-typeres-data'.B118]" office:value-type="float" office:value="0.612" calcext:value-type="float">
            <text:p>0.612</text:p>
          </table:table-cell>
          <table:table-cell table:formula="of:=[.O118]/[.B118]" office:value-type="float" office:value="1.04117046614495" calcext:value-type="float">
            <text:p>1.04117046614495</text:p>
          </table:table-cell>
          <table:table-cell table:formula="of:=[$'09_pr2377-junitstaticsuite-data'.B118]" office:value-type="float" office:value="0.6056" calcext:value-type="float">
            <text:p>0.6056</text:p>
          </table:table-cell>
          <table:table-cell table:formula="of:=[.Q118]/[.B118]" office:value-type="float" office:value="1.03028240898265" calcext:value-type="float">
            <text:p>1.03028240898265</text:p>
          </table:table-cell>
        </table:table-row>
        <table:table-row table:style-name="ro1">
          <table:table-cell table:formula="of:=[$'01_baseline-6.22.0-data'.A119]" office:value-type="string" office:string-value="ExcessiveImports" calcext:value-type="string">
            <text:p>ExcessiveImports</text:p>
          </table:table-cell>
          <table:table-cell table:formula="of:=[$'01_baseline-6.22.0-data'.B119]" office:value-type="float" office:value="0.4312" calcext:value-type="float">
            <text:p>0.4312</text:p>
          </table:table-cell>
          <table:table-cell table:formula="of:=[$'02_master-6.23.0-SNAPSHOT-ea532e6-data'.B119]" office:value-type="float" office:value="0.4294" calcext:value-type="float">
            <text:p>0.4294</text:p>
          </table:table-cell>
          <table:table-cell table:formula="of:=[.C119]/[.B119]" office:value-type="float" office:value="0.99582560296846" calcext:value-type="float">
            <text:p>0.99582560296846</text:p>
          </table:table-cell>
          <table:table-cell table:formula="of:=[$'03_pr2377-data'.B119]" office:value-type="float" office:value="0.422" calcext:value-type="float">
            <text:p>0.422</text:p>
          </table:table-cell>
          <table:table-cell table:formula="of:=[.E119]/[.B119]" office:value-type="float" office:value="0.978664192949907" calcext:value-type="float">
            <text:p>0.978664192949907</text:p>
          </table:table-cell>
          <table:table-cell table:formula="of:=[$'04_pr2377-improved-properclone-avoiddecimal-data'.B119]" office:value-type="float" office:value="0.4223" calcext:value-type="float">
            <text:p>0.4223</text:p>
          </table:table-cell>
          <table:table-cell table:formula="of:=[.G119]/[.B119]" office:value-type="float" office:value="0.979359925788497" calcext:value-type="float">
            <text:p>0.979359925788497</text:p>
          </table:table-cell>
          <table:table-cell table:formula="of:=[$'05_pr2377_positionliteral-data'.B119]" office:value-type="float" office:value="0.4222" calcext:value-type="float">
            <text:p>0.4222</text:p>
          </table:table-cell>
          <table:table-cell table:formula="of:=[.I119]/[.B119]" office:value-type="float" office:value="0.9791280148423" calcext:value-type="float">
            <text:p>0.9791280148423</text:p>
          </table:table-cell>
          <table:table-cell table:formula="of:=[$'06_pr2377-positionliteral-javarule-data'.B119]" office:value-type="float" office:value="0.4395" calcext:value-type="float">
            <text:p>0.4395</text:p>
          </table:table-cell>
          <table:table-cell table:formula="of:=[.K119]/[.B119]" office:value-type="float" office:value="1.01924860853432" calcext:value-type="float">
            <text:p>1.01924860853432</text:p>
          </table:table-cell>
          <table:table-cell table:formula="of:=[$'07_pr2377-junit-improved-data'.B119]" office:value-type="float" office:value="0.4351" calcext:value-type="float">
            <text:p>0.4351</text:p>
          </table:table-cell>
          <table:table-cell table:formula="of:=[.M119]/[.B119]" office:value-type="float" office:value="1.00904452690167" calcext:value-type="float">
            <text:p>1.00904452690167</text:p>
          </table:table-cell>
          <table:table-cell table:formula="of:=[$'08_pr2377-fixed-typeres-data'.B119]" office:value-type="float" office:value="0.4407" calcext:value-type="float">
            <text:p>0.4407</text:p>
          </table:table-cell>
          <table:table-cell table:formula="of:=[.O119]/[.B119]" office:value-type="float" office:value="1.02203153988868" calcext:value-type="float">
            <text:p>1.02203153988868</text:p>
          </table:table-cell>
          <table:table-cell table:formula="of:=[$'09_pr2377-junitstaticsuite-data'.B119]" office:value-type="float" office:value="0.4371" calcext:value-type="float">
            <text:p>0.4371</text:p>
          </table:table-cell>
          <table:table-cell table:formula="of:=[.Q119]/[.B119]" office:value-type="float" office:value="1.0136827458256" calcext:value-type="float">
            <text:p>1.0136827458256</text:p>
          </table:table-cell>
        </table:table-row>
        <table:table-row table:style-name="ro1">
          <table:table-cell table:formula="of:=[$'01_baseline-6.22.0-data'.A120]" office:value-type="string" office:string-value="ExcessiveMethodLength" calcext:value-type="string">
            <text:p>ExcessiveMethodLength</text:p>
          </table:table-cell>
          <table:table-cell table:formula="of:=[$'01_baseline-6.22.0-data'.B120]" office:value-type="float" office:value="0.5429" calcext:value-type="float">
            <text:p>0.5429</text:p>
          </table:table-cell>
          <table:table-cell table:formula="of:=[$'02_master-6.23.0-SNAPSHOT-ea532e6-data'.B120]" office:value-type="float" office:value="0.5447" calcext:value-type="float">
            <text:p>0.5447</text:p>
          </table:table-cell>
          <table:table-cell table:formula="of:=[.C120]/[.B120]" office:value-type="float" office:value="1.0033155277215" calcext:value-type="float">
            <text:p>1.0033155277215</text:p>
          </table:table-cell>
          <table:table-cell table:formula="of:=[$'03_pr2377-data'.B120]" office:value-type="float" office:value="0.5329" calcext:value-type="float">
            <text:p>0.5329</text:p>
          </table:table-cell>
          <table:table-cell table:formula="of:=[.E120]/[.B120]" office:value-type="float" office:value="0.981580401547246" calcext:value-type="float">
            <text:p>0.981580401547246</text:p>
          </table:table-cell>
          <table:table-cell table:formula="of:=[$'04_pr2377-improved-properclone-avoiddecimal-data'.B120]" office:value-type="float" office:value="0.5351" calcext:value-type="float">
            <text:p>0.5351</text:p>
          </table:table-cell>
          <table:table-cell table:formula="of:=[.G120]/[.B120]" office:value-type="float" office:value="0.985632713206852" calcext:value-type="float">
            <text:p>0.985632713206852</text:p>
          </table:table-cell>
          <table:table-cell table:formula="of:=[$'05_pr2377_positionliteral-data'.B120]" office:value-type="float" office:value="0.5375" calcext:value-type="float">
            <text:p>0.5375</text:p>
          </table:table-cell>
          <table:table-cell table:formula="of:=[.I120]/[.B120]" office:value-type="float" office:value="0.990053416835513" calcext:value-type="float">
            <text:p>0.990053416835513</text:p>
          </table:table-cell>
          <table:table-cell table:formula="of:=[$'06_pr2377-positionliteral-javarule-data'.B120]" office:value-type="float" office:value="0.5477" calcext:value-type="float">
            <text:p>0.5477</text:p>
          </table:table-cell>
          <table:table-cell table:formula="of:=[.K120]/[.B120]" office:value-type="float" office:value="1.00884140725732" calcext:value-type="float">
            <text:p>1.00884140725732</text:p>
          </table:table-cell>
          <table:table-cell table:formula="of:=[$'07_pr2377-junit-improved-data'.B120]" office:value-type="float" office:value="0.5511" calcext:value-type="float">
            <text:p>0.5511</text:p>
          </table:table-cell>
          <table:table-cell table:formula="of:=[.M120]/[.B120]" office:value-type="float" office:value="1.01510407073126" calcext:value-type="float">
            <text:p>1.01510407073126</text:p>
          </table:table-cell>
          <table:table-cell table:formula="of:=[$'08_pr2377-fixed-typeres-data'.B120]" office:value-type="float" office:value="0.5602" calcext:value-type="float">
            <text:p>0.5602</text:p>
          </table:table-cell>
          <table:table-cell table:formula="of:=[.O120]/[.B120]" office:value-type="float" office:value="1.03186590532326" calcext:value-type="float">
            <text:p>1.03186590532326</text:p>
          </table:table-cell>
          <table:table-cell table:formula="of:=[$'09_pr2377-junitstaticsuite-data'.B120]" office:value-type="float" office:value="0.5462" calcext:value-type="float">
            <text:p>0.5462</text:p>
          </table:table-cell>
          <table:table-cell table:formula="of:=[.Q120]/[.B120]" office:value-type="float" office:value="1.00607846748941" calcext:value-type="float">
            <text:p>1.00607846748941</text:p>
          </table:table-cell>
        </table:table-row>
        <table:table-row table:style-name="ro1">
          <table:table-cell table:formula="of:=[$'01_baseline-6.22.0-data'.A121]" office:value-type="string" office:string-value="ExcessiveParameterList" calcext:value-type="string">
            <text:p>ExcessiveParameterList</text:p>
          </table:table-cell>
          <table:table-cell table:formula="of:=[$'01_baseline-6.22.0-data'.B121]" office:value-type="float" office:value="0.3916" calcext:value-type="float">
            <text:p>0.3916</text:p>
          </table:table-cell>
          <table:table-cell table:formula="of:=[$'02_master-6.23.0-SNAPSHOT-ea532e6-data'.B121]" office:value-type="float" office:value="0.3868" calcext:value-type="float">
            <text:p>0.3868</text:p>
          </table:table-cell>
          <table:table-cell table:formula="of:=[.C121]/[.B121]" office:value-type="float" office:value="0.987742594484168" calcext:value-type="float">
            <text:p>0.987742594484168</text:p>
          </table:table-cell>
          <table:table-cell table:formula="of:=[$'03_pr2377-data'.B121]" office:value-type="float" office:value="0.379" calcext:value-type="float">
            <text:p>0.379</text:p>
          </table:table-cell>
          <table:table-cell table:formula="of:=[.E121]/[.B121]" office:value-type="float" office:value="0.96782431052094" calcext:value-type="float">
            <text:p>0.96782431052094</text:p>
          </table:table-cell>
          <table:table-cell table:formula="of:=[$'04_pr2377-improved-properclone-avoiddecimal-data'.B121]" office:value-type="float" office:value="0.3785" calcext:value-type="float">
            <text:p>0.3785</text:p>
          </table:table-cell>
          <table:table-cell table:formula="of:=[.G121]/[.B121]" office:value-type="float" office:value="0.966547497446374" calcext:value-type="float">
            <text:p>0.966547497446374</text:p>
          </table:table-cell>
          <table:table-cell table:formula="of:=[$'05_pr2377_positionliteral-data'.B121]" office:value-type="float" office:value="0.3801" calcext:value-type="float">
            <text:p>0.3801</text:p>
          </table:table-cell>
          <table:table-cell table:formula="of:=[.I121]/[.B121]" office:value-type="float" office:value="0.970633299284985" calcext:value-type="float">
            <text:p>0.970633299284985</text:p>
          </table:table-cell>
          <table:table-cell table:formula="of:=[$'06_pr2377-positionliteral-javarule-data'.B121]" office:value-type="float" office:value="0.4003" calcext:value-type="float">
            <text:p>0.4003</text:p>
          </table:table-cell>
          <table:table-cell table:formula="of:=[.K121]/[.B121]" office:value-type="float" office:value="1.02221654749745" calcext:value-type="float">
            <text:p>1.02221654749745</text:p>
          </table:table-cell>
          <table:table-cell table:formula="of:=[$'07_pr2377-junit-improved-data'.B121]" office:value-type="float" office:value="0.3968" calcext:value-type="float">
            <text:p>0.3968</text:p>
          </table:table-cell>
          <table:table-cell table:formula="of:=[.M121]/[.B121]" office:value-type="float" office:value="1.01327885597549" calcext:value-type="float">
            <text:p>1.01327885597549</text:p>
          </table:table-cell>
          <table:table-cell table:formula="of:=[$'08_pr2377-fixed-typeres-data'.B121]" office:value-type="float" office:value="0.4014" calcext:value-type="float">
            <text:p>0.4014</text:p>
          </table:table-cell>
          <table:table-cell table:formula="of:=[.O121]/[.B121]" office:value-type="float" office:value="1.02502553626149" calcext:value-type="float">
            <text:p>1.02502553626149</text:p>
          </table:table-cell>
          <table:table-cell table:formula="of:=[$'09_pr2377-junitstaticsuite-data'.B121]" office:value-type="float" office:value="0.3969" calcext:value-type="float">
            <text:p>0.3969</text:p>
          </table:table-cell>
          <table:table-cell table:formula="of:=[.Q121]/[.B121]" office:value-type="float" office:value="1.0135342185904" calcext:value-type="float">
            <text:p>1.0135342185904</text:p>
          </table:table-cell>
        </table:table-row>
        <table:table-row table:style-name="ro1">
          <table:table-cell table:formula="of:=[$'01_baseline-6.22.0-data'.A122]" office:value-type="string" office:string-value="ExcessivePublicCount" calcext:value-type="string">
            <text:p>ExcessivePublicCount</text:p>
          </table:table-cell>
          <table:table-cell table:formula="of:=[$'01_baseline-6.22.0-data'.B122]" office:value-type="float" office:value="0.3586" calcext:value-type="float">
            <text:p>0.3586</text:p>
          </table:table-cell>
          <table:table-cell table:formula="of:=[$'02_master-6.23.0-SNAPSHOT-ea532e6-data'.B122]" office:value-type="float" office:value="0.3544" calcext:value-type="float">
            <text:p>0.3544</text:p>
          </table:table-cell>
          <table:table-cell table:formula="of:=[.C122]/[.B122]" office:value-type="float" office:value="0.988287785833798" calcext:value-type="float">
            <text:p>0.988287785833798</text:p>
          </table:table-cell>
          <table:table-cell table:formula="of:=[$'03_pr2377-data'.B122]" office:value-type="float" office:value="0.3484" calcext:value-type="float">
            <text:p>0.3484</text:p>
          </table:table-cell>
          <table:table-cell table:formula="of:=[.E122]/[.B122]" office:value-type="float" office:value="0.971556051310653" calcext:value-type="float">
            <text:p>0.971556051310653</text:p>
          </table:table-cell>
          <table:table-cell table:formula="of:=[$'04_pr2377-improved-properclone-avoiddecimal-data'.B122]" office:value-type="float" office:value="0.3509" calcext:value-type="float">
            <text:p>0.3509</text:p>
          </table:table-cell>
          <table:table-cell table:formula="of:=[.G122]/[.B122]" office:value-type="float" office:value="0.978527607361963" calcext:value-type="float">
            <text:p>0.978527607361963</text:p>
          </table:table-cell>
          <table:table-cell table:formula="of:=[$'05_pr2377_positionliteral-data'.B122]" office:value-type="float" office:value="0.3508" calcext:value-type="float">
            <text:p>0.3508</text:p>
          </table:table-cell>
          <table:table-cell table:formula="of:=[.I122]/[.B122]" office:value-type="float" office:value="0.978248745119911" calcext:value-type="float">
            <text:p>0.978248745119911</text:p>
          </table:table-cell>
          <table:table-cell table:formula="of:=[$'06_pr2377-positionliteral-javarule-data'.B122]" office:value-type="float" office:value="0.3652" calcext:value-type="float">
            <text:p>0.3652</text:p>
          </table:table-cell>
          <table:table-cell table:formula="of:=[.K122]/[.B122]" office:value-type="float" office:value="1.01840490797546" calcext:value-type="float">
            <text:p>1.01840490797546</text:p>
          </table:table-cell>
          <table:table-cell table:formula="of:=[$'07_pr2377-junit-improved-data'.B122]" office:value-type="float" office:value="0.3617" calcext:value-type="float">
            <text:p>0.3617</text:p>
          </table:table-cell>
          <table:table-cell table:formula="of:=[.M122]/[.B122]" office:value-type="float" office:value="1.00864472950363" calcext:value-type="float">
            <text:p>1.00864472950363</text:p>
          </table:table-cell>
          <table:table-cell table:formula="of:=[$'08_pr2377-fixed-typeres-data'.B122]" office:value-type="float" office:value="0.3682" calcext:value-type="float">
            <text:p>0.3682</text:p>
          </table:table-cell>
          <table:table-cell table:formula="of:=[.O122]/[.B122]" office:value-type="float" office:value="1.02677077523703" calcext:value-type="float">
            <text:p>1.02677077523703</text:p>
          </table:table-cell>
          <table:table-cell table:formula="of:=[$'09_pr2377-junitstaticsuite-data'.B122]" office:value-type="float" office:value="0.3613" calcext:value-type="float">
            <text:p>0.3613</text:p>
          </table:table-cell>
          <table:table-cell table:formula="of:=[.Q122]/[.B122]" office:value-type="float" office:value="1.00752928053542" calcext:value-type="float">
            <text:p>1.00752928053542</text:p>
          </table:table-cell>
        </table:table-row>
        <table:table-row table:style-name="ro1">
          <table:table-cell table:formula="of:=[$'01_baseline-6.22.0-data'.A123]" office:value-type="string" office:string-value="ExtendsObject" calcext:value-type="string">
            <text:p>ExtendsObject</text:p>
          </table:table-cell>
          <table:table-cell table:formula="of:=[$'01_baseline-6.22.0-data'.B123]" office:value-type="float" office:value="0.018" calcext:value-type="float">
            <text:p>0.018</text:p>
          </table:table-cell>
          <table:table-cell table:formula="of:=[$'02_master-6.23.0-SNAPSHOT-ea532e6-data'.B123]" office:value-type="float" office:value="0.0196" calcext:value-type="float">
            <text:p>0.0196</text:p>
          </table:table-cell>
          <table:table-cell table:formula="of:=[.C123]/[.B123]" office:value-type="float" office:value="1.08888888888889" calcext:value-type="float">
            <text:p>1.08888888888889</text:p>
          </table:table-cell>
          <table:table-cell table:formula="of:=[$'03_pr2377-data'.B123]" office:value-type="float" office:value="0.0209" calcext:value-type="float">
            <text:p>0.0209</text:p>
          </table:table-cell>
          <table:table-cell table:formula="of:=[.E123]/[.B123]" office:value-type="float" office:value="1.16111111111111" calcext:value-type="float">
            <text:p>1.16111111111111</text:p>
          </table:table-cell>
          <table:table-cell table:formula="of:=[$'04_pr2377-improved-properclone-avoiddecimal-data'.B123]" office:value-type="float" office:value="0.0209" calcext:value-type="float">
            <text:p>0.0209</text:p>
          </table:table-cell>
          <table:table-cell table:formula="of:=[.G123]/[.B123]" office:value-type="float" office:value="1.16111111111111" calcext:value-type="float">
            <text:p>1.16111111111111</text:p>
          </table:table-cell>
          <table:table-cell table:formula="of:=[$'05_pr2377_positionliteral-data'.B123]" office:value-type="float" office:value="0.0219" calcext:value-type="float">
            <text:p>0.0219</text:p>
          </table:table-cell>
          <table:table-cell table:formula="of:=[.I123]/[.B123]" office:value-type="float" office:value="1.21666666666667" calcext:value-type="float">
            <text:p>1.21666666666667</text:p>
          </table:table-cell>
          <table:table-cell table:formula="of:=[$'06_pr2377-positionliteral-javarule-data'.B123]" office:value-type="float" office:value="0.0223" calcext:value-type="float">
            <text:p>0.0223</text:p>
          </table:table-cell>
          <table:table-cell table:formula="of:=[.K123]/[.B123]" office:value-type="float" office:value="1.23888888888889" calcext:value-type="float">
            <text:p>1.23888888888889</text:p>
          </table:table-cell>
          <table:table-cell table:formula="of:=[$'07_pr2377-junit-improved-data'.B123]" office:value-type="float" office:value="0.0219" calcext:value-type="float">
            <text:p>0.0219</text:p>
          </table:table-cell>
          <table:table-cell table:formula="of:=[.M123]/[.B123]" office:value-type="float" office:value="1.21666666666667" calcext:value-type="float">
            <text:p>1.21666666666667</text:p>
          </table:table-cell>
          <table:table-cell table:formula="of:=[$'08_pr2377-fixed-typeres-data'.B123]" office:value-type="float" office:value="0.0223" calcext:value-type="float">
            <text:p>0.0223</text:p>
          </table:table-cell>
          <table:table-cell table:formula="of:=[.O123]/[.B123]" office:value-type="float" office:value="1.23888888888889" calcext:value-type="float">
            <text:p>1.23888888888889</text:p>
          </table:table-cell>
          <table:table-cell table:formula="of:=[$'09_pr2377-junitstaticsuite-data'.B123]" office:value-type="float" office:value="0.0216" calcext:value-type="float">
            <text:p>0.0216</text:p>
          </table:table-cell>
          <table:table-cell table:formula="of:=[.Q123]/[.B123]" office:value-type="float" office:value="1.2" calcext:value-type="float">
            <text:p>1.2</text:p>
          </table:table-cell>
        </table:table-row>
        <table:table-row table:style-name="ro1">
          <table:table-cell table:formula="of:=[$'01_baseline-6.22.0-data'.A124]" office:value-type="string" office:string-value="FieldDeclarationsShouldBeAtStartOfClass" calcext:value-type="string">
            <text:p>FieldDeclarationsShouldBeAtStartOfClass</text:p>
          </table:table-cell>
          <table:table-cell table:formula="of:=[$'01_baseline-6.22.0-data'.B124]" office:value-type="float" office:value="0.3434" calcext:value-type="float">
            <text:p>0.3434</text:p>
          </table:table-cell>
          <table:table-cell table:formula="of:=[$'02_master-6.23.0-SNAPSHOT-ea532e6-data'.B124]" office:value-type="float" office:value="0.3425" calcext:value-type="float">
            <text:p>0.3425</text:p>
          </table:table-cell>
          <table:table-cell table:formula="of:=[.C124]/[.B124]" office:value-type="float" office:value="0.997379149679674" calcext:value-type="float">
            <text:p>0.997379149679674</text:p>
          </table:table-cell>
          <table:table-cell table:formula="of:=[$'03_pr2377-data'.B124]" office:value-type="float" office:value="0.3409" calcext:value-type="float">
            <text:p>0.3409</text:p>
          </table:table-cell>
          <table:table-cell table:formula="of:=[.E124]/[.B124]" office:value-type="float" office:value="0.992719860221316" calcext:value-type="float">
            <text:p>0.992719860221316</text:p>
          </table:table-cell>
          <table:table-cell table:formula="of:=[$'04_pr2377-improved-properclone-avoiddecimal-data'.B124]" office:value-type="float" office:value="0.3747" calcext:value-type="float">
            <text:p>0.3747</text:p>
          </table:table-cell>
          <table:table-cell table:formula="of:=[.G124]/[.B124]" office:value-type="float" office:value="1.09114735002912" calcext:value-type="float">
            <text:p>1.09114735002912</text:p>
          </table:table-cell>
          <table:table-cell table:formula="of:=[$'05_pr2377_positionliteral-data'.B124]" office:value-type="float" office:value="0.3484" calcext:value-type="float">
            <text:p>0.3484</text:p>
          </table:table-cell>
          <table:table-cell table:formula="of:=[.I124]/[.B124]" office:value-type="float" office:value="1.01456027955737" calcext:value-type="float">
            <text:p>1.01456027955737</text:p>
          </table:table-cell>
          <table:table-cell table:formula="of:=[$'06_pr2377-positionliteral-javarule-data'.B124]" office:value-type="float" office:value="0.355" calcext:value-type="float">
            <text:p>0.355</text:p>
          </table:table-cell>
          <table:table-cell table:formula="of:=[.K124]/[.B124]" office:value-type="float" office:value="1.03377984857309" calcext:value-type="float">
            <text:p>1.03377984857309</text:p>
          </table:table-cell>
          <table:table-cell table:formula="of:=[$'07_pr2377-junit-improved-data'.B124]" office:value-type="float" office:value="0.3497" calcext:value-type="float">
            <text:p>0.3497</text:p>
          </table:table-cell>
          <table:table-cell table:formula="of:=[.M124]/[.B124]" office:value-type="float" office:value="1.01834595224228" calcext:value-type="float">
            <text:p>1.01834595224228</text:p>
          </table:table-cell>
          <table:table-cell table:formula="of:=[$'08_pr2377-fixed-typeres-data'.B124]" office:value-type="float" office:value="0.3507" calcext:value-type="float">
            <text:p>0.3507</text:p>
          </table:table-cell>
          <table:table-cell table:formula="of:=[.O124]/[.B124]" office:value-type="float" office:value="1.02125800815376" calcext:value-type="float">
            <text:p>1.02125800815376</text:p>
          </table:table-cell>
          <table:table-cell table:formula="of:=[$'09_pr2377-junitstaticsuite-data'.B124]" office:value-type="float" office:value="0.3531" calcext:value-type="float">
            <text:p>0.3531</text:p>
          </table:table-cell>
          <table:table-cell table:formula="of:=[.Q124]/[.B124]" office:value-type="float" office:value="1.02824694234129" calcext:value-type="float">
            <text:p>1.02824694234129</text:p>
          </table:table-cell>
        </table:table-row>
        <table:table-row table:style-name="ro1">
          <table:table-cell table:formula="of:=[$'01_baseline-6.22.0-data'.A125]" office:value-type="string" office:string-value="FieldNamingConventions" calcext:value-type="string">
            <text:p>FieldNamingConventions</text:p>
          </table:table-cell>
          <table:table-cell table:formula="of:=[$'01_baseline-6.22.0-data'.B125]" office:value-type="float" office:value="0.0493" calcext:value-type="float">
            <text:p>0.0493</text:p>
          </table:table-cell>
          <table:table-cell table:formula="of:=[$'02_master-6.23.0-SNAPSHOT-ea532e6-data'.B125]" office:value-type="float" office:value="0.0542" calcext:value-type="float">
            <text:p>0.0542</text:p>
          </table:table-cell>
          <table:table-cell table:formula="of:=[.C125]/[.B125]" office:value-type="float" office:value="1.09939148073022" calcext:value-type="float">
            <text:p>1.09939148073022</text:p>
          </table:table-cell>
          <table:table-cell table:formula="of:=[$'03_pr2377-data'.B125]" office:value-type="float" office:value="0.0495" calcext:value-type="float">
            <text:p>0.0495</text:p>
          </table:table-cell>
          <table:table-cell table:formula="of:=[.E125]/[.B125]" office:value-type="float" office:value="1.00405679513185" calcext:value-type="float">
            <text:p>1.00405679513185</text:p>
          </table:table-cell>
          <table:table-cell table:formula="of:=[$'04_pr2377-improved-properclone-avoiddecimal-data'.B125]" office:value-type="float" office:value="0.0543" calcext:value-type="float">
            <text:p>0.0543</text:p>
          </table:table-cell>
          <table:table-cell table:formula="of:=[.G125]/[.B125]" office:value-type="float" office:value="1.10141987829615" calcext:value-type="float">
            <text:p>1.10141987829615</text:p>
          </table:table-cell>
          <table:table-cell table:formula="of:=[$'05_pr2377_positionliteral-data'.B125]" office:value-type="float" office:value="0.0511" calcext:value-type="float">
            <text:p>0.0511</text:p>
          </table:table-cell>
          <table:table-cell table:formula="of:=[.I125]/[.B125]" office:value-type="float" office:value="1.03651115618661" calcext:value-type="float">
            <text:p>1.03651115618661</text:p>
          </table:table-cell>
          <table:table-cell table:formula="of:=[$'06_pr2377-positionliteral-javarule-data'.B125]" office:value-type="float" office:value="0.0527" calcext:value-type="float">
            <text:p>0.0527</text:p>
          </table:table-cell>
          <table:table-cell table:formula="of:=[.K125]/[.B125]" office:value-type="float" office:value="1.06896551724138" calcext:value-type="float">
            <text:p>1.06896551724138</text:p>
          </table:table-cell>
          <table:table-cell table:formula="of:=[$'07_pr2377-junit-improved-data'.B125]" office:value-type="float" office:value="0.0513" calcext:value-type="float">
            <text:p>0.0513</text:p>
          </table:table-cell>
          <table:table-cell table:formula="of:=[.M125]/[.B125]" office:value-type="float" office:value="1.04056795131846" calcext:value-type="float">
            <text:p>1.04056795131846</text:p>
          </table:table-cell>
          <table:table-cell table:formula="of:=[$'08_pr2377-fixed-typeres-data'.B125]" office:value-type="float" office:value="0.0535" calcext:value-type="float">
            <text:p>0.0535</text:p>
          </table:table-cell>
          <table:table-cell table:formula="of:=[.O125]/[.B125]" office:value-type="float" office:value="1.08519269776876" calcext:value-type="float">
            <text:p>1.08519269776876</text:p>
          </table:table-cell>
          <table:table-cell table:formula="of:=[$'09_pr2377-junitstaticsuite-data'.B125]" office:value-type="float" office:value="0.0545" calcext:value-type="float">
            <text:p>0.0545</text:p>
          </table:table-cell>
          <table:table-cell table:formula="of:=[.Q125]/[.B125]" office:value-type="float" office:value="1.10547667342799" calcext:value-type="float">
            <text:p>1.10547667342799</text:p>
          </table:table-cell>
        </table:table-row>
        <table:table-row table:style-name="ro1">
          <table:table-cell table:formula="of:=[$'01_baseline-6.22.0-data'.A126]" office:value-type="string" office:string-value="FinalFieldCouldBeStatic" calcext:value-type="string">
            <text:p>FinalFieldCouldBeStatic</text:p>
          </table:table-cell>
          <table:table-cell table:formula="of:=[$'01_baseline-6.22.0-data'.B126]" office:value-type="float" office:value="0.0901" calcext:value-type="float">
            <text:p>0.0901</text:p>
          </table:table-cell>
          <table:table-cell table:formula="of:=[$'02_master-6.23.0-SNAPSHOT-ea532e6-data'.B126]" office:value-type="float" office:value="0.0935" calcext:value-type="float">
            <text:p>0.0935</text:p>
          </table:table-cell>
          <table:table-cell table:formula="of:=[.C126]/[.B126]" office:value-type="float" office:value="1.0377358490566" calcext:value-type="float">
            <text:p>1.0377358490566</text:p>
          </table:table-cell>
          <table:table-cell table:formula="of:=[$'03_pr2377-data'.B126]" office:value-type="float" office:value="0.1245" calcext:value-type="float">
            <text:p>0.1245</text:p>
          </table:table-cell>
          <table:table-cell table:formula="of:=[.E126]/[.B126]" office:value-type="float" office:value="1.38179800221976" calcext:value-type="float">
            <text:p>1.38179800221976</text:p>
          </table:table-cell>
          <table:table-cell table:formula="of:=[$'04_pr2377-improved-properclone-avoiddecimal-data'.B126]" office:value-type="float" office:value="0.0823" calcext:value-type="float">
            <text:p>0.0823</text:p>
          </table:table-cell>
          <table:table-cell table:formula="of:=[.G126]/[.B126]" office:value-type="float" office:value="0.913429522752497" calcext:value-type="float">
            <text:p>0.913429522752497</text:p>
          </table:table-cell>
          <table:table-cell table:formula="of:=[$'05_pr2377_positionliteral-data'.B126]" office:value-type="float" office:value="0.0891" calcext:value-type="float">
            <text:p>0.0891</text:p>
          </table:table-cell>
          <table:table-cell table:formula="of:=[.I126]/[.B126]" office:value-type="float" office:value="0.988901220865705" calcext:value-type="float">
            <text:p>0.988901220865705</text:p>
          </table:table-cell>
          <table:table-cell table:formula="of:=[$'06_pr2377-positionliteral-javarule-data'.B126]" office:value-type="float" office:value="0.0904" calcext:value-type="float">
            <text:p>0.0904</text:p>
          </table:table-cell>
          <table:table-cell table:formula="of:=[.K126]/[.B126]" office:value-type="float" office:value="1.00332963374029" calcext:value-type="float">
            <text:p>1.00332963374029</text:p>
          </table:table-cell>
          <table:table-cell table:formula="of:=[$'07_pr2377-junit-improved-data'.B126]" office:value-type="float" office:value="0.0829" calcext:value-type="float">
            <text:p>0.0829</text:p>
          </table:table-cell>
          <table:table-cell table:formula="of:=[.M126]/[.B126]" office:value-type="float" office:value="0.920088790233074" calcext:value-type="float">
            <text:p>0.920088790233074</text:p>
          </table:table-cell>
          <table:table-cell table:formula="of:=[$'08_pr2377-fixed-typeres-data'.B126]" office:value-type="float" office:value="0.0849" calcext:value-type="float">
            <text:p>0.0849</text:p>
          </table:table-cell>
          <table:table-cell table:formula="of:=[.O126]/[.B126]" office:value-type="float" office:value="0.942286348501665" calcext:value-type="float">
            <text:p>0.942286348501665</text:p>
          </table:table-cell>
          <table:table-cell table:formula="of:=[$'09_pr2377-junitstaticsuite-data'.B126]" office:value-type="float" office:value="0.0844" calcext:value-type="float">
            <text:p>0.0844</text:p>
          </table:table-cell>
          <table:table-cell table:formula="of:=[.Q126]/[.B126]" office:value-type="float" office:value="0.936736958934517" calcext:value-type="float">
            <text:p>0.936736958934517</text:p>
          </table:table-cell>
        </table:table-row>
        <table:table-row table:style-name="ro1">
          <table:table-cell table:formula="of:=[$'01_baseline-6.22.0-data'.A127]" office:value-type="string" office:string-value="FinalizeDoesNotCallSuperFinalize" calcext:value-type="string">
            <text:p>FinalizeDoesNotCallSuperFinalize</text:p>
          </table:table-cell>
          <table:table-cell table:formula="of:=[$'01_baseline-6.22.0-data'.B127]" office:value-type="float" office:value="0.1704" calcext:value-type="float">
            <text:p>0.1704</text:p>
          </table:table-cell>
          <table:table-cell table:formula="of:=[$'02_master-6.23.0-SNAPSHOT-ea532e6-data'.B127]" office:value-type="float" office:value="0.2195" calcext:value-type="float">
            <text:p>0.2195</text:p>
          </table:table-cell>
          <table:table-cell table:formula="of:=[.C127]/[.B127]" office:value-type="float" office:value="1.2881455399061" calcext:value-type="float">
            <text:p>1.2881455399061</text:p>
          </table:table-cell>
          <table:table-cell table:formula="of:=[$'03_pr2377-data'.B127]" office:value-type="float" office:value="0.2551" calcext:value-type="float">
            <text:p>0.2551</text:p>
          </table:table-cell>
          <table:table-cell table:formula="of:=[.E127]/[.B127]" office:value-type="float" office:value="1.49706572769953" calcext:value-type="float">
            <text:p>1.49706572769953</text:p>
          </table:table-cell>
          <table:table-cell table:formula="of:=[$'04_pr2377-improved-properclone-avoiddecimal-data'.B127]" office:value-type="float" office:value="0.2737" calcext:value-type="float">
            <text:p>0.2737</text:p>
          </table:table-cell>
          <table:table-cell table:formula="of:=[.G127]/[.B127]" office:value-type="float" office:value="1.606220657277" calcext:value-type="float">
            <text:p>1.606220657277</text:p>
          </table:table-cell>
          <table:table-cell table:formula="of:=[$'05_pr2377_positionliteral-data'.B127]" office:value-type="float" office:value="0.2603" calcext:value-type="float">
            <text:p>0.2603</text:p>
          </table:table-cell>
          <table:table-cell table:formula="of:=[.I127]/[.B127]" office:value-type="float" office:value="1.52758215962441" calcext:value-type="float">
            <text:p>1.52758215962441</text:p>
          </table:table-cell>
          <table:table-cell table:formula="of:=[$'06_pr2377-positionliteral-javarule-data'.B127]" office:value-type="float" office:value="0.2653" calcext:value-type="float">
            <text:p>0.2653</text:p>
          </table:table-cell>
          <table:table-cell table:formula="of:=[.K127]/[.B127]" office:value-type="float" office:value="1.55692488262911" calcext:value-type="float">
            <text:p>1.55692488262911</text:p>
          </table:table-cell>
          <table:table-cell table:formula="of:=[$'07_pr2377-junit-improved-data'.B127]" office:value-type="float" office:value="0.3077" calcext:value-type="float">
            <text:p>0.3077</text:p>
          </table:table-cell>
          <table:table-cell table:formula="of:=[.M127]/[.B127]" office:value-type="float" office:value="1.80575117370892" calcext:value-type="float">
            <text:p>1.80575117370892</text:p>
          </table:table-cell>
          <table:table-cell table:formula="of:=[$'08_pr2377-fixed-typeres-data'.B127]" office:value-type="float" office:value="0.2899" calcext:value-type="float">
            <text:p>0.2899</text:p>
          </table:table-cell>
          <table:table-cell table:formula="of:=[.O127]/[.B127]" office:value-type="float" office:value="1.70129107981221" calcext:value-type="float">
            <text:p>1.70129107981221</text:p>
          </table:table-cell>
          <table:table-cell table:formula="of:=[$'09_pr2377-junitstaticsuite-data'.B127]" office:value-type="float" office:value="0.2776" calcext:value-type="float">
            <text:p>0.2776</text:p>
          </table:table-cell>
          <table:table-cell table:formula="of:=[.Q127]/[.B127]" office:value-type="float" office:value="1.62910798122066" calcext:value-type="float">
            <text:p>1.62910798122066</text:p>
          </table:table-cell>
        </table:table-row>
        <table:table-row table:style-name="ro1">
          <table:table-cell table:formula="of:=[$'01_baseline-6.22.0-data'.A128]" office:value-type="string" office:string-value="FinalizeOnlyCallsSuperFinalize" calcext:value-type="string">
            <text:p>FinalizeOnlyCallsSuperFinalize</text:p>
          </table:table-cell>
          <table:table-cell table:formula="of:=[$'01_baseline-6.22.0-data'.B128]" office:value-type="float" office:value="0.1647" calcext:value-type="float">
            <text:p>0.1647</text:p>
          </table:table-cell>
          <table:table-cell table:formula="of:=[$'02_master-6.23.0-SNAPSHOT-ea532e6-data'.B128]" office:value-type="float" office:value="0.171" calcext:value-type="float">
            <text:p>0.171</text:p>
          </table:table-cell>
          <table:table-cell table:formula="of:=[.C128]/[.B128]" office:value-type="float" office:value="1.03825136612022" calcext:value-type="float">
            <text:p>1.03825136612022</text:p>
          </table:table-cell>
          <table:table-cell table:formula="of:=[$'03_pr2377-data'.B128]" office:value-type="float" office:value="0.308" calcext:value-type="float">
            <text:p>0.308</text:p>
          </table:table-cell>
          <table:table-cell table:formula="of:=[.E128]/[.B128]" office:value-type="float" office:value="1.87006678809957" calcext:value-type="float">
            <text:p>1.87006678809957</text:p>
          </table:table-cell>
          <table:table-cell table:formula="of:=[$'04_pr2377-improved-properclone-avoiddecimal-data'.B128]" office:value-type="float" office:value="0.2606" calcext:value-type="float">
            <text:p>0.2606</text:p>
          </table:table-cell>
          <table:table-cell table:formula="of:=[.G128]/[.B128]" office:value-type="float" office:value="1.58227079538555" calcext:value-type="float">
            <text:p>1.58227079538555</text:p>
          </table:table-cell>
          <table:table-cell table:formula="of:=[$'05_pr2377_positionliteral-data'.B128]" office:value-type="float" office:value="0.2999" calcext:value-type="float">
            <text:p>0.2999</text:p>
          </table:table-cell>
          <table:table-cell table:formula="of:=[.I128]/[.B128]" office:value-type="float" office:value="1.82088646023072" calcext:value-type="float">
            <text:p>1.82088646023072</text:p>
          </table:table-cell>
          <table:table-cell table:formula="of:=[$'06_pr2377-positionliteral-javarule-data'.B128]" office:value-type="float" office:value="0.2511" calcext:value-type="float">
            <text:p>0.2511</text:p>
          </table:table-cell>
          <table:table-cell table:formula="of:=[.K128]/[.B128]" office:value-type="float" office:value="1.52459016393443" calcext:value-type="float">
            <text:p>1.52459016393443</text:p>
          </table:table-cell>
          <table:table-cell table:formula="of:=[$'07_pr2377-junit-improved-data'.B128]" office:value-type="float" office:value="0.2676" calcext:value-type="float">
            <text:p>0.2676</text:p>
          </table:table-cell>
          <table:table-cell table:formula="of:=[.M128]/[.B128]" office:value-type="float" office:value="1.6247723132969" calcext:value-type="float">
            <text:p>1.6247723132969</text:p>
          </table:table-cell>
          <table:table-cell table:formula="of:=[$'08_pr2377-fixed-typeres-data'.B128]" office:value-type="float" office:value="0.2764" calcext:value-type="float">
            <text:p>0.2764</text:p>
          </table:table-cell>
          <table:table-cell table:formula="of:=[.O128]/[.B128]" office:value-type="float" office:value="1.67820279295689" calcext:value-type="float">
            <text:p>1.67820279295689</text:p>
          </table:table-cell>
          <table:table-cell table:formula="of:=[$'09_pr2377-junitstaticsuite-data'.B128]" office:value-type="float" office:value="0.2625" calcext:value-type="float">
            <text:p>0.2625</text:p>
          </table:table-cell>
          <table:table-cell table:formula="of:=[.Q128]/[.B128]" office:value-type="float" office:value="1.59380692167577" calcext:value-type="float">
            <text:p>1.59380692167577</text:p>
          </table:table-cell>
        </table:table-row>
        <table:table-row table:style-name="ro1">
          <table:table-cell table:formula="of:=[$'01_baseline-6.22.0-data'.A129]" office:value-type="string" office:string-value="FinalizeOverloaded" calcext:value-type="string">
            <text:p>FinalizeOverloaded</text:p>
          </table:table-cell>
          <table:table-cell table:formula="of:=[$'01_baseline-6.22.0-data'.B129]" office:value-type="float" office:value="0.1825" calcext:value-type="float">
            <text:p>0.1825</text:p>
          </table:table-cell>
          <table:table-cell table:formula="of:=[$'02_master-6.23.0-SNAPSHOT-ea532e6-data'.B129]" office:value-type="float" office:value="0.1664" calcext:value-type="float">
            <text:p>0.1664</text:p>
          </table:table-cell>
          <table:table-cell table:formula="of:=[.C129]/[.B129]" office:value-type="float" office:value="0.911780821917808" calcext:value-type="float">
            <text:p>0.911780821917808</text:p>
          </table:table-cell>
          <table:table-cell table:formula="of:=[$'03_pr2377-data'.B129]" office:value-type="float" office:value="0.2642" calcext:value-type="float">
            <text:p>0.2642</text:p>
          </table:table-cell>
          <table:table-cell table:formula="of:=[.E129]/[.B129]" office:value-type="float" office:value="1.44767123287671" calcext:value-type="float">
            <text:p>1.44767123287671</text:p>
          </table:table-cell>
          <table:table-cell table:formula="of:=[$'04_pr2377-improved-properclone-avoiddecimal-data'.B129]" office:value-type="float" office:value="0.2703" calcext:value-type="float">
            <text:p>0.2703</text:p>
          </table:table-cell>
          <table:table-cell table:formula="of:=[.G129]/[.B129]" office:value-type="float" office:value="1.48109589041096" calcext:value-type="float">
            <text:p>1.48109589041096</text:p>
          </table:table-cell>
          <table:table-cell table:formula="of:=[$'05_pr2377_positionliteral-data'.B129]" office:value-type="float" office:value="0.2631" calcext:value-type="float">
            <text:p>0.2631</text:p>
          </table:table-cell>
          <table:table-cell table:formula="of:=[.I129]/[.B129]" office:value-type="float" office:value="1.44164383561644" calcext:value-type="float">
            <text:p>1.44164383561644</text:p>
          </table:table-cell>
          <table:table-cell table:formula="of:=[$'06_pr2377-positionliteral-javarule-data'.B129]" office:value-type="float" office:value="0.2379" calcext:value-type="float">
            <text:p>0.2379</text:p>
          </table:table-cell>
          <table:table-cell table:formula="of:=[.K129]/[.B129]" office:value-type="float" office:value="1.30356164383562" calcext:value-type="float">
            <text:p>1.30356164383562</text:p>
          </table:table-cell>
          <table:table-cell table:formula="of:=[$'07_pr2377-junit-improved-data'.B129]" office:value-type="float" office:value="0.2568" calcext:value-type="float">
            <text:p>0.2568</text:p>
          </table:table-cell>
          <table:table-cell table:formula="of:=[.M129]/[.B129]" office:value-type="float" office:value="1.40712328767123" calcext:value-type="float">
            <text:p>1.40712328767123</text:p>
          </table:table-cell>
          <table:table-cell table:formula="of:=[$'08_pr2377-fixed-typeres-data'.B129]" office:value-type="float" office:value="0.2586" calcext:value-type="float">
            <text:p>0.2586</text:p>
          </table:table-cell>
          <table:table-cell table:formula="of:=[.O129]/[.B129]" office:value-type="float" office:value="1.41698630136986" calcext:value-type="float">
            <text:p>1.41698630136986</text:p>
          </table:table-cell>
          <table:table-cell table:formula="of:=[$'09_pr2377-junitstaticsuite-data'.B129]" office:value-type="float" office:value="0.2753" calcext:value-type="float">
            <text:p>0.2753</text:p>
          </table:table-cell>
          <table:table-cell table:formula="of:=[.Q129]/[.B129]" office:value-type="float" office:value="1.50849315068493" calcext:value-type="float">
            <text:p>1.50849315068493</text:p>
          </table:table-cell>
        </table:table-row>
        <table:table-row table:style-name="ro1">
          <table:table-cell table:formula="of:=[$'01_baseline-6.22.0-data'.A130]" office:value-type="string" office:string-value="FinalizeShouldBeProtected" calcext:value-type="string">
            <text:p>FinalizeShouldBeProtected</text:p>
          </table:table-cell>
          <table:table-cell table:formula="of:=[$'01_baseline-6.22.0-data'.B130]" office:value-type="float" office:value="0.292" calcext:value-type="float">
            <text:p>0.292</text:p>
          </table:table-cell>
          <table:table-cell table:formula="of:=[$'02_master-6.23.0-SNAPSHOT-ea532e6-data'.B130]" office:value-type="float" office:value="0.3019" calcext:value-type="float">
            <text:p>0.3019</text:p>
          </table:table-cell>
          <table:table-cell table:formula="of:=[.C130]/[.B130]" office:value-type="float" office:value="1.03390410958904" calcext:value-type="float">
            <text:p>1.03390410958904</text:p>
          </table:table-cell>
          <table:table-cell table:formula="of:=[$'03_pr2377-data'.B130]" office:value-type="float" office:value="0.2276" calcext:value-type="float">
            <text:p>0.2276</text:p>
          </table:table-cell>
          <table:table-cell table:formula="of:=[.E130]/[.B130]" office:value-type="float" office:value="0.779452054794521" calcext:value-type="float">
            <text:p>0.779452054794521</text:p>
          </table:table-cell>
          <table:table-cell table:formula="of:=[$'04_pr2377-improved-properclone-avoiddecimal-data'.B130]" office:value-type="float" office:value="0.3332" calcext:value-type="float">
            <text:p>0.3332</text:p>
          </table:table-cell>
          <table:table-cell table:formula="of:=[.G130]/[.B130]" office:value-type="float" office:value="1.14109589041096" calcext:value-type="float">
            <text:p>1.14109589041096</text:p>
          </table:table-cell>
          <table:table-cell table:formula="of:=[$'05_pr2377_positionliteral-data'.B130]" office:value-type="float" office:value="0.2321" calcext:value-type="float">
            <text:p>0.2321</text:p>
          </table:table-cell>
          <table:table-cell table:formula="of:=[.I130]/[.B130]" office:value-type="float" office:value="0.79486301369863" calcext:value-type="float">
            <text:p>0.79486301369863</text:p>
          </table:table-cell>
          <table:table-cell table:formula="of:=[$'06_pr2377-positionliteral-javarule-data'.B130]" office:value-type="float" office:value="0.2375" calcext:value-type="float">
            <text:p>0.2375</text:p>
          </table:table-cell>
          <table:table-cell table:formula="of:=[.K130]/[.B130]" office:value-type="float" office:value="0.813356164383562" calcext:value-type="float">
            <text:p>0.813356164383562</text:p>
          </table:table-cell>
          <table:table-cell table:formula="of:=[$'07_pr2377-junit-improved-data'.B130]" office:value-type="float" office:value="0.2573" calcext:value-type="float">
            <text:p>0.2573</text:p>
          </table:table-cell>
          <table:table-cell table:formula="of:=[.M130]/[.B130]" office:value-type="float" office:value="0.881164383561644" calcext:value-type="float">
            <text:p>0.881164383561644</text:p>
          </table:table-cell>
          <table:table-cell table:formula="of:=[$'08_pr2377-fixed-typeres-data'.B130]" office:value-type="float" office:value="0.2786" calcext:value-type="float">
            <text:p>0.2786</text:p>
          </table:table-cell>
          <table:table-cell table:formula="of:=[.O130]/[.B130]" office:value-type="float" office:value="0.954109589041096" calcext:value-type="float">
            <text:p>0.954109589041096</text:p>
          </table:table-cell>
          <table:table-cell table:formula="of:=[$'09_pr2377-junitstaticsuite-data'.B130]" office:value-type="float" office:value="0.3462" calcext:value-type="float">
            <text:p>0.3462</text:p>
          </table:table-cell>
          <table:table-cell table:formula="of:=[.Q130]/[.B130]" office:value-type="float" office:value="1.18561643835616" calcext:value-type="float">
            <text:p>1.18561643835616</text:p>
          </table:table-cell>
        </table:table-row>
        <table:table-row table:style-name="ro1">
          <table:table-cell table:formula="of:=[$'01_baseline-6.22.0-data'.A131]" office:value-type="string" office:string-value="ForLoopCanBeForeach" calcext:value-type="string">
            <text:p>ForLoopCanBeForeach</text:p>
          </table:table-cell>
          <table:table-cell table:formula="of:=[$'01_baseline-6.22.0-data'.B131]" office:value-type="float" office:value="0.1447" calcext:value-type="float">
            <text:p>0.1447</text:p>
          </table:table-cell>
          <table:table-cell table:formula="of:=[$'02_master-6.23.0-SNAPSHOT-ea532e6-data'.B131]" office:value-type="float" office:value="0.1466" calcext:value-type="float">
            <text:p>0.1466</text:p>
          </table:table-cell>
          <table:table-cell table:formula="of:=[.C131]/[.B131]" office:value-type="float" office:value="1.01313061506565" calcext:value-type="float">
            <text:p>1.01313061506565</text:p>
          </table:table-cell>
          <table:table-cell table:formula="of:=[$'03_pr2377-data'.B131]" office:value-type="float" office:value="0.2732" calcext:value-type="float">
            <text:p>0.2732</text:p>
          </table:table-cell>
          <table:table-cell table:formula="of:=[.E131]/[.B131]" office:value-type="float" office:value="1.88804422944022" calcext:value-type="float">
            <text:p>1.88804422944022</text:p>
          </table:table-cell>
          <table:table-cell table:formula="of:=[$'04_pr2377-improved-properclone-avoiddecimal-data'.B131]" office:value-type="float" office:value="0.2688" calcext:value-type="float">
            <text:p>0.2688</text:p>
          </table:table-cell>
          <table:table-cell table:formula="of:=[.G131]/[.B131]" office:value-type="float" office:value="1.85763648928818" calcext:value-type="float">
            <text:p>1.85763648928818</text:p>
          </table:table-cell>
          <table:table-cell table:formula="of:=[$'05_pr2377_positionliteral-data'.B131]" office:value-type="float" office:value="0.2585" calcext:value-type="float">
            <text:p>0.2585</text:p>
          </table:table-cell>
          <table:table-cell table:formula="of:=[.I131]/[.B131]" office:value-type="float" office:value="1.78645473393227" calcext:value-type="float">
            <text:p>1.78645473393227</text:p>
          </table:table-cell>
          <table:table-cell table:formula="of:=[$'06_pr2377-positionliteral-javarule-data'.B131]" office:value-type="float" office:value="0.2703" calcext:value-type="float">
            <text:p>0.2703</text:p>
          </table:table-cell>
          <table:table-cell table:formula="of:=[.K131]/[.B131]" office:value-type="float" office:value="1.86800276434001" calcext:value-type="float">
            <text:p>1.86800276434001</text:p>
          </table:table-cell>
          <table:table-cell table:formula="of:=[$'07_pr2377-junit-improved-data'.B131]" office:value-type="float" office:value="0.2694" calcext:value-type="float">
            <text:p>0.2694</text:p>
          </table:table-cell>
          <table:table-cell table:formula="of:=[.M131]/[.B131]" office:value-type="float" office:value="1.86178299930892" calcext:value-type="float">
            <text:p>1.86178299930892</text:p>
          </table:table-cell>
          <table:table-cell table:formula="of:=[$'08_pr2377-fixed-typeres-data'.B131]" office:value-type="float" office:value="0.2871" calcext:value-type="float">
            <text:p>0.2871</text:p>
          </table:table-cell>
          <table:table-cell table:formula="of:=[.O131]/[.B131]" office:value-type="float" office:value="1.98410504492053" calcext:value-type="float">
            <text:p>1.98410504492053</text:p>
          </table:table-cell>
          <table:table-cell table:formula="of:=[$'09_pr2377-junitstaticsuite-data'.B131]" office:value-type="float" office:value="0.3206" calcext:value-type="float">
            <text:p>0.3206</text:p>
          </table:table-cell>
          <table:table-cell table:formula="of:=[.Q131]/[.B131]" office:value-type="float" office:value="2.21561852107809" calcext:value-type="float">
            <text:p>2.21561852107809</text:p>
          </table:table-cell>
        </table:table-row>
        <table:table-row table:style-name="ro1">
          <table:table-cell table:formula="of:=[$'01_baseline-6.22.0-data'.A132]" office:value-type="string" office:string-value="ForLoopShouldBeWhileLoop" calcext:value-type="string">
            <text:p>ForLoopShouldBeWhileLoop</text:p>
          </table:table-cell>
          <table:table-cell table:formula="of:=[$'01_baseline-6.22.0-data'.B132]" office:value-type="float" office:value="0.0091" calcext:value-type="float">
            <text:p>0.0091</text:p>
          </table:table-cell>
          <table:table-cell table:formula="of:=[$'02_master-6.23.0-SNAPSHOT-ea532e6-data'.B132]" office:value-type="float" office:value="0.0096" calcext:value-type="float">
            <text:p>0.0096</text:p>
          </table:table-cell>
          <table:table-cell table:formula="of:=[.C132]/[.B132]" office:value-type="float" office:value="1.05494505494506" calcext:value-type="float">
            <text:p>1.05494505494506</text:p>
          </table:table-cell>
          <table:table-cell table:formula="of:=[$'03_pr2377-data'.B132]" office:value-type="float" office:value="0.0144" calcext:value-type="float">
            <text:p>0.0144</text:p>
          </table:table-cell>
          <table:table-cell table:formula="of:=[.E132]/[.B132]" office:value-type="float" office:value="1.58241758241758" calcext:value-type="float">
            <text:p>1.58241758241758</text:p>
          </table:table-cell>
          <table:table-cell table:formula="of:=[$'04_pr2377-improved-properclone-avoiddecimal-data'.B132]" office:value-type="float" office:value="0.0122" calcext:value-type="float">
            <text:p>0.0122</text:p>
          </table:table-cell>
          <table:table-cell table:formula="of:=[.G132]/[.B132]" office:value-type="float" office:value="1.34065934065934" calcext:value-type="float">
            <text:p>1.34065934065934</text:p>
          </table:table-cell>
          <table:table-cell table:formula="of:=[$'05_pr2377_positionliteral-data'.B132]" office:value-type="float" office:value="0.0118" calcext:value-type="float">
            <text:p>0.0118</text:p>
          </table:table-cell>
          <table:table-cell table:formula="of:=[.I132]/[.B132]" office:value-type="float" office:value="1.2967032967033" calcext:value-type="float">
            <text:p>1.2967032967033</text:p>
          </table:table-cell>
          <table:table-cell table:formula="of:=[$'06_pr2377-positionliteral-javarule-data'.B132]" office:value-type="float" office:value="0.013" calcext:value-type="float">
            <text:p>0.013</text:p>
          </table:table-cell>
          <table:table-cell table:formula="of:=[.K132]/[.B132]" office:value-type="float" office:value="1.42857142857143" calcext:value-type="float">
            <text:p>1.42857142857143</text:p>
          </table:table-cell>
          <table:table-cell table:formula="of:=[$'07_pr2377-junit-improved-data'.B132]" office:value-type="float" office:value="0.0124" calcext:value-type="float">
            <text:p>0.0124</text:p>
          </table:table-cell>
          <table:table-cell table:formula="of:=[.M132]/[.B132]" office:value-type="float" office:value="1.36263736263736" calcext:value-type="float">
            <text:p>1.36263736263736</text:p>
          </table:table-cell>
          <table:table-cell table:formula="of:=[$'08_pr2377-fixed-typeres-data'.B132]" office:value-type="float" office:value="0.0125" calcext:value-type="float">
            <text:p>0.0125</text:p>
          </table:table-cell>
          <table:table-cell table:formula="of:=[.O132]/[.B132]" office:value-type="float" office:value="1.37362637362637" calcext:value-type="float">
            <text:p>1.37362637362637</text:p>
          </table:table-cell>
          <table:table-cell table:formula="of:=[$'09_pr2377-junitstaticsuite-data'.B132]" office:value-type="float" office:value="0.0119" calcext:value-type="float">
            <text:p>0.0119</text:p>
          </table:table-cell>
          <table:table-cell table:formula="of:=[.Q132]/[.B132]" office:value-type="float" office:value="1.30769230769231" calcext:value-type="float">
            <text:p>1.30769230769231</text:p>
          </table:table-cell>
        </table:table-row>
        <table:table-row table:style-name="ro1">
          <table:table-cell table:formula="of:=[$'01_baseline-6.22.0-data'.A133]" office:value-type="string" office:string-value="ForLoopVariableCount" calcext:value-type="string">
            <text:p>ForLoopVariableCount</text:p>
          </table:table-cell>
          <table:table-cell table:formula="of:=[$'01_baseline-6.22.0-data'.B133]" office:value-type="float" office:value="0.0065" calcext:value-type="float">
            <text:p>0.0065</text:p>
          </table:table-cell>
          <table:table-cell table:formula="of:=[$'02_master-6.23.0-SNAPSHOT-ea532e6-data'.B133]" office:value-type="float" office:value="0.0071" calcext:value-type="float">
            <text:p>0.0071</text:p>
          </table:table-cell>
          <table:table-cell table:formula="of:=[.C133]/[.B133]" office:value-type="float" office:value="1.09230769230769" calcext:value-type="float">
            <text:p>1.09230769230769</text:p>
          </table:table-cell>
          <table:table-cell table:formula="of:=[$'03_pr2377-data'.B133]" office:value-type="float" office:value="0.012" calcext:value-type="float">
            <text:p>0.012</text:p>
          </table:table-cell>
          <table:table-cell table:formula="of:=[.E133]/[.B133]" office:value-type="float" office:value="1.84615384615385" calcext:value-type="float">
            <text:p>1.84615384615385</text:p>
          </table:table-cell>
          <table:table-cell table:formula="of:=[$'04_pr2377-improved-properclone-avoiddecimal-data'.B133]" office:value-type="float" office:value="0.0116" calcext:value-type="float">
            <text:p>0.0116</text:p>
          </table:table-cell>
          <table:table-cell table:formula="of:=[.G133]/[.B133]" office:value-type="float" office:value="1.78461538461538" calcext:value-type="float">
            <text:p>1.78461538461538</text:p>
          </table:table-cell>
          <table:table-cell table:formula="of:=[$'05_pr2377_positionliteral-data'.B133]" office:value-type="float" office:value="0.0126" calcext:value-type="float">
            <text:p>0.0126</text:p>
          </table:table-cell>
          <table:table-cell table:formula="of:=[.I133]/[.B133]" office:value-type="float" office:value="1.93846153846154" calcext:value-type="float">
            <text:p>1.93846153846154</text:p>
          </table:table-cell>
          <table:table-cell table:formula="of:=[$'06_pr2377-positionliteral-javarule-data'.B133]" office:value-type="float" office:value="0.0133" calcext:value-type="float">
            <text:p>0.0133</text:p>
          </table:table-cell>
          <table:table-cell table:formula="of:=[.K133]/[.B133]" office:value-type="float" office:value="2.04615384615385" calcext:value-type="float">
            <text:p>2.04615384615385</text:p>
          </table:table-cell>
          <table:table-cell table:formula="of:=[$'07_pr2377-junit-improved-data'.B133]" office:value-type="float" office:value="0.0138" calcext:value-type="float">
            <text:p>0.0138</text:p>
          </table:table-cell>
          <table:table-cell table:formula="of:=[.M133]/[.B133]" office:value-type="float" office:value="2.12307692307692" calcext:value-type="float">
            <text:p>2.12307692307692</text:p>
          </table:table-cell>
          <table:table-cell table:formula="of:=[$'08_pr2377-fixed-typeres-data'.B133]" office:value-type="float" office:value="0.0132" calcext:value-type="float">
            <text:p>0.0132</text:p>
          </table:table-cell>
          <table:table-cell table:formula="of:=[.O133]/[.B133]" office:value-type="float" office:value="2.03076923076923" calcext:value-type="float">
            <text:p>2.03076923076923</text:p>
          </table:table-cell>
          <table:table-cell table:formula="of:=[$'09_pr2377-junitstaticsuite-data'.B133]" office:value-type="float" office:value="0.0132" calcext:value-type="float">
            <text:p>0.0132</text:p>
          </table:table-cell>
          <table:table-cell table:formula="of:=[.Q133]/[.B133]" office:value-type="float" office:value="2.03076923076923" calcext:value-type="float">
            <text:p>2.03076923076923</text:p>
          </table:table-cell>
        </table:table-row>
        <table:table-row table:style-name="ro1">
          <table:table-cell table:formula="of:=[$'01_baseline-6.22.0-data'.A134]" office:value-type="string" office:string-value="FormalParameterNamingConventions" calcext:value-type="string">
            <text:p>FormalParameterNamingConventions</text:p>
          </table:table-cell>
          <table:table-cell table:formula="of:=[$'01_baseline-6.22.0-data'.B134]" office:value-type="float" office:value="0.0555" calcext:value-type="float">
            <text:p>0.0555</text:p>
          </table:table-cell>
          <table:table-cell table:formula="of:=[$'02_master-6.23.0-SNAPSHOT-ea532e6-data'.B134]" office:value-type="float" office:value="0.0589" calcext:value-type="float">
            <text:p>0.0589</text:p>
          </table:table-cell>
          <table:table-cell table:formula="of:=[.C134]/[.B134]" office:value-type="float" office:value="1.06126126126126" calcext:value-type="float">
            <text:p>1.06126126126126</text:p>
          </table:table-cell>
          <table:table-cell table:formula="of:=[$'03_pr2377-data'.B134]" office:value-type="float" office:value="0.0546" calcext:value-type="float">
            <text:p>0.0546</text:p>
          </table:table-cell>
          <table:table-cell table:formula="of:=[.E134]/[.B134]" office:value-type="float" office:value="0.983783783783784" calcext:value-type="float">
            <text:p>0.983783783783784</text:p>
          </table:table-cell>
          <table:table-cell table:formula="of:=[$'04_pr2377-improved-properclone-avoiddecimal-data'.B134]" office:value-type="float" office:value="0.0579" calcext:value-type="float">
            <text:p>0.0579</text:p>
          </table:table-cell>
          <table:table-cell table:formula="of:=[.G134]/[.B134]" office:value-type="float" office:value="1.04324324324324" calcext:value-type="float">
            <text:p>1.04324324324324</text:p>
          </table:table-cell>
          <table:table-cell table:formula="of:=[$'05_pr2377_positionliteral-data'.B134]" office:value-type="float" office:value="0.058" calcext:value-type="float">
            <text:p>0.058</text:p>
          </table:table-cell>
          <table:table-cell table:formula="of:=[.I134]/[.B134]" office:value-type="float" office:value="1.04504504504505" calcext:value-type="float">
            <text:p>1.04504504504505</text:p>
          </table:table-cell>
          <table:table-cell table:formula="of:=[$'06_pr2377-positionliteral-javarule-data'.B134]" office:value-type="float" office:value="0.0575" calcext:value-type="float">
            <text:p>0.0575</text:p>
          </table:table-cell>
          <table:table-cell table:formula="of:=[.K134]/[.B134]" office:value-type="float" office:value="1.03603603603604" calcext:value-type="float">
            <text:p>1.03603603603604</text:p>
          </table:table-cell>
          <table:table-cell table:formula="of:=[$'07_pr2377-junit-improved-data'.B134]" office:value-type="float" office:value="0.0594" calcext:value-type="float">
            <text:p>0.0594</text:p>
          </table:table-cell>
          <table:table-cell table:formula="of:=[.M134]/[.B134]" office:value-type="float" office:value="1.07027027027027" calcext:value-type="float">
            <text:p>1.07027027027027</text:p>
          </table:table-cell>
          <table:table-cell table:formula="of:=[$'08_pr2377-fixed-typeres-data'.B134]" office:value-type="float" office:value="0.0612" calcext:value-type="float">
            <text:p>0.0612</text:p>
          </table:table-cell>
          <table:table-cell table:formula="of:=[.O134]/[.B134]" office:value-type="float" office:value="1.1027027027027" calcext:value-type="float">
            <text:p>1.1027027027027</text:p>
          </table:table-cell>
          <table:table-cell table:formula="of:=[$'09_pr2377-junitstaticsuite-data'.B134]" office:value-type="float" office:value="0.0584" calcext:value-type="float">
            <text:p>0.0584</text:p>
          </table:table-cell>
          <table:table-cell table:formula="of:=[.Q134]/[.B134]" office:value-type="float" office:value="1.05225225225225" calcext:value-type="float">
            <text:p>1.05225225225225</text:p>
          </table:table-cell>
        </table:table-row>
        <table:table-row table:style-name="ro1">
          <table:table-cell table:formula="of:=[$'01_baseline-6.22.0-data'.A135]" office:value-type="string" office:string-value="GenericsNaming" calcext:value-type="string">
            <text:p>GenericsNaming</text:p>
          </table:table-cell>
          <table:table-cell table:formula="of:=[$'01_baseline-6.22.0-data'.B135]" office:value-type="float" office:value="0.0189" calcext:value-type="float">
            <text:p>0.0189</text:p>
          </table:table-cell>
          <table:table-cell table:formula="of:=[$'02_master-6.23.0-SNAPSHOT-ea532e6-data'.B135]" office:value-type="float" office:value="0.0182" calcext:value-type="float">
            <text:p>0.0182</text:p>
          </table:table-cell>
          <table:table-cell table:formula="of:=[.C135]/[.B135]" office:value-type="float" office:value="0.962962962962963" calcext:value-type="float">
            <text:p>0.962962962962963</text:p>
          </table:table-cell>
          <table:table-cell table:formula="of:=[$'03_pr2377-data'.B135]" office:value-type="float" office:value="0.024" calcext:value-type="float">
            <text:p>0.024</text:p>
          </table:table-cell>
          <table:table-cell table:formula="of:=[.E135]/[.B135]" office:value-type="float" office:value="1.26984126984127" calcext:value-type="float">
            <text:p>1.26984126984127</text:p>
          </table:table-cell>
          <table:table-cell table:formula="of:=[$'04_pr2377-improved-properclone-avoiddecimal-data'.B135]" office:value-type="float" office:value="0.0259" calcext:value-type="float">
            <text:p>0.0259</text:p>
          </table:table-cell>
          <table:table-cell table:formula="of:=[.G135]/[.B135]" office:value-type="float" office:value="1.37037037037037" calcext:value-type="float">
            <text:p>1.37037037037037</text:p>
          </table:table-cell>
          <table:table-cell table:formula="of:=[$'05_pr2377_positionliteral-data'.B135]" office:value-type="float" office:value="0.026" calcext:value-type="float">
            <text:p>0.026</text:p>
          </table:table-cell>
          <table:table-cell table:formula="of:=[.I135]/[.B135]" office:value-type="float" office:value="1.37566137566138" calcext:value-type="float">
            <text:p>1.37566137566138</text:p>
          </table:table-cell>
          <table:table-cell table:formula="of:=[$'06_pr2377-positionliteral-javarule-data'.B135]" office:value-type="float" office:value="0.0275" calcext:value-type="float">
            <text:p>0.0275</text:p>
          </table:table-cell>
          <table:table-cell table:formula="of:=[.K135]/[.B135]" office:value-type="float" office:value="1.45502645502646" calcext:value-type="float">
            <text:p>1.45502645502646</text:p>
          </table:table-cell>
          <table:table-cell table:formula="of:=[$'07_pr2377-junit-improved-data'.B135]" office:value-type="float" office:value="0.0271" calcext:value-type="float">
            <text:p>0.0271</text:p>
          </table:table-cell>
          <table:table-cell table:formula="of:=[.M135]/[.B135]" office:value-type="float" office:value="1.43386243386243" calcext:value-type="float">
            <text:p>1.43386243386243</text:p>
          </table:table-cell>
          <table:table-cell table:formula="of:=[$'08_pr2377-fixed-typeres-data'.B135]" office:value-type="float" office:value="0.0269" calcext:value-type="float">
            <text:p>0.0269</text:p>
          </table:table-cell>
          <table:table-cell table:formula="of:=[.O135]/[.B135]" office:value-type="float" office:value="1.42328042328042" calcext:value-type="float">
            <text:p>1.42328042328042</text:p>
          </table:table-cell>
          <table:table-cell table:formula="of:=[$'09_pr2377-junitstaticsuite-data'.B135]" office:value-type="float" office:value="0.0263" calcext:value-type="float">
            <text:p>0.0263</text:p>
          </table:table-cell>
          <table:table-cell table:formula="of:=[.Q135]/[.B135]" office:value-type="float" office:value="1.39153439153439" calcext:value-type="float">
            <text:p>1.39153439153439</text:p>
          </table:table-cell>
        </table:table-row>
        <table:table-row table:style-name="ro1">
          <table:table-cell table:formula="of:=[$'01_baseline-6.22.0-data'.A136]" office:value-type="string" office:string-value="GodClass" calcext:value-type="string">
            <text:p>GodClass</text:p>
          </table:table-cell>
          <table:table-cell table:formula="of:=[$'01_baseline-6.22.0-data'.B136]" office:value-type="float" office:value="1.8167" calcext:value-type="float">
            <text:p>1.8167</text:p>
          </table:table-cell>
          <table:table-cell table:formula="of:=[$'02_master-6.23.0-SNAPSHOT-ea532e6-data'.B136]" office:value-type="float" office:value="1.9043" calcext:value-type="float">
            <text:p>1.9043</text:p>
          </table:table-cell>
          <table:table-cell table:formula="of:=[.C136]/[.B136]" office:value-type="float" office:value="1.04821929872846" calcext:value-type="float">
            <text:p>1.04821929872846</text:p>
          </table:table-cell>
          <table:table-cell table:formula="of:=[$'03_pr2377-data'.B136]" office:value-type="float" office:value="1.8165" calcext:value-type="float">
            <text:p>1.8165</text:p>
          </table:table-cell>
          <table:table-cell table:formula="of:=[.E136]/[.B136]" office:value-type="float" office:value="0.999889910276876" calcext:value-type="float">
            <text:p>0.999889910276876</text:p>
          </table:table-cell>
          <table:table-cell table:formula="of:=[$'04_pr2377-improved-properclone-avoiddecimal-data'.B136]" office:value-type="float" office:value="1.8558" calcext:value-type="float">
            <text:p>1.8558</text:p>
          </table:table-cell>
          <table:table-cell table:formula="of:=[.G136]/[.B136]" office:value-type="float" office:value="1.02152254087081" calcext:value-type="float">
            <text:p>1.02152254087081</text:p>
          </table:table-cell>
          <table:table-cell table:formula="of:=[$'05_pr2377_positionliteral-data'.B136]" office:value-type="float" office:value="1.8332" calcext:value-type="float">
            <text:p>1.8332</text:p>
          </table:table-cell>
          <table:table-cell table:formula="of:=[.I136]/[.B136]" office:value-type="float" office:value="1.00908240215776" calcext:value-type="float">
            <text:p>1.00908240215776</text:p>
          </table:table-cell>
          <table:table-cell table:formula="of:=[$'06_pr2377-positionliteral-javarule-data'.B136]" office:value-type="float" office:value="1.8622" calcext:value-type="float">
            <text:p>1.8622</text:p>
          </table:table-cell>
          <table:table-cell table:formula="of:=[.K136]/[.B136]" office:value-type="float" office:value="1.02504541201079" calcext:value-type="float">
            <text:p>1.02504541201079</text:p>
          </table:table-cell>
          <table:table-cell table:formula="of:=[$'07_pr2377-junit-improved-data'.B136]" office:value-type="float" office:value="1.8673" calcext:value-type="float">
            <text:p>1.8673</text:p>
          </table:table-cell>
          <table:table-cell table:formula="of:=[.M136]/[.B136]" office:value-type="float" office:value="1.02785269995046" calcext:value-type="float">
            <text:p>1.02785269995046</text:p>
          </table:table-cell>
          <table:table-cell table:formula="of:=[$'08_pr2377-fixed-typeres-data'.B136]" office:value-type="float" office:value="1.9017" calcext:value-type="float">
            <text:p>1.9017</text:p>
          </table:table-cell>
          <table:table-cell table:formula="of:=[.O136]/[.B136]" office:value-type="float" office:value="1.04678813232785" calcext:value-type="float">
            <text:p>1.04678813232785</text:p>
          </table:table-cell>
          <table:table-cell table:formula="of:=[$'09_pr2377-junitstaticsuite-data'.B136]" office:value-type="float" office:value="1.869" calcext:value-type="float">
            <text:p>1.869</text:p>
          </table:table-cell>
          <table:table-cell table:formula="of:=[.Q136]/[.B136]" office:value-type="float" office:value="1.02878846259702" calcext:value-type="float">
            <text:p>1.02878846259702</text:p>
          </table:table-cell>
        </table:table-row>
        <table:table-row table:style-name="ro1">
          <table:table-cell table:formula="of:=[$'01_baseline-6.22.0-data'.A137]" office:value-type="string" office:string-value="GuardLogStatement" calcext:value-type="string">
            <text:p>GuardLogStatement</text:p>
          </table:table-cell>
          <table:table-cell table:formula="of:=[$'01_baseline-6.22.0-data'.B137]" office:value-type="float" office:value="0.4191" calcext:value-type="float">
            <text:p>0.4191</text:p>
          </table:table-cell>
          <table:table-cell table:formula="of:=[$'02_master-6.23.0-SNAPSHOT-ea532e6-data'.B137]" office:value-type="float" office:value="0.3892" calcext:value-type="float">
            <text:p>0.3892</text:p>
          </table:table-cell>
          <table:table-cell table:formula="of:=[.C137]/[.B137]" office:value-type="float" office:value="0.928656645192078" calcext:value-type="float">
            <text:p>0.928656645192078</text:p>
          </table:table-cell>
          <table:table-cell table:formula="of:=[$'03_pr2377-data'.B137]" office:value-type="float" office:value="0.384" calcext:value-type="float">
            <text:p>0.384</text:p>
          </table:table-cell>
          <table:table-cell table:formula="of:=[.E137]/[.B137]" office:value-type="float" office:value="0.916249105225483" calcext:value-type="float">
            <text:p>0.916249105225483</text:p>
          </table:table-cell>
          <table:table-cell table:formula="of:=[$'04_pr2377-improved-properclone-avoiddecimal-data'.B137]" office:value-type="float" office:value="0.3807" calcext:value-type="float">
            <text:p>0.3807</text:p>
          </table:table-cell>
          <table:table-cell table:formula="of:=[.G137]/[.B137]" office:value-type="float" office:value="0.908375089477452" calcext:value-type="float">
            <text:p>0.908375089477452</text:p>
          </table:table-cell>
          <table:table-cell table:formula="of:=[$'05_pr2377_positionliteral-data'.B137]" office:value-type="float" office:value="0.4215" calcext:value-type="float">
            <text:p>0.4215</text:p>
          </table:table-cell>
          <table:table-cell table:formula="of:=[.I137]/[.B137]" office:value-type="float" office:value="1.00572655690766" calcext:value-type="float">
            <text:p>1.00572655690766</text:p>
          </table:table-cell>
          <table:table-cell table:formula="of:=[$'06_pr2377-positionliteral-javarule-data'.B137]" office:value-type="float" office:value="0.3992" calcext:value-type="float">
            <text:p>0.3992</text:p>
          </table:table-cell>
          <table:table-cell table:formula="of:=[.K137]/[.B137]" office:value-type="float" office:value="0.952517298973992" calcext:value-type="float">
            <text:p>0.952517298973992</text:p>
          </table:table-cell>
          <table:table-cell table:formula="of:=[$'07_pr2377-junit-improved-data'.B137]" office:value-type="float" office:value="0.3938" calcext:value-type="float">
            <text:p>0.3938</text:p>
          </table:table-cell>
          <table:table-cell table:formula="of:=[.M137]/[.B137]" office:value-type="float" office:value="0.939632545931759" calcext:value-type="float">
            <text:p>0.939632545931759</text:p>
          </table:table-cell>
          <table:table-cell table:formula="of:=[$'08_pr2377-fixed-typeres-data'.B137]" office:value-type="float" office:value="0.4458" calcext:value-type="float">
            <text:p>0.4458</text:p>
          </table:table-cell>
          <table:table-cell table:formula="of:=[.O137]/[.B137]" office:value-type="float" office:value="1.06370794559771" calcext:value-type="float">
            <text:p>1.06370794559771</text:p>
          </table:table-cell>
          <table:table-cell table:formula="of:=[$'09_pr2377-junitstaticsuite-data'.B137]" office:value-type="float" office:value="0.3951" calcext:value-type="float">
            <text:p>0.3951</text:p>
          </table:table-cell>
          <table:table-cell table:formula="of:=[.Q137]/[.B137]" office:value-type="float" office:value="0.942734430923407" calcext:value-type="float">
            <text:p>0.942734430923407</text:p>
          </table:table-cell>
        </table:table-row>
        <table:table-row table:style-name="ro1">
          <table:table-cell table:formula="of:=[$'01_baseline-6.22.0-data'.A138]" office:value-type="string" office:string-value="HardCodedCryptoKey" calcext:value-type="string">
            <text:p>HardCodedCryptoKey</text:p>
          </table:table-cell>
          <table:table-cell table:formula="of:=[$'01_baseline-6.22.0-data'.B138]" office:value-type="float" office:value="0.0162" calcext:value-type="float">
            <text:p>0.0162</text:p>
          </table:table-cell>
          <table:table-cell table:formula="of:=[$'02_master-6.23.0-SNAPSHOT-ea532e6-data'.B138]" office:value-type="float" office:value="0.0157" calcext:value-type="float">
            <text:p>0.0157</text:p>
          </table:table-cell>
          <table:table-cell table:formula="of:=[.C138]/[.B138]" office:value-type="float" office:value="0.969135802469136" calcext:value-type="float">
            <text:p>0.969135802469136</text:p>
          </table:table-cell>
          <table:table-cell table:formula="of:=[$'03_pr2377-data'.B138]" office:value-type="float" office:value="0.0169" calcext:value-type="float">
            <text:p>0.0169</text:p>
          </table:table-cell>
          <table:table-cell table:formula="of:=[.E138]/[.B138]" office:value-type="float" office:value="1.04320987654321" calcext:value-type="float">
            <text:p>1.04320987654321</text:p>
          </table:table-cell>
          <table:table-cell table:formula="of:=[$'04_pr2377-improved-properclone-avoiddecimal-data'.B138]" office:value-type="float" office:value="0.0163" calcext:value-type="float">
            <text:p>0.0163</text:p>
          </table:table-cell>
          <table:table-cell table:formula="of:=[.G138]/[.B138]" office:value-type="float" office:value="1.00617283950617" calcext:value-type="float">
            <text:p>1.00617283950617</text:p>
          </table:table-cell>
          <table:table-cell table:formula="of:=[$'05_pr2377_positionliteral-data'.B138]" office:value-type="float" office:value="0.0152" calcext:value-type="float">
            <text:p>0.0152</text:p>
          </table:table-cell>
          <table:table-cell table:formula="of:=[.I138]/[.B138]" office:value-type="float" office:value="0.938271604938272" calcext:value-type="float">
            <text:p>0.938271604938272</text:p>
          </table:table-cell>
          <table:table-cell table:formula="of:=[$'06_pr2377-positionliteral-javarule-data'.B138]" office:value-type="float" office:value="0.0157" calcext:value-type="float">
            <text:p>0.0157</text:p>
          </table:table-cell>
          <table:table-cell table:formula="of:=[.K138]/[.B138]" office:value-type="float" office:value="0.969135802469136" calcext:value-type="float">
            <text:p>0.969135802469136</text:p>
          </table:table-cell>
          <table:table-cell table:formula="of:=[$'07_pr2377-junit-improved-data'.B138]" office:value-type="float" office:value="0.0161" calcext:value-type="float">
            <text:p>0.0161</text:p>
          </table:table-cell>
          <table:table-cell table:formula="of:=[.M138]/[.B138]" office:value-type="float" office:value="0.993827160493827" calcext:value-type="float">
            <text:p>0.993827160493827</text:p>
          </table:table-cell>
          <table:table-cell table:formula="of:=[$'08_pr2377-fixed-typeres-data'.B138]" office:value-type="float" office:value="0.0165" calcext:value-type="float">
            <text:p>0.0165</text:p>
          </table:table-cell>
          <table:table-cell table:formula="of:=[.O138]/[.B138]" office:value-type="float" office:value="1.01851851851852" calcext:value-type="float">
            <text:p>1.01851851851852</text:p>
          </table:table-cell>
          <table:table-cell table:formula="of:=[$'09_pr2377-junitstaticsuite-data'.B138]" office:value-type="float" office:value="0.0173" calcext:value-type="float">
            <text:p>0.0173</text:p>
          </table:table-cell>
          <table:table-cell table:formula="of:=[.Q138]/[.B138]" office:value-type="float" office:value="1.0679012345679" calcext:value-type="float">
            <text:p>1.0679012345679</text:p>
          </table:table-cell>
        </table:table-row>
        <table:table-row table:style-name="ro1">
          <table:table-cell table:formula="of:=[$'01_baseline-6.22.0-data'.A139]" office:value-type="string" office:string-value="IdempotentOperations" calcext:value-type="string">
            <text:p>IdempotentOperations</text:p>
          </table:table-cell>
          <table:table-cell table:formula="of:=[$'01_baseline-6.22.0-data'.B139]" office:value-type="float" office:value="0.3685" calcext:value-type="float">
            <text:p>0.3685</text:p>
          </table:table-cell>
          <table:table-cell table:formula="of:=[$'02_master-6.23.0-SNAPSHOT-ea532e6-data'.B139]" office:value-type="float" office:value="0.3601" calcext:value-type="float">
            <text:p>0.3601</text:p>
          </table:table-cell>
          <table:table-cell table:formula="of:=[.C139]/[.B139]" office:value-type="float" office:value="0.977204884667571" calcext:value-type="float">
            <text:p>0.977204884667571</text:p>
          </table:table-cell>
          <table:table-cell table:formula="of:=[$'03_pr2377-data'.B139]" office:value-type="float" office:value="0.3552" calcext:value-type="float">
            <text:p>0.3552</text:p>
          </table:table-cell>
          <table:table-cell table:formula="of:=[.E139]/[.B139]" office:value-type="float" office:value="0.963907734056988" calcext:value-type="float">
            <text:p>0.963907734056988</text:p>
          </table:table-cell>
          <table:table-cell table:formula="of:=[$'04_pr2377-improved-properclone-avoiddecimal-data'.B139]" office:value-type="float" office:value="0.375" calcext:value-type="float">
            <text:p>0.375</text:p>
          </table:table-cell>
          <table:table-cell table:formula="of:=[.G139]/[.B139]" office:value-type="float" office:value="1.01763907734057" calcext:value-type="float">
            <text:p>1.01763907734057</text:p>
          </table:table-cell>
          <table:table-cell table:formula="of:=[$'05_pr2377_positionliteral-data'.B139]" office:value-type="float" office:value="0.3612" calcext:value-type="float">
            <text:p>0.3612</text:p>
          </table:table-cell>
          <table:table-cell table:formula="of:=[.I139]/[.B139]" office:value-type="float" office:value="0.980189959294437" calcext:value-type="float">
            <text:p>0.980189959294437</text:p>
          </table:table-cell>
          <table:table-cell table:formula="of:=[$'06_pr2377-positionliteral-javarule-data'.B139]" office:value-type="float" office:value="0.4046" calcext:value-type="float">
            <text:p>0.4046</text:p>
          </table:table-cell>
          <table:table-cell table:formula="of:=[.K139]/[.B139]" office:value-type="float" office:value="1.09796472184532" calcext:value-type="float">
            <text:p>1.09796472184532</text:p>
          </table:table-cell>
          <table:table-cell table:formula="of:=[$'07_pr2377-junit-improved-data'.B139]" office:value-type="float" office:value="0.3773" calcext:value-type="float">
            <text:p>0.3773</text:p>
          </table:table-cell>
          <table:table-cell table:formula="of:=[.M139]/[.B139]" office:value-type="float" office:value="1.02388059701493" calcext:value-type="float">
            <text:p>1.02388059701493</text:p>
          </table:table-cell>
          <table:table-cell table:formula="of:=[$'08_pr2377-fixed-typeres-data'.B139]" office:value-type="float" office:value="0.3675" calcext:value-type="float">
            <text:p>0.3675</text:p>
          </table:table-cell>
          <table:table-cell table:formula="of:=[.O139]/[.B139]" office:value-type="float" office:value="0.997286295793758" calcext:value-type="float">
            <text:p>0.997286295793758</text:p>
          </table:table-cell>
          <table:table-cell table:formula="of:=[$'09_pr2377-junitstaticsuite-data'.B139]" office:value-type="float" office:value="0.3733" calcext:value-type="float">
            <text:p>0.3733</text:p>
          </table:table-cell>
          <table:table-cell table:formula="of:=[.Q139]/[.B139]" office:value-type="float" office:value="1.01302578018996" calcext:value-type="float">
            <text:p>1.01302578018996</text:p>
          </table:table-cell>
        </table:table-row>
        <table:table-row table:style-name="ro1">
          <table:table-cell table:formula="of:=[$'01_baseline-6.22.0-data'.A140]" office:value-type="string" office:string-value="IdenticalCatchBranches" calcext:value-type="string">
            <text:p>IdenticalCatchBranches</text:p>
          </table:table-cell>
          <table:table-cell table:formula="of:=[$'01_baseline-6.22.0-data'.B140]" office:value-type="float" office:value="0.3783" calcext:value-type="float">
            <text:p>0.3783</text:p>
          </table:table-cell>
          <table:table-cell table:formula="of:=[$'02_master-6.23.0-SNAPSHOT-ea532e6-data'.B140]" office:value-type="float" office:value="0.3498" calcext:value-type="float">
            <text:p>0.3498</text:p>
          </table:table-cell>
          <table:table-cell table:formula="of:=[.C140]/[.B140]" office:value-type="float" office:value="0.924662965900079" calcext:value-type="float">
            <text:p>0.924662965900079</text:p>
          </table:table-cell>
          <table:table-cell table:formula="of:=[$'03_pr2377-data'.B140]" office:value-type="float" office:value="0.3492" calcext:value-type="float">
            <text:p>0.3492</text:p>
          </table:table-cell>
          <table:table-cell table:formula="of:=[.E140]/[.B140]" office:value-type="float" office:value="0.923076923076923" calcext:value-type="float">
            <text:p>0.923076923076923</text:p>
          </table:table-cell>
          <table:table-cell table:formula="of:=[$'04_pr2377-improved-properclone-avoiddecimal-data'.B140]" office:value-type="float" office:value="0.3754" calcext:value-type="float">
            <text:p>0.3754</text:p>
          </table:table-cell>
          <table:table-cell table:formula="of:=[.G140]/[.B140]" office:value-type="float" office:value="0.992334126354745" calcext:value-type="float">
            <text:p>0.992334126354745</text:p>
          </table:table-cell>
          <table:table-cell table:formula="of:=[$'05_pr2377_positionliteral-data'.B140]" office:value-type="float" office:value="0.3868" calcext:value-type="float">
            <text:p>0.3868</text:p>
          </table:table-cell>
          <table:table-cell table:formula="of:=[.I140]/[.B140]" office:value-type="float" office:value="1.02246893999471" calcext:value-type="float">
            <text:p>1.02246893999471</text:p>
          </table:table-cell>
          <table:table-cell table:formula="of:=[$'06_pr2377-positionliteral-javarule-data'.B140]" office:value-type="float" office:value="0.3665" calcext:value-type="float">
            <text:p>0.3665</text:p>
          </table:table-cell>
          <table:table-cell table:formula="of:=[.K140]/[.B140]" office:value-type="float" office:value="0.968807824477927" calcext:value-type="float">
            <text:p>0.968807824477927</text:p>
          </table:table-cell>
          <table:table-cell table:formula="of:=[$'07_pr2377-junit-improved-data'.B140]" office:value-type="float" office:value="0.3575" calcext:value-type="float">
            <text:p>0.3575</text:p>
          </table:table-cell>
          <table:table-cell table:formula="of:=[.M140]/[.B140]" office:value-type="float" office:value="0.945017182130584" calcext:value-type="float">
            <text:p>0.945017182130584</text:p>
          </table:table-cell>
          <table:table-cell table:formula="of:=[$'08_pr2377-fixed-typeres-data'.B140]" office:value-type="float" office:value="0.3587" calcext:value-type="float">
            <text:p>0.3587</text:p>
          </table:table-cell>
          <table:table-cell table:formula="of:=[.O140]/[.B140]" office:value-type="float" office:value="0.948189267776897" calcext:value-type="float">
            <text:p>0.948189267776897</text:p>
          </table:table-cell>
          <table:table-cell table:formula="of:=[$'09_pr2377-junitstaticsuite-data'.B140]" office:value-type="float" office:value="0.3553" calcext:value-type="float">
            <text:p>0.3553</text:p>
          </table:table-cell>
          <table:table-cell table:formula="of:=[.Q140]/[.B140]" office:value-type="float" office:value="0.939201691779011" calcext:value-type="float">
            <text:p>0.939201691779011</text:p>
          </table:table-cell>
        </table:table-row>
        <table:table-row table:style-name="ro1">
          <table:table-cell table:formula="of:=[$'01_baseline-6.22.0-data'.A141]" office:value-type="string" office:string-value="ImmutableField" calcext:value-type="string">
            <text:p>ImmutableField</text:p>
          </table:table-cell>
          <table:table-cell table:formula="of:=[$'01_baseline-6.22.0-data'.B141]" office:value-type="float" office:value="2.1363" calcext:value-type="float">
            <text:p>2.1363</text:p>
          </table:table-cell>
          <table:table-cell table:formula="of:=[$'02_master-6.23.0-SNAPSHOT-ea532e6-data'.B141]" office:value-type="float" office:value="0.9186" calcext:value-type="float">
            <text:p>0.9186</text:p>
          </table:table-cell>
          <table:table-cell table:formula="of:=[.C141]/[.B141]" office:value-type="float" office:value="0.429995787108552" calcext:value-type="float">
            <text:p>0.429995787108552</text:p>
          </table:table-cell>
          <table:table-cell table:formula="of:=[$'03_pr2377-data'.B141]" office:value-type="float" office:value="0.945" calcext:value-type="float">
            <text:p>0.945</text:p>
          </table:table-cell>
          <table:table-cell table:formula="of:=[.E141]/[.B141]" office:value-type="float" office:value="0.442353602022188" calcext:value-type="float">
            <text:p>0.442353602022188</text:p>
          </table:table-cell>
          <table:table-cell table:formula="of:=[$'04_pr2377-improved-properclone-avoiddecimal-data'.B141]" office:value-type="float" office:value="0.9279" calcext:value-type="float">
            <text:p>0.9279</text:p>
          </table:table-cell>
          <table:table-cell table:formula="of:=[.G141]/[.B141]" office:value-type="float" office:value="0.43434910827131" calcext:value-type="float">
            <text:p>0.43434910827131</text:p>
          </table:table-cell>
          <table:table-cell table:formula="of:=[$'05_pr2377_positionliteral-data'.B141]" office:value-type="float" office:value="0.9733" calcext:value-type="float">
            <text:p>0.9733</text:p>
          </table:table-cell>
          <table:table-cell table:formula="of:=[.I141]/[.B141]" office:value-type="float" office:value="0.455600805130366" calcext:value-type="float">
            <text:p>0.455600805130366</text:p>
          </table:table-cell>
          <table:table-cell table:formula="of:=[$'06_pr2377-positionliteral-javarule-data'.B141]" office:value-type="float" office:value="0.9675" calcext:value-type="float">
            <text:p>0.9675</text:p>
          </table:table-cell>
          <table:table-cell table:formula="of:=[.K141]/[.B141]" office:value-type="float" office:value="0.452885830641764" calcext:value-type="float">
            <text:p>0.452885830641764</text:p>
          </table:table-cell>
          <table:table-cell table:formula="of:=[$'07_pr2377-junit-improved-data'.B141]" office:value-type="float" office:value="0.9331" calcext:value-type="float">
            <text:p>0.9331</text:p>
          </table:table-cell>
          <table:table-cell table:formula="of:=[.M141]/[.B141]" office:value-type="float" office:value="0.436783223330057" calcext:value-type="float">
            <text:p>0.436783223330057</text:p>
          </table:table-cell>
          <table:table-cell table:formula="of:=[$'08_pr2377-fixed-typeres-data'.B141]" office:value-type="float" office:value="0.9288" calcext:value-type="float">
            <text:p>0.9288</text:p>
          </table:table-cell>
          <table:table-cell table:formula="of:=[.O141]/[.B141]" office:value-type="float" office:value="0.434770397416093" calcext:value-type="float">
            <text:p>0.434770397416093</text:p>
          </table:table-cell>
          <table:table-cell table:formula="of:=[$'09_pr2377-junitstaticsuite-data'.B141]" office:value-type="float" office:value="0.9393" calcext:value-type="float">
            <text:p>0.9393</text:p>
          </table:table-cell>
          <table:table-cell table:formula="of:=[.Q141]/[.B141]" office:value-type="float" office:value="0.439685437438562" calcext:value-type="float">
            <text:p>0.439685437438562</text:p>
          </table:table-cell>
        </table:table-row>
        <table:table-row table:style-name="ro1">
          <table:table-cell table:formula="of:=[$'01_baseline-6.22.0-data'.A142]" office:value-type="string" office:string-value="ImportFromSamePackage" calcext:value-type="string">
            <text:p>ImportFromSamePackage</text:p>
          </table:table-cell>
          <table:table-cell table:formula="of:=[$'01_baseline-6.22.0-data'.B142]" office:value-type="float" office:value="0.3722" calcext:value-type="float">
            <text:p>0.3722</text:p>
          </table:table-cell>
          <table:table-cell table:formula="of:=[$'02_master-6.23.0-SNAPSHOT-ea532e6-data'.B142]" office:value-type="float" office:value="0.3956" calcext:value-type="float">
            <text:p>0.3956</text:p>
          </table:table-cell>
          <table:table-cell table:formula="of:=[.C142]/[.B142]" office:value-type="float" office:value="1.0628694250403" calcext:value-type="float">
            <text:p>1.0628694250403</text:p>
          </table:table-cell>
          <table:table-cell table:formula="of:=[$'03_pr2377-data'.B142]" office:value-type="float" office:value="0.3508" calcext:value-type="float">
            <text:p>0.3508</text:p>
          </table:table-cell>
          <table:table-cell table:formula="of:=[.E142]/[.B142]" office:value-type="float" office:value="0.942504030091349" calcext:value-type="float">
            <text:p>0.942504030091349</text:p>
          </table:table-cell>
          <table:table-cell table:formula="of:=[$'04_pr2377-improved-properclone-avoiddecimal-data'.B142]" office:value-type="float" office:value="0.3987" calcext:value-type="float">
            <text:p>0.3987</text:p>
          </table:table-cell>
          <table:table-cell table:formula="of:=[.G142]/[.B142]" office:value-type="float" office:value="1.07119828049436" calcext:value-type="float">
            <text:p>1.07119828049436</text:p>
          </table:table-cell>
          <table:table-cell table:formula="of:=[$'05_pr2377_positionliteral-data'.B142]" office:value-type="float" office:value="0.3718" calcext:value-type="float">
            <text:p>0.3718</text:p>
          </table:table-cell>
          <table:table-cell table:formula="of:=[.I142]/[.B142]" office:value-type="float" office:value="0.99892530897367" calcext:value-type="float">
            <text:p>0.99892530897367</text:p>
          </table:table-cell>
          <table:table-cell table:formula="of:=[$'06_pr2377-positionliteral-javarule-data'.B142]" office:value-type="float" office:value="0.3634" calcext:value-type="float">
            <text:p>0.3634</text:p>
          </table:table-cell>
          <table:table-cell table:formula="of:=[.K142]/[.B142]" office:value-type="float" office:value="0.976356797420741" calcext:value-type="float">
            <text:p>0.976356797420741</text:p>
          </table:table-cell>
          <table:table-cell table:formula="of:=[$'07_pr2377-junit-improved-data'.B142]" office:value-type="float" office:value="0.3624" calcext:value-type="float">
            <text:p>0.3624</text:p>
          </table:table-cell>
          <table:table-cell table:formula="of:=[.M142]/[.B142]" office:value-type="float" office:value="0.973670069854917" calcext:value-type="float">
            <text:p>0.973670069854917</text:p>
          </table:table-cell>
          <table:table-cell table:formula="of:=[$'08_pr2377-fixed-typeres-data'.B142]" office:value-type="float" office:value="0.3851" calcext:value-type="float">
            <text:p>0.3851</text:p>
          </table:table-cell>
          <table:table-cell table:formula="of:=[.O142]/[.B142]" office:value-type="float" office:value="1.03465878559914" calcext:value-type="float">
            <text:p>1.03465878559914</text:p>
          </table:table-cell>
          <table:table-cell table:formula="of:=[$'09_pr2377-junitstaticsuite-data'.B142]" office:value-type="float" office:value="0.3636" calcext:value-type="float">
            <text:p>0.3636</text:p>
          </table:table-cell>
          <table:table-cell table:formula="of:=[.Q142]/[.B142]" office:value-type="float" office:value="0.976894142933907" calcext:value-type="float">
            <text:p>0.976894142933907</text:p>
          </table:table-cell>
        </table:table-row>
        <table:table-row table:style-name="ro1">
          <table:table-cell table:formula="of:=[$'01_baseline-6.22.0-data'.A143]" office:value-type="string" office:string-value="InefficientEmptyStringCheck" calcext:value-type="string">
            <text:p>InefficientEmptyStringCheck</text:p>
          </table:table-cell>
          <table:table-cell table:formula="of:=[$'01_baseline-6.22.0-data'.B143]" office:value-type="float" office:value="0.2516" calcext:value-type="float">
            <text:p>0.2516</text:p>
          </table:table-cell>
          <table:table-cell table:formula="of:=[$'02_master-6.23.0-SNAPSHOT-ea532e6-data'.B143]" office:value-type="float" office:value="0.2494" calcext:value-type="float">
            <text:p>0.2494</text:p>
          </table:table-cell>
          <table:table-cell table:formula="of:=[.C143]/[.B143]" office:value-type="float" office:value="0.991255961844197" calcext:value-type="float">
            <text:p>0.991255961844197</text:p>
          </table:table-cell>
          <table:table-cell table:formula="of:=[$'03_pr2377-data'.B143]" office:value-type="float" office:value="0.2437" calcext:value-type="float">
            <text:p>0.2437</text:p>
          </table:table-cell>
          <table:table-cell table:formula="of:=[.E143]/[.B143]" office:value-type="float" office:value="0.968600953895072" calcext:value-type="float">
            <text:p>0.968600953895072</text:p>
          </table:table-cell>
          <table:table-cell table:formula="of:=[$'04_pr2377-improved-properclone-avoiddecimal-data'.B143]" office:value-type="float" office:value="0.2407" calcext:value-type="float">
            <text:p>0.2407</text:p>
          </table:table-cell>
          <table:table-cell table:formula="of:=[.G143]/[.B143]" office:value-type="float" office:value="0.956677265500795" calcext:value-type="float">
            <text:p>0.956677265500795</text:p>
          </table:table-cell>
          <table:table-cell table:formula="of:=[$'05_pr2377_positionliteral-data'.B143]" office:value-type="float" office:value="0.2535" calcext:value-type="float">
            <text:p>0.2535</text:p>
          </table:table-cell>
          <table:table-cell table:formula="of:=[.I143]/[.B143]" office:value-type="float" office:value="1.00755166931638" calcext:value-type="float">
            <text:p>1.00755166931638</text:p>
          </table:table-cell>
          <table:table-cell table:formula="of:=[$'06_pr2377-positionliteral-javarule-data'.B143]" office:value-type="float" office:value="0.2549" calcext:value-type="float">
            <text:p>0.2549</text:p>
          </table:table-cell>
          <table:table-cell table:formula="of:=[.K143]/[.B143]" office:value-type="float" office:value="1.0131160572337" calcext:value-type="float">
            <text:p>1.0131160572337</text:p>
          </table:table-cell>
          <table:table-cell table:formula="of:=[$'07_pr2377-junit-improved-data'.B143]" office:value-type="float" office:value="0.25" calcext:value-type="float">
            <text:p>0.25</text:p>
          </table:table-cell>
          <table:table-cell table:formula="of:=[.M143]/[.B143]" office:value-type="float" office:value="0.993640699523052" calcext:value-type="float">
            <text:p>0.993640699523052</text:p>
          </table:table-cell>
          <table:table-cell table:formula="of:=[$'08_pr2377-fixed-typeres-data'.B143]" office:value-type="float" office:value="0.2516" calcext:value-type="float">
            <text:p>0.2516</text:p>
          </table:table-cell>
          <table:table-cell table:formula="of:=[.O143]/[.B143]" office:value-type="float" office:value="1" calcext:value-type="float">
            <text:p>1</text:p>
          </table:table-cell>
          <table:table-cell table:formula="of:=[$'09_pr2377-junitstaticsuite-data'.B143]" office:value-type="float" office:value="0.253" calcext:value-type="float">
            <text:p>0.253</text:p>
          </table:table-cell>
          <table:table-cell table:formula="of:=[.Q143]/[.B143]" office:value-type="float" office:value="1.00556438791733" calcext:value-type="float">
            <text:p>1.00556438791733</text:p>
          </table:table-cell>
        </table:table-row>
        <table:table-row table:style-name="ro1">
          <table:table-cell table:formula="of:=[$'01_baseline-6.22.0-data'.A144]" office:value-type="string" office:string-value="InefficientStringBuffering" calcext:value-type="string">
            <text:p>InefficientStringBuffering</text:p>
          </table:table-cell>
          <table:table-cell table:formula="of:=[$'01_baseline-6.22.0-data'.B144]" office:value-type="float" office:value="0.3791" calcext:value-type="float">
            <text:p>0.3791</text:p>
          </table:table-cell>
          <table:table-cell table:formula="of:=[$'02_master-6.23.0-SNAPSHOT-ea532e6-data'.B144]" office:value-type="float" office:value="0.3664" calcext:value-type="float">
            <text:p>0.3664</text:p>
          </table:table-cell>
          <table:table-cell table:formula="of:=[.C144]/[.B144]" office:value-type="float" office:value="0.966499604326035" calcext:value-type="float">
            <text:p>0.966499604326035</text:p>
          </table:table-cell>
          <table:table-cell table:formula="of:=[$'03_pr2377-data'.B144]" office:value-type="float" office:value="0.3634" calcext:value-type="float">
            <text:p>0.3634</text:p>
          </table:table-cell>
          <table:table-cell table:formula="of:=[.E144]/[.B144]" office:value-type="float" office:value="0.958586125032973" calcext:value-type="float">
            <text:p>0.958586125032973</text:p>
          </table:table-cell>
          <table:table-cell table:formula="of:=[$'04_pr2377-improved-properclone-avoiddecimal-data'.B144]" office:value-type="float" office:value="0.3582" calcext:value-type="float">
            <text:p>0.3582</text:p>
          </table:table-cell>
          <table:table-cell table:formula="of:=[.G144]/[.B144]" office:value-type="float" office:value="0.944869427591665" calcext:value-type="float">
            <text:p>0.944869427591665</text:p>
          </table:table-cell>
          <table:table-cell table:formula="of:=[$'05_pr2377_positionliteral-data'.B144]" office:value-type="float" office:value="0.3724" calcext:value-type="float">
            <text:p>0.3724</text:p>
          </table:table-cell>
          <table:table-cell table:formula="of:=[.I144]/[.B144]" office:value-type="float" office:value="0.98232656291216" calcext:value-type="float">
            <text:p>0.98232656291216</text:p>
          </table:table-cell>
          <table:table-cell table:formula="of:=[$'06_pr2377-positionliteral-javarule-data'.B144]" office:value-type="float" office:value="0.4204" calcext:value-type="float">
            <text:p>0.4204</text:p>
          </table:table-cell>
          <table:table-cell table:formula="of:=[.K144]/[.B144]" office:value-type="float" office:value="1.10894223160116" calcext:value-type="float">
            <text:p>1.10894223160116</text:p>
          </table:table-cell>
          <table:table-cell table:formula="of:=[$'07_pr2377-junit-improved-data'.B144]" office:value-type="float" office:value="0.3785" calcext:value-type="float">
            <text:p>0.3785</text:p>
          </table:table-cell>
          <table:table-cell table:formula="of:=[.M144]/[.B144]" office:value-type="float" office:value="0.998417304141388" calcext:value-type="float">
            <text:p>0.998417304141388</text:p>
          </table:table-cell>
          <table:table-cell table:formula="of:=[$'08_pr2377-fixed-typeres-data'.B144]" office:value-type="float" office:value="0.4086" calcext:value-type="float">
            <text:p>0.4086</text:p>
          </table:table-cell>
          <table:table-cell table:formula="of:=[.O144]/[.B144]" office:value-type="float" office:value="1.07781587971511" calcext:value-type="float">
            <text:p>1.07781587971511</text:p>
          </table:table-cell>
          <table:table-cell table:formula="of:=[$'09_pr2377-junitstaticsuite-data'.B144]" office:value-type="float" office:value="0.3763" calcext:value-type="float">
            <text:p>0.3763</text:p>
          </table:table-cell>
          <table:table-cell table:formula="of:=[.Q144]/[.B144]" office:value-type="float" office:value="0.992614085993142" calcext:value-type="float">
            <text:p>0.992614085993142</text:p>
          </table:table-cell>
        </table:table-row>
        <table:table-row table:style-name="ro1">
          <table:table-cell table:formula="of:=[$'01_baseline-6.22.0-data'.A145]" office:value-type="string" office:string-value="InsecureCryptoIv" calcext:value-type="string">
            <text:p>InsecureCryptoIv</text:p>
          </table:table-cell>
          <table:table-cell table:formula="of:=[$'01_baseline-6.22.0-data'.B145]" office:value-type="float" office:value="0.0143" calcext:value-type="float">
            <text:p>0.0143</text:p>
          </table:table-cell>
          <table:table-cell table:formula="of:=[$'02_master-6.23.0-SNAPSHOT-ea532e6-data'.B145]" office:value-type="float" office:value="0.0123" calcext:value-type="float">
            <text:p>0.0123</text:p>
          </table:table-cell>
          <table:table-cell table:formula="of:=[.C145]/[.B145]" office:value-type="float" office:value="0.86013986013986" calcext:value-type="float">
            <text:p>0.86013986013986</text:p>
          </table:table-cell>
          <table:table-cell table:formula="of:=[$'03_pr2377-data'.B145]" office:value-type="float" office:value="0.0134" calcext:value-type="float">
            <text:p>0.0134</text:p>
          </table:table-cell>
          <table:table-cell table:formula="of:=[.E145]/[.B145]" office:value-type="float" office:value="0.937062937062937" calcext:value-type="float">
            <text:p>0.937062937062937</text:p>
          </table:table-cell>
          <table:table-cell table:formula="of:=[$'04_pr2377-improved-properclone-avoiddecimal-data'.B145]" office:value-type="float" office:value="0.0134" calcext:value-type="float">
            <text:p>0.0134</text:p>
          </table:table-cell>
          <table:table-cell table:formula="of:=[.G145]/[.B145]" office:value-type="float" office:value="0.937062937062937" calcext:value-type="float">
            <text:p>0.937062937062937</text:p>
          </table:table-cell>
          <table:table-cell table:formula="of:=[$'05_pr2377_positionliteral-data'.B145]" office:value-type="float" office:value="0.012" calcext:value-type="float">
            <text:p>0.012</text:p>
          </table:table-cell>
          <table:table-cell table:formula="of:=[.I145]/[.B145]" office:value-type="float" office:value="0.839160839160839" calcext:value-type="float">
            <text:p>0.839160839160839</text:p>
          </table:table-cell>
          <table:table-cell table:formula="of:=[$'06_pr2377-positionliteral-javarule-data'.B145]" office:value-type="float" office:value="0.0127" calcext:value-type="float">
            <text:p>0.0127</text:p>
          </table:table-cell>
          <table:table-cell table:formula="of:=[.K145]/[.B145]" office:value-type="float" office:value="0.888111888111888" calcext:value-type="float">
            <text:p>0.888111888111888</text:p>
          </table:table-cell>
          <table:table-cell table:formula="of:=[$'07_pr2377-junit-improved-data'.B145]" office:value-type="float" office:value="0.0113" calcext:value-type="float">
            <text:p>0.0113</text:p>
          </table:table-cell>
          <table:table-cell table:formula="of:=[.M145]/[.B145]" office:value-type="float" office:value="0.79020979020979" calcext:value-type="float">
            <text:p>0.79020979020979</text:p>
          </table:table-cell>
          <table:table-cell table:formula="of:=[$'08_pr2377-fixed-typeres-data'.B145]" office:value-type="float" office:value="0.0116" calcext:value-type="float">
            <text:p>0.0116</text:p>
          </table:table-cell>
          <table:table-cell table:formula="of:=[.O145]/[.B145]" office:value-type="float" office:value="0.811188811188811" calcext:value-type="float">
            <text:p>0.811188811188811</text:p>
          </table:table-cell>
          <table:table-cell table:formula="of:=[$'09_pr2377-junitstaticsuite-data'.B145]" office:value-type="float" office:value="0.0131" calcext:value-type="float">
            <text:p>0.0131</text:p>
          </table:table-cell>
          <table:table-cell table:formula="of:=[.Q145]/[.B145]" office:value-type="float" office:value="0.916083916083916" calcext:value-type="float">
            <text:p>0.916083916083916</text:p>
          </table:table-cell>
        </table:table-row>
        <table:table-row table:style-name="ro1">
          <table:table-cell table:formula="of:=[$'01_baseline-6.22.0-data'.A146]" office:value-type="string" office:string-value="InstantiationToGetClass" calcext:value-type="string">
            <text:p>InstantiationToGetClass</text:p>
          </table:table-cell>
          <table:table-cell table:formula="of:=[$'01_baseline-6.22.0-data'.B146]" office:value-type="float" office:value="0.6516" calcext:value-type="float">
            <text:p>0.6516</text:p>
          </table:table-cell>
          <table:table-cell table:formula="of:=[$'02_master-6.23.0-SNAPSHOT-ea532e6-data'.B146]" office:value-type="float" office:value="0.649" calcext:value-type="float">
            <text:p>0.649</text:p>
          </table:table-cell>
          <table:table-cell table:formula="of:=[.C146]/[.B146]" office:value-type="float" office:value="0.996009821976673" calcext:value-type="float">
            <text:p>0.996009821976673</text:p>
          </table:table-cell>
          <table:table-cell table:formula="of:=[$'03_pr2377-data'.B146]" office:value-type="float" office:value="0.7455" calcext:value-type="float">
            <text:p>0.7455</text:p>
          </table:table-cell>
          <table:table-cell table:formula="of:=[.E146]/[.B146]" office:value-type="float" office:value="1.14410681399632" calcext:value-type="float">
            <text:p>1.14410681399632</text:p>
          </table:table-cell>
          <table:table-cell table:formula="of:=[$'04_pr2377-improved-properclone-avoiddecimal-data'.B146]" office:value-type="float" office:value="0.7665" calcext:value-type="float">
            <text:p>0.7665</text:p>
          </table:table-cell>
          <table:table-cell table:formula="of:=[.G146]/[.B146]" office:value-type="float" office:value="1.17633517495396" calcext:value-type="float">
            <text:p>1.17633517495396</text:p>
          </table:table-cell>
          <table:table-cell table:formula="of:=[$'05_pr2377_positionliteral-data'.B146]" office:value-type="float" office:value="0.7388" calcext:value-type="float">
            <text:p>0.7388</text:p>
          </table:table-cell>
          <table:table-cell table:formula="of:=[.I146]/[.B146]" office:value-type="float" office:value="1.13382443216697" calcext:value-type="float">
            <text:p>1.13382443216697</text:p>
          </table:table-cell>
          <table:table-cell table:formula="of:=[$'06_pr2377-positionliteral-javarule-data'.B146]" office:value-type="float" office:value="0.7656" calcext:value-type="float">
            <text:p>0.7656</text:p>
          </table:table-cell>
          <table:table-cell table:formula="of:=[.K146]/[.B146]" office:value-type="float" office:value="1.17495395948435" calcext:value-type="float">
            <text:p>1.17495395948435</text:p>
          </table:table-cell>
          <table:table-cell table:formula="of:=[$'07_pr2377-junit-improved-data'.B146]" office:value-type="float" office:value="0.7559" calcext:value-type="float">
            <text:p>0.7559</text:p>
          </table:table-cell>
          <table:table-cell table:formula="of:=[.M146]/[.B146]" office:value-type="float" office:value="1.16006752608963" calcext:value-type="float">
            <text:p>1.16006752608963</text:p>
          </table:table-cell>
          <table:table-cell table:formula="of:=[$'08_pr2377-fixed-typeres-data'.B146]" office:value-type="float" office:value="0.7916" calcext:value-type="float">
            <text:p>0.7916</text:p>
          </table:table-cell>
          <table:table-cell table:formula="of:=[.O146]/[.B146]" office:value-type="float" office:value="1.21485573971762" calcext:value-type="float">
            <text:p>1.21485573971762</text:p>
          </table:table-cell>
          <table:table-cell table:formula="of:=[$'09_pr2377-junitstaticsuite-data'.B146]" office:value-type="float" office:value="0.7963" calcext:value-type="float">
            <text:p>0.7963</text:p>
          </table:table-cell>
          <table:table-cell table:formula="of:=[.Q146]/[.B146]" office:value-type="float" office:value="1.22206875383671" calcext:value-type="float">
            <text:p>1.22206875383671</text:p>
          </table:table-cell>
        </table:table-row>
        <table:table-row table:style-name="ro1">
          <table:table-cell table:formula="of:=[$'01_baseline-6.22.0-data'.A147]" office:value-type="string" office:string-value="InsufficientStringBufferDeclaration" calcext:value-type="string">
            <text:p>InsufficientStringBufferDeclaration</text:p>
          </table:table-cell>
          <table:table-cell table:formula="of:=[$'01_baseline-6.22.0-data'.B147]" office:value-type="float" office:value="0.4963" calcext:value-type="float">
            <text:p>0.4963</text:p>
          </table:table-cell>
          <table:table-cell table:formula="of:=[$'02_master-6.23.0-SNAPSHOT-ea532e6-data'.B147]" office:value-type="float" office:value="0.4543" calcext:value-type="float">
            <text:p>0.4543</text:p>
          </table:table-cell>
          <table:table-cell table:formula="of:=[.C147]/[.B147]" office:value-type="float" office:value="0.915373765867419" calcext:value-type="float">
            <text:p>0.915373765867419</text:p>
          </table:table-cell>
          <table:table-cell table:formula="of:=[$'03_pr2377-data'.B147]" office:value-type="float" office:value="0.4528" calcext:value-type="float">
            <text:p>0.4528</text:p>
          </table:table-cell>
          <table:table-cell table:formula="of:=[.E147]/[.B147]" office:value-type="float" office:value="0.912351400362684" calcext:value-type="float">
            <text:p>0.912351400362684</text:p>
          </table:table-cell>
          <table:table-cell table:formula="of:=[$'04_pr2377-improved-properclone-avoiddecimal-data'.B147]" office:value-type="float" office:value="0.4838" calcext:value-type="float">
            <text:p>0.4838</text:p>
          </table:table-cell>
          <table:table-cell table:formula="of:=[.G147]/[.B147]" office:value-type="float" office:value="0.974813620793875" calcext:value-type="float">
            <text:p>0.974813620793875</text:p>
          </table:table-cell>
          <table:table-cell table:formula="of:=[$'05_pr2377_positionliteral-data'.B147]" office:value-type="float" office:value="0.5006" calcext:value-type="float">
            <text:p>0.5006</text:p>
          </table:table-cell>
          <table:table-cell table:formula="of:=[.I147]/[.B147]" office:value-type="float" office:value="1.00866411444691" calcext:value-type="float">
            <text:p>1.00866411444691</text:p>
          </table:table-cell>
          <table:table-cell table:formula="of:=[$'06_pr2377-positionliteral-javarule-data'.B147]" office:value-type="float" office:value="0.465" calcext:value-type="float">
            <text:p>0.465</text:p>
          </table:table-cell>
          <table:table-cell table:formula="of:=[.K147]/[.B147]" office:value-type="float" office:value="0.936933306467862" calcext:value-type="float">
            <text:p>0.936933306467862</text:p>
          </table:table-cell>
          <table:table-cell table:formula="of:=[$'07_pr2377-junit-improved-data'.B147]" office:value-type="float" office:value="0.5188" calcext:value-type="float">
            <text:p>0.5188</text:p>
          </table:table-cell>
          <table:table-cell table:formula="of:=[.M147]/[.B147]" office:value-type="float" office:value="1.04533548257103" calcext:value-type="float">
            <text:p>1.04533548257103</text:p>
          </table:table-cell>
          <table:table-cell table:formula="of:=[$'08_pr2377-fixed-typeres-data'.B147]" office:value-type="float" office:value="0.5271" calcext:value-type="float">
            <text:p>0.5271</text:p>
          </table:table-cell>
          <table:table-cell table:formula="of:=[.O147]/[.B147]" office:value-type="float" office:value="1.06205923836389" calcext:value-type="float">
            <text:p>1.06205923836389</text:p>
          </table:table-cell>
          <table:table-cell table:formula="of:=[$'09_pr2377-junitstaticsuite-data'.B147]" office:value-type="float" office:value="0.459" calcext:value-type="float">
            <text:p>0.459</text:p>
          </table:table-cell>
          <table:table-cell table:formula="of:=[.Q147]/[.B147]" office:value-type="float" office:value="0.924843844448922" calcext:value-type="float">
            <text:p>0.924843844448922</text:p>
          </table:table-cell>
        </table:table-row>
        <table:table-row table:style-name="ro1">
          <table:table-cell table:formula="of:=[$'01_baseline-6.22.0-data'.A148]" office:value-type="string" office:string-value="IntegerInstantiation" calcext:value-type="string">
            <text:p>IntegerInstantiation</text:p>
          </table:table-cell>
          <table:table-cell table:formula="of:=[$'01_baseline-6.22.0-data'.B148]" office:value-type="float" office:value="0.0712" calcext:value-type="float">
            <text:p>0.0712</text:p>
          </table:table-cell>
          <table:table-cell table:formula="of:=[$'02_master-6.23.0-SNAPSHOT-ea532e6-data'.B148]" office:value-type="float" office:value="0.0857" calcext:value-type="float">
            <text:p>0.0857</text:p>
          </table:table-cell>
          <table:table-cell table:formula="of:=[.C148]/[.B148]" office:value-type="float" office:value="1.20365168539326" calcext:value-type="float">
            <text:p>1.20365168539326</text:p>
          </table:table-cell>
          <table:table-cell table:formula="of:=[$'03_pr2377-data'.B148]" office:value-type="float" office:value="0.1167" calcext:value-type="float">
            <text:p>0.1167</text:p>
          </table:table-cell>
          <table:table-cell table:formula="of:=[.E148]/[.B148]" office:value-type="float" office:value="1.63904494382022" calcext:value-type="float">
            <text:p>1.63904494382022</text:p>
          </table:table-cell>
          <table:table-cell table:formula="of:=[$'04_pr2377-improved-properclone-avoiddecimal-data'.B148]" office:value-type="float" office:value="0.1197" calcext:value-type="float">
            <text:p>0.1197</text:p>
          </table:table-cell>
          <table:table-cell table:formula="of:=[.G148]/[.B148]" office:value-type="float" office:value="1.6811797752809" calcext:value-type="float">
            <text:p>1.6811797752809</text:p>
          </table:table-cell>
          <table:table-cell table:formula="of:=[$'05_pr2377_positionliteral-data'.B148]" office:value-type="float" office:value="0.1198" calcext:value-type="float">
            <text:p>0.1198</text:p>
          </table:table-cell>
          <table:table-cell table:formula="of:=[.I148]/[.B148]" office:value-type="float" office:value="1.68258426966292" calcext:value-type="float">
            <text:p>1.68258426966292</text:p>
          </table:table-cell>
          <table:table-cell table:formula="of:=[$'06_pr2377-positionliteral-javarule-data'.B148]" office:value-type="float" office:value="0.121" calcext:value-type="float">
            <text:p>0.121</text:p>
          </table:table-cell>
          <table:table-cell table:formula="of:=[.K148]/[.B148]" office:value-type="float" office:value="1.69943820224719" calcext:value-type="float">
            <text:p>1.69943820224719</text:p>
          </table:table-cell>
          <table:table-cell table:formula="of:=[$'07_pr2377-junit-improved-data'.B148]" office:value-type="float" office:value="0.1203" calcext:value-type="float">
            <text:p>0.1203</text:p>
          </table:table-cell>
          <table:table-cell table:formula="of:=[.M148]/[.B148]" office:value-type="float" office:value="1.68960674157303" calcext:value-type="float">
            <text:p>1.68960674157303</text:p>
          </table:table-cell>
          <table:table-cell table:formula="of:=[$'08_pr2377-fixed-typeres-data'.B148]" office:value-type="float" office:value="0.1218" calcext:value-type="float">
            <text:p>0.1218</text:p>
          </table:table-cell>
          <table:table-cell table:formula="of:=[.O148]/[.B148]" office:value-type="float" office:value="1.71067415730337" calcext:value-type="float">
            <text:p>1.71067415730337</text:p>
          </table:table-cell>
          <table:table-cell table:formula="of:=[$'09_pr2377-junitstaticsuite-data'.B148]" office:value-type="float" office:value="0.1297" calcext:value-type="float">
            <text:p>0.1297</text:p>
          </table:table-cell>
          <table:table-cell table:formula="of:=[.Q148]/[.B148]" office:value-type="float" office:value="1.82162921348315" calcext:value-type="float">
            <text:p>1.82162921348315</text:p>
          </table:table-cell>
        </table:table-row>
        <table:table-row table:style-name="ro1">
          <table:table-cell table:formula="of:=[$'01_baseline-6.22.0-data'.A149]" office:value-type="string" office:string-value="InvalidLogMessageFormat" calcext:value-type="string">
            <text:p>InvalidLogMessageFormat</text:p>
          </table:table-cell>
          <table:table-cell table:formula="of:=[$'01_baseline-6.22.0-data'.B149]" office:value-type="float" office:value="0.1561" calcext:value-type="float">
            <text:p>0.1561</text:p>
          </table:table-cell>
          <table:table-cell table:formula="of:=[$'02_master-6.23.0-SNAPSHOT-ea532e6-data'.B149]" office:value-type="float" office:value="0.1632" calcext:value-type="float">
            <text:p>0.1632</text:p>
          </table:table-cell>
          <table:table-cell table:formula="of:=[.C149]/[.B149]" office:value-type="float" office:value="1.04548366431775" calcext:value-type="float">
            <text:p>1.04548366431775</text:p>
          </table:table-cell>
          <table:table-cell table:formula="of:=[$'03_pr2377-data'.B149]" office:value-type="float" office:value="0.1566" calcext:value-type="float">
            <text:p>0.1566</text:p>
          </table:table-cell>
          <table:table-cell table:formula="of:=[.E149]/[.B149]" office:value-type="float" office:value="1.00320307495195" calcext:value-type="float">
            <text:p>1.00320307495195</text:p>
          </table:table-cell>
          <table:table-cell table:formula="of:=[$'04_pr2377-improved-properclone-avoiddecimal-data'.B149]" office:value-type="float" office:value="0.1591" calcext:value-type="float">
            <text:p>0.1591</text:p>
          </table:table-cell>
          <table:table-cell table:formula="of:=[.G149]/[.B149]" office:value-type="float" office:value="1.01921844971172" calcext:value-type="float">
            <text:p>1.01921844971172</text:p>
          </table:table-cell>
          <table:table-cell table:formula="of:=[$'05_pr2377_positionliteral-data'.B149]" office:value-type="float" office:value="0.1613" calcext:value-type="float">
            <text:p>0.1613</text:p>
          </table:table-cell>
          <table:table-cell table:formula="of:=[.I149]/[.B149]" office:value-type="float" office:value="1.03331197950032" calcext:value-type="float">
            <text:p>1.03331197950032</text:p>
          </table:table-cell>
          <table:table-cell table:formula="of:=[$'06_pr2377-positionliteral-javarule-data'.B149]" office:value-type="float" office:value="0.1596" calcext:value-type="float">
            <text:p>0.1596</text:p>
          </table:table-cell>
          <table:table-cell table:formula="of:=[.K149]/[.B149]" office:value-type="float" office:value="1.02242152466368" calcext:value-type="float">
            <text:p>1.02242152466368</text:p>
          </table:table-cell>
          <table:table-cell table:formula="of:=[$'07_pr2377-junit-improved-data'.B149]" office:value-type="float" office:value="0.1569" calcext:value-type="float">
            <text:p>0.1569</text:p>
          </table:table-cell>
          <table:table-cell table:formula="of:=[.M149]/[.B149]" office:value-type="float" office:value="1.00512491992313" calcext:value-type="float">
            <text:p>1.00512491992313</text:p>
          </table:table-cell>
          <table:table-cell table:formula="of:=[$'08_pr2377-fixed-typeres-data'.B149]" office:value-type="float" office:value="0.1632" calcext:value-type="float">
            <text:p>0.1632</text:p>
          </table:table-cell>
          <table:table-cell table:formula="of:=[.O149]/[.B149]" office:value-type="float" office:value="1.04548366431775" calcext:value-type="float">
            <text:p>1.04548366431775</text:p>
          </table:table-cell>
          <table:table-cell table:formula="of:=[$'09_pr2377-junitstaticsuite-data'.B149]" office:value-type="float" office:value="0.1621" calcext:value-type="float">
            <text:p>0.1621</text:p>
          </table:table-cell>
          <table:table-cell table:formula="of:=[.Q149]/[.B149]" office:value-type="float" office:value="1.03843689942345" calcext:value-type="float">
            <text:p>1.03843689942345</text:p>
          </table:table-cell>
        </table:table-row>
        <table:table-row table:style-name="ro1">
          <table:table-cell table:formula="of:=[$'01_baseline-6.22.0-data'.A150]" office:value-type="string" office:string-value="JUnit4SuitesShouldUseSuiteAnnotation" calcext:value-type="string">
            <text:p>JUnit4SuitesShouldUseSuiteAnnotation</text:p>
          </table:table-cell>
          <table:table-cell table:formula="of:=[$'01_baseline-6.22.0-data'.B150]" office:value-type="float" office:value="0.2785" calcext:value-type="float">
            <text:p>0.2785</text:p>
          </table:table-cell>
          <table:table-cell table:formula="of:=[$'02_master-6.23.0-SNAPSHOT-ea532e6-data'.B150]" office:value-type="float" office:value="0.2939" calcext:value-type="float">
            <text:p>0.2939</text:p>
          </table:table-cell>
          <table:table-cell table:formula="of:=[.C150]/[.B150]" office:value-type="float" office:value="1.05529622980251" calcext:value-type="float">
            <text:p>1.05529622980251</text:p>
          </table:table-cell>
          <table:table-cell table:formula="of:=[$'03_pr2377-data'.B150]" office:value-type="float" office:value="0.5456" calcext:value-type="float">
            <text:p>0.5456</text:p>
          </table:table-cell>
          <table:table-cell table:formula="of:=[.E150]/[.B150]" office:value-type="float" office:value="1.95906642728905" calcext:value-type="float">
            <text:p>1.95906642728905</text:p>
          </table:table-cell>
          <table:table-cell table:formula="of:=[$'04_pr2377-improved-properclone-avoiddecimal-data'.B150]" office:value-type="float" office:value="0.5608" calcext:value-type="float">
            <text:p>0.5608</text:p>
          </table:table-cell>
          <table:table-cell table:formula="of:=[.G150]/[.B150]" office:value-type="float" office:value="2.01364452423698" calcext:value-type="float">
            <text:p>2.01364452423698</text:p>
          </table:table-cell>
          <table:table-cell table:formula="of:=[$'05_pr2377_positionliteral-data'.B150]" office:value-type="float" office:value="0.5405" calcext:value-type="float">
            <text:p>0.5405</text:p>
          </table:table-cell>
          <table:table-cell table:formula="of:=[.I150]/[.B150]" office:value-type="float" office:value="1.94075403949731" calcext:value-type="float">
            <text:p>1.94075403949731</text:p>
          </table:table-cell>
          <table:table-cell table:formula="of:=[$'06_pr2377-positionliteral-javarule-data'.B150]" office:value-type="float" office:value="0.5543" calcext:value-type="float">
            <text:p>0.5543</text:p>
          </table:table-cell>
          <table:table-cell table:formula="of:=[.K150]/[.B150]" office:value-type="float" office:value="1.9903052064632" calcext:value-type="float">
            <text:p>1.9903052064632</text:p>
          </table:table-cell>
          <table:table-cell table:formula="of:=[$'07_pr2377-junit-improved-data'.B150]" office:value-type="float" office:value="0.5847" calcext:value-type="float">
            <text:p>0.5847</text:p>
          </table:table-cell>
          <table:table-cell table:formula="of:=[.M150]/[.B150]" office:value-type="float" office:value="2.09946140035907" calcext:value-type="float">
            <text:p>2.09946140035907</text:p>
          </table:table-cell>
          <table:table-cell table:formula="of:=[$'08_pr2377-fixed-typeres-data'.B150]" office:value-type="float" office:value="0.6751" calcext:value-type="float">
            <text:p>0.6751</text:p>
          </table:table-cell>
          <table:table-cell table:formula="of:=[.O150]/[.B150]" office:value-type="float" office:value="2.42405745062837" calcext:value-type="float">
            <text:p>2.42405745062837</text:p>
          </table:table-cell>
          <table:table-cell table:formula="of:=[$'09_pr2377-junitstaticsuite-data'.B150]" office:value-type="float" office:value="0.5691" calcext:value-type="float">
            <text:p>0.5691</text:p>
          </table:table-cell>
          <table:table-cell table:formula="of:=[.Q150]/[.B150]" office:value-type="float" office:value="2.04344703770197" calcext:value-type="float">
            <text:p>2.04344703770197</text:p>
          </table:table-cell>
        </table:table-row>
        <table:table-row table:style-name="ro1">
          <table:table-cell table:formula="of:=[$'01_baseline-6.22.0-data'.A151]" office:value-type="string" office:string-value="JUnit4TestShouldUseAfterAnnotation" calcext:value-type="string">
            <text:p>JUnit4TestShouldUseAfterAnnotation</text:p>
          </table:table-cell>
          <table:table-cell table:formula="of:=[$'01_baseline-6.22.0-data'.B151]" office:value-type="float" office:value="0.2073" calcext:value-type="float">
            <text:p>0.2073</text:p>
          </table:table-cell>
          <table:table-cell table:formula="of:=[$'02_master-6.23.0-SNAPSHOT-ea532e6-data'.B151]" office:value-type="float" office:value="0.2139" calcext:value-type="float">
            <text:p>0.2139</text:p>
          </table:table-cell>
          <table:table-cell table:formula="of:=[.C151]/[.B151]" office:value-type="float" office:value="1.03183791606368" calcext:value-type="float">
            <text:p>1.03183791606368</text:p>
          </table:table-cell>
          <table:table-cell table:formula="of:=[$'03_pr2377-data'.B151]" office:value-type="float" office:value="0.4034" calcext:value-type="float">
            <text:p>0.4034</text:p>
          </table:table-cell>
          <table:table-cell table:formula="of:=[.E151]/[.B151]" office:value-type="float" office:value="1.94597202122528" calcext:value-type="float">
            <text:p>1.94597202122528</text:p>
          </table:table-cell>
          <table:table-cell table:formula="of:=[$'04_pr2377-improved-properclone-avoiddecimal-data'.B151]" office:value-type="float" office:value="0.3832" calcext:value-type="float">
            <text:p>0.3832</text:p>
          </table:table-cell>
          <table:table-cell table:formula="of:=[.G151]/[.B151]" office:value-type="float" office:value="1.84852870236372" calcext:value-type="float">
            <text:p>1.84852870236372</text:p>
          </table:table-cell>
          <table:table-cell table:formula="of:=[$'05_pr2377_positionliteral-data'.B151]" office:value-type="float" office:value="0.4339" calcext:value-type="float">
            <text:p>0.4339</text:p>
          </table:table-cell>
          <table:table-cell table:formula="of:=[.I151]/[.B151]" office:value-type="float" office:value="2.09310178485287" calcext:value-type="float">
            <text:p>2.09310178485287</text:p>
          </table:table-cell>
          <table:table-cell table:formula="of:=[$'06_pr2377-positionliteral-javarule-data'.B151]" office:value-type="float" office:value="0.3911" calcext:value-type="float">
            <text:p>0.3911</text:p>
          </table:table-cell>
          <table:table-cell table:formula="of:=[.K151]/[.B151]" office:value-type="float" office:value="1.88663772310661" calcext:value-type="float">
            <text:p>1.88663772310661</text:p>
          </table:table-cell>
          <table:table-cell table:formula="of:=[$'07_pr2377-junit-improved-data'.B151]" office:value-type="float" office:value="0.4105" calcext:value-type="float">
            <text:p>0.4105</text:p>
          </table:table-cell>
          <table:table-cell table:formula="of:=[.M151]/[.B151]" office:value-type="float" office:value="1.98022190062711" calcext:value-type="float">
            <text:p>1.98022190062711</text:p>
          </table:table-cell>
          <table:table-cell table:formula="of:=[$'08_pr2377-fixed-typeres-data'.B151]" office:value-type="float" office:value="0.4311" calcext:value-type="float">
            <text:p>0.4311</text:p>
          </table:table-cell>
          <table:table-cell table:formula="of:=[.O151]/[.B151]" office:value-type="float" office:value="2.07959479015919" calcext:value-type="float">
            <text:p>2.07959479015919</text:p>
          </table:table-cell>
          <table:table-cell table:formula="of:=[$'09_pr2377-junitstaticsuite-data'.B151]" office:value-type="float" office:value="0.4176" calcext:value-type="float">
            <text:p>0.4176</text:p>
          </table:table-cell>
          <table:table-cell table:formula="of:=[.Q151]/[.B151]" office:value-type="float" office:value="2.01447178002894" calcext:value-type="float">
            <text:p>2.01447178002894</text:p>
          </table:table-cell>
        </table:table-row>
        <table:table-row table:style-name="ro1">
          <table:table-cell table:formula="of:=[$'01_baseline-6.22.0-data'.A152]" office:value-type="string" office:string-value="JUnit4TestShouldUseBeforeAnnotation" calcext:value-type="string">
            <text:p>JUnit4TestShouldUseBeforeAnnotation</text:p>
          </table:table-cell>
          <table:table-cell table:formula="of:=[$'01_baseline-6.22.0-data'.B152]" office:value-type="float" office:value="0.2326" calcext:value-type="float">
            <text:p>0.2326</text:p>
          </table:table-cell>
          <table:table-cell table:formula="of:=[$'02_master-6.23.0-SNAPSHOT-ea532e6-data'.B152]" office:value-type="float" office:value="0.2129" calcext:value-type="float">
            <text:p>0.2129</text:p>
          </table:table-cell>
          <table:table-cell table:formula="of:=[.C152]/[.B152]" office:value-type="float" office:value="0.91530524505589" calcext:value-type="float">
            <text:p>0.91530524505589</text:p>
          </table:table-cell>
          <table:table-cell table:formula="of:=[$'03_pr2377-data'.B152]" office:value-type="float" office:value="0.4175" calcext:value-type="float">
            <text:p>0.4175</text:p>
          </table:table-cell>
          <table:table-cell table:formula="of:=[.E152]/[.B152]" office:value-type="float" office:value="1.79492691315563" calcext:value-type="float">
            <text:p>1.79492691315563</text:p>
          </table:table-cell>
          <table:table-cell table:formula="of:=[$'04_pr2377-improved-properclone-avoiddecimal-data'.B152]" office:value-type="float" office:value="0.3602" calcext:value-type="float">
            <text:p>0.3602</text:p>
          </table:table-cell>
          <table:table-cell table:formula="of:=[.G152]/[.B152]" office:value-type="float" office:value="1.54858125537403" calcext:value-type="float">
            <text:p>1.54858125537403</text:p>
          </table:table-cell>
          <table:table-cell table:formula="of:=[$'05_pr2377_positionliteral-data'.B152]" office:value-type="float" office:value="0.3562" calcext:value-type="float">
            <text:p>0.3562</text:p>
          </table:table-cell>
          <table:table-cell table:formula="of:=[.I152]/[.B152]" office:value-type="float" office:value="1.53138435081685" calcext:value-type="float">
            <text:p>1.53138435081685</text:p>
          </table:table-cell>
          <table:table-cell table:formula="of:=[$'06_pr2377-positionliteral-javarule-data'.B152]" office:value-type="float" office:value="0.4404" calcext:value-type="float">
            <text:p>0.4404</text:p>
          </table:table-cell>
          <table:table-cell table:formula="of:=[.K152]/[.B152]" office:value-type="float" office:value="1.89337919174549" calcext:value-type="float">
            <text:p>1.89337919174549</text:p>
          </table:table-cell>
          <table:table-cell table:formula="of:=[$'07_pr2377-junit-improved-data'.B152]" office:value-type="float" office:value="0.3659" calcext:value-type="float">
            <text:p>0.3659</text:p>
          </table:table-cell>
          <table:table-cell table:formula="of:=[.M152]/[.B152]" office:value-type="float" office:value="1.57308684436801" calcext:value-type="float">
            <text:p>1.57308684436801</text:p>
          </table:table-cell>
          <table:table-cell table:formula="of:=[$'08_pr2377-fixed-typeres-data'.B152]" office:value-type="float" office:value="0.3775" calcext:value-type="float">
            <text:p>0.3775</text:p>
          </table:table-cell>
          <table:table-cell table:formula="of:=[.O152]/[.B152]" office:value-type="float" office:value="1.62295786758384" calcext:value-type="float">
            <text:p>1.62295786758384</text:p>
          </table:table-cell>
          <table:table-cell table:formula="of:=[$'09_pr2377-junitstaticsuite-data'.B152]" office:value-type="float" office:value="0.3704" calcext:value-type="float">
            <text:p>0.3704</text:p>
          </table:table-cell>
          <table:table-cell table:formula="of:=[.Q152]/[.B152]" office:value-type="float" office:value="1.59243336199484" calcext:value-type="float">
            <text:p>1.59243336199484</text:p>
          </table:table-cell>
        </table:table-row>
        <table:table-row table:style-name="ro1">
          <table:table-cell table:formula="of:=[$'01_baseline-6.22.0-data'.A153]" office:value-type="string" office:string-value="JUnit4TestShouldUseTestAnnotation" calcext:value-type="string">
            <text:p>JUnit4TestShouldUseTestAnnotation</text:p>
          </table:table-cell>
          <table:table-cell table:formula="of:=[$'01_baseline-6.22.0-data'.B153]" office:value-type="float" office:value="1.4205" calcext:value-type="float">
            <text:p>1.4205</text:p>
          </table:table-cell>
          <table:table-cell table:formula="of:=[$'02_master-6.23.0-SNAPSHOT-ea532e6-data'.B153]" office:value-type="float" office:value="0.348" calcext:value-type="float">
            <text:p>0.348</text:p>
          </table:table-cell>
          <table:table-cell table:formula="of:=[.C153]/[.B153]" office:value-type="float" office:value="0.244984160506864" calcext:value-type="float">
            <text:p>0.244984160506864</text:p>
          </table:table-cell>
          <table:table-cell table:formula="of:=[$'03_pr2377-data'.B153]" office:value-type="float" office:value="0.2535" calcext:value-type="float">
            <text:p>0.2535</text:p>
          </table:table-cell>
          <table:table-cell table:formula="of:=[.E153]/[.B153]" office:value-type="float" office:value="0.178458289334741" calcext:value-type="float">
            <text:p>0.178458289334741</text:p>
          </table:table-cell>
          <table:table-cell table:formula="of:=[$'04_pr2377-improved-properclone-avoiddecimal-data'.B153]" office:value-type="float" office:value="0.2366" calcext:value-type="float">
            <text:p>0.2366</text:p>
          </table:table-cell>
          <table:table-cell table:formula="of:=[.G153]/[.B153]" office:value-type="float" office:value="0.166561070045759" calcext:value-type="float">
            <text:p>0.166561070045759</text:p>
          </table:table-cell>
          <table:table-cell table:formula="of:=[$'05_pr2377_positionliteral-data'.B153]" office:value-type="float" office:value="0.2402" calcext:value-type="float">
            <text:p>0.2402</text:p>
          </table:table-cell>
          <table:table-cell table:formula="of:=[.I153]/[.B153]" office:value-type="float" office:value="0.169095388947554" calcext:value-type="float">
            <text:p>0.169095388947554</text:p>
          </table:table-cell>
          <table:table-cell table:formula="of:=[$'06_pr2377-positionliteral-javarule-data'.B153]" office:value-type="float" office:value="0.2518" calcext:value-type="float">
            <text:p>0.2518</text:p>
          </table:table-cell>
          <table:table-cell table:formula="of:=[.K153]/[.B153]" office:value-type="float" office:value="0.177261527631116" calcext:value-type="float">
            <text:p>0.177261527631116</text:p>
          </table:table-cell>
          <table:table-cell table:formula="of:=[$'07_pr2377-junit-improved-data'.B153]" office:value-type="float" office:value="0.2679" calcext:value-type="float">
            <text:p>0.2679</text:p>
          </table:table-cell>
          <table:table-cell table:formula="of:=[.M153]/[.B153]" office:value-type="float" office:value="0.188595564941922" calcext:value-type="float">
            <text:p>0.188595564941922</text:p>
          </table:table-cell>
          <table:table-cell table:formula="of:=[$'08_pr2377-fixed-typeres-data'.B153]" office:value-type="float" office:value="0.2417" calcext:value-type="float">
            <text:p>0.2417</text:p>
          </table:table-cell>
          <table:table-cell table:formula="of:=[.O153]/[.B153]" office:value-type="float" office:value="0.170151355156635" calcext:value-type="float">
            <text:p>0.170151355156635</text:p>
          </table:table-cell>
          <table:table-cell table:formula="of:=[$'09_pr2377-junitstaticsuite-data'.B153]" office:value-type="float" office:value="0.2415" calcext:value-type="float">
            <text:p>0.2415</text:p>
          </table:table-cell>
          <table:table-cell table:formula="of:=[.Q153]/[.B153]" office:value-type="float" office:value="0.170010559662091" calcext:value-type="float">
            <text:p>0.170010559662091</text:p>
          </table:table-cell>
        </table:table-row>
        <table:table-row table:style-name="ro1">
          <table:table-cell table:formula="of:=[$'01_baseline-6.22.0-data'.A154]" office:value-type="string" office:string-value="JUnitAssertionsShouldIncludeMessage" calcext:value-type="string">
            <text:p>JUnitAssertionsShouldIncludeMessage</text:p>
          </table:table-cell>
          <table:table-cell table:formula="of:=[$'01_baseline-6.22.0-data'.B154]" office:value-type="float" office:value="4.5021" calcext:value-type="float">
            <text:p>4.5021</text:p>
          </table:table-cell>
          <table:table-cell table:formula="of:=[$'02_master-6.23.0-SNAPSHOT-ea532e6-data'.B154]" office:value-type="float" office:value="1.3745" calcext:value-type="float">
            <text:p>1.3745</text:p>
          </table:table-cell>
          <table:table-cell table:formula="of:=[.C154]/[.B154]" office:value-type="float" office:value="0.305301970191688" calcext:value-type="float">
            <text:p>0.305301970191688</text:p>
          </table:table-cell>
          <table:table-cell table:formula="of:=[$'03_pr2377-data'.B154]" office:value-type="float" office:value="1.4308" calcext:value-type="float">
            <text:p>1.4308</text:p>
          </table:table-cell>
          <table:table-cell table:formula="of:=[.E154]/[.B154]" office:value-type="float" office:value="0.317807245507652" calcext:value-type="float">
            <text:p>0.317807245507652</text:p>
          </table:table-cell>
          <table:table-cell table:formula="of:=[$'04_pr2377-improved-properclone-avoiddecimal-data'.B154]" office:value-type="float" office:value="1.3823" calcext:value-type="float">
            <text:p>1.3823</text:p>
          </table:table-cell>
          <table:table-cell table:formula="of:=[.G154]/[.B154]" office:value-type="float" office:value="0.307034495013438" calcext:value-type="float">
            <text:p>0.307034495013438</text:p>
          </table:table-cell>
          <table:table-cell table:formula="of:=[$'05_pr2377_positionliteral-data'.B154]" office:value-type="float" office:value="1.3782" calcext:value-type="float">
            <text:p>1.3782</text:p>
          </table:table-cell>
          <table:table-cell table:formula="of:=[.I154]/[.B154]" office:value-type="float" office:value="0.306123808889185" calcext:value-type="float">
            <text:p>0.306123808889185</text:p>
          </table:table-cell>
          <table:table-cell table:formula="of:=[$'06_pr2377-positionliteral-javarule-data'.B154]" office:value-type="float" office:value="1.4363" calcext:value-type="float">
            <text:p>1.4363</text:p>
          </table:table-cell>
          <table:table-cell table:formula="of:=[.K154]/[.B154]" office:value-type="float" office:value="0.319028897625552" calcext:value-type="float">
            <text:p>0.319028897625552</text:p>
          </table:table-cell>
          <table:table-cell table:formula="of:=[$'07_pr2377-junit-improved-data'.B154]" office:value-type="float" office:value="1.3335" calcext:value-type="float">
            <text:p>1.3335</text:p>
          </table:table-cell>
          <table:table-cell table:formula="of:=[.M154]/[.B154]" office:value-type="float" office:value="0.296195108949157" calcext:value-type="float">
            <text:p>0.296195108949157</text:p>
          </table:table-cell>
          <table:table-cell table:formula="of:=[$'08_pr2377-fixed-typeres-data'.B154]" office:value-type="float" office:value="1.4189" calcext:value-type="float">
            <text:p>1.4189</text:p>
          </table:table-cell>
          <table:table-cell table:formula="of:=[.O154]/[.B154]" office:value-type="float" office:value="0.315164034561649" calcext:value-type="float">
            <text:p>0.315164034561649</text:p>
          </table:table-cell>
          <table:table-cell table:formula="of:=[$'09_pr2377-junitstaticsuite-data'.B154]" office:value-type="float" office:value="1.441" calcext:value-type="float">
            <text:p>1.441</text:p>
          </table:table-cell>
          <table:table-cell table:formula="of:=[.Q154]/[.B154]" office:value-type="float" office:value="0.32007285488994" calcext:value-type="float">
            <text:p>0.32007285488994</text:p>
          </table:table-cell>
        </table:table-row>
        <table:table-row table:style-name="ro1">
          <table:table-cell table:formula="of:=[$'01_baseline-6.22.0-data'.A155]" office:value-type="string" office:string-value="JUnitSpelling" calcext:value-type="string">
            <text:p>JUnitSpelling</text:p>
          </table:table-cell>
          <table:table-cell table:formula="of:=[$'01_baseline-6.22.0-data'.B155]" office:value-type="float" office:value="2.7355" calcext:value-type="float">
            <text:p>2.7355</text:p>
          </table:table-cell>
          <table:table-cell table:formula="of:=[$'02_master-6.23.0-SNAPSHOT-ea532e6-data'.B155]" office:value-type="float" office:value="1.538" calcext:value-type="float">
            <text:p>1.538</text:p>
          </table:table-cell>
          <table:table-cell table:formula="of:=[.C155]/[.B155]" office:value-type="float" office:value="0.562237250959605" calcext:value-type="float">
            <text:p>0.562237250959605</text:p>
          </table:table-cell>
          <table:table-cell table:formula="of:=[$'03_pr2377-data'.B155]" office:value-type="float" office:value="1.4889" calcext:value-type="float">
            <text:p>1.4889</text:p>
          </table:table-cell>
          <table:table-cell table:formula="of:=[.E155]/[.B155]" office:value-type="float" office:value="0.544288064339243" calcext:value-type="float">
            <text:p>0.544288064339243</text:p>
          </table:table-cell>
          <table:table-cell table:formula="of:=[$'04_pr2377-improved-properclone-avoiddecimal-data'.B155]" office:value-type="float" office:value="1.572" calcext:value-type="float">
            <text:p>1.572</text:p>
          </table:table-cell>
          <table:table-cell table:formula="of:=[.G155]/[.B155]" office:value-type="float" office:value="0.574666422957412" calcext:value-type="float">
            <text:p>0.574666422957412</text:p>
          </table:table-cell>
          <table:table-cell table:formula="of:=[$'05_pr2377_positionliteral-data'.B155]" office:value-type="float" office:value="1.4518" calcext:value-type="float">
            <text:p>1.4518</text:p>
          </table:table-cell>
          <table:table-cell table:formula="of:=[.I155]/[.B155]" office:value-type="float" office:value="0.530725644306343" calcext:value-type="float">
            <text:p>0.530725644306343</text:p>
          </table:table-cell>
          <table:table-cell table:formula="of:=[$'06_pr2377-positionliteral-javarule-data'.B155]" office:value-type="float" office:value="1.5056" calcext:value-type="float">
            <text:p>1.5056</text:p>
          </table:table-cell>
          <table:table-cell table:formula="of:=[.K155]/[.B155]" office:value-type="float" office:value="0.55039298117346" calcext:value-type="float">
            <text:p>0.55039298117346</text:p>
          </table:table-cell>
          <table:table-cell table:formula="of:=[$'07_pr2377-junit-improved-data'.B155]" office:value-type="float" office:value="1.1782" calcext:value-type="float">
            <text:p>1.1782</text:p>
          </table:table-cell>
          <table:table-cell table:formula="of:=[.M155]/[.B155]" office:value-type="float" office:value="0.430707366112228" calcext:value-type="float">
            <text:p>0.430707366112228</text:p>
          </table:table-cell>
          <table:table-cell table:formula="of:=[$'08_pr2377-fixed-typeres-data'.B155]" office:value-type="float" office:value="1.2525" calcext:value-type="float">
            <text:p>1.2525</text:p>
          </table:table-cell>
          <table:table-cell table:formula="of:=[.O155]/[.B155]" office:value-type="float" office:value="0.457868762566258" calcext:value-type="float">
            <text:p>0.457868762566258</text:p>
          </table:table-cell>
          <table:table-cell table:formula="of:=[$'09_pr2377-junitstaticsuite-data'.B155]" office:value-type="float" office:value="1.1462" calcext:value-type="float">
            <text:p>1.1462</text:p>
          </table:table-cell>
          <table:table-cell table:formula="of:=[.Q155]/[.B155]" office:value-type="float" office:value="0.419009321878998" calcext:value-type="float">
            <text:p>0.419009321878998</text:p>
          </table:table-cell>
        </table:table-row>
        <table:table-row table:style-name="ro1">
          <table:table-cell table:formula="of:=[$'01_baseline-6.22.0-data'.A156]" office:value-type="string" office:string-value="JUnitStaticSuite" calcext:value-type="string">
            <text:p>JUnitStaticSuite</text:p>
          </table:table-cell>
          <table:table-cell table:formula="of:=[$'01_baseline-6.22.0-data'.B156]" office:value-type="float" office:value="0.355" calcext:value-type="float">
            <text:p>0.355</text:p>
          </table:table-cell>
          <table:table-cell table:formula="of:=[$'02_master-6.23.0-SNAPSHOT-ea532e6-data'.B156]" office:value-type="float" office:value="0.3323" calcext:value-type="float">
            <text:p>0.3323</text:p>
          </table:table-cell>
          <table:table-cell table:formula="of:=[.C156]/[.B156]" office:value-type="float" office:value="0.936056338028169" calcext:value-type="float">
            <text:p>0.936056338028169</text:p>
          </table:table-cell>
          <table:table-cell table:formula="of:=[$'03_pr2377-data'.B156]" office:value-type="float" office:value="1.2849" calcext:value-type="float">
            <text:p>1.2849</text:p>
          </table:table-cell>
          <table:table-cell table:formula="of:=[.E156]/[.B156]" office:value-type="float" office:value="3.61943661971831" calcext:value-type="float">
            <text:p>3.61943661971831</text:p>
          </table:table-cell>
          <table:table-cell table:formula="of:=[$'04_pr2377-improved-properclone-avoiddecimal-data'.B156]" office:value-type="float" office:value="1.328" calcext:value-type="float">
            <text:p>1.328</text:p>
          </table:table-cell>
          <table:table-cell table:formula="of:=[.G156]/[.B156]" office:value-type="float" office:value="3.74084507042253" calcext:value-type="float">
            <text:p>3.74084507042253</text:p>
          </table:table-cell>
          <table:table-cell table:formula="of:=[$'05_pr2377_positionliteral-data'.B156]" office:value-type="float" office:value="1.2948" calcext:value-type="float">
            <text:p>1.2948</text:p>
          </table:table-cell>
          <table:table-cell table:formula="of:=[.I156]/[.B156]" office:value-type="float" office:value="3.64732394366197" calcext:value-type="float">
            <text:p>3.64732394366197</text:p>
          </table:table-cell>
          <table:table-cell table:formula="of:=[$'06_pr2377-positionliteral-javarule-data'.B156]" office:value-type="float" office:value="1.3907" calcext:value-type="float">
            <text:p>1.3907</text:p>
          </table:table-cell>
          <table:table-cell table:formula="of:=[.K156]/[.B156]" office:value-type="float" office:value="3.91746478873239" calcext:value-type="float">
            <text:p>3.91746478873239</text:p>
          </table:table-cell>
          <table:table-cell table:formula="of:=[$'07_pr2377-junit-improved-data'.B156]" office:value-type="float" office:value="1.386" calcext:value-type="float">
            <text:p>1.386</text:p>
          </table:table-cell>
          <table:table-cell table:formula="of:=[.M156]/[.B156]" office:value-type="float" office:value="3.90422535211268" calcext:value-type="float">
            <text:p>3.90422535211268</text:p>
          </table:table-cell>
          <table:table-cell table:formula="of:=[$'08_pr2377-fixed-typeres-data'.B156]" office:value-type="float" office:value="1.394" calcext:value-type="float">
            <text:p>1.394</text:p>
          </table:table-cell>
          <table:table-cell table:formula="of:=[.O156]/[.B156]" office:value-type="float" office:value="3.92676056338028" calcext:value-type="float">
            <text:p>3.92676056338028</text:p>
          </table:table-cell>
          <table:table-cell table:formula="of:=[$'09_pr2377-junitstaticsuite-data'.B156]" office:value-type="float" office:value="1.1406" calcext:value-type="float">
            <text:p>1.1406</text:p>
          </table:table-cell>
          <table:table-cell table:formula="of:=[.Q156]/[.B156]" office:value-type="float" office:value="3.21295774647887" calcext:value-type="float">
            <text:p>3.21295774647887</text:p>
          </table:table-cell>
        </table:table-row>
        <table:table-row table:style-name="ro1">
          <table:table-cell table:formula="of:=[$'01_baseline-6.22.0-data'.A157]" office:value-type="string" office:string-value="JUnitTestContainsTooManyAsserts" calcext:value-type="string">
            <text:p>JUnitTestContainsTooManyAsserts</text:p>
          </table:table-cell>
          <table:table-cell table:formula="of:=[$'01_baseline-6.22.0-data'.B157]" office:value-type="float" office:value="2.8382" calcext:value-type="float">
            <text:p>2.8382</text:p>
          </table:table-cell>
          <table:table-cell table:formula="of:=[$'02_master-6.23.0-SNAPSHOT-ea532e6-data'.B157]" office:value-type="float" office:value="1.7451" calcext:value-type="float">
            <text:p>1.7451</text:p>
          </table:table-cell>
          <table:table-cell table:formula="of:=[.C157]/[.B157]" office:value-type="float" office:value="0.614861531956874" calcext:value-type="float">
            <text:p>0.614861531956874</text:p>
          </table:table-cell>
          <table:table-cell table:formula="of:=[$'03_pr2377-data'.B157]" office:value-type="float" office:value="1.6599" calcext:value-type="float">
            <text:p>1.6599</text:p>
          </table:table-cell>
          <table:table-cell table:formula="of:=[.E157]/[.B157]" office:value-type="float" office:value="0.584842505813544" calcext:value-type="float">
            <text:p>0.584842505813544</text:p>
          </table:table-cell>
          <table:table-cell table:formula="of:=[$'04_pr2377-improved-properclone-avoiddecimal-data'.B157]" office:value-type="float" office:value="1.7273" calcext:value-type="float">
            <text:p>1.7273</text:p>
          </table:table-cell>
          <table:table-cell table:formula="of:=[.G157]/[.B157]" office:value-type="float" office:value="0.608589951377634" calcext:value-type="float">
            <text:p>0.608589951377634</text:p>
          </table:table-cell>
          <table:table-cell table:formula="of:=[$'05_pr2377_positionliteral-data'.B157]" office:value-type="float" office:value="1.7869" calcext:value-type="float">
            <text:p>1.7869</text:p>
          </table:table-cell>
          <table:table-cell table:formula="of:=[.I157]/[.B157]" office:value-type="float" office:value="0.629589176238461" calcext:value-type="float">
            <text:p>0.629589176238461</text:p>
          </table:table-cell>
          <table:table-cell table:formula="of:=[$'06_pr2377-positionliteral-javarule-data'.B157]" office:value-type="float" office:value="1.7087" calcext:value-type="float">
            <text:p>1.7087</text:p>
          </table:table-cell>
          <table:table-cell table:formula="of:=[.K157]/[.B157]" office:value-type="float" office:value="0.602036502008315" calcext:value-type="float">
            <text:p>0.602036502008315</text:p>
          </table:table-cell>
          <table:table-cell table:formula="of:=[$'07_pr2377-junit-improved-data'.B157]" office:value-type="float" office:value="1.8316" calcext:value-type="float">
            <text:p>1.8316</text:p>
          </table:table-cell>
          <table:table-cell table:formula="of:=[.M157]/[.B157]" office:value-type="float" office:value="0.645338594884081" calcext:value-type="float">
            <text:p>0.645338594884081</text:p>
          </table:table-cell>
          <table:table-cell table:formula="of:=[$'08_pr2377-fixed-typeres-data'.B157]" office:value-type="float" office:value="1.9355" calcext:value-type="float">
            <text:p>1.9355</text:p>
          </table:table-cell>
          <table:table-cell table:formula="of:=[.O157]/[.B157]" office:value-type="float" office:value="0.68194630399549" calcext:value-type="float">
            <text:p>0.68194630399549</text:p>
          </table:table-cell>
          <table:table-cell table:formula="of:=[$'09_pr2377-junitstaticsuite-data'.B157]" office:value-type="float" office:value="1.8728" calcext:value-type="float">
            <text:p>1.8728</text:p>
          </table:table-cell>
          <table:table-cell table:formula="of:=[.Q157]/[.B157]" office:value-type="float" office:value="0.65985483757311" calcext:value-type="float">
            <text:p>0.65985483757311</text:p>
          </table:table-cell>
        </table:table-row>
        <table:table-row table:style-name="ro1">
          <table:table-cell table:formula="of:=[$'01_baseline-6.22.0-data'.A158]" office:value-type="string" office:string-value="JUnitTestsShouldIncludeAssert" calcext:value-type="string">
            <text:p>JUnitTestsShouldIncludeAssert</text:p>
          </table:table-cell>
          <table:table-cell table:formula="of:=[$'01_baseline-6.22.0-data'.B158]" office:value-type="float" office:value="5.5949" calcext:value-type="float">
            <text:p>5.5949</text:p>
          </table:table-cell>
          <table:table-cell table:formula="of:=[$'02_master-6.23.0-SNAPSHOT-ea532e6-data'.B158]" office:value-type="float" office:value="2.6371" calcext:value-type="float">
            <text:p>2.6371</text:p>
          </table:table-cell>
          <table:table-cell table:formula="of:=[.C158]/[.B158]" office:value-type="float" office:value="0.471339970330122" calcext:value-type="float">
            <text:p>0.471339970330122</text:p>
          </table:table-cell>
          <table:table-cell table:formula="of:=[$'03_pr2377-data'.B158]" office:value-type="float" office:value="2.5408" calcext:value-type="float">
            <text:p>2.5408</text:p>
          </table:table-cell>
          <table:table-cell table:formula="of:=[.E158]/[.B158]" office:value-type="float" office:value="0.454127866449803" calcext:value-type="float">
            <text:p>0.454127866449803</text:p>
          </table:table-cell>
          <table:table-cell table:formula="of:=[$'04_pr2377-improved-properclone-avoiddecimal-data'.B158]" office:value-type="float" office:value="2.5903" calcext:value-type="float">
            <text:p>2.5903</text:p>
          </table:table-cell>
          <table:table-cell table:formula="of:=[.G158]/[.B158]" office:value-type="float" office:value="0.462975209565855" calcext:value-type="float">
            <text:p>0.462975209565855</text:p>
          </table:table-cell>
          <table:table-cell table:formula="of:=[$'05_pr2377_positionliteral-data'.B158]" office:value-type="float" office:value="2.6259" calcext:value-type="float">
            <text:p>2.6259</text:p>
          </table:table-cell>
          <table:table-cell table:formula="of:=[.I158]/[.B158]" office:value-type="float" office:value="0.469338147241238" calcext:value-type="float">
            <text:p>0.469338147241238</text:p>
          </table:table-cell>
          <table:table-cell table:formula="of:=[$'06_pr2377-positionliteral-javarule-data'.B158]" office:value-type="float" office:value="2.6602" calcext:value-type="float">
            <text:p>2.6602</text:p>
          </table:table-cell>
          <table:table-cell table:formula="of:=[.K158]/[.B158]" office:value-type="float" office:value="0.475468730450946" calcext:value-type="float">
            <text:p>0.475468730450946</text:p>
          </table:table-cell>
          <table:table-cell table:formula="of:=[$'07_pr2377-junit-improved-data'.B158]" office:value-type="float" office:value="2.435" calcext:value-type="float">
            <text:p>2.435</text:p>
          </table:table-cell>
          <table:table-cell table:formula="of:=[.M158]/[.B158]" office:value-type="float" office:value="0.435217787628018" calcext:value-type="float">
            <text:p>0.435217787628018</text:p>
          </table:table-cell>
          <table:table-cell table:formula="of:=[$'08_pr2377-fixed-typeres-data'.B158]" office:value-type="float" office:value="2.6049" calcext:value-type="float">
            <text:p>2.6049</text:p>
          </table:table-cell>
          <table:table-cell table:formula="of:=[.O158]/[.B158]" office:value-type="float" office:value="0.465584728949579" calcext:value-type="float">
            <text:p>0.465584728949579</text:p>
          </table:table-cell>
          <table:table-cell table:formula="of:=[$'09_pr2377-junitstaticsuite-data'.B158]" office:value-type="float" office:value="2.7597" calcext:value-type="float">
            <text:p>2.7597</text:p>
          </table:table-cell>
          <table:table-cell table:formula="of:=[.Q158]/[.B158]" office:value-type="float" office:value="0.493252783785233" calcext:value-type="float">
            <text:p>0.493252783785233</text:p>
          </table:table-cell>
        </table:table-row>
        <table:table-row table:style-name="ro1">
          <table:table-cell table:formula="of:=[$'01_baseline-6.22.0-data'.A159]" office:value-type="string" office:string-value="JUnitUseExpected" calcext:value-type="string">
            <text:p>JUnitUseExpected</text:p>
          </table:table-cell>
          <table:table-cell table:formula="of:=[$'01_baseline-6.22.0-data'.B159]" office:value-type="float" office:value="4.0576" calcext:value-type="float">
            <text:p>4.0576</text:p>
          </table:table-cell>
          <table:table-cell table:formula="of:=[$'02_master-6.23.0-SNAPSHOT-ea532e6-data'.B159]" office:value-type="float" office:value="1.3144" calcext:value-type="float">
            <text:p>1.3144</text:p>
          </table:table-cell>
          <table:table-cell table:formula="of:=[.C159]/[.B159]" office:value-type="float" office:value="0.323935331230284" calcext:value-type="float">
            <text:p>0.323935331230284</text:p>
          </table:table-cell>
          <table:table-cell table:formula="of:=[$'03_pr2377-data'.B159]" office:value-type="float" office:value="1.3654" calcext:value-type="float">
            <text:p>1.3654</text:p>
          </table:table-cell>
          <table:table-cell table:formula="of:=[.E159]/[.B159]" office:value-type="float" office:value="0.336504337539432" calcext:value-type="float">
            <text:p>0.336504337539432</text:p>
          </table:table-cell>
          <table:table-cell table:formula="of:=[$'04_pr2377-improved-properclone-avoiddecimal-data'.B159]" office:value-type="float" office:value="1.3184" calcext:value-type="float">
            <text:p>1.3184</text:p>
          </table:table-cell>
          <table:table-cell table:formula="of:=[.G159]/[.B159]" office:value-type="float" office:value="0.324921135646688" calcext:value-type="float">
            <text:p>0.324921135646688</text:p>
          </table:table-cell>
          <table:table-cell table:formula="of:=[$'05_pr2377_positionliteral-data'.B159]" office:value-type="float" office:value="1.3158" calcext:value-type="float">
            <text:p>1.3158</text:p>
          </table:table-cell>
          <table:table-cell table:formula="of:=[.I159]/[.B159]" office:value-type="float" office:value="0.324280362776025" calcext:value-type="float">
            <text:p>0.324280362776025</text:p>
          </table:table-cell>
          <table:table-cell table:formula="of:=[$'06_pr2377-positionliteral-javarule-data'.B159]" office:value-type="float" office:value="1.387" calcext:value-type="float">
            <text:p>1.387</text:p>
          </table:table-cell>
          <table:table-cell table:formula="of:=[.K159]/[.B159]" office:value-type="float" office:value="0.341827681388013" calcext:value-type="float">
            <text:p>0.341827681388013</text:p>
          </table:table-cell>
          <table:table-cell table:formula="of:=[$'07_pr2377-junit-improved-data'.B159]" office:value-type="float" office:value="1.2646" calcext:value-type="float">
            <text:p>1.2646</text:p>
          </table:table-cell>
          <table:table-cell table:formula="of:=[.M159]/[.B159]" office:value-type="float" office:value="0.311662066246057" calcext:value-type="float">
            <text:p>0.311662066246057</text:p>
          </table:table-cell>
          <table:table-cell table:formula="of:=[$'08_pr2377-fixed-typeres-data'.B159]" office:value-type="float" office:value="1.3796" calcext:value-type="float">
            <text:p>1.3796</text:p>
          </table:table-cell>
          <table:table-cell table:formula="of:=[.O159]/[.B159]" office:value-type="float" office:value="0.340003943217666" calcext:value-type="float">
            <text:p>0.340003943217666</text:p>
          </table:table-cell>
          <table:table-cell table:formula="of:=[$'09_pr2377-junitstaticsuite-data'.B159]" office:value-type="float" office:value="1.2371" calcext:value-type="float">
            <text:p>1.2371</text:p>
          </table:table-cell>
          <table:table-cell table:formula="of:=[.Q159]/[.B159]" office:value-type="float" office:value="0.304884660883281" calcext:value-type="float">
            <text:p>0.304884660883281</text:p>
          </table:table-cell>
        </table:table-row>
        <table:table-row table:style-name="ro1">
          <table:table-cell table:formula="of:=[$'01_baseline-6.22.0-data'.A160]" office:value-type="string" office:string-value="JumbledIncrementer" calcext:value-type="string">
            <text:p>JumbledIncrementer</text:p>
          </table:table-cell>
          <table:table-cell table:formula="of:=[$'01_baseline-6.22.0-data'.B160]" office:value-type="float" office:value="0.0147" calcext:value-type="float">
            <text:p>0.0147</text:p>
          </table:table-cell>
          <table:table-cell table:formula="of:=[$'02_master-6.23.0-SNAPSHOT-ea532e6-data'.B160]" office:value-type="float" office:value="0.017" calcext:value-type="float">
            <text:p>0.017</text:p>
          </table:table-cell>
          <table:table-cell table:formula="of:=[.C160]/[.B160]" office:value-type="float" office:value="1.15646258503401" calcext:value-type="float">
            <text:p>1.15646258503401</text:p>
          </table:table-cell>
          <table:table-cell table:formula="of:=[$'03_pr2377-data'.B160]" office:value-type="float" office:value="0.0166" calcext:value-type="float">
            <text:p>0.0166</text:p>
          </table:table-cell>
          <table:table-cell table:formula="of:=[.E160]/[.B160]" office:value-type="float" office:value="1.12925170068027" calcext:value-type="float">
            <text:p>1.12925170068027</text:p>
          </table:table-cell>
          <table:table-cell table:formula="of:=[$'04_pr2377-improved-properclone-avoiddecimal-data'.B160]" office:value-type="float" office:value="0.0175" calcext:value-type="float">
            <text:p>0.0175</text:p>
          </table:table-cell>
          <table:table-cell table:formula="of:=[.G160]/[.B160]" office:value-type="float" office:value="1.19047619047619" calcext:value-type="float">
            <text:p>1.19047619047619</text:p>
          </table:table-cell>
          <table:table-cell table:formula="of:=[$'05_pr2377_positionliteral-data'.B160]" office:value-type="float" office:value="0.0168" calcext:value-type="float">
            <text:p>0.0168</text:p>
          </table:table-cell>
          <table:table-cell table:formula="of:=[.I160]/[.B160]" office:value-type="float" office:value="1.14285714285714" calcext:value-type="float">
            <text:p>1.14285714285714</text:p>
          </table:table-cell>
          <table:table-cell table:formula="of:=[$'06_pr2377-positionliteral-javarule-data'.B160]" office:value-type="float" office:value="0.0174" calcext:value-type="float">
            <text:p>0.0174</text:p>
          </table:table-cell>
          <table:table-cell table:formula="of:=[.K160]/[.B160]" office:value-type="float" office:value="1.18367346938776" calcext:value-type="float">
            <text:p>1.18367346938776</text:p>
          </table:table-cell>
          <table:table-cell table:formula="of:=[$'07_pr2377-junit-improved-data'.B160]" office:value-type="float" office:value="0.017" calcext:value-type="float">
            <text:p>0.017</text:p>
          </table:table-cell>
          <table:table-cell table:formula="of:=[.M160]/[.B160]" office:value-type="float" office:value="1.15646258503401" calcext:value-type="float">
            <text:p>1.15646258503401</text:p>
          </table:table-cell>
          <table:table-cell table:formula="of:=[$'08_pr2377-fixed-typeres-data'.B160]" office:value-type="float" office:value="0.0173" calcext:value-type="float">
            <text:p>0.0173</text:p>
          </table:table-cell>
          <table:table-cell table:formula="of:=[.O160]/[.B160]" office:value-type="float" office:value="1.17687074829932" calcext:value-type="float">
            <text:p>1.17687074829932</text:p>
          </table:table-cell>
          <table:table-cell table:formula="of:=[$'09_pr2377-junitstaticsuite-data'.B160]" office:value-type="float" office:value="0.0175" calcext:value-type="float">
            <text:p>0.0175</text:p>
          </table:table-cell>
          <table:table-cell table:formula="of:=[.Q160]/[.B160]" office:value-type="float" office:value="1.19047619047619" calcext:value-type="float">
            <text:p>1.19047619047619</text:p>
          </table:table-cell>
        </table:table-row>
        <table:table-row table:style-name="ro1">
          <table:table-cell table:formula="of:=[$'01_baseline-6.22.0-data'.A161]" office:value-type="string" office:string-value="LawOfDemeter" calcext:value-type="string">
            <text:p>LawOfDemeter</text:p>
          </table:table-cell>
          <table:table-cell table:formula="of:=[$'01_baseline-6.22.0-data'.B161]" office:value-type="float" office:value="3.2357" calcext:value-type="float">
            <text:p>3.2357</text:p>
          </table:table-cell>
          <table:table-cell table:formula="of:=[$'02_master-6.23.0-SNAPSHOT-ea532e6-data'.B161]" office:value-type="float" office:value="3.1292" calcext:value-type="float">
            <text:p>3.1292</text:p>
          </table:table-cell>
          <table:table-cell table:formula="of:=[.C161]/[.B161]" office:value-type="float" office:value="0.967085947399326" calcext:value-type="float">
            <text:p>0.967085947399326</text:p>
          </table:table-cell>
          <table:table-cell table:formula="of:=[$'03_pr2377-data'.B161]" office:value-type="float" office:value="3.2448" calcext:value-type="float">
            <text:p>3.2448</text:p>
          </table:table-cell>
          <table:table-cell table:formula="of:=[.E161]/[.B161]" office:value-type="float" office:value="1.00281237444757" calcext:value-type="float">
            <text:p>1.00281237444757</text:p>
          </table:table-cell>
          <table:table-cell table:formula="of:=[$'04_pr2377-improved-properclone-avoiddecimal-data'.B161]" office:value-type="float" office:value="3.121" calcext:value-type="float">
            <text:p>3.121</text:p>
          </table:table-cell>
          <table:table-cell table:formula="of:=[.G161]/[.B161]" office:value-type="float" office:value="0.964551719875143" calcext:value-type="float">
            <text:p>0.964551719875143</text:p>
          </table:table-cell>
          <table:table-cell table:formula="of:=[$'05_pr2377_positionliteral-data'.B161]" office:value-type="float" office:value="3.2076" calcext:value-type="float">
            <text:p>3.2076</text:p>
          </table:table-cell>
          <table:table-cell table:formula="of:=[.I161]/[.B161]" office:value-type="float" office:value="0.991315634947616" calcext:value-type="float">
            <text:p>0.991315634947616</text:p>
          </table:table-cell>
          <table:table-cell table:formula="of:=[$'06_pr2377-positionliteral-javarule-data'.B161]" office:value-type="float" office:value="3.3195" calcext:value-type="float">
            <text:p>3.3195</text:p>
          </table:table-cell>
          <table:table-cell table:formula="of:=[.K161]/[.B161]" office:value-type="float" office:value="1.02589856908861" calcext:value-type="float">
            <text:p>1.02589856908861</text:p>
          </table:table-cell>
          <table:table-cell table:formula="of:=[$'07_pr2377-junit-improved-data'.B161]" office:value-type="float" office:value="3.1612" calcext:value-type="float">
            <text:p>3.1612</text:p>
          </table:table-cell>
          <table:table-cell table:formula="of:=[.M161]/[.B161]" office:value-type="float" office:value="0.976975615786383" calcext:value-type="float">
            <text:p>0.976975615786383</text:p>
          </table:table-cell>
          <table:table-cell table:formula="of:=[$'08_pr2377-fixed-typeres-data'.B161]" office:value-type="float" office:value="3.1588" calcext:value-type="float">
            <text:p>3.1588</text:p>
          </table:table-cell>
          <table:table-cell table:formula="of:=[.O161]/[.B161]" office:value-type="float" office:value="0.976233890657354" calcext:value-type="float">
            <text:p>0.976233890657354</text:p>
          </table:table-cell>
          <table:table-cell table:formula="of:=[$'09_pr2377-junitstaticsuite-data'.B161]" office:value-type="float" office:value="3.1391" calcext:value-type="float">
            <text:p>3.1391</text:p>
          </table:table-cell>
          <table:table-cell table:formula="of:=[.Q161]/[.B161]" office:value-type="float" office:value="0.970145563556572" calcext:value-type="float">
            <text:p>0.970145563556572</text:p>
          </table:table-cell>
        </table:table-row>
        <table:table-row table:style-name="ro1">
          <table:table-cell table:formula="of:=[$'01_baseline-6.22.0-data'.A162]" office:value-type="string" office:string-value="LinguisticNaming" calcext:value-type="string">
            <text:p>LinguisticNaming</text:p>
          </table:table-cell>
          <table:table-cell table:formula="of:=[$'01_baseline-6.22.0-data'.B162]" office:value-type="float" office:value="0.2378" calcext:value-type="float">
            <text:p>0.2378</text:p>
          </table:table-cell>
          <table:table-cell table:formula="of:=[$'02_master-6.23.0-SNAPSHOT-ea532e6-data'.B162]" office:value-type="float" office:value="0.2362" calcext:value-type="float">
            <text:p>0.2362</text:p>
          </table:table-cell>
          <table:table-cell table:formula="of:=[.C162]/[.B162]" office:value-type="float" office:value="0.9932716568545" calcext:value-type="float">
            <text:p>0.9932716568545</text:p>
          </table:table-cell>
          <table:table-cell table:formula="of:=[$'03_pr2377-data'.B162]" office:value-type="float" office:value="0.2149" calcext:value-type="float">
            <text:p>0.2149</text:p>
          </table:table-cell>
          <table:table-cell table:formula="of:=[.E162]/[.B162]" office:value-type="float" office:value="0.903700588730025" calcext:value-type="float">
            <text:p>0.903700588730025</text:p>
          </table:table-cell>
          <table:table-cell table:formula="of:=[$'04_pr2377-improved-properclone-avoiddecimal-data'.B162]" office:value-type="float" office:value="0.2268" calcext:value-type="float">
            <text:p>0.2268</text:p>
          </table:table-cell>
          <table:table-cell table:formula="of:=[.G162]/[.B162]" office:value-type="float" office:value="0.953742640874684" calcext:value-type="float">
            <text:p>0.953742640874684</text:p>
          </table:table-cell>
          <table:table-cell table:formula="of:=[$'05_pr2377_positionliteral-data'.B162]" office:value-type="float" office:value="0.2246" calcext:value-type="float">
            <text:p>0.2246</text:p>
          </table:table-cell>
          <table:table-cell table:formula="of:=[.I162]/[.B162]" office:value-type="float" office:value="0.944491169049622" calcext:value-type="float">
            <text:p>0.944491169049622</text:p>
          </table:table-cell>
          <table:table-cell table:formula="of:=[$'06_pr2377-positionliteral-javarule-data'.B162]" office:value-type="float" office:value="0.2814" calcext:value-type="float">
            <text:p>0.2814</text:p>
          </table:table-cell>
          <table:table-cell table:formula="of:=[.K162]/[.B162]" office:value-type="float" office:value="1.18334735071489" calcext:value-type="float">
            <text:p>1.18334735071489</text:p>
          </table:table-cell>
          <table:table-cell table:formula="of:=[$'07_pr2377-junit-improved-data'.B162]" office:value-type="float" office:value="0.2201" calcext:value-type="float">
            <text:p>0.2201</text:p>
          </table:table-cell>
          <table:table-cell table:formula="of:=[.M162]/[.B162]" office:value-type="float" office:value="0.925567703952902" calcext:value-type="float">
            <text:p>0.925567703952902</text:p>
          </table:table-cell>
          <table:table-cell table:formula="of:=[$'08_pr2377-fixed-typeres-data'.B162]" office:value-type="float" office:value="0.2321" calcext:value-type="float">
            <text:p>0.2321</text:p>
          </table:table-cell>
          <table:table-cell table:formula="of:=[.O162]/[.B162]" office:value-type="float" office:value="0.976030277544155" calcext:value-type="float">
            <text:p>0.976030277544155</text:p>
          </table:table-cell>
          <table:table-cell table:formula="of:=[$'09_pr2377-junitstaticsuite-data'.B162]" office:value-type="float" office:value="0.2434" calcext:value-type="float">
            <text:p>0.2434</text:p>
          </table:table-cell>
          <table:table-cell table:formula="of:=[.Q162]/[.B162]" office:value-type="float" office:value="1.02354920100925" calcext:value-type="float">
            <text:p>1.02354920100925</text:p>
          </table:table-cell>
        </table:table-row>
        <table:table-row table:style-name="ro1">
          <table:table-cell table:formula="of:=[$'01_baseline-6.22.0-data'.A163]" office:value-type="string" office:string-value="LocalHomeNamingConvention" calcext:value-type="string">
            <text:p>LocalHomeNamingConvention</text:p>
          </table:table-cell>
          <table:table-cell table:formula="of:=[$'01_baseline-6.22.0-data'.B163]" office:value-type="float" office:value="0.0273" calcext:value-type="float">
            <text:p>0.0273</text:p>
          </table:table-cell>
          <table:table-cell table:formula="of:=[$'02_master-6.23.0-SNAPSHOT-ea532e6-data'.B163]" office:value-type="float" office:value="0.0312" calcext:value-type="float">
            <text:p>0.0312</text:p>
          </table:table-cell>
          <table:table-cell table:formula="of:=[.C163]/[.B163]" office:value-type="float" office:value="1.14285714285714" calcext:value-type="float">
            <text:p>1.14285714285714</text:p>
          </table:table-cell>
          <table:table-cell table:formula="of:=[$'03_pr2377-data'.B163]" office:value-type="float" office:value="0.0347" calcext:value-type="float">
            <text:p>0.0347</text:p>
          </table:table-cell>
          <table:table-cell table:formula="of:=[.E163]/[.B163]" office:value-type="float" office:value="1.27106227106227" calcext:value-type="float">
            <text:p>1.27106227106227</text:p>
          </table:table-cell>
          <table:table-cell table:formula="of:=[$'04_pr2377-improved-properclone-avoiddecimal-data'.B163]" office:value-type="float" office:value="0.0348" calcext:value-type="float">
            <text:p>0.0348</text:p>
          </table:table-cell>
          <table:table-cell table:formula="of:=[.G163]/[.B163]" office:value-type="float" office:value="1.27472527472527" calcext:value-type="float">
            <text:p>1.27472527472527</text:p>
          </table:table-cell>
          <table:table-cell table:formula="of:=[$'05_pr2377_positionliteral-data'.B163]" office:value-type="float" office:value="0.0375" calcext:value-type="float">
            <text:p>0.0375</text:p>
          </table:table-cell>
          <table:table-cell table:formula="of:=[.I163]/[.B163]" office:value-type="float" office:value="1.37362637362637" calcext:value-type="float">
            <text:p>1.37362637362637</text:p>
          </table:table-cell>
          <table:table-cell table:formula="of:=[$'06_pr2377-positionliteral-javarule-data'.B163]" office:value-type="float" office:value="0.0373" calcext:value-type="float">
            <text:p>0.0373</text:p>
          </table:table-cell>
          <table:table-cell table:formula="of:=[.K163]/[.B163]" office:value-type="float" office:value="1.36630036630037" calcext:value-type="float">
            <text:p>1.36630036630037</text:p>
          </table:table-cell>
          <table:table-cell table:formula="of:=[$'07_pr2377-junit-improved-data'.B163]" office:value-type="float" office:value="0.0357" calcext:value-type="float">
            <text:p>0.0357</text:p>
          </table:table-cell>
          <table:table-cell table:formula="of:=[.M163]/[.B163]" office:value-type="float" office:value="1.30769230769231" calcext:value-type="float">
            <text:p>1.30769230769231</text:p>
          </table:table-cell>
          <table:table-cell table:formula="of:=[$'08_pr2377-fixed-typeres-data'.B163]" office:value-type="float" office:value="0.0497" calcext:value-type="float">
            <text:p>0.0497</text:p>
          </table:table-cell>
          <table:table-cell table:formula="of:=[.O163]/[.B163]" office:value-type="float" office:value="1.82051282051282" calcext:value-type="float">
            <text:p>1.82051282051282</text:p>
          </table:table-cell>
          <table:table-cell table:formula="of:=[$'09_pr2377-junitstaticsuite-data'.B163]" office:value-type="float" office:value="0.0367" calcext:value-type="float">
            <text:p>0.0367</text:p>
          </table:table-cell>
          <table:table-cell table:formula="of:=[.Q163]/[.B163]" office:value-type="float" office:value="1.34432234432234" calcext:value-type="float">
            <text:p>1.34432234432234</text:p>
          </table:table-cell>
        </table:table-row>
        <table:table-row table:style-name="ro1">
          <table:table-cell table:formula="of:=[$'01_baseline-6.22.0-data'.A164]" office:value-type="string" office:string-value="LocalInterfaceSessionNamingConvention" calcext:value-type="string">
            <text:p>LocalInterfaceSessionNamingConvention</text:p>
          </table:table-cell>
          <table:table-cell table:formula="of:=[$'01_baseline-6.22.0-data'.B164]" office:value-type="float" office:value="0.0221" calcext:value-type="float">
            <text:p>0.0221</text:p>
          </table:table-cell>
          <table:table-cell table:formula="of:=[$'02_master-6.23.0-SNAPSHOT-ea532e6-data'.B164]" office:value-type="float" office:value="0.0227" calcext:value-type="float">
            <text:p>0.0227</text:p>
          </table:table-cell>
          <table:table-cell table:formula="of:=[.C164]/[.B164]" office:value-type="float" office:value="1.02714932126697" calcext:value-type="float">
            <text:p>1.02714932126697</text:p>
          </table:table-cell>
          <table:table-cell table:formula="of:=[$'03_pr2377-data'.B164]" office:value-type="float" office:value="0.0263" calcext:value-type="float">
            <text:p>0.0263</text:p>
          </table:table-cell>
          <table:table-cell table:formula="of:=[.E164]/[.B164]" office:value-type="float" office:value="1.19004524886878" calcext:value-type="float">
            <text:p>1.19004524886878</text:p>
          </table:table-cell>
          <table:table-cell table:formula="of:=[$'04_pr2377-improved-properclone-avoiddecimal-data'.B164]" office:value-type="float" office:value="0.0275" calcext:value-type="float">
            <text:p>0.0275</text:p>
          </table:table-cell>
          <table:table-cell table:formula="of:=[.G164]/[.B164]" office:value-type="float" office:value="1.24434389140272" calcext:value-type="float">
            <text:p>1.24434389140272</text:p>
          </table:table-cell>
          <table:table-cell table:formula="of:=[$'05_pr2377_positionliteral-data'.B164]" office:value-type="float" office:value="0.0279" calcext:value-type="float">
            <text:p>0.0279</text:p>
          </table:table-cell>
          <table:table-cell table:formula="of:=[.I164]/[.B164]" office:value-type="float" office:value="1.26244343891403" calcext:value-type="float">
            <text:p>1.26244343891403</text:p>
          </table:table-cell>
          <table:table-cell table:formula="of:=[$'06_pr2377-positionliteral-javarule-data'.B164]" office:value-type="float" office:value="0.0305" calcext:value-type="float">
            <text:p>0.0305</text:p>
          </table:table-cell>
          <table:table-cell table:formula="of:=[.K164]/[.B164]" office:value-type="float" office:value="1.38009049773756" calcext:value-type="float">
            <text:p>1.38009049773756</text:p>
          </table:table-cell>
          <table:table-cell table:formula="of:=[$'07_pr2377-junit-improved-data'.B164]" office:value-type="float" office:value="0.0285" calcext:value-type="float">
            <text:p>0.0285</text:p>
          </table:table-cell>
          <table:table-cell table:formula="of:=[.M164]/[.B164]" office:value-type="float" office:value="1.289592760181" calcext:value-type="float">
            <text:p>1.289592760181</text:p>
          </table:table-cell>
          <table:table-cell table:formula="of:=[$'08_pr2377-fixed-typeres-data'.B164]" office:value-type="float" office:value="0.0312" calcext:value-type="float">
            <text:p>0.0312</text:p>
          </table:table-cell>
          <table:table-cell table:formula="of:=[.O164]/[.B164]" office:value-type="float" office:value="1.41176470588235" calcext:value-type="float">
            <text:p>1.41176470588235</text:p>
          </table:table-cell>
          <table:table-cell table:formula="of:=[$'09_pr2377-junitstaticsuite-data'.B164]" office:value-type="float" office:value="0.0287" calcext:value-type="float">
            <text:p>0.0287</text:p>
          </table:table-cell>
          <table:table-cell table:formula="of:=[.Q164]/[.B164]" office:value-type="float" office:value="1.29864253393665" calcext:value-type="float">
            <text:p>1.29864253393665</text:p>
          </table:table-cell>
        </table:table-row>
        <table:table-row table:style-name="ro1">
          <table:table-cell table:formula="of:=[$'01_baseline-6.22.0-data'.A165]" office:value-type="string" office:string-value="LocalVariableCouldBeFinal" calcext:value-type="string">
            <text:p>LocalVariableCouldBeFinal</text:p>
          </table:table-cell>
          <table:table-cell table:formula="of:=[$'01_baseline-6.22.0-data'.B165]" office:value-type="float" office:value="0.6373" calcext:value-type="float">
            <text:p>0.6373</text:p>
          </table:table-cell>
          <table:table-cell table:formula="of:=[$'02_master-6.23.0-SNAPSHOT-ea532e6-data'.B165]" office:value-type="float" office:value="0.6186" calcext:value-type="float">
            <text:p>0.6186</text:p>
          </table:table-cell>
          <table:table-cell table:formula="of:=[.C165]/[.B165]" office:value-type="float" office:value="0.970657461164287" calcext:value-type="float">
            <text:p>0.970657461164287</text:p>
          </table:table-cell>
          <table:table-cell table:formula="of:=[$'03_pr2377-data'.B165]" office:value-type="float" office:value="0.5981" calcext:value-type="float">
            <text:p>0.5981</text:p>
          </table:table-cell>
          <table:table-cell table:formula="of:=[.E165]/[.B165]" office:value-type="float" office:value="0.938490506825671" calcext:value-type="float">
            <text:p>0.938490506825671</text:p>
          </table:table-cell>
          <table:table-cell table:formula="of:=[$'04_pr2377-improved-properclone-avoiddecimal-data'.B165]" office:value-type="float" office:value="0.6073" calcext:value-type="float">
            <text:p>0.6073</text:p>
          </table:table-cell>
          <table:table-cell table:formula="of:=[.G165]/[.B165]" office:value-type="float" office:value="0.952926408284952" calcext:value-type="float">
            <text:p>0.952926408284952</text:p>
          </table:table-cell>
          <table:table-cell table:formula="of:=[$'05_pr2377_positionliteral-data'.B165]" office:value-type="float" office:value="0.6447" calcext:value-type="float">
            <text:p>0.6447</text:p>
          </table:table-cell>
          <table:table-cell table:formula="of:=[.I165]/[.B165]" office:value-type="float" office:value="1.01161148595638" calcext:value-type="float">
            <text:p>1.01161148595638</text:p>
          </table:table-cell>
          <table:table-cell table:formula="of:=[$'06_pr2377-positionliteral-javarule-data'.B165]" office:value-type="float" office:value="0.6184" calcext:value-type="float">
            <text:p>0.6184</text:p>
          </table:table-cell>
          <table:table-cell table:formula="of:=[.K165]/[.B165]" office:value-type="float" office:value="0.97034363721952" calcext:value-type="float">
            <text:p>0.97034363721952</text:p>
          </table:table-cell>
          <table:table-cell table:formula="of:=[$'07_pr2377-junit-improved-data'.B165]" office:value-type="float" office:value="0.6221" calcext:value-type="float">
            <text:p>0.6221</text:p>
          </table:table-cell>
          <table:table-cell table:formula="of:=[.M165]/[.B165]" office:value-type="float" office:value="0.976149380197709" calcext:value-type="float">
            <text:p>0.976149380197709</text:p>
          </table:table-cell>
          <table:table-cell table:formula="of:=[$'08_pr2377-fixed-typeres-data'.B165]" office:value-type="float" office:value="0.6256" calcext:value-type="float">
            <text:p>0.6256</text:p>
          </table:table-cell>
          <table:table-cell table:formula="of:=[.O165]/[.B165]" office:value-type="float" office:value="0.981641299231131" calcext:value-type="float">
            <text:p>0.981641299231131</text:p>
          </table:table-cell>
          <table:table-cell table:formula="of:=[$'09_pr2377-junitstaticsuite-data'.B165]" office:value-type="float" office:value="0.6413" calcext:value-type="float">
            <text:p>0.6413</text:p>
          </table:table-cell>
          <table:table-cell table:formula="of:=[.Q165]/[.B165]" office:value-type="float" office:value="1.00627647889534" calcext:value-type="float">
            <text:p>1.00627647889534</text:p>
          </table:table-cell>
        </table:table-row>
        <table:table-row table:style-name="ro1">
          <table:table-cell table:formula="of:=[$'01_baseline-6.22.0-data'.A166]" office:value-type="string" office:string-value="LocalVariableNamingConventions" calcext:value-type="string">
            <text:p>LocalVariableNamingConventions</text:p>
          </table:table-cell>
          <table:table-cell table:formula="of:=[$'01_baseline-6.22.0-data'.B166]" office:value-type="float" office:value="0.0489" calcext:value-type="float">
            <text:p>0.0489</text:p>
          </table:table-cell>
          <table:table-cell table:formula="of:=[$'02_master-6.23.0-SNAPSHOT-ea532e6-data'.B166]" office:value-type="float" office:value="0.0522" calcext:value-type="float">
            <text:p>0.0522</text:p>
          </table:table-cell>
          <table:table-cell table:formula="of:=[.C166]/[.B166]" office:value-type="float" office:value="1.06748466257669" calcext:value-type="float">
            <text:p>1.06748466257669</text:p>
          </table:table-cell>
          <table:table-cell table:formula="of:=[$'03_pr2377-data'.B166]" office:value-type="float" office:value="0.0489" calcext:value-type="float">
            <text:p>0.0489</text:p>
          </table:table-cell>
          <table:table-cell table:formula="of:=[.E166]/[.B166]" office:value-type="float" office:value="1" calcext:value-type="float">
            <text:p>1</text:p>
          </table:table-cell>
          <table:table-cell table:formula="of:=[$'04_pr2377-improved-properclone-avoiddecimal-data'.B166]" office:value-type="float" office:value="0.0545" calcext:value-type="float">
            <text:p>0.0545</text:p>
          </table:table-cell>
          <table:table-cell table:formula="of:=[.G166]/[.B166]" office:value-type="float" office:value="1.11451942740286" calcext:value-type="float">
            <text:p>1.11451942740286</text:p>
          </table:table-cell>
          <table:table-cell table:formula="of:=[$'05_pr2377_positionliteral-data'.B166]" office:value-type="float" office:value="0.0508" calcext:value-type="float">
            <text:p>0.0508</text:p>
          </table:table-cell>
          <table:table-cell table:formula="of:=[.I166]/[.B166]" office:value-type="float" office:value="1.03885480572597" calcext:value-type="float">
            <text:p>1.03885480572597</text:p>
          </table:table-cell>
          <table:table-cell table:formula="of:=[$'06_pr2377-positionliteral-javarule-data'.B166]" office:value-type="float" office:value="0.051" calcext:value-type="float">
            <text:p>0.051</text:p>
          </table:table-cell>
          <table:table-cell table:formula="of:=[.K166]/[.B166]" office:value-type="float" office:value="1.04294478527607" calcext:value-type="float">
            <text:p>1.04294478527607</text:p>
          </table:table-cell>
          <table:table-cell table:formula="of:=[$'07_pr2377-junit-improved-data'.B166]" office:value-type="float" office:value="0.0509" calcext:value-type="float">
            <text:p>0.0509</text:p>
          </table:table-cell>
          <table:table-cell table:formula="of:=[.M166]/[.B166]" office:value-type="float" office:value="1.04089979550102" calcext:value-type="float">
            <text:p>1.04089979550102</text:p>
          </table:table-cell>
          <table:table-cell table:formula="of:=[$'08_pr2377-fixed-typeres-data'.B166]" office:value-type="float" office:value="0.0545" calcext:value-type="float">
            <text:p>0.0545</text:p>
          </table:table-cell>
          <table:table-cell table:formula="of:=[.O166]/[.B166]" office:value-type="float" office:value="1.11451942740286" calcext:value-type="float">
            <text:p>1.11451942740286</text:p>
          </table:table-cell>
          <table:table-cell table:formula="of:=[$'09_pr2377-junitstaticsuite-data'.B166]" office:value-type="float" office:value="0.0519" calcext:value-type="float">
            <text:p>0.0519</text:p>
          </table:table-cell>
          <table:table-cell table:formula="of:=[.Q166]/[.B166]" office:value-type="float" office:value="1.06134969325153" calcext:value-type="float">
            <text:p>1.06134969325153</text:p>
          </table:table-cell>
        </table:table-row>
        <table:table-row table:style-name="ro1">
          <table:table-cell table:formula="of:=[$'01_baseline-6.22.0-data'.A167]" office:value-type="string" office:string-value="LogicInversion" calcext:value-type="string">
            <text:p>LogicInversion</text:p>
          </table:table-cell>
          <table:table-cell table:formula="of:=[$'01_baseline-6.22.0-data'.B167]" office:value-type="float" office:value="0.0143" calcext:value-type="float">
            <text:p>0.0143</text:p>
          </table:table-cell>
          <table:table-cell table:formula="of:=[$'02_master-6.23.0-SNAPSHOT-ea532e6-data'.B167]" office:value-type="float" office:value="0.016" calcext:value-type="float">
            <text:p>0.016</text:p>
          </table:table-cell>
          <table:table-cell table:formula="of:=[.C167]/[.B167]" office:value-type="float" office:value="1.11888111888112" calcext:value-type="float">
            <text:p>1.11888111888112</text:p>
          </table:table-cell>
          <table:table-cell table:formula="of:=[$'03_pr2377-data'.B167]" office:value-type="float" office:value="0.0169" calcext:value-type="float">
            <text:p>0.0169</text:p>
          </table:table-cell>
          <table:table-cell table:formula="of:=[.E167]/[.B167]" office:value-type="float" office:value="1.18181818181818" calcext:value-type="float">
            <text:p>1.18181818181818</text:p>
          </table:table-cell>
          <table:table-cell table:formula="of:=[$'04_pr2377-improved-properclone-avoiddecimal-data'.B167]" office:value-type="float" office:value="0.0179" calcext:value-type="float">
            <text:p>0.0179</text:p>
          </table:table-cell>
          <table:table-cell table:formula="of:=[.G167]/[.B167]" office:value-type="float" office:value="1.25174825174825" calcext:value-type="float">
            <text:p>1.25174825174825</text:p>
          </table:table-cell>
          <table:table-cell table:formula="of:=[$'05_pr2377_positionliteral-data'.B167]" office:value-type="float" office:value="0.0178" calcext:value-type="float">
            <text:p>0.0178</text:p>
          </table:table-cell>
          <table:table-cell table:formula="of:=[.I167]/[.B167]" office:value-type="float" office:value="1.24475524475524" calcext:value-type="float">
            <text:p>1.24475524475524</text:p>
          </table:table-cell>
          <table:table-cell table:formula="of:=[$'06_pr2377-positionliteral-javarule-data'.B167]" office:value-type="float" office:value="0.018" calcext:value-type="float">
            <text:p>0.018</text:p>
          </table:table-cell>
          <table:table-cell table:formula="of:=[.K167]/[.B167]" office:value-type="float" office:value="1.25874125874126" calcext:value-type="float">
            <text:p>1.25874125874126</text:p>
          </table:table-cell>
          <table:table-cell table:formula="of:=[$'07_pr2377-junit-improved-data'.B167]" office:value-type="float" office:value="0.0175" calcext:value-type="float">
            <text:p>0.0175</text:p>
          </table:table-cell>
          <table:table-cell table:formula="of:=[.M167]/[.B167]" office:value-type="float" office:value="1.22377622377622" calcext:value-type="float">
            <text:p>1.22377622377622</text:p>
          </table:table-cell>
          <table:table-cell table:formula="of:=[$'08_pr2377-fixed-typeres-data'.B167]" office:value-type="float" office:value="0.0182" calcext:value-type="float">
            <text:p>0.0182</text:p>
          </table:table-cell>
          <table:table-cell table:formula="of:=[.O167]/[.B167]" office:value-type="float" office:value="1.27272727272727" calcext:value-type="float">
            <text:p>1.27272727272727</text:p>
          </table:table-cell>
          <table:table-cell table:formula="of:=[$'09_pr2377-junitstaticsuite-data'.B167]" office:value-type="float" office:value="0.0185" calcext:value-type="float">
            <text:p>0.0185</text:p>
          </table:table-cell>
          <table:table-cell table:formula="of:=[.Q167]/[.B167]" office:value-type="float" office:value="1.29370629370629" calcext:value-type="float">
            <text:p>1.29370629370629</text:p>
          </table:table-cell>
        </table:table-row>
        <table:table-row table:style-name="ro1">
          <table:table-cell table:formula="of:=[$'01_baseline-6.22.0-data'.A168]" office:value-type="string" office:string-value="LongInstantiation" calcext:value-type="string">
            <text:p>LongInstantiation</text:p>
          </table:table-cell>
          <table:table-cell table:formula="of:=[$'01_baseline-6.22.0-data'.B168]" office:value-type="float" office:value="0.0693" calcext:value-type="float">
            <text:p>0.0693</text:p>
          </table:table-cell>
          <table:table-cell table:formula="of:=[$'02_master-6.23.0-SNAPSHOT-ea532e6-data'.B168]" office:value-type="float" office:value="0.0826" calcext:value-type="float">
            <text:p>0.0826</text:p>
          </table:table-cell>
          <table:table-cell table:formula="of:=[.C168]/[.B168]" office:value-type="float" office:value="1.19191919191919" calcext:value-type="float">
            <text:p>1.19191919191919</text:p>
          </table:table-cell>
          <table:table-cell table:formula="of:=[$'03_pr2377-data'.B168]" office:value-type="float" office:value="0.11" calcext:value-type="float">
            <text:p>0.11</text:p>
          </table:table-cell>
          <table:table-cell table:formula="of:=[.E168]/[.B168]" office:value-type="float" office:value="1.58730158730159" calcext:value-type="float">
            <text:p>1.58730158730159</text:p>
          </table:table-cell>
          <table:table-cell table:formula="of:=[$'04_pr2377-improved-properclone-avoiddecimal-data'.B168]" office:value-type="float" office:value="0.1739" calcext:value-type="float">
            <text:p>0.1739</text:p>
          </table:table-cell>
          <table:table-cell table:formula="of:=[.G168]/[.B168]" office:value-type="float" office:value="2.50937950937951" calcext:value-type="float">
            <text:p>2.50937950937951</text:p>
          </table:table-cell>
          <table:table-cell table:formula="of:=[$'05_pr2377_positionliteral-data'.B168]" office:value-type="float" office:value="0.1139" calcext:value-type="float">
            <text:p>0.1139</text:p>
          </table:table-cell>
          <table:table-cell table:formula="of:=[.I168]/[.B168]" office:value-type="float" office:value="1.64357864357864" calcext:value-type="float">
            <text:p>1.64357864357864</text:p>
          </table:table-cell>
          <table:table-cell table:formula="of:=[$'06_pr2377-positionliteral-javarule-data'.B168]" office:value-type="float" office:value="0.1153" calcext:value-type="float">
            <text:p>0.1153</text:p>
          </table:table-cell>
          <table:table-cell table:formula="of:=[.K168]/[.B168]" office:value-type="float" office:value="1.66378066378066" calcext:value-type="float">
            <text:p>1.66378066378066</text:p>
          </table:table-cell>
          <table:table-cell table:formula="of:=[$'07_pr2377-junit-improved-data'.B168]" office:value-type="float" office:value="0.136" calcext:value-type="float">
            <text:p>0.136</text:p>
          </table:table-cell>
          <table:table-cell table:formula="of:=[.M168]/[.B168]" office:value-type="float" office:value="1.96248196248196" calcext:value-type="float">
            <text:p>1.96248196248196</text:p>
          </table:table-cell>
          <table:table-cell table:formula="of:=[$'08_pr2377-fixed-typeres-data'.B168]" office:value-type="float" office:value="0.1182" calcext:value-type="float">
            <text:p>0.1182</text:p>
          </table:table-cell>
          <table:table-cell table:formula="of:=[.O168]/[.B168]" office:value-type="float" office:value="1.70562770562771" calcext:value-type="float">
            <text:p>1.70562770562771</text:p>
          </table:table-cell>
          <table:table-cell table:formula="of:=[$'09_pr2377-junitstaticsuite-data'.B168]" office:value-type="float" office:value="0.1116" calcext:value-type="float">
            <text:p>0.1116</text:p>
          </table:table-cell>
          <table:table-cell table:formula="of:=[.Q168]/[.B168]" office:value-type="float" office:value="1.61038961038961" calcext:value-type="float">
            <text:p>1.61038961038961</text:p>
          </table:table-cell>
        </table:table-row>
        <table:table-row table:style-name="ro1">
          <table:table-cell table:formula="of:=[$'01_baseline-6.22.0-data'.A169]" office:value-type="string" office:string-value="LongVariable" calcext:value-type="string">
            <text:p>LongVariable</text:p>
          </table:table-cell>
          <table:table-cell table:formula="of:=[$'01_baseline-6.22.0-data'.B169]" office:value-type="float" office:value="0.3841" calcext:value-type="float">
            <text:p>0.3841</text:p>
          </table:table-cell>
          <table:table-cell table:formula="of:=[$'02_master-6.23.0-SNAPSHOT-ea532e6-data'.B169]" office:value-type="float" office:value="0.3806" calcext:value-type="float">
            <text:p>0.3806</text:p>
          </table:table-cell>
          <table:table-cell table:formula="of:=[.C169]/[.B169]" office:value-type="float" office:value="0.990887789638115" calcext:value-type="float">
            <text:p>0.990887789638115</text:p>
          </table:table-cell>
          <table:table-cell table:formula="of:=[$'03_pr2377-data'.B169]" office:value-type="float" office:value="0.6004" calcext:value-type="float">
            <text:p>0.6004</text:p>
          </table:table-cell>
          <table:table-cell table:formula="of:=[.E169]/[.B169]" office:value-type="float" office:value="1.56313460036449" calcext:value-type="float">
            <text:p>1.56313460036449</text:p>
          </table:table-cell>
          <table:table-cell table:formula="of:=[$'04_pr2377-improved-properclone-avoiddecimal-data'.B169]" office:value-type="float" office:value="0.6559" calcext:value-type="float">
            <text:p>0.6559</text:p>
          </table:table-cell>
          <table:table-cell table:formula="of:=[.G169]/[.B169]" office:value-type="float" office:value="1.70762822181724" calcext:value-type="float">
            <text:p>1.70762822181724</text:p>
          </table:table-cell>
          <table:table-cell table:formula="of:=[$'05_pr2377_positionliteral-data'.B169]" office:value-type="float" office:value="0.6319" calcext:value-type="float">
            <text:p>0.6319</text:p>
          </table:table-cell>
          <table:table-cell table:formula="of:=[.I169]/[.B169]" office:value-type="float" office:value="1.64514449362145" calcext:value-type="float">
            <text:p>1.64514449362145</text:p>
          </table:table-cell>
          <table:table-cell table:formula="of:=[$'06_pr2377-positionliteral-javarule-data'.B169]" office:value-type="float" office:value="0.6647" calcext:value-type="float">
            <text:p>0.6647</text:p>
          </table:table-cell>
          <table:table-cell table:formula="of:=[.K169]/[.B169]" office:value-type="float" office:value="1.73053892215569" calcext:value-type="float">
            <text:p>1.73053892215569</text:p>
          </table:table-cell>
          <table:table-cell table:formula="of:=[$'07_pr2377-junit-improved-data'.B169]" office:value-type="float" office:value="0.6504" calcext:value-type="float">
            <text:p>0.6504</text:p>
          </table:table-cell>
          <table:table-cell table:formula="of:=[.M169]/[.B169]" office:value-type="float" office:value="1.6933090341057" calcext:value-type="float">
            <text:p>1.6933090341057</text:p>
          </table:table-cell>
          <table:table-cell table:formula="of:=[$'08_pr2377-fixed-typeres-data'.B169]" office:value-type="float" office:value="0.6546" calcext:value-type="float">
            <text:p>0.6546</text:p>
          </table:table-cell>
          <table:table-cell table:formula="of:=[.O169]/[.B169]" office:value-type="float" office:value="1.70424368653996" calcext:value-type="float">
            <text:p>1.70424368653996</text:p>
          </table:table-cell>
          <table:table-cell table:formula="of:=[$'09_pr2377-junitstaticsuite-data'.B169]" office:value-type="float" office:value="0.6513" calcext:value-type="float">
            <text:p>0.6513</text:p>
          </table:table-cell>
          <table:table-cell table:formula="of:=[.Q169]/[.B169]" office:value-type="float" office:value="1.69565217391304" calcext:value-type="float">
            <text:p>1.69565217391304</text:p>
          </table:table-cell>
        </table:table-row>
        <table:table-row table:style-name="ro1">
          <table:table-cell table:formula="of:=[$'01_baseline-6.22.0-data'.A170]" office:value-type="string" office:string-value="LooseCoupling" calcext:value-type="string">
            <text:p>LooseCoupling</text:p>
          </table:table-cell>
          <table:table-cell table:formula="of:=[$'01_baseline-6.22.0-data'.B170]" office:value-type="float" office:value="0.6054" calcext:value-type="float">
            <text:p>0.6054</text:p>
          </table:table-cell>
          <table:table-cell table:formula="of:=[$'02_master-6.23.0-SNAPSHOT-ea532e6-data'.B170]" office:value-type="float" office:value="0.4732" calcext:value-type="float">
            <text:p>0.4732</text:p>
          </table:table-cell>
          <table:table-cell table:formula="of:=[.C170]/[.B170]" office:value-type="float" office:value="0.781631978856954" calcext:value-type="float">
            <text:p>0.781631978856954</text:p>
          </table:table-cell>
          <table:table-cell table:formula="of:=[$'03_pr2377-data'.B170]" office:value-type="float" office:value="0.4752" calcext:value-type="float">
            <text:p>0.4752</text:p>
          </table:table-cell>
          <table:table-cell table:formula="of:=[.E170]/[.B170]" office:value-type="float" office:value="0.784935579781962" calcext:value-type="float">
            <text:p>0.784935579781962</text:p>
          </table:table-cell>
          <table:table-cell table:formula="of:=[$'04_pr2377-improved-properclone-avoiddecimal-data'.B170]" office:value-type="float" office:value="0.4971" calcext:value-type="float">
            <text:p>0.4971</text:p>
          </table:table-cell>
          <table:table-cell table:formula="of:=[.G170]/[.B170]" office:value-type="float" office:value="0.821110009910803" calcext:value-type="float">
            <text:p>0.821110009910803</text:p>
          </table:table-cell>
          <table:table-cell table:formula="of:=[$'05_pr2377_positionliteral-data'.B170]" office:value-type="float" office:value="0.4741" calcext:value-type="float">
            <text:p>0.4741</text:p>
          </table:table-cell>
          <table:table-cell table:formula="of:=[.I170]/[.B170]" office:value-type="float" office:value="0.783118599273208" calcext:value-type="float">
            <text:p>0.783118599273208</text:p>
          </table:table-cell>
          <table:table-cell table:formula="of:=[$'06_pr2377-positionliteral-javarule-data'.B170]" office:value-type="float" office:value="0.4885" calcext:value-type="float">
            <text:p>0.4885</text:p>
          </table:table-cell>
          <table:table-cell table:formula="of:=[.K170]/[.B170]" office:value-type="float" office:value="0.806904525933267" calcext:value-type="float">
            <text:p>0.806904525933267</text:p>
          </table:table-cell>
          <table:table-cell table:formula="of:=[$'07_pr2377-junit-improved-data'.B170]" office:value-type="float" office:value="0.509" calcext:value-type="float">
            <text:p>0.509</text:p>
          </table:table-cell>
          <table:table-cell table:formula="of:=[.M170]/[.B170]" office:value-type="float" office:value="0.840766435414602" calcext:value-type="float">
            <text:p>0.840766435414602</text:p>
          </table:table-cell>
          <table:table-cell table:formula="of:=[$'08_pr2377-fixed-typeres-data'.B170]" office:value-type="float" office:value="0.5487" calcext:value-type="float">
            <text:p>0.5487</text:p>
          </table:table-cell>
          <table:table-cell table:formula="of:=[.O170]/[.B170]" office:value-type="float" office:value="0.906342913776016" calcext:value-type="float">
            <text:p>0.906342913776016</text:p>
          </table:table-cell>
          <table:table-cell table:formula="of:=[$'09_pr2377-junitstaticsuite-data'.B170]" office:value-type="float" office:value="0.4853" calcext:value-type="float">
            <text:p>0.4853</text:p>
          </table:table-cell>
          <table:table-cell table:formula="of:=[.Q170]/[.B170]" office:value-type="float" office:value="0.801618764453254" calcext:value-type="float">
            <text:p>0.801618764453254</text:p>
          </table:table-cell>
        </table:table-row>
        <table:table-row table:style-name="ro1">
          <table:table-cell table:formula="of:=[$'01_baseline-6.22.0-data'.A171]" office:value-type="string" office:string-value="MDBAndSessionBeanNamingConvention" calcext:value-type="string">
            <text:p>MDBAndSessionBeanNamingConvention</text:p>
          </table:table-cell>
          <table:table-cell table:formula="of:=[$'01_baseline-6.22.0-data'.B171]" office:value-type="float" office:value="0.0282" calcext:value-type="float">
            <text:p>0.0282</text:p>
          </table:table-cell>
          <table:table-cell table:formula="of:=[$'02_master-6.23.0-SNAPSHOT-ea532e6-data'.B171]" office:value-type="float" office:value="0.0306" calcext:value-type="float">
            <text:p>0.0306</text:p>
          </table:table-cell>
          <table:table-cell table:formula="of:=[.C171]/[.B171]" office:value-type="float" office:value="1.08510638297872" calcext:value-type="float">
            <text:p>1.08510638297872</text:p>
          </table:table-cell>
          <table:table-cell table:formula="of:=[$'03_pr2377-data'.B171]" office:value-type="float" office:value="0.0303" calcext:value-type="float">
            <text:p>0.0303</text:p>
          </table:table-cell>
          <table:table-cell table:formula="of:=[.E171]/[.B171]" office:value-type="float" office:value="1.07446808510638" calcext:value-type="float">
            <text:p>1.07446808510638</text:p>
          </table:table-cell>
          <table:table-cell table:formula="of:=[$'04_pr2377-improved-properclone-avoiddecimal-data'.B171]" office:value-type="float" office:value="0.0314" calcext:value-type="float">
            <text:p>0.0314</text:p>
          </table:table-cell>
          <table:table-cell table:formula="of:=[.G171]/[.B171]" office:value-type="float" office:value="1.11347517730496" calcext:value-type="float">
            <text:p>1.11347517730496</text:p>
          </table:table-cell>
          <table:table-cell table:formula="of:=[$'05_pr2377_positionliteral-data'.B171]" office:value-type="float" office:value="0.0317" calcext:value-type="float">
            <text:p>0.0317</text:p>
          </table:table-cell>
          <table:table-cell table:formula="of:=[.I171]/[.B171]" office:value-type="float" office:value="1.1241134751773" calcext:value-type="float">
            <text:p>1.1241134751773</text:p>
          </table:table-cell>
          <table:table-cell table:formula="of:=[$'06_pr2377-positionliteral-javarule-data'.B171]" office:value-type="float" office:value="0.0345" calcext:value-type="float">
            <text:p>0.0345</text:p>
          </table:table-cell>
          <table:table-cell table:formula="of:=[.K171]/[.B171]" office:value-type="float" office:value="1.22340425531915" calcext:value-type="float">
            <text:p>1.22340425531915</text:p>
          </table:table-cell>
          <table:table-cell table:formula="of:=[$'07_pr2377-junit-improved-data'.B171]" office:value-type="float" office:value="0.032" calcext:value-type="float">
            <text:p>0.032</text:p>
          </table:table-cell>
          <table:table-cell table:formula="of:=[.M171]/[.B171]" office:value-type="float" office:value="1.13475177304965" calcext:value-type="float">
            <text:p>1.13475177304965</text:p>
          </table:table-cell>
          <table:table-cell table:formula="of:=[$'08_pr2377-fixed-typeres-data'.B171]" office:value-type="float" office:value="0.0332" calcext:value-type="float">
            <text:p>0.0332</text:p>
          </table:table-cell>
          <table:table-cell table:formula="of:=[.O171]/[.B171]" office:value-type="float" office:value="1.17730496453901" calcext:value-type="float">
            <text:p>1.17730496453901</text:p>
          </table:table-cell>
          <table:table-cell table:formula="of:=[$'09_pr2377-junitstaticsuite-data'.B171]" office:value-type="float" office:value="0.0324" calcext:value-type="float">
            <text:p>0.0324</text:p>
          </table:table-cell>
          <table:table-cell table:formula="of:=[.Q171]/[.B171]" office:value-type="float" office:value="1.14893617021277" calcext:value-type="float">
            <text:p>1.14893617021277</text:p>
          </table:table-cell>
        </table:table-row>
        <table:table-row table:style-name="ro1">
          <table:table-cell table:formula="of:=[$'01_baseline-6.22.0-data'.A172]" office:value-type="string" office:string-value="MethodArgumentCouldBeFinal" calcext:value-type="string">
            <text:p>MethodArgumentCouldBeFinal</text:p>
          </table:table-cell>
          <table:table-cell table:formula="of:=[$'01_baseline-6.22.0-data'.B172]" office:value-type="float" office:value="0.6302" calcext:value-type="float">
            <text:p>0.6302</text:p>
          </table:table-cell>
          <table:table-cell table:formula="of:=[$'02_master-6.23.0-SNAPSHOT-ea532e6-data'.B172]" office:value-type="float" office:value="0.6359" calcext:value-type="float">
            <text:p>0.6359</text:p>
          </table:table-cell>
          <table:table-cell table:formula="of:=[.C172]/[.B172]" office:value-type="float" office:value="1.00904474769914" calcext:value-type="float">
            <text:p>1.00904474769914</text:p>
          </table:table-cell>
          <table:table-cell table:formula="of:=[$'03_pr2377-data'.B172]" office:value-type="float" office:value="0.5937" calcext:value-type="float">
            <text:p>0.5937</text:p>
          </table:table-cell>
          <table:table-cell table:formula="of:=[.E172]/[.B172]" office:value-type="float" office:value="0.942081878768645" calcext:value-type="float">
            <text:p>0.942081878768645</text:p>
          </table:table-cell>
          <table:table-cell table:formula="of:=[$'04_pr2377-improved-properclone-avoiddecimal-data'.B172]" office:value-type="float" office:value="0.6422" calcext:value-type="float">
            <text:p>0.6422</text:p>
          </table:table-cell>
          <table:table-cell table:formula="of:=[.G172]/[.B172]" office:value-type="float" office:value="1.01904157410346" calcext:value-type="float">
            <text:p>1.01904157410346</text:p>
          </table:table-cell>
          <table:table-cell table:formula="of:=[$'05_pr2377_positionliteral-data'.B172]" office:value-type="float" office:value="0.6007" calcext:value-type="float">
            <text:p>0.6007</text:p>
          </table:table-cell>
          <table:table-cell table:formula="of:=[.I172]/[.B172]" office:value-type="float" office:value="0.953189463662329" calcext:value-type="float">
            <text:p>0.953189463662329</text:p>
          </table:table-cell>
          <table:table-cell table:formula="of:=[$'06_pr2377-positionliteral-javarule-data'.B172]" office:value-type="float" office:value="0.6176" calcext:value-type="float">
            <text:p>0.6176</text:p>
          </table:table-cell>
          <table:table-cell table:formula="of:=[.K172]/[.B172]" office:value-type="float" office:value="0.980006347191368" calcext:value-type="float">
            <text:p>0.980006347191368</text:p>
          </table:table-cell>
          <table:table-cell table:formula="of:=[$'07_pr2377-junit-improved-data'.B172]" office:value-type="float" office:value="0.6548" calcext:value-type="float">
            <text:p>0.6548</text:p>
          </table:table-cell>
          <table:table-cell table:formula="of:=[.M172]/[.B172]" office:value-type="float" office:value="1.03903522691209" calcext:value-type="float">
            <text:p>1.03903522691209</text:p>
          </table:table-cell>
          <table:table-cell table:formula="of:=[$'08_pr2377-fixed-typeres-data'.B172]" office:value-type="float" office:value="0.6221" calcext:value-type="float">
            <text:p>0.6221</text:p>
          </table:table-cell>
          <table:table-cell table:formula="of:=[.O172]/[.B172]" office:value-type="float" office:value="0.987146937480165" calcext:value-type="float">
            <text:p>0.987146937480165</text:p>
          </table:table-cell>
          <table:table-cell table:formula="of:=[$'09_pr2377-junitstaticsuite-data'.B172]" office:value-type="float" office:value="0.6161" calcext:value-type="float">
            <text:p>0.6161</text:p>
          </table:table-cell>
          <table:table-cell table:formula="of:=[.Q172]/[.B172]" office:value-type="float" office:value="0.977626150428435" calcext:value-type="float">
            <text:p>0.977626150428435</text:p>
          </table:table-cell>
        </table:table-row>
        <table:table-row table:style-name="ro1">
          <table:table-cell table:formula="of:=[$'01_baseline-6.22.0-data'.A173]" office:value-type="string" office:string-value="MethodNamingConventions" calcext:value-type="string">
            <text:p>MethodNamingConventions</text:p>
          </table:table-cell>
          <table:table-cell table:formula="of:=[$'01_baseline-6.22.0-data'.B173]" office:value-type="float" office:value="0.5608" calcext:value-type="float">
            <text:p>0.5608</text:p>
          </table:table-cell>
          <table:table-cell table:formula="of:=[$'02_master-6.23.0-SNAPSHOT-ea532e6-data'.B173]" office:value-type="float" office:value="0.4624" calcext:value-type="float">
            <text:p>0.4624</text:p>
          </table:table-cell>
          <table:table-cell table:formula="of:=[.C173]/[.B173]" office:value-type="float" office:value="0.82453637660485" calcext:value-type="float">
            <text:p>0.82453637660485</text:p>
          </table:table-cell>
          <table:table-cell table:formula="of:=[$'03_pr2377-data'.B173]" office:value-type="float" office:value="0.4595" calcext:value-type="float">
            <text:p>0.4595</text:p>
          </table:table-cell>
          <table:table-cell table:formula="of:=[.E173]/[.B173]" office:value-type="float" office:value="0.819365192582026" calcext:value-type="float">
            <text:p>0.819365192582026</text:p>
          </table:table-cell>
          <table:table-cell table:formula="of:=[$'04_pr2377-improved-properclone-avoiddecimal-data'.B173]" office:value-type="float" office:value="0.483" calcext:value-type="float">
            <text:p>0.483</text:p>
          </table:table-cell>
          <table:table-cell table:formula="of:=[.G173]/[.B173]" office:value-type="float" office:value="0.861269614835948" calcext:value-type="float">
            <text:p>0.861269614835948</text:p>
          </table:table-cell>
          <table:table-cell table:formula="of:=[$'05_pr2377_positionliteral-data'.B173]" office:value-type="float" office:value="0.4603" calcext:value-type="float">
            <text:p>0.4603</text:p>
          </table:table-cell>
          <table:table-cell table:formula="of:=[.I173]/[.B173]" office:value-type="float" office:value="0.820791726105563" calcext:value-type="float">
            <text:p>0.820791726105563</text:p>
          </table:table-cell>
          <table:table-cell table:formula="of:=[$'06_pr2377-positionliteral-javarule-data'.B173]" office:value-type="float" office:value="0.4962" calcext:value-type="float">
            <text:p>0.4962</text:p>
          </table:table-cell>
          <table:table-cell table:formula="of:=[.K173]/[.B173]" office:value-type="float" office:value="0.884807417974322" calcext:value-type="float">
            <text:p>0.884807417974322</text:p>
          </table:table-cell>
          <table:table-cell table:formula="of:=[$'07_pr2377-junit-improved-data'.B173]" office:value-type="float" office:value="0.4923" calcext:value-type="float">
            <text:p>0.4923</text:p>
          </table:table-cell>
          <table:table-cell table:formula="of:=[.M173]/[.B173]" office:value-type="float" office:value="0.877853067047075" calcext:value-type="float">
            <text:p>0.877853067047075</text:p>
          </table:table-cell>
          <table:table-cell table:formula="of:=[$'08_pr2377-fixed-typeres-data'.B173]" office:value-type="float" office:value="0.5001" calcext:value-type="float">
            <text:p>0.5001</text:p>
          </table:table-cell>
          <table:table-cell table:formula="of:=[.O173]/[.B173]" office:value-type="float" office:value="0.891761768901569" calcext:value-type="float">
            <text:p>0.891761768901569</text:p>
          </table:table-cell>
          <table:table-cell table:formula="of:=[$'09_pr2377-junitstaticsuite-data'.B173]" office:value-type="float" office:value="0.4759" calcext:value-type="float">
            <text:p>0.4759</text:p>
          </table:table-cell>
          <table:table-cell table:formula="of:=[.Q173]/[.B173]" office:value-type="float" office:value="0.848609129814551" calcext:value-type="float">
            <text:p>0.848609129814551</text:p>
          </table:table-cell>
        </table:table-row>
        <table:table-row table:style-name="ro1">
          <table:table-cell table:formula="of:=[$'01_baseline-6.22.0-data'.A174]" office:value-type="string" office:string-value="MethodReturnsInternalArray" calcext:value-type="string">
            <text:p>MethodReturnsInternalArray</text:p>
          </table:table-cell>
          <table:table-cell table:formula="of:=[$'01_baseline-6.22.0-data'.B174]" office:value-type="float" office:value="0.2072" calcext:value-type="float">
            <text:p>0.2072</text:p>
          </table:table-cell>
          <table:table-cell table:formula="of:=[$'02_master-6.23.0-SNAPSHOT-ea532e6-data'.B174]" office:value-type="float" office:value="0.1652" calcext:value-type="float">
            <text:p>0.1652</text:p>
          </table:table-cell>
          <table:table-cell table:formula="of:=[.C174]/[.B174]" office:value-type="float" office:value="0.797297297297297" calcext:value-type="float">
            <text:p>0.797297297297297</text:p>
          </table:table-cell>
          <table:table-cell table:formula="of:=[$'03_pr2377-data'.B174]" office:value-type="float" office:value="0.1643" calcext:value-type="float">
            <text:p>0.1643</text:p>
          </table:table-cell>
          <table:table-cell table:formula="of:=[.E174]/[.B174]" office:value-type="float" office:value="0.792953667953668" calcext:value-type="float">
            <text:p>0.792953667953668</text:p>
          </table:table-cell>
          <table:table-cell table:formula="of:=[$'04_pr2377-improved-properclone-avoiddecimal-data'.B174]" office:value-type="float" office:value="0.1622" calcext:value-type="float">
            <text:p>0.1622</text:p>
          </table:table-cell>
          <table:table-cell table:formula="of:=[.G174]/[.B174]" office:value-type="float" office:value="0.782818532818533" calcext:value-type="float">
            <text:p>0.782818532818533</text:p>
          </table:table-cell>
          <table:table-cell table:formula="of:=[$'05_pr2377_positionliteral-data'.B174]" office:value-type="float" office:value="0.1745" calcext:value-type="float">
            <text:p>0.1745</text:p>
          </table:table-cell>
          <table:table-cell table:formula="of:=[.I174]/[.B174]" office:value-type="float" office:value="0.842181467181467" calcext:value-type="float">
            <text:p>0.842181467181467</text:p>
          </table:table-cell>
          <table:table-cell table:formula="of:=[$'06_pr2377-positionliteral-javarule-data'.B174]" office:value-type="float" office:value="0.1685" calcext:value-type="float">
            <text:p>0.1685</text:p>
          </table:table-cell>
          <table:table-cell table:formula="of:=[.K174]/[.B174]" office:value-type="float" office:value="0.813223938223938" calcext:value-type="float">
            <text:p>0.813223938223938</text:p>
          </table:table-cell>
          <table:table-cell table:formula="of:=[$'07_pr2377-junit-improved-data'.B174]" office:value-type="float" office:value="0.1629" calcext:value-type="float">
            <text:p>0.1629</text:p>
          </table:table-cell>
          <table:table-cell table:formula="of:=[.M174]/[.B174]" office:value-type="float" office:value="0.786196911196911" calcext:value-type="float">
            <text:p>0.786196911196911</text:p>
          </table:table-cell>
          <table:table-cell table:formula="of:=[$'08_pr2377-fixed-typeres-data'.B174]" office:value-type="float" office:value="0.1736" calcext:value-type="float">
            <text:p>0.1736</text:p>
          </table:table-cell>
          <table:table-cell table:formula="of:=[.O174]/[.B174]" office:value-type="float" office:value="0.837837837837838" calcext:value-type="float">
            <text:p>0.837837837837838</text:p>
          </table:table-cell>
          <table:table-cell table:formula="of:=[$'09_pr2377-junitstaticsuite-data'.B174]" office:value-type="float" office:value="0.1658" calcext:value-type="float">
            <text:p>0.1658</text:p>
          </table:table-cell>
          <table:table-cell table:formula="of:=[.Q174]/[.B174]" office:value-type="float" office:value="0.80019305019305" calcext:value-type="float">
            <text:p>0.80019305019305</text:p>
          </table:table-cell>
        </table:table-row>
        <table:table-row table:style-name="ro1">
          <table:table-cell table:formula="of:=[$'01_baseline-6.22.0-data'.A175]" office:value-type="string" office:string-value="MethodWithSameNameAsEnclosingClass" calcext:value-type="string">
            <text:p>MethodWithSameNameAsEnclosingClass</text:p>
          </table:table-cell>
          <table:table-cell table:formula="of:=[$'01_baseline-6.22.0-data'.B175]" office:value-type="float" office:value="0.6235" calcext:value-type="float">
            <text:p>0.6235</text:p>
          </table:table-cell>
          <table:table-cell table:formula="of:=[$'02_master-6.23.0-SNAPSHOT-ea532e6-data'.B175]" office:value-type="float" office:value="0.6317" calcext:value-type="float">
            <text:p>0.6317</text:p>
          </table:table-cell>
          <table:table-cell table:formula="of:=[.C175]/[.B175]" office:value-type="float" office:value="1.01315156375301" calcext:value-type="float">
            <text:p>1.01315156375301</text:p>
          </table:table-cell>
          <table:table-cell table:formula="of:=[$'03_pr2377-data'.B175]" office:value-type="float" office:value="0.7373" calcext:value-type="float">
            <text:p>0.7373</text:p>
          </table:table-cell>
          <table:table-cell table:formula="of:=[.E175]/[.B175]" office:value-type="float" office:value="1.18251804330393" calcext:value-type="float">
            <text:p>1.18251804330393</text:p>
          </table:table-cell>
          <table:table-cell table:formula="of:=[$'04_pr2377-improved-properclone-avoiddecimal-data'.B175]" office:value-type="float" office:value="0.6538" calcext:value-type="float">
            <text:p>0.6538</text:p>
          </table:table-cell>
          <table:table-cell table:formula="of:=[.G175]/[.B175]" office:value-type="float" office:value="1.0485966319166" calcext:value-type="float">
            <text:p>1.0485966319166</text:p>
          </table:table-cell>
          <table:table-cell table:formula="of:=[$'05_pr2377_positionliteral-data'.B175]" office:value-type="float" office:value="0.6305" calcext:value-type="float">
            <text:p>0.6305</text:p>
          </table:table-cell>
          <table:table-cell table:formula="of:=[.I175]/[.B175]" office:value-type="float" office:value="1.0112269446672" calcext:value-type="float">
            <text:p>1.0112269446672</text:p>
          </table:table-cell>
          <table:table-cell table:formula="of:=[$'06_pr2377-positionliteral-javarule-data'.B175]" office:value-type="float" office:value="0.6761" calcext:value-type="float">
            <text:p>0.6761</text:p>
          </table:table-cell>
          <table:table-cell table:formula="of:=[.K175]/[.B175]" office:value-type="float" office:value="1.08436246992783" calcext:value-type="float">
            <text:p>1.08436246992783</text:p>
          </table:table-cell>
          <table:table-cell table:formula="of:=[$'07_pr2377-junit-improved-data'.B175]" office:value-type="float" office:value="0.6115" calcext:value-type="float">
            <text:p>0.6115</text:p>
          </table:table-cell>
          <table:table-cell table:formula="of:=[.M175]/[.B175]" office:value-type="float" office:value="0.980753809141941" calcext:value-type="float">
            <text:p>0.980753809141941</text:p>
          </table:table-cell>
          <table:table-cell table:formula="of:=[$'08_pr2377-fixed-typeres-data'.B175]" office:value-type="float" office:value="0.6264" calcext:value-type="float">
            <text:p>0.6264</text:p>
          </table:table-cell>
          <table:table-cell table:formula="of:=[.O175]/[.B175]" office:value-type="float" office:value="1.0046511627907" calcext:value-type="float">
            <text:p>1.0046511627907</text:p>
          </table:table-cell>
          <table:table-cell table:formula="of:=[$'09_pr2377-junitstaticsuite-data'.B175]" office:value-type="float" office:value="0.6222" calcext:value-type="float">
            <text:p>0.6222</text:p>
          </table:table-cell>
          <table:table-cell table:formula="of:=[.Q175]/[.B175]" office:value-type="float" office:value="0.997914995990377" calcext:value-type="float">
            <text:p>0.997914995990377</text:p>
          </table:table-cell>
        </table:table-row>
        <table:table-row table:style-name="ro1">
          <table:table-cell table:formula="of:=[$'01_baseline-6.22.0-data'.A176]" office:value-type="string" office:string-value="MisplacedNullCheck" calcext:value-type="string">
            <text:p>MisplacedNullCheck</text:p>
          </table:table-cell>
          <table:table-cell table:formula="of:=[$'01_baseline-6.22.0-data'.B176]" office:value-type="float" office:value="2.2002" calcext:value-type="float">
            <text:p>2.2002</text:p>
          </table:table-cell>
          <table:table-cell table:formula="of:=[$'02_master-6.23.0-SNAPSHOT-ea532e6-data'.B176]" office:value-type="float" office:value="0.0368" calcext:value-type="float">
            <text:p>0.0368</text:p>
          </table:table-cell>
          <table:table-cell table:formula="of:=[.C176]/[.B176]" office:value-type="float" office:value="0.0167257522043451" calcext:value-type="float">
            <text:p>0.016725752204345</text:p>
          </table:table-cell>
          <table:table-cell table:formula="of:=[$'03_pr2377-data'.B176]" office:value-type="float" office:value="0.0258" calcext:value-type="float">
            <text:p>0.0258</text:p>
          </table:table-cell>
          <table:table-cell table:formula="of:=[.E176]/[.B176]" office:value-type="float" office:value="0.011726206708481" calcext:value-type="float">
            <text:p>0.011726206708481</text:p>
          </table:table-cell>
          <table:table-cell table:formula="of:=[$'04_pr2377-improved-properclone-avoiddecimal-data'.B176]" office:value-type="float" office:value="0.0268" calcext:value-type="float">
            <text:p>0.0268</text:p>
          </table:table-cell>
          <table:table-cell table:formula="of:=[.G176]/[.B176]" office:value-type="float" office:value="0.0121807108444687" calcext:value-type="float">
            <text:p>0.012180710844469</text:p>
          </table:table-cell>
          <table:table-cell table:formula="of:=[$'05_pr2377_positionliteral-data'.B176]" office:value-type="float" office:value="0.0269" calcext:value-type="float">
            <text:p>0.0269</text:p>
          </table:table-cell>
          <table:table-cell table:formula="of:=[.I176]/[.B176]" office:value-type="float" office:value="0.0122261612580674" calcext:value-type="float">
            <text:p>0.012226161258068</text:p>
          </table:table-cell>
          <table:table-cell table:formula="of:=[$'06_pr2377-positionliteral-javarule-data'.B176]" office:value-type="float" office:value="0.0271" calcext:value-type="float">
            <text:p>0.0271</text:p>
          </table:table-cell>
          <table:table-cell table:formula="of:=[.K176]/[.B176]" office:value-type="float" office:value="0.012317062085265" calcext:value-type="float">
            <text:p>0.012317062085265</text:p>
          </table:table-cell>
          <table:table-cell table:formula="of:=[$'07_pr2377-junit-improved-data'.B176]" office:value-type="float" office:value="0.0265" calcext:value-type="float">
            <text:p>0.0265</text:p>
          </table:table-cell>
          <table:table-cell table:formula="of:=[.M176]/[.B176]" office:value-type="float" office:value="0.0120443596036724" calcext:value-type="float">
            <text:p>0.012044359603672</text:p>
          </table:table-cell>
          <table:table-cell table:formula="of:=[$'08_pr2377-fixed-typeres-data'.B176]" office:value-type="float" office:value="0.028" calcext:value-type="float">
            <text:p>0.028</text:p>
          </table:table-cell>
          <table:table-cell table:formula="of:=[.O176]/[.B176]" office:value-type="float" office:value="0.0127261158076539" calcext:value-type="float">
            <text:p>0.012726115807654</text:p>
          </table:table-cell>
          <table:table-cell table:formula="of:=[$'09_pr2377-junitstaticsuite-data'.B176]" office:value-type="float" office:value="0.0245" calcext:value-type="float">
            <text:p>0.0245</text:p>
          </table:table-cell>
          <table:table-cell table:formula="of:=[.Q176]/[.B176]" office:value-type="float" office:value="0.0111353513316971" calcext:value-type="float">
            <text:p>0.011135351331697</text:p>
          </table:table-cell>
        </table:table-row>
        <table:table-row table:style-name="ro1">
          <table:table-cell table:formula="of:=[$'01_baseline-6.22.0-data'.A177]" office:value-type="string" office:string-value="MissingBreakInSwitch" calcext:value-type="string">
            <text:p>MissingBreakInSwitch</text:p>
          </table:table-cell>
          <table:table-cell table:formula="of:=[$'01_baseline-6.22.0-data'.B177]" office:value-type="float" office:value="0.0433" calcext:value-type="float">
            <text:p>0.0433</text:p>
          </table:table-cell>
          <table:table-cell table:formula="of:=[$'02_master-6.23.0-SNAPSHOT-ea532e6-data'.B177]" office:value-type="float" office:value="0.0463" calcext:value-type="float">
            <text:p>0.0463</text:p>
          </table:table-cell>
          <table:table-cell table:formula="of:=[.C177]/[.B177]" office:value-type="float" office:value="1.06928406466513" calcext:value-type="float">
            <text:p>1.06928406466513</text:p>
          </table:table-cell>
          <table:table-cell table:formula="of:=[$'03_pr2377-data'.B177]" office:value-type="float" office:value="0.0826" calcext:value-type="float">
            <text:p>0.0826</text:p>
          </table:table-cell>
          <table:table-cell table:formula="of:=[.E177]/[.B177]" office:value-type="float" office:value="1.90762124711316" calcext:value-type="float">
            <text:p>1.90762124711316</text:p>
          </table:table-cell>
          <table:table-cell table:formula="of:=[$'04_pr2377-improved-properclone-avoiddecimal-data'.B177]" office:value-type="float" office:value="0.0223" calcext:value-type="float">
            <text:p>0.0223</text:p>
          </table:table-cell>
          <table:table-cell table:formula="of:=[.G177]/[.B177]" office:value-type="float" office:value="0.515011547344111" calcext:value-type="float">
            <text:p>0.515011547344111</text:p>
          </table:table-cell>
          <table:table-cell table:formula="of:=[$'05_pr2377_positionliteral-data'.B177]" office:value-type="float" office:value="0.0235" calcext:value-type="float">
            <text:p>0.0235</text:p>
          </table:table-cell>
          <table:table-cell table:formula="of:=[.I177]/[.B177]" office:value-type="float" office:value="0.542725173210162" calcext:value-type="float">
            <text:p>0.542725173210162</text:p>
          </table:table-cell>
          <table:table-cell table:formula="of:=[$'06_pr2377-positionliteral-javarule-data'.B177]" office:value-type="float" office:value="0.0238" calcext:value-type="float">
            <text:p>0.0238</text:p>
          </table:table-cell>
          <table:table-cell table:formula="of:=[.K177]/[.B177]" office:value-type="float" office:value="0.549653579676674" calcext:value-type="float">
            <text:p>0.549653579676674</text:p>
          </table:table-cell>
          <table:table-cell table:formula="of:=[$'07_pr2377-junit-improved-data'.B177]" office:value-type="float" office:value="0.0226" calcext:value-type="float">
            <text:p>0.0226</text:p>
          </table:table-cell>
          <table:table-cell table:formula="of:=[.M177]/[.B177]" office:value-type="float" office:value="0.521939953810624" calcext:value-type="float">
            <text:p>0.521939953810624</text:p>
          </table:table-cell>
          <table:table-cell table:formula="of:=[$'08_pr2377-fixed-typeres-data'.B177]" office:value-type="float" office:value="0.0248" calcext:value-type="float">
            <text:p>0.0248</text:p>
          </table:table-cell>
          <table:table-cell table:formula="of:=[.O177]/[.B177]" office:value-type="float" office:value="0.572748267898383" calcext:value-type="float">
            <text:p>0.572748267898383</text:p>
          </table:table-cell>
          <table:table-cell table:formula="of:=[$'09_pr2377-junitstaticsuite-data'.B177]" office:value-type="float" office:value="0.0258" calcext:value-type="float">
            <text:p>0.0258</text:p>
          </table:table-cell>
          <table:table-cell table:formula="of:=[.Q177]/[.B177]" office:value-type="float" office:value="0.595842956120092" calcext:value-type="float">
            <text:p>0.595842956120092</text:p>
          </table:table-cell>
        </table:table-row>
        <table:table-row table:style-name="ro1">
          <table:table-cell table:formula="of:=[$'01_baseline-6.22.0-data'.A178]" office:value-type="string" office:string-value="MissingOverride" calcext:value-type="string">
            <text:p>MissingOverride</text:p>
          </table:table-cell>
          <table:table-cell table:formula="of:=[$'01_baseline-6.22.0-data'.B178]" office:value-type="float" office:value="0.3916" calcext:value-type="float">
            <text:p>0.3916</text:p>
          </table:table-cell>
          <table:table-cell table:formula="of:=[$'02_master-6.23.0-SNAPSHOT-ea532e6-data'.B178]" office:value-type="float" office:value="0.3746" calcext:value-type="float">
            <text:p>0.3746</text:p>
          </table:table-cell>
          <table:table-cell table:formula="of:=[.C178]/[.B178]" office:value-type="float" office:value="0.95658835546476" calcext:value-type="float">
            <text:p>0.95658835546476</text:p>
          </table:table-cell>
          <table:table-cell table:formula="of:=[$'03_pr2377-data'.B178]" office:value-type="float" office:value="0.3977" calcext:value-type="float">
            <text:p>0.3977</text:p>
          </table:table-cell>
          <table:table-cell table:formula="of:=[.E178]/[.B178]" office:value-type="float" office:value="1.0155771195097" calcext:value-type="float">
            <text:p>1.0155771195097</text:p>
          </table:table-cell>
          <table:table-cell table:formula="of:=[$'04_pr2377-improved-properclone-avoiddecimal-data'.B178]" office:value-type="float" office:value="0.3862" calcext:value-type="float">
            <text:p>0.3862</text:p>
          </table:table-cell>
          <table:table-cell table:formula="of:=[.G178]/[.B178]" office:value-type="float" office:value="0.986210418794689" calcext:value-type="float">
            <text:p>0.986210418794689</text:p>
          </table:table-cell>
          <table:table-cell table:formula="of:=[$'05_pr2377_positionliteral-data'.B178]" office:value-type="float" office:value="0.3998" calcext:value-type="float">
            <text:p>0.3998</text:p>
          </table:table-cell>
          <table:table-cell table:formula="of:=[.I178]/[.B178]" office:value-type="float" office:value="1.02093973442288" calcext:value-type="float">
            <text:p>1.02093973442288</text:p>
          </table:table-cell>
          <table:table-cell table:formula="of:=[$'06_pr2377-positionliteral-javarule-data'.B178]" office:value-type="float" office:value="0.3846" calcext:value-type="float">
            <text:p>0.3846</text:p>
          </table:table-cell>
          <table:table-cell table:formula="of:=[.K178]/[.B178]" office:value-type="float" office:value="0.982124616956078" calcext:value-type="float">
            <text:p>0.982124616956078</text:p>
          </table:table-cell>
          <table:table-cell table:formula="of:=[$'07_pr2377-junit-improved-data'.B178]" office:value-type="float" office:value="0.3824" calcext:value-type="float">
            <text:p>0.3824</text:p>
          </table:table-cell>
          <table:table-cell table:formula="of:=[.M178]/[.B178]" office:value-type="float" office:value="0.976506639427988" calcext:value-type="float">
            <text:p>0.976506639427988</text:p>
          </table:table-cell>
          <table:table-cell table:formula="of:=[$'08_pr2377-fixed-typeres-data'.B178]" office:value-type="float" office:value="0.3893" calcext:value-type="float">
            <text:p>0.3893</text:p>
          </table:table-cell>
          <table:table-cell table:formula="of:=[.O178]/[.B178]" office:value-type="float" office:value="0.994126659856997" calcext:value-type="float">
            <text:p>0.994126659856997</text:p>
          </table:table-cell>
          <table:table-cell table:formula="of:=[$'09_pr2377-junitstaticsuite-data'.B178]" office:value-type="float" office:value="0.3842" calcext:value-type="float">
            <text:p>0.3842</text:p>
          </table:table-cell>
          <table:table-cell table:formula="of:=[.Q178]/[.B178]" office:value-type="float" office:value="0.981103166496425" calcext:value-type="float">
            <text:p>0.981103166496425</text:p>
          </table:table-cell>
        </table:table-row>
        <table:table-row table:style-name="ro1">
          <table:table-cell table:formula="of:=[$'01_baseline-6.22.0-data'.A179]" office:value-type="string" office:string-value="MissingSerialVersionUID" calcext:value-type="string">
            <text:p>MissingSerialVersionUID</text:p>
          </table:table-cell>
          <table:table-cell table:formula="of:=[$'01_baseline-6.22.0-data'.B179]" office:value-type="float" office:value="0.1666" calcext:value-type="float">
            <text:p>0.1666</text:p>
          </table:table-cell>
          <table:table-cell table:formula="of:=[$'02_master-6.23.0-SNAPSHOT-ea532e6-data'.B179]" office:value-type="float" office:value="0.183" calcext:value-type="float">
            <text:p>0.183</text:p>
          </table:table-cell>
          <table:table-cell table:formula="of:=[.C179]/[.B179]" office:value-type="float" office:value="1.0984393757503" calcext:value-type="float">
            <text:p>1.0984393757503</text:p>
          </table:table-cell>
          <table:table-cell table:formula="of:=[$'03_pr2377-data'.B179]" office:value-type="float" office:value="0.0655" calcext:value-type="float">
            <text:p>0.0655</text:p>
          </table:table-cell>
          <table:table-cell table:formula="of:=[.E179]/[.B179]" office:value-type="float" office:value="0.393157262905162" calcext:value-type="float">
            <text:p>0.393157262905162</text:p>
          </table:table-cell>
          <table:table-cell table:formula="of:=[$'04_pr2377-improved-properclone-avoiddecimal-data'.B179]" office:value-type="float" office:value="0.0924" calcext:value-type="float">
            <text:p>0.0924</text:p>
          </table:table-cell>
          <table:table-cell table:formula="of:=[.G179]/[.B179]" office:value-type="float" office:value="0.554621848739496" calcext:value-type="float">
            <text:p>0.554621848739496</text:p>
          </table:table-cell>
          <table:table-cell table:formula="of:=[$'05_pr2377_positionliteral-data'.B179]" office:value-type="float" office:value="0.0544" calcext:value-type="float">
            <text:p>0.0544</text:p>
          </table:table-cell>
          <table:table-cell table:formula="of:=[.I179]/[.B179]" office:value-type="float" office:value="0.326530612244898" calcext:value-type="float">
            <text:p>0.326530612244898</text:p>
          </table:table-cell>
          <table:table-cell table:formula="of:=[$'06_pr2377-positionliteral-javarule-data'.B179]" office:value-type="float" office:value="0.055" calcext:value-type="float">
            <text:p>0.055</text:p>
          </table:table-cell>
          <table:table-cell table:formula="of:=[.K179]/[.B179]" office:value-type="float" office:value="0.330132052821128" calcext:value-type="float">
            <text:p>0.330132052821128</text:p>
          </table:table-cell>
          <table:table-cell table:formula="of:=[$'07_pr2377-junit-improved-data'.B179]" office:value-type="float" office:value="0.0557" calcext:value-type="float">
            <text:p>0.0557</text:p>
          </table:table-cell>
          <table:table-cell table:formula="of:=[.M179]/[.B179]" office:value-type="float" office:value="0.334333733493397" calcext:value-type="float">
            <text:p>0.334333733493397</text:p>
          </table:table-cell>
          <table:table-cell table:formula="of:=[$'08_pr2377-fixed-typeres-data'.B179]" office:value-type="float" office:value="0.0555" calcext:value-type="float">
            <text:p>0.0555</text:p>
          </table:table-cell>
          <table:table-cell table:formula="of:=[.O179]/[.B179]" office:value-type="float" office:value="0.333133253301321" calcext:value-type="float">
            <text:p>0.333133253301321</text:p>
          </table:table-cell>
          <table:table-cell table:formula="of:=[$'09_pr2377-junitstaticsuite-data'.B179]" office:value-type="float" office:value="0.0625" calcext:value-type="float">
            <text:p>0.0625</text:p>
          </table:table-cell>
          <table:table-cell table:formula="of:=[.Q179]/[.B179]" office:value-type="float" office:value="0.37515006002401" calcext:value-type="float">
            <text:p>0.37515006002401</text:p>
          </table:table-cell>
        </table:table-row>
        <table:table-row table:style-name="ro1">
          <table:table-cell table:formula="of:=[$'01_baseline-6.22.0-data'.A180]" office:value-type="string" office:string-value="MissingStaticMethodInNonInstantiatableClass" calcext:value-type="string">
            <text:p>MissingStaticMethodInNonInstantiatableClass</text:p>
          </table:table-cell>
          <table:table-cell table:formula="of:=[$'01_baseline-6.22.0-data'.B180]" office:value-type="float" office:value="1.1714" calcext:value-type="float">
            <text:p>1.1714</text:p>
          </table:table-cell>
          <table:table-cell table:formula="of:=[$'02_master-6.23.0-SNAPSHOT-ea532e6-data'.B180]" office:value-type="float" office:value="1.3567" calcext:value-type="float">
            <text:p>1.3567</text:p>
          </table:table-cell>
          <table:table-cell table:formula="of:=[.C180]/[.B180]" office:value-type="float" office:value="1.15818678504354" calcext:value-type="float">
            <text:p>1.15818678504354</text:p>
          </table:table-cell>
          <table:table-cell table:formula="of:=[$'03_pr2377-data'.B180]" office:value-type="float" office:value="1.2855" calcext:value-type="float">
            <text:p>1.2855</text:p>
          </table:table-cell>
          <table:table-cell table:formula="of:=[.E180]/[.B180]" office:value-type="float" office:value="1.09740481475158" calcext:value-type="float">
            <text:p>1.09740481475158</text:p>
          </table:table-cell>
          <table:table-cell table:formula="of:=[$'04_pr2377-improved-properclone-avoiddecimal-data'.B180]" office:value-type="float" office:value="1.3471" calcext:value-type="float">
            <text:p>1.3471</text:p>
          </table:table-cell>
          <table:table-cell table:formula="of:=[.G180]/[.B180]" office:value-type="float" office:value="1.14999146320642" calcext:value-type="float">
            <text:p>1.14999146320642</text:p>
          </table:table-cell>
          <table:table-cell table:formula="of:=[$'05_pr2377_positionliteral-data'.B180]" office:value-type="float" office:value="1.285" calcext:value-type="float">
            <text:p>1.285</text:p>
          </table:table-cell>
          <table:table-cell table:formula="of:=[.I180]/[.B180]" office:value-type="float" office:value="1.09697797507256" calcext:value-type="float">
            <text:p>1.09697797507256</text:p>
          </table:table-cell>
          <table:table-cell table:formula="of:=[$'06_pr2377-positionliteral-javarule-data'.B180]" office:value-type="float" office:value="1.3545" calcext:value-type="float">
            <text:p>1.3545</text:p>
          </table:table-cell>
          <table:table-cell table:formula="of:=[.K180]/[.B180]" office:value-type="float" office:value="1.15630869045586" calcext:value-type="float">
            <text:p>1.15630869045586</text:p>
          </table:table-cell>
          <table:table-cell table:formula="of:=[$'07_pr2377-junit-improved-data'.B180]" office:value-type="float" office:value="1.3055" calcext:value-type="float">
            <text:p>1.3055</text:p>
          </table:table-cell>
          <table:table-cell table:formula="of:=[.M180]/[.B180]" office:value-type="float" office:value="1.11447840191224" calcext:value-type="float">
            <text:p>1.11447840191224</text:p>
          </table:table-cell>
          <table:table-cell table:formula="of:=[$'08_pr2377-fixed-typeres-data'.B180]" office:value-type="float" office:value="1.3818" calcext:value-type="float">
            <text:p>1.3818</text:p>
          </table:table-cell>
          <table:table-cell table:formula="of:=[.O180]/[.B180]" office:value-type="float" office:value="1.17961413693017" calcext:value-type="float">
            <text:p>1.17961413693017</text:p>
          </table:table-cell>
          <table:table-cell table:formula="of:=[$'09_pr2377-junitstaticsuite-data'.B180]" office:value-type="float" office:value="1.3103" calcext:value-type="float">
            <text:p>1.3103</text:p>
          </table:table-cell>
          <table:table-cell table:formula="of:=[.Q180]/[.B180]" office:value-type="float" office:value="1.1185760628308" calcext:value-type="float">
            <text:p>1.1185760628308</text:p>
          </table:table-cell>
        </table:table-row>
        <table:table-row table:style-name="ro1">
          <table:table-cell table:formula="of:=[$'01_baseline-6.22.0-data'.A181]" office:value-type="string" office:string-value="MoreThanOneLogger" calcext:value-type="string">
            <text:p>MoreThanOneLogger</text:p>
          </table:table-cell>
          <table:table-cell table:formula="of:=[$'01_baseline-6.22.0-data'.B181]" office:value-type="float" office:value="8.563" calcext:value-type="float">
            <text:p>8.563</text:p>
          </table:table-cell>
          <table:table-cell table:formula="of:=[$'02_master-6.23.0-SNAPSHOT-ea532e6-data'.B181]" office:value-type="float" office:value="0.6361" calcext:value-type="float">
            <text:p>0.6361</text:p>
          </table:table-cell>
          <table:table-cell table:formula="of:=[.C181]/[.B181]" office:value-type="float" office:value="0.074284713301413" calcext:value-type="float">
            <text:p>0.074284713301413</text:p>
          </table:table-cell>
          <table:table-cell table:formula="of:=[$'03_pr2377-data'.B181]" office:value-type="float" office:value="0.6542" calcext:value-type="float">
            <text:p>0.6542</text:p>
          </table:table-cell>
          <table:table-cell table:formula="of:=[.E181]/[.B181]" office:value-type="float" office:value="0.0763984584841761" calcext:value-type="float">
            <text:p>0.076398458484176</text:p>
          </table:table-cell>
          <table:table-cell table:formula="of:=[$'04_pr2377-improved-properclone-avoiddecimal-data'.B181]" office:value-type="float" office:value="0.613" calcext:value-type="float">
            <text:p>0.613</text:p>
          </table:table-cell>
          <table:table-cell table:formula="of:=[.G181]/[.B181]" office:value-type="float" office:value="0.0715870606095994" calcext:value-type="float">
            <text:p>0.0715870606096</text:p>
          </table:table-cell>
          <table:table-cell table:formula="of:=[$'05_pr2377_positionliteral-data'.B181]" office:value-type="float" office:value="0.6728" calcext:value-type="float">
            <text:p>0.6728</text:p>
          </table:table-cell>
          <table:table-cell table:formula="of:=[.I181]/[.B181]" office:value-type="float" office:value="0.0785705944178442" calcext:value-type="float">
            <text:p>0.078570594417844</text:p>
          </table:table-cell>
          <table:table-cell table:formula="of:=[$'06_pr2377-positionliteral-javarule-data'.B181]" office:value-type="float" office:value="0.6235" calcext:value-type="float">
            <text:p>0.6235</text:p>
          </table:table-cell>
          <table:table-cell table:formula="of:=[.K181]/[.B181]" office:value-type="float" office:value="0.0728132663786056" calcext:value-type="float">
            <text:p>0.072813266378606</text:p>
          </table:table-cell>
          <table:table-cell table:formula="of:=[$'07_pr2377-junit-improved-data'.B181]" office:value-type="float" office:value="0.6171" calcext:value-type="float">
            <text:p>0.6171</text:p>
          </table:table-cell>
          <table:table-cell table:formula="of:=[.M181]/[.B181]" office:value-type="float" office:value="0.0720658647670209" calcext:value-type="float">
            <text:p>0.072065864767021</text:p>
          </table:table-cell>
          <table:table-cell table:formula="of:=[$'08_pr2377-fixed-typeres-data'.B181]" office:value-type="float" office:value="0.6378" calcext:value-type="float">
            <text:p>0.6378</text:p>
          </table:table-cell>
          <table:table-cell table:formula="of:=[.O181]/[.B181]" office:value-type="float" office:value="0.0744832418544902" calcext:value-type="float">
            <text:p>0.07448324185449</text:p>
          </table:table-cell>
          <table:table-cell table:formula="of:=[$'09_pr2377-junitstaticsuite-data'.B181]" office:value-type="float" office:value="0.6389" calcext:value-type="float">
            <text:p>0.6389</text:p>
          </table:table-cell>
          <table:table-cell table:formula="of:=[.Q181]/[.B181]" office:value-type="float" office:value="0.0746117015064814" calcext:value-type="float">
            <text:p>0.074611701506481</text:p>
          </table:table-cell>
        </table:table-row>
        <table:table-row table:style-name="ro1">
          <table:table-cell table:formula="of:=[$'01_baseline-6.22.0-data'.A182]" office:value-type="string" office:string-value="NPathComplexity" calcext:value-type="string">
            <text:p>NPathComplexity</text:p>
          </table:table-cell>
          <table:table-cell table:formula="of:=[$'01_baseline-6.22.0-data'.B182]" office:value-type="float" office:value="0.5413" calcext:value-type="float">
            <text:p>0.5413</text:p>
          </table:table-cell>
          <table:table-cell table:formula="of:=[$'02_master-6.23.0-SNAPSHOT-ea532e6-data'.B182]" office:value-type="float" office:value="0.53" calcext:value-type="float">
            <text:p>0.53</text:p>
          </table:table-cell>
          <table:table-cell table:formula="of:=[.C182]/[.B182]" office:value-type="float" office:value="0.979124330315906" calcext:value-type="float">
            <text:p>0.979124330315906</text:p>
          </table:table-cell>
          <table:table-cell table:formula="of:=[$'03_pr2377-data'.B182]" office:value-type="float" office:value="0.5218" calcext:value-type="float">
            <text:p>0.5218</text:p>
          </table:table-cell>
          <table:table-cell table:formula="of:=[.E182]/[.B182]" office:value-type="float" office:value="0.963975614261962" calcext:value-type="float">
            <text:p>0.963975614261962</text:p>
          </table:table-cell>
          <table:table-cell table:formula="of:=[$'04_pr2377-improved-properclone-avoiddecimal-data'.B182]" office:value-type="float" office:value="0.5373" calcext:value-type="float">
            <text:p>0.5373</text:p>
          </table:table-cell>
          <table:table-cell table:formula="of:=[.G182]/[.B182]" office:value-type="float" office:value="0.99261038241271" calcext:value-type="float">
            <text:p>0.99261038241271</text:p>
          </table:table-cell>
          <table:table-cell table:formula="of:=[$'05_pr2377_positionliteral-data'.B182]" office:value-type="float" office:value="0.5245" calcext:value-type="float">
            <text:p>0.5245</text:p>
          </table:table-cell>
          <table:table-cell table:formula="of:=[.I182]/[.B182]" office:value-type="float" office:value="0.968963606133383" calcext:value-type="float">
            <text:p>0.968963606133383</text:p>
          </table:table-cell>
          <table:table-cell table:formula="of:=[$'06_pr2377-positionliteral-javarule-data'.B182]" office:value-type="float" office:value="0.5359" calcext:value-type="float">
            <text:p>0.5359</text:p>
          </table:table-cell>
          <table:table-cell table:formula="of:=[.K182]/[.B182]" office:value-type="float" office:value="0.990024016257159" calcext:value-type="float">
            <text:p>0.990024016257159</text:p>
          </table:table-cell>
          <table:table-cell table:formula="of:=[$'07_pr2377-junit-improved-data'.B182]" office:value-type="float" office:value="0.5549" calcext:value-type="float">
            <text:p>0.5549</text:p>
          </table:table-cell>
          <table:table-cell table:formula="of:=[.M182]/[.B182]" office:value-type="float" office:value="1.02512469979679" calcext:value-type="float">
            <text:p>1.02512469979679</text:p>
          </table:table-cell>
          <table:table-cell table:formula="of:=[$'08_pr2377-fixed-typeres-data'.B182]" office:value-type="float" office:value="0.5866" calcext:value-type="float">
            <text:p>0.5866</text:p>
          </table:table-cell>
          <table:table-cell table:formula="of:=[.O182]/[.B182]" office:value-type="float" office:value="1.08368741917606" calcext:value-type="float">
            <text:p>1.08368741917606</text:p>
          </table:table-cell>
          <table:table-cell table:formula="of:=[$'09_pr2377-junitstaticsuite-data'.B182]" office:value-type="float" office:value="0.5345" calcext:value-type="float">
            <text:p>0.5345</text:p>
          </table:table-cell>
          <table:table-cell table:formula="of:=[.Q182]/[.B182]" office:value-type="float" office:value="0.987437650101607" calcext:value-type="float">
            <text:p>0.987437650101607</text:p>
          </table:table-cell>
        </table:table-row>
        <table:table-row table:style-name="ro1">
          <table:table-cell table:formula="of:=[$'01_baseline-6.22.0-data'.A183]" office:value-type="string" office:string-value="NcssCount" calcext:value-type="string">
            <text:p>NcssCount</text:p>
          </table:table-cell>
          <table:table-cell table:formula="of:=[$'01_baseline-6.22.0-data'.B183]" office:value-type="float" office:value="0.629" calcext:value-type="float">
            <text:p>0.629</text:p>
          </table:table-cell>
          <table:table-cell table:formula="of:=[$'02_master-6.23.0-SNAPSHOT-ea532e6-data'.B183]" office:value-type="float" office:value="0.5859" calcext:value-type="float">
            <text:p>0.5859</text:p>
          </table:table-cell>
          <table:table-cell table:formula="of:=[.C183]/[.B183]" office:value-type="float" office:value="0.93147853736089" calcext:value-type="float">
            <text:p>0.93147853736089</text:p>
          </table:table-cell>
          <table:table-cell table:formula="of:=[$'03_pr2377-data'.B183]" office:value-type="float" office:value="0.5723" calcext:value-type="float">
            <text:p>0.5723</text:p>
          </table:table-cell>
          <table:table-cell table:formula="of:=[.E183]/[.B183]" office:value-type="float" office:value="0.909856915739269" calcext:value-type="float">
            <text:p>0.909856915739269</text:p>
          </table:table-cell>
          <table:table-cell table:formula="of:=[$'04_pr2377-improved-properclone-avoiddecimal-data'.B183]" office:value-type="float" office:value="0.5811" calcext:value-type="float">
            <text:p>0.5811</text:p>
          </table:table-cell>
          <table:table-cell table:formula="of:=[.G183]/[.B183]" office:value-type="float" office:value="0.923847376788553" calcext:value-type="float">
            <text:p>0.923847376788553</text:p>
          </table:table-cell>
          <table:table-cell table:formula="of:=[$'05_pr2377_positionliteral-data'.B183]" office:value-type="float" office:value="0.5814" calcext:value-type="float">
            <text:p>0.5814</text:p>
          </table:table-cell>
          <table:table-cell table:formula="of:=[.I183]/[.B183]" office:value-type="float" office:value="0.924324324324324" calcext:value-type="float">
            <text:p>0.924324324324324</text:p>
          </table:table-cell>
          <table:table-cell table:formula="of:=[$'06_pr2377-positionliteral-javarule-data'.B183]" office:value-type="float" office:value="0.5893" calcext:value-type="float">
            <text:p>0.5893</text:p>
          </table:table-cell>
          <table:table-cell table:formula="of:=[.K183]/[.B183]" office:value-type="float" office:value="0.936883942766296" calcext:value-type="float">
            <text:p>0.936883942766296</text:p>
          </table:table-cell>
          <table:table-cell table:formula="of:=[$'07_pr2377-junit-improved-data'.B183]" office:value-type="float" office:value="0.5812" calcext:value-type="float">
            <text:p>0.5812</text:p>
          </table:table-cell>
          <table:table-cell table:formula="of:=[.M183]/[.B183]" office:value-type="float" office:value="0.924006359300477" calcext:value-type="float">
            <text:p>0.924006359300477</text:p>
          </table:table-cell>
          <table:table-cell table:formula="of:=[$'08_pr2377-fixed-typeres-data'.B183]" office:value-type="float" office:value="0.5986" calcext:value-type="float">
            <text:p>0.5986</text:p>
          </table:table-cell>
          <table:table-cell table:formula="of:=[.O183]/[.B183]" office:value-type="float" office:value="0.951669316375199" calcext:value-type="float">
            <text:p>0.951669316375199</text:p>
          </table:table-cell>
          <table:table-cell table:formula="of:=[$'09_pr2377-junitstaticsuite-data'.B183]" office:value-type="float" office:value="0.5877" calcext:value-type="float">
            <text:p>0.5877</text:p>
          </table:table-cell>
          <table:table-cell table:formula="of:=[.Q183]/[.B183]" office:value-type="float" office:value="0.934340222575517" calcext:value-type="float">
            <text:p>0.934340222575517</text:p>
          </table:table-cell>
        </table:table-row>
        <table:table-row table:style-name="ro1">
          <table:table-cell table:formula="of:=[$'01_baseline-6.22.0-data'.A184]" office:value-type="string" office:string-value="NoPackage" calcext:value-type="string">
            <text:p>NoPackage</text:p>
          </table:table-cell>
          <table:table-cell table:formula="of:=[$'01_baseline-6.22.0-data'.B184]" office:value-type="float" office:value="0.0626" calcext:value-type="float">
            <text:p>0.0626</text:p>
          </table:table-cell>
          <table:table-cell table:formula="of:=[$'02_master-6.23.0-SNAPSHOT-ea532e6-data'.B184]" office:value-type="float" office:value="0.0475" calcext:value-type="float">
            <text:p>0.0475</text:p>
          </table:table-cell>
          <table:table-cell table:formula="of:=[.C184]/[.B184]" office:value-type="float" office:value="0.758785942492013" calcext:value-type="float">
            <text:p>0.758785942492013</text:p>
          </table:table-cell>
          <table:table-cell table:formula="of:=[$'03_pr2377-data'.B184]" office:value-type="float" office:value="0.0211" calcext:value-type="float">
            <text:p>0.0211</text:p>
          </table:table-cell>
          <table:table-cell table:formula="of:=[.E184]/[.B184]" office:value-type="float" office:value="0.337060702875399" calcext:value-type="float">
            <text:p>0.337060702875399</text:p>
          </table:table-cell>
          <table:table-cell table:formula="of:=[$'04_pr2377-improved-properclone-avoiddecimal-data'.B184]" office:value-type="float" office:value="0.0243" calcext:value-type="float">
            <text:p>0.0243</text:p>
          </table:table-cell>
          <table:table-cell table:formula="of:=[.G184]/[.B184]" office:value-type="float" office:value="0.388178913738019" calcext:value-type="float">
            <text:p>0.388178913738019</text:p>
          </table:table-cell>
          <table:table-cell table:formula="of:=[$'05_pr2377_positionliteral-data'.B184]" office:value-type="float" office:value="0.0254" calcext:value-type="float">
            <text:p>0.0254</text:p>
          </table:table-cell>
          <table:table-cell table:formula="of:=[.I184]/[.B184]" office:value-type="float" office:value="0.405750798722045" calcext:value-type="float">
            <text:p>0.405750798722045</text:p>
          </table:table-cell>
          <table:table-cell table:formula="of:=[$'06_pr2377-positionliteral-javarule-data'.B184]" office:value-type="float" office:value="0.0272" calcext:value-type="float">
            <text:p>0.0272</text:p>
          </table:table-cell>
          <table:table-cell table:formula="of:=[.K184]/[.B184]" office:value-type="float" office:value="0.434504792332268" calcext:value-type="float">
            <text:p>0.434504792332268</text:p>
          </table:table-cell>
          <table:table-cell table:formula="of:=[$'07_pr2377-junit-improved-data'.B184]" office:value-type="float" office:value="0.0255" calcext:value-type="float">
            <text:p>0.0255</text:p>
          </table:table-cell>
          <table:table-cell table:formula="of:=[.M184]/[.B184]" office:value-type="float" office:value="0.407348242811502" calcext:value-type="float">
            <text:p>0.407348242811502</text:p>
          </table:table-cell>
          <table:table-cell table:formula="of:=[$'08_pr2377-fixed-typeres-data'.B184]" office:value-type="float" office:value="0.0268" calcext:value-type="float">
            <text:p>0.0268</text:p>
          </table:table-cell>
          <table:table-cell table:formula="of:=[.O184]/[.B184]" office:value-type="float" office:value="0.428115015974441" calcext:value-type="float">
            <text:p>0.428115015974441</text:p>
          </table:table-cell>
          <table:table-cell table:formula="of:=[$'09_pr2377-junitstaticsuite-data'.B184]" office:value-type="float" office:value="0.0253" calcext:value-type="float">
            <text:p>0.0253</text:p>
          </table:table-cell>
          <table:table-cell table:formula="of:=[.Q184]/[.B184]" office:value-type="float" office:value="0.404153354632588" calcext:value-type="float">
            <text:p>0.404153354632588</text:p>
          </table:table-cell>
        </table:table-row>
        <table:table-row table:style-name="ro1">
          <table:table-cell table:formula="of:=[$'01_baseline-6.22.0-data'.A185]" office:value-type="string" office:string-value="NonCaseLabelInSwitchStatement" calcext:value-type="string">
            <text:p>NonCaseLabelInSwitchStatement</text:p>
          </table:table-cell>
          <table:table-cell table:formula="of:=[$'01_baseline-6.22.0-data'.B185]" office:value-type="float" office:value="0.0099" calcext:value-type="float">
            <text:p>0.0099</text:p>
          </table:table-cell>
          <table:table-cell table:formula="of:=[$'02_master-6.23.0-SNAPSHOT-ea532e6-data'.B185]" office:value-type="float" office:value="0.011" calcext:value-type="float">
            <text:p>0.011</text:p>
          </table:table-cell>
          <table:table-cell table:formula="of:=[.C185]/[.B185]" office:value-type="float" office:value="1.11111111111111" calcext:value-type="float">
            <text:p>1.11111111111111</text:p>
          </table:table-cell>
          <table:table-cell table:formula="of:=[$'03_pr2377-data'.B185]" office:value-type="float" office:value="0.0073" calcext:value-type="float">
            <text:p>0.0073</text:p>
          </table:table-cell>
          <table:table-cell table:formula="of:=[.E185]/[.B185]" office:value-type="float" office:value="0.737373737373737" calcext:value-type="float">
            <text:p>0.737373737373737</text:p>
          </table:table-cell>
          <table:table-cell table:formula="of:=[$'04_pr2377-improved-properclone-avoiddecimal-data'.B185]" office:value-type="float" office:value="0.0078" calcext:value-type="float">
            <text:p>0.0078</text:p>
          </table:table-cell>
          <table:table-cell table:formula="of:=[.G185]/[.B185]" office:value-type="float" office:value="0.787878787878788" calcext:value-type="float">
            <text:p>0.787878787878788</text:p>
          </table:table-cell>
          <table:table-cell table:formula="of:=[$'05_pr2377_positionliteral-data'.B185]" office:value-type="float" office:value="0.0073" calcext:value-type="float">
            <text:p>0.0073</text:p>
          </table:table-cell>
          <table:table-cell table:formula="of:=[.I185]/[.B185]" office:value-type="float" office:value="0.737373737373737" calcext:value-type="float">
            <text:p>0.737373737373737</text:p>
          </table:table-cell>
          <table:table-cell table:formula="of:=[$'06_pr2377-positionliteral-javarule-data'.B185]" office:value-type="float" office:value="0.0077" calcext:value-type="float">
            <text:p>0.0077</text:p>
          </table:table-cell>
          <table:table-cell table:formula="of:=[.K185]/[.B185]" office:value-type="float" office:value="0.777777777777778" calcext:value-type="float">
            <text:p>0.777777777777778</text:p>
          </table:table-cell>
          <table:table-cell table:formula="of:=[$'07_pr2377-junit-improved-data'.B185]" office:value-type="float" office:value="0.0073" calcext:value-type="float">
            <text:p>0.0073</text:p>
          </table:table-cell>
          <table:table-cell table:formula="of:=[.M185]/[.B185]" office:value-type="float" office:value="0.737373737373737" calcext:value-type="float">
            <text:p>0.737373737373737</text:p>
          </table:table-cell>
          <table:table-cell table:formula="of:=[$'08_pr2377-fixed-typeres-data'.B185]" office:value-type="float" office:value="0.0068" calcext:value-type="float">
            <text:p>0.0068</text:p>
          </table:table-cell>
          <table:table-cell table:formula="of:=[.O185]/[.B185]" office:value-type="float" office:value="0.686868686868687" calcext:value-type="float">
            <text:p>0.686868686868687</text:p>
          </table:table-cell>
          <table:table-cell table:formula="of:=[$'09_pr2377-junitstaticsuite-data'.B185]" office:value-type="float" office:value="0.0076" calcext:value-type="float">
            <text:p>0.0076</text:p>
          </table:table-cell>
          <table:table-cell table:formula="of:=[.Q185]/[.B185]" office:value-type="float" office:value="0.767676767676768" calcext:value-type="float">
            <text:p>0.767676767676768</text:p>
          </table:table-cell>
        </table:table-row>
        <table:table-row table:style-name="ro1">
          <table:table-cell table:formula="of:=[$'01_baseline-6.22.0-data'.A186]" office:value-type="string" office:string-value="NonStaticInitializer" calcext:value-type="string">
            <text:p>NonStaticInitializer</text:p>
          </table:table-cell>
          <table:table-cell table:formula="of:=[$'01_baseline-6.22.0-data'.B186]" office:value-type="float" office:value="1.1511" calcext:value-type="float">
            <text:p>1.1511</text:p>
          </table:table-cell>
          <table:table-cell table:formula="of:=[$'02_master-6.23.0-SNAPSHOT-ea532e6-data'.B186]" office:value-type="float" office:value="0.0072" calcext:value-type="float">
            <text:p>0.0072</text:p>
          </table:table-cell>
          <table:table-cell table:formula="of:=[.C186]/[.B186]" office:value-type="float" office:value="0.00625488663017983" calcext:value-type="float">
            <text:p>0.00625488663018</text:p>
          </table:table-cell>
          <table:table-cell table:formula="of:=[$'03_pr2377-data'.B186]" office:value-type="float" office:value="0.0064" calcext:value-type="float">
            <text:p>0.0064</text:p>
          </table:table-cell>
          <table:table-cell table:formula="of:=[.E186]/[.B186]" office:value-type="float" office:value="0.00555989922682651" calcext:value-type="float">
            <text:p>0.005559899226827</text:p>
          </table:table-cell>
          <table:table-cell table:formula="of:=[$'04_pr2377-improved-properclone-avoiddecimal-data'.B186]" office:value-type="float" office:value="0.0065" calcext:value-type="float">
            <text:p>0.0065</text:p>
          </table:table-cell>
          <table:table-cell table:formula="of:=[.G186]/[.B186]" office:value-type="float" office:value="0.00564677265224568" calcext:value-type="float">
            <text:p>0.005646772652246</text:p>
          </table:table-cell>
          <table:table-cell table:formula="of:=[$'05_pr2377_positionliteral-data'.B186]" office:value-type="float" office:value="0.0067" calcext:value-type="float">
            <text:p>0.0067</text:p>
          </table:table-cell>
          <table:table-cell table:formula="of:=[.I186]/[.B186]" office:value-type="float" office:value="0.00582051950308401" calcext:value-type="float">
            <text:p>0.005820519503084</text:p>
          </table:table-cell>
          <table:table-cell table:formula="of:=[$'06_pr2377-positionliteral-javarule-data'.B186]" office:value-type="float" office:value="0.007" calcext:value-type="float">
            <text:p>0.007</text:p>
          </table:table-cell>
          <table:table-cell table:formula="of:=[.K186]/[.B186]" office:value-type="float" office:value="0.0060811397793415" calcext:value-type="float">
            <text:p>0.006081139779342</text:p>
          </table:table-cell>
          <table:table-cell table:formula="of:=[$'07_pr2377-junit-improved-data'.B186]" office:value-type="float" office:value="0.0071" calcext:value-type="float">
            <text:p>0.0071</text:p>
          </table:table-cell>
          <table:table-cell table:formula="of:=[.M186]/[.B186]" office:value-type="float" office:value="0.00616801320476066" calcext:value-type="float">
            <text:p>0.006168013204761</text:p>
          </table:table-cell>
          <table:table-cell table:formula="of:=[$'08_pr2377-fixed-typeres-data'.B186]" office:value-type="float" office:value="0.0069" calcext:value-type="float">
            <text:p>0.0069</text:p>
          </table:table-cell>
          <table:table-cell table:formula="of:=[.O186]/[.B186]" office:value-type="float" office:value="0.00599426635392234" calcext:value-type="float">
            <text:p>0.005994266353922</text:p>
          </table:table-cell>
          <table:table-cell table:formula="of:=[$'09_pr2377-junitstaticsuite-data'.B186]" office:value-type="float" office:value="0.0069" calcext:value-type="float">
            <text:p>0.0069</text:p>
          </table:table-cell>
          <table:table-cell table:formula="of:=[.Q186]/[.B186]" office:value-type="float" office:value="0.00599426635392234" calcext:value-type="float">
            <text:p>0.005994266353922</text:p>
          </table:table-cell>
        </table:table-row>
        <table:table-row table:style-name="ro1">
          <table:table-cell table:formula="of:=[$'01_baseline-6.22.0-data'.A187]" office:value-type="string" office:string-value="NonThreadSafeSingleton" calcext:value-type="string">
            <text:p>NonThreadSafeSingleton</text:p>
          </table:table-cell>
          <table:table-cell table:formula="of:=[$'01_baseline-6.22.0-data'.B187]" office:value-type="float" office:value="0.3911" calcext:value-type="float">
            <text:p>0.3911</text:p>
          </table:table-cell>
          <table:table-cell table:formula="of:=[$'02_master-6.23.0-SNAPSHOT-ea532e6-data'.B187]" office:value-type="float" office:value="0.4194" calcext:value-type="float">
            <text:p>0.4194</text:p>
          </table:table-cell>
          <table:table-cell table:formula="of:=[.C187]/[.B187]" office:value-type="float" office:value="1.07236001022756" calcext:value-type="float">
            <text:p>1.07236001022756</text:p>
          </table:table-cell>
          <table:table-cell table:formula="of:=[$'03_pr2377-data'.B187]" office:value-type="float" office:value="0.397" calcext:value-type="float">
            <text:p>0.397</text:p>
          </table:table-cell>
          <table:table-cell table:formula="of:=[.E187]/[.B187]" office:value-type="float" office:value="1.0150856558425" calcext:value-type="float">
            <text:p>1.0150856558425</text:p>
          </table:table-cell>
          <table:table-cell table:formula="of:=[$'04_pr2377-improved-properclone-avoiddecimal-data'.B187]" office:value-type="float" office:value="0.3841" calcext:value-type="float">
            <text:p>0.3841</text:p>
          </table:table-cell>
          <table:table-cell table:formula="of:=[.G187]/[.B187]" office:value-type="float" office:value="0.982101764254666" calcext:value-type="float">
            <text:p>0.982101764254666</text:p>
          </table:table-cell>
          <table:table-cell table:formula="of:=[$'05_pr2377_positionliteral-data'.B187]" office:value-type="float" office:value="0.3963" calcext:value-type="float">
            <text:p>0.3963</text:p>
          </table:table-cell>
          <table:table-cell table:formula="of:=[.I187]/[.B187]" office:value-type="float" office:value="1.01329583226796" calcext:value-type="float">
            <text:p>1.01329583226796</text:p>
          </table:table-cell>
          <table:table-cell table:formula="of:=[$'06_pr2377-positionliteral-javarule-data'.B187]" office:value-type="float" office:value="0.3991" calcext:value-type="float">
            <text:p>0.3991</text:p>
          </table:table-cell>
          <table:table-cell table:formula="of:=[.K187]/[.B187]" office:value-type="float" office:value="1.0204551265661" calcext:value-type="float">
            <text:p>1.0204551265661</text:p>
          </table:table-cell>
          <table:table-cell table:formula="of:=[$'07_pr2377-junit-improved-data'.B187]" office:value-type="float" office:value="0.3947" calcext:value-type="float">
            <text:p>0.3947</text:p>
          </table:table-cell>
          <table:table-cell table:formula="of:=[.M187]/[.B187]" office:value-type="float" office:value="1.00920480695474" calcext:value-type="float">
            <text:p>1.00920480695474</text:p>
          </table:table-cell>
          <table:table-cell table:formula="of:=[$'08_pr2377-fixed-typeres-data'.B187]" office:value-type="float" office:value="0.4013" calcext:value-type="float">
            <text:p>0.4013</text:p>
          </table:table-cell>
          <table:table-cell table:formula="of:=[.O187]/[.B187]" office:value-type="float" office:value="1.02608028637177" calcext:value-type="float">
            <text:p>1.02608028637177</text:p>
          </table:table-cell>
          <table:table-cell table:formula="of:=[$'09_pr2377-junitstaticsuite-data'.B187]" office:value-type="float" office:value="0.4695" calcext:value-type="float">
            <text:p>0.4695</text:p>
          </table:table-cell>
          <table:table-cell table:formula="of:=[.Q187]/[.B187]" office:value-type="float" office:value="1.20046024034774" calcext:value-type="float">
            <text:p>1.20046024034774</text:p>
          </table:table-cell>
        </table:table-row>
        <table:table-row table:style-name="ro1">
          <table:table-cell table:formula="of:=[$'01_baseline-6.22.0-data'.A188]" office:value-type="string" office:string-value="NullAssignment" calcext:value-type="string">
            <text:p>NullAssignment</text:p>
          </table:table-cell>
          <table:table-cell table:formula="of:=[$'01_baseline-6.22.0-data'.B188]" office:value-type="float" office:value="0.0227" calcext:value-type="float">
            <text:p>0.0227</text:p>
          </table:table-cell>
          <table:table-cell table:formula="of:=[$'02_master-6.23.0-SNAPSHOT-ea532e6-data'.B188]" office:value-type="float" office:value="0.023" calcext:value-type="float">
            <text:p>0.023</text:p>
          </table:table-cell>
          <table:table-cell table:formula="of:=[.C188]/[.B188]" office:value-type="float" office:value="1.01321585903084" calcext:value-type="float">
            <text:p>1.01321585903084</text:p>
          </table:table-cell>
          <table:table-cell table:formula="of:=[$'03_pr2377-data'.B188]" office:value-type="float" office:value="0.0219" calcext:value-type="float">
            <text:p>0.0219</text:p>
          </table:table-cell>
          <table:table-cell table:formula="of:=[.E188]/[.B188]" office:value-type="float" office:value="0.964757709251101" calcext:value-type="float">
            <text:p>0.964757709251101</text:p>
          </table:table-cell>
          <table:table-cell table:formula="of:=[$'04_pr2377-improved-properclone-avoiddecimal-data'.B188]" office:value-type="float" office:value="0.0218" calcext:value-type="float">
            <text:p>0.0218</text:p>
          </table:table-cell>
          <table:table-cell table:formula="of:=[.G188]/[.B188]" office:value-type="float" office:value="0.960352422907489" calcext:value-type="float">
            <text:p>0.960352422907489</text:p>
          </table:table-cell>
          <table:table-cell table:formula="of:=[$'05_pr2377_positionliteral-data'.B188]" office:value-type="float" office:value="0.0217" calcext:value-type="float">
            <text:p>0.0217</text:p>
          </table:table-cell>
          <table:table-cell table:formula="of:=[.I188]/[.B188]" office:value-type="float" office:value="0.955947136563877" calcext:value-type="float">
            <text:p>0.955947136563877</text:p>
          </table:table-cell>
          <table:table-cell table:formula="of:=[$'06_pr2377-positionliteral-javarule-data'.B188]" office:value-type="float" office:value="0.0211" calcext:value-type="float">
            <text:p>0.0211</text:p>
          </table:table-cell>
          <table:table-cell table:formula="of:=[.K188]/[.B188]" office:value-type="float" office:value="0.929515418502203" calcext:value-type="float">
            <text:p>0.929515418502203</text:p>
          </table:table-cell>
          <table:table-cell table:formula="of:=[$'07_pr2377-junit-improved-data'.B188]" office:value-type="float" office:value="0.0213" calcext:value-type="float">
            <text:p>0.0213</text:p>
          </table:table-cell>
          <table:table-cell table:formula="of:=[.M188]/[.B188]" office:value-type="float" office:value="0.938325991189427" calcext:value-type="float">
            <text:p>0.938325991189427</text:p>
          </table:table-cell>
          <table:table-cell table:formula="of:=[$'08_pr2377-fixed-typeres-data'.B188]" office:value-type="float" office:value="0.0224" calcext:value-type="float">
            <text:p>0.0224</text:p>
          </table:table-cell>
          <table:table-cell table:formula="of:=[.O188]/[.B188]" office:value-type="float" office:value="0.986784140969163" calcext:value-type="float">
            <text:p>0.986784140969163</text:p>
          </table:table-cell>
          <table:table-cell table:formula="of:=[$'09_pr2377-junitstaticsuite-data'.B188]" office:value-type="float" office:value="0.0222" calcext:value-type="float">
            <text:p>0.0222</text:p>
          </table:table-cell>
          <table:table-cell table:formula="of:=[.Q188]/[.B188]" office:value-type="float" office:value="0.977973568281938" calcext:value-type="float">
            <text:p>0.977973568281938</text:p>
          </table:table-cell>
        </table:table-row>
        <table:table-row table:style-name="ro1">
          <table:table-cell table:formula="of:=[$'01_baseline-6.22.0-data'.A189]" office:value-type="string" office:string-value="OneDeclarationPerLine" calcext:value-type="string">
            <text:p>OneDeclarationPerLine</text:p>
          </table:table-cell>
          <table:table-cell table:formula="of:=[$'01_baseline-6.22.0-data'.B189]" office:value-type="float" office:value="2.4313" calcext:value-type="float">
            <text:p>2.4313</text:p>
          </table:table-cell>
          <table:table-cell table:formula="of:=[$'02_master-6.23.0-SNAPSHOT-ea532e6-data'.B189]" office:value-type="float" office:value="0.3216" calcext:value-type="float">
            <text:p>0.3216</text:p>
          </table:table-cell>
          <table:table-cell table:formula="of:=[.C189]/[.B189]" office:value-type="float" office:value="0.132274914654711" calcext:value-type="float">
            <text:p>0.132274914654711</text:p>
          </table:table-cell>
          <table:table-cell table:formula="of:=[$'03_pr2377-data'.B189]" office:value-type="float" office:value="0.2829" calcext:value-type="float">
            <text:p>0.2829</text:p>
          </table:table-cell>
          <table:table-cell table:formula="of:=[.E189]/[.B189]" office:value-type="float" office:value="0.116357504215852" calcext:value-type="float">
            <text:p>0.116357504215852</text:p>
          </table:table-cell>
          <table:table-cell table:formula="of:=[$'04_pr2377-improved-properclone-avoiddecimal-data'.B189]" office:value-type="float" office:value="0.2925" calcext:value-type="float">
            <text:p>0.2925</text:p>
          </table:table-cell>
          <table:table-cell table:formula="of:=[.G189]/[.B189]" office:value-type="float" office:value="0.120306009130918" calcext:value-type="float">
            <text:p>0.120306009130918</text:p>
          </table:table-cell>
          <table:table-cell table:formula="of:=[$'05_pr2377_positionliteral-data'.B189]" office:value-type="float" office:value="0.2999" calcext:value-type="float">
            <text:p>0.2999</text:p>
          </table:table-cell>
          <table:table-cell table:formula="of:=[.I189]/[.B189]" office:value-type="float" office:value="0.123349648336281" calcext:value-type="float">
            <text:p>0.123349648336281</text:p>
          </table:table-cell>
          <table:table-cell table:formula="of:=[$'06_pr2377-positionliteral-javarule-data'.B189]" office:value-type="float" office:value="0.2967" calcext:value-type="float">
            <text:p>0.2967</text:p>
          </table:table-cell>
          <table:table-cell table:formula="of:=[.K189]/[.B189]" office:value-type="float" office:value="0.122033480031259" calcext:value-type="float">
            <text:p>0.122033480031259</text:p>
          </table:table-cell>
          <table:table-cell table:formula="of:=[$'07_pr2377-junit-improved-data'.B189]" office:value-type="float" office:value="0.3005" calcext:value-type="float">
            <text:p>0.3005</text:p>
          </table:table-cell>
          <table:table-cell table:formula="of:=[.M189]/[.B189]" office:value-type="float" office:value="0.123596429893473" calcext:value-type="float">
            <text:p>0.123596429893473</text:p>
          </table:table-cell>
          <table:table-cell table:formula="of:=[$'08_pr2377-fixed-typeres-data'.B189]" office:value-type="float" office:value="0.3104" calcext:value-type="float">
            <text:p>0.3104</text:p>
          </table:table-cell>
          <table:table-cell table:formula="of:=[.O189]/[.B189]" office:value-type="float" office:value="0.127668325587134" calcext:value-type="float">
            <text:p>0.127668325587134</text:p>
          </table:table-cell>
          <table:table-cell table:formula="of:=[$'09_pr2377-junitstaticsuite-data'.B189]" office:value-type="float" office:value="0.3063" calcext:value-type="float">
            <text:p>0.3063</text:p>
          </table:table-cell>
          <table:table-cell table:formula="of:=[.Q189]/[.B189]" office:value-type="float" office:value="0.125981984946325" calcext:value-type="float">
            <text:p>0.125981984946325</text:p>
          </table:table-cell>
        </table:table-row>
        <table:table-row table:style-name="ro1">
          <table:table-cell table:formula="of:=[$'01_baseline-6.22.0-data'.A190]" office:value-type="string" office:string-value="OnlyOneReturn" calcext:value-type="string">
            <text:p>OnlyOneReturn</text:p>
          </table:table-cell>
          <table:table-cell table:formula="of:=[$'01_baseline-6.22.0-data'.B190]" office:value-type="float" office:value="0.3664" calcext:value-type="float">
            <text:p>0.3664</text:p>
          </table:table-cell>
          <table:table-cell table:formula="of:=[$'02_master-6.23.0-SNAPSHOT-ea532e6-data'.B190]" office:value-type="float" office:value="0.3316" calcext:value-type="float">
            <text:p>0.3316</text:p>
          </table:table-cell>
          <table:table-cell table:formula="of:=[.C190]/[.B190]" office:value-type="float" office:value="0.905021834061135" calcext:value-type="float">
            <text:p>0.905021834061135</text:p>
          </table:table-cell>
          <table:table-cell table:formula="of:=[$'03_pr2377-data'.B190]" office:value-type="float" office:value="0.3567" calcext:value-type="float">
            <text:p>0.3567</text:p>
          </table:table-cell>
          <table:table-cell table:formula="of:=[.E190]/[.B190]" office:value-type="float" office:value="0.973526200873362" calcext:value-type="float">
            <text:p>0.973526200873362</text:p>
          </table:table-cell>
          <table:table-cell table:formula="of:=[$'04_pr2377-improved-properclone-avoiddecimal-data'.B190]" office:value-type="float" office:value="0.3197" calcext:value-type="float">
            <text:p>0.3197</text:p>
          </table:table-cell>
          <table:table-cell table:formula="of:=[.G190]/[.B190]" office:value-type="float" office:value="0.872543668122271" calcext:value-type="float">
            <text:p>0.872543668122271</text:p>
          </table:table-cell>
          <table:table-cell table:formula="of:=[$'05_pr2377_positionliteral-data'.B190]" office:value-type="float" office:value="0.3458" calcext:value-type="float">
            <text:p>0.3458</text:p>
          </table:table-cell>
          <table:table-cell table:formula="of:=[.I190]/[.B190]" office:value-type="float" office:value="0.943777292576419" calcext:value-type="float">
            <text:p>0.943777292576419</text:p>
          </table:table-cell>
          <table:table-cell table:formula="of:=[$'06_pr2377-positionliteral-javarule-data'.B190]" office:value-type="float" office:value="0.3392" calcext:value-type="float">
            <text:p>0.3392</text:p>
          </table:table-cell>
          <table:table-cell table:formula="of:=[.K190]/[.B190]" office:value-type="float" office:value="0.925764192139738" calcext:value-type="float">
            <text:p>0.925764192139738</text:p>
          </table:table-cell>
          <table:table-cell table:formula="of:=[$'07_pr2377-junit-improved-data'.B190]" office:value-type="float" office:value="0.3275" calcext:value-type="float">
            <text:p>0.3275</text:p>
          </table:table-cell>
          <table:table-cell table:formula="of:=[.M190]/[.B190]" office:value-type="float" office:value="0.893831877729258" calcext:value-type="float">
            <text:p>0.893831877729258</text:p>
          </table:table-cell>
          <table:table-cell table:formula="of:=[$'08_pr2377-fixed-typeres-data'.B190]" office:value-type="float" office:value="0.3765" calcext:value-type="float">
            <text:p>0.3765</text:p>
          </table:table-cell>
          <table:table-cell table:formula="of:=[.O190]/[.B190]" office:value-type="float" office:value="1.02756550218341" calcext:value-type="float">
            <text:p>1.02756550218341</text:p>
          </table:table-cell>
          <table:table-cell table:formula="of:=[$'09_pr2377-junitstaticsuite-data'.B190]" office:value-type="float" office:value="0.3321" calcext:value-type="float">
            <text:p>0.3321</text:p>
          </table:table-cell>
          <table:table-cell table:formula="of:=[.Q190]/[.B190]" office:value-type="float" office:value="0.906386462882096" calcext:value-type="float">
            <text:p>0.906386462882096</text:p>
          </table:table-cell>
        </table:table-row>
        <table:table-row table:style-name="ro1">
          <table:table-cell table:formula="of:=[$'01_baseline-6.22.0-data'.A191]" office:value-type="string" office:string-value="OptimizableToArrayCall" calcext:value-type="string">
            <text:p>OptimizableToArrayCall</text:p>
          </table:table-cell>
          <table:table-cell table:formula="of:=[$'01_baseline-6.22.0-data'.B191]" office:value-type="float" office:value="0.9382" calcext:value-type="float">
            <text:p>0.9382</text:p>
          </table:table-cell>
          <table:table-cell table:formula="of:=[$'02_master-6.23.0-SNAPSHOT-ea532e6-data'.B191]" office:value-type="float" office:value="1.0905" calcext:value-type="float">
            <text:p>1.0905</text:p>
          </table:table-cell>
          <table:table-cell table:formula="of:=[.C191]/[.B191]" office:value-type="float" office:value="1.16233212534641" calcext:value-type="float">
            <text:p>1.16233212534641</text:p>
          </table:table-cell>
          <table:table-cell table:formula="of:=[$'03_pr2377-data'.B191]" office:value-type="float" office:value="1.5238" calcext:value-type="float">
            <text:p>1.5238</text:p>
          </table:table-cell>
          <table:table-cell table:formula="of:=[.E191]/[.B191]" office:value-type="float" office:value="1.62417395011725" calcext:value-type="float">
            <text:p>1.62417395011725</text:p>
          </table:table-cell>
          <table:table-cell table:formula="of:=[$'04_pr2377-improved-properclone-avoiddecimal-data'.B191]" office:value-type="float" office:value="1.5235" calcext:value-type="float">
            <text:p>1.5235</text:p>
          </table:table-cell>
          <table:table-cell table:formula="of:=[.G191]/[.B191]" office:value-type="float" office:value="1.62385418887231" calcext:value-type="float">
            <text:p>1.62385418887231</text:p>
          </table:table-cell>
          <table:table-cell table:formula="of:=[$'05_pr2377_positionliteral-data'.B191]" office:value-type="float" office:value="1.4943" calcext:value-type="float">
            <text:p>1.4943</text:p>
          </table:table-cell>
          <table:table-cell table:formula="of:=[.I191]/[.B191]" office:value-type="float" office:value="1.59273076103176" calcext:value-type="float">
            <text:p>1.59273076103176</text:p>
          </table:table-cell>
          <table:table-cell table:formula="of:=[$'06_pr2377-positionliteral-javarule-data'.B191]" office:value-type="float" office:value="1.4888" calcext:value-type="float">
            <text:p>1.4888</text:p>
          </table:table-cell>
          <table:table-cell table:formula="of:=[.K191]/[.B191]" office:value-type="float" office:value="1.58686847154125" calcext:value-type="float">
            <text:p>1.58686847154125</text:p>
          </table:table-cell>
          <table:table-cell table:formula="of:=[$'07_pr2377-junit-improved-data'.B191]" office:value-type="float" office:value="1.5941" calcext:value-type="float">
            <text:p>1.5941</text:p>
          </table:table-cell>
          <table:table-cell table:formula="of:=[.M191]/[.B191]" office:value-type="float" office:value="1.69910466851418" calcext:value-type="float">
            <text:p>1.69910466851418</text:p>
          </table:table-cell>
          <table:table-cell table:formula="of:=[$'08_pr2377-fixed-typeres-data'.B191]" office:value-type="float" office:value="1.6623" calcext:value-type="float">
            <text:p>1.6623</text:p>
          </table:table-cell>
          <table:table-cell table:formula="of:=[.O191]/[.B191]" office:value-type="float" office:value="1.77179705819655" calcext:value-type="float">
            <text:p>1.77179705819655</text:p>
          </table:table-cell>
          <table:table-cell table:formula="of:=[$'09_pr2377-junitstaticsuite-data'.B191]" office:value-type="float" office:value="1.473" calcext:value-type="float">
            <text:p>1.473</text:p>
          </table:table-cell>
          <table:table-cell table:formula="of:=[.Q191]/[.B191]" office:value-type="float" office:value="1.57002771264123" calcext:value-type="float">
            <text:p>1.57002771264123</text:p>
          </table:table-cell>
        </table:table-row>
        <table:table-row table:style-name="ro1">
          <table:table-cell table:formula="of:=[$'01_baseline-6.22.0-data'.A192]" office:value-type="string" office:string-value="OverrideBothEqualsAndHashcode" calcext:value-type="string">
            <text:p>OverrideBothEqualsAndHashcode</text:p>
          </table:table-cell>
          <table:table-cell table:formula="of:=[$'01_baseline-6.22.0-data'.B192]" office:value-type="float" office:value="0.4844" calcext:value-type="float">
            <text:p>0.4844</text:p>
          </table:table-cell>
          <table:table-cell table:formula="of:=[$'02_master-6.23.0-SNAPSHOT-ea532e6-data'.B192]" office:value-type="float" office:value="0.3863" calcext:value-type="float">
            <text:p>0.3863</text:p>
          </table:table-cell>
          <table:table-cell table:formula="of:=[.C192]/[.B192]" office:value-type="float" office:value="0.79748142031379" calcext:value-type="float">
            <text:p>0.79748142031379</text:p>
          </table:table-cell>
          <table:table-cell table:formula="of:=[$'03_pr2377-data'.B192]" office:value-type="float" office:value="0.3779" calcext:value-type="float">
            <text:p>0.3779</text:p>
          </table:table-cell>
          <table:table-cell table:formula="of:=[.E192]/[.B192]" office:value-type="float" office:value="0.780140379851362" calcext:value-type="float">
            <text:p>0.780140379851362</text:p>
          </table:table-cell>
          <table:table-cell table:formula="of:=[$'04_pr2377-improved-properclone-avoiddecimal-data'.B192]" office:value-type="float" office:value="0.3953" calcext:value-type="float">
            <text:p>0.3953</text:p>
          </table:table-cell>
          <table:table-cell table:formula="of:=[.G192]/[.B192]" office:value-type="float" office:value="0.816061106523534" calcext:value-type="float">
            <text:p>0.816061106523534</text:p>
          </table:table-cell>
          <table:table-cell table:formula="of:=[$'05_pr2377_positionliteral-data'.B192]" office:value-type="float" office:value="0.4522" calcext:value-type="float">
            <text:p>0.4522</text:p>
          </table:table-cell>
          <table:table-cell table:formula="of:=[.I192]/[.B192]" office:value-type="float" office:value="0.933526011560694" calcext:value-type="float">
            <text:p>0.933526011560694</text:p>
          </table:table-cell>
          <table:table-cell table:formula="of:=[$'06_pr2377-positionliteral-javarule-data'.B192]" office:value-type="float" office:value="0.4235" calcext:value-type="float">
            <text:p>0.4235</text:p>
          </table:table-cell>
          <table:table-cell table:formula="of:=[.K192]/[.B192]" office:value-type="float" office:value="0.874277456647399" calcext:value-type="float">
            <text:p>0.874277456647399</text:p>
          </table:table-cell>
          <table:table-cell table:formula="of:=[$'07_pr2377-junit-improved-data'.B192]" office:value-type="float" office:value="0.3868" calcext:value-type="float">
            <text:p>0.3868</text:p>
          </table:table-cell>
          <table:table-cell table:formula="of:=[.M192]/[.B192]" office:value-type="float" office:value="0.798513625103221" calcext:value-type="float">
            <text:p>0.798513625103221</text:p>
          </table:table-cell>
          <table:table-cell table:formula="of:=[$'08_pr2377-fixed-typeres-data'.B192]" office:value-type="float" office:value="0.3896" calcext:value-type="float">
            <text:p>0.3896</text:p>
          </table:table-cell>
          <table:table-cell table:formula="of:=[.O192]/[.B192]" office:value-type="float" office:value="0.80429397192403" calcext:value-type="float">
            <text:p>0.80429397192403</text:p>
          </table:table-cell>
          <table:table-cell table:formula="of:=[$'09_pr2377-junitstaticsuite-data'.B192]" office:value-type="float" office:value="0.3897" calcext:value-type="float">
            <text:p>0.3897</text:p>
          </table:table-cell>
          <table:table-cell table:formula="of:=[.Q192]/[.B192]" office:value-type="float" office:value="0.804500412881916" calcext:value-type="float">
            <text:p>0.804500412881916</text:p>
          </table:table-cell>
        </table:table-row>
        <table:table-row table:style-name="ro1">
          <table:table-cell table:formula="of:=[$'01_baseline-6.22.0-data'.A193]" office:value-type="string" office:string-value="PackageCase" calcext:value-type="string">
            <text:p>PackageCase</text:p>
          </table:table-cell>
          <table:table-cell table:formula="of:=[$'01_baseline-6.22.0-data'.B193]" office:value-type="float" office:value="0.0472" calcext:value-type="float">
            <text:p>0.0472</text:p>
          </table:table-cell>
          <table:table-cell table:formula="of:=[$'02_master-6.23.0-SNAPSHOT-ea532e6-data'.B193]" office:value-type="float" office:value="0.0548" calcext:value-type="float">
            <text:p>0.0548</text:p>
          </table:table-cell>
          <table:table-cell table:formula="of:=[.C193]/[.B193]" office:value-type="float" office:value="1.16101694915254" calcext:value-type="float">
            <text:p>1.16101694915254</text:p>
          </table:table-cell>
          <table:table-cell table:formula="of:=[$'03_pr2377-data'.B193]" office:value-type="float" office:value="0.0597" calcext:value-type="float">
            <text:p>0.0597</text:p>
          </table:table-cell>
          <table:table-cell table:formula="of:=[.E193]/[.B193]" office:value-type="float" office:value="1.26483050847458" calcext:value-type="float">
            <text:p>1.26483050847458</text:p>
          </table:table-cell>
          <table:table-cell table:formula="of:=[$'04_pr2377-improved-properclone-avoiddecimal-data'.B193]" office:value-type="float" office:value="0.0629" calcext:value-type="float">
            <text:p>0.0629</text:p>
          </table:table-cell>
          <table:table-cell table:formula="of:=[.G193]/[.B193]" office:value-type="float" office:value="1.33262711864407" calcext:value-type="float">
            <text:p>1.33262711864407</text:p>
          </table:table-cell>
          <table:table-cell table:formula="of:=[$'05_pr2377_positionliteral-data'.B193]" office:value-type="float" office:value="0.0642" calcext:value-type="float">
            <text:p>0.0642</text:p>
          </table:table-cell>
          <table:table-cell table:formula="of:=[.I193]/[.B193]" office:value-type="float" office:value="1.36016949152542" calcext:value-type="float">
            <text:p>1.36016949152542</text:p>
          </table:table-cell>
          <table:table-cell table:formula="of:=[$'06_pr2377-positionliteral-javarule-data'.B193]" office:value-type="float" office:value="0.0624" calcext:value-type="float">
            <text:p>0.0624</text:p>
          </table:table-cell>
          <table:table-cell table:formula="of:=[.K193]/[.B193]" office:value-type="float" office:value="1.32203389830508" calcext:value-type="float">
            <text:p>1.32203389830508</text:p>
          </table:table-cell>
          <table:table-cell table:formula="of:=[$'07_pr2377-junit-improved-data'.B193]" office:value-type="float" office:value="0.0631" calcext:value-type="float">
            <text:p>0.0631</text:p>
          </table:table-cell>
          <table:table-cell table:formula="of:=[.M193]/[.B193]" office:value-type="float" office:value="1.33686440677966" calcext:value-type="float">
            <text:p>1.33686440677966</text:p>
          </table:table-cell>
          <table:table-cell table:formula="of:=[$'08_pr2377-fixed-typeres-data'.B193]" office:value-type="float" office:value="0.062" calcext:value-type="float">
            <text:p>0.062</text:p>
          </table:table-cell>
          <table:table-cell table:formula="of:=[.O193]/[.B193]" office:value-type="float" office:value="1.3135593220339" calcext:value-type="float">
            <text:p>1.3135593220339</text:p>
          </table:table-cell>
          <table:table-cell table:formula="of:=[$'09_pr2377-junitstaticsuite-data'.B193]" office:value-type="float" office:value="0.0631" calcext:value-type="float">
            <text:p>0.0631</text:p>
          </table:table-cell>
          <table:table-cell table:formula="of:=[.Q193]/[.B193]" office:value-type="float" office:value="1.33686440677966" calcext:value-type="float">
            <text:p>1.33686440677966</text:p>
          </table:table-cell>
        </table:table-row>
        <table:table-row table:style-name="ro1">
          <table:table-cell table:formula="of:=[$'01_baseline-6.22.0-data'.A194]" office:value-type="string" office:string-value="PositionLiteralsFirstInCaseInsensitiveComparisons" calcext:value-type="string">
            <text:p>PositionLiteralsFirstInCaseInsensitiveComparisons</text:p>
          </table:table-cell>
          <table:table-cell table:formula="of:=[$'01_baseline-6.22.0-data'.B194]" office:value-type="float" office:value="1.2111" calcext:value-type="float">
            <text:p>1.2111</text:p>
          </table:table-cell>
          <table:table-cell table:formula="of:=[$'02_master-6.23.0-SNAPSHOT-ea532e6-data'.B194]" office:value-type="float" office:value="1.1452" calcext:value-type="float">
            <text:p>1.1452</text:p>
          </table:table-cell>
          <table:table-cell table:formula="of:=[.C194]/[.B194]" office:value-type="float" office:value="0.945586656758319" calcext:value-type="float">
            <text:p>0.945586656758319</text:p>
          </table:table-cell>
          <table:table-cell table:formula="of:=[$'03_pr2377-data'.B194]" office:value-type="float" office:value="3.6997" calcext:value-type="float">
            <text:p>3.6997</text:p>
          </table:table-cell>
          <table:table-cell table:formula="of:=[.E194]/[.B194]" office:value-type="float" office:value="3.05482619106597" calcext:value-type="float">
            <text:p>3.05482619106597</text:p>
          </table:table-cell>
          <table:table-cell table:formula="of:=[$'04_pr2377-improved-properclone-avoiddecimal-data'.B194]" office:value-type="float" office:value="3.7012" calcext:value-type="float">
            <text:p>3.7012</text:p>
          </table:table-cell>
          <table:table-cell table:formula="of:=[.G194]/[.B194]" office:value-type="float" office:value="3.05606473453885" calcext:value-type="float">
            <text:p>3.05606473453885</text:p>
          </table:table-cell>
          <table:table-cell table:formula="of:=[$'05_pr2377_positionliteral-data'.B194]" office:value-type="float" office:value="3.7019" calcext:value-type="float">
            <text:p>3.7019</text:p>
          </table:table-cell>
          <table:table-cell table:formula="of:=[.I194]/[.B194]" office:value-type="float" office:value="3.05664272149286" calcext:value-type="float">
            <text:p>3.05664272149286</text:p>
          </table:table-cell>
          <table:table-cell table:formula="of:=[$'06_pr2377-positionliteral-javarule-data'.B194]" office:value-type="float" office:value="0.1455" calcext:value-type="float">
            <text:p>0.1455</text:p>
          </table:table-cell>
          <table:table-cell table:formula="of:=[.K194]/[.B194]" office:value-type="float" office:value="0.120138716868962" calcext:value-type="float">
            <text:p>0.120138716868962</text:p>
          </table:table-cell>
          <table:table-cell table:formula="of:=[$'07_pr2377-junit-improved-data'.B194]" office:value-type="float" office:value="0.1445" calcext:value-type="float">
            <text:p>0.1445</text:p>
          </table:table-cell>
          <table:table-cell table:formula="of:=[.M194]/[.B194]" office:value-type="float" office:value="0.119313021220378" calcext:value-type="float">
            <text:p>0.119313021220378</text:p>
          </table:table-cell>
          <table:table-cell table:formula="of:=[$'08_pr2377-fixed-typeres-data'.B194]" office:value-type="float" office:value="0.1466" calcext:value-type="float">
            <text:p>0.1466</text:p>
          </table:table-cell>
          <table:table-cell table:formula="of:=[.O194]/[.B194]" office:value-type="float" office:value="0.121046982082404" calcext:value-type="float">
            <text:p>0.121046982082404</text:p>
          </table:table-cell>
          <table:table-cell table:formula="of:=[$'09_pr2377-junitstaticsuite-data'.B194]" office:value-type="float" office:value="0.1557" calcext:value-type="float">
            <text:p>0.1557</text:p>
          </table:table-cell>
          <table:table-cell table:formula="of:=[.Q194]/[.B194]" office:value-type="float" office:value="0.128560812484518" calcext:value-type="float">
            <text:p>0.128560812484518</text:p>
          </table:table-cell>
        </table:table-row>
        <table:table-row table:style-name="ro1">
          <table:table-cell table:formula="of:=[$'01_baseline-6.22.0-data'.A195]" office:value-type="string" office:string-value="PositionLiteralsFirstInComparisons" calcext:value-type="string">
            <text:p>PositionLiteralsFirstInComparisons</text:p>
          </table:table-cell>
          <table:table-cell table:formula="of:=[$'01_baseline-6.22.0-data'.B195]" office:value-type="float" office:value="1.1132" calcext:value-type="float">
            <text:p>1.1132</text:p>
          </table:table-cell>
          <table:table-cell table:formula="of:=[$'02_master-6.23.0-SNAPSHOT-ea532e6-data'.B195]" office:value-type="float" office:value="1.1209" calcext:value-type="float">
            <text:p>1.1209</text:p>
          </table:table-cell>
          <table:table-cell table:formula="of:=[.C195]/[.B195]" office:value-type="float" office:value="1.00691699604743" calcext:value-type="float">
            <text:p>1.00691699604743</text:p>
          </table:table-cell>
          <table:table-cell table:formula="of:=[$'03_pr2377-data'.B195]" office:value-type="float" office:value="3.4981" calcext:value-type="float">
            <text:p>3.4981</text:p>
          </table:table-cell>
          <table:table-cell table:formula="of:=[.E195]/[.B195]" office:value-type="float" office:value="3.14238232123608" calcext:value-type="float">
            <text:p>3.14238232123608</text:p>
          </table:table-cell>
          <table:table-cell table:formula="of:=[$'04_pr2377-improved-properclone-avoiddecimal-data'.B195]" office:value-type="float" office:value="3.6021" calcext:value-type="float">
            <text:p>3.6021</text:p>
          </table:table-cell>
          <table:table-cell table:formula="of:=[.G195]/[.B195]" office:value-type="float" office:value="3.23580668343514" calcext:value-type="float">
            <text:p>3.23580668343514</text:p>
          </table:table-cell>
          <table:table-cell table:formula="of:=[$'05_pr2377_positionliteral-data'.B195]" office:value-type="float" office:value="3.6654" calcext:value-type="float">
            <text:p>3.6654</text:p>
          </table:table-cell>
          <table:table-cell table:formula="of:=[.I195]/[.B195]" office:value-type="float" office:value="3.29266978081207" calcext:value-type="float">
            <text:p>3.29266978081207</text:p>
          </table:table-cell>
          <table:table-cell table:formula="of:=[$'06_pr2377-positionliteral-javarule-data'.B195]" office:value-type="float" office:value="0.1115" calcext:value-type="float">
            <text:p>0.1115</text:p>
          </table:table-cell>
          <table:table-cell table:formula="of:=[.K195]/[.B195]" office:value-type="float" office:value="0.100161696011498" calcext:value-type="float">
            <text:p>0.100161696011498</text:p>
          </table:table-cell>
          <table:table-cell table:formula="of:=[$'07_pr2377-junit-improved-data'.B195]" office:value-type="float" office:value="0.1074" calcext:value-type="float">
            <text:p>0.1074</text:p>
          </table:table-cell>
          <table:table-cell table:formula="of:=[.M195]/[.B195]" office:value-type="float" office:value="0.0964786201940352" calcext:value-type="float">
            <text:p>0.096478620194035</text:p>
          </table:table-cell>
          <table:table-cell table:formula="of:=[$'08_pr2377-fixed-typeres-data'.B195]" office:value-type="float" office:value="0.1094" calcext:value-type="float">
            <text:p>0.1094</text:p>
          </table:table-cell>
          <table:table-cell table:formula="of:=[.O195]/[.B195]" office:value-type="float" office:value="0.0982752425440173" calcext:value-type="float">
            <text:p>0.098275242544017</text:p>
          </table:table-cell>
          <table:table-cell table:formula="of:=[$'09_pr2377-junitstaticsuite-data'.B195]" office:value-type="float" office:value="0.1161" calcext:value-type="float">
            <text:p>0.1161</text:p>
          </table:table-cell>
          <table:table-cell table:formula="of:=[.Q195]/[.B195]" office:value-type="float" office:value="0.104293927416457" calcext:value-type="float">
            <text:p>0.104293927416457</text:p>
          </table:table-cell>
        </table:table-row>
        <table:table-row table:style-name="ro1">
          <table:table-cell table:formula="of:=[$'01_baseline-6.22.0-data'.A196]" office:value-type="string" office:string-value="PrematureDeclaration" calcext:value-type="string">
            <text:p>PrematureDeclaration</text:p>
          </table:table-cell>
          <table:table-cell table:formula="of:=[$'01_baseline-6.22.0-data'.B196]" office:value-type="float" office:value="0.6423" calcext:value-type="float">
            <text:p>0.6423</text:p>
          </table:table-cell>
          <table:table-cell table:formula="of:=[$'02_master-6.23.0-SNAPSHOT-ea532e6-data'.B196]" office:value-type="float" office:value="0.6017" calcext:value-type="float">
            <text:p>0.6017</text:p>
          </table:table-cell>
          <table:table-cell table:formula="of:=[.C196]/[.B196]" office:value-type="float" office:value="0.936789662151643" calcext:value-type="float">
            <text:p>0.936789662151643</text:p>
          </table:table-cell>
          <table:table-cell table:formula="of:=[$'03_pr2377-data'.B196]" office:value-type="float" office:value="0.6087" calcext:value-type="float">
            <text:p>0.6087</text:p>
          </table:table-cell>
          <table:table-cell table:formula="of:=[.E196]/[.B196]" office:value-type="float" office:value="0.947687996263428" calcext:value-type="float">
            <text:p>0.947687996263428</text:p>
          </table:table-cell>
          <table:table-cell table:formula="of:=[$'04_pr2377-improved-properclone-avoiddecimal-data'.B196]" office:value-type="float" office:value="0.5857" calcext:value-type="float">
            <text:p>0.5857</text:p>
          </table:table-cell>
          <table:table-cell table:formula="of:=[.G196]/[.B196]" office:value-type="float" office:value="0.911879184181847" calcext:value-type="float">
            <text:p>0.911879184181847</text:p>
          </table:table-cell>
          <table:table-cell table:formula="of:=[$'05_pr2377_positionliteral-data'.B196]" office:value-type="float" office:value="0.5735" calcext:value-type="float">
            <text:p>0.5735</text:p>
          </table:table-cell>
          <table:table-cell table:formula="of:=[.I196]/[.B196]" office:value-type="float" office:value="0.892884944729877" calcext:value-type="float">
            <text:p>0.892884944729877</text:p>
          </table:table-cell>
          <table:table-cell table:formula="of:=[$'06_pr2377-positionliteral-javarule-data'.B196]" office:value-type="float" office:value="0.679" calcext:value-type="float">
            <text:p>0.679</text:p>
          </table:table-cell>
          <table:table-cell table:formula="of:=[.K196]/[.B196]" office:value-type="float" office:value="1.05713840884322" calcext:value-type="float">
            <text:p>1.05713840884322</text:p>
          </table:table-cell>
          <table:table-cell table:formula="of:=[$'07_pr2377-junit-improved-data'.B196]" office:value-type="float" office:value="0.596" calcext:value-type="float">
            <text:p>0.596</text:p>
          </table:table-cell>
          <table:table-cell table:formula="of:=[.M196]/[.B196]" office:value-type="float" office:value="0.927915304374903" calcext:value-type="float">
            <text:p>0.927915304374903</text:p>
          </table:table-cell>
          <table:table-cell table:formula="of:=[$'08_pr2377-fixed-typeres-data'.B196]" office:value-type="float" office:value="0.5923" calcext:value-type="float">
            <text:p>0.5923</text:p>
          </table:table-cell>
          <table:table-cell table:formula="of:=[.O196]/[.B196]" office:value-type="float" office:value="0.922154756344387" calcext:value-type="float">
            <text:p>0.922154756344387</text:p>
          </table:table-cell>
          <table:table-cell table:formula="of:=[$'09_pr2377-junitstaticsuite-data'.B196]" office:value-type="float" office:value="0.5731" calcext:value-type="float">
            <text:p>0.5731</text:p>
          </table:table-cell>
          <table:table-cell table:formula="of:=[.Q196]/[.B196]" office:value-type="float" office:value="0.892262182780632" calcext:value-type="float">
            <text:p>0.892262182780632</text:p>
          </table:table-cell>
        </table:table-row>
        <table:table-row table:style-name="ro1">
          <table:table-cell table:formula="of:=[$'01_baseline-6.22.0-data'.A197]" office:value-type="string" office:string-value="PreserveStackTrace" calcext:value-type="string">
            <text:p>PreserveStackTrace</text:p>
          </table:table-cell>
          <table:table-cell table:formula="of:=[$'01_baseline-6.22.0-data'.B197]" office:value-type="float" office:value="0.4065" calcext:value-type="float">
            <text:p>0.4065</text:p>
          </table:table-cell>
          <table:table-cell table:formula="of:=[$'02_master-6.23.0-SNAPSHOT-ea532e6-data'.B197]" office:value-type="float" office:value="0.4037" calcext:value-type="float">
            <text:p>0.4037</text:p>
          </table:table-cell>
          <table:table-cell table:formula="of:=[.C197]/[.B197]" office:value-type="float" office:value="0.993111931119311" calcext:value-type="float">
            <text:p>0.993111931119311</text:p>
          </table:table-cell>
          <table:table-cell table:formula="of:=[$'03_pr2377-data'.B197]" office:value-type="float" office:value="0.3963" calcext:value-type="float">
            <text:p>0.3963</text:p>
          </table:table-cell>
          <table:table-cell table:formula="of:=[.E197]/[.B197]" office:value-type="float" office:value="0.974907749077491" calcext:value-type="float">
            <text:p>0.974907749077491</text:p>
          </table:table-cell>
          <table:table-cell table:formula="of:=[$'04_pr2377-improved-properclone-avoiddecimal-data'.B197]" office:value-type="float" office:value="0.3579" calcext:value-type="float">
            <text:p>0.3579</text:p>
          </table:table-cell>
          <table:table-cell table:formula="of:=[.G197]/[.B197]" office:value-type="float" office:value="0.880442804428044" calcext:value-type="float">
            <text:p>0.880442804428044</text:p>
          </table:table-cell>
          <table:table-cell table:formula="of:=[$'05_pr2377_positionliteral-data'.B197]" office:value-type="float" office:value="0.37" calcext:value-type="float">
            <text:p>0.37</text:p>
          </table:table-cell>
          <table:table-cell table:formula="of:=[.I197]/[.B197]" office:value-type="float" office:value="0.910209102091021" calcext:value-type="float">
            <text:p>0.910209102091021</text:p>
          </table:table-cell>
          <table:table-cell table:formula="of:=[$'06_pr2377-positionliteral-javarule-data'.B197]" office:value-type="float" office:value="0.373" calcext:value-type="float">
            <text:p>0.373</text:p>
          </table:table-cell>
          <table:table-cell table:formula="of:=[.K197]/[.B197]" office:value-type="float" office:value="0.917589175891759" calcext:value-type="float">
            <text:p>0.917589175891759</text:p>
          </table:table-cell>
          <table:table-cell table:formula="of:=[$'07_pr2377-junit-improved-data'.B197]" office:value-type="float" office:value="0.3709" calcext:value-type="float">
            <text:p>0.3709</text:p>
          </table:table-cell>
          <table:table-cell table:formula="of:=[.M197]/[.B197]" office:value-type="float" office:value="0.912423124231242" calcext:value-type="float">
            <text:p>0.912423124231242</text:p>
          </table:table-cell>
          <table:table-cell table:formula="of:=[$'08_pr2377-fixed-typeres-data'.B197]" office:value-type="float" office:value="0.3721" calcext:value-type="float">
            <text:p>0.3721</text:p>
          </table:table-cell>
          <table:table-cell table:formula="of:=[.O197]/[.B197]" office:value-type="float" office:value="0.915375153751537" calcext:value-type="float">
            <text:p>0.915375153751537</text:p>
          </table:table-cell>
          <table:table-cell table:formula="of:=[$'09_pr2377-junitstaticsuite-data'.B197]" office:value-type="float" office:value="0.3835" calcext:value-type="float">
            <text:p>0.3835</text:p>
          </table:table-cell>
          <table:table-cell table:formula="of:=[.Q197]/[.B197]" office:value-type="float" office:value="0.943419434194342" calcext:value-type="float">
            <text:p>0.943419434194342</text:p>
          </table:table-cell>
        </table:table-row>
        <table:table-row table:style-name="ro1">
          <table:table-cell table:formula="of:=[$'01_baseline-6.22.0-data'.A198]" office:value-type="string" office:string-value="ProperCloneImplementation" calcext:value-type="string">
            <text:p>ProperCloneImplementation</text:p>
          </table:table-cell>
          <table:table-cell table:formula="of:=[$'01_baseline-6.22.0-data'.B198]" office:value-type="float" office:value="0.1673" calcext:value-type="float">
            <text:p>0.1673</text:p>
          </table:table-cell>
          <table:table-cell table:formula="of:=[$'02_master-6.23.0-SNAPSHOT-ea532e6-data'.B198]" office:value-type="float" office:value="0.1761" calcext:value-type="float">
            <text:p>0.1761</text:p>
          </table:table-cell>
          <table:table-cell table:formula="of:=[.C198]/[.B198]" office:value-type="float" office:value="1.05260011954573" calcext:value-type="float">
            <text:p>1.05260011954573</text:p>
          </table:table-cell>
          <table:table-cell table:formula="of:=[$'03_pr2377-data'.B198]" office:value-type="float" office:value="1.0862" calcext:value-type="float">
            <text:p>1.0862</text:p>
          </table:table-cell>
          <table:table-cell table:formula="of:=[.E198]/[.B198]" office:value-type="float" office:value="6.49252839210998" calcext:value-type="float">
            <text:p>6.49252839210998</text:p>
          </table:table-cell>
          <table:table-cell table:formula="of:=[$'04_pr2377-improved-properclone-avoiddecimal-data'.B198]" office:value-type="float" office:value="0.0178" calcext:value-type="float">
            <text:p>0.0178</text:p>
          </table:table-cell>
          <table:table-cell table:formula="of:=[.G198]/[.B198]" office:value-type="float" office:value="0.106395696353855" calcext:value-type="float">
            <text:p>0.106395696353855</text:p>
          </table:table-cell>
          <table:table-cell table:formula="of:=[$'05_pr2377_positionliteral-data'.B198]" office:value-type="float" office:value="0.0166" calcext:value-type="float">
            <text:p>0.0166</text:p>
          </table:table-cell>
          <table:table-cell table:formula="of:=[.I198]/[.B198]" office:value-type="float" office:value="0.0992229527794381" calcext:value-type="float">
            <text:p>0.099222952779438</text:p>
          </table:table-cell>
          <table:table-cell table:formula="of:=[$'06_pr2377-positionliteral-javarule-data'.B198]" office:value-type="float" office:value="0.0181" calcext:value-type="float">
            <text:p>0.0181</text:p>
          </table:table-cell>
          <table:table-cell table:formula="of:=[.K198]/[.B198]" office:value-type="float" office:value="0.10818888224746" calcext:value-type="float">
            <text:p>0.10818888224746</text:p>
          </table:table-cell>
          <table:table-cell table:formula="of:=[$'07_pr2377-junit-improved-data'.B198]" office:value-type="float" office:value="0.0174" calcext:value-type="float">
            <text:p>0.0174</text:p>
          </table:table-cell>
          <table:table-cell table:formula="of:=[.M198]/[.B198]" office:value-type="float" office:value="0.10400478182905" calcext:value-type="float">
            <text:p>0.10400478182905</text:p>
          </table:table-cell>
          <table:table-cell table:formula="of:=[$'08_pr2377-fixed-typeres-data'.B198]" office:value-type="float" office:value="0.0216" calcext:value-type="float">
            <text:p>0.0216</text:p>
          </table:table-cell>
          <table:table-cell table:formula="of:=[.O198]/[.B198]" office:value-type="float" office:value="0.12910938433951" calcext:value-type="float">
            <text:p>0.12910938433951</text:p>
          </table:table-cell>
          <table:table-cell table:formula="of:=[$'09_pr2377-junitstaticsuite-data'.B198]" office:value-type="float" office:value="0.0172" calcext:value-type="float">
            <text:p>0.0172</text:p>
          </table:table-cell>
          <table:table-cell table:formula="of:=[.Q198]/[.B198]" office:value-type="float" office:value="0.102809324566647" calcext:value-type="float">
            <text:p>0.102809324566647</text:p>
          </table:table-cell>
        </table:table-row>
        <table:table-row table:style-name="ro1">
          <table:table-cell table:formula="of:=[$'01_baseline-6.22.0-data'.A199]" office:value-type="string" office:string-value="ProperLogger" calcext:value-type="string">
            <text:p>ProperLogger</text:p>
          </table:table-cell>
          <table:table-cell table:formula="of:=[$'01_baseline-6.22.0-data'.B199]" office:value-type="float" office:value="8.1856" calcext:value-type="float">
            <text:p>8.1856</text:p>
          </table:table-cell>
          <table:table-cell table:formula="of:=[$'02_master-6.23.0-SNAPSHOT-ea532e6-data'.B199]" office:value-type="float" office:value="6.7356" calcext:value-type="float">
            <text:p>6.7356</text:p>
          </table:table-cell>
          <table:table-cell table:formula="of:=[.C199]/[.B199]" office:value-type="float" office:value="0.822859655981235" calcext:value-type="float">
            <text:p>0.822859655981235</text:p>
          </table:table-cell>
          <table:table-cell table:formula="of:=[$'03_pr2377-data'.B199]" office:value-type="float" office:value="6.6585" calcext:value-type="float">
            <text:p>6.6585</text:p>
          </table:table-cell>
          <table:table-cell table:formula="of:=[.E199]/[.B199]" office:value-type="float" office:value="0.813440676309617" calcext:value-type="float">
            <text:p>0.813440676309617</text:p>
          </table:table-cell>
          <table:table-cell table:formula="of:=[$'04_pr2377-improved-properclone-avoiddecimal-data'.B199]" office:value-type="float" office:value="6.6827" calcext:value-type="float">
            <text:p>6.6827</text:p>
          </table:table-cell>
          <table:table-cell table:formula="of:=[.G199]/[.B199]" office:value-type="float" office:value="0.816397087568413" calcext:value-type="float">
            <text:p>0.816397087568413</text:p>
          </table:table-cell>
          <table:table-cell table:formula="of:=[$'05_pr2377_positionliteral-data'.B199]" office:value-type="float" office:value="6.6984" calcext:value-type="float">
            <text:p>6.6984</text:p>
          </table:table-cell>
          <table:table-cell table:formula="of:=[.I199]/[.B199]" office:value-type="float" office:value="0.818315089913995" calcext:value-type="float">
            <text:p>0.818315089913995</text:p>
          </table:table-cell>
          <table:table-cell table:formula="of:=[$'06_pr2377-positionliteral-javarule-data'.B199]" office:value-type="float" office:value="6.5983" calcext:value-type="float">
            <text:p>6.5983</text:p>
          </table:table-cell>
          <table:table-cell table:formula="of:=[.K199]/[.B199]" office:value-type="float" office:value="0.806086297888976" calcext:value-type="float">
            <text:p>0.806086297888976</text:p>
          </table:table-cell>
          <table:table-cell table:formula="of:=[$'07_pr2377-junit-improved-data'.B199]" office:value-type="float" office:value="6.574" calcext:value-type="float">
            <text:p>6.574</text:p>
          </table:table-cell>
          <table:table-cell table:formula="of:=[.M199]/[.B199]" office:value-type="float" office:value="0.80311767005473" calcext:value-type="float">
            <text:p>0.80311767005473</text:p>
          </table:table-cell>
          <table:table-cell table:formula="of:=[$'08_pr2377-fixed-typeres-data'.B199]" office:value-type="float" office:value="7.1462" calcext:value-type="float">
            <text:p>7.1462</text:p>
          </table:table-cell>
          <table:table-cell table:formula="of:=[.O199]/[.B199]" office:value-type="float" office:value="0.87302091477717" calcext:value-type="float">
            <text:p>0.87302091477717</text:p>
          </table:table-cell>
          <table:table-cell table:formula="of:=[$'09_pr2377-junitstaticsuite-data'.B199]" office:value-type="float" office:value="6.9906" calcext:value-type="float">
            <text:p>6.9906</text:p>
          </table:table-cell>
          <table:table-cell table:formula="of:=[.Q199]/[.B199]" office:value-type="float" office:value="0.854011923377639" calcext:value-type="float">
            <text:p>0.854011923377639</text:p>
          </table:table-cell>
        </table:table-row>
        <table:table-row table:style-name="ro1">
          <table:table-cell table:formula="of:=[$'01_baseline-6.22.0-data'.A200]" office:value-type="string" office:string-value="RedundantFieldInitializer" calcext:value-type="string">
            <text:p>RedundantFieldInitializer</text:p>
          </table:table-cell>
          <table:table-cell table:formula="of:=[$'01_baseline-6.22.0-data'.B200]" office:value-type="float" office:value="0.0294" calcext:value-type="float">
            <text:p>0.0294</text:p>
          </table:table-cell>
          <table:table-cell table:formula="of:=[$'02_master-6.23.0-SNAPSHOT-ea532e6-data'.B200]" office:value-type="float" office:value="0.029" calcext:value-type="float">
            <text:p>0.029</text:p>
          </table:table-cell>
          <table:table-cell table:formula="of:=[.C200]/[.B200]" office:value-type="float" office:value="0.986394557823129" calcext:value-type="float">
            <text:p>0.986394557823129</text:p>
          </table:table-cell>
          <table:table-cell table:formula="of:=[$'03_pr2377-data'.B200]" office:value-type="float" office:value="0.0289" calcext:value-type="float">
            <text:p>0.0289</text:p>
          </table:table-cell>
          <table:table-cell table:formula="of:=[.E200]/[.B200]" office:value-type="float" office:value="0.982993197278912" calcext:value-type="float">
            <text:p>0.982993197278912</text:p>
          </table:table-cell>
          <table:table-cell table:formula="of:=[$'04_pr2377-improved-properclone-avoiddecimal-data'.B200]" office:value-type="float" office:value="0.0296" calcext:value-type="float">
            <text:p>0.0296</text:p>
          </table:table-cell>
          <table:table-cell table:formula="of:=[.G200]/[.B200]" office:value-type="float" office:value="1.00680272108844" calcext:value-type="float">
            <text:p>1.00680272108844</text:p>
          </table:table-cell>
          <table:table-cell table:formula="of:=[$'05_pr2377_positionliteral-data'.B200]" office:value-type="float" office:value="0.0311" calcext:value-type="float">
            <text:p>0.0311</text:p>
          </table:table-cell>
          <table:table-cell table:formula="of:=[.I200]/[.B200]" office:value-type="float" office:value="1.0578231292517" calcext:value-type="float">
            <text:p>1.0578231292517</text:p>
          </table:table-cell>
          <table:table-cell table:formula="of:=[$'06_pr2377-positionliteral-javarule-data'.B200]" office:value-type="float" office:value="0.031" calcext:value-type="float">
            <text:p>0.031</text:p>
          </table:table-cell>
          <table:table-cell table:formula="of:=[.K200]/[.B200]" office:value-type="float" office:value="1.05442176870748" calcext:value-type="float">
            <text:p>1.05442176870748</text:p>
          </table:table-cell>
          <table:table-cell table:formula="of:=[$'07_pr2377-junit-improved-data'.B200]" office:value-type="float" office:value="0.0289" calcext:value-type="float">
            <text:p>0.0289</text:p>
          </table:table-cell>
          <table:table-cell table:formula="of:=[.M200]/[.B200]" office:value-type="float" office:value="0.982993197278912" calcext:value-type="float">
            <text:p>0.982993197278912</text:p>
          </table:table-cell>
          <table:table-cell table:formula="of:=[$'08_pr2377-fixed-typeres-data'.B200]" office:value-type="float" office:value="0.0361" calcext:value-type="float">
            <text:p>0.0361</text:p>
          </table:table-cell>
          <table:table-cell table:formula="of:=[.O200]/[.B200]" office:value-type="float" office:value="1.22789115646259" calcext:value-type="float">
            <text:p>1.22789115646259</text:p>
          </table:table-cell>
          <table:table-cell table:formula="of:=[$'09_pr2377-junitstaticsuite-data'.B200]" office:value-type="float" office:value="0.0296" calcext:value-type="float">
            <text:p>0.0296</text:p>
          </table:table-cell>
          <table:table-cell table:formula="of:=[.Q200]/[.B200]" office:value-type="float" office:value="1.00680272108844" calcext:value-type="float">
            <text:p>1.00680272108844</text:p>
          </table:table-cell>
        </table:table-row>
        <table:table-row table:style-name="ro1">
          <table:table-cell table:formula="of:=[$'01_baseline-6.22.0-data'.A201]" office:value-type="string" office:string-value="RemoteInterfaceNamingConvention" calcext:value-type="string">
            <text:p>RemoteInterfaceNamingConvention</text:p>
          </table:table-cell>
          <table:table-cell table:formula="of:=[$'01_baseline-6.22.0-data'.B201]" office:value-type="float" office:value="0.0225" calcext:value-type="float">
            <text:p>0.0225</text:p>
          </table:table-cell>
          <table:table-cell table:formula="of:=[$'02_master-6.23.0-SNAPSHOT-ea532e6-data'.B201]" office:value-type="float" office:value="0.0277" calcext:value-type="float">
            <text:p>0.0277</text:p>
          </table:table-cell>
          <table:table-cell table:formula="of:=[.C201]/[.B201]" office:value-type="float" office:value="1.23111111111111" calcext:value-type="float">
            <text:p>1.23111111111111</text:p>
          </table:table-cell>
          <table:table-cell table:formula="of:=[$'03_pr2377-data'.B201]" office:value-type="float" office:value="0.0312" calcext:value-type="float">
            <text:p>0.0312</text:p>
          </table:table-cell>
          <table:table-cell table:formula="of:=[.E201]/[.B201]" office:value-type="float" office:value="1.38666666666667" calcext:value-type="float">
            <text:p>1.38666666666667</text:p>
          </table:table-cell>
          <table:table-cell table:formula="of:=[$'04_pr2377-improved-properclone-avoiddecimal-data'.B201]" office:value-type="float" office:value="0.0326" calcext:value-type="float">
            <text:p>0.0326</text:p>
          </table:table-cell>
          <table:table-cell table:formula="of:=[.G201]/[.B201]" office:value-type="float" office:value="1.44888888888889" calcext:value-type="float">
            <text:p>1.44888888888889</text:p>
          </table:table-cell>
          <table:table-cell table:formula="of:=[$'05_pr2377_positionliteral-data'.B201]" office:value-type="float" office:value="0.0335" calcext:value-type="float">
            <text:p>0.0335</text:p>
          </table:table-cell>
          <table:table-cell table:formula="of:=[.I201]/[.B201]" office:value-type="float" office:value="1.48888888888889" calcext:value-type="float">
            <text:p>1.48888888888889</text:p>
          </table:table-cell>
          <table:table-cell table:formula="of:=[$'06_pr2377-positionliteral-javarule-data'.B201]" office:value-type="float" office:value="0.0634" calcext:value-type="float">
            <text:p>0.0634</text:p>
          </table:table-cell>
          <table:table-cell table:formula="of:=[.K201]/[.B201]" office:value-type="float" office:value="2.81777777777778" calcext:value-type="float">
            <text:p>2.81777777777778</text:p>
          </table:table-cell>
          <table:table-cell table:formula="of:=[$'07_pr2377-junit-improved-data'.B201]" office:value-type="float" office:value="0.048" calcext:value-type="float">
            <text:p>0.048</text:p>
          </table:table-cell>
          <table:table-cell table:formula="of:=[.M201]/[.B201]" office:value-type="float" office:value="2.13333333333333" calcext:value-type="float">
            <text:p>2.13333333333333</text:p>
          </table:table-cell>
          <table:table-cell table:formula="of:=[$'08_pr2377-fixed-typeres-data'.B201]" office:value-type="float" office:value="0.034" calcext:value-type="float">
            <text:p>0.034</text:p>
          </table:table-cell>
          <table:table-cell table:formula="of:=[.O201]/[.B201]" office:value-type="float" office:value="1.51111111111111" calcext:value-type="float">
            <text:p>1.51111111111111</text:p>
          </table:table-cell>
          <table:table-cell table:formula="of:=[$'09_pr2377-junitstaticsuite-data'.B201]" office:value-type="float" office:value="0.034" calcext:value-type="float">
            <text:p>0.034</text:p>
          </table:table-cell>
          <table:table-cell table:formula="of:=[.Q201]/[.B201]" office:value-type="float" office:value="1.51111111111111" calcext:value-type="float">
            <text:p>1.51111111111111</text:p>
          </table:table-cell>
        </table:table-row>
        <table:table-row table:style-name="ro1">
          <table:table-cell table:formula="of:=[$'01_baseline-6.22.0-data'.A202]" office:value-type="string" office:string-value="RemoteSessionInterfaceNamingConvention" calcext:value-type="string">
            <text:p>RemoteSessionInterfaceNamingConvention</text:p>
          </table:table-cell>
          <table:table-cell table:formula="of:=[$'01_baseline-6.22.0-data'.B202]" office:value-type="float" office:value="0.0201" calcext:value-type="float">
            <text:p>0.0201</text:p>
          </table:table-cell>
          <table:table-cell table:formula="of:=[$'02_master-6.23.0-SNAPSHOT-ea532e6-data'.B202]" office:value-type="float" office:value="0.0226" calcext:value-type="float">
            <text:p>0.0226</text:p>
          </table:table-cell>
          <table:table-cell table:formula="of:=[.C202]/[.B202]" office:value-type="float" office:value="1.12437810945274" calcext:value-type="float">
            <text:p>1.12437810945274</text:p>
          </table:table-cell>
          <table:table-cell table:formula="of:=[$'03_pr2377-data'.B202]" office:value-type="float" office:value="0.0252" calcext:value-type="float">
            <text:p>0.0252</text:p>
          </table:table-cell>
          <table:table-cell table:formula="of:=[.E202]/[.B202]" office:value-type="float" office:value="1.25373134328358" calcext:value-type="float">
            <text:p>1.25373134328358</text:p>
          </table:table-cell>
          <table:table-cell table:formula="of:=[$'04_pr2377-improved-properclone-avoiddecimal-data'.B202]" office:value-type="float" office:value="0.0265" calcext:value-type="float">
            <text:p>0.0265</text:p>
          </table:table-cell>
          <table:table-cell table:formula="of:=[.G202]/[.B202]" office:value-type="float" office:value="1.31840796019901" calcext:value-type="float">
            <text:p>1.31840796019901</text:p>
          </table:table-cell>
          <table:table-cell table:formula="of:=[$'05_pr2377_positionliteral-data'.B202]" office:value-type="float" office:value="0.0279" calcext:value-type="float">
            <text:p>0.0279</text:p>
          </table:table-cell>
          <table:table-cell table:formula="of:=[.I202]/[.B202]" office:value-type="float" office:value="1.38805970149254" calcext:value-type="float">
            <text:p>1.38805970149254</text:p>
          </table:table-cell>
          <table:table-cell table:formula="of:=[$'06_pr2377-positionliteral-javarule-data'.B202]" office:value-type="float" office:value="0.0284" calcext:value-type="float">
            <text:p>0.0284</text:p>
          </table:table-cell>
          <table:table-cell table:formula="of:=[.K202]/[.B202]" office:value-type="float" office:value="1.41293532338308" calcext:value-type="float">
            <text:p>1.41293532338308</text:p>
          </table:table-cell>
          <table:table-cell table:formula="of:=[$'07_pr2377-junit-improved-data'.B202]" office:value-type="float" office:value="0.0285" calcext:value-type="float">
            <text:p>0.0285</text:p>
          </table:table-cell>
          <table:table-cell table:formula="of:=[.M202]/[.B202]" office:value-type="float" office:value="1.41791044776119" calcext:value-type="float">
            <text:p>1.41791044776119</text:p>
          </table:table-cell>
          <table:table-cell table:formula="of:=[$'08_pr2377-fixed-typeres-data'.B202]" office:value-type="float" office:value="0.0274" calcext:value-type="float">
            <text:p>0.0274</text:p>
          </table:table-cell>
          <table:table-cell table:formula="of:=[.O202]/[.B202]" office:value-type="float" office:value="1.36318407960199" calcext:value-type="float">
            <text:p>1.36318407960199</text:p>
          </table:table-cell>
          <table:table-cell table:formula="of:=[$'09_pr2377-junitstaticsuite-data'.B202]" office:value-type="float" office:value="0.0382" calcext:value-type="float">
            <text:p>0.0382</text:p>
          </table:table-cell>
          <table:table-cell table:formula="of:=[.Q202]/[.B202]" office:value-type="float" office:value="1.90049751243781" calcext:value-type="float">
            <text:p>1.90049751243781</text:p>
          </table:table-cell>
        </table:table-row>
        <table:table-row table:style-name="ro1">
          <table:table-cell table:formula="of:=[$'01_baseline-6.22.0-data'.A203]" office:value-type="string" office:string-value="ReplaceEnumerationWithIterator" calcext:value-type="string">
            <text:p>ReplaceEnumerationWithIterator</text:p>
          </table:table-cell>
          <table:table-cell table:formula="of:=[$'01_baseline-6.22.0-data'.B203]" office:value-type="float" office:value="0.0134" calcext:value-type="float">
            <text:p>0.0134</text:p>
          </table:table-cell>
          <table:table-cell table:formula="of:=[$'02_master-6.23.0-SNAPSHOT-ea532e6-data'.B203]" office:value-type="float" office:value="0.0157" calcext:value-type="float">
            <text:p>0.0157</text:p>
          </table:table-cell>
          <table:table-cell table:formula="of:=[.C203]/[.B203]" office:value-type="float" office:value="1.17164179104478" calcext:value-type="float">
            <text:p>1.17164179104478</text:p>
          </table:table-cell>
          <table:table-cell table:formula="of:=[$'03_pr2377-data'.B203]" office:value-type="float" office:value="0.0161" calcext:value-type="float">
            <text:p>0.0161</text:p>
          </table:table-cell>
          <table:table-cell table:formula="of:=[.E203]/[.B203]" office:value-type="float" office:value="1.20149253731343" calcext:value-type="float">
            <text:p>1.20149253731343</text:p>
          </table:table-cell>
          <table:table-cell table:formula="of:=[$'04_pr2377-improved-properclone-avoiddecimal-data'.B203]" office:value-type="float" office:value="0.0161" calcext:value-type="float">
            <text:p>0.0161</text:p>
          </table:table-cell>
          <table:table-cell table:formula="of:=[.G203]/[.B203]" office:value-type="float" office:value="1.20149253731343" calcext:value-type="float">
            <text:p>1.20149253731343</text:p>
          </table:table-cell>
          <table:table-cell table:formula="of:=[$'05_pr2377_positionliteral-data'.B203]" office:value-type="float" office:value="0.0172" calcext:value-type="float">
            <text:p>0.0172</text:p>
          </table:table-cell>
          <table:table-cell table:formula="of:=[.I203]/[.B203]" office:value-type="float" office:value="1.28358208955224" calcext:value-type="float">
            <text:p>1.28358208955224</text:p>
          </table:table-cell>
          <table:table-cell table:formula="of:=[$'06_pr2377-positionliteral-javarule-data'.B203]" office:value-type="float" office:value="0.0191" calcext:value-type="float">
            <text:p>0.0191</text:p>
          </table:table-cell>
          <table:table-cell table:formula="of:=[.K203]/[.B203]" office:value-type="float" office:value="1.42537313432836" calcext:value-type="float">
            <text:p>1.42537313432836</text:p>
          </table:table-cell>
          <table:table-cell table:formula="of:=[$'07_pr2377-junit-improved-data'.B203]" office:value-type="float" office:value="0.018" calcext:value-type="float">
            <text:p>0.018</text:p>
          </table:table-cell>
          <table:table-cell table:formula="of:=[.M203]/[.B203]" office:value-type="float" office:value="1.34328358208955" calcext:value-type="float">
            <text:p>1.34328358208955</text:p>
          </table:table-cell>
          <table:table-cell table:formula="of:=[$'08_pr2377-fixed-typeres-data'.B203]" office:value-type="float" office:value="0.0194" calcext:value-type="float">
            <text:p>0.0194</text:p>
          </table:table-cell>
          <table:table-cell table:formula="of:=[.O203]/[.B203]" office:value-type="float" office:value="1.44776119402985" calcext:value-type="float">
            <text:p>1.44776119402985</text:p>
          </table:table-cell>
          <table:table-cell table:formula="of:=[$'09_pr2377-junitstaticsuite-data'.B203]" office:value-type="float" office:value="0.0194" calcext:value-type="float">
            <text:p>0.0194</text:p>
          </table:table-cell>
          <table:table-cell table:formula="of:=[.Q203]/[.B203]" office:value-type="float" office:value="1.44776119402985" calcext:value-type="float">
            <text:p>1.44776119402985</text:p>
          </table:table-cell>
        </table:table-row>
        <table:table-row table:style-name="ro1">
          <table:table-cell table:formula="of:=[$'01_baseline-6.22.0-data'.A204]" office:value-type="string" office:string-value="ReplaceHashtableWithMap" calcext:value-type="string">
            <text:p>ReplaceHashtableWithMap</text:p>
          </table:table-cell>
          <table:table-cell table:formula="of:=[$'01_baseline-6.22.0-data'.B204]" office:value-type="float" office:value="0.3751" calcext:value-type="float">
            <text:p>0.3751</text:p>
          </table:table-cell>
          <table:table-cell table:formula="of:=[$'02_master-6.23.0-SNAPSHOT-ea532e6-data'.B204]" office:value-type="float" office:value="0.3971" calcext:value-type="float">
            <text:p>0.3971</text:p>
          </table:table-cell>
          <table:table-cell table:formula="of:=[.C204]/[.B204]" office:value-type="float" office:value="1.05865102639296" calcext:value-type="float">
            <text:p>1.05865102639296</text:p>
          </table:table-cell>
          <table:table-cell table:formula="of:=[$'03_pr2377-data'.B204]" office:value-type="float" office:value="0.5269" calcext:value-type="float">
            <text:p>0.5269</text:p>
          </table:table-cell>
          <table:table-cell table:formula="of:=[.E204]/[.B204]" office:value-type="float" office:value="1.40469208211144" calcext:value-type="float">
            <text:p>1.40469208211144</text:p>
          </table:table-cell>
          <table:table-cell table:formula="of:=[$'04_pr2377-improved-properclone-avoiddecimal-data'.B204]" office:value-type="float" office:value="0.551" calcext:value-type="float">
            <text:p>0.551</text:p>
          </table:table-cell>
          <table:table-cell table:formula="of:=[.G204]/[.B204]" office:value-type="float" office:value="1.46894161556918" calcext:value-type="float">
            <text:p>1.46894161556918</text:p>
          </table:table-cell>
          <table:table-cell table:formula="of:=[$'05_pr2377_positionliteral-data'.B204]" office:value-type="float" office:value="0.5246" calcext:value-type="float">
            <text:p>0.5246</text:p>
          </table:table-cell>
          <table:table-cell table:formula="of:=[.I204]/[.B204]" office:value-type="float" office:value="1.39856038389763" calcext:value-type="float">
            <text:p>1.39856038389763</text:p>
          </table:table-cell>
          <table:table-cell table:formula="of:=[$'06_pr2377-positionliteral-javarule-data'.B204]" office:value-type="float" office:value="0.5728" calcext:value-type="float">
            <text:p>0.5728</text:p>
          </table:table-cell>
          <table:table-cell table:formula="of:=[.K204]/[.B204]" office:value-type="float" office:value="1.52705945081312" calcext:value-type="float">
            <text:p>1.52705945081312</text:p>
          </table:table-cell>
          <table:table-cell table:formula="of:=[$'07_pr2377-junit-improved-data'.B204]" office:value-type="float" office:value="0.5733" calcext:value-type="float">
            <text:p>0.5733</text:p>
          </table:table-cell>
          <table:table-cell table:formula="of:=[.M204]/[.B204]" office:value-type="float" office:value="1.52839242868568" calcext:value-type="float">
            <text:p>1.52839242868568</text:p>
          </table:table-cell>
          <table:table-cell table:formula="of:=[$'08_pr2377-fixed-typeres-data'.B204]" office:value-type="float" office:value="0.5917" calcext:value-type="float">
            <text:p>0.5917</text:p>
          </table:table-cell>
          <table:table-cell table:formula="of:=[.O204]/[.B204]" office:value-type="float" office:value="1.57744601439616" calcext:value-type="float">
            <text:p>1.57744601439616</text:p>
          </table:table-cell>
          <table:table-cell table:formula="of:=[$'09_pr2377-junitstaticsuite-data'.B204]" office:value-type="float" office:value="0.5217" calcext:value-type="float">
            <text:p>0.5217</text:p>
          </table:table-cell>
          <table:table-cell table:formula="of:=[.Q204]/[.B204]" office:value-type="float" office:value="1.39082911223674" calcext:value-type="float">
            <text:p>1.39082911223674</text:p>
          </table:table-cell>
        </table:table-row>
        <table:table-row table:style-name="ro1">
          <table:table-cell table:formula="of:=[$'01_baseline-6.22.0-data'.A205]" office:value-type="string" office:string-value="ReplaceVectorWithList" calcext:value-type="string">
            <text:p>ReplaceVectorWithList</text:p>
          </table:table-cell>
          <table:table-cell table:formula="of:=[$'01_baseline-6.22.0-data'.B205]" office:value-type="float" office:value="0.3339" calcext:value-type="float">
            <text:p>0.3339</text:p>
          </table:table-cell>
          <table:table-cell table:formula="of:=[$'02_master-6.23.0-SNAPSHOT-ea532e6-data'.B205]" office:value-type="float" office:value="0.3556" calcext:value-type="float">
            <text:p>0.3556</text:p>
          </table:table-cell>
          <table:table-cell table:formula="of:=[.C205]/[.B205]" office:value-type="float" office:value="1.06498951781971" calcext:value-type="float">
            <text:p>1.06498951781971</text:p>
          </table:table-cell>
          <table:table-cell table:formula="of:=[$'03_pr2377-data'.B205]" office:value-type="float" office:value="0.5029" calcext:value-type="float">
            <text:p>0.5029</text:p>
          </table:table-cell>
          <table:table-cell table:formula="of:=[.E205]/[.B205]" office:value-type="float" office:value="1.50613956274334" calcext:value-type="float">
            <text:p>1.50613956274334</text:p>
          </table:table-cell>
          <table:table-cell table:formula="of:=[$'04_pr2377-improved-properclone-avoiddecimal-data'.B205]" office:value-type="float" office:value="0.4741" calcext:value-type="float">
            <text:p>0.4741</text:p>
          </table:table-cell>
          <table:table-cell table:formula="of:=[.G205]/[.B205]" office:value-type="float" office:value="1.4198861934711" calcext:value-type="float">
            <text:p>1.4198861934711</text:p>
          </table:table-cell>
          <table:table-cell table:formula="of:=[$'05_pr2377_positionliteral-data'.B205]" office:value-type="float" office:value="0.5179" calcext:value-type="float">
            <text:p>0.5179</text:p>
          </table:table-cell>
          <table:table-cell table:formula="of:=[.I205]/[.B205]" office:value-type="float" office:value="1.55106319257263" calcext:value-type="float">
            <text:p>1.55106319257263</text:p>
          </table:table-cell>
          <table:table-cell table:formula="of:=[$'06_pr2377-positionliteral-javarule-data'.B205]" office:value-type="float" office:value="0.5017" calcext:value-type="float">
            <text:p>0.5017</text:p>
          </table:table-cell>
          <table:table-cell table:formula="of:=[.K205]/[.B205]" office:value-type="float" office:value="1.50254567235699" calcext:value-type="float">
            <text:p>1.50254567235699</text:p>
          </table:table-cell>
          <table:table-cell table:formula="of:=[$'07_pr2377-junit-improved-data'.B205]" office:value-type="float" office:value="0.4921" calcext:value-type="float">
            <text:p>0.4921</text:p>
          </table:table-cell>
          <table:table-cell table:formula="of:=[.M205]/[.B205]" office:value-type="float" office:value="1.47379454926625" calcext:value-type="float">
            <text:p>1.47379454926625</text:p>
          </table:table-cell>
          <table:table-cell table:formula="of:=[$'08_pr2377-fixed-typeres-data'.B205]" office:value-type="float" office:value="0.5476" calcext:value-type="float">
            <text:p>0.5476</text:p>
          </table:table-cell>
          <table:table-cell table:formula="of:=[.O205]/[.B205]" office:value-type="float" office:value="1.64001197963462" calcext:value-type="float">
            <text:p>1.64001197963462</text:p>
          </table:table-cell>
          <table:table-cell table:formula="of:=[$'09_pr2377-junitstaticsuite-data'.B205]" office:value-type="float" office:value="0.4846" calcext:value-type="float">
            <text:p>0.4846</text:p>
          </table:table-cell>
          <table:table-cell table:formula="of:=[.Q205]/[.B205]" office:value-type="float" office:value="1.4513327343516" calcext:value-type="float">
            <text:p>1.4513327343516</text:p>
          </table:table-cell>
        </table:table-row>
        <table:table-row table:style-name="ro1">
          <table:table-cell table:formula="of:=[$'01_baseline-6.22.0-data'.A206]" office:value-type="string" office:string-value="ReturnEmptyArrayRatherThanNull" calcext:value-type="string">
            <text:p>ReturnEmptyArrayRatherThanNull</text:p>
          </table:table-cell>
          <table:table-cell table:formula="of:=[$'01_baseline-6.22.0-data'.B206]" office:value-type="float" office:value="0.1221" calcext:value-type="float">
            <text:p>0.1221</text:p>
          </table:table-cell>
          <table:table-cell table:formula="of:=[$'02_master-6.23.0-SNAPSHOT-ea532e6-data'.B206]" office:value-type="float" office:value="0.137" calcext:value-type="float">
            <text:p>0.137</text:p>
          </table:table-cell>
          <table:table-cell table:formula="of:=[.C206]/[.B206]" office:value-type="float" office:value="1.12203112203112" calcext:value-type="float">
            <text:p>1.12203112203112</text:p>
          </table:table-cell>
          <table:table-cell table:formula="of:=[$'03_pr2377-data'.B206]" office:value-type="float" office:value="0.1484" calcext:value-type="float">
            <text:p>0.1484</text:p>
          </table:table-cell>
          <table:table-cell table:formula="of:=[.E206]/[.B206]" office:value-type="float" office:value="1.21539721539722" calcext:value-type="float">
            <text:p>1.21539721539722</text:p>
          </table:table-cell>
          <table:table-cell table:formula="of:=[$'04_pr2377-improved-properclone-avoiddecimal-data'.B206]" office:value-type="float" office:value="0.1508" calcext:value-type="float">
            <text:p>0.1508</text:p>
          </table:table-cell>
          <table:table-cell table:formula="of:=[.G206]/[.B206]" office:value-type="float" office:value="1.23505323505324" calcext:value-type="float">
            <text:p>1.23505323505324</text:p>
          </table:table-cell>
          <table:table-cell table:formula="of:=[$'05_pr2377_positionliteral-data'.B206]" office:value-type="float" office:value="0.1518" calcext:value-type="float">
            <text:p>0.1518</text:p>
          </table:table-cell>
          <table:table-cell table:formula="of:=[.I206]/[.B206]" office:value-type="float" office:value="1.24324324324324" calcext:value-type="float">
            <text:p>1.24324324324324</text:p>
          </table:table-cell>
          <table:table-cell table:formula="of:=[$'06_pr2377-positionliteral-javarule-data'.B206]" office:value-type="float" office:value="0.157" calcext:value-type="float">
            <text:p>0.157</text:p>
          </table:table-cell>
          <table:table-cell table:formula="of:=[.K206]/[.B206]" office:value-type="float" office:value="1.28583128583129" calcext:value-type="float">
            <text:p>1.28583128583129</text:p>
          </table:table-cell>
          <table:table-cell table:formula="of:=[$'07_pr2377-junit-improved-data'.B206]" office:value-type="float" office:value="0.1533" calcext:value-type="float">
            <text:p>0.1533</text:p>
          </table:table-cell>
          <table:table-cell table:formula="of:=[.M206]/[.B206]" office:value-type="float" office:value="1.25552825552826" calcext:value-type="float">
            <text:p>1.25552825552826</text:p>
          </table:table-cell>
          <table:table-cell table:formula="of:=[$'08_pr2377-fixed-typeres-data'.B206]" office:value-type="float" office:value="0.1639" calcext:value-type="float">
            <text:p>0.1639</text:p>
          </table:table-cell>
          <table:table-cell table:formula="of:=[.O206]/[.B206]" office:value-type="float" office:value="1.34234234234234" calcext:value-type="float">
            <text:p>1.34234234234234</text:p>
          </table:table-cell>
          <table:table-cell table:formula="of:=[$'09_pr2377-junitstaticsuite-data'.B206]" office:value-type="float" office:value="0.1737" calcext:value-type="float">
            <text:p>0.1737</text:p>
          </table:table-cell>
          <table:table-cell table:formula="of:=[.Q206]/[.B206]" office:value-type="float" office:value="1.42260442260442" calcext:value-type="float">
            <text:p>1.42260442260442</text:p>
          </table:table-cell>
        </table:table-row>
        <table:table-row table:style-name="ro1">
          <table:table-cell table:formula="of:=[$'01_baseline-6.22.0-data'.A207]" office:value-type="string" office:string-value="ReturnFromFinallyBlock" calcext:value-type="string">
            <text:p>ReturnFromFinallyBlock</text:p>
          </table:table-cell>
          <table:table-cell table:formula="of:=[$'01_baseline-6.22.0-data'.B207]" office:value-type="float" office:value="2.1477" calcext:value-type="float">
            <text:p>2.1477</text:p>
          </table:table-cell>
          <table:table-cell table:formula="of:=[$'02_master-6.23.0-SNAPSHOT-ea532e6-data'.B207]" office:value-type="float" office:value="0.4133" calcext:value-type="float">
            <text:p>0.4133</text:p>
          </table:table-cell>
          <table:table-cell table:formula="of:=[.C207]/[.B207]" office:value-type="float" office:value="0.192438422498487" calcext:value-type="float">
            <text:p>0.192438422498487</text:p>
          </table:table-cell>
          <table:table-cell table:formula="of:=[$'03_pr2377-data'.B207]" office:value-type="float" office:value="0.398" calcext:value-type="float">
            <text:p>0.398</text:p>
          </table:table-cell>
          <table:table-cell table:formula="of:=[.E207]/[.B207]" office:value-type="float" office:value="0.185314522512455" calcext:value-type="float">
            <text:p>0.185314522512455</text:p>
          </table:table-cell>
          <table:table-cell table:formula="of:=[$'04_pr2377-improved-properclone-avoiddecimal-data'.B207]" office:value-type="float" office:value="0.3722" calcext:value-type="float">
            <text:p>0.3722</text:p>
          </table:table-cell>
          <table:table-cell table:formula="of:=[.G207]/[.B207]" office:value-type="float" office:value="0.173301671555618" calcext:value-type="float">
            <text:p>0.173301671555618</text:p>
          </table:table-cell>
          <table:table-cell table:formula="of:=[$'05_pr2377_positionliteral-data'.B207]" office:value-type="float" office:value="0.3737" calcext:value-type="float">
            <text:p>0.3737</text:p>
          </table:table-cell>
          <table:table-cell table:formula="of:=[.I207]/[.B207]" office:value-type="float" office:value="0.174000093122876" calcext:value-type="float">
            <text:p>0.174000093122876</text:p>
          </table:table-cell>
          <table:table-cell table:formula="of:=[$'06_pr2377-positionliteral-javarule-data'.B207]" office:value-type="float" office:value="0.3872" calcext:value-type="float">
            <text:p>0.3872</text:p>
          </table:table-cell>
          <table:table-cell table:formula="of:=[.K207]/[.B207]" office:value-type="float" office:value="0.180285887228198" calcext:value-type="float">
            <text:p>0.180285887228198</text:p>
          </table:table-cell>
          <table:table-cell table:formula="of:=[$'07_pr2377-junit-improved-data'.B207]" office:value-type="float" office:value="0.381" calcext:value-type="float">
            <text:p>0.381</text:p>
          </table:table-cell>
          <table:table-cell table:formula="of:=[.M207]/[.B207]" office:value-type="float" office:value="0.177399078083531" calcext:value-type="float">
            <text:p>0.177399078083531</text:p>
          </table:table-cell>
          <table:table-cell table:formula="of:=[$'08_pr2377-fixed-typeres-data'.B207]" office:value-type="float" office:value="0.4006" calcext:value-type="float">
            <text:p>0.4006</text:p>
          </table:table-cell>
          <table:table-cell table:formula="of:=[.O207]/[.B207]" office:value-type="float" office:value="0.186525119895702" calcext:value-type="float">
            <text:p>0.186525119895702</text:p>
          </table:table-cell>
          <table:table-cell table:formula="of:=[$'09_pr2377-junitstaticsuite-data'.B207]" office:value-type="float" office:value="0.3957" calcext:value-type="float">
            <text:p>0.3957</text:p>
          </table:table-cell>
          <table:table-cell table:formula="of:=[.Q207]/[.B207]" office:value-type="float" office:value="0.18424360944266" calcext:value-type="float">
            <text:p>0.18424360944266</text:p>
          </table:table-cell>
        </table:table-row>
        <table:table-row table:style-name="ro1">
          <table:table-cell table:formula="of:=[$'01_baseline-6.22.0-data'.A208]" office:value-type="string" office:string-value="ShortClassName" calcext:value-type="string">
            <text:p>ShortClassName</text:p>
          </table:table-cell>
          <table:table-cell table:formula="of:=[$'01_baseline-6.22.0-data'.B208]" office:value-type="float" office:value="0.0511" calcext:value-type="float">
            <text:p>0.0511</text:p>
          </table:table-cell>
          <table:table-cell table:formula="of:=[$'02_master-6.23.0-SNAPSHOT-ea532e6-data'.B208]" office:value-type="float" office:value="0.0528" calcext:value-type="float">
            <text:p>0.0528</text:p>
          </table:table-cell>
          <table:table-cell table:formula="of:=[.C208]/[.B208]" office:value-type="float" office:value="1.03326810176125" calcext:value-type="float">
            <text:p>1.03326810176125</text:p>
          </table:table-cell>
          <table:table-cell table:formula="of:=[$'03_pr2377-data'.B208]" office:value-type="float" office:value="0.0725" calcext:value-type="float">
            <text:p>0.0725</text:p>
          </table:table-cell>
          <table:table-cell table:formula="of:=[.E208]/[.B208]" office:value-type="float" office:value="1.4187866927593" calcext:value-type="float">
            <text:p>1.4187866927593</text:p>
          </table:table-cell>
          <table:table-cell table:formula="of:=[$'04_pr2377-improved-properclone-avoiddecimal-data'.B208]" office:value-type="float" office:value="0.0737" calcext:value-type="float">
            <text:p>0.0737</text:p>
          </table:table-cell>
          <table:table-cell table:formula="of:=[.G208]/[.B208]" office:value-type="float" office:value="1.44227005870842" calcext:value-type="float">
            <text:p>1.44227005870842</text:p>
          </table:table-cell>
          <table:table-cell table:formula="of:=[$'05_pr2377_positionliteral-data'.B208]" office:value-type="float" office:value="0.0767" calcext:value-type="float">
            <text:p>0.0767</text:p>
          </table:table-cell>
          <table:table-cell table:formula="of:=[.I208]/[.B208]" office:value-type="float" office:value="1.50097847358121" calcext:value-type="float">
            <text:p>1.50097847358121</text:p>
          </table:table-cell>
          <table:table-cell table:formula="of:=[$'06_pr2377-positionliteral-javarule-data'.B208]" office:value-type="float" office:value="0.0778" calcext:value-type="float">
            <text:p>0.0778</text:p>
          </table:table-cell>
          <table:table-cell table:formula="of:=[.K208]/[.B208]" office:value-type="float" office:value="1.52250489236791" calcext:value-type="float">
            <text:p>1.52250489236791</text:p>
          </table:table-cell>
          <table:table-cell table:formula="of:=[$'07_pr2377-junit-improved-data'.B208]" office:value-type="float" office:value="0.0809" calcext:value-type="float">
            <text:p>0.0809</text:p>
          </table:table-cell>
          <table:table-cell table:formula="of:=[.M208]/[.B208]" office:value-type="float" office:value="1.58317025440313" calcext:value-type="float">
            <text:p>1.58317025440313</text:p>
          </table:table-cell>
          <table:table-cell table:formula="of:=[$'08_pr2377-fixed-typeres-data'.B208]" office:value-type="float" office:value="0.0765" calcext:value-type="float">
            <text:p>0.0765</text:p>
          </table:table-cell>
          <table:table-cell table:formula="of:=[.O208]/[.B208]" office:value-type="float" office:value="1.49706457925636" calcext:value-type="float">
            <text:p>1.49706457925636</text:p>
          </table:table-cell>
          <table:table-cell table:formula="of:=[$'09_pr2377-junitstaticsuite-data'.B208]" office:value-type="float" office:value="0.0754" calcext:value-type="float">
            <text:p>0.0754</text:p>
          </table:table-cell>
          <table:table-cell table:formula="of:=[.Q208]/[.B208]" office:value-type="float" office:value="1.47553816046967" calcext:value-type="float">
            <text:p>1.47553816046967</text:p>
          </table:table-cell>
        </table:table-row>
        <table:table-row table:style-name="ro1">
          <table:table-cell table:formula="of:=[$'01_baseline-6.22.0-data'.A209]" office:value-type="string" office:string-value="ShortInstantiation" calcext:value-type="string">
            <text:p>ShortInstantiation</text:p>
          </table:table-cell>
          <table:table-cell table:formula="of:=[$'01_baseline-6.22.0-data'.B209]" office:value-type="float" office:value="0.0765" calcext:value-type="float">
            <text:p>0.0765</text:p>
          </table:table-cell>
          <table:table-cell table:formula="of:=[$'02_master-6.23.0-SNAPSHOT-ea532e6-data'.B209]" office:value-type="float" office:value="0.0923" calcext:value-type="float">
            <text:p>0.0923</text:p>
          </table:table-cell>
          <table:table-cell table:formula="of:=[.C209]/[.B209]" office:value-type="float" office:value="1.20653594771242" calcext:value-type="float">
            <text:p>1.20653594771242</text:p>
          </table:table-cell>
          <table:table-cell table:formula="of:=[$'03_pr2377-data'.B209]" office:value-type="float" office:value="0.1262" calcext:value-type="float">
            <text:p>0.1262</text:p>
          </table:table-cell>
          <table:table-cell table:formula="of:=[.E209]/[.B209]" office:value-type="float" office:value="1.64967320261438" calcext:value-type="float">
            <text:p>1.64967320261438</text:p>
          </table:table-cell>
          <table:table-cell table:formula="of:=[$'04_pr2377-improved-properclone-avoiddecimal-data'.B209]" office:value-type="float" office:value="0.1296" calcext:value-type="float">
            <text:p>0.1296</text:p>
          </table:table-cell>
          <table:table-cell table:formula="of:=[.G209]/[.B209]" office:value-type="float" office:value="1.69411764705882" calcext:value-type="float">
            <text:p>1.69411764705882</text:p>
          </table:table-cell>
          <table:table-cell table:formula="of:=[$'05_pr2377_positionliteral-data'.B209]" office:value-type="float" office:value="0.1306" calcext:value-type="float">
            <text:p>0.1306</text:p>
          </table:table-cell>
          <table:table-cell table:formula="of:=[.I209]/[.B209]" office:value-type="float" office:value="1.70718954248366" calcext:value-type="float">
            <text:p>1.70718954248366</text:p>
          </table:table-cell>
          <table:table-cell table:formula="of:=[$'06_pr2377-positionliteral-javarule-data'.B209]" office:value-type="float" office:value="0.1789" calcext:value-type="float">
            <text:p>0.1789</text:p>
          </table:table-cell>
          <table:table-cell table:formula="of:=[.K209]/[.B209]" office:value-type="float" office:value="2.33856209150327" calcext:value-type="float">
            <text:p>2.33856209150327</text:p>
          </table:table-cell>
          <table:table-cell table:formula="of:=[$'07_pr2377-junit-improved-data'.B209]" office:value-type="float" office:value="0.1466" calcext:value-type="float">
            <text:p>0.1466</text:p>
          </table:table-cell>
          <table:table-cell table:formula="of:=[.M209]/[.B209]" office:value-type="float" office:value="1.91633986928105" calcext:value-type="float">
            <text:p>1.91633986928105</text:p>
          </table:table-cell>
          <table:table-cell table:formula="of:=[$'08_pr2377-fixed-typeres-data'.B209]" office:value-type="float" office:value="0.197" calcext:value-type="float">
            <text:p>0.197</text:p>
          </table:table-cell>
          <table:table-cell table:formula="of:=[.O209]/[.B209]" office:value-type="float" office:value="2.57516339869281" calcext:value-type="float">
            <text:p>2.57516339869281</text:p>
          </table:table-cell>
          <table:table-cell table:formula="of:=[$'09_pr2377-junitstaticsuite-data'.B209]" office:value-type="float" office:value="0.1297" calcext:value-type="float">
            <text:p>0.1297</text:p>
          </table:table-cell>
          <table:table-cell table:formula="of:=[.Q209]/[.B209]" office:value-type="float" office:value="1.69542483660131" calcext:value-type="float">
            <text:p>1.69542483660131</text:p>
          </table:table-cell>
        </table:table-row>
        <table:table-row table:style-name="ro1">
          <table:table-cell table:formula="of:=[$'01_baseline-6.22.0-data'.A210]" office:value-type="string" office:string-value="ShortMethodName" calcext:value-type="string">
            <text:p>ShortMethodName</text:p>
          </table:table-cell>
          <table:table-cell table:formula="of:=[$'01_baseline-6.22.0-data'.B210]" office:value-type="float" office:value="0.2072" calcext:value-type="float">
            <text:p>0.2072</text:p>
          </table:table-cell>
          <table:table-cell table:formula="of:=[$'02_master-6.23.0-SNAPSHOT-ea532e6-data'.B210]" office:value-type="float" office:value="0.1841" calcext:value-type="float">
            <text:p>0.1841</text:p>
          </table:table-cell>
          <table:table-cell table:formula="of:=[.C210]/[.B210]" office:value-type="float" office:value="0.888513513513514" calcext:value-type="float">
            <text:p>0.888513513513514</text:p>
          </table:table-cell>
          <table:table-cell table:formula="of:=[$'03_pr2377-data'.B210]" office:value-type="float" office:value="0.276" calcext:value-type="float">
            <text:p>0.276</text:p>
          </table:table-cell>
          <table:table-cell table:formula="of:=[.E210]/[.B210]" office:value-type="float" office:value="1.33204633204633" calcext:value-type="float">
            <text:p>1.33204633204633</text:p>
          </table:table-cell>
          <table:table-cell table:formula="of:=[$'04_pr2377-improved-properclone-avoiddecimal-data'.B210]" office:value-type="float" office:value="0.282" calcext:value-type="float">
            <text:p>0.282</text:p>
          </table:table-cell>
          <table:table-cell table:formula="of:=[.G210]/[.B210]" office:value-type="float" office:value="1.36100386100386" calcext:value-type="float">
            <text:p>1.36100386100386</text:p>
          </table:table-cell>
          <table:table-cell table:formula="of:=[$'05_pr2377_positionliteral-data'.B210]" office:value-type="float" office:value="0.2878" calcext:value-type="float">
            <text:p>0.2878</text:p>
          </table:table-cell>
          <table:table-cell table:formula="of:=[.I210]/[.B210]" office:value-type="float" office:value="1.38899613899614" calcext:value-type="float">
            <text:p>1.38899613899614</text:p>
          </table:table-cell>
          <table:table-cell table:formula="of:=[$'06_pr2377-positionliteral-javarule-data'.B210]" office:value-type="float" office:value="0.2971" calcext:value-type="float">
            <text:p>0.2971</text:p>
          </table:table-cell>
          <table:table-cell table:formula="of:=[.K210]/[.B210]" office:value-type="float" office:value="1.43388030888031" calcext:value-type="float">
            <text:p>1.43388030888031</text:p>
          </table:table-cell>
          <table:table-cell table:formula="of:=[$'07_pr2377-junit-improved-data'.B210]" office:value-type="float" office:value="0.2948" calcext:value-type="float">
            <text:p>0.2948</text:p>
          </table:table-cell>
          <table:table-cell table:formula="of:=[.M210]/[.B210]" office:value-type="float" office:value="1.42277992277992" calcext:value-type="float">
            <text:p>1.42277992277992</text:p>
          </table:table-cell>
          <table:table-cell table:formula="of:=[$'08_pr2377-fixed-typeres-data'.B210]" office:value-type="float" office:value="0.2982" calcext:value-type="float">
            <text:p>0.2982</text:p>
          </table:table-cell>
          <table:table-cell table:formula="of:=[.O210]/[.B210]" office:value-type="float" office:value="1.43918918918919" calcext:value-type="float">
            <text:p>1.43918918918919</text:p>
          </table:table-cell>
          <table:table-cell table:formula="of:=[$'09_pr2377-junitstaticsuite-data'.B210]" office:value-type="float" office:value="0.3331" calcext:value-type="float">
            <text:p>0.3331</text:p>
          </table:table-cell>
          <table:table-cell table:formula="of:=[.Q210]/[.B210]" office:value-type="float" office:value="1.60762548262548" calcext:value-type="float">
            <text:p>1.60762548262548</text:p>
          </table:table-cell>
        </table:table-row>
        <table:table-row table:style-name="ro1">
          <table:table-cell table:formula="of:=[$'01_baseline-6.22.0-data'.A211]" office:value-type="string" office:string-value="ShortVariable" calcext:value-type="string">
            <text:p>ShortVariable</text:p>
          </table:table-cell>
          <table:table-cell table:formula="of:=[$'01_baseline-6.22.0-data'.B211]" office:value-type="float" office:value="1.7277" calcext:value-type="float">
            <text:p>1.7277</text:p>
          </table:table-cell>
          <table:table-cell table:formula="of:=[$'02_master-6.23.0-SNAPSHOT-ea532e6-data'.B211]" office:value-type="float" office:value="0.906" calcext:value-type="float">
            <text:p>0.906</text:p>
          </table:table-cell>
          <table:table-cell table:formula="of:=[.C211]/[.B211]" office:value-type="float" office:value="0.52439659663136" calcext:value-type="float">
            <text:p>0.52439659663136</text:p>
          </table:table-cell>
          <table:table-cell table:formula="of:=[$'03_pr2377-data'.B211]" office:value-type="float" office:value="0.8739" calcext:value-type="float">
            <text:p>0.8739</text:p>
          </table:table-cell>
          <table:table-cell table:formula="of:=[.E211]/[.B211]" office:value-type="float" office:value="0.505816982114951" calcext:value-type="float">
            <text:p>0.505816982114951</text:p>
          </table:table-cell>
          <table:table-cell table:formula="of:=[$'04_pr2377-improved-properclone-avoiddecimal-data'.B211]" office:value-type="float" office:value="0.8017" calcext:value-type="float">
            <text:p>0.8017</text:p>
          </table:table-cell>
          <table:table-cell table:formula="of:=[.G211]/[.B211]" office:value-type="float" office:value="0.464027319557794" calcext:value-type="float">
            <text:p>0.464027319557794</text:p>
          </table:table-cell>
          <table:table-cell table:formula="of:=[$'05_pr2377_positionliteral-data'.B211]" office:value-type="float" office:value="0.8323" calcext:value-type="float">
            <text:p>0.8323</text:p>
          </table:table-cell>
          <table:table-cell table:formula="of:=[.I211]/[.B211]" office:value-type="float" office:value="0.481738727788389" calcext:value-type="float">
            <text:p>0.481738727788389</text:p>
          </table:table-cell>
          <table:table-cell table:formula="of:=[$'06_pr2377-positionliteral-javarule-data'.B211]" office:value-type="float" office:value="0.8364" calcext:value-type="float">
            <text:p>0.8364</text:p>
          </table:table-cell>
          <table:table-cell table:formula="of:=[.K211]/[.B211]" office:value-type="float" office:value="0.484111824969613" calcext:value-type="float">
            <text:p>0.484111824969613</text:p>
          </table:table-cell>
          <table:table-cell table:formula="of:=[$'07_pr2377-junit-improved-data'.B211]" office:value-type="float" office:value="0.8438" calcext:value-type="float">
            <text:p>0.8438</text:p>
          </table:table-cell>
          <table:table-cell table:formula="of:=[.M211]/[.B211]" office:value-type="float" office:value="0.488394975979626" calcext:value-type="float">
            <text:p>0.488394975979626</text:p>
          </table:table-cell>
          <table:table-cell table:formula="of:=[$'08_pr2377-fixed-typeres-data'.B211]" office:value-type="float" office:value="0.8634" calcext:value-type="float">
            <text:p>0.8634</text:p>
          </table:table-cell>
          <table:table-cell table:formula="of:=[.O211]/[.B211]" office:value-type="float" office:value="0.499739538114256" calcext:value-type="float">
            <text:p>0.499739538114256</text:p>
          </table:table-cell>
          <table:table-cell table:formula="of:=[$'09_pr2377-junitstaticsuite-data'.B211]" office:value-type="float" office:value="0.9233" calcext:value-type="float">
            <text:p>0.9233</text:p>
          </table:table-cell>
          <table:table-cell table:formula="of:=[.Q211]/[.B211]" office:value-type="float" office:value="0.534409909127742" calcext:value-type="float">
            <text:p>0.534409909127742</text:p>
          </table:table-cell>
        </table:table-row>
        <table:table-row table:style-name="ro1">
          <table:table-cell table:formula="of:=[$'01_baseline-6.22.0-data'.A212]" office:value-type="string" office:string-value="SignatureDeclareThrowsException" calcext:value-type="string">
            <text:p>SignatureDeclareThrowsException</text:p>
          </table:table-cell>
          <table:table-cell table:formula="of:=[$'01_baseline-6.22.0-data'.B212]" office:value-type="float" office:value="0.5659" calcext:value-type="float">
            <text:p>0.5659</text:p>
          </table:table-cell>
          <table:table-cell table:formula="of:=[$'02_master-6.23.0-SNAPSHOT-ea532e6-data'.B212]" office:value-type="float" office:value="0.5165" calcext:value-type="float">
            <text:p>0.5165</text:p>
          </table:table-cell>
          <table:table-cell table:formula="of:=[.C212]/[.B212]" office:value-type="float" office:value="0.912705424986747" calcext:value-type="float">
            <text:p>0.912705424986747</text:p>
          </table:table-cell>
          <table:table-cell table:formula="of:=[$'03_pr2377-data'.B212]" office:value-type="float" office:value="0.5508" calcext:value-type="float">
            <text:p>0.5508</text:p>
          </table:table-cell>
          <table:table-cell table:formula="of:=[.E212]/[.B212]" office:value-type="float" office:value="0.973316840431172" calcext:value-type="float">
            <text:p>0.973316840431172</text:p>
          </table:table-cell>
          <table:table-cell table:formula="of:=[$'04_pr2377-improved-properclone-avoiddecimal-data'.B212]" office:value-type="float" office:value="0.5397" calcext:value-type="float">
            <text:p>0.5397</text:p>
          </table:table-cell>
          <table:table-cell table:formula="of:=[.G212]/[.B212]" office:value-type="float" office:value="0.953702067503092" calcext:value-type="float">
            <text:p>0.953702067503092</text:p>
          </table:table-cell>
          <table:table-cell table:formula="of:=[$'05_pr2377_positionliteral-data'.B212]" office:value-type="float" office:value="0.5143" calcext:value-type="float">
            <text:p>0.5143</text:p>
          </table:table-cell>
          <table:table-cell table:formula="of:=[.I212]/[.B212]" office:value-type="float" office:value="0.908817812334335" calcext:value-type="float">
            <text:p>0.908817812334335</text:p>
          </table:table-cell>
          <table:table-cell table:formula="of:=[$'06_pr2377-positionliteral-javarule-data'.B212]" office:value-type="float" office:value="0.5562" calcext:value-type="float">
            <text:p>0.5562</text:p>
          </table:table-cell>
          <table:table-cell table:formula="of:=[.K212]/[.B212]" office:value-type="float" office:value="0.982859162396183" calcext:value-type="float">
            <text:p>0.982859162396183</text:p>
          </table:table-cell>
          <table:table-cell table:formula="of:=[$'07_pr2377-junit-improved-data'.B212]" office:value-type="float" office:value="0.5293" calcext:value-type="float">
            <text:p>0.5293</text:p>
          </table:table-cell>
          <table:table-cell table:formula="of:=[.M212]/[.B212]" office:value-type="float" office:value="0.935324262237144" calcext:value-type="float">
            <text:p>0.935324262237144</text:p>
          </table:table-cell>
          <table:table-cell table:formula="of:=[$'08_pr2377-fixed-typeres-data'.B212]" office:value-type="float" office:value="0.5629" calcext:value-type="float">
            <text:p>0.5629</text:p>
          </table:table-cell>
          <table:table-cell table:formula="of:=[.O212]/[.B212]" office:value-type="float" office:value="0.994698710019438" calcext:value-type="float">
            <text:p>0.994698710019438</text:p>
          </table:table-cell>
          <table:table-cell table:formula="of:=[$'09_pr2377-junitstaticsuite-data'.B212]" office:value-type="float" office:value="0.5299" calcext:value-type="float">
            <text:p>0.5299</text:p>
          </table:table-cell>
          <table:table-cell table:formula="of:=[.Q212]/[.B212]" office:value-type="float" office:value="0.936384520233257" calcext:value-type="float">
            <text:p>0.936384520233257</text:p>
          </table:table-cell>
        </table:table-row>
        <table:table-row table:style-name="ro1">
          <table:table-cell table:formula="of:=[$'01_baseline-6.22.0-data'.A213]" office:value-type="string" office:string-value="SimpleDateFormatNeedsLocale" calcext:value-type="string">
            <text:p>SimpleDateFormatNeedsLocale</text:p>
          </table:table-cell>
          <table:table-cell table:formula="of:=[$'01_baseline-6.22.0-data'.B213]" office:value-type="float" office:value="0.0911" calcext:value-type="float">
            <text:p>0.0911</text:p>
          </table:table-cell>
          <table:table-cell table:formula="of:=[$'02_master-6.23.0-SNAPSHOT-ea532e6-data'.B213]" office:value-type="float" office:value="0.1161" calcext:value-type="float">
            <text:p>0.1161</text:p>
          </table:table-cell>
          <table:table-cell table:formula="of:=[.C213]/[.B213]" office:value-type="float" office:value="1.27442371020856" calcext:value-type="float">
            <text:p>1.27442371020856</text:p>
          </table:table-cell>
          <table:table-cell table:formula="of:=[$'03_pr2377-data'.B213]" office:value-type="float" office:value="0.1955" calcext:value-type="float">
            <text:p>0.1955</text:p>
          </table:table-cell>
          <table:table-cell table:formula="of:=[.E213]/[.B213]" office:value-type="float" office:value="2.14599341383095" calcext:value-type="float">
            <text:p>2.14599341383095</text:p>
          </table:table-cell>
          <table:table-cell table:formula="of:=[$'04_pr2377-improved-properclone-avoiddecimal-data'.B213]" office:value-type="float" office:value="0.1542" calcext:value-type="float">
            <text:p>0.1542</text:p>
          </table:table-cell>
          <table:table-cell table:formula="of:=[.G213]/[.B213]" office:value-type="float" office:value="1.69264544456641" calcext:value-type="float">
            <text:p>1.69264544456641</text:p>
          </table:table-cell>
          <table:table-cell table:formula="of:=[$'05_pr2377_positionliteral-data'.B213]" office:value-type="float" office:value="0.182" calcext:value-type="float">
            <text:p>0.182</text:p>
          </table:table-cell>
          <table:table-cell table:formula="of:=[.I213]/[.B213]" office:value-type="float" office:value="1.99780461031833" calcext:value-type="float">
            <text:p>1.99780461031833</text:p>
          </table:table-cell>
          <table:table-cell table:formula="of:=[$'06_pr2377-positionliteral-javarule-data'.B213]" office:value-type="float" office:value="0.16" calcext:value-type="float">
            <text:p>0.16</text:p>
          </table:table-cell>
          <table:table-cell table:formula="of:=[.K213]/[.B213]" office:value-type="float" office:value="1.7563117453348" calcext:value-type="float">
            <text:p>1.7563117453348</text:p>
          </table:table-cell>
          <table:table-cell table:formula="of:=[$'07_pr2377-junit-improved-data'.B213]" office:value-type="float" office:value="0.1562" calcext:value-type="float">
            <text:p>0.1562</text:p>
          </table:table-cell>
          <table:table-cell table:formula="of:=[.M213]/[.B213]" office:value-type="float" office:value="1.7145993413831" calcext:value-type="float">
            <text:p>1.7145993413831</text:p>
          </table:table-cell>
          <table:table-cell table:formula="of:=[$'08_pr2377-fixed-typeres-data'.B213]" office:value-type="float" office:value="0.1625" calcext:value-type="float">
            <text:p>0.1625</text:p>
          </table:table-cell>
          <table:table-cell table:formula="of:=[.O213]/[.B213]" office:value-type="float" office:value="1.78375411635565" calcext:value-type="float">
            <text:p>1.78375411635565</text:p>
          </table:table-cell>
          <table:table-cell table:formula="of:=[$'09_pr2377-junitstaticsuite-data'.B213]" office:value-type="float" office:value="0.1521" calcext:value-type="float">
            <text:p>0.1521</text:p>
          </table:table-cell>
          <table:table-cell table:formula="of:=[.Q213]/[.B213]" office:value-type="float" office:value="1.66959385290889" calcext:value-type="float">
            <text:p>1.66959385290889</text:p>
          </table:table-cell>
        </table:table-row>
        <table:table-row table:style-name="ro1">
          <table:table-cell table:formula="of:=[$'01_baseline-6.22.0-data'.A214]" office:value-type="string" office:string-value="SimplifiedTernary" calcext:value-type="string">
            <text:p>SimplifiedTernary</text:p>
          </table:table-cell>
          <table:table-cell table:formula="of:=[$'01_baseline-6.22.0-data'.B214]" office:value-type="float" office:value="0.0155" calcext:value-type="float">
            <text:p>0.0155</text:p>
          </table:table-cell>
          <table:table-cell table:formula="of:=[$'02_master-6.23.0-SNAPSHOT-ea532e6-data'.B214]" office:value-type="float" office:value="0.0164" calcext:value-type="float">
            <text:p>0.0164</text:p>
          </table:table-cell>
          <table:table-cell table:formula="of:=[.C214]/[.B214]" office:value-type="float" office:value="1.05806451612903" calcext:value-type="float">
            <text:p>1.05806451612903</text:p>
          </table:table-cell>
          <table:table-cell table:formula="of:=[$'03_pr2377-data'.B214]" office:value-type="float" office:value="0.016" calcext:value-type="float">
            <text:p>0.016</text:p>
          </table:table-cell>
          <table:table-cell table:formula="of:=[.E214]/[.B214]" office:value-type="float" office:value="1.03225806451613" calcext:value-type="float">
            <text:p>1.03225806451613</text:p>
          </table:table-cell>
          <table:table-cell table:formula="of:=[$'04_pr2377-improved-properclone-avoiddecimal-data'.B214]" office:value-type="float" office:value="0.0161" calcext:value-type="float">
            <text:p>0.0161</text:p>
          </table:table-cell>
          <table:table-cell table:formula="of:=[.G214]/[.B214]" office:value-type="float" office:value="1.03870967741936" calcext:value-type="float">
            <text:p>1.03870967741936</text:p>
          </table:table-cell>
          <table:table-cell table:formula="of:=[$'05_pr2377_positionliteral-data'.B214]" office:value-type="float" office:value="0.0175" calcext:value-type="float">
            <text:p>0.0175</text:p>
          </table:table-cell>
          <table:table-cell table:formula="of:=[.I214]/[.B214]" office:value-type="float" office:value="1.12903225806452" calcext:value-type="float">
            <text:p>1.12903225806452</text:p>
          </table:table-cell>
          <table:table-cell table:formula="of:=[$'06_pr2377-positionliteral-javarule-data'.B214]" office:value-type="float" office:value="0.0169" calcext:value-type="float">
            <text:p>0.0169</text:p>
          </table:table-cell>
          <table:table-cell table:formula="of:=[.K214]/[.B214]" office:value-type="float" office:value="1.09032258064516" calcext:value-type="float">
            <text:p>1.09032258064516</text:p>
          </table:table-cell>
          <table:table-cell table:formula="of:=[$'07_pr2377-junit-improved-data'.B214]" office:value-type="float" office:value="0.0166" calcext:value-type="float">
            <text:p>0.0166</text:p>
          </table:table-cell>
          <table:table-cell table:formula="of:=[.M214]/[.B214]" office:value-type="float" office:value="1.07096774193548" calcext:value-type="float">
            <text:p>1.07096774193548</text:p>
          </table:table-cell>
          <table:table-cell table:formula="of:=[$'08_pr2377-fixed-typeres-data'.B214]" office:value-type="float" office:value="0.0179" calcext:value-type="float">
            <text:p>0.0179</text:p>
          </table:table-cell>
          <table:table-cell table:formula="of:=[.O214]/[.B214]" office:value-type="float" office:value="1.15483870967742" calcext:value-type="float">
            <text:p>1.15483870967742</text:p>
          </table:table-cell>
          <table:table-cell table:formula="of:=[$'09_pr2377-junitstaticsuite-data'.B214]" office:value-type="float" office:value="0.0168" calcext:value-type="float">
            <text:p>0.0168</text:p>
          </table:table-cell>
          <table:table-cell table:formula="of:=[.Q214]/[.B214]" office:value-type="float" office:value="1.08387096774194" calcext:value-type="float">
            <text:p>1.08387096774194</text:p>
          </table:table-cell>
        </table:table-row>
        <table:table-row table:style-name="ro1">
          <table:table-cell table:formula="of:=[$'01_baseline-6.22.0-data'.A215]" office:value-type="string" office:string-value="SimplifyBooleanAssertion" calcext:value-type="string">
            <text:p>SimplifyBooleanAssertion</text:p>
          </table:table-cell>
          <table:table-cell table:formula="of:=[$'01_baseline-6.22.0-data'.B215]" office:value-type="float" office:value="18.3894" calcext:value-type="float">
            <text:p>18.3894</text:p>
          </table:table-cell>
          <table:table-cell table:formula="of:=[$'02_master-6.23.0-SNAPSHOT-ea532e6-data'.B215]" office:value-type="float" office:value="2.8798" calcext:value-type="float">
            <text:p>2.8798</text:p>
          </table:table-cell>
          <table:table-cell table:formula="of:=[.C215]/[.B215]" office:value-type="float" office:value="0.156601085407898" calcext:value-type="float">
            <text:p>0.156601085407898</text:p>
          </table:table-cell>
          <table:table-cell table:formula="of:=[$'03_pr2377-data'.B215]" office:value-type="float" office:value="1.6979" calcext:value-type="float">
            <text:p>1.6979</text:p>
          </table:table-cell>
          <table:table-cell table:formula="of:=[.E215]/[.B215]" office:value-type="float" office:value="0.0923303642315682" calcext:value-type="float">
            <text:p>0.092330364231568</text:p>
          </table:table-cell>
          <table:table-cell table:formula="of:=[$'04_pr2377-improved-properclone-avoiddecimal-data'.B215]" office:value-type="float" office:value="1.6981" calcext:value-type="float">
            <text:p>1.6981</text:p>
          </table:table-cell>
          <table:table-cell table:formula="of:=[.G215]/[.B215]" office:value-type="float" office:value="0.0923412400622098" calcext:value-type="float">
            <text:p>0.09234124006221</text:p>
          </table:table-cell>
          <table:table-cell table:formula="of:=[$'05_pr2377_positionliteral-data'.B215]" office:value-type="float" office:value="1.7353" calcext:value-type="float">
            <text:p>1.7353</text:p>
          </table:table-cell>
          <table:table-cell table:formula="of:=[.I215]/[.B215]" office:value-type="float" office:value="0.0943641445615409" calcext:value-type="float">
            <text:p>0.094364144561541</text:p>
          </table:table-cell>
          <table:table-cell table:formula="of:=[$'06_pr2377-positionliteral-javarule-data'.B215]" office:value-type="float" office:value="1.7306" calcext:value-type="float">
            <text:p>1.7306</text:p>
          </table:table-cell>
          <table:table-cell table:formula="of:=[.K215]/[.B215]" office:value-type="float" office:value="0.0941085625414641" calcext:value-type="float">
            <text:p>0.094108562541464</text:p>
          </table:table-cell>
          <table:table-cell table:formula="of:=[$'07_pr2377-junit-improved-data'.B215]" office:value-type="float" office:value="1.7425" calcext:value-type="float">
            <text:p>1.7425</text:p>
          </table:table-cell>
          <table:table-cell table:formula="of:=[.M215]/[.B215]" office:value-type="float" office:value="0.0947556744646373" calcext:value-type="float">
            <text:p>0.094755674464637</text:p>
          </table:table-cell>
          <table:table-cell table:formula="of:=[$'08_pr2377-fixed-typeres-data'.B215]" office:value-type="float" office:value="1.7563" calcext:value-type="float">
            <text:p>1.7563</text:p>
          </table:table-cell>
          <table:table-cell table:formula="of:=[.O215]/[.B215]" office:value-type="float" office:value="0.0955061067789052" calcext:value-type="float">
            <text:p>0.095506106778905</text:p>
          </table:table-cell>
          <table:table-cell table:formula="of:=[$'09_pr2377-junitstaticsuite-data'.B215]" office:value-type="float" office:value="1.7286" calcext:value-type="float">
            <text:p>1.7286</text:p>
          </table:table-cell>
          <table:table-cell table:formula="of:=[.Q215]/[.B215]" office:value-type="float" office:value="0.0939998042350485" calcext:value-type="float">
            <text:p>0.093999804235049</text:p>
          </table:table-cell>
        </table:table-row>
        <table:table-row table:style-name="ro1">
          <table:table-cell table:formula="of:=[$'01_baseline-6.22.0-data'.A216]" office:value-type="string" office:string-value="SimplifyBooleanExpressions" calcext:value-type="string">
            <text:p>SimplifyBooleanExpressions</text:p>
          </table:table-cell>
          <table:table-cell table:formula="of:=[$'01_baseline-6.22.0-data'.B216]" office:value-type="float" office:value="0.0304" calcext:value-type="float">
            <text:p>0.0304</text:p>
          </table:table-cell>
          <table:table-cell table:formula="of:=[$'02_master-6.23.0-SNAPSHOT-ea532e6-data'.B216]" office:value-type="float" office:value="0.0315" calcext:value-type="float">
            <text:p>0.0315</text:p>
          </table:table-cell>
          <table:table-cell table:formula="of:=[.C216]/[.B216]" office:value-type="float" office:value="1.03618421052632" calcext:value-type="float">
            <text:p>1.03618421052632</text:p>
          </table:table-cell>
          <table:table-cell table:formula="of:=[$'03_pr2377-data'.B216]" office:value-type="float" office:value="0.0427" calcext:value-type="float">
            <text:p>0.0427</text:p>
          </table:table-cell>
          <table:table-cell table:formula="of:=[.E216]/[.B216]" office:value-type="float" office:value="1.40460526315789" calcext:value-type="float">
            <text:p>1.40460526315789</text:p>
          </table:table-cell>
          <table:table-cell table:formula="of:=[$'04_pr2377-improved-properclone-avoiddecimal-data'.B216]" office:value-type="float" office:value="0.0433" calcext:value-type="float">
            <text:p>0.0433</text:p>
          </table:table-cell>
          <table:table-cell table:formula="of:=[.G216]/[.B216]" office:value-type="float" office:value="1.42434210526316" calcext:value-type="float">
            <text:p>1.42434210526316</text:p>
          </table:table-cell>
          <table:table-cell table:formula="of:=[$'05_pr2377_positionliteral-data'.B216]" office:value-type="float" office:value="0.0446" calcext:value-type="float">
            <text:p>0.0446</text:p>
          </table:table-cell>
          <table:table-cell table:formula="of:=[.I216]/[.B216]" office:value-type="float" office:value="1.46710526315789" calcext:value-type="float">
            <text:p>1.46710526315789</text:p>
          </table:table-cell>
          <table:table-cell table:formula="of:=[$'06_pr2377-positionliteral-javarule-data'.B216]" office:value-type="float" office:value="0.0642" calcext:value-type="float">
            <text:p>0.0642</text:p>
          </table:table-cell>
          <table:table-cell table:formula="of:=[.K216]/[.B216]" office:value-type="float" office:value="2.11184210526316" calcext:value-type="float">
            <text:p>2.11184210526316</text:p>
          </table:table-cell>
          <table:table-cell table:formula="of:=[$'07_pr2377-junit-improved-data'.B216]" office:value-type="float" office:value="0.0449" calcext:value-type="float">
            <text:p>0.0449</text:p>
          </table:table-cell>
          <table:table-cell table:formula="of:=[.M216]/[.B216]" office:value-type="float" office:value="1.47697368421053" calcext:value-type="float">
            <text:p>1.47697368421053</text:p>
          </table:table-cell>
          <table:table-cell table:formula="of:=[$'08_pr2377-fixed-typeres-data'.B216]" office:value-type="float" office:value="0.0473" calcext:value-type="float">
            <text:p>0.0473</text:p>
          </table:table-cell>
          <table:table-cell table:formula="of:=[.O216]/[.B216]" office:value-type="float" office:value="1.55592105263158" calcext:value-type="float">
            <text:p>1.55592105263158</text:p>
          </table:table-cell>
          <table:table-cell table:formula="of:=[$'09_pr2377-junitstaticsuite-data'.B216]" office:value-type="float" office:value="0.0443" calcext:value-type="float">
            <text:p>0.0443</text:p>
          </table:table-cell>
          <table:table-cell table:formula="of:=[.Q216]/[.B216]" office:value-type="float" office:value="1.45723684210526" calcext:value-type="float">
            <text:p>1.45723684210526</text:p>
          </table:table-cell>
        </table:table-row>
        <table:table-row table:style-name="ro1">
          <table:table-cell table:formula="of:=[$'01_baseline-6.22.0-data'.A217]" office:value-type="string" office:string-value="SimplifyBooleanReturns" calcext:value-type="string">
            <text:p>SimplifyBooleanReturns</text:p>
          </table:table-cell>
          <table:table-cell table:formula="of:=[$'01_baseline-6.22.0-data'.B217]" office:value-type="float" office:value="0.0839" calcext:value-type="float">
            <text:p>0.0839</text:p>
          </table:table-cell>
          <table:table-cell table:formula="of:=[$'02_master-6.23.0-SNAPSHOT-ea532e6-data'.B217]" office:value-type="float" office:value="0.0837" calcext:value-type="float">
            <text:p>0.0837</text:p>
          </table:table-cell>
          <table:table-cell table:formula="of:=[.C217]/[.B217]" office:value-type="float" office:value="0.99761620977354" calcext:value-type="float">
            <text:p>0.99761620977354</text:p>
          </table:table-cell>
          <table:table-cell table:formula="of:=[$'03_pr2377-data'.B217]" office:value-type="float" office:value="0.0827" calcext:value-type="float">
            <text:p>0.0827</text:p>
          </table:table-cell>
          <table:table-cell table:formula="of:=[.E217]/[.B217]" office:value-type="float" office:value="0.98569725864124" calcext:value-type="float">
            <text:p>0.98569725864124</text:p>
          </table:table-cell>
          <table:table-cell table:formula="of:=[$'04_pr2377-improved-properclone-avoiddecimal-data'.B217]" office:value-type="float" office:value="0.0834" calcext:value-type="float">
            <text:p>0.0834</text:p>
          </table:table-cell>
          <table:table-cell table:formula="of:=[.G217]/[.B217]" office:value-type="float" office:value="0.99404052443385" calcext:value-type="float">
            <text:p>0.99404052443385</text:p>
          </table:table-cell>
          <table:table-cell table:formula="of:=[$'05_pr2377_positionliteral-data'.B217]" office:value-type="float" office:value="0.0852" calcext:value-type="float">
            <text:p>0.0852</text:p>
          </table:table-cell>
          <table:table-cell table:formula="of:=[.I217]/[.B217]" office:value-type="float" office:value="1.01549463647199" calcext:value-type="float">
            <text:p>1.01549463647199</text:p>
          </table:table-cell>
          <table:table-cell table:formula="of:=[$'06_pr2377-positionliteral-javarule-data'.B217]" office:value-type="float" office:value="0.086" calcext:value-type="float">
            <text:p>0.086</text:p>
          </table:table-cell>
          <table:table-cell table:formula="of:=[.K217]/[.B217]" office:value-type="float" office:value="1.02502979737783" calcext:value-type="float">
            <text:p>1.02502979737783</text:p>
          </table:table-cell>
          <table:table-cell table:formula="of:=[$'07_pr2377-junit-improved-data'.B217]" office:value-type="float" office:value="0.0855" calcext:value-type="float">
            <text:p>0.0855</text:p>
          </table:table-cell>
          <table:table-cell table:formula="of:=[.M217]/[.B217]" office:value-type="float" office:value="1.01907032181168" calcext:value-type="float">
            <text:p>1.01907032181168</text:p>
          </table:table-cell>
          <table:table-cell table:formula="of:=[$'08_pr2377-fixed-typeres-data'.B217]" office:value-type="float" office:value="0.0872" calcext:value-type="float">
            <text:p>0.0872</text:p>
          </table:table-cell>
          <table:table-cell table:formula="of:=[.O217]/[.B217]" office:value-type="float" office:value="1.03933253873659" calcext:value-type="float">
            <text:p>1.03933253873659</text:p>
          </table:table-cell>
          <table:table-cell table:formula="of:=[$'09_pr2377-junitstaticsuite-data'.B217]" office:value-type="float" office:value="0.0865" calcext:value-type="float">
            <text:p>0.0865</text:p>
          </table:table-cell>
          <table:table-cell table:formula="of:=[.Q217]/[.B217]" office:value-type="float" office:value="1.03098927294398" calcext:value-type="float">
            <text:p>1.03098927294398</text:p>
          </table:table-cell>
        </table:table-row>
        <table:table-row table:style-name="ro1">
          <table:table-cell table:formula="of:=[$'01_baseline-6.22.0-data'.A218]" office:value-type="string" office:string-value="SimplifyConditional" calcext:value-type="string">
            <text:p>SimplifyConditional</text:p>
          </table:table-cell>
          <table:table-cell table:formula="of:=[$'01_baseline-6.22.0-data'.B218]" office:value-type="float" office:value="0.4633" calcext:value-type="float">
            <text:p>0.4633</text:p>
          </table:table-cell>
          <table:table-cell table:formula="of:=[$'02_master-6.23.0-SNAPSHOT-ea532e6-data'.B218]" office:value-type="float" office:value="0.5088" calcext:value-type="float">
            <text:p>0.5088</text:p>
          </table:table-cell>
          <table:table-cell table:formula="of:=[.C218]/[.B218]" office:value-type="float" office:value="1.09820850420894" calcext:value-type="float">
            <text:p>1.09820850420894</text:p>
          </table:table-cell>
          <table:table-cell table:formula="of:=[$'03_pr2377-data'.B218]" office:value-type="float" office:value="0.7946" calcext:value-type="float">
            <text:p>0.7946</text:p>
          </table:table-cell>
          <table:table-cell table:formula="of:=[.E218]/[.B218]" office:value-type="float" office:value="1.71508741636089" calcext:value-type="float">
            <text:p>1.71508741636089</text:p>
          </table:table-cell>
          <table:table-cell table:formula="of:=[$'04_pr2377-improved-properclone-avoiddecimal-data'.B218]" office:value-type="float" office:value="0.8464" calcext:value-type="float">
            <text:p>0.8464</text:p>
          </table:table-cell>
          <table:table-cell table:formula="of:=[.G218]/[.B218]" office:value-type="float" office:value="1.8268940211526" calcext:value-type="float">
            <text:p>1.8268940211526</text:p>
          </table:table-cell>
          <table:table-cell table:formula="of:=[$'05_pr2377_positionliteral-data'.B218]" office:value-type="float" office:value="0.8716" calcext:value-type="float">
            <text:p>0.8716</text:p>
          </table:table-cell>
          <table:table-cell table:formula="of:=[.I218]/[.B218]" office:value-type="float" office:value="1.8812864234837" calcext:value-type="float">
            <text:p>1.8812864234837</text:p>
          </table:table-cell>
          <table:table-cell table:formula="of:=[$'06_pr2377-positionliteral-javarule-data'.B218]" office:value-type="float" office:value="0.9131" calcext:value-type="float">
            <text:p>0.9131</text:p>
          </table:table-cell>
          <table:table-cell table:formula="of:=[.K218]/[.B218]" office:value-type="float" office:value="1.97086121303691" calcext:value-type="float">
            <text:p>1.97086121303691</text:p>
          </table:table-cell>
          <table:table-cell table:formula="of:=[$'07_pr2377-junit-improved-data'.B218]" office:value-type="float" office:value="0.7996" calcext:value-type="float">
            <text:p>0.7996</text:p>
          </table:table-cell>
          <table:table-cell table:formula="of:=[.M218]/[.B218]" office:value-type="float" office:value="1.72587955968055" calcext:value-type="float">
            <text:p>1.72587955968055</text:p>
          </table:table-cell>
          <table:table-cell table:formula="of:=[$'08_pr2377-fixed-typeres-data'.B218]" office:value-type="float" office:value="0.8901" calcext:value-type="float">
            <text:p>0.8901</text:p>
          </table:table-cell>
          <table:table-cell table:formula="of:=[.O218]/[.B218]" office:value-type="float" office:value="1.92121735376646" calcext:value-type="float">
            <text:p>1.92121735376646</text:p>
          </table:table-cell>
          <table:table-cell table:formula="of:=[$'09_pr2377-junitstaticsuite-data'.B218]" office:value-type="float" office:value="0.8442" calcext:value-type="float">
            <text:p>0.8442</text:p>
          </table:table-cell>
          <table:table-cell table:formula="of:=[.Q218]/[.B218]" office:value-type="float" office:value="1.82214547809195" calcext:value-type="float">
            <text:p>1.82214547809195</text:p>
          </table:table-cell>
        </table:table-row>
        <table:table-row table:style-name="ro1">
          <table:table-cell table:formula="of:=[$'01_baseline-6.22.0-data'.A219]" office:value-type="string" office:string-value="SimplifyStartsWith" calcext:value-type="string">
            <text:p>SimplifyStartsWith</text:p>
          </table:table-cell>
          <table:table-cell table:formula="of:=[$'01_baseline-6.22.0-data'.B219]" office:value-type="float" office:value="1.6337" calcext:value-type="float">
            <text:p>1.6337</text:p>
          </table:table-cell>
          <table:table-cell table:formula="of:=[$'02_master-6.23.0-SNAPSHOT-ea532e6-data'.B219]" office:value-type="float" office:value="1.6369" calcext:value-type="float">
            <text:p>1.6369</text:p>
          </table:table-cell>
          <table:table-cell table:formula="of:=[.C219]/[.B219]" office:value-type="float" office:value="1.00195874395544" calcext:value-type="float">
            <text:p>1.00195874395544</text:p>
          </table:table-cell>
          <table:table-cell table:formula="of:=[$'03_pr2377-data'.B219]" office:value-type="float" office:value="1.6133" calcext:value-type="float">
            <text:p>1.6133</text:p>
          </table:table-cell>
          <table:table-cell table:formula="of:=[.E219]/[.B219]" office:value-type="float" office:value="0.987513007284079" calcext:value-type="float">
            <text:p>0.987513007284079</text:p>
          </table:table-cell>
          <table:table-cell table:formula="of:=[$'04_pr2377-improved-properclone-avoiddecimal-data'.B219]" office:value-type="float" office:value="1.7643" calcext:value-type="float">
            <text:p>1.7643</text:p>
          </table:table-cell>
          <table:table-cell table:formula="of:=[.G219]/[.B219]" office:value-type="float" office:value="1.07994123768134" calcext:value-type="float">
            <text:p>1.07994123768134</text:p>
          </table:table-cell>
          <table:table-cell table:formula="of:=[$'05_pr2377_positionliteral-data'.B219]" office:value-type="float" office:value="1.7162" calcext:value-type="float">
            <text:p>1.7162</text:p>
          </table:table-cell>
          <table:table-cell table:formula="of:=[.I219]/[.B219]" office:value-type="float" office:value="1.05049886760115" calcext:value-type="float">
            <text:p>1.05049886760115</text:p>
          </table:table-cell>
          <table:table-cell table:formula="of:=[$'06_pr2377-positionliteral-javarule-data'.B219]" office:value-type="float" office:value="1.8042" calcext:value-type="float">
            <text:p>1.8042</text:p>
          </table:table-cell>
          <table:table-cell table:formula="of:=[.K219]/[.B219]" office:value-type="float" office:value="1.10436432637571" calcext:value-type="float">
            <text:p>1.10436432637571</text:p>
          </table:table-cell>
          <table:table-cell table:formula="of:=[$'07_pr2377-junit-improved-data'.B219]" office:value-type="float" office:value="1.6152" calcext:value-type="float">
            <text:p>1.6152</text:p>
          </table:table-cell>
          <table:table-cell table:formula="of:=[.M219]/[.B219]" office:value-type="float" office:value="0.988676011507621" calcext:value-type="float">
            <text:p>0.988676011507621</text:p>
          </table:table-cell>
          <table:table-cell table:formula="of:=[$'08_pr2377-fixed-typeres-data'.B219]" office:value-type="float" office:value="1.8263" calcext:value-type="float">
            <text:p>1.8263</text:p>
          </table:table-cell>
          <table:table-cell table:formula="of:=[.O219]/[.B219]" office:value-type="float" office:value="1.11789190181796" calcext:value-type="float">
            <text:p>1.11789190181796</text:p>
          </table:table-cell>
          <table:table-cell table:formula="of:=[$'09_pr2377-junitstaticsuite-data'.B219]" office:value-type="float" office:value="1.6765" calcext:value-type="float">
            <text:p>1.6765</text:p>
          </table:table-cell>
          <table:table-cell table:formula="of:=[.Q219]/[.B219]" office:value-type="float" office:value="1.02619820040399" calcext:value-type="float">
            <text:p>1.02619820040399</text:p>
          </table:table-cell>
        </table:table-row>
        <table:table-row table:style-name="ro1">
          <table:table-cell table:formula="of:=[$'01_baseline-6.22.0-data'.A220]" office:value-type="string" office:string-value="SingleMethodSingleton" calcext:value-type="string">
            <text:p>SingleMethodSingleton</text:p>
          </table:table-cell>
          <table:table-cell table:formula="of:=[$'01_baseline-6.22.0-data'.B220]" office:value-type="float" office:value="0.8919" calcext:value-type="float">
            <text:p>0.8919</text:p>
          </table:table-cell>
          <table:table-cell table:formula="of:=[$'02_master-6.23.0-SNAPSHOT-ea532e6-data'.B220]" office:value-type="float" office:value="0.8151" calcext:value-type="float">
            <text:p>0.8151</text:p>
          </table:table-cell>
          <table:table-cell table:formula="of:=[.C220]/[.B220]" office:value-type="float" office:value="0.91389169189371" calcext:value-type="float">
            <text:p>0.91389169189371</text:p>
          </table:table-cell>
          <table:table-cell table:formula="of:=[$'03_pr2377-data'.B220]" office:value-type="float" office:value="0.8702" calcext:value-type="float">
            <text:p>0.8702</text:p>
          </table:table-cell>
          <table:table-cell table:formula="of:=[.E220]/[.B220]" office:value-type="float" office:value="0.975669918152259" calcext:value-type="float">
            <text:p>0.975669918152259</text:p>
          </table:table-cell>
          <table:table-cell table:formula="of:=[$'04_pr2377-improved-properclone-avoiddecimal-data'.B220]" office:value-type="float" office:value="0.8023" calcext:value-type="float">
            <text:p>0.8023</text:p>
          </table:table-cell>
          <table:table-cell table:formula="of:=[.G220]/[.B220]" office:value-type="float" office:value="0.899540307209328" calcext:value-type="float">
            <text:p>0.899540307209328</text:p>
          </table:table-cell>
          <table:table-cell table:formula="of:=[$'05_pr2377_positionliteral-data'.B220]" office:value-type="float" office:value="0.8415" calcext:value-type="float">
            <text:p>0.8415</text:p>
          </table:table-cell>
          <table:table-cell table:formula="of:=[.I220]/[.B220]" office:value-type="float" office:value="0.943491422805247" calcext:value-type="float">
            <text:p>0.943491422805247</text:p>
          </table:table-cell>
          <table:table-cell table:formula="of:=[$'06_pr2377-positionliteral-javarule-data'.B220]" office:value-type="float" office:value="0.8303" calcext:value-type="float">
            <text:p>0.8303</text:p>
          </table:table-cell>
          <table:table-cell table:formula="of:=[.K220]/[.B220]" office:value-type="float" office:value="0.930933961206413" calcext:value-type="float">
            <text:p>0.930933961206413</text:p>
          </table:table-cell>
          <table:table-cell table:formula="of:=[$'07_pr2377-junit-improved-data'.B220]" office:value-type="float" office:value="0.8711" calcext:value-type="float">
            <text:p>0.8711</text:p>
          </table:table-cell>
          <table:table-cell table:formula="of:=[.M220]/[.B220]" office:value-type="float" office:value="0.97667899988788" calcext:value-type="float">
            <text:p>0.97667899988788</text:p>
          </table:table-cell>
          <table:table-cell table:formula="of:=[$'08_pr2377-fixed-typeres-data'.B220]" office:value-type="float" office:value="0.8788" calcext:value-type="float">
            <text:p>0.8788</text:p>
          </table:table-cell>
          <table:table-cell table:formula="of:=[.O220]/[.B220]" office:value-type="float" office:value="0.985312254737078" calcext:value-type="float">
            <text:p>0.985312254737078</text:p>
          </table:table-cell>
          <table:table-cell table:formula="of:=[$'09_pr2377-junitstaticsuite-data'.B220]" office:value-type="float" office:value="0.8496" calcext:value-type="float">
            <text:p>0.8496</text:p>
          </table:table-cell>
          <table:table-cell table:formula="of:=[.Q220]/[.B220]" office:value-type="float" office:value="0.952573158425832" calcext:value-type="float">
            <text:p>0.952573158425832</text:p>
          </table:table-cell>
        </table:table-row>
        <table:table-row table:style-name="ro1">
          <table:table-cell table:formula="of:=[$'01_baseline-6.22.0-data'.A221]" office:value-type="string" office:string-value="SingletonClassReturningNewInstance" calcext:value-type="string">
            <text:p>SingletonClassReturningNewInstance</text:p>
          </table:table-cell>
          <table:table-cell table:formula="of:=[$'01_baseline-6.22.0-data'.B221]" office:value-type="float" office:value="0.3756" calcext:value-type="float">
            <text:p>0.3756</text:p>
          </table:table-cell>
          <table:table-cell table:formula="of:=[$'02_master-6.23.0-SNAPSHOT-ea532e6-data'.B221]" office:value-type="float" office:value="0.3917" calcext:value-type="float">
            <text:p>0.3917</text:p>
          </table:table-cell>
          <table:table-cell table:formula="of:=[.C221]/[.B221]" office:value-type="float" office:value="1.04286474973376" calcext:value-type="float">
            <text:p>1.04286474973376</text:p>
          </table:table-cell>
          <table:table-cell table:formula="of:=[$'03_pr2377-data'.B221]" office:value-type="float" office:value="0.3795" calcext:value-type="float">
            <text:p>0.3795</text:p>
          </table:table-cell>
          <table:table-cell table:formula="of:=[.E221]/[.B221]" office:value-type="float" office:value="1.01038338658147" calcext:value-type="float">
            <text:p>1.01038338658147</text:p>
          </table:table-cell>
          <table:table-cell table:formula="of:=[$'04_pr2377-improved-properclone-avoiddecimal-data'.B221]" office:value-type="float" office:value="0.3721" calcext:value-type="float">
            <text:p>0.3721</text:p>
          </table:table-cell>
          <table:table-cell table:formula="of:=[.G221]/[.B221]" office:value-type="float" office:value="0.990681576144835" calcext:value-type="float">
            <text:p>0.990681576144835</text:p>
          </table:table-cell>
          <table:table-cell table:formula="of:=[$'05_pr2377_positionliteral-data'.B221]" office:value-type="float" office:value="0.3528" calcext:value-type="float">
            <text:p>0.3528</text:p>
          </table:table-cell>
          <table:table-cell table:formula="of:=[.I221]/[.B221]" office:value-type="float" office:value="0.939297124600639" calcext:value-type="float">
            <text:p>0.939297124600639</text:p>
          </table:table-cell>
          <table:table-cell table:formula="of:=[$'06_pr2377-positionliteral-javarule-data'.B221]" office:value-type="float" office:value="0.3644" calcext:value-type="float">
            <text:p>0.3644</text:p>
          </table:table-cell>
          <table:table-cell table:formula="of:=[.K221]/[.B221]" office:value-type="float" office:value="0.970181043663472" calcext:value-type="float">
            <text:p>0.970181043663472</text:p>
          </table:table-cell>
          <table:table-cell table:formula="of:=[$'07_pr2377-junit-improved-data'.B221]" office:value-type="float" office:value="0.3932" calcext:value-type="float">
            <text:p>0.3932</text:p>
          </table:table-cell>
          <table:table-cell table:formula="of:=[.M221]/[.B221]" office:value-type="float" office:value="1.0468583599574" calcext:value-type="float">
            <text:p>1.0468583599574</text:p>
          </table:table-cell>
          <table:table-cell table:formula="of:=[$'08_pr2377-fixed-typeres-data'.B221]" office:value-type="float" office:value="0.3623" calcext:value-type="float">
            <text:p>0.3623</text:p>
          </table:table-cell>
          <table:table-cell table:formula="of:=[.O221]/[.B221]" office:value-type="float" office:value="0.964589989350373" calcext:value-type="float">
            <text:p>0.964589989350373</text:p>
          </table:table-cell>
          <table:table-cell table:formula="of:=[$'09_pr2377-junitstaticsuite-data'.B221]" office:value-type="float" office:value="0.3619" calcext:value-type="float">
            <text:p>0.3619</text:p>
          </table:table-cell>
          <table:table-cell table:formula="of:=[.Q221]/[.B221]" office:value-type="float" office:value="0.963525026624068" calcext:value-type="float">
            <text:p>0.963525026624068</text:p>
          </table:table-cell>
        </table:table-row>
        <table:table-row table:style-name="ro1">
          <table:table-cell table:formula="of:=[$'01_baseline-6.22.0-data'.A222]" office:value-type="string" office:string-value="SingularField" calcext:value-type="string">
            <text:p>SingularField</text:p>
          </table:table-cell>
          <table:table-cell table:formula="of:=[$'01_baseline-6.22.0-data'.B222]" office:value-type="float" office:value="1.1542" calcext:value-type="float">
            <text:p>1.1542</text:p>
          </table:table-cell>
          <table:table-cell table:formula="of:=[$'02_master-6.23.0-SNAPSHOT-ea532e6-data'.B222]" office:value-type="float" office:value="0.4478" calcext:value-type="float">
            <text:p>0.4478</text:p>
          </table:table-cell>
          <table:table-cell table:formula="of:=[.C222]/[.B222]" office:value-type="float" office:value="0.387974354531277" calcext:value-type="float">
            <text:p>0.387974354531277</text:p>
          </table:table-cell>
          <table:table-cell table:formula="of:=[$'03_pr2377-data'.B222]" office:value-type="float" office:value="0.4361" calcext:value-type="float">
            <text:p>0.4361</text:p>
          </table:table-cell>
          <table:table-cell table:formula="of:=[.E222]/[.B222]" office:value-type="float" office:value="0.377837463177959" calcext:value-type="float">
            <text:p>0.377837463177959</text:p>
          </table:table-cell>
          <table:table-cell table:formula="of:=[$'04_pr2377-improved-properclone-avoiddecimal-data'.B222]" office:value-type="float" office:value="0.47" calcext:value-type="float">
            <text:p>0.47</text:p>
          </table:table-cell>
          <table:table-cell table:formula="of:=[.G222]/[.B222]" office:value-type="float" office:value="0.407208456073471" calcext:value-type="float">
            <text:p>0.407208456073471</text:p>
          </table:table-cell>
          <table:table-cell table:formula="of:=[$'05_pr2377_positionliteral-data'.B222]" office:value-type="float" office:value="0.4906" calcext:value-type="float">
            <text:p>0.4906</text:p>
          </table:table-cell>
          <table:table-cell table:formula="of:=[.I222]/[.B222]" office:value-type="float" office:value="0.425056316063074" calcext:value-type="float">
            <text:p>0.425056316063074</text:p>
          </table:table-cell>
          <table:table-cell table:formula="of:=[$'06_pr2377-positionliteral-javarule-data'.B222]" office:value-type="float" office:value="0.4781" calcext:value-type="float">
            <text:p>0.4781</text:p>
          </table:table-cell>
          <table:table-cell table:formula="of:=[.K222]/[.B222]" office:value-type="float" office:value="0.41422630393346" calcext:value-type="float">
            <text:p>0.41422630393346</text:p>
          </table:table-cell>
          <table:table-cell table:formula="of:=[$'07_pr2377-junit-improved-data'.B222]" office:value-type="float" office:value="0.4443" calcext:value-type="float">
            <text:p>0.4443</text:p>
          </table:table-cell>
          <table:table-cell table:formula="of:=[.M222]/[.B222]" office:value-type="float" office:value="0.384941951134985" calcext:value-type="float">
            <text:p>0.384941951134985</text:p>
          </table:table-cell>
          <table:table-cell table:formula="of:=[$'08_pr2377-fixed-typeres-data'.B222]" office:value-type="float" office:value="0.4886" calcext:value-type="float">
            <text:p>0.4886</text:p>
          </table:table-cell>
          <table:table-cell table:formula="of:=[.O222]/[.B222]" office:value-type="float" office:value="0.423323514122336" calcext:value-type="float">
            <text:p>0.423323514122336</text:p>
          </table:table-cell>
          <table:table-cell table:formula="of:=[$'09_pr2377-junitstaticsuite-data'.B222]" office:value-type="float" office:value="0.4531" calcext:value-type="float">
            <text:p>0.4531</text:p>
          </table:table-cell>
          <table:table-cell table:formula="of:=[.Q222]/[.B222]" office:value-type="float" office:value="0.392566279674233" calcext:value-type="float">
            <text:p>0.392566279674233</text:p>
          </table:table-cell>
        </table:table-row>
        <table:table-row table:style-name="ro1">
          <table:table-cell table:formula="of:=[$'01_baseline-6.22.0-data'.A223]" office:value-type="string" office:string-value="StaticEJBFieldShouldBeFinal" calcext:value-type="string">
            <text:p>StaticEJBFieldShouldBeFinal</text:p>
          </table:table-cell>
          <table:table-cell table:formula="of:=[$'01_baseline-6.22.0-data'.B223]" office:value-type="float" office:value="0.0688" calcext:value-type="float">
            <text:p>0.0688</text:p>
          </table:table-cell>
          <table:table-cell table:formula="of:=[$'02_master-6.23.0-SNAPSHOT-ea532e6-data'.B223]" office:value-type="float" office:value="0.0752" calcext:value-type="float">
            <text:p>0.0752</text:p>
          </table:table-cell>
          <table:table-cell table:formula="of:=[.C223]/[.B223]" office:value-type="float" office:value="1.09302325581395" calcext:value-type="float">
            <text:p>1.09302325581395</text:p>
          </table:table-cell>
          <table:table-cell table:formula="of:=[$'03_pr2377-data'.B223]" office:value-type="float" office:value="0.0632" calcext:value-type="float">
            <text:p>0.0632</text:p>
          </table:table-cell>
          <table:table-cell table:formula="of:=[.E223]/[.B223]" office:value-type="float" office:value="0.918604651162791" calcext:value-type="float">
            <text:p>0.918604651162791</text:p>
          </table:table-cell>
          <table:table-cell table:formula="of:=[$'04_pr2377-improved-properclone-avoiddecimal-data'.B223]" office:value-type="float" office:value="0.065" calcext:value-type="float">
            <text:p>0.065</text:p>
          </table:table-cell>
          <table:table-cell table:formula="of:=[.G223]/[.B223]" office:value-type="float" office:value="0.944767441860465" calcext:value-type="float">
            <text:p>0.944767441860465</text:p>
          </table:table-cell>
          <table:table-cell table:formula="of:=[$'05_pr2377_positionliteral-data'.B223]" office:value-type="float" office:value="0.0666" calcext:value-type="float">
            <text:p>0.0666</text:p>
          </table:table-cell>
          <table:table-cell table:formula="of:=[.I223]/[.B223]" office:value-type="float" office:value="0.968023255813954" calcext:value-type="float">
            <text:p>0.968023255813954</text:p>
          </table:table-cell>
          <table:table-cell table:formula="of:=[$'06_pr2377-positionliteral-javarule-data'.B223]" office:value-type="float" office:value="0.0644" calcext:value-type="float">
            <text:p>0.0644</text:p>
          </table:table-cell>
          <table:table-cell table:formula="of:=[.K223]/[.B223]" office:value-type="float" office:value="0.936046511627907" calcext:value-type="float">
            <text:p>0.936046511627907</text:p>
          </table:table-cell>
          <table:table-cell table:formula="of:=[$'07_pr2377-junit-improved-data'.B223]" office:value-type="float" office:value="0.0664" calcext:value-type="float">
            <text:p>0.0664</text:p>
          </table:table-cell>
          <table:table-cell table:formula="of:=[.M223]/[.B223]" office:value-type="float" office:value="0.965116279069767" calcext:value-type="float">
            <text:p>0.965116279069767</text:p>
          </table:table-cell>
          <table:table-cell table:formula="of:=[$'08_pr2377-fixed-typeres-data'.B223]" office:value-type="float" office:value="0.0664" calcext:value-type="float">
            <text:p>0.0664</text:p>
          </table:table-cell>
          <table:table-cell table:formula="of:=[.O223]/[.B223]" office:value-type="float" office:value="0.965116279069767" calcext:value-type="float">
            <text:p>0.965116279069767</text:p>
          </table:table-cell>
          <table:table-cell table:formula="of:=[$'09_pr2377-junitstaticsuite-data'.B223]" office:value-type="float" office:value="0.0639" calcext:value-type="float">
            <text:p>0.0639</text:p>
          </table:table-cell>
          <table:table-cell table:formula="of:=[.Q223]/[.B223]" office:value-type="float" office:value="0.928779069767442" calcext:value-type="float">
            <text:p>0.928779069767442</text:p>
          </table:table-cell>
        </table:table-row>
        <table:table-row table:style-name="ro1">
          <table:table-cell table:formula="of:=[$'01_baseline-6.22.0-data'.A224]" office:value-type="string" office:string-value="StringBufferInstantiationWithChar" calcext:value-type="string">
            <text:p>StringBufferInstantiationWithChar</text:p>
          </table:table-cell>
          <table:table-cell table:formula="of:=[$'01_baseline-6.22.0-data'.B224]" office:value-type="float" office:value="0.1355" calcext:value-type="float">
            <text:p>0.1355</text:p>
          </table:table-cell>
          <table:table-cell table:formula="of:=[$'02_master-6.23.0-SNAPSHOT-ea532e6-data'.B224]" office:value-type="float" office:value="0.1408" calcext:value-type="float">
            <text:p>0.1408</text:p>
          </table:table-cell>
          <table:table-cell table:formula="of:=[.C224]/[.B224]" office:value-type="float" office:value="1.03911439114391" calcext:value-type="float">
            <text:p>1.03911439114391</text:p>
          </table:table-cell>
          <table:table-cell table:formula="of:=[$'03_pr2377-data'.B224]" office:value-type="float" office:value="0.1747" calcext:value-type="float">
            <text:p>0.1747</text:p>
          </table:table-cell>
          <table:table-cell table:formula="of:=[.E224]/[.B224]" office:value-type="float" office:value="1.28929889298893" calcext:value-type="float">
            <text:p>1.28929889298893</text:p>
          </table:table-cell>
          <table:table-cell table:formula="of:=[$'04_pr2377-improved-properclone-avoiddecimal-data'.B224]" office:value-type="float" office:value="0.1748" calcext:value-type="float">
            <text:p>0.1748</text:p>
          </table:table-cell>
          <table:table-cell table:formula="of:=[.G224]/[.B224]" office:value-type="float" office:value="1.290036900369" calcext:value-type="float">
            <text:p>1.290036900369</text:p>
          </table:table-cell>
          <table:table-cell table:formula="of:=[$'05_pr2377_positionliteral-data'.B224]" office:value-type="float" office:value="0.2014" calcext:value-type="float">
            <text:p>0.2014</text:p>
          </table:table-cell>
          <table:table-cell table:formula="of:=[.I224]/[.B224]" office:value-type="float" office:value="1.48634686346863" calcext:value-type="float">
            <text:p>1.48634686346863</text:p>
          </table:table-cell>
          <table:table-cell table:formula="of:=[$'06_pr2377-positionliteral-javarule-data'.B224]" office:value-type="float" office:value="0.2055" calcext:value-type="float">
            <text:p>0.2055</text:p>
          </table:table-cell>
          <table:table-cell table:formula="of:=[.K224]/[.B224]" office:value-type="float" office:value="1.51660516605166" calcext:value-type="float">
            <text:p>1.51660516605166</text:p>
          </table:table-cell>
          <table:table-cell table:formula="of:=[$'07_pr2377-junit-improved-data'.B224]" office:value-type="float" office:value="0.1775" calcext:value-type="float">
            <text:p>0.1775</text:p>
          </table:table-cell>
          <table:table-cell table:formula="of:=[.M224]/[.B224]" office:value-type="float" office:value="1.309963099631" calcext:value-type="float">
            <text:p>1.309963099631</text:p>
          </table:table-cell>
          <table:table-cell table:formula="of:=[$'08_pr2377-fixed-typeres-data'.B224]" office:value-type="float" office:value="0.1832" calcext:value-type="float">
            <text:p>0.1832</text:p>
          </table:table-cell>
          <table:table-cell table:formula="of:=[.O224]/[.B224]" office:value-type="float" office:value="1.3520295202952" calcext:value-type="float">
            <text:p>1.3520295202952</text:p>
          </table:table-cell>
          <table:table-cell table:formula="of:=[$'09_pr2377-junitstaticsuite-data'.B224]" office:value-type="float" office:value="0.1766" calcext:value-type="float">
            <text:p>0.1766</text:p>
          </table:table-cell>
          <table:table-cell table:formula="of:=[.Q224]/[.B224]" office:value-type="float" office:value="1.30332103321033" calcext:value-type="float">
            <text:p>1.30332103321033</text:p>
          </table:table-cell>
        </table:table-row>
        <table:table-row table:style-name="ro1">
          <table:table-cell table:formula="of:=[$'01_baseline-6.22.0-data'.A225]" office:value-type="string" office:string-value="StringInstantiation" calcext:value-type="string">
            <text:p>StringInstantiation</text:p>
          </table:table-cell>
          <table:table-cell table:formula="of:=[$'01_baseline-6.22.0-data'.B225]" office:value-type="float" office:value="0.0196" calcext:value-type="float">
            <text:p>0.0196</text:p>
          </table:table-cell>
          <table:table-cell table:formula="of:=[$'02_master-6.23.0-SNAPSHOT-ea532e6-data'.B225]" office:value-type="float" office:value="0.02" calcext:value-type="float">
            <text:p>0.02</text:p>
          </table:table-cell>
          <table:table-cell table:formula="of:=[.C225]/[.B225]" office:value-type="float" office:value="1.02040816326531" calcext:value-type="float">
            <text:p>1.02040816326531</text:p>
          </table:table-cell>
          <table:table-cell table:formula="of:=[$'03_pr2377-data'.B225]" office:value-type="float" office:value="0.0226" calcext:value-type="float">
            <text:p>0.0226</text:p>
          </table:table-cell>
          <table:table-cell table:formula="of:=[.E225]/[.B225]" office:value-type="float" office:value="1.1530612244898" calcext:value-type="float">
            <text:p>1.1530612244898</text:p>
          </table:table-cell>
          <table:table-cell table:formula="of:=[$'04_pr2377-improved-properclone-avoiddecimal-data'.B225]" office:value-type="float" office:value="0.0229" calcext:value-type="float">
            <text:p>0.0229</text:p>
          </table:table-cell>
          <table:table-cell table:formula="of:=[.G225]/[.B225]" office:value-type="float" office:value="1.16836734693878" calcext:value-type="float">
            <text:p>1.16836734693878</text:p>
          </table:table-cell>
          <table:table-cell table:formula="of:=[$'05_pr2377_positionliteral-data'.B225]" office:value-type="float" office:value="0.0205" calcext:value-type="float">
            <text:p>0.0205</text:p>
          </table:table-cell>
          <table:table-cell table:formula="of:=[.I225]/[.B225]" office:value-type="float" office:value="1.04591836734694" calcext:value-type="float">
            <text:p>1.04591836734694</text:p>
          </table:table-cell>
          <table:table-cell table:formula="of:=[$'06_pr2377-positionliteral-javarule-data'.B225]" office:value-type="float" office:value="0.021" calcext:value-type="float">
            <text:p>0.021</text:p>
          </table:table-cell>
          <table:table-cell table:formula="of:=[.K225]/[.B225]" office:value-type="float" office:value="1.07142857142857" calcext:value-type="float">
            <text:p>1.07142857142857</text:p>
          </table:table-cell>
          <table:table-cell table:formula="of:=[$'07_pr2377-junit-improved-data'.B225]" office:value-type="float" office:value="0.0194" calcext:value-type="float">
            <text:p>0.0194</text:p>
          </table:table-cell>
          <table:table-cell table:formula="of:=[.M225]/[.B225]" office:value-type="float" office:value="0.989795918367347" calcext:value-type="float">
            <text:p>0.989795918367347</text:p>
          </table:table-cell>
          <table:table-cell table:formula="of:=[$'08_pr2377-fixed-typeres-data'.B225]" office:value-type="float" office:value="0.0221" calcext:value-type="float">
            <text:p>0.0221</text:p>
          </table:table-cell>
          <table:table-cell table:formula="of:=[.O225]/[.B225]" office:value-type="float" office:value="1.12755102040816" calcext:value-type="float">
            <text:p>1.12755102040816</text:p>
          </table:table-cell>
          <table:table-cell table:formula="of:=[$'09_pr2377-junitstaticsuite-data'.B225]" office:value-type="float" office:value="0.0224" calcext:value-type="float">
            <text:p>0.0224</text:p>
          </table:table-cell>
          <table:table-cell table:formula="of:=[.Q225]/[.B225]" office:value-type="float" office:value="1.14285714285714" calcext:value-type="float">
            <text:p>1.14285714285714</text:p>
          </table:table-cell>
        </table:table-row>
        <table:table-row table:style-name="ro1">
          <table:table-cell table:formula="of:=[$'01_baseline-6.22.0-data'.A226]" office:value-type="string" office:string-value="StringToString" calcext:value-type="string">
            <text:p>StringToString</text:p>
          </table:table-cell>
          <table:table-cell table:formula="of:=[$'01_baseline-6.22.0-data'.B226]" office:value-type="float" office:value="0.4967" calcext:value-type="float">
            <text:p>0.4967</text:p>
          </table:table-cell>
          <table:table-cell table:formula="of:=[$'02_master-6.23.0-SNAPSHOT-ea532e6-data'.B226]" office:value-type="float" office:value="0.5025" calcext:value-type="float">
            <text:p>0.5025</text:p>
          </table:table-cell>
          <table:table-cell table:formula="of:=[.C226]/[.B226]" office:value-type="float" office:value="1.01167706865311" calcext:value-type="float">
            <text:p>1.01167706865311</text:p>
          </table:table-cell>
          <table:table-cell table:formula="of:=[$'03_pr2377-data'.B226]" office:value-type="float" office:value="0.4869" calcext:value-type="float">
            <text:p>0.4869</text:p>
          </table:table-cell>
          <table:table-cell table:formula="of:=[.E226]/[.B226]" office:value-type="float" office:value="0.980269780551641" calcext:value-type="float">
            <text:p>0.980269780551641</text:p>
          </table:table-cell>
          <table:table-cell table:formula="of:=[$'04_pr2377-improved-properclone-avoiddecimal-data'.B226]" office:value-type="float" office:value="0.4851" calcext:value-type="float">
            <text:p>0.4851</text:p>
          </table:table-cell>
          <table:table-cell table:formula="of:=[.G226]/[.B226]" office:value-type="float" office:value="0.976645862693779" calcext:value-type="float">
            <text:p>0.976645862693779</text:p>
          </table:table-cell>
          <table:table-cell table:formula="of:=[$'05_pr2377_positionliteral-data'.B226]" office:value-type="float" office:value="0.4738" calcext:value-type="float">
            <text:p>0.4738</text:p>
          </table:table-cell>
          <table:table-cell table:formula="of:=[.I226]/[.B226]" office:value-type="float" office:value="0.953895711697201" calcext:value-type="float">
            <text:p>0.953895711697201</text:p>
          </table:table-cell>
          <table:table-cell table:formula="of:=[$'06_pr2377-positionliteral-javarule-data'.B226]" office:value-type="float" office:value="0.5116" calcext:value-type="float">
            <text:p>0.5116</text:p>
          </table:table-cell>
          <table:table-cell table:formula="of:=[.K226]/[.B226]" office:value-type="float" office:value="1.0299979867123" calcext:value-type="float">
            <text:p>1.0299979867123</text:p>
          </table:table-cell>
          <table:table-cell table:formula="of:=[$'07_pr2377-junit-improved-data'.B226]" office:value-type="float" office:value="0.4645" calcext:value-type="float">
            <text:p>0.4645</text:p>
          </table:table-cell>
          <table:table-cell table:formula="of:=[.M226]/[.B226]" office:value-type="float" office:value="0.935172136098248" calcext:value-type="float">
            <text:p>0.935172136098248</text:p>
          </table:table-cell>
          <table:table-cell table:formula="of:=[$'08_pr2377-fixed-typeres-data'.B226]" office:value-type="float" office:value="0.5292" calcext:value-type="float">
            <text:p>0.5292</text:p>
          </table:table-cell>
          <table:table-cell table:formula="of:=[.O226]/[.B226]" office:value-type="float" office:value="1.0654318502114" calcext:value-type="float">
            <text:p>1.0654318502114</text:p>
          </table:table-cell>
          <table:table-cell table:formula="of:=[$'09_pr2377-junitstaticsuite-data'.B226]" office:value-type="float" office:value="0.5134" calcext:value-type="float">
            <text:p>0.5134</text:p>
          </table:table-cell>
          <table:table-cell table:formula="of:=[.Q226]/[.B226]" office:value-type="float" office:value="1.03362190457016" calcext:value-type="float">
            <text:p>1.03362190457016</text:p>
          </table:table-cell>
        </table:table-row>
        <table:table-row table:style-name="ro1">
          <table:table-cell table:formula="of:=[$'01_baseline-6.22.0-data'.A227]" office:value-type="string" office:string-value="SuspiciousEqualsMethodName" calcext:value-type="string">
            <text:p>SuspiciousEqualsMethodName</text:p>
          </table:table-cell>
          <table:table-cell table:formula="of:=[$'01_baseline-6.22.0-data'.B227]" office:value-type="float" office:value="0.3252" calcext:value-type="float">
            <text:p>0.3252</text:p>
          </table:table-cell>
          <table:table-cell table:formula="of:=[$'02_master-6.23.0-SNAPSHOT-ea532e6-data'.B227]" office:value-type="float" office:value="0.3897" calcext:value-type="float">
            <text:p>0.3897</text:p>
          </table:table-cell>
          <table:table-cell table:formula="of:=[.C227]/[.B227]" office:value-type="float" office:value="1.19833948339483" calcext:value-type="float">
            <text:p>1.19833948339483</text:p>
          </table:table-cell>
          <table:table-cell table:formula="of:=[$'03_pr2377-data'.B227]" office:value-type="float" office:value="0.662" calcext:value-type="float">
            <text:p>0.662</text:p>
          </table:table-cell>
          <table:table-cell table:formula="of:=[.E227]/[.B227]" office:value-type="float" office:value="2.03567035670357" calcext:value-type="float">
            <text:p>2.03567035670357</text:p>
          </table:table-cell>
          <table:table-cell table:formula="of:=[$'04_pr2377-improved-properclone-avoiddecimal-data'.B227]" office:value-type="float" office:value="0.6279" calcext:value-type="float">
            <text:p>0.6279</text:p>
          </table:table-cell>
          <table:table-cell table:formula="of:=[.G227]/[.B227]" office:value-type="float" office:value="1.93081180811808" calcext:value-type="float">
            <text:p>1.93081180811808</text:p>
          </table:table-cell>
          <table:table-cell table:formula="of:=[$'05_pr2377_positionliteral-data'.B227]" office:value-type="float" office:value="0.7041" calcext:value-type="float">
            <text:p>0.7041</text:p>
          </table:table-cell>
          <table:table-cell table:formula="of:=[.I227]/[.B227]" office:value-type="float" office:value="2.16512915129151" calcext:value-type="float">
            <text:p>2.16512915129151</text:p>
          </table:table-cell>
          <table:table-cell table:formula="of:=[$'06_pr2377-positionliteral-javarule-data'.B227]" office:value-type="float" office:value="0.6158" calcext:value-type="float">
            <text:p>0.6158</text:p>
          </table:table-cell>
          <table:table-cell table:formula="of:=[.K227]/[.B227]" office:value-type="float" office:value="1.89360393603936" calcext:value-type="float">
            <text:p>1.89360393603936</text:p>
          </table:table-cell>
          <table:table-cell table:formula="of:=[$'07_pr2377-junit-improved-data'.B227]" office:value-type="float" office:value="0.7196" calcext:value-type="float">
            <text:p>0.7196</text:p>
          </table:table-cell>
          <table:table-cell table:formula="of:=[.M227]/[.B227]" office:value-type="float" office:value="2.21279212792128" calcext:value-type="float">
            <text:p>2.21279212792128</text:p>
          </table:table-cell>
          <table:table-cell table:formula="of:=[$'08_pr2377-fixed-typeres-data'.B227]" office:value-type="float" office:value="0.6524" calcext:value-type="float">
            <text:p>0.6524</text:p>
          </table:table-cell>
          <table:table-cell table:formula="of:=[.O227]/[.B227]" office:value-type="float" office:value="2.00615006150062" calcext:value-type="float">
            <text:p>2.00615006150062</text:p>
          </table:table-cell>
          <table:table-cell table:formula="of:=[$'09_pr2377-junitstaticsuite-data'.B227]" office:value-type="float" office:value="0.6894" calcext:value-type="float">
            <text:p>0.6894</text:p>
          </table:table-cell>
          <table:table-cell table:formula="of:=[.Q227]/[.B227]" office:value-type="float" office:value="2.11992619926199" calcext:value-type="float">
            <text:p>2.11992619926199</text:p>
          </table:table-cell>
        </table:table-row>
        <table:table-row table:style-name="ro1">
          <table:table-cell table:formula="of:=[$'01_baseline-6.22.0-data'.A228]" office:value-type="string" office:string-value="SuspiciousHashcodeMethodName" calcext:value-type="string">
            <text:p>SuspiciousHashcodeMethodName</text:p>
          </table:table-cell>
          <table:table-cell table:formula="of:=[$'01_baseline-6.22.0-data'.B228]" office:value-type="float" office:value="0.3515" calcext:value-type="float">
            <text:p>0.3515</text:p>
          </table:table-cell>
          <table:table-cell table:formula="of:=[$'02_master-6.23.0-SNAPSHOT-ea532e6-data'.B228]" office:value-type="float" office:value="0.3787" calcext:value-type="float">
            <text:p>0.3787</text:p>
          </table:table-cell>
          <table:table-cell table:formula="of:=[.C228]/[.B228]" office:value-type="float" office:value="1.0773826458037" calcext:value-type="float">
            <text:p>1.0773826458037</text:p>
          </table:table-cell>
          <table:table-cell table:formula="of:=[$'03_pr2377-data'.B228]" office:value-type="float" office:value="0.3789" calcext:value-type="float">
            <text:p>0.3789</text:p>
          </table:table-cell>
          <table:table-cell table:formula="of:=[.E228]/[.B228]" office:value-type="float" office:value="1.07795163584637" calcext:value-type="float">
            <text:p>1.07795163584637</text:p>
          </table:table-cell>
          <table:table-cell table:formula="of:=[$'04_pr2377-improved-properclone-avoiddecimal-data'.B228]" office:value-type="float" office:value="0.345" calcext:value-type="float">
            <text:p>0.345</text:p>
          </table:table-cell>
          <table:table-cell table:formula="of:=[.G228]/[.B228]" office:value-type="float" office:value="0.981507823613087" calcext:value-type="float">
            <text:p>0.981507823613087</text:p>
          </table:table-cell>
          <table:table-cell table:formula="of:=[$'05_pr2377_positionliteral-data'.B228]" office:value-type="float" office:value="0.3723" calcext:value-type="float">
            <text:p>0.3723</text:p>
          </table:table-cell>
          <table:table-cell table:formula="of:=[.I228]/[.B228]" office:value-type="float" office:value="1.05917496443812" calcext:value-type="float">
            <text:p>1.05917496443812</text:p>
          </table:table-cell>
          <table:table-cell table:formula="of:=[$'06_pr2377-positionliteral-javarule-data'.B228]" office:value-type="float" office:value="0.3893" calcext:value-type="float">
            <text:p>0.3893</text:p>
          </table:table-cell>
          <table:table-cell table:formula="of:=[.K228]/[.B228]" office:value-type="float" office:value="1.10753911806543" calcext:value-type="float">
            <text:p>1.10753911806543</text:p>
          </table:table-cell>
          <table:table-cell table:formula="of:=[$'07_pr2377-junit-improved-data'.B228]" office:value-type="float" office:value="0.383" calcext:value-type="float">
            <text:p>0.383</text:p>
          </table:table-cell>
          <table:table-cell table:formula="of:=[.M228]/[.B228]" office:value-type="float" office:value="1.08961593172119" calcext:value-type="float">
            <text:p>1.08961593172119</text:p>
          </table:table-cell>
          <table:table-cell table:formula="of:=[$'08_pr2377-fixed-typeres-data'.B228]" office:value-type="float" office:value="0.4036" calcext:value-type="float">
            <text:p>0.4036</text:p>
          </table:table-cell>
          <table:table-cell table:formula="of:=[.O228]/[.B228]" office:value-type="float" office:value="1.14822190611664" calcext:value-type="float">
            <text:p>1.14822190611664</text:p>
          </table:table-cell>
          <table:table-cell table:formula="of:=[$'09_pr2377-junitstaticsuite-data'.B228]" office:value-type="float" office:value="0.3604" calcext:value-type="float">
            <text:p>0.3604</text:p>
          </table:table-cell>
          <table:table-cell table:formula="of:=[.Q228]/[.B228]" office:value-type="float" office:value="1.025320056899" calcext:value-type="float">
            <text:p>1.025320056899</text:p>
          </table:table-cell>
        </table:table-row>
        <table:table-row table:style-name="ro1">
          <table:table-cell table:formula="of:=[$'01_baseline-6.22.0-data'.A229]" office:value-type="string" office:string-value="SuspiciousOctalEscape" calcext:value-type="string">
            <text:p>SuspiciousOctalEscape</text:p>
          </table:table-cell>
          <table:table-cell table:formula="of:=[$'01_baseline-6.22.0-data'.B229]" office:value-type="float" office:value="0.3846" calcext:value-type="float">
            <text:p>0.3846</text:p>
          </table:table-cell>
          <table:table-cell table:formula="of:=[$'02_master-6.23.0-SNAPSHOT-ea532e6-data'.B229]" office:value-type="float" office:value="0.388" calcext:value-type="float">
            <text:p>0.388</text:p>
          </table:table-cell>
          <table:table-cell table:formula="of:=[.C229]/[.B229]" office:value-type="float" office:value="1.00884035361414" calcext:value-type="float">
            <text:p>1.00884035361414</text:p>
          </table:table-cell>
          <table:table-cell table:formula="of:=[$'03_pr2377-data'.B229]" office:value-type="float" office:value="0.3706" calcext:value-type="float">
            <text:p>0.3706</text:p>
          </table:table-cell>
          <table:table-cell table:formula="of:=[.E229]/[.B229]" office:value-type="float" office:value="0.963598543941758" calcext:value-type="float">
            <text:p>0.963598543941758</text:p>
          </table:table-cell>
          <table:table-cell table:formula="of:=[$'04_pr2377-improved-properclone-avoiddecimal-data'.B229]" office:value-type="float" office:value="0.3668" calcext:value-type="float">
            <text:p>0.3668</text:p>
          </table:table-cell>
          <table:table-cell table:formula="of:=[.G229]/[.B229]" office:value-type="float" office:value="0.953718148725949" calcext:value-type="float">
            <text:p>0.953718148725949</text:p>
          </table:table-cell>
          <table:table-cell table:formula="of:=[$'05_pr2377_positionliteral-data'.B229]" office:value-type="float" office:value="0.3496" calcext:value-type="float">
            <text:p>0.3496</text:p>
          </table:table-cell>
          <table:table-cell table:formula="of:=[.I229]/[.B229]" office:value-type="float" office:value="0.908996359854394" calcext:value-type="float">
            <text:p>0.908996359854394</text:p>
          </table:table-cell>
          <table:table-cell table:formula="of:=[$'06_pr2377-positionliteral-javarule-data'.B229]" office:value-type="float" office:value="0.3615" calcext:value-type="float">
            <text:p>0.3615</text:p>
          </table:table-cell>
          <table:table-cell table:formula="of:=[.K229]/[.B229]" office:value-type="float" office:value="0.9399375975039" calcext:value-type="float">
            <text:p>0.9399375975039</text:p>
          </table:table-cell>
          <table:table-cell table:formula="of:=[$'07_pr2377-junit-improved-data'.B229]" office:value-type="float" office:value="0.3541" calcext:value-type="float">
            <text:p>0.3541</text:p>
          </table:table-cell>
          <table:table-cell table:formula="of:=[.M229]/[.B229]" office:value-type="float" office:value="0.920696827873115" calcext:value-type="float">
            <text:p>0.920696827873115</text:p>
          </table:table-cell>
          <table:table-cell table:formula="of:=[$'08_pr2377-fixed-typeres-data'.B229]" office:value-type="float" office:value="0.3593" calcext:value-type="float">
            <text:p>0.3593</text:p>
          </table:table-cell>
          <table:table-cell table:formula="of:=[.O229]/[.B229]" office:value-type="float" office:value="0.934217368694748" calcext:value-type="float">
            <text:p>0.934217368694748</text:p>
          </table:table-cell>
          <table:table-cell table:formula="of:=[$'09_pr2377-junitstaticsuite-data'.B229]" office:value-type="float" office:value="0.3548" calcext:value-type="float">
            <text:p>0.3548</text:p>
          </table:table-cell>
          <table:table-cell table:formula="of:=[.Q229]/[.B229]" office:value-type="float" office:value="0.922516900676027" calcext:value-type="float">
            <text:p>0.922516900676027</text:p>
          </table:table-cell>
        </table:table-row>
        <table:table-row table:style-name="ro1">
          <table:table-cell table:formula="of:=[$'01_baseline-6.22.0-data'.A230]" office:value-type="string" office:string-value="SwitchDensity" calcext:value-type="string">
            <text:p>SwitchDensity</text:p>
          </table:table-cell>
          <table:table-cell table:formula="of:=[$'01_baseline-6.22.0-data'.B230]" office:value-type="float" office:value="0.3878" calcext:value-type="float">
            <text:p>0.3878</text:p>
          </table:table-cell>
          <table:table-cell table:formula="of:=[$'02_master-6.23.0-SNAPSHOT-ea532e6-data'.B230]" office:value-type="float" office:value="0.4618" calcext:value-type="float">
            <text:p>0.4618</text:p>
          </table:table-cell>
          <table:table-cell table:formula="of:=[.C230]/[.B230]" office:value-type="float" office:value="1.1908200103146" calcext:value-type="float">
            <text:p>1.1908200103146</text:p>
          </table:table-cell>
          <table:table-cell table:formula="of:=[$'03_pr2377-data'.B230]" office:value-type="float" office:value="0.3683" calcext:value-type="float">
            <text:p>0.3683</text:p>
          </table:table-cell>
          <table:table-cell table:formula="of:=[.E230]/[.B230]" office:value-type="float" office:value="0.949716348633316" calcext:value-type="float">
            <text:p>0.949716348633316</text:p>
          </table:table-cell>
          <table:table-cell table:formula="of:=[$'04_pr2377-improved-properclone-avoiddecimal-data'.B230]" office:value-type="float" office:value="0.3876" calcext:value-type="float">
            <text:p>0.3876</text:p>
          </table:table-cell>
          <table:table-cell table:formula="of:=[.G230]/[.B230]" office:value-type="float" office:value="0.999484270242393" calcext:value-type="float">
            <text:p>0.999484270242393</text:p>
          </table:table-cell>
          <table:table-cell table:formula="of:=[$'05_pr2377_positionliteral-data'.B230]" office:value-type="float" office:value="0.3714" calcext:value-type="float">
            <text:p>0.3714</text:p>
          </table:table-cell>
          <table:table-cell table:formula="of:=[.I230]/[.B230]" office:value-type="float" office:value="0.957710159876225" calcext:value-type="float">
            <text:p>0.957710159876225</text:p>
          </table:table-cell>
          <table:table-cell table:formula="of:=[$'06_pr2377-positionliteral-javarule-data'.B230]" office:value-type="float" office:value="0.4024" calcext:value-type="float">
            <text:p>0.4024</text:p>
          </table:table-cell>
          <table:table-cell table:formula="of:=[.K230]/[.B230]" office:value-type="float" office:value="1.03764827230531" calcext:value-type="float">
            <text:p>1.03764827230531</text:p>
          </table:table-cell>
          <table:table-cell table:formula="of:=[$'07_pr2377-junit-improved-data'.B230]" office:value-type="float" office:value="0.3718" calcext:value-type="float">
            <text:p>0.3718</text:p>
          </table:table-cell>
          <table:table-cell table:formula="of:=[.M230]/[.B230]" office:value-type="float" office:value="0.958741619391439" calcext:value-type="float">
            <text:p>0.958741619391439</text:p>
          </table:table-cell>
          <table:table-cell table:formula="of:=[$'08_pr2377-fixed-typeres-data'.B230]" office:value-type="float" office:value="0.4743" calcext:value-type="float">
            <text:p>0.4743</text:p>
          </table:table-cell>
          <table:table-cell table:formula="of:=[.O230]/[.B230]" office:value-type="float" office:value="1.22305312016503" calcext:value-type="float">
            <text:p>1.22305312016503</text:p>
          </table:table-cell>
          <table:table-cell table:formula="of:=[$'09_pr2377-junitstaticsuite-data'.B230]" office:value-type="float" office:value="0.3783" calcext:value-type="float">
            <text:p>0.3783</text:p>
          </table:table-cell>
          <table:table-cell table:formula="of:=[.Q230]/[.B230]" office:value-type="float" office:value="0.975502836513667" calcext:value-type="float">
            <text:p>0.975502836513667</text:p>
          </table:table-cell>
        </table:table-row>
        <table:table-row table:style-name="ro1">
          <table:table-cell table:formula="of:=[$'01_baseline-6.22.0-data'.A231]" office:value-type="string" office:string-value="SwitchStmtsShouldHaveDefault" calcext:value-type="string">
            <text:p>SwitchStmtsShouldHaveDefault</text:p>
          </table:table-cell>
          <table:table-cell table:formula="of:=[$'01_baseline-6.22.0-data'.B231]" office:value-type="float" office:value="1.0634" calcext:value-type="float">
            <text:p>1.0634</text:p>
          </table:table-cell>
          <table:table-cell table:formula="of:=[$'02_master-6.23.0-SNAPSHOT-ea532e6-data'.B231]" office:value-type="float" office:value="0.0061" calcext:value-type="float">
            <text:p>0.0061</text:p>
          </table:table-cell>
          <table:table-cell table:formula="of:=[.C231]/[.B231]" office:value-type="float" office:value="0.00573631747225879" calcext:value-type="float">
            <text:p>0.005736317472259</text:p>
          </table:table-cell>
          <table:table-cell table:formula="of:=[$'03_pr2377-data'.B231]" office:value-type="float" office:value="0.0055" calcext:value-type="float">
            <text:p>0.0055</text:p>
          </table:table-cell>
          <table:table-cell table:formula="of:=[.E231]/[.B231]" office:value-type="float" office:value="0.00517208952416777" calcext:value-type="float">
            <text:p>0.005172089524168</text:p>
          </table:table-cell>
          <table:table-cell table:formula="of:=[$'04_pr2377-improved-properclone-avoiddecimal-data'.B231]" office:value-type="float" office:value="0.0053" calcext:value-type="float">
            <text:p>0.0053</text:p>
          </table:table-cell>
          <table:table-cell table:formula="of:=[.G231]/[.B231]" office:value-type="float" office:value="0.00498401354147075" calcext:value-type="float">
            <text:p>0.004984013541471</text:p>
          </table:table-cell>
          <table:table-cell table:formula="of:=[$'05_pr2377_positionliteral-data'.B231]" office:value-type="float" office:value="0.0058" calcext:value-type="float">
            <text:p>0.0058</text:p>
          </table:table-cell>
          <table:table-cell table:formula="of:=[.I231]/[.B231]" office:value-type="float" office:value="0.00545420349821328" calcext:value-type="float">
            <text:p>0.005454203498213</text:p>
          </table:table-cell>
          <table:table-cell table:formula="of:=[$'06_pr2377-positionliteral-javarule-data'.B231]" office:value-type="float" office:value="0.0057" calcext:value-type="float">
            <text:p>0.0057</text:p>
          </table:table-cell>
          <table:table-cell table:formula="of:=[.K231]/[.B231]" office:value-type="float" office:value="0.00536016550686477" calcext:value-type="float">
            <text:p>0.005360165506865</text:p>
          </table:table-cell>
          <table:table-cell table:formula="of:=[$'07_pr2377-junit-improved-data'.B231]" office:value-type="float" office:value="0.0054" calcext:value-type="float">
            <text:p>0.0054</text:p>
          </table:table-cell>
          <table:table-cell table:formula="of:=[.M231]/[.B231]" office:value-type="float" office:value="0.00507805153281926" calcext:value-type="float">
            <text:p>0.005078051532819</text:p>
          </table:table-cell>
          <table:table-cell table:formula="of:=[$'08_pr2377-fixed-typeres-data'.B231]" office:value-type="float" office:value="0.006" calcext:value-type="float">
            <text:p>0.006</text:p>
          </table:table-cell>
          <table:table-cell table:formula="of:=[.O231]/[.B231]" office:value-type="float" office:value="0.00564227948091029" calcext:value-type="float">
            <text:p>0.00564227948091</text:p>
          </table:table-cell>
          <table:table-cell table:formula="of:=[$'09_pr2377-junitstaticsuite-data'.B231]" office:value-type="float" office:value="0.0057" calcext:value-type="float">
            <text:p>0.0057</text:p>
          </table:table-cell>
          <table:table-cell table:formula="of:=[.Q231]/[.B231]" office:value-type="float" office:value="0.00536016550686477" calcext:value-type="float">
            <text:p>0.005360165506865</text:p>
          </table:table-cell>
        </table:table-row>
        <table:table-row table:style-name="ro1">
          <table:table-cell table:formula="of:=[$'01_baseline-6.22.0-data'.A232]" office:value-type="string" office:string-value="SystemPrintln" calcext:value-type="string">
            <text:p>SystemPrintln</text:p>
          </table:table-cell>
          <table:table-cell table:formula="of:=[$'01_baseline-6.22.0-data'.B232]" office:value-type="float" office:value="1.1987" calcext:value-type="float">
            <text:p>1.1987</text:p>
          </table:table-cell>
          <table:table-cell table:formula="of:=[$'02_master-6.23.0-SNAPSHOT-ea532e6-data'.B232]" office:value-type="float" office:value="1.2376" calcext:value-type="float">
            <text:p>1.2376</text:p>
          </table:table-cell>
          <table:table-cell table:formula="of:=[.C232]/[.B232]" office:value-type="float" office:value="1.03245182280804" calcext:value-type="float">
            <text:p>1.03245182280804</text:p>
          </table:table-cell>
          <table:table-cell table:formula="of:=[$'03_pr2377-data'.B232]" office:value-type="float" office:value="1.6427" calcext:value-type="float">
            <text:p>1.6427</text:p>
          </table:table-cell>
          <table:table-cell table:formula="of:=[.E232]/[.B232]" office:value-type="float" office:value="1.37040126804038" calcext:value-type="float">
            <text:p>1.37040126804038</text:p>
          </table:table-cell>
          <table:table-cell table:formula="of:=[$'04_pr2377-improved-properclone-avoiddecimal-data'.B232]" office:value-type="float" office:value="1.6216" calcext:value-type="float">
            <text:p>1.6216</text:p>
          </table:table-cell>
          <table:table-cell table:formula="of:=[.G232]/[.B232]" office:value-type="float" office:value="1.35279886543756" calcext:value-type="float">
            <text:p>1.35279886543756</text:p>
          </table:table-cell>
          <table:table-cell table:formula="of:=[$'05_pr2377_positionliteral-data'.B232]" office:value-type="float" office:value="1.5664" calcext:value-type="float">
            <text:p>1.5664</text:p>
          </table:table-cell>
          <table:table-cell table:formula="of:=[.I232]/[.B232]" office:value-type="float" office:value="1.30674897805956" calcext:value-type="float">
            <text:p>1.30674897805956</text:p>
          </table:table-cell>
          <table:table-cell table:formula="of:=[$'06_pr2377-positionliteral-javarule-data'.B232]" office:value-type="float" office:value="1.686" calcext:value-type="float">
            <text:p>1.686</text:p>
          </table:table-cell>
          <table:table-cell table:formula="of:=[.K232]/[.B232]" office:value-type="float" office:value="1.40652373404522" calcext:value-type="float">
            <text:p>1.40652373404522</text:p>
          </table:table-cell>
          <table:table-cell table:formula="of:=[$'07_pr2377-junit-improved-data'.B232]" office:value-type="float" office:value="1.6434" calcext:value-type="float">
            <text:p>1.6434</text:p>
          </table:table-cell>
          <table:table-cell table:formula="of:=[.M232]/[.B232]" office:value-type="float" office:value="1.3709852340035" calcext:value-type="float">
            <text:p>1.3709852340035</text:p>
          </table:table-cell>
          <table:table-cell table:formula="of:=[$'08_pr2377-fixed-typeres-data'.B232]" office:value-type="float" office:value="1.6498" calcext:value-type="float">
            <text:p>1.6498</text:p>
          </table:table-cell>
          <table:table-cell table:formula="of:=[.O232]/[.B232]" office:value-type="float" office:value="1.37632435138066" calcext:value-type="float">
            <text:p>1.37632435138066</text:p>
          </table:table-cell>
          <table:table-cell table:formula="of:=[$'09_pr2377-junitstaticsuite-data'.B232]" office:value-type="float" office:value="1.6398" calcext:value-type="float">
            <text:p>1.6398</text:p>
          </table:table-cell>
          <table:table-cell table:formula="of:=[.Q232]/[.B232]" office:value-type="float" office:value="1.36798198047885" calcext:value-type="float">
            <text:p>1.36798198047885</text:p>
          </table:table-cell>
        </table:table-row>
        <table:table-row table:style-name="ro1">
          <table:table-cell table:formula="of:=[$'01_baseline-6.22.0-data'.A233]" office:value-type="string" office:string-value="TestClassWithoutTestCases" calcext:value-type="string">
            <text:p>TestClassWithoutTestCases</text:p>
          </table:table-cell>
          <table:table-cell table:formula="of:=[$'01_baseline-6.22.0-data'.B233]" office:value-type="float" office:value="4.0601" calcext:value-type="float">
            <text:p>4.0601</text:p>
          </table:table-cell>
          <table:table-cell table:formula="of:=[$'02_master-6.23.0-SNAPSHOT-ea532e6-data'.B233]" office:value-type="float" office:value="1.2374" calcext:value-type="float">
            <text:p>1.2374</text:p>
          </table:table-cell>
          <table:table-cell table:formula="of:=[.C233]/[.B233]" office:value-type="float" office:value="0.304770818452747" calcext:value-type="float">
            <text:p>0.304770818452747</text:p>
          </table:table-cell>
          <table:table-cell table:formula="of:=[$'03_pr2377-data'.B233]" office:value-type="float" office:value="1.1421" calcext:value-type="float">
            <text:p>1.1421</text:p>
          </table:table-cell>
          <table:table-cell table:formula="of:=[.E233]/[.B233]" office:value-type="float" office:value="0.281298490184971" calcext:value-type="float">
            <text:p>0.281298490184971</text:p>
          </table:table-cell>
          <table:table-cell table:formula="of:=[$'04_pr2377-improved-properclone-avoiddecimal-data'.B233]" office:value-type="float" office:value="1.1599" calcext:value-type="float">
            <text:p>1.1599</text:p>
          </table:table-cell>
          <table:table-cell table:formula="of:=[.G233]/[.B233]" office:value-type="float" office:value="0.285682618654713" calcext:value-type="float">
            <text:p>0.285682618654713</text:p>
          </table:table-cell>
          <table:table-cell table:formula="of:=[$'05_pr2377_positionliteral-data'.B233]" office:value-type="float" office:value="1.2077" calcext:value-type="float">
            <text:p>1.2077</text:p>
          </table:table-cell>
          <table:table-cell table:formula="of:=[.I233]/[.B233]" office:value-type="float" office:value="0.297455727691436" calcext:value-type="float">
            <text:p>0.297455727691436</text:p>
          </table:table-cell>
          <table:table-cell table:formula="of:=[$'06_pr2377-positionliteral-javarule-data'.B233]" office:value-type="float" office:value="1.1686" calcext:value-type="float">
            <text:p>1.1686</text:p>
          </table:table-cell>
          <table:table-cell table:formula="of:=[.K233]/[.B233]" office:value-type="float" office:value="0.287825423019137" calcext:value-type="float">
            <text:p>0.287825423019137</text:p>
          </table:table-cell>
          <table:table-cell table:formula="of:=[$'07_pr2377-junit-improved-data'.B233]" office:value-type="float" office:value="1.1509" calcext:value-type="float">
            <text:p>1.1509</text:p>
          </table:table-cell>
          <table:table-cell table:formula="of:=[.M233]/[.B233]" office:value-type="float" office:value="0.283465924484619" calcext:value-type="float">
            <text:p>0.283465924484619</text:p>
          </table:table-cell>
          <table:table-cell table:formula="of:=[$'08_pr2377-fixed-typeres-data'.B233]" office:value-type="float" office:value="1.1973" calcext:value-type="float">
            <text:p>1.1973</text:p>
          </table:table-cell>
          <table:table-cell table:formula="of:=[.O233]/[.B233]" office:value-type="float" office:value="0.294894214428216" calcext:value-type="float">
            <text:p>0.294894214428216</text:p>
          </table:table-cell>
          <table:table-cell table:formula="of:=[$'09_pr2377-junitstaticsuite-data'.B233]" office:value-type="float" office:value="1.2596" calcext:value-type="float">
            <text:p>1.2596</text:p>
          </table:table-cell>
          <table:table-cell table:formula="of:=[.Q233]/[.B233]" office:value-type="float" office:value="0.310238664072313" calcext:value-type="float">
            <text:p>0.310238664072313</text:p>
          </table:table-cell>
        </table:table-row>
        <table:table-row table:style-name="ro1">
          <table:table-cell table:formula="of:=[$'01_baseline-6.22.0-data'.A234]" office:value-type="string" office:string-value="TooFewBranchesForASwitchStatement" calcext:value-type="string">
            <text:p>TooFewBranchesForASwitchStatement</text:p>
          </table:table-cell>
          <table:table-cell table:formula="of:=[$'01_baseline-6.22.0-data'.B234]" office:value-type="float" office:value="0.0122" calcext:value-type="float">
            <text:p>0.0122</text:p>
          </table:table-cell>
          <table:table-cell table:formula="of:=[$'02_master-6.23.0-SNAPSHOT-ea532e6-data'.B234]" office:value-type="float" office:value="0.0117" calcext:value-type="float">
            <text:p>0.0117</text:p>
          </table:table-cell>
          <table:table-cell table:formula="of:=[.C234]/[.B234]" office:value-type="float" office:value="0.959016393442623" calcext:value-type="float">
            <text:p>0.959016393442623</text:p>
          </table:table-cell>
          <table:table-cell table:formula="of:=[$'03_pr2377-data'.B234]" office:value-type="float" office:value="0.0077" calcext:value-type="float">
            <text:p>0.0077</text:p>
          </table:table-cell>
          <table:table-cell table:formula="of:=[.E234]/[.B234]" office:value-type="float" office:value="0.631147540983607" calcext:value-type="float">
            <text:p>0.631147540983607</text:p>
          </table:table-cell>
          <table:table-cell table:formula="of:=[$'04_pr2377-improved-properclone-avoiddecimal-data'.B234]" office:value-type="float" office:value="0.0086" calcext:value-type="float">
            <text:p>0.0086</text:p>
          </table:table-cell>
          <table:table-cell table:formula="of:=[.G234]/[.B234]" office:value-type="float" office:value="0.704918032786885" calcext:value-type="float">
            <text:p>0.704918032786885</text:p>
          </table:table-cell>
          <table:table-cell table:formula="of:=[$'05_pr2377_positionliteral-data'.B234]" office:value-type="float" office:value="0.0084" calcext:value-type="float">
            <text:p>0.0084</text:p>
          </table:table-cell>
          <table:table-cell table:formula="of:=[.I234]/[.B234]" office:value-type="float" office:value="0.688524590163935" calcext:value-type="float">
            <text:p>0.688524590163935</text:p>
          </table:table-cell>
          <table:table-cell table:formula="of:=[$'06_pr2377-positionliteral-javarule-data'.B234]" office:value-type="float" office:value="0.0084" calcext:value-type="float">
            <text:p>0.0084</text:p>
          </table:table-cell>
          <table:table-cell table:formula="of:=[.K234]/[.B234]" office:value-type="float" office:value="0.688524590163935" calcext:value-type="float">
            <text:p>0.688524590163935</text:p>
          </table:table-cell>
          <table:table-cell table:formula="of:=[$'07_pr2377-junit-improved-data'.B234]" office:value-type="float" office:value="0.0079" calcext:value-type="float">
            <text:p>0.0079</text:p>
          </table:table-cell>
          <table:table-cell table:formula="of:=[.M234]/[.B234]" office:value-type="float" office:value="0.647540983606557" calcext:value-type="float">
            <text:p>0.647540983606557</text:p>
          </table:table-cell>
          <table:table-cell table:formula="of:=[$'08_pr2377-fixed-typeres-data'.B234]" office:value-type="float" office:value="0.0083" calcext:value-type="float">
            <text:p>0.0083</text:p>
          </table:table-cell>
          <table:table-cell table:formula="of:=[.O234]/[.B234]" office:value-type="float" office:value="0.680327868852459" calcext:value-type="float">
            <text:p>0.680327868852459</text:p>
          </table:table-cell>
          <table:table-cell table:formula="of:=[$'09_pr2377-junitstaticsuite-data'.B234]" office:value-type="float" office:value="0.0078" calcext:value-type="float">
            <text:p>0.0078</text:p>
          </table:table-cell>
          <table:table-cell table:formula="of:=[.Q234]/[.B234]" office:value-type="float" office:value="0.639344262295082" calcext:value-type="float">
            <text:p>0.639344262295082</text:p>
          </table:table-cell>
        </table:table-row>
        <table:table-row table:style-name="ro1">
          <table:table-cell table:formula="of:=[$'01_baseline-6.22.0-data'.A235]" office:value-type="string" office:string-value="TooManyFields" calcext:value-type="string">
            <text:p>TooManyFields</text:p>
          </table:table-cell>
          <table:table-cell table:formula="of:=[$'01_baseline-6.22.0-data'.B235]" office:value-type="float" office:value="0.3677" calcext:value-type="float">
            <text:p>0.3677</text:p>
          </table:table-cell>
          <table:table-cell table:formula="of:=[$'02_master-6.23.0-SNAPSHOT-ea532e6-data'.B235]" office:value-type="float" office:value="0.3473" calcext:value-type="float">
            <text:p>0.3473</text:p>
          </table:table-cell>
          <table:table-cell table:formula="of:=[.C235]/[.B235]" office:value-type="float" office:value="0.944519989121566" calcext:value-type="float">
            <text:p>0.944519989121566</text:p>
          </table:table-cell>
          <table:table-cell table:formula="of:=[$'03_pr2377-data'.B235]" office:value-type="float" office:value="0.3381" calcext:value-type="float">
            <text:p>0.3381</text:p>
          </table:table-cell>
          <table:table-cell table:formula="of:=[.E235]/[.B235]" office:value-type="float" office:value="0.919499592058743" calcext:value-type="float">
            <text:p>0.919499592058743</text:p>
          </table:table-cell>
          <table:table-cell table:formula="of:=[$'04_pr2377-improved-properclone-avoiddecimal-data'.B235]" office:value-type="float" office:value="0.3381" calcext:value-type="float">
            <text:p>0.3381</text:p>
          </table:table-cell>
          <table:table-cell table:formula="of:=[.G235]/[.B235]" office:value-type="float" office:value="0.919499592058743" calcext:value-type="float">
            <text:p>0.919499592058743</text:p>
          </table:table-cell>
          <table:table-cell table:formula="of:=[$'05_pr2377_positionliteral-data'.B235]" office:value-type="float" office:value="0.338" calcext:value-type="float">
            <text:p>0.338</text:p>
          </table:table-cell>
          <table:table-cell table:formula="of:=[.I235]/[.B235]" office:value-type="float" office:value="0.919227631221104" calcext:value-type="float">
            <text:p>0.919227631221104</text:p>
          </table:table-cell>
          <table:table-cell table:formula="of:=[$'06_pr2377-positionliteral-javarule-data'.B235]" office:value-type="float" office:value="0.3753" calcext:value-type="float">
            <text:p>0.3753</text:p>
          </table:table-cell>
          <table:table-cell table:formula="of:=[.K235]/[.B235]" office:value-type="float" office:value="1.02066902366059" calcext:value-type="float">
            <text:p>1.02066902366059</text:p>
          </table:table-cell>
          <table:table-cell table:formula="of:=[$'07_pr2377-junit-improved-data'.B235]" office:value-type="float" office:value="0.3366" calcext:value-type="float">
            <text:p>0.3366</text:p>
          </table:table-cell>
          <table:table-cell table:formula="of:=[.M235]/[.B235]" office:value-type="float" office:value="0.915420179494153" calcext:value-type="float">
            <text:p>0.915420179494153</text:p>
          </table:table-cell>
          <table:table-cell table:formula="of:=[$'08_pr2377-fixed-typeres-data'.B235]" office:value-type="float" office:value="0.3579" calcext:value-type="float">
            <text:p>0.3579</text:p>
          </table:table-cell>
          <table:table-cell table:formula="of:=[.O235]/[.B235]" office:value-type="float" office:value="0.973347837911341" calcext:value-type="float">
            <text:p>0.973347837911341</text:p>
          </table:table-cell>
          <table:table-cell table:formula="of:=[$'09_pr2377-junitstaticsuite-data'.B235]" office:value-type="float" office:value="0.3442" calcext:value-type="float">
            <text:p>0.3442</text:p>
          </table:table-cell>
          <table:table-cell table:formula="of:=[.Q235]/[.B235]" office:value-type="float" office:value="0.936089203154746" calcext:value-type="float">
            <text:p>0.936089203154746</text:p>
          </table:table-cell>
        </table:table-row>
        <table:table-row table:style-name="ro1">
          <table:table-cell table:formula="of:=[$'01_baseline-6.22.0-data'.A236]" office:value-type="string" office:string-value="TooManyMethods" calcext:value-type="string">
            <text:p>TooManyMethods</text:p>
          </table:table-cell>
          <table:table-cell table:formula="of:=[$'01_baseline-6.22.0-data'.B236]" office:value-type="float" office:value="0.4687" calcext:value-type="float">
            <text:p>0.4687</text:p>
          </table:table-cell>
          <table:table-cell table:formula="of:=[$'02_master-6.23.0-SNAPSHOT-ea532e6-data'.B236]" office:value-type="float" office:value="0.4546" calcext:value-type="float">
            <text:p>0.4546</text:p>
          </table:table-cell>
          <table:table-cell table:formula="of:=[.C236]/[.B236]" office:value-type="float" office:value="0.969916791124387" calcext:value-type="float">
            <text:p>0.969916791124387</text:p>
          </table:table-cell>
          <table:table-cell table:formula="of:=[$'03_pr2377-data'.B236]" office:value-type="float" office:value="0.425" calcext:value-type="float">
            <text:p>0.425</text:p>
          </table:table-cell>
          <table:table-cell table:formula="of:=[.E236]/[.B236]" office:value-type="float" office:value="0.90676338809473" calcext:value-type="float">
            <text:p>0.90676338809473</text:p>
          </table:table-cell>
          <table:table-cell table:formula="of:=[$'04_pr2377-improved-properclone-avoiddecimal-data'.B236]" office:value-type="float" office:value="0.4246" calcext:value-type="float">
            <text:p>0.4246</text:p>
          </table:table-cell>
          <table:table-cell table:formula="of:=[.G236]/[.B236]" office:value-type="float" office:value="0.905909963729465" calcext:value-type="float">
            <text:p>0.905909963729465</text:p>
          </table:table-cell>
          <table:table-cell table:formula="of:=[$'05_pr2377_positionliteral-data'.B236]" office:value-type="float" office:value="0.4615" calcext:value-type="float">
            <text:p>0.4615</text:p>
          </table:table-cell>
          <table:table-cell table:formula="of:=[.I236]/[.B236]" office:value-type="float" office:value="0.984638361425219" calcext:value-type="float">
            <text:p>0.984638361425219</text:p>
          </table:table-cell>
          <table:table-cell table:formula="of:=[$'06_pr2377-positionliteral-javarule-data'.B236]" office:value-type="float" office:value="0.437" calcext:value-type="float">
            <text:p>0.437</text:p>
          </table:table-cell>
          <table:table-cell table:formula="of:=[.K236]/[.B236]" office:value-type="float" office:value="0.932366119052699" calcext:value-type="float">
            <text:p>0.932366119052699</text:p>
          </table:table-cell>
          <table:table-cell table:formula="of:=[$'07_pr2377-junit-improved-data'.B236]" office:value-type="float" office:value="0.5064" calcext:value-type="float">
            <text:p>0.5064</text:p>
          </table:table-cell>
          <table:table-cell table:formula="of:=[.M236]/[.B236]" office:value-type="float" office:value="1.08043524642629" calcext:value-type="float">
            <text:p>1.08043524642629</text:p>
          </table:table-cell>
          <table:table-cell table:formula="of:=[$'08_pr2377-fixed-typeres-data'.B236]" office:value-type="float" office:value="0.4437" calcext:value-type="float">
            <text:p>0.4437</text:p>
          </table:table-cell>
          <table:table-cell table:formula="of:=[.O236]/[.B236]" office:value-type="float" office:value="0.946660977170898" calcext:value-type="float">
            <text:p>0.946660977170898</text:p>
          </table:table-cell>
          <table:table-cell table:formula="of:=[$'09_pr2377-junitstaticsuite-data'.B236]" office:value-type="float" office:value="0.4642" calcext:value-type="float">
            <text:p>0.4642</text:p>
          </table:table-cell>
          <table:table-cell table:formula="of:=[.Q236]/[.B236]" office:value-type="float" office:value="0.990398975890762" calcext:value-type="float">
            <text:p>0.990398975890762</text:p>
          </table:table-cell>
        </table:table-row>
        <table:table-row table:style-name="ro1">
          <table:table-cell table:formula="of:=[$'01_baseline-6.22.0-data'.A237]" office:value-type="string" office:string-value="TooManyStaticImports" calcext:value-type="string">
            <text:p>TooManyStaticImports</text:p>
          </table:table-cell>
          <table:table-cell table:formula="of:=[$'01_baseline-6.22.0-data'.B237]" office:value-type="float" office:value="0.1759" calcext:value-type="float">
            <text:p>0.1759</text:p>
          </table:table-cell>
          <table:table-cell table:formula="of:=[$'02_master-6.23.0-SNAPSHOT-ea532e6-data'.B237]" office:value-type="float" office:value="0.1706" calcext:value-type="float">
            <text:p>0.1706</text:p>
          </table:table-cell>
          <table:table-cell table:formula="of:=[.C237]/[.B237]" office:value-type="float" office:value="0.969869243888573" calcext:value-type="float">
            <text:p>0.969869243888573</text:p>
          </table:table-cell>
          <table:table-cell table:formula="of:=[$'03_pr2377-data'.B237]" office:value-type="float" office:value="0.1875" calcext:value-type="float">
            <text:p>0.1875</text:p>
          </table:table-cell>
          <table:table-cell table:formula="of:=[.E237]/[.B237]" office:value-type="float" office:value="1.06594656054576" calcext:value-type="float">
            <text:p>1.06594656054576</text:p>
          </table:table-cell>
          <table:table-cell table:formula="of:=[$'04_pr2377-improved-properclone-avoiddecimal-data'.B237]" office:value-type="float" office:value="0.1857" calcext:value-type="float">
            <text:p>0.1857</text:p>
          </table:table-cell>
          <table:table-cell table:formula="of:=[.G237]/[.B237]" office:value-type="float" office:value="1.05571347356453" calcext:value-type="float">
            <text:p>1.05571347356453</text:p>
          </table:table-cell>
          <table:table-cell table:formula="of:=[$'05_pr2377_positionliteral-data'.B237]" office:value-type="float" office:value="0.1926" calcext:value-type="float">
            <text:p>0.1926</text:p>
          </table:table-cell>
          <table:table-cell table:formula="of:=[.I237]/[.B237]" office:value-type="float" office:value="1.09494030699261" calcext:value-type="float">
            <text:p>1.09494030699261</text:p>
          </table:table-cell>
          <table:table-cell table:formula="of:=[$'06_pr2377-positionliteral-javarule-data'.B237]" office:value-type="float" office:value="0.1931" calcext:value-type="float">
            <text:p>0.1931</text:p>
          </table:table-cell>
          <table:table-cell table:formula="of:=[.K237]/[.B237]" office:value-type="float" office:value="1.09778283115407" calcext:value-type="float">
            <text:p>1.09778283115407</text:p>
          </table:table-cell>
          <table:table-cell table:formula="of:=[$'07_pr2377-junit-improved-data'.B237]" office:value-type="float" office:value="0.1956" calcext:value-type="float">
            <text:p>0.1956</text:p>
          </table:table-cell>
          <table:table-cell table:formula="of:=[.M237]/[.B237]" office:value-type="float" office:value="1.11199545196134" calcext:value-type="float">
            <text:p>1.11199545196134</text:p>
          </table:table-cell>
          <table:table-cell table:formula="of:=[$'08_pr2377-fixed-typeres-data'.B237]" office:value-type="float" office:value="0.196" calcext:value-type="float">
            <text:p>0.196</text:p>
          </table:table-cell>
          <table:table-cell table:formula="of:=[.O237]/[.B237]" office:value-type="float" office:value="1.11426947129051" calcext:value-type="float">
            <text:p>1.11426947129051</text:p>
          </table:table-cell>
          <table:table-cell table:formula="of:=[$'09_pr2377-junitstaticsuite-data'.B237]" office:value-type="float" office:value="0.2665" calcext:value-type="float">
            <text:p>0.2665</text:p>
          </table:table-cell>
          <table:table-cell table:formula="of:=[.Q237]/[.B237]" office:value-type="float" office:value="1.51506537805571" calcext:value-type="float">
            <text:p>1.51506537805571</text:p>
          </table:table-cell>
        </table:table-row>
        <table:table-row table:style-name="ro1">
          <table:table-cell table:formula="of:=[$'01_baseline-6.22.0-data'.A238]" office:value-type="string" office:string-value="UncommentedEmptyConstructor" calcext:value-type="string">
            <text:p>UncommentedEmptyConstructor</text:p>
          </table:table-cell>
          <table:table-cell table:formula="of:=[$'01_baseline-6.22.0-data'.B238]" office:value-type="float" office:value="0.0363" calcext:value-type="float">
            <text:p>0.0363</text:p>
          </table:table-cell>
          <table:table-cell table:formula="of:=[$'02_master-6.23.0-SNAPSHOT-ea532e6-data'.B238]" office:value-type="float" office:value="0.0388" calcext:value-type="float">
            <text:p>0.0388</text:p>
          </table:table-cell>
          <table:table-cell table:formula="of:=[.C238]/[.B238]" office:value-type="float" office:value="1.06887052341598" calcext:value-type="float">
            <text:p>1.06887052341598</text:p>
          </table:table-cell>
          <table:table-cell table:formula="of:=[$'03_pr2377-data'.B238]" office:value-type="float" office:value="0.0331" calcext:value-type="float">
            <text:p>0.0331</text:p>
          </table:table-cell>
          <table:table-cell table:formula="of:=[.E238]/[.B238]" office:value-type="float" office:value="0.911845730027548" calcext:value-type="float">
            <text:p>0.911845730027548</text:p>
          </table:table-cell>
          <table:table-cell table:formula="of:=[$'04_pr2377-improved-properclone-avoiddecimal-data'.B238]" office:value-type="float" office:value="0.0711" calcext:value-type="float">
            <text:p>0.0711</text:p>
          </table:table-cell>
          <table:table-cell table:formula="of:=[.G238]/[.B238]" office:value-type="float" office:value="1.95867768595041" calcext:value-type="float">
            <text:p>1.95867768595041</text:p>
          </table:table-cell>
          <table:table-cell table:formula="of:=[$'05_pr2377_positionliteral-data'.B238]" office:value-type="float" office:value="0.0344" calcext:value-type="float">
            <text:p>0.0344</text:p>
          </table:table-cell>
          <table:table-cell table:formula="of:=[.I238]/[.B238]" office:value-type="float" office:value="0.947658402203857" calcext:value-type="float">
            <text:p>0.947658402203857</text:p>
          </table:table-cell>
          <table:table-cell table:formula="of:=[$'06_pr2377-positionliteral-javarule-data'.B238]" office:value-type="float" office:value="0.0349" calcext:value-type="float">
            <text:p>0.0349</text:p>
          </table:table-cell>
          <table:table-cell table:formula="of:=[.K238]/[.B238]" office:value-type="float" office:value="0.961432506887052" calcext:value-type="float">
            <text:p>0.961432506887052</text:p>
          </table:table-cell>
          <table:table-cell table:formula="of:=[$'07_pr2377-junit-improved-data'.B238]" office:value-type="float" office:value="0.0333" calcext:value-type="float">
            <text:p>0.0333</text:p>
          </table:table-cell>
          <table:table-cell table:formula="of:=[.M238]/[.B238]" office:value-type="float" office:value="0.917355371900827" calcext:value-type="float">
            <text:p>0.917355371900827</text:p>
          </table:table-cell>
          <table:table-cell table:formula="of:=[$'08_pr2377-fixed-typeres-data'.B238]" office:value-type="float" office:value="0.0355" calcext:value-type="float">
            <text:p>0.0355</text:p>
          </table:table-cell>
          <table:table-cell table:formula="of:=[.O238]/[.B238]" office:value-type="float" office:value="0.977961432506887" calcext:value-type="float">
            <text:p>0.977961432506887</text:p>
          </table:table-cell>
          <table:table-cell table:formula="of:=[$'09_pr2377-junitstaticsuite-data'.B238]" office:value-type="float" office:value="0.035" calcext:value-type="float">
            <text:p>0.035</text:p>
          </table:table-cell>
          <table:table-cell table:formula="of:=[.Q238]/[.B238]" office:value-type="float" office:value="0.964187327823692" calcext:value-type="float">
            <text:p>0.964187327823692</text:p>
          </table:table-cell>
        </table:table-row>
        <table:table-row table:style-name="ro1">
          <table:table-cell table:formula="of:=[$'01_baseline-6.22.0-data'.A239]" office:value-type="string" office:string-value="UncommentedEmptyMethodBody" calcext:value-type="string">
            <text:p>UncommentedEmptyMethodBody</text:p>
          </table:table-cell>
          <table:table-cell table:formula="of:=[$'01_baseline-6.22.0-data'.B239]" office:value-type="float" office:value="0.0975" calcext:value-type="float">
            <text:p>0.0975</text:p>
          </table:table-cell>
          <table:table-cell table:formula="of:=[$'02_master-6.23.0-SNAPSHOT-ea532e6-data'.B239]" office:value-type="float" office:value="0.104" calcext:value-type="float">
            <text:p>0.104</text:p>
          </table:table-cell>
          <table:table-cell table:formula="of:=[.C239]/[.B239]" office:value-type="float" office:value="1.06666666666667" calcext:value-type="float">
            <text:p>1.06666666666667</text:p>
          </table:table-cell>
          <table:table-cell table:formula="of:=[$'03_pr2377-data'.B239]" office:value-type="float" office:value="0.1076" calcext:value-type="float">
            <text:p>0.1076</text:p>
          </table:table-cell>
          <table:table-cell table:formula="of:=[.E239]/[.B239]" office:value-type="float" office:value="1.10358974358974" calcext:value-type="float">
            <text:p>1.10358974358974</text:p>
          </table:table-cell>
          <table:table-cell table:formula="of:=[$'04_pr2377-improved-properclone-avoiddecimal-data'.B239]" office:value-type="float" office:value="0.1094" calcext:value-type="float">
            <text:p>0.1094</text:p>
          </table:table-cell>
          <table:table-cell table:formula="of:=[.G239]/[.B239]" office:value-type="float" office:value="1.12205128205128" calcext:value-type="float">
            <text:p>1.12205128205128</text:p>
          </table:table-cell>
          <table:table-cell table:formula="of:=[$'05_pr2377_positionliteral-data'.B239]" office:value-type="float" office:value="0.1113" calcext:value-type="float">
            <text:p>0.1113</text:p>
          </table:table-cell>
          <table:table-cell table:formula="of:=[.I239]/[.B239]" office:value-type="float" office:value="1.14153846153846" calcext:value-type="float">
            <text:p>1.14153846153846</text:p>
          </table:table-cell>
          <table:table-cell table:formula="of:=[$'06_pr2377-positionliteral-javarule-data'.B239]" office:value-type="float" office:value="0.1157" calcext:value-type="float">
            <text:p>0.1157</text:p>
          </table:table-cell>
          <table:table-cell table:formula="of:=[.K239]/[.B239]" office:value-type="float" office:value="1.18666666666667" calcext:value-type="float">
            <text:p>1.18666666666667</text:p>
          </table:table-cell>
          <table:table-cell table:formula="of:=[$'07_pr2377-junit-improved-data'.B239]" office:value-type="float" office:value="0.1118" calcext:value-type="float">
            <text:p>0.1118</text:p>
          </table:table-cell>
          <table:table-cell table:formula="of:=[.M239]/[.B239]" office:value-type="float" office:value="1.14666666666667" calcext:value-type="float">
            <text:p>1.14666666666667</text:p>
          </table:table-cell>
          <table:table-cell table:formula="of:=[$'08_pr2377-fixed-typeres-data'.B239]" office:value-type="float" office:value="0.1204" calcext:value-type="float">
            <text:p>0.1204</text:p>
          </table:table-cell>
          <table:table-cell table:formula="of:=[.O239]/[.B239]" office:value-type="float" office:value="1.23487179487179" calcext:value-type="float">
            <text:p>1.23487179487179</text:p>
          </table:table-cell>
          <table:table-cell table:formula="of:=[$'09_pr2377-junitstaticsuite-data'.B239]" office:value-type="float" office:value="0.1109" calcext:value-type="float">
            <text:p>0.1109</text:p>
          </table:table-cell>
          <table:table-cell table:formula="of:=[.Q239]/[.B239]" office:value-type="float" office:value="1.1374358974359" calcext:value-type="float">
            <text:p>1.1374358974359</text:p>
          </table:table-cell>
        </table:table-row>
        <table:table-row table:style-name="ro1">
          <table:table-cell table:formula="of:=[$'01_baseline-6.22.0-data'.A240]" office:value-type="string" office:string-value="UnconditionalIfStatement" calcext:value-type="string">
            <text:p>UnconditionalIfStatement</text:p>
          </table:table-cell>
          <table:table-cell table:formula="of:=[$'01_baseline-6.22.0-data'.B240]" office:value-type="float" office:value="0.0377" calcext:value-type="float">
            <text:p>0.0377</text:p>
          </table:table-cell>
          <table:table-cell table:formula="of:=[$'02_master-6.23.0-SNAPSHOT-ea532e6-data'.B240]" office:value-type="float" office:value="0.0461" calcext:value-type="float">
            <text:p>0.0461</text:p>
          </table:table-cell>
          <table:table-cell table:formula="of:=[.C240]/[.B240]" office:value-type="float" office:value="1.22281167108753" calcext:value-type="float">
            <text:p>1.22281167108753</text:p>
          </table:table-cell>
          <table:table-cell table:formula="of:=[$'03_pr2377-data'.B240]" office:value-type="float" office:value="0.0508" calcext:value-type="float">
            <text:p>0.0508</text:p>
          </table:table-cell>
          <table:table-cell table:formula="of:=[.E240]/[.B240]" office:value-type="float" office:value="1.3474801061008" calcext:value-type="float">
            <text:p>1.3474801061008</text:p>
          </table:table-cell>
          <table:table-cell table:formula="of:=[$'04_pr2377-improved-properclone-avoiddecimal-data'.B240]" office:value-type="float" office:value="0.0504" calcext:value-type="float">
            <text:p>0.0504</text:p>
          </table:table-cell>
          <table:table-cell table:formula="of:=[.G240]/[.B240]" office:value-type="float" office:value="1.3368700265252" calcext:value-type="float">
            <text:p>1.3368700265252</text:p>
          </table:table-cell>
          <table:table-cell table:formula="of:=[$'05_pr2377_positionliteral-data'.B240]" office:value-type="float" office:value="0.0503" calcext:value-type="float">
            <text:p>0.0503</text:p>
          </table:table-cell>
          <table:table-cell table:formula="of:=[.I240]/[.B240]" office:value-type="float" office:value="1.3342175066313" calcext:value-type="float">
            <text:p>1.3342175066313</text:p>
          </table:table-cell>
          <table:table-cell table:formula="of:=[$'06_pr2377-positionliteral-javarule-data'.B240]" office:value-type="float" office:value="0.0524" calcext:value-type="float">
            <text:p>0.0524</text:p>
          </table:table-cell>
          <table:table-cell table:formula="of:=[.K240]/[.B240]" office:value-type="float" office:value="1.38992042440318" calcext:value-type="float">
            <text:p>1.38992042440318</text:p>
          </table:table-cell>
          <table:table-cell table:formula="of:=[$'07_pr2377-junit-improved-data'.B240]" office:value-type="float" office:value="0.0516" calcext:value-type="float">
            <text:p>0.0516</text:p>
          </table:table-cell>
          <table:table-cell table:formula="of:=[.M240]/[.B240]" office:value-type="float" office:value="1.36870026525199" calcext:value-type="float">
            <text:p>1.36870026525199</text:p>
          </table:table-cell>
          <table:table-cell table:formula="of:=[$'08_pr2377-fixed-typeres-data'.B240]" office:value-type="float" office:value="0.0542" calcext:value-type="float">
            <text:p>0.0542</text:p>
          </table:table-cell>
          <table:table-cell table:formula="of:=[.O240]/[.B240]" office:value-type="float" office:value="1.43766578249337" calcext:value-type="float">
            <text:p>1.43766578249337</text:p>
          </table:table-cell>
          <table:table-cell table:formula="of:=[$'09_pr2377-junitstaticsuite-data'.B240]" office:value-type="float" office:value="0.0508" calcext:value-type="float">
            <text:p>0.0508</text:p>
          </table:table-cell>
          <table:table-cell table:formula="of:=[.Q240]/[.B240]" office:value-type="float" office:value="1.3474801061008" calcext:value-type="float">
            <text:p>1.3474801061008</text:p>
          </table:table-cell>
        </table:table-row>
        <table:table-row table:style-name="ro1">
          <table:table-cell table:formula="of:=[$'01_baseline-6.22.0-data'.A241]" office:value-type="string" office:string-value="UnnecessaryAnnotationValueElement" calcext:value-type="string">
            <text:p>UnnecessaryAnnotationValueElement</text:p>
          </table:table-cell>
          <table:table-cell table:formula="of:=[$'01_baseline-6.22.0-data'.B241]" office:value-type="float" office:value="0.0263" calcext:value-type="float">
            <text:p>0.0263</text:p>
          </table:table-cell>
          <table:table-cell table:formula="of:=[$'02_master-6.23.0-SNAPSHOT-ea532e6-data'.B241]" office:value-type="float" office:value="0.0305" calcext:value-type="float">
            <text:p>0.0305</text:p>
          </table:table-cell>
          <table:table-cell table:formula="of:=[.C241]/[.B241]" office:value-type="float" office:value="1.15969581749049" calcext:value-type="float">
            <text:p>1.15969581749049</text:p>
          </table:table-cell>
          <table:table-cell table:formula="of:=[$'03_pr2377-data'.B241]" office:value-type="float" office:value="0.0293" calcext:value-type="float">
            <text:p>0.0293</text:p>
          </table:table-cell>
          <table:table-cell table:formula="of:=[.E241]/[.B241]" office:value-type="float" office:value="1.11406844106464" calcext:value-type="float">
            <text:p>1.11406844106464</text:p>
          </table:table-cell>
          <table:table-cell table:formula="of:=[$'04_pr2377-improved-properclone-avoiddecimal-data'.B241]" office:value-type="float" office:value="0.0314" calcext:value-type="float">
            <text:p>0.0314</text:p>
          </table:table-cell>
          <table:table-cell table:formula="of:=[.G241]/[.B241]" office:value-type="float" office:value="1.19391634980989" calcext:value-type="float">
            <text:p>1.19391634980989</text:p>
          </table:table-cell>
          <table:table-cell table:formula="of:=[$'05_pr2377_positionliteral-data'.B241]" office:value-type="float" office:value="0.0299" calcext:value-type="float">
            <text:p>0.0299</text:p>
          </table:table-cell>
          <table:table-cell table:formula="of:=[.I241]/[.B241]" office:value-type="float" office:value="1.13688212927757" calcext:value-type="float">
            <text:p>1.13688212927757</text:p>
          </table:table-cell>
          <table:table-cell table:formula="of:=[$'06_pr2377-positionliteral-javarule-data'.B241]" office:value-type="float" office:value="0.0304" calcext:value-type="float">
            <text:p>0.0304</text:p>
          </table:table-cell>
          <table:table-cell table:formula="of:=[.K241]/[.B241]" office:value-type="float" office:value="1.15589353612167" calcext:value-type="float">
            <text:p>1.15589353612167</text:p>
          </table:table-cell>
          <table:table-cell table:formula="of:=[$'07_pr2377-junit-improved-data'.B241]" office:value-type="float" office:value="0.0302" calcext:value-type="float">
            <text:p>0.0302</text:p>
          </table:table-cell>
          <table:table-cell table:formula="of:=[.M241]/[.B241]" office:value-type="float" office:value="1.14828897338403" calcext:value-type="float">
            <text:p>1.14828897338403</text:p>
          </table:table-cell>
          <table:table-cell table:formula="of:=[$'08_pr2377-fixed-typeres-data'.B241]" office:value-type="float" office:value="0.0308" calcext:value-type="float">
            <text:p>0.0308</text:p>
          </table:table-cell>
          <table:table-cell table:formula="of:=[.O241]/[.B241]" office:value-type="float" office:value="1.17110266159696" calcext:value-type="float">
            <text:p>1.17110266159696</text:p>
          </table:table-cell>
          <table:table-cell table:formula="of:=[$'09_pr2377-junitstaticsuite-data'.B241]" office:value-type="float" office:value="0.0317" calcext:value-type="float">
            <text:p>0.0317</text:p>
          </table:table-cell>
          <table:table-cell table:formula="of:=[.Q241]/[.B241]" office:value-type="float" office:value="1.20532319391635" calcext:value-type="float">
            <text:p>1.20532319391635</text:p>
          </table:table-cell>
        </table:table-row>
        <table:table-row table:style-name="ro1">
          <table:table-cell table:formula="of:=[$'01_baseline-6.22.0-data'.A242]" office:value-type="string" office:string-value="UnnecessaryBooleanAssertion" calcext:value-type="string">
            <text:p>UnnecessaryBooleanAssertion</text:p>
          </table:table-cell>
          <table:table-cell table:formula="of:=[$'01_baseline-6.22.0-data'.B242]" office:value-type="float" office:value="0.5786" calcext:value-type="float">
            <text:p>0.5786</text:p>
          </table:table-cell>
          <table:table-cell table:formula="of:=[$'02_master-6.23.0-SNAPSHOT-ea532e6-data'.B242]" office:value-type="float" office:value="0.4753" calcext:value-type="float">
            <text:p>0.4753</text:p>
          </table:table-cell>
          <table:table-cell table:formula="of:=[.C242]/[.B242]" office:value-type="float" office:value="0.821465606636709" calcext:value-type="float">
            <text:p>0.821465606636709</text:p>
          </table:table-cell>
          <table:table-cell table:formula="of:=[$'03_pr2377-data'.B242]" office:value-type="float" office:value="1.408" calcext:value-type="float">
            <text:p>1.408</text:p>
          </table:table-cell>
          <table:table-cell table:formula="of:=[.E242]/[.B242]" office:value-type="float" office:value="2.43346007604563" calcext:value-type="float">
            <text:p>2.43346007604563</text:p>
          </table:table-cell>
          <table:table-cell table:formula="of:=[$'04_pr2377-improved-properclone-avoiddecimal-data'.B242]" office:value-type="float" office:value="1.4547" calcext:value-type="float">
            <text:p>1.4547</text:p>
          </table:table-cell>
          <table:table-cell table:formula="of:=[.G242]/[.B242]" office:value-type="float" office:value="2.51417213964742" calcext:value-type="float">
            <text:p>2.51417213964742</text:p>
          </table:table-cell>
          <table:table-cell table:formula="of:=[$'05_pr2377_positionliteral-data'.B242]" office:value-type="float" office:value="1.3658" calcext:value-type="float">
            <text:p>1.3658</text:p>
          </table:table-cell>
          <table:table-cell table:formula="of:=[.I242]/[.B242]" office:value-type="float" office:value="2.36052540615278" calcext:value-type="float">
            <text:p>2.36052540615278</text:p>
          </table:table-cell>
          <table:table-cell table:formula="of:=[$'06_pr2377-positionliteral-javarule-data'.B242]" office:value-type="float" office:value="1.3955" calcext:value-type="float">
            <text:p>1.3955</text:p>
          </table:table-cell>
          <table:table-cell table:formula="of:=[.K242]/[.B242]" office:value-type="float" office:value="2.41185620463187" calcext:value-type="float">
            <text:p>2.41185620463187</text:p>
          </table:table-cell>
          <table:table-cell table:formula="of:=[$'07_pr2377-junit-improved-data'.B242]" office:value-type="float" office:value="1.3948" calcext:value-type="float">
            <text:p>1.3948</text:p>
          </table:table-cell>
          <table:table-cell table:formula="of:=[.M242]/[.B242]" office:value-type="float" office:value="2.4106463878327" calcext:value-type="float">
            <text:p>2.4106463878327</text:p>
          </table:table-cell>
          <table:table-cell table:formula="of:=[$'08_pr2377-fixed-typeres-data'.B242]" office:value-type="float" office:value="1.4865" calcext:value-type="float">
            <text:p>1.4865</text:p>
          </table:table-cell>
          <table:table-cell table:formula="of:=[.O242]/[.B242]" office:value-type="float" office:value="2.56913238852402" calcext:value-type="float">
            <text:p>2.56913238852402</text:p>
          </table:table-cell>
          <table:table-cell table:formula="of:=[$'09_pr2377-junitstaticsuite-data'.B242]" office:value-type="float" office:value="1.4411" calcext:value-type="float">
            <text:p>1.4411</text:p>
          </table:table-cell>
          <table:table-cell table:formula="of:=[.Q242]/[.B242]" office:value-type="float" office:value="2.49066712754926" calcext:value-type="float">
            <text:p>2.49066712754926</text:p>
          </table:table-cell>
        </table:table-row>
        <table:table-row table:style-name="ro1">
          <table:table-cell table:formula="of:=[$'01_baseline-6.22.0-data'.A243]" office:value-type="string" office:string-value="UnnecessaryCaseChange" calcext:value-type="string">
            <text:p>UnnecessaryCaseChange</text:p>
          </table:table-cell>
          <table:table-cell table:formula="of:=[$'01_baseline-6.22.0-data'.B243]" office:value-type="float" office:value="0.2111" calcext:value-type="float">
            <text:p>0.2111</text:p>
          </table:table-cell>
          <table:table-cell table:formula="of:=[$'02_master-6.23.0-SNAPSHOT-ea532e6-data'.B243]" office:value-type="float" office:value="0.1896" calcext:value-type="float">
            <text:p>0.1896</text:p>
          </table:table-cell>
          <table:table-cell table:formula="of:=[.C243]/[.B243]" office:value-type="float" office:value="0.898152534343913" calcext:value-type="float">
            <text:p>0.898152534343913</text:p>
          </table:table-cell>
          <table:table-cell table:formula="of:=[$'03_pr2377-data'.B243]" office:value-type="float" office:value="0.1875" calcext:value-type="float">
            <text:p>0.1875</text:p>
          </table:table-cell>
          <table:table-cell table:formula="of:=[.E243]/[.B243]" office:value-type="float" office:value="0.888204642349597" calcext:value-type="float">
            <text:p>0.888204642349597</text:p>
          </table:table-cell>
          <table:table-cell table:formula="of:=[$'04_pr2377-improved-properclone-avoiddecimal-data'.B243]" office:value-type="float" office:value="0.186" calcext:value-type="float">
            <text:p>0.186</text:p>
          </table:table-cell>
          <table:table-cell table:formula="of:=[.G243]/[.B243]" office:value-type="float" office:value="0.881099005210801" calcext:value-type="float">
            <text:p>0.881099005210801</text:p>
          </table:table-cell>
          <table:table-cell table:formula="of:=[$'05_pr2377_positionliteral-data'.B243]" office:value-type="float" office:value="0.1887" calcext:value-type="float">
            <text:p>0.1887</text:p>
          </table:table-cell>
          <table:table-cell table:formula="of:=[.I243]/[.B243]" office:value-type="float" office:value="0.893889152060635" calcext:value-type="float">
            <text:p>0.893889152060635</text:p>
          </table:table-cell>
          <table:table-cell table:formula="of:=[$'06_pr2377-positionliteral-javarule-data'.B243]" office:value-type="float" office:value="0.1956" calcext:value-type="float">
            <text:p>0.1956</text:p>
          </table:table-cell>
          <table:table-cell table:formula="of:=[.K243]/[.B243]" office:value-type="float" office:value="0.9265750828991" calcext:value-type="float">
            <text:p>0.9265750828991</text:p>
          </table:table-cell>
          <table:table-cell table:formula="of:=[$'07_pr2377-junit-improved-data'.B243]" office:value-type="float" office:value="0.1875" calcext:value-type="float">
            <text:p>0.1875</text:p>
          </table:table-cell>
          <table:table-cell table:formula="of:=[.M243]/[.B243]" office:value-type="float" office:value="0.888204642349597" calcext:value-type="float">
            <text:p>0.888204642349597</text:p>
          </table:table-cell>
          <table:table-cell table:formula="of:=[$'08_pr2377-fixed-typeres-data'.B243]" office:value-type="float" office:value="0.2196" calcext:value-type="float">
            <text:p>0.2196</text:p>
          </table:table-cell>
          <table:table-cell table:formula="of:=[.O243]/[.B243]" office:value-type="float" office:value="1.04026527711985" calcext:value-type="float">
            <text:p>1.04026527711985</text:p>
          </table:table-cell>
          <table:table-cell table:formula="of:=[$'09_pr2377-junitstaticsuite-data'.B243]" office:value-type="float" office:value="0.1918" calcext:value-type="float">
            <text:p>0.1918</text:p>
          </table:table-cell>
          <table:table-cell table:formula="of:=[.Q243]/[.B243]" office:value-type="float" office:value="0.908574135480815" calcext:value-type="float">
            <text:p>0.908574135480815</text:p>
          </table:table-cell>
        </table:table-row>
        <table:table-row table:style-name="ro1">
          <table:table-cell table:formula="of:=[$'01_baseline-6.22.0-data'.A244]" office:value-type="string" office:string-value="UnnecessaryConstructor" calcext:value-type="string">
            <text:p>UnnecessaryConstructor</text:p>
          </table:table-cell>
          <table:table-cell table:formula="of:=[$'01_baseline-6.22.0-data'.B244]" office:value-type="float" office:value="1.1784" calcext:value-type="float">
            <text:p>1.1784</text:p>
          </table:table-cell>
          <table:table-cell table:formula="of:=[$'02_master-6.23.0-SNAPSHOT-ea532e6-data'.B244]" office:value-type="float" office:value="1.2867" calcext:value-type="float">
            <text:p>1.2867</text:p>
          </table:table-cell>
          <table:table-cell table:formula="of:=[.C244]/[.B244]" office:value-type="float" office:value="1.09190427698574" calcext:value-type="float">
            <text:p>1.09190427698574</text:p>
          </table:table-cell>
          <table:table-cell table:formula="of:=[$'03_pr2377-data'.B244]" office:value-type="float" office:value="1.2525" calcext:value-type="float">
            <text:p>1.2525</text:p>
          </table:table-cell>
          <table:table-cell table:formula="of:=[.E244]/[.B244]" office:value-type="float" office:value="1.06288187372709" calcext:value-type="float">
            <text:p>1.06288187372709</text:p>
          </table:table-cell>
          <table:table-cell table:formula="of:=[$'04_pr2377-improved-properclone-avoiddecimal-data'.B244]" office:value-type="float" office:value="1.1234" calcext:value-type="float">
            <text:p>1.1234</text:p>
          </table:table-cell>
          <table:table-cell table:formula="of:=[.G244]/[.B244]" office:value-type="float" office:value="0.953326544467074" calcext:value-type="float">
            <text:p>0.953326544467074</text:p>
          </table:table-cell>
          <table:table-cell table:formula="of:=[$'05_pr2377_positionliteral-data'.B244]" office:value-type="float" office:value="1.197" calcext:value-type="float">
            <text:p>1.197</text:p>
          </table:table-cell>
          <table:table-cell table:formula="of:=[.I244]/[.B244]" office:value-type="float" office:value="1.01578411405295" calcext:value-type="float">
            <text:p>1.01578411405295</text:p>
          </table:table-cell>
          <table:table-cell table:formula="of:=[$'06_pr2377-positionliteral-javarule-data'.B244]" office:value-type="float" office:value="1.2382" calcext:value-type="float">
            <text:p>1.2382</text:p>
          </table:table-cell>
          <table:table-cell table:formula="of:=[.K244]/[.B244]" office:value-type="float" office:value="1.05074677528853" calcext:value-type="float">
            <text:p>1.05074677528853</text:p>
          </table:table-cell>
          <table:table-cell table:formula="of:=[$'07_pr2377-junit-improved-data'.B244]" office:value-type="float" office:value="1.1612" calcext:value-type="float">
            <text:p>1.1612</text:p>
          </table:table-cell>
          <table:table-cell table:formula="of:=[.M244]/[.B244]" office:value-type="float" office:value="0.985403937542431" calcext:value-type="float">
            <text:p>0.985403937542431</text:p>
          </table:table-cell>
          <table:table-cell table:formula="of:=[$'08_pr2377-fixed-typeres-data'.B244]" office:value-type="float" office:value="1.154" calcext:value-type="float">
            <text:p>1.154</text:p>
          </table:table-cell>
          <table:table-cell table:formula="of:=[.O244]/[.B244]" office:value-type="float" office:value="0.979293957909029" calcext:value-type="float">
            <text:p>0.979293957909029</text:p>
          </table:table-cell>
          <table:table-cell table:formula="of:=[$'09_pr2377-junitstaticsuite-data'.B244]" office:value-type="float" office:value="1.2758" calcext:value-type="float">
            <text:p>1.2758</text:p>
          </table:table-cell>
          <table:table-cell table:formula="of:=[.Q244]/[.B244]" office:value-type="float" office:value="1.0826544467074" calcext:value-type="float">
            <text:p>1.0826544467074</text:p>
          </table:table-cell>
        </table:table-row>
        <table:table-row table:style-name="ro1">
          <table:table-cell table:formula="of:=[$'01_baseline-6.22.0-data'.A245]" office:value-type="string" office:string-value="UnnecessaryConversionTemporary" calcext:value-type="string">
            <text:p>UnnecessaryConversionTemporary</text:p>
          </table:table-cell>
          <table:table-cell table:formula="of:=[$'01_baseline-6.22.0-data'.B245]" office:value-type="float" office:value="0.3618" calcext:value-type="float">
            <text:p>0.3618</text:p>
          </table:table-cell>
          <table:table-cell table:formula="of:=[$'02_master-6.23.0-SNAPSHOT-ea532e6-data'.B245]" office:value-type="float" office:value="0.3603" calcext:value-type="float">
            <text:p>0.3603</text:p>
          </table:table-cell>
          <table:table-cell table:formula="of:=[.C245]/[.B245]" office:value-type="float" office:value="0.995854063018242" calcext:value-type="float">
            <text:p>0.995854063018242</text:p>
          </table:table-cell>
          <table:table-cell table:formula="of:=[$'03_pr2377-data'.B245]" office:value-type="float" office:value="0.3559" calcext:value-type="float">
            <text:p>0.3559</text:p>
          </table:table-cell>
          <table:table-cell table:formula="of:=[.E245]/[.B245]" office:value-type="float" office:value="0.983692647871752" calcext:value-type="float">
            <text:p>0.983692647871752</text:p>
          </table:table-cell>
          <table:table-cell table:formula="of:=[$'04_pr2377-improved-properclone-avoiddecimal-data'.B245]" office:value-type="float" office:value="0.3496" calcext:value-type="float">
            <text:p>0.3496</text:p>
          </table:table-cell>
          <table:table-cell table:formula="of:=[.G245]/[.B245]" office:value-type="float" office:value="0.966279712548369" calcext:value-type="float">
            <text:p>0.966279712548369</text:p>
          </table:table-cell>
          <table:table-cell table:formula="of:=[$'05_pr2377_positionliteral-data'.B245]" office:value-type="float" office:value="0.3578" calcext:value-type="float">
            <text:p>0.3578</text:p>
          </table:table-cell>
          <table:table-cell table:formula="of:=[.I245]/[.B245]" office:value-type="float" office:value="0.988944168048646" calcext:value-type="float">
            <text:p>0.988944168048646</text:p>
          </table:table-cell>
          <table:table-cell table:formula="of:=[$'06_pr2377-positionliteral-javarule-data'.B245]" office:value-type="float" office:value="0.4032" calcext:value-type="float">
            <text:p>0.4032</text:p>
          </table:table-cell>
          <table:table-cell table:formula="of:=[.K245]/[.B245]" office:value-type="float" office:value="1.11442786069652" calcext:value-type="float">
            <text:p>1.11442786069652</text:p>
          </table:table-cell>
          <table:table-cell table:formula="of:=[$'07_pr2377-junit-improved-data'.B245]" office:value-type="float" office:value="0.3804" calcext:value-type="float">
            <text:p>0.3804</text:p>
          </table:table-cell>
          <table:table-cell table:formula="of:=[.M245]/[.B245]" office:value-type="float" office:value="1.0514096185738" calcext:value-type="float">
            <text:p>1.0514096185738</text:p>
          </table:table-cell>
          <table:table-cell table:formula="of:=[$'08_pr2377-fixed-typeres-data'.B245]" office:value-type="float" office:value="0.3618" calcext:value-type="float">
            <text:p>0.3618</text:p>
          </table:table-cell>
          <table:table-cell table:formula="of:=[.O245]/[.B245]" office:value-type="float" office:value="1" calcext:value-type="float">
            <text:p>1</text:p>
          </table:table-cell>
          <table:table-cell table:formula="of:=[$'09_pr2377-junitstaticsuite-data'.B245]" office:value-type="float" office:value="0.3618" calcext:value-type="float">
            <text:p>0.3618</text:p>
          </table:table-cell>
          <table:table-cell table:formula="of:=[.Q245]/[.B245]" office:value-type="float" office:value="1" calcext:value-type="float">
            <text:p>1</text:p>
          </table:table-cell>
        </table:table-row>
        <table:table-row table:style-name="ro1">
          <table:table-cell table:formula="of:=[$'01_baseline-6.22.0-data'.A246]" office:value-type="string" office:string-value="UnnecessaryFullyQualifiedName" calcext:value-type="string">
            <text:p>UnnecessaryFullyQualifiedName</text:p>
          </table:table-cell>
          <table:table-cell table:formula="of:=[$'01_baseline-6.22.0-data'.B246]" office:value-type="float" office:value="0.6601" calcext:value-type="float">
            <text:p>0.6601</text:p>
          </table:table-cell>
          <table:table-cell table:formula="of:=[$'02_master-6.23.0-SNAPSHOT-ea532e6-data'.B246]" office:value-type="float" office:value="0.7441" calcext:value-type="float">
            <text:p>0.7441</text:p>
          </table:table-cell>
          <table:table-cell table:formula="of:=[.C246]/[.B246]" office:value-type="float" office:value="1.12725344644751" calcext:value-type="float">
            <text:p>1.12725344644751</text:p>
          </table:table-cell>
          <table:table-cell table:formula="of:=[$'03_pr2377-data'.B246]" office:value-type="float" office:value="0.6665" calcext:value-type="float">
            <text:p>0.6665</text:p>
          </table:table-cell>
          <table:table-cell table:formula="of:=[.E246]/[.B246]" office:value-type="float" office:value="1.00969550068171" calcext:value-type="float">
            <text:p>1.00969550068171</text:p>
          </table:table-cell>
          <table:table-cell table:formula="of:=[$'04_pr2377-improved-properclone-avoiddecimal-data'.B246]" office:value-type="float" office:value="0.6894" calcext:value-type="float">
            <text:p>0.6894</text:p>
          </table:table-cell>
          <table:table-cell table:formula="of:=[.G246]/[.B246]" office:value-type="float" office:value="1.04438721405848" calcext:value-type="float">
            <text:p>1.04438721405848</text:p>
          </table:table-cell>
          <table:table-cell table:formula="of:=[$'05_pr2377_positionliteral-data'.B246]" office:value-type="float" office:value="0.6641" calcext:value-type="float">
            <text:p>0.6641</text:p>
          </table:table-cell>
          <table:table-cell table:formula="of:=[.I246]/[.B246]" office:value-type="float" office:value="1.00605968792607" calcext:value-type="float">
            <text:p>1.00605968792607</text:p>
          </table:table-cell>
          <table:table-cell table:formula="of:=[$'06_pr2377-positionliteral-javarule-data'.B246]" office:value-type="float" office:value="0.7323" calcext:value-type="float">
            <text:p>0.7323</text:p>
          </table:table-cell>
          <table:table-cell table:formula="of:=[.K246]/[.B246]" office:value-type="float" office:value="1.1093773670656" calcext:value-type="float">
            <text:p>1.1093773670656</text:p>
          </table:table-cell>
          <table:table-cell table:formula="of:=[$'07_pr2377-junit-improved-data'.B246]" office:value-type="float" office:value="0.7745" calcext:value-type="float">
            <text:p>0.7745</text:p>
          </table:table-cell>
          <table:table-cell table:formula="of:=[.M246]/[.B246]" office:value-type="float" office:value="1.17330707468565" calcext:value-type="float">
            <text:p>1.17330707468565</text:p>
          </table:table-cell>
          <table:table-cell table:formula="of:=[$'08_pr2377-fixed-typeres-data'.B246]" office:value-type="float" office:value="0.7629" calcext:value-type="float">
            <text:p>0.7629</text:p>
          </table:table-cell>
          <table:table-cell table:formula="of:=[.O246]/[.B246]" office:value-type="float" office:value="1.15573397970005" calcext:value-type="float">
            <text:p>1.15573397970005</text:p>
          </table:table-cell>
          <table:table-cell table:formula="of:=[$'09_pr2377-junitstaticsuite-data'.B246]" office:value-type="float" office:value="0.6837" calcext:value-type="float">
            <text:p>0.6837</text:p>
          </table:table-cell>
          <table:table-cell table:formula="of:=[.Q246]/[.B246]" office:value-type="float" office:value="1.03575215876382" calcext:value-type="float">
            <text:p>1.03575215876382</text:p>
          </table:table-cell>
        </table:table-row>
        <table:table-row table:style-name="ro1">
          <table:table-cell table:formula="of:=[$'01_baseline-6.22.0-data'.A247]" office:value-type="string" office:string-value="UnnecessaryLocalBeforeReturn" calcext:value-type="string">
            <text:p>UnnecessaryLocalBeforeReturn</text:p>
          </table:table-cell>
          <table:table-cell table:formula="of:=[$'01_baseline-6.22.0-data'.B247]" office:value-type="float" office:value="0.1973" calcext:value-type="float">
            <text:p>0.1973</text:p>
          </table:table-cell>
          <table:table-cell table:formula="of:=[$'02_master-6.23.0-SNAPSHOT-ea532e6-data'.B247]" office:value-type="float" office:value="0.19" calcext:value-type="float">
            <text:p>0.19</text:p>
          </table:table-cell>
          <table:table-cell table:formula="of:=[.C247]/[.B247]" office:value-type="float" office:value="0.963000506842372" calcext:value-type="float">
            <text:p>0.963000506842372</text:p>
          </table:table-cell>
          <table:table-cell table:formula="of:=[$'03_pr2377-data'.B247]" office:value-type="float" office:value="0.1883" calcext:value-type="float">
            <text:p>0.1883</text:p>
          </table:table-cell>
          <table:table-cell table:formula="of:=[.E247]/[.B247]" office:value-type="float" office:value="0.954384186517993" calcext:value-type="float">
            <text:p>0.954384186517993</text:p>
          </table:table-cell>
          <table:table-cell table:formula="of:=[$'04_pr2377-improved-properclone-avoiddecimal-data'.B247]" office:value-type="float" office:value="0.1866" calcext:value-type="float">
            <text:p>0.1866</text:p>
          </table:table-cell>
          <table:table-cell table:formula="of:=[.G247]/[.B247]" office:value-type="float" office:value="0.945767866193614" calcext:value-type="float">
            <text:p>0.945767866193614</text:p>
          </table:table-cell>
          <table:table-cell table:formula="of:=[$'05_pr2377_positionliteral-data'.B247]" office:value-type="float" office:value="0.1897" calcext:value-type="float">
            <text:p>0.1897</text:p>
          </table:table-cell>
          <table:table-cell table:formula="of:=[.I247]/[.B247]" office:value-type="float" office:value="0.961479979726305" calcext:value-type="float">
            <text:p>0.961479979726305</text:p>
          </table:table-cell>
          <table:table-cell table:formula="of:=[$'06_pr2377-positionliteral-javarule-data'.B247]" office:value-type="float" office:value="0.1947" calcext:value-type="float">
            <text:p>0.1947</text:p>
          </table:table-cell>
          <table:table-cell table:formula="of:=[.K247]/[.B247]" office:value-type="float" office:value="0.98682209832742" calcext:value-type="float">
            <text:p>0.98682209832742</text:p>
          </table:table-cell>
          <table:table-cell table:formula="of:=[$'07_pr2377-junit-improved-data'.B247]" office:value-type="float" office:value="0.1936" calcext:value-type="float">
            <text:p>0.1936</text:p>
          </table:table-cell>
          <table:table-cell table:formula="of:=[.M247]/[.B247]" office:value-type="float" office:value="0.981246832235175" calcext:value-type="float">
            <text:p>0.981246832235175</text:p>
          </table:table-cell>
          <table:table-cell table:formula="of:=[$'08_pr2377-fixed-typeres-data'.B247]" office:value-type="float" office:value="0.1963" calcext:value-type="float">
            <text:p>0.1963</text:p>
          </table:table-cell>
          <table:table-cell table:formula="of:=[.O247]/[.B247]" office:value-type="float" office:value="0.994931576279777" calcext:value-type="float">
            <text:p>0.994931576279777</text:p>
          </table:table-cell>
          <table:table-cell table:formula="of:=[$'09_pr2377-junitstaticsuite-data'.B247]" office:value-type="float" office:value="0.2256" calcext:value-type="float">
            <text:p>0.2256</text:p>
          </table:table-cell>
          <table:table-cell table:formula="of:=[.Q247]/[.B247]" office:value-type="float" office:value="1.14343639128231" calcext:value-type="float">
            <text:p>1.14343639128231</text:p>
          </table:table-cell>
        </table:table-row>
        <table:table-row table:style-name="ro1">
          <table:table-cell table:formula="of:=[$'01_baseline-6.22.0-data'.A248]" office:value-type="string" office:string-value="UnnecessaryModifier" calcext:value-type="string">
            <text:p>UnnecessaryModifier</text:p>
          </table:table-cell>
          <table:table-cell table:formula="of:=[$'01_baseline-6.22.0-data'.B248]" office:value-type="float" office:value="0.0565" calcext:value-type="float">
            <text:p>0.0565</text:p>
          </table:table-cell>
          <table:table-cell table:formula="of:=[$'02_master-6.23.0-SNAPSHOT-ea532e6-data'.B248]" office:value-type="float" office:value="0.058" calcext:value-type="float">
            <text:p>0.058</text:p>
          </table:table-cell>
          <table:table-cell table:formula="of:=[.C248]/[.B248]" office:value-type="float" office:value="1.02654867256637" calcext:value-type="float">
            <text:p>1.02654867256637</text:p>
          </table:table-cell>
          <table:table-cell table:formula="of:=[$'03_pr2377-data'.B248]" office:value-type="float" office:value="0.0573" calcext:value-type="float">
            <text:p>0.0573</text:p>
          </table:table-cell>
          <table:table-cell table:formula="of:=[.E248]/[.B248]" office:value-type="float" office:value="1.0141592920354" calcext:value-type="float">
            <text:p>1.0141592920354</text:p>
          </table:table-cell>
          <table:table-cell table:formula="of:=[$'04_pr2377-improved-properclone-avoiddecimal-data'.B248]" office:value-type="float" office:value="0.0591" calcext:value-type="float">
            <text:p>0.0591</text:p>
          </table:table-cell>
          <table:table-cell table:formula="of:=[.G248]/[.B248]" office:value-type="float" office:value="1.04601769911504" calcext:value-type="float">
            <text:p>1.04601769911504</text:p>
          </table:table-cell>
          <table:table-cell table:formula="of:=[$'05_pr2377_positionliteral-data'.B248]" office:value-type="float" office:value="0.0593" calcext:value-type="float">
            <text:p>0.0593</text:p>
          </table:table-cell>
          <table:table-cell table:formula="of:=[.I248]/[.B248]" office:value-type="float" office:value="1.04955752212389" calcext:value-type="float">
            <text:p>1.04955752212389</text:p>
          </table:table-cell>
          <table:table-cell table:formula="of:=[$'06_pr2377-positionliteral-javarule-data'.B248]" office:value-type="float" office:value="0.0587" calcext:value-type="float">
            <text:p>0.0587</text:p>
          </table:table-cell>
          <table:table-cell table:formula="of:=[.K248]/[.B248]" office:value-type="float" office:value="1.03893805309735" calcext:value-type="float">
            <text:p>1.03893805309735</text:p>
          </table:table-cell>
          <table:table-cell table:formula="of:=[$'07_pr2377-junit-improved-data'.B248]" office:value-type="float" office:value="0.0588" calcext:value-type="float">
            <text:p>0.0588</text:p>
          </table:table-cell>
          <table:table-cell table:formula="of:=[.M248]/[.B248]" office:value-type="float" office:value="1.04070796460177" calcext:value-type="float">
            <text:p>1.04070796460177</text:p>
          </table:table-cell>
          <table:table-cell table:formula="of:=[$'08_pr2377-fixed-typeres-data'.B248]" office:value-type="float" office:value="0.0567" calcext:value-type="float">
            <text:p>0.0567</text:p>
          </table:table-cell>
          <table:table-cell table:formula="of:=[.O248]/[.B248]" office:value-type="float" office:value="1.00353982300885" calcext:value-type="float">
            <text:p>1.00353982300885</text:p>
          </table:table-cell>
          <table:table-cell table:formula="of:=[$'09_pr2377-junitstaticsuite-data'.B248]" office:value-type="float" office:value="0.0587" calcext:value-type="float">
            <text:p>0.0587</text:p>
          </table:table-cell>
          <table:table-cell table:formula="of:=[.Q248]/[.B248]" office:value-type="float" office:value="1.03893805309735" calcext:value-type="float">
            <text:p>1.03893805309735</text:p>
          </table:table-cell>
        </table:table-row>
        <table:table-row table:style-name="ro1">
          <table:table-cell table:formula="of:=[$'01_baseline-6.22.0-data'.A249]" office:value-type="string" office:string-value="UnnecessaryReturn" calcext:value-type="string">
            <text:p>UnnecessaryReturn</text:p>
          </table:table-cell>
          <table:table-cell table:formula="of:=[$'01_baseline-6.22.0-data'.B249]" office:value-type="float" office:value="0.2819" calcext:value-type="float">
            <text:p>0.2819</text:p>
          </table:table-cell>
          <table:table-cell table:formula="of:=[$'02_master-6.23.0-SNAPSHOT-ea532e6-data'.B249]" office:value-type="float" office:value="0.2518" calcext:value-type="float">
            <text:p>0.2518</text:p>
          </table:table-cell>
          <table:table-cell table:formula="of:=[.C249]/[.B249]" office:value-type="float" office:value="0.893224547711955" calcext:value-type="float">
            <text:p>0.893224547711955</text:p>
          </table:table-cell>
          <table:table-cell table:formula="of:=[$'03_pr2377-data'.B249]" office:value-type="float" office:value="0.2527" calcext:value-type="float">
            <text:p>0.2527</text:p>
          </table:table-cell>
          <table:table-cell table:formula="of:=[.E249]/[.B249]" office:value-type="float" office:value="0.896417169208939" calcext:value-type="float">
            <text:p>0.896417169208939</text:p>
          </table:table-cell>
          <table:table-cell table:formula="of:=[$'04_pr2377-improved-properclone-avoiddecimal-data'.B249]" office:value-type="float" office:value="0.2859" calcext:value-type="float">
            <text:p>0.2859</text:p>
          </table:table-cell>
          <table:table-cell table:formula="of:=[.G249]/[.B249]" office:value-type="float" office:value="1.01418942887549" calcext:value-type="float">
            <text:p>1.01418942887549</text:p>
          </table:table-cell>
          <table:table-cell table:formula="of:=[$'05_pr2377_positionliteral-data'.B249]" office:value-type="float" office:value="0.2538" calcext:value-type="float">
            <text:p>0.2538</text:p>
          </table:table-cell>
          <table:table-cell table:formula="of:=[.I249]/[.B249]" office:value-type="float" office:value="0.900319262149698" calcext:value-type="float">
            <text:p>0.900319262149698</text:p>
          </table:table-cell>
          <table:table-cell table:formula="of:=[$'06_pr2377-positionliteral-javarule-data'.B249]" office:value-type="float" office:value="0.2966" calcext:value-type="float">
            <text:p>0.2966</text:p>
          </table:table-cell>
          <table:table-cell table:formula="of:=[.K249]/[.B249]" office:value-type="float" office:value="1.05214615111742" calcext:value-type="float">
            <text:p>1.05214615111742</text:p>
          </table:table-cell>
          <table:table-cell table:formula="of:=[$'07_pr2377-junit-improved-data'.B249]" office:value-type="float" office:value="0.2811" calcext:value-type="float">
            <text:p>0.2811</text:p>
          </table:table-cell>
          <table:table-cell table:formula="of:=[.M249]/[.B249]" office:value-type="float" office:value="0.997162114224902" calcext:value-type="float">
            <text:p>0.997162114224902</text:p>
          </table:table-cell>
          <table:table-cell table:formula="of:=[$'08_pr2377-fixed-typeres-data'.B249]" office:value-type="float" office:value="0.2597" calcext:value-type="float">
            <text:p>0.2597</text:p>
          </table:table-cell>
          <table:table-cell table:formula="of:=[.O249]/[.B249]" office:value-type="float" office:value="0.921248669741043" calcext:value-type="float">
            <text:p>0.921248669741043</text:p>
          </table:table-cell>
          <table:table-cell table:formula="of:=[$'09_pr2377-junitstaticsuite-data'.B249]" office:value-type="float" office:value="0.282" calcext:value-type="float">
            <text:p>0.282</text:p>
          </table:table-cell>
          <table:table-cell table:formula="of:=[.Q249]/[.B249]" office:value-type="float" office:value="1.00035473572189" calcext:value-type="float">
            <text:p>1.00035473572189</text:p>
          </table:table-cell>
        </table:table-row>
        <table:table-row table:style-name="ro1">
          <table:table-cell table:formula="of:=[$'01_baseline-6.22.0-data'.A250]" office:value-type="string" office:string-value="UnnecessaryWrapperObjectCreation" calcext:value-type="string">
            <text:p>UnnecessaryWrapperObjectCreation</text:p>
          </table:table-cell>
          <table:table-cell table:formula="of:=[$'01_baseline-6.22.0-data'.B250]" office:value-type="float" office:value="0.414" calcext:value-type="float">
            <text:p>0.414</text:p>
          </table:table-cell>
          <table:table-cell table:formula="of:=[$'02_master-6.23.0-SNAPSHOT-ea532e6-data'.B250]" office:value-type="float" office:value="0.4369" calcext:value-type="float">
            <text:p>0.4369</text:p>
          </table:table-cell>
          <table:table-cell table:formula="of:=[.C250]/[.B250]" office:value-type="float" office:value="1.05531400966184" calcext:value-type="float">
            <text:p>1.05531400966184</text:p>
          </table:table-cell>
          <table:table-cell table:formula="of:=[$'03_pr2377-data'.B250]" office:value-type="float" office:value="0.4125" calcext:value-type="float">
            <text:p>0.4125</text:p>
          </table:table-cell>
          <table:table-cell table:formula="of:=[.E250]/[.B250]" office:value-type="float" office:value="0.996376811594203" calcext:value-type="float">
            <text:p>0.996376811594203</text:p>
          </table:table-cell>
          <table:table-cell table:formula="of:=[$'04_pr2377-improved-properclone-avoiddecimal-data'.B250]" office:value-type="float" office:value="0.4476" calcext:value-type="float">
            <text:p>0.4476</text:p>
          </table:table-cell>
          <table:table-cell table:formula="of:=[.G250]/[.B250]" office:value-type="float" office:value="1.08115942028986" calcext:value-type="float">
            <text:p>1.08115942028986</text:p>
          </table:table-cell>
          <table:table-cell table:formula="of:=[$'05_pr2377_positionliteral-data'.B250]" office:value-type="float" office:value="0.4635" calcext:value-type="float">
            <text:p>0.4635</text:p>
          </table:table-cell>
          <table:table-cell table:formula="of:=[.I250]/[.B250]" office:value-type="float" office:value="1.1195652173913" calcext:value-type="float">
            <text:p>1.1195652173913</text:p>
          </table:table-cell>
          <table:table-cell table:formula="of:=[$'06_pr2377-positionliteral-javarule-data'.B250]" office:value-type="float" office:value="0.4227" calcext:value-type="float">
            <text:p>0.4227</text:p>
          </table:table-cell>
          <table:table-cell table:formula="of:=[.K250]/[.B250]" office:value-type="float" office:value="1.02101449275362" calcext:value-type="float">
            <text:p>1.02101449275362</text:p>
          </table:table-cell>
          <table:table-cell table:formula="of:=[$'07_pr2377-junit-improved-data'.B250]" office:value-type="float" office:value="0.416" calcext:value-type="float">
            <text:p>0.416</text:p>
          </table:table-cell>
          <table:table-cell table:formula="of:=[.M250]/[.B250]" office:value-type="float" office:value="1.0048309178744" calcext:value-type="float">
            <text:p>1.0048309178744</text:p>
          </table:table-cell>
          <table:table-cell table:formula="of:=[$'08_pr2377-fixed-typeres-data'.B250]" office:value-type="float" office:value="0.4248" calcext:value-type="float">
            <text:p>0.4248</text:p>
          </table:table-cell>
          <table:table-cell table:formula="of:=[.O250]/[.B250]" office:value-type="float" office:value="1.02608695652174" calcext:value-type="float">
            <text:p>1.02608695652174</text:p>
          </table:table-cell>
          <table:table-cell table:formula="of:=[$'09_pr2377-junitstaticsuite-data'.B250]" office:value-type="float" office:value="0.4407" calcext:value-type="float">
            <text:p>0.4407</text:p>
          </table:table-cell>
          <table:table-cell table:formula="of:=[.Q250]/[.B250]" office:value-type="float" office:value="1.06449275362319" calcext:value-type="float">
            <text:p>1.06449275362319</text:p>
          </table:table-cell>
        </table:table-row>
        <table:table-row table:style-name="ro1">
          <table:table-cell table:formula="of:=[$'01_baseline-6.22.0-data'.A251]" office:value-type="string" office:string-value="UnsynchronizedStaticFormatter" calcext:value-type="string">
            <text:p>UnsynchronizedStaticFormatter</text:p>
          </table:table-cell>
          <table:table-cell table:formula="of:=[$'01_baseline-6.22.0-data'.B251]" office:value-type="float" office:value="0.0165" calcext:value-type="float">
            <text:p>0.0165</text:p>
          </table:table-cell>
          <table:table-cell table:formula="of:=[$'02_master-6.23.0-SNAPSHOT-ea532e6-data'.B251]" office:value-type="float" office:value="0.0163" calcext:value-type="float">
            <text:p>0.0163</text:p>
          </table:table-cell>
          <table:table-cell table:formula="of:=[.C251]/[.B251]" office:value-type="float" office:value="0.987878787878788" calcext:value-type="float">
            <text:p>0.987878787878788</text:p>
          </table:table-cell>
          <table:table-cell table:formula="of:=[$'03_pr2377-data'.B251]" office:value-type="float" office:value="0.0482" calcext:value-type="float">
            <text:p>0.0482</text:p>
          </table:table-cell>
          <table:table-cell table:formula="of:=[.E251]/[.B251]" office:value-type="float" office:value="2.92121212121212" calcext:value-type="float">
            <text:p>2.92121212121212</text:p>
          </table:table-cell>
          <table:table-cell table:formula="of:=[$'04_pr2377-improved-properclone-avoiddecimal-data'.B251]" office:value-type="float" office:value="0.0169" calcext:value-type="float">
            <text:p>0.0169</text:p>
          </table:table-cell>
          <table:table-cell table:formula="of:=[.G251]/[.B251]" office:value-type="float" office:value="1.02424242424242" calcext:value-type="float">
            <text:p>1.02424242424242</text:p>
          </table:table-cell>
          <table:table-cell table:formula="of:=[$'05_pr2377_positionliteral-data'.B251]" office:value-type="float" office:value="0.0153" calcext:value-type="float">
            <text:p>0.0153</text:p>
          </table:table-cell>
          <table:table-cell table:formula="of:=[.I251]/[.B251]" office:value-type="float" office:value="0.927272727272727" calcext:value-type="float">
            <text:p>0.927272727272727</text:p>
          </table:table-cell>
          <table:table-cell table:formula="of:=[$'06_pr2377-positionliteral-javarule-data'.B251]" office:value-type="float" office:value="0.0148" calcext:value-type="float">
            <text:p>0.0148</text:p>
          </table:table-cell>
          <table:table-cell table:formula="of:=[.K251]/[.B251]" office:value-type="float" office:value="0.896969696969697" calcext:value-type="float">
            <text:p>0.896969696969697</text:p>
          </table:table-cell>
          <table:table-cell table:formula="of:=[$'07_pr2377-junit-improved-data'.B251]" office:value-type="float" office:value="0.0146" calcext:value-type="float">
            <text:p>0.0146</text:p>
          </table:table-cell>
          <table:table-cell table:formula="of:=[.M251]/[.B251]" office:value-type="float" office:value="0.884848484848485" calcext:value-type="float">
            <text:p>0.884848484848485</text:p>
          </table:table-cell>
          <table:table-cell table:formula="of:=[$'08_pr2377-fixed-typeres-data'.B251]" office:value-type="float" office:value="0.0173" calcext:value-type="float">
            <text:p>0.0173</text:p>
          </table:table-cell>
          <table:table-cell table:formula="of:=[.O251]/[.B251]" office:value-type="float" office:value="1.04848484848485" calcext:value-type="float">
            <text:p>1.04848484848485</text:p>
          </table:table-cell>
          <table:table-cell table:formula="of:=[$'09_pr2377-junitstaticsuite-data'.B251]" office:value-type="float" office:value="0.0156" calcext:value-type="float">
            <text:p>0.0156</text:p>
          </table:table-cell>
          <table:table-cell table:formula="of:=[.Q251]/[.B251]" office:value-type="float" office:value="0.945454545454545" calcext:value-type="float">
            <text:p>0.945454545454545</text:p>
          </table:table-cell>
        </table:table-row>
        <table:table-row table:style-name="ro1">
          <table:table-cell table:formula="of:=[$'01_baseline-6.22.0-data'.A252]" office:value-type="string" office:string-value="UnusedFormalParameter" calcext:value-type="string">
            <text:p>UnusedFormalParameter</text:p>
          </table:table-cell>
          <table:table-cell table:formula="of:=[$'01_baseline-6.22.0-data'.B252]" office:value-type="float" office:value="0.0939" calcext:value-type="float">
            <text:p>0.0939</text:p>
          </table:table-cell>
          <table:table-cell table:formula="of:=[$'02_master-6.23.0-SNAPSHOT-ea532e6-data'.B252]" office:value-type="float" office:value="0.0837" calcext:value-type="float">
            <text:p>0.0837</text:p>
          </table:table-cell>
          <table:table-cell table:formula="of:=[.C252]/[.B252]" office:value-type="float" office:value="0.891373801916933" calcext:value-type="float">
            <text:p>0.891373801916933</text:p>
          </table:table-cell>
          <table:table-cell table:formula="of:=[$'03_pr2377-data'.B252]" office:value-type="float" office:value="0.0784" calcext:value-type="float">
            <text:p>0.0784</text:p>
          </table:table-cell>
          <table:table-cell table:formula="of:=[.E252]/[.B252]" office:value-type="float" office:value="0.83493077742279" calcext:value-type="float">
            <text:p>0.83493077742279</text:p>
          </table:table-cell>
          <table:table-cell table:formula="of:=[$'04_pr2377-improved-properclone-avoiddecimal-data'.B252]" office:value-type="float" office:value="0.1098" calcext:value-type="float">
            <text:p>0.1098</text:p>
          </table:table-cell>
          <table:table-cell table:formula="of:=[.G252]/[.B252]" office:value-type="float" office:value="1.16932907348243" calcext:value-type="float">
            <text:p>1.16932907348243</text:p>
          </table:table-cell>
          <table:table-cell table:formula="of:=[$'05_pr2377_positionliteral-data'.B252]" office:value-type="float" office:value="0.0796" calcext:value-type="float">
            <text:p>0.0796</text:p>
          </table:table-cell>
          <table:table-cell table:formula="of:=[.I252]/[.B252]" office:value-type="float" office:value="0.847710330138445" calcext:value-type="float">
            <text:p>0.847710330138445</text:p>
          </table:table-cell>
          <table:table-cell table:formula="of:=[$'06_pr2377-positionliteral-javarule-data'.B252]" office:value-type="float" office:value="0.083" calcext:value-type="float">
            <text:p>0.083</text:p>
          </table:table-cell>
          <table:table-cell table:formula="of:=[.K252]/[.B252]" office:value-type="float" office:value="0.883919062832801" calcext:value-type="float">
            <text:p>0.883919062832801</text:p>
          </table:table-cell>
          <table:table-cell table:formula="of:=[$'07_pr2377-junit-improved-data'.B252]" office:value-type="float" office:value="0.0823" calcext:value-type="float">
            <text:p>0.0823</text:p>
          </table:table-cell>
          <table:table-cell table:formula="of:=[.M252]/[.B252]" office:value-type="float" office:value="0.876464323748669" calcext:value-type="float">
            <text:p>0.876464323748669</text:p>
          </table:table-cell>
          <table:table-cell table:formula="of:=[$'08_pr2377-fixed-typeres-data'.B252]" office:value-type="float" office:value="0.0837" calcext:value-type="float">
            <text:p>0.0837</text:p>
          </table:table-cell>
          <table:table-cell table:formula="of:=[.O252]/[.B252]" office:value-type="float" office:value="0.891373801916933" calcext:value-type="float">
            <text:p>0.891373801916933</text:p>
          </table:table-cell>
          <table:table-cell table:formula="of:=[$'09_pr2377-junitstaticsuite-data'.B252]" office:value-type="float" office:value="0.0836" calcext:value-type="float">
            <text:p>0.0836</text:p>
          </table:table-cell>
          <table:table-cell table:formula="of:=[.Q252]/[.B252]" office:value-type="float" office:value="0.890308839190628" calcext:value-type="float">
            <text:p>0.890308839190628</text:p>
          </table:table-cell>
        </table:table-row>
        <table:table-row table:style-name="ro1">
          <table:table-cell table:formula="of:=[$'01_baseline-6.22.0-data'.A253]" office:value-type="string" office:string-value="UnusedImports" calcext:value-type="string">
            <text:p>UnusedImports</text:p>
          </table:table-cell>
          <table:table-cell table:formula="of:=[$'01_baseline-6.22.0-data'.B253]" office:value-type="float" office:value="1.3588" calcext:value-type="float">
            <text:p>1.3588</text:p>
          </table:table-cell>
          <table:table-cell table:formula="of:=[$'02_master-6.23.0-SNAPSHOT-ea532e6-data'.B253]" office:value-type="float" office:value="1.3345" calcext:value-type="float">
            <text:p>1.3345</text:p>
          </table:table-cell>
          <table:table-cell table:formula="of:=[.C253]/[.B253]" office:value-type="float" office:value="0.982116573447159" calcext:value-type="float">
            <text:p>0.982116573447159</text:p>
          </table:table-cell>
          <table:table-cell table:formula="of:=[$'03_pr2377-data'.B253]" office:value-type="float" office:value="1.3081" calcext:value-type="float">
            <text:p>1.3081</text:p>
          </table:table-cell>
          <table:table-cell table:formula="of:=[.E253]/[.B253]" office:value-type="float" office:value="0.962687665587283" calcext:value-type="float">
            <text:p>0.962687665587283</text:p>
          </table:table-cell>
          <table:table-cell table:formula="of:=[$'04_pr2377-improved-properclone-avoiddecimal-data'.B253]" office:value-type="float" office:value="1.3699" calcext:value-type="float">
            <text:p>1.3699</text:p>
          </table:table-cell>
          <table:table-cell table:formula="of:=[.G253]/[.B253]" office:value-type="float" office:value="1.0081689726229" calcext:value-type="float">
            <text:p>1.0081689726229</text:p>
          </table:table-cell>
          <table:table-cell table:formula="of:=[$'05_pr2377_positionliteral-data'.B253]" office:value-type="float" office:value="1.3061" calcext:value-type="float">
            <text:p>1.3061</text:p>
          </table:table-cell>
          <table:table-cell table:formula="of:=[.I253]/[.B253]" office:value-type="float" office:value="0.961215778628201" calcext:value-type="float">
            <text:p>0.961215778628201</text:p>
          </table:table-cell>
          <table:table-cell table:formula="of:=[$'06_pr2377-positionliteral-javarule-data'.B253]" office:value-type="float" office:value="1.3162" calcext:value-type="float">
            <text:p>1.3162</text:p>
          </table:table-cell>
          <table:table-cell table:formula="of:=[.K253]/[.B253]" office:value-type="float" office:value="0.968648807771563" calcext:value-type="float">
            <text:p>0.968648807771563</text:p>
          </table:table-cell>
          <table:table-cell table:formula="of:=[$'07_pr2377-junit-improved-data'.B253]" office:value-type="float" office:value="1.3917" calcext:value-type="float">
            <text:p>1.3917</text:p>
          </table:table-cell>
          <table:table-cell table:formula="of:=[.M253]/[.B253]" office:value-type="float" office:value="1.02421254047689" calcext:value-type="float">
            <text:p>1.02421254047689</text:p>
          </table:table-cell>
          <table:table-cell table:formula="of:=[$'08_pr2377-fixed-typeres-data'.B253]" office:value-type="float" office:value="1.3383" calcext:value-type="float">
            <text:p>1.3383</text:p>
          </table:table-cell>
          <table:table-cell table:formula="of:=[.O253]/[.B253]" office:value-type="float" office:value="0.984913158669414" calcext:value-type="float">
            <text:p>0.984913158669414</text:p>
          </table:table-cell>
          <table:table-cell table:formula="of:=[$'09_pr2377-junitstaticsuite-data'.B253]" office:value-type="float" office:value="1.3258" calcext:value-type="float">
            <text:p>1.3258</text:p>
          </table:table-cell>
          <table:table-cell table:formula="of:=[.Q253]/[.B253]" office:value-type="float" office:value="0.975713865175154" calcext:value-type="float">
            <text:p>0.975713865175154</text:p>
          </table:table-cell>
        </table:table-row>
        <table:table-row table:style-name="ro1">
          <table:table-cell table:formula="of:=[$'01_baseline-6.22.0-data'.A254]" office:value-type="string" office:string-value="UnusedLocalVariable" calcext:value-type="string">
            <text:p>UnusedLocalVariable</text:p>
          </table:table-cell>
          <table:table-cell table:formula="of:=[$'01_baseline-6.22.0-data'.B254]" office:value-type="float" office:value="0.068" calcext:value-type="float">
            <text:p>0.068</text:p>
          </table:table-cell>
          <table:table-cell table:formula="of:=[$'02_master-6.23.0-SNAPSHOT-ea532e6-data'.B254]" office:value-type="float" office:value="0.0715" calcext:value-type="float">
            <text:p>0.0715</text:p>
          </table:table-cell>
          <table:table-cell table:formula="of:=[.C254]/[.B254]" office:value-type="float" office:value="1.05147058823529" calcext:value-type="float">
            <text:p>1.05147058823529</text:p>
          </table:table-cell>
          <table:table-cell table:formula="of:=[$'03_pr2377-data'.B254]" office:value-type="float" office:value="0.0716" calcext:value-type="float">
            <text:p>0.0716</text:p>
          </table:table-cell>
          <table:table-cell table:formula="of:=[.E254]/[.B254]" office:value-type="float" office:value="1.05294117647059" calcext:value-type="float">
            <text:p>1.05294117647059</text:p>
          </table:table-cell>
          <table:table-cell table:formula="of:=[$'04_pr2377-improved-properclone-avoiddecimal-data'.B254]" office:value-type="float" office:value="0.0715" calcext:value-type="float">
            <text:p>0.0715</text:p>
          </table:table-cell>
          <table:table-cell table:formula="of:=[.G254]/[.B254]" office:value-type="float" office:value="1.05147058823529" calcext:value-type="float">
            <text:p>1.05147058823529</text:p>
          </table:table-cell>
          <table:table-cell table:formula="of:=[$'05_pr2377_positionliteral-data'.B254]" office:value-type="float" office:value="0.074" calcext:value-type="float">
            <text:p>0.074</text:p>
          </table:table-cell>
          <table:table-cell table:formula="of:=[.I254]/[.B254]" office:value-type="float" office:value="1.08823529411765" calcext:value-type="float">
            <text:p>1.08823529411765</text:p>
          </table:table-cell>
          <table:table-cell table:formula="of:=[$'06_pr2377-positionliteral-javarule-data'.B254]" office:value-type="float" office:value="0.07" calcext:value-type="float">
            <text:p>0.07</text:p>
          </table:table-cell>
          <table:table-cell table:formula="of:=[.K254]/[.B254]" office:value-type="float" office:value="1.02941176470588" calcext:value-type="float">
            <text:p>1.02941176470588</text:p>
          </table:table-cell>
          <table:table-cell table:formula="of:=[$'07_pr2377-junit-improved-data'.B254]" office:value-type="float" office:value="0.0675" calcext:value-type="float">
            <text:p>0.0675</text:p>
          </table:table-cell>
          <table:table-cell table:formula="of:=[.M254]/[.B254]" office:value-type="float" office:value="0.992647058823529" calcext:value-type="float">
            <text:p>0.992647058823529</text:p>
          </table:table-cell>
          <table:table-cell table:formula="of:=[$'08_pr2377-fixed-typeres-data'.B254]" office:value-type="float" office:value="0.07" calcext:value-type="float">
            <text:p>0.07</text:p>
          </table:table-cell>
          <table:table-cell table:formula="of:=[.O254]/[.B254]" office:value-type="float" office:value="1.02941176470588" calcext:value-type="float">
            <text:p>1.02941176470588</text:p>
          </table:table-cell>
          <table:table-cell table:formula="of:=[$'09_pr2377-junitstaticsuite-data'.B254]" office:value-type="float" office:value="0.0685" calcext:value-type="float">
            <text:p>0.0685</text:p>
          </table:table-cell>
          <table:table-cell table:formula="of:=[.Q254]/[.B254]" office:value-type="float" office:value="1.00735294117647" calcext:value-type="float">
            <text:p>1.00735294117647</text:p>
          </table:table-cell>
        </table:table-row>
        <table:table-row table:style-name="ro1">
          <table:table-cell table:formula="of:=[$'01_baseline-6.22.0-data'.A255]" office:value-type="string" office:string-value="UnusedNullCheckInEquals" calcext:value-type="string">
            <text:p>UnusedNullCheckInEquals</text:p>
          </table:table-cell>
          <table:table-cell table:formula="of:=[$'01_baseline-6.22.0-data'.B255]" office:value-type="float" office:value="4.3558" calcext:value-type="float">
            <text:p>4.3558</text:p>
          </table:table-cell>
          <table:table-cell table:formula="of:=[$'02_master-6.23.0-SNAPSHOT-ea532e6-data'.B255]" office:value-type="float" office:value="4.8095" calcext:value-type="float">
            <text:p>4.8095</text:p>
          </table:table-cell>
          <table:table-cell table:formula="of:=[.C255]/[.B255]" office:value-type="float" office:value="1.10415997061389" calcext:value-type="float">
            <text:p>1.10415997061389</text:p>
          </table:table-cell>
          <table:table-cell table:formula="of:=[$'03_pr2377-data'.B255]" office:value-type="float" office:value="3.2289" calcext:value-type="float">
            <text:p>3.2289</text:p>
          </table:table-cell>
          <table:table-cell table:formula="of:=[.E255]/[.B255]" office:value-type="float" office:value="0.741287478763947" calcext:value-type="float">
            <text:p>0.741287478763947</text:p>
          </table:table-cell>
          <table:table-cell table:formula="of:=[$'04_pr2377-improved-properclone-avoiddecimal-data'.B255]" office:value-type="float" office:value="3.1589" calcext:value-type="float">
            <text:p>3.1589</text:p>
          </table:table-cell>
          <table:table-cell table:formula="of:=[.G255]/[.B255]" office:value-type="float" office:value="0.72521695210983" calcext:value-type="float">
            <text:p>0.72521695210983</text:p>
          </table:table-cell>
          <table:table-cell table:formula="of:=[$'05_pr2377_positionliteral-data'.B255]" office:value-type="float" office:value="3.2477" calcext:value-type="float">
            <text:p>3.2477</text:p>
          </table:table-cell>
          <table:table-cell table:formula="of:=[.I255]/[.B255]" office:value-type="float" office:value="0.745603563065338" calcext:value-type="float">
            <text:p>0.745603563065338</text:p>
          </table:table-cell>
          <table:table-cell table:formula="of:=[$'06_pr2377-positionliteral-javarule-data'.B255]" office:value-type="float" office:value="3.3117" calcext:value-type="float">
            <text:p>3.3117</text:p>
          </table:table-cell>
          <table:table-cell table:formula="of:=[.K255]/[.B255]" office:value-type="float" office:value="0.760296616006245" calcext:value-type="float">
            <text:p>0.760296616006245</text:p>
          </table:table-cell>
          <table:table-cell table:formula="of:=[$'07_pr2377-junit-improved-data'.B255]" office:value-type="float" office:value="3.3162" calcext:value-type="float">
            <text:p>3.3162</text:p>
          </table:table-cell>
          <table:table-cell table:formula="of:=[.M255]/[.B255]" office:value-type="float" office:value="0.761329721291152" calcext:value-type="float">
            <text:p>0.761329721291152</text:p>
          </table:table-cell>
          <table:table-cell table:formula="of:=[$'08_pr2377-fixed-typeres-data'.B255]" office:value-type="float" office:value="3.3396" calcext:value-type="float">
            <text:p>3.3396</text:p>
          </table:table-cell>
          <table:table-cell table:formula="of:=[.O255]/[.B255]" office:value-type="float" office:value="0.766701868772671" calcext:value-type="float">
            <text:p>0.766701868772671</text:p>
          </table:table-cell>
          <table:table-cell table:formula="of:=[$'09_pr2377-junitstaticsuite-data'.B255]" office:value-type="float" office:value="3.2735" calcext:value-type="float">
            <text:p>3.2735</text:p>
          </table:table-cell>
          <table:table-cell table:formula="of:=[.Q255]/[.B255]" office:value-type="float" office:value="0.751526700032141" calcext:value-type="float">
            <text:p>0.751526700032141</text:p>
          </table:table-cell>
        </table:table-row>
        <table:table-row table:style-name="ro1">
          <table:table-cell table:formula="of:=[$'01_baseline-6.22.0-data'.A256]" office:value-type="string" office:string-value="UnusedPrivateField" calcext:value-type="string">
            <text:p>UnusedPrivateField</text:p>
          </table:table-cell>
          <table:table-cell table:formula="of:=[$'01_baseline-6.22.0-data'.B256]" office:value-type="float" office:value="1.8863" calcext:value-type="float">
            <text:p>1.8863</text:p>
          </table:table-cell>
          <table:table-cell table:formula="of:=[$'02_master-6.23.0-SNAPSHOT-ea532e6-data'.B256]" office:value-type="float" office:value="0.5016" calcext:value-type="float">
            <text:p>0.5016</text:p>
          </table:table-cell>
          <table:table-cell table:formula="of:=[.C256]/[.B256]" office:value-type="float" office:value="0.265917404442559" calcext:value-type="float">
            <text:p>0.265917404442559</text:p>
          </table:table-cell>
          <table:table-cell table:formula="of:=[$'03_pr2377-data'.B256]" office:value-type="float" office:value="0.4942" calcext:value-type="float">
            <text:p>0.4942</text:p>
          </table:table-cell>
          <table:table-cell table:formula="of:=[.E256]/[.B256]" office:value-type="float" office:value="0.261994380533319" calcext:value-type="float">
            <text:p>0.261994380533319</text:p>
          </table:table-cell>
          <table:table-cell table:formula="of:=[$'04_pr2377-improved-properclone-avoiddecimal-data'.B256]" office:value-type="float" office:value="0.4951" calcext:value-type="float">
            <text:p>0.4951</text:p>
          </table:table-cell>
          <table:table-cell table:formula="of:=[.G256]/[.B256]" office:value-type="float" office:value="0.262471505062821" calcext:value-type="float">
            <text:p>0.262471505062821</text:p>
          </table:table-cell>
          <table:table-cell table:formula="of:=[$'05_pr2377_positionliteral-data'.B256]" office:value-type="float" office:value="0.4949" calcext:value-type="float">
            <text:p>0.4949</text:p>
          </table:table-cell>
          <table:table-cell table:formula="of:=[.I256]/[.B256]" office:value-type="float" office:value="0.262365477389599" calcext:value-type="float">
            <text:p>0.262365477389599</text:p>
          </table:table-cell>
          <table:table-cell table:formula="of:=[$'06_pr2377-positionliteral-javarule-data'.B256]" office:value-type="float" office:value="0.5445" calcext:value-type="float">
            <text:p>0.5445</text:p>
          </table:table-cell>
          <table:table-cell table:formula="of:=[.K256]/[.B256]" office:value-type="float" office:value="0.288660340348831" calcext:value-type="float">
            <text:p>0.288660340348831</text:p>
          </table:table-cell>
          <table:table-cell table:formula="of:=[$'07_pr2377-junit-improved-data'.B256]" office:value-type="float" office:value="0.55" calcext:value-type="float">
            <text:p>0.55</text:p>
          </table:table-cell>
          <table:table-cell table:formula="of:=[.M256]/[.B256]" office:value-type="float" office:value="0.291576101362456" calcext:value-type="float">
            <text:p>0.291576101362456</text:p>
          </table:table-cell>
          <table:table-cell table:formula="of:=[$'08_pr2377-fixed-typeres-data'.B256]" office:value-type="float" office:value="0.511" calcext:value-type="float">
            <text:p>0.511</text:p>
          </table:table-cell>
          <table:table-cell table:formula="of:=[.O256]/[.B256]" office:value-type="float" office:value="0.270900705084027" calcext:value-type="float">
            <text:p>0.270900705084027</text:p>
          </table:table-cell>
          <table:table-cell table:formula="of:=[$'09_pr2377-junitstaticsuite-data'.B256]" office:value-type="float" office:value="0.5182" calcext:value-type="float">
            <text:p>0.5182</text:p>
          </table:table-cell>
          <table:table-cell table:formula="of:=[.Q256]/[.B256]" office:value-type="float" office:value="0.274717701320044" calcext:value-type="float">
            <text:p>0.274717701320044</text:p>
          </table:table-cell>
        </table:table-row>
        <table:table-row table:style-name="ro1">
          <table:table-cell table:formula="of:=[$'01_baseline-6.22.0-data'.A257]" office:value-type="string" office:string-value="UnusedPrivateMethod" calcext:value-type="string">
            <text:p>UnusedPrivateMethod</text:p>
          </table:table-cell>
          <table:table-cell table:formula="of:=[$'01_baseline-6.22.0-data'.B257]" office:value-type="float" office:value="0.1309" calcext:value-type="float">
            <text:p>0.1309</text:p>
          </table:table-cell>
          <table:table-cell table:formula="of:=[$'02_master-6.23.0-SNAPSHOT-ea532e6-data'.B257]" office:value-type="float" office:value="0.1548" calcext:value-type="float">
            <text:p>0.1548</text:p>
          </table:table-cell>
          <table:table-cell table:formula="of:=[.C257]/[.B257]" office:value-type="float" office:value="1.18258212375859" calcext:value-type="float">
            <text:p>1.18258212375859</text:p>
          </table:table-cell>
          <table:table-cell table:formula="of:=[$'03_pr2377-data'.B257]" office:value-type="float" office:value="0.1292" calcext:value-type="float">
            <text:p>0.1292</text:p>
          </table:table-cell>
          <table:table-cell table:formula="of:=[.E257]/[.B257]" office:value-type="float" office:value="0.987012987012987" calcext:value-type="float">
            <text:p>0.987012987012987</text:p>
          </table:table-cell>
          <table:table-cell table:formula="of:=[$'04_pr2377-improved-properclone-avoiddecimal-data'.B257]" office:value-type="float" office:value="0.1261" calcext:value-type="float">
            <text:p>0.1261</text:p>
          </table:table-cell>
          <table:table-cell table:formula="of:=[.G257]/[.B257]" office:value-type="float" office:value="0.963330786860199" calcext:value-type="float">
            <text:p>0.963330786860199</text:p>
          </table:table-cell>
          <table:table-cell table:formula="of:=[$'05_pr2377_positionliteral-data'.B257]" office:value-type="float" office:value="0.131" calcext:value-type="float">
            <text:p>0.131</text:p>
          </table:table-cell>
          <table:table-cell table:formula="of:=[.I257]/[.B257]" office:value-type="float" office:value="1.00076394194041" calcext:value-type="float">
            <text:p>1.00076394194041</text:p>
          </table:table-cell>
          <table:table-cell table:formula="of:=[$'06_pr2377-positionliteral-javarule-data'.B257]" office:value-type="float" office:value="0.1312" calcext:value-type="float">
            <text:p>0.1312</text:p>
          </table:table-cell>
          <table:table-cell table:formula="of:=[.K257]/[.B257]" office:value-type="float" office:value="1.00229182582124" calcext:value-type="float">
            <text:p>1.00229182582124</text:p>
          </table:table-cell>
          <table:table-cell table:formula="of:=[$'07_pr2377-junit-improved-data'.B257]" office:value-type="float" office:value="0.1363" calcext:value-type="float">
            <text:p>0.1363</text:p>
          </table:table-cell>
          <table:table-cell table:formula="of:=[.M257]/[.B257]" office:value-type="float" office:value="1.04125286478228" calcext:value-type="float">
            <text:p>1.04125286478228</text:p>
          </table:table-cell>
          <table:table-cell table:formula="of:=[$'08_pr2377-fixed-typeres-data'.B257]" office:value-type="float" office:value="0.1488" calcext:value-type="float">
            <text:p>0.1488</text:p>
          </table:table-cell>
          <table:table-cell table:formula="of:=[.O257]/[.B257]" office:value-type="float" office:value="1.13674560733384" calcext:value-type="float">
            <text:p>1.13674560733384</text:p>
          </table:table-cell>
          <table:table-cell table:formula="of:=[$'09_pr2377-junitstaticsuite-data'.B257]" office:value-type="float" office:value="0.1309" calcext:value-type="float">
            <text:p>0.1309</text:p>
          </table:table-cell>
          <table:table-cell table:formula="of:=[.Q257]/[.B257]" office:value-type="float" office:value="1" calcext:value-type="float">
            <text:p>1</text:p>
          </table:table-cell>
        </table:table-row>
        <table:table-row table:style-name="ro1">
          <table:table-cell table:formula="of:=[$'01_baseline-6.22.0-data'.A258]" office:value-type="string" office:string-value="UseArrayListInsteadOfVector" calcext:value-type="string">
            <text:p>UseArrayListInsteadOfVector</text:p>
          </table:table-cell>
          <table:table-cell table:formula="of:=[$'01_baseline-6.22.0-data'.B258]" office:value-type="float" office:value="0.1732" calcext:value-type="float">
            <text:p>0.1732</text:p>
          </table:table-cell>
          <table:table-cell table:formula="of:=[$'02_master-6.23.0-SNAPSHOT-ea532e6-data'.B258]" office:value-type="float" office:value="0.1805" calcext:value-type="float">
            <text:p>0.1805</text:p>
          </table:table-cell>
          <table:table-cell table:formula="of:=[.C258]/[.B258]" office:value-type="float" office:value="1.04214780600462" calcext:value-type="float">
            <text:p>1.04214780600462</text:p>
          </table:table-cell>
          <table:table-cell table:formula="of:=[$'03_pr2377-data'.B258]" office:value-type="float" office:value="0.1435" calcext:value-type="float">
            <text:p>0.1435</text:p>
          </table:table-cell>
          <table:table-cell table:formula="of:=[.E258]/[.B258]" office:value-type="float" office:value="0.828521939953811" calcext:value-type="float">
            <text:p>0.828521939953811</text:p>
          </table:table-cell>
          <table:table-cell table:formula="of:=[$'04_pr2377-improved-properclone-avoiddecimal-data'.B258]" office:value-type="float" office:value="0.1365" calcext:value-type="float">
            <text:p>0.1365</text:p>
          </table:table-cell>
          <table:table-cell table:formula="of:=[.G258]/[.B258]" office:value-type="float" office:value="0.78810623556582" calcext:value-type="float">
            <text:p>0.78810623556582</text:p>
          </table:table-cell>
          <table:table-cell table:formula="of:=[$'05_pr2377_positionliteral-data'.B258]" office:value-type="float" office:value="0.1413" calcext:value-type="float">
            <text:p>0.1413</text:p>
          </table:table-cell>
          <table:table-cell table:formula="of:=[.I258]/[.B258]" office:value-type="float" office:value="0.815819861431871" calcext:value-type="float">
            <text:p>0.815819861431871</text:p>
          </table:table-cell>
          <table:table-cell table:formula="of:=[$'06_pr2377-positionliteral-javarule-data'.B258]" office:value-type="float" office:value="0.1428" calcext:value-type="float">
            <text:p>0.1428</text:p>
          </table:table-cell>
          <table:table-cell table:formula="of:=[.K258]/[.B258]" office:value-type="float" office:value="0.824480369515011" calcext:value-type="float">
            <text:p>0.824480369515011</text:p>
          </table:table-cell>
          <table:table-cell table:formula="of:=[$'07_pr2377-junit-improved-data'.B258]" office:value-type="float" office:value="0.1415" calcext:value-type="float">
            <text:p>0.1415</text:p>
          </table:table-cell>
          <table:table-cell table:formula="of:=[.M258]/[.B258]" office:value-type="float" office:value="0.816974595842956" calcext:value-type="float">
            <text:p>0.816974595842956</text:p>
          </table:table-cell>
          <table:table-cell table:formula="of:=[$'08_pr2377-fixed-typeres-data'.B258]" office:value-type="float" office:value="0.1434" calcext:value-type="float">
            <text:p>0.1434</text:p>
          </table:table-cell>
          <table:table-cell table:formula="of:=[.O258]/[.B258]" office:value-type="float" office:value="0.827944572748268" calcext:value-type="float">
            <text:p>0.827944572748268</text:p>
          </table:table-cell>
          <table:table-cell table:formula="of:=[$'09_pr2377-junitstaticsuite-data'.B258]" office:value-type="float" office:value="0.1426" calcext:value-type="float">
            <text:p>0.1426</text:p>
          </table:table-cell>
          <table:table-cell table:formula="of:=[.Q258]/[.B258]" office:value-type="float" office:value="0.823325635103926" calcext:value-type="float">
            <text:p>0.823325635103926</text:p>
          </table:table-cell>
        </table:table-row>
        <table:table-row table:style-name="ro1">
          <table:table-cell table:formula="of:=[$'01_baseline-6.22.0-data'.A259]" office:value-type="string" office:string-value="UseArraysAsList" calcext:value-type="string">
            <text:p>UseArraysAsList</text:p>
          </table:table-cell>
          <table:table-cell table:formula="of:=[$'01_baseline-6.22.0-data'.B259]" office:value-type="float" office:value="0.3836" calcext:value-type="float">
            <text:p>0.3836</text:p>
          </table:table-cell>
          <table:table-cell table:formula="of:=[$'02_master-6.23.0-SNAPSHOT-ea532e6-data'.B259]" office:value-type="float" office:value="0.3784" calcext:value-type="float">
            <text:p>0.3784</text:p>
          </table:table-cell>
          <table:table-cell table:formula="of:=[.C259]/[.B259]" office:value-type="float" office:value="0.986444212721585" calcext:value-type="float">
            <text:p>0.986444212721585</text:p>
          </table:table-cell>
          <table:table-cell table:formula="of:=[$'03_pr2377-data'.B259]" office:value-type="float" office:value="0.4315" calcext:value-type="float">
            <text:p>0.4315</text:p>
          </table:table-cell>
          <table:table-cell table:formula="of:=[.E259]/[.B259]" office:value-type="float" office:value="1.12486965589155" calcext:value-type="float">
            <text:p>1.12486965589155</text:p>
          </table:table-cell>
          <table:table-cell table:formula="of:=[$'04_pr2377-improved-properclone-avoiddecimal-data'.B259]" office:value-type="float" office:value="0.4452" calcext:value-type="float">
            <text:p>0.4452</text:p>
          </table:table-cell>
          <table:table-cell table:formula="of:=[.G259]/[.B259]" office:value-type="float" office:value="1.16058394160584" calcext:value-type="float">
            <text:p>1.16058394160584</text:p>
          </table:table-cell>
          <table:table-cell table:formula="of:=[$'05_pr2377_positionliteral-data'.B259]" office:value-type="float" office:value="0.4312" calcext:value-type="float">
            <text:p>0.4312</text:p>
          </table:table-cell>
          <table:table-cell table:formula="of:=[.I259]/[.B259]" office:value-type="float" office:value="1.12408759124088" calcext:value-type="float">
            <text:p>1.12408759124088</text:p>
          </table:table-cell>
          <table:table-cell table:formula="of:=[$'06_pr2377-positionliteral-javarule-data'.B259]" office:value-type="float" office:value="0.4539" calcext:value-type="float">
            <text:p>0.4539</text:p>
          </table:table-cell>
          <table:table-cell table:formula="of:=[.K259]/[.B259]" office:value-type="float" office:value="1.1832638164755" calcext:value-type="float">
            <text:p>1.1832638164755</text:p>
          </table:table-cell>
          <table:table-cell table:formula="of:=[$'07_pr2377-junit-improved-data'.B259]" office:value-type="float" office:value="0.4392" calcext:value-type="float">
            <text:p>0.4392</text:p>
          </table:table-cell>
          <table:table-cell table:formula="of:=[.M259]/[.B259]" office:value-type="float" office:value="1.14494264859228" calcext:value-type="float">
            <text:p>1.14494264859228</text:p>
          </table:table-cell>
          <table:table-cell table:formula="of:=[$'08_pr2377-fixed-typeres-data'.B259]" office:value-type="float" office:value="0.4712" calcext:value-type="float">
            <text:p>0.4712</text:p>
          </table:table-cell>
          <table:table-cell table:formula="of:=[.O259]/[.B259]" office:value-type="float" office:value="1.22836287799791" calcext:value-type="float">
            <text:p>1.22836287799791</text:p>
          </table:table-cell>
          <table:table-cell table:formula="of:=[$'09_pr2377-junitstaticsuite-data'.B259]" office:value-type="float" office:value="0.4305" calcext:value-type="float">
            <text:p>0.4305</text:p>
          </table:table-cell>
          <table:table-cell table:formula="of:=[.Q259]/[.B259]" office:value-type="float" office:value="1.12226277372263" calcext:value-type="float">
            <text:p>1.12226277372263</text:p>
          </table:table-cell>
        </table:table-row>
        <table:table-row table:style-name="ro1">
          <table:table-cell table:formula="of:=[$'01_baseline-6.22.0-data'.A260]" office:value-type="string" office:string-value="UseAssertEqualsInsteadOfAssertTrue" calcext:value-type="string">
            <text:p>UseAssertEqualsInsteadOfAssertTrue</text:p>
          </table:table-cell>
          <table:table-cell table:formula="of:=[$'01_baseline-6.22.0-data'.B260]" office:value-type="float" office:value="3.3989" calcext:value-type="float">
            <text:p>3.3989</text:p>
          </table:table-cell>
          <table:table-cell table:formula="of:=[$'02_master-6.23.0-SNAPSHOT-ea532e6-data'.B260]" office:value-type="float" office:value="1.3627" calcext:value-type="float">
            <text:p>1.3627</text:p>
          </table:table-cell>
          <table:table-cell table:formula="of:=[.C260]/[.B260]" office:value-type="float" office:value="0.40092382829739" calcext:value-type="float">
            <text:p>0.40092382829739</text:p>
          </table:table-cell>
          <table:table-cell table:formula="of:=[$'03_pr2377-data'.B260]" office:value-type="float" office:value="1.6952" calcext:value-type="float">
            <text:p>1.6952</text:p>
          </table:table-cell>
          <table:table-cell table:formula="of:=[.E260]/[.B260]" office:value-type="float" office:value="0.498749595457354" calcext:value-type="float">
            <text:p>0.498749595457354</text:p>
          </table:table-cell>
          <table:table-cell table:formula="of:=[$'04_pr2377-improved-properclone-avoiddecimal-data'.B260]" office:value-type="float" office:value="1.6456" calcext:value-type="float">
            <text:p>1.6456</text:p>
          </table:table-cell>
          <table:table-cell table:formula="of:=[.G260]/[.B260]" office:value-type="float" office:value="0.484156638912589" calcext:value-type="float">
            <text:p>0.484156638912589</text:p>
          </table:table-cell>
          <table:table-cell table:formula="of:=[$'05_pr2377_positionliteral-data'.B260]" office:value-type="float" office:value="1.6402" calcext:value-type="float">
            <text:p>1.6402</text:p>
          </table:table-cell>
          <table:table-cell table:formula="of:=[.I260]/[.B260]" office:value-type="float" office:value="0.482567889611345" calcext:value-type="float">
            <text:p>0.482567889611345</text:p>
          </table:table-cell>
          <table:table-cell table:formula="of:=[$'06_pr2377-positionliteral-javarule-data'.B260]" office:value-type="float" office:value="1.6976" calcext:value-type="float">
            <text:p>1.6976</text:p>
          </table:table-cell>
          <table:table-cell table:formula="of:=[.K260]/[.B260]" office:value-type="float" office:value="0.499455706257907" calcext:value-type="float">
            <text:p>0.499455706257907</text:p>
          </table:table-cell>
          <table:table-cell table:formula="of:=[$'07_pr2377-junit-improved-data'.B260]" office:value-type="float" office:value="1.7828" calcext:value-type="float">
            <text:p>1.7828</text:p>
          </table:table-cell>
          <table:table-cell table:formula="of:=[.M260]/[.B260]" office:value-type="float" office:value="0.524522639677543" calcext:value-type="float">
            <text:p>0.524522639677543</text:p>
          </table:table-cell>
          <table:table-cell table:formula="of:=[$'08_pr2377-fixed-typeres-data'.B260]" office:value-type="float" office:value="1.7635" calcext:value-type="float">
            <text:p>1.7635</text:p>
          </table:table-cell>
          <table:table-cell table:formula="of:=[.O260]/[.B260]" office:value-type="float" office:value="0.518844331989761" calcext:value-type="float">
            <text:p>0.518844331989761</text:p>
          </table:table-cell>
          <table:table-cell table:formula="of:=[$'09_pr2377-junitstaticsuite-data'.B260]" office:value-type="float" office:value="1.713" calcext:value-type="float">
            <text:p>1.713</text:p>
          </table:table-cell>
          <table:table-cell table:formula="of:=[.Q260]/[.B260]" office:value-type="float" office:value="0.503986583894789" calcext:value-type="float">
            <text:p>0.503986583894789</text:p>
          </table:table-cell>
        </table:table-row>
        <table:table-row table:style-name="ro1">
          <table:table-cell table:formula="of:=[$'01_baseline-6.22.0-data'.A261]" office:value-type="string" office:string-value="UseAssertNullInsteadOfAssertTrue" calcext:value-type="string">
            <text:p>UseAssertNullInsteadOfAssertTrue</text:p>
          </table:table-cell>
          <table:table-cell table:formula="of:=[$'01_baseline-6.22.0-data'.B261]" office:value-type="float" office:value="5.6816" calcext:value-type="float">
            <text:p>5.6816</text:p>
          </table:table-cell>
          <table:table-cell table:formula="of:=[$'02_master-6.23.0-SNAPSHOT-ea532e6-data'.B261]" office:value-type="float" office:value="2.3171" calcext:value-type="float">
            <text:p>2.3171</text:p>
          </table:table-cell>
          <table:table-cell table:formula="of:=[.C261]/[.B261]" office:value-type="float" office:value="0.407825260490003" calcext:value-type="float">
            <text:p>0.407825260490003</text:p>
          </table:table-cell>
          <table:table-cell table:formula="of:=[$'03_pr2377-data'.B261]" office:value-type="float" office:value="1.4209" calcext:value-type="float">
            <text:p>1.4209</text:p>
          </table:table-cell>
          <table:table-cell table:formula="of:=[.E261]/[.B261]" office:value-type="float" office:value="0.25008800337933" calcext:value-type="float">
            <text:p>0.25008800337933</text:p>
          </table:table-cell>
          <table:table-cell table:formula="of:=[$'04_pr2377-improved-properclone-avoiddecimal-data'.B261]" office:value-type="float" office:value="1.4398" calcext:value-type="float">
            <text:p>1.4398</text:p>
          </table:table-cell>
          <table:table-cell table:formula="of:=[.G261]/[.B261]" office:value-type="float" office:value="0.253414531117995" calcext:value-type="float">
            <text:p>0.253414531117995</text:p>
          </table:table-cell>
          <table:table-cell table:formula="of:=[$'05_pr2377_positionliteral-data'.B261]" office:value-type="float" office:value="1.3918" calcext:value-type="float">
            <text:p>1.3918</text:p>
          </table:table-cell>
          <table:table-cell table:formula="of:=[.I261]/[.B261]" office:value-type="float" office:value="0.244966206702337" calcext:value-type="float">
            <text:p>0.244966206702337</text:p>
          </table:table-cell>
          <table:table-cell table:formula="of:=[$'06_pr2377-positionliteral-javarule-data'.B261]" office:value-type="float" office:value="1.4349" calcext:value-type="float">
            <text:p>1.4349</text:p>
          </table:table-cell>
          <table:table-cell table:formula="of:=[.K261]/[.B261]" office:value-type="float" office:value="0.252552098000563" calcext:value-type="float">
            <text:p>0.252552098000563</text:p>
          </table:table-cell>
          <table:table-cell table:formula="of:=[$'07_pr2377-junit-improved-data'.B261]" office:value-type="float" office:value="1.4392" calcext:value-type="float">
            <text:p>1.4392</text:p>
          </table:table-cell>
          <table:table-cell table:formula="of:=[.M261]/[.B261]" office:value-type="float" office:value="0.253308927062799" calcext:value-type="float">
            <text:p>0.253308927062799</text:p>
          </table:table-cell>
          <table:table-cell table:formula="of:=[$'08_pr2377-fixed-typeres-data'.B261]" office:value-type="float" office:value="1.4815" calcext:value-type="float">
            <text:p>1.4815</text:p>
          </table:table-cell>
          <table:table-cell table:formula="of:=[.O261]/[.B261]" office:value-type="float" office:value="0.260754012954097" calcext:value-type="float">
            <text:p>0.260754012954097</text:p>
          </table:table-cell>
          <table:table-cell table:formula="of:=[$'09_pr2377-junitstaticsuite-data'.B261]" office:value-type="float" office:value="1.428" calcext:value-type="float">
            <text:p>1.428</text:p>
          </table:table-cell>
          <table:table-cell table:formula="of:=[.Q261]/[.B261]" office:value-type="float" office:value="0.251337651365812" calcext:value-type="float">
            <text:p>0.251337651365812</text:p>
          </table:table-cell>
        </table:table-row>
        <table:table-row table:style-name="ro1">
          <table:table-cell table:formula="of:=[$'01_baseline-6.22.0-data'.A262]" office:value-type="string" office:string-value="UseAssertSameInsteadOfAssertTrue" calcext:value-type="string">
            <text:p>UseAssertSameInsteadOfAssertTrue</text:p>
          </table:table-cell>
          <table:table-cell table:formula="of:=[$'01_baseline-6.22.0-data'.B262]" office:value-type="float" office:value="16.0163" calcext:value-type="float">
            <text:p>16.0163</text:p>
          </table:table-cell>
          <table:table-cell table:formula="of:=[$'02_master-6.23.0-SNAPSHOT-ea532e6-data'.B262]" office:value-type="float" office:value="3.7634" calcext:value-type="float">
            <text:p>3.7634</text:p>
          </table:table-cell>
          <table:table-cell table:formula="of:=[.C262]/[.B262]" office:value-type="float" office:value="0.234973121132846" calcext:value-type="float">
            <text:p>0.234973121132846</text:p>
          </table:table-cell>
          <table:table-cell table:formula="of:=[$'03_pr2377-data'.B262]" office:value-type="float" office:value="1.3523" calcext:value-type="float">
            <text:p>1.3523</text:p>
          </table:table-cell>
          <table:table-cell table:formula="of:=[.E262]/[.B262]" office:value-type="float" office:value="0.0844327341520826" calcext:value-type="float">
            <text:p>0.084432734152083</text:p>
          </table:table-cell>
          <table:table-cell table:formula="of:=[$'04_pr2377-improved-properclone-avoiddecimal-data'.B262]" office:value-type="float" office:value="1.4524" calcext:value-type="float">
            <text:p>1.4524</text:p>
          </table:table-cell>
          <table:table-cell table:formula="of:=[.G262]/[.B262]" office:value-type="float" office:value="0.0906826170838458" calcext:value-type="float">
            <text:p>0.090682617083846</text:p>
          </table:table-cell>
          <table:table-cell table:formula="of:=[$'05_pr2377_positionliteral-data'.B262]" office:value-type="float" office:value="1.4002" calcext:value-type="float">
            <text:p>1.4002</text:p>
          </table:table-cell>
          <table:table-cell table:formula="of:=[.I262]/[.B262]" office:value-type="float" office:value="0.0874234373731761" calcext:value-type="float">
            <text:p>0.087423437373176</text:p>
          </table:table-cell>
          <table:table-cell table:formula="of:=[$'06_pr2377-positionliteral-javarule-data'.B262]" office:value-type="float" office:value="1.4656" calcext:value-type="float">
            <text:p>1.4656</text:p>
          </table:table-cell>
          <table:table-cell table:formula="of:=[.K262]/[.B262]" office:value-type="float" office:value="0.091506777470452" calcext:value-type="float">
            <text:p>0.091506777470452</text:p>
          </table:table-cell>
          <table:table-cell table:formula="of:=[$'07_pr2377-junit-improved-data'.B262]" office:value-type="float" office:value="1.4103" calcext:value-type="float">
            <text:p>1.4103</text:p>
          </table:table-cell>
          <table:table-cell table:formula="of:=[.M262]/[.B262]" office:value-type="float" office:value="0.0880540449417156" calcext:value-type="float">
            <text:p>0.088054044941716</text:p>
          </table:table-cell>
          <table:table-cell table:formula="of:=[$'08_pr2377-fixed-typeres-data'.B262]" office:value-type="float" office:value="1.5759" calcext:value-type="float">
            <text:p>1.5759</text:p>
          </table:table-cell>
          <table:table-cell table:formula="of:=[.O262]/[.B262]" office:value-type="float" office:value="0.0983935116100473" calcext:value-type="float">
            <text:p>0.098393511610047</text:p>
          </table:table-cell>
          <table:table-cell table:formula="of:=[$'09_pr2377-junitstaticsuite-data'.B262]" office:value-type="float" office:value="1.4615" calcext:value-type="float">
            <text:p>1.4615</text:p>
          </table:table-cell>
          <table:table-cell table:formula="of:=[.Q262]/[.B262]" office:value-type="float" office:value="0.0912507882594607" calcext:value-type="float">
            <text:p>0.091250788259461</text:p>
          </table:table-cell>
        </table:table-row>
        <table:table-row table:style-name="ro1">
          <table:table-cell table:formula="of:=[$'01_baseline-6.22.0-data'.A263]" office:value-type="string" office:string-value="UseAssertTrueInsteadOfAssertEquals" calcext:value-type="string">
            <text:p>UseAssertTrueInsteadOfAssertEquals</text:p>
          </table:table-cell>
          <table:table-cell table:formula="of:=[$'01_baseline-6.22.0-data'.B263]" office:value-type="float" office:value="1.0431" calcext:value-type="float">
            <text:p>1.0431</text:p>
          </table:table-cell>
          <table:table-cell table:formula="of:=[$'02_master-6.23.0-SNAPSHOT-ea532e6-data'.B263]" office:value-type="float" office:value="1.2334" calcext:value-type="float">
            <text:p>1.2334</text:p>
          </table:table-cell>
          <table:table-cell table:formula="of:=[.C263]/[.B263]" office:value-type="float" office:value="1.18243696673377" calcext:value-type="float">
            <text:p>1.18243696673377</text:p>
          </table:table-cell>
          <table:table-cell table:formula="of:=[$'03_pr2377-data'.B263]" office:value-type="float" office:value="2.049" calcext:value-type="float">
            <text:p>2.049</text:p>
          </table:table-cell>
          <table:table-cell table:formula="of:=[.E263]/[.B263]" office:value-type="float" office:value="1.96433707218867" calcext:value-type="float">
            <text:p>1.96433707218867</text:p>
          </table:table-cell>
          <table:table-cell table:formula="of:=[$'04_pr2377-improved-properclone-avoiddecimal-data'.B263]" office:value-type="float" office:value="2.1972" calcext:value-type="float">
            <text:p>2.1972</text:p>
          </table:table-cell>
          <table:table-cell table:formula="of:=[.G263]/[.B263]" office:value-type="float" office:value="2.10641357492091" calcext:value-type="float">
            <text:p>2.10641357492091</text:p>
          </table:table-cell>
          <table:table-cell table:formula="of:=[$'05_pr2377_positionliteral-data'.B263]" office:value-type="float" office:value="2.2155" calcext:value-type="float">
            <text:p>2.2155</text:p>
          </table:table-cell>
          <table:table-cell table:formula="of:=[.I263]/[.B263]" office:value-type="float" office:value="2.12395743457003" calcext:value-type="float">
            <text:p>2.12395743457003</text:p>
          </table:table-cell>
          <table:table-cell table:formula="of:=[$'06_pr2377-positionliteral-javarule-data'.B263]" office:value-type="float" office:value="2.345" calcext:value-type="float">
            <text:p>2.345</text:p>
          </table:table-cell>
          <table:table-cell table:formula="of:=[.K263]/[.B263]" office:value-type="float" office:value="2.24810660531109" calcext:value-type="float">
            <text:p>2.24810660531109</text:p>
          </table:table-cell>
          <table:table-cell table:formula="of:=[$'07_pr2377-junit-improved-data'.B263]" office:value-type="float" office:value="2.2001" calcext:value-type="float">
            <text:p>2.2001</text:p>
          </table:table-cell>
          <table:table-cell table:formula="of:=[.M263]/[.B263]" office:value-type="float" office:value="2.10919374940082" calcext:value-type="float">
            <text:p>2.10919374940082</text:p>
          </table:table-cell>
          <table:table-cell table:formula="of:=[$'08_pr2377-fixed-typeres-data'.B263]" office:value-type="float" office:value="2.2491" calcext:value-type="float">
            <text:p>2.2491</text:p>
          </table:table-cell>
          <table:table-cell table:formula="of:=[.O263]/[.B263]" office:value-type="float" office:value="2.15616911130285" calcext:value-type="float">
            <text:p>2.15616911130285</text:p>
          </table:table-cell>
          <table:table-cell table:formula="of:=[$'09_pr2377-junitstaticsuite-data'.B263]" office:value-type="float" office:value="2.2128" calcext:value-type="float">
            <text:p>2.2128</text:p>
          </table:table-cell>
          <table:table-cell table:formula="of:=[.Q263]/[.B263]" office:value-type="float" office:value="2.12136899626114" calcext:value-type="float">
            <text:p>2.12136899626114</text:p>
          </table:table-cell>
        </table:table-row>
        <table:table-row table:style-name="ro1">
          <table:table-cell table:formula="of:=[$'01_baseline-6.22.0-data'.A264]" office:value-type="string" office:string-value="UseCollectionIsEmpty" calcext:value-type="string">
            <text:p>UseCollectionIsEmpty</text:p>
          </table:table-cell>
          <table:table-cell table:formula="of:=[$'01_baseline-6.22.0-data'.B264]" office:value-type="float" office:value="0.3559" calcext:value-type="float">
            <text:p>0.3559</text:p>
          </table:table-cell>
          <table:table-cell table:formula="of:=[$'02_master-6.23.0-SNAPSHOT-ea532e6-data'.B264]" office:value-type="float" office:value="0.3551" calcext:value-type="float">
            <text:p>0.3551</text:p>
          </table:table-cell>
          <table:table-cell table:formula="of:=[.C264]/[.B264]" office:value-type="float" office:value="0.997752177577971" calcext:value-type="float">
            <text:p>0.997752177577971</text:p>
          </table:table-cell>
          <table:table-cell table:formula="of:=[$'03_pr2377-data'.B264]" office:value-type="float" office:value="0.3338" calcext:value-type="float">
            <text:p>0.3338</text:p>
          </table:table-cell>
          <table:table-cell table:formula="of:=[.E264]/[.B264]" office:value-type="float" office:value="0.937903905591458" calcext:value-type="float">
            <text:p>0.937903905591458</text:p>
          </table:table-cell>
          <table:table-cell table:formula="of:=[$'04_pr2377-improved-properclone-avoiddecimal-data'.B264]" office:value-type="float" office:value="0.3316" calcext:value-type="float">
            <text:p>0.3316</text:p>
          </table:table-cell>
          <table:table-cell table:formula="of:=[.G264]/[.B264]" office:value-type="float" office:value="0.931722393930879" calcext:value-type="float">
            <text:p>0.931722393930879</text:p>
          </table:table-cell>
          <table:table-cell table:formula="of:=[$'05_pr2377_positionliteral-data'.B264]" office:value-type="float" office:value="0.3348" calcext:value-type="float">
            <text:p>0.3348</text:p>
          </table:table-cell>
          <table:table-cell table:formula="of:=[.I264]/[.B264]" office:value-type="float" office:value="0.940713683618994" calcext:value-type="float">
            <text:p>0.940713683618994</text:p>
          </table:table-cell>
          <table:table-cell table:formula="of:=[$'06_pr2377-positionliteral-javarule-data'.B264]" office:value-type="float" office:value="0.3433" calcext:value-type="float">
            <text:p>0.3433</text:p>
          </table:table-cell>
          <table:table-cell table:formula="of:=[.K264]/[.B264]" office:value-type="float" office:value="0.964596796853049" calcext:value-type="float">
            <text:p>0.964596796853049</text:p>
          </table:table-cell>
          <table:table-cell table:formula="of:=[$'07_pr2377-junit-improved-data'.B264]" office:value-type="float" office:value="0.3581" calcext:value-type="float">
            <text:p>0.3581</text:p>
          </table:table-cell>
          <table:table-cell table:formula="of:=[.M264]/[.B264]" office:value-type="float" office:value="1.00618151166058" calcext:value-type="float">
            <text:p>1.00618151166058</text:p>
          </table:table-cell>
          <table:table-cell table:formula="of:=[$'08_pr2377-fixed-typeres-data'.B264]" office:value-type="float" office:value="0.391" calcext:value-type="float">
            <text:p>0.391</text:p>
          </table:table-cell>
          <table:table-cell table:formula="of:=[.O264]/[.B264]" office:value-type="float" office:value="1.09862320876651" calcext:value-type="float">
            <text:p>1.09862320876651</text:p>
          </table:table-cell>
          <table:table-cell table:formula="of:=[$'09_pr2377-junitstaticsuite-data'.B264]" office:value-type="float" office:value="0.3457" calcext:value-type="float">
            <text:p>0.3457</text:p>
          </table:table-cell>
          <table:table-cell table:formula="of:=[.Q264]/[.B264]" office:value-type="float" office:value="0.971340264119135" calcext:value-type="float">
            <text:p>0.971340264119135</text:p>
          </table:table-cell>
        </table:table-row>
        <table:table-row table:style-name="ro1">
          <table:table-cell table:formula="of:=[$'01_baseline-6.22.0-data'.A265]" office:value-type="string" office:string-value="UseConcurrentHashMap" calcext:value-type="string">
            <text:p>UseConcurrentHashMap</text:p>
          </table:table-cell>
          <table:table-cell table:formula="of:=[$'01_baseline-6.22.0-data'.B265]" office:value-type="float" office:value="0.5009" calcext:value-type="float">
            <text:p>0.5009</text:p>
          </table:table-cell>
          <table:table-cell table:formula="of:=[$'02_master-6.23.0-SNAPSHOT-ea532e6-data'.B265]" office:value-type="float" office:value="0.5845" calcext:value-type="float">
            <text:p>0.5845</text:p>
          </table:table-cell>
          <table:table-cell table:formula="of:=[.C265]/[.B265]" office:value-type="float" office:value="1.16689958075464" calcext:value-type="float">
            <text:p>1.16689958075464</text:p>
          </table:table-cell>
          <table:table-cell table:formula="of:=[$'03_pr2377-data'.B265]" office:value-type="float" office:value="0.4959" calcext:value-type="float">
            <text:p>0.4959</text:p>
          </table:table-cell>
          <table:table-cell table:formula="of:=[.E265]/[.B265]" office:value-type="float" office:value="0.990017967658215" calcext:value-type="float">
            <text:p>0.990017967658215</text:p>
          </table:table-cell>
          <table:table-cell table:formula="of:=[$'04_pr2377-improved-properclone-avoiddecimal-data'.B265]" office:value-type="float" office:value="0.5415" calcext:value-type="float">
            <text:p>0.5415</text:p>
          </table:table-cell>
          <table:table-cell table:formula="of:=[.G265]/[.B265]" office:value-type="float" office:value="1.08105410261529" calcext:value-type="float">
            <text:p>1.08105410261529</text:p>
          </table:table-cell>
          <table:table-cell table:formula="of:=[$'05_pr2377_positionliteral-data'.B265]" office:value-type="float" office:value="0.5057" calcext:value-type="float">
            <text:p>0.5057</text:p>
          </table:table-cell>
          <table:table-cell table:formula="of:=[.I265]/[.B265]" office:value-type="float" office:value="1.00958275104811" calcext:value-type="float">
            <text:p>1.00958275104811</text:p>
          </table:table-cell>
          <table:table-cell table:formula="of:=[$'06_pr2377-positionliteral-javarule-data'.B265]" office:value-type="float" office:value="0.5113" calcext:value-type="float">
            <text:p>0.5113</text:p>
          </table:table-cell>
          <table:table-cell table:formula="of:=[.K265]/[.B265]" office:value-type="float" office:value="1.02076262727091" calcext:value-type="float">
            <text:p>1.02076262727091</text:p>
          </table:table-cell>
          <table:table-cell table:formula="of:=[$'07_pr2377-junit-improved-data'.B265]" office:value-type="float" office:value="0.5054" calcext:value-type="float">
            <text:p>0.5054</text:p>
          </table:table-cell>
          <table:table-cell table:formula="of:=[.M265]/[.B265]" office:value-type="float" office:value="1.00898382910761" calcext:value-type="float">
            <text:p>1.00898382910761</text:p>
          </table:table-cell>
          <table:table-cell table:formula="of:=[$'08_pr2377-fixed-typeres-data'.B265]" office:value-type="float" office:value="0.5743" calcext:value-type="float">
            <text:p>0.5743</text:p>
          </table:table-cell>
          <table:table-cell table:formula="of:=[.O265]/[.B265]" office:value-type="float" office:value="1.1465362347774" calcext:value-type="float">
            <text:p>1.1465362347774</text:p>
          </table:table-cell>
          <table:table-cell table:formula="of:=[$'09_pr2377-junitstaticsuite-data'.B265]" office:value-type="float" office:value="0.5013" calcext:value-type="float">
            <text:p>0.5013</text:p>
          </table:table-cell>
          <table:table-cell table:formula="of:=[.Q265]/[.B265]" office:value-type="float" office:value="1.00079856258734" calcext:value-type="float">
            <text:p>1.00079856258734</text:p>
          </table:table-cell>
        </table:table-row>
        <table:table-row table:style-name="ro1">
          <table:table-cell table:formula="of:=[$'01_baseline-6.22.0-data'.A266]" office:value-type="string" office:string-value="UseCorrectExceptionLogging" calcext:value-type="string">
            <text:p>UseCorrectExceptionLogging</text:p>
          </table:table-cell>
          <table:table-cell table:formula="of:=[$'01_baseline-6.22.0-data'.B266]" office:value-type="float" office:value="0.0519" calcext:value-type="float">
            <text:p>0.0519</text:p>
          </table:table-cell>
          <table:table-cell table:formula="of:=[$'02_master-6.23.0-SNAPSHOT-ea532e6-data'.B266]" office:value-type="float" office:value="0.056" calcext:value-type="float">
            <text:p>0.056</text:p>
          </table:table-cell>
          <table:table-cell table:formula="of:=[.C266]/[.B266]" office:value-type="float" office:value="1.07899807321773" calcext:value-type="float">
            <text:p>1.07899807321773</text:p>
          </table:table-cell>
          <table:table-cell table:formula="of:=[$'03_pr2377-data'.B266]" office:value-type="float" office:value="0.0526" calcext:value-type="float">
            <text:p>0.0526</text:p>
          </table:table-cell>
          <table:table-cell table:formula="of:=[.E266]/[.B266]" office:value-type="float" office:value="1.01348747591522" calcext:value-type="float">
            <text:p>1.01348747591522</text:p>
          </table:table-cell>
          <table:table-cell table:formula="of:=[$'04_pr2377-improved-properclone-avoiddecimal-data'.B266]" office:value-type="float" office:value="0.0527" calcext:value-type="float">
            <text:p>0.0527</text:p>
          </table:table-cell>
          <table:table-cell table:formula="of:=[.G266]/[.B266]" office:value-type="float" office:value="1.01541425818882" calcext:value-type="float">
            <text:p>1.01541425818882</text:p>
          </table:table-cell>
          <table:table-cell table:formula="of:=[$'05_pr2377_positionliteral-data'.B266]" office:value-type="float" office:value="0.0542" calcext:value-type="float">
            <text:p>0.0542</text:p>
          </table:table-cell>
          <table:table-cell table:formula="of:=[.I266]/[.B266]" office:value-type="float" office:value="1.04431599229287" calcext:value-type="float">
            <text:p>1.04431599229287</text:p>
          </table:table-cell>
          <table:table-cell table:formula="of:=[$'06_pr2377-positionliteral-javarule-data'.B266]" office:value-type="float" office:value="0.0534" calcext:value-type="float">
            <text:p>0.0534</text:p>
          </table:table-cell>
          <table:table-cell table:formula="of:=[.K266]/[.B266]" office:value-type="float" office:value="1.02890173410405" calcext:value-type="float">
            <text:p>1.02890173410405</text:p>
          </table:table-cell>
          <table:table-cell table:formula="of:=[$'07_pr2377-junit-improved-data'.B266]" office:value-type="float" office:value="0.0535" calcext:value-type="float">
            <text:p>0.0535</text:p>
          </table:table-cell>
          <table:table-cell table:formula="of:=[.M266]/[.B266]" office:value-type="float" office:value="1.03082851637765" calcext:value-type="float">
            <text:p>1.03082851637765</text:p>
          </table:table-cell>
          <table:table-cell table:formula="of:=[$'08_pr2377-fixed-typeres-data'.B266]" office:value-type="float" office:value="0.0569" calcext:value-type="float">
            <text:p>0.0569</text:p>
          </table:table-cell>
          <table:table-cell table:formula="of:=[.O266]/[.B266]" office:value-type="float" office:value="1.09633911368015" calcext:value-type="float">
            <text:p>1.09633911368015</text:p>
          </table:table-cell>
          <table:table-cell table:formula="of:=[$'09_pr2377-junitstaticsuite-data'.B266]" office:value-type="float" office:value="0.0568" calcext:value-type="float">
            <text:p>0.0568</text:p>
          </table:table-cell>
          <table:table-cell table:formula="of:=[.Q266]/[.B266]" office:value-type="float" office:value="1.09441233140655" calcext:value-type="float">
            <text:p>1.09441233140655</text:p>
          </table:table-cell>
        </table:table-row>
        <table:table-row table:style-name="ro1">
          <table:table-cell table:formula="of:=[$'01_baseline-6.22.0-data'.A267]" office:value-type="string" office:string-value="UseDiamondOperator" calcext:value-type="string">
            <text:p>UseDiamondOperator</text:p>
          </table:table-cell>
          <table:table-cell table:formula="of:=[$'01_baseline-6.22.0-data'.B267]" office:value-type="float" office:value="1.009" calcext:value-type="float">
            <text:p>1.009</text:p>
          </table:table-cell>
          <table:table-cell table:formula="of:=[$'02_master-6.23.0-SNAPSHOT-ea532e6-data'.B267]" office:value-type="float" office:value="2.5633" calcext:value-type="float">
            <text:p>2.5633</text:p>
          </table:table-cell>
          <table:table-cell table:formula="of:=[.C267]/[.B267]" office:value-type="float" office:value="2.5404360753221" calcext:value-type="float">
            <text:p>2.5404360753221</text:p>
          </table:table-cell>
          <table:table-cell table:formula="of:=[$'03_pr2377-data'.B267]" office:value-type="float" office:value="2.5311" calcext:value-type="float">
            <text:p>2.5311</text:p>
          </table:table-cell>
          <table:table-cell table:formula="of:=[.E267]/[.B267]" office:value-type="float" office:value="2.50852329038652" calcext:value-type="float">
            <text:p>2.50852329038652</text:p>
          </table:table-cell>
          <table:table-cell table:formula="of:=[$'04_pr2377-improved-properclone-avoiddecimal-data'.B267]" office:value-type="float" office:value="2.5688" calcext:value-type="float">
            <text:p>2.5688</text:p>
          </table:table-cell>
          <table:table-cell table:formula="of:=[.G267]/[.B267]" office:value-type="float" office:value="2.54588701684836" calcext:value-type="float">
            <text:p>2.54588701684836</text:p>
          </table:table-cell>
          <table:table-cell table:formula="of:=[$'05_pr2377_positionliteral-data'.B267]" office:value-type="float" office:value="2.5838" calcext:value-type="float">
            <text:p>2.5838</text:p>
          </table:table-cell>
          <table:table-cell table:formula="of:=[.I267]/[.B267]" office:value-type="float" office:value="2.5607532210109" calcext:value-type="float">
            <text:p>2.5607532210109</text:p>
          </table:table-cell>
          <table:table-cell table:formula="of:=[$'06_pr2377-positionliteral-javarule-data'.B267]" office:value-type="float" office:value="2.6751" calcext:value-type="float">
            <text:p>2.6751</text:p>
          </table:table-cell>
          <table:table-cell table:formula="of:=[.K267]/[.B267]" office:value-type="float" office:value="2.65123885034688" calcext:value-type="float">
            <text:p>2.65123885034688</text:p>
          </table:table-cell>
          <table:table-cell table:formula="of:=[$'07_pr2377-junit-improved-data'.B267]" office:value-type="float" office:value="2.5384" calcext:value-type="float">
            <text:p>2.5384</text:p>
          </table:table-cell>
          <table:table-cell table:formula="of:=[.M267]/[.B267]" office:value-type="float" office:value="2.51575817641229" calcext:value-type="float">
            <text:p>2.51575817641229</text:p>
          </table:table-cell>
          <table:table-cell table:formula="of:=[$'08_pr2377-fixed-typeres-data'.B267]" office:value-type="float" office:value="2.6958" calcext:value-type="float">
            <text:p>2.6958</text:p>
          </table:table-cell>
          <table:table-cell table:formula="of:=[.O267]/[.B267]" office:value-type="float" office:value="2.67175421209118" calcext:value-type="float">
            <text:p>2.67175421209118</text:p>
          </table:table-cell>
          <table:table-cell table:formula="of:=[$'09_pr2377-junitstaticsuite-data'.B267]" office:value-type="float" office:value="2.6184" calcext:value-type="float">
            <text:p>2.6184</text:p>
          </table:table-cell>
          <table:table-cell table:formula="of:=[.Q267]/[.B267]" office:value-type="float" office:value="2.59504459861249" calcext:value-type="float">
            <text:p>2.59504459861249</text:p>
          </table:table-cell>
        </table:table-row>
        <table:table-row table:style-name="ro1">
          <table:table-cell table:formula="of:=[$'01_baseline-6.22.0-data'.A268]" office:value-type="string" office:string-value="UseEqualsToCompareStrings" calcext:value-type="string">
            <text:p>UseEqualsToCompareStrings</text:p>
          </table:table-cell>
          <table:table-cell table:formula="of:=[$'01_baseline-6.22.0-data'.B268]" office:value-type="float" office:value="0.0538" calcext:value-type="float">
            <text:p>0.0538</text:p>
          </table:table-cell>
          <table:table-cell table:formula="of:=[$'02_master-6.23.0-SNAPSHOT-ea532e6-data'.B268]" office:value-type="float" office:value="0.0594" calcext:value-type="float">
            <text:p>0.0594</text:p>
          </table:table-cell>
          <table:table-cell table:formula="of:=[.C268]/[.B268]" office:value-type="float" office:value="1.10408921933086" calcext:value-type="float">
            <text:p>1.10408921933086</text:p>
          </table:table-cell>
          <table:table-cell table:formula="of:=[$'03_pr2377-data'.B268]" office:value-type="float" office:value="0.0716" calcext:value-type="float">
            <text:p>0.0716</text:p>
          </table:table-cell>
          <table:table-cell table:formula="of:=[.E268]/[.B268]" office:value-type="float" office:value="1.33085501858736" calcext:value-type="float">
            <text:p>1.33085501858736</text:p>
          </table:table-cell>
          <table:table-cell table:formula="of:=[$'04_pr2377-improved-properclone-avoiddecimal-data'.B268]" office:value-type="float" office:value="0.072" calcext:value-type="float">
            <text:p>0.072</text:p>
          </table:table-cell>
          <table:table-cell table:formula="of:=[.G268]/[.B268]" office:value-type="float" office:value="1.33828996282528" calcext:value-type="float">
            <text:p>1.33828996282528</text:p>
          </table:table-cell>
          <table:table-cell table:formula="of:=[$'05_pr2377_positionliteral-data'.B268]" office:value-type="float" office:value="0.0711" calcext:value-type="float">
            <text:p>0.0711</text:p>
          </table:table-cell>
          <table:table-cell table:formula="of:=[.I268]/[.B268]" office:value-type="float" office:value="1.32156133828996" calcext:value-type="float">
            <text:p>1.32156133828996</text:p>
          </table:table-cell>
          <table:table-cell table:formula="of:=[$'06_pr2377-positionliteral-javarule-data'.B268]" office:value-type="float" office:value="0.0731" calcext:value-type="float">
            <text:p>0.0731</text:p>
          </table:table-cell>
          <table:table-cell table:formula="of:=[.K268]/[.B268]" office:value-type="float" office:value="1.35873605947955" calcext:value-type="float">
            <text:p>1.35873605947955</text:p>
          </table:table-cell>
          <table:table-cell table:formula="of:=[$'07_pr2377-junit-improved-data'.B268]" office:value-type="float" office:value="0.0721" calcext:value-type="float">
            <text:p>0.0721</text:p>
          </table:table-cell>
          <table:table-cell table:formula="of:=[.M268]/[.B268]" office:value-type="float" office:value="1.34014869888476" calcext:value-type="float">
            <text:p>1.34014869888476</text:p>
          </table:table-cell>
          <table:table-cell table:formula="of:=[$'08_pr2377-fixed-typeres-data'.B268]" office:value-type="float" office:value="0.0746" calcext:value-type="float">
            <text:p>0.0746</text:p>
          </table:table-cell>
          <table:table-cell table:formula="of:=[.O268]/[.B268]" office:value-type="float" office:value="1.38661710037175" calcext:value-type="float">
            <text:p>1.38661710037175</text:p>
          </table:table-cell>
          <table:table-cell table:formula="of:=[$'09_pr2377-junitstaticsuite-data'.B268]" office:value-type="float" office:value="0.0718" calcext:value-type="float">
            <text:p>0.0718</text:p>
          </table:table-cell>
          <table:table-cell table:formula="of:=[.Q268]/[.B268]" office:value-type="float" office:value="1.33457249070632" calcext:value-type="float">
            <text:p>1.33457249070632</text:p>
          </table:table-cell>
        </table:table-row>
        <table:table-row table:style-name="ro1">
          <table:table-cell table:formula="of:=[$'01_baseline-6.22.0-data'.A269]" office:value-type="string" office:string-value="UseIndexOfChar" calcext:value-type="string">
            <text:p>UseIndexOfChar</text:p>
          </table:table-cell>
          <table:table-cell table:formula="of:=[$'01_baseline-6.22.0-data'.B269]" office:value-type="float" office:value="0.3995" calcext:value-type="float">
            <text:p>0.3995</text:p>
          </table:table-cell>
          <table:table-cell table:formula="of:=[$'02_master-6.23.0-SNAPSHOT-ea532e6-data'.B269]" office:value-type="float" office:value="0.4261" calcext:value-type="float">
            <text:p>0.4261</text:p>
          </table:table-cell>
          <table:table-cell table:formula="of:=[.C269]/[.B269]" office:value-type="float" office:value="1.0665832290363" calcext:value-type="float">
            <text:p>1.0665832290363</text:p>
          </table:table-cell>
          <table:table-cell table:formula="of:=[$'03_pr2377-data'.B269]" office:value-type="float" office:value="0.3958" calcext:value-type="float">
            <text:p>0.3958</text:p>
          </table:table-cell>
          <table:table-cell table:formula="of:=[.E269]/[.B269]" office:value-type="float" office:value="0.990738423028786" calcext:value-type="float">
            <text:p>0.990738423028786</text:p>
          </table:table-cell>
          <table:table-cell table:formula="of:=[$'04_pr2377-improved-properclone-avoiddecimal-data'.B269]" office:value-type="float" office:value="0.3911" calcext:value-type="float">
            <text:p>0.3911</text:p>
          </table:table-cell>
          <table:table-cell table:formula="of:=[.G269]/[.B269]" office:value-type="float" office:value="0.978973717146433" calcext:value-type="float">
            <text:p>0.978973717146433</text:p>
          </table:table-cell>
          <table:table-cell table:formula="of:=[$'05_pr2377_positionliteral-data'.B269]" office:value-type="float" office:value="0.4044" calcext:value-type="float">
            <text:p>0.4044</text:p>
          </table:table-cell>
          <table:table-cell table:formula="of:=[.I269]/[.B269]" office:value-type="float" office:value="1.01226533166458" calcext:value-type="float">
            <text:p>1.01226533166458</text:p>
          </table:table-cell>
          <table:table-cell table:formula="of:=[$'06_pr2377-positionliteral-javarule-data'.B269]" office:value-type="float" office:value="0.4394" calcext:value-type="float">
            <text:p>0.4394</text:p>
          </table:table-cell>
          <table:table-cell table:formula="of:=[.K269]/[.B269]" office:value-type="float" office:value="1.09987484355444" calcext:value-type="float">
            <text:p>1.09987484355444</text:p>
          </table:table-cell>
          <table:table-cell table:formula="of:=[$'07_pr2377-junit-improved-data'.B269]" office:value-type="float" office:value="0.4443" calcext:value-type="float">
            <text:p>0.4443</text:p>
          </table:table-cell>
          <table:table-cell table:formula="of:=[.M269]/[.B269]" office:value-type="float" office:value="1.11214017521902" calcext:value-type="float">
            <text:p>1.11214017521902</text:p>
          </table:table-cell>
          <table:table-cell table:formula="of:=[$'08_pr2377-fixed-typeres-data'.B269]" office:value-type="float" office:value="0.468" calcext:value-type="float">
            <text:p>0.468</text:p>
          </table:table-cell>
          <table:table-cell table:formula="of:=[.O269]/[.B269]" office:value-type="float" office:value="1.17146433041302" calcext:value-type="float">
            <text:p>1.17146433041302</text:p>
          </table:table-cell>
          <table:table-cell table:formula="of:=[$'09_pr2377-junitstaticsuite-data'.B269]" office:value-type="float" office:value="0.3985" calcext:value-type="float">
            <text:p>0.3985</text:p>
          </table:table-cell>
          <table:table-cell table:formula="of:=[.Q269]/[.B269]" office:value-type="float" office:value="0.997496871088861" calcext:value-type="float">
            <text:p>0.997496871088861</text:p>
          </table:table-cell>
        </table:table-row>
        <table:table-row table:style-name="ro1">
          <table:table-cell table:formula="of:=[$'01_baseline-6.22.0-data'.A270]" office:value-type="string" office:string-value="UseLocaleWithCaseConversions" calcext:value-type="string">
            <text:p>UseLocaleWithCaseConversions</text:p>
          </table:table-cell>
          <table:table-cell table:formula="of:=[$'01_baseline-6.22.0-data'.B270]" office:value-type="float" office:value="2.4733" calcext:value-type="float">
            <text:p>2.4733</text:p>
          </table:table-cell>
          <table:table-cell table:formula="of:=[$'02_master-6.23.0-SNAPSHOT-ea532e6-data'.B270]" office:value-type="float" office:value="2.5297" calcext:value-type="float">
            <text:p>2.5297</text:p>
          </table:table-cell>
          <table:table-cell table:formula="of:=[.C270]/[.B270]" office:value-type="float" office:value="1.02280354182671" calcext:value-type="float">
            <text:p>1.02280354182671</text:p>
          </table:table-cell>
          <table:table-cell table:formula="of:=[$'03_pr2377-data'.B270]" office:value-type="float" office:value="3.2023" calcext:value-type="float">
            <text:p>3.2023</text:p>
          </table:table-cell>
          <table:table-cell table:formula="of:=[.E270]/[.B270]" office:value-type="float" office:value="1.29474790765374" calcext:value-type="float">
            <text:p>1.29474790765374</text:p>
          </table:table-cell>
          <table:table-cell table:formula="of:=[$'04_pr2377-improved-properclone-avoiddecimal-data'.B270]" office:value-type="float" office:value="3.2643" calcext:value-type="float">
            <text:p>3.2643</text:p>
          </table:table-cell>
          <table:table-cell table:formula="of:=[.G270]/[.B270]" office:value-type="float" office:value="1.31981563093842" calcext:value-type="float">
            <text:p>1.31981563093842</text:p>
          </table:table-cell>
          <table:table-cell table:formula="of:=[$'05_pr2377_positionliteral-data'.B270]" office:value-type="float" office:value="3.2332" calcext:value-type="float">
            <text:p>3.2332</text:p>
          </table:table-cell>
          <table:table-cell table:formula="of:=[.I270]/[.B270]" office:value-type="float" office:value="1.30724133748433" calcext:value-type="float">
            <text:p>1.30724133748433</text:p>
          </table:table-cell>
          <table:table-cell table:formula="of:=[$'06_pr2377-positionliteral-javarule-data'.B270]" office:value-type="float" office:value="3.3451" calcext:value-type="float">
            <text:p>3.3451</text:p>
          </table:table-cell>
          <table:table-cell table:formula="of:=[.K270]/[.B270]" office:value-type="float" office:value="1.35248453483201" calcext:value-type="float">
            <text:p>1.35248453483201</text:p>
          </table:table-cell>
          <table:table-cell table:formula="of:=[$'07_pr2377-junit-improved-data'.B270]" office:value-type="float" office:value="3.2769" calcext:value-type="float">
            <text:p>3.2769</text:p>
          </table:table-cell>
          <table:table-cell table:formula="of:=[.M270]/[.B270]" office:value-type="float" office:value="1.32491003921886" calcext:value-type="float">
            <text:p>1.32491003921886</text:p>
          </table:table-cell>
          <table:table-cell table:formula="of:=[$'08_pr2377-fixed-typeres-data'.B270]" office:value-type="float" office:value="3.4142" calcext:value-type="float">
            <text:p>3.4142</text:p>
          </table:table-cell>
          <table:table-cell table:formula="of:=[.O270]/[.B270]" office:value-type="float" office:value="1.3804229167509" calcext:value-type="float">
            <text:p>1.3804229167509</text:p>
          </table:table-cell>
          <table:table-cell table:formula="of:=[$'09_pr2377-junitstaticsuite-data'.B270]" office:value-type="float" office:value="3.3407" calcext:value-type="float">
            <text:p>3.3407</text:p>
          </table:table-cell>
          <table:table-cell table:formula="of:=[.Q270]/[.B270]" office:value-type="float" office:value="1.35070553511503" calcext:value-type="float">
            <text:p>1.35070553511503</text:p>
          </table:table-cell>
        </table:table-row>
        <table:table-row table:style-name="ro1">
          <table:table-cell table:formula="of:=[$'01_baseline-6.22.0-data'.A271]" office:value-type="string" office:string-value="UseNotifyAllInsteadOfNotify" calcext:value-type="string">
            <text:p>UseNotifyAllInsteadOfNotify</text:p>
          </table:table-cell>
          <table:table-cell table:formula="of:=[$'01_baseline-6.22.0-data'.B271]" office:value-type="float" office:value="0.378" calcext:value-type="float">
            <text:p>0.378</text:p>
          </table:table-cell>
          <table:table-cell table:formula="of:=[$'02_master-6.23.0-SNAPSHOT-ea532e6-data'.B271]" office:value-type="float" office:value="0.4064" calcext:value-type="float">
            <text:p>0.4064</text:p>
          </table:table-cell>
          <table:table-cell table:formula="of:=[.C271]/[.B271]" office:value-type="float" office:value="1.07513227513228" calcext:value-type="float">
            <text:p>1.07513227513228</text:p>
          </table:table-cell>
          <table:table-cell table:formula="of:=[$'03_pr2377-data'.B271]" office:value-type="float" office:value="0.5274" calcext:value-type="float">
            <text:p>0.5274</text:p>
          </table:table-cell>
          <table:table-cell table:formula="of:=[.E271]/[.B271]" office:value-type="float" office:value="1.3952380952381" calcext:value-type="float">
            <text:p>1.3952380952381</text:p>
          </table:table-cell>
          <table:table-cell table:formula="of:=[$'04_pr2377-improved-properclone-avoiddecimal-data'.B271]" office:value-type="float" office:value="0.5011" calcext:value-type="float">
            <text:p>0.5011</text:p>
          </table:table-cell>
          <table:table-cell table:formula="of:=[.G271]/[.B271]" office:value-type="float" office:value="1.32566137566138" calcext:value-type="float">
            <text:p>1.32566137566138</text:p>
          </table:table-cell>
          <table:table-cell table:formula="of:=[$'05_pr2377_positionliteral-data'.B271]" office:value-type="float" office:value="0.503" calcext:value-type="float">
            <text:p>0.503</text:p>
          </table:table-cell>
          <table:table-cell table:formula="of:=[.I271]/[.B271]" office:value-type="float" office:value="1.33068783068783" calcext:value-type="float">
            <text:p>1.33068783068783</text:p>
          </table:table-cell>
          <table:table-cell table:formula="of:=[$'06_pr2377-positionliteral-javarule-data'.B271]" office:value-type="float" office:value="0.4663" calcext:value-type="float">
            <text:p>0.4663</text:p>
          </table:table-cell>
          <table:table-cell table:formula="of:=[.K271]/[.B271]" office:value-type="float" office:value="1.23359788359788" calcext:value-type="float">
            <text:p>1.23359788359788</text:p>
          </table:table-cell>
          <table:table-cell table:formula="of:=[$'07_pr2377-junit-improved-data'.B271]" office:value-type="float" office:value="0.5546" calcext:value-type="float">
            <text:p>0.5546</text:p>
          </table:table-cell>
          <table:table-cell table:formula="of:=[.M271]/[.B271]" office:value-type="float" office:value="1.46719576719577" calcext:value-type="float">
            <text:p>1.46719576719577</text:p>
          </table:table-cell>
          <table:table-cell table:formula="of:=[$'08_pr2377-fixed-typeres-data'.B271]" office:value-type="float" office:value="0.4984" calcext:value-type="float">
            <text:p>0.4984</text:p>
          </table:table-cell>
          <table:table-cell table:formula="of:=[.O271]/[.B271]" office:value-type="float" office:value="1.31851851851852" calcext:value-type="float">
            <text:p>1.31851851851852</text:p>
          </table:table-cell>
          <table:table-cell table:formula="of:=[$'09_pr2377-junitstaticsuite-data'.B271]" office:value-type="float" office:value="0.4648" calcext:value-type="float">
            <text:p>0.4648</text:p>
          </table:table-cell>
          <table:table-cell table:formula="of:=[.Q271]/[.B271]" office:value-type="float" office:value="1.22962962962963" calcext:value-type="float">
            <text:p>1.22962962962963</text:p>
          </table:table-cell>
        </table:table-row>
        <table:table-row table:style-name="ro1">
          <table:table-cell table:formula="of:=[$'01_baseline-6.22.0-data'.A272]" office:value-type="string" office:string-value="UseObjectForClearerAPI" calcext:value-type="string">
            <text:p>UseObjectForClearerAPI</text:p>
          </table:table-cell>
          <table:table-cell table:formula="of:=[$'01_baseline-6.22.0-data'.B272]" office:value-type="float" office:value="0.2986" calcext:value-type="float">
            <text:p>0.2986</text:p>
          </table:table-cell>
          <table:table-cell table:formula="of:=[$'02_master-6.23.0-SNAPSHOT-ea532e6-data'.B272]" office:value-type="float" office:value="0.3409" calcext:value-type="float">
            <text:p>0.3409</text:p>
          </table:table-cell>
          <table:table-cell table:formula="of:=[.C272]/[.B272]" office:value-type="float" office:value="1.14166108506363" calcext:value-type="float">
            <text:p>1.14166108506363</text:p>
          </table:table-cell>
          <table:table-cell table:formula="of:=[$'03_pr2377-data'.B272]" office:value-type="float" office:value="0.2498" calcext:value-type="float">
            <text:p>0.2498</text:p>
          </table:table-cell>
          <table:table-cell table:formula="of:=[.E272]/[.B272]" office:value-type="float" office:value="0.836570663094441" calcext:value-type="float">
            <text:p>0.836570663094441</text:p>
          </table:table-cell>
          <table:table-cell table:formula="of:=[$'04_pr2377-improved-properclone-avoiddecimal-data'.B272]" office:value-type="float" office:value="0.238" calcext:value-type="float">
            <text:p>0.238</text:p>
          </table:table-cell>
          <table:table-cell table:formula="of:=[.G272]/[.B272]" office:value-type="float" office:value="0.797052913596785" calcext:value-type="float">
            <text:p>0.797052913596785</text:p>
          </table:table-cell>
          <table:table-cell table:formula="of:=[$'05_pr2377_positionliteral-data'.B272]" office:value-type="float" office:value="0.2583" calcext:value-type="float">
            <text:p>0.2583</text:p>
          </table:table-cell>
          <table:table-cell table:formula="of:=[.I272]/[.B272]" office:value-type="float" office:value="0.86503683858004" calcext:value-type="float">
            <text:p>0.86503683858004</text:p>
          </table:table-cell>
          <table:table-cell table:formula="of:=[$'06_pr2377-positionliteral-javarule-data'.B272]" office:value-type="float" office:value="0.3202" calcext:value-type="float">
            <text:p>0.3202</text:p>
          </table:table-cell>
          <table:table-cell table:formula="of:=[.K272]/[.B272]" office:value-type="float" office:value="1.07233757535164" calcext:value-type="float">
            <text:p>1.07233757535164</text:p>
          </table:table-cell>
          <table:table-cell table:formula="of:=[$'07_pr2377-junit-improved-data'.B272]" office:value-type="float" office:value="0.2822" calcext:value-type="float">
            <text:p>0.2822</text:p>
          </table:table-cell>
          <table:table-cell table:formula="of:=[.M272]/[.B272]" office:value-type="float" office:value="0.945077026121902" calcext:value-type="float">
            <text:p>0.945077026121902</text:p>
          </table:table-cell>
          <table:table-cell table:formula="of:=[$'08_pr2377-fixed-typeres-data'.B272]" office:value-type="float" office:value="0.2545" calcext:value-type="float">
            <text:p>0.2545</text:p>
          </table:table-cell>
          <table:table-cell table:formula="of:=[.O272]/[.B272]" office:value-type="float" office:value="0.852310783657066" calcext:value-type="float">
            <text:p>0.852310783657066</text:p>
          </table:table-cell>
          <table:table-cell table:formula="of:=[$'09_pr2377-junitstaticsuite-data'.B272]" office:value-type="float" office:value="0.2786" calcext:value-type="float">
            <text:p>0.2786</text:p>
          </table:table-cell>
          <table:table-cell table:formula="of:=[.Q272]/[.B272]" office:value-type="float" office:value="0.933020763563295" calcext:value-type="float">
            <text:p>0.933020763563295</text:p>
          </table:table-cell>
        </table:table-row>
        <table:table-row table:style-name="ro1">
          <table:table-cell table:formula="of:=[$'01_baseline-6.22.0-data'.A273]" office:value-type="string" office:string-value="UseProperClassLoader" calcext:value-type="string">
            <text:p>UseProperClassLoader</text:p>
          </table:table-cell>
          <table:table-cell table:formula="of:=[$'01_baseline-6.22.0-data'.B273]" office:value-type="float" office:value="0.5336" calcext:value-type="float">
            <text:p>0.5336</text:p>
          </table:table-cell>
          <table:table-cell table:formula="of:=[$'02_master-6.23.0-SNAPSHOT-ea532e6-data'.B273]" office:value-type="float" office:value="0.6246" calcext:value-type="float">
            <text:p>0.6246</text:p>
          </table:table-cell>
          <table:table-cell table:formula="of:=[.C273]/[.B273]" office:value-type="float" office:value="1.17053973013493" calcext:value-type="float">
            <text:p>1.17053973013493</text:p>
          </table:table-cell>
          <table:table-cell table:formula="of:=[$'03_pr2377-data'.B273]" office:value-type="float" office:value="0.8394" calcext:value-type="float">
            <text:p>0.8394</text:p>
          </table:table-cell>
          <table:table-cell table:formula="of:=[.E273]/[.B273]" office:value-type="float" office:value="1.57308845577211" calcext:value-type="float">
            <text:p>1.57308845577211</text:p>
          </table:table-cell>
          <table:table-cell table:formula="of:=[$'04_pr2377-improved-properclone-avoiddecimal-data'.B273]" office:value-type="float" office:value="0.8431" calcext:value-type="float">
            <text:p>0.8431</text:p>
          </table:table-cell>
          <table:table-cell table:formula="of:=[.G273]/[.B273]" office:value-type="float" office:value="1.58002248875562" calcext:value-type="float">
            <text:p>1.58002248875562</text:p>
          </table:table-cell>
          <table:table-cell table:formula="of:=[$'05_pr2377_positionliteral-data'.B273]" office:value-type="float" office:value="0.8426" calcext:value-type="float">
            <text:p>0.8426</text:p>
          </table:table-cell>
          <table:table-cell table:formula="of:=[.I273]/[.B273]" office:value-type="float" office:value="1.57908545727136" calcext:value-type="float">
            <text:p>1.57908545727136</text:p>
          </table:table-cell>
          <table:table-cell table:formula="of:=[$'06_pr2377-positionliteral-javarule-data'.B273]" office:value-type="float" office:value="0.8654" calcext:value-type="float">
            <text:p>0.8654</text:p>
          </table:table-cell>
          <table:table-cell table:formula="of:=[.K273]/[.B273]" office:value-type="float" office:value="1.62181409295352" calcext:value-type="float">
            <text:p>1.62181409295352</text:p>
          </table:table-cell>
          <table:table-cell table:formula="of:=[$'07_pr2377-junit-improved-data'.B273]" office:value-type="float" office:value="0.8761" calcext:value-type="float">
            <text:p>0.8761</text:p>
          </table:table-cell>
          <table:table-cell table:formula="of:=[.M273]/[.B273]" office:value-type="float" office:value="1.64186656671664" calcext:value-type="float">
            <text:p>1.64186656671664</text:p>
          </table:table-cell>
          <table:table-cell table:formula="of:=[$'08_pr2377-fixed-typeres-data'.B273]" office:value-type="float" office:value="0.9004" calcext:value-type="float">
            <text:p>0.9004</text:p>
          </table:table-cell>
          <table:table-cell table:formula="of:=[.O273]/[.B273]" office:value-type="float" office:value="1.68740629685157" calcext:value-type="float">
            <text:p>1.68740629685157</text:p>
          </table:table-cell>
          <table:table-cell table:formula="of:=[$'09_pr2377-junitstaticsuite-data'.B273]" office:value-type="float" office:value="0.8556" calcext:value-type="float">
            <text:p>0.8556</text:p>
          </table:table-cell>
          <table:table-cell table:formula="of:=[.Q273]/[.B273]" office:value-type="float" office:value="1.60344827586207" calcext:value-type="float">
            <text:p>1.60344827586207</text:p>
          </table:table-cell>
        </table:table-row>
        <table:table-row table:style-name="ro1">
          <table:table-cell table:formula="of:=[$'01_baseline-6.22.0-data'.A274]" office:value-type="string" office:string-value="UseShortArrayInitializer" calcext:value-type="string">
            <text:p>UseShortArrayInitializer</text:p>
          </table:table-cell>
          <table:table-cell table:formula="of:=[$'01_baseline-6.22.0-data'.B274]" office:value-type="float" office:value="1.1516" calcext:value-type="float">
            <text:p>1.1516</text:p>
          </table:table-cell>
          <table:table-cell table:formula="of:=[$'02_master-6.23.0-SNAPSHOT-ea532e6-data'.B274]" office:value-type="float" office:value="0.2337" calcext:value-type="float">
            <text:p>0.2337</text:p>
          </table:table-cell>
          <table:table-cell table:formula="of:=[.C274]/[.B274]" office:value-type="float" office:value="0.202935046891282" calcext:value-type="float">
            <text:p>0.202935046891282</text:p>
          </table:table-cell>
          <table:table-cell table:formula="of:=[$'03_pr2377-data'.B274]" office:value-type="float" office:value="0.2162" calcext:value-type="float">
            <text:p>0.2162</text:p>
          </table:table-cell>
          <table:table-cell table:formula="of:=[.E274]/[.B274]" office:value-type="float" office:value="0.187738798193817" calcext:value-type="float">
            <text:p>0.187738798193817</text:p>
          </table:table-cell>
          <table:table-cell table:formula="of:=[$'04_pr2377-improved-properclone-avoiddecimal-data'.B274]" office:value-type="float" office:value="0.1821" calcext:value-type="float">
            <text:p>0.1821</text:p>
          </table:table-cell>
          <table:table-cell table:formula="of:=[.G274]/[.B274]" office:value-type="float" office:value="0.158127822160472" calcext:value-type="float">
            <text:p>0.158127822160472</text:p>
          </table:table-cell>
          <table:table-cell table:formula="of:=[$'05_pr2377_positionliteral-data'.B274]" office:value-type="float" office:value="0.1841" calcext:value-type="float">
            <text:p>0.1841</text:p>
          </table:table-cell>
          <table:table-cell table:formula="of:=[.I274]/[.B274]" office:value-type="float" office:value="0.159864536297325" calcext:value-type="float">
            <text:p>0.159864536297325</text:p>
          </table:table-cell>
          <table:table-cell table:formula="of:=[$'06_pr2377-positionliteral-javarule-data'.B274]" office:value-type="float" office:value="0.1954" calcext:value-type="float">
            <text:p>0.1954</text:p>
          </table:table-cell>
          <table:table-cell table:formula="of:=[.K274]/[.B274]" office:value-type="float" office:value="0.169676971170545" calcext:value-type="float">
            <text:p>0.169676971170545</text:p>
          </table:table-cell>
          <table:table-cell table:formula="of:=[$'07_pr2377-junit-improved-data'.B274]" office:value-type="float" office:value="0.2021" calcext:value-type="float">
            <text:p>0.2021</text:p>
          </table:table-cell>
          <table:table-cell table:formula="of:=[.M274]/[.B274]" office:value-type="float" office:value="0.175494963529003" calcext:value-type="float">
            <text:p>0.175494963529003</text:p>
          </table:table-cell>
          <table:table-cell table:formula="of:=[$'08_pr2377-fixed-typeres-data'.B274]" office:value-type="float" office:value="0.1949" calcext:value-type="float">
            <text:p>0.1949</text:p>
          </table:table-cell>
          <table:table-cell table:formula="of:=[.O274]/[.B274]" office:value-type="float" office:value="0.169242792636332" calcext:value-type="float">
            <text:p>0.169242792636332</text:p>
          </table:table-cell>
          <table:table-cell table:formula="of:=[$'09_pr2377-junitstaticsuite-data'.B274]" office:value-type="float" office:value="0.184" calcext:value-type="float">
            <text:p>0.184</text:p>
          </table:table-cell>
          <table:table-cell table:formula="of:=[.Q274]/[.B274]" office:value-type="float" office:value="0.159777700590483" calcext:value-type="float">
            <text:p>0.159777700590483</text:p>
          </table:table-cell>
        </table:table-row>
        <table:table-row table:style-name="ro1">
          <table:table-cell table:formula="of:=[$'01_baseline-6.22.0-data'.A275]" office:value-type="string" office:string-value="UseStringBufferForStringAppends" calcext:value-type="string">
            <text:p>UseStringBufferForStringAppends</text:p>
          </table:table-cell>
          <table:table-cell table:formula="of:=[$'01_baseline-6.22.0-data'.B275]" office:value-type="float" office:value="0.3682" calcext:value-type="float">
            <text:p>0.3682</text:p>
          </table:table-cell>
          <table:table-cell table:formula="of:=[$'02_master-6.23.0-SNAPSHOT-ea532e6-data'.B275]" office:value-type="float" office:value="0.3621" calcext:value-type="float">
            <text:p>0.3621</text:p>
          </table:table-cell>
          <table:table-cell table:formula="of:=[.C275]/[.B275]" office:value-type="float" office:value="0.983432916892993" calcext:value-type="float">
            <text:p>0.983432916892993</text:p>
          </table:table-cell>
          <table:table-cell table:formula="of:=[$'03_pr2377-data'.B275]" office:value-type="float" office:value="0.3691" calcext:value-type="float">
            <text:p>0.3691</text:p>
          </table:table-cell>
          <table:table-cell table:formula="of:=[.E275]/[.B275]" office:value-type="float" office:value="1.0024443237371" calcext:value-type="float">
            <text:p>1.0024443237371</text:p>
          </table:table-cell>
          <table:table-cell table:formula="of:=[$'04_pr2377-improved-properclone-avoiddecimal-data'.B275]" office:value-type="float" office:value="0.3623" calcext:value-type="float">
            <text:p>0.3623</text:p>
          </table:table-cell>
          <table:table-cell table:formula="of:=[.G275]/[.B275]" office:value-type="float" office:value="0.983976099945682" calcext:value-type="float">
            <text:p>0.983976099945682</text:p>
          </table:table-cell>
          <table:table-cell table:formula="of:=[$'05_pr2377_positionliteral-data'.B275]" office:value-type="float" office:value="0.3759" calcext:value-type="float">
            <text:p>0.3759</text:p>
          </table:table-cell>
          <table:table-cell table:formula="of:=[.I275]/[.B275]" office:value-type="float" office:value="1.02091254752852" calcext:value-type="float">
            <text:p>1.02091254752852</text:p>
          </table:table-cell>
          <table:table-cell table:formula="of:=[$'06_pr2377-positionliteral-javarule-data'.B275]" office:value-type="float" office:value="0.4061" calcext:value-type="float">
            <text:p>0.4061</text:p>
          </table:table-cell>
          <table:table-cell table:formula="of:=[.K275]/[.B275]" office:value-type="float" office:value="1.10293318848452" calcext:value-type="float">
            <text:p>1.10293318848452</text:p>
          </table:table-cell>
          <table:table-cell table:formula="of:=[$'07_pr2377-junit-improved-data'.B275]" office:value-type="float" office:value="0.3716" calcext:value-type="float">
            <text:p>0.3716</text:p>
          </table:table-cell>
          <table:table-cell table:formula="of:=[.M275]/[.B275]" office:value-type="float" office:value="1.00923411189571" calcext:value-type="float">
            <text:p>1.00923411189571</text:p>
          </table:table-cell>
          <table:table-cell table:formula="of:=[$'08_pr2377-fixed-typeres-data'.B275]" office:value-type="float" office:value="0.3759" calcext:value-type="float">
            <text:p>0.3759</text:p>
          </table:table-cell>
          <table:table-cell table:formula="of:=[.O275]/[.B275]" office:value-type="float" office:value="1.02091254752852" calcext:value-type="float">
            <text:p>1.02091254752852</text:p>
          </table:table-cell>
          <table:table-cell table:formula="of:=[$'09_pr2377-junitstaticsuite-data'.B275]" office:value-type="float" office:value="0.3738" calcext:value-type="float">
            <text:p>0.3738</text:p>
          </table:table-cell>
          <table:table-cell table:formula="of:=[.Q275]/[.B275]" office:value-type="float" office:value="1.01520912547529" calcext:value-type="float">
            <text:p>1.01520912547529</text:p>
          </table:table-cell>
        </table:table-row>
        <table:table-row table:style-name="ro1">
          <table:table-cell table:formula="of:=[$'01_baseline-6.22.0-data'.A276]" office:value-type="string" office:string-value="UseStringBufferLength" calcext:value-type="string">
            <text:p>UseStringBufferLength</text:p>
          </table:table-cell>
          <table:table-cell table:formula="of:=[$'01_baseline-6.22.0-data'.B276]" office:value-type="float" office:value="0.3455" calcext:value-type="float">
            <text:p>0.3455</text:p>
          </table:table-cell>
          <table:table-cell table:formula="of:=[$'02_master-6.23.0-SNAPSHOT-ea532e6-data'.B276]" office:value-type="float" office:value="0.3475" calcext:value-type="float">
            <text:p>0.3475</text:p>
          </table:table-cell>
          <table:table-cell table:formula="of:=[.C276]/[.B276]" office:value-type="float" office:value="1.00578871201158" calcext:value-type="float">
            <text:p>1.00578871201158</text:p>
          </table:table-cell>
          <table:table-cell table:formula="of:=[$'03_pr2377-data'.B276]" office:value-type="float" office:value="0.3515" calcext:value-type="float">
            <text:p>0.3515</text:p>
          </table:table-cell>
          <table:table-cell table:formula="of:=[.E276]/[.B276]" office:value-type="float" office:value="1.01736613603473" calcext:value-type="float">
            <text:p>1.01736613603473</text:p>
          </table:table-cell>
          <table:table-cell table:formula="of:=[$'04_pr2377-improved-properclone-avoiddecimal-data'.B276]" office:value-type="float" office:value="0.3439" calcext:value-type="float">
            <text:p>0.3439</text:p>
          </table:table-cell>
          <table:table-cell table:formula="of:=[.G276]/[.B276]" office:value-type="float" office:value="0.995369030390738" calcext:value-type="float">
            <text:p>0.995369030390738</text:p>
          </table:table-cell>
          <table:table-cell table:formula="of:=[$'05_pr2377_positionliteral-data'.B276]" office:value-type="float" office:value="0.4003" calcext:value-type="float">
            <text:p>0.4003</text:p>
          </table:table-cell>
          <table:table-cell table:formula="of:=[.I276]/[.B276]" office:value-type="float" office:value="1.15861070911722" calcext:value-type="float">
            <text:p>1.15861070911722</text:p>
          </table:table-cell>
          <table:table-cell table:formula="of:=[$'06_pr2377-positionliteral-javarule-data'.B276]" office:value-type="float" office:value="0.3561" calcext:value-type="float">
            <text:p>0.3561</text:p>
          </table:table-cell>
          <table:table-cell table:formula="of:=[.K276]/[.B276]" office:value-type="float" office:value="1.03068017366136" calcext:value-type="float">
            <text:p>1.03068017366136</text:p>
          </table:table-cell>
          <table:table-cell table:formula="of:=[$'07_pr2377-junit-improved-data'.B276]" office:value-type="float" office:value="0.3556" calcext:value-type="float">
            <text:p>0.3556</text:p>
          </table:table-cell>
          <table:table-cell table:formula="of:=[.M276]/[.B276]" office:value-type="float" office:value="1.02923299565847" calcext:value-type="float">
            <text:p>1.02923299565847</text:p>
          </table:table-cell>
          <table:table-cell table:formula="of:=[$'08_pr2377-fixed-typeres-data'.B276]" office:value-type="float" office:value="0.4109" calcext:value-type="float">
            <text:p>0.4109</text:p>
          </table:table-cell>
          <table:table-cell table:formula="of:=[.O276]/[.B276]" office:value-type="float" office:value="1.18929088277858" calcext:value-type="float">
            <text:p>1.18929088277858</text:p>
          </table:table-cell>
          <table:table-cell table:formula="of:=[$'09_pr2377-junitstaticsuite-data'.B276]" office:value-type="float" office:value="0.3526" calcext:value-type="float">
            <text:p>0.3526</text:p>
          </table:table-cell>
          <table:table-cell table:formula="of:=[.Q276]/[.B276]" office:value-type="float" office:value="1.0205499276411" calcext:value-type="float">
            <text:p>1.0205499276411</text:p>
          </table:table-cell>
        </table:table-row>
        <table:table-row table:style-name="ro1">
          <table:table-cell table:formula="of:=[$'01_baseline-6.22.0-data'.A277]" office:value-type="string" office:string-value="UseTryWithResources" calcext:value-type="string">
            <text:p>UseTryWithResources</text:p>
          </table:table-cell>
          <table:table-cell table:formula="of:=[$'01_baseline-6.22.0-data'.B277]" office:value-type="float" office:value="1.151" calcext:value-type="float">
            <text:p>1.151</text:p>
          </table:table-cell>
          <table:table-cell table:formula="of:=[$'02_master-6.23.0-SNAPSHOT-ea532e6-data'.B277]" office:value-type="float" office:value="0.0392" calcext:value-type="float">
            <text:p>0.0392</text:p>
          </table:table-cell>
          <table:table-cell table:formula="of:=[.C277]/[.B277]" office:value-type="float" office:value="0.0340573414422242" calcext:value-type="float">
            <text:p>0.034057341442224</text:p>
          </table:table-cell>
          <table:table-cell table:formula="of:=[$'03_pr2377-data'.B277]" office:value-type="float" office:value="0.0305" calcext:value-type="float">
            <text:p>0.0305</text:p>
          </table:table-cell>
          <table:table-cell table:formula="of:=[.E277]/[.B277]" office:value-type="float" office:value="0.026498696785404" calcext:value-type="float">
            <text:p>0.026498696785404</text:p>
          </table:table-cell>
          <table:table-cell table:formula="of:=[$'04_pr2377-improved-properclone-avoiddecimal-data'.B277]" office:value-type="float" office:value="0.0316" calcext:value-type="float">
            <text:p>0.0316</text:p>
          </table:table-cell>
          <table:table-cell table:formula="of:=[.G277]/[.B277]" office:value-type="float" office:value="0.0274543874891399" calcext:value-type="float">
            <text:p>0.02745438748914</text:p>
          </table:table-cell>
          <table:table-cell table:formula="of:=[$'05_pr2377_positionliteral-data'.B277]" office:value-type="float" office:value="0.0309" calcext:value-type="float">
            <text:p>0.0309</text:p>
          </table:table-cell>
          <table:table-cell table:formula="of:=[.I277]/[.B277]" office:value-type="float" office:value="0.0268462206776716" calcext:value-type="float">
            <text:p>0.026846220677672</text:p>
          </table:table-cell>
          <table:table-cell table:formula="of:=[$'06_pr2377-positionliteral-javarule-data'.B277]" office:value-type="float" office:value="0.0307" calcext:value-type="float">
            <text:p>0.0307</text:p>
          </table:table-cell>
          <table:table-cell table:formula="of:=[.K277]/[.B277]" office:value-type="float" office:value="0.0266724587315378" calcext:value-type="float">
            <text:p>0.026672458731538</text:p>
          </table:table-cell>
          <table:table-cell table:formula="of:=[$'07_pr2377-junit-improved-data'.B277]" office:value-type="float" office:value="0.0309" calcext:value-type="float">
            <text:p>0.0309</text:p>
          </table:table-cell>
          <table:table-cell table:formula="of:=[.M277]/[.B277]" office:value-type="float" office:value="0.0268462206776716" calcext:value-type="float">
            <text:p>0.026846220677672</text:p>
          </table:table-cell>
          <table:table-cell table:formula="of:=[$'08_pr2377-fixed-typeres-data'.B277]" office:value-type="float" office:value="0.0315" calcext:value-type="float">
            <text:p>0.0315</text:p>
          </table:table-cell>
          <table:table-cell table:formula="of:=[.O277]/[.B277]" office:value-type="float" office:value="0.027367506516073" calcext:value-type="float">
            <text:p>0.027367506516073</text:p>
          </table:table-cell>
          <table:table-cell table:formula="of:=[$'09_pr2377-junitstaticsuite-data'.B277]" office:value-type="float" office:value="0.0324" calcext:value-type="float">
            <text:p>0.0324</text:p>
          </table:table-cell>
          <table:table-cell table:formula="of:=[.Q277]/[.B277]" office:value-type="float" office:value="0.0281494352736751" calcext:value-type="float">
            <text:p>0.028149435273675</text:p>
          </table:table-cell>
        </table:table-row>
        <table:table-row table:style-name="ro1">
          <table:table-cell table:formula="of:=[$'01_baseline-6.22.0-data'.A278]" office:value-type="string" office:string-value="UseUnderscoresInNumericLiterals" calcext:value-type="string">
            <text:p>UseUnderscoresInNumericLiterals</text:p>
          </table:table-cell>
          <table:table-cell table:formula="of:=[$'01_baseline-6.22.0-data'.B278]" office:value-type="float" office:value="2.4112" calcext:value-type="float">
            <text:p>2.4112</text:p>
          </table:table-cell>
          <table:table-cell table:formula="of:=[$'02_master-6.23.0-SNAPSHOT-ea532e6-data'.B278]" office:value-type="float" office:value="1.8158" calcext:value-type="float">
            <text:p>1.8158</text:p>
          </table:table-cell>
          <table:table-cell table:formula="of:=[.C278]/[.B278]" office:value-type="float" office:value="0.75306901128069" calcext:value-type="float">
            <text:p>0.75306901128069</text:p>
          </table:table-cell>
          <table:table-cell table:formula="of:=[$'03_pr2377-data'.B278]" office:value-type="float" office:value="1.6754" calcext:value-type="float">
            <text:p>1.6754</text:p>
          </table:table-cell>
          <table:table-cell table:formula="of:=[.E278]/[.B278]" office:value-type="float" office:value="0.694840743198407" calcext:value-type="float">
            <text:p>0.694840743198407</text:p>
          </table:table-cell>
          <table:table-cell table:formula="of:=[$'04_pr2377-improved-properclone-avoiddecimal-data'.B278]" office:value-type="float" office:value="1.7627" calcext:value-type="float">
            <text:p>1.7627</text:p>
          </table:table-cell>
          <table:table-cell table:formula="of:=[.G278]/[.B278]" office:value-type="float" office:value="0.731046781685468" calcext:value-type="float">
            <text:p>0.731046781685468</text:p>
          </table:table-cell>
          <table:table-cell table:formula="of:=[$'05_pr2377_positionliteral-data'.B278]" office:value-type="float" office:value="1.8799" calcext:value-type="float">
            <text:p>1.8799</text:p>
          </table:table-cell>
          <table:table-cell table:formula="of:=[.I278]/[.B278]" office:value-type="float" office:value="0.779653284671533" calcext:value-type="float">
            <text:p>0.779653284671533</text:p>
          </table:table-cell>
          <table:table-cell table:formula="of:=[$'06_pr2377-positionliteral-javarule-data'.B278]" office:value-type="float" office:value="1.802" calcext:value-type="float">
            <text:p>1.802</text:p>
          </table:table-cell>
          <table:table-cell table:formula="of:=[.K278]/[.B278]" office:value-type="float" office:value="0.747345719973457" calcext:value-type="float">
            <text:p>0.747345719973457</text:p>
          </table:table-cell>
          <table:table-cell table:formula="of:=[$'07_pr2377-junit-improved-data'.B278]" office:value-type="float" office:value="1.8082" calcext:value-type="float">
            <text:p>1.8082</text:p>
          </table:table-cell>
          <table:table-cell table:formula="of:=[.M278]/[.B278]" office:value-type="float" office:value="0.749917053749171" calcext:value-type="float">
            <text:p>0.749917053749171</text:p>
          </table:table-cell>
          <table:table-cell table:formula="of:=[$'08_pr2377-fixed-typeres-data'.B278]" office:value-type="float" office:value="1.7168" calcext:value-type="float">
            <text:p>1.7168</text:p>
          </table:table-cell>
          <table:table-cell table:formula="of:=[.O278]/[.B278]" office:value-type="float" office:value="0.712010617120106" calcext:value-type="float">
            <text:p>0.712010617120106</text:p>
          </table:table-cell>
          <table:table-cell table:formula="of:=[$'09_pr2377-junitstaticsuite-data'.B278]" office:value-type="float" office:value="1.6991" calcext:value-type="float">
            <text:p>1.6991</text:p>
          </table:table-cell>
          <table:table-cell table:formula="of:=[.Q278]/[.B278]" office:value-type="float" office:value="0.704669873921699" calcext:value-type="float">
            <text:p>0.704669873921699</text:p>
          </table:table-cell>
        </table:table-row>
        <table:table-row table:style-name="ro1">
          <table:table-cell table:formula="of:=[$'01_baseline-6.22.0-data'.A279]" office:value-type="string" office:string-value="UseUtilityClass" calcext:value-type="string">
            <text:p>UseUtilityClass</text:p>
          </table:table-cell>
          <table:table-cell table:formula="of:=[$'01_baseline-6.22.0-data'.B279]" office:value-type="float" office:value="1.1973" calcext:value-type="float">
            <text:p>1.1973</text:p>
          </table:table-cell>
          <table:table-cell table:formula="of:=[$'02_master-6.23.0-SNAPSHOT-ea532e6-data'.B279]" office:value-type="float" office:value="0.3912" calcext:value-type="float">
            <text:p>0.3912</text:p>
          </table:table-cell>
          <table:table-cell table:formula="of:=[.C279]/[.B279]" office:value-type="float" office:value="0.326735154096718" calcext:value-type="float">
            <text:p>0.326735154096718</text:p>
          </table:table-cell>
          <table:table-cell table:formula="of:=[$'03_pr2377-data'.B279]" office:value-type="float" office:value="0.3877" calcext:value-type="float">
            <text:p>0.3877</text:p>
          </table:table-cell>
          <table:table-cell table:formula="of:=[.E279]/[.B279]" office:value-type="float" office:value="0.323811910131128" calcext:value-type="float">
            <text:p>0.323811910131128</text:p>
          </table:table-cell>
          <table:table-cell table:formula="of:=[$'04_pr2377-improved-properclone-avoiddecimal-data'.B279]" office:value-type="float" office:value="0.3891" calcext:value-type="float">
            <text:p>0.3891</text:p>
          </table:table-cell>
          <table:table-cell table:formula="of:=[.G279]/[.B279]" office:value-type="float" office:value="0.324981207717364" calcext:value-type="float">
            <text:p>0.324981207717364</text:p>
          </table:table-cell>
          <table:table-cell table:formula="of:=[$'05_pr2377_positionliteral-data'.B279]" office:value-type="float" office:value="0.3925" calcext:value-type="float">
            <text:p>0.3925</text:p>
          </table:table-cell>
          <table:table-cell table:formula="of:=[.I279]/[.B279]" office:value-type="float" office:value="0.327820930426794" calcext:value-type="float">
            <text:p>0.327820930426794</text:p>
          </table:table-cell>
          <table:table-cell table:formula="of:=[$'06_pr2377-positionliteral-javarule-data'.B279]" office:value-type="float" office:value="0.4323" calcext:value-type="float">
            <text:p>0.4323</text:p>
          </table:table-cell>
          <table:table-cell table:formula="of:=[.K279]/[.B279]" office:value-type="float" office:value="0.361062390378351" calcext:value-type="float">
            <text:p>0.361062390378351</text:p>
          </table:table-cell>
          <table:table-cell table:formula="of:=[$'07_pr2377-junit-improved-data'.B279]" office:value-type="float" office:value="0.4052" calcext:value-type="float">
            <text:p>0.4052</text:p>
          </table:table-cell>
          <table:table-cell table:formula="of:=[.M279]/[.B279]" office:value-type="float" office:value="0.338428129959075" calcext:value-type="float">
            <text:p>0.338428129959075</text:p>
          </table:table-cell>
          <table:table-cell table:formula="of:=[$'08_pr2377-fixed-typeres-data'.B279]" office:value-type="float" office:value="0.4006" calcext:value-type="float">
            <text:p>0.4006</text:p>
          </table:table-cell>
          <table:table-cell table:formula="of:=[.O279]/[.B279]" office:value-type="float" office:value="0.334586152175729" calcext:value-type="float">
            <text:p>0.334586152175729</text:p>
          </table:table-cell>
          <table:table-cell table:formula="of:=[$'09_pr2377-junitstaticsuite-data'.B279]" office:value-type="float" office:value="0.4593" calcext:value-type="float">
            <text:p>0.4593</text:p>
          </table:table-cell>
          <table:table-cell table:formula="of:=[.Q279]/[.B279]" office:value-type="float" office:value="0.383613129541468" calcext:value-type="float">
            <text:p>0.383613129541468</text:p>
          </table:table-cell>
        </table:table-row>
        <table:table-row table:style-name="ro1">
          <table:table-cell table:formula="of:=[$'01_baseline-6.22.0-data'.A280]" office:value-type="string" office:string-value="UseVarargs" calcext:value-type="string">
            <text:p>UseVarargs</text:p>
          </table:table-cell>
          <table:table-cell table:formula="of:=[$'01_baseline-6.22.0-data'.B280]" office:value-type="float" office:value="1.2678" calcext:value-type="float">
            <text:p>1.2678</text:p>
          </table:table-cell>
          <table:table-cell table:formula="of:=[$'02_master-6.23.0-SNAPSHOT-ea532e6-data'.B280]" office:value-type="float" office:value="0.2617" calcext:value-type="float">
            <text:p>0.2617</text:p>
          </table:table-cell>
          <table:table-cell table:formula="of:=[.C280]/[.B280]" office:value-type="float" office:value="0.206420571067992" calcext:value-type="float">
            <text:p>0.206420571067992</text:p>
          </table:table-cell>
          <table:table-cell table:formula="of:=[$'03_pr2377-data'.B280]" office:value-type="float" office:value="0.2264" calcext:value-type="float">
            <text:p>0.2264</text:p>
          </table:table-cell>
          <table:table-cell table:formula="of:=[.E280]/[.B280]" office:value-type="float" office:value="0.178577062628175" calcext:value-type="float">
            <text:p>0.178577062628175</text:p>
          </table:table-cell>
          <table:table-cell table:formula="of:=[$'04_pr2377-improved-properclone-avoiddecimal-data'.B280]" office:value-type="float" office:value="0.2318" calcext:value-type="float">
            <text:p>0.2318</text:p>
          </table:table-cell>
          <table:table-cell table:formula="of:=[.G280]/[.B280]" office:value-type="float" office:value="0.182836409528317" calcext:value-type="float">
            <text:p>0.182836409528317</text:p>
          </table:table-cell>
          <table:table-cell table:formula="of:=[$'05_pr2377_positionliteral-data'.B280]" office:value-type="float" office:value="0.2313" calcext:value-type="float">
            <text:p>0.2313</text:p>
          </table:table-cell>
          <table:table-cell table:formula="of:=[.I280]/[.B280]" office:value-type="float" office:value="0.182442025556081" calcext:value-type="float">
            <text:p>0.182442025556081</text:p>
          </table:table-cell>
          <table:table-cell table:formula="of:=[$'06_pr2377-positionliteral-javarule-data'.B280]" office:value-type="float" office:value="0.2783" calcext:value-type="float">
            <text:p>0.2783</text:p>
          </table:table-cell>
          <table:table-cell table:formula="of:=[.K280]/[.B280]" office:value-type="float" office:value="0.219514118946206" calcext:value-type="float">
            <text:p>0.219514118946206</text:p>
          </table:table-cell>
          <table:table-cell table:formula="of:=[$'07_pr2377-junit-improved-data'.B280]" office:value-type="float" office:value="0.2549" calcext:value-type="float">
            <text:p>0.2549</text:p>
          </table:table-cell>
          <table:table-cell table:formula="of:=[.M280]/[.B280]" office:value-type="float" office:value="0.201056949045591" calcext:value-type="float">
            <text:p>0.201056949045591</text:p>
          </table:table-cell>
          <table:table-cell table:formula="of:=[$'08_pr2377-fixed-typeres-data'.B280]" office:value-type="float" office:value="0.2462" calcext:value-type="float">
            <text:p>0.2462</text:p>
          </table:table-cell>
          <table:table-cell table:formula="of:=[.O280]/[.B280]" office:value-type="float" office:value="0.194194667928695" calcext:value-type="float">
            <text:p>0.194194667928695</text:p>
          </table:table-cell>
          <table:table-cell table:formula="of:=[$'09_pr2377-junitstaticsuite-data'.B280]" office:value-type="float" office:value="0.2357" calcext:value-type="float">
            <text:p>0.2357</text:p>
          </table:table-cell>
          <table:table-cell table:formula="of:=[.Q280]/[.B280]" office:value-type="float" office:value="0.185912604511753" calcext:value-type="float">
            <text:p>0.185912604511753</text:p>
          </table:table-cell>
        </table:table-row>
        <table:table-row table:style-name="ro1">
          <table:table-cell table:formula="of:=[$'01_baseline-6.22.0-data'.A281]" office:value-type="string" office:string-value="UselessOperationOnImmutable" calcext:value-type="string">
            <text:p>UselessOperationOnImmutable</text:p>
          </table:table-cell>
          <table:table-cell table:formula="of:=[$'01_baseline-6.22.0-data'.B281]" office:value-type="float" office:value="0.4451" calcext:value-type="float">
            <text:p>0.4451</text:p>
          </table:table-cell>
          <table:table-cell table:formula="of:=[$'02_master-6.23.0-SNAPSHOT-ea532e6-data'.B281]" office:value-type="float" office:value="0.4549" calcext:value-type="float">
            <text:p>0.4549</text:p>
          </table:table-cell>
          <table:table-cell table:formula="of:=[.C281]/[.B281]" office:value-type="float" office:value="1.02201752415188" calcext:value-type="float">
            <text:p>1.02201752415188</text:p>
          </table:table-cell>
          <table:table-cell table:formula="of:=[$'03_pr2377-data'.B281]" office:value-type="float" office:value="0.4165" calcext:value-type="float">
            <text:p>0.4165</text:p>
          </table:table-cell>
          <table:table-cell table:formula="of:=[.E281]/[.B281]" office:value-type="float" office:value="0.935744776454729" calcext:value-type="float">
            <text:p>0.935744776454729</text:p>
          </table:table-cell>
          <table:table-cell table:formula="of:=[$'04_pr2377-improved-properclone-avoiddecimal-data'.B281]" office:value-type="float" office:value="0.4416" calcext:value-type="float">
            <text:p>0.4416</text:p>
          </table:table-cell>
          <table:table-cell table:formula="of:=[.G281]/[.B281]" office:value-type="float" office:value="0.992136598517187" calcext:value-type="float">
            <text:p>0.992136598517187</text:p>
          </table:table-cell>
          <table:table-cell table:formula="of:=[$'05_pr2377_positionliteral-data'.B281]" office:value-type="float" office:value="0.4226" calcext:value-type="float">
            <text:p>0.4226</text:p>
          </table:table-cell>
          <table:table-cell table:formula="of:=[.I281]/[.B281]" office:value-type="float" office:value="0.949449561896203" calcext:value-type="float">
            <text:p>0.949449561896203</text:p>
          </table:table-cell>
          <table:table-cell table:formula="of:=[$'06_pr2377-positionliteral-javarule-data'.B281]" office:value-type="float" office:value="0.4862" calcext:value-type="float">
            <text:p>0.4862</text:p>
          </table:table-cell>
          <table:table-cell table:formula="of:=[.K281]/[.B281]" office:value-type="float" office:value="1.0923388002696" calcext:value-type="float">
            <text:p>1.0923388002696</text:p>
          </table:table-cell>
          <table:table-cell table:formula="of:=[$'07_pr2377-junit-improved-data'.B281]" office:value-type="float" office:value="0.4267" calcext:value-type="float">
            <text:p>0.4267</text:p>
          </table:table-cell>
          <table:table-cell table:formula="of:=[.M281]/[.B281]" office:value-type="float" office:value="0.958660975061784" calcext:value-type="float">
            <text:p>0.958660975061784</text:p>
          </table:table-cell>
          <table:table-cell table:formula="of:=[$'08_pr2377-fixed-typeres-data'.B281]" office:value-type="float" office:value="0.4406" calcext:value-type="float">
            <text:p>0.4406</text:p>
          </table:table-cell>
          <table:table-cell table:formula="of:=[.O281]/[.B281]" office:value-type="float" office:value="0.989889912379241" calcext:value-type="float">
            <text:p>0.989889912379241</text:p>
          </table:table-cell>
          <table:table-cell table:formula="of:=[$'09_pr2377-junitstaticsuite-data'.B281]" office:value-type="float" office:value="0.4314" calcext:value-type="float">
            <text:p>0.4314</text:p>
          </table:table-cell>
          <table:table-cell table:formula="of:=[.Q281]/[.B281]" office:value-type="float" office:value="0.969220399910133" calcext:value-type="float">
            <text:p>0.969220399910133</text:p>
          </table:table-cell>
        </table:table-row>
        <table:table-row table:style-name="ro1">
          <table:table-cell table:formula="of:=[$'01_baseline-6.22.0-data'.A282]" office:value-type="string" office:string-value="UselessOverridingMethod" calcext:value-type="string">
            <text:p>UselessOverridingMethod</text:p>
          </table:table-cell>
          <table:table-cell table:formula="of:=[$'01_baseline-6.22.0-data'.B282]" office:value-type="float" office:value="0.4615" calcext:value-type="float">
            <text:p>0.4615</text:p>
          </table:table-cell>
          <table:table-cell table:formula="of:=[$'02_master-6.23.0-SNAPSHOT-ea532e6-data'.B282]" office:value-type="float" office:value="0.4814" calcext:value-type="float">
            <text:p>0.4814</text:p>
          </table:table-cell>
          <table:table-cell table:formula="of:=[.C282]/[.B282]" office:value-type="float" office:value="1.04312026002167" calcext:value-type="float">
            <text:p>1.04312026002167</text:p>
          </table:table-cell>
          <table:table-cell table:formula="of:=[$'03_pr2377-data'.B282]" office:value-type="float" office:value="0.473" calcext:value-type="float">
            <text:p>0.473</text:p>
          </table:table-cell>
          <table:table-cell table:formula="of:=[.E282]/[.B282]" office:value-type="float" office:value="1.0249187432286" calcext:value-type="float">
            <text:p>1.0249187432286</text:p>
          </table:table-cell>
          <table:table-cell table:formula="of:=[$'04_pr2377-improved-properclone-avoiddecimal-data'.B282]" office:value-type="float" office:value="0.4412" calcext:value-type="float">
            <text:p>0.4412</text:p>
          </table:table-cell>
          <table:table-cell table:formula="of:=[.G282]/[.B282]" office:value-type="float" office:value="0.956013001083424" calcext:value-type="float">
            <text:p>0.956013001083424</text:p>
          </table:table-cell>
          <table:table-cell table:formula="of:=[$'05_pr2377_positionliteral-data'.B282]" office:value-type="float" office:value="0.448" calcext:value-type="float">
            <text:p>0.448</text:p>
          </table:table-cell>
          <table:table-cell table:formula="of:=[.I282]/[.B282]" office:value-type="float" office:value="0.970747562296858" calcext:value-type="float">
            <text:p>0.970747562296858</text:p>
          </table:table-cell>
          <table:table-cell table:formula="of:=[$'06_pr2377-positionliteral-javarule-data'.B282]" office:value-type="float" office:value="0.4578" calcext:value-type="float">
            <text:p>0.4578</text:p>
          </table:table-cell>
          <table:table-cell table:formula="of:=[.K282]/[.B282]" office:value-type="float" office:value="0.991982665222102" calcext:value-type="float">
            <text:p>0.991982665222102</text:p>
          </table:table-cell>
          <table:table-cell table:formula="of:=[$'07_pr2377-junit-improved-data'.B282]" office:value-type="float" office:value="0.4795" calcext:value-type="float">
            <text:p>0.4795</text:p>
          </table:table-cell>
          <table:table-cell table:formula="of:=[.M282]/[.B282]" office:value-type="float" office:value="1.03900325027086" calcext:value-type="float">
            <text:p>1.03900325027086</text:p>
          </table:table-cell>
          <table:table-cell table:formula="of:=[$'08_pr2377-fixed-typeres-data'.B282]" office:value-type="float" office:value="0.462" calcext:value-type="float">
            <text:p>0.462</text:p>
          </table:table-cell>
          <table:table-cell table:formula="of:=[.O282]/[.B282]" office:value-type="float" office:value="1.00108342361863" calcext:value-type="float">
            <text:p>1.00108342361863</text:p>
          </table:table-cell>
          <table:table-cell table:formula="of:=[$'09_pr2377-junitstaticsuite-data'.B282]" office:value-type="float" office:value="0.4602" calcext:value-type="float">
            <text:p>0.4602</text:p>
          </table:table-cell>
          <table:table-cell table:formula="of:=[.Q282]/[.B282]" office:value-type="float" office:value="0.997183098591549" calcext:value-type="float">
            <text:p>0.997183098591549</text:p>
          </table:table-cell>
        </table:table-row>
        <table:table-row table:style-name="ro1">
          <table:table-cell table:formula="of:=[$'01_baseline-6.22.0-data'.A283]" office:value-type="string" office:string-value="UselessParentheses" calcext:value-type="string">
            <text:p>UselessParentheses</text:p>
          </table:table-cell>
          <table:table-cell table:formula="of:=[$'01_baseline-6.22.0-data'.B283]" office:value-type="float" office:value="2.8126" calcext:value-type="float">
            <text:p>2.8126</text:p>
          </table:table-cell>
          <table:table-cell table:formula="of:=[$'02_master-6.23.0-SNAPSHOT-ea532e6-data'.B283]" office:value-type="float" office:value="3.0366" calcext:value-type="float">
            <text:p>3.0366</text:p>
          </table:table-cell>
          <table:table-cell table:formula="of:=[.C283]/[.B283]" office:value-type="float" office:value="1.07964161274266" calcext:value-type="float">
            <text:p>1.07964161274266</text:p>
          </table:table-cell>
          <table:table-cell table:formula="of:=[$'03_pr2377-data'.B283]" office:value-type="float" office:value="2.3486" calcext:value-type="float">
            <text:p>2.3486</text:p>
          </table:table-cell>
          <table:table-cell table:formula="of:=[.E283]/[.B283]" office:value-type="float" office:value="0.835028087890209" calcext:value-type="float">
            <text:p>0.835028087890209</text:p>
          </table:table-cell>
          <table:table-cell table:formula="of:=[$'04_pr2377-improved-properclone-avoiddecimal-data'.B283]" office:value-type="float" office:value="2.4359" calcext:value-type="float">
            <text:p>2.4359</text:p>
          </table:table-cell>
          <table:table-cell table:formula="of:=[.G283]/[.B283]" office:value-type="float" office:value="0.866066984285003" calcext:value-type="float">
            <text:p>0.866066984285003</text:p>
          </table:table-cell>
          <table:table-cell table:formula="of:=[$'05_pr2377_positionliteral-data'.B283]" office:value-type="float" office:value="2.5128" calcext:value-type="float">
            <text:p>2.5128</text:p>
          </table:table-cell>
          <table:table-cell table:formula="of:=[.I283]/[.B283]" office:value-type="float" office:value="0.893408234373889" calcext:value-type="float">
            <text:p>0.893408234373889</text:p>
          </table:table-cell>
          <table:table-cell table:formula="of:=[$'06_pr2377-positionliteral-javarule-data'.B283]" office:value-type="float" office:value="2.4772" calcext:value-type="float">
            <text:p>2.4772</text:p>
          </table:table-cell>
          <table:table-cell table:formula="of:=[.K283]/[.B283]" office:value-type="float" office:value="0.880750906634431" calcext:value-type="float">
            <text:p>0.880750906634431</text:p>
          </table:table-cell>
          <table:table-cell table:formula="of:=[$'07_pr2377-junit-improved-data'.B283]" office:value-type="float" office:value="2.5024" calcext:value-type="float">
            <text:p>2.5024</text:p>
          </table:table-cell>
          <table:table-cell table:formula="of:=[.M283]/[.B283]" office:value-type="float" office:value="0.88971058806798" calcext:value-type="float">
            <text:p>0.88971058806798</text:p>
          </table:table-cell>
          <table:table-cell table:formula="of:=[$'08_pr2377-fixed-typeres-data'.B283]" office:value-type="float" office:value="2.68" calcext:value-type="float">
            <text:p>2.68</text:p>
          </table:table-cell>
          <table:table-cell table:formula="of:=[.O283]/[.B283]" office:value-type="float" office:value="0.952855009599659" calcext:value-type="float">
            <text:p>0.952855009599659</text:p>
          </table:table-cell>
          <table:table-cell table:formula="of:=[$'09_pr2377-junitstaticsuite-data'.B283]" office:value-type="float" office:value="2.6529" calcext:value-type="float">
            <text:p>2.6529</text:p>
          </table:table-cell>
          <table:table-cell table:formula="of:=[.Q283]/[.B283]" office:value-type="float" office:value="0.943219796629453" calcext:value-type="float">
            <text:p>0.943219796629453</text:p>
          </table:table-cell>
        </table:table-row>
        <table:table-row table:style-name="ro1">
          <table:table-cell table:formula="of:=[$'01_baseline-6.22.0-data'.A284]" office:value-type="string" office:string-value="UselessQualifiedThis" calcext:value-type="string">
            <text:p>UselessQualifiedThis</text:p>
          </table:table-cell>
          <table:table-cell table:formula="of:=[$'01_baseline-6.22.0-data'.B284]" office:value-type="float" office:value="1.6568" calcext:value-type="float">
            <text:p>1.6568</text:p>
          </table:table-cell>
          <table:table-cell table:formula="of:=[$'02_master-6.23.0-SNAPSHOT-ea532e6-data'.B284]" office:value-type="float" office:value="1.6274" calcext:value-type="float">
            <text:p>1.6274</text:p>
          </table:table-cell>
          <table:table-cell table:formula="of:=[.C284]/[.B284]" office:value-type="float" office:value="0.982254949299855" calcext:value-type="float">
            <text:p>0.982254949299855</text:p>
          </table:table-cell>
          <table:table-cell table:formula="of:=[$'03_pr2377-data'.B284]" office:value-type="float" office:value="2.854" calcext:value-type="float">
            <text:p>2.854</text:p>
          </table:table-cell>
          <table:table-cell table:formula="of:=[.E284]/[.B284]" office:value-type="float" office:value="1.7225977788508" calcext:value-type="float">
            <text:p>1.7225977788508</text:p>
          </table:table-cell>
          <table:table-cell table:formula="of:=[$'04_pr2377-improved-properclone-avoiddecimal-data'.B284]" office:value-type="float" office:value="3.122" calcext:value-type="float">
            <text:p>3.122</text:p>
          </table:table-cell>
          <table:table-cell table:formula="of:=[.G284]/[.B284]" office:value-type="float" office:value="1.88435538387253" calcext:value-type="float">
            <text:p>1.88435538387253</text:p>
          </table:table-cell>
          <table:table-cell table:formula="of:=[$'05_pr2377_positionliteral-data'.B284]" office:value-type="float" office:value="3.1086" calcext:value-type="float">
            <text:p>3.1086</text:p>
          </table:table-cell>
          <table:table-cell table:formula="of:=[.I284]/[.B284]" office:value-type="float" office:value="1.87626750362144" calcext:value-type="float">
            <text:p>1.87626750362144</text:p>
          </table:table-cell>
          <table:table-cell table:formula="of:=[$'06_pr2377-positionliteral-javarule-data'.B284]" office:value-type="float" office:value="3.1206" calcext:value-type="float">
            <text:p>3.1206</text:p>
          </table:table-cell>
          <table:table-cell table:formula="of:=[.K284]/[.B284]" office:value-type="float" office:value="1.88351038145823" calcext:value-type="float">
            <text:p>1.88351038145823</text:p>
          </table:table-cell>
          <table:table-cell table:formula="of:=[$'07_pr2377-junit-improved-data'.B284]" office:value-type="float" office:value="2.9915" calcext:value-type="float">
            <text:p>2.9915</text:p>
          </table:table-cell>
          <table:table-cell table:formula="of:=[.M284]/[.B284]" office:value-type="float" office:value="1.80558908739739" calcext:value-type="float">
            <text:p>1.80558908739739</text:p>
          </table:table-cell>
          <table:table-cell table:formula="of:=[$'08_pr2377-fixed-typeres-data'.B284]" office:value-type="float" office:value="3.1759" calcext:value-type="float">
            <text:p>3.1759</text:p>
          </table:table-cell>
          <table:table-cell table:formula="of:=[.O284]/[.B284]" office:value-type="float" office:value="1.91688797682279" calcext:value-type="float">
            <text:p>1.91688797682279</text:p>
          </table:table-cell>
          <table:table-cell table:formula="of:=[$'09_pr2377-junitstaticsuite-data'.B284]" office:value-type="float" office:value="3.0498" calcext:value-type="float">
            <text:p>3.0498</text:p>
          </table:table-cell>
          <table:table-cell table:formula="of:=[.Q284]/[.B284]" office:value-type="float" office:value="1.84077740222115" calcext:value-type="float">
            <text:p>1.84077740222115</text:p>
          </table:table-cell>
        </table:table-row>
        <table:table-row table:style-name="ro1">
          <table:table-cell table:formula="of:=[$'01_baseline-6.22.0-data'.A285]" office:value-type="string" office:string-value="UselessStringValueOf" calcext:value-type="string">
            <text:p>UselessStringValueOf</text:p>
          </table:table-cell>
          <table:table-cell table:formula="of:=[$'01_baseline-6.22.0-data'.B285]" office:value-type="float" office:value="0.3961" calcext:value-type="float">
            <text:p>0.3961</text:p>
          </table:table-cell>
          <table:table-cell table:formula="of:=[$'02_master-6.23.0-SNAPSHOT-ea532e6-data'.B285]" office:value-type="float" office:value="0.4052" calcext:value-type="float">
            <text:p>0.4052</text:p>
          </table:table-cell>
          <table:table-cell table:formula="of:=[.C285]/[.B285]" office:value-type="float" office:value="1.02297399646554" calcext:value-type="float">
            <text:p>1.02297399646554</text:p>
          </table:table-cell>
          <table:table-cell table:formula="of:=[$'03_pr2377-data'.B285]" office:value-type="float" office:value="0.3416" calcext:value-type="float">
            <text:p>0.3416</text:p>
          </table:table-cell>
          <table:table-cell table:formula="of:=[.E285]/[.B285]" office:value-type="float" office:value="0.862408482706387" calcext:value-type="float">
            <text:p>0.862408482706387</text:p>
          </table:table-cell>
          <table:table-cell table:formula="of:=[$'04_pr2377-improved-properclone-avoiddecimal-data'.B285]" office:value-type="float" office:value="0.3369" calcext:value-type="float">
            <text:p>0.3369</text:p>
          </table:table-cell>
          <table:table-cell table:formula="of:=[.G285]/[.B285]" office:value-type="float" office:value="0.850542792224186" calcext:value-type="float">
            <text:p>0.850542792224186</text:p>
          </table:table-cell>
          <table:table-cell table:formula="of:=[$'05_pr2377_positionliteral-data'.B285]" office:value-type="float" office:value="0.3533" calcext:value-type="float">
            <text:p>0.3533</text:p>
          </table:table-cell>
          <table:table-cell table:formula="of:=[.I285]/[.B285]" office:value-type="float" office:value="0.89194647816208" calcext:value-type="float">
            <text:p>0.89194647816208</text:p>
          </table:table-cell>
          <table:table-cell table:formula="of:=[$'06_pr2377-positionliteral-javarule-data'.B285]" office:value-type="float" office:value="0.3749" calcext:value-type="float">
            <text:p>0.3749</text:p>
          </table:table-cell>
          <table:table-cell table:formula="of:=[.K285]/[.B285]" office:value-type="float" office:value="0.946478162080283" calcext:value-type="float">
            <text:p>0.946478162080283</text:p>
          </table:table-cell>
          <table:table-cell table:formula="of:=[$'07_pr2377-junit-improved-data'.B285]" office:value-type="float" office:value="0.3445" calcext:value-type="float">
            <text:p>0.3445</text:p>
          </table:table-cell>
          <table:table-cell table:formula="of:=[.M285]/[.B285]" office:value-type="float" office:value="0.869729866195405" calcext:value-type="float">
            <text:p>0.869729866195405</text:p>
          </table:table-cell>
          <table:table-cell table:formula="of:=[$'08_pr2377-fixed-typeres-data'.B285]" office:value-type="float" office:value="0.3537" calcext:value-type="float">
            <text:p>0.3537</text:p>
          </table:table-cell>
          <table:table-cell table:formula="of:=[.O285]/[.B285]" office:value-type="float" office:value="0.892956324160565" calcext:value-type="float">
            <text:p>0.892956324160565</text:p>
          </table:table-cell>
          <table:table-cell table:formula="of:=[$'09_pr2377-junitstaticsuite-data'.B285]" office:value-type="float" office:value="0.3471" calcext:value-type="float">
            <text:p>0.3471</text:p>
          </table:table-cell>
          <table:table-cell table:formula="of:=[.Q285]/[.B285]" office:value-type="float" office:value="0.876293865185559" calcext:value-type="float">
            <text:p>0.876293865185559</text:p>
          </table:table-cell>
        </table:table-row>
        <table:table-row table:style-name="ro1">
          <table:table-cell table:formula="of:=[$'01_baseline-6.22.0-data'.A286]" office:value-type="string" office:string-value="WhileLoopWithLiteralBoolean" calcext:value-type="string">
            <text:p>WhileLoopWithLiteralBoolean</text:p>
          </table:table-cell>
          <table:table-cell table:formula="of:=[$'01_baseline-6.22.0-data'.B286]" office:value-type="float" office:value="2.1055" calcext:value-type="float">
            <text:p>2.1055</text:p>
          </table:table-cell>
          <table:table-cell table:formula="of:=[$'02_master-6.23.0-SNAPSHOT-ea532e6-data'.B286]" office:value-type="float" office:value="0.006" calcext:value-type="float">
            <text:p>0.006</text:p>
          </table:table-cell>
          <table:table-cell table:formula="of:=[.C286]/[.B286]" office:value-type="float" office:value="0.00284967941106625" calcext:value-type="float">
            <text:p>0.002849679411066</text:p>
          </table:table-cell>
          <table:table-cell table:formula="of:=[$'03_pr2377-data'.B286]" office:value-type="float" office:value="0.0069" calcext:value-type="float">
            <text:p>0.0069</text:p>
          </table:table-cell>
          <table:table-cell table:formula="of:=[.E286]/[.B286]" office:value-type="float" office:value="0.00327713132272619" calcext:value-type="float">
            <text:p>0.003277131322726</text:p>
          </table:table-cell>
          <table:table-cell table:formula="of:=[$'04_pr2377-improved-properclone-avoiddecimal-data'.B286]" office:value-type="float" office:value="0.0064" calcext:value-type="float">
            <text:p>0.0064</text:p>
          </table:table-cell>
          <table:table-cell table:formula="of:=[.G286]/[.B286]" office:value-type="float" office:value="0.00303965803847067" calcext:value-type="float">
            <text:p>0.003039658038471</text:p>
          </table:table-cell>
          <table:table-cell table:formula="of:=[$'05_pr2377_positionliteral-data'.B286]" office:value-type="float" office:value="0.0066" calcext:value-type="float">
            <text:p>0.0066</text:p>
          </table:table-cell>
          <table:table-cell table:formula="of:=[.I286]/[.B286]" office:value-type="float" office:value="0.00313464735217288" calcext:value-type="float">
            <text:p>0.003134647352173</text:p>
          </table:table-cell>
          <table:table-cell table:formula="of:=[$'06_pr2377-positionliteral-javarule-data'.B286]" office:value-type="float" office:value="0.0062" calcext:value-type="float">
            <text:p>0.0062</text:p>
          </table:table-cell>
          <table:table-cell table:formula="of:=[.K286]/[.B286]" office:value-type="float" office:value="0.00294466872476846" calcext:value-type="float">
            <text:p>0.002944668724768</text:p>
          </table:table-cell>
          <table:table-cell table:formula="of:=[$'07_pr2377-junit-improved-data'.B286]" office:value-type="float" office:value="0.0061" calcext:value-type="float">
            <text:p>0.0061</text:p>
          </table:table-cell>
          <table:table-cell table:formula="of:=[.M286]/[.B286]" office:value-type="float" office:value="0.00289717406791736" calcext:value-type="float">
            <text:p>0.002897174067917</text:p>
          </table:table-cell>
          <table:table-cell table:formula="of:=[$'08_pr2377-fixed-typeres-data'.B286]" office:value-type="float" office:value="0.0061" calcext:value-type="float">
            <text:p>0.0061</text:p>
          </table:table-cell>
          <table:table-cell table:formula="of:=[.O286]/[.B286]" office:value-type="float" office:value="0.00289717406791736" calcext:value-type="float">
            <text:p>0.002897174067917</text:p>
          </table:table-cell>
          <table:table-cell table:formula="of:=[$'09_pr2377-junitstaticsuite-data'.B286]" office:value-type="float" office:value="0.0049" calcext:value-type="float">
            <text:p>0.0049</text:p>
          </table:table-cell>
          <table:table-cell table:formula="of:=[.Q286]/[.B286]" office:value-type="float" office:value="0.00232723818570411" calcext:value-type="float">
            <text:p>0.002327238185704</text:p>
          </table:table-cell>
        </table:table-row>
        <table:table-row table:style-name="ro1">
          <table:table-cell/>
          <table:table-cell table:formula="of:=SUM([.B3:.B286])" office:value-type="float" office:value="231.3698" calcext:value-type="float">
            <text:p>231.3698</text:p>
          </table:table-cell>
          <table:table-cell table:formula="of:=SUM([.C3:.C286])" office:value-type="float" office:value="146.9884" calcext:value-type="float">
            <text:p>146.9884</text:p>
          </table:table-cell>
          <table:table-cell table:formula="of:=[.C287]/[.B287]" office:value-type="float" office:value="0.635296395640226" calcext:value-type="float">
            <text:p>0.635296395640226</text:p>
          </table:table-cell>
          <table:table-cell table:formula="of:=SUM([.E3:.E286])" office:value-type="float" office:value="156.7466" calcext:value-type="float">
            <text:p>156.7466</text:p>
          </table:table-cell>
          <table:table-cell table:formula="of:=[.E287]/[.B287]" office:value-type="float" office:value="0.677472167932029" calcext:value-type="float">
            <text:p>0.677472167932029</text:p>
          </table:table-cell>
          <table:table-cell table:formula="of:=SUM([.G3:.G286])" office:value-type="float" office:value="156.769" calcext:value-type="float">
            <text:p>156.769</text:p>
          </table:table-cell>
          <table:table-cell table:formula="of:=[.G287]/[.B287]" office:value-type="float" office:value="0.677568982641641" calcext:value-type="float">
            <text:p>0.677568982641641</text:p>
          </table:table-cell>
          <table:table-cell table:formula="of:=SUM([.I3:.I286])" office:value-type="float" office:value="157.6443" calcext:value-type="float">
            <text:p>157.6443</text:p>
          </table:table-cell>
          <table:table-cell table:formula="of:=[.I287]/[.B287]" office:value-type="float" office:value="0.681352103861437" calcext:value-type="float">
            <text:p>0.681352103861437</text:p>
          </table:table-cell>
          <table:table-cell table:formula="of:=SUM([.K3:.K286])" office:value-type="float" office:value="153.6923" calcext:value-type="float">
            <text:p>153.6923</text:p>
          </table:table-cell>
          <table:table-cell table:formula="of:=[.K287]/[.B287]" office:value-type="float" office:value="0.66427122295131" calcext:value-type="float">
            <text:p>0.66427122295131</text:p>
          </table:table-cell>
          <table:table-cell table:formula="of:=SUM([.M3:.M286])" office:value-type="float" office:value="151.1418" calcext:value-type="float">
            <text:p>151.1418</text:p>
          </table:table-cell>
          <table:table-cell table:formula="of:=[.M287]/[.B287]" office:value-type="float" office:value="0.653247744519812" calcext:value-type="float">
            <text:p>0.653247744519812</text:p>
          </table:table-cell>
          <table:table-cell table:formula="of:=SUM([.O3:.O286])" office:value-type="float" office:value="156.3566" calcext:value-type="float">
            <text:p>156.3566</text:p>
          </table:table-cell>
          <table:table-cell table:formula="of:=[.O287]/[.B287]" office:value-type="float" office:value="0.675786554684319" calcext:value-type="float">
            <text:p>0.675786554684319</text:p>
          </table:table-cell>
          <table:table-cell table:formula="of:=SUM([.Q3:.Q286])" office:value-type="float" office:value="151.6338" calcext:value-type="float">
            <text:p>151.6338</text:p>
          </table:table-cell>
          <table:table-cell table:formula="of:=[.Q287]/[.B287]" office:value-type="float" office:value="0.655374210463077" calcext:value-type="float">
            <text:p>0.655374210463077</text:p>
          </table:table-cell>
        </table:table-row>
        <calcext:conditional-formats>
          <calcext:conditional-format calcext:target-range-address="Sheet1.D3:Sheet1.D287">
            <calcext:condition calcext:apply-style-name="Good" calcext:value="&lt;=1" calcext:base-cell-address="Sheet1.D3"/>
            <calcext:condition calcext:apply-style-name="Bad" calcext:value="&gt;1" calcext:base-cell-address="Sheet1.D3"/>
          </calcext:conditional-format>
          <calcext:conditional-format calcext:target-range-address="Sheet1.F3:Sheet1.F287">
            <calcext:condition calcext:apply-style-name="Good" calcext:value="&lt;=1" calcext:base-cell-address="Sheet1.F3"/>
            <calcext:condition calcext:apply-style-name="Bad" calcext:value="&gt;1" calcext:base-cell-address="Sheet1.F3"/>
          </calcext:conditional-format>
          <calcext:conditional-format calcext:target-range-address="Sheet1.H3:Sheet1.H287">
            <calcext:condition calcext:apply-style-name="Good" calcext:value="&lt;=1" calcext:base-cell-address="Sheet1.H3"/>
            <calcext:condition calcext:apply-style-name="Bad" calcext:value="&gt;1" calcext:base-cell-address="Sheet1.H3"/>
          </calcext:conditional-format>
          <calcext:conditional-format calcext:target-range-address="Sheet1.J3:Sheet1.J287">
            <calcext:condition calcext:apply-style-name="Good" calcext:value="&lt;=1" calcext:base-cell-address="Sheet1.J3"/>
            <calcext:condition calcext:apply-style-name="Bad" calcext:value="&gt;1" calcext:base-cell-address="Sheet1.J3"/>
          </calcext:conditional-format>
          <calcext:conditional-format calcext:target-range-address="Sheet1.L3:Sheet1.L287">
            <calcext:condition calcext:apply-style-name="Good" calcext:value="&lt;=1" calcext:base-cell-address="Sheet1.L3"/>
            <calcext:condition calcext:apply-style-name="Bad" calcext:value="&gt;1" calcext:base-cell-address="Sheet1.L3"/>
          </calcext:conditional-format>
          <calcext:conditional-format calcext:target-range-address="Sheet1.N3:Sheet1.N287">
            <calcext:condition calcext:apply-style-name="Good" calcext:value="&lt;=1" calcext:base-cell-address="Sheet1.N3"/>
            <calcext:condition calcext:apply-style-name="Bad" calcext:value="&gt;1" calcext:base-cell-address="Sheet1.N3"/>
          </calcext:conditional-format>
          <calcext:conditional-format calcext:target-range-address="Sheet1.P3:Sheet1.P287">
            <calcext:condition calcext:apply-style-name="Good" calcext:value="&lt;=1" calcext:base-cell-address="Sheet1.P3"/>
            <calcext:condition calcext:apply-style-name="Bad" calcext:value="&gt;1" calcext:base-cell-address="Sheet1.P3"/>
          </calcext:conditional-format>
          <calcext:conditional-format calcext:target-range-address="Sheet1.R3:Sheet1.R287">
            <calcext:condition calcext:apply-style-name="Good" calcext:value="&lt;=1" calcext:base-cell-address="Sheet1.R3"/>
            <calcext:condition calcext:apply-style-name="Bad" calcext:value="&gt;1" calcext:base-cell-address="Sheet1.R3"/>
          </calcext:conditional-format>
        </calcext:conditional-formats>
      </table:table>
      <table:table table:name="Sheet6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04_pr2377_impr</text:p>
          </table:table-cell>
          <table:table-cell office:value-type="string" calcext:value-type="string">
            <text:p>05_pr2377_position</text:p>
          </table:table-cell>
          <table:table-cell office:value-type="string" calcext:value-type="string">
            <text:p>06_position_java</text:p>
          </table:table-cell>
          <table:table-cell office:value-type="string" calcext:value-type="string">
            <text:p>07_junit_abstract</text:p>
          </table:table-cell>
          <table:table-cell office:value-type="string" calcext:value-type="string">
            <text:p>08_fix_typeres</text:p>
          </table:table-cell>
          <table:table-cell office:value-type="string" calcext:value-type="string">
            <text:p>09_junistaticsuite</text:p>
          </table:table-cell>
        </table:table-row>
        <table:table-row table:style-name="ro1">
          <table:table-cell office:value-type="string" calcext:value-type="string">
            <text:p>AbstractClassWithoutAbstractMethod</text:p>
          </table:table-cell>
          <table:table-cell office:value-type="float" office:value="3.06725426326882" calcext:value-type="float">
            <text:p>3.06725426326882</text:p>
          </table:table-cell>
          <table:table-cell office:value-type="float" office:value="3.01494539183752" calcext:value-type="float">
            <text:p>3.01494539183752</text:p>
          </table:table-cell>
          <table:table-cell office:value-type="float" office:value="3.21249281471546" calcext:value-type="float">
            <text:p>3.21249281471546</text:p>
          </table:table-cell>
          <table:table-cell office:value-type="float" office:value="0.039087947882736" calcext:value-type="float">
            <text:p>0.039087947882736</text:p>
          </table:table-cell>
          <table:table-cell office:value-type="float" office:value="0.037171872006132" calcext:value-type="float">
            <text:p>0.037171872006132</text:p>
          </table:table-cell>
          <table:table-cell office:value-type="float" office:value="0.039087947882736" calcext:value-type="float">
            <text:p>0.039087947882736</text:p>
          </table:table-cell>
        </table:table-row>
        <table:table-row table:style-name="ro1">
          <table:table-cell office:value-type="string" calcext:value-type="string">
            <text:p>AbstractClassWithoutAnyMethod</text:p>
          </table:table-cell>
          <table:table-cell office:value-type="float" office:value="0.057308435286542" calcext:value-type="float">
            <text:p>0.057308435286542</text:p>
          </table:table-cell>
          <table:table-cell office:value-type="float" office:value="0.058166988624168" calcext:value-type="float">
            <text:p>0.058166988624168</text:p>
          </table:table-cell>
          <table:table-cell office:value-type="float" office:value="0.058703584460185" calcext:value-type="float">
            <text:p>0.058703584460185</text:p>
          </table:table-cell>
          <table:table-cell office:value-type="float" office:value="0.058274307791372" calcext:value-type="float">
            <text:p>0.058274307791372</text:p>
          </table:table-cell>
          <table:table-cell office:value-type="float" office:value="0.058381626958575" calcext:value-type="float">
            <text:p>0.058381626958575</text:p>
          </table:table-cell>
          <table:table-cell office:value-type="float" office:value="0.059454818630608" calcext:value-type="float">
            <text:p>0.059454818630608</text:p>
          </table:table-cell>
        </table:table-row>
        <table:table-row table:style-name="ro1">
          <table:table-cell office:value-type="string" calcext:value-type="string">
            <text:p>AddEmptyString</text:p>
          </table:table-cell>
          <table:table-cell office:value-type="float" office:value="0.651913875598086" calcext:value-type="float">
            <text:p>0.651913875598086</text:p>
          </table:table-cell>
          <table:table-cell office:value-type="float" office:value="0.650717703349282" calcext:value-type="float">
            <text:p>0.650717703349282</text:p>
          </table:table-cell>
          <table:table-cell office:value-type="float" office:value="0.662679425837321" calcext:value-type="float">
            <text:p>0.662679425837321</text:p>
          </table:table-cell>
          <table:table-cell office:value-type="float" office:value="0.649521531100478" calcext:value-type="float">
            <text:p>0.649521531100478</text:p>
          </table:table-cell>
          <table:table-cell office:value-type="float" office:value="0.692583732057416" calcext:value-type="float">
            <text:p>0.692583732057416</text:p>
          </table:table-cell>
          <table:table-cell office:value-type="float" office:value="0.660287081339713" calcext:value-type="float">
            <text:p>0.660287081339713</text:p>
          </table:table-cell>
        </table:table-row>
        <table:table-row table:style-name="ro1">
          <table:table-cell office:value-type="string" calcext:value-type="string">
            <text:p>AppendCharacterWithChar</text:p>
          </table:table-cell>
          <table:table-cell office:value-type="float" office:value="0.935866983372922" calcext:value-type="float">
            <text:p>0.935866983372922</text:p>
          </table:table-cell>
          <table:table-cell office:value-type="float" office:value="0.98812351543943" calcext:value-type="float">
            <text:p>0.98812351543943</text:p>
          </table:table-cell>
          <table:table-cell office:value-type="float" office:value="1.15228292425442" calcext:value-type="float">
            <text:p>1.15228292425442</text:p>
          </table:table-cell>
          <table:table-cell office:value-type="float" office:value="0.980997624703088" calcext:value-type="float">
            <text:p>0.980997624703088</text:p>
          </table:table-cell>
          <table:table-cell office:value-type="float" office:value="0.991818421747163" calcext:value-type="float">
            <text:p>0.991818421747163</text:p>
          </table:table-cell>
          <table:table-cell office:value-type="float" office:value="0.97624703087886" calcext:value-type="float">
            <text:p>0.97624703087886</text:p>
          </table:table-cell>
        </table:table-row>
        <table:table-row table:style-name="ro1">
          <table:table-cell office:value-type="string" calcext:value-type="string">
            <text:p>ArrayIsStoredDirectly</text:p>
          </table:table-cell>
          <table:table-cell office:value-type="float" office:value="1.09229841142168" calcext:value-type="float">
            <text:p>1.09229841142168</text:p>
          </table:table-cell>
          <table:table-cell office:value-type="float" office:value="1.05308666800724" calcext:value-type="float">
            <text:p>1.05308666800724</text:p>
          </table:table-cell>
          <table:table-cell office:value-type="float" office:value="1.18198270661573" calcext:value-type="float">
            <text:p>1.18198270661573</text:p>
          </table:table-cell>
          <table:table-cell office:value-type="float" office:value="1.05348883973457" calcext:value-type="float">
            <text:p>1.05348883973457</text:p>
          </table:table-cell>
          <table:table-cell office:value-type="float" office:value="1.13955358938267" calcext:value-type="float">
            <text:p>1.13955358938267</text:p>
          </table:table-cell>
          <table:table-cell office:value-type="float" office:value="1.13452644279107" calcext:value-type="float">
            <text:p>1.13452644279107</text:p>
          </table:table-cell>
        </table:table-row>
        <table:table-row table:style-name="ro1">
          <table:table-cell office:value-type="string" calcext:value-type="string">
            <text:p>AssignmentInOperand</text:p>
          </table:table-cell>
          <table:table-cell office:value-type="float" office:value="0.976727447216891" calcext:value-type="float">
            <text:p>0.976727447216891</text:p>
          </table:table-cell>
          <table:table-cell office:value-type="float" office:value="0.982485604606526" calcext:value-type="float">
            <text:p>0.982485604606526</text:p>
          </table:table-cell>
          <table:table-cell office:value-type="float" office:value="1.01871401151632" calcext:value-type="float">
            <text:p>1.01871401151632</text:p>
          </table:table-cell>
          <table:table-cell office:value-type="float" office:value="1.06645873320537" calcext:value-type="float">
            <text:p>1.06645873320537</text:p>
          </table:table-cell>
          <table:table-cell office:value-type="float" office:value="1.02423224568138" calcext:value-type="float">
            <text:p>1.02423224568138</text:p>
          </table:table-cell>
          <table:table-cell office:value-type="float" office:value="0.995201535508637" calcext:value-type="float">
            <text:p>0.995201535508637</text:p>
          </table:table-cell>
        </table:table-row>
        <table:table-row table:style-name="ro1">
          <table:table-cell office:value-type="string" calcext:value-type="string">
            <text:p>AssignmentToNonFinalStatic</text:p>
          </table:table-cell>
          <table:table-cell office:value-type="float" office:value="0.986795048143054" calcext:value-type="float">
            <text:p>0.986795048143054</text:p>
          </table:table-cell>
          <table:table-cell office:value-type="float" office:value="0.994497936726273" calcext:value-type="float">
            <text:p>0.994497936726273</text:p>
          </table:table-cell>
          <table:table-cell office:value-type="float" office:value="1.11581843191197" calcext:value-type="float">
            <text:p>1.11581843191197</text:p>
          </table:table-cell>
          <table:table-cell office:value-type="float" office:value="1.13397524071527" calcext:value-type="float">
            <text:p>1.13397524071527</text:p>
          </table:table-cell>
          <table:table-cell office:value-type="float" office:value="1.01980742778542" calcext:value-type="float">
            <text:p>1.01980742778542</text:p>
          </table:table-cell>
          <table:table-cell office:value-type="float" office:value="1.07785419532325" calcext:value-type="float">
            <text:p>1.07785419532325</text:p>
          </table:table-cell>
        </table:table-row>
        <table:table-row table:style-name="ro1">
          <table:table-cell office:value-type="string" calcext:value-type="string">
            <text:p>AtLeastOneConstructor</text:p>
          </table:table-cell>
          <table:table-cell office:value-type="float" office:value="0.824607329842932" calcext:value-type="float">
            <text:p>0.824607329842932</text:p>
          </table:table-cell>
          <table:table-cell office:value-type="float" office:value="0.821761893922149" calcext:value-type="float">
            <text:p>0.821761893922149</text:p>
          </table:table-cell>
          <table:table-cell office:value-type="float" office:value="0.830981106305486" calcext:value-type="float">
            <text:p>0.830981106305486</text:p>
          </table:table-cell>
          <table:table-cell office:value-type="float" office:value="0.809924880491691" calcext:value-type="float">
            <text:p>0.809924880491691</text:p>
          </table:table-cell>
          <table:table-cell office:value-type="float" office:value="0.830753471431823" calcext:value-type="float">
            <text:p>0.830753471431823</text:p>
          </table:table-cell>
          <table:table-cell office:value-type="float" office:value="0.821761893922149" calcext:value-type="float">
            <text:p>0.821761893922149</text:p>
          </table:table-cell>
        </table:table-row>
        <table:table-row table:style-name="ro1">
          <table:table-cell office:value-type="string" calcext:value-type="string">
            <text:p>AvoidAccessibilityAlteration</text:p>
          </table:table-cell>
          <table:table-cell office:value-type="float" office:value="1.14540002551997" calcext:value-type="float">
            <text:p>1.14540002551997</text:p>
          </table:table-cell>
          <table:table-cell office:value-type="float" office:value="1.1807770830675" calcext:value-type="float">
            <text:p>1.1807770830675</text:p>
          </table:table-cell>
          <table:table-cell office:value-type="float" office:value="1.18323338011994" calcext:value-type="float">
            <text:p>1.18323338011994</text:p>
          </table:table-cell>
          <table:table-cell office:value-type="float" office:value="1.19210156947812" calcext:value-type="float">
            <text:p>1.19210156947812</text:p>
          </table:table-cell>
          <table:table-cell office:value-type="float" office:value="1.25392369529157" calcext:value-type="float">
            <text:p>1.25392369529157</text:p>
          </table:table-cell>
          <table:table-cell office:value-type="float" office:value="1.20371315554421" calcext:value-type="float">
            <text:p>1.20371315554421</text:p>
          </table:table-cell>
        </table:table-row>
        <table:table-row table:style-name="ro1">
          <table:table-cell office:value-type="string" calcext:value-type="string">
            <text:p>AvoidArrayLoops</text:p>
          </table:table-cell>
          <table:table-cell office:value-type="float" office:value="1.15802244464665" calcext:value-type="float">
            <text:p>1.15802244464665</text:p>
          </table:table-cell>
          <table:table-cell office:value-type="float" office:value="1.15165301789506" calcext:value-type="float">
            <text:p>1.15165301789506</text:p>
          </table:table-cell>
          <table:table-cell office:value-type="float" office:value="1.2669093114953" calcext:value-type="float">
            <text:p>1.2669093114953</text:p>
          </table:table-cell>
          <table:table-cell office:value-type="float" office:value="1.16196542311192" calcext:value-type="float">
            <text:p>1.16196542311192</text:p>
          </table:table-cell>
          <table:table-cell office:value-type="float" office:value="1.34546557476494" calcext:value-type="float">
            <text:p>1.34546557476494</text:p>
          </table:table-cell>
          <table:table-cell office:value-type="float" office:value="1.13406126781923" calcext:value-type="float">
            <text:p>1.13406126781923</text:p>
          </table:table-cell>
        </table:table-row>
        <table:table-row table:style-name="ro1">
          <table:table-cell office:value-type="string" calcext:value-type="string">
            <text:p>AvoidAssertAsIdentifier</text:p>
          </table:table-cell>
          <table:table-cell office:value-type="float" office:value="1.27998652291105" calcext:value-type="float">
            <text:p>1.27998652291105</text:p>
          </table:table-cell>
          <table:table-cell office:value-type="float" office:value="1.66037735849057" calcext:value-type="float">
            <text:p>1.66037735849057</text:p>
          </table:table-cell>
          <table:table-cell office:value-type="float" office:value="1.32243935309973" calcext:value-type="float">
            <text:p>1.32243935309973</text:p>
          </table:table-cell>
          <table:table-cell office:value-type="float" office:value="1.38915094339623" calcext:value-type="float">
            <text:p>1.38915094339623</text:p>
          </table:table-cell>
          <table:table-cell office:value-type="float" office:value="1.62938005390836" calcext:value-type="float">
            <text:p>1.62938005390836</text:p>
          </table:table-cell>
          <table:table-cell office:value-type="float" office:value="1.37601078167116" calcext:value-type="float">
            <text:p>1.37601078167116</text:p>
          </table:table-cell>
        </table:table-row>
        <table:table-row table:style-name="ro1">
          <table:table-cell office:value-type="string" calcext:value-type="string">
            <text:p>AvoidBranchingStatementAsLastInLoop</text:p>
          </table:table-cell>
          <table:table-cell office:value-type="float" office:value="0.901639344262295" calcext:value-type="float">
            <text:p>0.901639344262295</text:p>
          </table:table-cell>
          <table:table-cell office:value-type="float" office:value="0.885245901639344" calcext:value-type="float">
            <text:p>0.885245901639344</text:p>
          </table:table-cell>
          <table:table-cell office:value-type="float" office:value="0.901639344262295" calcext:value-type="float">
            <text:p>0.901639344262295</text:p>
          </table:table-cell>
          <table:table-cell office:value-type="float" office:value="0.950819672131148" calcext:value-type="float">
            <text:p>0.950819672131148</text:p>
          </table:table-cell>
          <table:table-cell office:value-type="float" office:value="0.912568306010929" calcext:value-type="float">
            <text:p>0.912568306010929</text:p>
          </table:table-cell>
          <table:table-cell office:value-type="float" office:value="0.978142076502732" calcext:value-type="float">
            <text:p>0.978142076502732</text:p>
          </table:table-cell>
        </table:table-row>
        <table:table-row table:style-name="ro1">
          <table:table-cell office:value-type="string" calcext:value-type="string">
            <text:p>AvoidCallingFinalize</text:p>
          </table:table-cell>
          <table:table-cell office:value-type="float" office:value="1.05706347510152" calcext:value-type="float">
            <text:p>1.05706347510152</text:p>
          </table:table-cell>
          <table:table-cell office:value-type="float" office:value="1.07202393673862" calcext:value-type="float">
            <text:p>1.07202393673862</text:p>
          </table:table-cell>
          <table:table-cell office:value-type="float" office:value="1.09318230391109" calcext:value-type="float">
            <text:p>1.09318230391109</text:p>
          </table:table-cell>
          <table:table-cell office:value-type="float" office:value="1.07800812139346" calcext:value-type="float">
            <text:p>1.07800812139346</text:p>
          </table:table-cell>
          <table:table-cell office:value-type="float" office:value="1.10621927762342" calcext:value-type="float">
            <text:p>1.10621927762342</text:p>
          </table:table-cell>
          <table:table-cell office:value-type="float" office:value="1.0882667236589" calcext:value-type="float">
            <text:p>1.0882667236589</text:p>
          </table:table-cell>
        </table:table-row>
        <table:table-row table:style-name="ro1">
          <table:table-cell office:value-type="string" calcext:value-type="string">
            <text:p>AvoidCatchingGenericException</text:p>
          </table:table-cell>
          <table:table-cell office:value-type="float" office:value="1.05714285714286" calcext:value-type="float">
            <text:p>1.05714285714286</text:p>
          </table:table-cell>
          <table:table-cell office:value-type="float" office:value="1.01785714285714" calcext:value-type="float">
            <text:p>1.01785714285714</text:p>
          </table:table-cell>
          <table:table-cell office:value-type="float" office:value="1.06428571428571" calcext:value-type="float">
            <text:p>1.06428571428571</text:p>
          </table:table-cell>
          <table:table-cell office:value-type="float" office:value="1.06785714285714" calcext:value-type="float">
            <text:p>1.06785714285714</text:p>
          </table:table-cell>
          <table:table-cell office:value-type="float" office:value="1.08214285714286" calcext:value-type="float">
            <text:p>1.08214285714286</text:p>
          </table:table-cell>
          <table:table-cell office:value-type="float" office:value="1.08571428571429" calcext:value-type="float">
            <text:p>1.08571428571429</text:p>
          </table:table-cell>
        </table:table-row>
        <table:table-row table:style-name="ro1">
          <table:table-cell office:value-type="string" calcext:value-type="string">
            <text:p>AvoidCatchingNPE</text:p>
          </table:table-cell>
          <table:table-cell office:value-type="float" office:value="1.17808219178082" calcext:value-type="float">
            <text:p>1.17808219178082</text:p>
          </table:table-cell>
          <table:table-cell office:value-type="float" office:value="1.17123287671233" calcext:value-type="float">
            <text:p>1.17123287671233</text:p>
          </table:table-cell>
          <table:table-cell office:value-type="float" office:value="1.24657534246575" calcext:value-type="float">
            <text:p>1.24657534246575</text:p>
          </table:table-cell>
          <table:table-cell office:value-type="float" office:value="2.71232876712329" calcext:value-type="float">
            <text:p>2.71232876712329</text:p>
          </table:table-cell>
          <table:table-cell office:value-type="float" office:value="1.22602739726027" calcext:value-type="float">
            <text:p>1.22602739726027</text:p>
          </table:table-cell>
          <table:table-cell office:value-type="float" office:value="1.21917808219178" calcext:value-type="float">
            <text:p>1.21917808219178</text:p>
          </table:table-cell>
        </table:table-row>
        <table:table-row table:style-name="ro1">
          <table:table-cell office:value-type="string" calcext:value-type="string">
            <text:p>AvoidCatchingThrowable</text:p>
          </table:table-cell>
          <table:table-cell office:value-type="float" office:value="0.968766404199475" calcext:value-type="float">
            <text:p>0.968766404199475</text:p>
          </table:table-cell>
          <table:table-cell office:value-type="float" office:value="1.04015748031496" calcext:value-type="float">
            <text:p>1.04015748031496</text:p>
          </table:table-cell>
          <table:table-cell office:value-type="float" office:value="1.00761154855643" calcext:value-type="float">
            <text:p>1.00761154855643</text:p>
          </table:table-cell>
          <table:table-cell office:value-type="float" office:value="0.994750656167979" calcext:value-type="float">
            <text:p>0.994750656167979</text:p>
          </table:table-cell>
          <table:table-cell office:value-type="float" office:value="1.01811023622047" calcext:value-type="float">
            <text:p>1.01811023622047</text:p>
          </table:table-cell>
          <table:table-cell office:value-type="float" office:value="1.0509186351706" calcext:value-type="float">
            <text:p>1.0509186351706</text:p>
          </table:table-cell>
        </table:table-row>
        <table:table-row table:style-name="ro1">
          <table:table-cell office:value-type="string" calcext:value-type="string">
            <text:p>AvoidDecimalLiteralsInBigDecimalConstructor</text:p>
          </table:table-cell>
          <table:table-cell office:value-type="float" office:value="1.4859287054409" calcext:value-type="float">
            <text:p>1.4859287054409</text:p>
          </table:table-cell>
          <table:table-cell office:value-type="float" office:value="1.28142589118199" calcext:value-type="float">
            <text:p>1.28142589118199</text:p>
          </table:table-cell>
          <table:table-cell office:value-type="float" office:value="1.26547842401501" calcext:value-type="float">
            <text:p>1.26547842401501</text:p>
          </table:table-cell>
          <table:table-cell office:value-type="float" office:value="1.25609756097561" calcext:value-type="float">
            <text:p>1.25609756097561</text:p>
          </table:table-cell>
          <table:table-cell office:value-type="float" office:value="1.33677298311445" calcext:value-type="float">
            <text:p>1.33677298311445</text:p>
          </table:table-cell>
          <table:table-cell office:value-type="float" office:value="1.26547842401501" calcext:value-type="float">
            <text:p>1.26547842401501</text:p>
          </table:table-cell>
        </table:table-row>
        <table:table-row table:style-name="ro1">
          <table:table-cell office:value-type="string" calcext:value-type="string">
            <text:p>AvoidDeeplyNestedIfStmts</text:p>
          </table:table-cell>
          <table:table-cell office:value-type="float" office:value="1.09582113388342" calcext:value-type="float">
            <text:p>1.09582113388342</text:p>
          </table:table-cell>
          <table:table-cell office:value-type="float" office:value="1.05962203886079" calcext:value-type="float">
            <text:p>1.05962203886079</text:p>
          </table:table-cell>
          <table:table-cell office:value-type="float" office:value="1.1671546446633" calcext:value-type="float">
            <text:p>1.1671546446633</text:p>
          </table:table-cell>
          <table:table-cell office:value-type="float" office:value="1.17434122970455" calcext:value-type="float">
            <text:p>1.17434122970455</text:p>
          </table:table-cell>
          <table:table-cell office:value-type="float" office:value="1.08730369976045" calcext:value-type="float">
            <text:p>1.08730369976045</text:p>
          </table:table-cell>
          <table:table-cell office:value-type="float" office:value="1.1392068139473" calcext:value-type="float">
            <text:p>1.1392068139473</text:p>
          </table:table-cell>
        </table:table-row>
        <table:table-row table:style-name="ro1">
          <table:table-cell office:value-type="string" calcext:value-type="string">
            <text:p>AvoidDollarSigns</text:p>
          </table:table-cell>
          <table:table-cell office:value-type="float" office:value="0.789919617640669" calcext:value-type="float">
            <text:p>0.789919617640669</text:p>
          </table:table-cell>
          <table:table-cell office:value-type="float" office:value="0.850097762328916" calcext:value-type="float">
            <text:p>0.850097762328916</text:p>
          </table:table-cell>
          <table:table-cell office:value-type="float" office:value="0.831414295024984" calcext:value-type="float">
            <text:p>0.831414295024984</text:p>
          </table:table-cell>
          <table:table-cell table:number-columns-repeated="2" office:value-type="float" office:value="0.824896806430589" calcext:value-type="float">
            <text:p>0.824896806430589</text:p>
          </table:table-cell>
          <table:table-cell office:value-type="float" office:value="0.821203562893765" calcext:value-type="float">
            <text:p>0.821203562893765</text:p>
          </table:table-cell>
        </table:table-row>
        <table:table-row table:style-name="ro1">
          <table:table-cell office:value-type="string" calcext:value-type="string">
            <text:p>AvoidDuplicateLiterals</text:p>
          </table:table-cell>
          <table:table-cell office:value-type="float" office:value="0.987529369239111" calcext:value-type="float">
            <text:p>0.987529369239111</text:p>
          </table:table-cell>
          <table:table-cell office:value-type="float" office:value="0.962588107717333" calcext:value-type="float">
            <text:p>0.962588107717333</text:p>
          </table:table-cell>
          <table:table-cell office:value-type="float" office:value="1.01373576721489" calcext:value-type="float">
            <text:p>1.01373576721489</text:p>
          </table:table-cell>
          <table:table-cell office:value-type="float" office:value="0.946864268931863" calcext:value-type="float">
            <text:p>0.946864268931863</text:p>
          </table:table-cell>
          <table:table-cell office:value-type="float" office:value="0.971624796674499" calcext:value-type="float">
            <text:p>0.971624796674499</text:p>
          </table:table-cell>
          <table:table-cell office:value-type="float" office:value="1.03885776251581" calcext:value-type="float">
            <text:p>1.03885776251581</text:p>
          </table:table-cell>
        </table:table-row>
        <table:table-row table:style-name="ro1">
          <table:table-cell office:value-type="string" calcext:value-type="string">
            <text:p>AvoidEnumAsIdentifier</text:p>
          </table:table-cell>
          <table:table-cell office:value-type="float" office:value="1.37411939191695" calcext:value-type="float">
            <text:p>1.37411939191695</text:p>
          </table:table-cell>
          <table:table-cell office:value-type="float" office:value="1.38375973303671" calcext:value-type="float">
            <text:p>1.38375973303671</text:p>
          </table:table-cell>
          <table:table-cell office:value-type="float" office:value="1.41230997404524" calcext:value-type="float">
            <text:p>1.41230997404524</text:p>
          </table:table-cell>
          <table:table-cell office:value-type="float" office:value="1.37411939191695" calcext:value-type="float">
            <text:p>1.37411939191695</text:p>
          </table:table-cell>
          <table:table-cell office:value-type="float" office:value="1.52317389692251" calcext:value-type="float">
            <text:p>1.52317389692251</text:p>
          </table:table-cell>
          <table:table-cell office:value-type="float" office:value="1.43196143863552" calcext:value-type="float">
            <text:p>1.43196143863552</text:p>
          </table:table-cell>
        </table:table-row>
        <table:table-row table:style-name="ro1">
          <table:table-cell office:value-type="string" calcext:value-type="string">
            <text:p>AvoidFieldNameMatchingMethodName</text:p>
          </table:table-cell>
          <table:table-cell table:number-columns-repeated="2" office:value-type="float" office:value="0.998515586343394" calcext:value-type="float">
            <text:p>0.998515586343394</text:p>
          </table:table-cell>
          <table:table-cell office:value-type="float" office:value="1.04205838693716" calcext:value-type="float">
            <text:p>1.04205838693716</text:p>
          </table:table-cell>
          <table:table-cell office:value-type="float" office:value="1.02424542305789" calcext:value-type="float">
            <text:p>1.02424542305789</text:p>
          </table:table-cell>
          <table:table-cell office:value-type="float" office:value="1.03785254824344" calcext:value-type="float">
            <text:p>1.03785254824344</text:p>
          </table:table-cell>
          <table:table-cell office:value-type="float" office:value="1.12196932211776" calcext:value-type="float">
            <text:p>1.12196932211776</text:p>
          </table:table-cell>
        </table:table-row>
        <table:table-row table:style-name="ro1">
          <table:table-cell office:value-type="string" calcext:value-type="string">
            <text:p>AvoidFieldNameMatchingTypeName</text:p>
          </table:table-cell>
          <table:table-cell office:value-type="float" office:value="1.03643724696356" calcext:value-type="float">
            <text:p>1.03643724696356</text:p>
          </table:table-cell>
          <table:table-cell office:value-type="float" office:value="1.24233661075766" calcext:value-type="float">
            <text:p>1.24233661075766</text:p>
          </table:table-cell>
          <table:table-cell office:value-type="float" office:value="1.03296703296703" calcext:value-type="float">
            <text:p>1.03296703296703</text:p>
          </table:table-cell>
          <table:table-cell office:value-type="float" office:value="1.07171775592828" calcext:value-type="float">
            <text:p>1.07171775592828</text:p>
          </table:table-cell>
          <table:table-cell office:value-type="float" office:value="1.12868710237131" calcext:value-type="float">
            <text:p>1.12868710237131</text:p>
          </table:table-cell>
          <table:table-cell office:value-type="float" office:value="1.0294968189705" calcext:value-type="float">
            <text:p>1.0294968189705</text:p>
          </table:table-cell>
        </table:table-row>
        <table:table-row table:style-name="ro1">
          <table:table-cell office:value-type="string" calcext:value-type="string">
            <text:p>AvoidFileStream</text:p>
          </table:table-cell>
          <table:table-cell office:value-type="float" office:value="2.4916142557652" calcext:value-type="float">
            <text:p>2.4916142557652</text:p>
          </table:table-cell>
          <table:table-cell office:value-type="float" office:value="2.53459119496855" calcext:value-type="float">
            <text:p>2.53459119496855</text:p>
          </table:table-cell>
          <table:table-cell office:value-type="float" office:value="2.60335429769392" calcext:value-type="float">
            <text:p>2.60335429769392</text:p>
          </table:table-cell>
          <table:table-cell office:value-type="float" office:value="2.62557651991614" calcext:value-type="float">
            <text:p>2.62557651991614</text:p>
          </table:table-cell>
          <table:table-cell office:value-type="float" office:value="2.60775681341719" calcext:value-type="float">
            <text:p>2.60775681341719</text:p>
          </table:table-cell>
          <table:table-cell office:value-type="float" office:value="2.39706498951782" calcext:value-type="float">
            <text:p>2.39706498951782</text:p>
          </table:table-cell>
        </table:table-row>
        <table:table-row table:style-name="ro1">
          <table:table-cell office:value-type="string" calcext:value-type="string">
            <text:p>AvoidInstanceofChecksInCatchClause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7109375" calcext:value-type="float">
            <text:p>0.7109375</text:p>
          </table:table-cell>
          <table:table-cell table:number-columns-repeated="2" office:value-type="float" office:value="0.736979166666667" calcext:value-type="float">
            <text:p>0.736979166666667</text:p>
          </table:table-cell>
          <table:table-cell office:value-type="float" office:value="0.744791666666667" calcext:value-type="float">
            <text:p>0.744791666666667</text:p>
          </table:table-cell>
          <table:table-cell office:value-type="float" office:value="0.752604166666667" calcext:value-type="float">
            <text:p>0.752604166666667</text:p>
          </table:table-cell>
        </table:table-row>
        <table:table-row table:style-name="ro1">
          <table:table-cell office:value-type="string" calcext:value-type="string">
            <text:p>AvoidInstantiatingObjectsInLoops</text:p>
          </table:table-cell>
          <table:table-cell office:value-type="float" office:value="0.983923786841322" calcext:value-type="float">
            <text:p>0.983923786841322</text:p>
          </table:table-cell>
          <table:table-cell office:value-type="float" office:value="1.00833581423043" calcext:value-type="float">
            <text:p>1.00833581423043</text:p>
          </table:table-cell>
          <table:table-cell office:value-type="float" office:value="1.03989282524561" calcext:value-type="float">
            <text:p>1.03989282524561</text:p>
          </table:table-cell>
          <table:table-cell office:value-type="float" office:value="1.02530515034236" calcext:value-type="float">
            <text:p>1.02530515034236</text:p>
          </table:table-cell>
          <table:table-cell office:value-type="float" office:value="1.1003274784162" calcext:value-type="float">
            <text:p>1.1003274784162</text:p>
          </table:table-cell>
          <table:table-cell office:value-type="float" office:value="1.0199464126228" calcext:value-type="float">
            <text:p>1.0199464126228</text:p>
          </table:table-cell>
        </table:table-row>
        <table:table-row table:style-name="ro1">
          <table:table-cell office:value-type="string" calcext:value-type="string">
            <text:p>AvoidLiteralsInIfCondition</text:p>
          </table:table-cell>
          <table:table-cell office:value-type="float" office:value="0.131355277391439" calcext:value-type="float">
            <text:p>0.131355277391439</text:p>
          </table:table-cell>
          <table:table-cell office:value-type="float" office:value="0.136377685056406" calcext:value-type="float">
            <text:p>0.136377685056406</text:p>
          </table:table-cell>
          <table:table-cell office:value-type="float" office:value="0.180806675938804" calcext:value-type="float">
            <text:p>0.180806675938804</text:p>
          </table:table-cell>
          <table:table-cell office:value-type="float" office:value="0.136764024107557" calcext:value-type="float">
            <text:p>0.136764024107557</text:p>
          </table:table-cell>
          <table:table-cell office:value-type="float" office:value="0.183588317107093" calcext:value-type="float">
            <text:p>0.183588317107093</text:p>
          </table:table-cell>
          <table:table-cell office:value-type="float" office:value="0.136841291917787" calcext:value-type="float">
            <text:p>0.136841291917787</text:p>
          </table:table-cell>
        </table:table-row>
        <table:table-row table:style-name="ro1">
          <table:table-cell office:value-type="string" calcext:value-type="string">
            <text:p>AvoidLosingExceptionInformation</text:p>
          </table:table-cell>
          <table:table-cell office:value-type="float" office:value="1.05521472392638" calcext:value-type="float">
            <text:p>1.05521472392638</text:p>
          </table:table-cell>
          <table:table-cell office:value-type="float" office:value="1.04294478527607" calcext:value-type="float">
            <text:p>1.04294478527607</text:p>
          </table:table-cell>
          <table:table-cell office:value-type="float" office:value="1.06543967280164" calcext:value-type="float">
            <text:p>1.06543967280164</text:p>
          </table:table-cell>
          <table:table-cell office:value-type="float" office:value="1.06339468302659" calcext:value-type="float">
            <text:p>1.06339468302659</text:p>
          </table:table-cell>
          <table:table-cell office:value-type="float" office:value="1.05930470347648" calcext:value-type="float">
            <text:p>1.05930470347648</text:p>
          </table:table-cell>
          <table:table-cell office:value-type="float" office:value="1.07157464212679" calcext:value-type="float">
            <text:p>1.07157464212679</text:p>
          </table:table-cell>
        </table:table-row>
        <table:table-row table:style-name="ro1">
          <table:table-cell office:value-type="string" calcext:value-type="string">
            <text:p>AvoidMessageDigestField</text:p>
          </table:table-cell>
          <table:table-cell office:value-type="float" office:value="0.037806158745215" calcext:value-type="float">
            <text:p>0.037806158745215</text:p>
          </table:table-cell>
          <table:table-cell office:value-type="float" office:value="0.037230258477591" calcext:value-type="float">
            <text:p>0.037230258477591</text:p>
          </table:table-cell>
          <table:table-cell office:value-type="float" office:value="0.038111047122193" calcext:value-type="float">
            <text:p>0.038111047122193</text:p>
          </table:table-cell>
          <table:table-cell office:value-type="float" office:value="0.464514380568447" calcext:value-type="float">
            <text:p>0.464514380568447</text:p>
          </table:table-cell>
          <table:table-cell office:value-type="float" office:value="0.44276567634405" calcext:value-type="float">
            <text:p>0.44276567634405</text:p>
          </table:table-cell>
          <table:table-cell office:value-type="float" office:value="0.478911887259053" calcext:value-type="float">
            <text:p>0.478911887259053</text:p>
          </table:table-cell>
        </table:table-row>
        <table:table-row table:style-name="ro1">
          <table:table-cell office:value-type="string" calcext:value-type="string">
            <text:p>AvoidMultipleUnaryOperators</text:p>
          </table:table-cell>
          <table:table-cell office:value-type="float" office:value="0.864583333333333" calcext:value-type="float">
            <text:p>0.864583333333333</text:p>
          </table:table-cell>
          <table:table-cell office:value-type="float" office:value="0.947916666666667" calcext:value-type="float">
            <text:p>0.947916666666667</text:p>
          </table:table-cell>
          <table:table-cell office:value-type="float" office:value="0.885416666666667" calcext:value-type="float">
            <text:p>0.88541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58333333333333" calcext:value-type="float">
            <text:p>0.958333333333333</text:p>
          </table:table-cell>
        </table:table-row>
        <table:table-row table:style-name="ro1">
          <table:table-cell office:value-type="string" calcext:value-type="string">
            <text:p>AvoidPrintStackTrace</text:p>
          </table:table-cell>
          <table:table-cell office:value-type="float" office:value="1.41625362386608" calcext:value-type="float">
            <text:p>1.41625362386608</text:p>
          </table:table-cell>
          <table:table-cell office:value-type="float" office:value="1.28981576732442" calcext:value-type="float">
            <text:p>1.28981576732442</text:p>
          </table:table-cell>
          <table:table-cell office:value-type="float" office:value="1.34340222575517" calcext:value-type="float">
            <text:p>1.34340222575517</text:p>
          </table:table-cell>
          <table:table-cell office:value-type="float" office:value="1.48751519685776" calcext:value-type="float">
            <text:p>1.48751519685776</text:p>
          </table:table-cell>
          <table:table-cell office:value-type="float" office:value="1.50285233330216" calcext:value-type="float">
            <text:p>1.50285233330216</text:p>
          </table:table-cell>
          <table:table-cell office:value-type="float" office:value="1.43785654166277" calcext:value-type="float">
            <text:p>1.43785654166277</text:p>
          </table:table-cell>
        </table:table-row>
        <table:table-row table:style-name="ro1">
          <table:table-cell office:value-type="string" calcext:value-type="string">
            <text:p>AvoidProtectedFieldInFinalClass</text:p>
          </table:table-cell>
          <table:table-cell office:value-type="float" office:value="1.27255639097744" calcext:value-type="float">
            <text:p>1.27255639097744</text:p>
          </table:table-cell>
          <table:table-cell office:value-type="float" office:value="1.75375939849624" calcext:value-type="float">
            <text:p>1.75375939849624</text:p>
          </table:table-cell>
          <table:table-cell office:value-type="float" office:value="1.27443609022556" calcext:value-type="float">
            <text:p>1.27443609022556</text:p>
          </table:table-cell>
          <table:table-cell office:value-type="float" office:value="1.25" calcext:value-type="float">
            <text:p>1.25</text:p>
          </table:table-cell>
          <table:table-cell office:value-type="float" office:value="1.2593984962406" calcext:value-type="float">
            <text:p>1.2593984962406</text:p>
          </table:table-cell>
          <table:table-cell office:value-type="float" office:value="1.30451127819549" calcext:value-type="float">
            <text:p>1.30451127819549</text:p>
          </table:table-cell>
        </table:table-row>
        <table:table-row table:style-name="ro1">
          <table:table-cell office:value-type="string" calcext:value-type="string">
            <text:p>AvoidProtectedMethodInFinalClassNotExtending</text:p>
          </table:table-cell>
          <table:table-cell office:value-type="float" office:value="1.20902612826603" calcext:value-type="float">
            <text:p>1.20902612826603</text:p>
          </table:table-cell>
          <table:table-cell office:value-type="float" office:value="1.17814726840855" calcext:value-type="float">
            <text:p>1.17814726840855</text:p>
          </table:table-cell>
          <table:table-cell office:value-type="float" office:value="1.25178147268409" calcext:value-type="float">
            <text:p>1.25178147268409</text:p>
          </table:table-cell>
          <table:table-cell office:value-type="float" office:value="1.270783847981" calcext:value-type="float">
            <text:p>1.270783847981</text:p>
          </table:table-cell>
          <table:table-cell office:value-type="float" office:value="2.34916864608076" calcext:value-type="float">
            <text:p>2.34916864608076</text:p>
          </table:table-cell>
          <table:table-cell office:value-type="float" office:value="1.22327790973872" calcext:value-type="float">
            <text:p>1.22327790973872</text:p>
          </table:table-cell>
        </table:table-row>
        <table:table-row table:style-name="ro1">
          <table:table-cell office:value-type="string" calcext:value-type="string">
            <text:p>AvoidReassigningLoopVariables</text:p>
          </table:table-cell>
          <table:table-cell office:value-type="float" office:value="1.03220858895706" calcext:value-type="float">
            <text:p>1.03220858895706</text:p>
          </table:table-cell>
          <table:table-cell office:value-type="float" office:value="1.02453987730061" calcext:value-type="float">
            <text:p>1.02453987730061</text:p>
          </table:table-cell>
          <table:table-cell office:value-type="float" office:value="1.04371165644172" calcext:value-type="float">
            <text:p>1.04371165644172</text:p>
          </table:table-cell>
          <table:table-cell office:value-type="float" office:value="1.00383435582822" calcext:value-type="float">
            <text:p>1.00383435582822</text:p>
          </table:table-cell>
          <table:table-cell office:value-type="float" office:value="1.03450920245399" calcext:value-type="float">
            <text:p>1.03450920245399</text:p>
          </table:table-cell>
          <table:table-cell office:value-type="float" office:value="1.02837423312883" calcext:value-type="float">
            <text:p>1.02837423312883</text:p>
          </table:table-cell>
        </table:table-row>
        <table:table-row table:style-name="ro1">
          <table:table-cell office:value-type="string" calcext:value-type="string">
            <text:p>AvoidReassigningParameters</text:p>
          </table:table-cell>
          <table:table-cell office:value-type="float" office:value="1.05740181268882" calcext:value-type="float">
            <text:p>1.05740181268882</text:p>
          </table:table-cell>
          <table:table-cell office:value-type="float" office:value="0.981684290030211" calcext:value-type="float">
            <text:p>0.981684290030211</text:p>
          </table:table-cell>
          <table:table-cell office:value-type="float" office:value="1.01680513595166" calcext:value-type="float">
            <text:p>1.01680513595166</text:p>
          </table:table-cell>
          <table:table-cell office:value-type="float" office:value="1.00320996978852" calcext:value-type="float">
            <text:p>1.00320996978852</text:p>
          </table:table-cell>
          <table:table-cell office:value-type="float" office:value="1.0315332326284" calcext:value-type="float">
            <text:p>1.0315332326284</text:p>
          </table:table-cell>
          <table:table-cell office:value-type="float" office:value="1.00037764350453" calcext:value-type="float">
            <text:p>1.00037764350453</text:p>
          </table:table-cell>
        </table:table-row>
        <table:table-row table:style-name="ro1">
          <table:table-cell office:value-type="string" calcext:value-type="string">
            <text:p>AvoidRethrowingException</text:p>
          </table:table-cell>
          <table:table-cell office:value-type="float" office:value="0.834170854271357" calcext:value-type="float">
            <text:p>0.834170854271357</text:p>
          </table:table-cell>
          <table:table-cell office:value-type="float" office:value="0.879396984924623" calcext:value-type="float">
            <text:p>0.879396984924623</text:p>
          </table:table-cell>
          <table:table-cell office:value-type="float" office:value="0.904522613065327" calcext:value-type="float">
            <text:p>0.904522613065327</text:p>
          </table:table-cell>
          <table:table-cell office:value-type="float" office:value="0.894472361809045" calcext:value-type="float">
            <text:p>0.894472361809045</text:p>
          </table:table-cell>
          <table:table-cell office:value-type="float" office:value="0.924623115577889" calcext:value-type="float">
            <text:p>0.924623115577889</text:p>
          </table:table-cell>
          <table:table-cell office:value-type="float" office:value="0.874371859296483" calcext:value-type="float">
            <text:p>0.874371859296483</text:p>
          </table:table-cell>
        </table:table-row>
        <table:table-row table:style-name="ro1">
          <table:table-cell office:value-type="string" calcext:value-type="string">
            <text:p>AvoidStringBufferField</text:p>
          </table:table-cell>
          <table:table-cell office:value-type="float" office:value="0.953917050691244" calcext:value-type="float">
            <text:p>0.953917050691244</text:p>
          </table:table-cell>
          <table:table-cell office:value-type="float" office:value="0.94815668202765" calcext:value-type="float">
            <text:p>0.94815668202765</text:p>
          </table:table-cell>
          <table:table-cell office:value-type="float" office:value="1.00230414746544" calcext:value-type="float">
            <text:p>1.00230414746544</text:p>
          </table:table-cell>
          <table:table-cell office:value-type="float" office:value="1.04608294930876" calcext:value-type="float">
            <text:p>1.04608294930876</text:p>
          </table:table-cell>
          <table:table-cell office:value-type="float" office:value="1.09562211981567" calcext:value-type="float">
            <text:p>1.09562211981567</text:p>
          </table:table-cell>
          <table:table-cell office:value-type="float" office:value="1.05529953917051" calcext:value-type="float">
            <text:p>1.05529953917051</text:p>
          </table:table-cell>
        </table:table-row>
        <table:table-row table:style-name="ro1">
          <table:table-cell office:value-type="string" calcext:value-type="string">
            <text:p>AvoidSynchronizedAtMethodLevel</text:p>
          </table:table-cell>
          <table:table-cell office:value-type="float" office:value="1.41148036253776" calcext:value-type="float">
            <text:p>1.41148036253776</text:p>
          </table:table-cell>
          <table:table-cell office:value-type="float" office:value="1.22839879154079" calcext:value-type="float">
            <text:p>1.22839879154079</text:p>
          </table:table-cell>
          <table:table-cell office:value-type="float" office:value="1.45981873111782" calcext:value-type="float">
            <text:p>1.45981873111782</text:p>
          </table:table-cell>
          <table:table-cell office:value-type="float" office:value="1.25498489425982" calcext:value-type="float">
            <text:p>1.25498489425982</text:p>
          </table:table-cell>
          <table:table-cell office:value-type="float" office:value="1.30271903323263" calcext:value-type="float">
            <text:p>1.30271903323263</text:p>
          </table:table-cell>
          <table:table-cell office:value-type="float" office:value="1.39395770392749" calcext:value-type="float">
            <text:p>1.39395770392749</text:p>
          </table:table-cell>
        </table:table-row>
        <table:table-row table:style-name="ro1">
          <table:table-cell office:value-type="string" calcext:value-type="string">
            <text:p>AvoidThreadGroup</text:p>
          </table:table-cell>
          <table:table-cell office:value-type="float" office:value="1.67243367935409" calcext:value-type="float">
            <text:p>1.67243367935409</text:p>
          </table:table-cell>
          <table:table-cell office:value-type="float" office:value="1.60701927829956" calcext:value-type="float">
            <text:p>1.60701927829956</text:p>
          </table:table-cell>
          <table:table-cell office:value-type="float" office:value="1.80952380952381" calcext:value-type="float">
            <text:p>1.80952380952381</text:p>
          </table:table-cell>
          <table:table-cell office:value-type="float" office:value="1.68825177129675" calcext:value-type="float">
            <text:p>1.68825177129675</text:p>
          </table:table-cell>
          <table:table-cell office:value-type="float" office:value="1.76157521832262" calcext:value-type="float">
            <text:p>1.76157521832262</text:p>
          </table:table-cell>
          <table:table-cell office:value-type="float" office:value="1.67045641786126" calcext:value-type="float">
            <text:p>1.67045641786126</text:p>
          </table:table-cell>
        </table:table-row>
        <table:table-row table:style-name="ro1">
          <table:table-cell office:value-type="string" calcext:value-type="string">
            <text:p>AvoidThrowingNewInstanceOfSameException</text:p>
          </table:table-cell>
          <table:table-cell table:number-columns-repeated="2" office:value-type="float" office:value="1.00552486187845" calcext:value-type="float">
            <text:p>1.00552486187845</text:p>
          </table:table-cell>
          <table:table-cell office:value-type="float" office:value="1.04972375690608" calcext:value-type="float">
            <text:p>1.04972375690608</text:p>
          </table:table-cell>
          <table:table-cell office:value-type="float" office:value="1.03867403314917" calcext:value-type="float">
            <text:p>1.03867403314917</text:p>
          </table:table-cell>
          <table:table-cell office:value-type="float" office:value="1.0828729281768" calcext:value-type="float">
            <text:p>1.0828729281768</text:p>
          </table:table-cell>
          <table:table-cell office:value-type="float" office:value="1.01104972375691" calcext:value-type="float">
            <text:p>1.01104972375691</text:p>
          </table:table-cell>
        </table:table-row>
        <table:table-row table:style-name="ro1">
          <table:table-cell office:value-type="string" calcext:value-type="string">
            <text:p>AvoidThrowingNullPointerException</text:p>
          </table:table-cell>
          <table:table-cell office:value-type="float" office:value="1.46583143507973" calcext:value-type="float">
            <text:p>1.46583143507973</text:p>
          </table:table-cell>
          <table:table-cell office:value-type="float" office:value="1.46697038724374" calcext:value-type="float">
            <text:p>1.46697038724374</text:p>
          </table:table-cell>
          <table:table-cell office:value-type="float" office:value="1.49430523917995" calcext:value-type="float">
            <text:p>1.49430523917995</text:p>
          </table:table-cell>
          <table:table-cell office:value-type="float" office:value="1.46924829157175" calcext:value-type="float">
            <text:p>1.46924829157175</text:p>
          </table:table-cell>
          <table:table-cell office:value-type="float" office:value="1.85535307517084" calcext:value-type="float">
            <text:p>1.85535307517084</text:p>
          </table:table-cell>
          <table:table-cell office:value-type="float" office:value="1.45330296127563" calcext:value-type="float">
            <text:p>1.45330296127563</text:p>
          </table:table-cell>
        </table:table-row>
        <table:table-row table:style-name="ro1">
          <table:table-cell office:value-type="string" calcext:value-type="string">
            <text:p>AvoidThrowingRawExceptionTypes</text:p>
          </table:table-cell>
          <table:table-cell office:value-type="float" office:value="1.28723404255319" calcext:value-type="float">
            <text:p>1.28723404255319</text:p>
          </table:table-cell>
          <table:table-cell office:value-type="float" office:value="1.31914893617021" calcext:value-type="float">
            <text:p>1.31914893617021</text:p>
          </table:table-cell>
          <table:table-cell office:value-type="float" office:value="1.29078014184397" calcext:value-type="float">
            <text:p>1.29078014184397</text:p>
          </table:table-cell>
          <table:table-cell office:value-type="float" office:value="1.28368794326241" calcext:value-type="float">
            <text:p>1.28368794326241</text:p>
          </table:table-cell>
          <table:table-cell office:value-type="float" office:value="1.32446808510638" calcext:value-type="float">
            <text:p>1.32446808510638</text:p>
          </table:table-cell>
          <table:table-cell office:value-type="float" office:value="1.30496453900709" calcext:value-type="float">
            <text:p>1.30496453900709</text:p>
          </table:table-cell>
        </table:table-row>
        <table:table-row table:style-name="ro1">
          <table:table-cell office:value-type="string" calcext:value-type="string">
            <text:p>AvoidUncheckedExceptionsInSignatures</text:p>
          </table:table-cell>
          <table:table-cell office:value-type="float" office:value="1.45012787723785" calcext:value-type="float">
            <text:p>1.45012787723785</text:p>
          </table:table-cell>
          <table:table-cell office:value-type="float" office:value="1.45524296675192" calcext:value-type="float">
            <text:p>1.45524296675192</text:p>
          </table:table-cell>
          <table:table-cell office:value-type="float" office:value="1.48678601875533" calcext:value-type="float">
            <text:p>1.48678601875533</text:p>
          </table:table-cell>
          <table:table-cell office:value-type="float" office:value="2.29923273657289" calcext:value-type="float">
            <text:p>2.29923273657289</text:p>
          </table:table-cell>
          <table:table-cell office:value-type="float" office:value="1.53964194373402" calcext:value-type="float">
            <text:p>1.53964194373402</text:p>
          </table:table-cell>
          <table:table-cell office:value-type="float" office:value="1.46206308610401" calcext:value-type="float">
            <text:p>1.46206308610401</text:p>
          </table:table-cell>
        </table:table-row>
        <table:table-row table:style-name="ro1">
          <table:table-cell office:value-type="string" calcext:value-type="string">
            <text:p>AvoidUsingHardCodedIP</text:p>
          </table:table-cell>
          <table:table-cell office:value-type="float" office:value="1.07849293563579" calcext:value-type="float">
            <text:p>1.07849293563579</text:p>
          </table:table-cell>
          <table:table-cell office:value-type="float" office:value="1.02825745682889" calcext:value-type="float">
            <text:p>1.02825745682889</text:p>
          </table:table-cell>
          <table:table-cell office:value-type="float" office:value="1.08320251177394" calcext:value-type="float">
            <text:p>1.08320251177394</text:p>
          </table:table-cell>
          <table:table-cell office:value-type="float" office:value="1.04238618524333" calcext:value-type="float">
            <text:p>1.04238618524333</text:p>
          </table:table-cell>
          <table:table-cell office:value-type="float" office:value="1.08006279434851" calcext:value-type="float">
            <text:p>1.08006279434851</text:p>
          </table:table-cell>
          <table:table-cell office:value-type="float" office:value="1.07378335949765" calcext:value-type="float">
            <text:p>1.07378335949765</text:p>
          </table:table-cell>
        </table:table-row>
        <table:table-row table:style-name="ro1">
          <table:table-cell office:value-type="string" calcext:value-type="string">
            <text:p>AvoidUsingNativeCode</text:p>
          </table:table-cell>
          <table:table-cell office:value-type="float" office:value="1.56224094130231" calcext:value-type="float">
            <text:p>1.56224094130231</text:p>
          </table:table-cell>
          <table:table-cell office:value-type="float" office:value="1.65235994116861" calcext:value-type="float">
            <text:p>1.65235994116861</text:p>
          </table:table-cell>
          <table:table-cell office:value-type="float" office:value="1.70811605829656" calcext:value-type="float">
            <text:p>1.70811605829656</text:p>
          </table:table-cell>
          <table:table-cell office:value-type="float" office:value="1.73111378526541" calcext:value-type="float">
            <text:p>1.73111378526541</text:p>
          </table:table-cell>
          <table:table-cell office:value-type="float" office:value="1.64874983286536" calcext:value-type="float">
            <text:p>1.64874983286536</text:p>
          </table:table-cell>
          <table:table-cell office:value-type="float" office:value="1.58069260596336" calcext:value-type="float">
            <text:p>1.58069260596336</text:p>
          </table:table-cell>
        </table:table-row>
        <table:table-row table:style-name="ro1">
          <table:table-cell office:value-type="string" calcext:value-type="string">
            <text:p>AvoidUsingOctalValues</text:p>
          </table:table-cell>
          <table:table-cell office:value-type="float" office:value="0.964450600184672" calcext:value-type="float">
            <text:p>0.964450600184672</text:p>
          </table:table-cell>
          <table:table-cell office:value-type="float" office:value="0.872114496768236" calcext:value-type="float">
            <text:p>0.872114496768236</text:p>
          </table:table-cell>
          <table:table-cell office:value-type="float" office:value="0.91112650046168" calcext:value-type="float">
            <text:p>0.91112650046168</text:p>
          </table:table-cell>
          <table:table-cell office:value-type="float" office:value="0.976915974145891" calcext:value-type="float">
            <text:p>0.976915974145891</text:p>
          </table:table-cell>
          <table:table-cell office:value-type="float" office:value="0.896352723915051" calcext:value-type="float">
            <text:p>0.896352723915051</text:p>
          </table:table-cell>
          <table:table-cell office:value-type="float" office:value="1.0090027700831" calcext:value-type="float">
            <text:p>1.0090027700831</text:p>
          </table:table-cell>
        </table:table-row>
        <table:table-row table:style-name="ro1">
          <table:table-cell office:value-type="string" calcext:value-type="string">
            <text:p>AvoidUsingShortType</text:p>
          </table:table-cell>
          <table:table-cell office:value-type="float" office:value="1.15721899224806" calcext:value-type="float">
            <text:p>1.15721899224806</text:p>
          </table:table-cell>
          <table:table-cell office:value-type="float" office:value="1.20663759689923" calcext:value-type="float">
            <text:p>1.20663759689923</text:p>
          </table:table-cell>
          <table:table-cell office:value-type="float" office:value="1.17877906976744" calcext:value-type="float">
            <text:p>1.17877906976744</text:p>
          </table:table-cell>
          <table:table-cell office:value-type="float" office:value="1.3609496124031" calcext:value-type="float">
            <text:p>1.3609496124031</text:p>
          </table:table-cell>
          <table:table-cell office:value-type="float" office:value="1.27592054263566" calcext:value-type="float">
            <text:p>1.27592054263566</text:p>
          </table:table-cell>
          <table:table-cell office:value-type="float" office:value="1.21002906976744" calcext:value-type="float">
            <text:p>1.21002906976744</text:p>
          </table:table-cell>
        </table:table-row>
        <table:table-row table:style-name="ro1">
          <table:table-cell office:value-type="string" calcext:value-type="string">
            <text:p>AvoidUsingVolatile</text:p>
          </table:table-cell>
          <table:table-cell office:value-type="float" office:value="1.21452702702703" calcext:value-type="float">
            <text:p>1.21452702702703</text:p>
          </table:table-cell>
          <table:table-cell office:value-type="float" office:value="1.2027027027027" calcext:value-type="float">
            <text:p>1.2027027027027</text:p>
          </table:table-cell>
          <table:table-cell office:value-type="float" office:value="1.22972972972973" calcext:value-type="float">
            <text:p>1.22972972972973</text:p>
          </table:table-cell>
          <table:table-cell office:value-type="float" office:value="1.19256756756757" calcext:value-type="float">
            <text:p>1.19256756756757</text:p>
          </table:table-cell>
          <table:table-cell office:value-type="float" office:value="1.2652027027027" calcext:value-type="float">
            <text:p>1.2652027027027</text:p>
          </table:table-cell>
          <table:table-cell office:value-type="float" office:value="1.21114864864865" calcext:value-type="float">
            <text:p>1.21114864864865</text:p>
          </table:table-cell>
        </table:table-row>
        <table:table-row table:style-name="ro1">
          <table:table-cell office:value-type="string" calcext:value-type="string">
            <text:p>BadComparison</text:p>
          </table:table-cell>
          <table:table-cell office:value-type="float" office:value="1.1830985915493" calcext:value-type="float">
            <text:p>1.1830985915493</text:p>
          </table:table-cell>
          <table:table-cell office:value-type="float" office:value="1.22334004024145" calcext:value-type="float">
            <text:p>1.22334004024145</text:p>
          </table:table-cell>
          <table:table-cell office:value-type="float" office:value="1.22132796780684" calcext:value-type="float">
            <text:p>1.22132796780684</text:p>
          </table:table-cell>
          <table:table-cell office:value-type="float" office:value="1.52313883299799" calcext:value-type="float">
            <text:p>1.52313883299799</text:p>
          </table:table-cell>
          <table:table-cell office:value-type="float" office:value="1.25352112676056" calcext:value-type="float">
            <text:p>1.25352112676056</text:p>
          </table:table-cell>
          <table:table-cell office:value-type="float" office:value="1.20321931589537" calcext:value-type="float">
            <text:p>1.20321931589537</text:p>
          </table:table-cell>
        </table:table-row>
        <table:table-row table:style-name="ro1">
          <table:table-cell office:value-type="string" calcext:value-type="string">
            <text:p>BeanMembersShouldSerialize</text:p>
          </table:table-cell>
          <table:table-cell office:value-type="float" office:value="0.309278959810875" calcext:value-type="float">
            <text:p>0.309278959810875</text:p>
          </table:table-cell>
          <table:table-cell office:value-type="float" office:value="0.309338061465721" calcext:value-type="float">
            <text:p>0.309338061465721</text:p>
          </table:table-cell>
          <table:table-cell office:value-type="float" office:value="0.312647754137116" calcext:value-type="float">
            <text:p>0.312647754137116</text:p>
          </table:table-cell>
          <table:table-cell office:value-type="float" office:value="0.328664302600473" calcext:value-type="float">
            <text:p>0.328664302600473</text:p>
          </table:table-cell>
          <table:table-cell office:value-type="float" office:value="0.34160756501182" calcext:value-type="float">
            <text:p>0.34160756501182</text:p>
          </table:table-cell>
          <table:table-cell office:value-type="float" office:value="0.33871158392435" calcext:value-type="float">
            <text:p>0.33871158392435</text:p>
          </table:table-cell>
        </table:table-row>
        <table:table-row table:style-name="ro1">
          <table:table-cell office:value-type="string" calcext:value-type="string">
            <text:p>BigIntegerInstantiation</text:p>
          </table:table-cell>
          <table:table-cell office:value-type="float" office:value="0.918168168168168" calcext:value-type="float">
            <text:p>0.918168168168168</text:p>
          </table:table-cell>
          <table:table-cell office:value-type="float" office:value="0.934934934934935" calcext:value-type="float">
            <text:p>0.934934934934935</text:p>
          </table:table-cell>
          <table:table-cell office:value-type="float" office:value="1.003003003003" calcext:value-type="float">
            <text:p>1.003003003003</text:p>
          </table:table-cell>
          <table:table-cell office:value-type="float" office:value="1.02902902902903" calcext:value-type="float">
            <text:p>1.02902902902903</text:p>
          </table:table-cell>
          <table:table-cell office:value-type="float" office:value="1.01226226226226" calcext:value-type="float">
            <text:p>1.01226226226226</text:p>
          </table:table-cell>
          <table:table-cell office:value-type="float" office:value="1.1524024024024" calcext:value-type="float">
            <text:p>1.1524024024024</text:p>
          </table:table-cell>
        </table:table-row>
        <table:table-row table:style-name="ro1">
          <table:table-cell office:value-type="string" calcext:value-type="string">
            <text:p>BooleanGetMethodName</text:p>
          </table:table-cell>
          <table:table-cell office:value-type="float" office:value="0.801218583396801" calcext:value-type="float">
            <text:p>0.801218583396801</text:p>
          </table:table-cell>
          <table:table-cell office:value-type="float" office:value="0.702208682406702" calcext:value-type="float">
            <text:p>0.702208682406702</text:p>
          </table:table-cell>
          <table:table-cell office:value-type="float" office:value="0.736481340441737" calcext:value-type="float">
            <text:p>0.736481340441737</text:p>
          </table:table-cell>
          <table:table-cell office:value-type="float" office:value="0.715156130997715" calcext:value-type="float">
            <text:p>0.715156130997715</text:p>
          </table:table-cell>
          <table:table-cell office:value-type="float" office:value="0.75019040365575" calcext:value-type="float">
            <text:p>0.75019040365575</text:p>
          </table:table-cell>
          <table:table-cell office:value-type="float" office:value="0.805788271134806" calcext:value-type="float">
            <text:p>0.805788271134806</text:p>
          </table:table-cell>
        </table:table-row>
        <table:table-row table:style-name="ro1">
          <table:table-cell office:value-type="string" calcext:value-type="string">
            <text:p>BooleanInstantiation</text:p>
          </table:table-cell>
          <table:table-cell office:value-type="float" office:value="0.901031894934334" calcext:value-type="float">
            <text:p>0.901031894934334</text:p>
          </table:table-cell>
          <table:table-cell office:value-type="float" office:value="0.937851782363978" calcext:value-type="float">
            <text:p>0.937851782363978</text:p>
          </table:table-cell>
          <table:table-cell office:value-type="float" office:value="0.941838649155722" calcext:value-type="float">
            <text:p>0.941838649155722</text:p>
          </table:table-cell>
          <table:table-cell office:value-type="float" office:value="0.930112570356473" calcext:value-type="float">
            <text:p>0.930112570356473</text:p>
          </table:table-cell>
          <table:table-cell office:value-type="float" office:value="1.06261726078799" calcext:value-type="float">
            <text:p>1.06261726078799</text:p>
          </table:table-cell>
          <table:table-cell office:value-type="float" office:value="0.940431519699812" calcext:value-type="float">
            <text:p>0.940431519699812</text:p>
          </table:table-cell>
        </table:table-row>
        <table:table-row table:style-name="ro1">
          <table:table-cell office:value-type="string" calcext:value-type="string">
            <text:p>BrokenNullCheck</text:p>
          </table:table-cell>
          <table:table-cell office:value-type="float" office:value="0.932327044025157" calcext:value-type="float">
            <text:p>0.932327044025157</text:p>
          </table:table-cell>
          <table:table-cell office:value-type="float" office:value="0.946918238993711" calcext:value-type="float">
            <text:p>0.946918238993711</text:p>
          </table:table-cell>
          <table:table-cell office:value-type="float" office:value="0.97811320754717" calcext:value-type="float">
            <text:p>0.97811320754717</text:p>
          </table:table-cell>
          <table:table-cell office:value-type="float" office:value="0.967547169811321" calcext:value-type="float">
            <text:p>0.967547169811321</text:p>
          </table:table-cell>
          <table:table-cell office:value-type="float" office:value="1.07295597484277" calcext:value-type="float">
            <text:p>1.07295597484277</text:p>
          </table:table-cell>
          <table:table-cell office:value-type="float" office:value="0.966792452830189" calcext:value-type="float">
            <text:p>0.966792452830189</text:p>
          </table:table-cell>
        </table:table-row>
        <table:table-row table:style-name="ro1">
          <table:table-cell office:value-type="string" calcext:value-type="string">
            <text:p>ByteInstantiation</text:p>
          </table:table-cell>
          <table:table-cell office:value-type="float" office:value="1.64228723404255" calcext:value-type="float">
            <text:p>1.64228723404255</text:p>
          </table:table-cell>
          <table:table-cell office:value-type="float" office:value="1.6875" calcext:value-type="float">
            <text:p>1.6875</text:p>
          </table:table-cell>
          <table:table-cell office:value-type="float" office:value="2.15026595744681" calcext:value-type="float">
            <text:p>2.15026595744681</text:p>
          </table:table-cell>
          <table:table-cell office:value-type="float" office:value="1.68484042553192" calcext:value-type="float">
            <text:p>1.68484042553192</text:p>
          </table:table-cell>
          <table:table-cell office:value-type="float" office:value="1.76196808510638" calcext:value-type="float">
            <text:p>1.76196808510638</text:p>
          </table:table-cell>
          <table:table-cell office:value-type="float" office:value="1.65558510638298" calcext:value-type="float">
            <text:p>1.65558510638298</text:p>
          </table:table-cell>
        </table:table-row>
        <table:table-row table:style-name="ro1">
          <table:table-cell office:value-type="string" calcext:value-type="string">
            <text:p>CallSuperFirst</text:p>
          </table:table-cell>
          <table:table-cell office:value-type="float" office:value="1.00529474055771" calcext:value-type="float">
            <text:p>1.00529474055771</text:p>
          </table:table-cell>
          <table:table-cell office:value-type="float" office:value="1.06997882103777" calcext:value-type="float">
            <text:p>1.06997882103777</text:p>
          </table:table-cell>
          <table:table-cell office:value-type="float" office:value="1.06071302506177" calcext:value-type="float">
            <text:p>1.06071302506177</text:p>
          </table:table-cell>
          <table:table-cell office:value-type="float" office:value="1.03521002470879" calcext:value-type="float">
            <text:p>1.03521002470879</text:p>
          </table:table-cell>
          <table:table-cell office:value-type="float" office:value="1.07394987645605" calcext:value-type="float">
            <text:p>1.07394987645605</text:p>
          </table:table-cell>
          <table:table-cell office:value-type="float" office:value="0.975908930462408" calcext:value-type="float">
            <text:p>0.975908930462408</text:p>
          </table:table-cell>
        </table:table-row>
        <table:table-row table:style-name="ro1">
          <table:table-cell office:value-type="string" calcext:value-type="string">
            <text:p>CallSuperInConstructor</text:p>
          </table:table-cell>
          <table:table-cell office:value-type="float" office:value="0.609501738122827" calcext:value-type="float">
            <text:p>0.609501738122827</text:p>
          </table:table-cell>
          <table:table-cell table:number-columns-repeated="2" office:value-type="float" office:value="0.625724217844728" calcext:value-type="float">
            <text:p>0.625724217844728</text:p>
          </table:table-cell>
          <table:table-cell office:value-type="float" office:value="0.624565469293163" calcext:value-type="float">
            <text:p>0.624565469293163</text:p>
          </table:table-cell>
          <table:table-cell office:value-type="float" office:value="0.650057937427578" calcext:value-type="float">
            <text:p>0.650057937427578</text:p>
          </table:table-cell>
          <table:table-cell office:value-type="float" office:value="0.628041714947856" calcext:value-type="float">
            <text:p>0.628041714947856</text:p>
          </table:table-cell>
        </table:table-row>
        <table:table-row table:style-name="ro1">
          <table:table-cell office:value-type="string" calcext:value-type="string">
            <text:p>CallSuperLast</text:p>
          </table:table-cell>
          <table:table-cell office:value-type="float" office:value="1.04689359676268" calcext:value-type="float">
            <text:p>1.04689359676268</text:p>
          </table:table-cell>
          <table:table-cell office:value-type="float" office:value="1.03951440133302" calcext:value-type="float">
            <text:p>1.03951440133302</text:p>
          </table:table-cell>
          <table:table-cell office:value-type="float" office:value="1.07474410854558" calcext:value-type="float">
            <text:p>1.07474410854558</text:p>
          </table:table-cell>
          <table:table-cell office:value-type="float" office:value="1.05296358009998" calcext:value-type="float">
            <text:p>1.05296358009998</text:p>
          </table:table-cell>
          <table:table-cell office:value-type="float" office:value="1.06784099024042" calcext:value-type="float">
            <text:p>1.06784099024042</text:p>
          </table:table-cell>
          <table:table-cell office:value-type="float" office:value="1.06022375624851" calcext:value-type="float">
            <text:p>1.06022375624851</text:p>
          </table:table-cell>
        </table:table-row>
        <table:table-row table:style-name="ro1">
          <table:table-cell office:value-type="string" calcext:value-type="string">
            <text:p>CheckResultSet</text:p>
          </table:table-cell>
          <table:table-cell office:value-type="float" office:value="1.01844354475933" calcext:value-type="float">
            <text:p>1.01844354475933</text:p>
          </table:table-cell>
          <table:table-cell office:value-type="float" office:value="1.02181736392263" calcext:value-type="float">
            <text:p>1.02181736392263</text:p>
          </table:table-cell>
          <table:table-cell office:value-type="float" office:value="1.09761583445794" calcext:value-type="float">
            <text:p>1.09761583445794</text:p>
          </table:table-cell>
          <table:table-cell office:value-type="float" office:value="1.00089968511021" calcext:value-type="float">
            <text:p>1.00089968511021</text:p>
          </table:table-cell>
          <table:table-cell office:value-type="float" office:value="1.09244264507422" calcext:value-type="float">
            <text:p>1.09244264507422</text:p>
          </table:table-cell>
          <table:table-cell office:value-type="float" office:value="0.997525865946919" calcext:value-type="float">
            <text:p>0.997525865946919</text:p>
          </table:table-cell>
        </table:table-row>
        <table:table-row table:style-name="ro1">
          <table:table-cell office:value-type="string" calcext:value-type="string">
            <text:p>CheckSkipResult</text:p>
          </table:table-cell>
          <table:table-cell office:value-type="float" office:value="0.895779297335534" calcext:value-type="float">
            <text:p>0.895779297335534</text:p>
          </table:table-cell>
          <table:table-cell office:value-type="float" office:value="0.897665644895072" calcext:value-type="float">
            <text:p>0.897665644895072</text:p>
          </table:table-cell>
          <table:table-cell office:value-type="float" office:value="0.93444942230606" calcext:value-type="float">
            <text:p>0.93444942230606</text:p>
          </table:table-cell>
          <table:table-cell office:value-type="float" office:value="0.923602923838717" calcext:value-type="float">
            <text:p>0.923602923838717</text:p>
          </table:table-cell>
          <table:table-cell office:value-type="float" office:value="1.01438340014148" calcext:value-type="float">
            <text:p>1.01438340014148</text:p>
          </table:table-cell>
          <table:table-cell office:value-type="float" office:value="0.939165291204905" calcext:value-type="float">
            <text:p>0.939165291204905</text:p>
          </table:table-cell>
        </table:table-row>
        <table:table-row table:style-name="ro1">
          <table:table-cell office:value-type="string" calcext:value-type="string">
            <text:p>ClassCastExceptionWithToArray</text:p>
          </table:table-cell>
          <table:table-cell office:value-type="float" office:value="1.15529411764706" calcext:value-type="float">
            <text:p>1.15529411764706</text:p>
          </table:table-cell>
          <table:table-cell office:value-type="float" office:value="1.20705882352941" calcext:value-type="float">
            <text:p>1.20705882352941</text:p>
          </table:table-cell>
          <table:table-cell office:value-type="float" office:value="1.18588235294118" calcext:value-type="float">
            <text:p>1.18588235294118</text:p>
          </table:table-cell>
          <table:table-cell office:value-type="float" office:value="1.19058823529412" calcext:value-type="float">
            <text:p>1.19058823529412</text:p>
          </table:table-cell>
          <table:table-cell office:value-type="float" office:value="1.21882352941176" calcext:value-type="float">
            <text:p>1.21882352941176</text:p>
          </table:table-cell>
          <table:table-cell office:value-type="float" office:value="1.17411764705882" calcext:value-type="float">
            <text:p>1.17411764705882</text:p>
          </table:table-cell>
        </table:table-row>
        <table:table-row table:style-name="ro1">
          <table:table-cell office:value-type="string" calcext:value-type="string">
            <text:p>ClassNamingConventions</text:p>
          </table:table-cell>
          <table:table-cell office:value-type="float" office:value="1.12721417069243" calcext:value-type="float">
            <text:p>1.12721417069243</text:p>
          </table:table-cell>
          <table:table-cell office:value-type="float" office:value="1.03059581320451" calcext:value-type="float">
            <text:p>1.03059581320451</text:p>
          </table:table-cell>
          <table:table-cell office:value-type="float" office:value="1.07729468599034" calcext:value-type="float">
            <text:p>1.07729468599034</text:p>
          </table:table-cell>
          <table:table-cell office:value-type="float" office:value="1.05958132045089" calcext:value-type="float">
            <text:p>1.05958132045089</text:p>
          </table:table-cell>
          <table:table-cell office:value-type="float" office:value="1.085346215781" calcext:value-type="float">
            <text:p>1.085346215781</text:p>
          </table:table-cell>
          <table:table-cell office:value-type="float" office:value="1.1256038647343" calcext:value-type="float">
            <text:p>1.1256038647343</text:p>
          </table:table-cell>
        </table:table-row>
        <table:table-row table:style-name="ro1">
          <table:table-cell office:value-type="string" calcext:value-type="string">
            <text:p>ClassWithOnlyPrivateConstructorsShouldBeFinal</text:p>
          </table:table-cell>
          <table:table-cell office:value-type="float" office:value="0.631504922644163" calcext:value-type="float">
            <text:p>0.631504922644163</text:p>
          </table:table-cell>
          <table:table-cell office:value-type="float" office:value="0.651898734177215" calcext:value-type="float">
            <text:p>0.651898734177215</text:p>
          </table:table-cell>
          <table:table-cell office:value-type="float" office:value="0.664556962025316" calcext:value-type="float">
            <text:p>0.664556962025316</text:p>
          </table:table-cell>
          <table:table-cell office:value-type="float" office:value="0.646976090014065" calcext:value-type="float">
            <text:p>0.646976090014065</text:p>
          </table:table-cell>
          <table:table-cell office:value-type="float" office:value="0.659634317862166" calcext:value-type="float">
            <text:p>0.659634317862166</text:p>
          </table:table-cell>
          <table:table-cell office:value-type="float" office:value="0.651898734177215" calcext:value-type="float">
            <text:p>0.651898734177215</text:p>
          </table:table-cell>
        </table:table-row>
        <table:table-row table:style-name="ro1">
          <table:table-cell office:value-type="string" calcext:value-type="string">
            <text:p>CloneMethodMustBePublic</text:p>
          </table:table-cell>
          <table:table-cell office:value-type="float" office:value="1.2966142107773" calcext:value-type="float">
            <text:p>1.2966142107773</text:p>
          </table:table-cell>
          <table:table-cell office:value-type="float" office:value="1.23795898903195" calcext:value-type="float">
            <text:p>1.23795898903195</text:p>
          </table:table-cell>
          <table:table-cell office:value-type="float" office:value="1.26752503576538" calcext:value-type="float">
            <text:p>1.26752503576538</text:p>
          </table:table-cell>
          <table:table-cell office:value-type="float" office:value="1.43204577968526" calcext:value-type="float">
            <text:p>1.43204577968526</text:p>
          </table:table-cell>
          <table:table-cell office:value-type="float" office:value="1.57749165474487" calcext:value-type="float">
            <text:p>1.57749165474487</text:p>
          </table:table-cell>
          <table:table-cell office:value-type="float" office:value="1.33667143538388" calcext:value-type="float">
            <text:p>1.33667143538388</text:p>
          </table:table-cell>
        </table:table-row>
        <table:table-row table:style-name="ro1">
          <table:table-cell office:value-type="string" calcext:value-type="string">
            <text:p>CloneMethodMustImplementCloneable</text:p>
          </table:table-cell>
          <table:table-cell office:value-type="float" office:value="0.978021978021978" calcext:value-type="float">
            <text:p>0.978021978021978</text:p>
          </table:table-cell>
          <table:table-cell office:value-type="float" office:value="1.00686813186813" calcext:value-type="float">
            <text:p>1.00686813186813</text:p>
          </table:table-cell>
          <table:table-cell office:value-type="float" office:value="1.03296703296703" calcext:value-type="float">
            <text:p>1.03296703296703</text:p>
          </table:table-cell>
          <table:table-cell office:value-type="float" office:value="0.997252747252747" calcext:value-type="float">
            <text:p>0.997252747252747</text:p>
          </table:table-cell>
          <table:table-cell office:value-type="float" office:value="1.03434065934066" calcext:value-type="float">
            <text:p>1.03434065934066</text:p>
          </table:table-cell>
          <table:table-cell office:value-type="float" office:value="1.01510989010989" calcext:value-type="float">
            <text:p>1.01510989010989</text:p>
          </table:table-cell>
        </table:table-row>
        <table:table-row table:style-name="ro1">
          <table:table-cell office:value-type="string" calcext:value-type="string">
            <text:p>CloneMethodReturnTypeMustMatchClassName</text:p>
          </table:table-cell>
          <table:table-cell office:value-type="float" office:value="1.21419902912621" calcext:value-type="float">
            <text:p>1.21419902912621</text:p>
          </table:table-cell>
          <table:table-cell office:value-type="float" office:value="1.22269417475728" calcext:value-type="float">
            <text:p>1.22269417475728</text:p>
          </table:table-cell>
          <table:table-cell office:value-type="float" office:value="1.57281553398058" calcext:value-type="float">
            <text:p>1.57281553398058</text:p>
          </table:table-cell>
          <table:table-cell office:value-type="float" office:value="1.22269417475728" calcext:value-type="float">
            <text:p>1.22269417475728</text:p>
          </table:table-cell>
          <table:table-cell office:value-type="float" office:value="1.28458737864078" calcext:value-type="float">
            <text:p>1.28458737864078</text:p>
          </table:table-cell>
          <table:table-cell office:value-type="float" office:value="1.35497572815534" calcext:value-type="float">
            <text:p>1.35497572815534</text:p>
          </table:table-cell>
        </table:table-row>
        <table:table-row table:style-name="ro1">
          <table:table-cell office:value-type="string" calcext:value-type="string">
            <text:p>CloneThrowsCloneNotSupportedException</text:p>
          </table:table-cell>
          <table:table-cell office:value-type="float" office:value="2.03218520609825" calcext:value-type="float">
            <text:p>2.03218520609825</text:p>
          </table:table-cell>
          <table:table-cell office:value-type="float" office:value="1.83907396950875" calcext:value-type="float">
            <text:p>1.83907396950875</text:p>
          </table:table-cell>
          <table:table-cell office:value-type="float" office:value="1.90513833992095" calcext:value-type="float">
            <text:p>1.90513833992095</text:p>
          </table:table-cell>
          <table:table-cell office:value-type="float" office:value="1.84472049689441" calcext:value-type="float">
            <text:p>1.84472049689441</text:p>
          </table:table-cell>
          <table:table-cell office:value-type="float" office:value="2.43760587238848" calcext:value-type="float">
            <text:p>2.43760587238848</text:p>
          </table:table-cell>
          <table:table-cell office:value-type="float" office:value="1.96216826651609" calcext:value-type="float">
            <text:p>1.96216826651609</text:p>
          </table:table-cell>
        </table:table-row>
        <table:table-row table:style-name="ro1">
          <table:table-cell office:value-type="string" calcext:value-type="string">
            <text:p>CloseResource</text:p>
          </table:table-cell>
          <table:table-cell office:value-type="float" office:value="1.16061705989111" calcext:value-type="float">
            <text:p>1.16061705989111</text:p>
          </table:table-cell>
          <table:table-cell office:value-type="float" office:value="1.19941016333938" calcext:value-type="float">
            <text:p>1.19941016333938</text:p>
          </table:table-cell>
          <table:table-cell office:value-type="float" office:value="1.19124319419238" calcext:value-type="float">
            <text:p>1.19124319419238</text:p>
          </table:table-cell>
          <table:table-cell office:value-type="float" office:value="1.2239110707804" calcext:value-type="float">
            <text:p>1.2239110707804</text:p>
          </table:table-cell>
          <table:table-cell office:value-type="float" office:value="1.25521778584392" calcext:value-type="float">
            <text:p>1.25521778584392</text:p>
          </table:table-cell>
          <table:table-cell office:value-type="float" office:value="1.21313520871143" calcext:value-type="float">
            <text:p>1.21313520871143</text:p>
          </table:table-cell>
        </table:table-row>
        <table:table-row table:style-name="ro1">
          <table:table-cell office:value-type="string" calcext:value-type="string">
            <text:p>CollapsibleIfStatements</text:p>
          </table:table-cell>
          <table:table-cell office:value-type="float" office:value="0.662053896576839" calcext:value-type="float">
            <text:p>0.662053896576839</text:p>
          </table:table-cell>
          <table:table-cell office:value-type="float" office:value="0.683175528040787" calcext:value-type="float">
            <text:p>0.683175528040787</text:p>
          </table:table-cell>
          <table:table-cell office:value-type="float" office:value="0.803350327749454" calcext:value-type="float">
            <text:p>0.803350327749454</text:p>
          </table:table-cell>
          <table:table-cell office:value-type="float" office:value="0.683175528040787" calcext:value-type="float">
            <text:p>0.683175528040787</text:p>
          </table:table-cell>
          <table:table-cell office:value-type="float" office:value="0.721048798252003" calcext:value-type="float">
            <text:p>0.721048798252003</text:p>
          </table:table-cell>
          <table:table-cell office:value-type="float" office:value="0.67006554989075" calcext:value-type="float">
            <text:p>0.67006554989075</text:p>
          </table:table-cell>
        </table:table-row>
        <table:table-row table:style-name="ro1">
          <table:table-cell office:value-type="string" calcext:value-type="string">
            <text:p>CommentContent</text:p>
          </table:table-cell>
          <table:table-cell office:value-type="float" office:value="1.0213982193444" calcext:value-type="float">
            <text:p>1.0213982193444</text:p>
          </table:table-cell>
          <table:table-cell office:value-type="float" office:value="1.03303318494537" calcext:value-type="float">
            <text:p>1.03303318494537</text:p>
          </table:table-cell>
          <table:table-cell office:value-type="float" office:value="1.02321934439498" calcext:value-type="float">
            <text:p>1.02321934439498</text:p>
          </table:table-cell>
          <table:table-cell office:value-type="float" office:value="1.02969445568596" calcext:value-type="float">
            <text:p>1.02969445568596</text:p>
          </table:table-cell>
          <table:table-cell office:value-type="float" office:value="1.051547956293" calcext:value-type="float">
            <text:p>1.051547956293</text:p>
          </table:table-cell>
          <table:table-cell office:value-type="float" office:value="1.05003035208418" calcext:value-type="float">
            <text:p>1.05003035208418</text:p>
          </table:table-cell>
        </table:table-row>
        <table:table-row table:style-name="ro1">
          <table:table-cell office:value-type="string" calcext:value-type="string">
            <text:p>CommentDefaultAccessModifier</text:p>
          </table:table-cell>
          <table:table-cell office:value-type="float" office:value="0.898922800718133" calcext:value-type="float">
            <text:p>0.898922800718133</text:p>
          </table:table-cell>
          <table:table-cell office:value-type="float" office:value="0.93967684021544" calcext:value-type="float">
            <text:p>0.93967684021544</text:p>
          </table:table-cell>
          <table:table-cell office:value-type="float" office:value="0.999281867145422" calcext:value-type="float">
            <text:p>0.999281867145422</text:p>
          </table:table-cell>
          <table:table-cell office:value-type="float" office:value="1.00143626570916" calcext:value-type="float">
            <text:p>1.00143626570916</text:p>
          </table:table-cell>
          <table:table-cell office:value-type="float" office:value="0.927827648114901" calcext:value-type="float">
            <text:p>0.927827648114901</text:p>
          </table:table-cell>
          <table:table-cell office:value-type="float" office:value="0.976481149012567" calcext:value-type="float">
            <text:p>0.976481149012567</text:p>
          </table:table-cell>
        </table:table-row>
        <table:table-row table:style-name="ro1">
          <table:table-cell office:value-type="string" calcext:value-type="string">
            <text:p>CommentRequired</text:p>
          </table:table-cell>
          <table:table-cell office:value-type="float" office:value="1.00059592886491" calcext:value-type="float">
            <text:p>1.00059592886491</text:p>
          </table:table-cell>
          <table:table-cell office:value-type="float" office:value="1.03895492895901" calcext:value-type="float">
            <text:p>1.03895492895901</text:p>
          </table:table-cell>
          <table:table-cell office:value-type="float" office:value="1.01797195997867" calcext:value-type="float">
            <text:p>1.01797195997867</text:p>
          </table:table-cell>
          <table:table-cell office:value-type="float" office:value="0.999749082583195" calcext:value-type="float">
            <text:p>0.999749082583195</text:p>
          </table:table-cell>
          <table:table-cell office:value-type="float" office:value="1.05397860929022" calcext:value-type="float">
            <text:p>1.05397860929022</text:p>
          </table:table-cell>
          <table:table-cell office:value-type="float" office:value="0.994479816830286" calcext:value-type="float">
            <text:p>0.994479816830286</text:p>
          </table:table-cell>
        </table:table-row>
        <table:table-row table:style-name="ro1">
          <table:table-cell office:value-type="string" calcext:value-type="string">
            <text:p>CommentSize</text:p>
          </table:table-cell>
          <table:table-cell office:value-type="float" office:value="1.09399844115355" calcext:value-type="float">
            <text:p>1.09399844115355</text:p>
          </table:table-cell>
          <table:table-cell office:value-type="float" office:value="0.993452844894778" calcext:value-type="float">
            <text:p>0.993452844894778</text:p>
          </table:table-cell>
          <table:table-cell office:value-type="float" office:value="1.035697583788" calcext:value-type="float">
            <text:p>1.035697583788</text:p>
          </table:table-cell>
          <table:table-cell office:value-type="float" office:value="1.00763834762276" calcext:value-type="float">
            <text:p>1.00763834762276</text:p>
          </table:table-cell>
          <table:table-cell office:value-type="float" office:value="1.12766952455183" calcext:value-type="float">
            <text:p>1.12766952455183</text:p>
          </table:table-cell>
          <table:table-cell office:value-type="float" office:value="1.02104442712393" calcext:value-type="float">
            <text:p>1.02104442712393</text:p>
          </table:table-cell>
        </table:table-row>
        <table:table-row table:style-name="ro1">
          <table:table-cell office:value-type="string" calcext:value-type="string">
            <text:p>CompareObjectsWithEquals</text:p>
          </table:table-cell>
          <table:table-cell office:value-type="float" office:value="0.978194017332961" calcext:value-type="float">
            <text:p>0.978194017332961</text:p>
          </table:table-cell>
          <table:table-cell office:value-type="float" office:value="1.01285993849595" calcext:value-type="float">
            <text:p>1.01285993849595</text:p>
          </table:table-cell>
          <table:table-cell office:value-type="float" office:value="1.03159071847917" calcext:value-type="float">
            <text:p>1.03159071847917</text:p>
          </table:table-cell>
          <table:table-cell office:value-type="float" office:value="1.02376292982947" calcext:value-type="float">
            <text:p>1.02376292982947</text:p>
          </table:table-cell>
          <table:table-cell office:value-type="float" office:value="1.02460162147051" calcext:value-type="float">
            <text:p>1.02460162147051</text:p>
          </table:table-cell>
          <table:table-cell office:value-type="float" office:value="1.02432205759016" calcext:value-type="float">
            <text:p>1.02432205759016</text:p>
          </table:table-cell>
        </table:table-row>
        <table:table-row table:style-name="ro1">
          <table:table-cell office:value-type="string" calcext:value-type="string">
            <text:p>ConfusingTernary</text:p>
          </table:table-cell>
          <table:table-cell office:value-type="float" office:value="1.12686952037133" calcext:value-type="float">
            <text:p>1.12686952037133</text:p>
          </table:table-cell>
          <table:table-cell office:value-type="float" office:value="0.995358432181537" calcext:value-type="float">
            <text:p>0.995358432181537</text:p>
          </table:table-cell>
          <table:table-cell office:value-type="float" office:value="1.00128932439402" calcext:value-type="float">
            <text:p>1.00128932439402</text:p>
          </table:table-cell>
          <table:table-cell office:value-type="float" office:value="0.997163486333161" calcext:value-type="float">
            <text:p>0.997163486333161</text:p>
          </table:table-cell>
          <table:table-cell office:value-type="float" office:value="0.996389891696751" calcext:value-type="float">
            <text:p>0.996389891696751</text:p>
          </table:table-cell>
          <table:table-cell office:value-type="float" office:value="1.03120165033522" calcext:value-type="float">
            <text:p>1.03120165033522</text:p>
          </table:table-cell>
        </table:table-row>
        <table:table-row table:style-name="ro1">
          <table:table-cell office:value-type="string" calcext:value-type="string">
            <text:p>ConsecutiveAppendsShouldReuse</text:p>
          </table:table-cell>
          <table:table-cell office:value-type="float" office:value="0.900585900585901" calcext:value-type="float">
            <text:p>0.900585900585901</text:p>
          </table:table-cell>
          <table:table-cell office:value-type="float" office:value="0.955206955206955" calcext:value-type="float">
            <text:p>0.955206955206955</text:p>
          </table:table-cell>
          <table:table-cell office:value-type="float" office:value="0.938574938574939" calcext:value-type="float">
            <text:p>0.938574938574939</text:p>
          </table:table-cell>
          <table:table-cell office:value-type="float" office:value="0.917406917406917" calcext:value-type="float">
            <text:p>0.917406917406917</text:p>
          </table:table-cell>
          <table:table-cell office:value-type="float" office:value="1.04006804006804" calcext:value-type="float">
            <text:p>1.04006804006804</text:p>
          </table:table-cell>
          <table:table-cell office:value-type="float" office:value="0.923265923265923" calcext:value-type="float">
            <text:p>0.923265923265923</text:p>
          </table:table-cell>
        </table:table-row>
        <table:table-row table:style-name="ro1">
          <table:table-cell office:value-type="string" calcext:value-type="string">
            <text:p>ConsecutiveLiteralAppends</text:p>
          </table:table-cell>
          <table:table-cell office:value-type="float" office:value="0.936093824796553" calcext:value-type="float">
            <text:p>0.936093824796553</text:p>
          </table:table-cell>
          <table:table-cell office:value-type="float" office:value="0.947343226424126" calcext:value-type="float">
            <text:p>0.947343226424126</text:p>
          </table:table-cell>
          <table:table-cell office:value-type="float" office:value="0.971996170416467" calcext:value-type="float">
            <text:p>0.971996170416467</text:p>
          </table:table-cell>
          <table:table-cell office:value-type="float" office:value="0.972235519387267" calcext:value-type="float">
            <text:p>0.972235519387267</text:p>
          </table:table-cell>
          <table:table-cell office:value-type="float" office:value="0.959789372905697" calcext:value-type="float">
            <text:p>0.959789372905697</text:p>
          </table:table-cell>
          <table:table-cell office:value-type="float" office:value="0.969602680708473" calcext:value-type="float">
            <text:p>0.969602680708473</text:p>
          </table:table-cell>
        </table:table-row>
        <table:table-row table:style-name="ro1">
          <table:table-cell office:value-type="string" calcext:value-type="string">
            <text:p>ConstantsInInterface</text:p>
          </table:table-cell>
          <table:table-cell office:value-type="float" office:value="1.71011235955056" calcext:value-type="float">
            <text:p>1.71011235955056</text:p>
          </table:table-cell>
          <table:table-cell office:value-type="float" office:value="1.78876404494382" calcext:value-type="float">
            <text:p>1.78876404494382</text:p>
          </table:table-cell>
          <table:table-cell office:value-type="float" office:value="1.81123595505618" calcext:value-type="float">
            <text:p>1.81123595505618</text:p>
          </table:table-cell>
          <table:table-cell office:value-type="float" office:value="2.36404494382022" calcext:value-type="float">
            <text:p>2.36404494382022</text:p>
          </table:table-cell>
          <table:table-cell office:value-type="float" office:value="2.40786516853933" calcext:value-type="float">
            <text:p>2.40786516853933</text:p>
          </table:table-cell>
          <table:table-cell office:value-type="float" office:value="2.59438202247191" calcext:value-type="float">
            <text:p>2.59438202247191</text:p>
          </table:table-cell>
        </table:table-row>
        <table:table-row table:style-name="ro1">
          <table:table-cell office:value-type="string" calcext:value-type="string">
            <text:p>ConstructorCallsOverridableMethod</text:p>
          </table:table-cell>
          <table:table-cell office:value-type="float" office:value="1.00275209158961" calcext:value-type="float">
            <text:p>1.00275209158961</text:p>
          </table:table-cell>
          <table:table-cell office:value-type="float" office:value="1.07804931748129" calcext:value-type="float">
            <text:p>1.07804931748129</text:p>
          </table:table-cell>
          <table:table-cell office:value-type="float" office:value="1.02906208718626" calcext:value-type="float">
            <text:p>1.02906208718626</text:p>
          </table:table-cell>
          <table:table-cell office:value-type="float" office:value="1.06516952884192" calcext:value-type="float">
            <text:p>1.06516952884192</text:p>
          </table:table-cell>
          <table:table-cell office:value-type="float" office:value="1.00682518714223" calcext:value-type="float">
            <text:p>1.00682518714223</text:p>
          </table:table-cell>
          <table:table-cell office:value-type="float" office:value="1.02520915896081" calcext:value-type="float">
            <text:p>1.02520915896081</text:p>
          </table:table-cell>
        </table:table-row>
        <table:table-row table:style-name="ro1">
          <table:table-cell office:value-type="string" calcext:value-type="string">
            <text:p>ControlStatementBraces</text:p>
          </table:table-cell>
          <table:table-cell office:value-type="float" office:value="0.205764856547585" calcext:value-type="float">
            <text:p>0.205764856547585</text:p>
          </table:table-cell>
          <table:table-cell office:value-type="float" office:value="0.205783970793432" calcext:value-type="float">
            <text:p>0.205783970793432</text:p>
          </table:table-cell>
          <table:table-cell office:value-type="float" office:value="0.22067396830858" calcext:value-type="float">
            <text:p>0.22067396830858</text:p>
          </table:table-cell>
          <table:table-cell office:value-type="float" office:value="0.203815203471147" calcext:value-type="float">
            <text:p>0.203815203471147</text:p>
          </table:table-cell>
          <table:table-cell office:value-type="float" office:value="0.223120591777051" calcext:value-type="float">
            <text:p>0.223120591777051</text:p>
          </table:table-cell>
          <table:table-cell office:value-type="float" office:value="0.188600263776593" calcext:value-type="float">
            <text:p>0.188600263776593</text:p>
          </table:table-cell>
        </table:table-row>
        <table:table-row table:style-name="ro1">
          <table:table-cell office:value-type="string" calcext:value-type="string">
            <text:p>CouplingBetweenObjects</text:p>
          </table:table-cell>
          <table:table-cell office:value-type="float" office:value="1.06320279177976" calcext:value-type="float">
            <text:p>1.06320279177976</text:p>
          </table:table-cell>
          <table:table-cell office:value-type="float" office:value="1.00756107018224" calcext:value-type="float">
            <text:p>1.00756107018224</text:p>
          </table:table-cell>
          <table:table-cell office:value-type="float" office:value="1.04032570763862" calcext:value-type="float">
            <text:p>1.04032570763862</text:p>
          </table:table-cell>
          <table:table-cell office:value-type="float" office:value="1.09868165955797" calcext:value-type="float">
            <text:p>1.09868165955797</text:p>
          </table:table-cell>
          <table:table-cell office:value-type="float" office:value="1.03683598293912" calcext:value-type="float">
            <text:p>1.03683598293912</text:p>
          </table:table-cell>
          <table:table-cell office:value-type="float" office:value="1.03218301667313" calcext:value-type="float">
            <text:p>1.03218301667313</text:p>
          </table:table-cell>
        </table:table-row>
        <table:table-row table:style-name="ro1">
          <table:table-cell office:value-type="string" calcext:value-type="string">
            <text:p>CyclomaticComplexity</text:p>
          </table:table-cell>
          <table:table-cell office:value-type="float" office:value="1.01914694894147" calcext:value-type="float">
            <text:p>1.01914694894147</text:p>
          </table:table-cell>
          <table:table-cell office:value-type="float" office:value="0.955479452054794" calcext:value-type="float">
            <text:p>0.955479452054794</text:p>
          </table:table-cell>
          <table:table-cell office:value-type="float" office:value="0.969178082191781" calcext:value-type="float">
            <text:p>0.969178082191781</text:p>
          </table:table-cell>
          <table:table-cell office:value-type="float" office:value="0.988636363636364" calcext:value-type="float">
            <text:p>0.988636363636364</text:p>
          </table:table-cell>
          <table:table-cell office:value-type="float" office:value="0.99486301369863" calcext:value-type="float">
            <text:p>0.99486301369863</text:p>
          </table:table-cell>
          <table:table-cell office:value-type="float" office:value="0.973225404732254" calcext:value-type="float">
            <text:p>0.973225404732254</text:p>
          </table:table-cell>
        </table:table-row>
        <table:table-row table:style-name="ro1">
          <table:table-cell office:value-type="string" calcext:value-type="string">
            <text:p>DataClass</text:p>
          </table:table-cell>
          <table:table-cell office:value-type="float" office:value="1.04337050805452" calcext:value-type="float">
            <text:p>1.04337050805452</text:p>
          </table:table-cell>
          <table:table-cell office:value-type="float" office:value="1.14944237918216" calcext:value-type="float">
            <text:p>1.14944237918216</text:p>
          </table:table-cell>
          <table:table-cell office:value-type="float" office:value="1.09615861214374" calcext:value-type="float">
            <text:p>1.09615861214374</text:p>
          </table:table-cell>
          <table:table-cell office:value-type="float" office:value="1.03729863692689" calcext:value-type="float">
            <text:p>1.03729863692689</text:p>
          </table:table-cell>
          <table:table-cell office:value-type="float" office:value="1.0548946716233" calcext:value-type="float">
            <text:p>1.0548946716233</text:p>
          </table:table-cell>
          <table:table-cell office:value-type="float" office:value="1.14138785625774" calcext:value-type="float">
            <text:p>1.14138785625774</text:p>
          </table:table-cell>
        </table:table-row>
        <table:table-row table:style-name="ro1">
          <table:table-cell office:value-type="string" calcext:value-type="string">
            <text:p>DataflowAnomalyAnalysis</text:p>
          </table:table-cell>
          <table:table-cell office:value-type="float" office:value="0.985263914561512" calcext:value-type="float">
            <text:p>0.985263914561512</text:p>
          </table:table-cell>
          <table:table-cell office:value-type="float" office:value="1.04980488806737" calcext:value-type="float">
            <text:p>1.04980488806737</text:p>
          </table:table-cell>
          <table:table-cell office:value-type="float" office:value="0.998562333127952" calcext:value-type="float">
            <text:p>0.998562333127952</text:p>
          </table:table-cell>
          <table:table-cell office:value-type="float" office:value="1.05334771000205" calcext:value-type="float">
            <text:p>1.05334771000205</text:p>
          </table:table-cell>
          <table:table-cell office:value-type="float" office:value="1.0481618402136" calcext:value-type="float">
            <text:p>1.0481618402136</text:p>
          </table:table-cell>
          <table:table-cell office:value-type="float" office:value="1.04595399466009" calcext:value-type="float">
            <text:p>1.04595399466009</text:p>
          </table:table-cell>
        </table:table-row>
        <table:table-row table:style-name="ro1">
          <table:table-cell office:value-type="string" calcext:value-type="string">
            <text:p>DefaultLabelNotLastInSwitchStmt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1.05263157894737" calcext:value-type="float">
            <text:p>1.05263157894737</text:p>
          </table:table-cell>
          <table:table-cell office:value-type="float" office:value="1" calcext:value-type="float">
            <text:p>1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1.05263157894737" calcext:value-type="float">
            <text:p>1.052631578947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faultPackage</text:p>
          </table:table-cell>
          <table:table-cell office:value-type="float" office:value="0.806641020449484" calcext:value-type="float">
            <text:p>0.806641020449484</text:p>
          </table:table-cell>
          <table:table-cell office:value-type="float" office:value="0.739015995140717" calcext:value-type="float">
            <text:p>0.739015995140717</text:p>
          </table:table-cell>
          <table:table-cell office:value-type="float" office:value="0.744077748532092" calcext:value-type="float">
            <text:p>0.744077748532092</text:p>
          </table:table-cell>
          <table:table-cell office:value-type="float" office:value="0.838023891476007" calcext:value-type="float">
            <text:p>0.838023891476007</text:p>
          </table:table-cell>
          <table:table-cell office:value-type="float" office:value="0.859485725855436" calcext:value-type="float">
            <text:p>0.859485725855436</text:p>
          </table:table-cell>
          <table:table-cell office:value-type="float" office:value="0.745090099210366" calcext:value-type="float">
            <text:p>0.745090099210366</text:p>
          </table:table-cell>
        </table:table-row>
        <table:table-row table:style-name="ro1">
          <table:table-cell office:value-type="string" calcext:value-type="string">
            <text:p>DetachedTestCase</text:p>
          </table:table-cell>
          <table:table-cell office:value-type="float" office:value="0.152196862145535" calcext:value-type="float">
            <text:p>0.152196862145535</text:p>
          </table:table-cell>
          <table:table-cell office:value-type="float" office:value="0.149867132612573" calcext:value-type="float">
            <text:p>0.149867132612573</text:p>
          </table:table-cell>
          <table:table-cell office:value-type="float" office:value="0.186451166684868" calcext:value-type="float">
            <text:p>0.186451166684868</text:p>
          </table:table-cell>
          <table:table-cell office:value-type="float" office:value="0.145753703905937" calcext:value-type="float">
            <text:p>0.145753703905937</text:p>
          </table:table-cell>
          <table:table-cell office:value-type="float" office:value="0.147719413199374" calcext:value-type="float">
            <text:p>0.147719413199374</text:p>
          </table:table-cell>
          <table:table-cell office:value-type="float" office:value="0.143933602708311" calcext:value-type="float">
            <text:p>0.143933602708311</text:p>
          </table:table-cell>
        </table:table-row>
        <table:table-row table:style-name="ro1">
          <table:table-cell office:value-type="string" calcext:value-type="string">
            <text:p>DoNotCallGarbageCollectionExplicitly</text:p>
          </table:table-cell>
          <table:table-cell office:value-type="float" office:value="1.38516767358375" calcext:value-type="float">
            <text:p>1.38516767358375</text:p>
          </table:table-cell>
          <table:table-cell office:value-type="float" office:value="1.4528500131337" calcext:value-type="float">
            <text:p>1.4528500131337</text:p>
          </table:table-cell>
          <table:table-cell office:value-type="float" office:value="1.46773487435426" calcext:value-type="float">
            <text:p>1.46773487435426</text:p>
          </table:table-cell>
          <table:table-cell office:value-type="float" office:value="1.37623675685141" calcext:value-type="float">
            <text:p>1.37623675685141</text:p>
          </table:table-cell>
          <table:table-cell office:value-type="float" office:value="1.532878031696" calcext:value-type="float">
            <text:p>1.532878031696</text:p>
          </table:table-cell>
          <table:table-cell office:value-type="float" office:value="1.4459329305665" calcext:value-type="float">
            <text:p>1.4459329305665</text:p>
          </table:table-cell>
        </table:table-row>
        <table:table-row table:style-name="ro1">
          <table:table-cell office:value-type="string" calcext:value-type="string">
            <text:p>DoNotCallSystemExit</text:p>
          </table:table-cell>
          <table:table-cell office:value-type="float" office:value="1.3378064516129" calcext:value-type="float">
            <text:p>1.3378064516129</text:p>
          </table:table-cell>
          <table:table-cell office:value-type="float" office:value="1.2992688172043" calcext:value-type="float">
            <text:p>1.2992688172043</text:p>
          </table:table-cell>
          <table:table-cell office:value-type="float" office:value="1.36645161290323" calcext:value-type="float">
            <text:p>1.36645161290323</text:p>
          </table:table-cell>
          <table:table-cell office:value-type="float" office:value="1.36903225806452" calcext:value-type="float">
            <text:p>1.36903225806452</text:p>
          </table:table-cell>
          <table:table-cell office:value-type="float" office:value="1.43260215053763" calcext:value-type="float">
            <text:p>1.43260215053763</text:p>
          </table:table-cell>
          <table:table-cell office:value-type="float" office:value="1.35905376344086" calcext:value-type="float">
            <text:p>1.35905376344086</text:p>
          </table:table-cell>
        </table:table-row>
        <table:table-row table:style-name="ro1">
          <table:table-cell office:value-type="string" calcext:value-type="string">
            <text:p>DoNotExtendJavaLangError</text:p>
          </table:table-cell>
          <table:table-cell office:value-type="float" office:value="1.48387096774194" calcext:value-type="float">
            <text:p>1.48387096774194</text:p>
          </table:table-cell>
          <table:table-cell office:value-type="float" office:value="1.55299539170507" calcext:value-type="float">
            <text:p>1.55299539170507</text:p>
          </table:table-cell>
          <table:table-cell office:value-type="float" office:value="1.57603686635945" calcext:value-type="float">
            <text:p>1.57603686635945</text:p>
          </table:table-cell>
          <table:table-cell office:value-type="float" office:value="1.50230414746544" calcext:value-type="float">
            <text:p>1.50230414746544</text:p>
          </table:table-cell>
          <table:table-cell office:value-type="float" office:value="1.54377880184332" calcext:value-type="float">
            <text:p>1.54377880184332</text:p>
          </table:table-cell>
          <table:table-cell office:value-type="float" office:value="1.47004608294931" calcext:value-type="float">
            <text:p>1.47004608294931</text:p>
          </table:table-cell>
        </table:table-row>
        <table:table-row table:style-name="ro1">
          <table:table-cell office:value-type="string" calcext:value-type="string">
            <text:p>DoNotExtendJavaLangThrowable</text:p>
          </table:table-cell>
          <table:table-cell office:value-type="float" office:value="1.28825622775801" calcext:value-type="float">
            <text:p>1.28825622775801</text:p>
          </table:table-cell>
          <table:table-cell office:value-type="float" office:value="1.37366548042705" calcext:value-type="float">
            <text:p>1.37366548042705</text:p>
          </table:table-cell>
          <table:table-cell office:value-type="float" office:value="1.40925266903915" calcext:value-type="float">
            <text:p>1.40925266903915</text:p>
          </table:table-cell>
          <table:table-cell office:value-type="float" office:value="1.4270462633452" calcext:value-type="float">
            <text:p>1.4270462633452</text:p>
          </table:table-cell>
          <table:table-cell office:value-type="float" office:value="1.41992882562278" calcext:value-type="float">
            <text:p>1.41992882562278</text:p>
          </table:table-cell>
          <table:table-cell office:value-type="float" office:value="1.40925266903915" calcext:value-type="float">
            <text:p>1.40925266903915</text:p>
          </table:table-cell>
        </table:table-row>
        <table:table-row table:style-name="ro1">
          <table:table-cell office:value-type="string" calcext:value-type="string">
            <text:p>DoNotHardCodeSDCard</text:p>
          </table:table-cell>
          <table:table-cell office:value-type="float" office:value="1.53101361573374" calcext:value-type="float">
            <text:p>1.53101361573374</text:p>
          </table:table-cell>
          <table:table-cell office:value-type="float" office:value="1.73192133131619" calcext:value-type="float">
            <text:p>1.73192133131619</text:p>
          </table:table-cell>
          <table:table-cell office:value-type="float" office:value="1.57125567322239" calcext:value-type="float">
            <text:p>1.57125567322239</text:p>
          </table:table-cell>
          <table:table-cell office:value-type="float" office:value="1.54614220877458" calcext:value-type="float">
            <text:p>1.54614220877458</text:p>
          </table:table-cell>
          <table:table-cell office:value-type="float" office:value="1.63025718608169" calcext:value-type="float">
            <text:p>1.63025718608169</text:p>
          </table:table-cell>
          <table:table-cell office:value-type="float" office:value="1.53494704992436" calcext:value-type="float">
            <text:p>1.53494704992436</text:p>
          </table:table-cell>
        </table:table-row>
        <table:table-row table:style-name="ro1">
          <table:table-cell office:value-type="string" calcext:value-type="string">
            <text:p>DoNotThrowExceptionInFinally</text:p>
          </table:table-cell>
          <table:table-cell office:value-type="float" office:value="0.938461538461538" calcext:value-type="float">
            <text:p>0.938461538461538</text:p>
          </table:table-cell>
          <table:table-cell table:number-columns-repeated="3" office:value-type="float" office:value="0.861538461538462" calcext:value-type="float">
            <text:p>0.861538461538462</text:p>
          </table:table-cell>
          <table:table-cell office:value-type="float" office:value="0.953846153846154" calcext:value-type="float">
            <text:p>0.953846153846154</text:p>
          </table:table-cell>
          <table:table-cell office:value-type="float" office:value="0.876923076923077" calcext:value-type="float">
            <text:p>0.876923076923077</text:p>
          </table:table-cell>
        </table:table-row>
        <table:table-row table:style-name="ro1">
          <table:table-cell office:value-type="string" calcext:value-type="string">
            <text:p>DoNotUseThreads</text:p>
          </table:table-cell>
          <table:table-cell office:value-type="float" office:value="2.09730293547906" calcext:value-type="float">
            <text:p>2.09730293547906</text:p>
          </table:table-cell>
          <table:table-cell office:value-type="float" office:value="2.14498584413649" calcext:value-type="float">
            <text:p>2.14498584413649</text:p>
          </table:table-cell>
          <table:table-cell office:value-type="float" office:value="2.12904187155416" calcext:value-type="float">
            <text:p>2.12904187155416</text:p>
          </table:table-cell>
          <table:table-cell office:value-type="float" office:value="2.10475338995679" calcext:value-type="float">
            <text:p>2.10475338995679</text:p>
          </table:table-cell>
          <table:table-cell office:value-type="float" office:value="2.1937118164208" calcext:value-type="float">
            <text:p>2.1937118164208</text:p>
          </table:table-cell>
          <table:table-cell office:value-type="float" office:value="2.1387274623752" calcext:value-type="float">
            <text:p>2.1387274623752</text:p>
          </table:table-cell>
        </table:table-row>
        <table:table-row table:style-name="ro1">
          <table:table-cell office:value-type="string" calcext:value-type="string">
            <text:p>DontCallThreadRun</text:p>
          </table:table-cell>
          <table:table-cell office:value-type="float" office:value="0.583465538515777" calcext:value-type="float">
            <text:p>0.583465538515777</text:p>
          </table:table-cell>
          <table:table-cell office:value-type="float" office:value="0.543451436629649" calcext:value-type="float">
            <text:p>0.543451436629649</text:p>
          </table:table-cell>
          <table:table-cell office:value-type="float" office:value="0.588048651507139" calcext:value-type="float">
            <text:p>0.588048651507139</text:p>
          </table:table-cell>
          <table:table-cell office:value-type="float" office:value="0.580292614137141" calcext:value-type="float">
            <text:p>0.580292614137141</text:p>
          </table:table-cell>
          <table:table-cell office:value-type="float" office:value="0.588048651507139" calcext:value-type="float">
            <text:p>0.588048651507139</text:p>
          </table:table-cell>
          <table:table-cell office:value-type="float" office:value="0.540454785827605" calcext:value-type="float">
            <text:p>0.540454785827605</text:p>
          </table:table-cell>
        </table:table-row>
        <table:table-row table:style-name="ro1">
          <table:table-cell office:value-type="string" calcext:value-type="string">
            <text:p>DontImportJavaLang</text:p>
          </table:table-cell>
          <table:table-cell office:value-type="float" office:value="0.845787362086259" calcext:value-type="float">
            <text:p>0.845787362086259</text:p>
          </table:table-cell>
          <table:table-cell office:value-type="float" office:value="0.863841524573721" calcext:value-type="float">
            <text:p>0.863841524573721</text:p>
          </table:table-cell>
          <table:table-cell office:value-type="float" office:value="0.888916750250752" calcext:value-type="float">
            <text:p>0.888916750250752</text:p>
          </table:table-cell>
          <table:table-cell office:value-type="float" office:value="0.883901705115346" calcext:value-type="float">
            <text:p>0.883901705115346</text:p>
          </table:table-cell>
          <table:table-cell office:value-type="float" office:value="0.960882647943831" calcext:value-type="float">
            <text:p>0.960882647943831</text:p>
          </table:table-cell>
          <table:table-cell office:value-type="float" office:value="0.931293881644935" calcext:value-type="float">
            <text:p>0.931293881644935</text:p>
          </table:table-cell>
        </table:table-row>
        <table:table-row table:style-name="ro1">
          <table:table-cell office:value-type="string" calcext:value-type="string">
            <text:p>DontImportSun</text:p>
          </table:table-cell>
          <table:table-cell office:value-type="float" office:value="0.90122224993764" calcext:value-type="float">
            <text:p>0.90122224993764</text:p>
          </table:table-cell>
          <table:table-cell office:value-type="float" office:value="0.933649289099526" calcext:value-type="float">
            <text:p>0.933649289099526</text:p>
          </table:table-cell>
          <table:table-cell office:value-type="float" office:value="1.02718882514343" calcext:value-type="float">
            <text:p>1.02718882514343</text:p>
          </table:table-cell>
          <table:table-cell office:value-type="float" office:value="0.974058368670491" calcext:value-type="float">
            <text:p>0.974058368670491</text:p>
          </table:table-cell>
          <table:table-cell office:value-type="float" office:value="0.94063357445747" calcext:value-type="float">
            <text:p>0.94063357445747</text:p>
          </table:table-cell>
          <table:table-cell office:value-type="float" office:value="1.06385632327264" calcext:value-type="float">
            <text:p>1.06385632327264</text:p>
          </table:table-cell>
        </table:table-row>
        <table:table-row table:style-name="ro1">
          <table:table-cell office:value-type="string" calcext:value-type="string">
            <text:p>DontUseFloatTypeForLoopIndices</text:p>
          </table:table-cell>
          <table:table-cell office:value-type="float" office:value="1.36170212765957" calcext:value-type="float">
            <text:p>1.36170212765957</text:p>
          </table:table-cell>
          <table:table-cell office:value-type="float" office:value="1.43617021276596" calcext:value-type="float">
            <text:p>1.43617021276596</text:p>
          </table:table-cell>
          <table:table-cell table:number-columns-repeated="2" office:value-type="float" office:value="1.40425531914894" calcext:value-type="float">
            <text:p>1.40425531914894</text:p>
          </table:table-cell>
          <table:table-cell office:value-type="float" office:value="1.43617021276596" calcext:value-type="float">
            <text:p>1.43617021276596</text:p>
          </table:table-cell>
          <table:table-cell office:value-type="float" office:value="1.38297872340426" calcext:value-type="float">
            <text:p>1.38297872340426</text:p>
          </table:table-cell>
        </table:table-row>
        <table:table-row table:style-name="ro1">
          <table:table-cell office:value-type="string" calcext:value-type="string">
            <text:p>DoubleBraceInitialization</text:p>
          </table:table-cell>
          <table:table-cell office:value-type="float" office:value="0.079568926807364" calcext:value-type="float">
            <text:p>0.079568926807364</text:p>
          </table:table-cell>
          <table:table-cell office:value-type="float" office:value="0.082352941176471" calcext:value-type="float">
            <text:p>0.082352941176471</text:p>
          </table:table-cell>
          <table:table-cell office:value-type="float" office:value="0.085675797036372" calcext:value-type="float">
            <text:p>0.085675797036372</text:p>
          </table:table-cell>
          <table:table-cell office:value-type="float" office:value="0.100404131118096" calcext:value-type="float">
            <text:p>0.100404131118096</text:p>
          </table:table-cell>
          <table:table-cell office:value-type="float" office:value="0.113875168387966" calcext:value-type="float">
            <text:p>0.113875168387966</text:p>
          </table:table-cell>
          <table:table-cell office:value-type="float" office:value="0.080466995958689" calcext:value-type="float">
            <text:p>0.080466995958689</text:p>
          </table:table-cell>
        </table:table-row>
        <table:table-row table:style-name="ro1">
          <table:table-cell office:value-type="string" calcext:value-type="string">
            <text:p>DoubleCheckedLocking</text:p>
          </table:table-cell>
          <table:table-cell office:value-type="float" office:value="0.894409937888199" calcext:value-type="float">
            <text:p>0.894409937888199</text:p>
          </table:table-cell>
          <table:table-cell office:value-type="float" office:value="0.956887102667154" calcext:value-type="float">
            <text:p>0.956887102667154</text:p>
          </table:table-cell>
          <table:table-cell office:value-type="float" office:value="0.929484837413226" calcext:value-type="float">
            <text:p>0.929484837413226</text:p>
          </table:table-cell>
          <table:table-cell office:value-type="float" office:value="1.01516258677384" calcext:value-type="float">
            <text:p>1.01516258677384</text:p>
          </table:table-cell>
          <table:table-cell office:value-type="float" office:value="0.942089879430033" calcext:value-type="float">
            <text:p>0.942089879430033</text:p>
          </table:table-cell>
          <table:table-cell office:value-type="float" office:value="0.924917793204238" calcext:value-type="float">
            <text:p>0.924917793204238</text:p>
          </table:table-cell>
        </table:table-row>
        <table:table-row table:style-name="ro1">
          <table:table-cell office:value-type="string" calcext:value-type="string">
            <text:p>DuplicateImports</text:p>
          </table:table-cell>
          <table:table-cell office:value-type="float" office:value="0.872783687943262" calcext:value-type="float">
            <text:p>0.872783687943262</text:p>
          </table:table-cell>
          <table:table-cell office:value-type="float" office:value="0.813386524822695" calcext:value-type="float">
            <text:p>0.813386524822695</text:p>
          </table:table-cell>
          <table:table-cell office:value-type="float" office:value="0.827570921985815" calcext:value-type="float">
            <text:p>0.827570921985815</text:p>
          </table:table-cell>
          <table:table-cell office:value-type="float" office:value="0.821808510638298" calcext:value-type="float">
            <text:p>0.821808510638298</text:p>
          </table:table-cell>
          <table:table-cell office:value-type="float" office:value="0.87677304964539" calcext:value-type="float">
            <text:p>0.87677304964539</text:p>
          </table:table-cell>
          <table:table-cell office:value-type="float" office:value="0.874335106382979" calcext:value-type="float">
            <text:p>0.874335106382979</text:p>
          </table:table-cell>
        </table:table-row>
        <table:table-row table:style-name="ro1">
          <table:table-cell office:value-type="string" calcext:value-type="string">
            <text:p>EmptyCatchBlock</text:p>
          </table:table-cell>
          <table:table-cell office:value-type="float" office:value="2.78260869565217" calcext:value-type="float">
            <text:p>2.78260869565217</text:p>
          </table:table-cell>
          <table:table-cell office:value-type="float" office:value="2.8" calcext:value-type="float">
            <text:p>2.8</text:p>
          </table:table-cell>
          <table:table-cell office:value-type="float" office:value="2.8695652173913" calcext:value-type="float">
            <text:p>2.8695652173913</text:p>
          </table:table-cell>
          <table:table-cell office:value-type="float" office:value="2.78260869565217" calcext:value-type="float">
            <text:p>2.78260869565217</text:p>
          </table:table-cell>
          <table:table-cell office:value-type="float" office:value="2.9304347826087" calcext:value-type="float">
            <text:p>2.9304347826087</text:p>
          </table:table-cell>
          <table:table-cell office:value-type="float" office:value="2.88260869565217" calcext:value-type="float">
            <text:p>2.88260869565217</text:p>
          </table:table-cell>
        </table:table-row>
        <table:table-row table:style-name="ro1">
          <table:table-cell office:value-type="string" calcext:value-type="string">
            <text:p>EmptyFinalizer</text:p>
          </table:table-cell>
          <table:table-cell office:value-type="float" office:value="1.83165382335507" calcext:value-type="float">
            <text:p>1.83165382335507</text:p>
          </table:table-cell>
          <table:table-cell office:value-type="float" office:value="1.51748666271488" calcext:value-type="float">
            <text:p>1.51748666271488</text:p>
          </table:table-cell>
          <table:table-cell office:value-type="float" office:value="1.65560165975104" calcext:value-type="float">
            <text:p>1.65560165975104</text:p>
          </table:table-cell>
          <table:table-cell office:value-type="float" office:value="1.64256075874333" calcext:value-type="float">
            <text:p>1.64256075874333</text:p>
          </table:table-cell>
          <table:table-cell office:value-type="float" office:value="1.71724955542383" calcext:value-type="float">
            <text:p>1.71724955542383</text:p>
          </table:table-cell>
          <table:table-cell office:value-type="float" office:value="1.62714878482513" calcext:value-type="float">
            <text:p>1.62714878482513</text:p>
          </table:table-cell>
        </table:table-row>
        <table:table-row table:style-name="ro1">
          <table:table-cell office:value-type="string" calcext:value-type="string">
            <text:p>EmptyFinallyBlock</text:p>
          </table:table-cell>
          <table:table-cell office:value-type="float" office:value="0.864864864864865" calcext:value-type="float">
            <text:p>0.864864864864865</text:p>
          </table:table-cell>
          <table:table-cell office:value-type="float" office:value="0.945945945945946" calcext:value-type="float">
            <text:p>0.945945945945946</text:p>
          </table:table-cell>
          <table:table-cell office:value-type="float" office:value="0.918918918918919" calcext:value-type="float">
            <text:p>0.918918918918919</text:p>
          </table:table-cell>
          <table:table-cell office:value-type="float" office:value="0.972972972972973" calcext:value-type="float">
            <text:p>0.9729729729729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ptyIfStmt</text:p>
          </table:table-cell>
          <table:table-cell table:number-columns-repeated="2" office:value-type="float" office:value="1.07322175732218" calcext:value-type="float">
            <text:p>1.07322175732218</text:p>
          </table:table-cell>
          <table:table-cell office:value-type="float" office:value="1.09623430962343" calcext:value-type="float">
            <text:p>1.09623430962343</text:p>
          </table:table-cell>
          <table:table-cell office:value-type="float" office:value="1.06485355648536" calcext:value-type="float">
            <text:p>1.06485355648536</text:p>
          </table:table-cell>
          <table:table-cell office:value-type="float" office:value="1.64435146443515" calcext:value-type="float">
            <text:p>1.64435146443515</text:p>
          </table:table-cell>
          <table:table-cell office:value-type="float" office:value="1.081589958159" calcext:value-type="float">
            <text:p>1.081589958159</text:p>
          </table:table-cell>
        </table:table-row>
        <table:table-row table:style-name="ro1">
          <table:table-cell office:value-type="string" calcext:value-type="string">
            <text:p>EmptyInitializer</text:p>
          </table:table-cell>
          <table:table-cell office:value-type="float" office:value="0.911764705882353" calcext:value-type="float">
            <text:p>0.911764705882353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0.911764705882353" calcext:value-type="float">
            <text:p>0.911764705882353</text:p>
          </table:table-cell>
          <table:table-cell office:value-type="float" office:value="0.852941176470588" calcext:value-type="float">
            <text:p>0.852941176470588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0.941176470588235" calcext:value-type="float">
            <text:p>0.941176470588235</text:p>
          </table:table-cell>
        </table:table-row>
        <table:table-row table:style-name="ro1">
          <table:table-cell office:value-type="string" calcext:value-type="string">
            <text:p>EmptyMethodInAbstractClassShouldBeAbstract</text:p>
          </table:table-cell>
          <table:table-cell office:value-type="float" office:value="0.722759509993553" calcext:value-type="float">
            <text:p>0.722759509993553</text:p>
          </table:table-cell>
          <table:table-cell office:value-type="float" office:value="0.768536428110896" calcext:value-type="float">
            <text:p>0.768536428110896</text:p>
          </table:table-cell>
          <table:table-cell office:value-type="float" office:value="0.776273372018053" calcext:value-type="float">
            <text:p>0.776273372018053</text:p>
          </table:table-cell>
          <table:table-cell office:value-type="float" office:value="0.772404900064474" calcext:value-type="float">
            <text:p>0.772404900064474</text:p>
          </table:table-cell>
          <table:table-cell office:value-type="float" office:value="0.779497098646035" calcext:value-type="float">
            <text:p>0.779497098646035</text:p>
          </table:table-cell>
          <table:table-cell office:value-type="float" office:value="0.764667956157318" calcext:value-type="float">
            <text:p>0.764667956157318</text:p>
          </table:table-cell>
        </table:table-row>
        <table:table-row table:style-name="ro1">
          <table:table-cell office:value-type="string" calcext:value-type="string">
            <text:p>EmptyStatementBlock</text:p>
          </table:table-cell>
          <table:table-cell office:value-type="float" office:value="1.92155844155844" calcext:value-type="float">
            <text:p>1.92155844155844</text:p>
          </table:table-cell>
          <table:table-cell office:value-type="float" office:value="2.09402597402597" calcext:value-type="float">
            <text:p>2.09402597402597</text:p>
          </table:table-cell>
          <table:table-cell office:value-type="float" office:value="2.00675324675325" calcext:value-type="float">
            <text:p>2.00675324675325</text:p>
          </table:table-cell>
          <table:table-cell office:value-type="float" office:value="2.05506493506493" calcext:value-type="float">
            <text:p>2.05506493506493</text:p>
          </table:table-cell>
          <table:table-cell office:value-type="float" office:value="2.11688311688312" calcext:value-type="float">
            <text:p>2.11688311688312</text:p>
          </table:table-cell>
          <table:table-cell office:value-type="float" office:value="1.9225974025974" calcext:value-type="float">
            <text:p>1.9225974025974</text:p>
          </table:table-cell>
        </table:table-row>
        <table:table-row table:style-name="ro1">
          <table:table-cell office:value-type="string" calcext:value-type="string">
            <text:p>EmptyStatementNotInLoop</text:p>
          </table:table-cell>
          <table:table-cell office:value-type="float" office:value="0.694444444444444" calcext:value-type="float">
            <text:p>0.694444444444444</text:p>
          </table:table-cell>
          <table:table-cell office:value-type="float" office:value="0.722222222222222" calcext:value-type="float">
            <text:p>0.722222222222222</text:p>
          </table:table-cell>
          <table:table-cell office:value-type="float" office:value="0.694444444444444" calcext:value-type="float">
            <text:p>0.694444444444444</text:p>
          </table:table-cell>
          <table:table-cell office:value-type="float" office:value="0.722222222222222" calcext:value-type="float">
            <text:p>0.722222222222222</text:p>
          </table:table-cell>
          <table:table-cell office:value-type="float" office:value="0.75" calcext:value-type="float">
            <text:p>0.75</text:p>
          </table:table-cell>
          <table:table-cell office:value-type="float" office:value="0.777777777777778" calcext:value-type="float">
            <text:p>0.777777777777778</text:p>
          </table:table-cell>
        </table:table-row>
        <table:table-row table:style-name="ro1">
          <table:table-cell office:value-type="string" calcext:value-type="string">
            <text:p>EmptySwitchStatements</text:p>
          </table:table-cell>
          <table:table-cell office:value-type="float" office:value="1.10344827586207" calcext:value-type="float">
            <text:p>1.10344827586207</text:p>
          </table:table-cell>
          <table:table-cell office:value-type="float" office:value="0.827586206896552" calcext:value-type="float">
            <text:p>0.827586206896552</text:p>
          </table:table-cell>
          <table:table-cell office:value-type="float" office:value="1.10344827586207" calcext:value-type="float">
            <text:p>1.10344827586207</text:p>
          </table:table-cell>
          <table:table-cell office:value-type="float" office:value="1.13793103448276" calcext:value-type="float">
            <text:p>1.13793103448276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896551724137931" calcext:value-type="float">
            <text:p>0.896551724137931</text:p>
          </table:table-cell>
        </table:table-row>
        <table:table-row table:style-name="ro1">
          <table:table-cell office:value-type="string" calcext:value-type="string">
            <text:p>EmptySynchronizedBlock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1.02941176470588" calcext:value-type="float">
            <text:p>1.02941176470588</text:p>
          </table:table-cell>
          <table:table-cell office:value-type="float" office:value="1" calcext:value-type="float">
            <text:p>1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1" calcext:value-type="float">
            <text:p>1</text:p>
          </table:table-cell>
          <table:table-cell office:value-type="float" office:value="0.970588235294117" calcext:value-type="float">
            <text:p>0.970588235294117</text:p>
          </table:table-cell>
        </table:table-row>
        <table:table-row table:style-name="ro1">
          <table:table-cell office:value-type="string" calcext:value-type="string">
            <text:p>EmptyTryBlock</text:p>
          </table:table-cell>
          <table:table-cell office:value-type="float" office:value="0.973214285714286" calcext:value-type="float">
            <text:p>0.973214285714286</text:p>
          </table:table-cell>
          <table:table-cell office:value-type="float" office:value="1.03571428571429" calcext:value-type="float">
            <text:p>1.03571428571429</text:p>
          </table:table-cell>
          <table:table-cell office:value-type="float" office:value="1.08035714285714" calcext:value-type="float">
            <text:p>1.08035714285714</text:p>
          </table:table-cell>
          <table:table-cell office:value-type="float" office:value="1.03571428571429" calcext:value-type="float">
            <text:p>1.03571428571429</text:p>
          </table:table-cell>
          <table:table-cell office:value-type="float" office:value="1.04464285714286" calcext:value-type="float">
            <text:p>1.04464285714286</text:p>
          </table:table-cell>
          <table:table-cell office:value-type="float" office:value="1.01785714285714" calcext:value-type="float">
            <text:p>1.01785714285714</text:p>
          </table:table-cell>
        </table:table-row>
        <table:table-row table:style-name="ro1">
          <table:table-cell office:value-type="string" calcext:value-type="string">
            <text:p>EmptyWhileStmt</text:p>
          </table:table-cell>
          <table:table-cell office:value-type="float" office:value="0.767441860465116" calcext:value-type="float">
            <text:p>0.767441860465116</text:p>
          </table:table-cell>
          <table:table-cell office:value-type="float" office:value="0.790697674418605" calcext:value-type="float">
            <text:p>0.790697674418605</text:p>
          </table:table-cell>
          <table:table-cell office:value-type="float" office:value="0.837209302325581" calcext:value-type="float">
            <text:p>0.837209302325581</text:p>
          </table:table-cell>
          <table:table-cell office:value-type="float" office:value="0.813953488372093" calcext:value-type="float">
            <text:p>0.813953488372093</text:p>
          </table:table-cell>
          <table:table-cell office:value-type="float" office:value="0.697674418604651" calcext:value-type="float">
            <text:p>0.697674418604651</text:p>
          </table:table-cell>
          <table:table-cell office:value-type="float" office:value="0.883720930232558" calcext:value-type="float">
            <text:p>0.883720930232558</text:p>
          </table:table-cell>
        </table:table-row>
        <table:table-row table:style-name="ro1">
          <table:table-cell office:value-type="string" calcext:value-type="string">
            <text:p>EqualsNull</text:p>
          </table:table-cell>
          <table:table-cell office:value-type="float" office:value="1.39682836985703" calcext:value-type="float">
            <text:p>1.39682836985703</text:p>
          </table:table-cell>
          <table:table-cell office:value-type="float" office:value="1.37116813385778" calcext:value-type="float">
            <text:p>1.37116813385778</text:p>
          </table:table-cell>
          <table:table-cell office:value-type="float" office:value="1.4006992570394" calcext:value-type="float">
            <text:p>1.4006992570394</text:p>
          </table:table-cell>
          <table:table-cell office:value-type="float" office:value="1.38509084098146" calcext:value-type="float">
            <text:p>1.38509084098146</text:p>
          </table:table-cell>
          <table:table-cell office:value-type="float" office:value="1.45482924392833" calcext:value-type="float">
            <text:p>1.45482924392833</text:p>
          </table:table-cell>
          <table:table-cell office:value-type="float" office:value="1.2949366298308" calcext:value-type="float">
            <text:p>1.2949366298308</text:p>
          </table:table-cell>
        </table:table-row>
        <table:table-row table:style-name="ro1">
          <table:table-cell office:value-type="string" calcext:value-type="string">
            <text:p>ExceptionAsFlowControl</text:p>
          </table:table-cell>
          <table:table-cell office:value-type="float" office:value="0.841224294595887" calcext:value-type="float">
            <text:p>0.841224294595887</text:p>
          </table:table-cell>
          <table:table-cell office:value-type="float" office:value="0.854136776661884" calcext:value-type="float">
            <text:p>0.854136776661884</text:p>
          </table:table-cell>
          <table:table-cell office:value-type="float" office:value="0.874940219990435" calcext:value-type="float">
            <text:p>0.874940219990435</text:p>
          </table:table-cell>
          <table:table-cell office:value-type="float" office:value="0.879005260640842" calcext:value-type="float">
            <text:p>0.879005260640842</text:p>
          </table:table-cell>
          <table:table-cell office:value-type="float" office:value="0.877331420373027" calcext:value-type="float">
            <text:p>0.877331420373027</text:p>
          </table:table-cell>
          <table:table-cell office:value-type="float" office:value="0.875657580105213" calcext:value-type="float">
            <text:p>0.875657580105213</text:p>
          </table:table-cell>
        </table:table-row>
        <table:table-row table:style-name="ro1">
          <table:table-cell office:value-type="string" calcext:value-type="string">
            <text:p>ExcessiveClassLength</text:p>
          </table:table-cell>
          <table:table-cell office:value-type="float" office:value="0.997448111602586" calcext:value-type="float">
            <text:p>0.997448111602586</text:p>
          </table:table-cell>
          <table:table-cell office:value-type="float" office:value="1.01565158217081" calcext:value-type="float">
            <text:p>1.01565158217081</text:p>
          </table:table-cell>
          <table:table-cell office:value-type="float" office:value="1.01531133038448" calcext:value-type="float">
            <text:p>1.01531133038448</text:p>
          </table:table-cell>
          <table:table-cell office:value-type="float" office:value="1.03215379380742" calcext:value-type="float">
            <text:p>1.03215379380742</text:p>
          </table:table-cell>
          <table:table-cell office:value-type="float" office:value="1.04117046614495" calcext:value-type="float">
            <text:p>1.04117046614495</text:p>
          </table:table-cell>
          <table:table-cell office:value-type="float" office:value="1.03028240898265" calcext:value-type="float">
            <text:p>1.03028240898265</text:p>
          </table:table-cell>
        </table:table-row>
        <table:table-row table:style-name="ro1">
          <table:table-cell office:value-type="string" calcext:value-type="string">
            <text:p>ExcessiveImports</text:p>
          </table:table-cell>
          <table:table-cell office:value-type="float" office:value="0.979359925788497" calcext:value-type="float">
            <text:p>0.979359925788497</text:p>
          </table:table-cell>
          <table:table-cell office:value-type="float" office:value="0.9791280148423" calcext:value-type="float">
            <text:p>0.9791280148423</text:p>
          </table:table-cell>
          <table:table-cell office:value-type="float" office:value="1.01924860853432" calcext:value-type="float">
            <text:p>1.01924860853432</text:p>
          </table:table-cell>
          <table:table-cell office:value-type="float" office:value="1.00904452690167" calcext:value-type="float">
            <text:p>1.00904452690167</text:p>
          </table:table-cell>
          <table:table-cell office:value-type="float" office:value="1.02203153988868" calcext:value-type="float">
            <text:p>1.02203153988868</text:p>
          </table:table-cell>
          <table:table-cell office:value-type="float" office:value="1.0136827458256" calcext:value-type="float">
            <text:p>1.0136827458256</text:p>
          </table:table-cell>
        </table:table-row>
        <table:table-row table:style-name="ro1">
          <table:table-cell office:value-type="string" calcext:value-type="string">
            <text:p>ExcessiveMethodLength</text:p>
          </table:table-cell>
          <table:table-cell office:value-type="float" office:value="0.985632713206852" calcext:value-type="float">
            <text:p>0.985632713206852</text:p>
          </table:table-cell>
          <table:table-cell office:value-type="float" office:value="0.990053416835513" calcext:value-type="float">
            <text:p>0.990053416835513</text:p>
          </table:table-cell>
          <table:table-cell office:value-type="float" office:value="1.00884140725732" calcext:value-type="float">
            <text:p>1.00884140725732</text:p>
          </table:table-cell>
          <table:table-cell office:value-type="float" office:value="1.01510407073126" calcext:value-type="float">
            <text:p>1.01510407073126</text:p>
          </table:table-cell>
          <table:table-cell office:value-type="float" office:value="1.03186590532326" calcext:value-type="float">
            <text:p>1.03186590532326</text:p>
          </table:table-cell>
          <table:table-cell office:value-type="float" office:value="1.00607846748941" calcext:value-type="float">
            <text:p>1.00607846748941</text:p>
          </table:table-cell>
        </table:table-row>
        <table:table-row table:style-name="ro1">
          <table:table-cell office:value-type="string" calcext:value-type="string">
            <text:p>ExcessiveParameterList</text:p>
          </table:table-cell>
          <table:table-cell office:value-type="float" office:value="0.966547497446374" calcext:value-type="float">
            <text:p>0.966547497446374</text:p>
          </table:table-cell>
          <table:table-cell office:value-type="float" office:value="0.970633299284985" calcext:value-type="float">
            <text:p>0.970633299284985</text:p>
          </table:table-cell>
          <table:table-cell office:value-type="float" office:value="1.02221654749745" calcext:value-type="float">
            <text:p>1.02221654749745</text:p>
          </table:table-cell>
          <table:table-cell office:value-type="float" office:value="1.01327885597549" calcext:value-type="float">
            <text:p>1.01327885597549</text:p>
          </table:table-cell>
          <table:table-cell office:value-type="float" office:value="1.02502553626149" calcext:value-type="float">
            <text:p>1.02502553626149</text:p>
          </table:table-cell>
          <table:table-cell office:value-type="float" office:value="1.0135342185904" calcext:value-type="float">
            <text:p>1.0135342185904</text:p>
          </table:table-cell>
        </table:table-row>
        <table:table-row table:style-name="ro1">
          <table:table-cell office:value-type="string" calcext:value-type="string">
            <text:p>ExcessivePublicCount</text:p>
          </table:table-cell>
          <table:table-cell office:value-type="float" office:value="0.978527607361963" calcext:value-type="float">
            <text:p>0.978527607361963</text:p>
          </table:table-cell>
          <table:table-cell office:value-type="float" office:value="0.978248745119911" calcext:value-type="float">
            <text:p>0.978248745119911</text:p>
          </table:table-cell>
          <table:table-cell office:value-type="float" office:value="1.01840490797546" calcext:value-type="float">
            <text:p>1.01840490797546</text:p>
          </table:table-cell>
          <table:table-cell office:value-type="float" office:value="1.00864472950363" calcext:value-type="float">
            <text:p>1.00864472950363</text:p>
          </table:table-cell>
          <table:table-cell office:value-type="float" office:value="1.02677077523703" calcext:value-type="float">
            <text:p>1.02677077523703</text:p>
          </table:table-cell>
          <table:table-cell office:value-type="float" office:value="1.00752928053542" calcext:value-type="float">
            <text:p>1.00752928053542</text:p>
          </table:table-cell>
        </table:table-row>
        <table:table-row table:style-name="ro1">
          <table:table-cell office:value-type="string" calcext:value-type="string">
            <text:p>ExtendsObject</text:p>
          </table:table-cell>
          <table:table-cell office:value-type="float" office:value="1.16111111111111" calcext:value-type="float">
            <text:p>1.16111111111111</text:p>
          </table:table-cell>
          <table:table-cell office:value-type="float" office:value="1.21666666666667" calcext:value-type="float">
            <text:p>1.21666666666667</text:p>
          </table:table-cell>
          <table:table-cell office:value-type="float" office:value="1.23888888888889" calcext:value-type="float">
            <text:p>1.23888888888889</text:p>
          </table:table-cell>
          <table:table-cell office:value-type="float" office:value="1.21666666666667" calcext:value-type="float">
            <text:p>1.21666666666667</text:p>
          </table:table-cell>
          <table:table-cell office:value-type="float" office:value="1.23888888888889" calcext:value-type="float">
            <text:p>1.23888888888889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FieldDeclarationsShouldBeAtStartOfClass</text:p>
          </table:table-cell>
          <table:table-cell office:value-type="float" office:value="1.09114735002912" calcext:value-type="float">
            <text:p>1.09114735002912</text:p>
          </table:table-cell>
          <table:table-cell office:value-type="float" office:value="1.01456027955737" calcext:value-type="float">
            <text:p>1.01456027955737</text:p>
          </table:table-cell>
          <table:table-cell office:value-type="float" office:value="1.03377984857309" calcext:value-type="float">
            <text:p>1.03377984857309</text:p>
          </table:table-cell>
          <table:table-cell office:value-type="float" office:value="1.01834595224228" calcext:value-type="float">
            <text:p>1.01834595224228</text:p>
          </table:table-cell>
          <table:table-cell office:value-type="float" office:value="1.02125800815376" calcext:value-type="float">
            <text:p>1.02125800815376</text:p>
          </table:table-cell>
          <table:table-cell office:value-type="float" office:value="1.02824694234129" calcext:value-type="float">
            <text:p>1.02824694234129</text:p>
          </table:table-cell>
        </table:table-row>
        <table:table-row table:style-name="ro1">
          <table:table-cell office:value-type="string" calcext:value-type="string">
            <text:p>FieldNamingConventions</text:p>
          </table:table-cell>
          <table:table-cell office:value-type="float" office:value="1.10141987829615" calcext:value-type="float">
            <text:p>1.10141987829615</text:p>
          </table:table-cell>
          <table:table-cell office:value-type="float" office:value="1.03651115618661" calcext:value-type="float">
            <text:p>1.03651115618661</text:p>
          </table:table-cell>
          <table:table-cell office:value-type="float" office:value="1.06896551724138" calcext:value-type="float">
            <text:p>1.06896551724138</text:p>
          </table:table-cell>
          <table:table-cell office:value-type="float" office:value="1.04056795131846" calcext:value-type="float">
            <text:p>1.04056795131846</text:p>
          </table:table-cell>
          <table:table-cell office:value-type="float" office:value="1.08519269776876" calcext:value-type="float">
            <text:p>1.08519269776876</text:p>
          </table:table-cell>
          <table:table-cell office:value-type="float" office:value="1.10547667342799" calcext:value-type="float">
            <text:p>1.10547667342799</text:p>
          </table:table-cell>
        </table:table-row>
        <table:table-row table:style-name="ro1">
          <table:table-cell office:value-type="string" calcext:value-type="string">
            <text:p>FinalFieldCouldBeStatic</text:p>
          </table:table-cell>
          <table:table-cell office:value-type="float" office:value="0.913429522752497" calcext:value-type="float">
            <text:p>0.913429522752497</text:p>
          </table:table-cell>
          <table:table-cell office:value-type="float" office:value="0.988901220865705" calcext:value-type="float">
            <text:p>0.988901220865705</text:p>
          </table:table-cell>
          <table:table-cell office:value-type="float" office:value="1.00332963374029" calcext:value-type="float">
            <text:p>1.00332963374029</text:p>
          </table:table-cell>
          <table:table-cell office:value-type="float" office:value="0.920088790233074" calcext:value-type="float">
            <text:p>0.920088790233074</text:p>
          </table:table-cell>
          <table:table-cell office:value-type="float" office:value="0.942286348501665" calcext:value-type="float">
            <text:p>0.942286348501665</text:p>
          </table:table-cell>
          <table:table-cell office:value-type="float" office:value="0.936736958934517" calcext:value-type="float">
            <text:p>0.936736958934517</text:p>
          </table:table-cell>
        </table:table-row>
        <table:table-row table:style-name="ro1">
          <table:table-cell office:value-type="string" calcext:value-type="string">
            <text:p>FinalizeDoesNotCallSuperFinalize</text:p>
          </table:table-cell>
          <table:table-cell office:value-type="float" office:value="1.606220657277" calcext:value-type="float">
            <text:p>1.606220657277</text:p>
          </table:table-cell>
          <table:table-cell office:value-type="float" office:value="1.52758215962441" calcext:value-type="float">
            <text:p>1.52758215962441</text:p>
          </table:table-cell>
          <table:table-cell office:value-type="float" office:value="1.55692488262911" calcext:value-type="float">
            <text:p>1.55692488262911</text:p>
          </table:table-cell>
          <table:table-cell office:value-type="float" office:value="1.80575117370892" calcext:value-type="float">
            <text:p>1.80575117370892</text:p>
          </table:table-cell>
          <table:table-cell office:value-type="float" office:value="1.70129107981221" calcext:value-type="float">
            <text:p>1.70129107981221</text:p>
          </table:table-cell>
          <table:table-cell office:value-type="float" office:value="1.62910798122066" calcext:value-type="float">
            <text:p>1.62910798122066</text:p>
          </table:table-cell>
        </table:table-row>
        <table:table-row table:style-name="ro1">
          <table:table-cell office:value-type="string" calcext:value-type="string">
            <text:p>FinalizeOnlyCallsSuperFinalize</text:p>
          </table:table-cell>
          <table:table-cell office:value-type="float" office:value="1.58227079538555" calcext:value-type="float">
            <text:p>1.58227079538555</text:p>
          </table:table-cell>
          <table:table-cell office:value-type="float" office:value="1.82088646023072" calcext:value-type="float">
            <text:p>1.82088646023072</text:p>
          </table:table-cell>
          <table:table-cell office:value-type="float" office:value="1.52459016393443" calcext:value-type="float">
            <text:p>1.52459016393443</text:p>
          </table:table-cell>
          <table:table-cell office:value-type="float" office:value="1.6247723132969" calcext:value-type="float">
            <text:p>1.6247723132969</text:p>
          </table:table-cell>
          <table:table-cell office:value-type="float" office:value="1.67820279295689" calcext:value-type="float">
            <text:p>1.67820279295689</text:p>
          </table:table-cell>
          <table:table-cell office:value-type="float" office:value="1.59380692167577" calcext:value-type="float">
            <text:p>1.59380692167577</text:p>
          </table:table-cell>
        </table:table-row>
        <table:table-row table:style-name="ro1">
          <table:table-cell office:value-type="string" calcext:value-type="string">
            <text:p>FinalizeOverloaded</text:p>
          </table:table-cell>
          <table:table-cell office:value-type="float" office:value="1.48109589041096" calcext:value-type="float">
            <text:p>1.48109589041096</text:p>
          </table:table-cell>
          <table:table-cell office:value-type="float" office:value="1.44164383561644" calcext:value-type="float">
            <text:p>1.44164383561644</text:p>
          </table:table-cell>
          <table:table-cell office:value-type="float" office:value="1.30356164383562" calcext:value-type="float">
            <text:p>1.30356164383562</text:p>
          </table:table-cell>
          <table:table-cell office:value-type="float" office:value="1.40712328767123" calcext:value-type="float">
            <text:p>1.40712328767123</text:p>
          </table:table-cell>
          <table:table-cell office:value-type="float" office:value="1.41698630136986" calcext:value-type="float">
            <text:p>1.41698630136986</text:p>
          </table:table-cell>
          <table:table-cell office:value-type="float" office:value="1.50849315068493" calcext:value-type="float">
            <text:p>1.50849315068493</text:p>
          </table:table-cell>
        </table:table-row>
        <table:table-row table:style-name="ro1">
          <table:table-cell office:value-type="string" calcext:value-type="string">
            <text:p>FinalizeShouldBeProtected</text:p>
          </table:table-cell>
          <table:table-cell office:value-type="float" office:value="1.14109589041096" calcext:value-type="float">
            <text:p>1.14109589041096</text:p>
          </table:table-cell>
          <table:table-cell office:value-type="float" office:value="0.79486301369863" calcext:value-type="float">
            <text:p>0.79486301369863</text:p>
          </table:table-cell>
          <table:table-cell office:value-type="float" office:value="0.813356164383562" calcext:value-type="float">
            <text:p>0.813356164383562</text:p>
          </table:table-cell>
          <table:table-cell office:value-type="float" office:value="0.881164383561644" calcext:value-type="float">
            <text:p>0.881164383561644</text:p>
          </table:table-cell>
          <table:table-cell office:value-type="float" office:value="0.954109589041096" calcext:value-type="float">
            <text:p>0.954109589041096</text:p>
          </table:table-cell>
          <table:table-cell office:value-type="float" office:value="1.18561643835616" calcext:value-type="float">
            <text:p>1.18561643835616</text:p>
          </table:table-cell>
        </table:table-row>
        <table:table-row table:style-name="ro1">
          <table:table-cell office:value-type="string" calcext:value-type="string">
            <text:p>ForLoopCanBeForeach</text:p>
          </table:table-cell>
          <table:table-cell office:value-type="float" office:value="1.85763648928818" calcext:value-type="float">
            <text:p>1.85763648928818</text:p>
          </table:table-cell>
          <table:table-cell office:value-type="float" office:value="1.78645473393227" calcext:value-type="float">
            <text:p>1.78645473393227</text:p>
          </table:table-cell>
          <table:table-cell office:value-type="float" office:value="1.86800276434001" calcext:value-type="float">
            <text:p>1.86800276434001</text:p>
          </table:table-cell>
          <table:table-cell office:value-type="float" office:value="1.86178299930892" calcext:value-type="float">
            <text:p>1.86178299930892</text:p>
          </table:table-cell>
          <table:table-cell office:value-type="float" office:value="1.98410504492053" calcext:value-type="float">
            <text:p>1.98410504492053</text:p>
          </table:table-cell>
          <table:table-cell office:value-type="float" office:value="2.21561852107809" calcext:value-type="float">
            <text:p>2.21561852107809</text:p>
          </table:table-cell>
        </table:table-row>
        <table:table-row table:style-name="ro1">
          <table:table-cell office:value-type="string" calcext:value-type="string">
            <text:p>ForLoopShouldBeWhileLoop</text:p>
          </table:table-cell>
          <table:table-cell office:value-type="float" office:value="1.34065934065934" calcext:value-type="float">
            <text:p>1.34065934065934</text:p>
          </table:table-cell>
          <table:table-cell office:value-type="float" office:value="1.2967032967033" calcext:value-type="float">
            <text:p>1.2967032967033</text:p>
          </table:table-cell>
          <table:table-cell office:value-type="float" office:value="1.42857142857143" calcext:value-type="float">
            <text:p>1.42857142857143</text:p>
          </table:table-cell>
          <table:table-cell office:value-type="float" office:value="1.36263736263736" calcext:value-type="float">
            <text:p>1.36263736263736</text:p>
          </table:table-cell>
          <table:table-cell office:value-type="float" office:value="1.37362637362637" calcext:value-type="float">
            <text:p>1.37362637362637</text:p>
          </table:table-cell>
          <table:table-cell office:value-type="float" office:value="1.30769230769231" calcext:value-type="float">
            <text:p>1.30769230769231</text:p>
          </table:table-cell>
        </table:table-row>
        <table:table-row table:style-name="ro1">
          <table:table-cell office:value-type="string" calcext:value-type="string">
            <text:p>ForLoopVariableCount</text:p>
          </table:table-cell>
          <table:table-cell office:value-type="float" office:value="1.78461538461538" calcext:value-type="float">
            <text:p>1.78461538461538</text:p>
          </table:table-cell>
          <table:table-cell office:value-type="float" office:value="1.93846153846154" calcext:value-type="float">
            <text:p>1.93846153846154</text:p>
          </table:table-cell>
          <table:table-cell office:value-type="float" office:value="2.04615384615385" calcext:value-type="float">
            <text:p>2.04615384615385</text:p>
          </table:table-cell>
          <table:table-cell office:value-type="float" office:value="2.12307692307692" calcext:value-type="float">
            <text:p>2.12307692307692</text:p>
          </table:table-cell>
          <table:table-cell table:number-columns-repeated="2" office:value-type="float" office:value="2.03076923076923" calcext:value-type="float">
            <text:p>2.03076923076923</text:p>
          </table:table-cell>
        </table:table-row>
        <table:table-row table:style-name="ro1">
          <table:table-cell office:value-type="string" calcext:value-type="string">
            <text:p>FormalParameterNamingConventions</text:p>
          </table:table-cell>
          <table:table-cell office:value-type="float" office:value="1.04324324324324" calcext:value-type="float">
            <text:p>1.04324324324324</text:p>
          </table:table-cell>
          <table:table-cell office:value-type="float" office:value="1.04504504504505" calcext:value-type="float">
            <text:p>1.04504504504505</text:p>
          </table:table-cell>
          <table:table-cell office:value-type="float" office:value="1.03603603603604" calcext:value-type="float">
            <text:p>1.03603603603604</text:p>
          </table:table-cell>
          <table:table-cell office:value-type="float" office:value="1.07027027027027" calcext:value-type="float">
            <text:p>1.07027027027027</text:p>
          </table:table-cell>
          <table:table-cell office:value-type="float" office:value="1.1027027027027" calcext:value-type="float">
            <text:p>1.1027027027027</text:p>
          </table:table-cell>
          <table:table-cell office:value-type="float" office:value="1.05225225225225" calcext:value-type="float">
            <text:p>1.05225225225225</text:p>
          </table:table-cell>
        </table:table-row>
        <table:table-row table:style-name="ro1">
          <table:table-cell office:value-type="string" calcext:value-type="string">
            <text:p>GenericsNaming</text:p>
          </table:table-cell>
          <table:table-cell office:value-type="float" office:value="1.37037037037037" calcext:value-type="float">
            <text:p>1.37037037037037</text:p>
          </table:table-cell>
          <table:table-cell office:value-type="float" office:value="1.37566137566138" calcext:value-type="float">
            <text:p>1.37566137566138</text:p>
          </table:table-cell>
          <table:table-cell office:value-type="float" office:value="1.45502645502646" calcext:value-type="float">
            <text:p>1.45502645502646</text:p>
          </table:table-cell>
          <table:table-cell office:value-type="float" office:value="1.43386243386243" calcext:value-type="float">
            <text:p>1.43386243386243</text:p>
          </table:table-cell>
          <table:table-cell office:value-type="float" office:value="1.42328042328042" calcext:value-type="float">
            <text:p>1.42328042328042</text:p>
          </table:table-cell>
          <table:table-cell office:value-type="float" office:value="1.39153439153439" calcext:value-type="float">
            <text:p>1.39153439153439</text:p>
          </table:table-cell>
        </table:table-row>
        <table:table-row table:style-name="ro1">
          <table:table-cell office:value-type="string" calcext:value-type="string">
            <text:p>GodClass</text:p>
          </table:table-cell>
          <table:table-cell office:value-type="float" office:value="1.02152254087081" calcext:value-type="float">
            <text:p>1.02152254087081</text:p>
          </table:table-cell>
          <table:table-cell office:value-type="float" office:value="1.00908240215776" calcext:value-type="float">
            <text:p>1.00908240215776</text:p>
          </table:table-cell>
          <table:table-cell office:value-type="float" office:value="1.02504541201079" calcext:value-type="float">
            <text:p>1.02504541201079</text:p>
          </table:table-cell>
          <table:table-cell office:value-type="float" office:value="1.02785269995046" calcext:value-type="float">
            <text:p>1.02785269995046</text:p>
          </table:table-cell>
          <table:table-cell office:value-type="float" office:value="1.04678813232785" calcext:value-type="float">
            <text:p>1.04678813232785</text:p>
          </table:table-cell>
          <table:table-cell office:value-type="float" office:value="1.02878846259702" calcext:value-type="float">
            <text:p>1.02878846259702</text:p>
          </table:table-cell>
        </table:table-row>
        <table:table-row table:style-name="ro1">
          <table:table-cell office:value-type="string" calcext:value-type="string">
            <text:p>GuardLogStatement</text:p>
          </table:table-cell>
          <table:table-cell office:value-type="float" office:value="0.908375089477452" calcext:value-type="float">
            <text:p>0.908375089477452</text:p>
          </table:table-cell>
          <table:table-cell office:value-type="float" office:value="1.00572655690766" calcext:value-type="float">
            <text:p>1.00572655690766</text:p>
          </table:table-cell>
          <table:table-cell office:value-type="float" office:value="0.952517298973992" calcext:value-type="float">
            <text:p>0.952517298973992</text:p>
          </table:table-cell>
          <table:table-cell office:value-type="float" office:value="0.939632545931759" calcext:value-type="float">
            <text:p>0.939632545931759</text:p>
          </table:table-cell>
          <table:table-cell office:value-type="float" office:value="1.06370794559771" calcext:value-type="float">
            <text:p>1.06370794559771</text:p>
          </table:table-cell>
          <table:table-cell office:value-type="float" office:value="0.942734430923407" calcext:value-type="float">
            <text:p>0.942734430923407</text:p>
          </table:table-cell>
        </table:table-row>
        <table:table-row table:style-name="ro1">
          <table:table-cell office:value-type="string" calcext:value-type="string">
            <text:p>HardCodedCryptoKey</text:p>
          </table:table-cell>
          <table:table-cell office:value-type="float" office:value="1.00617283950617" calcext:value-type="float">
            <text:p>1.00617283950617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69135802469136" calcext:value-type="float">
            <text:p>0.969135802469136</text:p>
          </table:table-cell>
          <table:table-cell office:value-type="float" office:value="0.993827160493827" calcext:value-type="float">
            <text:p>0.993827160493827</text:p>
          </table:table-cell>
          <table:table-cell office:value-type="float" office:value="1.01851851851852" calcext:value-type="float">
            <text:p>1.01851851851852</text:p>
          </table:table-cell>
          <table:table-cell office:value-type="float" office:value="1.0679012345679" calcext:value-type="float">
            <text:p>1.0679012345679</text:p>
          </table:table-cell>
        </table:table-row>
        <table:table-row table:style-name="ro1">
          <table:table-cell office:value-type="string" calcext:value-type="string">
            <text:p>IdempotentOperations</text:p>
          </table:table-cell>
          <table:table-cell office:value-type="float" office:value="1.01763907734057" calcext:value-type="float">
            <text:p>1.01763907734057</text:p>
          </table:table-cell>
          <table:table-cell office:value-type="float" office:value="0.980189959294437" calcext:value-type="float">
            <text:p>0.980189959294437</text:p>
          </table:table-cell>
          <table:table-cell office:value-type="float" office:value="1.09796472184532" calcext:value-type="float">
            <text:p>1.09796472184532</text:p>
          </table:table-cell>
          <table:table-cell office:value-type="float" office:value="1.02388059701493" calcext:value-type="float">
            <text:p>1.02388059701493</text:p>
          </table:table-cell>
          <table:table-cell office:value-type="float" office:value="0.997286295793758" calcext:value-type="float">
            <text:p>0.997286295793758</text:p>
          </table:table-cell>
          <table:table-cell office:value-type="float" office:value="1.01302578018996" calcext:value-type="float">
            <text:p>1.01302578018996</text:p>
          </table:table-cell>
        </table:table-row>
        <table:table-row table:style-name="ro1">
          <table:table-cell office:value-type="string" calcext:value-type="string">
            <text:p>IdenticalCatchBranches</text:p>
          </table:table-cell>
          <table:table-cell office:value-type="float" office:value="0.992334126354745" calcext:value-type="float">
            <text:p>0.992334126354745</text:p>
          </table:table-cell>
          <table:table-cell office:value-type="float" office:value="1.02246893999471" calcext:value-type="float">
            <text:p>1.02246893999471</text:p>
          </table:table-cell>
          <table:table-cell office:value-type="float" office:value="0.968807824477927" calcext:value-type="float">
            <text:p>0.968807824477927</text:p>
          </table:table-cell>
          <table:table-cell office:value-type="float" office:value="0.945017182130584" calcext:value-type="float">
            <text:p>0.945017182130584</text:p>
          </table:table-cell>
          <table:table-cell office:value-type="float" office:value="0.948189267776897" calcext:value-type="float">
            <text:p>0.948189267776897</text:p>
          </table:table-cell>
          <table:table-cell office:value-type="float" office:value="0.939201691779011" calcext:value-type="float">
            <text:p>0.939201691779011</text:p>
          </table:table-cell>
        </table:table-row>
        <table:table-row table:style-name="ro1">
          <table:table-cell office:value-type="string" calcext:value-type="string">
            <text:p>ImmutableField</text:p>
          </table:table-cell>
          <table:table-cell office:value-type="float" office:value="0.43434910827131" calcext:value-type="float">
            <text:p>0.43434910827131</text:p>
          </table:table-cell>
          <table:table-cell office:value-type="float" office:value="0.455600805130366" calcext:value-type="float">
            <text:p>0.455600805130366</text:p>
          </table:table-cell>
          <table:table-cell office:value-type="float" office:value="0.452885830641764" calcext:value-type="float">
            <text:p>0.452885830641764</text:p>
          </table:table-cell>
          <table:table-cell office:value-type="float" office:value="0.436783223330057" calcext:value-type="float">
            <text:p>0.436783223330057</text:p>
          </table:table-cell>
          <table:table-cell office:value-type="float" office:value="0.434770397416093" calcext:value-type="float">
            <text:p>0.434770397416093</text:p>
          </table:table-cell>
          <table:table-cell office:value-type="float" office:value="0.439685437438562" calcext:value-type="float">
            <text:p>0.439685437438562</text:p>
          </table:table-cell>
        </table:table-row>
        <table:table-row table:style-name="ro1">
          <table:table-cell office:value-type="string" calcext:value-type="string">
            <text:p>ImportFromSamePackage</text:p>
          </table:table-cell>
          <table:table-cell office:value-type="float" office:value="1.07119828049436" calcext:value-type="float">
            <text:p>1.07119828049436</text:p>
          </table:table-cell>
          <table:table-cell office:value-type="float" office:value="0.99892530897367" calcext:value-type="float">
            <text:p>0.99892530897367</text:p>
          </table:table-cell>
          <table:table-cell office:value-type="float" office:value="0.976356797420741" calcext:value-type="float">
            <text:p>0.976356797420741</text:p>
          </table:table-cell>
          <table:table-cell office:value-type="float" office:value="0.973670069854917" calcext:value-type="float">
            <text:p>0.973670069854917</text:p>
          </table:table-cell>
          <table:table-cell office:value-type="float" office:value="1.03465878559914" calcext:value-type="float">
            <text:p>1.03465878559914</text:p>
          </table:table-cell>
          <table:table-cell office:value-type="float" office:value="0.976894142933907" calcext:value-type="float">
            <text:p>0.976894142933907</text:p>
          </table:table-cell>
        </table:table-row>
        <table:table-row table:style-name="ro1">
          <table:table-cell office:value-type="string" calcext:value-type="string">
            <text:p>InefficientEmptyStringCheck</text:p>
          </table:table-cell>
          <table:table-cell office:value-type="float" office:value="0.956677265500795" calcext:value-type="float">
            <text:p>0.956677265500795</text:p>
          </table:table-cell>
          <table:table-cell office:value-type="float" office:value="1.00755166931638" calcext:value-type="float">
            <text:p>1.00755166931638</text:p>
          </table:table-cell>
          <table:table-cell office:value-type="float" office:value="1.0131160572337" calcext:value-type="float">
            <text:p>1.0131160572337</text:p>
          </table:table-cell>
          <table:table-cell office:value-type="float" office:value="0.993640699523052" calcext:value-type="float">
            <text:p>0.993640699523052</text:p>
          </table:table-cell>
          <table:table-cell office:value-type="float" office:value="1" calcext:value-type="float">
            <text:p>1</text:p>
          </table:table-cell>
          <table:table-cell office:value-type="float" office:value="1.00556438791733" calcext:value-type="float">
            <text:p>1.00556438791733</text:p>
          </table:table-cell>
        </table:table-row>
        <table:table-row table:style-name="ro1">
          <table:table-cell office:value-type="string" calcext:value-type="string">
            <text:p>InefficientStringBuffering</text:p>
          </table:table-cell>
          <table:table-cell office:value-type="float" office:value="0.944869427591665" calcext:value-type="float">
            <text:p>0.944869427591665</text:p>
          </table:table-cell>
          <table:table-cell office:value-type="float" office:value="0.98232656291216" calcext:value-type="float">
            <text:p>0.98232656291216</text:p>
          </table:table-cell>
          <table:table-cell office:value-type="float" office:value="1.10894223160116" calcext:value-type="float">
            <text:p>1.10894223160116</text:p>
          </table:table-cell>
          <table:table-cell office:value-type="float" office:value="0.998417304141388" calcext:value-type="float">
            <text:p>0.998417304141388</text:p>
          </table:table-cell>
          <table:table-cell office:value-type="float" office:value="1.07781587971511" calcext:value-type="float">
            <text:p>1.07781587971511</text:p>
          </table:table-cell>
          <table:table-cell office:value-type="float" office:value="0.992614085993142" calcext:value-type="float">
            <text:p>0.992614085993142</text:p>
          </table:table-cell>
        </table:table-row>
        <table:table-row table:style-name="ro1">
          <table:table-cell office:value-type="string" calcext:value-type="string">
            <text:p>InsecureCryptoIv</text:p>
          </table:table-cell>
          <table:table-cell office:value-type="float" office:value="0.937062937062937" calcext:value-type="float">
            <text:p>0.937062937062937</text:p>
          </table:table-cell>
          <table:table-cell office:value-type="float" office:value="0.839160839160839" calcext:value-type="float">
            <text:p>0.839160839160839</text:p>
          </table:table-cell>
          <table:table-cell office:value-type="float" office:value="0.888111888111888" calcext:value-type="float">
            <text:p>0.888111888111888</text:p>
          </table:table-cell>
          <table:table-cell office:value-type="float" office:value="0.79020979020979" calcext:value-type="float">
            <text:p>0.79020979020979</text:p>
          </table:table-cell>
          <table:table-cell office:value-type="float" office:value="0.811188811188811" calcext:value-type="float">
            <text:p>0.811188811188811</text:p>
          </table:table-cell>
          <table:table-cell office:value-type="float" office:value="0.916083916083916" calcext:value-type="float">
            <text:p>0.916083916083916</text:p>
          </table:table-cell>
        </table:table-row>
        <table:table-row table:style-name="ro1">
          <table:table-cell office:value-type="string" calcext:value-type="string">
            <text:p>InstantiationToGetClass</text:p>
          </table:table-cell>
          <table:table-cell office:value-type="float" office:value="1.17633517495396" calcext:value-type="float">
            <text:p>1.17633517495396</text:p>
          </table:table-cell>
          <table:table-cell office:value-type="float" office:value="1.13382443216697" calcext:value-type="float">
            <text:p>1.13382443216697</text:p>
          </table:table-cell>
          <table:table-cell office:value-type="float" office:value="1.17495395948435" calcext:value-type="float">
            <text:p>1.17495395948435</text:p>
          </table:table-cell>
          <table:table-cell office:value-type="float" office:value="1.16006752608963" calcext:value-type="float">
            <text:p>1.16006752608963</text:p>
          </table:table-cell>
          <table:table-cell office:value-type="float" office:value="1.21485573971762" calcext:value-type="float">
            <text:p>1.21485573971762</text:p>
          </table:table-cell>
          <table:table-cell office:value-type="float" office:value="1.22206875383671" calcext:value-type="float">
            <text:p>1.22206875383671</text:p>
          </table:table-cell>
        </table:table-row>
        <table:table-row table:style-name="ro1">
          <table:table-cell office:value-type="string" calcext:value-type="string">
            <text:p>InsufficientStringBufferDeclaration</text:p>
          </table:table-cell>
          <table:table-cell office:value-type="float" office:value="0.974813620793875" calcext:value-type="float">
            <text:p>0.974813620793875</text:p>
          </table:table-cell>
          <table:table-cell office:value-type="float" office:value="1.00866411444691" calcext:value-type="float">
            <text:p>1.00866411444691</text:p>
          </table:table-cell>
          <table:table-cell office:value-type="float" office:value="0.936933306467862" calcext:value-type="float">
            <text:p>0.936933306467862</text:p>
          </table:table-cell>
          <table:table-cell office:value-type="float" office:value="1.04533548257103" calcext:value-type="float">
            <text:p>1.04533548257103</text:p>
          </table:table-cell>
          <table:table-cell office:value-type="float" office:value="1.06205923836389" calcext:value-type="float">
            <text:p>1.06205923836389</text:p>
          </table:table-cell>
          <table:table-cell office:value-type="float" office:value="0.924843844448922" calcext:value-type="float">
            <text:p>0.924843844448922</text:p>
          </table:table-cell>
        </table:table-row>
        <table:table-row table:style-name="ro1">
          <table:table-cell office:value-type="string" calcext:value-type="string">
            <text:p>IntegerInstantiation</text:p>
          </table:table-cell>
          <table:table-cell office:value-type="float" office:value="1.6811797752809" calcext:value-type="float">
            <text:p>1.6811797752809</text:p>
          </table:table-cell>
          <table:table-cell office:value-type="float" office:value="1.68258426966292" calcext:value-type="float">
            <text:p>1.68258426966292</text:p>
          </table:table-cell>
          <table:table-cell office:value-type="float" office:value="1.69943820224719" calcext:value-type="float">
            <text:p>1.69943820224719</text:p>
          </table:table-cell>
          <table:table-cell office:value-type="float" office:value="1.68960674157303" calcext:value-type="float">
            <text:p>1.68960674157303</text:p>
          </table:table-cell>
          <table:table-cell office:value-type="float" office:value="1.71067415730337" calcext:value-type="float">
            <text:p>1.71067415730337</text:p>
          </table:table-cell>
          <table:table-cell office:value-type="float" office:value="1.82162921348315" calcext:value-type="float">
            <text:p>1.82162921348315</text:p>
          </table:table-cell>
        </table:table-row>
        <table:table-row table:style-name="ro1">
          <table:table-cell office:value-type="string" calcext:value-type="string">
            <text:p>InvalidLogMessageFormat</text:p>
          </table:table-cell>
          <table:table-cell office:value-type="float" office:value="1.01921844971172" calcext:value-type="float">
            <text:p>1.01921844971172</text:p>
          </table:table-cell>
          <table:table-cell office:value-type="float" office:value="1.03331197950032" calcext:value-type="float">
            <text:p>1.03331197950032</text:p>
          </table:table-cell>
          <table:table-cell office:value-type="float" office:value="1.02242152466368" calcext:value-type="float">
            <text:p>1.02242152466368</text:p>
          </table:table-cell>
          <table:table-cell office:value-type="float" office:value="1.00512491992313" calcext:value-type="float">
            <text:p>1.00512491992313</text:p>
          </table:table-cell>
          <table:table-cell office:value-type="float" office:value="1.04548366431775" calcext:value-type="float">
            <text:p>1.04548366431775</text:p>
          </table:table-cell>
          <table:table-cell office:value-type="float" office:value="1.03843689942345" calcext:value-type="float">
            <text:p>1.03843689942345</text:p>
          </table:table-cell>
        </table:table-row>
        <table:table-row table:style-name="ro1">
          <table:table-cell office:value-type="string" calcext:value-type="string">
            <text:p>JUnit4SuitesShouldUseSuiteAnnotation</text:p>
          </table:table-cell>
          <table:table-cell office:value-type="float" office:value="1.19047619047619" calcext:value-type="float">
            <text:p>1.19047619047619</text:p>
          </table:table-cell>
          <table:table-cell office:value-type="float" office:value="1.94075403949731" calcext:value-type="float">
            <text:p>1.94075403949731</text:p>
          </table:table-cell>
          <table:table-cell office:value-type="float" office:value="1.9903052064632" calcext:value-type="float">
            <text:p>1.9903052064632</text:p>
          </table:table-cell>
          <table:table-cell office:value-type="float" office:value="2.09946140035907" calcext:value-type="float">
            <text:p>2.09946140035907</text:p>
          </table:table-cell>
          <table:table-cell office:value-type="float" office:value="2.42405745062837" calcext:value-type="float">
            <text:p>2.42405745062837</text:p>
          </table:table-cell>
          <table:table-cell office:value-type="float" office:value="2.04344703770197" calcext:value-type="float">
            <text:p>2.04344703770197</text:p>
          </table:table-cell>
        </table:table-row>
        <table:table-row table:style-name="ro1">
          <table:table-cell office:value-type="string" calcext:value-type="string">
            <text:p>JUnit4TestShouldUseAfterAnnotation</text:p>
          </table:table-cell>
          <table:table-cell office:value-type="float" office:value="2.01364452423698" calcext:value-type="float">
            <text:p>2.01364452423698</text:p>
          </table:table-cell>
          <table:table-cell office:value-type="float" office:value="2.09310178485287" calcext:value-type="float">
            <text:p>2.09310178485287</text:p>
          </table:table-cell>
          <table:table-cell office:value-type="float" office:value="1.88663772310661" calcext:value-type="float">
            <text:p>1.88663772310661</text:p>
          </table:table-cell>
          <table:table-cell office:value-type="float" office:value="1.98022190062711" calcext:value-type="float">
            <text:p>1.98022190062711</text:p>
          </table:table-cell>
          <table:table-cell office:value-type="float" office:value="2.07959479015919" calcext:value-type="float">
            <text:p>2.07959479015919</text:p>
          </table:table-cell>
          <table:table-cell office:value-type="float" office:value="2.01447178002894" calcext:value-type="float">
            <text:p>2.01447178002894</text:p>
          </table:table-cell>
        </table:table-row>
        <table:table-row table:style-name="ro1">
          <table:table-cell office:value-type="string" calcext:value-type="string">
            <text:p>JUnit4TestShouldUseBeforeAnnotation</text:p>
          </table:table-cell>
          <table:table-cell office:value-type="float" office:value="1.84852870236372" calcext:value-type="float">
            <text:p>1.84852870236372</text:p>
          </table:table-cell>
          <table:table-cell office:value-type="float" office:value="1.53138435081685" calcext:value-type="float">
            <text:p>1.53138435081685</text:p>
          </table:table-cell>
          <table:table-cell office:value-type="float" office:value="1.89337919174549" calcext:value-type="float">
            <text:p>1.89337919174549</text:p>
          </table:table-cell>
          <table:table-cell office:value-type="float" office:value="1.57308684436801" calcext:value-type="float">
            <text:p>1.57308684436801</text:p>
          </table:table-cell>
          <table:table-cell office:value-type="float" office:value="1.62295786758384" calcext:value-type="float">
            <text:p>1.62295786758384</text:p>
          </table:table-cell>
          <table:table-cell office:value-type="float" office:value="1.59243336199484" calcext:value-type="float">
            <text:p>1.59243336199484</text:p>
          </table:table-cell>
        </table:table-row>
        <table:table-row table:style-name="ro1">
          <table:table-cell office:value-type="string" calcext:value-type="string">
            <text:p>JUnit4TestShouldUseTestAnnotation</text:p>
          </table:table-cell>
          <table:table-cell office:value-type="float" office:value="1.54858125537403" calcext:value-type="float">
            <text:p>1.54858125537403</text:p>
          </table:table-cell>
          <table:table-cell office:value-type="float" office:value="0.169095388947554" calcext:value-type="float">
            <text:p>0.169095388947554</text:p>
          </table:table-cell>
          <table:table-cell office:value-type="float" office:value="0.177261527631116" calcext:value-type="float">
            <text:p>0.177261527631116</text:p>
          </table:table-cell>
          <table:table-cell office:value-type="float" office:value="0.188595564941922" calcext:value-type="float">
            <text:p>0.188595564941922</text:p>
          </table:table-cell>
          <table:table-cell office:value-type="float" office:value="0.170151355156635" calcext:value-type="float">
            <text:p>0.170151355156635</text:p>
          </table:table-cell>
          <table:table-cell office:value-type="float" office:value="0.170010559662091" calcext:value-type="float">
            <text:p>0.170010559662091</text:p>
          </table:table-cell>
        </table:table-row>
        <table:table-row table:style-name="ro1">
          <table:table-cell office:value-type="string" calcext:value-type="string">
            <text:p>JUnitAssertionsShouldIncludeMessage</text:p>
          </table:table-cell>
          <table:table-cell office:value-type="float" office:value="0.166561070045759" calcext:value-type="float">
            <text:p>0.166561070045759</text:p>
          </table:table-cell>
          <table:table-cell office:value-type="float" office:value="0.306123808889185" calcext:value-type="float">
            <text:p>0.306123808889185</text:p>
          </table:table-cell>
          <table:table-cell office:value-type="float" office:value="0.319028897625552" calcext:value-type="float">
            <text:p>0.319028897625552</text:p>
          </table:table-cell>
          <table:table-cell office:value-type="float" office:value="0.296195108949157" calcext:value-type="float">
            <text:p>0.296195108949157</text:p>
          </table:table-cell>
          <table:table-cell office:value-type="float" office:value="0.315164034561649" calcext:value-type="float">
            <text:p>0.315164034561649</text:p>
          </table:table-cell>
          <table:table-cell office:value-type="float" office:value="0.32007285488994" calcext:value-type="float">
            <text:p>0.32007285488994</text:p>
          </table:table-cell>
        </table:table-row>
        <table:table-row table:style-name="ro1">
          <table:table-cell office:value-type="string" calcext:value-type="string">
            <text:p>JUnitSpelling</text:p>
          </table:table-cell>
          <table:table-cell office:value-type="float" office:value="0.307034495013438" calcext:value-type="float">
            <text:p>0.307034495013438</text:p>
          </table:table-cell>
          <table:table-cell office:value-type="float" office:value="0.530725644306343" calcext:value-type="float">
            <text:p>0.530725644306343</text:p>
          </table:table-cell>
          <table:table-cell office:value-type="float" office:value="0.55039298117346" calcext:value-type="float">
            <text:p>0.55039298117346</text:p>
          </table:table-cell>
          <table:table-cell office:value-type="float" office:value="0.430707366112228" calcext:value-type="float">
            <text:p>0.430707366112228</text:p>
          </table:table-cell>
          <table:table-cell office:value-type="float" office:value="0.457868762566258" calcext:value-type="float">
            <text:p>0.457868762566258</text:p>
          </table:table-cell>
          <table:table-cell office:value-type="float" office:value="0.419009321878998" calcext:value-type="float">
            <text:p>0.419009321878998</text:p>
          </table:table-cell>
        </table:table-row>
        <table:table-row table:style-name="ro1">
          <table:table-cell office:value-type="string" calcext:value-type="string">
            <text:p>JUnitStaticSuite</text:p>
          </table:table-cell>
          <table:table-cell office:value-type="float" office:value="0.574666422957412" calcext:value-type="float">
            <text:p>0.574666422957412</text:p>
          </table:table-cell>
          <table:table-cell office:value-type="float" office:value="3.64732394366197" calcext:value-type="float">
            <text:p>3.64732394366197</text:p>
          </table:table-cell>
          <table:table-cell office:value-type="float" office:value="3.91746478873239" calcext:value-type="float">
            <text:p>3.91746478873239</text:p>
          </table:table-cell>
          <table:table-cell office:value-type="float" office:value="3.90422535211268" calcext:value-type="float">
            <text:p>3.90422535211268</text:p>
          </table:table-cell>
          <table:table-cell office:value-type="float" office:value="3.92676056338028" calcext:value-type="float">
            <text:p>3.92676056338028</text:p>
          </table:table-cell>
          <table:table-cell office:value-type="float" office:value="3.21295774647887" calcext:value-type="float">
            <text:p>3.21295774647887</text:p>
          </table:table-cell>
        </table:table-row>
        <table:table-row table:style-name="ro1">
          <table:table-cell office:value-type="string" calcext:value-type="string">
            <text:p>JUnitTestContainsTooManyAsserts</text:p>
          </table:table-cell>
          <table:table-cell office:value-type="float" office:value="3.74084507042253" calcext:value-type="float">
            <text:p>3.74084507042253</text:p>
          </table:table-cell>
          <table:table-cell office:value-type="float" office:value="0.629589176238461" calcext:value-type="float">
            <text:p>0.629589176238461</text:p>
          </table:table-cell>
          <table:table-cell office:value-type="float" office:value="0.602036502008315" calcext:value-type="float">
            <text:p>0.602036502008315</text:p>
          </table:table-cell>
          <table:table-cell office:value-type="float" office:value="0.645338594884081" calcext:value-type="float">
            <text:p>0.645338594884081</text:p>
          </table:table-cell>
          <table:table-cell office:value-type="float" office:value="0.68194630399549" calcext:value-type="float">
            <text:p>0.68194630399549</text:p>
          </table:table-cell>
          <table:table-cell office:value-type="float" office:value="0.65985483757311" calcext:value-type="float">
            <text:p>0.65985483757311</text:p>
          </table:table-cell>
        </table:table-row>
        <table:table-row table:style-name="ro1">
          <table:table-cell office:value-type="string" calcext:value-type="string">
            <text:p>JUnitTestsShouldIncludeAssert</text:p>
          </table:table-cell>
          <table:table-cell office:value-type="float" office:value="0.608589951377634" calcext:value-type="float">
            <text:p>0.608589951377634</text:p>
          </table:table-cell>
          <table:table-cell office:value-type="float" office:value="0.469338147241238" calcext:value-type="float">
            <text:p>0.469338147241238</text:p>
          </table:table-cell>
          <table:table-cell office:value-type="float" office:value="0.475468730450946" calcext:value-type="float">
            <text:p>0.475468730450946</text:p>
          </table:table-cell>
          <table:table-cell office:value-type="float" office:value="0.435217787628018" calcext:value-type="float">
            <text:p>0.435217787628018</text:p>
          </table:table-cell>
          <table:table-cell office:value-type="float" office:value="0.465584728949579" calcext:value-type="float">
            <text:p>0.465584728949579</text:p>
          </table:table-cell>
          <table:table-cell office:value-type="float" office:value="0.493252783785233" calcext:value-type="float">
            <text:p>0.493252783785233</text:p>
          </table:table-cell>
        </table:table-row>
        <table:table-row table:style-name="ro1">
          <table:table-cell office:value-type="string" calcext:value-type="string">
            <text:p>JUnitUseExpected</text:p>
          </table:table-cell>
          <table:table-cell office:value-type="float" office:value="0.462975209565855" calcext:value-type="float">
            <text:p>0.462975209565855</text:p>
          </table:table-cell>
          <table:table-cell office:value-type="float" office:value="0.324280362776025" calcext:value-type="float">
            <text:p>0.324280362776025</text:p>
          </table:table-cell>
          <table:table-cell office:value-type="float" office:value="0.341827681388013" calcext:value-type="float">
            <text:p>0.341827681388013</text:p>
          </table:table-cell>
          <table:table-cell office:value-type="float" office:value="0.311662066246057" calcext:value-type="float">
            <text:p>0.311662066246057</text:p>
          </table:table-cell>
          <table:table-cell office:value-type="float" office:value="0.340003943217666" calcext:value-type="float">
            <text:p>0.340003943217666</text:p>
          </table:table-cell>
          <table:table-cell office:value-type="float" office:value="0.304884660883281" calcext:value-type="float">
            <text:p>0.304884660883281</text:p>
          </table:table-cell>
        </table:table-row>
        <table:table-row table:style-name="ro1">
          <table:table-cell office:value-type="string" calcext:value-type="string">
            <text:p>JumbledIncrementer</text:p>
          </table:table-cell>
          <table:table-cell office:value-type="float" office:value="0.324921135646688" calcext:value-type="float">
            <text:p>0.324921135646688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1.18367346938776" calcext:value-type="float">
            <text:p>1.18367346938776</text:p>
          </table:table-cell>
          <table:table-cell office:value-type="float" office:value="1.15646258503401" calcext:value-type="float">
            <text:p>1.15646258503401</text:p>
          </table:table-cell>
          <table:table-cell office:value-type="float" office:value="1.17687074829932" calcext:value-type="float">
            <text:p>1.17687074829932</text:p>
          </table:table-cell>
          <table:table-cell office:value-type="float" office:value="1.19047619047619" calcext:value-type="float">
            <text:p>1.19047619047619</text:p>
          </table:table-cell>
        </table:table-row>
        <table:table-row table:style-name="ro1">
          <table:table-cell office:value-type="string" calcext:value-type="string">
            <text:p>LawOfDemeter</text:p>
          </table:table-cell>
          <table:table-cell office:value-type="float" office:value="0.964551719875143" calcext:value-type="float">
            <text:p>0.964551719875143</text:p>
          </table:table-cell>
          <table:table-cell office:value-type="float" office:value="0.991315634947616" calcext:value-type="float">
            <text:p>0.991315634947616</text:p>
          </table:table-cell>
          <table:table-cell office:value-type="float" office:value="1.02589856908861" calcext:value-type="float">
            <text:p>1.02589856908861</text:p>
          </table:table-cell>
          <table:table-cell office:value-type="float" office:value="0.976975615786383" calcext:value-type="float">
            <text:p>0.976975615786383</text:p>
          </table:table-cell>
          <table:table-cell office:value-type="float" office:value="0.976233890657354" calcext:value-type="float">
            <text:p>0.976233890657354</text:p>
          </table:table-cell>
          <table:table-cell office:value-type="float" office:value="0.970145563556572" calcext:value-type="float">
            <text:p>0.970145563556572</text:p>
          </table:table-cell>
        </table:table-row>
        <table:table-row table:style-name="ro1">
          <table:table-cell office:value-type="string" calcext:value-type="string">
            <text:p>LinguisticNaming</text:p>
          </table:table-cell>
          <table:table-cell office:value-type="float" office:value="0.953742640874684" calcext:value-type="float">
            <text:p>0.953742640874684</text:p>
          </table:table-cell>
          <table:table-cell office:value-type="float" office:value="0.944491169049622" calcext:value-type="float">
            <text:p>0.944491169049622</text:p>
          </table:table-cell>
          <table:table-cell office:value-type="float" office:value="1.18334735071489" calcext:value-type="float">
            <text:p>1.18334735071489</text:p>
          </table:table-cell>
          <table:table-cell office:value-type="float" office:value="0.925567703952902" calcext:value-type="float">
            <text:p>0.925567703952902</text:p>
          </table:table-cell>
          <table:table-cell office:value-type="float" office:value="0.976030277544155" calcext:value-type="float">
            <text:p>0.976030277544155</text:p>
          </table:table-cell>
          <table:table-cell office:value-type="float" office:value="1.02354920100925" calcext:value-type="float">
            <text:p>1.02354920100925</text:p>
          </table:table-cell>
        </table:table-row>
        <table:table-row table:style-name="ro1">
          <table:table-cell office:value-type="string" calcext:value-type="string">
            <text:p>LocalHomeNamingConvention</text:p>
          </table:table-cell>
          <table:table-cell office:value-type="float" office:value="1.27472527472527" calcext:value-type="float">
            <text:p>1.27472527472527</text:p>
          </table:table-cell>
          <table:table-cell office:value-type="float" office:value="1.37362637362637" calcext:value-type="float">
            <text:p>1.37362637362637</text:p>
          </table:table-cell>
          <table:table-cell office:value-type="float" office:value="1.36630036630037" calcext:value-type="float">
            <text:p>1.36630036630037</text:p>
          </table:table-cell>
          <table:table-cell office:value-type="float" office:value="1.30769230769231" calcext:value-type="float">
            <text:p>1.30769230769231</text:p>
          </table:table-cell>
          <table:table-cell office:value-type="float" office:value="1.82051282051282" calcext:value-type="float">
            <text:p>1.82051282051282</text:p>
          </table:table-cell>
          <table:table-cell office:value-type="float" office:value="1.34432234432234" calcext:value-type="float">
            <text:p>1.34432234432234</text:p>
          </table:table-cell>
        </table:table-row>
        <table:table-row table:style-name="ro1">
          <table:table-cell office:value-type="string" calcext:value-type="string">
            <text:p>LocalInterfaceSessionNamingConvention</text:p>
          </table:table-cell>
          <table:table-cell office:value-type="float" office:value="1.24434389140272" calcext:value-type="float">
            <text:p>1.24434389140272</text:p>
          </table:table-cell>
          <table:table-cell office:value-type="float" office:value="1.26244343891403" calcext:value-type="float">
            <text:p>1.26244343891403</text:p>
          </table:table-cell>
          <table:table-cell office:value-type="float" office:value="1.38009049773756" calcext:value-type="float">
            <text:p>1.38009049773756</text:p>
          </table:table-cell>
          <table:table-cell office:value-type="float" office:value="1.289592760181" calcext:value-type="float">
            <text:p>1.289592760181</text:p>
          </table:table-cell>
          <table:table-cell office:value-type="float" office:value="1.41176470588235" calcext:value-type="float">
            <text:p>1.41176470588235</text:p>
          </table:table-cell>
          <table:table-cell office:value-type="float" office:value="1.29864253393665" calcext:value-type="float">
            <text:p>1.29864253393665</text:p>
          </table:table-cell>
        </table:table-row>
        <table:table-row table:style-name="ro1">
          <table:table-cell office:value-type="string" calcext:value-type="string">
            <text:p>LocalVariableCouldBeFinal</text:p>
          </table:table-cell>
          <table:table-cell office:value-type="float" office:value="0.952926408284952" calcext:value-type="float">
            <text:p>0.952926408284952</text:p>
          </table:table-cell>
          <table:table-cell office:value-type="float" office:value="1.01161148595638" calcext:value-type="float">
            <text:p>1.01161148595638</text:p>
          </table:table-cell>
          <table:table-cell office:value-type="float" office:value="0.97034363721952" calcext:value-type="float">
            <text:p>0.97034363721952</text:p>
          </table:table-cell>
          <table:table-cell office:value-type="float" office:value="0.976149380197709" calcext:value-type="float">
            <text:p>0.976149380197709</text:p>
          </table:table-cell>
          <table:table-cell office:value-type="float" office:value="0.981641299231131" calcext:value-type="float">
            <text:p>0.981641299231131</text:p>
          </table:table-cell>
          <table:table-cell office:value-type="float" office:value="1.00627647889534" calcext:value-type="float">
            <text:p>1.00627647889534</text:p>
          </table:table-cell>
        </table:table-row>
        <table:table-row table:style-name="ro1">
          <table:table-cell office:value-type="string" calcext:value-type="string">
            <text:p>LocalVariableNamingConventions</text:p>
          </table:table-cell>
          <table:table-cell office:value-type="float" office:value="1.11451942740286" calcext:value-type="float">
            <text:p>1.11451942740286</text:p>
          </table:table-cell>
          <table:table-cell office:value-type="float" office:value="1.03885480572597" calcext:value-type="float">
            <text:p>1.03885480572597</text:p>
          </table:table-cell>
          <table:table-cell office:value-type="float" office:value="1.04294478527607" calcext:value-type="float">
            <text:p>1.04294478527607</text:p>
          </table:table-cell>
          <table:table-cell office:value-type="float" office:value="1.04089979550102" calcext:value-type="float">
            <text:p>1.04089979550102</text:p>
          </table:table-cell>
          <table:table-cell office:value-type="float" office:value="1.11451942740286" calcext:value-type="float">
            <text:p>1.11451942740286</text:p>
          </table:table-cell>
          <table:table-cell office:value-type="float" office:value="1.06134969325153" calcext:value-type="float">
            <text:p>1.06134969325153</text:p>
          </table:table-cell>
        </table:table-row>
        <table:table-row table:style-name="ro1">
          <table:table-cell office:value-type="string" calcext:value-type="string">
            <text:p>LogicInversion</text:p>
          </table:table-cell>
          <table:table-cell office:value-type="float" office:value="1.25174825174825" calcext:value-type="float">
            <text:p>1.25174825174825</text:p>
          </table:table-cell>
          <table:table-cell office:value-type="float" office:value="1.24475524475524" calcext:value-type="float">
            <text:p>1.24475524475524</text:p>
          </table:table-cell>
          <table:table-cell office:value-type="float" office:value="1.25874125874126" calcext:value-type="float">
            <text:p>1.25874125874126</text:p>
          </table:table-cell>
          <table:table-cell office:value-type="float" office:value="1.22377622377622" calcext:value-type="float">
            <text:p>1.22377622377622</text:p>
          </table:table-cell>
          <table:table-cell office:value-type="float" office:value="1.27272727272727" calcext:value-type="float">
            <text:p>1.27272727272727</text:p>
          </table:table-cell>
          <table:table-cell office:value-type="float" office:value="1.29370629370629" calcext:value-type="float">
            <text:p>1.29370629370629</text:p>
          </table:table-cell>
        </table:table-row>
        <table:table-row table:style-name="ro1">
          <table:table-cell office:value-type="string" calcext:value-type="string">
            <text:p>LongInstantiation</text:p>
          </table:table-cell>
          <table:table-cell office:value-type="float" office:value="2.50937950937951" calcext:value-type="float">
            <text:p>2.50937950937951</text:p>
          </table:table-cell>
          <table:table-cell office:value-type="float" office:value="1.64357864357864" calcext:value-type="float">
            <text:p>1.64357864357864</text:p>
          </table:table-cell>
          <table:table-cell office:value-type="float" office:value="1.66378066378066" calcext:value-type="float">
            <text:p>1.66378066378066</text:p>
          </table:table-cell>
          <table:table-cell office:value-type="float" office:value="1.96248196248196" calcext:value-type="float">
            <text:p>1.96248196248196</text:p>
          </table:table-cell>
          <table:table-cell office:value-type="float" office:value="1.70562770562771" calcext:value-type="float">
            <text:p>1.70562770562771</text:p>
          </table:table-cell>
          <table:table-cell office:value-type="float" office:value="1.61038961038961" calcext:value-type="float">
            <text:p>1.61038961038961</text:p>
          </table:table-cell>
        </table:table-row>
        <table:table-row table:style-name="ro1">
          <table:table-cell office:value-type="string" calcext:value-type="string">
            <text:p>LongVariable</text:p>
          </table:table-cell>
          <table:table-cell office:value-type="float" office:value="1.70762822181724" calcext:value-type="float">
            <text:p>1.70762822181724</text:p>
          </table:table-cell>
          <table:table-cell office:value-type="float" office:value="1.64514449362145" calcext:value-type="float">
            <text:p>1.64514449362145</text:p>
          </table:table-cell>
          <table:table-cell office:value-type="float" office:value="1.73053892215569" calcext:value-type="float">
            <text:p>1.73053892215569</text:p>
          </table:table-cell>
          <table:table-cell office:value-type="float" office:value="1.6933090341057" calcext:value-type="float">
            <text:p>1.6933090341057</text:p>
          </table:table-cell>
          <table:table-cell office:value-type="float" office:value="1.70424368653996" calcext:value-type="float">
            <text:p>1.70424368653996</text:p>
          </table:table-cell>
          <table:table-cell office:value-type="float" office:value="1.69565217391304" calcext:value-type="float">
            <text:p>1.69565217391304</text:p>
          </table:table-cell>
        </table:table-row>
        <table:table-row table:style-name="ro1">
          <table:table-cell office:value-type="string" calcext:value-type="string">
            <text:p>LooseCoupling</text:p>
          </table:table-cell>
          <table:table-cell office:value-type="float" office:value="0.821110009910803" calcext:value-type="float">
            <text:p>0.821110009910803</text:p>
          </table:table-cell>
          <table:table-cell office:value-type="float" office:value="0.783118599273208" calcext:value-type="float">
            <text:p>0.783118599273208</text:p>
          </table:table-cell>
          <table:table-cell office:value-type="float" office:value="0.806904525933267" calcext:value-type="float">
            <text:p>0.806904525933267</text:p>
          </table:table-cell>
          <table:table-cell office:value-type="float" office:value="0.840766435414602" calcext:value-type="float">
            <text:p>0.840766435414602</text:p>
          </table:table-cell>
          <table:table-cell office:value-type="float" office:value="0.906342913776016" calcext:value-type="float">
            <text:p>0.906342913776016</text:p>
          </table:table-cell>
          <table:table-cell office:value-type="float" office:value="0.801618764453254" calcext:value-type="float">
            <text:p>0.801618764453254</text:p>
          </table:table-cell>
        </table:table-row>
        <table:table-row table:style-name="ro1">
          <table:table-cell office:value-type="string" calcext:value-type="string">
            <text:p>MDBAndSessionBeanNamingConvention</text:p>
          </table:table-cell>
          <table:table-cell office:value-type="float" office:value="1.11347517730496" calcext:value-type="float">
            <text:p>1.11347517730496</text:p>
          </table:table-cell>
          <table:table-cell office:value-type="float" office:value="1.1241134751773" calcext:value-type="float">
            <text:p>1.1241134751773</text:p>
          </table:table-cell>
          <table:table-cell office:value-type="float" office:value="1.22340425531915" calcext:value-type="float">
            <text:p>1.22340425531915</text:p>
          </table:table-cell>
          <table:table-cell office:value-type="float" office:value="1.13475177304965" calcext:value-type="float">
            <text:p>1.13475177304965</text:p>
          </table:table-cell>
          <table:table-cell office:value-type="float" office:value="1.17730496453901" calcext:value-type="float">
            <text:p>1.17730496453901</text:p>
          </table:table-cell>
          <table:table-cell office:value-type="float" office:value="1.14893617021277" calcext:value-type="float">
            <text:p>1.14893617021277</text:p>
          </table:table-cell>
        </table:table-row>
        <table:table-row table:style-name="ro1">
          <table:table-cell office:value-type="string" calcext:value-type="string">
            <text:p>MethodArgumentCouldBeFinal</text:p>
          </table:table-cell>
          <table:table-cell office:value-type="float" office:value="1.01904157410346" calcext:value-type="float">
            <text:p>1.01904157410346</text:p>
          </table:table-cell>
          <table:table-cell office:value-type="float" office:value="0.953189463662329" calcext:value-type="float">
            <text:p>0.953189463662329</text:p>
          </table:table-cell>
          <table:table-cell office:value-type="float" office:value="0.980006347191368" calcext:value-type="float">
            <text:p>0.980006347191368</text:p>
          </table:table-cell>
          <table:table-cell office:value-type="float" office:value="1.03903522691209" calcext:value-type="float">
            <text:p>1.03903522691209</text:p>
          </table:table-cell>
          <table:table-cell office:value-type="float" office:value="0.987146937480165" calcext:value-type="float">
            <text:p>0.987146937480165</text:p>
          </table:table-cell>
          <table:table-cell office:value-type="float" office:value="0.977626150428435" calcext:value-type="float">
            <text:p>0.977626150428435</text:p>
          </table:table-cell>
        </table:table-row>
        <table:table-row table:style-name="ro1">
          <table:table-cell office:value-type="string" calcext:value-type="string">
            <text:p>MethodNamingConventions</text:p>
          </table:table-cell>
          <table:table-cell office:value-type="float" office:value="0.861269614835948" calcext:value-type="float">
            <text:p>0.861269614835948</text:p>
          </table:table-cell>
          <table:table-cell office:value-type="float" office:value="0.820791726105563" calcext:value-type="float">
            <text:p>0.820791726105563</text:p>
          </table:table-cell>
          <table:table-cell office:value-type="float" office:value="0.884807417974322" calcext:value-type="float">
            <text:p>0.884807417974322</text:p>
          </table:table-cell>
          <table:table-cell office:value-type="float" office:value="0.877853067047075" calcext:value-type="float">
            <text:p>0.877853067047075</text:p>
          </table:table-cell>
          <table:table-cell office:value-type="float" office:value="0.891761768901569" calcext:value-type="float">
            <text:p>0.891761768901569</text:p>
          </table:table-cell>
          <table:table-cell office:value-type="float" office:value="0.848609129814551" calcext:value-type="float">
            <text:p>0.848609129814551</text:p>
          </table:table-cell>
        </table:table-row>
        <table:table-row table:style-name="ro1">
          <table:table-cell office:value-type="string" calcext:value-type="string">
            <text:p>MethodReturnsInternalArray</text:p>
          </table:table-cell>
          <table:table-cell office:value-type="float" office:value="0.782818532818533" calcext:value-type="float">
            <text:p>0.782818532818533</text:p>
          </table:table-cell>
          <table:table-cell office:value-type="float" office:value="0.842181467181467" calcext:value-type="float">
            <text:p>0.842181467181467</text:p>
          </table:table-cell>
          <table:table-cell office:value-type="float" office:value="0.813223938223938" calcext:value-type="float">
            <text:p>0.813223938223938</text:p>
          </table:table-cell>
          <table:table-cell office:value-type="float" office:value="0.786196911196911" calcext:value-type="float">
            <text:p>0.786196911196911</text:p>
          </table:table-cell>
          <table:table-cell office:value-type="float" office:value="0.837837837837838" calcext:value-type="float">
            <text:p>0.837837837837838</text:p>
          </table:table-cell>
          <table:table-cell office:value-type="float" office:value="0.80019305019305" calcext:value-type="float">
            <text:p>0.80019305019305</text:p>
          </table:table-cell>
        </table:table-row>
        <table:table-row table:style-name="ro1">
          <table:table-cell office:value-type="string" calcext:value-type="string">
            <text:p>MethodWithSameNameAsEnclosingClass</text:p>
          </table:table-cell>
          <table:table-cell office:value-type="float" office:value="1.0485966319166" calcext:value-type="float">
            <text:p>1.0485966319166</text:p>
          </table:table-cell>
          <table:table-cell office:value-type="float" office:value="1.0112269446672" calcext:value-type="float">
            <text:p>1.0112269446672</text:p>
          </table:table-cell>
          <table:table-cell office:value-type="float" office:value="1.08436246992783" calcext:value-type="float">
            <text:p>1.08436246992783</text:p>
          </table:table-cell>
          <table:table-cell office:value-type="float" office:value="0.980753809141941" calcext:value-type="float">
            <text:p>0.980753809141941</text:p>
          </table:table-cell>
          <table:table-cell office:value-type="float" office:value="1.0046511627907" calcext:value-type="float">
            <text:p>1.0046511627907</text:p>
          </table:table-cell>
          <table:table-cell office:value-type="float" office:value="0.997914995990377" calcext:value-type="float">
            <text:p>0.997914995990377</text:p>
          </table:table-cell>
        </table:table-row>
        <table:table-row table:style-name="ro1">
          <table:table-cell office:value-type="string" calcext:value-type="string">
            <text:p>MisplacedNullCheck</text:p>
          </table:table-cell>
          <table:table-cell office:value-type="float" office:value="0.012180710844469" calcext:value-type="float">
            <text:p>0.012180710844469</text:p>
          </table:table-cell>
          <table:table-cell office:value-type="float" office:value="0.012226161258068" calcext:value-type="float">
            <text:p>0.012226161258068</text:p>
          </table:table-cell>
          <table:table-cell office:value-type="float" office:value="0.012317062085265" calcext:value-type="float">
            <text:p>0.012317062085265</text:p>
          </table:table-cell>
          <table:table-cell office:value-type="float" office:value="0.012044359603672" calcext:value-type="float">
            <text:p>0.012044359603672</text:p>
          </table:table-cell>
          <table:table-cell office:value-type="float" office:value="0.012726115807654" calcext:value-type="float">
            <text:p>0.012726115807654</text:p>
          </table:table-cell>
          <table:table-cell office:value-type="float" office:value="0.011135351331697" calcext:value-type="float">
            <text:p>0.011135351331697</text:p>
          </table:table-cell>
        </table:table-row>
        <table:table-row table:style-name="ro1">
          <table:table-cell office:value-type="string" calcext:value-type="string">
            <text:p>MissingBreakInSwitch</text:p>
          </table:table-cell>
          <table:table-cell office:value-type="float" office:value="0.515011547344111" calcext:value-type="float">
            <text:p>0.515011547344111</text:p>
          </table:table-cell>
          <table:table-cell office:value-type="float" office:value="0.542725173210162" calcext:value-type="float">
            <text:p>0.542725173210162</text:p>
          </table:table-cell>
          <table:table-cell office:value-type="float" office:value="0.549653579676674" calcext:value-type="float">
            <text:p>0.549653579676674</text:p>
          </table:table-cell>
          <table:table-cell office:value-type="float" office:value="0.521939953810624" calcext:value-type="float">
            <text:p>0.521939953810624</text:p>
          </table:table-cell>
          <table:table-cell office:value-type="float" office:value="0.572748267898383" calcext:value-type="float">
            <text:p>0.572748267898383</text:p>
          </table:table-cell>
          <table:table-cell office:value-type="float" office:value="0.595842956120092" calcext:value-type="float">
            <text:p>0.595842956120092</text:p>
          </table:table-cell>
        </table:table-row>
        <table:table-row table:style-name="ro1">
          <table:table-cell office:value-type="string" calcext:value-type="string">
            <text:p>MissingOverride</text:p>
          </table:table-cell>
          <table:table-cell office:value-type="float" office:value="0.986210418794689" calcext:value-type="float">
            <text:p>0.986210418794689</text:p>
          </table:table-cell>
          <table:table-cell office:value-type="float" office:value="1.02093973442288" calcext:value-type="float">
            <text:p>1.02093973442288</text:p>
          </table:table-cell>
          <table:table-cell office:value-type="float" office:value="0.982124616956078" calcext:value-type="float">
            <text:p>0.982124616956078</text:p>
          </table:table-cell>
          <table:table-cell office:value-type="float" office:value="0.976506639427988" calcext:value-type="float">
            <text:p>0.976506639427988</text:p>
          </table:table-cell>
          <table:table-cell office:value-type="float" office:value="0.994126659856997" calcext:value-type="float">
            <text:p>0.994126659856997</text:p>
          </table:table-cell>
          <table:table-cell office:value-type="float" office:value="0.981103166496425" calcext:value-type="float">
            <text:p>0.981103166496425</text:p>
          </table:table-cell>
        </table:table-row>
        <table:table-row table:style-name="ro1">
          <table:table-cell office:value-type="string" calcext:value-type="string">
            <text:p>MissingSerialVersionUID</text:p>
          </table:table-cell>
          <table:table-cell office:value-type="float" office:value="0.554621848739496" calcext:value-type="float">
            <text:p>0.554621848739496</text:p>
          </table:table-cell>
          <table:table-cell office:value-type="float" office:value="0.326530612244898" calcext:value-type="float">
            <text:p>0.326530612244898</text:p>
          </table:table-cell>
          <table:table-cell office:value-type="float" office:value="0.330132052821128" calcext:value-type="float">
            <text:p>0.330132052821128</text:p>
          </table:table-cell>
          <table:table-cell office:value-type="float" office:value="0.334333733493397" calcext:value-type="float">
            <text:p>0.334333733493397</text:p>
          </table:table-cell>
          <table:table-cell office:value-type="float" office:value="0.333133253301321" calcext:value-type="float">
            <text:p>0.333133253301321</text:p>
          </table:table-cell>
          <table:table-cell office:value-type="float" office:value="0.37515006002401" calcext:value-type="float">
            <text:p>0.37515006002401</text:p>
          </table:table-cell>
        </table:table-row>
        <table:table-row table:style-name="ro1">
          <table:table-cell office:value-type="string" calcext:value-type="string">
            <text:p>MissingStaticMethodInNonInstantiatableClass</text:p>
          </table:table-cell>
          <table:table-cell office:value-type="float" office:value="1.14999146320642" calcext:value-type="float">
            <text:p>1.14999146320642</text:p>
          </table:table-cell>
          <table:table-cell office:value-type="float" office:value="1.09697797507256" calcext:value-type="float">
            <text:p>1.09697797507256</text:p>
          </table:table-cell>
          <table:table-cell office:value-type="float" office:value="1.15630869045586" calcext:value-type="float">
            <text:p>1.15630869045586</text:p>
          </table:table-cell>
          <table:table-cell office:value-type="float" office:value="1.11447840191224" calcext:value-type="float">
            <text:p>1.11447840191224</text:p>
          </table:table-cell>
          <table:table-cell office:value-type="float" office:value="1.17961413693017" calcext:value-type="float">
            <text:p>1.17961413693017</text:p>
          </table:table-cell>
          <table:table-cell office:value-type="float" office:value="1.1185760628308" calcext:value-type="float">
            <text:p>1.1185760628308</text:p>
          </table:table-cell>
        </table:table-row>
        <table:table-row table:style-name="ro1">
          <table:table-cell office:value-type="string" calcext:value-type="string">
            <text:p>MoreThanOneLogger</text:p>
          </table:table-cell>
          <table:table-cell office:value-type="float" office:value="0.0715870606096" calcext:value-type="float">
            <text:p>0.0715870606096</text:p>
          </table:table-cell>
          <table:table-cell office:value-type="float" office:value="0.078570594417844" calcext:value-type="float">
            <text:p>0.078570594417844</text:p>
          </table:table-cell>
          <table:table-cell office:value-type="float" office:value="0.072813266378606" calcext:value-type="float">
            <text:p>0.072813266378606</text:p>
          </table:table-cell>
          <table:table-cell office:value-type="float" office:value="0.072065864767021" calcext:value-type="float">
            <text:p>0.072065864767021</text:p>
          </table:table-cell>
          <table:table-cell office:value-type="float" office:value="0.07448324185449" calcext:value-type="float">
            <text:p>0.07448324185449</text:p>
          </table:table-cell>
          <table:table-cell office:value-type="float" office:value="0.074611701506481" calcext:value-type="float">
            <text:p>0.074611701506481</text:p>
          </table:table-cell>
        </table:table-row>
        <table:table-row table:style-name="ro1">
          <table:table-cell office:value-type="string" calcext:value-type="string">
            <text:p>NPathComplexity</text:p>
          </table:table-cell>
          <table:table-cell office:value-type="float" office:value="0.923847376788553" calcext:value-type="float">
            <text:p>0.923847376788553</text:p>
          </table:table-cell>
          <table:table-cell office:value-type="float" office:value="0.968963606133383" calcext:value-type="float">
            <text:p>0.968963606133383</text:p>
          </table:table-cell>
          <table:table-cell office:value-type="float" office:value="0.990024016257159" calcext:value-type="float">
            <text:p>0.990024016257159</text:p>
          </table:table-cell>
          <table:table-cell office:value-type="float" office:value="1.02512469979679" calcext:value-type="float">
            <text:p>1.02512469979679</text:p>
          </table:table-cell>
          <table:table-cell office:value-type="float" office:value="1.08368741917606" calcext:value-type="float">
            <text:p>1.08368741917606</text:p>
          </table:table-cell>
          <table:table-cell office:value-type="float" office:value="0.987437650101607" calcext:value-type="float">
            <text:p>0.987437650101607</text:p>
          </table:table-cell>
        </table:table-row>
        <table:table-row table:style-name="ro1">
          <table:table-cell office:value-type="string" calcext:value-type="string">
            <text:p>NcssCount</text:p>
          </table:table-cell>
          <table:table-cell office:value-type="float" office:value="0.787878787878788" calcext:value-type="float">
            <text:p>0.787878787878788</text:p>
          </table:table-cell>
          <table:table-cell office:value-type="float" office:value="0.924324324324324" calcext:value-type="float">
            <text:p>0.924324324324324</text:p>
          </table:table-cell>
          <table:table-cell office:value-type="float" office:value="0.936883942766296" calcext:value-type="float">
            <text:p>0.936883942766296</text:p>
          </table:table-cell>
          <table:table-cell office:value-type="float" office:value="0.924006359300477" calcext:value-type="float">
            <text:p>0.924006359300477</text:p>
          </table:table-cell>
          <table:table-cell office:value-type="float" office:value="0.951669316375199" calcext:value-type="float">
            <text:p>0.951669316375199</text:p>
          </table:table-cell>
          <table:table-cell office:value-type="float" office:value="0.934340222575517" calcext:value-type="float">
            <text:p>0.934340222575517</text:p>
          </table:table-cell>
        </table:table-row>
        <table:table-row table:style-name="ro1">
          <table:table-cell office:value-type="string" calcext:value-type="string">
            <text:p>NoPackage</text:p>
          </table:table-cell>
          <table:table-cell office:value-type="float" office:value="0.005646772652246" calcext:value-type="float">
            <text:p>0.005646772652246</text:p>
          </table:table-cell>
          <table:table-cell office:value-type="float" office:value="0.405750798722045" calcext:value-type="float">
            <text:p>0.405750798722045</text:p>
          </table:table-cell>
          <table:table-cell office:value-type="float" office:value="0.434504792332268" calcext:value-type="float">
            <text:p>0.434504792332268</text:p>
          </table:table-cell>
          <table:table-cell office:value-type="float" office:value="0.407348242811502" calcext:value-type="float">
            <text:p>0.407348242811502</text:p>
          </table:table-cell>
          <table:table-cell office:value-type="float" office:value="0.428115015974441" calcext:value-type="float">
            <text:p>0.428115015974441</text:p>
          </table:table-cell>
          <table:table-cell office:value-type="float" office:value="0.404153354632588" calcext:value-type="float">
            <text:p>0.404153354632588</text:p>
          </table:table-cell>
        </table:table-row>
        <table:table-row table:style-name="ro1">
          <table:table-cell office:value-type="string" calcext:value-type="string">
            <text:p>NonCaseLabelInSwitchStatement</text:p>
          </table:table-cell>
          <table:table-cell office:value-type="float" office:value="0.982101764254666" calcext:value-type="float">
            <text:p>0.982101764254666</text:p>
          </table:table-cell>
          <table:table-cell office:value-type="float" office:value="0.737373737373737" calcext:value-type="float">
            <text:p>0.737373737373737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0.737373737373737" calcext:value-type="float">
            <text:p>0.737373737373737</text:p>
          </table:table-cell>
          <table:table-cell office:value-type="float" office:value="0.686868686868687" calcext:value-type="float">
            <text:p>0.686868686868687</text:p>
          </table:table-cell>
          <table:table-cell office:value-type="float" office:value="0.767676767676768" calcext:value-type="float">
            <text:p>0.767676767676768</text:p>
          </table:table-cell>
        </table:table-row>
        <table:table-row table:style-name="ro1">
          <table:table-cell office:value-type="string" calcext:value-type="string">
            <text:p>NonStaticInitializer</text:p>
          </table:table-cell>
          <table:table-cell office:value-type="float" office:value="0.388178913738019" calcext:value-type="float">
            <text:p>0.388178913738019</text:p>
          </table:table-cell>
          <table:table-cell office:value-type="float" office:value="0.005820519503084" calcext:value-type="float">
            <text:p>0.005820519503084</text:p>
          </table:table-cell>
          <table:table-cell office:value-type="float" office:value="0.006081139779342" calcext:value-type="float">
            <text:p>0.006081139779342</text:p>
          </table:table-cell>
          <table:table-cell office:value-type="float" office:value="0.006168013204761" calcext:value-type="float">
            <text:p>0.006168013204761</text:p>
          </table:table-cell>
          <table:table-cell table:number-columns-repeated="2" office:value-type="float" office:value="0.005994266353922" calcext:value-type="float">
            <text:p>0.005994266353922</text:p>
          </table:table-cell>
        </table:table-row>
        <table:table-row table:style-name="ro1">
          <table:table-cell office:value-type="string" calcext:value-type="string">
            <text:p>NonThreadSafeSingleton</text:p>
          </table:table-cell>
          <table:table-cell office:value-type="float" office:value="0.99261038241271" calcext:value-type="float">
            <text:p>0.99261038241271</text:p>
          </table:table-cell>
          <table:table-cell office:value-type="float" office:value="1.01329583226796" calcext:value-type="float">
            <text:p>1.01329583226796</text:p>
          </table:table-cell>
          <table:table-cell office:value-type="float" office:value="1.0204551265661" calcext:value-type="float">
            <text:p>1.0204551265661</text:p>
          </table:table-cell>
          <table:table-cell office:value-type="float" office:value="1.00920480695474" calcext:value-type="float">
            <text:p>1.00920480695474</text:p>
          </table:table-cell>
          <table:table-cell office:value-type="float" office:value="1.02608028637177" calcext:value-type="float">
            <text:p>1.02608028637177</text:p>
          </table:table-cell>
          <table:table-cell office:value-type="float" office:value="1.20046024034774" calcext:value-type="float">
            <text:p>1.20046024034774</text:p>
          </table:table-cell>
        </table:table-row>
        <table:table-row table:style-name="ro1">
          <table:table-cell office:value-type="string" calcext:value-type="string">
            <text:p>NullAssignment</text:p>
          </table:table-cell>
          <table:table-cell office:value-type="float" office:value="0.960352422907489" calcext:value-type="float">
            <text:p>0.960352422907489</text:p>
          </table:table-cell>
          <table:table-cell office:value-type="float" office:value="0.955947136563877" calcext:value-type="float">
            <text:p>0.955947136563877</text:p>
          </table:table-cell>
          <table:table-cell office:value-type="float" office:value="0.929515418502203" calcext:value-type="float">
            <text:p>0.929515418502203</text:p>
          </table:table-cell>
          <table:table-cell office:value-type="float" office:value="0.938325991189427" calcext:value-type="float">
            <text:p>0.938325991189427</text:p>
          </table:table-cell>
          <table:table-cell office:value-type="float" office:value="0.986784140969163" calcext:value-type="float">
            <text:p>0.986784140969163</text:p>
          </table:table-cell>
          <table:table-cell office:value-type="float" office:value="0.977973568281938" calcext:value-type="float">
            <text:p>0.977973568281938</text:p>
          </table:table-cell>
        </table:table-row>
        <table:table-row table:style-name="ro1">
          <table:table-cell office:value-type="string" calcext:value-type="string">
            <text:p>OneDeclarationPerLine</text:p>
          </table:table-cell>
          <table:table-cell office:value-type="float" office:value="0.120306009130918" calcext:value-type="float">
            <text:p>0.120306009130918</text:p>
          </table:table-cell>
          <table:table-cell office:value-type="float" office:value="0.123349648336281" calcext:value-type="float">
            <text:p>0.123349648336281</text:p>
          </table:table-cell>
          <table:table-cell office:value-type="float" office:value="0.122033480031259" calcext:value-type="float">
            <text:p>0.122033480031259</text:p>
          </table:table-cell>
          <table:table-cell office:value-type="float" office:value="0.123596429893473" calcext:value-type="float">
            <text:p>0.123596429893473</text:p>
          </table:table-cell>
          <table:table-cell office:value-type="float" office:value="0.127668325587134" calcext:value-type="float">
            <text:p>0.127668325587134</text:p>
          </table:table-cell>
          <table:table-cell office:value-type="float" office:value="0.125981984946325" calcext:value-type="float">
            <text:p>0.125981984946325</text:p>
          </table:table-cell>
        </table:table-row>
        <table:table-row table:style-name="ro1">
          <table:table-cell office:value-type="string" calcext:value-type="string">
            <text:p>OnlyOneReturn</text:p>
          </table:table-cell>
          <table:table-cell office:value-type="float" office:value="0.872543668122271" calcext:value-type="float">
            <text:p>0.872543668122271</text:p>
          </table:table-cell>
          <table:table-cell office:value-type="float" office:value="0.943777292576419" calcext:value-type="float">
            <text:p>0.943777292576419</text:p>
          </table:table-cell>
          <table:table-cell office:value-type="float" office:value="0.925764192139738" calcext:value-type="float">
            <text:p>0.925764192139738</text:p>
          </table:table-cell>
          <table:table-cell office:value-type="float" office:value="0.893831877729258" calcext:value-type="float">
            <text:p>0.893831877729258</text:p>
          </table:table-cell>
          <table:table-cell office:value-type="float" office:value="1.02756550218341" calcext:value-type="float">
            <text:p>1.02756550218341</text:p>
          </table:table-cell>
          <table:table-cell office:value-type="float" office:value="0.906386462882096" calcext:value-type="float">
            <text:p>0.906386462882096</text:p>
          </table:table-cell>
        </table:table-row>
        <table:table-row table:style-name="ro1">
          <table:table-cell office:value-type="string" calcext:value-type="string">
            <text:p>OptimizableToArrayCall</text:p>
          </table:table-cell>
          <table:table-cell office:value-type="float" office:value="1.62385418887231" calcext:value-type="float">
            <text:p>1.62385418887231</text:p>
          </table:table-cell>
          <table:table-cell office:value-type="float" office:value="1.59273076103176" calcext:value-type="float">
            <text:p>1.59273076103176</text:p>
          </table:table-cell>
          <table:table-cell office:value-type="float" office:value="1.58686847154125" calcext:value-type="float">
            <text:p>1.58686847154125</text:p>
          </table:table-cell>
          <table:table-cell office:value-type="float" office:value="1.69910466851418" calcext:value-type="float">
            <text:p>1.69910466851418</text:p>
          </table:table-cell>
          <table:table-cell office:value-type="float" office:value="1.77179705819655" calcext:value-type="float">
            <text:p>1.77179705819655</text:p>
          </table:table-cell>
          <table:table-cell office:value-type="float" office:value="1.57002771264123" calcext:value-type="float">
            <text:p>1.57002771264123</text:p>
          </table:table-cell>
        </table:table-row>
        <table:table-row table:style-name="ro1">
          <table:table-cell office:value-type="string" calcext:value-type="string">
            <text:p>OverrideBothEqualsAndHashcode</text:p>
          </table:table-cell>
          <table:table-cell office:value-type="float" office:value="0.816061106523534" calcext:value-type="float">
            <text:p>0.816061106523534</text:p>
          </table:table-cell>
          <table:table-cell office:value-type="float" office:value="0.933526011560694" calcext:value-type="float">
            <text:p>0.933526011560694</text:p>
          </table:table-cell>
          <table:table-cell office:value-type="float" office:value="0.874277456647399" calcext:value-type="float">
            <text:p>0.874277456647399</text:p>
          </table:table-cell>
          <table:table-cell office:value-type="float" office:value="0.798513625103221" calcext:value-type="float">
            <text:p>0.798513625103221</text:p>
          </table:table-cell>
          <table:table-cell office:value-type="float" office:value="0.80429397192403" calcext:value-type="float">
            <text:p>0.80429397192403</text:p>
          </table:table-cell>
          <table:table-cell office:value-type="float" office:value="0.804500412881916" calcext:value-type="float">
            <text:p>0.804500412881916</text:p>
          </table:table-cell>
        </table:table-row>
        <table:table-row table:style-name="ro1">
          <table:table-cell office:value-type="string" calcext:value-type="string">
            <text:p>PackageCase</text:p>
          </table:table-cell>
          <table:table-cell office:value-type="float" office:value="1.33262711864407" calcext:value-type="float">
            <text:p>1.33262711864407</text:p>
          </table:table-cell>
          <table:table-cell office:value-type="float" office:value="1.36016949152542" calcext:value-type="float">
            <text:p>1.36016949152542</text:p>
          </table:table-cell>
          <table:table-cell office:value-type="float" office:value="1.32203389830508" calcext:value-type="float">
            <text:p>1.32203389830508</text:p>
          </table:table-cell>
          <table:table-cell office:value-type="float" office:value="1.33686440677966" calcext:value-type="float">
            <text:p>1.33686440677966</text:p>
          </table:table-cell>
          <table:table-cell office:value-type="float" office:value="1.3135593220339" calcext:value-type="float">
            <text:p>1.3135593220339</text:p>
          </table:table-cell>
          <table:table-cell office:value-type="float" office:value="1.33686440677966" calcext:value-type="float">
            <text:p>1.33686440677966</text:p>
          </table:table-cell>
        </table:table-row>
        <table:table-row table:style-name="ro1">
          <table:table-cell office:value-type="string" calcext:value-type="string">
            <text:p>PositionLiteralsFirstInCaseInsensitiveComparisons</text:p>
          </table:table-cell>
          <table:table-cell office:value-type="float" office:value="3.05606473453885" calcext:value-type="float">
            <text:p>3.05606473453885</text:p>
          </table:table-cell>
          <table:table-cell office:value-type="float" office:value="3.05664272149286" calcext:value-type="float">
            <text:p>3.05664272149286</text:p>
          </table:table-cell>
          <table:table-cell office:value-type="float" office:value="0.120138716868962" calcext:value-type="float">
            <text:p>0.120138716868962</text:p>
          </table:table-cell>
          <table:table-cell office:value-type="float" office:value="0.119313021220378" calcext:value-type="float">
            <text:p>0.119313021220378</text:p>
          </table:table-cell>
          <table:table-cell office:value-type="float" office:value="0.121046982082404" calcext:value-type="float">
            <text:p>0.121046982082404</text:p>
          </table:table-cell>
          <table:table-cell office:value-type="float" office:value="0.128560812484518" calcext:value-type="float">
            <text:p>0.128560812484518</text:p>
          </table:table-cell>
        </table:table-row>
        <table:table-row table:style-name="ro1">
          <table:table-cell office:value-type="string" calcext:value-type="string">
            <text:p>PositionLiteralsFirstInComparisons</text:p>
          </table:table-cell>
          <table:table-cell office:value-type="float" office:value="3.23580668343514" calcext:value-type="float">
            <text:p>3.23580668343514</text:p>
          </table:table-cell>
          <table:table-cell office:value-type="float" office:value="3.29266978081207" calcext:value-type="float">
            <text:p>3.29266978081207</text:p>
          </table:table-cell>
          <table:table-cell office:value-type="float" office:value="0.100161696011498" calcext:value-type="float">
            <text:p>0.100161696011498</text:p>
          </table:table-cell>
          <table:table-cell office:value-type="float" office:value="0.096478620194035" calcext:value-type="float">
            <text:p>0.096478620194035</text:p>
          </table:table-cell>
          <table:table-cell office:value-type="float" office:value="0.098275242544017" calcext:value-type="float">
            <text:p>0.098275242544017</text:p>
          </table:table-cell>
          <table:table-cell office:value-type="float" office:value="0.104293927416457" calcext:value-type="float">
            <text:p>0.104293927416457</text:p>
          </table:table-cell>
        </table:table-row>
        <table:table-row table:style-name="ro1">
          <table:table-cell office:value-type="string" calcext:value-type="string">
            <text:p>PrematureDeclaration</text:p>
          </table:table-cell>
          <table:table-cell office:value-type="float" office:value="0.911879184181847" calcext:value-type="float">
            <text:p>0.911879184181847</text:p>
          </table:table-cell>
          <table:table-cell office:value-type="float" office:value="0.892884944729877" calcext:value-type="float">
            <text:p>0.892884944729877</text:p>
          </table:table-cell>
          <table:table-cell office:value-type="float" office:value="1.05713840884322" calcext:value-type="float">
            <text:p>1.05713840884322</text:p>
          </table:table-cell>
          <table:table-cell office:value-type="float" office:value="0.927915304374903" calcext:value-type="float">
            <text:p>0.927915304374903</text:p>
          </table:table-cell>
          <table:table-cell office:value-type="float" office:value="0.922154756344387" calcext:value-type="float">
            <text:p>0.922154756344387</text:p>
          </table:table-cell>
          <table:table-cell office:value-type="float" office:value="0.892262182780632" calcext:value-type="float">
            <text:p>0.892262182780632</text:p>
          </table:table-cell>
        </table:table-row>
        <table:table-row table:style-name="ro1">
          <table:table-cell office:value-type="string" calcext:value-type="string">
            <text:p>PreserveStackTrace</text:p>
          </table:table-cell>
          <table:table-cell office:value-type="float" office:value="0.880442804428044" calcext:value-type="float">
            <text:p>0.880442804428044</text:p>
          </table:table-cell>
          <table:table-cell office:value-type="float" office:value="0.910209102091021" calcext:value-type="float">
            <text:p>0.910209102091021</text:p>
          </table:table-cell>
          <table:table-cell office:value-type="float" office:value="0.917589175891759" calcext:value-type="float">
            <text:p>0.917589175891759</text:p>
          </table:table-cell>
          <table:table-cell office:value-type="float" office:value="0.912423124231242" calcext:value-type="float">
            <text:p>0.912423124231242</text:p>
          </table:table-cell>
          <table:table-cell office:value-type="float" office:value="0.915375153751537" calcext:value-type="float">
            <text:p>0.915375153751537</text:p>
          </table:table-cell>
          <table:table-cell office:value-type="float" office:value="0.943419434194342" calcext:value-type="float">
            <text:p>0.943419434194342</text:p>
          </table:table-cell>
        </table:table-row>
        <table:table-row table:style-name="ro1">
          <table:table-cell office:value-type="string" calcext:value-type="string">
            <text:p>ProperCloneImplementation</text:p>
          </table:table-cell>
          <table:table-cell office:value-type="float" office:value="0.106395696353855" calcext:value-type="float">
            <text:p>0.106395696353855</text:p>
          </table:table-cell>
          <table:table-cell office:value-type="float" office:value="0.099222952779438" calcext:value-type="float">
            <text:p>0.099222952779438</text:p>
          </table:table-cell>
          <table:table-cell office:value-type="float" office:value="0.10818888224746" calcext:value-type="float">
            <text:p>0.10818888224746</text:p>
          </table:table-cell>
          <table:table-cell office:value-type="float" office:value="0.10400478182905" calcext:value-type="float">
            <text:p>0.10400478182905</text:p>
          </table:table-cell>
          <table:table-cell office:value-type="float" office:value="0.12910938433951" calcext:value-type="float">
            <text:p>0.12910938433951</text:p>
          </table:table-cell>
          <table:table-cell office:value-type="float" office:value="0.102809324566647" calcext:value-type="float">
            <text:p>0.102809324566647</text:p>
          </table:table-cell>
        </table:table-row>
        <table:table-row table:style-name="ro1">
          <table:table-cell office:value-type="string" calcext:value-type="string">
            <text:p>ProperLogger</text:p>
          </table:table-cell>
          <table:table-cell office:value-type="float" office:value="0.816397087568413" calcext:value-type="float">
            <text:p>0.816397087568413</text:p>
          </table:table-cell>
          <table:table-cell office:value-type="float" office:value="0.818315089913995" calcext:value-type="float">
            <text:p>0.818315089913995</text:p>
          </table:table-cell>
          <table:table-cell office:value-type="float" office:value="0.806086297888976" calcext:value-type="float">
            <text:p>0.806086297888976</text:p>
          </table:table-cell>
          <table:table-cell office:value-type="float" office:value="0.80311767005473" calcext:value-type="float">
            <text:p>0.80311767005473</text:p>
          </table:table-cell>
          <table:table-cell office:value-type="float" office:value="0.87302091477717" calcext:value-type="float">
            <text:p>0.87302091477717</text:p>
          </table:table-cell>
          <table:table-cell office:value-type="float" office:value="0.854011923377639" calcext:value-type="float">
            <text:p>0.854011923377639</text:p>
          </table:table-cell>
        </table:table-row>
        <table:table-row table:style-name="ro1">
          <table:table-cell office:value-type="string" calcext:value-type="string">
            <text:p>RedundantFieldInitializer</text:p>
          </table:table-cell>
          <table:table-cell office:value-type="float" office:value="1.00680272108844" calcext:value-type="float">
            <text:p>1.00680272108844</text:p>
          </table:table-cell>
          <table:table-cell office:value-type="float" office:value="1.0578231292517" calcext:value-type="float">
            <text:p>1.0578231292517</text:p>
          </table:table-cell>
          <table:table-cell office:value-type="float" office:value="1.05442176870748" calcext:value-type="float">
            <text:p>1.05442176870748</text:p>
          </table:table-cell>
          <table:table-cell office:value-type="float" office:value="0.982993197278912" calcext:value-type="float">
            <text:p>0.982993197278912</text:p>
          </table:table-cell>
          <table:table-cell office:value-type="float" office:value="1.22789115646259" calcext:value-type="float">
            <text:p>1.22789115646259</text:p>
          </table:table-cell>
          <table:table-cell office:value-type="float" office:value="1.00680272108844" calcext:value-type="float">
            <text:p>1.00680272108844</text:p>
          </table:table-cell>
        </table:table-row>
        <table:table-row table:style-name="ro1">
          <table:table-cell office:value-type="string" calcext:value-type="string">
            <text:p>RemoteInterfaceNamingConvention</text:p>
          </table:table-cell>
          <table:table-cell office:value-type="float" office:value="1.44888888888889" calcext:value-type="float">
            <text:p>1.44888888888889</text:p>
          </table:table-cell>
          <table:table-cell office:value-type="float" office:value="1.48888888888889" calcext:value-type="float">
            <text:p>1.48888888888889</text:p>
          </table:table-cell>
          <table:table-cell office:value-type="float" office:value="2.81777777777778" calcext:value-type="float">
            <text:p>2.81777777777778</text:p>
          </table:table-cell>
          <table:table-cell office:value-type="float" office:value="2.13333333333333" calcext:value-type="float">
            <text:p>2.13333333333333</text:p>
          </table:table-cell>
          <table:table-cell table:number-columns-repeated="2" office:value-type="float" office:value="1.51111111111111" calcext:value-type="float">
            <text:p>1.51111111111111</text:p>
          </table:table-cell>
        </table:table-row>
        <table:table-row table:style-name="ro1">
          <table:table-cell office:value-type="string" calcext:value-type="string">
            <text:p>RemoteSessionInterfaceNamingConvention</text:p>
          </table:table-cell>
          <table:table-cell office:value-type="float" office:value="1.31840796019901" calcext:value-type="float">
            <text:p>1.31840796019901</text:p>
          </table:table-cell>
          <table:table-cell office:value-type="float" office:value="1.38805970149254" calcext:value-type="float">
            <text:p>1.38805970149254</text:p>
          </table:table-cell>
          <table:table-cell office:value-type="float" office:value="1.41293532338308" calcext:value-type="float">
            <text:p>1.41293532338308</text:p>
          </table:table-cell>
          <table:table-cell office:value-type="float" office:value="1.41791044776119" calcext:value-type="float">
            <text:p>1.41791044776119</text:p>
          </table:table-cell>
          <table:table-cell office:value-type="float" office:value="1.36318407960199" calcext:value-type="float">
            <text:p>1.36318407960199</text:p>
          </table:table-cell>
          <table:table-cell office:value-type="float" office:value="1.90049751243781" calcext:value-type="float">
            <text:p>1.90049751243781</text:p>
          </table:table-cell>
        </table:table-row>
        <table:table-row table:style-name="ro1">
          <table:table-cell office:value-type="string" calcext:value-type="string">
            <text:p>ReplaceEnumerationWithIterator</text:p>
          </table:table-cell>
          <table:table-cell office:value-type="float" office:value="1.20149253731343" calcext:value-type="float">
            <text:p>1.20149253731343</text:p>
          </table:table-cell>
          <table:table-cell office:value-type="float" office:value="1.28358208955224" calcext:value-type="float">
            <text:p>1.28358208955224</text:p>
          </table:table-cell>
          <table:table-cell office:value-type="float" office:value="1.42537313432836" calcext:value-type="float">
            <text:p>1.42537313432836</text:p>
          </table:table-cell>
          <table:table-cell office:value-type="float" office:value="1.34328358208955" calcext:value-type="float">
            <text:p>1.34328358208955</text:p>
          </table:table-cell>
          <table:table-cell table:number-columns-repeated="2" office:value-type="float" office:value="1.44776119402985" calcext:value-type="float">
            <text:p>1.44776119402985</text:p>
          </table:table-cell>
        </table:table-row>
        <table:table-row table:style-name="ro1">
          <table:table-cell office:value-type="string" calcext:value-type="string">
            <text:p>ReplaceHashtableWithMap</text:p>
          </table:table-cell>
          <table:table-cell office:value-type="float" office:value="1.46894161556918" calcext:value-type="float">
            <text:p>1.46894161556918</text:p>
          </table:table-cell>
          <table:table-cell office:value-type="float" office:value="1.39856038389763" calcext:value-type="float">
            <text:p>1.39856038389763</text:p>
          </table:table-cell>
          <table:table-cell office:value-type="float" office:value="1.52705945081312" calcext:value-type="float">
            <text:p>1.52705945081312</text:p>
          </table:table-cell>
          <table:table-cell office:value-type="float" office:value="1.52839242868568" calcext:value-type="float">
            <text:p>1.52839242868568</text:p>
          </table:table-cell>
          <table:table-cell office:value-type="float" office:value="1.57744601439616" calcext:value-type="float">
            <text:p>1.57744601439616</text:p>
          </table:table-cell>
          <table:table-cell office:value-type="float" office:value="1.39082911223674" calcext:value-type="float">
            <text:p>1.39082911223674</text:p>
          </table:table-cell>
        </table:table-row>
        <table:table-row table:style-name="ro1">
          <table:table-cell office:value-type="string" calcext:value-type="string">
            <text:p>ReplaceVectorWithList</text:p>
          </table:table-cell>
          <table:table-cell office:value-type="float" office:value="1.4198861934711" calcext:value-type="float">
            <text:p>1.4198861934711</text:p>
          </table:table-cell>
          <table:table-cell office:value-type="float" office:value="1.55106319257263" calcext:value-type="float">
            <text:p>1.55106319257263</text:p>
          </table:table-cell>
          <table:table-cell office:value-type="float" office:value="1.50254567235699" calcext:value-type="float">
            <text:p>1.50254567235699</text:p>
          </table:table-cell>
          <table:table-cell office:value-type="float" office:value="1.47379454926625" calcext:value-type="float">
            <text:p>1.47379454926625</text:p>
          </table:table-cell>
          <table:table-cell office:value-type="float" office:value="1.64001197963462" calcext:value-type="float">
            <text:p>1.64001197963462</text:p>
          </table:table-cell>
          <table:table-cell office:value-type="float" office:value="1.4513327343516" calcext:value-type="float">
            <text:p>1.4513327343516</text:p>
          </table:table-cell>
        </table:table-row>
        <table:table-row table:style-name="ro1">
          <table:table-cell office:value-type="string" calcext:value-type="string">
            <text:p>ReturnEmptyArrayRatherThanNull</text:p>
          </table:table-cell>
          <table:table-cell office:value-type="float" office:value="1.23505323505324" calcext:value-type="float">
            <text:p>1.23505323505324</text:p>
          </table:table-cell>
          <table:table-cell office:value-type="float" office:value="1.24324324324324" calcext:value-type="float">
            <text:p>1.24324324324324</text:p>
          </table:table-cell>
          <table:table-cell office:value-type="float" office:value="1.28583128583129" calcext:value-type="float">
            <text:p>1.28583128583129</text:p>
          </table:table-cell>
          <table:table-cell office:value-type="float" office:value="1.25552825552826" calcext:value-type="float">
            <text:p>1.25552825552826</text:p>
          </table:table-cell>
          <table:table-cell office:value-type="float" office:value="1.34234234234234" calcext:value-type="float">
            <text:p>1.34234234234234</text:p>
          </table:table-cell>
          <table:table-cell office:value-type="float" office:value="1.42260442260442" calcext:value-type="float">
            <text:p>1.42260442260442</text:p>
          </table:table-cell>
        </table:table-row>
        <table:table-row table:style-name="ro1">
          <table:table-cell office:value-type="string" calcext:value-type="string">
            <text:p>ReturnFromFinallyBlock</text:p>
          </table:table-cell>
          <table:table-cell office:value-type="float" office:value="0.173301671555618" calcext:value-type="float">
            <text:p>0.173301671555618</text:p>
          </table:table-cell>
          <table:table-cell office:value-type="float" office:value="0.174000093122876" calcext:value-type="float">
            <text:p>0.174000093122876</text:p>
          </table:table-cell>
          <table:table-cell office:value-type="float" office:value="0.180285887228198" calcext:value-type="float">
            <text:p>0.180285887228198</text:p>
          </table:table-cell>
          <table:table-cell office:value-type="float" office:value="0.177399078083531" calcext:value-type="float">
            <text:p>0.177399078083531</text:p>
          </table:table-cell>
          <table:table-cell office:value-type="float" office:value="0.186525119895702" calcext:value-type="float">
            <text:p>0.186525119895702</text:p>
          </table:table-cell>
          <table:table-cell office:value-type="float" office:value="0.18424360944266" calcext:value-type="float">
            <text:p>0.18424360944266</text:p>
          </table:table-cell>
        </table:table-row>
        <table:table-row table:style-name="ro1">
          <table:table-cell office:value-type="string" calcext:value-type="string">
            <text:p>ShortClassName</text:p>
          </table:table-cell>
          <table:table-cell office:value-type="float" office:value="1.44227005870842" calcext:value-type="float">
            <text:p>1.44227005870842</text:p>
          </table:table-cell>
          <table:table-cell office:value-type="float" office:value="1.50097847358121" calcext:value-type="float">
            <text:p>1.50097847358121</text:p>
          </table:table-cell>
          <table:table-cell office:value-type="float" office:value="1.52250489236791" calcext:value-type="float">
            <text:p>1.52250489236791</text:p>
          </table:table-cell>
          <table:table-cell office:value-type="float" office:value="1.58317025440313" calcext:value-type="float">
            <text:p>1.58317025440313</text:p>
          </table:table-cell>
          <table:table-cell office:value-type="float" office:value="1.49706457925636" calcext:value-type="float">
            <text:p>1.49706457925636</text:p>
          </table:table-cell>
          <table:table-cell office:value-type="float" office:value="1.47553816046967" calcext:value-type="float">
            <text:p>1.47553816046967</text:p>
          </table:table-cell>
        </table:table-row>
        <table:table-row table:style-name="ro1">
          <table:table-cell office:value-type="string" calcext:value-type="string">
            <text:p>ShortInstantiation</text:p>
          </table:table-cell>
          <table:table-cell office:value-type="float" office:value="1.69411764705882" calcext:value-type="float">
            <text:p>1.69411764705882</text:p>
          </table:table-cell>
          <table:table-cell office:value-type="float" office:value="1.70718954248366" calcext:value-type="float">
            <text:p>1.70718954248366</text:p>
          </table:table-cell>
          <table:table-cell office:value-type="float" office:value="2.33856209150327" calcext:value-type="float">
            <text:p>2.33856209150327</text:p>
          </table:table-cell>
          <table:table-cell office:value-type="float" office:value="1.91633986928105" calcext:value-type="float">
            <text:p>1.91633986928105</text:p>
          </table:table-cell>
          <table:table-cell office:value-type="float" office:value="2.57516339869281" calcext:value-type="float">
            <text:p>2.57516339869281</text:p>
          </table:table-cell>
          <table:table-cell office:value-type="float" office:value="1.69542483660131" calcext:value-type="float">
            <text:p>1.69542483660131</text:p>
          </table:table-cell>
        </table:table-row>
        <table:table-row table:style-name="ro1">
          <table:table-cell office:value-type="string" calcext:value-type="string">
            <text:p>ShortMethodName</text:p>
          </table:table-cell>
          <table:table-cell office:value-type="float" office:value="1.36100386100386" calcext:value-type="float">
            <text:p>1.36100386100386</text:p>
          </table:table-cell>
          <table:table-cell office:value-type="float" office:value="1.38899613899614" calcext:value-type="float">
            <text:p>1.38899613899614</text:p>
          </table:table-cell>
          <table:table-cell office:value-type="float" office:value="1.43388030888031" calcext:value-type="float">
            <text:p>1.43388030888031</text:p>
          </table:table-cell>
          <table:table-cell office:value-type="float" office:value="1.42277992277992" calcext:value-type="float">
            <text:p>1.42277992277992</text:p>
          </table:table-cell>
          <table:table-cell office:value-type="float" office:value="1.43918918918919" calcext:value-type="float">
            <text:p>1.43918918918919</text:p>
          </table:table-cell>
          <table:table-cell office:value-type="float" office:value="1.60762548262548" calcext:value-type="float">
            <text:p>1.60762548262548</text:p>
          </table:table-cell>
        </table:table-row>
        <table:table-row table:style-name="ro1">
          <table:table-cell office:value-type="string" calcext:value-type="string">
            <text:p>ShortVariable</text:p>
          </table:table-cell>
          <table:table-cell office:value-type="float" office:value="0.464027319557794" calcext:value-type="float">
            <text:p>0.464027319557794</text:p>
          </table:table-cell>
          <table:table-cell office:value-type="float" office:value="0.481738727788389" calcext:value-type="float">
            <text:p>0.481738727788389</text:p>
          </table:table-cell>
          <table:table-cell office:value-type="float" office:value="0.484111824969613" calcext:value-type="float">
            <text:p>0.484111824969613</text:p>
          </table:table-cell>
          <table:table-cell office:value-type="float" office:value="0.488394975979626" calcext:value-type="float">
            <text:p>0.488394975979626</text:p>
          </table:table-cell>
          <table:table-cell office:value-type="float" office:value="0.499739538114256" calcext:value-type="float">
            <text:p>0.499739538114256</text:p>
          </table:table-cell>
          <table:table-cell office:value-type="float" office:value="0.534409909127742" calcext:value-type="float">
            <text:p>0.534409909127742</text:p>
          </table:table-cell>
        </table:table-row>
        <table:table-row table:style-name="ro1">
          <table:table-cell office:value-type="string" calcext:value-type="string">
            <text:p>SignatureDeclareThrowsException</text:p>
          </table:table-cell>
          <table:table-cell office:value-type="float" office:value="0.953702067503092" calcext:value-type="float">
            <text:p>0.953702067503092</text:p>
          </table:table-cell>
          <table:table-cell office:value-type="float" office:value="0.908817812334335" calcext:value-type="float">
            <text:p>0.908817812334335</text:p>
          </table:table-cell>
          <table:table-cell office:value-type="float" office:value="0.982859162396183" calcext:value-type="float">
            <text:p>0.982859162396183</text:p>
          </table:table-cell>
          <table:table-cell office:value-type="float" office:value="0.935324262237144" calcext:value-type="float">
            <text:p>0.935324262237144</text:p>
          </table:table-cell>
          <table:table-cell office:value-type="float" office:value="0.994698710019438" calcext:value-type="float">
            <text:p>0.994698710019438</text:p>
          </table:table-cell>
          <table:table-cell office:value-type="float" office:value="0.936384520233257" calcext:value-type="float">
            <text:p>0.936384520233257</text:p>
          </table:table-cell>
        </table:table-row>
        <table:table-row table:style-name="ro1">
          <table:table-cell office:value-type="string" calcext:value-type="string">
            <text:p>SimpleDateFormatNeedsLocale</text:p>
          </table:table-cell>
          <table:table-cell office:value-type="float" office:value="1.69264544456641" calcext:value-type="float">
            <text:p>1.69264544456641</text:p>
          </table:table-cell>
          <table:table-cell office:value-type="float" office:value="1.99780461031833" calcext:value-type="float">
            <text:p>1.99780461031833</text:p>
          </table:table-cell>
          <table:table-cell office:value-type="float" office:value="1.7563117453348" calcext:value-type="float">
            <text:p>1.7563117453348</text:p>
          </table:table-cell>
          <table:table-cell office:value-type="float" office:value="1.7145993413831" calcext:value-type="float">
            <text:p>1.7145993413831</text:p>
          </table:table-cell>
          <table:table-cell office:value-type="float" office:value="1.78375411635565" calcext:value-type="float">
            <text:p>1.78375411635565</text:p>
          </table:table-cell>
          <table:table-cell office:value-type="float" office:value="1.66959385290889" calcext:value-type="float">
            <text:p>1.66959385290889</text:p>
          </table:table-cell>
        </table:table-row>
        <table:table-row table:style-name="ro1">
          <table:table-cell office:value-type="string" calcext:value-type="string">
            <text:p>SimplifiedTernary</text:p>
          </table:table-cell>
          <table:table-cell office:value-type="float" office:value="1.03870967741936" calcext:value-type="float">
            <text:p>1.03870967741936</text:p>
          </table:table-cell>
          <table:table-cell office:value-type="float" office:value="1.12903225806452" calcext:value-type="float">
            <text:p>1.12903225806452</text:p>
          </table:table-cell>
          <table:table-cell office:value-type="float" office:value="1.09032258064516" calcext:value-type="float">
            <text:p>1.09032258064516</text:p>
          </table:table-cell>
          <table:table-cell office:value-type="float" office:value="1.07096774193548" calcext:value-type="float">
            <text:p>1.07096774193548</text:p>
          </table:table-cell>
          <table:table-cell office:value-type="float" office:value="1.15483870967742" calcext:value-type="float">
            <text:p>1.15483870967742</text:p>
          </table:table-cell>
          <table:table-cell office:value-type="float" office:value="1.08387096774194" calcext:value-type="float">
            <text:p>1.08387096774194</text:p>
          </table:table-cell>
        </table:table-row>
        <table:table-row table:style-name="ro1">
          <table:table-cell office:value-type="string" calcext:value-type="string">
            <text:p>SimplifyBooleanAssertion</text:p>
          </table:table-cell>
          <table:table-cell office:value-type="float" office:value="0.09234124006221" calcext:value-type="float">
            <text:p>0.09234124006221</text:p>
          </table:table-cell>
          <table:table-cell office:value-type="float" office:value="0.094364144561541" calcext:value-type="float">
            <text:p>0.094364144561541</text:p>
          </table:table-cell>
          <table:table-cell office:value-type="float" office:value="0.094108562541464" calcext:value-type="float">
            <text:p>0.094108562541464</text:p>
          </table:table-cell>
          <table:table-cell office:value-type="float" office:value="0.094755674464637" calcext:value-type="float">
            <text:p>0.094755674464637</text:p>
          </table:table-cell>
          <table:table-cell office:value-type="float" office:value="0.095506106778905" calcext:value-type="float">
            <text:p>0.095506106778905</text:p>
          </table:table-cell>
          <table:table-cell office:value-type="float" office:value="0.093999804235049" calcext:value-type="float">
            <text:p>0.093999804235049</text:p>
          </table:table-cell>
        </table:table-row>
        <table:table-row table:style-name="ro1">
          <table:table-cell office:value-type="string" calcext:value-type="string">
            <text:p>SimplifyBooleanExpressions</text:p>
          </table:table-cell>
          <table:table-cell office:value-type="float" office:value="1.42434210526316" calcext:value-type="float">
            <text:p>1.42434210526316</text:p>
          </table:table-cell>
          <table:table-cell office:value-type="float" office:value="1.46710526315789" calcext:value-type="float">
            <text:p>1.46710526315789</text:p>
          </table:table-cell>
          <table:table-cell office:value-type="float" office:value="2.11184210526316" calcext:value-type="float">
            <text:p>2.11184210526316</text:p>
          </table:table-cell>
          <table:table-cell office:value-type="float" office:value="1.47697368421053" calcext:value-type="float">
            <text:p>1.47697368421053</text:p>
          </table:table-cell>
          <table:table-cell office:value-type="float" office:value="1.55592105263158" calcext:value-type="float">
            <text:p>1.55592105263158</text:p>
          </table:table-cell>
          <table:table-cell office:value-type="float" office:value="1.45723684210526" calcext:value-type="float">
            <text:p>1.45723684210526</text:p>
          </table:table-cell>
        </table:table-row>
        <table:table-row table:style-name="ro1">
          <table:table-cell office:value-type="string" calcext:value-type="string">
            <text:p>SimplifyBooleanReturns</text:p>
          </table:table-cell>
          <table:table-cell office:value-type="float" office:value="0.99404052443385" calcext:value-type="float">
            <text:p>0.99404052443385</text:p>
          </table:table-cell>
          <table:table-cell office:value-type="float" office:value="1.01549463647199" calcext:value-type="float">
            <text:p>1.01549463647199</text:p>
          </table:table-cell>
          <table:table-cell office:value-type="float" office:value="1.02502979737783" calcext:value-type="float">
            <text:p>1.02502979737783</text:p>
          </table:table-cell>
          <table:table-cell office:value-type="float" office:value="1.01907032181168" calcext:value-type="float">
            <text:p>1.01907032181168</text:p>
          </table:table-cell>
          <table:table-cell office:value-type="float" office:value="1.03933253873659" calcext:value-type="float">
            <text:p>1.03933253873659</text:p>
          </table:table-cell>
          <table:table-cell office:value-type="float" office:value="1.03098927294398" calcext:value-type="float">
            <text:p>1.03098927294398</text:p>
          </table:table-cell>
        </table:table-row>
        <table:table-row table:style-name="ro1">
          <table:table-cell office:value-type="string" calcext:value-type="string">
            <text:p>SimplifyConditional</text:p>
          </table:table-cell>
          <table:table-cell office:value-type="float" office:value="1.8268940211526" calcext:value-type="float">
            <text:p>1.8268940211526</text:p>
          </table:table-cell>
          <table:table-cell office:value-type="float" office:value="1.8812864234837" calcext:value-type="float">
            <text:p>1.8812864234837</text:p>
          </table:table-cell>
          <table:table-cell office:value-type="float" office:value="1.97086121303691" calcext:value-type="float">
            <text:p>1.97086121303691</text:p>
          </table:table-cell>
          <table:table-cell office:value-type="float" office:value="1.72587955968055" calcext:value-type="float">
            <text:p>1.72587955968055</text:p>
          </table:table-cell>
          <table:table-cell office:value-type="float" office:value="1.92121735376646" calcext:value-type="float">
            <text:p>1.92121735376646</text:p>
          </table:table-cell>
          <table:table-cell office:value-type="float" office:value="1.82214547809195" calcext:value-type="float">
            <text:p>1.82214547809195</text:p>
          </table:table-cell>
        </table:table-row>
        <table:table-row table:style-name="ro1">
          <table:table-cell office:value-type="string" calcext:value-type="string">
            <text:p>SimplifyStartsWith</text:p>
          </table:table-cell>
          <table:table-cell office:value-type="float" office:value="1.07994123768134" calcext:value-type="float">
            <text:p>1.07994123768134</text:p>
          </table:table-cell>
          <table:table-cell office:value-type="float" office:value="1.05049886760115" calcext:value-type="float">
            <text:p>1.05049886760115</text:p>
          </table:table-cell>
          <table:table-cell office:value-type="float" office:value="1.10436432637571" calcext:value-type="float">
            <text:p>1.10436432637571</text:p>
          </table:table-cell>
          <table:table-cell office:value-type="float" office:value="0.988676011507621" calcext:value-type="float">
            <text:p>0.988676011507621</text:p>
          </table:table-cell>
          <table:table-cell office:value-type="float" office:value="1.11789190181796" calcext:value-type="float">
            <text:p>1.11789190181796</text:p>
          </table:table-cell>
          <table:table-cell office:value-type="float" office:value="1.02619820040399" calcext:value-type="float">
            <text:p>1.02619820040399</text:p>
          </table:table-cell>
        </table:table-row>
        <table:table-row table:style-name="ro1">
          <table:table-cell office:value-type="string" calcext:value-type="string">
            <text:p>SingleMethodSingleton</text:p>
          </table:table-cell>
          <table:table-cell office:value-type="float" office:value="0.899540307209328" calcext:value-type="float">
            <text:p>0.899540307209328</text:p>
          </table:table-cell>
          <table:table-cell office:value-type="float" office:value="0.943491422805247" calcext:value-type="float">
            <text:p>0.943491422805247</text:p>
          </table:table-cell>
          <table:table-cell office:value-type="float" office:value="0.930933961206413" calcext:value-type="float">
            <text:p>0.930933961206413</text:p>
          </table:table-cell>
          <table:table-cell office:value-type="float" office:value="0.97667899988788" calcext:value-type="float">
            <text:p>0.97667899988788</text:p>
          </table:table-cell>
          <table:table-cell office:value-type="float" office:value="0.985312254737078" calcext:value-type="float">
            <text:p>0.985312254737078</text:p>
          </table:table-cell>
          <table:table-cell office:value-type="float" office:value="0.952573158425832" calcext:value-type="float">
            <text:p>0.952573158425832</text:p>
          </table:table-cell>
        </table:table-row>
        <table:table-row table:style-name="ro1">
          <table:table-cell office:value-type="string" calcext:value-type="string">
            <text:p>SingletonClassReturningNewInstance</text:p>
          </table:table-cell>
          <table:table-cell office:value-type="float" office:value="0.990681576144835" calcext:value-type="float">
            <text:p>0.990681576144835</text:p>
          </table:table-cell>
          <table:table-cell office:value-type="float" office:value="0.939297124600639" calcext:value-type="float">
            <text:p>0.939297124600639</text:p>
          </table:table-cell>
          <table:table-cell office:value-type="float" office:value="0.970181043663472" calcext:value-type="float">
            <text:p>0.970181043663472</text:p>
          </table:table-cell>
          <table:table-cell office:value-type="float" office:value="1.0468583599574" calcext:value-type="float">
            <text:p>1.0468583599574</text:p>
          </table:table-cell>
          <table:table-cell office:value-type="float" office:value="0.964589989350373" calcext:value-type="float">
            <text:p>0.964589989350373</text:p>
          </table:table-cell>
          <table:table-cell office:value-type="float" office:value="0.963525026624068" calcext:value-type="float">
            <text:p>0.963525026624068</text:p>
          </table:table-cell>
        </table:table-row>
        <table:table-row table:style-name="ro1">
          <table:table-cell office:value-type="string" calcext:value-type="string">
            <text:p>SingularField</text:p>
          </table:table-cell>
          <table:table-cell office:value-type="float" office:value="0.407208456073471" calcext:value-type="float">
            <text:p>0.407208456073471</text:p>
          </table:table-cell>
          <table:table-cell office:value-type="float" office:value="0.425056316063074" calcext:value-type="float">
            <text:p>0.425056316063074</text:p>
          </table:table-cell>
          <table:table-cell office:value-type="float" office:value="0.41422630393346" calcext:value-type="float">
            <text:p>0.41422630393346</text:p>
          </table:table-cell>
          <table:table-cell office:value-type="float" office:value="0.384941951134985" calcext:value-type="float">
            <text:p>0.384941951134985</text:p>
          </table:table-cell>
          <table:table-cell office:value-type="float" office:value="0.423323514122336" calcext:value-type="float">
            <text:p>0.423323514122336</text:p>
          </table:table-cell>
          <table:table-cell office:value-type="float" office:value="0.392566279674233" calcext:value-type="float">
            <text:p>0.392566279674233</text:p>
          </table:table-cell>
        </table:table-row>
        <table:table-row table:style-name="ro1">
          <table:table-cell office:value-type="string" calcext:value-type="string">
            <text:p>StaticEJBFieldShouldBeFinal</text:p>
          </table:table-cell>
          <table:table-cell office:value-type="float" office:value="0.944767441860465" calcext:value-type="float">
            <text:p>0.944767441860465</text:p>
          </table:table-cell>
          <table:table-cell office:value-type="float" office:value="0.968023255813954" calcext:value-type="float">
            <text:p>0.968023255813954</text:p>
          </table:table-cell>
          <table:table-cell office:value-type="float" office:value="0.936046511627907" calcext:value-type="float">
            <text:p>0.936046511627907</text:p>
          </table:table-cell>
          <table:table-cell table:number-columns-repeated="2" office:value-type="float" office:value="0.965116279069767" calcext:value-type="float">
            <text:p>0.965116279069767</text:p>
          </table:table-cell>
          <table:table-cell office:value-type="float" office:value="0.928779069767442" calcext:value-type="float">
            <text:p>0.928779069767442</text:p>
          </table:table-cell>
        </table:table-row>
        <table:table-row table:style-name="ro1">
          <table:table-cell office:value-type="string" calcext:value-type="string">
            <text:p>StringBufferInstantiationWithChar</text:p>
          </table:table-cell>
          <table:table-cell office:value-type="float" office:value="1.290036900369" calcext:value-type="float">
            <text:p>1.290036900369</text:p>
          </table:table-cell>
          <table:table-cell office:value-type="float" office:value="1.48634686346863" calcext:value-type="float">
            <text:p>1.48634686346863</text:p>
          </table:table-cell>
          <table:table-cell office:value-type="float" office:value="1.51660516605166" calcext:value-type="float">
            <text:p>1.51660516605166</text:p>
          </table:table-cell>
          <table:table-cell office:value-type="float" office:value="1.309963099631" calcext:value-type="float">
            <text:p>1.309963099631</text:p>
          </table:table-cell>
          <table:table-cell office:value-type="float" office:value="1.3520295202952" calcext:value-type="float">
            <text:p>1.3520295202952</text:p>
          </table:table-cell>
          <table:table-cell office:value-type="float" office:value="1.30332103321033" calcext:value-type="float">
            <text:p>1.30332103321033</text:p>
          </table:table-cell>
        </table:table-row>
        <table:table-row table:style-name="ro1">
          <table:table-cell office:value-type="string" calcext:value-type="string">
            <text:p>StringInstantiation</text:p>
          </table:table-cell>
          <table:table-cell office:value-type="float" office:value="1.16836734693878" calcext:value-type="float">
            <text:p>1.16836734693878</text:p>
          </table:table-cell>
          <table:table-cell office:value-type="float" office:value="1.04591836734694" calcext:value-type="float">
            <text:p>1.04591836734694</text:p>
          </table:table-cell>
          <table:table-cell office:value-type="float" office:value="1.07142857142857" calcext:value-type="float">
            <text:p>1.07142857142857</text:p>
          </table:table-cell>
          <table:table-cell office:value-type="float" office:value="0.989795918367347" calcext:value-type="float">
            <text:p>0.989795918367347</text:p>
          </table:table-cell>
          <table:table-cell office:value-type="float" office:value="1.12755102040816" calcext:value-type="float">
            <text:p>1.12755102040816</text:p>
          </table:table-cell>
          <table:table-cell office:value-type="float" office:value="1.14285714285714" calcext:value-type="float">
            <text:p>1.14285714285714</text:p>
          </table:table-cell>
        </table:table-row>
        <table:table-row table:style-name="ro1">
          <table:table-cell office:value-type="string" calcext:value-type="string">
            <text:p>StringToString</text:p>
          </table:table-cell>
          <table:table-cell office:value-type="float" office:value="0.976645862693779" calcext:value-type="float">
            <text:p>0.976645862693779</text:p>
          </table:table-cell>
          <table:table-cell office:value-type="float" office:value="0.953895711697201" calcext:value-type="float">
            <text:p>0.953895711697201</text:p>
          </table:table-cell>
          <table:table-cell office:value-type="float" office:value="1.0299979867123" calcext:value-type="float">
            <text:p>1.0299979867123</text:p>
          </table:table-cell>
          <table:table-cell office:value-type="float" office:value="0.935172136098248" calcext:value-type="float">
            <text:p>0.935172136098248</text:p>
          </table:table-cell>
          <table:table-cell office:value-type="float" office:value="1.0654318502114" calcext:value-type="float">
            <text:p>1.0654318502114</text:p>
          </table:table-cell>
          <table:table-cell office:value-type="float" office:value="1.03362190457016" calcext:value-type="float">
            <text:p>1.03362190457016</text:p>
          </table:table-cell>
        </table:table-row>
        <table:table-row table:style-name="ro1">
          <table:table-cell office:value-type="string" calcext:value-type="string">
            <text:p>SuspiciousEqualsMethodName</text:p>
          </table:table-cell>
          <table:table-cell office:value-type="float" office:value="1.93081180811808" calcext:value-type="float">
            <text:p>1.93081180811808</text:p>
          </table:table-cell>
          <table:table-cell office:value-type="float" office:value="2.16512915129151" calcext:value-type="float">
            <text:p>2.16512915129151</text:p>
          </table:table-cell>
          <table:table-cell office:value-type="float" office:value="1.89360393603936" calcext:value-type="float">
            <text:p>1.89360393603936</text:p>
          </table:table-cell>
          <table:table-cell office:value-type="float" office:value="2.21279212792128" calcext:value-type="float">
            <text:p>2.21279212792128</text:p>
          </table:table-cell>
          <table:table-cell office:value-type="float" office:value="2.00615006150062" calcext:value-type="float">
            <text:p>2.00615006150062</text:p>
          </table:table-cell>
          <table:table-cell office:value-type="float" office:value="2.11992619926199" calcext:value-type="float">
            <text:p>2.11992619926199</text:p>
          </table:table-cell>
        </table:table-row>
        <table:table-row table:style-name="ro1">
          <table:table-cell office:value-type="string" calcext:value-type="string">
            <text:p>SuspiciousHashcodeMethodName</text:p>
          </table:table-cell>
          <table:table-cell office:value-type="float" office:value="0.981507823613087" calcext:value-type="float">
            <text:p>0.981507823613087</text:p>
          </table:table-cell>
          <table:table-cell office:value-type="float" office:value="1.05917496443812" calcext:value-type="float">
            <text:p>1.05917496443812</text:p>
          </table:table-cell>
          <table:table-cell office:value-type="float" office:value="1.10753911806543" calcext:value-type="float">
            <text:p>1.10753911806543</text:p>
          </table:table-cell>
          <table:table-cell office:value-type="float" office:value="1.08961593172119" calcext:value-type="float">
            <text:p>1.08961593172119</text:p>
          </table:table-cell>
          <table:table-cell office:value-type="float" office:value="1.14822190611664" calcext:value-type="float">
            <text:p>1.14822190611664</text:p>
          </table:table-cell>
          <table:table-cell office:value-type="float" office:value="1.025320056899" calcext:value-type="float">
            <text:p>1.025320056899</text:p>
          </table:table-cell>
        </table:table-row>
        <table:table-row table:style-name="ro1">
          <table:table-cell office:value-type="string" calcext:value-type="string">
            <text:p>SuspiciousOctalEscape</text:p>
          </table:table-cell>
          <table:table-cell office:value-type="float" office:value="0.953718148725949" calcext:value-type="float">
            <text:p>0.953718148725949</text:p>
          </table:table-cell>
          <table:table-cell office:value-type="float" office:value="0.908996359854394" calcext:value-type="float">
            <text:p>0.908996359854394</text:p>
          </table:table-cell>
          <table:table-cell office:value-type="float" office:value="0.9399375975039" calcext:value-type="float">
            <text:p>0.9399375975039</text:p>
          </table:table-cell>
          <table:table-cell office:value-type="float" office:value="0.920696827873115" calcext:value-type="float">
            <text:p>0.920696827873115</text:p>
          </table:table-cell>
          <table:table-cell office:value-type="float" office:value="0.934217368694748" calcext:value-type="float">
            <text:p>0.934217368694748</text:p>
          </table:table-cell>
          <table:table-cell office:value-type="float" office:value="0.922516900676027" calcext:value-type="float">
            <text:p>0.922516900676027</text:p>
          </table:table-cell>
        </table:table-row>
        <table:table-row table:style-name="ro1">
          <table:table-cell office:value-type="string" calcext:value-type="string">
            <text:p>SwitchDensity</text:p>
          </table:table-cell>
          <table:table-cell office:value-type="float" office:value="0.999484270242393" calcext:value-type="float">
            <text:p>0.999484270242393</text:p>
          </table:table-cell>
          <table:table-cell office:value-type="float" office:value="0.957710159876225" calcext:value-type="float">
            <text:p>0.957710159876225</text:p>
          </table:table-cell>
          <table:table-cell office:value-type="float" office:value="1.03764827230531" calcext:value-type="float">
            <text:p>1.03764827230531</text:p>
          </table:table-cell>
          <table:table-cell office:value-type="float" office:value="0.958741619391439" calcext:value-type="float">
            <text:p>0.958741619391439</text:p>
          </table:table-cell>
          <table:table-cell office:value-type="float" office:value="1.22305312016503" calcext:value-type="float">
            <text:p>1.22305312016503</text:p>
          </table:table-cell>
          <table:table-cell office:value-type="float" office:value="0.975502836513667" calcext:value-type="float">
            <text:p>0.975502836513667</text:p>
          </table:table-cell>
        </table:table-row>
        <table:table-row table:style-name="ro1">
          <table:table-cell office:value-type="string" calcext:value-type="string">
            <text:p>SwitchStmtsShouldHaveDefault</text:p>
          </table:table-cell>
          <table:table-cell office:value-type="float" office:value="0.004984013541471" calcext:value-type="float">
            <text:p>0.004984013541471</text:p>
          </table:table-cell>
          <table:table-cell office:value-type="float" office:value="0.005454203498213" calcext:value-type="float">
            <text:p>0.005454203498213</text:p>
          </table:table-cell>
          <table:table-cell office:value-type="float" office:value="0.005360165506865" calcext:value-type="float">
            <text:p>0.005360165506865</text:p>
          </table:table-cell>
          <table:table-cell office:value-type="float" office:value="0.005078051532819" calcext:value-type="float">
            <text:p>0.005078051532819</text:p>
          </table:table-cell>
          <table:table-cell office:value-type="float" office:value="0.00564227948091" calcext:value-type="float">
            <text:p>0.00564227948091</text:p>
          </table:table-cell>
          <table:table-cell office:value-type="float" office:value="0.005360165506865" calcext:value-type="float">
            <text:p>0.005360165506865</text:p>
          </table:table-cell>
        </table:table-row>
        <table:table-row table:style-name="ro1">
          <table:table-cell office:value-type="string" calcext:value-type="string">
            <text:p>SystemPrintln</text:p>
          </table:table-cell>
          <table:table-cell office:value-type="float" office:value="1.35279886543756" calcext:value-type="float">
            <text:p>1.35279886543756</text:p>
          </table:table-cell>
          <table:table-cell office:value-type="float" office:value="1.30674897805956" calcext:value-type="float">
            <text:p>1.30674897805956</text:p>
          </table:table-cell>
          <table:table-cell office:value-type="float" office:value="1.40652373404522" calcext:value-type="float">
            <text:p>1.40652373404522</text:p>
          </table:table-cell>
          <table:table-cell office:value-type="float" office:value="1.3709852340035" calcext:value-type="float">
            <text:p>1.3709852340035</text:p>
          </table:table-cell>
          <table:table-cell office:value-type="float" office:value="1.37632435138066" calcext:value-type="float">
            <text:p>1.37632435138066</text:p>
          </table:table-cell>
          <table:table-cell office:value-type="float" office:value="1.36798198047885" calcext:value-type="float">
            <text:p>1.36798198047885</text:p>
          </table:table-cell>
        </table:table-row>
        <table:table-row table:style-name="ro1">
          <table:table-cell office:value-type="string" calcext:value-type="string">
            <text:p>TestClassWithoutTestCases</text:p>
          </table:table-cell>
          <table:table-cell office:value-type="float" office:value="0.285682618654713" calcext:value-type="float">
            <text:p>0.285682618654713</text:p>
          </table:table-cell>
          <table:table-cell office:value-type="float" office:value="0.297455727691436" calcext:value-type="float">
            <text:p>0.297455727691436</text:p>
          </table:table-cell>
          <table:table-cell office:value-type="float" office:value="0.287825423019137" calcext:value-type="float">
            <text:p>0.287825423019137</text:p>
          </table:table-cell>
          <table:table-cell office:value-type="float" office:value="0.283465924484619" calcext:value-type="float">
            <text:p>0.283465924484619</text:p>
          </table:table-cell>
          <table:table-cell office:value-type="float" office:value="0.294894214428216" calcext:value-type="float">
            <text:p>0.294894214428216</text:p>
          </table:table-cell>
          <table:table-cell office:value-type="float" office:value="0.310238664072313" calcext:value-type="float">
            <text:p>0.310238664072313</text:p>
          </table:table-cell>
        </table:table-row>
        <table:table-row table:style-name="ro1">
          <table:table-cell office:value-type="string" calcext:value-type="string">
            <text:p>TooFewBranchesForASwitchStatement</text:p>
          </table:table-cell>
          <table:table-cell office:value-type="float" office:value="0.704918032786885" calcext:value-type="float">
            <text:p>0.704918032786885</text:p>
          </table:table-cell>
          <table:table-cell table:number-columns-repeated="2" office:value-type="float" office:value="0.688524590163935" calcext:value-type="float">
            <text:p>0.688524590163935</text:p>
          </table:table-cell>
          <table:table-cell office:value-type="float" office:value="0.647540983606557" calcext:value-type="float">
            <text:p>0.647540983606557</text:p>
          </table:table-cell>
          <table:table-cell office:value-type="float" office:value="0.680327868852459" calcext:value-type="float">
            <text:p>0.680327868852459</text:p>
          </table:table-cell>
          <table:table-cell office:value-type="float" office:value="0.639344262295082" calcext:value-type="float">
            <text:p>0.639344262295082</text:p>
          </table:table-cell>
        </table:table-row>
        <table:table-row table:style-name="ro1">
          <table:table-cell office:value-type="string" calcext:value-type="string">
            <text:p>TooManyFields</text:p>
          </table:table-cell>
          <table:table-cell office:value-type="float" office:value="0.919499592058743" calcext:value-type="float">
            <text:p>0.919499592058743</text:p>
          </table:table-cell>
          <table:table-cell office:value-type="float" office:value="0.919227631221104" calcext:value-type="float">
            <text:p>0.919227631221104</text:p>
          </table:table-cell>
          <table:table-cell office:value-type="float" office:value="1.02066902366059" calcext:value-type="float">
            <text:p>1.02066902366059</text:p>
          </table:table-cell>
          <table:table-cell office:value-type="float" office:value="0.915420179494153" calcext:value-type="float">
            <text:p>0.915420179494153</text:p>
          </table:table-cell>
          <table:table-cell office:value-type="float" office:value="0.973347837911341" calcext:value-type="float">
            <text:p>0.973347837911341</text:p>
          </table:table-cell>
          <table:table-cell office:value-type="float" office:value="0.936089203154746" calcext:value-type="float">
            <text:p>0.936089203154746</text:p>
          </table:table-cell>
        </table:table-row>
        <table:table-row table:style-name="ro1">
          <table:table-cell office:value-type="string" calcext:value-type="string">
            <text:p>TooManyMethods</text:p>
          </table:table-cell>
          <table:table-cell office:value-type="float" office:value="0.905909963729465" calcext:value-type="float">
            <text:p>0.905909963729465</text:p>
          </table:table-cell>
          <table:table-cell office:value-type="float" office:value="0.984638361425219" calcext:value-type="float">
            <text:p>0.984638361425219</text:p>
          </table:table-cell>
          <table:table-cell office:value-type="float" office:value="0.932366119052699" calcext:value-type="float">
            <text:p>0.932366119052699</text:p>
          </table:table-cell>
          <table:table-cell office:value-type="float" office:value="1.08043524642629" calcext:value-type="float">
            <text:p>1.08043524642629</text:p>
          </table:table-cell>
          <table:table-cell office:value-type="float" office:value="0.946660977170898" calcext:value-type="float">
            <text:p>0.946660977170898</text:p>
          </table:table-cell>
          <table:table-cell office:value-type="float" office:value="0.990398975890762" calcext:value-type="float">
            <text:p>0.990398975890762</text:p>
          </table:table-cell>
        </table:table-row>
        <table:table-row table:style-name="ro1">
          <table:table-cell office:value-type="string" calcext:value-type="string">
            <text:p>TooManyStaticImports</text:p>
          </table:table-cell>
          <table:table-cell office:value-type="float" office:value="1.05571347356453" calcext:value-type="float">
            <text:p>1.05571347356453</text:p>
          </table:table-cell>
          <table:table-cell office:value-type="float" office:value="1.09494030699261" calcext:value-type="float">
            <text:p>1.09494030699261</text:p>
          </table:table-cell>
          <table:table-cell office:value-type="float" office:value="1.09778283115407" calcext:value-type="float">
            <text:p>1.09778283115407</text:p>
          </table:table-cell>
          <table:table-cell office:value-type="float" office:value="1.11199545196134" calcext:value-type="float">
            <text:p>1.11199545196134</text:p>
          </table:table-cell>
          <table:table-cell office:value-type="float" office:value="1.11426947129051" calcext:value-type="float">
            <text:p>1.11426947129051</text:p>
          </table:table-cell>
          <table:table-cell office:value-type="float" office:value="1.51506537805571" calcext:value-type="float">
            <text:p>1.51506537805571</text:p>
          </table:table-cell>
        </table:table-row>
        <table:table-row table:style-name="ro1">
          <table:table-cell office:value-type="string" calcext:value-type="string">
            <text:p>UncommentedEmptyConstructor</text:p>
          </table:table-cell>
          <table:table-cell office:value-type="float" office:value="1.95867768595041" calcext:value-type="float">
            <text:p>1.95867768595041</text:p>
          </table:table-cell>
          <table:table-cell office:value-type="float" office:value="0.947658402203857" calcext:value-type="float">
            <text:p>0.947658402203857</text:p>
          </table:table-cell>
          <table:table-cell office:value-type="float" office:value="0.961432506887052" calcext:value-type="float">
            <text:p>0.961432506887052</text:p>
          </table:table-cell>
          <table:table-cell office:value-type="float" office:value="0.917355371900827" calcext:value-type="float">
            <text:p>0.917355371900827</text:p>
          </table:table-cell>
          <table:table-cell office:value-type="float" office:value="0.977961432506887" calcext:value-type="float">
            <text:p>0.977961432506887</text:p>
          </table:table-cell>
          <table:table-cell office:value-type="float" office:value="0.964187327823692" calcext:value-type="float">
            <text:p>0.964187327823692</text:p>
          </table:table-cell>
        </table:table-row>
        <table:table-row table:style-name="ro1">
          <table:table-cell office:value-type="string" calcext:value-type="string">
            <text:p>UncommentedEmptyMethodBody</text:p>
          </table:table-cell>
          <table:table-cell office:value-type="float" office:value="1.12205128205128" calcext:value-type="float">
            <text:p>1.12205128205128</text:p>
          </table:table-cell>
          <table:table-cell office:value-type="float" office:value="1.14153846153846" calcext:value-type="float">
            <text:p>1.14153846153846</text:p>
          </table:table-cell>
          <table:table-cell office:value-type="float" office:value="1.18666666666667" calcext:value-type="float">
            <text:p>1.18666666666667</text:p>
          </table:table-cell>
          <table:table-cell office:value-type="float" office:value="1.14666666666667" calcext:value-type="float">
            <text:p>1.14666666666667</text:p>
          </table:table-cell>
          <table:table-cell office:value-type="float" office:value="1.23487179487179" calcext:value-type="float">
            <text:p>1.23487179487179</text:p>
          </table:table-cell>
          <table:table-cell office:value-type="float" office:value="1.1374358974359" calcext:value-type="float">
            <text:p>1.1374358974359</text:p>
          </table:table-cell>
        </table:table-row>
        <table:table-row table:style-name="ro1">
          <table:table-cell office:value-type="string" calcext:value-type="string">
            <text:p>UnconditionalIfStatement</text:p>
          </table:table-cell>
          <table:table-cell office:value-type="float" office:value="1.3368700265252" calcext:value-type="float">
            <text:p>1.3368700265252</text:p>
          </table:table-cell>
          <table:table-cell office:value-type="float" office:value="1.3342175066313" calcext:value-type="float">
            <text:p>1.3342175066313</text:p>
          </table:table-cell>
          <table:table-cell office:value-type="float" office:value="1.38992042440318" calcext:value-type="float">
            <text:p>1.38992042440318</text:p>
          </table:table-cell>
          <table:table-cell office:value-type="float" office:value="1.36870026525199" calcext:value-type="float">
            <text:p>1.36870026525199</text:p>
          </table:table-cell>
          <table:table-cell office:value-type="float" office:value="1.43766578249337" calcext:value-type="float">
            <text:p>1.43766578249337</text:p>
          </table:table-cell>
          <table:table-cell office:value-type="float" office:value="1.3474801061008" calcext:value-type="float">
            <text:p>1.3474801061008</text:p>
          </table:table-cell>
        </table:table-row>
        <table:table-row table:style-name="ro1">
          <table:table-cell office:value-type="string" calcext:value-type="string">
            <text:p>UnnecessaryAnnotationValueElement</text:p>
          </table:table-cell>
          <table:table-cell office:value-type="float" office:value="1.19391634980989" calcext:value-type="float">
            <text:p>1.19391634980989</text:p>
          </table:table-cell>
          <table:table-cell office:value-type="float" office:value="1.13688212927757" calcext:value-type="float">
            <text:p>1.13688212927757</text:p>
          </table:table-cell>
          <table:table-cell office:value-type="float" office:value="1.15589353612167" calcext:value-type="float">
            <text:p>1.15589353612167</text:p>
          </table:table-cell>
          <table:table-cell office:value-type="float" office:value="1.14828897338403" calcext:value-type="float">
            <text:p>1.14828897338403</text:p>
          </table:table-cell>
          <table:table-cell office:value-type="float" office:value="1.17110266159696" calcext:value-type="float">
            <text:p>1.17110266159696</text:p>
          </table:table-cell>
          <table:table-cell office:value-type="float" office:value="1.20532319391635" calcext:value-type="float">
            <text:p>1.20532319391635</text:p>
          </table:table-cell>
        </table:table-row>
        <table:table-row table:style-name="ro1">
          <table:table-cell office:value-type="string" calcext:value-type="string">
            <text:p>UnnecessaryBooleanAssertion</text:p>
          </table:table-cell>
          <table:table-cell office:value-type="float" office:value="2.51417213964742" calcext:value-type="float">
            <text:p>2.51417213964742</text:p>
          </table:table-cell>
          <table:table-cell office:value-type="float" office:value="2.36052540615278" calcext:value-type="float">
            <text:p>2.36052540615278</text:p>
          </table:table-cell>
          <table:table-cell office:value-type="float" office:value="2.41185620463187" calcext:value-type="float">
            <text:p>2.41185620463187</text:p>
          </table:table-cell>
          <table:table-cell office:value-type="float" office:value="2.4106463878327" calcext:value-type="float">
            <text:p>2.4106463878327</text:p>
          </table:table-cell>
          <table:table-cell office:value-type="float" office:value="2.56913238852402" calcext:value-type="float">
            <text:p>2.56913238852402</text:p>
          </table:table-cell>
          <table:table-cell office:value-type="float" office:value="2.49066712754926" calcext:value-type="float">
            <text:p>2.49066712754926</text:p>
          </table:table-cell>
        </table:table-row>
        <table:table-row table:style-name="ro1">
          <table:table-cell office:value-type="string" calcext:value-type="string">
            <text:p>UnnecessaryCaseChange</text:p>
          </table:table-cell>
          <table:table-cell office:value-type="float" office:value="0.881099005210801" calcext:value-type="float">
            <text:p>0.881099005210801</text:p>
          </table:table-cell>
          <table:table-cell office:value-type="float" office:value="0.893889152060635" calcext:value-type="float">
            <text:p>0.893889152060635</text:p>
          </table:table-cell>
          <table:table-cell office:value-type="float" office:value="0.9265750828991" calcext:value-type="float">
            <text:p>0.9265750828991</text:p>
          </table:table-cell>
          <table:table-cell office:value-type="float" office:value="0.888204642349597" calcext:value-type="float">
            <text:p>0.888204642349597</text:p>
          </table:table-cell>
          <table:table-cell office:value-type="float" office:value="1.04026527711985" calcext:value-type="float">
            <text:p>1.04026527711985</text:p>
          </table:table-cell>
          <table:table-cell office:value-type="float" office:value="0.908574135480815" calcext:value-type="float">
            <text:p>0.908574135480815</text:p>
          </table:table-cell>
        </table:table-row>
        <table:table-row table:style-name="ro1">
          <table:table-cell office:value-type="string" calcext:value-type="string">
            <text:p>UnnecessaryConstructor</text:p>
          </table:table-cell>
          <table:table-cell office:value-type="float" office:value="0.953326544467074" calcext:value-type="float">
            <text:p>0.953326544467074</text:p>
          </table:table-cell>
          <table:table-cell office:value-type="float" office:value="1.01578411405295" calcext:value-type="float">
            <text:p>1.01578411405295</text:p>
          </table:table-cell>
          <table:table-cell office:value-type="float" office:value="1.05074677528853" calcext:value-type="float">
            <text:p>1.05074677528853</text:p>
          </table:table-cell>
          <table:table-cell office:value-type="float" office:value="0.985403937542431" calcext:value-type="float">
            <text:p>0.985403937542431</text:p>
          </table:table-cell>
          <table:table-cell office:value-type="float" office:value="0.979293957909029" calcext:value-type="float">
            <text:p>0.979293957909029</text:p>
          </table:table-cell>
          <table:table-cell office:value-type="float" office:value="1.0826544467074" calcext:value-type="float">
            <text:p>1.0826544467074</text:p>
          </table:table-cell>
        </table:table-row>
        <table:table-row table:style-name="ro1">
          <table:table-cell office:value-type="string" calcext:value-type="string">
            <text:p>UnnecessaryConversionTemporary</text:p>
          </table:table-cell>
          <table:table-cell office:value-type="float" office:value="0.966279712548369" calcext:value-type="float">
            <text:p>0.966279712548369</text:p>
          </table:table-cell>
          <table:table-cell office:value-type="float" office:value="0.988944168048646" calcext:value-type="float">
            <text:p>0.988944168048646</text:p>
          </table:table-cell>
          <table:table-cell office:value-type="float" office:value="1.11442786069652" calcext:value-type="float">
            <text:p>1.11442786069652</text:p>
          </table:table-cell>
          <table:table-cell office:value-type="float" office:value="1.0514096185738" calcext:value-type="float">
            <text:p>1.05140961857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necessaryFullyQualifiedName</text:p>
          </table:table-cell>
          <table:table-cell office:value-type="float" office:value="1.04438721405848" calcext:value-type="float">
            <text:p>1.04438721405848</text:p>
          </table:table-cell>
          <table:table-cell office:value-type="float" office:value="1.00605968792607" calcext:value-type="float">
            <text:p>1.00605968792607</text:p>
          </table:table-cell>
          <table:table-cell office:value-type="float" office:value="1.1093773670656" calcext:value-type="float">
            <text:p>1.1093773670656</text:p>
          </table:table-cell>
          <table:table-cell office:value-type="float" office:value="1.17330707468565" calcext:value-type="float">
            <text:p>1.17330707468565</text:p>
          </table:table-cell>
          <table:table-cell office:value-type="float" office:value="1.15573397970005" calcext:value-type="float">
            <text:p>1.15573397970005</text:p>
          </table:table-cell>
          <table:table-cell office:value-type="float" office:value="1.03575215876382" calcext:value-type="float">
            <text:p>1.03575215876382</text:p>
          </table:table-cell>
        </table:table-row>
        <table:table-row table:style-name="ro1">
          <table:table-cell office:value-type="string" calcext:value-type="string">
            <text:p>UnnecessaryLocalBeforeReturn</text:p>
          </table:table-cell>
          <table:table-cell office:value-type="float" office:value="0.945767866193614" calcext:value-type="float">
            <text:p>0.945767866193614</text:p>
          </table:table-cell>
          <table:table-cell office:value-type="float" office:value="0.961479979726305" calcext:value-type="float">
            <text:p>0.961479979726305</text:p>
          </table:table-cell>
          <table:table-cell office:value-type="float" office:value="0.98682209832742" calcext:value-type="float">
            <text:p>0.98682209832742</text:p>
          </table:table-cell>
          <table:table-cell office:value-type="float" office:value="0.981246832235175" calcext:value-type="float">
            <text:p>0.981246832235175</text:p>
          </table:table-cell>
          <table:table-cell office:value-type="float" office:value="0.994931576279777" calcext:value-type="float">
            <text:p>0.994931576279777</text:p>
          </table:table-cell>
          <table:table-cell office:value-type="float" office:value="1.14343639128231" calcext:value-type="float">
            <text:p>1.14343639128231</text:p>
          </table:table-cell>
        </table:table-row>
        <table:table-row table:style-name="ro1">
          <table:table-cell office:value-type="string" calcext:value-type="string">
            <text:p>UnnecessaryModifier</text:p>
          </table:table-cell>
          <table:table-cell office:value-type="float" office:value="1.04601769911504" calcext:value-type="float">
            <text:p>1.04601769911504</text:p>
          </table:table-cell>
          <table:table-cell office:value-type="float" office:value="1.04955752212389" calcext:value-type="float">
            <text:p>1.04955752212389</text:p>
          </table:table-cell>
          <table:table-cell office:value-type="float" office:value="1.03893805309735" calcext:value-type="float">
            <text:p>1.03893805309735</text:p>
          </table:table-cell>
          <table:table-cell office:value-type="float" office:value="1.04070796460177" calcext:value-type="float">
            <text:p>1.04070796460177</text:p>
          </table:table-cell>
          <table:table-cell office:value-type="float" office:value="1.00353982300885" calcext:value-type="float">
            <text:p>1.00353982300885</text:p>
          </table:table-cell>
          <table:table-cell office:value-type="float" office:value="1.03893805309735" calcext:value-type="float">
            <text:p>1.03893805309735</text:p>
          </table:table-cell>
        </table:table-row>
        <table:table-row table:style-name="ro1">
          <table:table-cell office:value-type="string" calcext:value-type="string">
            <text:p>UnnecessaryReturn</text:p>
          </table:table-cell>
          <table:table-cell office:value-type="float" office:value="1.01418942887549" calcext:value-type="float">
            <text:p>1.01418942887549</text:p>
          </table:table-cell>
          <table:table-cell office:value-type="float" office:value="0.900319262149698" calcext:value-type="float">
            <text:p>0.900319262149698</text:p>
          </table:table-cell>
          <table:table-cell office:value-type="float" office:value="1.05214615111742" calcext:value-type="float">
            <text:p>1.05214615111742</text:p>
          </table:table-cell>
          <table:table-cell office:value-type="float" office:value="0.997162114224902" calcext:value-type="float">
            <text:p>0.997162114224902</text:p>
          </table:table-cell>
          <table:table-cell office:value-type="float" office:value="0.921248669741043" calcext:value-type="float">
            <text:p>0.921248669741043</text:p>
          </table:table-cell>
          <table:table-cell office:value-type="float" office:value="1.00035473572189" calcext:value-type="float">
            <text:p>1.00035473572189</text:p>
          </table:table-cell>
        </table:table-row>
        <table:table-row table:style-name="ro1">
          <table:table-cell office:value-type="string" calcext:value-type="string">
            <text:p>UnnecessaryWrapperObjectCreation</text:p>
          </table:table-cell>
          <table:table-cell office:value-type="float" office:value="1.08115942028986" calcext:value-type="float">
            <text:p>1.08115942028986</text:p>
          </table:table-cell>
          <table:table-cell office:value-type="float" office:value="1.1195652173913" calcext:value-type="float">
            <text:p>1.1195652173913</text:p>
          </table:table-cell>
          <table:table-cell office:value-type="float" office:value="1.02101449275362" calcext:value-type="float">
            <text:p>1.02101449275362</text:p>
          </table:table-cell>
          <table:table-cell office:value-type="float" office:value="1.0048309178744" calcext:value-type="float">
            <text:p>1.0048309178744</text:p>
          </table:table-cell>
          <table:table-cell office:value-type="float" office:value="1.02608695652174" calcext:value-type="float">
            <text:p>1.02608695652174</text:p>
          </table:table-cell>
          <table:table-cell office:value-type="float" office:value="1.06449275362319" calcext:value-type="float">
            <text:p>1.06449275362319</text:p>
          </table:table-cell>
        </table:table-row>
        <table:table-row table:style-name="ro1">
          <table:table-cell office:value-type="string" calcext:value-type="string">
            <text:p>UnsynchronizedStaticFormatter</text:p>
          </table:table-cell>
          <table:table-cell office:value-type="float" office:value="1.02424242424242" calcext:value-type="float">
            <text:p>1.02424242424242</text:p>
          </table:table-cell>
          <table:table-cell office:value-type="float" office:value="0.927272727272727" calcext:value-type="float">
            <text:p>0.927272727272727</text:p>
          </table:table-cell>
          <table:table-cell office:value-type="float" office:value="0.896969696969697" calcext:value-type="float">
            <text:p>0.896969696969697</text:p>
          </table:table-cell>
          <table:table-cell office:value-type="float" office:value="0.884848484848485" calcext:value-type="float">
            <text:p>0.884848484848485</text:p>
          </table:table-cell>
          <table:table-cell office:value-type="float" office:value="1.04848484848485" calcext:value-type="float">
            <text:p>1.04848484848485</text:p>
          </table:table-cell>
          <table:table-cell office:value-type="float" office:value="0.945454545454545" calcext:value-type="float">
            <text:p>0.945454545454545</text:p>
          </table:table-cell>
        </table:table-row>
        <table:table-row table:style-name="ro1">
          <table:table-cell office:value-type="string" calcext:value-type="string">
            <text:p>UnusedFormalParameter</text:p>
          </table:table-cell>
          <table:table-cell office:value-type="float" office:value="1.16932907348243" calcext:value-type="float">
            <text:p>1.16932907348243</text:p>
          </table:table-cell>
          <table:table-cell office:value-type="float" office:value="0.847710330138445" calcext:value-type="float">
            <text:p>0.847710330138445</text:p>
          </table:table-cell>
          <table:table-cell office:value-type="float" office:value="0.883919062832801" calcext:value-type="float">
            <text:p>0.883919062832801</text:p>
          </table:table-cell>
          <table:table-cell office:value-type="float" office:value="0.876464323748669" calcext:value-type="float">
            <text:p>0.876464323748669</text:p>
          </table:table-cell>
          <table:table-cell office:value-type="float" office:value="0.891373801916933" calcext:value-type="float">
            <text:p>0.891373801916933</text:p>
          </table:table-cell>
          <table:table-cell office:value-type="float" office:value="0.890308839190628" calcext:value-type="float">
            <text:p>0.890308839190628</text:p>
          </table:table-cell>
        </table:table-row>
        <table:table-row table:style-name="ro1">
          <table:table-cell office:value-type="string" calcext:value-type="string">
            <text:p>UnusedImports</text:p>
          </table:table-cell>
          <table:table-cell office:value-type="float" office:value="1.0081689726229" calcext:value-type="float">
            <text:p>1.0081689726229</text:p>
          </table:table-cell>
          <table:table-cell office:value-type="float" office:value="0.961215778628201" calcext:value-type="float">
            <text:p>0.961215778628201</text:p>
          </table:table-cell>
          <table:table-cell office:value-type="float" office:value="0.968648807771563" calcext:value-type="float">
            <text:p>0.968648807771563</text:p>
          </table:table-cell>
          <table:table-cell office:value-type="float" office:value="1.02421254047689" calcext:value-type="float">
            <text:p>1.02421254047689</text:p>
          </table:table-cell>
          <table:table-cell office:value-type="float" office:value="0.984913158669414" calcext:value-type="float">
            <text:p>0.984913158669414</text:p>
          </table:table-cell>
          <table:table-cell office:value-type="float" office:value="0.975713865175154" calcext:value-type="float">
            <text:p>0.975713865175154</text:p>
          </table:table-cell>
        </table:table-row>
        <table:table-row table:style-name="ro1">
          <table:table-cell office:value-type="string" calcext:value-type="string">
            <text:p>UnusedLocalVariable</text:p>
          </table:table-cell>
          <table:table-cell office:value-type="float" office:value="1.05147058823529" calcext:value-type="float">
            <text:p>1.05147058823529</text:p>
          </table:table-cell>
          <table:table-cell office:value-type="float" office:value="1.08823529411765" calcext:value-type="float">
            <text:p>1.08823529411765</text:p>
          </table:table-cell>
          <table:table-cell office:value-type="float" office:value="1.02941176470588" calcext:value-type="float">
            <text:p>1.02941176470588</text:p>
          </table:table-cell>
          <table:table-cell office:value-type="float" office:value="0.992647058823529" calcext:value-type="float">
            <text:p>0.992647058823529</text:p>
          </table:table-cell>
          <table:table-cell office:value-type="float" office:value="1.02941176470588" calcext:value-type="float">
            <text:p>1.02941176470588</text:p>
          </table:table-cell>
          <table:table-cell office:value-type="float" office:value="1.00735294117647" calcext:value-type="float">
            <text:p>1.00735294117647</text:p>
          </table:table-cell>
        </table:table-row>
        <table:table-row table:style-name="ro1">
          <table:table-cell office:value-type="string" calcext:value-type="string">
            <text:p>UnusedNullCheckInEquals</text:p>
          </table:table-cell>
          <table:table-cell office:value-type="float" office:value="0.72521695210983" calcext:value-type="float">
            <text:p>0.72521695210983</text:p>
          </table:table-cell>
          <table:table-cell office:value-type="float" office:value="0.745603563065338" calcext:value-type="float">
            <text:p>0.745603563065338</text:p>
          </table:table-cell>
          <table:table-cell office:value-type="float" office:value="0.760296616006245" calcext:value-type="float">
            <text:p>0.760296616006245</text:p>
          </table:table-cell>
          <table:table-cell office:value-type="float" office:value="0.761329721291152" calcext:value-type="float">
            <text:p>0.761329721291152</text:p>
          </table:table-cell>
          <table:table-cell office:value-type="float" office:value="0.766701868772671" calcext:value-type="float">
            <text:p>0.766701868772671</text:p>
          </table:table-cell>
          <table:table-cell office:value-type="float" office:value="0.751526700032141" calcext:value-type="float">
            <text:p>0.751526700032141</text:p>
          </table:table-cell>
        </table:table-row>
        <table:table-row table:style-name="ro1">
          <table:table-cell office:value-type="string" calcext:value-type="string">
            <text:p>UnusedPrivateField</text:p>
          </table:table-cell>
          <table:table-cell office:value-type="float" office:value="0.262471505062821" calcext:value-type="float">
            <text:p>0.262471505062821</text:p>
          </table:table-cell>
          <table:table-cell office:value-type="float" office:value="0.262365477389599" calcext:value-type="float">
            <text:p>0.262365477389599</text:p>
          </table:table-cell>
          <table:table-cell office:value-type="float" office:value="0.288660340348831" calcext:value-type="float">
            <text:p>0.288660340348831</text:p>
          </table:table-cell>
          <table:table-cell office:value-type="float" office:value="0.291576101362456" calcext:value-type="float">
            <text:p>0.291576101362456</text:p>
          </table:table-cell>
          <table:table-cell office:value-type="float" office:value="0.270900705084027" calcext:value-type="float">
            <text:p>0.270900705084027</text:p>
          </table:table-cell>
          <table:table-cell office:value-type="float" office:value="0.274717701320044" calcext:value-type="float">
            <text:p>0.274717701320044</text:p>
          </table:table-cell>
        </table:table-row>
        <table:table-row table:style-name="ro1">
          <table:table-cell office:value-type="string" calcext:value-type="string">
            <text:p>UnusedPrivateMethod</text:p>
          </table:table-cell>
          <table:table-cell office:value-type="float" office:value="0.963330786860199" calcext:value-type="float">
            <text:p>0.963330786860199</text:p>
          </table:table-cell>
          <table:table-cell office:value-type="float" office:value="1.00076394194041" calcext:value-type="float">
            <text:p>1.00076394194041</text:p>
          </table:table-cell>
          <table:table-cell office:value-type="float" office:value="1.00229182582124" calcext:value-type="float">
            <text:p>1.00229182582124</text:p>
          </table:table-cell>
          <table:table-cell office:value-type="float" office:value="1.04125286478228" calcext:value-type="float">
            <text:p>1.04125286478228</text:p>
          </table:table-cell>
          <table:table-cell office:value-type="float" office:value="1.13674560733384" calcext:value-type="float">
            <text:p>1.13674560733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eArrayListInsteadOfVector</text:p>
          </table:table-cell>
          <table:table-cell office:value-type="float" office:value="0.78810623556582" calcext:value-type="float">
            <text:p>0.78810623556582</text:p>
          </table:table-cell>
          <table:table-cell office:value-type="float" office:value="0.815819861431871" calcext:value-type="float">
            <text:p>0.815819861431871</text:p>
          </table:table-cell>
          <table:table-cell office:value-type="float" office:value="0.824480369515011" calcext:value-type="float">
            <text:p>0.824480369515011</text:p>
          </table:table-cell>
          <table:table-cell office:value-type="float" office:value="0.816974595842956" calcext:value-type="float">
            <text:p>0.816974595842956</text:p>
          </table:table-cell>
          <table:table-cell office:value-type="float" office:value="0.827944572748268" calcext:value-type="float">
            <text:p>0.827944572748268</text:p>
          </table:table-cell>
          <table:table-cell office:value-type="float" office:value="0.823325635103926" calcext:value-type="float">
            <text:p>0.823325635103926</text:p>
          </table:table-cell>
        </table:table-row>
        <table:table-row table:style-name="ro1">
          <table:table-cell office:value-type="string" calcext:value-type="string">
            <text:p>UseArraysAsList</text:p>
          </table:table-cell>
          <table:table-cell office:value-type="float" office:value="1.16058394160584" calcext:value-type="float">
            <text:p>1.16058394160584</text:p>
          </table:table-cell>
          <table:table-cell office:value-type="float" office:value="1.12408759124088" calcext:value-type="float">
            <text:p>1.12408759124088</text:p>
          </table:table-cell>
          <table:table-cell office:value-type="float" office:value="1.1832638164755" calcext:value-type="float">
            <text:p>1.1832638164755</text:p>
          </table:table-cell>
          <table:table-cell office:value-type="float" office:value="1.14494264859228" calcext:value-type="float">
            <text:p>1.14494264859228</text:p>
          </table:table-cell>
          <table:table-cell office:value-type="float" office:value="1.22836287799791" calcext:value-type="float">
            <text:p>1.22836287799791</text:p>
          </table:table-cell>
          <table:table-cell office:value-type="float" office:value="1.12226277372263" calcext:value-type="float">
            <text:p>1.12226277372263</text:p>
          </table:table-cell>
        </table:table-row>
        <table:table-row table:style-name="ro1">
          <table:table-cell office:value-type="string" calcext:value-type="string">
            <text:p>UseAssertEqualsInsteadOfAssertTrue</text:p>
          </table:table-cell>
          <table:table-cell office:value-type="float" office:value="0.484156638912589" calcext:value-type="float">
            <text:p>0.484156638912589</text:p>
          </table:table-cell>
          <table:table-cell office:value-type="float" office:value="0.482567889611345" calcext:value-type="float">
            <text:p>0.482567889611345</text:p>
          </table:table-cell>
          <table:table-cell office:value-type="float" office:value="0.499455706257907" calcext:value-type="float">
            <text:p>0.499455706257907</text:p>
          </table:table-cell>
          <table:table-cell office:value-type="float" office:value="0.524522639677543" calcext:value-type="float">
            <text:p>0.524522639677543</text:p>
          </table:table-cell>
          <table:table-cell office:value-type="float" office:value="0.518844331989761" calcext:value-type="float">
            <text:p>0.518844331989761</text:p>
          </table:table-cell>
          <table:table-cell office:value-type="float" office:value="0.503986583894789" calcext:value-type="float">
            <text:p>0.503986583894789</text:p>
          </table:table-cell>
        </table:table-row>
        <table:table-row table:style-name="ro1">
          <table:table-cell office:value-type="string" calcext:value-type="string">
            <text:p>UseAssertNullInsteadOfAssertTrue</text:p>
          </table:table-cell>
          <table:table-cell office:value-type="float" office:value="0.253414531117995" calcext:value-type="float">
            <text:p>0.253414531117995</text:p>
          </table:table-cell>
          <table:table-cell office:value-type="float" office:value="0.244966206702337" calcext:value-type="float">
            <text:p>0.244966206702337</text:p>
          </table:table-cell>
          <table:table-cell office:value-type="float" office:value="0.252552098000563" calcext:value-type="float">
            <text:p>0.252552098000563</text:p>
          </table:table-cell>
          <table:table-cell office:value-type="float" office:value="0.253308927062799" calcext:value-type="float">
            <text:p>0.253308927062799</text:p>
          </table:table-cell>
          <table:table-cell office:value-type="float" office:value="0.260754012954097" calcext:value-type="float">
            <text:p>0.260754012954097</text:p>
          </table:table-cell>
          <table:table-cell office:value-type="float" office:value="0.251337651365812" calcext:value-type="float">
            <text:p>0.251337651365812</text:p>
          </table:table-cell>
        </table:table-row>
        <table:table-row table:style-name="ro1">
          <table:table-cell office:value-type="string" calcext:value-type="string">
            <text:p>UseAssertSameInsteadOfAssertTrue</text:p>
          </table:table-cell>
          <table:table-cell office:value-type="float" office:value="0.090682617083846" calcext:value-type="float">
            <text:p>0.090682617083846</text:p>
          </table:table-cell>
          <table:table-cell office:value-type="float" office:value="0.087423437373176" calcext:value-type="float">
            <text:p>0.087423437373176</text:p>
          </table:table-cell>
          <table:table-cell office:value-type="float" office:value="0.091506777470452" calcext:value-type="float">
            <text:p>0.091506777470452</text:p>
          </table:table-cell>
          <table:table-cell office:value-type="float" office:value="0.088054044941716" calcext:value-type="float">
            <text:p>0.088054044941716</text:p>
          </table:table-cell>
          <table:table-cell office:value-type="float" office:value="0.098393511610047" calcext:value-type="float">
            <text:p>0.098393511610047</text:p>
          </table:table-cell>
          <table:table-cell office:value-type="float" office:value="0.091250788259461" calcext:value-type="float">
            <text:p>0.091250788259461</text:p>
          </table:table-cell>
        </table:table-row>
        <table:table-row table:style-name="ro1">
          <table:table-cell office:value-type="string" calcext:value-type="string">
            <text:p>UseAssertTrueInsteadOfAssertEquals</text:p>
          </table:table-cell>
          <table:table-cell office:value-type="float" office:value="2.10641357492091" calcext:value-type="float">
            <text:p>2.10641357492091</text:p>
          </table:table-cell>
          <table:table-cell office:value-type="float" office:value="2.12395743457003" calcext:value-type="float">
            <text:p>2.12395743457003</text:p>
          </table:table-cell>
          <table:table-cell office:value-type="float" office:value="2.24810660531109" calcext:value-type="float">
            <text:p>2.24810660531109</text:p>
          </table:table-cell>
          <table:table-cell office:value-type="float" office:value="2.10919374940082" calcext:value-type="float">
            <text:p>2.10919374940082</text:p>
          </table:table-cell>
          <table:table-cell office:value-type="float" office:value="2.15616911130285" calcext:value-type="float">
            <text:p>2.15616911130285</text:p>
          </table:table-cell>
          <table:table-cell office:value-type="float" office:value="2.12136899626114" calcext:value-type="float">
            <text:p>2.12136899626114</text:p>
          </table:table-cell>
        </table:table-row>
        <table:table-row table:style-name="ro1">
          <table:table-cell office:value-type="string" calcext:value-type="string">
            <text:p>UseCollectionIsEmpty</text:p>
          </table:table-cell>
          <table:table-cell office:value-type="float" office:value="0.931722393930879" calcext:value-type="float">
            <text:p>0.931722393930879</text:p>
          </table:table-cell>
          <table:table-cell office:value-type="float" office:value="0.940713683618994" calcext:value-type="float">
            <text:p>0.940713683618994</text:p>
          </table:table-cell>
          <table:table-cell office:value-type="float" office:value="0.964596796853049" calcext:value-type="float">
            <text:p>0.964596796853049</text:p>
          </table:table-cell>
          <table:table-cell office:value-type="float" office:value="1.00618151166058" calcext:value-type="float">
            <text:p>1.00618151166058</text:p>
          </table:table-cell>
          <table:table-cell office:value-type="float" office:value="1.09862320876651" calcext:value-type="float">
            <text:p>1.09862320876651</text:p>
          </table:table-cell>
          <table:table-cell office:value-type="float" office:value="0.971340264119135" calcext:value-type="float">
            <text:p>0.971340264119135</text:p>
          </table:table-cell>
        </table:table-row>
        <table:table-row table:style-name="ro1">
          <table:table-cell office:value-type="string" calcext:value-type="string">
            <text:p>UseConcurrentHashMap</text:p>
          </table:table-cell>
          <table:table-cell office:value-type="float" office:value="1.08105410261529" calcext:value-type="float">
            <text:p>1.08105410261529</text:p>
          </table:table-cell>
          <table:table-cell office:value-type="float" office:value="1.00958275104811" calcext:value-type="float">
            <text:p>1.00958275104811</text:p>
          </table:table-cell>
          <table:table-cell office:value-type="float" office:value="1.02076262727091" calcext:value-type="float">
            <text:p>1.02076262727091</text:p>
          </table:table-cell>
          <table:table-cell office:value-type="float" office:value="1.00898382910761" calcext:value-type="float">
            <text:p>1.00898382910761</text:p>
          </table:table-cell>
          <table:table-cell office:value-type="float" office:value="1.1465362347774" calcext:value-type="float">
            <text:p>1.1465362347774</text:p>
          </table:table-cell>
          <table:table-cell office:value-type="float" office:value="1.00079856258734" calcext:value-type="float">
            <text:p>1.00079856258734</text:p>
          </table:table-cell>
        </table:table-row>
        <table:table-row table:style-name="ro1">
          <table:table-cell office:value-type="string" calcext:value-type="string">
            <text:p>UseCorrectExceptionLogging</text:p>
          </table:table-cell>
          <table:table-cell office:value-type="float" office:value="1.01541425818882" calcext:value-type="float">
            <text:p>1.01541425818882</text:p>
          </table:table-cell>
          <table:table-cell office:value-type="float" office:value="1.04431599229287" calcext:value-type="float">
            <text:p>1.04431599229287</text:p>
          </table:table-cell>
          <table:table-cell office:value-type="float" office:value="1.02890173410405" calcext:value-type="float">
            <text:p>1.02890173410405</text:p>
          </table:table-cell>
          <table:table-cell office:value-type="float" office:value="1.03082851637765" calcext:value-type="float">
            <text:p>1.03082851637765</text:p>
          </table:table-cell>
          <table:table-cell office:value-type="float" office:value="1.09633911368015" calcext:value-type="float">
            <text:p>1.09633911368015</text:p>
          </table:table-cell>
          <table:table-cell office:value-type="float" office:value="1.09441233140655" calcext:value-type="float">
            <text:p>1.09441233140655</text:p>
          </table:table-cell>
        </table:table-row>
        <table:table-row table:style-name="ro1">
          <table:table-cell office:value-type="string" calcext:value-type="string">
            <text:p>UseDiamondOperator</text:p>
          </table:table-cell>
          <table:table-cell office:value-type="float" office:value="2.54588701684836" calcext:value-type="float">
            <text:p>2.54588701684836</text:p>
          </table:table-cell>
          <table:table-cell office:value-type="float" office:value="2.5607532210109" calcext:value-type="float">
            <text:p>2.5607532210109</text:p>
          </table:table-cell>
          <table:table-cell office:value-type="float" office:value="2.65123885034688" calcext:value-type="float">
            <text:p>2.65123885034688</text:p>
          </table:table-cell>
          <table:table-cell office:value-type="float" office:value="2.51575817641229" calcext:value-type="float">
            <text:p>2.51575817641229</text:p>
          </table:table-cell>
          <table:table-cell office:value-type="float" office:value="2.67175421209118" calcext:value-type="float">
            <text:p>2.67175421209118</text:p>
          </table:table-cell>
          <table:table-cell office:value-type="float" office:value="2.59504459861249" calcext:value-type="float">
            <text:p>2.59504459861249</text:p>
          </table:table-cell>
        </table:table-row>
        <table:table-row table:style-name="ro1">
          <table:table-cell office:value-type="string" calcext:value-type="string">
            <text:p>UseEqualsToCompareStrings</text:p>
          </table:table-cell>
          <table:table-cell office:value-type="float" office:value="1.33828996282528" calcext:value-type="float">
            <text:p>1.33828996282528</text:p>
          </table:table-cell>
          <table:table-cell office:value-type="float" office:value="1.32156133828996" calcext:value-type="float">
            <text:p>1.32156133828996</text:p>
          </table:table-cell>
          <table:table-cell office:value-type="float" office:value="1.35873605947955" calcext:value-type="float">
            <text:p>1.35873605947955</text:p>
          </table:table-cell>
          <table:table-cell office:value-type="float" office:value="1.34014869888476" calcext:value-type="float">
            <text:p>1.34014869888476</text:p>
          </table:table-cell>
          <table:table-cell office:value-type="float" office:value="1.38661710037175" calcext:value-type="float">
            <text:p>1.38661710037175</text:p>
          </table:table-cell>
          <table:table-cell office:value-type="float" office:value="1.33457249070632" calcext:value-type="float">
            <text:p>1.33457249070632</text:p>
          </table:table-cell>
        </table:table-row>
        <table:table-row table:style-name="ro1">
          <table:table-cell office:value-type="string" calcext:value-type="string">
            <text:p>UseIndexOfChar</text:p>
          </table:table-cell>
          <table:table-cell office:value-type="float" office:value="0.978973717146433" calcext:value-type="float">
            <text:p>0.978973717146433</text:p>
          </table:table-cell>
          <table:table-cell office:value-type="float" office:value="1.01226533166458" calcext:value-type="float">
            <text:p>1.01226533166458</text:p>
          </table:table-cell>
          <table:table-cell office:value-type="float" office:value="1.09987484355444" calcext:value-type="float">
            <text:p>1.09987484355444</text:p>
          </table:table-cell>
          <table:table-cell office:value-type="float" office:value="1.11214017521902" calcext:value-type="float">
            <text:p>1.11214017521902</text:p>
          </table:table-cell>
          <table:table-cell office:value-type="float" office:value="1.17146433041302" calcext:value-type="float">
            <text:p>1.17146433041302</text:p>
          </table:table-cell>
          <table:table-cell office:value-type="float" office:value="0.997496871088861" calcext:value-type="float">
            <text:p>0.997496871088861</text:p>
          </table:table-cell>
        </table:table-row>
        <table:table-row table:style-name="ro1">
          <table:table-cell office:value-type="string" calcext:value-type="string">
            <text:p>UseLocaleWithCaseConversions</text:p>
          </table:table-cell>
          <table:table-cell office:value-type="float" office:value="0.992136598517187" calcext:value-type="float">
            <text:p>0.992136598517187</text:p>
          </table:table-cell>
          <table:table-cell office:value-type="float" office:value="1.30724133748433" calcext:value-type="float">
            <text:p>1.30724133748433</text:p>
          </table:table-cell>
          <table:table-cell office:value-type="float" office:value="1.35248453483201" calcext:value-type="float">
            <text:p>1.35248453483201</text:p>
          </table:table-cell>
          <table:table-cell office:value-type="float" office:value="1.32491003921886" calcext:value-type="float">
            <text:p>1.32491003921886</text:p>
          </table:table-cell>
          <table:table-cell office:value-type="float" office:value="1.3804229167509" calcext:value-type="float">
            <text:p>1.3804229167509</text:p>
          </table:table-cell>
          <table:table-cell office:value-type="float" office:value="1.35070553511503" calcext:value-type="float">
            <text:p>1.35070553511503</text:p>
          </table:table-cell>
        </table:table-row>
        <table:table-row table:style-name="ro1">
          <table:table-cell office:value-type="string" calcext:value-type="string">
            <text:p>UseNotifyAllInsteadOfNotify</text:p>
          </table:table-cell>
          <table:table-cell office:value-type="float" office:value="0.956013001083424" calcext:value-type="float">
            <text:p>0.956013001083424</text:p>
          </table:table-cell>
          <table:table-cell office:value-type="float" office:value="1.33068783068783" calcext:value-type="float">
            <text:p>1.33068783068783</text:p>
          </table:table-cell>
          <table:table-cell office:value-type="float" office:value="1.23359788359788" calcext:value-type="float">
            <text:p>1.23359788359788</text:p>
          </table:table-cell>
          <table:table-cell office:value-type="float" office:value="1.46719576719577" calcext:value-type="float">
            <text:p>1.46719576719577</text:p>
          </table:table-cell>
          <table:table-cell office:value-type="float" office:value="1.31851851851852" calcext:value-type="float">
            <text:p>1.31851851851852</text:p>
          </table:table-cell>
          <table:table-cell office:value-type="float" office:value="1.22962962962963" calcext:value-type="float">
            <text:p>1.22962962962963</text:p>
          </table:table-cell>
        </table:table-row>
        <table:table-row table:style-name="ro1">
          <table:table-cell office:value-type="string" calcext:value-type="string">
            <text:p>UseObjectForClearerAPI</text:p>
          </table:table-cell>
          <table:table-cell office:value-type="float" office:value="0.866066984285003" calcext:value-type="float">
            <text:p>0.866066984285003</text:p>
          </table:table-cell>
          <table:table-cell office:value-type="float" office:value="0.86503683858004" calcext:value-type="float">
            <text:p>0.86503683858004</text:p>
          </table:table-cell>
          <table:table-cell office:value-type="float" office:value="1.07233757535164" calcext:value-type="float">
            <text:p>1.07233757535164</text:p>
          </table:table-cell>
          <table:table-cell office:value-type="float" office:value="0.945077026121902" calcext:value-type="float">
            <text:p>0.945077026121902</text:p>
          </table:table-cell>
          <table:table-cell office:value-type="float" office:value="0.852310783657066" calcext:value-type="float">
            <text:p>0.852310783657066</text:p>
          </table:table-cell>
          <table:table-cell office:value-type="float" office:value="0.933020763563295" calcext:value-type="float">
            <text:p>0.933020763563295</text:p>
          </table:table-cell>
        </table:table-row>
        <table:table-row table:style-name="ro1">
          <table:table-cell office:value-type="string" calcext:value-type="string">
            <text:p>UseProperClassLoader</text:p>
          </table:table-cell>
          <table:table-cell office:value-type="float" office:value="1.88435538387253" calcext:value-type="float">
            <text:p>1.88435538387253</text:p>
          </table:table-cell>
          <table:table-cell office:value-type="float" office:value="1.57908545727136" calcext:value-type="float">
            <text:p>1.57908545727136</text:p>
          </table:table-cell>
          <table:table-cell office:value-type="float" office:value="1.62181409295352" calcext:value-type="float">
            <text:p>1.62181409295352</text:p>
          </table:table-cell>
          <table:table-cell office:value-type="float" office:value="1.64186656671664" calcext:value-type="float">
            <text:p>1.64186656671664</text:p>
          </table:table-cell>
          <table:table-cell office:value-type="float" office:value="1.68740629685157" calcext:value-type="float">
            <text:p>1.68740629685157</text:p>
          </table:table-cell>
          <table:table-cell office:value-type="float" office:value="1.60344827586207" calcext:value-type="float">
            <text:p>1.60344827586207</text:p>
          </table:table-cell>
        </table:table-row>
        <table:table-row table:style-name="ro1">
          <table:table-cell office:value-type="string" calcext:value-type="string">
            <text:p>UseShortArrayInitializer</text:p>
          </table:table-cell>
          <table:table-cell office:value-type="float" office:value="0.850542792224186" calcext:value-type="float">
            <text:p>0.850542792224186</text:p>
          </table:table-cell>
          <table:table-cell office:value-type="float" office:value="0.159864536297325" calcext:value-type="float">
            <text:p>0.159864536297325</text:p>
          </table:table-cell>
          <table:table-cell office:value-type="float" office:value="0.169676971170545" calcext:value-type="float">
            <text:p>0.169676971170545</text:p>
          </table:table-cell>
          <table:table-cell office:value-type="float" office:value="0.175494963529003" calcext:value-type="float">
            <text:p>0.175494963529003</text:p>
          </table:table-cell>
          <table:table-cell office:value-type="float" office:value="0.169242792636332" calcext:value-type="float">
            <text:p>0.169242792636332</text:p>
          </table:table-cell>
          <table:table-cell office:value-type="float" office:value="0.159777700590483" calcext:value-type="float">
            <text:p>0.159777700590483</text:p>
          </table:table-cell>
        </table:table-row>
        <table:table-row table:style-name="ro1">
          <table:table-cell office:value-type="string" calcext:value-type="string">
            <text:p>UseStringBufferForStringAppends</text:p>
          </table:table-cell>
          <table:table-cell office:value-type="float" office:value="1.31981563093842" calcext:value-type="float">
            <text:p>1.31981563093842</text:p>
          </table:table-cell>
          <table:table-cell office:value-type="float" office:value="1.02091254752852" calcext:value-type="float">
            <text:p>1.02091254752852</text:p>
          </table:table-cell>
          <table:table-cell office:value-type="float" office:value="1.10293318848452" calcext:value-type="float">
            <text:p>1.10293318848452</text:p>
          </table:table-cell>
          <table:table-cell office:value-type="float" office:value="1.00923411189571" calcext:value-type="float">
            <text:p>1.00923411189571</text:p>
          </table:table-cell>
          <table:table-cell office:value-type="float" office:value="1.02091254752852" calcext:value-type="float">
            <text:p>1.02091254752852</text:p>
          </table:table-cell>
          <table:table-cell office:value-type="float" office:value="1.01520912547529" calcext:value-type="float">
            <text:p>1.01520912547529</text:p>
          </table:table-cell>
        </table:table-row>
        <table:table-row table:style-name="ro1">
          <table:table-cell office:value-type="string" calcext:value-type="string">
            <text:p>UseStringBufferLength</text:p>
          </table:table-cell>
          <table:table-cell office:value-type="float" office:value="1.32566137566138" calcext:value-type="float">
            <text:p>1.32566137566138</text:p>
          </table:table-cell>
          <table:table-cell office:value-type="float" office:value="1.15861070911722" calcext:value-type="float">
            <text:p>1.15861070911722</text:p>
          </table:table-cell>
          <table:table-cell office:value-type="float" office:value="1.03068017366136" calcext:value-type="float">
            <text:p>1.03068017366136</text:p>
          </table:table-cell>
          <table:table-cell office:value-type="float" office:value="1.02923299565847" calcext:value-type="float">
            <text:p>1.02923299565847</text:p>
          </table:table-cell>
          <table:table-cell office:value-type="float" office:value="1.18929088277858" calcext:value-type="float">
            <text:p>1.18929088277858</text:p>
          </table:table-cell>
          <table:table-cell office:value-type="float" office:value="1.0205499276411" calcext:value-type="float">
            <text:p>1.0205499276411</text:p>
          </table:table-cell>
        </table:table-row>
        <table:table-row table:style-name="ro1">
          <table:table-cell office:value-type="string" calcext:value-type="string">
            <text:p>UseTryWithResources</text:p>
          </table:table-cell>
          <table:table-cell office:value-type="float" office:value="0.797052913596785" calcext:value-type="float">
            <text:p>0.797052913596785</text:p>
          </table:table-cell>
          <table:table-cell office:value-type="float" office:value="0.026846220677672" calcext:value-type="float">
            <text:p>0.026846220677672</text:p>
          </table:table-cell>
          <table:table-cell office:value-type="float" office:value="0.026672458731538" calcext:value-type="float">
            <text:p>0.026672458731538</text:p>
          </table:table-cell>
          <table:table-cell office:value-type="float" office:value="0.026846220677672" calcext:value-type="float">
            <text:p>0.026846220677672</text:p>
          </table:table-cell>
          <table:table-cell office:value-type="float" office:value="0.027367506516073" calcext:value-type="float">
            <text:p>0.027367506516073</text:p>
          </table:table-cell>
          <table:table-cell office:value-type="float" office:value="0.028149435273675" calcext:value-type="float">
            <text:p>0.028149435273675</text:p>
          </table:table-cell>
        </table:table-row>
        <table:table-row table:style-name="ro1">
          <table:table-cell office:value-type="string" calcext:value-type="string">
            <text:p>UseUnderscoresInNumericLiterals</text:p>
          </table:table-cell>
          <table:table-cell office:value-type="float" office:value="1.58002248875562" calcext:value-type="float">
            <text:p>1.58002248875562</text:p>
          </table:table-cell>
          <table:table-cell office:value-type="float" office:value="0.779653284671533" calcext:value-type="float">
            <text:p>0.779653284671533</text:p>
          </table:table-cell>
          <table:table-cell office:value-type="float" office:value="0.747345719973457" calcext:value-type="float">
            <text:p>0.747345719973457</text:p>
          </table:table-cell>
          <table:table-cell office:value-type="float" office:value="0.749917053749171" calcext:value-type="float">
            <text:p>0.749917053749171</text:p>
          </table:table-cell>
          <table:table-cell office:value-type="float" office:value="0.712010617120106" calcext:value-type="float">
            <text:p>0.712010617120106</text:p>
          </table:table-cell>
          <table:table-cell office:value-type="float" office:value="0.704669873921699" calcext:value-type="float">
            <text:p>0.704669873921699</text:p>
          </table:table-cell>
        </table:table-row>
        <table:table-row table:style-name="ro1">
          <table:table-cell office:value-type="string" calcext:value-type="string">
            <text:p>UseUtilityClass</text:p>
          </table:table-cell>
          <table:table-cell office:value-type="float" office:value="0.158127822160472" calcext:value-type="float">
            <text:p>0.158127822160472</text:p>
          </table:table-cell>
          <table:table-cell office:value-type="float" office:value="0.327820930426794" calcext:value-type="float">
            <text:p>0.327820930426794</text:p>
          </table:table-cell>
          <table:table-cell office:value-type="float" office:value="0.361062390378351" calcext:value-type="float">
            <text:p>0.361062390378351</text:p>
          </table:table-cell>
          <table:table-cell office:value-type="float" office:value="0.338428129959075" calcext:value-type="float">
            <text:p>0.338428129959075</text:p>
          </table:table-cell>
          <table:table-cell office:value-type="float" office:value="0.334586152175729" calcext:value-type="float">
            <text:p>0.334586152175729</text:p>
          </table:table-cell>
          <table:table-cell office:value-type="float" office:value="0.383613129541468" calcext:value-type="float">
            <text:p>0.383613129541468</text:p>
          </table:table-cell>
        </table:table-row>
        <table:table-row table:style-name="ro1">
          <table:table-cell office:value-type="string" calcext:value-type="string">
            <text:p>UseVarargs</text:p>
          </table:table-cell>
          <table:table-cell office:value-type="float" office:value="0.983976099945682" calcext:value-type="float">
            <text:p>0.983976099945682</text:p>
          </table:table-cell>
          <table:table-cell office:value-type="float" office:value="0.182442025556081" calcext:value-type="float">
            <text:p>0.182442025556081</text:p>
          </table:table-cell>
          <table:table-cell office:value-type="float" office:value="0.219514118946206" calcext:value-type="float">
            <text:p>0.219514118946206</text:p>
          </table:table-cell>
          <table:table-cell office:value-type="float" office:value="0.201056949045591" calcext:value-type="float">
            <text:p>0.201056949045591</text:p>
          </table:table-cell>
          <table:table-cell office:value-type="float" office:value="0.194194667928695" calcext:value-type="float">
            <text:p>0.194194667928695</text:p>
          </table:table-cell>
          <table:table-cell office:value-type="float" office:value="0.185912604511753" calcext:value-type="float">
            <text:p>0.185912604511753</text:p>
          </table:table-cell>
        </table:table-row>
        <table:table-row table:style-name="ro1">
          <table:table-cell office:value-type="string" calcext:value-type="string">
            <text:p>UselessOperationOnImmutable</text:p>
          </table:table-cell>
          <table:table-cell office:value-type="float" office:value="0.995369030390738" calcext:value-type="float">
            <text:p>0.995369030390738</text:p>
          </table:table-cell>
          <table:table-cell office:value-type="float" office:value="0.949449561896203" calcext:value-type="float">
            <text:p>0.949449561896203</text:p>
          </table:table-cell>
          <table:table-cell office:value-type="float" office:value="1.0923388002696" calcext:value-type="float">
            <text:p>1.0923388002696</text:p>
          </table:table-cell>
          <table:table-cell office:value-type="float" office:value="0.958660975061784" calcext:value-type="float">
            <text:p>0.958660975061784</text:p>
          </table:table-cell>
          <table:table-cell office:value-type="float" office:value="0.989889912379241" calcext:value-type="float">
            <text:p>0.989889912379241</text:p>
          </table:table-cell>
          <table:table-cell office:value-type="float" office:value="0.969220399910133" calcext:value-type="float">
            <text:p>0.969220399910133</text:p>
          </table:table-cell>
        </table:table-row>
        <table:table-row table:style-name="ro1">
          <table:table-cell office:value-type="string" calcext:value-type="string">
            <text:p>UselessOverridingMethod</text:p>
          </table:table-cell>
          <table:table-cell office:value-type="float" office:value="0.02745438748914" calcext:value-type="float">
            <text:p>0.02745438748914</text:p>
          </table:table-cell>
          <table:table-cell office:value-type="float" office:value="0.970747562296858" calcext:value-type="float">
            <text:p>0.970747562296858</text:p>
          </table:table-cell>
          <table:table-cell office:value-type="float" office:value="0.991982665222102" calcext:value-type="float">
            <text:p>0.991982665222102</text:p>
          </table:table-cell>
          <table:table-cell office:value-type="float" office:value="1.03900325027086" calcext:value-type="float">
            <text:p>1.03900325027086</text:p>
          </table:table-cell>
          <table:table-cell office:value-type="float" office:value="1.00108342361863" calcext:value-type="float">
            <text:p>1.00108342361863</text:p>
          </table:table-cell>
          <table:table-cell office:value-type="float" office:value="0.997183098591549" calcext:value-type="float">
            <text:p>0.997183098591549</text:p>
          </table:table-cell>
        </table:table-row>
        <table:table-row table:style-name="ro1">
          <table:table-cell office:value-type="string" calcext:value-type="string">
            <text:p>UselessParentheses</text:p>
          </table:table-cell>
          <table:table-cell office:value-type="float" office:value="0.731046781685468" calcext:value-type="float">
            <text:p>0.731046781685468</text:p>
          </table:table-cell>
          <table:table-cell office:value-type="float" office:value="0.893408234373889" calcext:value-type="float">
            <text:p>0.893408234373889</text:p>
          </table:table-cell>
          <table:table-cell office:value-type="float" office:value="0.880750906634431" calcext:value-type="float">
            <text:p>0.880750906634431</text:p>
          </table:table-cell>
          <table:table-cell office:value-type="float" office:value="0.88971058806798" calcext:value-type="float">
            <text:p>0.88971058806798</text:p>
          </table:table-cell>
          <table:table-cell office:value-type="float" office:value="0.952855009599659" calcext:value-type="float">
            <text:p>0.952855009599659</text:p>
          </table:table-cell>
          <table:table-cell office:value-type="float" office:value="0.943219796629453" calcext:value-type="float">
            <text:p>0.943219796629453</text:p>
          </table:table-cell>
        </table:table-row>
        <table:table-row table:style-name="ro1">
          <table:table-cell office:value-type="string" calcext:value-type="string">
            <text:p>UselessQualifiedThis</text:p>
          </table:table-cell>
          <table:table-cell office:value-type="float" office:value="0.324981207717364" calcext:value-type="float">
            <text:p>0.324981207717364</text:p>
          </table:table-cell>
          <table:table-cell office:value-type="float" office:value="1.87626750362144" calcext:value-type="float">
            <text:p>1.87626750362144</text:p>
          </table:table-cell>
          <table:table-cell office:value-type="float" office:value="1.88351038145823" calcext:value-type="float">
            <text:p>1.88351038145823</text:p>
          </table:table-cell>
          <table:table-cell office:value-type="float" office:value="1.80558908739739" calcext:value-type="float">
            <text:p>1.80558908739739</text:p>
          </table:table-cell>
          <table:table-cell office:value-type="float" office:value="1.91688797682279" calcext:value-type="float">
            <text:p>1.91688797682279</text:p>
          </table:table-cell>
          <table:table-cell office:value-type="float" office:value="1.84077740222115" calcext:value-type="float">
            <text:p>1.84077740222115</text:p>
          </table:table-cell>
        </table:table-row>
        <table:table-row table:style-name="ro1">
          <table:table-cell office:value-type="string" calcext:value-type="string">
            <text:p>UselessStringValueOf</text:p>
          </table:table-cell>
          <table:table-cell office:value-type="float" office:value="0.182836409528317" calcext:value-type="float">
            <text:p>0.182836409528317</text:p>
          </table:table-cell>
          <table:table-cell office:value-type="float" office:value="0.89194647816208" calcext:value-type="float">
            <text:p>0.89194647816208</text:p>
          </table:table-cell>
          <table:table-cell office:value-type="float" office:value="0.946478162080283" calcext:value-type="float">
            <text:p>0.946478162080283</text:p>
          </table:table-cell>
          <table:table-cell office:value-type="float" office:value="0.869729866195405" calcext:value-type="float">
            <text:p>0.869729866195405</text:p>
          </table:table-cell>
          <table:table-cell office:value-type="float" office:value="0.892956324160565" calcext:value-type="float">
            <text:p>0.892956324160565</text:p>
          </table:table-cell>
          <table:table-cell office:value-type="float" office:value="0.876293865185559" calcext:value-type="float">
            <text:p>0.876293865185559</text:p>
          </table:table-cell>
        </table:table-row>
        <table:table-row table:style-name="ro1">
          <table:table-cell office:value-type="string" calcext:value-type="string">
            <text:p>WhileLoopWithLiteralBoolean</text:p>
          </table:table-cell>
          <table:table-cell office:value-type="float" office:value="0.003039658038471" calcext:value-type="float">
            <text:p>0.003039658038471</text:p>
          </table:table-cell>
          <table:table-cell office:value-type="float" office:value="0.003134647352173" calcext:value-type="float">
            <text:p>0.003134647352173</text:p>
          </table:table-cell>
          <table:table-cell office:value-type="float" office:value="0.002944668724768" calcext:value-type="float">
            <text:p>0.002944668724768</text:p>
          </table:table-cell>
          <table:table-cell table:number-columns-repeated="2" office:value-type="float" office:value="0.002897174067917" calcext:value-type="float">
            <text:p>0.002897174067917</text:p>
          </table:table-cell>
          <table:table-cell office:value-type="float" office:value="0.002327238185704" calcext:value-type="float">
            <text:p>0.002327238185704</text:p>
          </table:table-cell>
        </table:table-row>
      </table:table>
      <table:table table:name="01_baseline-6.22.0-data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MD Benchmark: baseline-6.22.0 (Fri Apr 17 10:09:21 CEST 2020)</text:p>
          </table:table-cell>
          <table:table-cell/>
        </table:table-row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AbstractClassWithoutAbstractMethod</text:p>
          </table:table-cell>
          <table:table-cell office:value-type="float" office:value="0.5219" calcext:value-type="float">
            <text:p>0.5219</text:p>
          </table:table-cell>
        </table:table-row>
        <table:table-row table:style-name="ro1">
          <table:table-cell office:value-type="string" calcext:value-type="string">
            <text:p>AbstractClassWithoutAnyMethod</text:p>
          </table:table-cell>
          <table:table-cell office:value-type="float" office:value="0.9318" calcext:value-type="float">
            <text:p>0.9318</text:p>
          </table:table-cell>
        </table:table-row>
        <table:table-row table:style-name="ro1">
          <table:table-cell office:value-type="string" calcext:value-type="string">
            <text:p>AddEmptyString</text:p>
          </table:table-cell>
          <table:table-cell office:value-type="float" office:value="0.0836" calcext:value-type="float">
            <text:p>0.0836</text:p>
          </table:table-cell>
        </table:table-row>
        <table:table-row table:style-name="ro1">
          <table:table-cell office:value-type="string" calcext:value-type="string">
            <text:p>AppendCharacterWithChar</text:p>
          </table:table-cell>
          <table:table-cell office:value-type="float" office:value="0.3789" calcext:value-type="float">
            <text:p>0.3789</text:p>
          </table:table-cell>
        </table:table-row>
        <table:table-row table:style-name="ro1">
          <table:table-cell office:value-type="string" calcext:value-type="string">
            <text:p>ArrayIsStoredDirectly</text:p>
          </table:table-cell>
          <table:table-cell office:value-type="float" office:value="0.4973" calcext:value-type="float">
            <text:p>0.4973</text:p>
          </table:table-cell>
        </table:table-row>
        <table:table-row table:style-name="ro1">
          <table:table-cell office:value-type="string" calcext:value-type="string">
            <text:p>AssignmentInOperand</text:p>
          </table:table-cell>
          <table:table-cell office:value-type="float" office:value="0.4168" calcext:value-type="float">
            <text:p>0.4168</text:p>
          </table:table-cell>
        </table:table-row>
        <table:table-row table:style-name="ro1">
          <table:table-cell office:value-type="string" calcext:value-type="string">
            <text:p>AssignmentToNonFinalStatic</text:p>
          </table:table-cell>
          <table:table-cell office:value-type="float" office:value="0.3635" calcext:value-type="float">
            <text:p>0.3635</text:p>
          </table:table-cell>
        </table:table-row>
        <table:table-row table:style-name="ro1">
          <table:table-cell office:value-type="string" calcext:value-type="string">
            <text:p>AtLeastOneConstructor</text:p>
          </table:table-cell>
          <table:table-cell office:value-type="float" office:value="0.8786" calcext:value-type="float">
            <text:p>0.8786</text:p>
          </table:table-cell>
        </table:table-row>
        <table:table-row table:style-name="ro1">
          <table:table-cell office:value-type="string" calcext:value-type="string">
            <text:p>AvoidAccessibilityAlteration</text:p>
          </table:table-cell>
          <table:table-cell office:value-type="float" office:value="3.1348" calcext:value-type="float">
            <text:p>3.1348</text:p>
          </table:table-cell>
        </table:table-row>
        <table:table-row table:style-name="ro1">
          <table:table-cell office:value-type="string" calcext:value-type="string">
            <text:p>AvoidArrayLoops</text:p>
          </table:table-cell>
          <table:table-cell office:value-type="float" office:value="0.3297" calcext:value-type="float">
            <text:p>0.3297</text:p>
          </table:table-cell>
        </table:table-row>
        <table:table-row table:style-name="ro1">
          <table:table-cell office:value-type="string" calcext:value-type="string">
            <text:p>AvoidAssertAsIdentifier</text:p>
          </table:table-cell>
          <table:table-cell office:value-type="float" office:value="0.2968" calcext:value-type="float">
            <text:p>0.2968</text:p>
          </table:table-cell>
        </table:table-row>
        <table:table-row table:style-name="ro1">
          <table:table-cell office:value-type="string" calcext:value-type="string">
            <text:p>AvoidBranchingStatementAsLastInLoop</text:p>
          </table:table-cell>
          <table:table-cell office:value-type="float" office:value="0.0183" calcext:value-type="float">
            <text:p>0.0183</text:p>
          </table:table-cell>
        </table:table-row>
        <table:table-row table:style-name="ro1">
          <table:table-cell office:value-type="string" calcext:value-type="string">
            <text:p>AvoidCallingFinalize</text:p>
          </table:table-cell>
          <table:table-cell office:value-type="float" office:value="0.4679" calcext:value-type="float">
            <text:p>0.4679</text:p>
          </table:table-cell>
        </table:table-row>
        <table:table-row table:style-name="ro1">
          <table:table-cell office:value-type="string" calcext:value-type="string">
            <text:p>AvoidCatchingGenericException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AvoidCatchingNPE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string" calcext:value-type="string">
            <text:p>AvoidCatchingThrowable</text:p>
          </table:table-cell>
          <table:table-cell office:value-type="float" office:value="0.381" calcext:value-type="float">
            <text:p>0.381</text:p>
          </table:table-cell>
        </table:table-row>
        <table:table-row table:style-name="ro1">
          <table:table-cell office:value-type="string" calcext:value-type="string">
            <text:p>AvoidDecimalLiteralsInBigDecimalConstructor</text:p>
          </table:table-cell>
          <table:table-cell office:value-type="float" office:value="0.1066" calcext:value-type="float">
            <text:p>0.1066</text:p>
          </table:table-cell>
        </table:table-row>
        <table:table-row table:style-name="ro1">
          <table:table-cell office:value-type="string" calcext:value-type="string">
            <text:p>AvoidDeeplyNestedIfStmts</text:p>
          </table:table-cell>
          <table:table-cell office:value-type="float" office:value="0.3757" calcext:value-type="float">
            <text:p>0.3757</text:p>
          </table:table-cell>
        </table:table-row>
        <table:table-row table:style-name="ro1">
          <table:table-cell office:value-type="string" calcext:value-type="string">
            <text:p>AvoidDollarSigns</text:p>
          </table:table-cell>
          <table:table-cell office:value-type="float" office:value="0.4603" calcext:value-type="float">
            <text:p>0.4603</text:p>
          </table:table-cell>
        </table:table-row>
        <table:table-row table:style-name="ro1">
          <table:table-cell office:value-type="string" calcext:value-type="string">
            <text:p>AvoidDuplicateLiterals</text:p>
          </table:table-cell>
          <table:table-cell office:value-type="float" office:value="0.5533" calcext:value-type="float">
            <text:p>0.5533</text:p>
          </table:table-cell>
        </table:table-row>
        <table:table-row table:style-name="ro1">
          <table:table-cell office:value-type="string" calcext:value-type="string">
            <text:p>AvoidEnumAsIdentifier</text:p>
          </table:table-cell>
          <table:table-cell office:value-type="float" office:value="0.2697" calcext:value-type="float">
            <text:p>0.2697</text:p>
          </table:table-cell>
        </table:table-row>
        <table:table-row table:style-name="ro1">
          <table:table-cell office:value-type="string" calcext:value-type="string">
            <text:p>AvoidFieldNameMatchingMethodName</text:p>
          </table:table-cell>
          <table:table-cell office:value-type="float" office:value="0.4042" calcext:value-type="float">
            <text:p>0.4042</text:p>
          </table:table-cell>
        </table:table-row>
        <table:table-row table:style-name="ro1">
          <table:table-cell office:value-type="string" calcext:value-type="string">
            <text:p>AvoidFieldNameMatchingTypeName</text:p>
          </table:table-cell>
          <table:table-cell office:value-type="float" office:value="0.3458" calcext:value-type="float">
            <text:p>0.3458</text:p>
          </table:table-cell>
        </table:table-row>
        <table:table-row table:style-name="ro1">
          <table:table-cell office:value-type="string" calcext:value-type="string">
            <text:p>AvoidFileStream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AvoidInstanceofChecksInCatchClause</text:p>
          </table:table-cell>
          <table:table-cell office:value-type="float" office:value="0.0384" calcext:value-type="float">
            <text:p>0.0384</text:p>
          </table:table-cell>
        </table:table-row>
        <table:table-row table:style-name="ro1">
          <table:table-cell office:value-type="string" calcext:value-type="string">
            <text:p>AvoidInstantiatingObjectsInLoops</text:p>
          </table:table-cell>
          <table:table-cell office:value-type="float" office:value="0.3359" calcext:value-type="float">
            <text:p>0.3359</text:p>
          </table:table-cell>
        </table:table-row>
        <table:table-row table:style-name="ro1">
          <table:table-cell office:value-type="string" calcext:value-type="string">
            <text:p>AvoidLiteralsInIfCondition</text:p>
          </table:table-cell>
          <table:table-cell office:value-type="float" office:value="1.2942" calcext:value-type="float">
            <text:p>1.2942</text:p>
          </table:table-cell>
        </table:table-row>
        <table:table-row table:style-name="ro1">
          <table:table-cell office:value-type="string" calcext:value-type="string">
            <text:p>AvoidLosingExceptionInformation</text:p>
          </table:table-cell>
          <table:table-cell office:value-type="float" office:value="0.0489" calcext:value-type="float">
            <text:p>0.0489</text:p>
          </table:table-cell>
        </table:table-row>
        <table:table-row table:style-name="ro1">
          <table:table-cell office:value-type="string" calcext:value-type="string">
            <text:p>AvoidMessageDigestField</text:p>
          </table:table-cell>
          <table:table-cell office:value-type="float" office:value="2.9519" calcext:value-type="float">
            <text:p>2.9519</text:p>
          </table:table-cell>
        </table:table-row>
        <table:table-row table:style-name="ro1">
          <table:table-cell office:value-type="string" calcext:value-type="string">
            <text:p>AvoidMultipleUnaryOperators</text:p>
          </table:table-cell>
          <table:table-cell office:value-type="float" office:value="0.0096" calcext:value-type="float">
            <text:p>0.0096</text:p>
          </table:table-cell>
        </table:table-row>
        <table:table-row table:style-name="ro1">
          <table:table-cell office:value-type="string" calcext:value-type="string">
            <text:p>AvoidPrintStackTrace</text:p>
          </table:table-cell>
          <table:table-cell office:value-type="float" office:value="1.0693" calcext:value-type="float">
            <text:p>1.0693</text:p>
          </table:table-cell>
        </table:table-row>
        <table:table-row table:style-name="ro1">
          <table:table-cell office:value-type="string" calcext:value-type="string">
            <text:p>AvoidProtectedFieldInFinalClass</text:p>
          </table:table-cell>
          <table:table-cell office:value-type="float" office:value="0.0532" calcext:value-type="float">
            <text:p>0.0532</text:p>
          </table:table-cell>
        </table:table-row>
        <table:table-row table:style-name="ro1">
          <table:table-cell office:value-type="string" calcext:value-type="string">
            <text:p>AvoidProtectedMethodInFinalClassNotExtending</text:p>
          </table:table-cell>
          <table:table-cell office:value-type="float" office:value="0.0421" calcext:value-type="float">
            <text:p>0.0421</text:p>
          </table:table-cell>
        </table:table-row>
        <table:table-row table:style-name="ro1">
          <table:table-cell office:value-type="string" calcext:value-type="string">
            <text:p>AvoidReassigningLoopVariables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string" calcext:value-type="string">
            <text:p>AvoidReassigningParameters</text:p>
          </table:table-cell>
          <table:table-cell office:value-type="float" office:value="0.5296" calcext:value-type="float">
            <text:p>0.5296</text:p>
          </table:table-cell>
        </table:table-row>
        <table:table-row table:style-name="ro1">
          <table:table-cell office:value-type="string" calcext:value-type="string">
            <text:p>AvoidRethrowingException</text:p>
          </table:table-cell>
          <table:table-cell office:value-type="float" office:value="0.0199" calcext:value-type="float">
            <text:p>0.0199</text:p>
          </table:table-cell>
        </table:table-row>
        <table:table-row table:style-name="ro1">
          <table:table-cell office:value-type="string" calcext:value-type="string">
            <text:p>AvoidStringBufferField</text:p>
          </table:table-cell>
          <table:table-cell office:value-type="float" office:value="0.0868" calcext:value-type="float">
            <text:p>0.0868</text:p>
          </table:table-cell>
        </table:table-row>
        <table:table-row table:style-name="ro1">
          <table:table-cell office:value-type="string" calcext:value-type="string">
            <text:p>AvoidSynchronizedAtMethodLevel</text:p>
          </table:table-cell>
          <table:table-cell office:value-type="float" office:value="0.1655" calcext:value-type="float">
            <text:p>0.1655</text:p>
          </table:table-cell>
        </table:table-row>
        <table:table-row table:style-name="ro1">
          <table:table-cell office:value-type="string" calcext:value-type="string">
            <text:p>AvoidThreadGroup</text:p>
          </table:table-cell>
          <table:table-cell office:value-type="float" office:value="0.6069" calcext:value-type="float">
            <text:p>0.6069</text:p>
          </table:table-cell>
        </table:table-row>
        <table:table-row table:style-name="ro1">
          <table:table-cell office:value-type="string" calcext:value-type="string">
            <text:p>AvoidThrowingNewInstanceOfSameException</text:p>
          </table:table-cell>
          <table:table-cell office:value-type="float" office:value="0.0181" calcext:value-type="float">
            <text:p>0.0181</text:p>
          </table:table-cell>
        </table:table-row>
        <table:table-row table:style-name="ro1">
          <table:table-cell office:value-type="string" calcext:value-type="string">
            <text:p>AvoidThrowingNullPointerException</text:p>
          </table:table-cell>
          <table:table-cell office:value-type="float" office:value="0.0878" calcext:value-type="float">
            <text:p>0.0878</text:p>
          </table:table-cell>
        </table:table-row>
        <table:table-row table:style-name="ro1">
          <table:table-cell office:value-type="string" calcext:value-type="string">
            <text:p>AvoidThrowingRawExceptionTypes</text:p>
          </table:table-cell>
          <table:table-cell office:value-type="float" office:value="0.0564" calcext:value-type="float">
            <text:p>0.0564</text:p>
          </table:table-cell>
        </table:table-row>
        <table:table-row table:style-name="ro1">
          <table:table-cell office:value-type="string" calcext:value-type="string">
            <text:p>AvoidUncheckedExceptionsInSignatures</text:p>
          </table:table-cell>
          <table:table-cell office:value-type="float" office:value="0.1173" calcext:value-type="float">
            <text:p>0.1173</text:p>
          </table:table-cell>
        </table:table-row>
        <table:table-row table:style-name="ro1">
          <table:table-cell office:value-type="string" calcext:value-type="string">
            <text:p>AvoidUsingHardCodedIP</text:p>
          </table:table-cell>
          <table:table-cell office:value-type="float" office:value="0.0637" calcext:value-type="float">
            <text:p>0.0637</text:p>
          </table:table-cell>
        </table:table-row>
        <table:table-row table:style-name="ro1">
          <table:table-cell office:value-type="string" calcext:value-type="string">
            <text:p>AvoidUsingNativeCode</text:p>
          </table:table-cell>
          <table:table-cell office:value-type="float" office:value="0.7479" calcext:value-type="float">
            <text:p>0.7479</text:p>
          </table:table-cell>
        </table:table-row>
        <table:table-row table:style-name="ro1">
          <table:table-cell office:value-type="string" calcext:value-type="string">
            <text:p>AvoidUsingOctalValues</text:p>
          </table:table-cell>
          <table:table-cell office:value-type="float" office:value="0.4332" calcext:value-type="float">
            <text:p>0.4332</text:p>
          </table:table-cell>
        </table:table-row>
        <table:table-row table:style-name="ro1">
          <table:table-cell office:value-type="string" calcext:value-type="string">
            <text:p>AvoidUsingShortType</text:p>
          </table:table-cell>
          <table:table-cell office:value-type="float" office:value="0.4128" calcext:value-type="float">
            <text:p>0.4128</text:p>
          </table:table-cell>
        </table:table-row>
        <table:table-row table:style-name="ro1">
          <table:table-cell office:value-type="string" calcext:value-type="string">
            <text:p>AvoidUsingVolatile</text:p>
          </table:table-cell>
          <table:table-cell office:value-type="float" office:value="0.0592" calcext:value-type="float">
            <text:p>0.0592</text:p>
          </table:table-cell>
        </table:table-row>
        <table:table-row table:style-name="ro1">
          <table:table-cell office:value-type="string" calcext:value-type="string">
            <text:p>BadComparison</text:p>
          </table:table-cell>
          <table:table-cell office:value-type="float" office:value="0.0497" calcext:value-type="float">
            <text:p>0.0497</text:p>
          </table:table-cell>
        </table:table-row>
        <table:table-row table:style-name="ro1">
          <table:table-cell office:value-type="string" calcext:value-type="string">
            <text:p>BeanMembersShouldSerialize</text:p>
          </table:table-cell>
          <table:table-cell office:value-type="float" office:value="1.692" calcext:value-type="float">
            <text:p>1.692</text:p>
          </table:table-cell>
        </table:table-row>
        <table:table-row table:style-name="ro1">
          <table:table-cell office:value-type="string" calcext:value-type="string">
            <text:p>BigIntegerInstantiation</text:p>
          </table:table-cell>
          <table:table-cell office:value-type="float" office:value="0.3996" calcext:value-type="float">
            <text:p>0.3996</text:p>
          </table:table-cell>
        </table:table-row>
        <table:table-row table:style-name="ro1">
          <table:table-cell office:value-type="string" calcext:value-type="string">
            <text:p>BooleanGetMethodName</text:p>
          </table:table-cell>
          <table:table-cell office:value-type="float" office:value="0.2626" calcext:value-type="float">
            <text:p>0.2626</text:p>
          </table:table-cell>
        </table:table-row>
        <table:table-row table:style-name="ro1">
          <table:table-cell office:value-type="string" calcext:value-type="string">
            <text:p>BooleanInstantiation</text:p>
          </table:table-cell>
          <table:table-cell office:value-type="float" office:value="0.4264" calcext:value-type="float">
            <text:p>0.4264</text:p>
          </table:table-cell>
        </table:table-row>
        <table:table-row table:style-name="ro1">
          <table:table-cell office:value-type="string" calcext:value-type="string">
            <text:p>BrokenNullCheck</text:p>
          </table:table-cell>
          <table:table-cell office:value-type="float" office:value="0.3975" calcext:value-type="float">
            <text:p>0.3975</text:p>
          </table:table-cell>
        </table:table-row>
        <table:table-row table:style-name="ro1">
          <table:table-cell office:value-type="string" calcext:value-type="string">
            <text:p>ByteInstantiation</text:p>
          </table:table-cell>
          <table:table-cell office:value-type="float" office:value="0.0752" calcext:value-type="float">
            <text:p>0.0752</text:p>
          </table:table-cell>
        </table:table-row>
        <table:table-row table:style-name="ro1">
          <table:table-cell office:value-type="string" calcext:value-type="string">
            <text:p>CallSuperFirst</text:p>
          </table:table-cell>
          <table:table-cell office:value-type="float" office:value="1.1332" calcext:value-type="float">
            <text:p>1.1332</text:p>
          </table:table-cell>
        </table:table-row>
        <table:table-row table:style-name="ro1">
          <table:table-cell office:value-type="string" calcext:value-type="string">
            <text:p>CallSuperInConstructor</text:p>
          </table:table-cell>
          <table:table-cell office:value-type="float" office:value="0.0863" calcext:value-type="float">
            <text:p>0.0863</text:p>
          </table:table-cell>
        </table:table-row>
        <table:table-row table:style-name="ro1">
          <table:table-cell office:value-type="string" calcext:value-type="string">
            <text:p>CallSuperLast</text:p>
          </table:table-cell>
          <table:table-cell office:value-type="float" office:value="0.8402" calcext:value-type="float">
            <text:p>0.8402</text:p>
          </table:table-cell>
        </table:table-row>
        <table:table-row table:style-name="ro1">
          <table:table-cell office:value-type="string" calcext:value-type="string">
            <text:p>CheckResultSet</text:p>
          </table:table-cell>
          <table:table-cell office:value-type="float" office:value="0.4446" calcext:value-type="float">
            <text:p>0.4446</text:p>
          </table:table-cell>
        </table:table-row>
        <table:table-row table:style-name="ro1">
          <table:table-cell office:value-type="string" calcext:value-type="string">
            <text:p>CheckSkipResult</text:p>
          </table:table-cell>
          <table:table-cell office:value-type="float" office:value="0.4241" calcext:value-type="float">
            <text:p>0.4241</text:p>
          </table:table-cell>
        </table:table-row>
        <table:table-row table:style-name="ro1">
          <table:table-cell office:value-type="string" calcext:value-type="string">
            <text:p>ClassCastExceptionWithToArray</text:p>
          </table:table-cell>
          <table:table-cell office:value-type="float" office:value="0.0425" calcext:value-type="float">
            <text:p>0.0425</text:p>
          </table:table-cell>
        </table:table-row>
        <table:table-row table:style-name="ro1">
          <table:table-cell office:value-type="string" calcext:value-type="string">
            <text:p>ClassNamingConventions</text:p>
          </table:table-cell>
          <table:table-cell office:value-type="float" office:value="0.0621" calcext:value-type="float">
            <text:p>0.0621</text:p>
          </table:table-cell>
        </table:table-row>
        <table:table-row table:style-name="ro1">
          <table:table-cell office:value-type="string" calcext:value-type="string">
            <text:p>ClassWithOnlyPrivateConstructorsShouldBeFinal</text:p>
          </table:table-cell>
          <table:table-cell office:value-type="float" office:value="0.1422" calcext:value-type="float">
            <text:p>0.1422</text:p>
          </table:table-cell>
        </table:table-row>
        <table:table-row table:style-name="ro1">
          <table:table-cell office:value-type="string" calcext:value-type="string">
            <text:p>CloneMethodMustBePublic</text:p>
          </table:table-cell>
          <table:table-cell office:value-type="float" office:value="0.2097" calcext:value-type="float">
            <text:p>0.2097</text:p>
          </table:table-cell>
        </table:table-row>
        <table:table-row table:style-name="ro1">
          <table:table-cell office:value-type="string" calcext:value-type="string">
            <text:p>CloneMethodMustImplementCloneable</text:p>
          </table:table-cell>
          <table:table-cell office:value-type="float" office:value="0.0728" calcext:value-type="float">
            <text:p>0.0728</text:p>
          </table:table-cell>
        </table:table-row>
        <table:table-row table:style-name="ro1">
          <table:table-cell office:value-type="string" calcext:value-type="string">
            <text:p>CloneMethodReturnTypeMustMatchClassName</text:p>
          </table:table-cell>
          <table:table-cell office:value-type="float" office:value="0.1648" calcext:value-type="float">
            <text:p>0.1648</text:p>
          </table:table-cell>
        </table:table-row>
        <table:table-row table:style-name="ro1">
          <table:table-cell office:value-type="string" calcext:value-type="string">
            <text:p>CloneThrowsCloneNotSupportedException</text:p>
          </table:table-cell>
          <table:table-cell office:value-type="float" office:value="0.1771" calcext:value-type="float">
            <text:p>0.1771</text:p>
          </table:table-cell>
        </table:table-row>
        <table:table-row table:style-name="ro1">
          <table:table-cell office:value-type="string" calcext:value-type="string">
            <text:p>CloseResource</text:p>
          </table:table-cell>
          <table:table-cell office:value-type="float" office:value="0.8816" calcext:value-type="float">
            <text:p>0.8816</text:p>
          </table:table-cell>
        </table:table-row>
        <table:table-row table:style-name="ro1">
          <table:table-cell office:value-type="string" calcext:value-type="string">
            <text:p>CollapsibleIfStatements</text:p>
          </table:table-cell>
          <table:table-cell office:value-type="float" office:value="0.1373" calcext:value-type="float">
            <text:p>0.1373</text:p>
          </table:table-cell>
        </table:table-row>
        <table:table-row table:style-name="ro1">
          <table:table-cell office:value-type="string" calcext:value-type="string">
            <text:p>CommentContent</text:p>
          </table:table-cell>
          <table:table-cell office:value-type="float" office:value="1.9768" calcext:value-type="float">
            <text:p>1.9768</text:p>
          </table:table-cell>
        </table:table-row>
        <table:table-row table:style-name="ro1">
          <table:table-cell office:value-type="string" calcext:value-type="string">
            <text:p>CommentDefaultAccessModifier</text:p>
          </table:table-cell>
          <table:table-cell office:value-type="float" office:value="0.557" calcext:value-type="float">
            <text:p>0.557</text:p>
          </table:table-cell>
        </table:table-row>
        <table:table-row table:style-name="ro1">
          <table:table-cell office:value-type="string" calcext:value-type="string">
            <text:p>CommentRequired</text:p>
          </table:table-cell>
          <table:table-cell office:value-type="float" office:value="3.1883" calcext:value-type="float">
            <text:p>3.1883</text:p>
          </table:table-cell>
        </table:table-row>
        <table:table-row table:style-name="ro1">
          <table:table-cell office:value-type="string" calcext:value-type="string">
            <text:p>CommentSize</text:p>
          </table:table-cell>
          <table:table-cell office:value-type="float" office:value="0.6415" calcext:value-type="float">
            <text:p>0.6415</text:p>
          </table:table-cell>
        </table:table-row>
        <table:table-row table:style-name="ro1">
          <table:table-cell office:value-type="string" calcext:value-type="string">
            <text:p>CompareObjectsWithEquals</text:p>
          </table:table-cell>
          <table:table-cell office:value-type="float" office:value="0.3577" calcext:value-type="float">
            <text:p>0.3577</text:p>
          </table:table-cell>
        </table:table-row>
        <table:table-row table:style-name="ro1">
          <table:table-cell office:value-type="string" calcext:value-type="string">
            <text:p>ConfusingTernary</text:p>
          </table:table-cell>
          <table:table-cell office:value-type="float" office:value="0.3878" calcext:value-type="float">
            <text:p>0.3878</text:p>
          </table:table-cell>
        </table:table-row>
        <table:table-row table:style-name="ro1">
          <table:table-cell office:value-type="string" calcext:value-type="string">
            <text:p>ConsecutiveAppendsShouldReuse</text:p>
          </table:table-cell>
          <table:table-cell office:value-type="float" office:value="0.5291" calcext:value-type="float">
            <text:p>0.5291</text:p>
          </table:table-cell>
        </table:table-row>
        <table:table-row table:style-name="ro1">
          <table:table-cell office:value-type="string" calcext:value-type="string">
            <text:p>ConsecutiveLiteralAppends</text:p>
          </table:table-cell>
          <table:table-cell office:value-type="float" office:value="0.4178" calcext:value-type="float">
            <text:p>0.4178</text:p>
          </table:table-cell>
        </table:table-row>
        <table:table-row table:style-name="ro1">
          <table:table-cell office:value-type="string" calcext:value-type="string">
            <text:p>ConstantsInInterface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string" calcext:value-type="string">
            <text:p>ConstructorCallsOverridableMethod</text:p>
          </table:table-cell>
          <table:table-cell office:value-type="float" office:value="0.9084" calcext:value-type="float">
            <text:p>0.9084</text:p>
          </table:table-cell>
        </table:table-row>
        <table:table-row table:style-name="ro1">
          <table:table-cell office:value-type="string" calcext:value-type="string">
            <text:p>ControlStatementBraces</text:p>
          </table:table-cell>
          <table:table-cell office:value-type="float" office:value="5.2317" calcext:value-type="float">
            <text:p>5.2317</text:p>
          </table:table-cell>
        </table:table-row>
        <table:table-row table:style-name="ro1">
          <table:table-cell office:value-type="string" calcext:value-type="string">
            <text:p>CouplingBetweenObjects</text:p>
          </table:table-cell>
          <table:table-cell office:value-type="float" office:value="0.5158" calcext:value-type="float">
            <text:p>0.5158</text:p>
          </table:table-cell>
        </table:table-row>
        <table:table-row table:style-name="ro1">
          <table:table-cell office:value-type="string" calcext:value-type="string">
            <text:p>CyclomaticComplexity</text:p>
          </table:table-cell>
          <table:table-cell office:value-type="float" office:value="0.6424" calcext:value-type="float">
            <text:p>0.6424</text:p>
          </table:table-cell>
        </table:table-row>
        <table:table-row table:style-name="ro1">
          <table:table-cell office:value-type="string" calcext:value-type="string">
            <text:p>DataClass</text:p>
          </table:table-cell>
          <table:table-cell office:value-type="float" office:value="0.807" calcext:value-type="float">
            <text:p>0.807</text:p>
          </table:table-cell>
        </table:table-row>
        <table:table-row table:style-name="ro1">
          <table:table-cell office:value-type="string" calcext:value-type="string">
            <text:p>DataflowAnomalyAnalysis</text:p>
          </table:table-cell>
          <table:table-cell office:value-type="float" office:value="1.9476" calcext:value-type="float">
            <text:p>1.9476</text:p>
          </table:table-cell>
        </table:table-row>
        <table:table-row table:style-name="ro1">
          <table:table-cell office:value-type="string" calcext:value-type="string">
            <text:p>DefaultLabelNotLastInSwitchStmt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office:value-type="string" calcext:value-type="string">
            <text:p>DefaultPackage</text:p>
          </table:table-cell>
          <table:table-cell office:value-type="float" office:value="0.4939" calcext:value-type="float">
            <text:p>0.4939</text:p>
          </table:table-cell>
        </table:table-row>
        <table:table-row table:style-name="ro1">
          <table:table-cell office:value-type="string" calcext:value-type="string">
            <text:p>DetachedTestCase</text:p>
          </table:table-cell>
          <table:table-cell office:value-type="float" office:value="2.7471" calcext:value-type="float">
            <text:p>2.7471</text:p>
          </table:table-cell>
        </table:table-row>
        <table:table-row table:style-name="ro1">
          <table:table-cell office:value-type="string" calcext:value-type="string">
            <text:p>DoNotCallGarbageCollectionExplicitly</text:p>
          </table:table-cell>
          <table:table-cell office:value-type="float" office:value="1.1421" calcext:value-type="float">
            <text:p>1.1421</text:p>
          </table:table-cell>
        </table:table-row>
        <table:table-row table:style-name="ro1">
          <table:table-cell office:value-type="string" calcext:value-type="string">
            <text:p>DoNotCallSystemExit</text:p>
          </table:table-cell>
          <table:table-cell office:value-type="float" office:value="1.1625" calcext:value-type="float">
            <text:p>1.1625</text:p>
          </table:table-cell>
        </table:table-row>
        <table:table-row table:style-name="ro1">
          <table:table-cell office:value-type="string" calcext:value-type="string">
            <text:p>DoNotExtendJavaLangError</text:p>
          </table:table-cell>
          <table:table-cell office:value-type="float" office:value="0.0217" calcext:value-type="float">
            <text:p>0.0217</text:p>
          </table:table-cell>
        </table:table-row>
        <table:table-row table:style-name="ro1">
          <table:table-cell office:value-type="string" calcext:value-type="string">
            <text:p>DoNotExtendJavaLangThrowable</text:p>
          </table:table-cell>
          <table:table-cell office:value-type="float" office:value="0.0281" calcext:value-type="float">
            <text:p>0.0281</text:p>
          </table:table-cell>
        </table:table-row>
        <table:table-row table:style-name="ro1">
          <table:table-cell office:value-type="string" calcext:value-type="string">
            <text:p>DoNotHardCodeSDCard</text:p>
          </table:table-cell>
          <table:table-cell office:value-type="float" office:value="0.3305" calcext:value-type="float">
            <text:p>0.3305</text:p>
          </table:table-cell>
        </table:table-row>
        <table:table-row table:style-name="ro1">
          <table:table-cell office:value-type="string" calcext:value-type="string">
            <text:p>DoNotThrowExceptionInFinally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DoNotUseThreads</text:p>
          </table:table-cell>
          <table:table-cell office:value-type="float" office:value="0.6711" calcext:value-type="float">
            <text:p>0.6711</text:p>
          </table:table-cell>
        </table:table-row>
        <table:table-row table:style-name="ro1">
          <table:table-cell office:value-type="string" calcext:value-type="string">
            <text:p>DontCallThreadRun</text:p>
          </table:table-cell>
          <table:table-cell office:value-type="float" office:value="0.5673" calcext:value-type="float">
            <text:p>0.5673</text:p>
          </table:table-cell>
        </table:table-row>
        <table:table-row table:style-name="ro1">
          <table:table-cell office:value-type="string" calcext:value-type="string">
            <text:p>DontImportJavaLang</text:p>
          </table:table-cell>
          <table:table-cell office:value-type="float" office:value="0.3988" calcext:value-type="float">
            <text:p>0.3988</text:p>
          </table:table-cell>
        </table:table-row>
        <table:table-row table:style-name="ro1">
          <table:table-cell office:value-type="string" calcext:value-type="string">
            <text:p>DontImportSun</text:p>
          </table:table-cell>
          <table:table-cell office:value-type="float" office:value="0.4009" calcext:value-type="float">
            <text:p>0.4009</text:p>
          </table:table-cell>
        </table:table-row>
        <table:table-row table:style-name="ro1">
          <table:table-cell office:value-type="string" calcext:value-type="string">
            <text:p>DontUseFloatTypeForLoopIndices</text:p>
          </table:table-cell>
          <table:table-cell office:value-type="float" office:value="0.0094" calcext:value-type="float">
            <text:p>0.0094</text:p>
          </table:table-cell>
        </table:table-row>
        <table:table-row table:style-name="ro1">
          <table:table-cell office:value-type="string" calcext:value-type="string">
            <text:p>DoubleBraceInitialization</text:p>
          </table:table-cell>
          <table:table-cell office:value-type="float" office:value="1.1135" calcext:value-type="float">
            <text:p>1.1135</text:p>
          </table:table-cell>
        </table:table-row>
        <table:table-row table:style-name="ro1">
          <table:table-cell office:value-type="string" calcext:value-type="string">
            <text:p>DoubleCheckedLocking</text:p>
          </table:table-cell>
          <table:table-cell office:value-type="float" office:value="0.5474" calcext:value-type="float">
            <text:p>0.5474</text:p>
          </table:table-cell>
        </table:table-row>
        <table:table-row table:style-name="ro1">
          <table:table-cell office:value-type="string" calcext:value-type="string">
            <text:p>DuplicateImports</text:p>
          </table:table-cell>
          <table:table-cell office:value-type="float" office:value="0.4512" calcext:value-type="float">
            <text:p>0.4512</text:p>
          </table:table-cell>
        </table:table-row>
        <table:table-row table:style-name="ro1">
          <table:table-cell office:value-type="string" calcext:value-type="string">
            <text:p>EmptyCatchBlock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EmptyFinalizer</text:p>
          </table:table-cell>
          <table:table-cell office:value-type="float" office:value="0.1687" calcext:value-type="float">
            <text:p>0.1687</text:p>
          </table:table-cell>
        </table:table-row>
        <table:table-row table:style-name="ro1">
          <table:table-cell office:value-type="string" calcext:value-type="string">
            <text:p>EmptyFinallyBlock</text:p>
          </table:table-cell>
          <table:table-cell office:value-type="float" office:value="0.0037" calcext:value-type="float">
            <text:p>0.0037</text:p>
          </table:table-cell>
        </table:table-row>
        <table:table-row table:style-name="ro1">
          <table:table-cell office:value-type="string" calcext:value-type="string">
            <text:p>EmptyIfStmt</text:p>
          </table:table-cell>
          <table:table-cell office:value-type="float" office:value="0.0478" calcext:value-type="float">
            <text:p>0.0478</text:p>
          </table:table-cell>
        </table:table-row>
        <table:table-row table:style-name="ro1">
          <table:table-cell office:value-type="string" calcext:value-type="string">
            <text:p>EmptyInitializer</text:p>
          </table:table-cell>
          <table:table-cell office:value-type="float" office:value="0.0034" calcext:value-type="float">
            <text:p>0.0034</text:p>
          </table:table-cell>
        </table:table-row>
        <table:table-row table:style-name="ro1">
          <table:table-cell office:value-type="string" calcext:value-type="string">
            <text:p>EmptyMethodInAbstractClassShouldBeAbstract</text:p>
          </table:table-cell>
          <table:table-cell office:value-type="float" office:value="0.1551" calcext:value-type="float">
            <text:p>0.1551</text:p>
          </table:table-cell>
        </table:table-row>
        <table:table-row table:style-name="ro1">
          <table:table-cell office:value-type="string" calcext:value-type="string">
            <text:p>EmptyStatementBlock</text:p>
          </table:table-cell>
          <table:table-cell office:value-type="float" office:value="0.1925" calcext:value-type="float">
            <text:p>0.1925</text:p>
          </table:table-cell>
        </table:table-row>
        <table:table-row table:style-name="ro1">
          <table:table-cell office:value-type="string" calcext:value-type="string">
            <text:p>EmptyStatementNotInLoop</text:p>
          </table:table-cell>
          <table:table-cell office:value-type="float" office:value="0.0036" calcext:value-type="float">
            <text:p>0.0036</text:p>
          </table:table-cell>
        </table:table-row>
        <table:table-row table:style-name="ro1">
          <table:table-cell office:value-type="string" calcext:value-type="string">
            <text:p>EmptySwitchStatements</text:p>
          </table:table-cell>
          <table:table-cell office:value-type="float" office:value="0.0029" calcext:value-type="float">
            <text:p>0.0029</text:p>
          </table:table-cell>
        </table:table-row>
        <table:table-row table:style-name="ro1">
          <table:table-cell office:value-type="string" calcext:value-type="string">
            <text:p>EmptySynchronizedBlock</text:p>
          </table:table-cell>
          <table:table-cell office:value-type="float" office:value="0.0034" calcext:value-type="float">
            <text:p>0.0034</text:p>
          </table:table-cell>
        </table:table-row>
        <table:table-row table:style-name="ro1">
          <table:table-cell office:value-type="string" calcext:value-type="string">
            <text:p>EmptyTryBlock</text:p>
          </table:table-cell>
          <table:table-cell office:value-type="float" office:value="0.0112" calcext:value-type="float">
            <text:p>0.0112</text:p>
          </table:table-cell>
        </table:table-row>
        <table:table-row table:style-name="ro1">
          <table:table-cell office:value-type="string" calcext:value-type="string">
            <text:p>EmptyWhileStmt</text:p>
          </table:table-cell>
          <table:table-cell office:value-type="float" office:value="0.0043" calcext:value-type="float">
            <text:p>0.0043</text:p>
          </table:table-cell>
        </table:table-row>
        <table:table-row table:style-name="ro1">
          <table:table-cell office:value-type="string" calcext:value-type="string">
            <text:p>EqualsNull</text:p>
          </table:table-cell>
          <table:table-cell office:value-type="float" office:value="1.6017" calcext:value-type="float">
            <text:p>1.6017</text:p>
          </table:table-cell>
        </table:table-row>
        <table:table-row table:style-name="ro1">
          <table:table-cell office:value-type="string" calcext:value-type="string">
            <text:p>ExceptionAsFlowControl</text:p>
          </table:table-cell>
          <table:table-cell office:value-type="float" office:value="0.4182" calcext:value-type="float">
            <text:p>0.4182</text:p>
          </table:table-cell>
        </table:table-row>
        <table:table-row table:style-name="ro1">
          <table:table-cell office:value-type="string" calcext:value-type="string">
            <text:p>ExcessiveClassLength</text:p>
          </table:table-cell>
          <table:table-cell office:value-type="float" office:value="0.5878" calcext:value-type="float">
            <text:p>0.5878</text:p>
          </table:table-cell>
        </table:table-row>
        <table:table-row table:style-name="ro1">
          <table:table-cell office:value-type="string" calcext:value-type="string">
            <text:p>ExcessiveImports</text:p>
          </table:table-cell>
          <table:table-cell office:value-type="float" office:value="0.4312" calcext:value-type="float">
            <text:p>0.4312</text:p>
          </table:table-cell>
        </table:table-row>
        <table:table-row table:style-name="ro1">
          <table:table-cell office:value-type="string" calcext:value-type="string">
            <text:p>ExcessiveMethodLength</text:p>
          </table:table-cell>
          <table:table-cell office:value-type="float" office:value="0.5429" calcext:value-type="float">
            <text:p>0.5429</text:p>
          </table:table-cell>
        </table:table-row>
        <table:table-row table:style-name="ro1">
          <table:table-cell office:value-type="string" calcext:value-type="string">
            <text:p>ExcessiveParameterList</text:p>
          </table:table-cell>
          <table:table-cell office:value-type="float" office:value="0.3916" calcext:value-type="float">
            <text:p>0.3916</text:p>
          </table:table-cell>
        </table:table-row>
        <table:table-row table:style-name="ro1">
          <table:table-cell office:value-type="string" calcext:value-type="string">
            <text:p>ExcessivePublicCount</text:p>
          </table:table-cell>
          <table:table-cell office:value-type="float" office:value="0.3586" calcext:value-type="float">
            <text:p>0.3586</text:p>
          </table:table-cell>
        </table:table-row>
        <table:table-row table:style-name="ro1">
          <table:table-cell office:value-type="string" calcext:value-type="string">
            <text:p>ExtendsObject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FieldDeclarationsShouldBeAtStartOfClass</text:p>
          </table:table-cell>
          <table:table-cell office:value-type="float" office:value="0.3434" calcext:value-type="float">
            <text:p>0.3434</text:p>
          </table:table-cell>
        </table:table-row>
        <table:table-row table:style-name="ro1">
          <table:table-cell office:value-type="string" calcext:value-type="string">
            <text:p>FieldNamingConventions</text:p>
          </table:table-cell>
          <table:table-cell office:value-type="float" office:value="0.0493" calcext:value-type="float">
            <text:p>0.0493</text:p>
          </table:table-cell>
        </table:table-row>
        <table:table-row table:style-name="ro1">
          <table:table-cell office:value-type="string" calcext:value-type="string">
            <text:p>FinalFieldCouldBeStatic</text:p>
          </table:table-cell>
          <table:table-cell office:value-type="float" office:value="0.0901" calcext:value-type="float">
            <text:p>0.0901</text:p>
          </table:table-cell>
        </table:table-row>
        <table:table-row table:style-name="ro1">
          <table:table-cell office:value-type="string" calcext:value-type="string">
            <text:p>FinalizeDoesNotCallSuperFinalize</text:p>
          </table:table-cell>
          <table:table-cell office:value-type="float" office:value="0.1704" calcext:value-type="float">
            <text:p>0.1704</text:p>
          </table:table-cell>
        </table:table-row>
        <table:table-row table:style-name="ro1">
          <table:table-cell office:value-type="string" calcext:value-type="string">
            <text:p>FinalizeOnlyCallsSuperFinalize</text:p>
          </table:table-cell>
          <table:table-cell office:value-type="float" office:value="0.1647" calcext:value-type="float">
            <text:p>0.1647</text:p>
          </table:table-cell>
        </table:table-row>
        <table:table-row table:style-name="ro1">
          <table:table-cell office:value-type="string" calcext:value-type="string">
            <text:p>FinalizeOverloaded</text:p>
          </table:table-cell>
          <table:table-cell office:value-type="float" office:value="0.1825" calcext:value-type="float">
            <text:p>0.1825</text:p>
          </table:table-cell>
        </table:table-row>
        <table:table-row table:style-name="ro1">
          <table:table-cell office:value-type="string" calcext:value-type="string">
            <text:p>FinalizeShouldBeProtected</text:p>
          </table:table-cell>
          <table:table-cell office:value-type="float" office:value="0.292" calcext:value-type="float">
            <text:p>0.292</text:p>
          </table:table-cell>
        </table:table-row>
        <table:table-row table:style-name="ro1">
          <table:table-cell office:value-type="string" calcext:value-type="string">
            <text:p>ForLoopCanBeForeach</text:p>
          </table:table-cell>
          <table:table-cell office:value-type="float" office:value="0.1447" calcext:value-type="float">
            <text:p>0.1447</text:p>
          </table:table-cell>
        </table:table-row>
        <table:table-row table:style-name="ro1">
          <table:table-cell office:value-type="string" calcext:value-type="string">
            <text:p>ForLoopShouldBeWhileLoop</text:p>
          </table:table-cell>
          <table:table-cell office:value-type="float" office:value="0.0091" calcext:value-type="float">
            <text:p>0.0091</text:p>
          </table:table-cell>
        </table:table-row>
        <table:table-row table:style-name="ro1">
          <table:table-cell office:value-type="string" calcext:value-type="string">
            <text:p>ForLoopVariableCount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FormalParameterNamingConventions</text:p>
          </table:table-cell>
          <table:table-cell office:value-type="float" office:value="0.0555" calcext:value-type="float">
            <text:p>0.0555</text:p>
          </table:table-cell>
        </table:table-row>
        <table:table-row table:style-name="ro1">
          <table:table-cell office:value-type="string" calcext:value-type="string">
            <text:p>GenericsNaming</text:p>
          </table:table-cell>
          <table:table-cell office:value-type="float" office:value="0.0189" calcext:value-type="float">
            <text:p>0.0189</text:p>
          </table:table-cell>
        </table:table-row>
        <table:table-row table:style-name="ro1">
          <table:table-cell office:value-type="string" calcext:value-type="string">
            <text:p>GodClass</text:p>
          </table:table-cell>
          <table:table-cell office:value-type="float" office:value="1.8167" calcext:value-type="float">
            <text:p>1.8167</text:p>
          </table:table-cell>
        </table:table-row>
        <table:table-row table:style-name="ro1">
          <table:table-cell office:value-type="string" calcext:value-type="string">
            <text:p>GuardLogStatement</text:p>
          </table:table-cell>
          <table:table-cell office:value-type="float" office:value="0.4191" calcext:value-type="float">
            <text:p>0.4191</text:p>
          </table:table-cell>
        </table:table-row>
        <table:table-row table:style-name="ro1">
          <table:table-cell office:value-type="string" calcext:value-type="string">
            <text:p>HardCodedCryptoKey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string" calcext:value-type="string">
            <text:p>IdempotentOperations</text:p>
          </table:table-cell>
          <table:table-cell office:value-type="float" office:value="0.3685" calcext:value-type="float">
            <text:p>0.3685</text:p>
          </table:table-cell>
        </table:table-row>
        <table:table-row table:style-name="ro1">
          <table:table-cell office:value-type="string" calcext:value-type="string">
            <text:p>IdenticalCatchBranches</text:p>
          </table:table-cell>
          <table:table-cell office:value-type="float" office:value="0.3783" calcext:value-type="float">
            <text:p>0.3783</text:p>
          </table:table-cell>
        </table:table-row>
        <table:table-row table:style-name="ro1">
          <table:table-cell office:value-type="string" calcext:value-type="string">
            <text:p>ImmutableField</text:p>
          </table:table-cell>
          <table:table-cell office:value-type="float" office:value="2.1363" calcext:value-type="float">
            <text:p>2.1363</text:p>
          </table:table-cell>
        </table:table-row>
        <table:table-row table:style-name="ro1">
          <table:table-cell office:value-type="string" calcext:value-type="string">
            <text:p>ImportFromSamePackage</text:p>
          </table:table-cell>
          <table:table-cell office:value-type="float" office:value="0.3722" calcext:value-type="float">
            <text:p>0.3722</text:p>
          </table:table-cell>
        </table:table-row>
        <table:table-row table:style-name="ro1">
          <table:table-cell office:value-type="string" calcext:value-type="string">
            <text:p>InefficientEmptyStringCheck</text:p>
          </table:table-cell>
          <table:table-cell office:value-type="float" office:value="0.2516" calcext:value-type="float">
            <text:p>0.2516</text:p>
          </table:table-cell>
        </table:table-row>
        <table:table-row table:style-name="ro1">
          <table:table-cell office:value-type="string" calcext:value-type="string">
            <text:p>InefficientStringBuffering</text:p>
          </table:table-cell>
          <table:table-cell office:value-type="float" office:value="0.3791" calcext:value-type="float">
            <text:p>0.3791</text:p>
          </table:table-cell>
        </table:table-row>
        <table:table-row table:style-name="ro1">
          <table:table-cell office:value-type="string" calcext:value-type="string">
            <text:p>InsecureCryptoIv</text:p>
          </table:table-cell>
          <table:table-cell office:value-type="float" office:value="0.0143" calcext:value-type="float">
            <text:p>0.0143</text:p>
          </table:table-cell>
        </table:table-row>
        <table:table-row table:style-name="ro1">
          <table:table-cell office:value-type="string" calcext:value-type="string">
            <text:p>InstantiationToGetClass</text:p>
          </table:table-cell>
          <table:table-cell office:value-type="float" office:value="0.6516" calcext:value-type="float">
            <text:p>0.6516</text:p>
          </table:table-cell>
        </table:table-row>
        <table:table-row table:style-name="ro1">
          <table:table-cell office:value-type="string" calcext:value-type="string">
            <text:p>InsufficientStringBufferDeclaration</text:p>
          </table:table-cell>
          <table:table-cell office:value-type="float" office:value="0.4963" calcext:value-type="float">
            <text:p>0.4963</text:p>
          </table:table-cell>
        </table:table-row>
        <table:table-row table:style-name="ro1">
          <table:table-cell office:value-type="string" calcext:value-type="string">
            <text:p>IntegerInstantiation</text:p>
          </table:table-cell>
          <table:table-cell office:value-type="float" office:value="0.0712" calcext:value-type="float">
            <text:p>0.0712</text:p>
          </table:table-cell>
        </table:table-row>
        <table:table-row table:style-name="ro1">
          <table:table-cell office:value-type="string" calcext:value-type="string">
            <text:p>InvalidLogMessageFormat</text:p>
          </table:table-cell>
          <table:table-cell office:value-type="float" office:value="0.1561" calcext:value-type="float">
            <text:p>0.1561</text:p>
          </table:table-cell>
        </table:table-row>
        <table:table-row table:style-name="ro1">
          <table:table-cell office:value-type="string" calcext:value-type="string">
            <text:p>JUnit4SuitesShouldUseSuiteAnnotation</text:p>
          </table:table-cell>
          <table:table-cell office:value-type="float" office:value="0.2785" calcext:value-type="float">
            <text:p>0.2785</text:p>
          </table:table-cell>
        </table:table-row>
        <table:table-row table:style-name="ro1">
          <table:table-cell office:value-type="string" calcext:value-type="string">
            <text:p>JUnit4TestShouldUseAfterAnnotation</text:p>
          </table:table-cell>
          <table:table-cell office:value-type="float" office:value="0.2073" calcext:value-type="float">
            <text:p>0.2073</text:p>
          </table:table-cell>
        </table:table-row>
        <table:table-row table:style-name="ro1">
          <table:table-cell office:value-type="string" calcext:value-type="string">
            <text:p>JUnit4TestShouldUseBeforeAnnotation</text:p>
          </table:table-cell>
          <table:table-cell office:value-type="float" office:value="0.2326" calcext:value-type="float">
            <text:p>0.2326</text:p>
          </table:table-cell>
        </table:table-row>
        <table:table-row table:style-name="ro1">
          <table:table-cell office:value-type="string" calcext:value-type="string">
            <text:p>JUnit4TestShouldUseTestAnnotation</text:p>
          </table:table-cell>
          <table:table-cell office:value-type="float" office:value="1.4205" calcext:value-type="float">
            <text:p>1.4205</text:p>
          </table:table-cell>
        </table:table-row>
        <table:table-row table:style-name="ro1">
          <table:table-cell office:value-type="string" calcext:value-type="string">
            <text:p>JUnitAssertionsShouldIncludeMessage</text:p>
          </table:table-cell>
          <table:table-cell office:value-type="float" office:value="4.5021" calcext:value-type="float">
            <text:p>4.5021</text:p>
          </table:table-cell>
        </table:table-row>
        <table:table-row table:style-name="ro1">
          <table:table-cell office:value-type="string" calcext:value-type="string">
            <text:p>JUnitSpelling</text:p>
          </table:table-cell>
          <table:table-cell office:value-type="float" office:value="2.7355" calcext:value-type="float">
            <text:p>2.7355</text:p>
          </table:table-cell>
        </table:table-row>
        <table:table-row table:style-name="ro1">
          <table:table-cell office:value-type="string" calcext:value-type="string">
            <text:p>JUnitStaticSuite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string" calcext:value-type="string">
            <text:p>JUnitTestContainsTooManyAsserts</text:p>
          </table:table-cell>
          <table:table-cell office:value-type="float" office:value="2.8382" calcext:value-type="float">
            <text:p>2.8382</text:p>
          </table:table-cell>
        </table:table-row>
        <table:table-row table:style-name="ro1">
          <table:table-cell office:value-type="string" calcext:value-type="string">
            <text:p>JUnitTestsShouldIncludeAssert</text:p>
          </table:table-cell>
          <table:table-cell office:value-type="float" office:value="5.5949" calcext:value-type="float">
            <text:p>5.5949</text:p>
          </table:table-cell>
        </table:table-row>
        <table:table-row table:style-name="ro1">
          <table:table-cell office:value-type="string" calcext:value-type="string">
            <text:p>JUnitUseExpected</text:p>
          </table:table-cell>
          <table:table-cell office:value-type="float" office:value="4.0576" calcext:value-type="float">
            <text:p>4.0576</text:p>
          </table:table-cell>
        </table:table-row>
        <table:table-row table:style-name="ro1">
          <table:table-cell office:value-type="string" calcext:value-type="string">
            <text:p>JumbledIncrementer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string" calcext:value-type="string">
            <text:p>LawOfDemeter</text:p>
          </table:table-cell>
          <table:table-cell office:value-type="float" office:value="3.2357" calcext:value-type="float">
            <text:p>3.2357</text:p>
          </table:table-cell>
        </table:table-row>
        <table:table-row table:style-name="ro1">
          <table:table-cell office:value-type="string" calcext:value-type="string">
            <text:p>LinguisticNaming</text:p>
          </table:table-cell>
          <table:table-cell office:value-type="float" office:value="0.2378" calcext:value-type="float">
            <text:p>0.2378</text:p>
          </table:table-cell>
        </table:table-row>
        <table:table-row table:style-name="ro1">
          <table:table-cell office:value-type="string" calcext:value-type="string">
            <text:p>LocalHomeNamingConvention</text:p>
          </table:table-cell>
          <table:table-cell office:value-type="float" office:value="0.0273" calcext:value-type="float">
            <text:p>0.0273</text:p>
          </table:table-cell>
        </table:table-row>
        <table:table-row table:style-name="ro1">
          <table:table-cell office:value-type="string" calcext:value-type="string">
            <text:p>LocalInterfaceSessionNamingConvention</text:p>
          </table:table-cell>
          <table:table-cell office:value-type="float" office:value="0.0221" calcext:value-type="float">
            <text:p>0.0221</text:p>
          </table:table-cell>
        </table:table-row>
        <table:table-row table:style-name="ro1">
          <table:table-cell office:value-type="string" calcext:value-type="string">
            <text:p>LocalVariableCouldBeFinal</text:p>
          </table:table-cell>
          <table:table-cell office:value-type="float" office:value="0.6373" calcext:value-type="float">
            <text:p>0.6373</text:p>
          </table:table-cell>
        </table:table-row>
        <table:table-row table:style-name="ro1">
          <table:table-cell office:value-type="string" calcext:value-type="string">
            <text:p>LocalVariableNamingConventions</text:p>
          </table:table-cell>
          <table:table-cell office:value-type="float" office:value="0.0489" calcext:value-type="float">
            <text:p>0.0489</text:p>
          </table:table-cell>
        </table:table-row>
        <table:table-row table:style-name="ro1">
          <table:table-cell office:value-type="string" calcext:value-type="string">
            <text:p>LogicInversion</text:p>
          </table:table-cell>
          <table:table-cell office:value-type="float" office:value="0.0143" calcext:value-type="float">
            <text:p>0.0143</text:p>
          </table:table-cell>
        </table:table-row>
        <table:table-row table:style-name="ro1">
          <table:table-cell office:value-type="string" calcext:value-type="string">
            <text:p>LongInstantiation</text:p>
          </table:table-cell>
          <table:table-cell office:value-type="float" office:value="0.0693" calcext:value-type="float">
            <text:p>0.0693</text:p>
          </table:table-cell>
        </table:table-row>
        <table:table-row table:style-name="ro1">
          <table:table-cell office:value-type="string" calcext:value-type="string">
            <text:p>LongVariable</text:p>
          </table:table-cell>
          <table:table-cell office:value-type="float" office:value="0.3841" calcext:value-type="float">
            <text:p>0.3841</text:p>
          </table:table-cell>
        </table:table-row>
        <table:table-row table:style-name="ro1">
          <table:table-cell office:value-type="string" calcext:value-type="string">
            <text:p>LooseCoupling</text:p>
          </table:table-cell>
          <table:table-cell office:value-type="float" office:value="0.6054" calcext:value-type="float">
            <text:p>0.6054</text:p>
          </table:table-cell>
        </table:table-row>
        <table:table-row table:style-name="ro1">
          <table:table-cell office:value-type="string" calcext:value-type="string">
            <text:p>MDBAndSessionBeanNamingConvention</text:p>
          </table:table-cell>
          <table:table-cell office:value-type="float" office:value="0.0282" calcext:value-type="float">
            <text:p>0.0282</text:p>
          </table:table-cell>
        </table:table-row>
        <table:table-row table:style-name="ro1">
          <table:table-cell office:value-type="string" calcext:value-type="string">
            <text:p>MethodArgumentCouldBeFinal</text:p>
          </table:table-cell>
          <table:table-cell office:value-type="float" office:value="0.6302" calcext:value-type="float">
            <text:p>0.6302</text:p>
          </table:table-cell>
        </table:table-row>
        <table:table-row table:style-name="ro1">
          <table:table-cell office:value-type="string" calcext:value-type="string">
            <text:p>MethodNamingConventions</text:p>
          </table:table-cell>
          <table:table-cell office:value-type="float" office:value="0.5608" calcext:value-type="float">
            <text:p>0.5608</text:p>
          </table:table-cell>
        </table:table-row>
        <table:table-row table:style-name="ro1">
          <table:table-cell office:value-type="string" calcext:value-type="string">
            <text:p>MethodReturnsInternalArray</text:p>
          </table:table-cell>
          <table:table-cell office:value-type="float" office:value="0.2072" calcext:value-type="float">
            <text:p>0.2072</text:p>
          </table:table-cell>
        </table:table-row>
        <table:table-row table:style-name="ro1">
          <table:table-cell office:value-type="string" calcext:value-type="string">
            <text:p>MethodWithSameNameAsEnclosingClass</text:p>
          </table:table-cell>
          <table:table-cell office:value-type="float" office:value="0.6235" calcext:value-type="float">
            <text:p>0.6235</text:p>
          </table:table-cell>
        </table:table-row>
        <table:table-row table:style-name="ro1">
          <table:table-cell office:value-type="string" calcext:value-type="string">
            <text:p>MisplacedNullCheck</text:p>
          </table:table-cell>
          <table:table-cell office:value-type="float" office:value="2.2002" calcext:value-type="float">
            <text:p>2.2002</text:p>
          </table:table-cell>
        </table:table-row>
        <table:table-row table:style-name="ro1">
          <table:table-cell office:value-type="string" calcext:value-type="string">
            <text:p>MissingBreakInSwitch</text:p>
          </table:table-cell>
          <table:table-cell office:value-type="float" office:value="0.0433" calcext:value-type="float">
            <text:p>0.0433</text:p>
          </table:table-cell>
        </table:table-row>
        <table:table-row table:style-name="ro1">
          <table:table-cell office:value-type="string" calcext:value-type="string">
            <text:p>MissingOverride</text:p>
          </table:table-cell>
          <table:table-cell office:value-type="float" office:value="0.3916" calcext:value-type="float">
            <text:p>0.3916</text:p>
          </table:table-cell>
        </table:table-row>
        <table:table-row table:style-name="ro1">
          <table:table-cell office:value-type="string" calcext:value-type="string">
            <text:p>MissingSerialVersionUID</text:p>
          </table:table-cell>
          <table:table-cell office:value-type="float" office:value="0.1666" calcext:value-type="float">
            <text:p>0.1666</text:p>
          </table:table-cell>
        </table:table-row>
        <table:table-row table:style-name="ro1">
          <table:table-cell office:value-type="string" calcext:value-type="string">
            <text:p>MissingStaticMethodInNonInstantiatableClass</text:p>
          </table:table-cell>
          <table:table-cell office:value-type="float" office:value="1.1714" calcext:value-type="float">
            <text:p>1.1714</text:p>
          </table:table-cell>
        </table:table-row>
        <table:table-row table:style-name="ro1">
          <table:table-cell office:value-type="string" calcext:value-type="string">
            <text:p>MoreThanOneLogger</text:p>
          </table:table-cell>
          <table:table-cell office:value-type="float" office:value="8.563" calcext:value-type="float">
            <text:p>8.563</text:p>
          </table:table-cell>
        </table:table-row>
        <table:table-row table:style-name="ro1">
          <table:table-cell office:value-type="string" calcext:value-type="string">
            <text:p>NPathComplexity</text:p>
          </table:table-cell>
          <table:table-cell office:value-type="float" office:value="0.5413" calcext:value-type="float">
            <text:p>0.5413</text:p>
          </table:table-cell>
        </table:table-row>
        <table:table-row table:style-name="ro1">
          <table:table-cell office:value-type="string" calcext:value-type="string">
            <text:p>NcssCount</text:p>
          </table:table-cell>
          <table:table-cell office:value-type="float" office:value="0.629" calcext:value-type="float">
            <text:p>0.629</text:p>
          </table:table-cell>
        </table:table-row>
        <table:table-row table:style-name="ro1">
          <table:table-cell office:value-type="string" calcext:value-type="string">
            <text:p>NoPackage</text:p>
          </table:table-cell>
          <table:table-cell office:value-type="float" office:value="0.0626" calcext:value-type="float">
            <text:p>0.0626</text:p>
          </table:table-cell>
        </table:table-row>
        <table:table-row table:style-name="ro1">
          <table:table-cell office:value-type="string" calcext:value-type="string">
            <text:p>NonCaseLabelInSwitchStatement</text:p>
          </table:table-cell>
          <table:table-cell office:value-type="float" office:value="0.0099" calcext:value-type="float">
            <text:p>0.0099</text:p>
          </table:table-cell>
        </table:table-row>
        <table:table-row table:style-name="ro1">
          <table:table-cell office:value-type="string" calcext:value-type="string">
            <text:p>NonStaticInitializer</text:p>
          </table:table-cell>
          <table:table-cell office:value-type="float" office:value="1.1511" calcext:value-type="float">
            <text:p>1.1511</text:p>
          </table:table-cell>
        </table:table-row>
        <table:table-row table:style-name="ro1">
          <table:table-cell office:value-type="string" calcext:value-type="string">
            <text:p>NonThreadSafeSingleton</text:p>
          </table:table-cell>
          <table:table-cell office:value-type="float" office:value="0.3911" calcext:value-type="float">
            <text:p>0.3911</text:p>
          </table:table-cell>
        </table:table-row>
        <table:table-row table:style-name="ro1">
          <table:table-cell office:value-type="string" calcext:value-type="string">
            <text:p>NullAssignment</text:p>
          </table:table-cell>
          <table:table-cell office:value-type="float" office:value="0.0227" calcext:value-type="float">
            <text:p>0.0227</text:p>
          </table:table-cell>
        </table:table-row>
        <table:table-row table:style-name="ro1">
          <table:table-cell office:value-type="string" calcext:value-type="string">
            <text:p>OneDeclarationPerLine</text:p>
          </table:table-cell>
          <table:table-cell office:value-type="float" office:value="2.4313" calcext:value-type="float">
            <text:p>2.4313</text:p>
          </table:table-cell>
        </table:table-row>
        <table:table-row table:style-name="ro1">
          <table:table-cell office:value-type="string" calcext:value-type="string">
            <text:p>OnlyOneReturn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string" calcext:value-type="string">
            <text:p>OptimizableToArrayCall</text:p>
          </table:table-cell>
          <table:table-cell office:value-type="float" office:value="0.9382" calcext:value-type="float">
            <text:p>0.9382</text:p>
          </table:table-cell>
        </table:table-row>
        <table:table-row table:style-name="ro1">
          <table:table-cell office:value-type="string" calcext:value-type="string">
            <text:p>OverrideBothEqualsAndHashcode</text:p>
          </table:table-cell>
          <table:table-cell office:value-type="float" office:value="0.4844" calcext:value-type="float">
            <text:p>0.4844</text:p>
          </table:table-cell>
        </table:table-row>
        <table:table-row table:style-name="ro1">
          <table:table-cell office:value-type="string" calcext:value-type="string">
            <text:p>PackageCase</text:p>
          </table:table-cell>
          <table:table-cell office:value-type="float" office:value="0.0472" calcext:value-type="float">
            <text:p>0.0472</text:p>
          </table:table-cell>
        </table:table-row>
        <table:table-row table:style-name="ro1">
          <table:table-cell office:value-type="string" calcext:value-type="string">
            <text:p>PositionLiteralsFirstInCaseInsensitiveComparisons</text:p>
          </table:table-cell>
          <table:table-cell office:value-type="float" office:value="1.2111" calcext:value-type="float">
            <text:p>1.2111</text:p>
          </table:table-cell>
        </table:table-row>
        <table:table-row table:style-name="ro1">
          <table:table-cell office:value-type="string" calcext:value-type="string">
            <text:p>PositionLiteralsFirstInComparisons</text:p>
          </table:table-cell>
          <table:table-cell office:value-type="float" office:value="1.1132" calcext:value-type="float">
            <text:p>1.1132</text:p>
          </table:table-cell>
        </table:table-row>
        <table:table-row table:style-name="ro1">
          <table:table-cell office:value-type="string" calcext:value-type="string">
            <text:p>PrematureDeclaration</text:p>
          </table:table-cell>
          <table:table-cell office:value-type="float" office:value="0.6423" calcext:value-type="float">
            <text:p>0.6423</text:p>
          </table:table-cell>
        </table:table-row>
        <table:table-row table:style-name="ro1">
          <table:table-cell office:value-type="string" calcext:value-type="string">
            <text:p>PreserveStackTrace</text:p>
          </table:table-cell>
          <table:table-cell office:value-type="float" office:value="0.4065" calcext:value-type="float">
            <text:p>0.4065</text:p>
          </table:table-cell>
        </table:table-row>
        <table:table-row table:style-name="ro1">
          <table:table-cell office:value-type="string" calcext:value-type="string">
            <text:p>ProperCloneImplementation</text:p>
          </table:table-cell>
          <table:table-cell office:value-type="float" office:value="0.1673" calcext:value-type="float">
            <text:p>0.1673</text:p>
          </table:table-cell>
        </table:table-row>
        <table:table-row table:style-name="ro1">
          <table:table-cell office:value-type="string" calcext:value-type="string">
            <text:p>ProperLogger</text:p>
          </table:table-cell>
          <table:table-cell office:value-type="float" office:value="8.1856" calcext:value-type="float">
            <text:p>8.1856</text:p>
          </table:table-cell>
        </table:table-row>
        <table:table-row table:style-name="ro1">
          <table:table-cell office:value-type="string" calcext:value-type="string">
            <text:p>RedundantFieldInitializer</text:p>
          </table:table-cell>
          <table:table-cell office:value-type="float" office:value="0.0294" calcext:value-type="float">
            <text:p>0.0294</text:p>
          </table:table-cell>
        </table:table-row>
        <table:table-row table:style-name="ro1">
          <table:table-cell office:value-type="string" calcext:value-type="string">
            <text:p>RemoteInterfaceNamingConvention</text:p>
          </table:table-cell>
          <table:table-cell office:value-type="float" office:value="0.0225" calcext:value-type="float">
            <text:p>0.0225</text:p>
          </table:table-cell>
        </table:table-row>
        <table:table-row table:style-name="ro1">
          <table:table-cell office:value-type="string" calcext:value-type="string">
            <text:p>RemoteSessionInterfaceNamingConvention</text:p>
          </table:table-cell>
          <table:table-cell office:value-type="float" office:value="0.0201" calcext:value-type="float">
            <text:p>0.0201</text:p>
          </table:table-cell>
        </table:table-row>
        <table:table-row table:style-name="ro1">
          <table:table-cell office:value-type="string" calcext:value-type="string">
            <text:p>ReplaceEnumerationWithIterator</text:p>
          </table:table-cell>
          <table:table-cell office:value-type="float" office:value="0.0134" calcext:value-type="float">
            <text:p>0.0134</text:p>
          </table:table-cell>
        </table:table-row>
        <table:table-row table:style-name="ro1">
          <table:table-cell office:value-type="string" calcext:value-type="string">
            <text:p>ReplaceHashtableWithMap</text:p>
          </table:table-cell>
          <table:table-cell office:value-type="float" office:value="0.3751" calcext:value-type="float">
            <text:p>0.3751</text:p>
          </table:table-cell>
        </table:table-row>
        <table:table-row table:style-name="ro1">
          <table:table-cell office:value-type="string" calcext:value-type="string">
            <text:p>ReplaceVectorWithList</text:p>
          </table:table-cell>
          <table:table-cell office:value-type="float" office:value="0.3339" calcext:value-type="float">
            <text:p>0.3339</text:p>
          </table:table-cell>
        </table:table-row>
        <table:table-row table:style-name="ro1">
          <table:table-cell office:value-type="string" calcext:value-type="string">
            <text:p>ReturnEmptyArrayRatherThanNull</text:p>
          </table:table-cell>
          <table:table-cell office:value-type="float" office:value="0.1221" calcext:value-type="float">
            <text:p>0.1221</text:p>
          </table:table-cell>
        </table:table-row>
        <table:table-row table:style-name="ro1">
          <table:table-cell office:value-type="string" calcext:value-type="string">
            <text:p>ReturnFromFinallyBlock</text:p>
          </table:table-cell>
          <table:table-cell office:value-type="float" office:value="2.1477" calcext:value-type="float">
            <text:p>2.1477</text:p>
          </table:table-cell>
        </table:table-row>
        <table:table-row table:style-name="ro1">
          <table:table-cell office:value-type="string" calcext:value-type="string">
            <text:p>ShortClassName</text:p>
          </table:table-cell>
          <table:table-cell office:value-type="float" office:value="0.0511" calcext:value-type="float">
            <text:p>0.0511</text:p>
          </table:table-cell>
        </table:table-row>
        <table:table-row table:style-name="ro1">
          <table:table-cell office:value-type="string" calcext:value-type="string">
            <text:p>ShortInstantiation</text:p>
          </table:table-cell>
          <table:table-cell office:value-type="float" office:value="0.0765" calcext:value-type="float">
            <text:p>0.0765</text:p>
          </table:table-cell>
        </table:table-row>
        <table:table-row table:style-name="ro1">
          <table:table-cell office:value-type="string" calcext:value-type="string">
            <text:p>ShortMethodName</text:p>
          </table:table-cell>
          <table:table-cell office:value-type="float" office:value="0.2072" calcext:value-type="float">
            <text:p>0.2072</text:p>
          </table:table-cell>
        </table:table-row>
        <table:table-row table:style-name="ro1">
          <table:table-cell office:value-type="string" calcext:value-type="string">
            <text:p>ShortVariable</text:p>
          </table:table-cell>
          <table:table-cell office:value-type="float" office:value="1.7277" calcext:value-type="float">
            <text:p>1.7277</text:p>
          </table:table-cell>
        </table:table-row>
        <table:table-row table:style-name="ro1">
          <table:table-cell office:value-type="string" calcext:value-type="string">
            <text:p>SignatureDeclareThrowsException</text:p>
          </table:table-cell>
          <table:table-cell office:value-type="float" office:value="0.5659" calcext:value-type="float">
            <text:p>0.5659</text:p>
          </table:table-cell>
        </table:table-row>
        <table:table-row table:style-name="ro1">
          <table:table-cell office:value-type="string" calcext:value-type="string">
            <text:p>SimpleDateFormatNeedsLocale</text:p>
          </table:table-cell>
          <table:table-cell office:value-type="float" office:value="0.0911" calcext:value-type="float">
            <text:p>0.0911</text:p>
          </table:table-cell>
        </table:table-row>
        <table:table-row table:style-name="ro1">
          <table:table-cell office:value-type="string" calcext:value-type="string">
            <text:p>SimplifiedTernary</text:p>
          </table:table-cell>
          <table:table-cell office:value-type="float" office:value="0.0155" calcext:value-type="float">
            <text:p>0.0155</text:p>
          </table:table-cell>
        </table:table-row>
        <table:table-row table:style-name="ro1">
          <table:table-cell office:value-type="string" calcext:value-type="string">
            <text:p>SimplifyBooleanAssertion</text:p>
          </table:table-cell>
          <table:table-cell office:value-type="float" office:value="18.3894" calcext:value-type="float">
            <text:p>18.3894</text:p>
          </table:table-cell>
        </table:table-row>
        <table:table-row table:style-name="ro1">
          <table:table-cell office:value-type="string" calcext:value-type="string">
            <text:p>SimplifyBooleanExpressions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office:value-type="string" calcext:value-type="string">
            <text:p>SimplifyBooleanReturns</text:p>
          </table:table-cell>
          <table:table-cell office:value-type="float" office:value="0.0839" calcext:value-type="float">
            <text:p>0.0839</text:p>
          </table:table-cell>
        </table:table-row>
        <table:table-row table:style-name="ro1">
          <table:table-cell office:value-type="string" calcext:value-type="string">
            <text:p>SimplifyConditional</text:p>
          </table:table-cell>
          <table:table-cell office:value-type="float" office:value="0.4633" calcext:value-type="float">
            <text:p>0.4633</text:p>
          </table:table-cell>
        </table:table-row>
        <table:table-row table:style-name="ro1">
          <table:table-cell office:value-type="string" calcext:value-type="string">
            <text:p>SimplifyStartsWith</text:p>
          </table:table-cell>
          <table:table-cell office:value-type="float" office:value="1.6337" calcext:value-type="float">
            <text:p>1.6337</text:p>
          </table:table-cell>
        </table:table-row>
        <table:table-row table:style-name="ro1">
          <table:table-cell office:value-type="string" calcext:value-type="string">
            <text:p>SingleMethodSingleton</text:p>
          </table:table-cell>
          <table:table-cell office:value-type="float" office:value="0.8919" calcext:value-type="float">
            <text:p>0.8919</text:p>
          </table:table-cell>
        </table:table-row>
        <table:table-row table:style-name="ro1">
          <table:table-cell office:value-type="string" calcext:value-type="string">
            <text:p>SingletonClassReturningNewInstance</text:p>
          </table:table-cell>
          <table:table-cell office:value-type="float" office:value="0.3756" calcext:value-type="float">
            <text:p>0.3756</text:p>
          </table:table-cell>
        </table:table-row>
        <table:table-row table:style-name="ro1">
          <table:table-cell office:value-type="string" calcext:value-type="string">
            <text:p>SingularField</text:p>
          </table:table-cell>
          <table:table-cell office:value-type="float" office:value="1.1542" calcext:value-type="float">
            <text:p>1.1542</text:p>
          </table:table-cell>
        </table:table-row>
        <table:table-row table:style-name="ro1">
          <table:table-cell office:value-type="string" calcext:value-type="string">
            <text:p>StaticEJBFieldShouldBeFinal</text:p>
          </table:table-cell>
          <table:table-cell office:value-type="float" office:value="0.0688" calcext:value-type="float">
            <text:p>0.0688</text:p>
          </table:table-cell>
        </table:table-row>
        <table:table-row table:style-name="ro1">
          <table:table-cell office:value-type="string" calcext:value-type="string">
            <text:p>StringBufferInstantiationWithChar</text:p>
          </table:table-cell>
          <table:table-cell office:value-type="float" office:value="0.1355" calcext:value-type="float">
            <text:p>0.1355</text:p>
          </table:table-cell>
        </table:table-row>
        <table:table-row table:style-name="ro1">
          <table:table-cell office:value-type="string" calcext:value-type="string">
            <text:p>StringInstantiation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 office:value-type="string" calcext:value-type="string">
            <text:p>StringToString</text:p>
          </table:table-cell>
          <table:table-cell office:value-type="float" office:value="0.4967" calcext:value-type="float">
            <text:p>0.4967</text:p>
          </table:table-cell>
        </table:table-row>
        <table:table-row table:style-name="ro1">
          <table:table-cell office:value-type="string" calcext:value-type="string">
            <text:p>SuspiciousEqualsMethodName</text:p>
          </table:table-cell>
          <table:table-cell office:value-type="float" office:value="0.3252" calcext:value-type="float">
            <text:p>0.3252</text:p>
          </table:table-cell>
        </table:table-row>
        <table:table-row table:style-name="ro1">
          <table:table-cell office:value-type="string" calcext:value-type="string">
            <text:p>SuspiciousHashcodeMethodName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string" calcext:value-type="string">
            <text:p>SuspiciousOctalEscape</text:p>
          </table:table-cell>
          <table:table-cell office:value-type="float" office:value="0.3846" calcext:value-type="float">
            <text:p>0.3846</text:p>
          </table:table-cell>
        </table:table-row>
        <table:table-row table:style-name="ro1">
          <table:table-cell office:value-type="string" calcext:value-type="string">
            <text:p>SwitchDensity</text:p>
          </table:table-cell>
          <table:table-cell office:value-type="float" office:value="0.3878" calcext:value-type="float">
            <text:p>0.3878</text:p>
          </table:table-cell>
        </table:table-row>
        <table:table-row table:style-name="ro1">
          <table:table-cell office:value-type="string" calcext:value-type="string">
            <text:p>SwitchStmtsShouldHaveDefault</text:p>
          </table:table-cell>
          <table:table-cell office:value-type="float" office:value="1.0634" calcext:value-type="float">
            <text:p>1.0634</text:p>
          </table:table-cell>
        </table:table-row>
        <table:table-row table:style-name="ro1">
          <table:table-cell office:value-type="string" calcext:value-type="string">
            <text:p>SystemPrintln</text:p>
          </table:table-cell>
          <table:table-cell office:value-type="float" office:value="1.1987" calcext:value-type="float">
            <text:p>1.1987</text:p>
          </table:table-cell>
        </table:table-row>
        <table:table-row table:style-name="ro1">
          <table:table-cell office:value-type="string" calcext:value-type="string">
            <text:p>TestClassWithoutTestCases</text:p>
          </table:table-cell>
          <table:table-cell office:value-type="float" office:value="4.0601" calcext:value-type="float">
            <text:p>4.0601</text:p>
          </table:table-cell>
        </table:table-row>
        <table:table-row table:style-name="ro1">
          <table:table-cell office:value-type="string" calcext:value-type="string">
            <text:p>TooFewBranchesForASwitchStatement</text:p>
          </table:table-cell>
          <table:table-cell office:value-type="float" office:value="0.0122" calcext:value-type="float">
            <text:p>0.0122</text:p>
          </table:table-cell>
        </table:table-row>
        <table:table-row table:style-name="ro1">
          <table:table-cell office:value-type="string" calcext:value-type="string">
            <text:p>TooManyFields</text:p>
          </table:table-cell>
          <table:table-cell office:value-type="float" office:value="0.3677" calcext:value-type="float">
            <text:p>0.3677</text:p>
          </table:table-cell>
        </table:table-row>
        <table:table-row table:style-name="ro1">
          <table:table-cell office:value-type="string" calcext:value-type="string">
            <text:p>TooManyMethods</text:p>
          </table:table-cell>
          <table:table-cell office:value-type="float" office:value="0.4687" calcext:value-type="float">
            <text:p>0.4687</text:p>
          </table:table-cell>
        </table:table-row>
        <table:table-row table:style-name="ro1">
          <table:table-cell office:value-type="string" calcext:value-type="string">
            <text:p>TooManyStaticImports</text:p>
          </table:table-cell>
          <table:table-cell office:value-type="float" office:value="0.1759" calcext:value-type="float">
            <text:p>0.1759</text:p>
          </table:table-cell>
        </table:table-row>
        <table:table-row table:style-name="ro1">
          <table:table-cell office:value-type="string" calcext:value-type="string">
            <text:p>UncommentedEmptyConstructor</text:p>
          </table:table-cell>
          <table:table-cell office:value-type="float" office:value="0.0363" calcext:value-type="float">
            <text:p>0.0363</text:p>
          </table:table-cell>
        </table:table-row>
        <table:table-row table:style-name="ro1">
          <table:table-cell office:value-type="string" calcext:value-type="string">
            <text:p>UncommentedEmptyMethodBody</text:p>
          </table:table-cell>
          <table:table-cell office:value-type="float" office:value="0.0975" calcext:value-type="float">
            <text:p>0.0975</text:p>
          </table:table-cell>
        </table:table-row>
        <table:table-row table:style-name="ro1">
          <table:table-cell office:value-type="string" calcext:value-type="string">
            <text:p>UnconditionalIfStatement</text:p>
          </table:table-cell>
          <table:table-cell office:value-type="float" office:value="0.0377" calcext:value-type="float">
            <text:p>0.0377</text:p>
          </table:table-cell>
        </table:table-row>
        <table:table-row table:style-name="ro1">
          <table:table-cell office:value-type="string" calcext:value-type="string">
            <text:p>UnnecessaryAnnotationValueElement</text:p>
          </table:table-cell>
          <table:table-cell office:value-type="float" office:value="0.0263" calcext:value-type="float">
            <text:p>0.0263</text:p>
          </table:table-cell>
        </table:table-row>
        <table:table-row table:style-name="ro1">
          <table:table-cell office:value-type="string" calcext:value-type="string">
            <text:p>UnnecessaryBooleanAssertion</text:p>
          </table:table-cell>
          <table:table-cell office:value-type="float" office:value="0.5786" calcext:value-type="float">
            <text:p>0.5786</text:p>
          </table:table-cell>
        </table:table-row>
        <table:table-row table:style-name="ro1">
          <table:table-cell office:value-type="string" calcext:value-type="string">
            <text:p>UnnecessaryCaseChange</text:p>
          </table:table-cell>
          <table:table-cell office:value-type="float" office:value="0.2111" calcext:value-type="float">
            <text:p>0.2111</text:p>
          </table:table-cell>
        </table:table-row>
        <table:table-row table:style-name="ro1">
          <table:table-cell office:value-type="string" calcext:value-type="string">
            <text:p>UnnecessaryConstructor</text:p>
          </table:table-cell>
          <table:table-cell office:value-type="float" office:value="1.1784" calcext:value-type="float">
            <text:p>1.1784</text:p>
          </table:table-cell>
        </table:table-row>
        <table:table-row table:style-name="ro1">
          <table:table-cell office:value-type="string" calcext:value-type="string">
            <text:p>UnnecessaryConversionTemporary</text:p>
          </table:table-cell>
          <table:table-cell office:value-type="float" office:value="0.3618" calcext:value-type="float">
            <text:p>0.3618</text:p>
          </table:table-cell>
        </table:table-row>
        <table:table-row table:style-name="ro1">
          <table:table-cell office:value-type="string" calcext:value-type="string">
            <text:p>UnnecessaryFullyQualifiedName</text:p>
          </table:table-cell>
          <table:table-cell office:value-type="float" office:value="0.6601" calcext:value-type="float">
            <text:p>0.6601</text:p>
          </table:table-cell>
        </table:table-row>
        <table:table-row table:style-name="ro1">
          <table:table-cell office:value-type="string" calcext:value-type="string">
            <text:p>UnnecessaryLocalBeforeReturn</text:p>
          </table:table-cell>
          <table:table-cell office:value-type="float" office:value="0.1973" calcext:value-type="float">
            <text:p>0.1973</text:p>
          </table:table-cell>
        </table:table-row>
        <table:table-row table:style-name="ro1">
          <table:table-cell office:value-type="string" calcext:value-type="string">
            <text:p>UnnecessaryModifier</text:p>
          </table:table-cell>
          <table:table-cell office:value-type="float" office:value="0.0565" calcext:value-type="float">
            <text:p>0.0565</text:p>
          </table:table-cell>
        </table:table-row>
        <table:table-row table:style-name="ro1">
          <table:table-cell office:value-type="string" calcext:value-type="string">
            <text:p>UnnecessaryReturn</text:p>
          </table:table-cell>
          <table:table-cell office:value-type="float" office:value="0.2819" calcext:value-type="float">
            <text:p>0.2819</text:p>
          </table:table-cell>
        </table:table-row>
        <table:table-row table:style-name="ro1">
          <table:table-cell office:value-type="string" calcext:value-type="string">
            <text:p>UnnecessaryWrapperObjectCreation</text:p>
          </table:table-cell>
          <table:table-cell office:value-type="float" office:value="0.414" calcext:value-type="float">
            <text:p>0.414</text:p>
          </table:table-cell>
        </table:table-row>
        <table:table-row table:style-name="ro1">
          <table:table-cell office:value-type="string" calcext:value-type="string">
            <text:p>UnsynchronizedStaticFormatter</text:p>
          </table:table-cell>
          <table:table-cell office:value-type="float" office:value="0.0165" calcext:value-type="float">
            <text:p>0.0165</text:p>
          </table:table-cell>
        </table:table-row>
        <table:table-row table:style-name="ro1">
          <table:table-cell office:value-type="string" calcext:value-type="string">
            <text:p>UnusedFormalParameter</text:p>
          </table:table-cell>
          <table:table-cell office:value-type="float" office:value="0.0939" calcext:value-type="float">
            <text:p>0.0939</text:p>
          </table:table-cell>
        </table:table-row>
        <table:table-row table:style-name="ro1">
          <table:table-cell office:value-type="string" calcext:value-type="string">
            <text:p>UnusedImports</text:p>
          </table:table-cell>
          <table:table-cell office:value-type="float" office:value="1.3588" calcext:value-type="float">
            <text:p>1.3588</text:p>
          </table:table-cell>
        </table:table-row>
        <table:table-row table:style-name="ro1">
          <table:table-cell office:value-type="string" calcext:value-type="string">
            <text:p>UnusedLocalVariable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UnusedNullCheckInEquals</text:p>
          </table:table-cell>
          <table:table-cell office:value-type="float" office:value="4.3558" calcext:value-type="float">
            <text:p>4.3558</text:p>
          </table:table-cell>
        </table:table-row>
        <table:table-row table:style-name="ro1">
          <table:table-cell office:value-type="string" calcext:value-type="string">
            <text:p>UnusedPrivateField</text:p>
          </table:table-cell>
          <table:table-cell office:value-type="float" office:value="1.8863" calcext:value-type="float">
            <text:p>1.8863</text:p>
          </table:table-cell>
        </table:table-row>
        <table:table-row table:style-name="ro1">
          <table:table-cell office:value-type="string" calcext:value-type="string">
            <text:p>UnusedPrivateMethod</text:p>
          </table:table-cell>
          <table:table-cell office:value-type="float" office:value="0.1309" calcext:value-type="float">
            <text:p>0.1309</text:p>
          </table:table-cell>
        </table:table-row>
        <table:table-row table:style-name="ro1">
          <table:table-cell office:value-type="string" calcext:value-type="string">
            <text:p>UseArrayListInsteadOfVector</text:p>
          </table:table-cell>
          <table:table-cell office:value-type="float" office:value="0.1732" calcext:value-type="float">
            <text:p>0.1732</text:p>
          </table:table-cell>
        </table:table-row>
        <table:table-row table:style-name="ro1">
          <table:table-cell office:value-type="string" calcext:value-type="string">
            <text:p>UseArraysAsList</text:p>
          </table:table-cell>
          <table:table-cell office:value-type="float" office:value="0.3836" calcext:value-type="float">
            <text:p>0.3836</text:p>
          </table:table-cell>
        </table:table-row>
        <table:table-row table:style-name="ro1">
          <table:table-cell office:value-type="string" calcext:value-type="string">
            <text:p>UseAssertEqualsInsteadOfAssertTrue</text:p>
          </table:table-cell>
          <table:table-cell office:value-type="float" office:value="3.3989" calcext:value-type="float">
            <text:p>3.3989</text:p>
          </table:table-cell>
        </table:table-row>
        <table:table-row table:style-name="ro1">
          <table:table-cell office:value-type="string" calcext:value-type="string">
            <text:p>UseAssertNullInsteadOfAssertTrue</text:p>
          </table:table-cell>
          <table:table-cell office:value-type="float" office:value="5.6816" calcext:value-type="float">
            <text:p>5.6816</text:p>
          </table:table-cell>
        </table:table-row>
        <table:table-row table:style-name="ro1">
          <table:table-cell office:value-type="string" calcext:value-type="string">
            <text:p>UseAssertSameInsteadOfAssertTrue</text:p>
          </table:table-cell>
          <table:table-cell office:value-type="float" office:value="16.0163" calcext:value-type="float">
            <text:p>16.0163</text:p>
          </table:table-cell>
        </table:table-row>
        <table:table-row table:style-name="ro1">
          <table:table-cell office:value-type="string" calcext:value-type="string">
            <text:p>UseAssertTrueInsteadOfAssertEquals</text:p>
          </table:table-cell>
          <table:table-cell office:value-type="float" office:value="1.0431" calcext:value-type="float">
            <text:p>1.0431</text:p>
          </table:table-cell>
        </table:table-row>
        <table:table-row table:style-name="ro1">
          <table:table-cell office:value-type="string" calcext:value-type="string">
            <text:p>UseCollectionIsEmpty</text:p>
          </table:table-cell>
          <table:table-cell office:value-type="float" office:value="0.3559" calcext:value-type="float">
            <text:p>0.3559</text:p>
          </table:table-cell>
        </table:table-row>
        <table:table-row table:style-name="ro1">
          <table:table-cell office:value-type="string" calcext:value-type="string">
            <text:p>UseConcurrentHashMap</text:p>
          </table:table-cell>
          <table:table-cell office:value-type="float" office:value="0.5009" calcext:value-type="float">
            <text:p>0.5009</text:p>
          </table:table-cell>
        </table:table-row>
        <table:table-row table:style-name="ro1">
          <table:table-cell office:value-type="string" calcext:value-type="string">
            <text:p>UseCorrectExceptionLogging</text:p>
          </table:table-cell>
          <table:table-cell office:value-type="float" office:value="0.0519" calcext:value-type="float">
            <text:p>0.0519</text:p>
          </table:table-cell>
        </table:table-row>
        <table:table-row table:style-name="ro1">
          <table:table-cell office:value-type="string" calcext:value-type="string">
            <text:p>UseDiamondOperator</text:p>
          </table:table-cell>
          <table:table-cell office:value-type="float" office:value="1.009" calcext:value-type="float">
            <text:p>1.009</text:p>
          </table:table-cell>
        </table:table-row>
        <table:table-row table:style-name="ro1">
          <table:table-cell office:value-type="string" calcext:value-type="string">
            <text:p>UseEqualsToCompareStrings</text:p>
          </table:table-cell>
          <table:table-cell office:value-type="float" office:value="0.0538" calcext:value-type="float">
            <text:p>0.0538</text:p>
          </table:table-cell>
        </table:table-row>
        <table:table-row table:style-name="ro1">
          <table:table-cell office:value-type="string" calcext:value-type="string">
            <text:p>UseIndexOfChar</text:p>
          </table:table-cell>
          <table:table-cell office:value-type="float" office:value="0.3995" calcext:value-type="float">
            <text:p>0.3995</text:p>
          </table:table-cell>
        </table:table-row>
        <table:table-row table:style-name="ro1">
          <table:table-cell office:value-type="string" calcext:value-type="string">
            <text:p>UseLocaleWithCaseConversions</text:p>
          </table:table-cell>
          <table:table-cell office:value-type="float" office:value="2.4733" calcext:value-type="float">
            <text:p>2.4733</text:p>
          </table:table-cell>
        </table:table-row>
        <table:table-row table:style-name="ro1">
          <table:table-cell office:value-type="string" calcext:value-type="string">
            <text:p>UseNotifyAllInsteadOfNotify</text:p>
          </table:table-cell>
          <table:table-cell office:value-type="float" office:value="0.378" calcext:value-type="float">
            <text:p>0.378</text:p>
          </table:table-cell>
        </table:table-row>
        <table:table-row table:style-name="ro1">
          <table:table-cell office:value-type="string" calcext:value-type="string">
            <text:p>UseObjectForClearerAPI</text:p>
          </table:table-cell>
          <table:table-cell office:value-type="float" office:value="0.2986" calcext:value-type="float">
            <text:p>0.2986</text:p>
          </table:table-cell>
        </table:table-row>
        <table:table-row table:style-name="ro1">
          <table:table-cell office:value-type="string" calcext:value-type="string">
            <text:p>UseProperClassLoader</text:p>
          </table:table-cell>
          <table:table-cell office:value-type="float" office:value="0.5336" calcext:value-type="float">
            <text:p>0.5336</text:p>
          </table:table-cell>
        </table:table-row>
        <table:table-row table:style-name="ro1">
          <table:table-cell office:value-type="string" calcext:value-type="string">
            <text:p>UseShortArrayInitializer</text:p>
          </table:table-cell>
          <table:table-cell office:value-type="float" office:value="1.1516" calcext:value-type="float">
            <text:p>1.1516</text:p>
          </table:table-cell>
        </table:table-row>
        <table:table-row table:style-name="ro1">
          <table:table-cell office:value-type="string" calcext:value-type="string">
            <text:p>UseStringBufferForStringAppends</text:p>
          </table:table-cell>
          <table:table-cell office:value-type="float" office:value="0.3682" calcext:value-type="float">
            <text:p>0.3682</text:p>
          </table:table-cell>
        </table:table-row>
        <table:table-row table:style-name="ro1">
          <table:table-cell office:value-type="string" calcext:value-type="string">
            <text:p>UseStringBufferLength</text:p>
          </table:table-cell>
          <table:table-cell office:value-type="float" office:value="0.3455" calcext:value-type="float">
            <text:p>0.3455</text:p>
          </table:table-cell>
        </table:table-row>
        <table:table-row table:style-name="ro1">
          <table:table-cell office:value-type="string" calcext:value-type="string">
            <text:p>UseTryWithResources</text:p>
          </table:table-cell>
          <table:table-cell office:value-type="float" office:value="1.151" calcext:value-type="float">
            <text:p>1.151</text:p>
          </table:table-cell>
        </table:table-row>
        <table:table-row table:style-name="ro1">
          <table:table-cell office:value-type="string" calcext:value-type="string">
            <text:p>UseUnderscoresInNumericLiterals</text:p>
          </table:table-cell>
          <table:table-cell office:value-type="float" office:value="2.4112" calcext:value-type="float">
            <text:p>2.4112</text:p>
          </table:table-cell>
        </table:table-row>
        <table:table-row table:style-name="ro1">
          <table:table-cell office:value-type="string" calcext:value-type="string">
            <text:p>UseUtilityClass</text:p>
          </table:table-cell>
          <table:table-cell office:value-type="float" office:value="1.1973" calcext:value-type="float">
            <text:p>1.1973</text:p>
          </table:table-cell>
        </table:table-row>
        <table:table-row table:style-name="ro1">
          <table:table-cell office:value-type="string" calcext:value-type="string">
            <text:p>UseVarargs</text:p>
          </table:table-cell>
          <table:table-cell office:value-type="float" office:value="1.2678" calcext:value-type="float">
            <text:p>1.2678</text:p>
          </table:table-cell>
        </table:table-row>
        <table:table-row table:style-name="ro1">
          <table:table-cell office:value-type="string" calcext:value-type="string">
            <text:p>UselessOperationOnImmutable</text:p>
          </table:table-cell>
          <table:table-cell office:value-type="float" office:value="0.4451" calcext:value-type="float">
            <text:p>0.4451</text:p>
          </table:table-cell>
        </table:table-row>
        <table:table-row table:style-name="ro1">
          <table:table-cell office:value-type="string" calcext:value-type="string">
            <text:p>UselessOverridingMethod</text:p>
          </table:table-cell>
          <table:table-cell office:value-type="float" office:value="0.4615" calcext:value-type="float">
            <text:p>0.4615</text:p>
          </table:table-cell>
        </table:table-row>
        <table:table-row table:style-name="ro1">
          <table:table-cell office:value-type="string" calcext:value-type="string">
            <text:p>UselessParentheses</text:p>
          </table:table-cell>
          <table:table-cell office:value-type="float" office:value="2.8126" calcext:value-type="float">
            <text:p>2.8126</text:p>
          </table:table-cell>
        </table:table-row>
        <table:table-row table:style-name="ro1">
          <table:table-cell office:value-type="string" calcext:value-type="string">
            <text:p>UselessQualifiedThis</text:p>
          </table:table-cell>
          <table:table-cell office:value-type="float" office:value="1.6568" calcext:value-type="float">
            <text:p>1.6568</text:p>
          </table:table-cell>
        </table:table-row>
        <table:table-row table:style-name="ro1">
          <table:table-cell office:value-type="string" calcext:value-type="string">
            <text:p>UselessStringValueOf</text:p>
          </table:table-cell>
          <table:table-cell office:value-type="float" office:value="0.3961" calcext:value-type="float">
            <text:p>0.3961</text:p>
          </table:table-cell>
        </table:table-row>
        <table:table-row table:style-name="ro1">
          <table:table-cell office:value-type="string" calcext:value-type="string">
            <text:p>WhileLoopWithLiteralBoolean</text:p>
          </table:table-cell>
          <table:table-cell office:value-type="float" office:value="2.1055" calcext:value-type="float">
            <text:p>2.1055</text:p>
          </table:table-cell>
        </table:table-row>
      </table:table>
      <table:table table:name="02_master-6.23.0-SNAPSHOT-ea532e6-data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MD Benchmark: master-6.23.0-SNAPSHOT-ea532e6 (Fri Apr 17 10:13:16 CEST 2020)</text:p>
          </table:table-cell>
          <table:table-cell/>
        </table:table-row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AbstractClassWithoutAbstractMethod</text:p>
          </table:table-cell>
          <table:table-cell office:value-type="float" office:value="0.5702" calcext:value-type="float">
            <text:p>0.5702</text:p>
          </table:table-cell>
        </table:table-row>
        <table:table-row table:style-name="ro1">
          <table:table-cell office:value-type="string" calcext:value-type="string">
            <text:p>AbstractClassWithoutAnyMethod</text:p>
          </table:table-cell>
          <table:table-cell office:value-type="float" office:value="0.0602" calcext:value-type="float">
            <text:p>0.0602</text:p>
          </table:table-cell>
        </table:table-row>
        <table:table-row table:style-name="ro1">
          <table:table-cell office:value-type="string" calcext:value-type="string">
            <text:p>AddEmptyString</text:p>
          </table:table-cell>
          <table:table-cell office:value-type="float" office:value="0.0509" calcext:value-type="float">
            <text:p>0.0509</text:p>
          </table:table-cell>
        </table:table-row>
        <table:table-row table:style-name="ro1">
          <table:table-cell office:value-type="string" calcext:value-type="string">
            <text:p>AppendCharacterWithChar</text:p>
          </table:table-cell>
          <table:table-cell office:value-type="float" office:value="0.3622" calcext:value-type="float">
            <text:p>0.3622</text:p>
          </table:table-cell>
        </table:table-row>
        <table:table-row table:style-name="ro1">
          <table:table-cell office:value-type="string" calcext:value-type="string">
            <text:p>ArrayIsStoredDirectly</text:p>
          </table:table-cell>
          <table:table-cell office:value-type="float" office:value="0.6719" calcext:value-type="float">
            <text:p>0.6719</text:p>
          </table:table-cell>
        </table:table-row>
        <table:table-row table:style-name="ro1">
          <table:table-cell office:value-type="string" calcext:value-type="string">
            <text:p>AssignmentInOperand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 office:value-type="string" calcext:value-type="string">
            <text:p>AssignmentToNonFinalStatic</text:p>
          </table:table-cell>
          <table:table-cell office:value-type="float" office:value="0.3665" calcext:value-type="float">
            <text:p>0.3665</text:p>
          </table:table-cell>
        </table:table-row>
        <table:table-row table:style-name="ro1">
          <table:table-cell office:value-type="string" calcext:value-type="string">
            <text:p>AtLeastOneConstructor</text:p>
          </table:table-cell>
          <table:table-cell office:value-type="float" office:value="0.7225" calcext:value-type="float">
            <text:p>0.7225</text:p>
          </table:table-cell>
        </table:table-row>
        <table:table-row table:style-name="ro1">
          <table:table-cell office:value-type="string" calcext:value-type="string">
            <text:p>AvoidAccessibilityAlteration</text:p>
          </table:table-cell>
          <table:table-cell office:value-type="float" office:value="3.2567" calcext:value-type="float">
            <text:p>3.2567</text:p>
          </table:table-cell>
        </table:table-row>
        <table:table-row table:style-name="ro1">
          <table:table-cell office:value-type="string" calcext:value-type="string">
            <text:p>AvoidArrayLoops</text:p>
          </table:table-cell>
          <table:table-cell office:value-type="float" office:value="0.3015" calcext:value-type="float">
            <text:p>0.3015</text:p>
          </table:table-cell>
        </table:table-row>
        <table:table-row table:style-name="ro1">
          <table:table-cell office:value-type="string" calcext:value-type="string">
            <text:p>AvoidAssertAsIdentifier</text:p>
          </table:table-cell>
          <table:table-cell office:value-type="float" office:value="0.3239" calcext:value-type="float">
            <text:p>0.3239</text:p>
          </table:table-cell>
        </table:table-row>
        <table:table-row table:style-name="ro1">
          <table:table-cell office:value-type="string" calcext:value-type="string">
            <text:p>AvoidBranchingStatementAsLastInLoop</text:p>
          </table:table-cell>
          <table:table-cell office:value-type="float" office:value="0.0203" calcext:value-type="float">
            <text:p>0.0203</text:p>
          </table:table-cell>
        </table:table-row>
        <table:table-row table:style-name="ro1">
          <table:table-cell office:value-type="string" calcext:value-type="string">
            <text:p>AvoidCallingFinalize</text:p>
          </table:table-cell>
          <table:table-cell office:value-type="float" office:value="0.4461" calcext:value-type="float">
            <text:p>0.4461</text:p>
          </table:table-cell>
        </table:table-row>
        <table:table-row table:style-name="ro1">
          <table:table-cell office:value-type="string" calcext:value-type="string">
            <text:p>AvoidCatchingGenericException</text:p>
          </table:table-cell>
          <table:table-cell office:value-type="float" office:value="0.0291" calcext:value-type="float">
            <text:p>0.0291</text:p>
          </table:table-cell>
        </table:table-row>
        <table:table-row table:style-name="ro1">
          <table:table-cell office:value-type="string" calcext:value-type="string">
            <text:p>AvoidCatchingNPE</text:p>
          </table:table-cell>
          <table:table-cell office:value-type="float" office:value="0.0156" calcext:value-type="float">
            <text:p>0.0156</text:p>
          </table:table-cell>
        </table:table-row>
        <table:table-row table:style-name="ro1">
          <table:table-cell office:value-type="string" calcext:value-type="string">
            <text:p>AvoidCatchingThrowable</text:p>
          </table:table-cell>
          <table:table-cell office:value-type="float" office:value="0.3546" calcext:value-type="float">
            <text:p>0.3546</text:p>
          </table:table-cell>
        </table:table-row>
        <table:table-row table:style-name="ro1">
          <table:table-cell office:value-type="string" calcext:value-type="string">
            <text:p>AvoidDecimalLiteralsInBigDecimalConstructor</text:p>
          </table:table-cell>
          <table:table-cell office:value-type="float" office:value="0.0956" calcext:value-type="float">
            <text:p>0.0956</text:p>
          </table:table-cell>
        </table:table-row>
        <table:table-row table:style-name="ro1">
          <table:table-cell office:value-type="string" calcext:value-type="string">
            <text:p>AvoidDeeplyNestedIfStmts</text:p>
          </table:table-cell>
          <table:table-cell office:value-type="float" office:value="0.4442" calcext:value-type="float">
            <text:p>0.4442</text:p>
          </table:table-cell>
        </table:table-row>
        <table:table-row table:style-name="ro1">
          <table:table-cell office:value-type="string" calcext:value-type="string">
            <text:p>AvoidDollarSigns</text:p>
          </table:table-cell>
          <table:table-cell office:value-type="float" office:value="0.4167" calcext:value-type="float">
            <text:p>0.4167</text:p>
          </table:table-cell>
        </table:table-row>
        <table:table-row table:style-name="ro1">
          <table:table-cell office:value-type="string" calcext:value-type="string">
            <text:p>AvoidDuplicateLiterals</text:p>
          </table:table-cell>
          <table:table-cell office:value-type="float" office:value="0.5158" calcext:value-type="float">
            <text:p>0.5158</text:p>
          </table:table-cell>
        </table:table-row>
        <table:table-row table:style-name="ro1">
          <table:table-cell office:value-type="string" calcext:value-type="string">
            <text:p>AvoidEnumAsIdentifier</text:p>
          </table:table-cell>
          <table:table-cell office:value-type="float" office:value="0.3054" calcext:value-type="float">
            <text:p>0.3054</text:p>
          </table:table-cell>
        </table:table-row>
        <table:table-row table:style-name="ro1">
          <table:table-cell office:value-type="string" calcext:value-type="string">
            <text:p>AvoidFieldNameMatchingMethodName</text:p>
          </table:table-cell>
          <table:table-cell office:value-type="float" office:value="0.4713" calcext:value-type="float">
            <text:p>0.4713</text:p>
          </table:table-cell>
        </table:table-row>
        <table:table-row table:style-name="ro1">
          <table:table-cell office:value-type="string" calcext:value-type="string">
            <text:p>AvoidFieldNameMatchingTypeName</text:p>
          </table:table-cell>
          <table:table-cell office:value-type="float" office:value="0.3472" calcext:value-type="float">
            <text:p>0.3472</text:p>
          </table:table-cell>
        </table:table-row>
        <table:table-row table:style-name="ro1">
          <table:table-cell office:value-type="string" calcext:value-type="string">
            <text:p>AvoidFileStream</text:p>
          </table:table-cell>
          <table:table-cell office:value-type="float" office:value="0.6178" calcext:value-type="float">
            <text:p>0.6178</text:p>
          </table:table-cell>
        </table:table-row>
        <table:table-row table:style-name="ro1">
          <table:table-cell office:value-type="string" calcext:value-type="string">
            <text:p>AvoidInstanceofChecksInCatchClause</text:p>
          </table:table-cell>
          <table:table-cell office:value-type="float" office:value="0.0414" calcext:value-type="float">
            <text:p>0.0414</text:p>
          </table:table-cell>
        </table:table-row>
        <table:table-row table:style-name="ro1">
          <table:table-cell office:value-type="string" calcext:value-type="string">
            <text:p>AvoidInstantiatingObjectsInLoops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string" calcext:value-type="string">
            <text:p>AvoidLiteralsInIfCondition</text:p>
          </table:table-cell>
          <table:table-cell office:value-type="float" office:value="0.2042" calcext:value-type="float">
            <text:p>0.2042</text:p>
          </table:table-cell>
        </table:table-row>
        <table:table-row table:style-name="ro1">
          <table:table-cell office:value-type="string" calcext:value-type="string">
            <text:p>AvoidLosingExceptionInformation</text:p>
          </table:table-cell>
          <table:table-cell office:value-type="float" office:value="0.0523" calcext:value-type="float">
            <text:p>0.0523</text:p>
          </table:table-cell>
        </table:table-row>
        <table:table-row table:style-name="ro1">
          <table:table-cell office:value-type="string" calcext:value-type="string">
            <text:p>AvoidMessageDigestField</text:p>
          </table:table-cell>
          <table:table-cell office:value-type="float" office:value="1.2143" calcext:value-type="float">
            <text:p>1.2143</text:p>
          </table:table-cell>
        </table:table-row>
        <table:table-row table:style-name="ro1">
          <table:table-cell office:value-type="string" calcext:value-type="string">
            <text:p>AvoidMultipleUnaryOperators</text:p>
          </table:table-cell>
          <table:table-cell office:value-type="float" office:value="0.0079" calcext:value-type="float">
            <text:p>0.0079</text:p>
          </table:table-cell>
        </table:table-row>
        <table:table-row table:style-name="ro1">
          <table:table-cell office:value-type="string" calcext:value-type="string">
            <text:p>AvoidPrintStackTrace</text:p>
          </table:table-cell>
          <table:table-cell office:value-type="float" office:value="1.1403" calcext:value-type="float">
            <text:p>1.1403</text:p>
          </table:table-cell>
        </table:table-row>
        <table:table-row table:style-name="ro1">
          <table:table-cell office:value-type="string" calcext:value-type="string">
            <text:p>AvoidProtectedFieldInFinalClass</text:p>
          </table:table-cell>
          <table:table-cell office:value-type="float" office:value="0.0611" calcext:value-type="float">
            <text:p>0.0611</text:p>
          </table:table-cell>
        </table:table-row>
        <table:table-row table:style-name="ro1">
          <table:table-cell office:value-type="string" calcext:value-type="string">
            <text:p>AvoidProtectedMethodInFinalClassNotExtending</text:p>
          </table:table-cell>
          <table:table-cell office:value-type="float" office:value="0.0437" calcext:value-type="float">
            <text:p>0.0437</text:p>
          </table:table-cell>
        </table:table-row>
        <table:table-row table:style-name="ro1">
          <table:table-cell office:value-type="string" calcext:value-type="string">
            <text:p>AvoidReassigningLoopVariables</text:p>
          </table:table-cell>
          <table:table-cell office:value-type="float" office:value="0.1366" calcext:value-type="float">
            <text:p>0.1366</text:p>
          </table:table-cell>
        </table:table-row>
        <table:table-row table:style-name="ro1">
          <table:table-cell office:value-type="string" calcext:value-type="string">
            <text:p>AvoidReassigningParameters</text:p>
          </table:table-cell>
          <table:table-cell office:value-type="float" office:value="0.5558" calcext:value-type="float">
            <text:p>0.5558</text:p>
          </table:table-cell>
        </table:table-row>
        <table:table-row table:style-name="ro1">
          <table:table-cell office:value-type="string" calcext:value-type="string">
            <text:p>AvoidRethrowingException</text:p>
          </table:table-cell>
          <table:table-cell office:value-type="float" office:value="0.0213" calcext:value-type="float">
            <text:p>0.0213</text:p>
          </table:table-cell>
        </table:table-row>
        <table:table-row table:style-name="ro1">
          <table:table-cell office:value-type="string" calcext:value-type="string">
            <text:p>AvoidStringBufferField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string" calcext:value-type="string">
            <text:p>AvoidSynchronizedAtMethodLevel</text:p>
          </table:table-cell>
          <table:table-cell office:value-type="float" office:value="0.1921" calcext:value-type="float">
            <text:p>0.1921</text:p>
          </table:table-cell>
        </table:table-row>
        <table:table-row table:style-name="ro1">
          <table:table-cell office:value-type="string" calcext:value-type="string">
            <text:p>AvoidThreadGroup</text:p>
          </table:table-cell>
          <table:table-cell office:value-type="float" office:value="0.7228" calcext:value-type="float">
            <text:p>0.7228</text:p>
          </table:table-cell>
        </table:table-row>
        <table:table-row table:style-name="ro1">
          <table:table-cell office:value-type="string" calcext:value-type="string">
            <text:p>AvoidThrowingNewInstanceOfSameException</text:p>
          </table:table-cell>
          <table:table-cell office:value-type="float" office:value="0.0238" calcext:value-type="float">
            <text:p>0.0238</text:p>
          </table:table-cell>
        </table:table-row>
        <table:table-row table:style-name="ro1">
          <table:table-cell office:value-type="string" calcext:value-type="string">
            <text:p>AvoidThrowingNullPointerException</text:p>
          </table:table-cell>
          <table:table-cell office:value-type="float" office:value="0.0909" calcext:value-type="float">
            <text:p>0.0909</text:p>
          </table:table-cell>
        </table:table-row>
        <table:table-row table:style-name="ro1">
          <table:table-cell office:value-type="string" calcext:value-type="string">
            <text:p>AvoidThrowingRawExceptionTypes</text:p>
          </table:table-cell>
          <table:table-cell office:value-type="float" office:value="0.0827" calcext:value-type="float">
            <text:p>0.0827</text:p>
          </table:table-cell>
        </table:table-row>
        <table:table-row table:style-name="ro1">
          <table:table-cell office:value-type="string" calcext:value-type="string">
            <text:p>AvoidUncheckedExceptionsInSignatures</text:p>
          </table:table-cell>
          <table:table-cell office:value-type="float" office:value="0.1228" calcext:value-type="float">
            <text:p>0.1228</text:p>
          </table:table-cell>
        </table:table-row>
        <table:table-row table:style-name="ro1">
          <table:table-cell office:value-type="string" calcext:value-type="string">
            <text:p>AvoidUsingHardCodedIP</text:p>
          </table:table-cell>
          <table:table-cell office:value-type="float" office:value="0.0671" calcext:value-type="float">
            <text:p>0.0671</text:p>
          </table:table-cell>
        </table:table-row>
        <table:table-row table:style-name="ro1">
          <table:table-cell office:value-type="string" calcext:value-type="string">
            <text:p>AvoidUsingNativeCode</text:p>
          </table:table-cell>
          <table:table-cell office:value-type="float" office:value="0.7465" calcext:value-type="float">
            <text:p>0.7465</text:p>
          </table:table-cell>
        </table:table-row>
        <table:table-row table:style-name="ro1">
          <table:table-cell office:value-type="string" calcext:value-type="string">
            <text:p>AvoidUsingOctalValues</text:p>
          </table:table-cell>
          <table:table-cell office:value-type="float" office:value="0.4172" calcext:value-type="float">
            <text:p>0.4172</text:p>
          </table:table-cell>
        </table:table-row>
        <table:table-row table:style-name="ro1">
          <table:table-cell office:value-type="string" calcext:value-type="string">
            <text:p>AvoidUsingShortType</text:p>
          </table:table-cell>
          <table:table-cell office:value-type="float" office:value="0.4514" calcext:value-type="float">
            <text:p>0.4514</text:p>
          </table:table-cell>
        </table:table-row>
        <table:table-row table:style-name="ro1">
          <table:table-cell office:value-type="string" calcext:value-type="string">
            <text:p>AvoidUsingVolatile</text:p>
          </table:table-cell>
          <table:table-cell office:value-type="float" office:value="0.0603" calcext:value-type="float">
            <text:p>0.0603</text:p>
          </table:table-cell>
        </table:table-row>
        <table:table-row table:style-name="ro1">
          <table:table-cell office:value-type="string" calcext:value-type="string">
            <text:p>BadComparison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string" calcext:value-type="string">
            <text:p>BeanMembersShouldSerialize</text:p>
          </table:table-cell>
          <table:table-cell office:value-type="float" office:value="0.5495" calcext:value-type="float">
            <text:p>0.5495</text:p>
          </table:table-cell>
        </table:table-row>
        <table:table-row table:style-name="ro1">
          <table:table-cell office:value-type="string" calcext:value-type="string">
            <text:p>BigIntegerInstantiation</text:p>
          </table:table-cell>
          <table:table-cell office:value-type="float" office:value="0.3705" calcext:value-type="float">
            <text:p>0.3705</text:p>
          </table:table-cell>
        </table:table-row>
        <table:table-row table:style-name="ro1">
          <table:table-cell office:value-type="string" calcext:value-type="string">
            <text:p>BooleanGetMethodName</text:p>
          </table:table-cell>
          <table:table-cell office:value-type="float" office:value="0.242" calcext:value-type="float">
            <text:p>0.242</text:p>
          </table:table-cell>
        </table:table-row>
        <table:table-row table:style-name="ro1">
          <table:table-cell office:value-type="string" calcext:value-type="string">
            <text:p>BooleanInstantiation</text:p>
          </table:table-cell>
          <table:table-cell office:value-type="float" office:value="0.3955" calcext:value-type="float">
            <text:p>0.3955</text:p>
          </table:table-cell>
        </table:table-row>
        <table:table-row table:style-name="ro1">
          <table:table-cell office:value-type="string" calcext:value-type="string">
            <text:p>BrokenNullCheck</text:p>
          </table:table-cell>
          <table:table-cell office:value-type="float" office:value="0.3831" calcext:value-type="float">
            <text:p>0.3831</text:p>
          </table:table-cell>
        </table:table-row>
        <table:table-row table:style-name="ro1">
          <table:table-cell office:value-type="string" calcext:value-type="string">
            <text:p>ByteInstantiation</text:p>
          </table:table-cell>
          <table:table-cell office:value-type="float" office:value="0.0883" calcext:value-type="float">
            <text:p>0.0883</text:p>
          </table:table-cell>
        </table:table-row>
        <table:table-row table:style-name="ro1">
          <table:table-cell office:value-type="string" calcext:value-type="string">
            <text:p>CallSuperFirst</text:p>
          </table:table-cell>
          <table:table-cell office:value-type="float" office:value="1.1958" calcext:value-type="float">
            <text:p>1.1958</text:p>
          </table:table-cell>
        </table:table-row>
        <table:table-row table:style-name="ro1">
          <table:table-cell office:value-type="string" calcext:value-type="string">
            <text:p>CallSuperInConstructor</text:p>
          </table:table-cell>
          <table:table-cell office:value-type="float" office:value="0.0867" calcext:value-type="float">
            <text:p>0.0867</text:p>
          </table:table-cell>
        </table:table-row>
        <table:table-row table:style-name="ro1">
          <table:table-cell office:value-type="string" calcext:value-type="string">
            <text:p>CallSuperLast</text:p>
          </table:table-cell>
          <table:table-cell office:value-type="float" office:value="0.8549" calcext:value-type="float">
            <text:p>0.8549</text:p>
          </table:table-cell>
        </table:table-row>
        <table:table-row table:style-name="ro1">
          <table:table-cell office:value-type="string" calcext:value-type="string">
            <text:p>CheckResultSet</text:p>
          </table:table-cell>
          <table:table-cell office:value-type="float" office:value="0.5045" calcext:value-type="float">
            <text:p>0.5045</text:p>
          </table:table-cell>
        </table:table-row>
        <table:table-row table:style-name="ro1">
          <table:table-cell office:value-type="string" calcext:value-type="string">
            <text:p>CheckSkipResult</text:p>
          </table:table-cell>
          <table:table-cell office:value-type="float" office:value="0.3836" calcext:value-type="float">
            <text:p>0.3836</text:p>
          </table:table-cell>
        </table:table-row>
        <table:table-row table:style-name="ro1">
          <table:table-cell office:value-type="string" calcext:value-type="string">
            <text:p>ClassCastExceptionWithToArray</text:p>
          </table:table-cell>
          <table:table-cell office:value-type="float" office:value="0.0474" calcext:value-type="float">
            <text:p>0.0474</text:p>
          </table:table-cell>
        </table:table-row>
        <table:table-row table:style-name="ro1">
          <table:table-cell office:value-type="string" calcext:value-type="string">
            <text:p>ClassNamingConventions</text:p>
          </table:table-cell>
          <table:table-cell office:value-type="float" office:value="0.0696" calcext:value-type="float">
            <text:p>0.0696</text:p>
          </table:table-cell>
        </table:table-row>
        <table:table-row table:style-name="ro1">
          <table:table-cell office:value-type="string" calcext:value-type="string">
            <text:p>ClassWithOnlyPrivateConstructorsShouldBeFinal</text:p>
          </table:table-cell>
          <table:table-cell office:value-type="float" office:value="0.1492" calcext:value-type="float">
            <text:p>0.1492</text:p>
          </table:table-cell>
        </table:table-row>
        <table:table-row table:style-name="ro1">
          <table:table-cell office:value-type="string" calcext:value-type="string">
            <text:p>CloneMethodMustBePublic</text:p>
          </table:table-cell>
          <table:table-cell office:value-type="float" office:value="0.2028" calcext:value-type="float">
            <text:p>0.2028</text:p>
          </table:table-cell>
        </table:table-row>
        <table:table-row table:style-name="ro1">
          <table:table-cell office:value-type="string" calcext:value-type="string">
            <text:p>CloneMethodMustImplementCloneable</text:p>
          </table:table-cell>
          <table:table-cell office:value-type="float" office:value="0.0737" calcext:value-type="float">
            <text:p>0.0737</text:p>
          </table:table-cell>
        </table:table-row>
        <table:table-row table:style-name="ro1">
          <table:table-cell office:value-type="string" calcext:value-type="string">
            <text:p>CloneMethodReturnTypeMustMatchClassName</text:p>
          </table:table-cell>
          <table:table-cell office:value-type="float" office:value="0.1714" calcext:value-type="float">
            <text:p>0.1714</text:p>
          </table:table-cell>
        </table:table-row>
        <table:table-row table:style-name="ro1">
          <table:table-cell office:value-type="string" calcext:value-type="string">
            <text:p>CloneThrowsCloneNotSupportedException</text:p>
          </table:table-cell>
          <table:table-cell office:value-type="float" office:value="0.1701" calcext:value-type="float">
            <text:p>0.1701</text:p>
          </table:table-cell>
        </table:table-row>
        <table:table-row table:style-name="ro1">
          <table:table-cell office:value-type="string" calcext:value-type="string">
            <text:p>CloseResource</text:p>
          </table:table-cell>
          <table:table-cell office:value-type="float" office:value="1.1042" calcext:value-type="float">
            <text:p>1.1042</text:p>
          </table:table-cell>
        </table:table-row>
        <table:table-row table:style-name="ro1">
          <table:table-cell office:value-type="string" calcext:value-type="string">
            <text:p>CollapsibleIfStatements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string" calcext:value-type="string">
            <text:p>CommentContent</text:p>
          </table:table-cell>
          <table:table-cell office:value-type="float" office:value="2.1488" calcext:value-type="float">
            <text:p>2.1488</text:p>
          </table:table-cell>
        </table:table-row>
        <table:table-row table:style-name="ro1">
          <table:table-cell office:value-type="string" calcext:value-type="string">
            <text:p>CommentDefaultAccessModifier</text:p>
          </table:table-cell>
          <table:table-cell office:value-type="float" office:value="0.5073" calcext:value-type="float">
            <text:p>0.5073</text:p>
          </table:table-cell>
        </table:table-row>
        <table:table-row table:style-name="ro1">
          <table:table-cell office:value-type="string" calcext:value-type="string">
            <text:p>CommentRequired</text:p>
          </table:table-cell>
          <table:table-cell office:value-type="float" office:value="3.1264" calcext:value-type="float">
            <text:p>3.1264</text:p>
          </table:table-cell>
        </table:table-row>
        <table:table-row table:style-name="ro1">
          <table:table-cell office:value-type="string" calcext:value-type="string">
            <text:p>CommentSize</text:p>
          </table:table-cell>
          <table:table-cell office:value-type="float" office:value="0.6451" calcext:value-type="float">
            <text:p>0.6451</text:p>
          </table:table-cell>
        </table:table-row>
        <table:table-row table:style-name="ro1">
          <table:table-cell office:value-type="string" calcext:value-type="string">
            <text:p>CompareObjectsWithEquals</text:p>
          </table:table-cell>
          <table:table-cell office:value-type="float" office:value="0.378" calcext:value-type="float">
            <text:p>0.378</text:p>
          </table:table-cell>
        </table:table-row>
        <table:table-row table:style-name="ro1">
          <table:table-cell office:value-type="string" calcext:value-type="string">
            <text:p>ConfusingTernary</text:p>
          </table:table-cell>
          <table:table-cell office:value-type="float" office:value="0.3807" calcext:value-type="float">
            <text:p>0.3807</text:p>
          </table:table-cell>
        </table:table-row>
        <table:table-row table:style-name="ro1">
          <table:table-cell office:value-type="string" calcext:value-type="string">
            <text:p>ConsecutiveAppendsShouldReuse</text:p>
          </table:table-cell>
          <table:table-cell office:value-type="float" office:value="0.5842" calcext:value-type="float">
            <text:p>0.5842</text:p>
          </table:table-cell>
        </table:table-row>
        <table:table-row table:style-name="ro1">
          <table:table-cell office:value-type="string" calcext:value-type="string">
            <text:p>ConsecutiveLiteralAppends</text:p>
          </table:table-cell>
          <table:table-cell office:value-type="float" office:value="0.3952" calcext:value-type="float">
            <text:p>0.3952</text:p>
          </table:table-cell>
        </table:table-row>
        <table:table-row table:style-name="ro1">
          <table:table-cell office:value-type="string" calcext:value-type="string">
            <text:p>ConstantsInInterface</text:p>
          </table:table-cell>
          <table:table-cell office:value-type="float" office:value="0.0925" calcext:value-type="float">
            <text:p>0.0925</text:p>
          </table:table-cell>
        </table:table-row>
        <table:table-row table:style-name="ro1">
          <table:table-cell office:value-type="string" calcext:value-type="string">
            <text:p>ConstructorCallsOverridableMethod</text:p>
          </table:table-cell>
          <table:table-cell office:value-type="float" office:value="0.9049" calcext:value-type="float">
            <text:p>0.9049</text:p>
          </table:table-cell>
        </table:table-row>
        <table:table-row table:style-name="ro1">
          <table:table-cell office:value-type="string" calcext:value-type="string">
            <text:p>ControlStatementBraces</text:p>
          </table:table-cell>
          <table:table-cell office:value-type="float" office:value="1.0248" calcext:value-type="float">
            <text:p>1.0248</text:p>
          </table:table-cell>
        </table:table-row>
        <table:table-row table:style-name="ro1">
          <table:table-cell office:value-type="string" calcext:value-type="string">
            <text:p>CouplingBetweenObjects</text:p>
          </table:table-cell>
          <table:table-cell office:value-type="float" office:value="0.5338" calcext:value-type="float">
            <text:p>0.5338</text:p>
          </table:table-cell>
        </table:table-row>
        <table:table-row table:style-name="ro1">
          <table:table-cell office:value-type="string" calcext:value-type="string">
            <text:p>CyclomaticComplexity</text:p>
          </table:table-cell>
          <table:table-cell office:value-type="float" office:value="0.6202" calcext:value-type="float">
            <text:p>0.6202</text:p>
          </table:table-cell>
        </table:table-row>
        <table:table-row table:style-name="ro1">
          <table:table-cell office:value-type="string" calcext:value-type="string">
            <text:p>DataClass</text:p>
          </table:table-cell>
          <table:table-cell office:value-type="float" office:value="0.9296" calcext:value-type="float">
            <text:p>0.9296</text:p>
          </table:table-cell>
        </table:table-row>
        <table:table-row table:style-name="ro1">
          <table:table-cell office:value-type="string" calcext:value-type="string">
            <text:p>DataflowAnomalyAnalysis</text:p>
          </table:table-cell>
          <table:table-cell office:value-type="float" office:value="1.9733" calcext:value-type="float">
            <text:p>1.9733</text:p>
          </table:table-cell>
        </table:table-row>
        <table:table-row table:style-name="ro1">
          <table:table-cell office:value-type="string" calcext:value-type="string">
            <text:p>DefaultLabelNotLastInSwitchStmt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office:value-type="string" calcext:value-type="string">
            <text:p>DefaultPackage</text:p>
          </table:table-cell>
          <table:table-cell office:value-type="float" office:value="0.4768" calcext:value-type="float">
            <text:p>0.4768</text:p>
          </table:table-cell>
        </table:table-row>
        <table:table-row table:style-name="ro1">
          <table:table-cell office:value-type="string" calcext:value-type="string">
            <text:p>DetachedTestCase</text:p>
          </table:table-cell>
          <table:table-cell office:value-type="float" office:value="0.4888" calcext:value-type="float">
            <text:p>0.4888</text:p>
          </table:table-cell>
        </table:table-row>
        <table:table-row table:style-name="ro1">
          <table:table-cell office:value-type="string" calcext:value-type="string">
            <text:p>DoNotCallGarbageCollectionExplicitly</text:p>
          </table:table-cell>
          <table:table-cell office:value-type="float" office:value="1.3846" calcext:value-type="float">
            <text:p>1.3846</text:p>
          </table:table-cell>
        </table:table-row>
        <table:table-row table:style-name="ro1">
          <table:table-cell office:value-type="string" calcext:value-type="string">
            <text:p>DoNotCallSystemExit</text:p>
          </table:table-cell>
          <table:table-cell office:value-type="float" office:value="1.1835" calcext:value-type="float">
            <text:p>1.1835</text:p>
          </table:table-cell>
        </table:table-row>
        <table:table-row table:style-name="ro1">
          <table:table-cell office:value-type="string" calcext:value-type="string">
            <text:p>DoNotExtendJavaLangError</text:p>
          </table:table-cell>
          <table:table-cell office:value-type="float" office:value="0.0209" calcext:value-type="float">
            <text:p>0.0209</text:p>
          </table:table-cell>
        </table:table-row>
        <table:table-row table:style-name="ro1">
          <table:table-cell office:value-type="string" calcext:value-type="string">
            <text:p>DoNotExtendJavaLangThrowable</text:p>
          </table:table-cell>
          <table:table-cell office:value-type="float" office:value="0.0315" calcext:value-type="float">
            <text:p>0.0315</text:p>
          </table:table-cell>
        </table:table-row>
        <table:table-row table:style-name="ro1">
          <table:table-cell office:value-type="string" calcext:value-type="string">
            <text:p>DoNotHardCodeSDCard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string" calcext:value-type="string">
            <text:p>DoNotThrowExceptionInFinally</text:p>
          </table:table-cell>
          <table:table-cell office:value-type="float" office:value="0.0067" calcext:value-type="float">
            <text:p>0.0067</text:p>
          </table:table-cell>
        </table:table-row>
        <table:table-row table:style-name="ro1">
          <table:table-cell office:value-type="string" calcext:value-type="string">
            <text:p>DoNotUseThreads</text:p>
          </table:table-cell>
          <table:table-cell office:value-type="float" office:value="1.0491" calcext:value-type="float">
            <text:p>1.0491</text:p>
          </table:table-cell>
        </table:table-row>
        <table:table-row table:style-name="ro1">
          <table:table-cell office:value-type="string" calcext:value-type="string">
            <text:p>DontCallThreadRun</text:p>
          </table:table-cell>
          <table:table-cell office:value-type="float" office:value="0.2004" calcext:value-type="float">
            <text:p>0.2004</text:p>
          </table:table-cell>
        </table:table-row>
        <table:table-row table:style-name="ro1">
          <table:table-cell office:value-type="string" calcext:value-type="string">
            <text:p>DontImportJavaLang</text:p>
          </table:table-cell>
          <table:table-cell office:value-type="float" office:value="0.3443" calcext:value-type="float">
            <text:p>0.3443</text:p>
          </table:table-cell>
        </table:table-row>
        <table:table-row table:style-name="ro1">
          <table:table-cell office:value-type="string" calcext:value-type="string">
            <text:p>DontImportSun</text:p>
          </table:table-cell>
          <table:table-cell office:value-type="float" office:value="0.3683" calcext:value-type="float">
            <text:p>0.3683</text:p>
          </table:table-cell>
        </table:table-row>
        <table:table-row table:style-name="ro1">
          <table:table-cell office:value-type="string" calcext:value-type="string">
            <text:p>DontUseFloatTypeForLoopIndices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oubleBraceInitialization</text:p>
          </table:table-cell>
          <table:table-cell office:value-type="float" office:value="0.2673" calcext:value-type="float">
            <text:p>0.2673</text:p>
          </table:table-cell>
        </table:table-row>
        <table:table-row table:style-name="ro1">
          <table:table-cell office:value-type="string" calcext:value-type="string">
            <text:p>DoubleCheckedLocking</text:p>
          </table:table-cell>
          <table:table-cell office:value-type="float" office:value="0.5149" calcext:value-type="float">
            <text:p>0.5149</text:p>
          </table:table-cell>
        </table:table-row>
        <table:table-row table:style-name="ro1">
          <table:table-cell office:value-type="string" calcext:value-type="string">
            <text:p>DuplicateImports</text:p>
          </table:table-cell>
          <table:table-cell office:value-type="float" office:value="0.3615" calcext:value-type="float">
            <text:p>0.3615</text:p>
          </table:table-cell>
        </table:table-row>
        <table:table-row table:style-name="ro1">
          <table:table-cell office:value-type="string" calcext:value-type="string">
            <text:p>EmptyCatchBlock</text:p>
          </table:table-cell>
          <table:table-cell office:value-type="float" office:value="0.0247" calcext:value-type="float">
            <text:p>0.0247</text:p>
          </table:table-cell>
        </table:table-row>
        <table:table-row table:style-name="ro1">
          <table:table-cell office:value-type="string" calcext:value-type="string">
            <text:p>EmptyFinalizer</text:p>
          </table:table-cell>
          <table:table-cell office:value-type="float" office:value="0.2038" calcext:value-type="float">
            <text:p>0.2038</text:p>
          </table:table-cell>
        </table:table-row>
        <table:table-row table:style-name="ro1">
          <table:table-cell office:value-type="string" calcext:value-type="string">
            <text:p>EmptyFinallyBlock</text:p>
          </table:table-cell>
          <table:table-cell office:value-type="float" office:value="0.0037" calcext:value-type="float">
            <text:p>0.0037</text:p>
          </table:table-cell>
        </table:table-row>
        <table:table-row table:style-name="ro1">
          <table:table-cell office:value-type="string" calcext:value-type="string">
            <text:p>EmptyIfStmt</text:p>
          </table:table-cell>
          <table:table-cell office:value-type="float" office:value="0.0525" calcext:value-type="float">
            <text:p>0.0525</text:p>
          </table:table-cell>
        </table:table-row>
        <table:table-row table:style-name="ro1">
          <table:table-cell office:value-type="string" calcext:value-type="string">
            <text:p>EmptyInitializer</text:p>
          </table:table-cell>
          <table:table-cell office:value-type="float" office:value="0.0035" calcext:value-type="float">
            <text:p>0.0035</text:p>
          </table:table-cell>
        </table:table-row>
        <table:table-row table:style-name="ro1">
          <table:table-cell office:value-type="string" calcext:value-type="string">
            <text:p>EmptyMethodInAbstractClassShouldBeAbstract</text:p>
          </table:table-cell>
          <table:table-cell office:value-type="float" office:value="0.1753" calcext:value-type="float">
            <text:p>0.1753</text:p>
          </table:table-cell>
        </table:table-row>
        <table:table-row table:style-name="ro1">
          <table:table-cell office:value-type="string" calcext:value-type="string">
            <text:p>EmptyStatementBlock</text:p>
          </table:table-cell>
          <table:table-cell office:value-type="float" office:value="0.1932" calcext:value-type="float">
            <text:p>0.1932</text:p>
          </table:table-cell>
        </table:table-row>
        <table:table-row table:style-name="ro1">
          <table:table-cell office:value-type="string" calcext:value-type="string">
            <text:p>EmptyStatementNotInLoop</text:p>
          </table:table-cell>
          <table:table-cell office:value-type="float" office:value="0.0034" calcext:value-type="float">
            <text:p>0.0034</text:p>
          </table:table-cell>
        </table:table-row>
        <table:table-row table:style-name="ro1">
          <table:table-cell office:value-type="string" calcext:value-type="string">
            <text:p>EmptySwitchStatements</text:p>
          </table:table-cell>
          <table:table-cell office:value-type="float" office:value="0.0032" calcext:value-type="float">
            <text:p>0.0032</text:p>
          </table:table-cell>
        </table:table-row>
        <table:table-row table:style-name="ro1">
          <table:table-cell office:value-type="string" calcext:value-type="string">
            <text:p>EmptySynchronizedBlock</text:p>
          </table:table-cell>
          <table:table-cell office:value-type="float" office:value="0.0032" calcext:value-type="float">
            <text:p>0.0032</text:p>
          </table:table-cell>
        </table:table-row>
        <table:table-row table:style-name="ro1">
          <table:table-cell office:value-type="string" calcext:value-type="string">
            <text:p>EmptyTryBlock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EmptyWhileStmt</text:p>
          </table:table-cell>
          <table:table-cell office:value-type="float" office:value="0.0037" calcext:value-type="float">
            <text:p>0.0037</text:p>
          </table:table-cell>
        </table:table-row>
        <table:table-row table:style-name="ro1">
          <table:table-cell office:value-type="string" calcext:value-type="string">
            <text:p>EqualsNull</text:p>
          </table:table-cell>
          <table:table-cell office:value-type="float" office:value="1.7971" calcext:value-type="float">
            <text:p>1.7971</text:p>
          </table:table-cell>
        </table:table-row>
        <table:table-row table:style-name="ro1">
          <table:table-cell office:value-type="string" calcext:value-type="string">
            <text:p>ExceptionAsFlowControl</text:p>
          </table:table-cell>
          <table:table-cell office:value-type="float" office:value="0.3564" calcext:value-type="float">
            <text:p>0.3564</text:p>
          </table:table-cell>
        </table:table-row>
        <table:table-row table:style-name="ro1">
          <table:table-cell office:value-type="string" calcext:value-type="string">
            <text:p>ExcessiveClassLength</text:p>
          </table:table-cell>
          <table:table-cell office:value-type="float" office:value="0.5922" calcext:value-type="float">
            <text:p>0.5922</text:p>
          </table:table-cell>
        </table:table-row>
        <table:table-row table:style-name="ro1">
          <table:table-cell office:value-type="string" calcext:value-type="string">
            <text:p>ExcessiveImports</text:p>
          </table:table-cell>
          <table:table-cell office:value-type="float" office:value="0.4294" calcext:value-type="float">
            <text:p>0.4294</text:p>
          </table:table-cell>
        </table:table-row>
        <table:table-row table:style-name="ro1">
          <table:table-cell office:value-type="string" calcext:value-type="string">
            <text:p>ExcessiveMethodLength</text:p>
          </table:table-cell>
          <table:table-cell office:value-type="float" office:value="0.5447" calcext:value-type="float">
            <text:p>0.5447</text:p>
          </table:table-cell>
        </table:table-row>
        <table:table-row table:style-name="ro1">
          <table:table-cell office:value-type="string" calcext:value-type="string">
            <text:p>ExcessiveParameterList</text:p>
          </table:table-cell>
          <table:table-cell office:value-type="float" office:value="0.3868" calcext:value-type="float">
            <text:p>0.3868</text:p>
          </table:table-cell>
        </table:table-row>
        <table:table-row table:style-name="ro1">
          <table:table-cell office:value-type="string" calcext:value-type="string">
            <text:p>ExcessivePublicCount</text:p>
          </table:table-cell>
          <table:table-cell office:value-type="float" office:value="0.3544" calcext:value-type="float">
            <text:p>0.3544</text:p>
          </table:table-cell>
        </table:table-row>
        <table:table-row table:style-name="ro1">
          <table:table-cell office:value-type="string" calcext:value-type="string">
            <text:p>ExtendsObject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 office:value-type="string" calcext:value-type="string">
            <text:p>FieldDeclarationsShouldBeAtStartOfClass</text:p>
          </table:table-cell>
          <table:table-cell office:value-type="float" office:value="0.3425" calcext:value-type="float">
            <text:p>0.3425</text:p>
          </table:table-cell>
        </table:table-row>
        <table:table-row table:style-name="ro1">
          <table:table-cell office:value-type="string" calcext:value-type="string">
            <text:p>FieldNamingConventions</text:p>
          </table:table-cell>
          <table:table-cell office:value-type="float" office:value="0.0542" calcext:value-type="float">
            <text:p>0.0542</text:p>
          </table:table-cell>
        </table:table-row>
        <table:table-row table:style-name="ro1">
          <table:table-cell office:value-type="string" calcext:value-type="string">
            <text:p>FinalFieldCouldBeStatic</text:p>
          </table:table-cell>
          <table:table-cell office:value-type="float" office:value="0.0935" calcext:value-type="float">
            <text:p>0.0935</text:p>
          </table:table-cell>
        </table:table-row>
        <table:table-row table:style-name="ro1">
          <table:table-cell office:value-type="string" calcext:value-type="string">
            <text:p>FinalizeDoesNotCallSuperFinalize</text:p>
          </table:table-cell>
          <table:table-cell office:value-type="float" office:value="0.2195" calcext:value-type="float">
            <text:p>0.2195</text:p>
          </table:table-cell>
        </table:table-row>
        <table:table-row table:style-name="ro1">
          <table:table-cell office:value-type="string" calcext:value-type="string">
            <text:p>FinalizeOnlyCallsSuperFinalize</text:p>
          </table:table-cell>
          <table:table-cell office:value-type="float" office:value="0.171" calcext:value-type="float">
            <text:p>0.171</text:p>
          </table:table-cell>
        </table:table-row>
        <table:table-row table:style-name="ro1">
          <table:table-cell office:value-type="string" calcext:value-type="string">
            <text:p>FinalizeOverloaded</text:p>
          </table:table-cell>
          <table:table-cell office:value-type="float" office:value="0.1664" calcext:value-type="float">
            <text:p>0.1664</text:p>
          </table:table-cell>
        </table:table-row>
        <table:table-row table:style-name="ro1">
          <table:table-cell office:value-type="string" calcext:value-type="string">
            <text:p>FinalizeShouldBeProtected</text:p>
          </table:table-cell>
          <table:table-cell office:value-type="float" office:value="0.3019" calcext:value-type="float">
            <text:p>0.3019</text:p>
          </table:table-cell>
        </table:table-row>
        <table:table-row table:style-name="ro1">
          <table:table-cell office:value-type="string" calcext:value-type="string">
            <text:p>ForLoopCanBeForeach</text:p>
          </table:table-cell>
          <table:table-cell office:value-type="float" office:value="0.1466" calcext:value-type="float">
            <text:p>0.1466</text:p>
          </table:table-cell>
        </table:table-row>
        <table:table-row table:style-name="ro1">
          <table:table-cell office:value-type="string" calcext:value-type="string">
            <text:p>ForLoopShouldBeWhileLoop</text:p>
          </table:table-cell>
          <table:table-cell office:value-type="float" office:value="0.0096" calcext:value-type="float">
            <text:p>0.0096</text:p>
          </table:table-cell>
        </table:table-row>
        <table:table-row table:style-name="ro1">
          <table:table-cell office:value-type="string" calcext:value-type="string">
            <text:p>ForLoopVariableCount</text:p>
          </table:table-cell>
          <table:table-cell office:value-type="float" office:value="0.0071" calcext:value-type="float">
            <text:p>0.0071</text:p>
          </table:table-cell>
        </table:table-row>
        <table:table-row table:style-name="ro1">
          <table:table-cell office:value-type="string" calcext:value-type="string">
            <text:p>FormalParameterNamingConventions</text:p>
          </table:table-cell>
          <table:table-cell office:value-type="float" office:value="0.0589" calcext:value-type="float">
            <text:p>0.0589</text:p>
          </table:table-cell>
        </table:table-row>
        <table:table-row table:style-name="ro1">
          <table:table-cell office:value-type="string" calcext:value-type="string">
            <text:p>GenericsNaming</text:p>
          </table:table-cell>
          <table:table-cell office:value-type="float" office:value="0.0182" calcext:value-type="float">
            <text:p>0.0182</text:p>
          </table:table-cell>
        </table:table-row>
        <table:table-row table:style-name="ro1">
          <table:table-cell office:value-type="string" calcext:value-type="string">
            <text:p>GodClass</text:p>
          </table:table-cell>
          <table:table-cell office:value-type="float" office:value="1.9043" calcext:value-type="float">
            <text:p>1.9043</text:p>
          </table:table-cell>
        </table:table-row>
        <table:table-row table:style-name="ro1">
          <table:table-cell office:value-type="string" calcext:value-type="string">
            <text:p>GuardLogStatement</text:p>
          </table:table-cell>
          <table:table-cell office:value-type="float" office:value="0.3892" calcext:value-type="float">
            <text:p>0.3892</text:p>
          </table:table-cell>
        </table:table-row>
        <table:table-row table:style-name="ro1">
          <table:table-cell office:value-type="string" calcext:value-type="string">
            <text:p>HardCodedCryptoKey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string" calcext:value-type="string">
            <text:p>IdempotentOperations</text:p>
          </table:table-cell>
          <table:table-cell office:value-type="float" office:value="0.3601" calcext:value-type="float">
            <text:p>0.3601</text:p>
          </table:table-cell>
        </table:table-row>
        <table:table-row table:style-name="ro1">
          <table:table-cell office:value-type="string" calcext:value-type="string">
            <text:p>IdenticalCatchBranches</text:p>
          </table:table-cell>
          <table:table-cell office:value-type="float" office:value="0.3498" calcext:value-type="float">
            <text:p>0.3498</text:p>
          </table:table-cell>
        </table:table-row>
        <table:table-row table:style-name="ro1">
          <table:table-cell office:value-type="string" calcext:value-type="string">
            <text:p>ImmutableField</text:p>
          </table:table-cell>
          <table:table-cell office:value-type="float" office:value="0.9186" calcext:value-type="float">
            <text:p>0.9186</text:p>
          </table:table-cell>
        </table:table-row>
        <table:table-row table:style-name="ro1">
          <table:table-cell office:value-type="string" calcext:value-type="string">
            <text:p>ImportFromSamePackage</text:p>
          </table:table-cell>
          <table:table-cell office:value-type="float" office:value="0.3956" calcext:value-type="float">
            <text:p>0.3956</text:p>
          </table:table-cell>
        </table:table-row>
        <table:table-row table:style-name="ro1">
          <table:table-cell office:value-type="string" calcext:value-type="string">
            <text:p>InefficientEmptyStringCheck</text:p>
          </table:table-cell>
          <table:table-cell office:value-type="float" office:value="0.2494" calcext:value-type="float">
            <text:p>0.2494</text:p>
          </table:table-cell>
        </table:table-row>
        <table:table-row table:style-name="ro1">
          <table:table-cell office:value-type="string" calcext:value-type="string">
            <text:p>InefficientStringBuffering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string" calcext:value-type="string">
            <text:p>InsecureCryptoIv</text:p>
          </table:table-cell>
          <table:table-cell office:value-type="float" office:value="0.0123" calcext:value-type="float">
            <text:p>0.0123</text:p>
          </table:table-cell>
        </table:table-row>
        <table:table-row table:style-name="ro1">
          <table:table-cell office:value-type="string" calcext:value-type="string">
            <text:p>InstantiationToGetClass</text:p>
          </table:table-cell>
          <table:table-cell office:value-type="float" office:value="0.649" calcext:value-type="float">
            <text:p>0.649</text:p>
          </table:table-cell>
        </table:table-row>
        <table:table-row table:style-name="ro1">
          <table:table-cell office:value-type="string" calcext:value-type="string">
            <text:p>InsufficientStringBufferDeclaration</text:p>
          </table:table-cell>
          <table:table-cell office:value-type="float" office:value="0.4543" calcext:value-type="float">
            <text:p>0.4543</text:p>
          </table:table-cell>
        </table:table-row>
        <table:table-row table:style-name="ro1">
          <table:table-cell office:value-type="string" calcext:value-type="string">
            <text:p>IntegerInstantiation</text:p>
          </table:table-cell>
          <table:table-cell office:value-type="float" office:value="0.0857" calcext:value-type="float">
            <text:p>0.0857</text:p>
          </table:table-cell>
        </table:table-row>
        <table:table-row table:style-name="ro1">
          <table:table-cell office:value-type="string" calcext:value-type="string">
            <text:p>InvalidLogMessageFormat</text:p>
          </table:table-cell>
          <table:table-cell office:value-type="float" office:value="0.1632" calcext:value-type="float">
            <text:p>0.1632</text:p>
          </table:table-cell>
        </table:table-row>
        <table:table-row table:style-name="ro1">
          <table:table-cell office:value-type="string" calcext:value-type="string">
            <text:p>JUnit4SuitesShouldUseSuiteAnnotation</text:p>
          </table:table-cell>
          <table:table-cell office:value-type="float" office:value="0.2939" calcext:value-type="float">
            <text:p>0.2939</text:p>
          </table:table-cell>
        </table:table-row>
        <table:table-row table:style-name="ro1">
          <table:table-cell office:value-type="string" calcext:value-type="string">
            <text:p>JUnit4TestShouldUseAfterAnnotation</text:p>
          </table:table-cell>
          <table:table-cell office:value-type="float" office:value="0.2139" calcext:value-type="float">
            <text:p>0.2139</text:p>
          </table:table-cell>
        </table:table-row>
        <table:table-row table:style-name="ro1">
          <table:table-cell office:value-type="string" calcext:value-type="string">
            <text:p>JUnit4TestShouldUseBeforeAnnotation</text:p>
          </table:table-cell>
          <table:table-cell office:value-type="float" office:value="0.2129" calcext:value-type="float">
            <text:p>0.2129</text:p>
          </table:table-cell>
        </table:table-row>
        <table:table-row table:style-name="ro1">
          <table:table-cell office:value-type="string" calcext:value-type="string">
            <text:p>JUnit4TestShouldUseTestAnnotation</text:p>
          </table:table-cell>
          <table:table-cell office:value-type="float" office:value="0.348" calcext:value-type="float">
            <text:p>0.348</text:p>
          </table:table-cell>
        </table:table-row>
        <table:table-row table:style-name="ro1">
          <table:table-cell office:value-type="string" calcext:value-type="string">
            <text:p>JUnitAssertionsShouldIncludeMessage</text:p>
          </table:table-cell>
          <table:table-cell office:value-type="float" office:value="1.3745" calcext:value-type="float">
            <text:p>1.3745</text:p>
          </table:table-cell>
        </table:table-row>
        <table:table-row table:style-name="ro1">
          <table:table-cell office:value-type="string" calcext:value-type="string">
            <text:p>JUnitSpelling</text:p>
          </table:table-cell>
          <table:table-cell office:value-type="float" office:value="1.538" calcext:value-type="float">
            <text:p>1.538</text:p>
          </table:table-cell>
        </table:table-row>
        <table:table-row table:style-name="ro1">
          <table:table-cell office:value-type="string" calcext:value-type="string">
            <text:p>JUnitStaticSuite</text:p>
          </table:table-cell>
          <table:table-cell office:value-type="float" office:value="0.3323" calcext:value-type="float">
            <text:p>0.3323</text:p>
          </table:table-cell>
        </table:table-row>
        <table:table-row table:style-name="ro1">
          <table:table-cell office:value-type="string" calcext:value-type="string">
            <text:p>JUnitTestContainsTooManyAsserts</text:p>
          </table:table-cell>
          <table:table-cell office:value-type="float" office:value="1.7451" calcext:value-type="float">
            <text:p>1.7451</text:p>
          </table:table-cell>
        </table:table-row>
        <table:table-row table:style-name="ro1">
          <table:table-cell office:value-type="string" calcext:value-type="string">
            <text:p>JUnitTestsShouldIncludeAssert</text:p>
          </table:table-cell>
          <table:table-cell office:value-type="float" office:value="2.6371" calcext:value-type="float">
            <text:p>2.6371</text:p>
          </table:table-cell>
        </table:table-row>
        <table:table-row table:style-name="ro1">
          <table:table-cell office:value-type="string" calcext:value-type="string">
            <text:p>JUnitUseExpected</text:p>
          </table:table-cell>
          <table:table-cell office:value-type="float" office:value="1.3144" calcext:value-type="float">
            <text:p>1.3144</text:p>
          </table:table-cell>
        </table:table-row>
        <table:table-row table:style-name="ro1">
          <table:table-cell office:value-type="string" calcext:value-type="string">
            <text:p>JumbledIncrementer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LawOfDemeter</text:p>
          </table:table-cell>
          <table:table-cell office:value-type="float" office:value="3.1292" calcext:value-type="float">
            <text:p>3.1292</text:p>
          </table:table-cell>
        </table:table-row>
        <table:table-row table:style-name="ro1">
          <table:table-cell office:value-type="string" calcext:value-type="string">
            <text:p>LinguisticNaming</text:p>
          </table:table-cell>
          <table:table-cell office:value-type="float" office:value="0.2362" calcext:value-type="float">
            <text:p>0.2362</text:p>
          </table:table-cell>
        </table:table-row>
        <table:table-row table:style-name="ro1">
          <table:table-cell office:value-type="string" calcext:value-type="string">
            <text:p>LocalHomeNamingConvention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1">
          <table:table-cell office:value-type="string" calcext:value-type="string">
            <text:p>LocalInterfaceSessionNamingConvention</text:p>
          </table:table-cell>
          <table:table-cell office:value-type="float" office:value="0.0227" calcext:value-type="float">
            <text:p>0.0227</text:p>
          </table:table-cell>
        </table:table-row>
        <table:table-row table:style-name="ro1">
          <table:table-cell office:value-type="string" calcext:value-type="string">
            <text:p>LocalVariableCouldBeFinal</text:p>
          </table:table-cell>
          <table:table-cell office:value-type="float" office:value="0.6186" calcext:value-type="float">
            <text:p>0.6186</text:p>
          </table:table-cell>
        </table:table-row>
        <table:table-row table:style-name="ro1">
          <table:table-cell office:value-type="string" calcext:value-type="string">
            <text:p>LocalVariableNamingConventions</text:p>
          </table:table-cell>
          <table:table-cell office:value-type="float" office:value="0.0522" calcext:value-type="float">
            <text:p>0.0522</text:p>
          </table:table-cell>
        </table:table-row>
        <table:table-row table:style-name="ro1">
          <table:table-cell office:value-type="string" calcext:value-type="string">
            <text:p>LogicInversion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LongInstantiation</text:p>
          </table:table-cell>
          <table:table-cell office:value-type="float" office:value="0.0826" calcext:value-type="float">
            <text:p>0.0826</text:p>
          </table:table-cell>
        </table:table-row>
        <table:table-row table:style-name="ro1">
          <table:table-cell office:value-type="string" calcext:value-type="string">
            <text:p>LongVariable</text:p>
          </table:table-cell>
          <table:table-cell office:value-type="float" office:value="0.3806" calcext:value-type="float">
            <text:p>0.3806</text:p>
          </table:table-cell>
        </table:table-row>
        <table:table-row table:style-name="ro1">
          <table:table-cell office:value-type="string" calcext:value-type="string">
            <text:p>LooseCoupling</text:p>
          </table:table-cell>
          <table:table-cell office:value-type="float" office:value="0.4732" calcext:value-type="float">
            <text:p>0.4732</text:p>
          </table:table-cell>
        </table:table-row>
        <table:table-row table:style-name="ro1">
          <table:table-cell office:value-type="string" calcext:value-type="string">
            <text:p>MDBAndSessionBeanNamingConvention</text:p>
          </table:table-cell>
          <table:table-cell office:value-type="float" office:value="0.0306" calcext:value-type="float">
            <text:p>0.0306</text:p>
          </table:table-cell>
        </table:table-row>
        <table:table-row table:style-name="ro1">
          <table:table-cell office:value-type="string" calcext:value-type="string">
            <text:p>MethodArgumentCouldBeFinal</text:p>
          </table:table-cell>
          <table:table-cell office:value-type="float" office:value="0.6359" calcext:value-type="float">
            <text:p>0.6359</text:p>
          </table:table-cell>
        </table:table-row>
        <table:table-row table:style-name="ro1">
          <table:table-cell office:value-type="string" calcext:value-type="string">
            <text:p>MethodNamingConventions</text:p>
          </table:table-cell>
          <table:table-cell office:value-type="float" office:value="0.4624" calcext:value-type="float">
            <text:p>0.4624</text:p>
          </table:table-cell>
        </table:table-row>
        <table:table-row table:style-name="ro1">
          <table:table-cell office:value-type="string" calcext:value-type="string">
            <text:p>MethodReturnsInternalArray</text:p>
          </table:table-cell>
          <table:table-cell office:value-type="float" office:value="0.1652" calcext:value-type="float">
            <text:p>0.1652</text:p>
          </table:table-cell>
        </table:table-row>
        <table:table-row table:style-name="ro1">
          <table:table-cell office:value-type="string" calcext:value-type="string">
            <text:p>MethodWithSameNameAsEnclosingClass</text:p>
          </table:table-cell>
          <table:table-cell office:value-type="float" office:value="0.6317" calcext:value-type="float">
            <text:p>0.6317</text:p>
          </table:table-cell>
        </table:table-row>
        <table:table-row table:style-name="ro1">
          <table:table-cell office:value-type="string" calcext:value-type="string">
            <text:p>MisplacedNullCheck</text:p>
          </table:table-cell>
          <table:table-cell office:value-type="float" office:value="0.0368" calcext:value-type="float">
            <text:p>0.0368</text:p>
          </table:table-cell>
        </table:table-row>
        <table:table-row table:style-name="ro1">
          <table:table-cell office:value-type="string" calcext:value-type="string">
            <text:p>MissingBreakInSwitch</text:p>
          </table:table-cell>
          <table:table-cell office:value-type="float" office:value="0.0463" calcext:value-type="float">
            <text:p>0.0463</text:p>
          </table:table-cell>
        </table:table-row>
        <table:table-row table:style-name="ro1">
          <table:table-cell office:value-type="string" calcext:value-type="string">
            <text:p>MissingOverride</text:p>
          </table:table-cell>
          <table:table-cell office:value-type="float" office:value="0.3746" calcext:value-type="float">
            <text:p>0.3746</text:p>
          </table:table-cell>
        </table:table-row>
        <table:table-row table:style-name="ro1">
          <table:table-cell office:value-type="string" calcext:value-type="string">
            <text:p>MissingSerialVersionUID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office:value-type="string" calcext:value-type="string">
            <text:p>MissingStaticMethodInNonInstantiatableClass</text:p>
          </table:table-cell>
          <table:table-cell office:value-type="float" office:value="1.3567" calcext:value-type="float">
            <text:p>1.3567</text:p>
          </table:table-cell>
        </table:table-row>
        <table:table-row table:style-name="ro1">
          <table:table-cell office:value-type="string" calcext:value-type="string">
            <text:p>MoreThanOneLogger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PathComplexity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NcssCount</text:p>
          </table:table-cell>
          <table:table-cell office:value-type="float" office:value="0.5859" calcext:value-type="float">
            <text:p>0.5859</text:p>
          </table:table-cell>
        </table:table-row>
        <table:table-row table:style-name="ro1">
          <table:table-cell office:value-type="string" calcext:value-type="string">
            <text:p>NoPackage</text:p>
          </table:table-cell>
          <table:table-cell office:value-type="float" office:value="0.0475" calcext:value-type="float">
            <text:p>0.0475</text:p>
          </table:table-cell>
        </table:table-row>
        <table:table-row table:style-name="ro1">
          <table:table-cell office:value-type="string" calcext:value-type="string">
            <text:p>NonCaseLabelInSwitchStatement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NonStaticInitializer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 office:value-type="string" calcext:value-type="string">
            <text:p>NonThreadSafeSingleton</text:p>
          </table:table-cell>
          <table:table-cell office:value-type="float" office:value="0.4194" calcext:value-type="float">
            <text:p>0.4194</text:p>
          </table:table-cell>
        </table:table-row>
        <table:table-row table:style-name="ro1">
          <table:table-cell office:value-type="string" calcext:value-type="string">
            <text:p>NullAssignment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OneDeclarationPerLine</text:p>
          </table:table-cell>
          <table:table-cell office:value-type="float" office:value="0.3216" calcext:value-type="float">
            <text:p>0.3216</text:p>
          </table:table-cell>
        </table:table-row>
        <table:table-row table:style-name="ro1">
          <table:table-cell office:value-type="string" calcext:value-type="string">
            <text:p>OnlyOneReturn</text:p>
          </table:table-cell>
          <table:table-cell office:value-type="float" office:value="0.3316" calcext:value-type="float">
            <text:p>0.3316</text:p>
          </table:table-cell>
        </table:table-row>
        <table:table-row table:style-name="ro1">
          <table:table-cell office:value-type="string" calcext:value-type="string">
            <text:p>OptimizableToArrayCall</text:p>
          </table:table-cell>
          <table:table-cell office:value-type="float" office:value="1.0905" calcext:value-type="float">
            <text:p>1.0905</text:p>
          </table:table-cell>
        </table:table-row>
        <table:table-row table:style-name="ro1">
          <table:table-cell office:value-type="string" calcext:value-type="string">
            <text:p>OverrideBothEqualsAndHashcode</text:p>
          </table:table-cell>
          <table:table-cell office:value-type="float" office:value="0.3863" calcext:value-type="float">
            <text:p>0.3863</text:p>
          </table:table-cell>
        </table:table-row>
        <table:table-row table:style-name="ro1">
          <table:table-cell office:value-type="string" calcext:value-type="string">
            <text:p>PackageCase</text:p>
          </table:table-cell>
          <table:table-cell office:value-type="float" office:value="0.0548" calcext:value-type="float">
            <text:p>0.0548</text:p>
          </table:table-cell>
        </table:table-row>
        <table:table-row table:style-name="ro1">
          <table:table-cell office:value-type="string" calcext:value-type="string">
            <text:p>PositionLiteralsFirstInCaseInsensitiveComparisons</text:p>
          </table:table-cell>
          <table:table-cell office:value-type="float" office:value="1.1452" calcext:value-type="float">
            <text:p>1.1452</text:p>
          </table:table-cell>
        </table:table-row>
        <table:table-row table:style-name="ro1">
          <table:table-cell office:value-type="string" calcext:value-type="string">
            <text:p>PositionLiteralsFirstInComparisons</text:p>
          </table:table-cell>
          <table:table-cell office:value-type="float" office:value="1.1209" calcext:value-type="float">
            <text:p>1.1209</text:p>
          </table:table-cell>
        </table:table-row>
        <table:table-row table:style-name="ro1">
          <table:table-cell office:value-type="string" calcext:value-type="string">
            <text:p>PrematureDeclaration</text:p>
          </table:table-cell>
          <table:table-cell office:value-type="float" office:value="0.6017" calcext:value-type="float">
            <text:p>0.6017</text:p>
          </table:table-cell>
        </table:table-row>
        <table:table-row table:style-name="ro1">
          <table:table-cell office:value-type="string" calcext:value-type="string">
            <text:p>PreserveStackTrace</text:p>
          </table:table-cell>
          <table:table-cell office:value-type="float" office:value="0.4037" calcext:value-type="float">
            <text:p>0.4037</text:p>
          </table:table-cell>
        </table:table-row>
        <table:table-row table:style-name="ro1">
          <table:table-cell office:value-type="string" calcext:value-type="string">
            <text:p>ProperCloneImplementation</text:p>
          </table:table-cell>
          <table:table-cell office:value-type="float" office:value="0.1761" calcext:value-type="float">
            <text:p>0.1761</text:p>
          </table:table-cell>
        </table:table-row>
        <table:table-row table:style-name="ro1">
          <table:table-cell office:value-type="string" calcext:value-type="string">
            <text:p>ProperLogger</text:p>
          </table:table-cell>
          <table:table-cell office:value-type="float" office:value="6.7356" calcext:value-type="float">
            <text:p>6.7356</text:p>
          </table:table-cell>
        </table:table-row>
        <table:table-row table:style-name="ro1">
          <table:table-cell office:value-type="string" calcext:value-type="string">
            <text:p>RedundantFieldInitializer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RemoteInterfaceNamingConvention</text:p>
          </table:table-cell>
          <table:table-cell office:value-type="float" office:value="0.0277" calcext:value-type="float">
            <text:p>0.0277</text:p>
          </table:table-cell>
        </table:table-row>
        <table:table-row table:style-name="ro1">
          <table:table-cell office:value-type="string" calcext:value-type="string">
            <text:p>RemoteSessionInterfaceNamingConvention</text:p>
          </table:table-cell>
          <table:table-cell office:value-type="float" office:value="0.0226" calcext:value-type="float">
            <text:p>0.0226</text:p>
          </table:table-cell>
        </table:table-row>
        <table:table-row table:style-name="ro1">
          <table:table-cell office:value-type="string" calcext:value-type="string">
            <text:p>ReplaceEnumerationWithIterator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string" calcext:value-type="string">
            <text:p>ReplaceHashtableWithMap</text:p>
          </table:table-cell>
          <table:table-cell office:value-type="float" office:value="0.3971" calcext:value-type="float">
            <text:p>0.3971</text:p>
          </table:table-cell>
        </table:table-row>
        <table:table-row table:style-name="ro1">
          <table:table-cell office:value-type="string" calcext:value-type="string">
            <text:p>ReplaceVectorWithList</text:p>
          </table:table-cell>
          <table:table-cell office:value-type="float" office:value="0.3556" calcext:value-type="float">
            <text:p>0.3556</text:p>
          </table:table-cell>
        </table:table-row>
        <table:table-row table:style-name="ro1">
          <table:table-cell office:value-type="string" calcext:value-type="string">
            <text:p>ReturnEmptyArrayRatherThanNull</text:p>
          </table:table-cell>
          <table:table-cell office:value-type="float" office:value="0.137" calcext:value-type="float">
            <text:p>0.137</text:p>
          </table:table-cell>
        </table:table-row>
        <table:table-row table:style-name="ro1">
          <table:table-cell office:value-type="string" calcext:value-type="string">
            <text:p>ReturnFromFinallyBlock</text:p>
          </table:table-cell>
          <table:table-cell office:value-type="float" office:value="0.4133" calcext:value-type="float">
            <text:p>0.4133</text:p>
          </table:table-cell>
        </table:table-row>
        <table:table-row table:style-name="ro1">
          <table:table-cell office:value-type="string" calcext:value-type="string">
            <text:p>ShortClassName</text:p>
          </table:table-cell>
          <table:table-cell office:value-type="float" office:value="0.0528" calcext:value-type="float">
            <text:p>0.0528</text:p>
          </table:table-cell>
        </table:table-row>
        <table:table-row table:style-name="ro1">
          <table:table-cell office:value-type="string" calcext:value-type="string">
            <text:p>ShortInstantiation</text:p>
          </table:table-cell>
          <table:table-cell office:value-type="float" office:value="0.0923" calcext:value-type="float">
            <text:p>0.0923</text:p>
          </table:table-cell>
        </table:table-row>
        <table:table-row table:style-name="ro1">
          <table:table-cell office:value-type="string" calcext:value-type="string">
            <text:p>ShortMethodName</text:p>
          </table:table-cell>
          <table:table-cell office:value-type="float" office:value="0.1841" calcext:value-type="float">
            <text:p>0.1841</text:p>
          </table:table-cell>
        </table:table-row>
        <table:table-row table:style-name="ro1">
          <table:table-cell office:value-type="string" calcext:value-type="string">
            <text:p>ShortVariable</text:p>
          </table:table-cell>
          <table:table-cell office:value-type="float" office:value="0.906" calcext:value-type="float">
            <text:p>0.906</text:p>
          </table:table-cell>
        </table:table-row>
        <table:table-row table:style-name="ro1">
          <table:table-cell office:value-type="string" calcext:value-type="string">
            <text:p>SignatureDeclareThrowsException</text:p>
          </table:table-cell>
          <table:table-cell office:value-type="float" office:value="0.5165" calcext:value-type="float">
            <text:p>0.5165</text:p>
          </table:table-cell>
        </table:table-row>
        <table:table-row table:style-name="ro1">
          <table:table-cell office:value-type="string" calcext:value-type="string">
            <text:p>SimpleDateFormatNeedsLocale</text:p>
          </table:table-cell>
          <table:table-cell office:value-type="float" office:value="0.1161" calcext:value-type="float">
            <text:p>0.1161</text:p>
          </table:table-cell>
        </table:table-row>
        <table:table-row table:style-name="ro1">
          <table:table-cell office:value-type="string" calcext:value-type="string">
            <text:p>SimplifiedTernary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string" calcext:value-type="string">
            <text:p>SimplifyBooleanAssertion</text:p>
          </table:table-cell>
          <table:table-cell office:value-type="float" office:value="2.8798" calcext:value-type="float">
            <text:p>2.8798</text:p>
          </table:table-cell>
        </table:table-row>
        <table:table-row table:style-name="ro1">
          <table:table-cell office:value-type="string" calcext:value-type="string">
            <text:p>SimplifyBooleanExpressions</text:p>
          </table:table-cell>
          <table:table-cell office:value-type="float" office:value="0.0315" calcext:value-type="float">
            <text:p>0.0315</text:p>
          </table:table-cell>
        </table:table-row>
        <table:table-row table:style-name="ro1">
          <table:table-cell office:value-type="string" calcext:value-type="string">
            <text:p>SimplifyBooleanReturns</text:p>
          </table:table-cell>
          <table:table-cell office:value-type="float" office:value="0.0837" calcext:value-type="float">
            <text:p>0.0837</text:p>
          </table:table-cell>
        </table:table-row>
        <table:table-row table:style-name="ro1">
          <table:table-cell office:value-type="string" calcext:value-type="string">
            <text:p>SimplifyConditional</text:p>
          </table:table-cell>
          <table:table-cell office:value-type="float" office:value="0.5088" calcext:value-type="float">
            <text:p>0.5088</text:p>
          </table:table-cell>
        </table:table-row>
        <table:table-row table:style-name="ro1">
          <table:table-cell office:value-type="string" calcext:value-type="string">
            <text:p>SimplifyStartsWith</text:p>
          </table:table-cell>
          <table:table-cell office:value-type="float" office:value="1.6369" calcext:value-type="float">
            <text:p>1.6369</text:p>
          </table:table-cell>
        </table:table-row>
        <table:table-row table:style-name="ro1">
          <table:table-cell office:value-type="string" calcext:value-type="string">
            <text:p>SingleMethodSingleton</text:p>
          </table:table-cell>
          <table:table-cell office:value-type="float" office:value="0.8151" calcext:value-type="float">
            <text:p>0.8151</text:p>
          </table:table-cell>
        </table:table-row>
        <table:table-row table:style-name="ro1">
          <table:table-cell office:value-type="string" calcext:value-type="string">
            <text:p>SingletonClassReturningNewInstance</text:p>
          </table:table-cell>
          <table:table-cell office:value-type="float" office:value="0.3917" calcext:value-type="float">
            <text:p>0.3917</text:p>
          </table:table-cell>
        </table:table-row>
        <table:table-row table:style-name="ro1">
          <table:table-cell office:value-type="string" calcext:value-type="string">
            <text:p>SingularField</text:p>
          </table:table-cell>
          <table:table-cell office:value-type="float" office:value="0.4478" calcext:value-type="float">
            <text:p>0.4478</text:p>
          </table:table-cell>
        </table:table-row>
        <table:table-row table:style-name="ro1">
          <table:table-cell office:value-type="string" calcext:value-type="string">
            <text:p>StaticEJBFieldShouldBeFinal</text:p>
          </table:table-cell>
          <table:table-cell office:value-type="float" office:value="0.0752" calcext:value-type="float">
            <text:p>0.0752</text:p>
          </table:table-cell>
        </table:table-row>
        <table:table-row table:style-name="ro1">
          <table:table-cell office:value-type="string" calcext:value-type="string">
            <text:p>StringBufferInstantiationWithChar</text:p>
          </table:table-cell>
          <table:table-cell office:value-type="float" office:value="0.1408" calcext:value-type="float">
            <text:p>0.1408</text:p>
          </table:table-cell>
        </table:table-row>
        <table:table-row table:style-name="ro1">
          <table:table-cell office:value-type="string" calcext:value-type="string">
            <text:p>StringInstantiation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StringToString</text:p>
          </table:table-cell>
          <table:table-cell office:value-type="float" office:value="0.5025" calcext:value-type="float">
            <text:p>0.5025</text:p>
          </table:table-cell>
        </table:table-row>
        <table:table-row table:style-name="ro1">
          <table:table-cell office:value-type="string" calcext:value-type="string">
            <text:p>SuspiciousEqualsMethodName</text:p>
          </table:table-cell>
          <table:table-cell office:value-type="float" office:value="0.3897" calcext:value-type="float">
            <text:p>0.3897</text:p>
          </table:table-cell>
        </table:table-row>
        <table:table-row table:style-name="ro1">
          <table:table-cell office:value-type="string" calcext:value-type="string">
            <text:p>SuspiciousHashcodeMethodName</text:p>
          </table:table-cell>
          <table:table-cell office:value-type="float" office:value="0.3787" calcext:value-type="float">
            <text:p>0.3787</text:p>
          </table:table-cell>
        </table:table-row>
        <table:table-row table:style-name="ro1">
          <table:table-cell office:value-type="string" calcext:value-type="string">
            <text:p>SuspiciousOctalEscape</text:p>
          </table:table-cell>
          <table:table-cell office:value-type="float" office:value="0.388" calcext:value-type="float">
            <text:p>0.388</text:p>
          </table:table-cell>
        </table:table-row>
        <table:table-row table:style-name="ro1">
          <table:table-cell office:value-type="string" calcext:value-type="string">
            <text:p>SwitchDensity</text:p>
          </table:table-cell>
          <table:table-cell office:value-type="float" office:value="0.4618" calcext:value-type="float">
            <text:p>0.4618</text:p>
          </table:table-cell>
        </table:table-row>
        <table:table-row table:style-name="ro1">
          <table:table-cell office:value-type="string" calcext:value-type="string">
            <text:p>SwitchStmtsShouldHaveDefault</text:p>
          </table:table-cell>
          <table:table-cell office:value-type="float" office:value="0.0061" calcext:value-type="float">
            <text:p>0.0061</text:p>
          </table:table-cell>
        </table:table-row>
        <table:table-row table:style-name="ro1">
          <table:table-cell office:value-type="string" calcext:value-type="string">
            <text:p>SystemPrintln</text:p>
          </table:table-cell>
          <table:table-cell office:value-type="float" office:value="1.2376" calcext:value-type="float">
            <text:p>1.2376</text:p>
          </table:table-cell>
        </table:table-row>
        <table:table-row table:style-name="ro1">
          <table:table-cell office:value-type="string" calcext:value-type="string">
            <text:p>TestClassWithoutTestCases</text:p>
          </table:table-cell>
          <table:table-cell office:value-type="float" office:value="1.2374" calcext:value-type="float">
            <text:p>1.2374</text:p>
          </table:table-cell>
        </table:table-row>
        <table:table-row table:style-name="ro1">
          <table:table-cell office:value-type="string" calcext:value-type="string">
            <text:p>TooFewBranchesForASwitchStatement</text:p>
          </table:table-cell>
          <table:table-cell office:value-type="float" office:value="0.0117" calcext:value-type="float">
            <text:p>0.0117</text:p>
          </table:table-cell>
        </table:table-row>
        <table:table-row table:style-name="ro1">
          <table:table-cell office:value-type="string" calcext:value-type="string">
            <text:p>TooManyFields</text:p>
          </table:table-cell>
          <table:table-cell office:value-type="float" office:value="0.3473" calcext:value-type="float">
            <text:p>0.3473</text:p>
          </table:table-cell>
        </table:table-row>
        <table:table-row table:style-name="ro1">
          <table:table-cell office:value-type="string" calcext:value-type="string">
            <text:p>TooManyMethods</text:p>
          </table:table-cell>
          <table:table-cell office:value-type="float" office:value="0.4546" calcext:value-type="float">
            <text:p>0.4546</text:p>
          </table:table-cell>
        </table:table-row>
        <table:table-row table:style-name="ro1">
          <table:table-cell office:value-type="string" calcext:value-type="string">
            <text:p>TooManyStaticImports</text:p>
          </table:table-cell>
          <table:table-cell office:value-type="float" office:value="0.1706" calcext:value-type="float">
            <text:p>0.1706</text:p>
          </table:table-cell>
        </table:table-row>
        <table:table-row table:style-name="ro1">
          <table:table-cell office:value-type="string" calcext:value-type="string">
            <text:p>UncommentedEmptyConstructor</text:p>
          </table:table-cell>
          <table:table-cell office:value-type="float" office:value="0.0388" calcext:value-type="float">
            <text:p>0.0388</text:p>
          </table:table-cell>
        </table:table-row>
        <table:table-row table:style-name="ro1">
          <table:table-cell office:value-type="string" calcext:value-type="string">
            <text:p>UncommentedEmptyMethodBody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string" calcext:value-type="string">
            <text:p>UnconditionalIfStatement</text:p>
          </table:table-cell>
          <table:table-cell office:value-type="float" office:value="0.0461" calcext:value-type="float">
            <text:p>0.0461</text:p>
          </table:table-cell>
        </table:table-row>
        <table:table-row table:style-name="ro1">
          <table:table-cell office:value-type="string" calcext:value-type="string">
            <text:p>UnnecessaryAnnotationValueElement</text:p>
          </table:table-cell>
          <table:table-cell office:value-type="float" office:value="0.0305" calcext:value-type="float">
            <text:p>0.0305</text:p>
          </table:table-cell>
        </table:table-row>
        <table:table-row table:style-name="ro1">
          <table:table-cell office:value-type="string" calcext:value-type="string">
            <text:p>UnnecessaryBooleanAssertion</text:p>
          </table:table-cell>
          <table:table-cell office:value-type="float" office:value="0.4753" calcext:value-type="float">
            <text:p>0.4753</text:p>
          </table:table-cell>
        </table:table-row>
        <table:table-row table:style-name="ro1">
          <table:table-cell office:value-type="string" calcext:value-type="string">
            <text:p>UnnecessaryCaseChange</text:p>
          </table:table-cell>
          <table:table-cell office:value-type="float" office:value="0.1896" calcext:value-type="float">
            <text:p>0.1896</text:p>
          </table:table-cell>
        </table:table-row>
        <table:table-row table:style-name="ro1">
          <table:table-cell office:value-type="string" calcext:value-type="string">
            <text:p>UnnecessaryConstructor</text:p>
          </table:table-cell>
          <table:table-cell office:value-type="float" office:value="1.2867" calcext:value-type="float">
            <text:p>1.2867</text:p>
          </table:table-cell>
        </table:table-row>
        <table:table-row table:style-name="ro1">
          <table:table-cell office:value-type="string" calcext:value-type="string">
            <text:p>UnnecessaryConversionTemporary</text:p>
          </table:table-cell>
          <table:table-cell office:value-type="float" office:value="0.3603" calcext:value-type="float">
            <text:p>0.3603</text:p>
          </table:table-cell>
        </table:table-row>
        <table:table-row table:style-name="ro1">
          <table:table-cell office:value-type="string" calcext:value-type="string">
            <text:p>UnnecessaryFullyQualifiedName</text:p>
          </table:table-cell>
          <table:table-cell office:value-type="float" office:value="0.7441" calcext:value-type="float">
            <text:p>0.7441</text:p>
          </table:table-cell>
        </table:table-row>
        <table:table-row table:style-name="ro1">
          <table:table-cell office:value-type="string" calcext:value-type="string">
            <text:p>UnnecessaryLocalBeforeReturn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UnnecessaryModifier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string" calcext:value-type="string">
            <text:p>UnnecessaryReturn</text:p>
          </table:table-cell>
          <table:table-cell office:value-type="float" office:value="0.2518" calcext:value-type="float">
            <text:p>0.2518</text:p>
          </table:table-cell>
        </table:table-row>
        <table:table-row table:style-name="ro1">
          <table:table-cell office:value-type="string" calcext:value-type="string">
            <text:p>UnnecessaryWrapperObjectCreation</text:p>
          </table:table-cell>
          <table:table-cell office:value-type="float" office:value="0.4369" calcext:value-type="float">
            <text:p>0.4369</text:p>
          </table:table-cell>
        </table:table-row>
        <table:table-row table:style-name="ro1">
          <table:table-cell office:value-type="string" calcext:value-type="string">
            <text:p>UnsynchronizedStaticFormatter</text:p>
          </table:table-cell>
          <table:table-cell office:value-type="float" office:value="0.0163" calcext:value-type="float">
            <text:p>0.0163</text:p>
          </table:table-cell>
        </table:table-row>
        <table:table-row table:style-name="ro1">
          <table:table-cell office:value-type="string" calcext:value-type="string">
            <text:p>UnusedFormalParameter</text:p>
          </table:table-cell>
          <table:table-cell office:value-type="float" office:value="0.0837" calcext:value-type="float">
            <text:p>0.0837</text:p>
          </table:table-cell>
        </table:table-row>
        <table:table-row table:style-name="ro1">
          <table:table-cell office:value-type="string" calcext:value-type="string">
            <text:p>UnusedImports</text:p>
          </table:table-cell>
          <table:table-cell office:value-type="float" office:value="1.3345" calcext:value-type="float">
            <text:p>1.3345</text:p>
          </table:table-cell>
        </table:table-row>
        <table:table-row table:style-name="ro1">
          <table:table-cell office:value-type="string" calcext:value-type="string">
            <text:p>UnusedLocalVariable</text:p>
          </table:table-cell>
          <table:table-cell office:value-type="float" office:value="0.0715" calcext:value-type="float">
            <text:p>0.0715</text:p>
          </table:table-cell>
        </table:table-row>
        <table:table-row table:style-name="ro1">
          <table:table-cell office:value-type="string" calcext:value-type="string">
            <text:p>UnusedNullCheckInEquals</text:p>
          </table:table-cell>
          <table:table-cell office:value-type="float" office:value="4.8095" calcext:value-type="float">
            <text:p>4.8095</text:p>
          </table:table-cell>
        </table:table-row>
        <table:table-row table:style-name="ro1">
          <table:table-cell office:value-type="string" calcext:value-type="string">
            <text:p>UnusedPrivateField</text:p>
          </table:table-cell>
          <table:table-cell office:value-type="float" office:value="0.5016" calcext:value-type="float">
            <text:p>0.5016</text:p>
          </table:table-cell>
        </table:table-row>
        <table:table-row table:style-name="ro1">
          <table:table-cell office:value-type="string" calcext:value-type="string">
            <text:p>UnusedPrivateMethod</text:p>
          </table:table-cell>
          <table:table-cell office:value-type="float" office:value="0.1548" calcext:value-type="float">
            <text:p>0.1548</text:p>
          </table:table-cell>
        </table:table-row>
        <table:table-row table:style-name="ro1">
          <table:table-cell office:value-type="string" calcext:value-type="string">
            <text:p>UseArrayListInsteadOfVector</text:p>
          </table:table-cell>
          <table:table-cell office:value-type="float" office:value="0.1805" calcext:value-type="float">
            <text:p>0.1805</text:p>
          </table:table-cell>
        </table:table-row>
        <table:table-row table:style-name="ro1">
          <table:table-cell office:value-type="string" calcext:value-type="string">
            <text:p>UseArraysAsList</text:p>
          </table:table-cell>
          <table:table-cell office:value-type="float" office:value="0.3784" calcext:value-type="float">
            <text:p>0.3784</text:p>
          </table:table-cell>
        </table:table-row>
        <table:table-row table:style-name="ro1">
          <table:table-cell office:value-type="string" calcext:value-type="string">
            <text:p>UseAssertEqualsInsteadOfAssertTrue</text:p>
          </table:table-cell>
          <table:table-cell office:value-type="float" office:value="1.3627" calcext:value-type="float">
            <text:p>1.3627</text:p>
          </table:table-cell>
        </table:table-row>
        <table:table-row table:style-name="ro1">
          <table:table-cell office:value-type="string" calcext:value-type="string">
            <text:p>UseAssertNullInsteadOfAssertTrue</text:p>
          </table:table-cell>
          <table:table-cell office:value-type="float" office:value="2.3171" calcext:value-type="float">
            <text:p>2.3171</text:p>
          </table:table-cell>
        </table:table-row>
        <table:table-row table:style-name="ro1">
          <table:table-cell office:value-type="string" calcext:value-type="string">
            <text:p>UseAssertSameInsteadOfAssertTrue</text:p>
          </table:table-cell>
          <table:table-cell office:value-type="float" office:value="3.7634" calcext:value-type="float">
            <text:p>3.7634</text:p>
          </table:table-cell>
        </table:table-row>
        <table:table-row table:style-name="ro1">
          <table:table-cell office:value-type="string" calcext:value-type="string">
            <text:p>UseAssertTrueInsteadOfAssertEquals</text:p>
          </table:table-cell>
          <table:table-cell office:value-type="float" office:value="1.2334" calcext:value-type="float">
            <text:p>1.2334</text:p>
          </table:table-cell>
        </table:table-row>
        <table:table-row table:style-name="ro1">
          <table:table-cell office:value-type="string" calcext:value-type="string">
            <text:p>UseCollectionIsEmpty</text:p>
          </table:table-cell>
          <table:table-cell office:value-type="float" office:value="0.3551" calcext:value-type="float">
            <text:p>0.3551</text:p>
          </table:table-cell>
        </table:table-row>
        <table:table-row table:style-name="ro1">
          <table:table-cell office:value-type="string" calcext:value-type="string">
            <text:p>UseConcurrentHashMap</text:p>
          </table:table-cell>
          <table:table-cell office:value-type="float" office:value="0.5845" calcext:value-type="float">
            <text:p>0.5845</text:p>
          </table:table-cell>
        </table:table-row>
        <table:table-row table:style-name="ro1">
          <table:table-cell office:value-type="string" calcext:value-type="string">
            <text:p>UseCorrectExceptionLogging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string" calcext:value-type="string">
            <text:p>UseDiamondOperator</text:p>
          </table:table-cell>
          <table:table-cell office:value-type="float" office:value="2.5633" calcext:value-type="float">
            <text:p>2.5633</text:p>
          </table:table-cell>
        </table:table-row>
        <table:table-row table:style-name="ro1">
          <table:table-cell office:value-type="string" calcext:value-type="string">
            <text:p>UseEqualsToCompareStrings</text:p>
          </table:table-cell>
          <table:table-cell office:value-type="float" office:value="0.0594" calcext:value-type="float">
            <text:p>0.0594</text:p>
          </table:table-cell>
        </table:table-row>
        <table:table-row table:style-name="ro1">
          <table:table-cell office:value-type="string" calcext:value-type="string">
            <text:p>UseIndexOfChar</text:p>
          </table:table-cell>
          <table:table-cell office:value-type="float" office:value="0.4261" calcext:value-type="float">
            <text:p>0.4261</text:p>
          </table:table-cell>
        </table:table-row>
        <table:table-row table:style-name="ro1">
          <table:table-cell office:value-type="string" calcext:value-type="string">
            <text:p>UseLocaleWithCaseConversions</text:p>
          </table:table-cell>
          <table:table-cell office:value-type="float" office:value="2.5297" calcext:value-type="float">
            <text:p>2.5297</text:p>
          </table:table-cell>
        </table:table-row>
        <table:table-row table:style-name="ro1">
          <table:table-cell office:value-type="string" calcext:value-type="string">
            <text:p>UseNotifyAllInsteadOfNotify</text:p>
          </table:table-cell>
          <table:table-cell office:value-type="float" office:value="0.4064" calcext:value-type="float">
            <text:p>0.4064</text:p>
          </table:table-cell>
        </table:table-row>
        <table:table-row table:style-name="ro1">
          <table:table-cell office:value-type="string" calcext:value-type="string">
            <text:p>UseObjectForClearerAPI</text:p>
          </table:table-cell>
          <table:table-cell office:value-type="float" office:value="0.3409" calcext:value-type="float">
            <text:p>0.3409</text:p>
          </table:table-cell>
        </table:table-row>
        <table:table-row table:style-name="ro1">
          <table:table-cell office:value-type="string" calcext:value-type="string">
            <text:p>UseProperClassLoader</text:p>
          </table:table-cell>
          <table:table-cell office:value-type="float" office:value="0.6246" calcext:value-type="float">
            <text:p>0.6246</text:p>
          </table:table-cell>
        </table:table-row>
        <table:table-row table:style-name="ro1">
          <table:table-cell office:value-type="string" calcext:value-type="string">
            <text:p>UseShortArrayInitializer</text:p>
          </table:table-cell>
          <table:table-cell office:value-type="float" office:value="0.2337" calcext:value-type="float">
            <text:p>0.2337</text:p>
          </table:table-cell>
        </table:table-row>
        <table:table-row table:style-name="ro1">
          <table:table-cell office:value-type="string" calcext:value-type="string">
            <text:p>UseStringBufferForStringAppends</text:p>
          </table:table-cell>
          <table:table-cell office:value-type="float" office:value="0.3621" calcext:value-type="float">
            <text:p>0.3621</text:p>
          </table:table-cell>
        </table:table-row>
        <table:table-row table:style-name="ro1">
          <table:table-cell office:value-type="string" calcext:value-type="string">
            <text:p>UseStringBufferLength</text:p>
          </table:table-cell>
          <table:table-cell office:value-type="float" office:value="0.3475" calcext:value-type="float">
            <text:p>0.3475</text:p>
          </table:table-cell>
        </table:table-row>
        <table:table-row table:style-name="ro1">
          <table:table-cell office:value-type="string" calcext:value-type="string">
            <text:p>UseTryWithResources</text:p>
          </table:table-cell>
          <table:table-cell office:value-type="float" office:value="0.0392" calcext:value-type="float">
            <text:p>0.0392</text:p>
          </table:table-cell>
        </table:table-row>
        <table:table-row table:style-name="ro1">
          <table:table-cell office:value-type="string" calcext:value-type="string">
            <text:p>UseUnderscoresInNumericLiterals</text:p>
          </table:table-cell>
          <table:table-cell office:value-type="float" office:value="1.8158" calcext:value-type="float">
            <text:p>1.8158</text:p>
          </table:table-cell>
        </table:table-row>
        <table:table-row table:style-name="ro1">
          <table:table-cell office:value-type="string" calcext:value-type="string">
            <text:p>UseUtilityClass</text:p>
          </table:table-cell>
          <table:table-cell office:value-type="float" office:value="0.3912" calcext:value-type="float">
            <text:p>0.3912</text:p>
          </table:table-cell>
        </table:table-row>
        <table:table-row table:style-name="ro1">
          <table:table-cell office:value-type="string" calcext:value-type="string">
            <text:p>UseVarargs</text:p>
          </table:table-cell>
          <table:table-cell office:value-type="float" office:value="0.2617" calcext:value-type="float">
            <text:p>0.2617</text:p>
          </table:table-cell>
        </table:table-row>
        <table:table-row table:style-name="ro1">
          <table:table-cell office:value-type="string" calcext:value-type="string">
            <text:p>UselessOperationOnImmutable</text:p>
          </table:table-cell>
          <table:table-cell office:value-type="float" office:value="0.4549" calcext:value-type="float">
            <text:p>0.4549</text:p>
          </table:table-cell>
        </table:table-row>
        <table:table-row table:style-name="ro1">
          <table:table-cell office:value-type="string" calcext:value-type="string">
            <text:p>UselessOverridingMethod</text:p>
          </table:table-cell>
          <table:table-cell office:value-type="float" office:value="0.4814" calcext:value-type="float">
            <text:p>0.4814</text:p>
          </table:table-cell>
        </table:table-row>
        <table:table-row table:style-name="ro1">
          <table:table-cell office:value-type="string" calcext:value-type="string">
            <text:p>UselessParentheses</text:p>
          </table:table-cell>
          <table:table-cell office:value-type="float" office:value="3.0366" calcext:value-type="float">
            <text:p>3.0366</text:p>
          </table:table-cell>
        </table:table-row>
        <table:table-row table:style-name="ro1">
          <table:table-cell office:value-type="string" calcext:value-type="string">
            <text:p>UselessQualifiedThis</text:p>
          </table:table-cell>
          <table:table-cell office:value-type="float" office:value="1.6274" calcext:value-type="float">
            <text:p>1.6274</text:p>
          </table:table-cell>
        </table:table-row>
        <table:table-row table:style-name="ro1">
          <table:table-cell office:value-type="string" calcext:value-type="string">
            <text:p>UselessStringValueOf</text:p>
          </table:table-cell>
          <table:table-cell office:value-type="float" office:value="0.4052" calcext:value-type="float">
            <text:p>0.4052</text:p>
          </table:table-cell>
        </table:table-row>
        <table:table-row table:style-name="ro1">
          <table:table-cell office:value-type="string" calcext:value-type="string">
            <text:p>WhileLoopWithLiteralBoolean</text:p>
          </table:table-cell>
          <table:table-cell office:value-type="float" office:value="0.006" calcext:value-type="float">
            <text:p>0.006</text:p>
          </table:table-cell>
        </table:table-row>
      </table:table>
      <table:table table:name="03_pr2377-data" table:style-name="ta1">
        <table:table-column table:style-name="co8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MD Benchmark: pr2377 (Fri Apr 17 10:17:05 CEST 2020)</text:p>
          </table:table-cell>
          <table:table-cell/>
        </table:table-row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AbstractClassWithoutAbstractMethod</text:p>
          </table:table-cell>
          <table:table-cell office:value-type="float" office:value="1.5642" calcext:value-type="float">
            <text:p>1.5642</text:p>
          </table:table-cell>
        </table:table-row>
        <table:table-row table:style-name="ro1">
          <table:table-cell office:value-type="string" calcext:value-type="string">
            <text:p>AbstractClassWithoutAnyMethod</text:p>
          </table:table-cell>
          <table:table-cell office:value-type="float" office:value="0.0513" calcext:value-type="float">
            <text:p>0.0513</text:p>
          </table:table-cell>
        </table:table-row>
        <table:table-row table:style-name="ro1">
          <table:table-cell office:value-type="string" calcext:value-type="string">
            <text:p>AddEmptyString</text:p>
          </table:table-cell>
          <table:table-cell office:value-type="float" office:value="0.0554" calcext:value-type="float">
            <text:p>0.0554</text:p>
          </table:table-cell>
        </table:table-row>
        <table:table-row table:style-name="ro1">
          <table:table-cell office:value-type="string" calcext:value-type="string">
            <text:p>AppendCharacterWithChar</text:p>
          </table:table-cell>
          <table:table-cell office:value-type="float" office:value="0.3799" calcext:value-type="float">
            <text:p>0.3799</text:p>
          </table:table-cell>
        </table:table-row>
        <table:table-row table:style-name="ro1">
          <table:table-cell office:value-type="string" calcext:value-type="string">
            <text:p>ArrayIsStoredDirectly</text:p>
          </table:table-cell>
          <table:table-cell office:value-type="float" office:value="0.5136" calcext:value-type="float">
            <text:p>0.5136</text:p>
          </table:table-cell>
        </table:table-row>
        <table:table-row table:style-name="ro1">
          <table:table-cell office:value-type="string" calcext:value-type="string">
            <text:p>AssignmentInOperand</text:p>
          </table:table-cell>
          <table:table-cell office:value-type="float" office:value="0.4443" calcext:value-type="float">
            <text:p>0.4443</text:p>
          </table:table-cell>
        </table:table-row>
        <table:table-row table:style-name="ro1">
          <table:table-cell office:value-type="string" calcext:value-type="string">
            <text:p>AssignmentToNonFinalStatic</text:p>
          </table:table-cell>
          <table:table-cell office:value-type="float" office:value="0.366" calcext:value-type="float">
            <text:p>0.366</text:p>
          </table:table-cell>
        </table:table-row>
        <table:table-row table:style-name="ro1">
          <table:table-cell office:value-type="string" calcext:value-type="string">
            <text:p>AtLeastOneConstructor</text:p>
          </table:table-cell>
          <table:table-cell office:value-type="float" office:value="0.713" calcext:value-type="float">
            <text:p>0.713</text:p>
          </table:table-cell>
        </table:table-row>
        <table:table-row table:style-name="ro1">
          <table:table-cell office:value-type="string" calcext:value-type="string">
            <text:p>AvoidAccessibilityAlteration</text:p>
          </table:table-cell>
          <table:table-cell office:value-type="float" office:value="3.6631" calcext:value-type="float">
            <text:p>3.6631</text:p>
          </table:table-cell>
        </table:table-row>
        <table:table-row table:style-name="ro1">
          <table:table-cell office:value-type="string" calcext:value-type="string">
            <text:p>AvoidArrayLoops</text:p>
          </table:table-cell>
          <table:table-cell office:value-type="float" office:value="0.3783" calcext:value-type="float">
            <text:p>0.3783</text:p>
          </table:table-cell>
        </table:table-row>
        <table:table-row table:style-name="ro1">
          <table:table-cell office:value-type="string" calcext:value-type="string">
            <text:p>AvoidAssertAsIdentifier</text:p>
          </table:table-cell>
          <table:table-cell office:value-type="float" office:value="0.4218" calcext:value-type="float">
            <text:p>0.4218</text:p>
          </table:table-cell>
        </table:table-row>
        <table:table-row table:style-name="ro1">
          <table:table-cell office:value-type="string" calcext:value-type="string">
            <text:p>AvoidBranchingStatementAsLastInLoop</text:p>
          </table:table-cell>
          <table:table-cell office:value-type="float" office:value="0.0165" calcext:value-type="float">
            <text:p>0.0165</text:p>
          </table:table-cell>
        </table:table-row>
        <table:table-row table:style-name="ro1">
          <table:table-cell office:value-type="string" calcext:value-type="string">
            <text:p>AvoidCallingFinalize</text:p>
          </table:table-cell>
          <table:table-cell office:value-type="float" office:value="0.5007" calcext:value-type="float">
            <text:p>0.5007</text:p>
          </table:table-cell>
        </table:table-row>
        <table:table-row table:style-name="ro1">
          <table:table-cell office:value-type="string" calcext:value-type="string">
            <text:p>AvoidCatchingGenericException</text:p>
          </table:table-cell>
          <table:table-cell office:value-type="float" office:value="0.0293" calcext:value-type="float">
            <text:p>0.0293</text:p>
          </table:table-cell>
        </table:table-row>
        <table:table-row table:style-name="ro1">
          <table:table-cell office:value-type="string" calcext:value-type="string">
            <text:p>AvoidCatchingNPE</text:p>
          </table:table-cell>
          <table:table-cell office:value-type="float" office:value="0.0177" calcext:value-type="float">
            <text:p>0.0177</text:p>
          </table:table-cell>
        </table:table-row>
        <table:table-row table:style-name="ro1">
          <table:table-cell office:value-type="string" calcext:value-type="string">
            <text:p>AvoidCatchingThrowable</text:p>
          </table:table-cell>
          <table:table-cell office:value-type="float" office:value="0.3755" calcext:value-type="float">
            <text:p>0.3755</text:p>
          </table:table-cell>
        </table:table-row>
        <table:table-row table:style-name="ro1">
          <table:table-cell office:value-type="string" calcext:value-type="string">
            <text:p>AvoidDecimalLiteralsInBigDecimalConstructor</text:p>
          </table:table-cell>
          <table:table-cell office:value-type="float" office:value="0.412" calcext:value-type="float">
            <text:p>0.412</text:p>
          </table:table-cell>
        </table:table-row>
        <table:table-row table:style-name="ro1">
          <table:table-cell office:value-type="string" calcext:value-type="string">
            <text:p>AvoidDeeplyNestedIfStmts</text:p>
          </table:table-cell>
          <table:table-cell office:value-type="float" office:value="0.3951" calcext:value-type="float">
            <text:p>0.3951</text:p>
          </table:table-cell>
        </table:table-row>
        <table:table-row table:style-name="ro1">
          <table:table-cell office:value-type="string" calcext:value-type="string">
            <text:p>AvoidDollarSigns</text:p>
          </table:table-cell>
          <table:table-cell office:value-type="float" office:value="0.3918" calcext:value-type="float">
            <text:p>0.3918</text:p>
          </table:table-cell>
        </table:table-row>
        <table:table-row table:style-name="ro1">
          <table:table-cell office:value-type="string" calcext:value-type="string">
            <text:p>AvoidDuplicateLiterals</text:p>
          </table:table-cell>
          <table:table-cell office:value-type="float" office:value="0.5233" calcext:value-type="float">
            <text:p>0.5233</text:p>
          </table:table-cell>
        </table:table-row>
        <table:table-row table:style-name="ro1">
          <table:table-cell office:value-type="string" calcext:value-type="string">
            <text:p>AvoidEnumAsIdentifier</text:p>
          </table:table-cell>
          <table:table-cell office:value-type="float" office:value="0.3995" calcext:value-type="float">
            <text:p>0.3995</text:p>
          </table:table-cell>
        </table:table-row>
        <table:table-row table:style-name="ro1">
          <table:table-cell office:value-type="string" calcext:value-type="string">
            <text:p>AvoidFieldNameMatchingMethodName</text:p>
          </table:table-cell>
          <table:table-cell office:value-type="float" office:value="0.4121" calcext:value-type="float">
            <text:p>0.4121</text:p>
          </table:table-cell>
        </table:table-row>
        <table:table-row table:style-name="ro1">
          <table:table-cell office:value-type="string" calcext:value-type="string">
            <text:p>AvoidFieldNameMatchingTypeName</text:p>
          </table:table-cell>
          <table:table-cell office:value-type="float" office:value="0.3474" calcext:value-type="float">
            <text:p>0.3474</text:p>
          </table:table-cell>
        </table:table-row>
        <table:table-row table:style-name="ro1">
          <table:table-cell office:value-type="string" calcext:value-type="string">
            <text:p>AvoidFileStream</text:p>
          </table:table-cell>
          <table:table-cell office:value-type="float" office:value="1.2075" calcext:value-type="float">
            <text:p>1.2075</text:p>
          </table:table-cell>
        </table:table-row>
        <table:table-row table:style-name="ro1">
          <table:table-cell office:value-type="string" calcext:value-type="string">
            <text:p>AvoidInstanceofChecksInCatchClause</text:p>
          </table:table-cell>
          <table:table-cell office:value-type="float" office:value="0.0266" calcext:value-type="float">
            <text:p>0.0266</text:p>
          </table:table-cell>
        </table:table-row>
        <table:table-row table:style-name="ro1">
          <table:table-cell office:value-type="string" calcext:value-type="string">
            <text:p>AvoidInstantiatingObjectsInLoops</text:p>
          </table:table-cell>
          <table:table-cell office:value-type="float" office:value="0.3302" calcext:value-type="float">
            <text:p>0.3302</text:p>
          </table:table-cell>
        </table:table-row>
        <table:table-row table:style-name="ro1">
          <table:table-cell office:value-type="string" calcext:value-type="string">
            <text:p>AvoidLiteralsInIfCondition</text:p>
          </table:table-cell>
          <table:table-cell office:value-type="float" office:value="0.1672" calcext:value-type="float">
            <text:p>0.1672</text:p>
          </table:table-cell>
        </table:table-row>
        <table:table-row table:style-name="ro1">
          <table:table-cell office:value-type="string" calcext:value-type="string">
            <text:p>AvoidLosingExceptionInformation</text:p>
          </table:table-cell>
          <table:table-cell office:value-type="float" office:value="0.0507" calcext:value-type="float">
            <text:p>0.0507</text:p>
          </table:table-cell>
        </table:table-row>
        <table:table-row table:style-name="ro1">
          <table:table-cell office:value-type="string" calcext:value-type="string">
            <text:p>AvoidMessageDigestField</text:p>
          </table:table-cell>
          <table:table-cell office:value-type="float" office:value="0.1109" calcext:value-type="float">
            <text:p>0.1109</text:p>
          </table:table-cell>
        </table:table-row>
        <table:table-row table:style-name="ro1">
          <table:table-cell office:value-type="string" calcext:value-type="string">
            <text:p>AvoidMultipleUnaryOperators</text:p>
          </table:table-cell>
          <table:table-cell office:value-type="float" office:value="0.0085" calcext:value-type="float">
            <text:p>0.0085</text:p>
          </table:table-cell>
        </table:table-row>
        <table:table-row table:style-name="ro1">
          <table:table-cell office:value-type="string" calcext:value-type="string">
            <text:p>AvoidPrintStackTrace</text:p>
          </table:table-cell>
          <table:table-cell office:value-type="float" office:value="1.2643" calcext:value-type="float">
            <text:p>1.2643</text:p>
          </table:table-cell>
        </table:table-row>
        <table:table-row table:style-name="ro1">
          <table:table-cell office:value-type="string" calcext:value-type="string">
            <text:p>AvoidProtectedFieldInFinalClass</text:p>
          </table:table-cell>
          <table:table-cell office:value-type="float" office:value="0.0649" calcext:value-type="float">
            <text:p>0.0649</text:p>
          </table:table-cell>
        </table:table-row>
        <table:table-row table:style-name="ro1">
          <table:table-cell office:value-type="string" calcext:value-type="string">
            <text:p>AvoidProtectedMethodInFinalClassNotExtending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AvoidReassigningLoopVariables</text:p>
          </table:table-cell>
          <table:table-cell office:value-type="float" office:value="0.1305" calcext:value-type="float">
            <text:p>0.1305</text:p>
          </table:table-cell>
        </table:table-row>
        <table:table-row table:style-name="ro1">
          <table:table-cell office:value-type="string" calcext:value-type="string">
            <text:p>AvoidReassigningParameters</text:p>
          </table:table-cell>
          <table:table-cell office:value-type="float" office:value="0.6258" calcext:value-type="float">
            <text:p>0.6258</text:p>
          </table:table-cell>
        </table:table-row>
        <table:table-row table:style-name="ro1">
          <table:table-cell office:value-type="string" calcext:value-type="string">
            <text:p>AvoidRethrowingException</text:p>
          </table:table-cell>
          <table:table-cell office:value-type="float" office:value="0.0167" calcext:value-type="float">
            <text:p>0.0167</text:p>
          </table:table-cell>
        </table:table-row>
        <table:table-row table:style-name="ro1">
          <table:table-cell office:value-type="string" calcext:value-type="string">
            <text:p>AvoidStringBufferField</text:p>
          </table:table-cell>
          <table:table-cell office:value-type="float" office:value="0.0806" calcext:value-type="float">
            <text:p>0.0806</text:p>
          </table:table-cell>
        </table:table-row>
        <table:table-row table:style-name="ro1">
          <table:table-cell office:value-type="string" calcext:value-type="string">
            <text:p>AvoidSynchronizedAtMethodLevel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AvoidThreadGroup</text:p>
          </table:table-cell>
          <table:table-cell office:value-type="float" office:value="0.9851" calcext:value-type="float">
            <text:p>0.9851</text:p>
          </table:table-cell>
        </table:table-row>
        <table:table-row table:style-name="ro1">
          <table:table-cell office:value-type="string" calcext:value-type="string">
            <text:p>AvoidThrowingNewInstanceOfSameException</text:p>
          </table:table-cell>
          <table:table-cell office:value-type="float" office:value="0.0179" calcext:value-type="float">
            <text:p>0.0179</text:p>
          </table:table-cell>
        </table:table-row>
        <table:table-row table:style-name="ro1">
          <table:table-cell office:value-type="string" calcext:value-type="string">
            <text:p>AvoidThrowingNullPointerException</text:p>
          </table:table-cell>
          <table:table-cell office:value-type="float" office:value="0.1272" calcext:value-type="float">
            <text:p>0.1272</text:p>
          </table:table-cell>
        </table:table-row>
        <table:table-row table:style-name="ro1">
          <table:table-cell office:value-type="string" calcext:value-type="string">
            <text:p>AvoidThrowingRawExceptionTypes</text:p>
          </table:table-cell>
          <table:table-cell office:value-type="float" office:value="0.0715" calcext:value-type="float">
            <text:p>0.0715</text:p>
          </table:table-cell>
        </table:table-row>
        <table:table-row table:style-name="ro1">
          <table:table-cell office:value-type="string" calcext:value-type="string">
            <text:p>AvoidUncheckedExceptionsInSignatures</text:p>
          </table:table-cell>
          <table:table-cell office:value-type="float" office:value="0.1668" calcext:value-type="float">
            <text:p>0.1668</text:p>
          </table:table-cell>
        </table:table-row>
        <table:table-row table:style-name="ro1">
          <table:table-cell office:value-type="string" calcext:value-type="string">
            <text:p>AvoidUsingHardCodedIP</text:p>
          </table:table-cell>
          <table:table-cell office:value-type="float" office:value="0.0647" calcext:value-type="float">
            <text:p>0.0647</text:p>
          </table:table-cell>
        </table:table-row>
        <table:table-row table:style-name="ro1">
          <table:table-cell office:value-type="string" calcext:value-type="string">
            <text:p>AvoidUsingNativeCode</text:p>
          </table:table-cell>
          <table:table-cell office:value-type="float" office:value="1.2122" calcext:value-type="float">
            <text:p>1.2122</text:p>
          </table:table-cell>
        </table:table-row>
        <table:table-row table:style-name="ro1">
          <table:table-cell office:value-type="string" calcext:value-type="string">
            <text:p>AvoidUsingOctalValues</text:p>
          </table:table-cell>
          <table:table-cell office:value-type="float" office:value="0.3772" calcext:value-type="float">
            <text:p>0.3772</text:p>
          </table:table-cell>
        </table:table-row>
        <table:table-row table:style-name="ro1">
          <table:table-cell office:value-type="string" calcext:value-type="string">
            <text:p>AvoidUsingShortType</text:p>
          </table:table-cell>
          <table:table-cell office:value-type="float" office:value="0.5198" calcext:value-type="float">
            <text:p>0.5198</text:p>
          </table:table-cell>
        </table:table-row>
        <table:table-row table:style-name="ro1">
          <table:table-cell office:value-type="string" calcext:value-type="string">
            <text:p>AvoidUsingVolatile</text:p>
          </table:table-cell>
          <table:table-cell office:value-type="float" office:value="0.0705" calcext:value-type="float">
            <text:p>0.0705</text:p>
          </table:table-cell>
        </table:table-row>
        <table:table-row table:style-name="ro1">
          <table:table-cell office:value-type="string" calcext:value-type="string">
            <text:p>BadComparison</text:p>
          </table:table-cell>
          <table:table-cell office:value-type="float" office:value="0.0588" calcext:value-type="float">
            <text:p>0.0588</text:p>
          </table:table-cell>
        </table:table-row>
        <table:table-row table:style-name="ro1">
          <table:table-cell office:value-type="string" calcext:value-type="string">
            <text:p>BeanMembersShouldSerialize</text:p>
          </table:table-cell>
          <table:table-cell office:value-type="float" office:value="0.5223" calcext:value-type="float">
            <text:p>0.5223</text:p>
          </table:table-cell>
        </table:table-row>
        <table:table-row table:style-name="ro1">
          <table:table-cell office:value-type="string" calcext:value-type="string">
            <text:p>BigIntegerInstantiation</text:p>
          </table:table-cell>
          <table:table-cell office:value-type="float" office:value="0.3698" calcext:value-type="float">
            <text:p>0.3698</text:p>
          </table:table-cell>
        </table:table-row>
        <table:table-row table:style-name="ro1">
          <table:table-cell office:value-type="string" calcext:value-type="string">
            <text:p>BooleanGetMethodName</text:p>
          </table:table-cell>
          <table:table-cell office:value-type="float" office:value="0.1716" calcext:value-type="float">
            <text:p>0.1716</text:p>
          </table:table-cell>
        </table:table-row>
        <table:table-row table:style-name="ro1">
          <table:table-cell office:value-type="string" calcext:value-type="string">
            <text:p>BooleanInstantiation</text:p>
          </table:table-cell>
          <table:table-cell office:value-type="float" office:value="0.4207" calcext:value-type="float">
            <text:p>0.4207</text:p>
          </table:table-cell>
        </table:table-row>
        <table:table-row table:style-name="ro1">
          <table:table-cell office:value-type="string" calcext:value-type="string">
            <text:p>BrokenNullCheck</text:p>
          </table:table-cell>
          <table:table-cell office:value-type="float" office:value="0.4081" calcext:value-type="float">
            <text:p>0.4081</text:p>
          </table:table-cell>
        </table:table-row>
        <table:table-row table:style-name="ro1">
          <table:table-cell office:value-type="string" calcext:value-type="string">
            <text:p>ByteInstantiation</text:p>
          </table:table-cell>
          <table:table-cell office:value-type="float" office:value="0.1216" calcext:value-type="float">
            <text:p>0.1216</text:p>
          </table:table-cell>
        </table:table-row>
        <table:table-row table:style-name="ro1">
          <table:table-cell office:value-type="string" calcext:value-type="string">
            <text:p>CallSuperFirst</text:p>
          </table:table-cell>
          <table:table-cell office:value-type="float" office:value="1.1176" calcext:value-type="float">
            <text:p>1.1176</text:p>
          </table:table-cell>
        </table:table-row>
        <table:table-row table:style-name="ro1">
          <table:table-cell office:value-type="string" calcext:value-type="string">
            <text:p>CallSuperInConstructor</text:p>
          </table:table-cell>
          <table:table-cell office:value-type="float" office:value="0.0492" calcext:value-type="float">
            <text:p>0.0492</text:p>
          </table:table-cell>
        </table:table-row>
        <table:table-row table:style-name="ro1">
          <table:table-cell office:value-type="string" calcext:value-type="string">
            <text:p>CallSuperLast</text:p>
          </table:table-cell>
          <table:table-cell office:value-type="float" office:value="0.8554" calcext:value-type="float">
            <text:p>0.8554</text:p>
          </table:table-cell>
        </table:table-row>
        <table:table-row table:style-name="ro1">
          <table:table-cell office:value-type="string" calcext:value-type="string">
            <text:p>CheckResultSet</text:p>
          </table:table-cell>
          <table:table-cell office:value-type="float" office:value="0.4308" calcext:value-type="float">
            <text:p>0.4308</text:p>
          </table:table-cell>
        </table:table-row>
        <table:table-row table:style-name="ro1">
          <table:table-cell office:value-type="string" calcext:value-type="string">
            <text:p>CheckSkipResult</text:p>
          </table:table-cell>
          <table:table-cell office:value-type="float" office:value="0.3897" calcext:value-type="float">
            <text:p>0.3897</text:p>
          </table:table-cell>
        </table:table-row>
        <table:table-row table:style-name="ro1">
          <table:table-cell office:value-type="string" calcext:value-type="string">
            <text:p>ClassCastExceptionWithToArray</text:p>
          </table:table-cell>
          <table:table-cell office:value-type="float" office:value="0.0477" calcext:value-type="float">
            <text:p>0.0477</text:p>
          </table:table-cell>
        </table:table-row>
        <table:table-row table:style-name="ro1">
          <table:table-cell office:value-type="string" calcext:value-type="string">
            <text:p>ClassNamingConventions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string" calcext:value-type="string">
            <text:p>ClassWithOnlyPrivateConstructorsShouldBeFinal</text:p>
          </table:table-cell>
          <table:table-cell office:value-type="float" office:value="0.0895" calcext:value-type="float">
            <text:p>0.0895</text:p>
          </table:table-cell>
        </table:table-row>
        <table:table-row table:style-name="ro1">
          <table:table-cell office:value-type="string" calcext:value-type="string">
            <text:p>CloneMethodMustBePublic</text:p>
          </table:table-cell>
          <table:table-cell office:value-type="float" office:value="0.3146" calcext:value-type="float">
            <text:p>0.3146</text:p>
          </table:table-cell>
        </table:table-row>
        <table:table-row table:style-name="ro1">
          <table:table-cell office:value-type="string" calcext:value-type="string">
            <text:p>CloneMethodMustImplementCloneable</text:p>
          </table:table-cell>
          <table:table-cell office:value-type="float" office:value="0.0738" calcext:value-type="float">
            <text:p>0.0738</text:p>
          </table:table-cell>
        </table:table-row>
        <table:table-row table:style-name="ro1">
          <table:table-cell office:value-type="string" calcext:value-type="string">
            <text:p>CloneMethodReturnTypeMustMatchClassName</text:p>
          </table:table-cell>
          <table:table-cell office:value-type="float" office:value="0.197" calcext:value-type="float">
            <text:p>0.197</text:p>
          </table:table-cell>
        </table:table-row>
        <table:table-row table:style-name="ro1">
          <table:table-cell office:value-type="string" calcext:value-type="string">
            <text:p>CloneThrowsCloneNotSupportedException</text:p>
          </table:table-cell>
          <table:table-cell office:value-type="float" office:value="0.3898" calcext:value-type="float">
            <text:p>0.3898</text:p>
          </table:table-cell>
        </table:table-row>
        <table:table-row table:style-name="ro1">
          <table:table-cell office:value-type="string" calcext:value-type="string">
            <text:p>CloseResource</text:p>
          </table:table-cell>
          <table:table-cell office:value-type="float" office:value="1.0398" calcext:value-type="float">
            <text:p>1.0398</text:p>
          </table:table-cell>
        </table:table-row>
        <table:table-row table:style-name="ro1">
          <table:table-cell office:value-type="string" calcext:value-type="string">
            <text:p>CollapsibleIfStatements</text:p>
          </table:table-cell>
          <table:table-cell office:value-type="float" office:value="0.0908" calcext:value-type="float">
            <text:p>0.0908</text:p>
          </table:table-cell>
        </table:table-row>
        <table:table-row table:style-name="ro1">
          <table:table-cell office:value-type="string" calcext:value-type="string">
            <text:p>CommentContent</text:p>
          </table:table-cell>
          <table:table-cell office:value-type="float" office:value="1.9345" calcext:value-type="float">
            <text:p>1.9345</text:p>
          </table:table-cell>
        </table:table-row>
        <table:table-row table:style-name="ro1">
          <table:table-cell office:value-type="string" calcext:value-type="string">
            <text:p>CommentDefaultAccessModifier</text:p>
          </table:table-cell>
          <table:table-cell office:value-type="float" office:value="0.502" calcext:value-type="float">
            <text:p>0.502</text:p>
          </table:table-cell>
        </table:table-row>
        <table:table-row table:style-name="ro1">
          <table:table-cell office:value-type="string" calcext:value-type="string">
            <text:p>CommentRequired</text:p>
          </table:table-cell>
          <table:table-cell office:value-type="float" office:value="3.2208" calcext:value-type="float">
            <text:p>3.2208</text:p>
          </table:table-cell>
        </table:table-row>
        <table:table-row table:style-name="ro1">
          <table:table-cell office:value-type="string" calcext:value-type="string">
            <text:p>CommentSize</text:p>
          </table:table-cell>
          <table:table-cell office:value-type="float" office:value="0.638" calcext:value-type="float">
            <text:p>0.638</text:p>
          </table:table-cell>
        </table:table-row>
        <table:table-row table:style-name="ro1">
          <table:table-cell office:value-type="string" calcext:value-type="string">
            <text:p>CompareObjectsWithEquals</text:p>
          </table:table-cell>
          <table:table-cell office:value-type="float" office:value="0.3556" calcext:value-type="float">
            <text:p>0.3556</text:p>
          </table:table-cell>
        </table:table-row>
        <table:table-row table:style-name="ro1">
          <table:table-cell office:value-type="string" calcext:value-type="string">
            <text:p>ConfusingTernary</text:p>
          </table:table-cell>
          <table:table-cell office:value-type="float" office:value="0.3995" calcext:value-type="float">
            <text:p>0.3995</text:p>
          </table:table-cell>
        </table:table-row>
        <table:table-row table:style-name="ro1">
          <table:table-cell office:value-type="string" calcext:value-type="string">
            <text:p>ConsecutiveAppendsShouldReuse</text:p>
          </table:table-cell>
          <table:table-cell office:value-type="float" office:value="0.4857" calcext:value-type="float">
            <text:p>0.4857</text:p>
          </table:table-cell>
        </table:table-row>
        <table:table-row table:style-name="ro1">
          <table:table-cell office:value-type="string" calcext:value-type="string">
            <text:p>ConsecutiveLiteralAppends</text:p>
          </table:table-cell>
          <table:table-cell office:value-type="float" office:value="0.3953" calcext:value-type="float">
            <text:p>0.3953</text:p>
          </table:table-cell>
        </table:table-row>
        <table:table-row table:style-name="ro1">
          <table:table-cell office:value-type="string" calcext:value-type="string">
            <text:p>ConstantsInInterface</text:p>
          </table:table-cell>
          <table:table-cell office:value-type="float" office:value="0.1512" calcext:value-type="float">
            <text:p>0.1512</text:p>
          </table:table-cell>
        </table:table-row>
        <table:table-row table:style-name="ro1">
          <table:table-cell office:value-type="string" calcext:value-type="string">
            <text:p>ConstructorCallsOverridableMethod</text:p>
          </table:table-cell>
          <table:table-cell office:value-type="float" office:value="0.9058" calcext:value-type="float">
            <text:p>0.9058</text:p>
          </table:table-cell>
        </table:table-row>
        <table:table-row table:style-name="ro1">
          <table:table-cell office:value-type="string" calcext:value-type="string">
            <text:p>ControlStatementBraces</text:p>
          </table:table-cell>
          <table:table-cell office:value-type="float" office:value="0.9398" calcext:value-type="float">
            <text:p>0.9398</text:p>
          </table:table-cell>
        </table:table-row>
        <table:table-row table:style-name="ro1">
          <table:table-cell office:value-type="string" calcext:value-type="string">
            <text:p>CouplingBetweenObjects</text:p>
          </table:table-cell>
          <table:table-cell office:value-type="float" office:value="0.5197" calcext:value-type="float">
            <text:p>0.5197</text:p>
          </table:table-cell>
        </table:table-row>
        <table:table-row table:style-name="ro1">
          <table:table-cell office:value-type="string" calcext:value-type="string">
            <text:p>CyclomaticComplexity</text:p>
          </table:table-cell>
          <table:table-cell office:value-type="float" office:value="0.6012" calcext:value-type="float">
            <text:p>0.6012</text:p>
          </table:table-cell>
        </table:table-row>
        <table:table-row table:style-name="ro1">
          <table:table-cell office:value-type="string" calcext:value-type="string">
            <text:p>DataClass</text:p>
          </table:table-cell>
          <table:table-cell office:value-type="float" office:value="0.8322" calcext:value-type="float">
            <text:p>0.8322</text:p>
          </table:table-cell>
        </table:table-row>
        <table:table-row table:style-name="ro1">
          <table:table-cell office:value-type="string" calcext:value-type="string">
            <text:p>DataflowAnomalyAnalysis</text:p>
          </table:table-cell>
          <table:table-cell office:value-type="float" office:value="1.9837" calcext:value-type="float">
            <text:p>1.9837</text:p>
          </table:table-cell>
        </table:table-row>
        <table:table-row table:style-name="ro1">
          <table:table-cell office:value-type="string" calcext:value-type="string">
            <text:p>DefaultLabelNotLastInSwitchStmt</text:p>
          </table:table-cell>
          <table:table-cell office:value-type="float" office:value="0.0058" calcext:value-type="float">
            <text:p>0.0058</text:p>
          </table:table-cell>
        </table:table-row>
        <table:table-row table:style-name="ro1">
          <table:table-cell office:value-type="string" calcext:value-type="string">
            <text:p>DefaultPackage</text:p>
          </table:table-cell>
          <table:table-cell office:value-type="float" office:value="0.3547" calcext:value-type="float">
            <text:p>0.3547</text:p>
          </table:table-cell>
        </table:table-row>
        <table:table-row table:style-name="ro1">
          <table:table-cell office:value-type="string" calcext:value-type="string">
            <text:p>DetachedTestCase</text:p>
          </table:table-cell>
          <table:table-cell office:value-type="float" office:value="0.4002" calcext:value-type="float">
            <text:p>0.4002</text:p>
          </table:table-cell>
        </table:table-row>
        <table:table-row table:style-name="ro1">
          <table:table-cell office:value-type="string" calcext:value-type="string">
            <text:p>DoNotCallGarbageCollectionExplicitly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DoNotCallSystemExit</text:p>
          </table:table-cell>
          <table:table-cell office:value-type="float" office:value="1.7552" calcext:value-type="float">
            <text:p>1.7552</text:p>
          </table:table-cell>
        </table:table-row>
        <table:table-row table:style-name="ro1">
          <table:table-cell office:value-type="string" calcext:value-type="string">
            <text:p>DoNotExtendJavaLangError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office:value-type="string" calcext:value-type="string">
            <text:p>DoNotExtendJavaLangThrowable</text:p>
          </table:table-cell>
          <table:table-cell office:value-type="float" office:value="0.0362" calcext:value-type="float">
            <text:p>0.0362</text:p>
          </table:table-cell>
        </table:table-row>
        <table:table-row table:style-name="ro1">
          <table:table-cell office:value-type="string" calcext:value-type="string">
            <text:p>DoNotHardCodeSDCard</text:p>
          </table:table-cell>
          <table:table-cell office:value-type="float" office:value="0.5546" calcext:value-type="float">
            <text:p>0.5546</text:p>
          </table:table-cell>
        </table:table-row>
        <table:table-row table:style-name="ro1">
          <table:table-cell office:value-type="string" calcext:value-type="string">
            <text:p>DoNotThrowExceptionInFinally</text:p>
          </table:table-cell>
          <table:table-cell office:value-type="float" office:value="0.0058" calcext:value-type="float">
            <text:p>0.0058</text:p>
          </table:table-cell>
        </table:table-row>
        <table:table-row table:style-name="ro1">
          <table:table-cell office:value-type="string" calcext:value-type="string">
            <text:p>DoNotUseThreads</text:p>
          </table:table-cell>
          <table:table-cell office:value-type="float" office:value="1.4263" calcext:value-type="float">
            <text:p>1.4263</text:p>
          </table:table-cell>
        </table:table-row>
        <table:table-row table:style-name="ro1">
          <table:table-cell office:value-type="string" calcext:value-type="string">
            <text:p>DontCallThreadRun</text:p>
          </table:table-cell>
          <table:table-cell office:value-type="float" office:value="0.3024" calcext:value-type="float">
            <text:p>0.3024</text:p>
          </table:table-cell>
        </table:table-row>
        <table:table-row table:style-name="ro1">
          <table:table-cell office:value-type="string" calcext:value-type="string">
            <text:p>DontImportJavaLang</text:p>
          </table:table-cell>
          <table:table-cell office:value-type="float" office:value="0.3436" calcext:value-type="float">
            <text:p>0.3436</text:p>
          </table:table-cell>
        </table:table-row>
        <table:table-row table:style-name="ro1">
          <table:table-cell office:value-type="string" calcext:value-type="string">
            <text:p>DontImportSun</text:p>
          </table:table-cell>
          <table:table-cell office:value-type="float" office:value="0.3636" calcext:value-type="float">
            <text:p>0.3636</text:p>
          </table:table-cell>
        </table:table-row>
        <table:table-row table:style-name="ro1">
          <table:table-cell office:value-type="string" calcext:value-type="string">
            <text:p>DontUseFloatTypeForLoopIndices</text:p>
          </table:table-cell>
          <table:table-cell office:value-type="float" office:value="0.0135" calcext:value-type="float">
            <text:p>0.0135</text:p>
          </table:table-cell>
        </table:table-row>
        <table:table-row table:style-name="ro1">
          <table:table-cell office:value-type="string" calcext:value-type="string">
            <text:p>DoubleBraceInitialization</text:p>
          </table:table-cell>
          <table:table-cell office:value-type="float" office:value="0.1171" calcext:value-type="float">
            <text:p>0.1171</text:p>
          </table:table-cell>
        </table:table-row>
        <table:table-row table:style-name="ro1">
          <table:table-cell office:value-type="string" calcext:value-type="string">
            <text:p>DoubleCheckedLocking</text:p>
          </table:table-cell>
          <table:table-cell office:value-type="float" office:value="0.519" calcext:value-type="float">
            <text:p>0.519</text:p>
          </table:table-cell>
        </table:table-row>
        <table:table-row table:style-name="ro1">
          <table:table-cell office:value-type="string" calcext:value-type="string">
            <text:p>DuplicateImports</text:p>
          </table:table-cell>
          <table:table-cell office:value-type="float" office:value="0.4002" calcext:value-type="float">
            <text:p>0.4002</text:p>
          </table:table-cell>
        </table:table-row>
        <table:table-row table:style-name="ro1">
          <table:table-cell office:value-type="string" calcext:value-type="string">
            <text:p>EmptyCatchBlock</text:p>
          </table:table-cell>
          <table:table-cell office:value-type="float" office:value="0.0643" calcext:value-type="float">
            <text:p>0.0643</text:p>
          </table:table-cell>
        </table:table-row>
        <table:table-row table:style-name="ro1">
          <table:table-cell office:value-type="string" calcext:value-type="string">
            <text:p>EmptyFinalizer</text:p>
          </table:table-cell>
          <table:table-cell office:value-type="float" office:value="0.2842" calcext:value-type="float">
            <text:p>0.2842</text:p>
          </table:table-cell>
        </table:table-row>
        <table:table-row table:style-name="ro1">
          <table:table-cell office:value-type="string" calcext:value-type="string">
            <text:p>EmptyFinallyBlock</text:p>
          </table:table-cell>
          <table:table-cell office:value-type="float" office:value="0.0034" calcext:value-type="float">
            <text:p>0.0034</text:p>
          </table:table-cell>
        </table:table-row>
        <table:table-row table:style-name="ro1">
          <table:table-cell office:value-type="string" calcext:value-type="string">
            <text:p>EmptyIfStmt</text:p>
          </table:table-cell>
          <table:table-cell office:value-type="float" office:value="0.0489" calcext:value-type="float">
            <text:p>0.0489</text:p>
          </table:table-cell>
        </table:table-row>
        <table:table-row table:style-name="ro1">
          <table:table-cell office:value-type="string" calcext:value-type="string">
            <text:p>EmptyInitializer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EmptyMethodInAbstractClassShouldBeAbstract</text:p>
          </table:table-cell>
          <table:table-cell office:value-type="float" office:value="0.1126" calcext:value-type="float">
            <text:p>0.1126</text:p>
          </table:table-cell>
        </table:table-row>
        <table:table-row table:style-name="ro1">
          <table:table-cell office:value-type="string" calcext:value-type="string">
            <text:p>EmptyStatementBlock</text:p>
          </table:table-cell>
          <table:table-cell office:value-type="float" office:value="0.3673" calcext:value-type="float">
            <text:p>0.3673</text:p>
          </table:table-cell>
        </table:table-row>
        <table:table-row table:style-name="ro1">
          <table:table-cell office:value-type="string" calcext:value-type="string">
            <text:p>EmptyStatementNotInLoop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1">
          <table:table-cell office:value-type="string" calcext:value-type="string">
            <text:p>EmptySwitchStatements</text:p>
          </table:table-cell>
          <table:table-cell office:value-type="float" office:value="0.0027" calcext:value-type="float">
            <text:p>0.0027</text:p>
          </table:table-cell>
        </table:table-row>
        <table:table-row table:style-name="ro1">
          <table:table-cell office:value-type="string" calcext:value-type="string">
            <text:p>EmptySynchronizedBlock</text:p>
          </table:table-cell>
          <table:table-cell office:value-type="float" office:value="0.0029" calcext:value-type="float">
            <text:p>0.0029</text:p>
          </table:table-cell>
        </table:table-row>
        <table:table-row table:style-name="ro1">
          <table:table-cell office:value-type="string" calcext:value-type="string">
            <text:p>EmptyTryBlock</text:p>
          </table:table-cell>
          <table:table-cell office:value-type="float" office:value="0.0111" calcext:value-type="float">
            <text:p>0.0111</text:p>
          </table:table-cell>
        </table:table-row>
        <table:table-row table:style-name="ro1">
          <table:table-cell office:value-type="string" calcext:value-type="string">
            <text:p>EmptyWhileStmt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EqualsNull</text:p>
          </table:table-cell>
          <table:table-cell office:value-type="float" office:value="2.0949" calcext:value-type="float">
            <text:p>2.0949</text:p>
          </table:table-cell>
        </table:table-row>
        <table:table-row table:style-name="ro1">
          <table:table-cell office:value-type="string" calcext:value-type="string">
            <text:p>ExceptionAsFlowControl</text:p>
          </table:table-cell>
          <table:table-cell office:value-type="float" office:value="0.3617" calcext:value-type="float">
            <text:p>0.3617</text:p>
          </table:table-cell>
        </table:table-row>
        <table:table-row table:style-name="ro1">
          <table:table-cell office:value-type="string" calcext:value-type="string">
            <text:p>ExcessiveClassLength</text:p>
          </table:table-cell>
          <table:table-cell office:value-type="float" office:value="0.584" calcext:value-type="float">
            <text:p>0.584</text:p>
          </table:table-cell>
        </table:table-row>
        <table:table-row table:style-name="ro1">
          <table:table-cell office:value-type="string" calcext:value-type="string">
            <text:p>ExcessiveImports</text:p>
          </table:table-cell>
          <table:table-cell office:value-type="float" office:value="0.422" calcext:value-type="float">
            <text:p>0.422</text:p>
          </table:table-cell>
        </table:table-row>
        <table:table-row table:style-name="ro1">
          <table:table-cell office:value-type="string" calcext:value-type="string">
            <text:p>ExcessiveMethodLength</text:p>
          </table:table-cell>
          <table:table-cell office:value-type="float" office:value="0.5329" calcext:value-type="float">
            <text:p>0.5329</text:p>
          </table:table-cell>
        </table:table-row>
        <table:table-row table:style-name="ro1">
          <table:table-cell office:value-type="string" calcext:value-type="string">
            <text:p>ExcessiveParameterList</text:p>
          </table:table-cell>
          <table:table-cell office:value-type="float" office:value="0.379" calcext:value-type="float">
            <text:p>0.379</text:p>
          </table:table-cell>
        </table:table-row>
        <table:table-row table:style-name="ro1">
          <table:table-cell office:value-type="string" calcext:value-type="string">
            <text:p>ExcessivePublicCount</text:p>
          </table:table-cell>
          <table:table-cell office:value-type="float" office:value="0.3484" calcext:value-type="float">
            <text:p>0.3484</text:p>
          </table:table-cell>
        </table:table-row>
        <table:table-row table:style-name="ro1">
          <table:table-cell office:value-type="string" calcext:value-type="string">
            <text:p>ExtendsObject</text:p>
          </table:table-cell>
          <table:table-cell office:value-type="float" office:value="0.0209" calcext:value-type="float">
            <text:p>0.0209</text:p>
          </table:table-cell>
        </table:table-row>
        <table:table-row table:style-name="ro1">
          <table:table-cell office:value-type="string" calcext:value-type="string">
            <text:p>FieldDeclarationsShouldBeAtStartOfClass</text:p>
          </table:table-cell>
          <table:table-cell office:value-type="float" office:value="0.3409" calcext:value-type="float">
            <text:p>0.3409</text:p>
          </table:table-cell>
        </table:table-row>
        <table:table-row table:style-name="ro1">
          <table:table-cell office:value-type="string" calcext:value-type="string">
            <text:p>FieldNamingConventions</text:p>
          </table:table-cell>
          <table:table-cell office:value-type="float" office:value="0.0495" calcext:value-type="float">
            <text:p>0.0495</text:p>
          </table:table-cell>
        </table:table-row>
        <table:table-row table:style-name="ro1">
          <table:table-cell office:value-type="string" calcext:value-type="string">
            <text:p>FinalFieldCouldBeStatic</text:p>
          </table:table-cell>
          <table:table-cell office:value-type="float" office:value="0.1245" calcext:value-type="float">
            <text:p>0.1245</text:p>
          </table:table-cell>
        </table:table-row>
        <table:table-row table:style-name="ro1">
          <table:table-cell office:value-type="string" calcext:value-type="string">
            <text:p>FinalizeDoesNotCallSuperFinalize</text:p>
          </table:table-cell>
          <table:table-cell office:value-type="float" office:value="0.2551" calcext:value-type="float">
            <text:p>0.2551</text:p>
          </table:table-cell>
        </table:table-row>
        <table:table-row table:style-name="ro1">
          <table:table-cell office:value-type="string" calcext:value-type="string">
            <text:p>FinalizeOnlyCallsSuperFinalize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>
          <table:table-cell office:value-type="string" calcext:value-type="string">
            <text:p>FinalizeOverloaded</text:p>
          </table:table-cell>
          <table:table-cell office:value-type="float" office:value="0.2642" calcext:value-type="float">
            <text:p>0.2642</text:p>
          </table:table-cell>
        </table:table-row>
        <table:table-row table:style-name="ro1">
          <table:table-cell office:value-type="string" calcext:value-type="string">
            <text:p>FinalizeShouldBeProtected</text:p>
          </table:table-cell>
          <table:table-cell office:value-type="float" office:value="0.2276" calcext:value-type="float">
            <text:p>0.2276</text:p>
          </table:table-cell>
        </table:table-row>
        <table:table-row table:style-name="ro1">
          <table:table-cell office:value-type="string" calcext:value-type="string">
            <text:p>ForLoopCanBeForeach</text:p>
          </table:table-cell>
          <table:table-cell office:value-type="float" office:value="0.2732" calcext:value-type="float">
            <text:p>0.2732</text:p>
          </table:table-cell>
        </table:table-row>
        <table:table-row table:style-name="ro1">
          <table:table-cell office:value-type="string" calcext:value-type="string">
            <text:p>ForLoopShouldBeWhileLoop</text:p>
          </table:table-cell>
          <table:table-cell office:value-type="float" office:value="0.0144" calcext:value-type="float">
            <text:p>0.0144</text:p>
          </table:table-cell>
        </table:table-row>
        <table:table-row table:style-name="ro1">
          <table:table-cell office:value-type="string" calcext:value-type="string">
            <text:p>ForLoopVariableCount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FormalParameterNamingConventions</text:p>
          </table:table-cell>
          <table:table-cell office:value-type="float" office:value="0.0546" calcext:value-type="float">
            <text:p>0.0546</text:p>
          </table:table-cell>
        </table:table-row>
        <table:table-row table:style-name="ro1">
          <table:table-cell office:value-type="string" calcext:value-type="string">
            <text:p>GenericsNaming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GodClass</text:p>
          </table:table-cell>
          <table:table-cell office:value-type="float" office:value="1.8165" calcext:value-type="float">
            <text:p>1.8165</text:p>
          </table:table-cell>
        </table:table-row>
        <table:table-row table:style-name="ro1">
          <table:table-cell office:value-type="string" calcext:value-type="string">
            <text:p>GuardLogStatement</text:p>
          </table:table-cell>
          <table:table-cell office:value-type="float" office:value="0.384" calcext:value-type="float">
            <text:p>0.384</text:p>
          </table:table-cell>
        </table:table-row>
        <table:table-row table:style-name="ro1">
          <table:table-cell office:value-type="string" calcext:value-type="string">
            <text:p>HardCodedCryptoKey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string" calcext:value-type="string">
            <text:p>IdempotentOperations</text:p>
          </table:table-cell>
          <table:table-cell office:value-type="float" office:value="0.3552" calcext:value-type="float">
            <text:p>0.3552</text:p>
          </table:table-cell>
        </table:table-row>
        <table:table-row table:style-name="ro1">
          <table:table-cell office:value-type="string" calcext:value-type="string">
            <text:p>IdenticalCatchBranches</text:p>
          </table:table-cell>
          <table:table-cell office:value-type="float" office:value="0.3492" calcext:value-type="float">
            <text:p>0.3492</text:p>
          </table:table-cell>
        </table:table-row>
        <table:table-row table:style-name="ro1">
          <table:table-cell office:value-type="string" calcext:value-type="string">
            <text:p>ImmutableField</text:p>
          </table:table-cell>
          <table:table-cell office:value-type="float" office:value="0.945" calcext:value-type="float">
            <text:p>0.945</text:p>
          </table:table-cell>
        </table:table-row>
        <table:table-row table:style-name="ro1">
          <table:table-cell office:value-type="string" calcext:value-type="string">
            <text:p>ImportFromSamePackage</text:p>
          </table:table-cell>
          <table:table-cell office:value-type="float" office:value="0.3508" calcext:value-type="float">
            <text:p>0.3508</text:p>
          </table:table-cell>
        </table:table-row>
        <table:table-row table:style-name="ro1">
          <table:table-cell office:value-type="string" calcext:value-type="string">
            <text:p>InefficientEmptyStringCheck</text:p>
          </table:table-cell>
          <table:table-cell office:value-type="float" office:value="0.2437" calcext:value-type="float">
            <text:p>0.2437</text:p>
          </table:table-cell>
        </table:table-row>
        <table:table-row table:style-name="ro1">
          <table:table-cell office:value-type="string" calcext:value-type="string">
            <text:p>InefficientStringBuffering</text:p>
          </table:table-cell>
          <table:table-cell office:value-type="float" office:value="0.3634" calcext:value-type="float">
            <text:p>0.3634</text:p>
          </table:table-cell>
        </table:table-row>
        <table:table-row table:style-name="ro1">
          <table:table-cell office:value-type="string" calcext:value-type="string">
            <text:p>InsecureCryptoIv</text:p>
          </table:table-cell>
          <table:table-cell office:value-type="float" office:value="0.0134" calcext:value-type="float">
            <text:p>0.0134</text:p>
          </table:table-cell>
        </table:table-row>
        <table:table-row table:style-name="ro1">
          <table:table-cell office:value-type="string" calcext:value-type="string">
            <text:p>InstantiationToGetClass</text:p>
          </table:table-cell>
          <table:table-cell office:value-type="float" office:value="0.7455" calcext:value-type="float">
            <text:p>0.7455</text:p>
          </table:table-cell>
        </table:table-row>
        <table:table-row table:style-name="ro1">
          <table:table-cell office:value-type="string" calcext:value-type="string">
            <text:p>InsufficientStringBufferDeclaration</text:p>
          </table:table-cell>
          <table:table-cell office:value-type="float" office:value="0.4528" calcext:value-type="float">
            <text:p>0.4528</text:p>
          </table:table-cell>
        </table:table-row>
        <table:table-row table:style-name="ro1">
          <table:table-cell office:value-type="string" calcext:value-type="string">
            <text:p>IntegerInstantiation</text:p>
          </table:table-cell>
          <table:table-cell office:value-type="float" office:value="0.1167" calcext:value-type="float">
            <text:p>0.1167</text:p>
          </table:table-cell>
        </table:table-row>
        <table:table-row table:style-name="ro1">
          <table:table-cell office:value-type="string" calcext:value-type="string">
            <text:p>InvalidLogMessageFormat</text:p>
          </table:table-cell>
          <table:table-cell office:value-type="float" office:value="0.1566" calcext:value-type="float">
            <text:p>0.1566</text:p>
          </table:table-cell>
        </table:table-row>
        <table:table-row table:style-name="ro1">
          <table:table-cell office:value-type="string" calcext:value-type="string">
            <text:p>JUnit4SuitesShouldUseSuiteAnnotation</text:p>
          </table:table-cell>
          <table:table-cell office:value-type="float" office:value="0.5456" calcext:value-type="float">
            <text:p>0.5456</text:p>
          </table:table-cell>
        </table:table-row>
        <table:table-row table:style-name="ro1">
          <table:table-cell office:value-type="string" calcext:value-type="string">
            <text:p>JUnit4TestShouldUseAfterAnnotation</text:p>
          </table:table-cell>
          <table:table-cell office:value-type="float" office:value="0.4034" calcext:value-type="float">
            <text:p>0.4034</text:p>
          </table:table-cell>
        </table:table-row>
        <table:table-row table:style-name="ro1">
          <table:table-cell office:value-type="string" calcext:value-type="string">
            <text:p>JUnit4TestShouldUseBeforeAnnotation</text:p>
          </table:table-cell>
          <table:table-cell office:value-type="float" office:value="0.4175" calcext:value-type="float">
            <text:p>0.4175</text:p>
          </table:table-cell>
        </table:table-row>
        <table:table-row table:style-name="ro1">
          <table:table-cell office:value-type="string" calcext:value-type="string">
            <text:p>JUnit4TestShouldUseTestAnnotation</text:p>
          </table:table-cell>
          <table:table-cell office:value-type="float" office:value="0.2535" calcext:value-type="float">
            <text:p>0.2535</text:p>
          </table:table-cell>
        </table:table-row>
        <table:table-row table:style-name="ro1">
          <table:table-cell office:value-type="string" calcext:value-type="string">
            <text:p>JUnitAssertionsShouldIncludeMessage</text:p>
          </table:table-cell>
          <table:table-cell office:value-type="float" office:value="1.4308" calcext:value-type="float">
            <text:p>1.4308</text:p>
          </table:table-cell>
        </table:table-row>
        <table:table-row table:style-name="ro1">
          <table:table-cell office:value-type="string" calcext:value-type="string">
            <text:p>JUnitSpelling</text:p>
          </table:table-cell>
          <table:table-cell office:value-type="float" office:value="1.4889" calcext:value-type="float">
            <text:p>1.4889</text:p>
          </table:table-cell>
        </table:table-row>
        <table:table-row table:style-name="ro1">
          <table:table-cell office:value-type="string" calcext:value-type="string">
            <text:p>JUnitStaticSuite</text:p>
          </table:table-cell>
          <table:table-cell office:value-type="float" office:value="1.2849" calcext:value-type="float">
            <text:p>1.2849</text:p>
          </table:table-cell>
        </table:table-row>
        <table:table-row table:style-name="ro1">
          <table:table-cell office:value-type="string" calcext:value-type="string">
            <text:p>JUnitTestContainsTooManyAsserts</text:p>
          </table:table-cell>
          <table:table-cell office:value-type="float" office:value="1.6599" calcext:value-type="float">
            <text:p>1.6599</text:p>
          </table:table-cell>
        </table:table-row>
        <table:table-row table:style-name="ro1">
          <table:table-cell office:value-type="string" calcext:value-type="string">
            <text:p>JUnitTestsShouldIncludeAssert</text:p>
          </table:table-cell>
          <table:table-cell office:value-type="float" office:value="2.5408" calcext:value-type="float">
            <text:p>2.5408</text:p>
          </table:table-cell>
        </table:table-row>
        <table:table-row table:style-name="ro1">
          <table:table-cell office:value-type="string" calcext:value-type="string">
            <text:p>JUnitUseExpected</text:p>
          </table:table-cell>
          <table:table-cell office:value-type="float" office:value="1.3654" calcext:value-type="float">
            <text:p>1.3654</text:p>
          </table:table-cell>
        </table:table-row>
        <table:table-row table:style-name="ro1">
          <table:table-cell office:value-type="string" calcext:value-type="string">
            <text:p>JumbledIncrementer</text:p>
          </table:table-cell>
          <table:table-cell office:value-type="float" office:value="0.0166" calcext:value-type="float">
            <text:p>0.0166</text:p>
          </table:table-cell>
        </table:table-row>
        <table:table-row table:style-name="ro1">
          <table:table-cell office:value-type="string" calcext:value-type="string">
            <text:p>LawOfDemeter</text:p>
          </table:table-cell>
          <table:table-cell office:value-type="float" office:value="3.2448" calcext:value-type="float">
            <text:p>3.2448</text:p>
          </table:table-cell>
        </table:table-row>
        <table:table-row table:style-name="ro1">
          <table:table-cell office:value-type="string" calcext:value-type="string">
            <text:p>LinguisticNaming</text:p>
          </table:table-cell>
          <table:table-cell office:value-type="float" office:value="0.2149" calcext:value-type="float">
            <text:p>0.2149</text:p>
          </table:table-cell>
        </table:table-row>
        <table:table-row table:style-name="ro1">
          <table:table-cell office:value-type="string" calcext:value-type="string">
            <text:p>LocalHomeNamingConvention</text:p>
          </table:table-cell>
          <table:table-cell office:value-type="float" office:value="0.0347" calcext:value-type="float">
            <text:p>0.0347</text:p>
          </table:table-cell>
        </table:table-row>
        <table:table-row table:style-name="ro1">
          <table:table-cell office:value-type="string" calcext:value-type="string">
            <text:p>LocalInterfaceSessionNamingConvention</text:p>
          </table:table-cell>
          <table:table-cell office:value-type="float" office:value="0.0263" calcext:value-type="float">
            <text:p>0.0263</text:p>
          </table:table-cell>
        </table:table-row>
        <table:table-row table:style-name="ro1">
          <table:table-cell office:value-type="string" calcext:value-type="string">
            <text:p>LocalVariableCouldBeFinal</text:p>
          </table:table-cell>
          <table:table-cell office:value-type="float" office:value="0.5981" calcext:value-type="float">
            <text:p>0.5981</text:p>
          </table:table-cell>
        </table:table-row>
        <table:table-row table:style-name="ro1">
          <table:table-cell office:value-type="string" calcext:value-type="string">
            <text:p>LocalVariableNamingConventions</text:p>
          </table:table-cell>
          <table:table-cell office:value-type="float" office:value="0.0489" calcext:value-type="float">
            <text:p>0.0489</text:p>
          </table:table-cell>
        </table:table-row>
        <table:table-row table:style-name="ro1">
          <table:table-cell office:value-type="string" calcext:value-type="string">
            <text:p>LogicInversion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string" calcext:value-type="string">
            <text:p>LongInstantiation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LongVariable</text:p>
          </table:table-cell>
          <table:table-cell office:value-type="float" office:value="0.6004" calcext:value-type="float">
            <text:p>0.6004</text:p>
          </table:table-cell>
        </table:table-row>
        <table:table-row table:style-name="ro1">
          <table:table-cell office:value-type="string" calcext:value-type="string">
            <text:p>LooseCoupling</text:p>
          </table:table-cell>
          <table:table-cell office:value-type="float" office:value="0.4752" calcext:value-type="float">
            <text:p>0.4752</text:p>
          </table:table-cell>
        </table:table-row>
        <table:table-row table:style-name="ro1">
          <table:table-cell office:value-type="string" calcext:value-type="string">
            <text:p>MDBAndSessionBeanNamingConvention</text:p>
          </table:table-cell>
          <table:table-cell office:value-type="float" office:value="0.0303" calcext:value-type="float">
            <text:p>0.0303</text:p>
          </table:table-cell>
        </table:table-row>
        <table:table-row table:style-name="ro1">
          <table:table-cell office:value-type="string" calcext:value-type="string">
            <text:p>MethodArgumentCouldBeFinal</text:p>
          </table:table-cell>
          <table:table-cell office:value-type="float" office:value="0.5937" calcext:value-type="float">
            <text:p>0.5937</text:p>
          </table:table-cell>
        </table:table-row>
        <table:table-row table:style-name="ro1">
          <table:table-cell office:value-type="string" calcext:value-type="string">
            <text:p>MethodNamingConventions</text:p>
          </table:table-cell>
          <table:table-cell office:value-type="float" office:value="0.4595" calcext:value-type="float">
            <text:p>0.4595</text:p>
          </table:table-cell>
        </table:table-row>
        <table:table-row table:style-name="ro1">
          <table:table-cell office:value-type="string" calcext:value-type="string">
            <text:p>MethodReturnsInternalArray</text:p>
          </table:table-cell>
          <table:table-cell office:value-type="float" office:value="0.1643" calcext:value-type="float">
            <text:p>0.1643</text:p>
          </table:table-cell>
        </table:table-row>
        <table:table-row table:style-name="ro1">
          <table:table-cell office:value-type="string" calcext:value-type="string">
            <text:p>MethodWithSameNameAsEnclosingClass</text:p>
          </table:table-cell>
          <table:table-cell office:value-type="float" office:value="0.7373" calcext:value-type="float">
            <text:p>0.7373</text:p>
          </table:table-cell>
        </table:table-row>
        <table:table-row table:style-name="ro1">
          <table:table-cell office:value-type="string" calcext:value-type="string">
            <text:p>MisplacedNullCheck</text:p>
          </table:table-cell>
          <table:table-cell office:value-type="float" office:value="0.0258" calcext:value-type="float">
            <text:p>0.0258</text:p>
          </table:table-cell>
        </table:table-row>
        <table:table-row table:style-name="ro1">
          <table:table-cell office:value-type="string" calcext:value-type="string">
            <text:p>MissingBreakInSwitch</text:p>
          </table:table-cell>
          <table:table-cell office:value-type="float" office:value="0.0826" calcext:value-type="float">
            <text:p>0.0826</text:p>
          </table:table-cell>
        </table:table-row>
        <table:table-row table:style-name="ro1">
          <table:table-cell office:value-type="string" calcext:value-type="string">
            <text:p>MissingOverride</text:p>
          </table:table-cell>
          <table:table-cell office:value-type="float" office:value="0.3977" calcext:value-type="float">
            <text:p>0.3977</text:p>
          </table:table-cell>
        </table:table-row>
        <table:table-row table:style-name="ro1">
          <table:table-cell office:value-type="string" calcext:value-type="string">
            <text:p>MissingSerialVersionUID</text:p>
          </table:table-cell>
          <table:table-cell office:value-type="float" office:value="0.0655" calcext:value-type="float">
            <text:p>0.0655</text:p>
          </table:table-cell>
        </table:table-row>
        <table:table-row table:style-name="ro1">
          <table:table-cell office:value-type="string" calcext:value-type="string">
            <text:p>MissingStaticMethodInNonInstantiatableClass</text:p>
          </table:table-cell>
          <table:table-cell office:value-type="float" office:value="1.2855" calcext:value-type="float">
            <text:p>1.2855</text:p>
          </table:table-cell>
        </table:table-row>
        <table:table-row table:style-name="ro1">
          <table:table-cell office:value-type="string" calcext:value-type="string">
            <text:p>MoreThanOneLogger</text:p>
          </table:table-cell>
          <table:table-cell office:value-type="float" office:value="0.6542" calcext:value-type="float">
            <text:p>0.6542</text:p>
          </table:table-cell>
        </table:table-row>
        <table:table-row table:style-name="ro1">
          <table:table-cell office:value-type="string" calcext:value-type="string">
            <text:p>NPathComplexity</text:p>
          </table:table-cell>
          <table:table-cell office:value-type="float" office:value="0.5218" calcext:value-type="float">
            <text:p>0.5218</text:p>
          </table:table-cell>
        </table:table-row>
        <table:table-row table:style-name="ro1">
          <table:table-cell office:value-type="string" calcext:value-type="string">
            <text:p>NcssCount</text:p>
          </table:table-cell>
          <table:table-cell office:value-type="float" office:value="0.5723" calcext:value-type="float">
            <text:p>0.5723</text:p>
          </table:table-cell>
        </table:table-row>
        <table:table-row table:style-name="ro1">
          <table:table-cell office:value-type="string" calcext:value-type="string">
            <text:p>NoPackage</text:p>
          </table:table-cell>
          <table:table-cell office:value-type="float" office:value="0.0211" calcext:value-type="float">
            <text:p>0.0211</text:p>
          </table:table-cell>
        </table:table-row>
        <table:table-row table:style-name="ro1">
          <table:table-cell office:value-type="string" calcext:value-type="string">
            <text:p>NonCaseLabelInSwitchStatement</text:p>
          </table:table-cell>
          <table:table-cell office:value-type="float" office:value="0.0073" calcext:value-type="float">
            <text:p>0.0073</text:p>
          </table:table-cell>
        </table:table-row>
        <table:table-row table:style-name="ro1">
          <table:table-cell office:value-type="string" calcext:value-type="string">
            <text:p>NonStaticInitializer</text:p>
          </table:table-cell>
          <table:table-cell office:value-type="float" office:value="0.0064" calcext:value-type="float">
            <text:p>0.0064</text:p>
          </table:table-cell>
        </table:table-row>
        <table:table-row table:style-name="ro1">
          <table:table-cell office:value-type="string" calcext:value-type="string">
            <text:p>NonThreadSafeSingleton</text:p>
          </table:table-cell>
          <table:table-cell office:value-type="float" office:value="0.397" calcext:value-type="float">
            <text:p>0.397</text:p>
          </table:table-cell>
        </table:table-row>
        <table:table-row table:style-name="ro1">
          <table:table-cell office:value-type="string" calcext:value-type="string">
            <text:p>NullAssignment</text:p>
          </table:table-cell>
          <table:table-cell office:value-type="float" office:value="0.0219" calcext:value-type="float">
            <text:p>0.0219</text:p>
          </table:table-cell>
        </table:table-row>
        <table:table-row table:style-name="ro1">
          <table:table-cell office:value-type="string" calcext:value-type="string">
            <text:p>OneDeclarationPerLine</text:p>
          </table:table-cell>
          <table:table-cell office:value-type="float" office:value="0.2829" calcext:value-type="float">
            <text:p>0.2829</text:p>
          </table:table-cell>
        </table:table-row>
        <table:table-row table:style-name="ro1">
          <table:table-cell office:value-type="string" calcext:value-type="string">
            <text:p>OnlyOneReturn</text:p>
          </table:table-cell>
          <table:table-cell office:value-type="float" office:value="0.3567" calcext:value-type="float">
            <text:p>0.3567</text:p>
          </table:table-cell>
        </table:table-row>
        <table:table-row table:style-name="ro1">
          <table:table-cell office:value-type="string" calcext:value-type="string">
            <text:p>OptimizableToArrayCall</text:p>
          </table:table-cell>
          <table:table-cell office:value-type="float" office:value="1.5238" calcext:value-type="float">
            <text:p>1.5238</text:p>
          </table:table-cell>
        </table:table-row>
        <table:table-row table:style-name="ro1">
          <table:table-cell office:value-type="string" calcext:value-type="string">
            <text:p>OverrideBothEqualsAndHashcode</text:p>
          </table:table-cell>
          <table:table-cell office:value-type="float" office:value="0.3779" calcext:value-type="float">
            <text:p>0.3779</text:p>
          </table:table-cell>
        </table:table-row>
        <table:table-row table:style-name="ro1">
          <table:table-cell office:value-type="string" calcext:value-type="string">
            <text:p>PackageCase</text:p>
          </table:table-cell>
          <table:table-cell office:value-type="float" office:value="0.0597" calcext:value-type="float">
            <text:p>0.0597</text:p>
          </table:table-cell>
        </table:table-row>
        <table:table-row table:style-name="ro1">
          <table:table-cell office:value-type="string" calcext:value-type="string">
            <text:p>PositionLiteralsFirstInCaseInsensitiveComparisons</text:p>
          </table:table-cell>
          <table:table-cell office:value-type="float" office:value="3.6997" calcext:value-type="float">
            <text:p>3.6997</text:p>
          </table:table-cell>
        </table:table-row>
        <table:table-row table:style-name="ro1">
          <table:table-cell office:value-type="string" calcext:value-type="string">
            <text:p>PositionLiteralsFirstInComparisons</text:p>
          </table:table-cell>
          <table:table-cell office:value-type="float" office:value="3.4981" calcext:value-type="float">
            <text:p>3.4981</text:p>
          </table:table-cell>
        </table:table-row>
        <table:table-row table:style-name="ro1">
          <table:table-cell office:value-type="string" calcext:value-type="string">
            <text:p>PrematureDeclaration</text:p>
          </table:table-cell>
          <table:table-cell office:value-type="float" office:value="0.6087" calcext:value-type="float">
            <text:p>0.6087</text:p>
          </table:table-cell>
        </table:table-row>
        <table:table-row table:style-name="ro1">
          <table:table-cell office:value-type="string" calcext:value-type="string">
            <text:p>PreserveStackTrace</text:p>
          </table:table-cell>
          <table:table-cell office:value-type="float" office:value="0.3963" calcext:value-type="float">
            <text:p>0.3963</text:p>
          </table:table-cell>
        </table:table-row>
        <table:table-row table:style-name="ro1">
          <table:table-cell office:value-type="string" calcext:value-type="string">
            <text:p>ProperCloneImplementation</text:p>
          </table:table-cell>
          <table:table-cell office:value-type="float" office:value="1.0862" calcext:value-type="float">
            <text:p>1.0862</text:p>
          </table:table-cell>
        </table:table-row>
        <table:table-row table:style-name="ro1">
          <table:table-cell office:value-type="string" calcext:value-type="string">
            <text:p>ProperLogger</text:p>
          </table:table-cell>
          <table:table-cell office:value-type="float" office:value="6.6585" calcext:value-type="float">
            <text:p>6.6585</text:p>
          </table:table-cell>
        </table:table-row>
        <table:table-row table:style-name="ro1">
          <table:table-cell office:value-type="string" calcext:value-type="string">
            <text:p>RedundantFieldInitializer</text:p>
          </table:table-cell>
          <table:table-cell office:value-type="float" office:value="0.0289" calcext:value-type="float">
            <text:p>0.0289</text:p>
          </table:table-cell>
        </table:table-row>
        <table:table-row table:style-name="ro1">
          <table:table-cell office:value-type="string" calcext:value-type="string">
            <text:p>RemoteInterfaceNamingConvention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1">
          <table:table-cell office:value-type="string" calcext:value-type="string">
            <text:p>RemoteSessionInterfaceNamingConvention</text:p>
          </table:table-cell>
          <table:table-cell office:value-type="float" office:value="0.0252" calcext:value-type="float">
            <text:p>0.0252</text:p>
          </table:table-cell>
        </table:table-row>
        <table:table-row table:style-name="ro1">
          <table:table-cell office:value-type="string" calcext:value-type="string">
            <text:p>ReplaceEnumerationWithIterator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1">
          <table:table-cell office:value-type="string" calcext:value-type="string">
            <text:p>ReplaceHashtableWithMap</text:p>
          </table:table-cell>
          <table:table-cell office:value-type="float" office:value="0.5269" calcext:value-type="float">
            <text:p>0.5269</text:p>
          </table:table-cell>
        </table:table-row>
        <table:table-row table:style-name="ro1">
          <table:table-cell office:value-type="string" calcext:value-type="string">
            <text:p>ReplaceVectorWithList</text:p>
          </table:table-cell>
          <table:table-cell office:value-type="float" office:value="0.5029" calcext:value-type="float">
            <text:p>0.5029</text:p>
          </table:table-cell>
        </table:table-row>
        <table:table-row table:style-name="ro1">
          <table:table-cell office:value-type="string" calcext:value-type="string">
            <text:p>ReturnEmptyArrayRatherThanNull</text:p>
          </table:table-cell>
          <table:table-cell office:value-type="float" office:value="0.1484" calcext:value-type="float">
            <text:p>0.1484</text:p>
          </table:table-cell>
        </table:table-row>
        <table:table-row table:style-name="ro1">
          <table:table-cell office:value-type="string" calcext:value-type="string">
            <text:p>ReturnFromFinallyBlock</text:p>
          </table:table-cell>
          <table:table-cell office:value-type="float" office:value="0.398" calcext:value-type="float">
            <text:p>0.398</text:p>
          </table:table-cell>
        </table:table-row>
        <table:table-row table:style-name="ro1">
          <table:table-cell office:value-type="string" calcext:value-type="string">
            <text:p>ShortClassName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string" calcext:value-type="string">
            <text:p>ShortInstantiation</text:p>
          </table:table-cell>
          <table:table-cell office:value-type="float" office:value="0.1262" calcext:value-type="float">
            <text:p>0.1262</text:p>
          </table:table-cell>
        </table:table-row>
        <table:table-row table:style-name="ro1">
          <table:table-cell office:value-type="string" calcext:value-type="string">
            <text:p>ShortMethodName</text:p>
          </table:table-cell>
          <table:table-cell office:value-type="float" office:value="0.276" calcext:value-type="float">
            <text:p>0.276</text:p>
          </table:table-cell>
        </table:table-row>
        <table:table-row table:style-name="ro1">
          <table:table-cell office:value-type="string" calcext:value-type="string">
            <text:p>ShortVariable</text:p>
          </table:table-cell>
          <table:table-cell office:value-type="float" office:value="0.8739" calcext:value-type="float">
            <text:p>0.8739</text:p>
          </table:table-cell>
        </table:table-row>
        <table:table-row table:style-name="ro1">
          <table:table-cell office:value-type="string" calcext:value-type="string">
            <text:p>SignatureDeclareThrowsException</text:p>
          </table:table-cell>
          <table:table-cell office:value-type="float" office:value="0.5508" calcext:value-type="float">
            <text:p>0.5508</text:p>
          </table:table-cell>
        </table:table-row>
        <table:table-row table:style-name="ro1">
          <table:table-cell office:value-type="string" calcext:value-type="string">
            <text:p>SimpleDateFormatNeedsLocale</text:p>
          </table:table-cell>
          <table:table-cell office:value-type="float" office:value="0.1955" calcext:value-type="float">
            <text:p>0.1955</text:p>
          </table:table-cell>
        </table:table-row>
        <table:table-row table:style-name="ro1">
          <table:table-cell office:value-type="string" calcext:value-type="string">
            <text:p>SimplifiedTernary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SimplifyBooleanAssertion</text:p>
          </table:table-cell>
          <table:table-cell office:value-type="float" office:value="1.6979" calcext:value-type="float">
            <text:p>1.6979</text:p>
          </table:table-cell>
        </table:table-row>
        <table:table-row table:style-name="ro1">
          <table:table-cell office:value-type="string" calcext:value-type="string">
            <text:p>SimplifyBooleanExpressions</text:p>
          </table:table-cell>
          <table:table-cell office:value-type="float" office:value="0.0427" calcext:value-type="float">
            <text:p>0.0427</text:p>
          </table:table-cell>
        </table:table-row>
        <table:table-row table:style-name="ro1">
          <table:table-cell office:value-type="string" calcext:value-type="string">
            <text:p>SimplifyBooleanReturns</text:p>
          </table:table-cell>
          <table:table-cell office:value-type="float" office:value="0.0827" calcext:value-type="float">
            <text:p>0.0827</text:p>
          </table:table-cell>
        </table:table-row>
        <table:table-row table:style-name="ro1">
          <table:table-cell office:value-type="string" calcext:value-type="string">
            <text:p>SimplifyConditional</text:p>
          </table:table-cell>
          <table:table-cell office:value-type="float" office:value="0.7946" calcext:value-type="float">
            <text:p>0.7946</text:p>
          </table:table-cell>
        </table:table-row>
        <table:table-row table:style-name="ro1">
          <table:table-cell office:value-type="string" calcext:value-type="string">
            <text:p>SimplifyStartsWith</text:p>
          </table:table-cell>
          <table:table-cell office:value-type="float" office:value="1.6133" calcext:value-type="float">
            <text:p>1.6133</text:p>
          </table:table-cell>
        </table:table-row>
        <table:table-row table:style-name="ro1">
          <table:table-cell office:value-type="string" calcext:value-type="string">
            <text:p>SingleMethodSingleton</text:p>
          </table:table-cell>
          <table:table-cell office:value-type="float" office:value="0.8702" calcext:value-type="float">
            <text:p>0.8702</text:p>
          </table:table-cell>
        </table:table-row>
        <table:table-row table:style-name="ro1">
          <table:table-cell office:value-type="string" calcext:value-type="string">
            <text:p>SingletonClassReturningNewInstance</text:p>
          </table:table-cell>
          <table:table-cell office:value-type="float" office:value="0.3795" calcext:value-type="float">
            <text:p>0.3795</text:p>
          </table:table-cell>
        </table:table-row>
        <table:table-row table:style-name="ro1">
          <table:table-cell office:value-type="string" calcext:value-type="string">
            <text:p>SingularField</text:p>
          </table:table-cell>
          <table:table-cell office:value-type="float" office:value="0.4361" calcext:value-type="float">
            <text:p>0.4361</text:p>
          </table:table-cell>
        </table:table-row>
        <table:table-row table:style-name="ro1">
          <table:table-cell office:value-type="string" calcext:value-type="string">
            <text:p>StaticEJBFieldShouldBeFinal</text:p>
          </table:table-cell>
          <table:table-cell office:value-type="float" office:value="0.0632" calcext:value-type="float">
            <text:p>0.0632</text:p>
          </table:table-cell>
        </table:table-row>
        <table:table-row table:style-name="ro1">
          <table:table-cell office:value-type="string" calcext:value-type="string">
            <text:p>StringBufferInstantiationWithChar</text:p>
          </table:table-cell>
          <table:table-cell office:value-type="float" office:value="0.1747" calcext:value-type="float">
            <text:p>0.1747</text:p>
          </table:table-cell>
        </table:table-row>
        <table:table-row table:style-name="ro1">
          <table:table-cell office:value-type="string" calcext:value-type="string">
            <text:p>StringInstantiation</text:p>
          </table:table-cell>
          <table:table-cell office:value-type="float" office:value="0.0226" calcext:value-type="float">
            <text:p>0.0226</text:p>
          </table:table-cell>
        </table:table-row>
        <table:table-row table:style-name="ro1">
          <table:table-cell office:value-type="string" calcext:value-type="string">
            <text:p>StringToString</text:p>
          </table:table-cell>
          <table:table-cell office:value-type="float" office:value="0.4869" calcext:value-type="float">
            <text:p>0.4869</text:p>
          </table:table-cell>
        </table:table-row>
        <table:table-row table:style-name="ro1">
          <table:table-cell office:value-type="string" calcext:value-type="string">
            <text:p>SuspiciousEqualsMethodName</text:p>
          </table:table-cell>
          <table:table-cell office:value-type="float" office:value="0.662" calcext:value-type="float">
            <text:p>0.662</text:p>
          </table:table-cell>
        </table:table-row>
        <table:table-row table:style-name="ro1">
          <table:table-cell office:value-type="string" calcext:value-type="string">
            <text:p>SuspiciousHashcodeMethodName</text:p>
          </table:table-cell>
          <table:table-cell office:value-type="float" office:value="0.3789" calcext:value-type="float">
            <text:p>0.3789</text:p>
          </table:table-cell>
        </table:table-row>
        <table:table-row table:style-name="ro1">
          <table:table-cell office:value-type="string" calcext:value-type="string">
            <text:p>SuspiciousOctalEscape</text:p>
          </table:table-cell>
          <table:table-cell office:value-type="float" office:value="0.3706" calcext:value-type="float">
            <text:p>0.3706</text:p>
          </table:table-cell>
        </table:table-row>
        <table:table-row table:style-name="ro1">
          <table:table-cell office:value-type="string" calcext:value-type="string">
            <text:p>SwitchDensity</text:p>
          </table:table-cell>
          <table:table-cell office:value-type="float" office:value="0.3683" calcext:value-type="float">
            <text:p>0.3683</text:p>
          </table:table-cell>
        </table:table-row>
        <table:table-row table:style-name="ro1">
          <table:table-cell office:value-type="string" calcext:value-type="string">
            <text:p>SwitchStmtsShouldHaveDefault</text:p>
          </table:table-cell>
          <table:table-cell office:value-type="float" office:value="0.0055" calcext:value-type="float">
            <text:p>0.0055</text:p>
          </table:table-cell>
        </table:table-row>
        <table:table-row table:style-name="ro1">
          <table:table-cell office:value-type="string" calcext:value-type="string">
            <text:p>SystemPrintln</text:p>
          </table:table-cell>
          <table:table-cell office:value-type="float" office:value="1.6427" calcext:value-type="float">
            <text:p>1.6427</text:p>
          </table:table-cell>
        </table:table-row>
        <table:table-row table:style-name="ro1">
          <table:table-cell office:value-type="string" calcext:value-type="string">
            <text:p>TestClassWithoutTestCases</text:p>
          </table:table-cell>
          <table:table-cell office:value-type="float" office:value="1.1421" calcext:value-type="float">
            <text:p>1.1421</text:p>
          </table:table-cell>
        </table:table-row>
        <table:table-row table:style-name="ro1">
          <table:table-cell office:value-type="string" calcext:value-type="string">
            <text:p>TooFewBranchesForASwitchStatement</text:p>
          </table:table-cell>
          <table:table-cell office:value-type="float" office:value="0.0077" calcext:value-type="float">
            <text:p>0.0077</text:p>
          </table:table-cell>
        </table:table-row>
        <table:table-row table:style-name="ro1">
          <table:table-cell office:value-type="string" calcext:value-type="string">
            <text:p>TooManyFields</text:p>
          </table:table-cell>
          <table:table-cell office:value-type="float" office:value="0.3381" calcext:value-type="float">
            <text:p>0.3381</text:p>
          </table:table-cell>
        </table:table-row>
        <table:table-row table:style-name="ro1">
          <table:table-cell office:value-type="string" calcext:value-type="string">
            <text:p>TooManyMethods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 office:value-type="string" calcext:value-type="string">
            <text:p>TooManyStaticImports</text:p>
          </table:table-cell>
          <table:table-cell office:value-type="float" office:value="0.1875" calcext:value-type="float">
            <text:p>0.1875</text:p>
          </table:table-cell>
        </table:table-row>
        <table:table-row table:style-name="ro1">
          <table:table-cell office:value-type="string" calcext:value-type="string">
            <text:p>UncommentedEmptyConstructor</text:p>
          </table:table-cell>
          <table:table-cell office:value-type="float" office:value="0.0331" calcext:value-type="float">
            <text:p>0.0331</text:p>
          </table:table-cell>
        </table:table-row>
        <table:table-row table:style-name="ro1">
          <table:table-cell office:value-type="string" calcext:value-type="string">
            <text:p>UncommentedEmptyMethodBody</text:p>
          </table:table-cell>
          <table:table-cell office:value-type="float" office:value="0.1076" calcext:value-type="float">
            <text:p>0.1076</text:p>
          </table:table-cell>
        </table:table-row>
        <table:table-row table:style-name="ro1">
          <table:table-cell office:value-type="string" calcext:value-type="string">
            <text:p>UnconditionalIfStatement</text:p>
          </table:table-cell>
          <table:table-cell office:value-type="float" office:value="0.0508" calcext:value-type="float">
            <text:p>0.0508</text:p>
          </table:table-cell>
        </table:table-row>
        <table:table-row table:style-name="ro1">
          <table:table-cell office:value-type="string" calcext:value-type="string">
            <text:p>UnnecessaryAnnotationValueElement</text:p>
          </table:table-cell>
          <table:table-cell office:value-type="float" office:value="0.0293" calcext:value-type="float">
            <text:p>0.0293</text:p>
          </table:table-cell>
        </table:table-row>
        <table:table-row table:style-name="ro1">
          <table:table-cell office:value-type="string" calcext:value-type="string">
            <text:p>UnnecessaryBooleanAssertion</text:p>
          </table:table-cell>
          <table:table-cell office:value-type="float" office:value="1.408" calcext:value-type="float">
            <text:p>1.408</text:p>
          </table:table-cell>
        </table:table-row>
        <table:table-row table:style-name="ro1">
          <table:table-cell office:value-type="string" calcext:value-type="string">
            <text:p>UnnecessaryCaseChange</text:p>
          </table:table-cell>
          <table:table-cell office:value-type="float" office:value="0.1875" calcext:value-type="float">
            <text:p>0.1875</text:p>
          </table:table-cell>
        </table:table-row>
        <table:table-row table:style-name="ro1">
          <table:table-cell office:value-type="string" calcext:value-type="string">
            <text:p>UnnecessaryConstructor</text:p>
          </table:table-cell>
          <table:table-cell office:value-type="float" office:value="1.2525" calcext:value-type="float">
            <text:p>1.2525</text:p>
          </table:table-cell>
        </table:table-row>
        <table:table-row table:style-name="ro1">
          <table:table-cell office:value-type="string" calcext:value-type="string">
            <text:p>UnnecessaryConversionTemporary</text:p>
          </table:table-cell>
          <table:table-cell office:value-type="float" office:value="0.3559" calcext:value-type="float">
            <text:p>0.3559</text:p>
          </table:table-cell>
        </table:table-row>
        <table:table-row table:style-name="ro1">
          <table:table-cell office:value-type="string" calcext:value-type="string">
            <text:p>UnnecessaryFullyQualifiedName</text:p>
          </table:table-cell>
          <table:table-cell office:value-type="float" office:value="0.6665" calcext:value-type="float">
            <text:p>0.6665</text:p>
          </table:table-cell>
        </table:table-row>
        <table:table-row table:style-name="ro1">
          <table:table-cell office:value-type="string" calcext:value-type="string">
            <text:p>UnnecessaryLocalBeforeReturn</text:p>
          </table:table-cell>
          <table:table-cell office:value-type="float" office:value="0.1883" calcext:value-type="float">
            <text:p>0.1883</text:p>
          </table:table-cell>
        </table:table-row>
        <table:table-row table:style-name="ro1">
          <table:table-cell office:value-type="string" calcext:value-type="string">
            <text:p>UnnecessaryModifier</text:p>
          </table:table-cell>
          <table:table-cell office:value-type="float" office:value="0.0573" calcext:value-type="float">
            <text:p>0.0573</text:p>
          </table:table-cell>
        </table:table-row>
        <table:table-row table:style-name="ro1">
          <table:table-cell office:value-type="string" calcext:value-type="string">
            <text:p>UnnecessaryReturn</text:p>
          </table:table-cell>
          <table:table-cell office:value-type="float" office:value="0.2527" calcext:value-type="float">
            <text:p>0.2527</text:p>
          </table:table-cell>
        </table:table-row>
        <table:table-row table:style-name="ro1">
          <table:table-cell office:value-type="string" calcext:value-type="string">
            <text:p>UnnecessaryWrapperObjectCreation</text:p>
          </table:table-cell>
          <table:table-cell office:value-type="float" office:value="0.4125" calcext:value-type="float">
            <text:p>0.4125</text:p>
          </table:table-cell>
        </table:table-row>
        <table:table-row table:style-name="ro1">
          <table:table-cell office:value-type="string" calcext:value-type="string">
            <text:p>UnsynchronizedStaticFormatter</text:p>
          </table:table-cell>
          <table:table-cell office:value-type="float" office:value="0.0482" calcext:value-type="float">
            <text:p>0.0482</text:p>
          </table:table-cell>
        </table:table-row>
        <table:table-row table:style-name="ro1">
          <table:table-cell office:value-type="string" calcext:value-type="string">
            <text:p>UnusedFormalParameter</text:p>
          </table:table-cell>
          <table:table-cell office:value-type="float" office:value="0.0784" calcext:value-type="float">
            <text:p>0.0784</text:p>
          </table:table-cell>
        </table:table-row>
        <table:table-row table:style-name="ro1">
          <table:table-cell office:value-type="string" calcext:value-type="string">
            <text:p>UnusedImports</text:p>
          </table:table-cell>
          <table:table-cell office:value-type="float" office:value="1.3081" calcext:value-type="float">
            <text:p>1.3081</text:p>
          </table:table-cell>
        </table:table-row>
        <table:table-row table:style-name="ro1">
          <table:table-cell office:value-type="string" calcext:value-type="string">
            <text:p>UnusedLocalVariable</text:p>
          </table:table-cell>
          <table:table-cell office:value-type="float" office:value="0.0716" calcext:value-type="float">
            <text:p>0.0716</text:p>
          </table:table-cell>
        </table:table-row>
        <table:table-row table:style-name="ro1">
          <table:table-cell office:value-type="string" calcext:value-type="string">
            <text:p>UnusedNullCheckInEquals</text:p>
          </table:table-cell>
          <table:table-cell office:value-type="float" office:value="3.2289" calcext:value-type="float">
            <text:p>3.2289</text:p>
          </table:table-cell>
        </table:table-row>
        <table:table-row table:style-name="ro1">
          <table:table-cell office:value-type="string" calcext:value-type="string">
            <text:p>UnusedPrivateField</text:p>
          </table:table-cell>
          <table:table-cell office:value-type="float" office:value="0.4942" calcext:value-type="float">
            <text:p>0.4942</text:p>
          </table:table-cell>
        </table:table-row>
        <table:table-row table:style-name="ro1">
          <table:table-cell office:value-type="string" calcext:value-type="string">
            <text:p>UnusedPrivateMethod</text:p>
          </table:table-cell>
          <table:table-cell office:value-type="float" office:value="0.1292" calcext:value-type="float">
            <text:p>0.1292</text:p>
          </table:table-cell>
        </table:table-row>
        <table:table-row table:style-name="ro1">
          <table:table-cell office:value-type="string" calcext:value-type="string">
            <text:p>UseArrayListInsteadOfVector</text:p>
          </table:table-cell>
          <table:table-cell office:value-type="float" office:value="0.1435" calcext:value-type="float">
            <text:p>0.1435</text:p>
          </table:table-cell>
        </table:table-row>
        <table:table-row table:style-name="ro1">
          <table:table-cell office:value-type="string" calcext:value-type="string">
            <text:p>UseArraysAsList</text:p>
          </table:table-cell>
          <table:table-cell office:value-type="float" office:value="0.4315" calcext:value-type="float">
            <text:p>0.4315</text:p>
          </table:table-cell>
        </table:table-row>
        <table:table-row table:style-name="ro1">
          <table:table-cell office:value-type="string" calcext:value-type="string">
            <text:p>UseAssertEqualsInsteadOfAssertTrue</text:p>
          </table:table-cell>
          <table:table-cell office:value-type="float" office:value="1.6952" calcext:value-type="float">
            <text:p>1.6952</text:p>
          </table:table-cell>
        </table:table-row>
        <table:table-row table:style-name="ro1">
          <table:table-cell office:value-type="string" calcext:value-type="string">
            <text:p>UseAssertNullInsteadOfAssertTrue</text:p>
          </table:table-cell>
          <table:table-cell office:value-type="float" office:value="1.4209" calcext:value-type="float">
            <text:p>1.4209</text:p>
          </table:table-cell>
        </table:table-row>
        <table:table-row table:style-name="ro1">
          <table:table-cell office:value-type="string" calcext:value-type="string">
            <text:p>UseAssertSameInsteadOfAssertTrue</text:p>
          </table:table-cell>
          <table:table-cell office:value-type="float" office:value="1.3523" calcext:value-type="float">
            <text:p>1.3523</text:p>
          </table:table-cell>
        </table:table-row>
        <table:table-row table:style-name="ro1">
          <table:table-cell office:value-type="string" calcext:value-type="string">
            <text:p>UseAssertTrueInsteadOfAssertEquals</text:p>
          </table:table-cell>
          <table:table-cell office:value-type="float" office:value="2.049" calcext:value-type="float">
            <text:p>2.049</text:p>
          </table:table-cell>
        </table:table-row>
        <table:table-row table:style-name="ro1">
          <table:table-cell office:value-type="string" calcext:value-type="string">
            <text:p>UseCollectionIsEmpty</text:p>
          </table:table-cell>
          <table:table-cell office:value-type="float" office:value="0.3338" calcext:value-type="float">
            <text:p>0.3338</text:p>
          </table:table-cell>
        </table:table-row>
        <table:table-row table:style-name="ro1">
          <table:table-cell office:value-type="string" calcext:value-type="string">
            <text:p>UseConcurrentHashMap</text:p>
          </table:table-cell>
          <table:table-cell office:value-type="float" office:value="0.4959" calcext:value-type="float">
            <text:p>0.4959</text:p>
          </table:table-cell>
        </table:table-row>
        <table:table-row table:style-name="ro1">
          <table:table-cell office:value-type="string" calcext:value-type="string">
            <text:p>UseCorrectExceptionLogging</text:p>
          </table:table-cell>
          <table:table-cell office:value-type="float" office:value="0.0526" calcext:value-type="float">
            <text:p>0.0526</text:p>
          </table:table-cell>
        </table:table-row>
        <table:table-row table:style-name="ro1">
          <table:table-cell office:value-type="string" calcext:value-type="string">
            <text:p>UseDiamondOperator</text:p>
          </table:table-cell>
          <table:table-cell office:value-type="float" office:value="2.5311" calcext:value-type="float">
            <text:p>2.5311</text:p>
          </table:table-cell>
        </table:table-row>
        <table:table-row table:style-name="ro1">
          <table:table-cell office:value-type="string" calcext:value-type="string">
            <text:p>UseEqualsToCompareStrings</text:p>
          </table:table-cell>
          <table:table-cell office:value-type="float" office:value="0.0716" calcext:value-type="float">
            <text:p>0.0716</text:p>
          </table:table-cell>
        </table:table-row>
        <table:table-row table:style-name="ro1">
          <table:table-cell office:value-type="string" calcext:value-type="string">
            <text:p>UseIndexOfChar</text:p>
          </table:table-cell>
          <table:table-cell office:value-type="float" office:value="0.3958" calcext:value-type="float">
            <text:p>0.3958</text:p>
          </table:table-cell>
        </table:table-row>
        <table:table-row table:style-name="ro1">
          <table:table-cell office:value-type="string" calcext:value-type="string">
            <text:p>UseLocaleWithCaseConversions</text:p>
          </table:table-cell>
          <table:table-cell office:value-type="float" office:value="3.2023" calcext:value-type="float">
            <text:p>3.2023</text:p>
          </table:table-cell>
        </table:table-row>
        <table:table-row table:style-name="ro1">
          <table:table-cell office:value-type="string" calcext:value-type="string">
            <text:p>UseNotifyAllInsteadOfNotify</text:p>
          </table:table-cell>
          <table:table-cell office:value-type="float" office:value="0.5274" calcext:value-type="float">
            <text:p>0.5274</text:p>
          </table:table-cell>
        </table:table-row>
        <table:table-row table:style-name="ro1">
          <table:table-cell office:value-type="string" calcext:value-type="string">
            <text:p>UseObjectForClearerAPI</text:p>
          </table:table-cell>
          <table:table-cell office:value-type="float" office:value="0.2498" calcext:value-type="float">
            <text:p>0.2498</text:p>
          </table:table-cell>
        </table:table-row>
        <table:table-row table:style-name="ro1">
          <table:table-cell office:value-type="string" calcext:value-type="string">
            <text:p>UseProperClassLoader</text:p>
          </table:table-cell>
          <table:table-cell office:value-type="float" office:value="0.8394" calcext:value-type="float">
            <text:p>0.8394</text:p>
          </table:table-cell>
        </table:table-row>
        <table:table-row table:style-name="ro1">
          <table:table-cell office:value-type="string" calcext:value-type="string">
            <text:p>UseShortArrayInitializer</text:p>
          </table:table-cell>
          <table:table-cell office:value-type="float" office:value="0.2162" calcext:value-type="float">
            <text:p>0.2162</text:p>
          </table:table-cell>
        </table:table-row>
        <table:table-row table:style-name="ro1">
          <table:table-cell office:value-type="string" calcext:value-type="string">
            <text:p>UseStringBufferForStringAppends</text:p>
          </table:table-cell>
          <table:table-cell office:value-type="float" office:value="0.3691" calcext:value-type="float">
            <text:p>0.3691</text:p>
          </table:table-cell>
        </table:table-row>
        <table:table-row table:style-name="ro1">
          <table:table-cell office:value-type="string" calcext:value-type="string">
            <text:p>UseStringBufferLength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string" calcext:value-type="string">
            <text:p>UseTryWithResources</text:p>
          </table:table-cell>
          <table:table-cell office:value-type="float" office:value="0.0305" calcext:value-type="float">
            <text:p>0.0305</text:p>
          </table:table-cell>
        </table:table-row>
        <table:table-row table:style-name="ro1">
          <table:table-cell office:value-type="string" calcext:value-type="string">
            <text:p>UseUnderscoresInNumericLiterals</text:p>
          </table:table-cell>
          <table:table-cell office:value-type="float" office:value="1.6754" calcext:value-type="float">
            <text:p>1.6754</text:p>
          </table:table-cell>
        </table:table-row>
        <table:table-row table:style-name="ro1">
          <table:table-cell office:value-type="string" calcext:value-type="string">
            <text:p>UseUtilityClass</text:p>
          </table:table-cell>
          <table:table-cell office:value-type="float" office:value="0.3877" calcext:value-type="float">
            <text:p>0.3877</text:p>
          </table:table-cell>
        </table:table-row>
        <table:table-row table:style-name="ro1">
          <table:table-cell office:value-type="string" calcext:value-type="string">
            <text:p>UseVarargs</text:p>
          </table:table-cell>
          <table:table-cell office:value-type="float" office:value="0.2264" calcext:value-type="float">
            <text:p>0.2264</text:p>
          </table:table-cell>
        </table:table-row>
        <table:table-row table:style-name="ro1">
          <table:table-cell office:value-type="string" calcext:value-type="string">
            <text:p>UselessOperationOnImmutable</text:p>
          </table:table-cell>
          <table:table-cell office:value-type="float" office:value="0.4165" calcext:value-type="float">
            <text:p>0.4165</text:p>
          </table:table-cell>
        </table:table-row>
        <table:table-row table:style-name="ro1">
          <table:table-cell office:value-type="string" calcext:value-type="string">
            <text:p>UselessOverridingMethod</text:p>
          </table:table-cell>
          <table:table-cell office:value-type="float" office:value="0.473" calcext:value-type="float">
            <text:p>0.473</text:p>
          </table:table-cell>
        </table:table-row>
        <table:table-row table:style-name="ro1">
          <table:table-cell office:value-type="string" calcext:value-type="string">
            <text:p>UselessParentheses</text:p>
          </table:table-cell>
          <table:table-cell office:value-type="float" office:value="2.3486" calcext:value-type="float">
            <text:p>2.3486</text:p>
          </table:table-cell>
        </table:table-row>
        <table:table-row table:style-name="ro1">
          <table:table-cell office:value-type="string" calcext:value-type="string">
            <text:p>UselessQualifiedThis</text:p>
          </table:table-cell>
          <table:table-cell office:value-type="float" office:value="2.854" calcext:value-type="float">
            <text:p>2.854</text:p>
          </table:table-cell>
        </table:table-row>
        <table:table-row table:style-name="ro1">
          <table:table-cell office:value-type="string" calcext:value-type="string">
            <text:p>UselessStringValueOf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string" calcext:value-type="string">
            <text:p>WhileLoopWithLiteralBoolean</text:p>
          </table:table-cell>
          <table:table-cell office:value-type="float" office:value="0.0069" calcext:value-type="float">
            <text:p>0.0069</text:p>
          </table:table-cell>
        </table:table-row>
      </table:table>
      <table:table table:name="04_pr2377-improved-properclone-avoiddecimal-data" table:style-name="ta1">
        <table:table-column table:style-name="co9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MD Benchmark: pr2377-improved-properclone-avoiddecimal (Fri Apr 17 10:22:20 CEST 2020)</text:p>
          </table:table-cell>
          <table:table-cell/>
        </table:table-row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AbstractClassWithoutAbstractMethod</text:p>
          </table:table-cell>
          <table:table-cell office:value-type="float" office:value="1.6008" calcext:value-type="float">
            <text:p>1.6008</text:p>
          </table:table-cell>
        </table:table-row>
        <table:table-row table:style-name="ro1">
          <table:table-cell office:value-type="string" calcext:value-type="string">
            <text:p>AbstractClassWithoutAnyMethod</text:p>
          </table:table-cell>
          <table:table-cell office:value-type="float" office:value="0.0534" calcext:value-type="float">
            <text:p>0.0534</text:p>
          </table:table-cell>
        </table:table-row>
        <table:table-row table:style-name="ro1">
          <table:table-cell office:value-type="string" calcext:value-type="string">
            <text:p>AddEmptyString</text:p>
          </table:table-cell>
          <table:table-cell office:value-type="float" office:value="0.0545" calcext:value-type="float">
            <text:p>0.0545</text:p>
          </table:table-cell>
        </table:table-row>
        <table:table-row table:style-name="ro1">
          <table:table-cell office:value-type="string" calcext:value-type="string">
            <text:p>AppendCharacterWithChar</text:p>
          </table:table-cell>
          <table:table-cell office:value-type="float" office:value="0.3546" calcext:value-type="float">
            <text:p>0.3546</text:p>
          </table:table-cell>
        </table:table-row>
        <table:table-row table:style-name="ro1">
          <table:table-cell office:value-type="string" calcext:value-type="string">
            <text:p>ArrayIsStoredDirectly</text:p>
          </table:table-cell>
          <table:table-cell office:value-type="float" office:value="0.5432" calcext:value-type="float">
            <text:p>0.5432</text:p>
          </table:table-cell>
        </table:table-row>
        <table:table-row table:style-name="ro1">
          <table:table-cell office:value-type="string" calcext:value-type="string">
            <text:p>AssignmentInOperand</text:p>
          </table:table-cell>
          <table:table-cell office:value-type="float" office:value="0.4071" calcext:value-type="float">
            <text:p>0.4071</text:p>
          </table:table-cell>
        </table:table-row>
        <table:table-row table:style-name="ro1">
          <table:table-cell office:value-type="string" calcext:value-type="string">
            <text:p>AssignmentToNonFinalStatic</text:p>
          </table:table-cell>
          <table:table-cell office:value-type="float" office:value="0.3587" calcext:value-type="float">
            <text:p>0.3587</text:p>
          </table:table-cell>
        </table:table-row>
        <table:table-row table:style-name="ro1">
          <table:table-cell office:value-type="string" calcext:value-type="string">
            <text:p>AtLeastOneConstructor</text:p>
          </table:table-cell>
          <table:table-cell office:value-type="float" office:value="0.7245" calcext:value-type="float">
            <text:p>0.7245</text:p>
          </table:table-cell>
        </table:table-row>
        <table:table-row table:style-name="ro1">
          <table:table-cell office:value-type="string" calcext:value-type="string">
            <text:p>AvoidAccessibilityAlteration</text:p>
          </table:table-cell>
          <table:table-cell office:value-type="float" office:value="3.5906" calcext:value-type="float">
            <text:p>3.5906</text:p>
          </table:table-cell>
        </table:table-row>
        <table:table-row table:style-name="ro1">
          <table:table-cell office:value-type="string" calcext:value-type="string">
            <text:p>AvoidArrayLoops</text:p>
          </table:table-cell>
          <table:table-cell office:value-type="float" office:value="0.3818" calcext:value-type="float">
            <text:p>0.3818</text:p>
          </table:table-cell>
        </table:table-row>
        <table:table-row table:style-name="ro1">
          <table:table-cell office:value-type="string" calcext:value-type="string">
            <text:p>AvoidAssertAsIdentifier</text:p>
          </table:table-cell>
          <table:table-cell office:value-type="float" office:value="0.3799" calcext:value-type="float">
            <text:p>0.3799</text:p>
          </table:table-cell>
        </table:table-row>
        <table:table-row table:style-name="ro1">
          <table:table-cell office:value-type="string" calcext:value-type="string">
            <text:p>AvoidBranchingStatementAsLastInLoop</text:p>
          </table:table-cell>
          <table:table-cell office:value-type="float" office:value="0.0165" calcext:value-type="float">
            <text:p>0.0165</text:p>
          </table:table-cell>
        </table:table-row>
        <table:table-row table:style-name="ro1">
          <table:table-cell office:value-type="string" calcext:value-type="string">
            <text:p>AvoidCallingFinalize</text:p>
          </table:table-cell>
          <table:table-cell office:value-type="float" office:value="0.4946" calcext:value-type="float">
            <text:p>0.4946</text:p>
          </table:table-cell>
        </table:table-row>
        <table:table-row table:style-name="ro1">
          <table:table-cell office:value-type="string" calcext:value-type="string">
            <text:p>AvoidCatchingGenericException</text:p>
          </table:table-cell>
          <table:table-cell office:value-type="float" office:value="0.0296" calcext:value-type="float">
            <text:p>0.0296</text:p>
          </table:table-cell>
        </table:table-row>
        <table:table-row table:style-name="ro1">
          <table:table-cell office:value-type="string" calcext:value-type="string">
            <text:p>AvoidCatchingNPE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string" calcext:value-type="string">
            <text:p>AvoidCatchingThrowable</text:p>
          </table:table-cell>
          <table:table-cell office:value-type="float" office:value="0.3691" calcext:value-type="float">
            <text:p>0.3691</text:p>
          </table:table-cell>
        </table:table-row>
        <table:table-row table:style-name="ro1">
          <table:table-cell office:value-type="string" calcext:value-type="string">
            <text:p>AvoidDecimalLiteralsInBigDecimalConstructor</text:p>
          </table:table-cell>
          <table:table-cell office:value-type="float" office:value="0.1584" calcext:value-type="float">
            <text:p>0.1584</text:p>
          </table:table-cell>
        </table:table-row>
        <table:table-row table:style-name="ro1">
          <table:table-cell office:value-type="string" calcext:value-type="string">
            <text:p>AvoidDeeplyNestedIfStmts</text:p>
          </table:table-cell>
          <table:table-cell office:value-type="float" office:value="0.4117" calcext:value-type="float">
            <text:p>0.4117</text:p>
          </table:table-cell>
        </table:table-row>
        <table:table-row table:style-name="ro1">
          <table:table-cell office:value-type="string" calcext:value-type="string">
            <text:p>AvoidDollarSigns</text:p>
          </table:table-cell>
          <table:table-cell office:value-type="float" office:value="0.3636" calcext:value-type="float">
            <text:p>0.3636</text:p>
          </table:table-cell>
        </table:table-row>
        <table:table-row table:style-name="ro1">
          <table:table-cell office:value-type="string" calcext:value-type="string">
            <text:p>AvoidDuplicateLiterals</text:p>
          </table:table-cell>
          <table:table-cell office:value-type="float" office:value="0.5464" calcext:value-type="float">
            <text:p>0.5464</text:p>
          </table:table-cell>
        </table:table-row>
        <table:table-row table:style-name="ro1">
          <table:table-cell office:value-type="string" calcext:value-type="string">
            <text:p>AvoidEnumAsIdentifier</text:p>
          </table:table-cell>
          <table:table-cell office:value-type="float" office:value="0.3706" calcext:value-type="float">
            <text:p>0.3706</text:p>
          </table:table-cell>
        </table:table-row>
        <table:table-row table:style-name="ro1">
          <table:table-cell office:value-type="string" calcext:value-type="string">
            <text:p>AvoidFieldNameMatchingMethodName</text:p>
          </table:table-cell>
          <table:table-cell office:value-type="float" office:value="0.4036" calcext:value-type="float">
            <text:p>0.4036</text:p>
          </table:table-cell>
        </table:table-row>
        <table:table-row table:style-name="ro1">
          <table:table-cell office:value-type="string" calcext:value-type="string">
            <text:p>AvoidFieldNameMatchingTypeName</text:p>
          </table:table-cell>
          <table:table-cell office:value-type="float" office:value="0.3584" calcext:value-type="float">
            <text:p>0.3584</text:p>
          </table:table-cell>
        </table:table-row>
        <table:table-row table:style-name="ro1">
          <table:table-cell office:value-type="string" calcext:value-type="string">
            <text:p>AvoidFileStream</text:p>
          </table:table-cell>
          <table:table-cell office:value-type="float" office:value="1.1885" calcext:value-type="float">
            <text:p>1.1885</text:p>
          </table:table-cell>
        </table:table-row>
        <table:table-row table:style-name="ro1">
          <table:table-cell office:value-type="string" calcext:value-type="string">
            <text:p>AvoidInstanceofChecksInCatchClause</text:p>
          </table:table-cell>
          <table:table-cell office:value-type="float" office:value="0.0276" calcext:value-type="float">
            <text:p>0.0276</text:p>
          </table:table-cell>
        </table:table-row>
        <table:table-row table:style-name="ro1">
          <table:table-cell office:value-type="string" calcext:value-type="string">
            <text:p>AvoidInstantiatingObjectsInLoops</text:p>
          </table:table-cell>
          <table:table-cell office:value-type="float" office:value="0.3305" calcext:value-type="float">
            <text:p>0.3305</text:p>
          </table:table-cell>
        </table:table-row>
        <table:table-row table:style-name="ro1">
          <table:table-cell office:value-type="string" calcext:value-type="string">
            <text:p>AvoidLiteralsInIfCondition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AvoidLosingExceptionInformation</text:p>
          </table:table-cell>
          <table:table-cell office:value-type="float" office:value="0.0516" calcext:value-type="float">
            <text:p>0.0516</text:p>
          </table:table-cell>
        </table:table-row>
        <table:table-row table:style-name="ro1">
          <table:table-cell office:value-type="string" calcext:value-type="string">
            <text:p>AvoidMessageDigestField</text:p>
          </table:table-cell>
          <table:table-cell office:value-type="float" office:value="0.1116" calcext:value-type="float">
            <text:p>0.1116</text:p>
          </table:table-cell>
        </table:table-row>
        <table:table-row table:style-name="ro1">
          <table:table-cell office:value-type="string" calcext:value-type="string">
            <text:p>AvoidMultipleUnaryOperators</text:p>
          </table:table-cell>
          <table:table-cell office:value-type="float" office:value="0.0083" calcext:value-type="float">
            <text:p>0.0083</text:p>
          </table:table-cell>
        </table:table-row>
        <table:table-row table:style-name="ro1">
          <table:table-cell office:value-type="string" calcext:value-type="string">
            <text:p>AvoidPrintStackTrace</text:p>
          </table:table-cell>
          <table:table-cell office:value-type="float" office:value="1.5144" calcext:value-type="float">
            <text:p>1.5144</text:p>
          </table:table-cell>
        </table:table-row>
        <table:table-row table:style-name="ro1">
          <table:table-cell office:value-type="string" calcext:value-type="string">
            <text:p>AvoidProtectedFieldInFinalClass</text:p>
          </table:table-cell>
          <table:table-cell office:value-type="float" office:value="0.0677" calcext:value-type="float">
            <text:p>0.0677</text:p>
          </table:table-cell>
        </table:table-row>
        <table:table-row table:style-name="ro1">
          <table:table-cell office:value-type="string" calcext:value-type="string">
            <text:p>AvoidProtectedMethodInFinalClassNotExtending</text:p>
          </table:table-cell>
          <table:table-cell office:value-type="float" office:value="0.0509" calcext:value-type="float">
            <text:p>0.0509</text:p>
          </table:table-cell>
        </table:table-row>
        <table:table-row table:style-name="ro1">
          <table:table-cell office:value-type="string" calcext:value-type="string">
            <text:p>AvoidReassigningLoopVariables</text:p>
          </table:table-cell>
          <table:table-cell office:value-type="float" office:value="0.1346" calcext:value-type="float">
            <text:p>0.1346</text:p>
          </table:table-cell>
        </table:table-row>
        <table:table-row table:style-name="ro1">
          <table:table-cell office:value-type="string" calcext:value-type="string">
            <text:p>AvoidReassigningParameters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AvoidRethrowingException</text:p>
          </table:table-cell>
          <table:table-cell office:value-type="float" office:value="0.0166" calcext:value-type="float">
            <text:p>0.0166</text:p>
          </table:table-cell>
        </table:table-row>
        <table:table-row table:style-name="ro1">
          <table:table-cell office:value-type="string" calcext:value-type="string">
            <text:p>AvoidStringBufferField</text:p>
          </table:table-cell>
          <table:table-cell office:value-type="float" office:value="0.0828" calcext:value-type="float">
            <text:p>0.0828</text:p>
          </table:table-cell>
        </table:table-row>
        <table:table-row table:style-name="ro1">
          <table:table-cell office:value-type="string" calcext:value-type="string">
            <text:p>AvoidSynchronizedAtMethodLevel</text:p>
          </table:table-cell>
          <table:table-cell office:value-type="float" office:value="0.2336" calcext:value-type="float">
            <text:p>0.2336</text:p>
          </table:table-cell>
        </table:table-row>
        <table:table-row table:style-name="ro1">
          <table:table-cell office:value-type="string" calcext:value-type="string">
            <text:p>AvoidThreadGroup</text:p>
          </table:table-cell>
          <table:table-cell office:value-type="float" office:value="1.015" calcext:value-type="float">
            <text:p>1.015</text:p>
          </table:table-cell>
        </table:table-row>
        <table:table-row table:style-name="ro1">
          <table:table-cell office:value-type="string" calcext:value-type="string">
            <text:p>AvoidThrowingNewInstanceOfSameException</text:p>
          </table:table-cell>
          <table:table-cell office:value-type="float" office:value="0.0182" calcext:value-type="float">
            <text:p>0.0182</text:p>
          </table:table-cell>
        </table:table-row>
        <table:table-row table:style-name="ro1">
          <table:table-cell office:value-type="string" calcext:value-type="string">
            <text:p>AvoidThrowingNullPointerException</text:p>
          </table:table-cell>
          <table:table-cell office:value-type="float" office:value="0.1287" calcext:value-type="float">
            <text:p>0.1287</text:p>
          </table:table-cell>
        </table:table-row>
        <table:table-row table:style-name="ro1">
          <table:table-cell office:value-type="string" calcext:value-type="string">
            <text:p>AvoidThrowingRawExceptionTypes</text:p>
          </table:table-cell>
          <table:table-cell office:value-type="float" office:value="0.0726" calcext:value-type="float">
            <text:p>0.0726</text:p>
          </table:table-cell>
        </table:table-row>
        <table:table-row table:style-name="ro1">
          <table:table-cell office:value-type="string" calcext:value-type="string">
            <text:p>AvoidUncheckedExceptionsInSignatures</text:p>
          </table:table-cell>
          <table:table-cell office:value-type="float" office:value="0.1701" calcext:value-type="float">
            <text:p>0.1701</text:p>
          </table:table-cell>
        </table:table-row>
        <table:table-row table:style-name="ro1">
          <table:table-cell office:value-type="string" calcext:value-type="string">
            <text:p>AvoidUsingHardCodedIP</text:p>
          </table:table-cell>
          <table:table-cell office:value-type="float" office:value="0.0687" calcext:value-type="float">
            <text:p>0.0687</text:p>
          </table:table-cell>
        </table:table-row>
        <table:table-row table:style-name="ro1">
          <table:table-cell office:value-type="string" calcext:value-type="string">
            <text:p>AvoidUsingNativeCode</text:p>
          </table:table-cell>
          <table:table-cell office:value-type="float" office:value="1.1684" calcext:value-type="float">
            <text:p>1.1684</text:p>
          </table:table-cell>
        </table:table-row>
        <table:table-row table:style-name="ro1">
          <table:table-cell office:value-type="string" calcext:value-type="string">
            <text:p>AvoidUsingOctalValues</text:p>
          </table:table-cell>
          <table:table-cell office:value-type="float" office:value="0.4178" calcext:value-type="float">
            <text:p>0.4178</text:p>
          </table:table-cell>
        </table:table-row>
        <table:table-row table:style-name="ro1">
          <table:table-cell office:value-type="string" calcext:value-type="string">
            <text:p>AvoidUsingShortType</text:p>
          </table:table-cell>
          <table:table-cell office:value-type="float" office:value="0.4777" calcext:value-type="float">
            <text:p>0.4777</text:p>
          </table:table-cell>
        </table:table-row>
        <table:table-row table:style-name="ro1">
          <table:table-cell office:value-type="string" calcext:value-type="string">
            <text:p>AvoidUsingVolatile</text:p>
          </table:table-cell>
          <table:table-cell office:value-type="float" office:value="0.0719" calcext:value-type="float">
            <text:p>0.0719</text:p>
          </table:table-cell>
        </table:table-row>
        <table:table-row table:style-name="ro1">
          <table:table-cell office:value-type="string" calcext:value-type="string">
            <text:p>BadComparison</text:p>
          </table:table-cell>
          <table:table-cell office:value-type="float" office:value="0.0588" calcext:value-type="float">
            <text:p>0.0588</text:p>
          </table:table-cell>
        </table:table-row>
        <table:table-row table:style-name="ro1">
          <table:table-cell office:value-type="string" calcext:value-type="string">
            <text:p>BeanMembersShouldSerialize</text:p>
          </table:table-cell>
          <table:table-cell office:value-type="float" office:value="0.5233" calcext:value-type="float">
            <text:p>0.5233</text:p>
          </table:table-cell>
        </table:table-row>
        <table:table-row table:style-name="ro1">
          <table:table-cell office:value-type="string" calcext:value-type="string">
            <text:p>BigIntegerInstantiation</text:p>
          </table:table-cell>
          <table:table-cell office:value-type="float" office:value="0.3669" calcext:value-type="float">
            <text:p>0.3669</text:p>
          </table:table-cell>
        </table:table-row>
        <table:table-row table:style-name="ro1">
          <table:table-cell office:value-type="string" calcext:value-type="string">
            <text:p>BooleanGetMethodName</text:p>
          </table:table-cell>
          <table:table-cell office:value-type="float" office:value="0.2104" calcext:value-type="float">
            <text:p>0.2104</text:p>
          </table:table-cell>
        </table:table-row>
        <table:table-row table:style-name="ro1">
          <table:table-cell office:value-type="string" calcext:value-type="string">
            <text:p>BooleanInstantiation</text:p>
          </table:table-cell>
          <table:table-cell office:value-type="float" office:value="0.3842" calcext:value-type="float">
            <text:p>0.3842</text:p>
          </table:table-cell>
        </table:table-row>
        <table:table-row table:style-name="ro1">
          <table:table-cell office:value-type="string" calcext:value-type="string">
            <text:p>BrokenNullCheck</text:p>
          </table:table-cell>
          <table:table-cell office:value-type="float" office:value="0.3706" calcext:value-type="float">
            <text:p>0.3706</text:p>
          </table:table-cell>
        </table:table-row>
        <table:table-row table:style-name="ro1">
          <table:table-cell office:value-type="string" calcext:value-type="string">
            <text:p>ByteInstantiation</text:p>
          </table:table-cell>
          <table:table-cell office:value-type="float" office:value="0.1235" calcext:value-type="float">
            <text:p>0.1235</text:p>
          </table:table-cell>
        </table:table-row>
        <table:table-row table:style-name="ro1">
          <table:table-cell office:value-type="string" calcext:value-type="string">
            <text:p>CallSuperFirst</text:p>
          </table:table-cell>
          <table:table-cell office:value-type="float" office:value="1.1392" calcext:value-type="float">
            <text:p>1.1392</text:p>
          </table:table-cell>
        </table:table-row>
        <table:table-row table:style-name="ro1">
          <table:table-cell office:value-type="string" calcext:value-type="string">
            <text:p>CallSuperInConstructor</text:p>
          </table:table-cell>
          <table:table-cell office:value-type="float" office:value="0.0526" calcext:value-type="float">
            <text:p>0.0526</text:p>
          </table:table-cell>
        </table:table-row>
        <table:table-row table:style-name="ro1">
          <table:table-cell office:value-type="string" calcext:value-type="string">
            <text:p>CallSuperLast</text:p>
          </table:table-cell>
          <table:table-cell office:value-type="float" office:value="0.8796" calcext:value-type="float">
            <text:p>0.8796</text:p>
          </table:table-cell>
        </table:table-row>
        <table:table-row table:style-name="ro1">
          <table:table-cell office:value-type="string" calcext:value-type="string">
            <text:p>CheckResultSet</text:p>
          </table:table-cell>
          <table:table-cell office:value-type="float" office:value="0.4528" calcext:value-type="float">
            <text:p>0.4528</text:p>
          </table:table-cell>
        </table:table-row>
        <table:table-row table:style-name="ro1">
          <table:table-cell office:value-type="string" calcext:value-type="string">
            <text:p>CheckSkipResult</text:p>
          </table:table-cell>
          <table:table-cell office:value-type="float" office:value="0.3799" calcext:value-type="float">
            <text:p>0.3799</text:p>
          </table:table-cell>
        </table:table-row>
        <table:table-row table:style-name="ro1">
          <table:table-cell office:value-type="string" calcext:value-type="string">
            <text:p>ClassCastExceptionWithToArray</text:p>
          </table:table-cell>
          <table:table-cell office:value-type="float" office:value="0.0491" calcext:value-type="float">
            <text:p>0.0491</text:p>
          </table:table-cell>
        </table:table-row>
        <table:table-row table:style-name="ro1">
          <table:table-cell office:value-type="string" calcext:value-type="string">
            <text:p>ClassNamingConventions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ClassWithOnlyPrivateConstructorsShouldBeFinal</text:p>
          </table:table-cell>
          <table:table-cell office:value-type="float" office:value="0.0898" calcext:value-type="float">
            <text:p>0.0898</text:p>
          </table:table-cell>
        </table:table-row>
        <table:table-row table:style-name="ro1">
          <table:table-cell office:value-type="string" calcext:value-type="string">
            <text:p>CloneMethodMustBePublic</text:p>
          </table:table-cell>
          <table:table-cell office:value-type="float" office:value="0.2719" calcext:value-type="float">
            <text:p>0.2719</text:p>
          </table:table-cell>
        </table:table-row>
        <table:table-row table:style-name="ro1">
          <table:table-cell office:value-type="string" calcext:value-type="string">
            <text:p>CloneMethodMustImplementCloneable</text:p>
          </table:table-cell>
          <table:table-cell office:value-type="float" office:value="0.0712" calcext:value-type="float">
            <text:p>0.0712</text:p>
          </table:table-cell>
        </table:table-row>
        <table:table-row table:style-name="ro1">
          <table:table-cell office:value-type="string" calcext:value-type="string">
            <text:p>CloneMethodReturnTypeMustMatchClassName</text:p>
          </table:table-cell>
          <table:table-cell office:value-type="float" office:value="0.2001" calcext:value-type="float">
            <text:p>0.2001</text:p>
          </table:table-cell>
        </table:table-row>
        <table:table-row table:style-name="ro1">
          <table:table-cell office:value-type="string" calcext:value-type="string">
            <text:p>CloneThrowsCloneNotSupportedException</text:p>
          </table:table-cell>
          <table:table-cell office:value-type="float" office:value="0.3599" calcext:value-type="float">
            <text:p>0.3599</text:p>
          </table:table-cell>
        </table:table-row>
        <table:table-row table:style-name="ro1">
          <table:table-cell office:value-type="string" calcext:value-type="string">
            <text:p>CloseResource</text:p>
          </table:table-cell>
          <table:table-cell office:value-type="float" office:value="1.0232" calcext:value-type="float">
            <text:p>1.0232</text:p>
          </table:table-cell>
        </table:table-row>
        <table:table-row table:style-name="ro1">
          <table:table-cell office:value-type="string" calcext:value-type="string">
            <text:p>CollapsibleIfStatements</text:p>
          </table:table-cell>
          <table:table-cell office:value-type="float" office:value="0.0909" calcext:value-type="float">
            <text:p>0.0909</text:p>
          </table:table-cell>
        </table:table-row>
        <table:table-row table:style-name="ro1">
          <table:table-cell office:value-type="string" calcext:value-type="string">
            <text:p>CommentContent</text:p>
          </table:table-cell>
          <table:table-cell office:value-type="float" office:value="2.0191" calcext:value-type="float">
            <text:p>2.0191</text:p>
          </table:table-cell>
        </table:table-row>
        <table:table-row table:style-name="ro1">
          <table:table-cell office:value-type="string" calcext:value-type="string">
            <text:p>CommentDefaultAccessModifier</text:p>
          </table:table-cell>
          <table:table-cell office:value-type="float" office:value="0.5007" calcext:value-type="float">
            <text:p>0.5007</text:p>
          </table:table-cell>
        </table:table-row>
        <table:table-row table:style-name="ro1">
          <table:table-cell office:value-type="string" calcext:value-type="string">
            <text:p>CommentRequired</text:p>
          </table:table-cell>
          <table:table-cell office:value-type="float" office:value="3.1902" calcext:value-type="float">
            <text:p>3.1902</text:p>
          </table:table-cell>
        </table:table-row>
        <table:table-row table:style-name="ro1">
          <table:table-cell office:value-type="string" calcext:value-type="string">
            <text:p>CommentSize</text:p>
          </table:table-cell>
          <table:table-cell office:value-type="float" office:value="0.7018" calcext:value-type="float">
            <text:p>0.7018</text:p>
          </table:table-cell>
        </table:table-row>
        <table:table-row table:style-name="ro1">
          <table:table-cell office:value-type="string" calcext:value-type="string">
            <text:p>CompareObjectsWithEquals</text:p>
          </table:table-cell>
          <table:table-cell office:value-type="float" office:value="0.3499" calcext:value-type="float">
            <text:p>0.3499</text:p>
          </table:table-cell>
        </table:table-row>
        <table:table-row table:style-name="ro1">
          <table:table-cell office:value-type="string" calcext:value-type="string">
            <text:p>ConfusingTernary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>
          <table:table-cell office:value-type="string" calcext:value-type="string">
            <text:p>ConsecutiveAppendsShouldReuse</text:p>
          </table:table-cell>
          <table:table-cell office:value-type="float" office:value="0.4765" calcext:value-type="float">
            <text:p>0.4765</text:p>
          </table:table-cell>
        </table:table-row>
        <table:table-row table:style-name="ro1">
          <table:table-cell office:value-type="string" calcext:value-type="string">
            <text:p>ConsecutiveLiteralAppends</text:p>
          </table:table-cell>
          <table:table-cell office:value-type="float" office:value="0.3911" calcext:value-type="float">
            <text:p>0.3911</text:p>
          </table:table-cell>
        </table:table-row>
        <table:table-row table:style-name="ro1">
          <table:table-cell office:value-type="string" calcext:value-type="string">
            <text:p>ConstantsInInterface</text:p>
          </table:table-cell>
          <table:table-cell office:value-type="float" office:value="0.1522" calcext:value-type="float">
            <text:p>0.1522</text:p>
          </table:table-cell>
        </table:table-row>
        <table:table-row table:style-name="ro1">
          <table:table-cell office:value-type="string" calcext:value-type="string">
            <text:p>ConstructorCallsOverridableMethod</text:p>
          </table:table-cell>
          <table:table-cell office:value-type="float" office:value="0.9109" calcext:value-type="float">
            <text:p>0.9109</text:p>
          </table:table-cell>
        </table:table-row>
        <table:table-row table:style-name="ro1">
          <table:table-cell office:value-type="string" calcext:value-type="string">
            <text:p>ControlStatementBraces</text:p>
          </table:table-cell>
          <table:table-cell office:value-type="float" office:value="1.0765" calcext:value-type="float">
            <text:p>1.0765</text:p>
          </table:table-cell>
        </table:table-row>
        <table:table-row table:style-name="ro1">
          <table:table-cell office:value-type="string" calcext:value-type="string">
            <text:p>CouplingBetweenObjects</text:p>
          </table:table-cell>
          <table:table-cell office:value-type="float" office:value="0.5484" calcext:value-type="float">
            <text:p>0.5484</text:p>
          </table:table-cell>
        </table:table-row>
        <table:table-row table:style-name="ro1">
          <table:table-cell office:value-type="string" calcext:value-type="string">
            <text:p>CyclomaticComplexity</text:p>
          </table:table-cell>
          <table:table-cell office:value-type="float" office:value="0.6547" calcext:value-type="float">
            <text:p>0.6547</text:p>
          </table:table-cell>
        </table:table-row>
        <table:table-row table:style-name="ro1">
          <table:table-cell office:value-type="string" calcext:value-type="string">
            <text:p>DataClass</text:p>
          </table:table-cell>
          <table:table-cell office:value-type="float" office:value="0.842" calcext:value-type="float">
            <text:p>0.842</text:p>
          </table:table-cell>
        </table:table-row>
        <table:table-row table:style-name="ro1">
          <table:table-cell office:value-type="string" calcext:value-type="string">
            <text:p>DataflowAnomalyAnalysis</text:p>
          </table:table-cell>
          <table:table-cell office:value-type="float" office:value="1.9189" calcext:value-type="float">
            <text:p>1.9189</text:p>
          </table:table-cell>
        </table:table-row>
        <table:table-row table:style-name="ro1">
          <table:table-cell office:value-type="string" calcext:value-type="string">
            <text:p>DefaultLabelNotLastInSwitchStmt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office:value-type="string" calcext:value-type="string">
            <text:p>DefaultPackage</text:p>
          </table:table-cell>
          <table:table-cell office:value-type="float" office:value="0.3984" calcext:value-type="float">
            <text:p>0.3984</text:p>
          </table:table-cell>
        </table:table-row>
        <table:table-row table:style-name="ro1">
          <table:table-cell office:value-type="string" calcext:value-type="string">
            <text:p>DetachedTestCase</text:p>
          </table:table-cell>
          <table:table-cell office:value-type="float" office:value="0.4181" calcext:value-type="float">
            <text:p>0.4181</text:p>
          </table:table-cell>
        </table:table-row>
        <table:table-row table:style-name="ro1">
          <table:table-cell office:value-type="string" calcext:value-type="string">
            <text:p>DoNotCallGarbageCollectionExplicitly</text:p>
          </table:table-cell>
          <table:table-cell office:value-type="float" office:value="1.582" calcext:value-type="float">
            <text:p>1.582</text:p>
          </table:table-cell>
        </table:table-row>
        <table:table-row table:style-name="ro1">
          <table:table-cell office:value-type="string" calcext:value-type="string">
            <text:p>DoNotCallSystemExit</text:p>
          </table:table-cell>
          <table:table-cell office:value-type="float" office:value="1.5552" calcext:value-type="float">
            <text:p>1.5552</text:p>
          </table:table-cell>
        </table:table-row>
        <table:table-row table:style-name="ro1">
          <table:table-cell office:value-type="string" calcext:value-type="string">
            <text:p>DoNotExtendJavaLangError</text:p>
          </table:table-cell>
          <table:table-cell office:value-type="float" office:value="0.0322" calcext:value-type="float">
            <text:p>0.0322</text:p>
          </table:table-cell>
        </table:table-row>
        <table:table-row table:style-name="ro1">
          <table:table-cell office:value-type="string" calcext:value-type="string">
            <text:p>DoNotExtendJavaLangThrowable</text:p>
          </table:table-cell>
          <table:table-cell office:value-type="float" office:value="0.0362" calcext:value-type="float">
            <text:p>0.0362</text:p>
          </table:table-cell>
        </table:table-row>
        <table:table-row table:style-name="ro1">
          <table:table-cell office:value-type="string" calcext:value-type="string">
            <text:p>DoNotHardCodeSDCard</text:p>
          </table:table-cell>
          <table:table-cell office:value-type="float" office:value="0.506" calcext:value-type="float">
            <text:p>0.506</text:p>
          </table:table-cell>
        </table:table-row>
        <table:table-row table:style-name="ro1">
          <table:table-cell office:value-type="string" calcext:value-type="string">
            <text:p>DoNotThrowExceptionInFinally</text:p>
          </table:table-cell>
          <table:table-cell office:value-type="float" office:value="0.0061" calcext:value-type="float">
            <text:p>0.0061</text:p>
          </table:table-cell>
        </table:table-row>
        <table:table-row table:style-name="ro1">
          <table:table-cell office:value-type="string" calcext:value-type="string">
            <text:p>DoNotUseThreads</text:p>
          </table:table-cell>
          <table:table-cell office:value-type="float" office:value="1.4075" calcext:value-type="float">
            <text:p>1.4075</text:p>
          </table:table-cell>
        </table:table-row>
        <table:table-row table:style-name="ro1">
          <table:table-cell office:value-type="string" calcext:value-type="string">
            <text:p>DontCallThreadRun</text:p>
          </table:table-cell>
          <table:table-cell office:value-type="float" office:value="0.331" calcext:value-type="float">
            <text:p>0.331</text:p>
          </table:table-cell>
        </table:table-row>
        <table:table-row table:style-name="ro1">
          <table:table-cell office:value-type="string" calcext:value-type="string">
            <text:p>DontImportJavaLang</text:p>
          </table:table-cell>
          <table:table-cell office:value-type="float" office:value="0.3373" calcext:value-type="float">
            <text:p>0.3373</text:p>
          </table:table-cell>
        </table:table-row>
        <table:table-row table:style-name="ro1">
          <table:table-cell office:value-type="string" calcext:value-type="string">
            <text:p>DontImportSun</text:p>
          </table:table-cell>
          <table:table-cell office:value-type="float" office:value="0.3613" calcext:value-type="float">
            <text:p>0.3613</text:p>
          </table:table-cell>
        </table:table-row>
        <table:table-row table:style-name="ro1">
          <table:table-cell office:value-type="string" calcext:value-type="string">
            <text:p>DontUseFloatTypeForLoopIndices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string" calcext:value-type="string">
            <text:p>DoubleBraceInitialization</text:p>
          </table:table-cell>
          <table:table-cell office:value-type="float" office:value="0.0886" calcext:value-type="float">
            <text:p>0.0886</text:p>
          </table:table-cell>
        </table:table-row>
        <table:table-row table:style-name="ro1">
          <table:table-cell office:value-type="string" calcext:value-type="string">
            <text:p>DoubleCheckedLocking</text:p>
          </table:table-cell>
          <table:table-cell office:value-type="float" office:value="0.4896" calcext:value-type="float">
            <text:p>0.4896</text:p>
          </table:table-cell>
        </table:table-row>
        <table:table-row table:style-name="ro1">
          <table:table-cell office:value-type="string" calcext:value-type="string">
            <text:p>DuplicateImports</text:p>
          </table:table-cell>
          <table:table-cell office:value-type="float" office:value="0.3938" calcext:value-type="float">
            <text:p>0.3938</text:p>
          </table:table-cell>
        </table:table-row>
        <table:table-row table:style-name="ro1">
          <table:table-cell office:value-type="string" calcext:value-type="string">
            <text:p>EmptyCatchBlock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string" calcext:value-type="string">
            <text:p>EmptyFinalizer</text:p>
          </table:table-cell>
          <table:table-cell office:value-type="float" office:value="0.309" calcext:value-type="float">
            <text:p>0.309</text:p>
          </table:table-cell>
        </table:table-row>
        <table:table-row table:style-name="ro1">
          <table:table-cell office:value-type="string" calcext:value-type="string">
            <text:p>EmptyFinallyBlock</text:p>
          </table:table-cell>
          <table:table-cell office:value-type="float" office:value="0.0032" calcext:value-type="float">
            <text:p>0.0032</text:p>
          </table:table-cell>
        </table:table-row>
        <table:table-row table:style-name="ro1">
          <table:table-cell office:value-type="string" calcext:value-type="string">
            <text:p>EmptyIfStmt</text:p>
          </table:table-cell>
          <table:table-cell office:value-type="float" office:value="0.0513" calcext:value-type="float">
            <text:p>0.0513</text:p>
          </table:table-cell>
        </table:table-row>
        <table:table-row table:style-name="ro1">
          <table:table-cell office:value-type="string" calcext:value-type="string">
            <text:p>EmptyInitializer</text:p>
          </table:table-cell>
          <table:table-cell office:value-type="float" office:value="0.0031" calcext:value-type="float">
            <text:p>0.0031</text:p>
          </table:table-cell>
        </table:table-row>
        <table:table-row table:style-name="ro1">
          <table:table-cell office:value-type="string" calcext:value-type="string">
            <text:p>EmptyMethodInAbstractClassShouldBeAbstract</text:p>
          </table:table-cell>
          <table:table-cell office:value-type="float" office:value="0.1121" calcext:value-type="float">
            <text:p>0.1121</text:p>
          </table:table-cell>
        </table:table-row>
        <table:table-row table:style-name="ro1">
          <table:table-cell office:value-type="string" calcext:value-type="string">
            <text:p>EmptyStatementBlock</text:p>
          </table:table-cell>
          <table:table-cell office:value-type="float" office:value="0.3699" calcext:value-type="float">
            <text:p>0.3699</text:p>
          </table:table-cell>
        </table:table-row>
        <table:table-row table:style-name="ro1">
          <table:table-cell office:value-type="string" calcext:value-type="string">
            <text:p>EmptyStatementNotInLoop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1">
          <table:table-cell office:value-type="string" calcext:value-type="string">
            <text:p>EmptySwitchStatements</text:p>
          </table:table-cell>
          <table:table-cell office:value-type="float" office:value="0.0032" calcext:value-type="float">
            <text:p>0.0032</text:p>
          </table:table-cell>
        </table:table-row>
        <table:table-row table:style-name="ro1">
          <table:table-cell office:value-type="string" calcext:value-type="string">
            <text:p>EmptySynchronizedBlock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EmptyTryBlock</text:p>
          </table:table-cell>
          <table:table-cell office:value-type="float" office:value="0.0109" calcext:value-type="float">
            <text:p>0.0109</text:p>
          </table:table-cell>
        </table:table-row>
        <table:table-row table:style-name="ro1">
          <table:table-cell office:value-type="string" calcext:value-type="string">
            <text:p>EmptyWhileStmt</text:p>
          </table:table-cell>
          <table:table-cell office:value-type="float" office:value="0.0033" calcext:value-type="float">
            <text:p>0.0033</text:p>
          </table:table-cell>
        </table:table-row>
        <table:table-row table:style-name="ro1">
          <table:table-cell office:value-type="string" calcext:value-type="string">
            <text:p>EqualsNull</text:p>
          </table:table-cell>
          <table:table-cell office:value-type="float" office:value="2.2373" calcext:value-type="float">
            <text:p>2.2373</text:p>
          </table:table-cell>
        </table:table-row>
        <table:table-row table:style-name="ro1">
          <table:table-cell office:value-type="string" calcext:value-type="string">
            <text:p>ExceptionAsFlowControl</text:p>
          </table:table-cell>
          <table:table-cell office:value-type="float" office:value="0.3518" calcext:value-type="float">
            <text:p>0.3518</text:p>
          </table:table-cell>
        </table:table-row>
        <table:table-row table:style-name="ro1">
          <table:table-cell office:value-type="string" calcext:value-type="string">
            <text:p>ExcessiveClassLength</text:p>
          </table:table-cell>
          <table:table-cell office:value-type="float" office:value="0.5863" calcext:value-type="float">
            <text:p>0.5863</text:p>
          </table:table-cell>
        </table:table-row>
        <table:table-row table:style-name="ro1">
          <table:table-cell office:value-type="string" calcext:value-type="string">
            <text:p>ExcessiveImports</text:p>
          </table:table-cell>
          <table:table-cell office:value-type="float" office:value="0.4223" calcext:value-type="float">
            <text:p>0.4223</text:p>
          </table:table-cell>
        </table:table-row>
        <table:table-row table:style-name="ro1">
          <table:table-cell office:value-type="string" calcext:value-type="string">
            <text:p>ExcessiveMethodLength</text:p>
          </table:table-cell>
          <table:table-cell office:value-type="float" office:value="0.5351" calcext:value-type="float">
            <text:p>0.5351</text:p>
          </table:table-cell>
        </table:table-row>
        <table:table-row table:style-name="ro1">
          <table:table-cell office:value-type="string" calcext:value-type="string">
            <text:p>ExcessiveParameterList</text:p>
          </table:table-cell>
          <table:table-cell office:value-type="float" office:value="0.3785" calcext:value-type="float">
            <text:p>0.3785</text:p>
          </table:table-cell>
        </table:table-row>
        <table:table-row table:style-name="ro1">
          <table:table-cell office:value-type="string" calcext:value-type="string">
            <text:p>ExcessivePublicCount</text:p>
          </table:table-cell>
          <table:table-cell office:value-type="float" office:value="0.3509" calcext:value-type="float">
            <text:p>0.3509</text:p>
          </table:table-cell>
        </table:table-row>
        <table:table-row table:style-name="ro1">
          <table:table-cell office:value-type="string" calcext:value-type="string">
            <text:p>ExtendsObject</text:p>
          </table:table-cell>
          <table:table-cell office:value-type="float" office:value="0.0209" calcext:value-type="float">
            <text:p>0.0209</text:p>
          </table:table-cell>
        </table:table-row>
        <table:table-row table:style-name="ro1">
          <table:table-cell office:value-type="string" calcext:value-type="string">
            <text:p>FieldDeclarationsShouldBeAtStartOfClass</text:p>
          </table:table-cell>
          <table:table-cell office:value-type="float" office:value="0.3747" calcext:value-type="float">
            <text:p>0.3747</text:p>
          </table:table-cell>
        </table:table-row>
        <table:table-row table:style-name="ro1">
          <table:table-cell office:value-type="string" calcext:value-type="string">
            <text:p>FieldNamingConventions</text:p>
          </table:table-cell>
          <table:table-cell office:value-type="float" office:value="0.0543" calcext:value-type="float">
            <text:p>0.0543</text:p>
          </table:table-cell>
        </table:table-row>
        <table:table-row table:style-name="ro1">
          <table:table-cell office:value-type="string" calcext:value-type="string">
            <text:p>FinalFieldCouldBeStatic</text:p>
          </table:table-cell>
          <table:table-cell office:value-type="float" office:value="0.0823" calcext:value-type="float">
            <text:p>0.0823</text:p>
          </table:table-cell>
        </table:table-row>
        <table:table-row table:style-name="ro1">
          <table:table-cell office:value-type="string" calcext:value-type="string">
            <text:p>FinalizeDoesNotCallSuperFinalize</text:p>
          </table:table-cell>
          <table:table-cell office:value-type="float" office:value="0.2737" calcext:value-type="float">
            <text:p>0.2737</text:p>
          </table:table-cell>
        </table:table-row>
        <table:table-row table:style-name="ro1">
          <table:table-cell office:value-type="string" calcext:value-type="string">
            <text:p>FinalizeOnlyCallsSuperFinalize</text:p>
          </table:table-cell>
          <table:table-cell office:value-type="float" office:value="0.2606" calcext:value-type="float">
            <text:p>0.2606</text:p>
          </table:table-cell>
        </table:table-row>
        <table:table-row table:style-name="ro1">
          <table:table-cell office:value-type="string" calcext:value-type="string">
            <text:p>FinalizeOverloaded</text:p>
          </table:table-cell>
          <table:table-cell office:value-type="float" office:value="0.2703" calcext:value-type="float">
            <text:p>0.2703</text:p>
          </table:table-cell>
        </table:table-row>
        <table:table-row table:style-name="ro1">
          <table:table-cell office:value-type="string" calcext:value-type="string">
            <text:p>FinalizeShouldBeProtected</text:p>
          </table:table-cell>
          <table:table-cell office:value-type="float" office:value="0.3332" calcext:value-type="float">
            <text:p>0.3332</text:p>
          </table:table-cell>
        </table:table-row>
        <table:table-row table:style-name="ro1">
          <table:table-cell office:value-type="string" calcext:value-type="string">
            <text:p>ForLoopCanBeForeach</text:p>
          </table:table-cell>
          <table:table-cell office:value-type="float" office:value="0.2688" calcext:value-type="float">
            <text:p>0.2688</text:p>
          </table:table-cell>
        </table:table-row>
        <table:table-row table:style-name="ro1">
          <table:table-cell office:value-type="string" calcext:value-type="string">
            <text:p>ForLoopShouldBeWhileLoop</text:p>
          </table:table-cell>
          <table:table-cell office:value-type="float" office:value="0.0122" calcext:value-type="float">
            <text:p>0.0122</text:p>
          </table:table-cell>
        </table:table-row>
        <table:table-row table:style-name="ro1">
          <table:table-cell office:value-type="string" calcext:value-type="string">
            <text:p>ForLoopVariableCount</text:p>
          </table:table-cell>
          <table:table-cell office:value-type="float" office:value="0.0116" calcext:value-type="float">
            <text:p>0.0116</text:p>
          </table:table-cell>
        </table:table-row>
        <table:table-row table:style-name="ro1">
          <table:table-cell office:value-type="string" calcext:value-type="string">
            <text:p>FormalParameterNamingConventions</text:p>
          </table:table-cell>
          <table:table-cell office:value-type="float" office:value="0.0579" calcext:value-type="float">
            <text:p>0.0579</text:p>
          </table:table-cell>
        </table:table-row>
        <table:table-row table:style-name="ro1">
          <table:table-cell office:value-type="string" calcext:value-type="string">
            <text:p>GenericsNaming</text:p>
          </table:table-cell>
          <table:table-cell office:value-type="float" office:value="0.0259" calcext:value-type="float">
            <text:p>0.0259</text:p>
          </table:table-cell>
        </table:table-row>
        <table:table-row table:style-name="ro1">
          <table:table-cell office:value-type="string" calcext:value-type="string">
            <text:p>GodClass</text:p>
          </table:table-cell>
          <table:table-cell office:value-type="float" office:value="1.8558" calcext:value-type="float">
            <text:p>1.8558</text:p>
          </table:table-cell>
        </table:table-row>
        <table:table-row table:style-name="ro1">
          <table:table-cell office:value-type="string" calcext:value-type="string">
            <text:p>GuardLogStatement</text:p>
          </table:table-cell>
          <table:table-cell office:value-type="float" office:value="0.3807" calcext:value-type="float">
            <text:p>0.3807</text:p>
          </table:table-cell>
        </table:table-row>
        <table:table-row table:style-name="ro1">
          <table:table-cell office:value-type="string" calcext:value-type="string">
            <text:p>HardCodedCryptoKey</text:p>
          </table:table-cell>
          <table:table-cell office:value-type="float" office:value="0.0163" calcext:value-type="float">
            <text:p>0.0163</text:p>
          </table:table-cell>
        </table:table-row>
        <table:table-row table:style-name="ro1">
          <table:table-cell office:value-type="string" calcext:value-type="string">
            <text:p>IdempotentOperations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IdenticalCatchBranches</text:p>
          </table:table-cell>
          <table:table-cell office:value-type="float" office:value="0.3754" calcext:value-type="float">
            <text:p>0.3754</text:p>
          </table:table-cell>
        </table:table-row>
        <table:table-row table:style-name="ro1">
          <table:table-cell office:value-type="string" calcext:value-type="string">
            <text:p>ImmutableField</text:p>
          </table:table-cell>
          <table:table-cell office:value-type="float" office:value="0.9279" calcext:value-type="float">
            <text:p>0.9279</text:p>
          </table:table-cell>
        </table:table-row>
        <table:table-row table:style-name="ro1">
          <table:table-cell office:value-type="string" calcext:value-type="string">
            <text:p>ImportFromSamePackage</text:p>
          </table:table-cell>
          <table:table-cell office:value-type="float" office:value="0.3987" calcext:value-type="float">
            <text:p>0.3987</text:p>
          </table:table-cell>
        </table:table-row>
        <table:table-row table:style-name="ro1">
          <table:table-cell office:value-type="string" calcext:value-type="string">
            <text:p>InefficientEmptyStringCheck</text:p>
          </table:table-cell>
          <table:table-cell office:value-type="float" office:value="0.2407" calcext:value-type="float">
            <text:p>0.2407</text:p>
          </table:table-cell>
        </table:table-row>
        <table:table-row table:style-name="ro1">
          <table:table-cell office:value-type="string" calcext:value-type="string">
            <text:p>InefficientStringBuffering</text:p>
          </table:table-cell>
          <table:table-cell office:value-type="float" office:value="0.3582" calcext:value-type="float">
            <text:p>0.3582</text:p>
          </table:table-cell>
        </table:table-row>
        <table:table-row table:style-name="ro1">
          <table:table-cell office:value-type="string" calcext:value-type="string">
            <text:p>InsecureCryptoIv</text:p>
          </table:table-cell>
          <table:table-cell office:value-type="float" office:value="0.0134" calcext:value-type="float">
            <text:p>0.0134</text:p>
          </table:table-cell>
        </table:table-row>
        <table:table-row table:style-name="ro1">
          <table:table-cell office:value-type="string" calcext:value-type="string">
            <text:p>InstantiationToGetClass</text:p>
          </table:table-cell>
          <table:table-cell office:value-type="float" office:value="0.7665" calcext:value-type="float">
            <text:p>0.7665</text:p>
          </table:table-cell>
        </table:table-row>
        <table:table-row table:style-name="ro1">
          <table:table-cell office:value-type="string" calcext:value-type="string">
            <text:p>InsufficientStringBufferDeclaration</text:p>
          </table:table-cell>
          <table:table-cell office:value-type="float" office:value="0.4838" calcext:value-type="float">
            <text:p>0.4838</text:p>
          </table:table-cell>
        </table:table-row>
        <table:table-row table:style-name="ro1">
          <table:table-cell office:value-type="string" calcext:value-type="string">
            <text:p>IntegerInstantiation</text:p>
          </table:table-cell>
          <table:table-cell office:value-type="float" office:value="0.1197" calcext:value-type="float">
            <text:p>0.1197</text:p>
          </table:table-cell>
        </table:table-row>
        <table:table-row table:style-name="ro1">
          <table:table-cell office:value-type="string" calcext:value-type="string">
            <text:p>InvalidLogMessageFormat</text:p>
          </table:table-cell>
          <table:table-cell office:value-type="float" office:value="0.1591" calcext:value-type="float">
            <text:p>0.1591</text:p>
          </table:table-cell>
        </table:table-row>
        <table:table-row table:style-name="ro1">
          <table:table-cell office:value-type="string" calcext:value-type="string">
            <text:p>JUnit4SuitesShouldUseSuiteAnnotation</text:p>
          </table:table-cell>
          <table:table-cell office:value-type="float" office:value="0.5608" calcext:value-type="float">
            <text:p>0.5608</text:p>
          </table:table-cell>
        </table:table-row>
        <table:table-row table:style-name="ro1">
          <table:table-cell office:value-type="string" calcext:value-type="string">
            <text:p>JUnit4TestShouldUseAfterAnnotation</text:p>
          </table:table-cell>
          <table:table-cell office:value-type="float" office:value="0.3832" calcext:value-type="float">
            <text:p>0.3832</text:p>
          </table:table-cell>
        </table:table-row>
        <table:table-row table:style-name="ro1">
          <table:table-cell office:value-type="string" calcext:value-type="string">
            <text:p>JUnit4TestShouldUseBeforeAnnotation</text:p>
          </table:table-cell>
          <table:table-cell office:value-type="float" office:value="0.3602" calcext:value-type="float">
            <text:p>0.3602</text:p>
          </table:table-cell>
        </table:table-row>
        <table:table-row table:style-name="ro1">
          <table:table-cell office:value-type="string" calcext:value-type="string">
            <text:p>JUnit4TestShouldUseTestAnnotation</text:p>
          </table:table-cell>
          <table:table-cell office:value-type="float" office:value="0.2366" calcext:value-type="float">
            <text:p>0.2366</text:p>
          </table:table-cell>
        </table:table-row>
        <table:table-row table:style-name="ro1">
          <table:table-cell office:value-type="string" calcext:value-type="string">
            <text:p>JUnitAssertionsShouldIncludeMessage</text:p>
          </table:table-cell>
          <table:table-cell office:value-type="float" office:value="1.3823" calcext:value-type="float">
            <text:p>1.3823</text:p>
          </table:table-cell>
        </table:table-row>
        <table:table-row table:style-name="ro1">
          <table:table-cell office:value-type="string" calcext:value-type="string">
            <text:p>JUnitSpelling</text:p>
          </table:table-cell>
          <table:table-cell office:value-type="float" office:value="1.572" calcext:value-type="float">
            <text:p>1.572</text:p>
          </table:table-cell>
        </table:table-row>
        <table:table-row table:style-name="ro1">
          <table:table-cell office:value-type="string" calcext:value-type="string">
            <text:p>JUnitStaticSuite</text:p>
          </table:table-cell>
          <table:table-cell office:value-type="float" office:value="1.328" calcext:value-type="float">
            <text:p>1.328</text:p>
          </table:table-cell>
        </table:table-row>
        <table:table-row table:style-name="ro1">
          <table:table-cell office:value-type="string" calcext:value-type="string">
            <text:p>JUnitTestContainsTooManyAsserts</text:p>
          </table:table-cell>
          <table:table-cell office:value-type="float" office:value="1.7273" calcext:value-type="float">
            <text:p>1.7273</text:p>
          </table:table-cell>
        </table:table-row>
        <table:table-row table:style-name="ro1">
          <table:table-cell office:value-type="string" calcext:value-type="string">
            <text:p>JUnitTestsShouldIncludeAssert</text:p>
          </table:table-cell>
          <table:table-cell office:value-type="float" office:value="2.5903" calcext:value-type="float">
            <text:p>2.5903</text:p>
          </table:table-cell>
        </table:table-row>
        <table:table-row table:style-name="ro1">
          <table:table-cell office:value-type="string" calcext:value-type="string">
            <text:p>JUnitUseExpected</text:p>
          </table:table-cell>
          <table:table-cell office:value-type="float" office:value="1.3184" calcext:value-type="float">
            <text:p>1.3184</text:p>
          </table:table-cell>
        </table:table-row>
        <table:table-row table:style-name="ro1">
          <table:table-cell office:value-type="string" calcext:value-type="string">
            <text:p>JumbledIncrementer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>
          <table:table-cell office:value-type="string" calcext:value-type="string">
            <text:p>LawOfDemeter</text:p>
          </table:table-cell>
          <table:table-cell office:value-type="float" office:value="3.121" calcext:value-type="float">
            <text:p>3.121</text:p>
          </table:table-cell>
        </table:table-row>
        <table:table-row table:style-name="ro1">
          <table:table-cell office:value-type="string" calcext:value-type="string">
            <text:p>LinguisticNaming</text:p>
          </table:table-cell>
          <table:table-cell office:value-type="float" office:value="0.2268" calcext:value-type="float">
            <text:p>0.2268</text:p>
          </table:table-cell>
        </table:table-row>
        <table:table-row table:style-name="ro1">
          <table:table-cell office:value-type="string" calcext:value-type="string">
            <text:p>LocalHomeNamingConvention</text:p>
          </table:table-cell>
          <table:table-cell office:value-type="float" office:value="0.0348" calcext:value-type="float">
            <text:p>0.0348</text:p>
          </table:table-cell>
        </table:table-row>
        <table:table-row table:style-name="ro1">
          <table:table-cell office:value-type="string" calcext:value-type="string">
            <text:p>LocalInterfaceSessionNamingConvention</text:p>
          </table:table-cell>
          <table:table-cell office:value-type="float" office:value="0.0275" calcext:value-type="float">
            <text:p>0.0275</text:p>
          </table:table-cell>
        </table:table-row>
        <table:table-row table:style-name="ro1">
          <table:table-cell office:value-type="string" calcext:value-type="string">
            <text:p>LocalVariableCouldBeFinal</text:p>
          </table:table-cell>
          <table:table-cell office:value-type="float" office:value="0.6073" calcext:value-type="float">
            <text:p>0.6073</text:p>
          </table:table-cell>
        </table:table-row>
        <table:table-row table:style-name="ro1">
          <table:table-cell office:value-type="string" calcext:value-type="string">
            <text:p>LocalVariableNamingConventions</text:p>
          </table:table-cell>
          <table:table-cell office:value-type="float" office:value="0.0545" calcext:value-type="float">
            <text:p>0.0545</text:p>
          </table:table-cell>
        </table:table-row>
        <table:table-row table:style-name="ro1">
          <table:table-cell office:value-type="string" calcext:value-type="string">
            <text:p>LogicInversion</text:p>
          </table:table-cell>
          <table:table-cell office:value-type="float" office:value="0.0179" calcext:value-type="float">
            <text:p>0.0179</text:p>
          </table:table-cell>
        </table:table-row>
        <table:table-row table:style-name="ro1">
          <table:table-cell office:value-type="string" calcext:value-type="string">
            <text:p>LongInstantiation</text:p>
          </table:table-cell>
          <table:table-cell office:value-type="float" office:value="0.1739" calcext:value-type="float">
            <text:p>0.1739</text:p>
          </table:table-cell>
        </table:table-row>
        <table:table-row table:style-name="ro1">
          <table:table-cell office:value-type="string" calcext:value-type="string">
            <text:p>LongVariable</text:p>
          </table:table-cell>
          <table:table-cell office:value-type="float" office:value="0.6559" calcext:value-type="float">
            <text:p>0.6559</text:p>
          </table:table-cell>
        </table:table-row>
        <table:table-row table:style-name="ro1">
          <table:table-cell office:value-type="string" calcext:value-type="string">
            <text:p>LooseCoupling</text:p>
          </table:table-cell>
          <table:table-cell office:value-type="float" office:value="0.4971" calcext:value-type="float">
            <text:p>0.4971</text:p>
          </table:table-cell>
        </table:table-row>
        <table:table-row table:style-name="ro1">
          <table:table-cell office:value-type="string" calcext:value-type="string">
            <text:p>MDBAndSessionBeanNamingConvention</text:p>
          </table:table-cell>
          <table:table-cell office:value-type="float" office:value="0.0314" calcext:value-type="float">
            <text:p>0.0314</text:p>
          </table:table-cell>
        </table:table-row>
        <table:table-row table:style-name="ro1">
          <table:table-cell office:value-type="string" calcext:value-type="string">
            <text:p>MethodArgumentCouldBeFinal</text:p>
          </table:table-cell>
          <table:table-cell office:value-type="float" office:value="0.6422" calcext:value-type="float">
            <text:p>0.6422</text:p>
          </table:table-cell>
        </table:table-row>
        <table:table-row table:style-name="ro1">
          <table:table-cell office:value-type="string" calcext:value-type="string">
            <text:p>MethodNamingConventions</text:p>
          </table:table-cell>
          <table:table-cell office:value-type="float" office:value="0.483" calcext:value-type="float">
            <text:p>0.483</text:p>
          </table:table-cell>
        </table:table-row>
        <table:table-row table:style-name="ro1">
          <table:table-cell office:value-type="string" calcext:value-type="string">
            <text:p>MethodReturnsInternalArray</text:p>
          </table:table-cell>
          <table:table-cell office:value-type="float" office:value="0.1622" calcext:value-type="float">
            <text:p>0.1622</text:p>
          </table:table-cell>
        </table:table-row>
        <table:table-row table:style-name="ro1">
          <table:table-cell office:value-type="string" calcext:value-type="string">
            <text:p>MethodWithSameNameAsEnclosingClass</text:p>
          </table:table-cell>
          <table:table-cell office:value-type="float" office:value="0.6538" calcext:value-type="float">
            <text:p>0.6538</text:p>
          </table:table-cell>
        </table:table-row>
        <table:table-row table:style-name="ro1">
          <table:table-cell office:value-type="string" calcext:value-type="string">
            <text:p>MisplacedNullCheck</text:p>
          </table:table-cell>
          <table:table-cell office:value-type="float" office:value="0.0268" calcext:value-type="float">
            <text:p>0.0268</text:p>
          </table:table-cell>
        </table:table-row>
        <table:table-row table:style-name="ro1">
          <table:table-cell office:value-type="string" calcext:value-type="string">
            <text:p>MissingBreakInSwitch</text:p>
          </table:table-cell>
          <table:table-cell office:value-type="float" office:value="0.0223" calcext:value-type="float">
            <text:p>0.0223</text:p>
          </table:table-cell>
        </table:table-row>
        <table:table-row table:style-name="ro1">
          <table:table-cell office:value-type="string" calcext:value-type="string">
            <text:p>MissingOverride</text:p>
          </table:table-cell>
          <table:table-cell office:value-type="float" office:value="0.3862" calcext:value-type="float">
            <text:p>0.3862</text:p>
          </table:table-cell>
        </table:table-row>
        <table:table-row table:style-name="ro1">
          <table:table-cell office:value-type="string" calcext:value-type="string">
            <text:p>MissingSerialVersionUID</text:p>
          </table:table-cell>
          <table:table-cell office:value-type="float" office:value="0.0924" calcext:value-type="float">
            <text:p>0.0924</text:p>
          </table:table-cell>
        </table:table-row>
        <table:table-row table:style-name="ro1">
          <table:table-cell office:value-type="string" calcext:value-type="string">
            <text:p>MissingStaticMethodInNonInstantiatableClass</text:p>
          </table:table-cell>
          <table:table-cell office:value-type="float" office:value="1.3471" calcext:value-type="float">
            <text:p>1.3471</text:p>
          </table:table-cell>
        </table:table-row>
        <table:table-row table:style-name="ro1">
          <table:table-cell office:value-type="string" calcext:value-type="string">
            <text:p>MoreThanOneLogger</text:p>
          </table:table-cell>
          <table:table-cell office:value-type="float" office:value="0.613" calcext:value-type="float">
            <text:p>0.613</text:p>
          </table:table-cell>
        </table:table-row>
        <table:table-row table:style-name="ro1">
          <table:table-cell office:value-type="string" calcext:value-type="string">
            <text:p>NPathComplexity</text:p>
          </table:table-cell>
          <table:table-cell office:value-type="float" office:value="0.5373" calcext:value-type="float">
            <text:p>0.5373</text:p>
          </table:table-cell>
        </table:table-row>
        <table:table-row table:style-name="ro1">
          <table:table-cell office:value-type="string" calcext:value-type="string">
            <text:p>NcssCount</text:p>
          </table:table-cell>
          <table:table-cell office:value-type="float" office:value="0.5811" calcext:value-type="float">
            <text:p>0.5811</text:p>
          </table:table-cell>
        </table:table-row>
        <table:table-row table:style-name="ro1">
          <table:table-cell office:value-type="string" calcext:value-type="string">
            <text:p>NoPackage</text:p>
          </table:table-cell>
          <table:table-cell office:value-type="float" office:value="0.0243" calcext:value-type="float">
            <text:p>0.0243</text:p>
          </table:table-cell>
        </table:table-row>
        <table:table-row table:style-name="ro1">
          <table:table-cell office:value-type="string" calcext:value-type="string">
            <text:p>NonCaseLabelInSwitchStatement</text:p>
          </table:table-cell>
          <table:table-cell office:value-type="float" office:value="0.0078" calcext:value-type="float">
            <text:p>0.0078</text:p>
          </table:table-cell>
        </table:table-row>
        <table:table-row table:style-name="ro1">
          <table:table-cell office:value-type="string" calcext:value-type="string">
            <text:p>NonStaticInitializer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NonThreadSafeSingleton</text:p>
          </table:table-cell>
          <table:table-cell office:value-type="float" office:value="0.3841" calcext:value-type="float">
            <text:p>0.3841</text:p>
          </table:table-cell>
        </table:table-row>
        <table:table-row table:style-name="ro1">
          <table:table-cell office:value-type="string" calcext:value-type="string">
            <text:p>NullAssignment</text:p>
          </table:table-cell>
          <table:table-cell office:value-type="float" office:value="0.0218" calcext:value-type="float">
            <text:p>0.0218</text:p>
          </table:table-cell>
        </table:table-row>
        <table:table-row table:style-name="ro1">
          <table:table-cell office:value-type="string" calcext:value-type="string">
            <text:p>OneDeclarationPerLine</text:p>
          </table:table-cell>
          <table:table-cell office:value-type="float" office:value="0.2925" calcext:value-type="float">
            <text:p>0.2925</text:p>
          </table:table-cell>
        </table:table-row>
        <table:table-row table:style-name="ro1">
          <table:table-cell office:value-type="string" calcext:value-type="string">
            <text:p>OnlyOneReturn</text:p>
          </table:table-cell>
          <table:table-cell office:value-type="float" office:value="0.3197" calcext:value-type="float">
            <text:p>0.3197</text:p>
          </table:table-cell>
        </table:table-row>
        <table:table-row table:style-name="ro1">
          <table:table-cell office:value-type="string" calcext:value-type="string">
            <text:p>OptimizableToArrayCall</text:p>
          </table:table-cell>
          <table:table-cell office:value-type="float" office:value="1.5235" calcext:value-type="float">
            <text:p>1.5235</text:p>
          </table:table-cell>
        </table:table-row>
        <table:table-row table:style-name="ro1">
          <table:table-cell office:value-type="string" calcext:value-type="string">
            <text:p>OverrideBothEqualsAndHashcode</text:p>
          </table:table-cell>
          <table:table-cell office:value-type="float" office:value="0.3953" calcext:value-type="float">
            <text:p>0.3953</text:p>
          </table:table-cell>
        </table:table-row>
        <table:table-row table:style-name="ro1">
          <table:table-cell office:value-type="string" calcext:value-type="string">
            <text:p>PackageCase</text:p>
          </table:table-cell>
          <table:table-cell office:value-type="float" office:value="0.0629" calcext:value-type="float">
            <text:p>0.0629</text:p>
          </table:table-cell>
        </table:table-row>
        <table:table-row table:style-name="ro1">
          <table:table-cell office:value-type="string" calcext:value-type="string">
            <text:p>PositionLiteralsFirstInCaseInsensitiveComparisons</text:p>
          </table:table-cell>
          <table:table-cell office:value-type="float" office:value="3.7012" calcext:value-type="float">
            <text:p>3.7012</text:p>
          </table:table-cell>
        </table:table-row>
        <table:table-row table:style-name="ro1">
          <table:table-cell office:value-type="string" calcext:value-type="string">
            <text:p>PositionLiteralsFirstInComparisons</text:p>
          </table:table-cell>
          <table:table-cell office:value-type="float" office:value="3.6021" calcext:value-type="float">
            <text:p>3.6021</text:p>
          </table:table-cell>
        </table:table-row>
        <table:table-row table:style-name="ro1">
          <table:table-cell office:value-type="string" calcext:value-type="string">
            <text:p>PrematureDeclaration</text:p>
          </table:table-cell>
          <table:table-cell office:value-type="float" office:value="0.5857" calcext:value-type="float">
            <text:p>0.5857</text:p>
          </table:table-cell>
        </table:table-row>
        <table:table-row table:style-name="ro1">
          <table:table-cell office:value-type="string" calcext:value-type="string">
            <text:p>PreserveStackTrace</text:p>
          </table:table-cell>
          <table:table-cell office:value-type="float" office:value="0.3579" calcext:value-type="float">
            <text:p>0.3579</text:p>
          </table:table-cell>
        </table:table-row>
        <table:table-row table:style-name="ro1">
          <table:table-cell office:value-type="string" calcext:value-type="string">
            <text:p>ProperCloneImplementation</text:p>
          </table:table-cell>
          <table:table-cell office:value-type="float" office:value="0.0178" calcext:value-type="float">
            <text:p>0.0178</text:p>
          </table:table-cell>
        </table:table-row>
        <table:table-row table:style-name="ro1">
          <table:table-cell office:value-type="string" calcext:value-type="string">
            <text:p>ProperLogger</text:p>
          </table:table-cell>
          <table:table-cell office:value-type="float" office:value="6.6827" calcext:value-type="float">
            <text:p>6.6827</text:p>
          </table:table-cell>
        </table:table-row>
        <table:table-row table:style-name="ro1">
          <table:table-cell office:value-type="string" calcext:value-type="string">
            <text:p>RedundantFieldInitializer</text:p>
          </table:table-cell>
          <table:table-cell office:value-type="float" office:value="0.0296" calcext:value-type="float">
            <text:p>0.0296</text:p>
          </table:table-cell>
        </table:table-row>
        <table:table-row table:style-name="ro1">
          <table:table-cell office:value-type="string" calcext:value-type="string">
            <text:p>RemoteInterfaceNamingConvention</text:p>
          </table:table-cell>
          <table:table-cell office:value-type="float" office:value="0.0326" calcext:value-type="float">
            <text:p>0.0326</text:p>
          </table:table-cell>
        </table:table-row>
        <table:table-row table:style-name="ro1">
          <table:table-cell office:value-type="string" calcext:value-type="string">
            <text:p>RemoteSessionInterfaceNamingConvention</text:p>
          </table:table-cell>
          <table:table-cell office:value-type="float" office:value="0.0265" calcext:value-type="float">
            <text:p>0.0265</text:p>
          </table:table-cell>
        </table:table-row>
        <table:table-row table:style-name="ro1">
          <table:table-cell office:value-type="string" calcext:value-type="string">
            <text:p>ReplaceEnumerationWithIterator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1">
          <table:table-cell office:value-type="string" calcext:value-type="string">
            <text:p>ReplaceHashtableWithMap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 office:value-type="string" calcext:value-type="string">
            <text:p>ReplaceVectorWithList</text:p>
          </table:table-cell>
          <table:table-cell office:value-type="float" office:value="0.4741" calcext:value-type="float">
            <text:p>0.4741</text:p>
          </table:table-cell>
        </table:table-row>
        <table:table-row table:style-name="ro1">
          <table:table-cell office:value-type="string" calcext:value-type="string">
            <text:p>ReturnEmptyArrayRatherThanNull</text:p>
          </table:table-cell>
          <table:table-cell office:value-type="float" office:value="0.1508" calcext:value-type="float">
            <text:p>0.1508</text:p>
          </table:table-cell>
        </table:table-row>
        <table:table-row table:style-name="ro1">
          <table:table-cell office:value-type="string" calcext:value-type="string">
            <text:p>ReturnFromFinallyBlock</text:p>
          </table:table-cell>
          <table:table-cell office:value-type="float" office:value="0.3722" calcext:value-type="float">
            <text:p>0.3722</text:p>
          </table:table-cell>
        </table:table-row>
        <table:table-row table:style-name="ro1">
          <table:table-cell office:value-type="string" calcext:value-type="string">
            <text:p>ShortClassName</text:p>
          </table:table-cell>
          <table:table-cell office:value-type="float" office:value="0.0737" calcext:value-type="float">
            <text:p>0.0737</text:p>
          </table:table-cell>
        </table:table-row>
        <table:table-row table:style-name="ro1">
          <table:table-cell office:value-type="string" calcext:value-type="string">
            <text:p>ShortInstantiation</text:p>
          </table:table-cell>
          <table:table-cell office:value-type="float" office:value="0.1296" calcext:value-type="float">
            <text:p>0.1296</text:p>
          </table:table-cell>
        </table:table-row>
        <table:table-row table:style-name="ro1">
          <table:table-cell office:value-type="string" calcext:value-type="string">
            <text:p>ShortMethodName</text:p>
          </table:table-cell>
          <table:table-cell office:value-type="float" office:value="0.282" calcext:value-type="float">
            <text:p>0.282</text:p>
          </table:table-cell>
        </table:table-row>
        <table:table-row table:style-name="ro1">
          <table:table-cell office:value-type="string" calcext:value-type="string">
            <text:p>ShortVariable</text:p>
          </table:table-cell>
          <table:table-cell office:value-type="float" office:value="0.8017" calcext:value-type="float">
            <text:p>0.8017</text:p>
          </table:table-cell>
        </table:table-row>
        <table:table-row table:style-name="ro1">
          <table:table-cell office:value-type="string" calcext:value-type="string">
            <text:p>SignatureDeclareThrowsException</text:p>
          </table:table-cell>
          <table:table-cell office:value-type="float" office:value="0.5397" calcext:value-type="float">
            <text:p>0.5397</text:p>
          </table:table-cell>
        </table:table-row>
        <table:table-row table:style-name="ro1">
          <table:table-cell office:value-type="string" calcext:value-type="string">
            <text:p>SimpleDateFormatNeedsLocale</text:p>
          </table:table-cell>
          <table:table-cell office:value-type="float" office:value="0.1542" calcext:value-type="float">
            <text:p>0.1542</text:p>
          </table:table-cell>
        </table:table-row>
        <table:table-row table:style-name="ro1">
          <table:table-cell office:value-type="string" calcext:value-type="string">
            <text:p>SimplifiedTernary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1">
          <table:table-cell office:value-type="string" calcext:value-type="string">
            <text:p>SimplifyBooleanAssertion</text:p>
          </table:table-cell>
          <table:table-cell office:value-type="float" office:value="1.6981" calcext:value-type="float">
            <text:p>1.6981</text:p>
          </table:table-cell>
        </table:table-row>
        <table:table-row table:style-name="ro1">
          <table:table-cell office:value-type="string" calcext:value-type="string">
            <text:p>SimplifyBooleanExpressions</text:p>
          </table:table-cell>
          <table:table-cell office:value-type="float" office:value="0.0433" calcext:value-type="float">
            <text:p>0.0433</text:p>
          </table:table-cell>
        </table:table-row>
        <table:table-row table:style-name="ro1">
          <table:table-cell office:value-type="string" calcext:value-type="string">
            <text:p>SimplifyBooleanReturns</text:p>
          </table:table-cell>
          <table:table-cell office:value-type="float" office:value="0.0834" calcext:value-type="float">
            <text:p>0.0834</text:p>
          </table:table-cell>
        </table:table-row>
        <table:table-row table:style-name="ro1">
          <table:table-cell office:value-type="string" calcext:value-type="string">
            <text:p>SimplifyConditional</text:p>
          </table:table-cell>
          <table:table-cell office:value-type="float" office:value="0.8464" calcext:value-type="float">
            <text:p>0.8464</text:p>
          </table:table-cell>
        </table:table-row>
        <table:table-row table:style-name="ro1">
          <table:table-cell office:value-type="string" calcext:value-type="string">
            <text:p>SimplifyStartsWith</text:p>
          </table:table-cell>
          <table:table-cell office:value-type="float" office:value="1.7643" calcext:value-type="float">
            <text:p>1.7643</text:p>
          </table:table-cell>
        </table:table-row>
        <table:table-row table:style-name="ro1">
          <table:table-cell office:value-type="string" calcext:value-type="string">
            <text:p>SingleMethodSingleton</text:p>
          </table:table-cell>
          <table:table-cell office:value-type="float" office:value="0.8023" calcext:value-type="float">
            <text:p>0.8023</text:p>
          </table:table-cell>
        </table:table-row>
        <table:table-row table:style-name="ro1">
          <table:table-cell office:value-type="string" calcext:value-type="string">
            <text:p>SingletonClassReturningNewInstance</text:p>
          </table:table-cell>
          <table:table-cell office:value-type="float" office:value="0.3721" calcext:value-type="float">
            <text:p>0.3721</text:p>
          </table:table-cell>
        </table:table-row>
        <table:table-row table:style-name="ro1">
          <table:table-cell office:value-type="string" calcext:value-type="string">
            <text:p>SingularField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StaticEJBFieldShouldBeFinal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string" calcext:value-type="string">
            <text:p>StringBufferInstantiationWithChar</text:p>
          </table:table-cell>
          <table:table-cell office:value-type="float" office:value="0.1748" calcext:value-type="float">
            <text:p>0.1748</text:p>
          </table:table-cell>
        </table:table-row>
        <table:table-row table:style-name="ro1">
          <table:table-cell office:value-type="string" calcext:value-type="string">
            <text:p>StringInstantiation</text:p>
          </table:table-cell>
          <table:table-cell office:value-type="float" office:value="0.0229" calcext:value-type="float">
            <text:p>0.0229</text:p>
          </table:table-cell>
        </table:table-row>
        <table:table-row table:style-name="ro1">
          <table:table-cell office:value-type="string" calcext:value-type="string">
            <text:p>StringToString</text:p>
          </table:table-cell>
          <table:table-cell office:value-type="float" office:value="0.4851" calcext:value-type="float">
            <text:p>0.4851</text:p>
          </table:table-cell>
        </table:table-row>
        <table:table-row table:style-name="ro1">
          <table:table-cell office:value-type="string" calcext:value-type="string">
            <text:p>SuspiciousEqualsMethodName</text:p>
          </table:table-cell>
          <table:table-cell office:value-type="float" office:value="0.6279" calcext:value-type="float">
            <text:p>0.6279</text:p>
          </table:table-cell>
        </table:table-row>
        <table:table-row table:style-name="ro1">
          <table:table-cell office:value-type="string" calcext:value-type="string">
            <text:p>SuspiciousHashcodeMethodName</text:p>
          </table:table-cell>
          <table:table-cell office:value-type="float" office:value="0.345" calcext:value-type="float">
            <text:p>0.345</text:p>
          </table:table-cell>
        </table:table-row>
        <table:table-row table:style-name="ro1">
          <table:table-cell office:value-type="string" calcext:value-type="string">
            <text:p>SuspiciousOctalEscape</text:p>
          </table:table-cell>
          <table:table-cell office:value-type="float" office:value="0.3668" calcext:value-type="float">
            <text:p>0.3668</text:p>
          </table:table-cell>
        </table:table-row>
        <table:table-row table:style-name="ro1">
          <table:table-cell office:value-type="string" calcext:value-type="string">
            <text:p>SwitchDensity</text:p>
          </table:table-cell>
          <table:table-cell office:value-type="float" office:value="0.3876" calcext:value-type="float">
            <text:p>0.3876</text:p>
          </table:table-cell>
        </table:table-row>
        <table:table-row table:style-name="ro1">
          <table:table-cell office:value-type="string" calcext:value-type="string">
            <text:p>SwitchStmtsShouldHaveDefault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office:value-type="string" calcext:value-type="string">
            <text:p>SystemPrintln</text:p>
          </table:table-cell>
          <table:table-cell office:value-type="float" office:value="1.6216" calcext:value-type="float">
            <text:p>1.6216</text:p>
          </table:table-cell>
        </table:table-row>
        <table:table-row table:style-name="ro1">
          <table:table-cell office:value-type="string" calcext:value-type="string">
            <text:p>TestClassWithoutTestCases</text:p>
          </table:table-cell>
          <table:table-cell office:value-type="float" office:value="1.1599" calcext:value-type="float">
            <text:p>1.1599</text:p>
          </table:table-cell>
        </table:table-row>
        <table:table-row table:style-name="ro1">
          <table:table-cell office:value-type="string" calcext:value-type="string">
            <text:p>TooFewBranchesForASwitchStatement</text:p>
          </table:table-cell>
          <table:table-cell office:value-type="float" office:value="0.0086" calcext:value-type="float">
            <text:p>0.0086</text:p>
          </table:table-cell>
        </table:table-row>
        <table:table-row table:style-name="ro1">
          <table:table-cell office:value-type="string" calcext:value-type="string">
            <text:p>TooManyFields</text:p>
          </table:table-cell>
          <table:table-cell office:value-type="float" office:value="0.3381" calcext:value-type="float">
            <text:p>0.3381</text:p>
          </table:table-cell>
        </table:table-row>
        <table:table-row table:style-name="ro1">
          <table:table-cell office:value-type="string" calcext:value-type="string">
            <text:p>TooManyMethods</text:p>
          </table:table-cell>
          <table:table-cell office:value-type="float" office:value="0.4246" calcext:value-type="float">
            <text:p>0.4246</text:p>
          </table:table-cell>
        </table:table-row>
        <table:table-row table:style-name="ro1">
          <table:table-cell office:value-type="string" calcext:value-type="string">
            <text:p>TooManyStaticImports</text:p>
          </table:table-cell>
          <table:table-cell office:value-type="float" office:value="0.1857" calcext:value-type="float">
            <text:p>0.1857</text:p>
          </table:table-cell>
        </table:table-row>
        <table:table-row table:style-name="ro1">
          <table:table-cell office:value-type="string" calcext:value-type="string">
            <text:p>UncommentedEmptyConstructor</text:p>
          </table:table-cell>
          <table:table-cell office:value-type="float" office:value="0.0711" calcext:value-type="float">
            <text:p>0.0711</text:p>
          </table:table-cell>
        </table:table-row>
        <table:table-row table:style-name="ro1">
          <table:table-cell office:value-type="string" calcext:value-type="string">
            <text:p>UncommentedEmptyMethodBody</text:p>
          </table:table-cell>
          <table:table-cell office:value-type="float" office:value="0.1094" calcext:value-type="float">
            <text:p>0.1094</text:p>
          </table:table-cell>
        </table:table-row>
        <table:table-row table:style-name="ro1">
          <table:table-cell office:value-type="string" calcext:value-type="string">
            <text:p>UnconditionalIfStatement</text:p>
          </table:table-cell>
          <table:table-cell office:value-type="float" office:value="0.0504" calcext:value-type="float">
            <text:p>0.0504</text:p>
          </table:table-cell>
        </table:table-row>
        <table:table-row table:style-name="ro1">
          <table:table-cell office:value-type="string" calcext:value-type="string">
            <text:p>UnnecessaryAnnotationValueElement</text:p>
          </table:table-cell>
          <table:table-cell office:value-type="float" office:value="0.0314" calcext:value-type="float">
            <text:p>0.0314</text:p>
          </table:table-cell>
        </table:table-row>
        <table:table-row table:style-name="ro1">
          <table:table-cell office:value-type="string" calcext:value-type="string">
            <text:p>UnnecessaryBooleanAssertion</text:p>
          </table:table-cell>
          <table:table-cell office:value-type="float" office:value="1.4547" calcext:value-type="float">
            <text:p>1.4547</text:p>
          </table:table-cell>
        </table:table-row>
        <table:table-row table:style-name="ro1">
          <table:table-cell office:value-type="string" calcext:value-type="string">
            <text:p>UnnecessaryCaseChange</text:p>
          </table:table-cell>
          <table:table-cell office:value-type="float" office:value="0.186" calcext:value-type="float">
            <text:p>0.186</text:p>
          </table:table-cell>
        </table:table-row>
        <table:table-row table:style-name="ro1">
          <table:table-cell office:value-type="string" calcext:value-type="string">
            <text:p>UnnecessaryConstructor</text:p>
          </table:table-cell>
          <table:table-cell office:value-type="float" office:value="1.1234" calcext:value-type="float">
            <text:p>1.1234</text:p>
          </table:table-cell>
        </table:table-row>
        <table:table-row table:style-name="ro1">
          <table:table-cell office:value-type="string" calcext:value-type="string">
            <text:p>UnnecessaryConversionTemporary</text:p>
          </table:table-cell>
          <table:table-cell office:value-type="float" office:value="0.3496" calcext:value-type="float">
            <text:p>0.3496</text:p>
          </table:table-cell>
        </table:table-row>
        <table:table-row table:style-name="ro1">
          <table:table-cell office:value-type="string" calcext:value-type="string">
            <text:p>UnnecessaryFullyQualifiedName</text:p>
          </table:table-cell>
          <table:table-cell office:value-type="float" office:value="0.6894" calcext:value-type="float">
            <text:p>0.6894</text:p>
          </table:table-cell>
        </table:table-row>
        <table:table-row table:style-name="ro1">
          <table:table-cell office:value-type="string" calcext:value-type="string">
            <text:p>UnnecessaryLocalBeforeReturn</text:p>
          </table:table-cell>
          <table:table-cell office:value-type="float" office:value="0.1866" calcext:value-type="float">
            <text:p>0.1866</text:p>
          </table:table-cell>
        </table:table-row>
        <table:table-row table:style-name="ro1">
          <table:table-cell office:value-type="string" calcext:value-type="string">
            <text:p>UnnecessaryModifier</text:p>
          </table:table-cell>
          <table:table-cell office:value-type="float" office:value="0.0591" calcext:value-type="float">
            <text:p>0.0591</text:p>
          </table:table-cell>
        </table:table-row>
        <table:table-row table:style-name="ro1">
          <table:table-cell office:value-type="string" calcext:value-type="string">
            <text:p>UnnecessaryReturn</text:p>
          </table:table-cell>
          <table:table-cell office:value-type="float" office:value="0.2859" calcext:value-type="float">
            <text:p>0.2859</text:p>
          </table:table-cell>
        </table:table-row>
        <table:table-row table:style-name="ro1">
          <table:table-cell office:value-type="string" calcext:value-type="string">
            <text:p>UnnecessaryWrapperObjectCreation</text:p>
          </table:table-cell>
          <table:table-cell office:value-type="float" office:value="0.4476" calcext:value-type="float">
            <text:p>0.4476</text:p>
          </table:table-cell>
        </table:table-row>
        <table:table-row table:style-name="ro1">
          <table:table-cell office:value-type="string" calcext:value-type="string">
            <text:p>UnsynchronizedStaticFormatter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string" calcext:value-type="string">
            <text:p>UnusedFormalParameter</text:p>
          </table:table-cell>
          <table:table-cell office:value-type="float" office:value="0.1098" calcext:value-type="float">
            <text:p>0.1098</text:p>
          </table:table-cell>
        </table:table-row>
        <table:table-row table:style-name="ro1">
          <table:table-cell office:value-type="string" calcext:value-type="string">
            <text:p>UnusedImports</text:p>
          </table:table-cell>
          <table:table-cell office:value-type="float" office:value="1.3699" calcext:value-type="float">
            <text:p>1.3699</text:p>
          </table:table-cell>
        </table:table-row>
        <table:table-row table:style-name="ro1">
          <table:table-cell office:value-type="string" calcext:value-type="string">
            <text:p>UnusedLocalVariable</text:p>
          </table:table-cell>
          <table:table-cell office:value-type="float" office:value="0.0715" calcext:value-type="float">
            <text:p>0.0715</text:p>
          </table:table-cell>
        </table:table-row>
        <table:table-row table:style-name="ro1">
          <table:table-cell office:value-type="string" calcext:value-type="string">
            <text:p>UnusedNullCheckInEquals</text:p>
          </table:table-cell>
          <table:table-cell office:value-type="float" office:value="3.1589" calcext:value-type="float">
            <text:p>3.1589</text:p>
          </table:table-cell>
        </table:table-row>
        <table:table-row table:style-name="ro1">
          <table:table-cell office:value-type="string" calcext:value-type="string">
            <text:p>UnusedPrivateField</text:p>
          </table:table-cell>
          <table:table-cell office:value-type="float" office:value="0.4951" calcext:value-type="float">
            <text:p>0.4951</text:p>
          </table:table-cell>
        </table:table-row>
        <table:table-row table:style-name="ro1">
          <table:table-cell office:value-type="string" calcext:value-type="string">
            <text:p>UnusedPrivateMethod</text:p>
          </table:table-cell>
          <table:table-cell office:value-type="float" office:value="0.1261" calcext:value-type="float">
            <text:p>0.1261</text:p>
          </table:table-cell>
        </table:table-row>
        <table:table-row table:style-name="ro1">
          <table:table-cell office:value-type="string" calcext:value-type="string">
            <text:p>UseArrayListInsteadOfVector</text:p>
          </table:table-cell>
          <table:table-cell office:value-type="float" office:value="0.1365" calcext:value-type="float">
            <text:p>0.1365</text:p>
          </table:table-cell>
        </table:table-row>
        <table:table-row table:style-name="ro1">
          <table:table-cell office:value-type="string" calcext:value-type="string">
            <text:p>UseArraysAsList</text:p>
          </table:table-cell>
          <table:table-cell office:value-type="float" office:value="0.4452" calcext:value-type="float">
            <text:p>0.4452</text:p>
          </table:table-cell>
        </table:table-row>
        <table:table-row table:style-name="ro1">
          <table:table-cell office:value-type="string" calcext:value-type="string">
            <text:p>UseAssertEqualsInsteadOfAssertTrue</text:p>
          </table:table-cell>
          <table:table-cell office:value-type="float" office:value="1.6456" calcext:value-type="float">
            <text:p>1.6456</text:p>
          </table:table-cell>
        </table:table-row>
        <table:table-row table:style-name="ro1">
          <table:table-cell office:value-type="string" calcext:value-type="string">
            <text:p>UseAssertNullInsteadOfAssertTrue</text:p>
          </table:table-cell>
          <table:table-cell office:value-type="float" office:value="1.4398" calcext:value-type="float">
            <text:p>1.4398</text:p>
          </table:table-cell>
        </table:table-row>
        <table:table-row table:style-name="ro1">
          <table:table-cell office:value-type="string" calcext:value-type="string">
            <text:p>UseAssertSameInsteadOfAssertTrue</text:p>
          </table:table-cell>
          <table:table-cell office:value-type="float" office:value="1.4524" calcext:value-type="float">
            <text:p>1.4524</text:p>
          </table:table-cell>
        </table:table-row>
        <table:table-row table:style-name="ro1">
          <table:table-cell office:value-type="string" calcext:value-type="string">
            <text:p>UseAssertTrueInsteadOfAssertEquals</text:p>
          </table:table-cell>
          <table:table-cell office:value-type="float" office:value="2.1972" calcext:value-type="float">
            <text:p>2.1972</text:p>
          </table:table-cell>
        </table:table-row>
        <table:table-row table:style-name="ro1">
          <table:table-cell office:value-type="string" calcext:value-type="string">
            <text:p>UseCollectionIsEmpty</text:p>
          </table:table-cell>
          <table:table-cell office:value-type="float" office:value="0.3316" calcext:value-type="float">
            <text:p>0.3316</text:p>
          </table:table-cell>
        </table:table-row>
        <table:table-row table:style-name="ro1">
          <table:table-cell office:value-type="string" calcext:value-type="string">
            <text:p>UseConcurrentHashMap</text:p>
          </table:table-cell>
          <table:table-cell office:value-type="float" office:value="0.5415" calcext:value-type="float">
            <text:p>0.5415</text:p>
          </table:table-cell>
        </table:table-row>
        <table:table-row table:style-name="ro1">
          <table:table-cell office:value-type="string" calcext:value-type="string">
            <text:p>UseCorrectExceptionLogging</text:p>
          </table:table-cell>
          <table:table-cell office:value-type="float" office:value="0.0527" calcext:value-type="float">
            <text:p>0.0527</text:p>
          </table:table-cell>
        </table:table-row>
        <table:table-row table:style-name="ro1">
          <table:table-cell office:value-type="string" calcext:value-type="string">
            <text:p>UseDiamondOperator</text:p>
          </table:table-cell>
          <table:table-cell office:value-type="float" office:value="2.5688" calcext:value-type="float">
            <text:p>2.5688</text:p>
          </table:table-cell>
        </table:table-row>
        <table:table-row table:style-name="ro1">
          <table:table-cell office:value-type="string" calcext:value-type="string">
            <text:p>UseEqualsToCompareStrings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string" calcext:value-type="string">
            <text:p>UseIndexOfChar</text:p>
          </table:table-cell>
          <table:table-cell office:value-type="float" office:value="0.3911" calcext:value-type="float">
            <text:p>0.3911</text:p>
          </table:table-cell>
        </table:table-row>
        <table:table-row table:style-name="ro1">
          <table:table-cell office:value-type="string" calcext:value-type="string">
            <text:p>UseLocaleWithCaseConversions</text:p>
          </table:table-cell>
          <table:table-cell office:value-type="float" office:value="3.2643" calcext:value-type="float">
            <text:p>3.2643</text:p>
          </table:table-cell>
        </table:table-row>
        <table:table-row table:style-name="ro1">
          <table:table-cell office:value-type="string" calcext:value-type="string">
            <text:p>UseNotifyAllInsteadOfNotify</text:p>
          </table:table-cell>
          <table:table-cell office:value-type="float" office:value="0.5011" calcext:value-type="float">
            <text:p>0.5011</text:p>
          </table:table-cell>
        </table:table-row>
        <table:table-row table:style-name="ro1">
          <table:table-cell office:value-type="string" calcext:value-type="string">
            <text:p>UseObjectForClearerAPI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UseProperClassLoader</text:p>
          </table:table-cell>
          <table:table-cell office:value-type="float" office:value="0.8431" calcext:value-type="float">
            <text:p>0.8431</text:p>
          </table:table-cell>
        </table:table-row>
        <table:table-row table:style-name="ro1">
          <table:table-cell office:value-type="string" calcext:value-type="string">
            <text:p>UseShortArrayInitializer</text:p>
          </table:table-cell>
          <table:table-cell office:value-type="float" office:value="0.1821" calcext:value-type="float">
            <text:p>0.1821</text:p>
          </table:table-cell>
        </table:table-row>
        <table:table-row table:style-name="ro1">
          <table:table-cell office:value-type="string" calcext:value-type="string">
            <text:p>UseStringBufferForStringAppends</text:p>
          </table:table-cell>
          <table:table-cell office:value-type="float" office:value="0.3623" calcext:value-type="float">
            <text:p>0.3623</text:p>
          </table:table-cell>
        </table:table-row>
        <table:table-row table:style-name="ro1">
          <table:table-cell office:value-type="string" calcext:value-type="string">
            <text:p>UseStringBufferLength</text:p>
          </table:table-cell>
          <table:table-cell office:value-type="float" office:value="0.3439" calcext:value-type="float">
            <text:p>0.3439</text:p>
          </table:table-cell>
        </table:table-row>
        <table:table-row table:style-name="ro1">
          <table:table-cell office:value-type="string" calcext:value-type="string">
            <text:p>UseTryWithResources</text:p>
          </table:table-cell>
          <table:table-cell office:value-type="float" office:value="0.0316" calcext:value-type="float">
            <text:p>0.0316</text:p>
          </table:table-cell>
        </table:table-row>
        <table:table-row table:style-name="ro1">
          <table:table-cell office:value-type="string" calcext:value-type="string">
            <text:p>UseUnderscoresInNumericLiterals</text:p>
          </table:table-cell>
          <table:table-cell office:value-type="float" office:value="1.7627" calcext:value-type="float">
            <text:p>1.7627</text:p>
          </table:table-cell>
        </table:table-row>
        <table:table-row table:style-name="ro1">
          <table:table-cell office:value-type="string" calcext:value-type="string">
            <text:p>UseUtilityClass</text:p>
          </table:table-cell>
          <table:table-cell office:value-type="float" office:value="0.3891" calcext:value-type="float">
            <text:p>0.3891</text:p>
          </table:table-cell>
        </table:table-row>
        <table:table-row table:style-name="ro1">
          <table:table-cell office:value-type="string" calcext:value-type="string">
            <text:p>UseVarargs</text:p>
          </table:table-cell>
          <table:table-cell office:value-type="float" office:value="0.2318" calcext:value-type="float">
            <text:p>0.2318</text:p>
          </table:table-cell>
        </table:table-row>
        <table:table-row table:style-name="ro1">
          <table:table-cell office:value-type="string" calcext:value-type="string">
            <text:p>UselessOperationOnImmutable</text:p>
          </table:table-cell>
          <table:table-cell office:value-type="float" office:value="0.4416" calcext:value-type="float">
            <text:p>0.4416</text:p>
          </table:table-cell>
        </table:table-row>
        <table:table-row table:style-name="ro1">
          <table:table-cell office:value-type="string" calcext:value-type="string">
            <text:p>UselessOverridingMethod</text:p>
          </table:table-cell>
          <table:table-cell office:value-type="float" office:value="0.4412" calcext:value-type="float">
            <text:p>0.4412</text:p>
          </table:table-cell>
        </table:table-row>
        <table:table-row table:style-name="ro1">
          <table:table-cell office:value-type="string" calcext:value-type="string">
            <text:p>UselessParentheses</text:p>
          </table:table-cell>
          <table:table-cell office:value-type="float" office:value="2.4359" calcext:value-type="float">
            <text:p>2.4359</text:p>
          </table:table-cell>
        </table:table-row>
        <table:table-row table:style-name="ro1">
          <table:table-cell office:value-type="string" calcext:value-type="string">
            <text:p>UselessQualifiedThis</text:p>
          </table:table-cell>
          <table:table-cell office:value-type="float" office:value="3.122" calcext:value-type="float">
            <text:p>3.122</text:p>
          </table:table-cell>
        </table:table-row>
        <table:table-row table:style-name="ro1">
          <table:table-cell office:value-type="string" calcext:value-type="string">
            <text:p>UselessStringValueOf</text:p>
          </table:table-cell>
          <table:table-cell office:value-type="float" office:value="0.3369" calcext:value-type="float">
            <text:p>0.3369</text:p>
          </table:table-cell>
        </table:table-row>
        <table:table-row table:style-name="ro1">
          <table:table-cell office:value-type="string" calcext:value-type="string">
            <text:p>WhileLoopWithLiteralBoolean</text:p>
          </table:table-cell>
          <table:table-cell office:value-type="float" office:value="0.0064" calcext:value-type="float">
            <text:p>0.0064</text:p>
          </table:table-cell>
        </table:table-row>
      </table:table>
      <table:table table:name="05_pr2377_positionliteral-data" table:style-name="ta1">
        <table:table-column table:style-name="co10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MD Benchmark: 05_pr2377_positionliteral (Fri Apr 17 10:52:28 CEST 2020)</text:p>
          </table:table-cell>
          <table:table-cell/>
        </table:table-row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AbstractClassWithoutAbstractMethod</text:p>
          </table:table-cell>
          <table:table-cell office:value-type="float" office:value="1.5735" calcext:value-type="float">
            <text:p>1.5735</text:p>
          </table:table-cell>
        </table:table-row>
        <table:table-row table:style-name="ro1">
          <table:table-cell office:value-type="string" calcext:value-type="string">
            <text:p>AbstractClassWithoutAnyMethod</text:p>
          </table:table-cell>
          <table:table-cell office:value-type="float" office:value="0.0542" calcext:value-type="float">
            <text:p>0.0542</text:p>
          </table:table-cell>
        </table:table-row>
        <table:table-row table:style-name="ro1">
          <table:table-cell office:value-type="string" calcext:value-type="string">
            <text:p>AddEmptyString</text:p>
          </table:table-cell>
          <table:table-cell office:value-type="float" office:value="0.0544" calcext:value-type="float">
            <text:p>0.0544</text:p>
          </table:table-cell>
        </table:table-row>
        <table:table-row table:style-name="ro1">
          <table:table-cell office:value-type="string" calcext:value-type="string">
            <text:p>AppendCharacterWithChar</text:p>
          </table:table-cell>
          <table:table-cell office:value-type="float" office:value="0.3744" calcext:value-type="float">
            <text:p>0.3744</text:p>
          </table:table-cell>
        </table:table-row>
        <table:table-row table:style-name="ro1">
          <table:table-cell office:value-type="string" calcext:value-type="string">
            <text:p>ArrayIsStoredDirectly</text:p>
          </table:table-cell>
          <table:table-cell office:value-type="float" office:value="0.5237" calcext:value-type="float">
            <text:p>0.5237</text:p>
          </table:table-cell>
        </table:table-row>
        <table:table-row table:style-name="ro1">
          <table:table-cell office:value-type="string" calcext:value-type="string">
            <text:p>AssignmentInOperand</text:p>
          </table:table-cell>
          <table:table-cell office:value-type="float" office:value="0.4095" calcext:value-type="float">
            <text:p>0.4095</text:p>
          </table:table-cell>
        </table:table-row>
        <table:table-row table:style-name="ro1">
          <table:table-cell office:value-type="string" calcext:value-type="string">
            <text:p>AssignmentToNonFinalStatic</text:p>
          </table:table-cell>
          <table:table-cell office:value-type="float" office:value="0.3615" calcext:value-type="float">
            <text:p>0.3615</text:p>
          </table:table-cell>
        </table:table-row>
        <table:table-row table:style-name="ro1">
          <table:table-cell office:value-type="string" calcext:value-type="string">
            <text:p>AtLeastOneConstructor</text:p>
          </table:table-cell>
          <table:table-cell office:value-type="float" office:value="0.722" calcext:value-type="float">
            <text:p>0.722</text:p>
          </table:table-cell>
        </table:table-row>
        <table:table-row table:style-name="ro1">
          <table:table-cell office:value-type="string" calcext:value-type="string">
            <text:p>AvoidAccessibilityAlteration</text:p>
          </table:table-cell>
          <table:table-cell office:value-type="float" office:value="3.7015" calcext:value-type="float">
            <text:p>3.7015</text:p>
          </table:table-cell>
        </table:table-row>
        <table:table-row table:style-name="ro1">
          <table:table-cell office:value-type="string" calcext:value-type="string">
            <text:p>AvoidArrayLoops</text:p>
          </table:table-cell>
          <table:table-cell office:value-type="float" office:value="0.3797" calcext:value-type="float">
            <text:p>0.3797</text:p>
          </table:table-cell>
        </table:table-row>
        <table:table-row table:style-name="ro1">
          <table:table-cell office:value-type="string" calcext:value-type="string">
            <text:p>AvoidAssertAsIdentifier</text:p>
          </table:table-cell>
          <table:table-cell office:value-type="float" office:value="0.4928" calcext:value-type="float">
            <text:p>0.4928</text:p>
          </table:table-cell>
        </table:table-row>
        <table:table-row table:style-name="ro1">
          <table:table-cell office:value-type="string" calcext:value-type="string">
            <text:p>AvoidBranchingStatementAsLastInLoop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string" calcext:value-type="string">
            <text:p>AvoidCallingFinalize</text:p>
          </table:table-cell>
          <table:table-cell office:value-type="float" office:value="0.5016" calcext:value-type="float">
            <text:p>0.5016</text:p>
          </table:table-cell>
        </table:table-row>
        <table:table-row table:style-name="ro1">
          <table:table-cell office:value-type="string" calcext:value-type="string">
            <text:p>AvoidCatchingGenericException</text:p>
          </table:table-cell>
          <table:table-cell office:value-type="float" office:value="0.0285" calcext:value-type="float">
            <text:p>0.0285</text:p>
          </table:table-cell>
        </table:table-row>
        <table:table-row table:style-name="ro1">
          <table:table-cell office:value-type="string" calcext:value-type="string">
            <text:p>AvoidCatchingNPE</text:p>
          </table:table-cell>
          <table:table-cell office:value-type="float" office:value="0.0171" calcext:value-type="float">
            <text:p>0.0171</text:p>
          </table:table-cell>
        </table:table-row>
        <table:table-row table:style-name="ro1">
          <table:table-cell office:value-type="string" calcext:value-type="string">
            <text:p>AvoidCatchingThrowable</text:p>
          </table:table-cell>
          <table:table-cell office:value-type="float" office:value="0.3963" calcext:value-type="float">
            <text:p>0.3963</text:p>
          </table:table-cell>
        </table:table-row>
        <table:table-row table:style-name="ro1">
          <table:table-cell office:value-type="string" calcext:value-type="string">
            <text:p>AvoidDecimalLiteralsInBigDecimalConstructor</text:p>
          </table:table-cell>
          <table:table-cell office:value-type="float" office:value="0.1366" calcext:value-type="float">
            <text:p>0.1366</text:p>
          </table:table-cell>
        </table:table-row>
        <table:table-row table:style-name="ro1">
          <table:table-cell office:value-type="string" calcext:value-type="string">
            <text:p>AvoidDeeplyNestedIfStmts</text:p>
          </table:table-cell>
          <table:table-cell office:value-type="float" office:value="0.3981" calcext:value-type="float">
            <text:p>0.3981</text:p>
          </table:table-cell>
        </table:table-row>
        <table:table-row table:style-name="ro1">
          <table:table-cell office:value-type="string" calcext:value-type="string">
            <text:p>AvoidDollarSigns</text:p>
          </table:table-cell>
          <table:table-cell office:value-type="float" office:value="0.3913" calcext:value-type="float">
            <text:p>0.3913</text:p>
          </table:table-cell>
        </table:table-row>
        <table:table-row table:style-name="ro1">
          <table:table-cell office:value-type="string" calcext:value-type="string">
            <text:p>AvoidDuplicateLiterals</text:p>
          </table:table-cell>
          <table:table-cell office:value-type="float" office:value="0.5326" calcext:value-type="float">
            <text:p>0.5326</text:p>
          </table:table-cell>
        </table:table-row>
        <table:table-row table:style-name="ro1">
          <table:table-cell office:value-type="string" calcext:value-type="string">
            <text:p>AvoidEnumAsIdentifier</text:p>
          </table:table-cell>
          <table:table-cell office:value-type="float" office:value="0.3732" calcext:value-type="float">
            <text:p>0.3732</text:p>
          </table:table-cell>
        </table:table-row>
        <table:table-row table:style-name="ro1">
          <table:table-cell office:value-type="string" calcext:value-type="string">
            <text:p>AvoidFieldNameMatchingMethodName</text:p>
          </table:table-cell>
          <table:table-cell office:value-type="float" office:value="0.4036" calcext:value-type="float">
            <text:p>0.4036</text:p>
          </table:table-cell>
        </table:table-row>
        <table:table-row table:style-name="ro1">
          <table:table-cell office:value-type="string" calcext:value-type="string">
            <text:p>AvoidFieldNameMatchingTypeName</text:p>
          </table:table-cell>
          <table:table-cell office:value-type="float" office:value="0.4296" calcext:value-type="float">
            <text:p>0.4296</text:p>
          </table:table-cell>
        </table:table-row>
        <table:table-row table:style-name="ro1">
          <table:table-cell office:value-type="string" calcext:value-type="string">
            <text:p>AvoidFileStream</text:p>
          </table:table-cell>
          <table:table-cell office:value-type="float" office:value="1.209" calcext:value-type="float">
            <text:p>1.209</text:p>
          </table:table-cell>
        </table:table-row>
        <table:table-row table:style-name="ro1">
          <table:table-cell office:value-type="string" calcext:value-type="string">
            <text:p>AvoidInstanceofChecksInCatchClause</text:p>
          </table:table-cell>
          <table:table-cell office:value-type="float" office:value="0.0273" calcext:value-type="float">
            <text:p>0.0273</text:p>
          </table:table-cell>
        </table:table-row>
        <table:table-row table:style-name="ro1">
          <table:table-cell office:value-type="string" calcext:value-type="string">
            <text:p>AvoidInstantiatingObjectsInLoops</text:p>
          </table:table-cell>
          <table:table-cell office:value-type="float" office:value="0.3387" calcext:value-type="float">
            <text:p>0.3387</text:p>
          </table:table-cell>
        </table:table-row>
        <table:table-row table:style-name="ro1">
          <table:table-cell office:value-type="string" calcext:value-type="string">
            <text:p>AvoidLiteralsInIfCondition</text:p>
          </table:table-cell>
          <table:table-cell office:value-type="float" office:value="0.1765" calcext:value-type="float">
            <text:p>0.1765</text:p>
          </table:table-cell>
        </table:table-row>
        <table:table-row table:style-name="ro1">
          <table:table-cell office:value-type="string" calcext:value-type="string">
            <text:p>AvoidLosingExceptionInformation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string" calcext:value-type="string">
            <text:p>AvoidMessageDigestField</text:p>
          </table:table-cell>
          <table:table-cell office:value-type="float" office:value="0.1099" calcext:value-type="float">
            <text:p>0.1099</text:p>
          </table:table-cell>
        </table:table-row>
        <table:table-row table:style-name="ro1">
          <table:table-cell office:value-type="string" calcext:value-type="string">
            <text:p>AvoidMultipleUnaryOperators</text:p>
          </table:table-cell>
          <table:table-cell office:value-type="float" office:value="0.0091" calcext:value-type="float">
            <text:p>0.0091</text:p>
          </table:table-cell>
        </table:table-row>
        <table:table-row table:style-name="ro1">
          <table:table-cell office:value-type="string" calcext:value-type="string">
            <text:p>AvoidPrintStackTrace</text:p>
          </table:table-cell>
          <table:table-cell office:value-type="float" office:value="1.3792" calcext:value-type="float">
            <text:p>1.3792</text:p>
          </table:table-cell>
        </table:table-row>
        <table:table-row table:style-name="ro1">
          <table:table-cell office:value-type="string" calcext:value-type="string">
            <text:p>AvoidProtectedFieldInFinalClass</text:p>
          </table:table-cell>
          <table:table-cell office:value-type="float" office:value="0.0933" calcext:value-type="float">
            <text:p>0.0933</text:p>
          </table:table-cell>
        </table:table-row>
        <table:table-row table:style-name="ro1">
          <table:table-cell office:value-type="string" calcext:value-type="string">
            <text:p>AvoidProtectedMethodInFinalClassNotExtending</text:p>
          </table:table-cell>
          <table:table-cell office:value-type="float" office:value="0.0496" calcext:value-type="float">
            <text:p>0.0496</text:p>
          </table:table-cell>
        </table:table-row>
        <table:table-row table:style-name="ro1">
          <table:table-cell office:value-type="string" calcext:value-type="string">
            <text:p>AvoidReassigningLoopVariables</text:p>
          </table:table-cell>
          <table:table-cell office:value-type="float" office:value="0.1336" calcext:value-type="float">
            <text:p>0.1336</text:p>
          </table:table-cell>
        </table:table-row>
        <table:table-row table:style-name="ro1">
          <table:table-cell office:value-type="string" calcext:value-type="string">
            <text:p>AvoidReassigningParameters</text:p>
          </table:table-cell>
          <table:table-cell office:value-type="float" office:value="0.5199" calcext:value-type="float">
            <text:p>0.5199</text:p>
          </table:table-cell>
        </table:table-row>
        <table:table-row table:style-name="ro1">
          <table:table-cell office:value-type="string" calcext:value-type="string">
            <text:p>AvoidRethrowingException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>
          <table:table-cell office:value-type="string" calcext:value-type="string">
            <text:p>AvoidStringBufferField</text:p>
          </table:table-cell>
          <table:table-cell office:value-type="float" office:value="0.0823" calcext:value-type="float">
            <text:p>0.0823</text:p>
          </table:table-cell>
        </table:table-row>
        <table:table-row table:style-name="ro1">
          <table:table-cell office:value-type="string" calcext:value-type="string">
            <text:p>AvoidSynchronizedAtMethodLevel</text:p>
          </table:table-cell>
          <table:table-cell office:value-type="float" office:value="0.2033" calcext:value-type="float">
            <text:p>0.2033</text:p>
          </table:table-cell>
        </table:table-row>
        <table:table-row table:style-name="ro1">
          <table:table-cell office:value-type="string" calcext:value-type="string">
            <text:p>AvoidThreadGroup</text:p>
          </table:table-cell>
          <table:table-cell office:value-type="float" office:value="0.9753" calcext:value-type="float">
            <text:p>0.9753</text:p>
          </table:table-cell>
        </table:table-row>
        <table:table-row table:style-name="ro1">
          <table:table-cell office:value-type="string" calcext:value-type="string">
            <text:p>AvoidThrowingNewInstanceOfSameException</text:p>
          </table:table-cell>
          <table:table-cell office:value-type="float" office:value="0.0182" calcext:value-type="float">
            <text:p>0.0182</text:p>
          </table:table-cell>
        </table:table-row>
        <table:table-row table:style-name="ro1">
          <table:table-cell office:value-type="string" calcext:value-type="string">
            <text:p>AvoidThrowingNullPointerException</text:p>
          </table:table-cell>
          <table:table-cell office:value-type="float" office:value="0.1288" calcext:value-type="float">
            <text:p>0.1288</text:p>
          </table:table-cell>
        </table:table-row>
        <table:table-row table:style-name="ro1">
          <table:table-cell office:value-type="string" calcext:value-type="string">
            <text:p>AvoidThrowingRawExceptionTypes</text:p>
          </table:table-cell>
          <table:table-cell office:value-type="float" office:value="0.0744" calcext:value-type="float">
            <text:p>0.0744</text:p>
          </table:table-cell>
        </table:table-row>
        <table:table-row table:style-name="ro1">
          <table:table-cell office:value-type="string" calcext:value-type="string">
            <text:p>AvoidUncheckedExceptionsInSignatures</text:p>
          </table:table-cell>
          <table:table-cell office:value-type="float" office:value="0.1707" calcext:value-type="float">
            <text:p>0.1707</text:p>
          </table:table-cell>
        </table:table-row>
        <table:table-row table:style-name="ro1">
          <table:table-cell office:value-type="string" calcext:value-type="string">
            <text:p>AvoidUsingHardCodedIP</text:p>
          </table:table-cell>
          <table:table-cell office:value-type="float" office:value="0.0655" calcext:value-type="float">
            <text:p>0.0655</text:p>
          </table:table-cell>
        </table:table-row>
        <table:table-row table:style-name="ro1">
          <table:table-cell office:value-type="string" calcext:value-type="string">
            <text:p>AvoidUsingNativeCode</text:p>
          </table:table-cell>
          <table:table-cell office:value-type="float" office:value="1.2358" calcext:value-type="float">
            <text:p>1.2358</text:p>
          </table:table-cell>
        </table:table-row>
        <table:table-row table:style-name="ro1">
          <table:table-cell office:value-type="string" calcext:value-type="string">
            <text:p>AvoidUsingOctalValues</text:p>
          </table:table-cell>
          <table:table-cell office:value-type="float" office:value="0.3778" calcext:value-type="float">
            <text:p>0.3778</text:p>
          </table:table-cell>
        </table:table-row>
        <table:table-row table:style-name="ro1">
          <table:table-cell office:value-type="string" calcext:value-type="string">
            <text:p>AvoidUsingShortType</text:p>
          </table:table-cell>
          <table:table-cell office:value-type="float" office:value="0.4981" calcext:value-type="float">
            <text:p>0.4981</text:p>
          </table:table-cell>
        </table:table-row>
        <table:table-row table:style-name="ro1">
          <table:table-cell office:value-type="string" calcext:value-type="string">
            <text:p>AvoidUsingVolatile</text:p>
          </table:table-cell>
          <table:table-cell office:value-type="float" office:value="0.0712" calcext:value-type="float">
            <text:p>0.0712</text:p>
          </table:table-cell>
        </table:table-row>
        <table:table-row table:style-name="ro1">
          <table:table-cell office:value-type="string" calcext:value-type="string">
            <text:p>BadComparison</text:p>
          </table:table-cell>
          <table:table-cell office:value-type="float" office:value="0.0608" calcext:value-type="float">
            <text:p>0.0608</text:p>
          </table:table-cell>
        </table:table-row>
        <table:table-row table:style-name="ro1">
          <table:table-cell office:value-type="string" calcext:value-type="string">
            <text:p>BeanMembersShouldSerialize</text:p>
          </table:table-cell>
          <table:table-cell office:value-type="float" office:value="0.5234" calcext:value-type="float">
            <text:p>0.5234</text:p>
          </table:table-cell>
        </table:table-row>
        <table:table-row table:style-name="ro1">
          <table:table-cell office:value-type="string" calcext:value-type="string">
            <text:p>BigIntegerInstantiation</text:p>
          </table:table-cell>
          <table:table-cell office:value-type="float" office:value="0.3736" calcext:value-type="float">
            <text:p>0.3736</text:p>
          </table:table-cell>
        </table:table-row>
        <table:table-row table:style-name="ro1">
          <table:table-cell office:value-type="string" calcext:value-type="string">
            <text:p>BooleanGetMethodName</text:p>
          </table:table-cell>
          <table:table-cell office:value-type="float" office:value="0.1844" calcext:value-type="float">
            <text:p>0.1844</text:p>
          </table:table-cell>
        </table:table-row>
        <table:table-row table:style-name="ro1">
          <table:table-cell office:value-type="string" calcext:value-type="string">
            <text:p>BooleanInstantiation</text:p>
          </table:table-cell>
          <table:table-cell office:value-type="float" office:value="0.3999" calcext:value-type="float">
            <text:p>0.3999</text:p>
          </table:table-cell>
        </table:table-row>
        <table:table-row table:style-name="ro1">
          <table:table-cell office:value-type="string" calcext:value-type="string">
            <text:p>BrokenNullCheck</text:p>
          </table:table-cell>
          <table:table-cell office:value-type="float" office:value="0.3764" calcext:value-type="float">
            <text:p>0.3764</text:p>
          </table:table-cell>
        </table:table-row>
        <table:table-row table:style-name="ro1">
          <table:table-cell office:value-type="string" calcext:value-type="string">
            <text:p>ByteInstantiation</text:p>
          </table:table-cell>
          <table:table-cell office:value-type="float" office:value="0.1269" calcext:value-type="float">
            <text:p>0.1269</text:p>
          </table:table-cell>
        </table:table-row>
        <table:table-row table:style-name="ro1">
          <table:table-cell office:value-type="string" calcext:value-type="string">
            <text:p>CallSuperFirst</text:p>
          </table:table-cell>
          <table:table-cell office:value-type="float" office:value="1.2125" calcext:value-type="float">
            <text:p>1.2125</text:p>
          </table:table-cell>
        </table:table-row>
        <table:table-row table:style-name="ro1">
          <table:table-cell office:value-type="string" calcext:value-type="string">
            <text:p>CallSuperInConstructor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string" calcext:value-type="string">
            <text:p>CallSuperLast</text:p>
          </table:table-cell>
          <table:table-cell office:value-type="float" office:value="0.8734" calcext:value-type="float">
            <text:p>0.8734</text:p>
          </table:table-cell>
        </table:table-row>
        <table:table-row table:style-name="ro1">
          <table:table-cell office:value-type="string" calcext:value-type="string">
            <text:p>CheckResultSet</text:p>
          </table:table-cell>
          <table:table-cell office:value-type="float" office:value="0.4543" calcext:value-type="float">
            <text:p>0.4543</text:p>
          </table:table-cell>
        </table:table-row>
        <table:table-row table:style-name="ro1">
          <table:table-cell office:value-type="string" calcext:value-type="string">
            <text:p>CheckSkipResult</text:p>
          </table:table-cell>
          <table:table-cell office:value-type="float" office:value="0.3807" calcext:value-type="float">
            <text:p>0.3807</text:p>
          </table:table-cell>
        </table:table-row>
        <table:table-row table:style-name="ro1">
          <table:table-cell office:value-type="string" calcext:value-type="string">
            <text:p>ClassCastExceptionWithToArray</text:p>
          </table:table-cell>
          <table:table-cell office:value-type="float" office:value="0.0513" calcext:value-type="float">
            <text:p>0.0513</text:p>
          </table:table-cell>
        </table:table-row>
        <table:table-row table:style-name="ro1">
          <table:table-cell office:value-type="string" calcext:value-type="string">
            <text:p>ClassNamingConventions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string" calcext:value-type="string">
            <text:p>ClassWithOnlyPrivateConstructorsShouldBeFinal</text:p>
          </table:table-cell>
          <table:table-cell office:value-type="float" office:value="0.0927" calcext:value-type="float">
            <text:p>0.0927</text:p>
          </table:table-cell>
        </table:table-row>
        <table:table-row table:style-name="ro1">
          <table:table-cell office:value-type="string" calcext:value-type="string">
            <text:p>CloneMethodMustBePublic</text:p>
          </table:table-cell>
          <table:table-cell office:value-type="float" office:value="0.2596" calcext:value-type="float">
            <text:p>0.2596</text:p>
          </table:table-cell>
        </table:table-row>
        <table:table-row table:style-name="ro1">
          <table:table-cell office:value-type="string" calcext:value-type="string">
            <text:p>CloneMethodMustImplementCloneable</text:p>
          </table:table-cell>
          <table:table-cell office:value-type="float" office:value="0.0733" calcext:value-type="float">
            <text:p>0.0733</text:p>
          </table:table-cell>
        </table:table-row>
        <table:table-row table:style-name="ro1">
          <table:table-cell office:value-type="string" calcext:value-type="string">
            <text:p>CloneMethodReturnTypeMustMatchClassName</text:p>
          </table:table-cell>
          <table:table-cell office:value-type="float" office:value="0.2015" calcext:value-type="float">
            <text:p>0.2015</text:p>
          </table:table-cell>
        </table:table-row>
        <table:table-row table:style-name="ro1">
          <table:table-cell office:value-type="string" calcext:value-type="string">
            <text:p>CloneThrowsCloneNotSupportedException</text:p>
          </table:table-cell>
          <table:table-cell office:value-type="float" office:value="0.3257" calcext:value-type="float">
            <text:p>0.3257</text:p>
          </table:table-cell>
        </table:table-row>
        <table:table-row table:style-name="ro1">
          <table:table-cell office:value-type="string" calcext:value-type="string">
            <text:p>CloseResource</text:p>
          </table:table-cell>
          <table:table-cell office:value-type="float" office:value="1.0574" calcext:value-type="float">
            <text:p>1.0574</text:p>
          </table:table-cell>
        </table:table-row>
        <table:table-row table:style-name="ro1">
          <table:table-cell office:value-type="string" calcext:value-type="string">
            <text:p>CollapsibleIfStatements</text:p>
          </table:table-cell>
          <table:table-cell office:value-type="float" office:value="0.0938" calcext:value-type="float">
            <text:p>0.0938</text:p>
          </table:table-cell>
        </table:table-row>
        <table:table-row table:style-name="ro1">
          <table:table-cell office:value-type="string" calcext:value-type="string">
            <text:p>CommentContent</text:p>
          </table:table-cell>
          <table:table-cell office:value-type="float" office:value="2.0421" calcext:value-type="float">
            <text:p>2.0421</text:p>
          </table:table-cell>
        </table:table-row>
        <table:table-row table:style-name="ro1">
          <table:table-cell office:value-type="string" calcext:value-type="string">
            <text:p>CommentDefaultAccessModifier</text:p>
          </table:table-cell>
          <table:table-cell office:value-type="float" office:value="0.5234" calcext:value-type="float">
            <text:p>0.5234</text:p>
          </table:table-cell>
        </table:table-row>
        <table:table-row table:style-name="ro1">
          <table:table-cell office:value-type="string" calcext:value-type="string">
            <text:p>CommentRequired</text:p>
          </table:table-cell>
          <table:table-cell office:value-type="float" office:value="3.3125" calcext:value-type="float">
            <text:p>3.3125</text:p>
          </table:table-cell>
        </table:table-row>
        <table:table-row table:style-name="ro1">
          <table:table-cell office:value-type="string" calcext:value-type="string">
            <text:p>CommentSize</text:p>
          </table:table-cell>
          <table:table-cell office:value-type="float" office:value="0.6373" calcext:value-type="float">
            <text:p>0.6373</text:p>
          </table:table-cell>
        </table:table-row>
        <table:table-row table:style-name="ro1">
          <table:table-cell office:value-type="string" calcext:value-type="string">
            <text:p>CompareObjectsWithEquals</text:p>
          </table:table-cell>
          <table:table-cell office:value-type="float" office:value="0.3623" calcext:value-type="float">
            <text:p>0.3623</text:p>
          </table:table-cell>
        </table:table-row>
        <table:table-row table:style-name="ro1">
          <table:table-cell office:value-type="string" calcext:value-type="string">
            <text:p>ConfusingTernary</text:p>
          </table:table-cell>
          <table:table-cell office:value-type="float" office:value="0.386" calcext:value-type="float">
            <text:p>0.386</text:p>
          </table:table-cell>
        </table:table-row>
        <table:table-row table:style-name="ro1">
          <table:table-cell office:value-type="string" calcext:value-type="string">
            <text:p>ConsecutiveAppendsShouldReuse</text:p>
          </table:table-cell>
          <table:table-cell office:value-type="float" office:value="0.5054" calcext:value-type="float">
            <text:p>0.5054</text:p>
          </table:table-cell>
        </table:table-row>
        <table:table-row table:style-name="ro1">
          <table:table-cell office:value-type="string" calcext:value-type="string">
            <text:p>ConsecutiveLiteralAppends</text:p>
          </table:table-cell>
          <table:table-cell office:value-type="float" office:value="0.3958" calcext:value-type="float">
            <text:p>0.3958</text:p>
          </table:table-cell>
        </table:table-row>
        <table:table-row table:style-name="ro1">
          <table:table-cell office:value-type="string" calcext:value-type="string">
            <text:p>ConstantsInInterface</text:p>
          </table:table-cell>
          <table:table-cell office:value-type="float" office:value="0.1592" calcext:value-type="float">
            <text:p>0.1592</text:p>
          </table:table-cell>
        </table:table-row>
        <table:table-row table:style-name="ro1">
          <table:table-cell office:value-type="string" calcext:value-type="string">
            <text:p>ConstructorCallsOverridableMethod</text:p>
          </table:table-cell>
          <table:table-cell office:value-type="float" office:value="0.9793" calcext:value-type="float">
            <text:p>0.9793</text:p>
          </table:table-cell>
        </table:table-row>
        <table:table-row table:style-name="ro1">
          <table:table-cell office:value-type="string" calcext:value-type="string">
            <text:p>ControlStatementBraces</text:p>
          </table:table-cell>
          <table:table-cell office:value-type="float" office:value="1.0766" calcext:value-type="float">
            <text:p>1.0766</text:p>
          </table:table-cell>
        </table:table-row>
        <table:table-row table:style-name="ro1">
          <table:table-cell office:value-type="string" calcext:value-type="string">
            <text:p>CouplingBetweenObjects</text:p>
          </table:table-cell>
          <table:table-cell office:value-type="float" office:value="0.5197" calcext:value-type="float">
            <text:p>0.5197</text:p>
          </table:table-cell>
        </table:table-row>
        <table:table-row table:style-name="ro1">
          <table:table-cell office:value-type="string" calcext:value-type="string">
            <text:p>CyclomaticComplexity</text:p>
          </table:table-cell>
          <table:table-cell office:value-type="float" office:value="0.6138" calcext:value-type="float">
            <text:p>0.6138</text:p>
          </table:table-cell>
        </table:table-row>
        <table:table-row table:style-name="ro1">
          <table:table-cell office:value-type="string" calcext:value-type="string">
            <text:p>DataClass</text:p>
          </table:table-cell>
          <table:table-cell office:value-type="float" office:value="0.9276" calcext:value-type="float">
            <text:p>0.9276</text:p>
          </table:table-cell>
        </table:table-row>
        <table:table-row table:style-name="ro1">
          <table:table-cell office:value-type="string" calcext:value-type="string">
            <text:p>DataflowAnomalyAnalysis</text:p>
          </table:table-cell>
          <table:table-cell office:value-type="float" office:value="2.0446" calcext:value-type="float">
            <text:p>2.0446</text:p>
          </table:table-cell>
        </table:table-row>
        <table:table-row table:style-name="ro1">
          <table:table-cell office:value-type="string" calcext:value-type="string">
            <text:p>DefaultLabelNotLastInSwitchStmt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DefaultPackage</text:p>
          </table:table-cell>
          <table:table-cell office:value-type="float" office:value="0.365" calcext:value-type="float">
            <text:p>0.365</text:p>
          </table:table-cell>
        </table:table-row>
        <table:table-row table:style-name="ro1">
          <table:table-cell office:value-type="string" calcext:value-type="string">
            <text:p>DetachedTestCase</text:p>
          </table:table-cell>
          <table:table-cell office:value-type="float" office:value="0.4117" calcext:value-type="float">
            <text:p>0.4117</text:p>
          </table:table-cell>
        </table:table-row>
        <table:table-row table:style-name="ro1">
          <table:table-cell office:value-type="string" calcext:value-type="string">
            <text:p>DoNotCallGarbageCollectionExplicitly</text:p>
          </table:table-cell>
          <table:table-cell office:value-type="float" office:value="1.6593" calcext:value-type="float">
            <text:p>1.6593</text:p>
          </table:table-cell>
        </table:table-row>
        <table:table-row table:style-name="ro1">
          <table:table-cell office:value-type="string" calcext:value-type="string">
            <text:p>DoNotCallSystemExit</text:p>
          </table:table-cell>
          <table:table-cell office:value-type="float" office:value="1.5104" calcext:value-type="float">
            <text:p>1.5104</text:p>
          </table:table-cell>
        </table:table-row>
        <table:table-row table:style-name="ro1">
          <table:table-cell office:value-type="string" calcext:value-type="string">
            <text:p>DoNotExtendJavaLangError</text:p>
          </table:table-cell>
          <table:table-cell office:value-type="float" office:value="0.0337" calcext:value-type="float">
            <text:p>0.0337</text:p>
          </table:table-cell>
        </table:table-row>
        <table:table-row table:style-name="ro1">
          <table:table-cell office:value-type="string" calcext:value-type="string">
            <text:p>DoNotExtendJavaLangThrowable</text:p>
          </table:table-cell>
          <table:table-cell office:value-type="float" office:value="0.0386" calcext:value-type="float">
            <text:p>0.0386</text:p>
          </table:table-cell>
        </table:table-row>
        <table:table-row table:style-name="ro1">
          <table:table-cell office:value-type="string" calcext:value-type="string">
            <text:p>DoNotHardCodeSDCard</text:p>
          </table:table-cell>
          <table:table-cell office:value-type="float" office:value="0.5724" calcext:value-type="float">
            <text:p>0.5724</text:p>
          </table:table-cell>
        </table:table-row>
        <table:table-row table:style-name="ro1">
          <table:table-cell office:value-type="string" calcext:value-type="string">
            <text:p>DoNotThrowExceptionInFinally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office:value-type="string" calcext:value-type="string">
            <text:p>DoNotUseThreads</text:p>
          </table:table-cell>
          <table:table-cell office:value-type="float" office:value="1.4395" calcext:value-type="float">
            <text:p>1.4395</text:p>
          </table:table-cell>
        </table:table-row>
        <table:table-row table:style-name="ro1">
          <table:table-cell office:value-type="string" calcext:value-type="string">
            <text:p>DontCallThreadRun</text:p>
          </table:table-cell>
          <table:table-cell office:value-type="float" office:value="0.3083" calcext:value-type="float">
            <text:p>0.3083</text:p>
          </table:table-cell>
        </table:table-row>
        <table:table-row table:style-name="ro1">
          <table:table-cell office:value-type="string" calcext:value-type="string">
            <text:p>DontImportJavaLang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string" calcext:value-type="string">
            <text:p>DontImportSun</text:p>
          </table:table-cell>
          <table:table-cell office:value-type="float" office:value="0.3743" calcext:value-type="float">
            <text:p>0.3743</text:p>
          </table:table-cell>
        </table:table-row>
        <table:table-row table:style-name="ro1">
          <table:table-cell office:value-type="string" calcext:value-type="string">
            <text:p>DontUseFloatTypeForLoopIndices</text:p>
          </table:table-cell>
          <table:table-cell office:value-type="float" office:value="0.0135" calcext:value-type="float">
            <text:p>0.0135</text:p>
          </table:table-cell>
        </table:table-row>
        <table:table-row table:style-name="ro1">
          <table:table-cell office:value-type="string" calcext:value-type="string">
            <text:p>DoubleBraceInitialization</text:p>
          </table:table-cell>
          <table:table-cell office:value-type="float" office:value="0.0917" calcext:value-type="float">
            <text:p>0.0917</text:p>
          </table:table-cell>
        </table:table-row>
        <table:table-row table:style-name="ro1">
          <table:table-cell office:value-type="string" calcext:value-type="string">
            <text:p>DoubleCheckedLocking</text:p>
          </table:table-cell>
          <table:table-cell office:value-type="float" office:value="0.5238" calcext:value-type="float">
            <text:p>0.5238</text:p>
          </table:table-cell>
        </table:table-row>
        <table:table-row table:style-name="ro1">
          <table:table-cell office:value-type="string" calcext:value-type="string">
            <text:p>DuplicateImports</text:p>
          </table:table-cell>
          <table:table-cell office:value-type="float" office:value="0.367" calcext:value-type="float">
            <text:p>0.367</text:p>
          </table:table-cell>
        </table:table-row>
        <table:table-row table:style-name="ro1">
          <table:table-cell office:value-type="string" calcext:value-type="string">
            <text:p>EmptyCatchBlock</text:p>
          </table:table-cell>
          <table:table-cell office:value-type="float" office:value="0.0644" calcext:value-type="float">
            <text:p>0.0644</text:p>
          </table:table-cell>
        </table:table-row>
        <table:table-row table:style-name="ro1">
          <table:table-cell office:value-type="string" calcext:value-type="string">
            <text:p>EmptyFinalizer</text:p>
          </table:table-cell>
          <table:table-cell office:value-type="float" office:value="0.256" calcext:value-type="float">
            <text:p>0.256</text:p>
          </table:table-cell>
        </table:table-row>
        <table:table-row table:style-name="ro1">
          <table:table-cell office:value-type="string" calcext:value-type="string">
            <text:p>EmptyFinallyBlock</text:p>
          </table:table-cell>
          <table:table-cell office:value-type="float" office:value="0.0035" calcext:value-type="float">
            <text:p>0.0035</text:p>
          </table:table-cell>
        </table:table-row>
        <table:table-row table:style-name="ro1">
          <table:table-cell office:value-type="string" calcext:value-type="string">
            <text:p>EmptyIfStmt</text:p>
          </table:table-cell>
          <table:table-cell office:value-type="float" office:value="0.0513" calcext:value-type="float">
            <text:p>0.0513</text:p>
          </table:table-cell>
        </table:table-row>
        <table:table-row table:style-name="ro1">
          <table:table-cell office:value-type="string" calcext:value-type="string">
            <text:p>EmptyInitializer</text:p>
          </table:table-cell>
          <table:table-cell office:value-type="float" office:value="0.0032" calcext:value-type="float">
            <text:p>0.0032</text:p>
          </table:table-cell>
        </table:table-row>
        <table:table-row table:style-name="ro1">
          <table:table-cell office:value-type="string" calcext:value-type="string">
            <text:p>EmptyMethodInAbstractClassShouldBeAbstract</text:p>
          </table:table-cell>
          <table:table-cell office:value-type="float" office:value="0.1192" calcext:value-type="float">
            <text:p>0.1192</text:p>
          </table:table-cell>
        </table:table-row>
        <table:table-row table:style-name="ro1">
          <table:table-cell office:value-type="string" calcext:value-type="string">
            <text:p>EmptyStatementBlock</text:p>
          </table:table-cell>
          <table:table-cell office:value-type="float" office:value="0.4031" calcext:value-type="float">
            <text:p>0.4031</text:p>
          </table:table-cell>
        </table:table-row>
        <table:table-row table:style-name="ro1">
          <table:table-cell office:value-type="string" calcext:value-type="string">
            <text:p>EmptyStatementNotInLoop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string" calcext:value-type="string">
            <text:p>EmptySwitchStatements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string" calcext:value-type="string">
            <text:p>EmptySynchronizedBlock</text:p>
          </table:table-cell>
          <table:table-cell office:value-type="float" office:value="0.0035" calcext:value-type="float">
            <text:p>0.0035</text:p>
          </table:table-cell>
        </table:table-row>
        <table:table-row table:style-name="ro1">
          <table:table-cell office:value-type="string" calcext:value-type="string">
            <text:p>EmptyTryBlock</text:p>
          </table:table-cell>
          <table:table-cell office:value-type="float" office:value="0.0116" calcext:value-type="float">
            <text:p>0.0116</text:p>
          </table:table-cell>
        </table:table-row>
        <table:table-row table:style-name="ro1">
          <table:table-cell office:value-type="string" calcext:value-type="string">
            <text:p>EmptyWhileStmt</text:p>
          </table:table-cell>
          <table:table-cell office:value-type="float" office:value="0.0034" calcext:value-type="float">
            <text:p>0.0034</text:p>
          </table:table-cell>
        </table:table-row>
        <table:table-row table:style-name="ro1">
          <table:table-cell office:value-type="string" calcext:value-type="string">
            <text:p>EqualsNull</text:p>
          </table:table-cell>
          <table:table-cell office:value-type="float" office:value="2.1962" calcext:value-type="float">
            <text:p>2.1962</text:p>
          </table:table-cell>
        </table:table-row>
        <table:table-row table:style-name="ro1">
          <table:table-cell office:value-type="string" calcext:value-type="string">
            <text:p>ExceptionAsFlowControl</text:p>
          </table:table-cell>
          <table:table-cell office:value-type="float" office:value="0.3572" calcext:value-type="float">
            <text:p>0.3572</text:p>
          </table:table-cell>
        </table:table-row>
        <table:table-row table:style-name="ro1">
          <table:table-cell office:value-type="string" calcext:value-type="string">
            <text:p>ExcessiveClassLength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 office:value-type="string" calcext:value-type="string">
            <text:p>ExcessiveImports</text:p>
          </table:table-cell>
          <table:table-cell office:value-type="float" office:value="0.4222" calcext:value-type="float">
            <text:p>0.4222</text:p>
          </table:table-cell>
        </table:table-row>
        <table:table-row table:style-name="ro1">
          <table:table-cell office:value-type="string" calcext:value-type="string">
            <text:p>ExcessiveMethodLength</text:p>
          </table:table-cell>
          <table:table-cell office:value-type="float" office:value="0.5375" calcext:value-type="float">
            <text:p>0.5375</text:p>
          </table:table-cell>
        </table:table-row>
        <table:table-row table:style-name="ro1">
          <table:table-cell office:value-type="string" calcext:value-type="string">
            <text:p>ExcessiveParameterList</text:p>
          </table:table-cell>
          <table:table-cell office:value-type="float" office:value="0.3801" calcext:value-type="float">
            <text:p>0.3801</text:p>
          </table:table-cell>
        </table:table-row>
        <table:table-row table:style-name="ro1">
          <table:table-cell office:value-type="string" calcext:value-type="string">
            <text:p>ExcessivePublicCount</text:p>
          </table:table-cell>
          <table:table-cell office:value-type="float" office:value="0.3508" calcext:value-type="float">
            <text:p>0.3508</text:p>
          </table:table-cell>
        </table:table-row>
        <table:table-row table:style-name="ro1">
          <table:table-cell office:value-type="string" calcext:value-type="string">
            <text:p>ExtendsObject</text:p>
          </table:table-cell>
          <table:table-cell office:value-type="float" office:value="0.0219" calcext:value-type="float">
            <text:p>0.0219</text:p>
          </table:table-cell>
        </table:table-row>
        <table:table-row table:style-name="ro1">
          <table:table-cell office:value-type="string" calcext:value-type="string">
            <text:p>FieldDeclarationsShouldBeAtStartOfClass</text:p>
          </table:table-cell>
          <table:table-cell office:value-type="float" office:value="0.3484" calcext:value-type="float">
            <text:p>0.3484</text:p>
          </table:table-cell>
        </table:table-row>
        <table:table-row table:style-name="ro1">
          <table:table-cell office:value-type="string" calcext:value-type="string">
            <text:p>FieldNamingConventions</text:p>
          </table:table-cell>
          <table:table-cell office:value-type="float" office:value="0.0511" calcext:value-type="float">
            <text:p>0.0511</text:p>
          </table:table-cell>
        </table:table-row>
        <table:table-row table:style-name="ro1">
          <table:table-cell office:value-type="string" calcext:value-type="string">
            <text:p>FinalFieldCouldBeStatic</text:p>
          </table:table-cell>
          <table:table-cell office:value-type="float" office:value="0.0891" calcext:value-type="float">
            <text:p>0.0891</text:p>
          </table:table-cell>
        </table:table-row>
        <table:table-row table:style-name="ro1">
          <table:table-cell office:value-type="string" calcext:value-type="string">
            <text:p>FinalizeDoesNotCallSuperFinalize</text:p>
          </table:table-cell>
          <table:table-cell office:value-type="float" office:value="0.2603" calcext:value-type="float">
            <text:p>0.2603</text:p>
          </table:table-cell>
        </table:table-row>
        <table:table-row table:style-name="ro1">
          <table:table-cell office:value-type="string" calcext:value-type="string">
            <text:p>FinalizeOnlyCallsSuperFinalize</text:p>
          </table:table-cell>
          <table:table-cell office:value-type="float" office:value="0.2999" calcext:value-type="float">
            <text:p>0.2999</text:p>
          </table:table-cell>
        </table:table-row>
        <table:table-row table:style-name="ro1">
          <table:table-cell office:value-type="string" calcext:value-type="string">
            <text:p>FinalizeOverloaded</text:p>
          </table:table-cell>
          <table:table-cell office:value-type="float" office:value="0.2631" calcext:value-type="float">
            <text:p>0.2631</text:p>
          </table:table-cell>
        </table:table-row>
        <table:table-row table:style-name="ro1">
          <table:table-cell office:value-type="string" calcext:value-type="string">
            <text:p>FinalizeShouldBeProtected</text:p>
          </table:table-cell>
          <table:table-cell office:value-type="float" office:value="0.2321" calcext:value-type="float">
            <text:p>0.2321</text:p>
          </table:table-cell>
        </table:table-row>
        <table:table-row table:style-name="ro1">
          <table:table-cell office:value-type="string" calcext:value-type="string">
            <text:p>ForLoopCanBeForeach</text:p>
          </table:table-cell>
          <table:table-cell office:value-type="float" office:value="0.2585" calcext:value-type="float">
            <text:p>0.2585</text:p>
          </table:table-cell>
        </table:table-row>
        <table:table-row table:style-name="ro1">
          <table:table-cell office:value-type="string" calcext:value-type="string">
            <text:p>ForLoopShouldBeWhileLoop</text:p>
          </table:table-cell>
          <table:table-cell office:value-type="float" office:value="0.0118" calcext:value-type="float">
            <text:p>0.0118</text:p>
          </table:table-cell>
        </table:table-row>
        <table:table-row table:style-name="ro1">
          <table:table-cell office:value-type="string" calcext:value-type="string">
            <text:p>ForLoopVariableCount</text:p>
          </table:table-cell>
          <table:table-cell office:value-type="float" office:value="0.0126" calcext:value-type="float">
            <text:p>0.0126</text:p>
          </table:table-cell>
        </table:table-row>
        <table:table-row table:style-name="ro1">
          <table:table-cell office:value-type="string" calcext:value-type="string">
            <text:p>FormalParameterNamingConventions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string" calcext:value-type="string">
            <text:p>GenericsNaming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GodClass</text:p>
          </table:table-cell>
          <table:table-cell office:value-type="float" office:value="1.8332" calcext:value-type="float">
            <text:p>1.8332</text:p>
          </table:table-cell>
        </table:table-row>
        <table:table-row table:style-name="ro1">
          <table:table-cell office:value-type="string" calcext:value-type="string">
            <text:p>GuardLogStatement</text:p>
          </table:table-cell>
          <table:table-cell office:value-type="float" office:value="0.4215" calcext:value-type="float">
            <text:p>0.4215</text:p>
          </table:table-cell>
        </table:table-row>
        <table:table-row table:style-name="ro1">
          <table:table-cell office:value-type="string" calcext:value-type="string">
            <text:p>HardCodedCryptoKey</text:p>
          </table:table-cell>
          <table:table-cell office:value-type="float" office:value="0.0152" calcext:value-type="float">
            <text:p>0.0152</text:p>
          </table:table-cell>
        </table:table-row>
        <table:table-row table:style-name="ro1">
          <table:table-cell office:value-type="string" calcext:value-type="string">
            <text:p>IdempotentOperations</text:p>
          </table:table-cell>
          <table:table-cell office:value-type="float" office:value="0.3612" calcext:value-type="float">
            <text:p>0.3612</text:p>
          </table:table-cell>
        </table:table-row>
        <table:table-row table:style-name="ro1">
          <table:table-cell office:value-type="string" calcext:value-type="string">
            <text:p>IdenticalCatchBranches</text:p>
          </table:table-cell>
          <table:table-cell office:value-type="float" office:value="0.3868" calcext:value-type="float">
            <text:p>0.3868</text:p>
          </table:table-cell>
        </table:table-row>
        <table:table-row table:style-name="ro1">
          <table:table-cell office:value-type="string" calcext:value-type="string">
            <text:p>ImmutableField</text:p>
          </table:table-cell>
          <table:table-cell office:value-type="float" office:value="0.9733" calcext:value-type="float">
            <text:p>0.9733</text:p>
          </table:table-cell>
        </table:table-row>
        <table:table-row table:style-name="ro1">
          <table:table-cell office:value-type="string" calcext:value-type="string">
            <text:p>ImportFromSamePackage</text:p>
          </table:table-cell>
          <table:table-cell office:value-type="float" office:value="0.3718" calcext:value-type="float">
            <text:p>0.3718</text:p>
          </table:table-cell>
        </table:table-row>
        <table:table-row table:style-name="ro1">
          <table:table-cell office:value-type="string" calcext:value-type="string">
            <text:p>InefficientEmptyStringCheck</text:p>
          </table:table-cell>
          <table:table-cell office:value-type="float" office:value="0.2535" calcext:value-type="float">
            <text:p>0.2535</text:p>
          </table:table-cell>
        </table:table-row>
        <table:table-row table:style-name="ro1">
          <table:table-cell office:value-type="string" calcext:value-type="string">
            <text:p>InefficientStringBuffering</text:p>
          </table:table-cell>
          <table:table-cell office:value-type="float" office:value="0.3724" calcext:value-type="float">
            <text:p>0.3724</text:p>
          </table:table-cell>
        </table:table-row>
        <table:table-row table:style-name="ro1">
          <table:table-cell office:value-type="string" calcext:value-type="string">
            <text:p>InsecureCryptoIv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InstantiationToGetClass</text:p>
          </table:table-cell>
          <table:table-cell office:value-type="float" office:value="0.7388" calcext:value-type="float">
            <text:p>0.7388</text:p>
          </table:table-cell>
        </table:table-row>
        <table:table-row table:style-name="ro1">
          <table:table-cell office:value-type="string" calcext:value-type="string">
            <text:p>InsufficientStringBufferDeclaration</text:p>
          </table:table-cell>
          <table:table-cell office:value-type="float" office:value="0.5006" calcext:value-type="float">
            <text:p>0.5006</text:p>
          </table:table-cell>
        </table:table-row>
        <table:table-row table:style-name="ro1">
          <table:table-cell office:value-type="string" calcext:value-type="string">
            <text:p>IntegerInstantiation</text:p>
          </table:table-cell>
          <table:table-cell office:value-type="float" office:value="0.1198" calcext:value-type="float">
            <text:p>0.1198</text:p>
          </table:table-cell>
        </table:table-row>
        <table:table-row table:style-name="ro1">
          <table:table-cell office:value-type="string" calcext:value-type="string">
            <text:p>InvalidLogMessageFormat</text:p>
          </table:table-cell>
          <table:table-cell office:value-type="float" office:value="0.1613" calcext:value-type="float">
            <text:p>0.1613</text:p>
          </table:table-cell>
        </table:table-row>
        <table:table-row table:style-name="ro1">
          <table:table-cell office:value-type="string" calcext:value-type="string">
            <text:p>JUnit4SuitesShouldUseSuiteAnnotation</text:p>
          </table:table-cell>
          <table:table-cell office:value-type="float" office:value="0.5405" calcext:value-type="float">
            <text:p>0.5405</text:p>
          </table:table-cell>
        </table:table-row>
        <table:table-row table:style-name="ro1">
          <table:table-cell office:value-type="string" calcext:value-type="string">
            <text:p>JUnit4TestShouldUseAfterAnnotation</text:p>
          </table:table-cell>
          <table:table-cell office:value-type="float" office:value="0.4339" calcext:value-type="float">
            <text:p>0.4339</text:p>
          </table:table-cell>
        </table:table-row>
        <table:table-row table:style-name="ro1">
          <table:table-cell office:value-type="string" calcext:value-type="string">
            <text:p>JUnit4TestShouldUseBeforeAnnotation</text:p>
          </table:table-cell>
          <table:table-cell office:value-type="float" office:value="0.3562" calcext:value-type="float">
            <text:p>0.3562</text:p>
          </table:table-cell>
        </table:table-row>
        <table:table-row table:style-name="ro1">
          <table:table-cell office:value-type="string" calcext:value-type="string">
            <text:p>JUnit4TestShouldUseTestAnnotation</text:p>
          </table:table-cell>
          <table:table-cell office:value-type="float" office:value="0.2402" calcext:value-type="float">
            <text:p>0.2402</text:p>
          </table:table-cell>
        </table:table-row>
        <table:table-row table:style-name="ro1">
          <table:table-cell office:value-type="string" calcext:value-type="string">
            <text:p>JUnitAssertionsShouldIncludeMessage</text:p>
          </table:table-cell>
          <table:table-cell office:value-type="float" office:value="1.3782" calcext:value-type="float">
            <text:p>1.3782</text:p>
          </table:table-cell>
        </table:table-row>
        <table:table-row table:style-name="ro1">
          <table:table-cell office:value-type="string" calcext:value-type="string">
            <text:p>JUnitSpelling</text:p>
          </table:table-cell>
          <table:table-cell office:value-type="float" office:value="1.4518" calcext:value-type="float">
            <text:p>1.4518</text:p>
          </table:table-cell>
        </table:table-row>
        <table:table-row table:style-name="ro1">
          <table:table-cell office:value-type="string" calcext:value-type="string">
            <text:p>JUnitStaticSuite</text:p>
          </table:table-cell>
          <table:table-cell office:value-type="float" office:value="1.2948" calcext:value-type="float">
            <text:p>1.2948</text:p>
          </table:table-cell>
        </table:table-row>
        <table:table-row table:style-name="ro1">
          <table:table-cell office:value-type="string" calcext:value-type="string">
            <text:p>JUnitTestContainsTooManyAsserts</text:p>
          </table:table-cell>
          <table:table-cell office:value-type="float" office:value="1.7869" calcext:value-type="float">
            <text:p>1.7869</text:p>
          </table:table-cell>
        </table:table-row>
        <table:table-row table:style-name="ro1">
          <table:table-cell office:value-type="string" calcext:value-type="string">
            <text:p>JUnitTestsShouldIncludeAssert</text:p>
          </table:table-cell>
          <table:table-cell office:value-type="float" office:value="2.6259" calcext:value-type="float">
            <text:p>2.6259</text:p>
          </table:table-cell>
        </table:table-row>
        <table:table-row table:style-name="ro1">
          <table:table-cell office:value-type="string" calcext:value-type="string">
            <text:p>JUnitUseExpected</text:p>
          </table:table-cell>
          <table:table-cell office:value-type="float" office:value="1.3158" calcext:value-type="float">
            <text:p>1.3158</text:p>
          </table:table-cell>
        </table:table-row>
        <table:table-row table:style-name="ro1">
          <table:table-cell office:value-type="string" calcext:value-type="string">
            <text:p>JumbledIncrementer</text:p>
          </table:table-cell>
          <table:table-cell office:value-type="float" office:value="0.0168" calcext:value-type="float">
            <text:p>0.0168</text:p>
          </table:table-cell>
        </table:table-row>
        <table:table-row table:style-name="ro1">
          <table:table-cell office:value-type="string" calcext:value-type="string">
            <text:p>LawOfDemeter</text:p>
          </table:table-cell>
          <table:table-cell office:value-type="float" office:value="3.2076" calcext:value-type="float">
            <text:p>3.2076</text:p>
          </table:table-cell>
        </table:table-row>
        <table:table-row table:style-name="ro1">
          <table:table-cell office:value-type="string" calcext:value-type="string">
            <text:p>LinguisticNaming</text:p>
          </table:table-cell>
          <table:table-cell office:value-type="float" office:value="0.2246" calcext:value-type="float">
            <text:p>0.2246</text:p>
          </table:table-cell>
        </table:table-row>
        <table:table-row table:style-name="ro1">
          <table:table-cell office:value-type="string" calcext:value-type="string">
            <text:p>LocalHomeNamingConvention</text:p>
          </table:table-cell>
          <table:table-cell office:value-type="float" office:value="0.0375" calcext:value-type="float">
            <text:p>0.0375</text:p>
          </table:table-cell>
        </table:table-row>
        <table:table-row table:style-name="ro1">
          <table:table-cell office:value-type="string" calcext:value-type="string">
            <text:p>LocalInterfaceSessionNamingConvention</text:p>
          </table:table-cell>
          <table:table-cell office:value-type="float" office:value="0.0279" calcext:value-type="float">
            <text:p>0.0279</text:p>
          </table:table-cell>
        </table:table-row>
        <table:table-row table:style-name="ro1">
          <table:table-cell office:value-type="string" calcext:value-type="string">
            <text:p>LocalVariableCouldBeFinal</text:p>
          </table:table-cell>
          <table:table-cell office:value-type="float" office:value="0.6447" calcext:value-type="float">
            <text:p>0.6447</text:p>
          </table:table-cell>
        </table:table-row>
        <table:table-row table:style-name="ro1">
          <table:table-cell office:value-type="string" calcext:value-type="string">
            <text:p>LocalVariableNamingConventions</text:p>
          </table:table-cell>
          <table:table-cell office:value-type="float" office:value="0.0508" calcext:value-type="float">
            <text:p>0.0508</text:p>
          </table:table-cell>
        </table:table-row>
        <table:table-row table:style-name="ro1">
          <table:table-cell office:value-type="string" calcext:value-type="string">
            <text:p>LogicInversion</text:p>
          </table:table-cell>
          <table:table-cell office:value-type="float" office:value="0.0178" calcext:value-type="float">
            <text:p>0.0178</text:p>
          </table:table-cell>
        </table:table-row>
        <table:table-row table:style-name="ro1">
          <table:table-cell office:value-type="string" calcext:value-type="string">
            <text:p>LongInstantiation</text:p>
          </table:table-cell>
          <table:table-cell office:value-type="float" office:value="0.1139" calcext:value-type="float">
            <text:p>0.1139</text:p>
          </table:table-cell>
        </table:table-row>
        <table:table-row table:style-name="ro1">
          <table:table-cell office:value-type="string" calcext:value-type="string">
            <text:p>LongVariable</text:p>
          </table:table-cell>
          <table:table-cell office:value-type="float" office:value="0.6319" calcext:value-type="float">
            <text:p>0.6319</text:p>
          </table:table-cell>
        </table:table-row>
        <table:table-row table:style-name="ro1">
          <table:table-cell office:value-type="string" calcext:value-type="string">
            <text:p>LooseCoupling</text:p>
          </table:table-cell>
          <table:table-cell office:value-type="float" office:value="0.4741" calcext:value-type="float">
            <text:p>0.4741</text:p>
          </table:table-cell>
        </table:table-row>
        <table:table-row table:style-name="ro1">
          <table:table-cell office:value-type="string" calcext:value-type="string">
            <text:p>MDBAndSessionBeanNamingConvention</text:p>
          </table:table-cell>
          <table:table-cell office:value-type="float" office:value="0.0317" calcext:value-type="float">
            <text:p>0.0317</text:p>
          </table:table-cell>
        </table:table-row>
        <table:table-row table:style-name="ro1">
          <table:table-cell office:value-type="string" calcext:value-type="string">
            <text:p>MethodArgumentCouldBeFinal</text:p>
          </table:table-cell>
          <table:table-cell office:value-type="float" office:value="0.6007" calcext:value-type="float">
            <text:p>0.6007</text:p>
          </table:table-cell>
        </table:table-row>
        <table:table-row table:style-name="ro1">
          <table:table-cell office:value-type="string" calcext:value-type="string">
            <text:p>MethodNamingConventions</text:p>
          </table:table-cell>
          <table:table-cell office:value-type="float" office:value="0.4603" calcext:value-type="float">
            <text:p>0.4603</text:p>
          </table:table-cell>
        </table:table-row>
        <table:table-row table:style-name="ro1">
          <table:table-cell office:value-type="string" calcext:value-type="string">
            <text:p>MethodReturnsInternalArray</text:p>
          </table:table-cell>
          <table:table-cell office:value-type="float" office:value="0.1745" calcext:value-type="float">
            <text:p>0.1745</text:p>
          </table:table-cell>
        </table:table-row>
        <table:table-row table:style-name="ro1">
          <table:table-cell office:value-type="string" calcext:value-type="string">
            <text:p>MethodWithSameNameAsEnclosingClass</text:p>
          </table:table-cell>
          <table:table-cell office:value-type="float" office:value="0.6305" calcext:value-type="float">
            <text:p>0.6305</text:p>
          </table:table-cell>
        </table:table-row>
        <table:table-row table:style-name="ro1">
          <table:table-cell office:value-type="string" calcext:value-type="string">
            <text:p>MisplacedNullCheck</text:p>
          </table:table-cell>
          <table:table-cell office:value-type="float" office:value="0.0269" calcext:value-type="float">
            <text:p>0.0269</text:p>
          </table:table-cell>
        </table:table-row>
        <table:table-row table:style-name="ro1">
          <table:table-cell office:value-type="string" calcext:value-type="string">
            <text:p>MissingBreakInSwitch</text:p>
          </table:table-cell>
          <table:table-cell office:value-type="float" office:value="0.0235" calcext:value-type="float">
            <text:p>0.0235</text:p>
          </table:table-cell>
        </table:table-row>
        <table:table-row table:style-name="ro1">
          <table:table-cell office:value-type="string" calcext:value-type="string">
            <text:p>MissingOverride</text:p>
          </table:table-cell>
          <table:table-cell office:value-type="float" office:value="0.3998" calcext:value-type="float">
            <text:p>0.3998</text:p>
          </table:table-cell>
        </table:table-row>
        <table:table-row table:style-name="ro1">
          <table:table-cell office:value-type="string" calcext:value-type="string">
            <text:p>MissingSerialVersionUID</text:p>
          </table:table-cell>
          <table:table-cell office:value-type="float" office:value="0.0544" calcext:value-type="float">
            <text:p>0.0544</text:p>
          </table:table-cell>
        </table:table-row>
        <table:table-row table:style-name="ro1">
          <table:table-cell office:value-type="string" calcext:value-type="string">
            <text:p>MissingStaticMethodInNonInstantiatableClass</text:p>
          </table:table-cell>
          <table:table-cell office:value-type="float" office:value="1.285" calcext:value-type="float">
            <text:p>1.285</text:p>
          </table:table-cell>
        </table:table-row>
        <table:table-row table:style-name="ro1">
          <table:table-cell office:value-type="string" calcext:value-type="string">
            <text:p>MoreThanOneLogger</text:p>
          </table:table-cell>
          <table:table-cell office:value-type="float" office:value="0.6728" calcext:value-type="float">
            <text:p>0.6728</text:p>
          </table:table-cell>
        </table:table-row>
        <table:table-row table:style-name="ro1">
          <table:table-cell office:value-type="string" calcext:value-type="string">
            <text:p>NPathComplexity</text:p>
          </table:table-cell>
          <table:table-cell office:value-type="float" office:value="0.5245" calcext:value-type="float">
            <text:p>0.5245</text:p>
          </table:table-cell>
        </table:table-row>
        <table:table-row table:style-name="ro1">
          <table:table-cell office:value-type="string" calcext:value-type="string">
            <text:p>NcssCount</text:p>
          </table:table-cell>
          <table:table-cell office:value-type="float" office:value="0.5814" calcext:value-type="float">
            <text:p>0.5814</text:p>
          </table:table-cell>
        </table:table-row>
        <table:table-row table:style-name="ro1">
          <table:table-cell office:value-type="string" calcext:value-type="string">
            <text:p>NoPackage</text:p>
          </table:table-cell>
          <table:table-cell office:value-type="float" office:value="0.0254" calcext:value-type="float">
            <text:p>0.0254</text:p>
          </table:table-cell>
        </table:table-row>
        <table:table-row table:style-name="ro1">
          <table:table-cell office:value-type="string" calcext:value-type="string">
            <text:p>NonCaseLabelInSwitchStatement</text:p>
          </table:table-cell>
          <table:table-cell office:value-type="float" office:value="0.0073" calcext:value-type="float">
            <text:p>0.0073</text:p>
          </table:table-cell>
        </table:table-row>
        <table:table-row table:style-name="ro1">
          <table:table-cell office:value-type="string" calcext:value-type="string">
            <text:p>NonStaticInitializer</text:p>
          </table:table-cell>
          <table:table-cell office:value-type="float" office:value="0.0067" calcext:value-type="float">
            <text:p>0.0067</text:p>
          </table:table-cell>
        </table:table-row>
        <table:table-row table:style-name="ro1">
          <table:table-cell office:value-type="string" calcext:value-type="string">
            <text:p>NonThreadSafeSingleton</text:p>
          </table:table-cell>
          <table:table-cell office:value-type="float" office:value="0.3963" calcext:value-type="float">
            <text:p>0.3963</text:p>
          </table:table-cell>
        </table:table-row>
        <table:table-row table:style-name="ro1">
          <table:table-cell office:value-type="string" calcext:value-type="string">
            <text:p>NullAssignment</text:p>
          </table:table-cell>
          <table:table-cell office:value-type="float" office:value="0.0217" calcext:value-type="float">
            <text:p>0.0217</text:p>
          </table:table-cell>
        </table:table-row>
        <table:table-row table:style-name="ro1">
          <table:table-cell office:value-type="string" calcext:value-type="string">
            <text:p>OneDeclarationPerLine</text:p>
          </table:table-cell>
          <table:table-cell office:value-type="float" office:value="0.2999" calcext:value-type="float">
            <text:p>0.2999</text:p>
          </table:table-cell>
        </table:table-row>
        <table:table-row table:style-name="ro1">
          <table:table-cell office:value-type="string" calcext:value-type="string">
            <text:p>OnlyOneReturn</text:p>
          </table:table-cell>
          <table:table-cell office:value-type="float" office:value="0.3458" calcext:value-type="float">
            <text:p>0.3458</text:p>
          </table:table-cell>
        </table:table-row>
        <table:table-row table:style-name="ro1">
          <table:table-cell office:value-type="string" calcext:value-type="string">
            <text:p>OptimizableToArrayCall</text:p>
          </table:table-cell>
          <table:table-cell office:value-type="float" office:value="1.4943" calcext:value-type="float">
            <text:p>1.4943</text:p>
          </table:table-cell>
        </table:table-row>
        <table:table-row table:style-name="ro1">
          <table:table-cell office:value-type="string" calcext:value-type="string">
            <text:p>OverrideBothEqualsAndHashcode</text:p>
          </table:table-cell>
          <table:table-cell office:value-type="float" office:value="0.4522" calcext:value-type="float">
            <text:p>0.4522</text:p>
          </table:table-cell>
        </table:table-row>
        <table:table-row table:style-name="ro1">
          <table:table-cell office:value-type="string" calcext:value-type="string">
            <text:p>PackageCase</text:p>
          </table:table-cell>
          <table:table-cell office:value-type="float" office:value="0.0642" calcext:value-type="float">
            <text:p>0.0642</text:p>
          </table:table-cell>
        </table:table-row>
        <table:table-row table:style-name="ro1">
          <table:table-cell office:value-type="string" calcext:value-type="string">
            <text:p>PositionLiteralsFirstInCaseInsensitiveComparisons</text:p>
          </table:table-cell>
          <table:table-cell office:value-type="float" office:value="3.7019" calcext:value-type="float">
            <text:p>3.7019</text:p>
          </table:table-cell>
        </table:table-row>
        <table:table-row table:style-name="ro1">
          <table:table-cell office:value-type="string" calcext:value-type="string">
            <text:p>PositionLiteralsFirstInComparisons</text:p>
          </table:table-cell>
          <table:table-cell office:value-type="float" office:value="3.6654" calcext:value-type="float">
            <text:p>3.6654</text:p>
          </table:table-cell>
        </table:table-row>
        <table:table-row table:style-name="ro1">
          <table:table-cell office:value-type="string" calcext:value-type="string">
            <text:p>PrematureDeclaration</text:p>
          </table:table-cell>
          <table:table-cell office:value-type="float" office:value="0.5735" calcext:value-type="float">
            <text:p>0.5735</text:p>
          </table:table-cell>
        </table:table-row>
        <table:table-row table:style-name="ro1">
          <table:table-cell office:value-type="string" calcext:value-type="string">
            <text:p>PreserveStackTrace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ProperCloneImplementation</text:p>
          </table:table-cell>
          <table:table-cell office:value-type="float" office:value="0.0166" calcext:value-type="float">
            <text:p>0.0166</text:p>
          </table:table-cell>
        </table:table-row>
        <table:table-row table:style-name="ro1">
          <table:table-cell office:value-type="string" calcext:value-type="string">
            <text:p>ProperLogger</text:p>
          </table:table-cell>
          <table:table-cell office:value-type="float" office:value="6.6984" calcext:value-type="float">
            <text:p>6.6984</text:p>
          </table:table-cell>
        </table:table-row>
        <table:table-row table:style-name="ro1">
          <table:table-cell office:value-type="string" calcext:value-type="string">
            <text:p>RedundantFieldInitializer</text:p>
          </table:table-cell>
          <table:table-cell office:value-type="float" office:value="0.0311" calcext:value-type="float">
            <text:p>0.0311</text:p>
          </table:table-cell>
        </table:table-row>
        <table:table-row table:style-name="ro1">
          <table:table-cell office:value-type="string" calcext:value-type="string">
            <text:p>RemoteInterfaceNamingConvention</text:p>
          </table:table-cell>
          <table:table-cell office:value-type="float" office:value="0.0335" calcext:value-type="float">
            <text:p>0.0335</text:p>
          </table:table-cell>
        </table:table-row>
        <table:table-row table:style-name="ro1">
          <table:table-cell office:value-type="string" calcext:value-type="string">
            <text:p>RemoteSessionInterfaceNamingConvention</text:p>
          </table:table-cell>
          <table:table-cell office:value-type="float" office:value="0.0279" calcext:value-type="float">
            <text:p>0.0279</text:p>
          </table:table-cell>
        </table:table-row>
        <table:table-row table:style-name="ro1">
          <table:table-cell office:value-type="string" calcext:value-type="string">
            <text:p>ReplaceEnumerationWithIterator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string" calcext:value-type="string">
            <text:p>ReplaceHashtableWithMap</text:p>
          </table:table-cell>
          <table:table-cell office:value-type="float" office:value="0.5246" calcext:value-type="float">
            <text:p>0.5246</text:p>
          </table:table-cell>
        </table:table-row>
        <table:table-row table:style-name="ro1">
          <table:table-cell office:value-type="string" calcext:value-type="string">
            <text:p>ReplaceVectorWithList</text:p>
          </table:table-cell>
          <table:table-cell office:value-type="float" office:value="0.5179" calcext:value-type="float">
            <text:p>0.5179</text:p>
          </table:table-cell>
        </table:table-row>
        <table:table-row table:style-name="ro1">
          <table:table-cell office:value-type="string" calcext:value-type="string">
            <text:p>ReturnEmptyArrayRatherThanNull</text:p>
          </table:table-cell>
          <table:table-cell office:value-type="float" office:value="0.1518" calcext:value-type="float">
            <text:p>0.1518</text:p>
          </table:table-cell>
        </table:table-row>
        <table:table-row table:style-name="ro1">
          <table:table-cell office:value-type="string" calcext:value-type="string">
            <text:p>ReturnFromFinallyBlock</text:p>
          </table:table-cell>
          <table:table-cell office:value-type="float" office:value="0.3737" calcext:value-type="float">
            <text:p>0.3737</text:p>
          </table:table-cell>
        </table:table-row>
        <table:table-row table:style-name="ro1">
          <table:table-cell office:value-type="string" calcext:value-type="string">
            <text:p>ShortClassName</text:p>
          </table:table-cell>
          <table:table-cell office:value-type="float" office:value="0.0767" calcext:value-type="float">
            <text:p>0.0767</text:p>
          </table:table-cell>
        </table:table-row>
        <table:table-row table:style-name="ro1">
          <table:table-cell office:value-type="string" calcext:value-type="string">
            <text:p>ShortInstantiation</text:p>
          </table:table-cell>
          <table:table-cell office:value-type="float" office:value="0.1306" calcext:value-type="float">
            <text:p>0.1306</text:p>
          </table:table-cell>
        </table:table-row>
        <table:table-row table:style-name="ro1">
          <table:table-cell office:value-type="string" calcext:value-type="string">
            <text:p>ShortMethodName</text:p>
          </table:table-cell>
          <table:table-cell office:value-type="float" office:value="0.2878" calcext:value-type="float">
            <text:p>0.2878</text:p>
          </table:table-cell>
        </table:table-row>
        <table:table-row table:style-name="ro1">
          <table:table-cell office:value-type="string" calcext:value-type="string">
            <text:p>ShortVariable</text:p>
          </table:table-cell>
          <table:table-cell office:value-type="float" office:value="0.8323" calcext:value-type="float">
            <text:p>0.8323</text:p>
          </table:table-cell>
        </table:table-row>
        <table:table-row table:style-name="ro1">
          <table:table-cell office:value-type="string" calcext:value-type="string">
            <text:p>SignatureDeclareThrowsException</text:p>
          </table:table-cell>
          <table:table-cell office:value-type="float" office:value="0.5143" calcext:value-type="float">
            <text:p>0.5143</text:p>
          </table:table-cell>
        </table:table-row>
        <table:table-row table:style-name="ro1">
          <table:table-cell office:value-type="string" calcext:value-type="string">
            <text:p>SimpleDateFormatNeedsLocale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1">
          <table:table-cell office:value-type="string" calcext:value-type="string">
            <text:p>SimplifiedTernary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>
          <table:table-cell office:value-type="string" calcext:value-type="string">
            <text:p>SimplifyBooleanAssertion</text:p>
          </table:table-cell>
          <table:table-cell office:value-type="float" office:value="1.7353" calcext:value-type="float">
            <text:p>1.7353</text:p>
          </table:table-cell>
        </table:table-row>
        <table:table-row table:style-name="ro1">
          <table:table-cell office:value-type="string" calcext:value-type="string">
            <text:p>SimplifyBooleanExpressions</text:p>
          </table:table-cell>
          <table:table-cell office:value-type="float" office:value="0.0446" calcext:value-type="float">
            <text:p>0.0446</text:p>
          </table:table-cell>
        </table:table-row>
        <table:table-row table:style-name="ro1">
          <table:table-cell office:value-type="string" calcext:value-type="string">
            <text:p>SimplifyBooleanReturns</text:p>
          </table:table-cell>
          <table:table-cell office:value-type="float" office:value="0.0852" calcext:value-type="float">
            <text:p>0.0852</text:p>
          </table:table-cell>
        </table:table-row>
        <table:table-row table:style-name="ro1">
          <table:table-cell office:value-type="string" calcext:value-type="string">
            <text:p>SimplifyConditional</text:p>
          </table:table-cell>
          <table:table-cell office:value-type="float" office:value="0.8716" calcext:value-type="float">
            <text:p>0.8716</text:p>
          </table:table-cell>
        </table:table-row>
        <table:table-row table:style-name="ro1">
          <table:table-cell office:value-type="string" calcext:value-type="string">
            <text:p>SimplifyStartsWith</text:p>
          </table:table-cell>
          <table:table-cell office:value-type="float" office:value="1.7162" calcext:value-type="float">
            <text:p>1.7162</text:p>
          </table:table-cell>
        </table:table-row>
        <table:table-row table:style-name="ro1">
          <table:table-cell office:value-type="string" calcext:value-type="string">
            <text:p>SingleMethodSingleton</text:p>
          </table:table-cell>
          <table:table-cell office:value-type="float" office:value="0.8415" calcext:value-type="float">
            <text:p>0.8415</text:p>
          </table:table-cell>
        </table:table-row>
        <table:table-row table:style-name="ro1">
          <table:table-cell office:value-type="string" calcext:value-type="string">
            <text:p>SingletonClassReturningNewInstance</text:p>
          </table:table-cell>
          <table:table-cell office:value-type="float" office:value="0.3528" calcext:value-type="float">
            <text:p>0.3528</text:p>
          </table:table-cell>
        </table:table-row>
        <table:table-row table:style-name="ro1">
          <table:table-cell office:value-type="string" calcext:value-type="string">
            <text:p>SingularField</text:p>
          </table:table-cell>
          <table:table-cell office:value-type="float" office:value="0.4906" calcext:value-type="float">
            <text:p>0.4906</text:p>
          </table:table-cell>
        </table:table-row>
        <table:table-row table:style-name="ro1">
          <table:table-cell office:value-type="string" calcext:value-type="string">
            <text:p>StaticEJBFieldShouldBeFinal</text:p>
          </table:table-cell>
          <table:table-cell office:value-type="float" office:value="0.0666" calcext:value-type="float">
            <text:p>0.0666</text:p>
          </table:table-cell>
        </table:table-row>
        <table:table-row table:style-name="ro1">
          <table:table-cell office:value-type="string" calcext:value-type="string">
            <text:p>StringBufferInstantiationWithChar</text:p>
          </table:table-cell>
          <table:table-cell office:value-type="float" office:value="0.2014" calcext:value-type="float">
            <text:p>0.2014</text:p>
          </table:table-cell>
        </table:table-row>
        <table:table-row table:style-name="ro1">
          <table:table-cell office:value-type="string" calcext:value-type="string">
            <text:p>StringInstantiation</text:p>
          </table:table-cell>
          <table:table-cell office:value-type="float" office:value="0.0205" calcext:value-type="float">
            <text:p>0.0205</text:p>
          </table:table-cell>
        </table:table-row>
        <table:table-row table:style-name="ro1">
          <table:table-cell office:value-type="string" calcext:value-type="string">
            <text:p>StringToString</text:p>
          </table:table-cell>
          <table:table-cell office:value-type="float" office:value="0.4738" calcext:value-type="float">
            <text:p>0.4738</text:p>
          </table:table-cell>
        </table:table-row>
        <table:table-row table:style-name="ro1">
          <table:table-cell office:value-type="string" calcext:value-type="string">
            <text:p>SuspiciousEqualsMethodName</text:p>
          </table:table-cell>
          <table:table-cell office:value-type="float" office:value="0.7041" calcext:value-type="float">
            <text:p>0.7041</text:p>
          </table:table-cell>
        </table:table-row>
        <table:table-row table:style-name="ro1">
          <table:table-cell office:value-type="string" calcext:value-type="string">
            <text:p>SuspiciousHashcodeMethodName</text:p>
          </table:table-cell>
          <table:table-cell office:value-type="float" office:value="0.3723" calcext:value-type="float">
            <text:p>0.3723</text:p>
          </table:table-cell>
        </table:table-row>
        <table:table-row table:style-name="ro1">
          <table:table-cell office:value-type="string" calcext:value-type="string">
            <text:p>SuspiciousOctalEscape</text:p>
          </table:table-cell>
          <table:table-cell office:value-type="float" office:value="0.3496" calcext:value-type="float">
            <text:p>0.3496</text:p>
          </table:table-cell>
        </table:table-row>
        <table:table-row table:style-name="ro1">
          <table:table-cell office:value-type="string" calcext:value-type="string">
            <text:p>SwitchDensity</text:p>
          </table:table-cell>
          <table:table-cell office:value-type="float" office:value="0.3714" calcext:value-type="float">
            <text:p>0.3714</text:p>
          </table:table-cell>
        </table:table-row>
        <table:table-row table:style-name="ro1">
          <table:table-cell office:value-type="string" calcext:value-type="string">
            <text:p>SwitchStmtsShouldHaveDefault</text:p>
          </table:table-cell>
          <table:table-cell office:value-type="float" office:value="0.0058" calcext:value-type="float">
            <text:p>0.0058</text:p>
          </table:table-cell>
        </table:table-row>
        <table:table-row table:style-name="ro1">
          <table:table-cell office:value-type="string" calcext:value-type="string">
            <text:p>SystemPrintln</text:p>
          </table:table-cell>
          <table:table-cell office:value-type="float" office:value="1.5664" calcext:value-type="float">
            <text:p>1.5664</text:p>
          </table:table-cell>
        </table:table-row>
        <table:table-row table:style-name="ro1">
          <table:table-cell office:value-type="string" calcext:value-type="string">
            <text:p>TestClassWithoutTestCases</text:p>
          </table:table-cell>
          <table:table-cell office:value-type="float" office:value="1.2077" calcext:value-type="float">
            <text:p>1.2077</text:p>
          </table:table-cell>
        </table:table-row>
        <table:table-row table:style-name="ro1">
          <table:table-cell office:value-type="string" calcext:value-type="string">
            <text:p>TooFewBranchesForASwitchStatement</text:p>
          </table:table-cell>
          <table:table-cell office:value-type="float" office:value="0.0084" calcext:value-type="float">
            <text:p>0.0084</text:p>
          </table:table-cell>
        </table:table-row>
        <table:table-row table:style-name="ro1">
          <table:table-cell office:value-type="string" calcext:value-type="string">
            <text:p>TooManyFields</text:p>
          </table:table-cell>
          <table:table-cell office:value-type="float" office:value="0.338" calcext:value-type="float">
            <text:p>0.338</text:p>
          </table:table-cell>
        </table:table-row>
        <table:table-row table:style-name="ro1">
          <table:table-cell office:value-type="string" calcext:value-type="string">
            <text:p>TooManyMethods</text:p>
          </table:table-cell>
          <table:table-cell office:value-type="float" office:value="0.4615" calcext:value-type="float">
            <text:p>0.4615</text:p>
          </table:table-cell>
        </table:table-row>
        <table:table-row table:style-name="ro1">
          <table:table-cell office:value-type="string" calcext:value-type="string">
            <text:p>TooManyStaticImports</text:p>
          </table:table-cell>
          <table:table-cell office:value-type="float" office:value="0.1926" calcext:value-type="float">
            <text:p>0.1926</text:p>
          </table:table-cell>
        </table:table-row>
        <table:table-row table:style-name="ro1">
          <table:table-cell office:value-type="string" calcext:value-type="string">
            <text:p>UncommentedEmptyConstructor</text:p>
          </table:table-cell>
          <table:table-cell office:value-type="float" office:value="0.0344" calcext:value-type="float">
            <text:p>0.0344</text:p>
          </table:table-cell>
        </table:table-row>
        <table:table-row table:style-name="ro1">
          <table:table-cell office:value-type="string" calcext:value-type="string">
            <text:p>UncommentedEmptyMethodBody</text:p>
          </table:table-cell>
          <table:table-cell office:value-type="float" office:value="0.1113" calcext:value-type="float">
            <text:p>0.1113</text:p>
          </table:table-cell>
        </table:table-row>
        <table:table-row table:style-name="ro1">
          <table:table-cell office:value-type="string" calcext:value-type="string">
            <text:p>UnconditionalIfStatement</text:p>
          </table:table-cell>
          <table:table-cell office:value-type="float" office:value="0.0503" calcext:value-type="float">
            <text:p>0.0503</text:p>
          </table:table-cell>
        </table:table-row>
        <table:table-row table:style-name="ro1">
          <table:table-cell office:value-type="string" calcext:value-type="string">
            <text:p>UnnecessaryAnnotationValueElement</text:p>
          </table:table-cell>
          <table:table-cell office:value-type="float" office:value="0.0299" calcext:value-type="float">
            <text:p>0.0299</text:p>
          </table:table-cell>
        </table:table-row>
        <table:table-row table:style-name="ro1">
          <table:table-cell office:value-type="string" calcext:value-type="string">
            <text:p>UnnecessaryBooleanAssertion</text:p>
          </table:table-cell>
          <table:table-cell office:value-type="float" office:value="1.3658" calcext:value-type="float">
            <text:p>1.3658</text:p>
          </table:table-cell>
        </table:table-row>
        <table:table-row table:style-name="ro1">
          <table:table-cell office:value-type="string" calcext:value-type="string">
            <text:p>UnnecessaryCaseChange</text:p>
          </table:table-cell>
          <table:table-cell office:value-type="float" office:value="0.1887" calcext:value-type="float">
            <text:p>0.1887</text:p>
          </table:table-cell>
        </table:table-row>
        <table:table-row table:style-name="ro1">
          <table:table-cell office:value-type="string" calcext:value-type="string">
            <text:p>UnnecessaryConstructor</text:p>
          </table:table-cell>
          <table:table-cell office:value-type="float" office:value="1.197" calcext:value-type="float">
            <text:p>1.197</text:p>
          </table:table-cell>
        </table:table-row>
        <table:table-row table:style-name="ro1">
          <table:table-cell office:value-type="string" calcext:value-type="string">
            <text:p>UnnecessaryConversionTemporary</text:p>
          </table:table-cell>
          <table:table-cell office:value-type="float" office:value="0.3578" calcext:value-type="float">
            <text:p>0.3578</text:p>
          </table:table-cell>
        </table:table-row>
        <table:table-row table:style-name="ro1">
          <table:table-cell office:value-type="string" calcext:value-type="string">
            <text:p>UnnecessaryFullyQualifiedName</text:p>
          </table:table-cell>
          <table:table-cell office:value-type="float" office:value="0.6641" calcext:value-type="float">
            <text:p>0.6641</text:p>
          </table:table-cell>
        </table:table-row>
        <table:table-row table:style-name="ro1">
          <table:table-cell office:value-type="string" calcext:value-type="string">
            <text:p>UnnecessaryLocalBeforeReturn</text:p>
          </table:table-cell>
          <table:table-cell office:value-type="float" office:value="0.1897" calcext:value-type="float">
            <text:p>0.1897</text:p>
          </table:table-cell>
        </table:table-row>
        <table:table-row table:style-name="ro1">
          <table:table-cell office:value-type="string" calcext:value-type="string">
            <text:p>UnnecessaryModifier</text:p>
          </table:table-cell>
          <table:table-cell office:value-type="float" office:value="0.0593" calcext:value-type="float">
            <text:p>0.0593</text:p>
          </table:table-cell>
        </table:table-row>
        <table:table-row table:style-name="ro1">
          <table:table-cell office:value-type="string" calcext:value-type="string">
            <text:p>UnnecessaryReturn</text:p>
          </table:table-cell>
          <table:table-cell office:value-type="float" office:value="0.2538" calcext:value-type="float">
            <text:p>0.2538</text:p>
          </table:table-cell>
        </table:table-row>
        <table:table-row table:style-name="ro1">
          <table:table-cell office:value-type="string" calcext:value-type="string">
            <text:p>UnnecessaryWrapperObjectCreation</text:p>
          </table:table-cell>
          <table:table-cell office:value-type="float" office:value="0.4635" calcext:value-type="float">
            <text:p>0.4635</text:p>
          </table:table-cell>
        </table:table-row>
        <table:table-row table:style-name="ro1">
          <table:table-cell office:value-type="string" calcext:value-type="string">
            <text:p>UnsynchronizedStaticFormatter</text:p>
          </table:table-cell>
          <table:table-cell office:value-type="float" office:value="0.0153" calcext:value-type="float">
            <text:p>0.0153</text:p>
          </table:table-cell>
        </table:table-row>
        <table:table-row table:style-name="ro1">
          <table:table-cell office:value-type="string" calcext:value-type="string">
            <text:p>UnusedFormalParameter</text:p>
          </table:table-cell>
          <table:table-cell office:value-type="float" office:value="0.0796" calcext:value-type="float">
            <text:p>0.0796</text:p>
          </table:table-cell>
        </table:table-row>
        <table:table-row table:style-name="ro1">
          <table:table-cell office:value-type="string" calcext:value-type="string">
            <text:p>UnusedImports</text:p>
          </table:table-cell>
          <table:table-cell office:value-type="float" office:value="1.3061" calcext:value-type="float">
            <text:p>1.3061</text:p>
          </table:table-cell>
        </table:table-row>
        <table:table-row table:style-name="ro1">
          <table:table-cell office:value-type="string" calcext:value-type="string">
            <text:p>UnusedLocalVariable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string" calcext:value-type="string">
            <text:p>UnusedNullCheckInEquals</text:p>
          </table:table-cell>
          <table:table-cell office:value-type="float" office:value="3.2477" calcext:value-type="float">
            <text:p>3.2477</text:p>
          </table:table-cell>
        </table:table-row>
        <table:table-row table:style-name="ro1">
          <table:table-cell office:value-type="string" calcext:value-type="string">
            <text:p>UnusedPrivateField</text:p>
          </table:table-cell>
          <table:table-cell office:value-type="float" office:value="0.4949" calcext:value-type="float">
            <text:p>0.4949</text:p>
          </table:table-cell>
        </table:table-row>
        <table:table-row table:style-name="ro1">
          <table:table-cell office:value-type="string" calcext:value-type="string">
            <text:p>UnusedPrivateMethod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>
          <table:table-cell office:value-type="string" calcext:value-type="string">
            <text:p>UseArrayListInsteadOfVector</text:p>
          </table:table-cell>
          <table:table-cell office:value-type="float" office:value="0.1413" calcext:value-type="float">
            <text:p>0.1413</text:p>
          </table:table-cell>
        </table:table-row>
        <table:table-row table:style-name="ro1">
          <table:table-cell office:value-type="string" calcext:value-type="string">
            <text:p>UseArraysAsList</text:p>
          </table:table-cell>
          <table:table-cell office:value-type="float" office:value="0.4312" calcext:value-type="float">
            <text:p>0.4312</text:p>
          </table:table-cell>
        </table:table-row>
        <table:table-row table:style-name="ro1">
          <table:table-cell office:value-type="string" calcext:value-type="string">
            <text:p>UseAssertEqualsInsteadOfAssertTrue</text:p>
          </table:table-cell>
          <table:table-cell office:value-type="float" office:value="1.6402" calcext:value-type="float">
            <text:p>1.6402</text:p>
          </table:table-cell>
        </table:table-row>
        <table:table-row table:style-name="ro1">
          <table:table-cell office:value-type="string" calcext:value-type="string">
            <text:p>UseAssertNullInsteadOfAssertTrue</text:p>
          </table:table-cell>
          <table:table-cell office:value-type="float" office:value="1.3918" calcext:value-type="float">
            <text:p>1.3918</text:p>
          </table:table-cell>
        </table:table-row>
        <table:table-row table:style-name="ro1">
          <table:table-cell office:value-type="string" calcext:value-type="string">
            <text:p>UseAssertSameInsteadOfAssertTrue</text:p>
          </table:table-cell>
          <table:table-cell office:value-type="float" office:value="1.4002" calcext:value-type="float">
            <text:p>1.4002</text:p>
          </table:table-cell>
        </table:table-row>
        <table:table-row table:style-name="ro1">
          <table:table-cell office:value-type="string" calcext:value-type="string">
            <text:p>UseAssertTrueInsteadOfAssertEquals</text:p>
          </table:table-cell>
          <table:table-cell office:value-type="float" office:value="2.2155" calcext:value-type="float">
            <text:p>2.2155</text:p>
          </table:table-cell>
        </table:table-row>
        <table:table-row table:style-name="ro1">
          <table:table-cell office:value-type="string" calcext:value-type="string">
            <text:p>UseCollectionIsEmpty</text:p>
          </table:table-cell>
          <table:table-cell office:value-type="float" office:value="0.3348" calcext:value-type="float">
            <text:p>0.3348</text:p>
          </table:table-cell>
        </table:table-row>
        <table:table-row table:style-name="ro1">
          <table:table-cell office:value-type="string" calcext:value-type="string">
            <text:p>UseConcurrentHashMap</text:p>
          </table:table-cell>
          <table:table-cell office:value-type="float" office:value="0.5057" calcext:value-type="float">
            <text:p>0.5057</text:p>
          </table:table-cell>
        </table:table-row>
        <table:table-row table:style-name="ro1">
          <table:table-cell office:value-type="string" calcext:value-type="string">
            <text:p>UseCorrectExceptionLogging</text:p>
          </table:table-cell>
          <table:table-cell office:value-type="float" office:value="0.0542" calcext:value-type="float">
            <text:p>0.0542</text:p>
          </table:table-cell>
        </table:table-row>
        <table:table-row table:style-name="ro1">
          <table:table-cell office:value-type="string" calcext:value-type="string">
            <text:p>UseDiamondOperator</text:p>
          </table:table-cell>
          <table:table-cell office:value-type="float" office:value="2.5838" calcext:value-type="float">
            <text:p>2.5838</text:p>
          </table:table-cell>
        </table:table-row>
        <table:table-row table:style-name="ro1">
          <table:table-cell office:value-type="string" calcext:value-type="string">
            <text:p>UseEqualsToCompareStrings</text:p>
          </table:table-cell>
          <table:table-cell office:value-type="float" office:value="0.0711" calcext:value-type="float">
            <text:p>0.0711</text:p>
          </table:table-cell>
        </table:table-row>
        <table:table-row table:style-name="ro1">
          <table:table-cell office:value-type="string" calcext:value-type="string">
            <text:p>UseIndexOfChar</text:p>
          </table:table-cell>
          <table:table-cell office:value-type="float" office:value="0.4044" calcext:value-type="float">
            <text:p>0.4044</text:p>
          </table:table-cell>
        </table:table-row>
        <table:table-row table:style-name="ro1">
          <table:table-cell office:value-type="string" calcext:value-type="string">
            <text:p>UseLocaleWithCaseConversions</text:p>
          </table:table-cell>
          <table:table-cell office:value-type="float" office:value="3.2332" calcext:value-type="float">
            <text:p>3.2332</text:p>
          </table:table-cell>
        </table:table-row>
        <table:table-row table:style-name="ro1">
          <table:table-cell office:value-type="string" calcext:value-type="string">
            <text:p>UseNotifyAllInsteadOfNotify</text:p>
          </table:table-cell>
          <table:table-cell office:value-type="float" office:value="0.503" calcext:value-type="float">
            <text:p>0.503</text:p>
          </table:table-cell>
        </table:table-row>
        <table:table-row table:style-name="ro1">
          <table:table-cell office:value-type="string" calcext:value-type="string">
            <text:p>UseObjectForClearerAPI</text:p>
          </table:table-cell>
          <table:table-cell office:value-type="float" office:value="0.2583" calcext:value-type="float">
            <text:p>0.2583</text:p>
          </table:table-cell>
        </table:table-row>
        <table:table-row table:style-name="ro1">
          <table:table-cell office:value-type="string" calcext:value-type="string">
            <text:p>UseProperClassLoader</text:p>
          </table:table-cell>
          <table:table-cell office:value-type="float" office:value="0.8426" calcext:value-type="float">
            <text:p>0.8426</text:p>
          </table:table-cell>
        </table:table-row>
        <table:table-row table:style-name="ro1">
          <table:table-cell office:value-type="string" calcext:value-type="string">
            <text:p>UseShortArrayInitializer</text:p>
          </table:table-cell>
          <table:table-cell office:value-type="float" office:value="0.1841" calcext:value-type="float">
            <text:p>0.1841</text:p>
          </table:table-cell>
        </table:table-row>
        <table:table-row table:style-name="ro1">
          <table:table-cell office:value-type="string" calcext:value-type="string">
            <text:p>UseStringBufferForStringAppends</text:p>
          </table:table-cell>
          <table:table-cell office:value-type="float" office:value="0.3759" calcext:value-type="float">
            <text:p>0.3759</text:p>
          </table:table-cell>
        </table:table-row>
        <table:table-row table:style-name="ro1">
          <table:table-cell office:value-type="string" calcext:value-type="string">
            <text:p>UseStringBufferLength</text:p>
          </table:table-cell>
          <table:table-cell office:value-type="float" office:value="0.4003" calcext:value-type="float">
            <text:p>0.4003</text:p>
          </table:table-cell>
        </table:table-row>
        <table:table-row table:style-name="ro1">
          <table:table-cell office:value-type="string" calcext:value-type="string">
            <text:p>UseTryWithResources</text:p>
          </table:table-cell>
          <table:table-cell office:value-type="float" office:value="0.0309" calcext:value-type="float">
            <text:p>0.0309</text:p>
          </table:table-cell>
        </table:table-row>
        <table:table-row table:style-name="ro1">
          <table:table-cell office:value-type="string" calcext:value-type="string">
            <text:p>UseUnderscoresInNumericLiterals</text:p>
          </table:table-cell>
          <table:table-cell office:value-type="float" office:value="1.8799" calcext:value-type="float">
            <text:p>1.8799</text:p>
          </table:table-cell>
        </table:table-row>
        <table:table-row table:style-name="ro1">
          <table:table-cell office:value-type="string" calcext:value-type="string">
            <text:p>UseUtilityClass</text:p>
          </table:table-cell>
          <table:table-cell office:value-type="float" office:value="0.3925" calcext:value-type="float">
            <text:p>0.3925</text:p>
          </table:table-cell>
        </table:table-row>
        <table:table-row table:style-name="ro1">
          <table:table-cell office:value-type="string" calcext:value-type="string">
            <text:p>UseVarargs</text:p>
          </table:table-cell>
          <table:table-cell office:value-type="float" office:value="0.2313" calcext:value-type="float">
            <text:p>0.2313</text:p>
          </table:table-cell>
        </table:table-row>
        <table:table-row table:style-name="ro1">
          <table:table-cell office:value-type="string" calcext:value-type="string">
            <text:p>UselessOperationOnImmutable</text:p>
          </table:table-cell>
          <table:table-cell office:value-type="float" office:value="0.4226" calcext:value-type="float">
            <text:p>0.4226</text:p>
          </table:table-cell>
        </table:table-row>
        <table:table-row table:style-name="ro1">
          <table:table-cell office:value-type="string" calcext:value-type="string">
            <text:p>UselessOverridingMethod</text:p>
          </table:table-cell>
          <table:table-cell office:value-type="float" office:value="0.448" calcext:value-type="float">
            <text:p>0.448</text:p>
          </table:table-cell>
        </table:table-row>
        <table:table-row table:style-name="ro1">
          <table:table-cell office:value-type="string" calcext:value-type="string">
            <text:p>UselessParentheses</text:p>
          </table:table-cell>
          <table:table-cell office:value-type="float" office:value="2.5128" calcext:value-type="float">
            <text:p>2.5128</text:p>
          </table:table-cell>
        </table:table-row>
        <table:table-row table:style-name="ro1">
          <table:table-cell office:value-type="string" calcext:value-type="string">
            <text:p>UselessQualifiedThis</text:p>
          </table:table-cell>
          <table:table-cell office:value-type="float" office:value="3.1086" calcext:value-type="float">
            <text:p>3.1086</text:p>
          </table:table-cell>
        </table:table-row>
        <table:table-row table:style-name="ro1">
          <table:table-cell office:value-type="string" calcext:value-type="string">
            <text:p>UselessStringValueOf</text:p>
          </table:table-cell>
          <table:table-cell office:value-type="float" office:value="0.3533" calcext:value-type="float">
            <text:p>0.3533</text:p>
          </table:table-cell>
        </table:table-row>
        <table:table-row table:style-name="ro1">
          <table:table-cell office:value-type="string" calcext:value-type="string">
            <text:p>WhileLoopWithLiteralBoolean</text:p>
          </table:table-cell>
          <table:table-cell office:value-type="float" office:value="0.0066" calcext:value-type="float">
            <text:p>0.0066</text:p>
          </table:table-cell>
        </table:table-row>
      </table:table>
      <table:table table:name="06_pr2377-positionliteral-javarule-data" table:style-name="ta1">
        <table:table-column table:style-name="co1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MD Benchmark: 06_pr2377-positionliteral-javarule (Fri Apr 17 11:39:10 CEST 2020)</text:p>
          </table:table-cell>
          <table:table-cell/>
        </table:table-row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AbstractClassWithoutAbstractMethod</text:p>
          </table:table-cell>
          <table:table-cell office:value-type="float" office:value="1.6766" calcext:value-type="float">
            <text:p>1.6766</text:p>
          </table:table-cell>
        </table:table-row>
        <table:table-row table:style-name="ro1">
          <table:table-cell office:value-type="string" calcext:value-type="string">
            <text:p>AbstractClassWithoutAnyMethod</text:p>
          </table:table-cell>
          <table:table-cell office:value-type="float" office:value="0.0547" calcext:value-type="float">
            <text:p>0.0547</text:p>
          </table:table-cell>
        </table:table-row>
        <table:table-row table:style-name="ro1">
          <table:table-cell office:value-type="string" calcext:value-type="string">
            <text:p>AddEmptyString</text:p>
          </table:table-cell>
          <table:table-cell office:value-type="float" office:value="0.0554" calcext:value-type="float">
            <text:p>0.0554</text:p>
          </table:table-cell>
        </table:table-row>
        <table:table-row table:style-name="ro1">
          <table:table-cell office:value-type="string" calcext:value-type="string">
            <text:p>AppendCharacterWithChar</text:p>
          </table:table-cell>
          <table:table-cell office:value-type="float" office:value="0.4366" calcext:value-type="float">
            <text:p>0.4366</text:p>
          </table:table-cell>
        </table:table-row>
        <table:table-row table:style-name="ro1">
          <table:table-cell office:value-type="string" calcext:value-type="string">
            <text:p>ArrayIsStoredDirectly</text:p>
          </table:table-cell>
          <table:table-cell office:value-type="float" office:value="0.5878" calcext:value-type="float">
            <text:p>0.5878</text:p>
          </table:table-cell>
        </table:table-row>
        <table:table-row table:style-name="ro1">
          <table:table-cell office:value-type="string" calcext:value-type="string">
            <text:p>AssignmentInOperand</text:p>
          </table:table-cell>
          <table:table-cell office:value-type="float" office:value="0.4246" calcext:value-type="float">
            <text:p>0.4246</text:p>
          </table:table-cell>
        </table:table-row>
        <table:table-row table:style-name="ro1">
          <table:table-cell office:value-type="string" calcext:value-type="string">
            <text:p>AssignmentToNonFinalStatic</text:p>
          </table:table-cell>
          <table:table-cell office:value-type="float" office:value="0.4056" calcext:value-type="float">
            <text:p>0.4056</text:p>
          </table:table-cell>
        </table:table-row>
        <table:table-row table:style-name="ro1">
          <table:table-cell office:value-type="string" calcext:value-type="string">
            <text:p>AtLeastOneConstructor</text:p>
          </table:table-cell>
          <table:table-cell office:value-type="float" office:value="0.7301" calcext:value-type="float">
            <text:p>0.7301</text:p>
          </table:table-cell>
        </table:table-row>
        <table:table-row table:style-name="ro1">
          <table:table-cell office:value-type="string" calcext:value-type="string">
            <text:p>AvoidAccessibilityAlteration</text:p>
          </table:table-cell>
          <table:table-cell office:value-type="float" office:value="3.7092" calcext:value-type="float">
            <text:p>3.7092</text:p>
          </table:table-cell>
        </table:table-row>
        <table:table-row table:style-name="ro1">
          <table:table-cell office:value-type="string" calcext:value-type="string">
            <text:p>AvoidArrayLoops</text:p>
          </table:table-cell>
          <table:table-cell office:value-type="float" office:value="0.4177" calcext:value-type="float">
            <text:p>0.4177</text:p>
          </table:table-cell>
        </table:table-row>
        <table:table-row table:style-name="ro1">
          <table:table-cell office:value-type="string" calcext:value-type="string">
            <text:p>AvoidAssertAsIdentifier</text:p>
          </table:table-cell>
          <table:table-cell office:value-type="float" office:value="0.3925" calcext:value-type="float">
            <text:p>0.3925</text:p>
          </table:table-cell>
        </table:table-row>
        <table:table-row table:style-name="ro1">
          <table:table-cell office:value-type="string" calcext:value-type="string">
            <text:p>AvoidBranchingStatementAsLastInLoop</text:p>
          </table:table-cell>
          <table:table-cell office:value-type="float" office:value="0.0165" calcext:value-type="float">
            <text:p>0.0165</text:p>
          </table:table-cell>
        </table:table-row>
        <table:table-row table:style-name="ro1">
          <table:table-cell office:value-type="string" calcext:value-type="string">
            <text:p>AvoidCallingFinalize</text:p>
          </table:table-cell>
          <table:table-cell office:value-type="float" office:value="0.5115" calcext:value-type="float">
            <text:p>0.5115</text:p>
          </table:table-cell>
        </table:table-row>
        <table:table-row table:style-name="ro1">
          <table:table-cell office:value-type="string" calcext:value-type="string">
            <text:p>AvoidCatchingGenericException</text:p>
          </table:table-cell>
          <table:table-cell office:value-type="float" office:value="0.0298" calcext:value-type="float">
            <text:p>0.0298</text:p>
          </table:table-cell>
        </table:table-row>
        <table:table-row table:style-name="ro1">
          <table:table-cell office:value-type="string" calcext:value-type="string">
            <text:p>AvoidCatchingNPE</text:p>
          </table:table-cell>
          <table:table-cell office:value-type="float" office:value="0.0182" calcext:value-type="float">
            <text:p>0.0182</text:p>
          </table:table-cell>
        </table:table-row>
        <table:table-row table:style-name="ro1">
          <table:table-cell office:value-type="string" calcext:value-type="string">
            <text:p>AvoidCatchingThrowable</text:p>
          </table:table-cell>
          <table:table-cell office:value-type="float" office:value="0.3839" calcext:value-type="float">
            <text:p>0.3839</text:p>
          </table:table-cell>
        </table:table-row>
        <table:table-row table:style-name="ro1">
          <table:table-cell office:value-type="string" calcext:value-type="string">
            <text:p>AvoidDecimalLiteralsInBigDecimalConstructor</text:p>
          </table:table-cell>
          <table:table-cell office:value-type="float" office:value="0.1349" calcext:value-type="float">
            <text:p>0.1349</text:p>
          </table:table-cell>
        </table:table-row>
        <table:table-row table:style-name="ro1">
          <table:table-cell office:value-type="string" calcext:value-type="string">
            <text:p>AvoidDeeplyNestedIfStmts</text:p>
          </table:table-cell>
          <table:table-cell office:value-type="float" office:value="0.4385" calcext:value-type="float">
            <text:p>0.4385</text:p>
          </table:table-cell>
        </table:table-row>
        <table:table-row table:style-name="ro1">
          <table:table-cell office:value-type="string" calcext:value-type="string">
            <text:p>AvoidDollarSigns</text:p>
          </table:table-cell>
          <table:table-cell office:value-type="float" office:value="0.3827" calcext:value-type="float">
            <text:p>0.3827</text:p>
          </table:table-cell>
        </table:table-row>
        <table:table-row table:style-name="ro1">
          <table:table-cell office:value-type="string" calcext:value-type="string">
            <text:p>AvoidDuplicateLiterals</text:p>
          </table:table-cell>
          <table:table-cell office:value-type="float" office:value="0.5609" calcext:value-type="float">
            <text:p>0.5609</text:p>
          </table:table-cell>
        </table:table-row>
        <table:table-row table:style-name="ro1">
          <table:table-cell office:value-type="string" calcext:value-type="string">
            <text:p>AvoidEnumAsIdentifier</text:p>
          </table:table-cell>
          <table:table-cell office:value-type="float" office:value="0.3809" calcext:value-type="float">
            <text:p>0.3809</text:p>
          </table:table-cell>
        </table:table-row>
        <table:table-row table:style-name="ro1">
          <table:table-cell office:value-type="string" calcext:value-type="string">
            <text:p>AvoidFieldNameMatchingMethodName</text:p>
          </table:table-cell>
          <table:table-cell office:value-type="float" office:value="0.4212" calcext:value-type="float">
            <text:p>0.4212</text:p>
          </table:table-cell>
        </table:table-row>
        <table:table-row table:style-name="ro1">
          <table:table-cell office:value-type="string" calcext:value-type="string">
            <text:p>AvoidFieldNameMatchingTypeName</text:p>
          </table:table-cell>
          <table:table-cell office:value-type="float" office:value="0.3572" calcext:value-type="float">
            <text:p>0.3572</text:p>
          </table:table-cell>
        </table:table-row>
        <table:table-row table:style-name="ro1">
          <table:table-cell office:value-type="string" calcext:value-type="string">
            <text:p>AvoidFileStream</text:p>
          </table:table-cell>
          <table:table-cell office:value-type="float" office:value="1.2418" calcext:value-type="float">
            <text:p>1.2418</text:p>
          </table:table-cell>
        </table:table-row>
        <table:table-row table:style-name="ro1">
          <table:table-cell office:value-type="string" calcext:value-type="string">
            <text:p>AvoidInstanceofChecksInCatchClause</text:p>
          </table:table-cell>
          <table:table-cell office:value-type="float" office:value="0.0283" calcext:value-type="float">
            <text:p>0.0283</text:p>
          </table:table-cell>
        </table:table-row>
        <table:table-row table:style-name="ro1">
          <table:table-cell office:value-type="string" calcext:value-type="string">
            <text:p>AvoidInstantiatingObjectsInLoops</text:p>
          </table:table-cell>
          <table:table-cell office:value-type="float" office:value="0.3493" calcext:value-type="float">
            <text:p>0.3493</text:p>
          </table:table-cell>
        </table:table-row>
        <table:table-row table:style-name="ro1">
          <table:table-cell office:value-type="string" calcext:value-type="string">
            <text:p>AvoidLiteralsInIfCondition</text:p>
          </table:table-cell>
          <table:table-cell office:value-type="float" office:value="0.234" calcext:value-type="float">
            <text:p>0.234</text:p>
          </table:table-cell>
        </table:table-row>
        <table:table-row table:style-name="ro1">
          <table:table-cell office:value-type="string" calcext:value-type="string">
            <text:p>AvoidLosingExceptionInformation</text:p>
          </table:table-cell>
          <table:table-cell office:value-type="float" office:value="0.0521" calcext:value-type="float">
            <text:p>0.0521</text:p>
          </table:table-cell>
        </table:table-row>
        <table:table-row table:style-name="ro1">
          <table:table-cell office:value-type="string" calcext:value-type="string">
            <text:p>AvoidMessageDigestField</text:p>
          </table:table-cell>
          <table:table-cell office:value-type="float" office:value="0.1125" calcext:value-type="float">
            <text:p>0.1125</text:p>
          </table:table-cell>
        </table:table-row>
        <table:table-row table:style-name="ro1">
          <table:table-cell office:value-type="string" calcext:value-type="string">
            <text:p>AvoidMultipleUnaryOperators</text:p>
          </table:table-cell>
          <table:table-cell office:value-type="float" office:value="0.0085" calcext:value-type="float">
            <text:p>0.0085</text:p>
          </table:table-cell>
        </table:table-row>
        <table:table-row table:style-name="ro1">
          <table:table-cell office:value-type="string" calcext:value-type="string">
            <text:p>AvoidPrintStackTrace</text:p>
          </table:table-cell>
          <table:table-cell office:value-type="float" office:value="1.4365" calcext:value-type="float">
            <text:p>1.4365</text:p>
          </table:table-cell>
        </table:table-row>
        <table:table-row table:style-name="ro1">
          <table:table-cell office:value-type="string" calcext:value-type="string">
            <text:p>AvoidProtectedFieldInFinalClass</text:p>
          </table:table-cell>
          <table:table-cell office:value-type="float" office:value="0.0678" calcext:value-type="float">
            <text:p>0.0678</text:p>
          </table:table-cell>
        </table:table-row>
        <table:table-row table:style-name="ro1">
          <table:table-cell office:value-type="string" calcext:value-type="string">
            <text:p>AvoidProtectedMethodInFinalClassNotExtending</text:p>
          </table:table-cell>
          <table:table-cell office:value-type="float" office:value="0.0527" calcext:value-type="float">
            <text:p>0.0527</text:p>
          </table:table-cell>
        </table:table-row>
        <table:table-row table:style-name="ro1">
          <table:table-cell office:value-type="string" calcext:value-type="string">
            <text:p>AvoidReassigningLoopVariables</text:p>
          </table:table-cell>
          <table:table-cell office:value-type="float" office:value="0.1361" calcext:value-type="float">
            <text:p>0.1361</text:p>
          </table:table-cell>
        </table:table-row>
        <table:table-row table:style-name="ro1">
          <table:table-cell office:value-type="string" calcext:value-type="string">
            <text:p>AvoidReassigningParameters</text:p>
          </table:table-cell>
          <table:table-cell office:value-type="float" office:value="0.5385" calcext:value-type="float">
            <text:p>0.5385</text:p>
          </table:table-cell>
        </table:table-row>
        <table:table-row table:style-name="ro1">
          <table:table-cell office:value-type="string" calcext:value-type="string">
            <text:p>AvoidRethrowingException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AvoidStringBufferField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string" calcext:value-type="string">
            <text:p>AvoidSynchronizedAtMethodLevel</text:p>
          </table:table-cell>
          <table:table-cell office:value-type="float" office:value="0.2416" calcext:value-type="float">
            <text:p>0.2416</text:p>
          </table:table-cell>
        </table:table-row>
        <table:table-row table:style-name="ro1">
          <table:table-cell office:value-type="string" calcext:value-type="string">
            <text:p>AvoidThreadGroup</text:p>
          </table:table-cell>
          <table:table-cell office:value-type="float" office:value="1.0982" calcext:value-type="float">
            <text:p>1.0982</text:p>
          </table:table-cell>
        </table:table-row>
        <table:table-row table:style-name="ro1">
          <table:table-cell office:value-type="string" calcext:value-type="string">
            <text:p>AvoidThrowingNewInstanceOfSameException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AvoidThrowingNullPointerException</text:p>
          </table:table-cell>
          <table:table-cell office:value-type="float" office:value="0.1312" calcext:value-type="float">
            <text:p>0.1312</text:p>
          </table:table-cell>
        </table:table-row>
        <table:table-row table:style-name="ro1">
          <table:table-cell office:value-type="string" calcext:value-type="string">
            <text:p>AvoidThrowingRawExceptionTypes</text:p>
          </table:table-cell>
          <table:table-cell office:value-type="float" office:value="0.0728" calcext:value-type="float">
            <text:p>0.0728</text:p>
          </table:table-cell>
        </table:table-row>
        <table:table-row table:style-name="ro1">
          <table:table-cell office:value-type="string" calcext:value-type="string">
            <text:p>AvoidUncheckedExceptionsInSignatures</text:p>
          </table:table-cell>
          <table:table-cell office:value-type="float" office:value="0.1744" calcext:value-type="float">
            <text:p>0.1744</text:p>
          </table:table-cell>
        </table:table-row>
        <table:table-row table:style-name="ro1">
          <table:table-cell office:value-type="string" calcext:value-type="string">
            <text:p>AvoidUsingHardCodedIP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string" calcext:value-type="string">
            <text:p>AvoidUsingNativeCode</text:p>
          </table:table-cell>
          <table:table-cell office:value-type="float" office:value="1.2775" calcext:value-type="float">
            <text:p>1.2775</text:p>
          </table:table-cell>
        </table:table-row>
        <table:table-row table:style-name="ro1">
          <table:table-cell office:value-type="string" calcext:value-type="string">
            <text:p>AvoidUsingOctalValues</text:p>
          </table:table-cell>
          <table:table-cell office:value-type="float" office:value="0.3947" calcext:value-type="float">
            <text:p>0.3947</text:p>
          </table:table-cell>
        </table:table-row>
        <table:table-row table:style-name="ro1">
          <table:table-cell office:value-type="string" calcext:value-type="string">
            <text:p>AvoidUsingShortType</text:p>
          </table:table-cell>
          <table:table-cell office:value-type="float" office:value="0.4866" calcext:value-type="float">
            <text:p>0.4866</text:p>
          </table:table-cell>
        </table:table-row>
        <table:table-row table:style-name="ro1">
          <table:table-cell office:value-type="string" calcext:value-type="string">
            <text:p>AvoidUsingVolatile</text:p>
          </table:table-cell>
          <table:table-cell office:value-type="float" office:value="0.0728" calcext:value-type="float">
            <text:p>0.0728</text:p>
          </table:table-cell>
        </table:table-row>
        <table:table-row table:style-name="ro1">
          <table:table-cell office:value-type="string" calcext:value-type="string">
            <text:p>BadComparison</text:p>
          </table:table-cell>
          <table:table-cell office:value-type="float" office:value="0.0607" calcext:value-type="float">
            <text:p>0.0607</text:p>
          </table:table-cell>
        </table:table-row>
        <table:table-row table:style-name="ro1">
          <table:table-cell office:value-type="string" calcext:value-type="string">
            <text:p>BeanMembersShouldSerialize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1">
          <table:table-cell office:value-type="string" calcext:value-type="string">
            <text:p>BigIntegerInstantiation</text:p>
          </table:table-cell>
          <table:table-cell office:value-type="float" office:value="0.4008" calcext:value-type="float">
            <text:p>0.4008</text:p>
          </table:table-cell>
        </table:table-row>
        <table:table-row table:style-name="ro1">
          <table:table-cell office:value-type="string" calcext:value-type="string">
            <text:p>BooleanGetMethodName</text:p>
          </table:table-cell>
          <table:table-cell office:value-type="float" office:value="0.1934" calcext:value-type="float">
            <text:p>0.1934</text:p>
          </table:table-cell>
        </table:table-row>
        <table:table-row table:style-name="ro1">
          <table:table-cell office:value-type="string" calcext:value-type="string">
            <text:p>BooleanInstantiation</text:p>
          </table:table-cell>
          <table:table-cell office:value-type="float" office:value="0.4016" calcext:value-type="float">
            <text:p>0.4016</text:p>
          </table:table-cell>
        </table:table-row>
        <table:table-row table:style-name="ro1">
          <table:table-cell office:value-type="string" calcext:value-type="string">
            <text:p>BrokenNullCheck</text:p>
          </table:table-cell>
          <table:table-cell office:value-type="float" office:value="0.3888" calcext:value-type="float">
            <text:p>0.3888</text:p>
          </table:table-cell>
        </table:table-row>
        <table:table-row table:style-name="ro1">
          <table:table-cell office:value-type="string" calcext:value-type="string">
            <text:p>ByteInstantiation</text:p>
          </table:table-cell>
          <table:table-cell office:value-type="float" office:value="0.1617" calcext:value-type="float">
            <text:p>0.1617</text:p>
          </table:table-cell>
        </table:table-row>
        <table:table-row table:style-name="ro1">
          <table:table-cell office:value-type="string" calcext:value-type="string">
            <text:p>CallSuperFirst</text:p>
          </table:table-cell>
          <table:table-cell office:value-type="float" office:value="1.202" calcext:value-type="float">
            <text:p>1.202</text:p>
          </table:table-cell>
        </table:table-row>
        <table:table-row table:style-name="ro1">
          <table:table-cell office:value-type="string" calcext:value-type="string">
            <text:p>CallSuperInConstructor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string" calcext:value-type="string">
            <text:p>CallSuperLast</text:p>
          </table:table-cell>
          <table:table-cell office:value-type="float" office:value="0.903" calcext:value-type="float">
            <text:p>0.903</text:p>
          </table:table-cell>
        </table:table-row>
        <table:table-row table:style-name="ro1">
          <table:table-cell office:value-type="string" calcext:value-type="string">
            <text:p>CheckResultSet</text:p>
          </table:table-cell>
          <table:table-cell office:value-type="float" office:value="0.488" calcext:value-type="float">
            <text:p>0.488</text:p>
          </table:table-cell>
        </table:table-row>
        <table:table-row table:style-name="ro1">
          <table:table-cell office:value-type="string" calcext:value-type="string">
            <text:p>CheckSkipResult</text:p>
          </table:table-cell>
          <table:table-cell office:value-type="float" office:value="0.3963" calcext:value-type="float">
            <text:p>0.3963</text:p>
          </table:table-cell>
        </table:table-row>
        <table:table-row table:style-name="ro1">
          <table:table-cell office:value-type="string" calcext:value-type="string">
            <text:p>ClassCastExceptionWithToArray</text:p>
          </table:table-cell>
          <table:table-cell office:value-type="float" office:value="0.0504" calcext:value-type="float">
            <text:p>0.0504</text:p>
          </table:table-cell>
        </table:table-row>
        <table:table-row table:style-name="ro1">
          <table:table-cell office:value-type="string" calcext:value-type="string">
            <text:p>ClassNamingConventions</text:p>
          </table:table-cell>
          <table:table-cell office:value-type="float" office:value="0.0669" calcext:value-type="float">
            <text:p>0.0669</text:p>
          </table:table-cell>
        </table:table-row>
        <table:table-row table:style-name="ro1">
          <table:table-cell office:value-type="string" calcext:value-type="string">
            <text:p>ClassWithOnlyPrivateConstructorsShouldBeFinal</text:p>
          </table:table-cell>
          <table:table-cell office:value-type="float" office:value="0.0945" calcext:value-type="float">
            <text:p>0.0945</text:p>
          </table:table-cell>
        </table:table-row>
        <table:table-row table:style-name="ro1">
          <table:table-cell office:value-type="string" calcext:value-type="string">
            <text:p>CloneMethodMustBePublic</text:p>
          </table:table-cell>
          <table:table-cell office:value-type="float" office:value="0.2658" calcext:value-type="float">
            <text:p>0.2658</text:p>
          </table:table-cell>
        </table:table-row>
        <table:table-row table:style-name="ro1">
          <table:table-cell office:value-type="string" calcext:value-type="string">
            <text:p>CloneMethodMustImplementCloneable</text:p>
          </table:table-cell>
          <table:table-cell office:value-type="float" office:value="0.0752" calcext:value-type="float">
            <text:p>0.0752</text:p>
          </table:table-cell>
        </table:table-row>
        <table:table-row table:style-name="ro1">
          <table:table-cell office:value-type="string" calcext:value-type="string">
            <text:p>CloneMethodReturnTypeMustMatchClassName</text:p>
          </table:table-cell>
          <table:table-cell office:value-type="float" office:value="0.2592" calcext:value-type="float">
            <text:p>0.2592</text:p>
          </table:table-cell>
        </table:table-row>
        <table:table-row table:style-name="ro1">
          <table:table-cell office:value-type="string" calcext:value-type="string">
            <text:p>CloneThrowsCloneNotSupportedException</text:p>
          </table:table-cell>
          <table:table-cell office:value-type="float" office:value="0.3374" calcext:value-type="float">
            <text:p>0.3374</text:p>
          </table:table-cell>
        </table:table-row>
        <table:table-row table:style-name="ro1">
          <table:table-cell office:value-type="string" calcext:value-type="string">
            <text:p>CloseResource</text:p>
          </table:table-cell>
          <table:table-cell office:value-type="float" office:value="1.0502" calcext:value-type="float">
            <text:p>1.0502</text:p>
          </table:table-cell>
        </table:table-row>
        <table:table-row table:style-name="ro1">
          <table:table-cell office:value-type="string" calcext:value-type="string">
            <text:p>CollapsibleIfStatements</text:p>
          </table:table-cell>
          <table:table-cell office:value-type="float" office:value="0.1103" calcext:value-type="float">
            <text:p>0.1103</text:p>
          </table:table-cell>
        </table:table-row>
        <table:table-row table:style-name="ro1">
          <table:table-cell office:value-type="string" calcext:value-type="string">
            <text:p>CommentContent</text:p>
          </table:table-cell>
          <table:table-cell office:value-type="float" office:value="2.0227" calcext:value-type="float">
            <text:p>2.0227</text:p>
          </table:table-cell>
        </table:table-row>
        <table:table-row table:style-name="ro1">
          <table:table-cell office:value-type="string" calcext:value-type="string">
            <text:p>CommentDefaultAccessModifier</text:p>
          </table:table-cell>
          <table:table-cell office:value-type="float" office:value="0.5566" calcext:value-type="float">
            <text:p>0.5566</text:p>
          </table:table-cell>
        </table:table-row>
        <table:table-row table:style-name="ro1">
          <table:table-cell office:value-type="string" calcext:value-type="string">
            <text:p>CommentRequired</text:p>
          </table:table-cell>
          <table:table-cell office:value-type="float" office:value="3.2456" calcext:value-type="float">
            <text:p>3.2456</text:p>
          </table:table-cell>
        </table:table-row>
        <table:table-row table:style-name="ro1">
          <table:table-cell office:value-type="string" calcext:value-type="string">
            <text:p>CommentSize</text:p>
          </table:table-cell>
          <table:table-cell office:value-type="float" office:value="0.6644" calcext:value-type="float">
            <text:p>0.6644</text:p>
          </table:table-cell>
        </table:table-row>
        <table:table-row table:style-name="ro1">
          <table:table-cell office:value-type="string" calcext:value-type="string">
            <text:p>CompareObjectsWithEquals</text:p>
          </table:table-cell>
          <table:table-cell office:value-type="float" office:value="0.369" calcext:value-type="float">
            <text:p>0.369</text:p>
          </table:table-cell>
        </table:table-row>
        <table:table-row table:style-name="ro1">
          <table:table-cell office:value-type="string" calcext:value-type="string">
            <text:p>ConfusingTernary</text:p>
          </table:table-cell>
          <table:table-cell office:value-type="float" office:value="0.3883" calcext:value-type="float">
            <text:p>0.3883</text:p>
          </table:table-cell>
        </table:table-row>
        <table:table-row table:style-name="ro1">
          <table:table-cell office:value-type="string" calcext:value-type="string">
            <text:p>ConsecutiveAppendsShouldReuse</text:p>
          </table:table-cell>
          <table:table-cell office:value-type="float" office:value="0.4966" calcext:value-type="float">
            <text:p>0.4966</text:p>
          </table:table-cell>
        </table:table-row>
        <table:table-row table:style-name="ro1">
          <table:table-cell office:value-type="string" calcext:value-type="string">
            <text:p>ConsecutiveLiteralAppends</text:p>
          </table:table-cell>
          <table:table-cell office:value-type="float" office:value="0.4061" calcext:value-type="float">
            <text:p>0.4061</text:p>
          </table:table-cell>
        </table:table-row>
        <table:table-row table:style-name="ro1">
          <table:table-cell office:value-type="string" calcext:value-type="string">
            <text:p>ConstantsInInterface</text:p>
          </table:table-cell>
          <table:table-cell office:value-type="float" office:value="0.1612" calcext:value-type="float">
            <text:p>0.1612</text:p>
          </table:table-cell>
        </table:table-row>
        <table:table-row table:style-name="ro1">
          <table:table-cell office:value-type="string" calcext:value-type="string">
            <text:p>ConstructorCallsOverridableMethod</text:p>
          </table:table-cell>
          <table:table-cell office:value-type="float" office:value="0.9348" calcext:value-type="float">
            <text:p>0.9348</text:p>
          </table:table-cell>
        </table:table-row>
        <table:table-row table:style-name="ro1">
          <table:table-cell office:value-type="string" calcext:value-type="string">
            <text:p>ControlStatementBraces</text:p>
          </table:table-cell>
          <table:table-cell office:value-type="float" office:value="1.1545" calcext:value-type="float">
            <text:p>1.1545</text:p>
          </table:table-cell>
        </table:table-row>
        <table:table-row table:style-name="ro1">
          <table:table-cell office:value-type="string" calcext:value-type="string">
            <text:p>CouplingBetweenObjects</text:p>
          </table:table-cell>
          <table:table-cell office:value-type="float" office:value="0.5366" calcext:value-type="float">
            <text:p>0.5366</text:p>
          </table:table-cell>
        </table:table-row>
        <table:table-row table:style-name="ro1">
          <table:table-cell office:value-type="string" calcext:value-type="string">
            <text:p>CyclomaticComplexity</text:p>
          </table:table-cell>
          <table:table-cell office:value-type="float" office:value="0.6226" calcext:value-type="float">
            <text:p>0.6226</text:p>
          </table:table-cell>
        </table:table-row>
        <table:table-row table:style-name="ro1">
          <table:table-cell office:value-type="string" calcext:value-type="string">
            <text:p>DataClass</text:p>
          </table:table-cell>
          <table:table-cell office:value-type="float" office:value="0.8846" calcext:value-type="float">
            <text:p>0.8846</text:p>
          </table:table-cell>
        </table:table-row>
        <table:table-row table:style-name="ro1">
          <table:table-cell office:value-type="string" calcext:value-type="string">
            <text:p>DataflowAnomalyAnalysis</text:p>
          </table:table-cell>
          <table:table-cell office:value-type="float" office:value="1.9448" calcext:value-type="float">
            <text:p>1.9448</text:p>
          </table:table-cell>
        </table:table-row>
        <table:table-row table:style-name="ro1">
          <table:table-cell office:value-type="string" calcext:value-type="string">
            <text:p>DefaultLabelNotLastInSwitchStmt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office:value-type="string" calcext:value-type="string">
            <text:p>DefaultPackage</text:p>
          </table:table-cell>
          <table:table-cell office:value-type="float" office:value="0.3675" calcext:value-type="float">
            <text:p>0.3675</text:p>
          </table:table-cell>
        </table:table-row>
        <table:table-row table:style-name="ro1">
          <table:table-cell office:value-type="string" calcext:value-type="string">
            <text:p>DetachedTestCase</text:p>
          </table:table-cell>
          <table:table-cell office:value-type="float" office:value="0.5122" calcext:value-type="float">
            <text:p>0.5122</text:p>
          </table:table-cell>
        </table:table-row>
        <table:table-row table:style-name="ro1">
          <table:table-cell office:value-type="string" calcext:value-type="string">
            <text:p>DoNotCallGarbageCollectionExplicitly</text:p>
          </table:table-cell>
          <table:table-cell office:value-type="float" office:value="1.6763" calcext:value-type="float">
            <text:p>1.6763</text:p>
          </table:table-cell>
        </table:table-row>
        <table:table-row table:style-name="ro1">
          <table:table-cell office:value-type="string" calcext:value-type="string">
            <text:p>DoNotCallSystemExit</text:p>
          </table:table-cell>
          <table:table-cell office:value-type="float" office:value="1.5885" calcext:value-type="float">
            <text:p>1.5885</text:p>
          </table:table-cell>
        </table:table-row>
        <table:table-row table:style-name="ro1">
          <table:table-cell office:value-type="string" calcext:value-type="string">
            <text:p>DoNotExtendJavaLangError</text:p>
          </table:table-cell>
          <table:table-cell office:value-type="float" office:value="0.0342" calcext:value-type="float">
            <text:p>0.0342</text:p>
          </table:table-cell>
        </table:table-row>
        <table:table-row table:style-name="ro1">
          <table:table-cell office:value-type="string" calcext:value-type="string">
            <text:p>DoNotExtendJavaLangThrowable</text:p>
          </table:table-cell>
          <table:table-cell office:value-type="float" office:value="0.0396" calcext:value-type="float">
            <text:p>0.0396</text:p>
          </table:table-cell>
        </table:table-row>
        <table:table-row table:style-name="ro1">
          <table:table-cell office:value-type="string" calcext:value-type="string">
            <text:p>DoNotHardCodeSDCard</text:p>
          </table:table-cell>
          <table:table-cell office:value-type="float" office:value="0.5193" calcext:value-type="float">
            <text:p>0.5193</text:p>
          </table:table-cell>
        </table:table-row>
        <table:table-row table:style-name="ro1">
          <table:table-cell office:value-type="string" calcext:value-type="string">
            <text:p>DoNotThrowExceptionInFinally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office:value-type="string" calcext:value-type="string">
            <text:p>DoNotUseThreads</text:p>
          </table:table-cell>
          <table:table-cell office:value-type="float" office:value="1.4288" calcext:value-type="float">
            <text:p>1.4288</text:p>
          </table:table-cell>
        </table:table-row>
        <table:table-row table:style-name="ro1">
          <table:table-cell office:value-type="string" calcext:value-type="string">
            <text:p>DontCallThreadRun</text:p>
          </table:table-cell>
          <table:table-cell office:value-type="float" office:value="0.3336" calcext:value-type="float">
            <text:p>0.3336</text:p>
          </table:table-cell>
        </table:table-row>
        <table:table-row table:style-name="ro1">
          <table:table-cell office:value-type="string" calcext:value-type="string">
            <text:p>DontImportJavaLang</text:p>
          </table:table-cell>
          <table:table-cell office:value-type="float" office:value="0.3545" calcext:value-type="float">
            <text:p>0.3545</text:p>
          </table:table-cell>
        </table:table-row>
        <table:table-row table:style-name="ro1">
          <table:table-cell office:value-type="string" calcext:value-type="string">
            <text:p>DontImportSun</text:p>
          </table:table-cell>
          <table:table-cell office:value-type="float" office:value="0.4118" calcext:value-type="float">
            <text:p>0.4118</text:p>
          </table:table-cell>
        </table:table-row>
        <table:table-row table:style-name="ro1">
          <table:table-cell office:value-type="string" calcext:value-type="string">
            <text:p>DontUseFloatTypeForLoopIndices</text:p>
          </table:table-cell>
          <table:table-cell office:value-type="float" office:value="0.0132" calcext:value-type="float">
            <text:p>0.0132</text:p>
          </table:table-cell>
        </table:table-row>
        <table:table-row table:style-name="ro1">
          <table:table-cell office:value-type="string" calcext:value-type="string">
            <text:p>DoubleBraceInitialization</text:p>
          </table:table-cell>
          <table:table-cell office:value-type="float" office:value="0.0954" calcext:value-type="float">
            <text:p>0.0954</text:p>
          </table:table-cell>
        </table:table-row>
        <table:table-row table:style-name="ro1">
          <table:table-cell office:value-type="string" calcext:value-type="string">
            <text:p>DoubleCheckedLocking</text:p>
          </table:table-cell>
          <table:table-cell office:value-type="float" office:value="0.5088" calcext:value-type="float">
            <text:p>0.5088</text:p>
          </table:table-cell>
        </table:table-row>
        <table:table-row table:style-name="ro1">
          <table:table-cell office:value-type="string" calcext:value-type="string">
            <text:p>DuplicateImports</text:p>
          </table:table-cell>
          <table:table-cell office:value-type="float" office:value="0.3734" calcext:value-type="float">
            <text:p>0.3734</text:p>
          </table:table-cell>
        </table:table-row>
        <table:table-row table:style-name="ro1">
          <table:table-cell office:value-type="string" calcext:value-type="string">
            <text:p>EmptyCatchBlock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string" calcext:value-type="string">
            <text:p>EmptyFinalizer</text:p>
          </table:table-cell>
          <table:table-cell office:value-type="float" office:value="0.2793" calcext:value-type="float">
            <text:p>0.2793</text:p>
          </table:table-cell>
        </table:table-row>
        <table:table-row table:style-name="ro1">
          <table:table-cell office:value-type="string" calcext:value-type="string">
            <text:p>EmptyFinallyBlock</text:p>
          </table:table-cell>
          <table:table-cell office:value-type="float" office:value="0.0034" calcext:value-type="float">
            <text:p>0.0034</text:p>
          </table:table-cell>
        </table:table-row>
        <table:table-row table:style-name="ro1">
          <table:table-cell office:value-type="string" calcext:value-type="string">
            <text:p>EmptyIfStmt</text:p>
          </table:table-cell>
          <table:table-cell office:value-type="float" office:value="0.0524" calcext:value-type="float">
            <text:p>0.0524</text:p>
          </table:table-cell>
        </table:table-row>
        <table:table-row table:style-name="ro1">
          <table:table-cell office:value-type="string" calcext:value-type="string">
            <text:p>EmptyInitializer</text:p>
          </table:table-cell>
          <table:table-cell office:value-type="float" office:value="0.0031" calcext:value-type="float">
            <text:p>0.0031</text:p>
          </table:table-cell>
        </table:table-row>
        <table:table-row table:style-name="ro1">
          <table:table-cell office:value-type="string" calcext:value-type="string">
            <text:p>EmptyMethodInAbstractClassShouldBeAbstract</text:p>
          </table:table-cell>
          <table:table-cell office:value-type="float" office:value="0.1204" calcext:value-type="float">
            <text:p>0.1204</text:p>
          </table:table-cell>
        </table:table-row>
        <table:table-row table:style-name="ro1">
          <table:table-cell office:value-type="string" calcext:value-type="string">
            <text:p>EmptyStatementBlock</text:p>
          </table:table-cell>
          <table:table-cell office:value-type="float" office:value="0.3863" calcext:value-type="float">
            <text:p>0.3863</text:p>
          </table:table-cell>
        </table:table-row>
        <table:table-row table:style-name="ro1">
          <table:table-cell office:value-type="string" calcext:value-type="string">
            <text:p>EmptyStatementNotInLoop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1">
          <table:table-cell office:value-type="string" calcext:value-type="string">
            <text:p>EmptySwitchStatements</text:p>
          </table:table-cell>
          <table:table-cell office:value-type="float" office:value="0.0032" calcext:value-type="float">
            <text:p>0.0032</text:p>
          </table:table-cell>
        </table:table-row>
        <table:table-row table:style-name="ro1">
          <table:table-cell office:value-type="string" calcext:value-type="string">
            <text:p>EmptySynchronizedBlock</text:p>
          </table:table-cell>
          <table:table-cell office:value-type="float" office:value="0.0034" calcext:value-type="float">
            <text:p>0.0034</text:p>
          </table:table-cell>
        </table:table-row>
        <table:table-row table:style-name="ro1">
          <table:table-cell office:value-type="string" calcext:value-type="string">
            <text:p>EmptyTryBlock</text:p>
          </table:table-cell>
          <table:table-cell office:value-type="float" office:value="0.0121" calcext:value-type="float">
            <text:p>0.0121</text:p>
          </table:table-cell>
        </table:table-row>
        <table:table-row table:style-name="ro1">
          <table:table-cell office:value-type="string" calcext:value-type="string">
            <text:p>EmptyWhileStmt</text:p>
          </table:table-cell>
          <table:table-cell office:value-type="float" office:value="0.0036" calcext:value-type="float">
            <text:p>0.0036</text:p>
          </table:table-cell>
        </table:table-row>
        <table:table-row table:style-name="ro1">
          <table:table-cell office:value-type="string" calcext:value-type="string">
            <text:p>EqualsNull</text:p>
          </table:table-cell>
          <table:table-cell office:value-type="float" office:value="2.2435" calcext:value-type="float">
            <text:p>2.2435</text:p>
          </table:table-cell>
        </table:table-row>
        <table:table-row table:style-name="ro1">
          <table:table-cell office:value-type="string" calcext:value-type="string">
            <text:p>ExceptionAsFlowControl</text:p>
          </table:table-cell>
          <table:table-cell office:value-type="float" office:value="0.3659" calcext:value-type="float">
            <text:p>0.3659</text:p>
          </table:table-cell>
        </table:table-row>
        <table:table-row table:style-name="ro1">
          <table:table-cell office:value-type="string" calcext:value-type="string">
            <text:p>ExcessiveClassLength</text:p>
          </table:table-cell>
          <table:table-cell office:value-type="float" office:value="0.5968" calcext:value-type="float">
            <text:p>0.5968</text:p>
          </table:table-cell>
        </table:table-row>
        <table:table-row table:style-name="ro1">
          <table:table-cell office:value-type="string" calcext:value-type="string">
            <text:p>ExcessiveImports</text:p>
          </table:table-cell>
          <table:table-cell office:value-type="float" office:value="0.4395" calcext:value-type="float">
            <text:p>0.4395</text:p>
          </table:table-cell>
        </table:table-row>
        <table:table-row table:style-name="ro1">
          <table:table-cell office:value-type="string" calcext:value-type="string">
            <text:p>ExcessiveMethodLength</text:p>
          </table:table-cell>
          <table:table-cell office:value-type="float" office:value="0.5477" calcext:value-type="float">
            <text:p>0.5477</text:p>
          </table:table-cell>
        </table:table-row>
        <table:table-row table:style-name="ro1">
          <table:table-cell office:value-type="string" calcext:value-type="string">
            <text:p>ExcessiveParameterList</text:p>
          </table:table-cell>
          <table:table-cell office:value-type="float" office:value="0.4003" calcext:value-type="float">
            <text:p>0.4003</text:p>
          </table:table-cell>
        </table:table-row>
        <table:table-row table:style-name="ro1">
          <table:table-cell office:value-type="string" calcext:value-type="string">
            <text:p>ExcessivePublicCount</text:p>
          </table:table-cell>
          <table:table-cell office:value-type="float" office:value="0.3652" calcext:value-type="float">
            <text:p>0.3652</text:p>
          </table:table-cell>
        </table:table-row>
        <table:table-row table:style-name="ro1">
          <table:table-cell office:value-type="string" calcext:value-type="string">
            <text:p>ExtendsObject</text:p>
          </table:table-cell>
          <table:table-cell office:value-type="float" office:value="0.0223" calcext:value-type="float">
            <text:p>0.0223</text:p>
          </table:table-cell>
        </table:table-row>
        <table:table-row table:style-name="ro1">
          <table:table-cell office:value-type="string" calcext:value-type="string">
            <text:p>FieldDeclarationsShouldBeAtStartOfClass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string" calcext:value-type="string">
            <text:p>FieldNamingConventions</text:p>
          </table:table-cell>
          <table:table-cell office:value-type="float" office:value="0.0527" calcext:value-type="float">
            <text:p>0.0527</text:p>
          </table:table-cell>
        </table:table-row>
        <table:table-row table:style-name="ro1">
          <table:table-cell office:value-type="string" calcext:value-type="string">
            <text:p>FinalFieldCouldBeStatic</text:p>
          </table:table-cell>
          <table:table-cell office:value-type="float" office:value="0.0904" calcext:value-type="float">
            <text:p>0.0904</text:p>
          </table:table-cell>
        </table:table-row>
        <table:table-row table:style-name="ro1">
          <table:table-cell office:value-type="string" calcext:value-type="string">
            <text:p>FinalizeDoesNotCallSuperFinalize</text:p>
          </table:table-cell>
          <table:table-cell office:value-type="float" office:value="0.2653" calcext:value-type="float">
            <text:p>0.2653</text:p>
          </table:table-cell>
        </table:table-row>
        <table:table-row table:style-name="ro1">
          <table:table-cell office:value-type="string" calcext:value-type="string">
            <text:p>FinalizeOnlyCallsSuperFinalize</text:p>
          </table:table-cell>
          <table:table-cell office:value-type="float" office:value="0.2511" calcext:value-type="float">
            <text:p>0.2511</text:p>
          </table:table-cell>
        </table:table-row>
        <table:table-row table:style-name="ro1">
          <table:table-cell office:value-type="string" calcext:value-type="string">
            <text:p>FinalizeOverloaded</text:p>
          </table:table-cell>
          <table:table-cell office:value-type="float" office:value="0.2379" calcext:value-type="float">
            <text:p>0.2379</text:p>
          </table:table-cell>
        </table:table-row>
        <table:table-row table:style-name="ro1">
          <table:table-cell office:value-type="string" calcext:value-type="string">
            <text:p>FinalizeShouldBeProtected</text:p>
          </table:table-cell>
          <table:table-cell office:value-type="float" office:value="0.2375" calcext:value-type="float">
            <text:p>0.2375</text:p>
          </table:table-cell>
        </table:table-row>
        <table:table-row table:style-name="ro1">
          <table:table-cell office:value-type="string" calcext:value-type="string">
            <text:p>ForLoopCanBeForeach</text:p>
          </table:table-cell>
          <table:table-cell office:value-type="float" office:value="0.2703" calcext:value-type="float">
            <text:p>0.2703</text:p>
          </table:table-cell>
        </table:table-row>
        <table:table-row table:style-name="ro1">
          <table:table-cell office:value-type="string" calcext:value-type="string">
            <text:p>ForLoopShouldBeWhileLoop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ForLoopVariableCount</text:p>
          </table:table-cell>
          <table:table-cell office:value-type="float" office:value="0.0133" calcext:value-type="float">
            <text:p>0.0133</text:p>
          </table:table-cell>
        </table:table-row>
        <table:table-row table:style-name="ro1">
          <table:table-cell office:value-type="string" calcext:value-type="string">
            <text:p>FormalParameterNamingConventions</text:p>
          </table:table-cell>
          <table:table-cell office:value-type="float" office:value="0.0575" calcext:value-type="float">
            <text:p>0.0575</text:p>
          </table:table-cell>
        </table:table-row>
        <table:table-row table:style-name="ro1">
          <table:table-cell office:value-type="string" calcext:value-type="string">
            <text:p>GenericsNaming</text:p>
          </table:table-cell>
          <table:table-cell office:value-type="float" office:value="0.0275" calcext:value-type="float">
            <text:p>0.0275</text:p>
          </table:table-cell>
        </table:table-row>
        <table:table-row table:style-name="ro1">
          <table:table-cell office:value-type="string" calcext:value-type="string">
            <text:p>GodClass</text:p>
          </table:table-cell>
          <table:table-cell office:value-type="float" office:value="1.8622" calcext:value-type="float">
            <text:p>1.8622</text:p>
          </table:table-cell>
        </table:table-row>
        <table:table-row table:style-name="ro1">
          <table:table-cell office:value-type="string" calcext:value-type="string">
            <text:p>GuardLogStatement</text:p>
          </table:table-cell>
          <table:table-cell office:value-type="float" office:value="0.3992" calcext:value-type="float">
            <text:p>0.3992</text:p>
          </table:table-cell>
        </table:table-row>
        <table:table-row table:style-name="ro1">
          <table:table-cell office:value-type="string" calcext:value-type="string">
            <text:p>HardCodedCryptoKey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string" calcext:value-type="string">
            <text:p>IdempotentOperations</text:p>
          </table:table-cell>
          <table:table-cell office:value-type="float" office:value="0.4046" calcext:value-type="float">
            <text:p>0.4046</text:p>
          </table:table-cell>
        </table:table-row>
        <table:table-row table:style-name="ro1">
          <table:table-cell office:value-type="string" calcext:value-type="string">
            <text:p>IdenticalCatchBranches</text:p>
          </table:table-cell>
          <table:table-cell office:value-type="float" office:value="0.3665" calcext:value-type="float">
            <text:p>0.3665</text:p>
          </table:table-cell>
        </table:table-row>
        <table:table-row table:style-name="ro1">
          <table:table-cell office:value-type="string" calcext:value-type="string">
            <text:p>ImmutableField</text:p>
          </table:table-cell>
          <table:table-cell office:value-type="float" office:value="0.9675" calcext:value-type="float">
            <text:p>0.9675</text:p>
          </table:table-cell>
        </table:table-row>
        <table:table-row table:style-name="ro1">
          <table:table-cell office:value-type="string" calcext:value-type="string">
            <text:p>ImportFromSamePackage</text:p>
          </table:table-cell>
          <table:table-cell office:value-type="float" office:value="0.3634" calcext:value-type="float">
            <text:p>0.3634</text:p>
          </table:table-cell>
        </table:table-row>
        <table:table-row table:style-name="ro1">
          <table:table-cell office:value-type="string" calcext:value-type="string">
            <text:p>InefficientEmptyStringCheck</text:p>
          </table:table-cell>
          <table:table-cell office:value-type="float" office:value="0.2549" calcext:value-type="float">
            <text:p>0.2549</text:p>
          </table:table-cell>
        </table:table-row>
        <table:table-row table:style-name="ro1">
          <table:table-cell office:value-type="string" calcext:value-type="string">
            <text:p>InefficientStringBuffering</text:p>
          </table:table-cell>
          <table:table-cell office:value-type="float" office:value="0.4204" calcext:value-type="float">
            <text:p>0.4204</text:p>
          </table:table-cell>
        </table:table-row>
        <table:table-row table:style-name="ro1">
          <table:table-cell office:value-type="string" calcext:value-type="string">
            <text:p>InsecureCryptoIv</text:p>
          </table:table-cell>
          <table:table-cell office:value-type="float" office:value="0.0127" calcext:value-type="float">
            <text:p>0.0127</text:p>
          </table:table-cell>
        </table:table-row>
        <table:table-row table:style-name="ro1">
          <table:table-cell office:value-type="string" calcext:value-type="string">
            <text:p>InstantiationToGetClass</text:p>
          </table:table-cell>
          <table:table-cell office:value-type="float" office:value="0.7656" calcext:value-type="float">
            <text:p>0.7656</text:p>
          </table:table-cell>
        </table:table-row>
        <table:table-row table:style-name="ro1">
          <table:table-cell office:value-type="string" calcext:value-type="string">
            <text:p>InsufficientStringBufferDeclaration</text:p>
          </table:table-cell>
          <table:table-cell office:value-type="float" office:value="0.465" calcext:value-type="float">
            <text:p>0.465</text:p>
          </table:table-cell>
        </table:table-row>
        <table:table-row table:style-name="ro1">
          <table:table-cell office:value-type="string" calcext:value-type="string">
            <text:p>IntegerInstantiation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 office:value-type="string" calcext:value-type="string">
            <text:p>InvalidLogMessageFormat</text:p>
          </table:table-cell>
          <table:table-cell office:value-type="float" office:value="0.1596" calcext:value-type="float">
            <text:p>0.1596</text:p>
          </table:table-cell>
        </table:table-row>
        <table:table-row table:style-name="ro1">
          <table:table-cell office:value-type="string" calcext:value-type="string">
            <text:p>JUnit4SuitesShouldUseSuiteAnnotation</text:p>
          </table:table-cell>
          <table:table-cell office:value-type="float" office:value="0.5543" calcext:value-type="float">
            <text:p>0.5543</text:p>
          </table:table-cell>
        </table:table-row>
        <table:table-row table:style-name="ro1">
          <table:table-cell office:value-type="string" calcext:value-type="string">
            <text:p>JUnit4TestShouldUseAfterAnnotation</text:p>
          </table:table-cell>
          <table:table-cell office:value-type="float" office:value="0.3911" calcext:value-type="float">
            <text:p>0.3911</text:p>
          </table:table-cell>
        </table:table-row>
        <table:table-row table:style-name="ro1">
          <table:table-cell office:value-type="string" calcext:value-type="string">
            <text:p>JUnit4TestShouldUseBeforeAnnotation</text:p>
          </table:table-cell>
          <table:table-cell office:value-type="float" office:value="0.4404" calcext:value-type="float">
            <text:p>0.4404</text:p>
          </table:table-cell>
        </table:table-row>
        <table:table-row table:style-name="ro1">
          <table:table-cell office:value-type="string" calcext:value-type="string">
            <text:p>JUnit4TestShouldUseTestAnnotation</text:p>
          </table:table-cell>
          <table:table-cell office:value-type="float" office:value="0.2518" calcext:value-type="float">
            <text:p>0.2518</text:p>
          </table:table-cell>
        </table:table-row>
        <table:table-row table:style-name="ro1">
          <table:table-cell office:value-type="string" calcext:value-type="string">
            <text:p>JUnitAssertionsShouldIncludeMessage</text:p>
          </table:table-cell>
          <table:table-cell office:value-type="float" office:value="1.4363" calcext:value-type="float">
            <text:p>1.4363</text:p>
          </table:table-cell>
        </table:table-row>
        <table:table-row table:style-name="ro1">
          <table:table-cell office:value-type="string" calcext:value-type="string">
            <text:p>JUnitSpelling</text:p>
          </table:table-cell>
          <table:table-cell office:value-type="float" office:value="1.5056" calcext:value-type="float">
            <text:p>1.5056</text:p>
          </table:table-cell>
        </table:table-row>
        <table:table-row table:style-name="ro1">
          <table:table-cell office:value-type="string" calcext:value-type="string">
            <text:p>JUnitStaticSuite</text:p>
          </table:table-cell>
          <table:table-cell office:value-type="float" office:value="1.3907" calcext:value-type="float">
            <text:p>1.3907</text:p>
          </table:table-cell>
        </table:table-row>
        <table:table-row table:style-name="ro1">
          <table:table-cell office:value-type="string" calcext:value-type="string">
            <text:p>JUnitTestContainsTooManyAsserts</text:p>
          </table:table-cell>
          <table:table-cell office:value-type="float" office:value="1.7087" calcext:value-type="float">
            <text:p>1.7087</text:p>
          </table:table-cell>
        </table:table-row>
        <table:table-row table:style-name="ro1">
          <table:table-cell office:value-type="string" calcext:value-type="string">
            <text:p>JUnitTestsShouldIncludeAssert</text:p>
          </table:table-cell>
          <table:table-cell office:value-type="float" office:value="2.6602" calcext:value-type="float">
            <text:p>2.6602</text:p>
          </table:table-cell>
        </table:table-row>
        <table:table-row table:style-name="ro1">
          <table:table-cell office:value-type="string" calcext:value-type="string">
            <text:p>JUnitUseExpected</text:p>
          </table:table-cell>
          <table:table-cell office:value-type="float" office:value="1.387" calcext:value-type="float">
            <text:p>1.387</text:p>
          </table:table-cell>
        </table:table-row>
        <table:table-row table:style-name="ro1">
          <table:table-cell office:value-type="string" calcext:value-type="string">
            <text:p>JumbledIncrementer</text:p>
          </table:table-cell>
          <table:table-cell office:value-type="float" office:value="0.0174" calcext:value-type="float">
            <text:p>0.0174</text:p>
          </table:table-cell>
        </table:table-row>
        <table:table-row table:style-name="ro1">
          <table:table-cell office:value-type="string" calcext:value-type="string">
            <text:p>LawOfDemeter</text:p>
          </table:table-cell>
          <table:table-cell office:value-type="float" office:value="3.3195" calcext:value-type="float">
            <text:p>3.3195</text:p>
          </table:table-cell>
        </table:table-row>
        <table:table-row table:style-name="ro1">
          <table:table-cell office:value-type="string" calcext:value-type="string">
            <text:p>LinguisticNaming</text:p>
          </table:table-cell>
          <table:table-cell office:value-type="float" office:value="0.2814" calcext:value-type="float">
            <text:p>0.2814</text:p>
          </table:table-cell>
        </table:table-row>
        <table:table-row table:style-name="ro1">
          <table:table-cell office:value-type="string" calcext:value-type="string">
            <text:p>LocalHomeNamingConvention</text:p>
          </table:table-cell>
          <table:table-cell office:value-type="float" office:value="0.0373" calcext:value-type="float">
            <text:p>0.0373</text:p>
          </table:table-cell>
        </table:table-row>
        <table:table-row table:style-name="ro1">
          <table:table-cell office:value-type="string" calcext:value-type="string">
            <text:p>LocalInterfaceSessionNamingConvention</text:p>
          </table:table-cell>
          <table:table-cell office:value-type="float" office:value="0.0305" calcext:value-type="float">
            <text:p>0.0305</text:p>
          </table:table-cell>
        </table:table-row>
        <table:table-row table:style-name="ro1">
          <table:table-cell office:value-type="string" calcext:value-type="string">
            <text:p>LocalVariableCouldBeFinal</text:p>
          </table:table-cell>
          <table:table-cell office:value-type="float" office:value="0.6184" calcext:value-type="float">
            <text:p>0.6184</text:p>
          </table:table-cell>
        </table:table-row>
        <table:table-row table:style-name="ro1">
          <table:table-cell office:value-type="string" calcext:value-type="string">
            <text:p>LocalVariableNamingConventions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string" calcext:value-type="string">
            <text:p>LogicInversion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LongInstantiation</text:p>
          </table:table-cell>
          <table:table-cell office:value-type="float" office:value="0.1153" calcext:value-type="float">
            <text:p>0.1153</text:p>
          </table:table-cell>
        </table:table-row>
        <table:table-row table:style-name="ro1">
          <table:table-cell office:value-type="string" calcext:value-type="string">
            <text:p>LongVariable</text:p>
          </table:table-cell>
          <table:table-cell office:value-type="float" office:value="0.6647" calcext:value-type="float">
            <text:p>0.6647</text:p>
          </table:table-cell>
        </table:table-row>
        <table:table-row table:style-name="ro1">
          <table:table-cell office:value-type="string" calcext:value-type="string">
            <text:p>LooseCoupling</text:p>
          </table:table-cell>
          <table:table-cell office:value-type="float" office:value="0.4885" calcext:value-type="float">
            <text:p>0.4885</text:p>
          </table:table-cell>
        </table:table-row>
        <table:table-row table:style-name="ro1">
          <table:table-cell office:value-type="string" calcext:value-type="string">
            <text:p>MDBAndSessionBeanNamingConvention</text:p>
          </table:table-cell>
          <table:table-cell office:value-type="float" office:value="0.0345" calcext:value-type="float">
            <text:p>0.0345</text:p>
          </table:table-cell>
        </table:table-row>
        <table:table-row table:style-name="ro1">
          <table:table-cell office:value-type="string" calcext:value-type="string">
            <text:p>MethodArgumentCouldBeFinal</text:p>
          </table:table-cell>
          <table:table-cell office:value-type="float" office:value="0.6176" calcext:value-type="float">
            <text:p>0.6176</text:p>
          </table:table-cell>
        </table:table-row>
        <table:table-row table:style-name="ro1">
          <table:table-cell office:value-type="string" calcext:value-type="string">
            <text:p>MethodNamingConventions</text:p>
          </table:table-cell>
          <table:table-cell office:value-type="float" office:value="0.4962" calcext:value-type="float">
            <text:p>0.4962</text:p>
          </table:table-cell>
        </table:table-row>
        <table:table-row table:style-name="ro1">
          <table:table-cell office:value-type="string" calcext:value-type="string">
            <text:p>MethodReturnsInternalArray</text:p>
          </table:table-cell>
          <table:table-cell office:value-type="float" office:value="0.1685" calcext:value-type="float">
            <text:p>0.1685</text:p>
          </table:table-cell>
        </table:table-row>
        <table:table-row table:style-name="ro1">
          <table:table-cell office:value-type="string" calcext:value-type="string">
            <text:p>MethodWithSameNameAsEnclosingClass</text:p>
          </table:table-cell>
          <table:table-cell office:value-type="float" office:value="0.6761" calcext:value-type="float">
            <text:p>0.6761</text:p>
          </table:table-cell>
        </table:table-row>
        <table:table-row table:style-name="ro1">
          <table:table-cell office:value-type="string" calcext:value-type="string">
            <text:p>MisplacedNullCheck</text:p>
          </table:table-cell>
          <table:table-cell office:value-type="float" office:value="0.0271" calcext:value-type="float">
            <text:p>0.0271</text:p>
          </table:table-cell>
        </table:table-row>
        <table:table-row table:style-name="ro1">
          <table:table-cell office:value-type="string" calcext:value-type="string">
            <text:p>MissingBreakInSwitch</text:p>
          </table:table-cell>
          <table:table-cell office:value-type="float" office:value="0.0238" calcext:value-type="float">
            <text:p>0.0238</text:p>
          </table:table-cell>
        </table:table-row>
        <table:table-row table:style-name="ro1">
          <table:table-cell office:value-type="string" calcext:value-type="string">
            <text:p>MissingOverride</text:p>
          </table:table-cell>
          <table:table-cell office:value-type="float" office:value="0.3846" calcext:value-type="float">
            <text:p>0.3846</text:p>
          </table:table-cell>
        </table:table-row>
        <table:table-row table:style-name="ro1">
          <table:table-cell office:value-type="string" calcext:value-type="string">
            <text:p>MissingSerialVersionUID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string" calcext:value-type="string">
            <text:p>MissingStaticMethodInNonInstantiatableClass</text:p>
          </table:table-cell>
          <table:table-cell office:value-type="float" office:value="1.3545" calcext:value-type="float">
            <text:p>1.3545</text:p>
          </table:table-cell>
        </table:table-row>
        <table:table-row table:style-name="ro1">
          <table:table-cell office:value-type="string" calcext:value-type="string">
            <text:p>MoreThanOneLogger</text:p>
          </table:table-cell>
          <table:table-cell office:value-type="float" office:value="0.6235" calcext:value-type="float">
            <text:p>0.6235</text:p>
          </table:table-cell>
        </table:table-row>
        <table:table-row table:style-name="ro1">
          <table:table-cell office:value-type="string" calcext:value-type="string">
            <text:p>NPathComplexity</text:p>
          </table:table-cell>
          <table:table-cell office:value-type="float" office:value="0.5359" calcext:value-type="float">
            <text:p>0.5359</text:p>
          </table:table-cell>
        </table:table-row>
        <table:table-row table:style-name="ro1">
          <table:table-cell office:value-type="string" calcext:value-type="string">
            <text:p>NcssCount</text:p>
          </table:table-cell>
          <table:table-cell office:value-type="float" office:value="0.5893" calcext:value-type="float">
            <text:p>0.5893</text:p>
          </table:table-cell>
        </table:table-row>
        <table:table-row table:style-name="ro1">
          <table:table-cell office:value-type="string" calcext:value-type="string">
            <text:p>NoPackage</text:p>
          </table:table-cell>
          <table:table-cell office:value-type="float" office:value="0.0272" calcext:value-type="float">
            <text:p>0.0272</text:p>
          </table:table-cell>
        </table:table-row>
        <table:table-row table:style-name="ro1">
          <table:table-cell office:value-type="string" calcext:value-type="string">
            <text:p>NonCaseLabelInSwitchStatement</text:p>
          </table:table-cell>
          <table:table-cell office:value-type="float" office:value="0.0077" calcext:value-type="float">
            <text:p>0.0077</text:p>
          </table:table-cell>
        </table:table-row>
        <table:table-row table:style-name="ro1">
          <table:table-cell office:value-type="string" calcext:value-type="string">
            <text:p>NonStaticInitializer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NonThreadSafeSingleton</text:p>
          </table:table-cell>
          <table:table-cell office:value-type="float" office:value="0.3991" calcext:value-type="float">
            <text:p>0.3991</text:p>
          </table:table-cell>
        </table:table-row>
        <table:table-row table:style-name="ro1">
          <table:table-cell office:value-type="string" calcext:value-type="string">
            <text:p>NullAssignment</text:p>
          </table:table-cell>
          <table:table-cell office:value-type="float" office:value="0.0211" calcext:value-type="float">
            <text:p>0.0211</text:p>
          </table:table-cell>
        </table:table-row>
        <table:table-row table:style-name="ro1">
          <table:table-cell office:value-type="string" calcext:value-type="string">
            <text:p>OneDeclarationPerLine</text:p>
          </table:table-cell>
          <table:table-cell office:value-type="float" office:value="0.2967" calcext:value-type="float">
            <text:p>0.2967</text:p>
          </table:table-cell>
        </table:table-row>
        <table:table-row table:style-name="ro1">
          <table:table-cell office:value-type="string" calcext:value-type="string">
            <text:p>OnlyOneReturn</text:p>
          </table:table-cell>
          <table:table-cell office:value-type="float" office:value="0.3392" calcext:value-type="float">
            <text:p>0.3392</text:p>
          </table:table-cell>
        </table:table-row>
        <table:table-row table:style-name="ro1">
          <table:table-cell office:value-type="string" calcext:value-type="string">
            <text:p>OptimizableToArrayCall</text:p>
          </table:table-cell>
          <table:table-cell office:value-type="float" office:value="1.4888" calcext:value-type="float">
            <text:p>1.4888</text:p>
          </table:table-cell>
        </table:table-row>
        <table:table-row table:style-name="ro1">
          <table:table-cell office:value-type="string" calcext:value-type="string">
            <text:p>OverrideBothEqualsAndHashcode</text:p>
          </table:table-cell>
          <table:table-cell office:value-type="float" office:value="0.4235" calcext:value-type="float">
            <text:p>0.4235</text:p>
          </table:table-cell>
        </table:table-row>
        <table:table-row table:style-name="ro1">
          <table:table-cell office:value-type="string" calcext:value-type="string">
            <text:p>PackageCase</text:p>
          </table:table-cell>
          <table:table-cell office:value-type="float" office:value="0.0624" calcext:value-type="float">
            <text:p>0.0624</text:p>
          </table:table-cell>
        </table:table-row>
        <table:table-row table:style-name="ro1">
          <table:table-cell office:value-type="string" calcext:value-type="string">
            <text:p>PositionLiteralsFirstInCaseInsensitiveComparisons</text:p>
          </table:table-cell>
          <table:table-cell office:value-type="float" office:value="0.1455" calcext:value-type="float">
            <text:p>0.1455</text:p>
          </table:table-cell>
        </table:table-row>
        <table:table-row table:style-name="ro1">
          <table:table-cell office:value-type="string" calcext:value-type="string">
            <text:p>PositionLiteralsFirstInComparisons</text:p>
          </table:table-cell>
          <table:table-cell office:value-type="float" office:value="0.1115" calcext:value-type="float">
            <text:p>0.1115</text:p>
          </table:table-cell>
        </table:table-row>
        <table:table-row table:style-name="ro1">
          <table:table-cell office:value-type="string" calcext:value-type="string">
            <text:p>PrematureDeclaration</text:p>
          </table:table-cell>
          <table:table-cell office:value-type="float" office:value="0.679" calcext:value-type="float">
            <text:p>0.679</text:p>
          </table:table-cell>
        </table:table-row>
        <table:table-row table:style-name="ro1">
          <table:table-cell office:value-type="string" calcext:value-type="string">
            <text:p>PreserveStackTrace</text:p>
          </table:table-cell>
          <table:table-cell office:value-type="float" office:value="0.373" calcext:value-type="float">
            <text:p>0.373</text:p>
          </table:table-cell>
        </table:table-row>
        <table:table-row table:style-name="ro1">
          <table:table-cell office:value-type="string" calcext:value-type="string">
            <text:p>ProperCloneImplementation</text:p>
          </table:table-cell>
          <table:table-cell office:value-type="float" office:value="0.0181" calcext:value-type="float">
            <text:p>0.0181</text:p>
          </table:table-cell>
        </table:table-row>
        <table:table-row table:style-name="ro1">
          <table:table-cell office:value-type="string" calcext:value-type="string">
            <text:p>ProperLogger</text:p>
          </table:table-cell>
          <table:table-cell office:value-type="float" office:value="6.5983" calcext:value-type="float">
            <text:p>6.5983</text:p>
          </table:table-cell>
        </table:table-row>
        <table:table-row table:style-name="ro1">
          <table:table-cell office:value-type="string" calcext:value-type="string">
            <text:p>RedundantFieldInitializer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RemoteInterfaceNamingConvention</text:p>
          </table:table-cell>
          <table:table-cell office:value-type="float" office:value="0.0634" calcext:value-type="float">
            <text:p>0.0634</text:p>
          </table:table-cell>
        </table:table-row>
        <table:table-row table:style-name="ro1">
          <table:table-cell office:value-type="string" calcext:value-type="string">
            <text:p>RemoteSessionInterfaceNamingConvention</text:p>
          </table:table-cell>
          <table:table-cell office:value-type="float" office:value="0.0284" calcext:value-type="float">
            <text:p>0.0284</text:p>
          </table:table-cell>
        </table:table-row>
        <table:table-row table:style-name="ro1">
          <table:table-cell office:value-type="string" calcext:value-type="string">
            <text:p>ReplaceEnumerationWithIterator</text:p>
          </table:table-cell>
          <table:table-cell office:value-type="float" office:value="0.0191" calcext:value-type="float">
            <text:p>0.0191</text:p>
          </table:table-cell>
        </table:table-row>
        <table:table-row table:style-name="ro1">
          <table:table-cell office:value-type="string" calcext:value-type="string">
            <text:p>ReplaceHashtableWithMap</text:p>
          </table:table-cell>
          <table:table-cell office:value-type="float" office:value="0.5728" calcext:value-type="float">
            <text:p>0.5728</text:p>
          </table:table-cell>
        </table:table-row>
        <table:table-row table:style-name="ro1">
          <table:table-cell office:value-type="string" calcext:value-type="string">
            <text:p>ReplaceVectorWithList</text:p>
          </table:table-cell>
          <table:table-cell office:value-type="float" office:value="0.5017" calcext:value-type="float">
            <text:p>0.5017</text:p>
          </table:table-cell>
        </table:table-row>
        <table:table-row table:style-name="ro1">
          <table:table-cell office:value-type="string" calcext:value-type="string">
            <text:p>ReturnEmptyArrayRatherThanNull</text:p>
          </table:table-cell>
          <table:table-cell office:value-type="float" office:value="0.157" calcext:value-type="float">
            <text:p>0.157</text:p>
          </table:table-cell>
        </table:table-row>
        <table:table-row table:style-name="ro1">
          <table:table-cell office:value-type="string" calcext:value-type="string">
            <text:p>ReturnFromFinallyBlock</text:p>
          </table:table-cell>
          <table:table-cell office:value-type="float" office:value="0.3872" calcext:value-type="float">
            <text:p>0.3872</text:p>
          </table:table-cell>
        </table:table-row>
        <table:table-row table:style-name="ro1">
          <table:table-cell office:value-type="string" calcext:value-type="string">
            <text:p>ShortClassName</text:p>
          </table:table-cell>
          <table:table-cell office:value-type="float" office:value="0.0778" calcext:value-type="float">
            <text:p>0.0778</text:p>
          </table:table-cell>
        </table:table-row>
        <table:table-row table:style-name="ro1">
          <table:table-cell office:value-type="string" calcext:value-type="string">
            <text:p>ShortInstantiation</text:p>
          </table:table-cell>
          <table:table-cell office:value-type="float" office:value="0.1789" calcext:value-type="float">
            <text:p>0.1789</text:p>
          </table:table-cell>
        </table:table-row>
        <table:table-row table:style-name="ro1">
          <table:table-cell office:value-type="string" calcext:value-type="string">
            <text:p>ShortMethodName</text:p>
          </table:table-cell>
          <table:table-cell office:value-type="float" office:value="0.2971" calcext:value-type="float">
            <text:p>0.2971</text:p>
          </table:table-cell>
        </table:table-row>
        <table:table-row table:style-name="ro1">
          <table:table-cell office:value-type="string" calcext:value-type="string">
            <text:p>ShortVariable</text:p>
          </table:table-cell>
          <table:table-cell office:value-type="float" office:value="0.8364" calcext:value-type="float">
            <text:p>0.8364</text:p>
          </table:table-cell>
        </table:table-row>
        <table:table-row table:style-name="ro1">
          <table:table-cell office:value-type="string" calcext:value-type="string">
            <text:p>SignatureDeclareThrowsException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1">
          <table:table-cell office:value-type="string" calcext:value-type="string">
            <text:p>SimpleDateFormatNeedsLocale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SimplifiedTernary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string" calcext:value-type="string">
            <text:p>SimplifyBooleanAssertion</text:p>
          </table:table-cell>
          <table:table-cell office:value-type="float" office:value="1.7306" calcext:value-type="float">
            <text:p>1.7306</text:p>
          </table:table-cell>
        </table:table-row>
        <table:table-row table:style-name="ro1">
          <table:table-cell office:value-type="string" calcext:value-type="string">
            <text:p>SimplifyBooleanExpressions</text:p>
          </table:table-cell>
          <table:table-cell office:value-type="float" office:value="0.0642" calcext:value-type="float">
            <text:p>0.0642</text:p>
          </table:table-cell>
        </table:table-row>
        <table:table-row table:style-name="ro1">
          <table:table-cell office:value-type="string" calcext:value-type="string">
            <text:p>SimplifyBooleanReturns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string" calcext:value-type="string">
            <text:p>SimplifyConditional</text:p>
          </table:table-cell>
          <table:table-cell office:value-type="float" office:value="0.9131" calcext:value-type="float">
            <text:p>0.9131</text:p>
          </table:table-cell>
        </table:table-row>
        <table:table-row table:style-name="ro1">
          <table:table-cell office:value-type="string" calcext:value-type="string">
            <text:p>SimplifyStartsWith</text:p>
          </table:table-cell>
          <table:table-cell office:value-type="float" office:value="1.8042" calcext:value-type="float">
            <text:p>1.8042</text:p>
          </table:table-cell>
        </table:table-row>
        <table:table-row table:style-name="ro1">
          <table:table-cell office:value-type="string" calcext:value-type="string">
            <text:p>SingleMethodSingleton</text:p>
          </table:table-cell>
          <table:table-cell office:value-type="float" office:value="0.8303" calcext:value-type="float">
            <text:p>0.8303</text:p>
          </table:table-cell>
        </table:table-row>
        <table:table-row table:style-name="ro1">
          <table:table-cell office:value-type="string" calcext:value-type="string">
            <text:p>SingletonClassReturningNewInstance</text:p>
          </table:table-cell>
          <table:table-cell office:value-type="float" office:value="0.3644" calcext:value-type="float">
            <text:p>0.3644</text:p>
          </table:table-cell>
        </table:table-row>
        <table:table-row table:style-name="ro1">
          <table:table-cell office:value-type="string" calcext:value-type="string">
            <text:p>SingularField</text:p>
          </table:table-cell>
          <table:table-cell office:value-type="float" office:value="0.4781" calcext:value-type="float">
            <text:p>0.4781</text:p>
          </table:table-cell>
        </table:table-row>
        <table:table-row table:style-name="ro1">
          <table:table-cell office:value-type="string" calcext:value-type="string">
            <text:p>StaticEJBFieldShouldBeFinal</text:p>
          </table:table-cell>
          <table:table-cell office:value-type="float" office:value="0.0644" calcext:value-type="float">
            <text:p>0.0644</text:p>
          </table:table-cell>
        </table:table-row>
        <table:table-row table:style-name="ro1">
          <table:table-cell office:value-type="string" calcext:value-type="string">
            <text:p>StringBufferInstantiationWithChar</text:p>
          </table:table-cell>
          <table:table-cell office:value-type="float" office:value="0.2055" calcext:value-type="float">
            <text:p>0.2055</text:p>
          </table:table-cell>
        </table:table-row>
        <table:table-row table:style-name="ro1">
          <table:table-cell office:value-type="string" calcext:value-type="string">
            <text:p>StringInstantiation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StringToString</text:p>
          </table:table-cell>
          <table:table-cell office:value-type="float" office:value="0.5116" calcext:value-type="float">
            <text:p>0.5116</text:p>
          </table:table-cell>
        </table:table-row>
        <table:table-row table:style-name="ro1">
          <table:table-cell office:value-type="string" calcext:value-type="string">
            <text:p>SuspiciousEqualsMethodName</text:p>
          </table:table-cell>
          <table:table-cell office:value-type="float" office:value="0.6158" calcext:value-type="float">
            <text:p>0.6158</text:p>
          </table:table-cell>
        </table:table-row>
        <table:table-row table:style-name="ro1">
          <table:table-cell office:value-type="string" calcext:value-type="string">
            <text:p>SuspiciousHashcodeMethodName</text:p>
          </table:table-cell>
          <table:table-cell office:value-type="float" office:value="0.3893" calcext:value-type="float">
            <text:p>0.3893</text:p>
          </table:table-cell>
        </table:table-row>
        <table:table-row table:style-name="ro1">
          <table:table-cell office:value-type="string" calcext:value-type="string">
            <text:p>SuspiciousOctalEscape</text:p>
          </table:table-cell>
          <table:table-cell office:value-type="float" office:value="0.3615" calcext:value-type="float">
            <text:p>0.3615</text:p>
          </table:table-cell>
        </table:table-row>
        <table:table-row table:style-name="ro1">
          <table:table-cell office:value-type="string" calcext:value-type="string">
            <text:p>SwitchDensity</text:p>
          </table:table-cell>
          <table:table-cell office:value-type="float" office:value="0.4024" calcext:value-type="float">
            <text:p>0.4024</text:p>
          </table:table-cell>
        </table:table-row>
        <table:table-row table:style-name="ro1">
          <table:table-cell office:value-type="string" calcext:value-type="string">
            <text:p>SwitchStmtsShouldHaveDefault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office:value-type="string" calcext:value-type="string">
            <text:p>SystemPrintln</text:p>
          </table:table-cell>
          <table:table-cell office:value-type="float" office:value="1.686" calcext:value-type="float">
            <text:p>1.686</text:p>
          </table:table-cell>
        </table:table-row>
        <table:table-row table:style-name="ro1">
          <table:table-cell office:value-type="string" calcext:value-type="string">
            <text:p>TestClassWithoutTestCases</text:p>
          </table:table-cell>
          <table:table-cell office:value-type="float" office:value="1.1686" calcext:value-type="float">
            <text:p>1.1686</text:p>
          </table:table-cell>
        </table:table-row>
        <table:table-row table:style-name="ro1">
          <table:table-cell office:value-type="string" calcext:value-type="string">
            <text:p>TooFewBranchesForASwitchStatement</text:p>
          </table:table-cell>
          <table:table-cell office:value-type="float" office:value="0.0084" calcext:value-type="float">
            <text:p>0.0084</text:p>
          </table:table-cell>
        </table:table-row>
        <table:table-row table:style-name="ro1">
          <table:table-cell office:value-type="string" calcext:value-type="string">
            <text:p>TooManyFields</text:p>
          </table:table-cell>
          <table:table-cell office:value-type="float" office:value="0.3753" calcext:value-type="float">
            <text:p>0.3753</text:p>
          </table:table-cell>
        </table:table-row>
        <table:table-row table:style-name="ro1">
          <table:table-cell office:value-type="string" calcext:value-type="string">
            <text:p>TooManyMethods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>
          <table:table-cell office:value-type="string" calcext:value-type="string">
            <text:p>TooManyStaticImports</text:p>
          </table:table-cell>
          <table:table-cell office:value-type="float" office:value="0.1931" calcext:value-type="float">
            <text:p>0.1931</text:p>
          </table:table-cell>
        </table:table-row>
        <table:table-row table:style-name="ro1">
          <table:table-cell office:value-type="string" calcext:value-type="string">
            <text:p>UncommentedEmptyConstructor</text:p>
          </table:table-cell>
          <table:table-cell office:value-type="float" office:value="0.0349" calcext:value-type="float">
            <text:p>0.0349</text:p>
          </table:table-cell>
        </table:table-row>
        <table:table-row table:style-name="ro1">
          <table:table-cell office:value-type="string" calcext:value-type="string">
            <text:p>UncommentedEmptyMethodBody</text:p>
          </table:table-cell>
          <table:table-cell office:value-type="float" office:value="0.1157" calcext:value-type="float">
            <text:p>0.1157</text:p>
          </table:table-cell>
        </table:table-row>
        <table:table-row table:style-name="ro1">
          <table:table-cell office:value-type="string" calcext:value-type="string">
            <text:p>UnconditionalIfStatement</text:p>
          </table:table-cell>
          <table:table-cell office:value-type="float" office:value="0.0524" calcext:value-type="float">
            <text:p>0.0524</text:p>
          </table:table-cell>
        </table:table-row>
        <table:table-row table:style-name="ro1">
          <table:table-cell office:value-type="string" calcext:value-type="string">
            <text:p>UnnecessaryAnnotationValueElement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office:value-type="string" calcext:value-type="string">
            <text:p>UnnecessaryBooleanAssertion</text:p>
          </table:table-cell>
          <table:table-cell office:value-type="float" office:value="1.3955" calcext:value-type="float">
            <text:p>1.3955</text:p>
          </table:table-cell>
        </table:table-row>
        <table:table-row table:style-name="ro1">
          <table:table-cell office:value-type="string" calcext:value-type="string">
            <text:p>UnnecessaryCaseChange</text:p>
          </table:table-cell>
          <table:table-cell office:value-type="float" office:value="0.1956" calcext:value-type="float">
            <text:p>0.1956</text:p>
          </table:table-cell>
        </table:table-row>
        <table:table-row table:style-name="ro1">
          <table:table-cell office:value-type="string" calcext:value-type="string">
            <text:p>UnnecessaryConstructor</text:p>
          </table:table-cell>
          <table:table-cell office:value-type="float" office:value="1.2382" calcext:value-type="float">
            <text:p>1.2382</text:p>
          </table:table-cell>
        </table:table-row>
        <table:table-row table:style-name="ro1">
          <table:table-cell office:value-type="string" calcext:value-type="string">
            <text:p>UnnecessaryConversionTemporary</text:p>
          </table:table-cell>
          <table:table-cell office:value-type="float" office:value="0.4032" calcext:value-type="float">
            <text:p>0.4032</text:p>
          </table:table-cell>
        </table:table-row>
        <table:table-row table:style-name="ro1">
          <table:table-cell office:value-type="string" calcext:value-type="string">
            <text:p>UnnecessaryFullyQualifiedName</text:p>
          </table:table-cell>
          <table:table-cell office:value-type="float" office:value="0.7323" calcext:value-type="float">
            <text:p>0.7323</text:p>
          </table:table-cell>
        </table:table-row>
        <table:table-row table:style-name="ro1">
          <table:table-cell office:value-type="string" calcext:value-type="string">
            <text:p>UnnecessaryLocalBeforeReturn</text:p>
          </table:table-cell>
          <table:table-cell office:value-type="float" office:value="0.1947" calcext:value-type="float">
            <text:p>0.1947</text:p>
          </table:table-cell>
        </table:table-row>
        <table:table-row table:style-name="ro1">
          <table:table-cell office:value-type="string" calcext:value-type="string">
            <text:p>UnnecessaryModifier</text:p>
          </table:table-cell>
          <table:table-cell office:value-type="float" office:value="0.0587" calcext:value-type="float">
            <text:p>0.0587</text:p>
          </table:table-cell>
        </table:table-row>
        <table:table-row table:style-name="ro1">
          <table:table-cell office:value-type="string" calcext:value-type="string">
            <text:p>UnnecessaryReturn</text:p>
          </table:table-cell>
          <table:table-cell office:value-type="float" office:value="0.2966" calcext:value-type="float">
            <text:p>0.2966</text:p>
          </table:table-cell>
        </table:table-row>
        <table:table-row table:style-name="ro1">
          <table:table-cell office:value-type="string" calcext:value-type="string">
            <text:p>UnnecessaryWrapperObjectCreation</text:p>
          </table:table-cell>
          <table:table-cell office:value-type="float" office:value="0.4227" calcext:value-type="float">
            <text:p>0.4227</text:p>
          </table:table-cell>
        </table:table-row>
        <table:table-row table:style-name="ro1">
          <table:table-cell office:value-type="string" calcext:value-type="string">
            <text:p>UnsynchronizedStaticFormatter</text:p>
          </table:table-cell>
          <table:table-cell office:value-type="float" office:value="0.0148" calcext:value-type="float">
            <text:p>0.0148</text:p>
          </table:table-cell>
        </table:table-row>
        <table:table-row table:style-name="ro1">
          <table:table-cell office:value-type="string" calcext:value-type="string">
            <text:p>UnusedFormalParameter</text:p>
          </table:table-cell>
          <table:table-cell office:value-type="float" office:value="0.083" calcext:value-type="float">
            <text:p>0.083</text:p>
          </table:table-cell>
        </table:table-row>
        <table:table-row table:style-name="ro1">
          <table:table-cell office:value-type="string" calcext:value-type="string">
            <text:p>UnusedImports</text:p>
          </table:table-cell>
          <table:table-cell office:value-type="float" office:value="1.3162" calcext:value-type="float">
            <text:p>1.3162</text:p>
          </table:table-cell>
        </table:table-row>
        <table:table-row table:style-name="ro1">
          <table:table-cell office:value-type="string" calcext:value-type="string">
            <text:p>UnusedLocalVariable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UnusedNullCheckInEquals</text:p>
          </table:table-cell>
          <table:table-cell office:value-type="float" office:value="3.3117" calcext:value-type="float">
            <text:p>3.3117</text:p>
          </table:table-cell>
        </table:table-row>
        <table:table-row table:style-name="ro1">
          <table:table-cell office:value-type="string" calcext:value-type="string">
            <text:p>UnusedPrivateField</text:p>
          </table:table-cell>
          <table:table-cell office:value-type="float" office:value="0.5445" calcext:value-type="float">
            <text:p>0.5445</text:p>
          </table:table-cell>
        </table:table-row>
        <table:table-row table:style-name="ro1">
          <table:table-cell office:value-type="string" calcext:value-type="string">
            <text:p>UnusedPrivateMethod</text:p>
          </table:table-cell>
          <table:table-cell office:value-type="float" office:value="0.1312" calcext:value-type="float">
            <text:p>0.1312</text:p>
          </table:table-cell>
        </table:table-row>
        <table:table-row table:style-name="ro1">
          <table:table-cell office:value-type="string" calcext:value-type="string">
            <text:p>UseArrayListInsteadOfVector</text:p>
          </table:table-cell>
          <table:table-cell office:value-type="float" office:value="0.1428" calcext:value-type="float">
            <text:p>0.1428</text:p>
          </table:table-cell>
        </table:table-row>
        <table:table-row table:style-name="ro1">
          <table:table-cell office:value-type="string" calcext:value-type="string">
            <text:p>UseArraysAsList</text:p>
          </table:table-cell>
          <table:table-cell office:value-type="float" office:value="0.4539" calcext:value-type="float">
            <text:p>0.4539</text:p>
          </table:table-cell>
        </table:table-row>
        <table:table-row table:style-name="ro1">
          <table:table-cell office:value-type="string" calcext:value-type="string">
            <text:p>UseAssertEqualsInsteadOfAssertTrue</text:p>
          </table:table-cell>
          <table:table-cell office:value-type="float" office:value="1.6976" calcext:value-type="float">
            <text:p>1.6976</text:p>
          </table:table-cell>
        </table:table-row>
        <table:table-row table:style-name="ro1">
          <table:table-cell office:value-type="string" calcext:value-type="string">
            <text:p>UseAssertNullInsteadOfAssertTrue</text:p>
          </table:table-cell>
          <table:table-cell office:value-type="float" office:value="1.4349" calcext:value-type="float">
            <text:p>1.4349</text:p>
          </table:table-cell>
        </table:table-row>
        <table:table-row table:style-name="ro1">
          <table:table-cell office:value-type="string" calcext:value-type="string">
            <text:p>UseAssertSameInsteadOfAssertTrue</text:p>
          </table:table-cell>
          <table:table-cell office:value-type="float" office:value="1.4656" calcext:value-type="float">
            <text:p>1.4656</text:p>
          </table:table-cell>
        </table:table-row>
        <table:table-row table:style-name="ro1">
          <table:table-cell office:value-type="string" calcext:value-type="string">
            <text:p>UseAssertTrueInsteadOfAssertEquals</text:p>
          </table:table-cell>
          <table:table-cell office:value-type="float" office:value="2.345" calcext:value-type="float">
            <text:p>2.345</text:p>
          </table:table-cell>
        </table:table-row>
        <table:table-row table:style-name="ro1">
          <table:table-cell office:value-type="string" calcext:value-type="string">
            <text:p>UseCollectionIsEmpty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string" calcext:value-type="string">
            <text:p>UseConcurrentHashMap</text:p>
          </table:table-cell>
          <table:table-cell office:value-type="float" office:value="0.5113" calcext:value-type="float">
            <text:p>0.5113</text:p>
          </table:table-cell>
        </table:table-row>
        <table:table-row table:style-name="ro1">
          <table:table-cell office:value-type="string" calcext:value-type="string">
            <text:p>UseCorrectExceptionLogging</text:p>
          </table:table-cell>
          <table:table-cell office:value-type="float" office:value="0.0534" calcext:value-type="float">
            <text:p>0.0534</text:p>
          </table:table-cell>
        </table:table-row>
        <table:table-row table:style-name="ro1">
          <table:table-cell office:value-type="string" calcext:value-type="string">
            <text:p>UseDiamondOperator</text:p>
          </table:table-cell>
          <table:table-cell office:value-type="float" office:value="2.6751" calcext:value-type="float">
            <text:p>2.6751</text:p>
          </table:table-cell>
        </table:table-row>
        <table:table-row table:style-name="ro1">
          <table:table-cell office:value-type="string" calcext:value-type="string">
            <text:p>UseEqualsToCompareStrings</text:p>
          </table:table-cell>
          <table:table-cell office:value-type="float" office:value="0.0731" calcext:value-type="float">
            <text:p>0.0731</text:p>
          </table:table-cell>
        </table:table-row>
        <table:table-row table:style-name="ro1">
          <table:table-cell office:value-type="string" calcext:value-type="string">
            <text:p>UseIndexOfChar</text:p>
          </table:table-cell>
          <table:table-cell office:value-type="float" office:value="0.4394" calcext:value-type="float">
            <text:p>0.4394</text:p>
          </table:table-cell>
        </table:table-row>
        <table:table-row table:style-name="ro1">
          <table:table-cell office:value-type="string" calcext:value-type="string">
            <text:p>UseLocaleWithCaseConversions</text:p>
          </table:table-cell>
          <table:table-cell office:value-type="float" office:value="3.3451" calcext:value-type="float">
            <text:p>3.3451</text:p>
          </table:table-cell>
        </table:table-row>
        <table:table-row table:style-name="ro1">
          <table:table-cell office:value-type="string" calcext:value-type="string">
            <text:p>UseNotifyAllInsteadOfNotify</text:p>
          </table:table-cell>
          <table:table-cell office:value-type="float" office:value="0.4663" calcext:value-type="float">
            <text:p>0.4663</text:p>
          </table:table-cell>
        </table:table-row>
        <table:table-row table:style-name="ro1">
          <table:table-cell office:value-type="string" calcext:value-type="string">
            <text:p>UseObjectForClearerAPI</text:p>
          </table:table-cell>
          <table:table-cell office:value-type="float" office:value="0.3202" calcext:value-type="float">
            <text:p>0.3202</text:p>
          </table:table-cell>
        </table:table-row>
        <table:table-row table:style-name="ro1">
          <table:table-cell office:value-type="string" calcext:value-type="string">
            <text:p>UseProperClassLoader</text:p>
          </table:table-cell>
          <table:table-cell office:value-type="float" office:value="0.8654" calcext:value-type="float">
            <text:p>0.8654</text:p>
          </table:table-cell>
        </table:table-row>
        <table:table-row table:style-name="ro1">
          <table:table-cell office:value-type="string" calcext:value-type="string">
            <text:p>UseShortArrayInitializer</text:p>
          </table:table-cell>
          <table:table-cell office:value-type="float" office:value="0.1954" calcext:value-type="float">
            <text:p>0.1954</text:p>
          </table:table-cell>
        </table:table-row>
        <table:table-row table:style-name="ro1">
          <table:table-cell office:value-type="string" calcext:value-type="string">
            <text:p>UseStringBufferForStringAppends</text:p>
          </table:table-cell>
          <table:table-cell office:value-type="float" office:value="0.4061" calcext:value-type="float">
            <text:p>0.4061</text:p>
          </table:table-cell>
        </table:table-row>
        <table:table-row table:style-name="ro1">
          <table:table-cell office:value-type="string" calcext:value-type="string">
            <text:p>UseStringBufferLength</text:p>
          </table:table-cell>
          <table:table-cell office:value-type="float" office:value="0.3561" calcext:value-type="float">
            <text:p>0.3561</text:p>
          </table:table-cell>
        </table:table-row>
        <table:table-row table:style-name="ro1">
          <table:table-cell office:value-type="string" calcext:value-type="string">
            <text:p>UseTryWithResources</text:p>
          </table:table-cell>
          <table:table-cell office:value-type="float" office:value="0.0307" calcext:value-type="float">
            <text:p>0.0307</text:p>
          </table:table-cell>
        </table:table-row>
        <table:table-row table:style-name="ro1">
          <table:table-cell office:value-type="string" calcext:value-type="string">
            <text:p>UseUnderscoresInNumericLiterals</text:p>
          </table:table-cell>
          <table:table-cell office:value-type="float" office:value="1.802" calcext:value-type="float">
            <text:p>1.802</text:p>
          </table:table-cell>
        </table:table-row>
        <table:table-row table:style-name="ro1">
          <table:table-cell office:value-type="string" calcext:value-type="string">
            <text:p>UseUtilityClass</text:p>
          </table:table-cell>
          <table:table-cell office:value-type="float" office:value="0.4323" calcext:value-type="float">
            <text:p>0.4323</text:p>
          </table:table-cell>
        </table:table-row>
        <table:table-row table:style-name="ro1">
          <table:table-cell office:value-type="string" calcext:value-type="string">
            <text:p>UseVarargs</text:p>
          </table:table-cell>
          <table:table-cell office:value-type="float" office:value="0.2783" calcext:value-type="float">
            <text:p>0.2783</text:p>
          </table:table-cell>
        </table:table-row>
        <table:table-row table:style-name="ro1">
          <table:table-cell office:value-type="string" calcext:value-type="string">
            <text:p>UselessOperationOnImmutable</text:p>
          </table:table-cell>
          <table:table-cell office:value-type="float" office:value="0.4862" calcext:value-type="float">
            <text:p>0.4862</text:p>
          </table:table-cell>
        </table:table-row>
        <table:table-row table:style-name="ro1">
          <table:table-cell office:value-type="string" calcext:value-type="string">
            <text:p>UselessOverridingMethod</text:p>
          </table:table-cell>
          <table:table-cell office:value-type="float" office:value="0.4578" calcext:value-type="float">
            <text:p>0.4578</text:p>
          </table:table-cell>
        </table:table-row>
        <table:table-row table:style-name="ro1">
          <table:table-cell office:value-type="string" calcext:value-type="string">
            <text:p>UselessParentheses</text:p>
          </table:table-cell>
          <table:table-cell office:value-type="float" office:value="2.4772" calcext:value-type="float">
            <text:p>2.4772</text:p>
          </table:table-cell>
        </table:table-row>
        <table:table-row table:style-name="ro1">
          <table:table-cell office:value-type="string" calcext:value-type="string">
            <text:p>UselessQualifiedThis</text:p>
          </table:table-cell>
          <table:table-cell office:value-type="float" office:value="3.1206" calcext:value-type="float">
            <text:p>3.1206</text:p>
          </table:table-cell>
        </table:table-row>
        <table:table-row table:style-name="ro1">
          <table:table-cell office:value-type="string" calcext:value-type="string">
            <text:p>UselessStringValueOf</text:p>
          </table:table-cell>
          <table:table-cell office:value-type="float" office:value="0.3749" calcext:value-type="float">
            <text:p>0.3749</text:p>
          </table:table-cell>
        </table:table-row>
        <table:table-row table:style-name="ro1">
          <table:table-cell office:value-type="string" calcext:value-type="string">
            <text:p>WhileLoopWithLiteralBoolean</text:p>
          </table:table-cell>
          <table:table-cell office:value-type="float" office:value="0.0062" calcext:value-type="float">
            <text:p>0.0062</text:p>
          </table:table-cell>
        </table:table-row>
      </table:table>
      <table:table table:name="07_pr2377-junit-improved-data" table:style-name="ta1">
        <table:table-column table:style-name="co1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MD Benchmark: 07_pr2377-junit-improved (Fri Apr 17 12:17:00 CEST 2020)</text:p>
          </table:table-cell>
          <table:table-cell/>
        </table:table-row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AbstractClassWithoutAbstractMethod</text:p>
          </table:table-cell>
          <table:table-cell office:value-type="float" office:value="0.0204" calcext:value-type="float">
            <text:p>0.0204</text:p>
          </table:table-cell>
        </table:table-row>
        <table:table-row table:style-name="ro1">
          <table:table-cell office:value-type="string" calcext:value-type="string">
            <text:p>AbstractClassWithoutAnyMethod</text:p>
          </table:table-cell>
          <table:table-cell office:value-type="float" office:value="0.0543" calcext:value-type="float">
            <text:p>0.0543</text:p>
          </table:table-cell>
        </table:table-row>
        <table:table-row table:style-name="ro1">
          <table:table-cell office:value-type="string" calcext:value-type="string">
            <text:p>AddEmptyString</text:p>
          </table:table-cell>
          <table:table-cell office:value-type="float" office:value="0.0543" calcext:value-type="float">
            <text:p>0.0543</text:p>
          </table:table-cell>
        </table:table-row>
        <table:table-row table:style-name="ro1">
          <table:table-cell office:value-type="string" calcext:value-type="string">
            <text:p>AppendCharacterWithChar</text:p>
          </table:table-cell>
          <table:table-cell office:value-type="float" office:value="0.3717" calcext:value-type="float">
            <text:p>0.3717</text:p>
          </table:table-cell>
        </table:table-row>
        <table:table-row table:style-name="ro1">
          <table:table-cell office:value-type="string" calcext:value-type="string">
            <text:p>ArrayIsStoredDirectly</text:p>
          </table:table-cell>
          <table:table-cell office:value-type="float" office:value="0.5239" calcext:value-type="float">
            <text:p>0.5239</text:p>
          </table:table-cell>
        </table:table-row>
        <table:table-row table:style-name="ro1">
          <table:table-cell office:value-type="string" calcext:value-type="string">
            <text:p>AssignmentInOperand</text:p>
          </table:table-cell>
          <table:table-cell office:value-type="float" office:value="0.4445" calcext:value-type="float">
            <text:p>0.4445</text:p>
          </table:table-cell>
        </table:table-row>
        <table:table-row table:style-name="ro1">
          <table:table-cell office:value-type="string" calcext:value-type="string">
            <text:p>AssignmentToNonFinalStatic</text:p>
          </table:table-cell>
          <table:table-cell office:value-type="float" office:value="0.4122" calcext:value-type="float">
            <text:p>0.4122</text:p>
          </table:table-cell>
        </table:table-row>
        <table:table-row table:style-name="ro1">
          <table:table-cell office:value-type="string" calcext:value-type="string">
            <text:p>AtLeastOneConstructor</text:p>
          </table:table-cell>
          <table:table-cell office:value-type="float" office:value="0.7116" calcext:value-type="float">
            <text:p>0.7116</text:p>
          </table:table-cell>
        </table:table-row>
        <table:table-row table:style-name="ro1">
          <table:table-cell office:value-type="string" calcext:value-type="string">
            <text:p>AvoidAccessibilityAlteration</text:p>
          </table:table-cell>
          <table:table-cell office:value-type="float" office:value="3.737" calcext:value-type="float">
            <text:p>3.737</text:p>
          </table:table-cell>
        </table:table-row>
        <table:table-row table:style-name="ro1">
          <table:table-cell office:value-type="string" calcext:value-type="string">
            <text:p>AvoidArrayLoops</text:p>
          </table:table-cell>
          <table:table-cell office:value-type="float" office:value="0.3831" calcext:value-type="float">
            <text:p>0.3831</text:p>
          </table:table-cell>
        </table:table-row>
        <table:table-row table:style-name="ro1">
          <table:table-cell office:value-type="string" calcext:value-type="string">
            <text:p>AvoidAssertAsIdentifier</text:p>
          </table:table-cell>
          <table:table-cell office:value-type="float" office:value="0.4123" calcext:value-type="float">
            <text:p>0.4123</text:p>
          </table:table-cell>
        </table:table-row>
        <table:table-row table:style-name="ro1">
          <table:table-cell office:value-type="string" calcext:value-type="string">
            <text:p>AvoidBranchingStatementAsLastInLoop</text:p>
          </table:table-cell>
          <table:table-cell office:value-type="float" office:value="0.0174" calcext:value-type="float">
            <text:p>0.0174</text:p>
          </table:table-cell>
        </table:table-row>
        <table:table-row table:style-name="ro1">
          <table:table-cell office:value-type="string" calcext:value-type="string">
            <text:p>AvoidCallingFinalize</text:p>
          </table:table-cell>
          <table:table-cell office:value-type="float" office:value="0.5044" calcext:value-type="float">
            <text:p>0.5044</text:p>
          </table:table-cell>
        </table:table-row>
        <table:table-row table:style-name="ro1">
          <table:table-cell office:value-type="string" calcext:value-type="string">
            <text:p>AvoidCatchingGenericException</text:p>
          </table:table-cell>
          <table:table-cell office:value-type="float" office:value="0.0299" calcext:value-type="float">
            <text:p>0.0299</text:p>
          </table:table-cell>
        </table:table-row>
        <table:table-row table:style-name="ro1">
          <table:table-cell office:value-type="string" calcext:value-type="string">
            <text:p>AvoidCatchingNPE</text:p>
          </table:table-cell>
          <table:table-cell office:value-type="float" office:value="0.0396" calcext:value-type="float">
            <text:p>0.0396</text:p>
          </table:table-cell>
        </table:table-row>
        <table:table-row table:style-name="ro1">
          <table:table-cell office:value-type="string" calcext:value-type="string">
            <text:p>AvoidCatchingThrowable</text:p>
          </table:table-cell>
          <table:table-cell office:value-type="float" office:value="0.379" calcext:value-type="float">
            <text:p>0.379</text:p>
          </table:table-cell>
        </table:table-row>
        <table:table-row table:style-name="ro1">
          <table:table-cell office:value-type="string" calcext:value-type="string">
            <text:p>AvoidDecimalLiteralsInBigDecimalConstructor</text:p>
          </table:table-cell>
          <table:table-cell office:value-type="float" office:value="0.1339" calcext:value-type="float">
            <text:p>0.1339</text:p>
          </table:table-cell>
        </table:table-row>
        <table:table-row table:style-name="ro1">
          <table:table-cell office:value-type="string" calcext:value-type="string">
            <text:p>AvoidDeeplyNestedIfStmts</text:p>
          </table:table-cell>
          <table:table-cell office:value-type="float" office:value="0.4412" calcext:value-type="float">
            <text:p>0.4412</text:p>
          </table:table-cell>
        </table:table-row>
        <table:table-row table:style-name="ro1">
          <table:table-cell office:value-type="string" calcext:value-type="string">
            <text:p>AvoidDollarSigns</text:p>
          </table:table-cell>
          <table:table-cell office:value-type="float" office:value="0.3797" calcext:value-type="float">
            <text:p>0.3797</text:p>
          </table:table-cell>
        </table:table-row>
        <table:table-row table:style-name="ro1">
          <table:table-cell office:value-type="string" calcext:value-type="string">
            <text:p>AvoidDuplicateLiterals</text:p>
          </table:table-cell>
          <table:table-cell office:value-type="float" office:value="0.5239" calcext:value-type="float">
            <text:p>0.5239</text:p>
          </table:table-cell>
        </table:table-row>
        <table:table-row table:style-name="ro1">
          <table:table-cell office:value-type="string" calcext:value-type="string">
            <text:p>AvoidEnumAsIdentifier</text:p>
          </table:table-cell>
          <table:table-cell office:value-type="float" office:value="0.3706" calcext:value-type="float">
            <text:p>0.3706</text:p>
          </table:table-cell>
        </table:table-row>
        <table:table-row table:style-name="ro1">
          <table:table-cell office:value-type="string" calcext:value-type="string">
            <text:p>AvoidFieldNameMatchingMethodName</text:p>
          </table:table-cell>
          <table:table-cell office:value-type="float" office:value="0.414" calcext:value-type="float">
            <text:p>0.414</text:p>
          </table:table-cell>
        </table:table-row>
        <table:table-row table:style-name="ro1">
          <table:table-cell office:value-type="string" calcext:value-type="string">
            <text:p>AvoidFieldNameMatchingTypeName</text:p>
          </table:table-cell>
          <table:table-cell office:value-type="float" office:value="0.3706" calcext:value-type="float">
            <text:p>0.3706</text:p>
          </table:table-cell>
        </table:table-row>
        <table:table-row table:style-name="ro1">
          <table:table-cell office:value-type="string" calcext:value-type="string">
            <text:p>AvoidFileStream</text:p>
          </table:table-cell>
          <table:table-cell office:value-type="float" office:value="1.2524" calcext:value-type="float">
            <text:p>1.2524</text:p>
          </table:table-cell>
        </table:table-row>
        <table:table-row table:style-name="ro1">
          <table:table-cell office:value-type="string" calcext:value-type="string">
            <text:p>AvoidInstanceofChecksInCatchClause</text:p>
          </table:table-cell>
          <table:table-cell office:value-type="float" office:value="0.0283" calcext:value-type="float">
            <text:p>0.0283</text:p>
          </table:table-cell>
        </table:table-row>
        <table:table-row table:style-name="ro1">
          <table:table-cell office:value-type="string" calcext:value-type="string">
            <text:p>AvoidInstantiatingObjectsInLoops</text:p>
          </table:table-cell>
          <table:table-cell office:value-type="float" office:value="0.3444" calcext:value-type="float">
            <text:p>0.3444</text:p>
          </table:table-cell>
        </table:table-row>
        <table:table-row table:style-name="ro1">
          <table:table-cell office:value-type="string" calcext:value-type="string">
            <text:p>AvoidLiteralsInIfCondition</text:p>
          </table:table-cell>
          <table:table-cell office:value-type="float" office:value="0.177" calcext:value-type="float">
            <text:p>0.177</text:p>
          </table:table-cell>
        </table:table-row>
        <table:table-row table:style-name="ro1">
          <table:table-cell office:value-type="string" calcext:value-type="string">
            <text:p>AvoidLosingExceptionInformation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AvoidMessageDigestField</text:p>
          </table:table-cell>
          <table:table-cell office:value-type="float" office:value="1.3712" calcext:value-type="float">
            <text:p>1.3712</text:p>
          </table:table-cell>
        </table:table-row>
        <table:table-row table:style-name="ro1">
          <table:table-cell office:value-type="string" calcext:value-type="string">
            <text:p>AvoidMultipleUnaryOperators</text:p>
          </table:table-cell>
          <table:table-cell office:value-type="float" office:value="0.0096" calcext:value-type="float">
            <text:p>0.0096</text:p>
          </table:table-cell>
        </table:table-row>
        <table:table-row table:style-name="ro1">
          <table:table-cell office:value-type="string" calcext:value-type="string">
            <text:p>AvoidPrintStackTrace</text:p>
          </table:table-cell>
          <table:table-cell office:value-type="float" office:value="1.5906" calcext:value-type="float">
            <text:p>1.5906</text:p>
          </table:table-cell>
        </table:table-row>
        <table:table-row table:style-name="ro1">
          <table:table-cell office:value-type="string" calcext:value-type="string">
            <text:p>AvoidProtectedFieldInFinalClass</text:p>
          </table:table-cell>
          <table:table-cell office:value-type="float" office:value="0.0665" calcext:value-type="float">
            <text:p>0.0665</text:p>
          </table:table-cell>
        </table:table-row>
        <table:table-row table:style-name="ro1">
          <table:table-cell office:value-type="string" calcext:value-type="string">
            <text:p>AvoidProtectedMethodInFinalClassNotExtending</text:p>
          </table:table-cell>
          <table:table-cell office:value-type="float" office:value="0.0535" calcext:value-type="float">
            <text:p>0.0535</text:p>
          </table:table-cell>
        </table:table-row>
        <table:table-row table:style-name="ro1">
          <table:table-cell office:value-type="string" calcext:value-type="string">
            <text:p>AvoidReassigningLoopVariables</text:p>
          </table:table-cell>
          <table:table-cell office:value-type="float" office:value="0.1309" calcext:value-type="float">
            <text:p>0.1309</text:p>
          </table:table-cell>
        </table:table-row>
        <table:table-row table:style-name="ro1">
          <table:table-cell office:value-type="string" calcext:value-type="string">
            <text:p>AvoidReassigningParameters</text:p>
          </table:table-cell>
          <table:table-cell office:value-type="float" office:value="0.5313" calcext:value-type="float">
            <text:p>0.5313</text:p>
          </table:table-cell>
        </table:table-row>
        <table:table-row table:style-name="ro1">
          <table:table-cell office:value-type="string" calcext:value-type="string">
            <text:p>AvoidRethrowingException</text:p>
          </table:table-cell>
          <table:table-cell office:value-type="float" office:value="0.0178" calcext:value-type="float">
            <text:p>0.0178</text:p>
          </table:table-cell>
        </table:table-row>
        <table:table-row table:style-name="ro1">
          <table:table-cell office:value-type="string" calcext:value-type="string">
            <text:p>AvoidStringBufferField</text:p>
          </table:table-cell>
          <table:table-cell office:value-type="float" office:value="0.0908" calcext:value-type="float">
            <text:p>0.0908</text:p>
          </table:table-cell>
        </table:table-row>
        <table:table-row table:style-name="ro1">
          <table:table-cell office:value-type="string" calcext:value-type="string">
            <text:p>AvoidSynchronizedAtMethodLevel</text:p>
          </table:table-cell>
          <table:table-cell office:value-type="float" office:value="0.2077" calcext:value-type="float">
            <text:p>0.2077</text:p>
          </table:table-cell>
        </table:table-row>
        <table:table-row table:style-name="ro1">
          <table:table-cell office:value-type="string" calcext:value-type="string">
            <text:p>AvoidThreadGroup</text:p>
          </table:table-cell>
          <table:table-cell office:value-type="float" office:value="1.0246" calcext:value-type="float">
            <text:p>1.0246</text:p>
          </table:table-cell>
        </table:table-row>
        <table:table-row table:style-name="ro1">
          <table:table-cell office:value-type="string" calcext:value-type="string">
            <text:p>AvoidThrowingNewInstanceOfSameException</text:p>
          </table:table-cell>
          <table:table-cell office:value-type="float" office:value="0.0188" calcext:value-type="float">
            <text:p>0.0188</text:p>
          </table:table-cell>
        </table:table-row>
        <table:table-row table:style-name="ro1">
          <table:table-cell office:value-type="string" calcext:value-type="string">
            <text:p>AvoidThrowingNullPointerException</text:p>
          </table:table-cell>
          <table:table-cell office:value-type="float" office:value="0.129" calcext:value-type="float">
            <text:p>0.129</text:p>
          </table:table-cell>
        </table:table-row>
        <table:table-row table:style-name="ro1">
          <table:table-cell office:value-type="string" calcext:value-type="string">
            <text:p>AvoidThrowingRawExceptionTypes</text:p>
          </table:table-cell>
          <table:table-cell office:value-type="float" office:value="0.0724" calcext:value-type="float">
            <text:p>0.0724</text:p>
          </table:table-cell>
        </table:table-row>
        <table:table-row table:style-name="ro1">
          <table:table-cell office:value-type="string" calcext:value-type="string">
            <text:p>AvoidUncheckedExceptionsInSignatures</text:p>
          </table:table-cell>
          <table:table-cell office:value-type="float" office:value="0.2697" calcext:value-type="float">
            <text:p>0.2697</text:p>
          </table:table-cell>
        </table:table-row>
        <table:table-row table:style-name="ro1">
          <table:table-cell office:value-type="string" calcext:value-type="string">
            <text:p>AvoidUsingHardCodedIP</text:p>
          </table:table-cell>
          <table:table-cell office:value-type="float" office:value="0.0664" calcext:value-type="float">
            <text:p>0.0664</text:p>
          </table:table-cell>
        </table:table-row>
        <table:table-row table:style-name="ro1">
          <table:table-cell office:value-type="string" calcext:value-type="string">
            <text:p>AvoidUsingNativeCode</text:p>
          </table:table-cell>
          <table:table-cell office:value-type="float" office:value="1.2947" calcext:value-type="float">
            <text:p>1.2947</text:p>
          </table:table-cell>
        </table:table-row>
        <table:table-row table:style-name="ro1">
          <table:table-cell office:value-type="string" calcext:value-type="string">
            <text:p>AvoidUsingOctalValues</text:p>
          </table:table-cell>
          <table:table-cell office:value-type="float" office:value="0.4232" calcext:value-type="float">
            <text:p>0.4232</text:p>
          </table:table-cell>
        </table:table-row>
        <table:table-row table:style-name="ro1">
          <table:table-cell office:value-type="string" calcext:value-type="string">
            <text:p>AvoidUsingShortType</text:p>
          </table:table-cell>
          <table:table-cell office:value-type="float" office:value="0.5618" calcext:value-type="float">
            <text:p>0.5618</text:p>
          </table:table-cell>
        </table:table-row>
        <table:table-row table:style-name="ro1">
          <table:table-cell office:value-type="string" calcext:value-type="string">
            <text:p>AvoidUsingVolatile</text:p>
          </table:table-cell>
          <table:table-cell office:value-type="float" office:value="0.0706" calcext:value-type="float">
            <text:p>0.0706</text:p>
          </table:table-cell>
        </table:table-row>
        <table:table-row table:style-name="ro1">
          <table:table-cell office:value-type="string" calcext:value-type="string">
            <text:p>BadComparison</text:p>
          </table:table-cell>
          <table:table-cell office:value-type="float" office:value="0.0757" calcext:value-type="float">
            <text:p>0.0757</text:p>
          </table:table-cell>
        </table:table-row>
        <table:table-row table:style-name="ro1">
          <table:table-cell office:value-type="string" calcext:value-type="string">
            <text:p>BeanMembersShouldSerialize</text:p>
          </table:table-cell>
          <table:table-cell office:value-type="float" office:value="0.5561" calcext:value-type="float">
            <text:p>0.5561</text:p>
          </table:table-cell>
        </table:table-row>
        <table:table-row table:style-name="ro1">
          <table:table-cell office:value-type="string" calcext:value-type="string">
            <text:p>BigIntegerInstantiation</text:p>
          </table:table-cell>
          <table:table-cell office:value-type="float" office:value="0.4112" calcext:value-type="float">
            <text:p>0.4112</text:p>
          </table:table-cell>
        </table:table-row>
        <table:table-row table:style-name="ro1">
          <table:table-cell office:value-type="string" calcext:value-type="string">
            <text:p>BooleanGetMethodName</text:p>
          </table:table-cell>
          <table:table-cell office:value-type="float" office:value="0.1878" calcext:value-type="float">
            <text:p>0.1878</text:p>
          </table:table-cell>
        </table:table-row>
        <table:table-row table:style-name="ro1">
          <table:table-cell office:value-type="string" calcext:value-type="string">
            <text:p>BooleanInstantiation</text:p>
          </table:table-cell>
          <table:table-cell office:value-type="float" office:value="0.3966" calcext:value-type="float">
            <text:p>0.3966</text:p>
          </table:table-cell>
        </table:table-row>
        <table:table-row table:style-name="ro1">
          <table:table-cell office:value-type="string" calcext:value-type="string">
            <text:p>BrokenNullCheck</text:p>
          </table:table-cell>
          <table:table-cell office:value-type="float" office:value="0.3846" calcext:value-type="float">
            <text:p>0.3846</text:p>
          </table:table-cell>
        </table:table-row>
        <table:table-row table:style-name="ro1">
          <table:table-cell office:value-type="string" calcext:value-type="string">
            <text:p>ByteInstantiation</text:p>
          </table:table-cell>
          <table:table-cell office:value-type="float" office:value="0.1267" calcext:value-type="float">
            <text:p>0.1267</text:p>
          </table:table-cell>
        </table:table-row>
        <table:table-row table:style-name="ro1">
          <table:table-cell office:value-type="string" calcext:value-type="string">
            <text:p>CallSuperFirst</text:p>
          </table:table-cell>
          <table:table-cell office:value-type="float" office:value="1.1731" calcext:value-type="float">
            <text:p>1.1731</text:p>
          </table:table-cell>
        </table:table-row>
        <table:table-row table:style-name="ro1">
          <table:table-cell office:value-type="string" calcext:value-type="string">
            <text:p>CallSuperInConstructor</text:p>
          </table:table-cell>
          <table:table-cell office:value-type="float" office:value="0.0539" calcext:value-type="float">
            <text:p>0.0539</text:p>
          </table:table-cell>
        </table:table-row>
        <table:table-row table:style-name="ro1">
          <table:table-cell office:value-type="string" calcext:value-type="string">
            <text:p>CallSuperLast</text:p>
          </table:table-cell>
          <table:table-cell office:value-type="float" office:value="0.8847" calcext:value-type="float">
            <text:p>0.8847</text:p>
          </table:table-cell>
        </table:table-row>
        <table:table-row table:style-name="ro1">
          <table:table-cell office:value-type="string" calcext:value-type="string">
            <text:p>CheckResultSet</text:p>
          </table:table-cell>
          <table:table-cell office:value-type="float" office:value="0.445" calcext:value-type="float">
            <text:p>0.445</text:p>
          </table:table-cell>
        </table:table-row>
        <table:table-row table:style-name="ro1">
          <table:table-cell office:value-type="string" calcext:value-type="string">
            <text:p>CheckSkipResult</text:p>
          </table:table-cell>
          <table:table-cell office:value-type="float" office:value="0.3917" calcext:value-type="float">
            <text:p>0.3917</text:p>
          </table:table-cell>
        </table:table-row>
        <table:table-row table:style-name="ro1">
          <table:table-cell office:value-type="string" calcext:value-type="string">
            <text:p>ClassCastExceptionWithToArray</text:p>
          </table:table-cell>
          <table:table-cell office:value-type="float" office:value="0.0506" calcext:value-type="float">
            <text:p>0.0506</text:p>
          </table:table-cell>
        </table:table-row>
        <table:table-row table:style-name="ro1">
          <table:table-cell office:value-type="string" calcext:value-type="string">
            <text:p>ClassNamingConventions</text:p>
          </table:table-cell>
          <table:table-cell office:value-type="float" office:value="0.0658" calcext:value-type="float">
            <text:p>0.0658</text:p>
          </table:table-cell>
        </table:table-row>
        <table:table-row table:style-name="ro1">
          <table:table-cell office:value-type="string" calcext:value-type="string">
            <text:p>ClassWithOnlyPrivateConstructorsShouldBeFinal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string" calcext:value-type="string">
            <text:p>CloneMethodMustBePublic</text:p>
          </table:table-cell>
          <table:table-cell office:value-type="float" office:value="0.3003" calcext:value-type="float">
            <text:p>0.3003</text:p>
          </table:table-cell>
        </table:table-row>
        <table:table-row table:style-name="ro1">
          <table:table-cell office:value-type="string" calcext:value-type="string">
            <text:p>CloneMethodMustImplementCloneable</text:p>
          </table:table-cell>
          <table:table-cell office:value-type="float" office:value="0.0726" calcext:value-type="float">
            <text:p>0.0726</text:p>
          </table:table-cell>
        </table:table-row>
        <table:table-row table:style-name="ro1">
          <table:table-cell office:value-type="string" calcext:value-type="string">
            <text:p>CloneMethodReturnTypeMustMatchClassName</text:p>
          </table:table-cell>
          <table:table-cell office:value-type="float" office:value="0.2015" calcext:value-type="float">
            <text:p>0.2015</text:p>
          </table:table-cell>
        </table:table-row>
        <table:table-row table:style-name="ro1">
          <table:table-cell office:value-type="string" calcext:value-type="string">
            <text:p>CloneThrowsCloneNotSupportedException</text:p>
          </table:table-cell>
          <table:table-cell office:value-type="float" office:value="0.3267" calcext:value-type="float">
            <text:p>0.3267</text:p>
          </table:table-cell>
        </table:table-row>
        <table:table-row table:style-name="ro1">
          <table:table-cell office:value-type="string" calcext:value-type="string">
            <text:p>CloseResource</text:p>
          </table:table-cell>
          <table:table-cell office:value-type="float" office:value="1.079" calcext:value-type="float">
            <text:p>1.079</text:p>
          </table:table-cell>
        </table:table-row>
        <table:table-row table:style-name="ro1">
          <table:table-cell office:value-type="string" calcext:value-type="string">
            <text:p>CollapsibleIfStatements</text:p>
          </table:table-cell>
          <table:table-cell office:value-type="float" office:value="0.0938" calcext:value-type="float">
            <text:p>0.0938</text:p>
          </table:table-cell>
        </table:table-row>
        <table:table-row table:style-name="ro1">
          <table:table-cell office:value-type="string" calcext:value-type="string">
            <text:p>CommentContent</text:p>
          </table:table-cell>
          <table:table-cell office:value-type="float" office:value="2.0355" calcext:value-type="float">
            <text:p>2.0355</text:p>
          </table:table-cell>
        </table:table-row>
        <table:table-row table:style-name="ro1">
          <table:table-cell office:value-type="string" calcext:value-type="string">
            <text:p>CommentDefaultAccessModifier</text:p>
          </table:table-cell>
          <table:table-cell office:value-type="float" office:value="0.5578" calcext:value-type="float">
            <text:p>0.5578</text:p>
          </table:table-cell>
        </table:table-row>
        <table:table-row table:style-name="ro1">
          <table:table-cell office:value-type="string" calcext:value-type="string">
            <text:p>CommentRequired</text:p>
          </table:table-cell>
          <table:table-cell office:value-type="float" office:value="3.1875" calcext:value-type="float">
            <text:p>3.1875</text:p>
          </table:table-cell>
        </table:table-row>
        <table:table-row table:style-name="ro1">
          <table:table-cell office:value-type="string" calcext:value-type="string">
            <text:p>CommentSize</text:p>
          </table:table-cell>
          <table:table-cell office:value-type="float" office:value="0.6464" calcext:value-type="float">
            <text:p>0.6464</text:p>
          </table:table-cell>
        </table:table-row>
        <table:table-row table:style-name="ro1">
          <table:table-cell office:value-type="string" calcext:value-type="string">
            <text:p>CompareObjectsWithEquals</text:p>
          </table:table-cell>
          <table:table-cell office:value-type="float" office:value="0.3662" calcext:value-type="float">
            <text:p>0.3662</text:p>
          </table:table-cell>
        </table:table-row>
        <table:table-row table:style-name="ro1">
          <table:table-cell office:value-type="string" calcext:value-type="string">
            <text:p>ConfusingTernary</text:p>
          </table:table-cell>
          <table:table-cell office:value-type="float" office:value="0.3867" calcext:value-type="float">
            <text:p>0.3867</text:p>
          </table:table-cell>
        </table:table-row>
        <table:table-row table:style-name="ro1">
          <table:table-cell office:value-type="string" calcext:value-type="string">
            <text:p>ConsecutiveAppendsShouldReuse</text:p>
          </table:table-cell>
          <table:table-cell office:value-type="float" office:value="0.4854" calcext:value-type="float">
            <text:p>0.4854</text:p>
          </table:table-cell>
        </table:table-row>
        <table:table-row table:style-name="ro1">
          <table:table-cell office:value-type="string" calcext:value-type="string">
            <text:p>ConsecutiveLiteralAppends</text:p>
          </table:table-cell>
          <table:table-cell office:value-type="float" office:value="0.4062" calcext:value-type="float">
            <text:p>0.4062</text:p>
          </table:table-cell>
        </table:table-row>
        <table:table-row table:style-name="ro1">
          <table:table-cell office:value-type="string" calcext:value-type="string">
            <text:p>ConstantsInInterface</text:p>
          </table:table-cell>
          <table:table-cell office:value-type="float" office:value="0.2104" calcext:value-type="float">
            <text:p>0.2104</text:p>
          </table:table-cell>
        </table:table-row>
        <table:table-row table:style-name="ro1">
          <table:table-cell office:value-type="string" calcext:value-type="string">
            <text:p>ConstructorCallsOverridableMethod</text:p>
          </table:table-cell>
          <table:table-cell office:value-type="float" office:value="0.9676" calcext:value-type="float">
            <text:p>0.9676</text:p>
          </table:table-cell>
        </table:table-row>
        <table:table-row table:style-name="ro1">
          <table:table-cell office:value-type="string" calcext:value-type="string">
            <text:p>ControlStatementBraces</text:p>
          </table:table-cell>
          <table:table-cell office:value-type="float" office:value="1.0663" calcext:value-type="float">
            <text:p>1.0663</text:p>
          </table:table-cell>
        </table:table-row>
        <table:table-row table:style-name="ro1">
          <table:table-cell office:value-type="string" calcext:value-type="string">
            <text:p>CouplingBetweenObjects</text:p>
          </table:table-cell>
          <table:table-cell office:value-type="float" office:value="0.5667" calcext:value-type="float">
            <text:p>0.5667</text:p>
          </table:table-cell>
        </table:table-row>
        <table:table-row table:style-name="ro1">
          <table:table-cell office:value-type="string" calcext:value-type="string">
            <text:p>CyclomaticComplexity</text:p>
          </table:table-cell>
          <table:table-cell office:value-type="float" office:value="0.6351" calcext:value-type="float">
            <text:p>0.6351</text:p>
          </table:table-cell>
        </table:table-row>
        <table:table-row table:style-name="ro1">
          <table:table-cell office:value-type="string" calcext:value-type="string">
            <text:p>DataClass</text:p>
          </table:table-cell>
          <table:table-cell office:value-type="float" office:value="0.8371" calcext:value-type="float">
            <text:p>0.8371</text:p>
          </table:table-cell>
        </table:table-row>
        <table:table-row table:style-name="ro1">
          <table:table-cell office:value-type="string" calcext:value-type="string">
            <text:p>DataflowAnomalyAnalysis</text:p>
          </table:table-cell>
          <table:table-cell office:value-type="float" office:value="2.0515" calcext:value-type="float">
            <text:p>2.0515</text:p>
          </table:table-cell>
        </table:table-row>
        <table:table-row table:style-name="ro1">
          <table:table-cell office:value-type="string" calcext:value-type="string">
            <text:p>DefaultLabelNotLastInSwitchStmt</text:p>
          </table:table-cell>
          <table:table-cell office:value-type="float" office:value="0.0048" calcext:value-type="float">
            <text:p>0.0048</text:p>
          </table:table-cell>
        </table:table-row>
        <table:table-row table:style-name="ro1">
          <table:table-cell office:value-type="string" calcext:value-type="string">
            <text:p>DefaultPackage</text:p>
          </table:table-cell>
          <table:table-cell office:value-type="float" office:value="0.4139" calcext:value-type="float">
            <text:p>0.4139</text:p>
          </table:table-cell>
        </table:table-row>
        <table:table-row table:style-name="ro1">
          <table:table-cell office:value-type="string" calcext:value-type="string">
            <text:p>DetachedTestCase</text:p>
          </table:table-cell>
          <table:table-cell office:value-type="float" office:value="0.4004" calcext:value-type="float">
            <text:p>0.4004</text:p>
          </table:table-cell>
        </table:table-row>
        <table:table-row table:style-name="ro1">
          <table:table-cell office:value-type="string" calcext:value-type="string">
            <text:p>DoNotCallGarbageCollectionExplicitly</text:p>
          </table:table-cell>
          <table:table-cell office:value-type="float" office:value="1.5718" calcext:value-type="float">
            <text:p>1.5718</text:p>
          </table:table-cell>
        </table:table-row>
        <table:table-row table:style-name="ro1">
          <table:table-cell office:value-type="string" calcext:value-type="string">
            <text:p>DoNotCallSystemExit</text:p>
          </table:table-cell>
          <table:table-cell office:value-type="float" office:value="1.5915" calcext:value-type="float">
            <text:p>1.5915</text:p>
          </table:table-cell>
        </table:table-row>
        <table:table-row table:style-name="ro1">
          <table:table-cell office:value-type="string" calcext:value-type="string">
            <text:p>DoNotExtendJavaLangError</text:p>
          </table:table-cell>
          <table:table-cell office:value-type="float" office:value="0.0326" calcext:value-type="float">
            <text:p>0.0326</text:p>
          </table:table-cell>
        </table:table-row>
        <table:table-row table:style-name="ro1">
          <table:table-cell office:value-type="string" calcext:value-type="string">
            <text:p>DoNotExtendJavaLangThrowable</text:p>
          </table:table-cell>
          <table:table-cell office:value-type="float" office:value="0.0401" calcext:value-type="float">
            <text:p>0.0401</text:p>
          </table:table-cell>
        </table:table-row>
        <table:table-row table:style-name="ro1">
          <table:table-cell office:value-type="string" calcext:value-type="string">
            <text:p>DoNotHardCodeSDCard</text:p>
          </table:table-cell>
          <table:table-cell office:value-type="float" office:value="0.511" calcext:value-type="float">
            <text:p>0.511</text:p>
          </table:table-cell>
        </table:table-row>
        <table:table-row table:style-name="ro1">
          <table:table-cell office:value-type="string" calcext:value-type="string">
            <text:p>DoNotThrowExceptionInFinally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office:value-type="string" calcext:value-type="string">
            <text:p>DoNotUseThreads</text:p>
          </table:table-cell>
          <table:table-cell office:value-type="float" office:value="1.4125" calcext:value-type="float">
            <text:p>1.4125</text:p>
          </table:table-cell>
        </table:table-row>
        <table:table-row table:style-name="ro1">
          <table:table-cell office:value-type="string" calcext:value-type="string">
            <text:p>DontCallThreadRun</text:p>
          </table:table-cell>
          <table:table-cell office:value-type="float" office:value="0.3292" calcext:value-type="float">
            <text:p>0.3292</text:p>
          </table:table-cell>
        </table:table-row>
        <table:table-row table:style-name="ro1">
          <table:table-cell office:value-type="string" calcext:value-type="string">
            <text:p>DontImportJavaLang</text:p>
          </table:table-cell>
          <table:table-cell office:value-type="float" office:value="0.3525" calcext:value-type="float">
            <text:p>0.3525</text:p>
          </table:table-cell>
        </table:table-row>
        <table:table-row table:style-name="ro1">
          <table:table-cell office:value-type="string" calcext:value-type="string">
            <text:p>DontImportSun</text:p>
          </table:table-cell>
          <table:table-cell office:value-type="float" office:value="0.3905" calcext:value-type="float">
            <text:p>0.3905</text:p>
          </table:table-cell>
        </table:table-row>
        <table:table-row table:style-name="ro1">
          <table:table-cell office:value-type="string" calcext:value-type="string">
            <text:p>DontUseFloatTypeForLoopIndices</text:p>
          </table:table-cell>
          <table:table-cell office:value-type="float" office:value="0.0132" calcext:value-type="float">
            <text:p>0.0132</text:p>
          </table:table-cell>
        </table:table-row>
        <table:table-row table:style-name="ro1">
          <table:table-cell office:value-type="string" calcext:value-type="string">
            <text:p>DoubleBraceInitialization</text:p>
          </table:table-cell>
          <table:table-cell office:value-type="float" office:value="0.1118" calcext:value-type="float">
            <text:p>0.1118</text:p>
          </table:table-cell>
        </table:table-row>
        <table:table-row table:style-name="ro1">
          <table:table-cell office:value-type="string" calcext:value-type="string">
            <text:p>DoubleCheckedLocking</text:p>
          </table:table-cell>
          <table:table-cell office:value-type="float" office:value="0.5557" calcext:value-type="float">
            <text:p>0.5557</text:p>
          </table:table-cell>
        </table:table-row>
        <table:table-row table:style-name="ro1">
          <table:table-cell office:value-type="string" calcext:value-type="string">
            <text:p>DuplicateImports</text:p>
          </table:table-cell>
          <table:table-cell office:value-type="float" office:value="0.3708" calcext:value-type="float">
            <text:p>0.3708</text:p>
          </table:table-cell>
        </table:table-row>
        <table:table-row table:style-name="ro1">
          <table:table-cell office:value-type="string" calcext:value-type="string">
            <text:p>EmptyCatchBlock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string" calcext:value-type="string">
            <text:p>EmptyFinalizer</text:p>
          </table:table-cell>
          <table:table-cell office:value-type="float" office:value="0.2771" calcext:value-type="float">
            <text:p>0.2771</text:p>
          </table:table-cell>
        </table:table-row>
        <table:table-row table:style-name="ro1">
          <table:table-cell office:value-type="string" calcext:value-type="string">
            <text:p>EmptyFinallyBlock</text:p>
          </table:table-cell>
          <table:table-cell office:value-type="float" office:value="0.0036" calcext:value-type="float">
            <text:p>0.0036</text:p>
          </table:table-cell>
        </table:table-row>
        <table:table-row table:style-name="ro1">
          <table:table-cell office:value-type="string" calcext:value-type="string">
            <text:p>EmptyIfStmt</text:p>
          </table:table-cell>
          <table:table-cell office:value-type="float" office:value="0.0509" calcext:value-type="float">
            <text:p>0.0509</text:p>
          </table:table-cell>
        </table:table-row>
        <table:table-row table:style-name="ro1">
          <table:table-cell office:value-type="string" calcext:value-type="string">
            <text:p>EmptyInitializer</text:p>
          </table:table-cell>
          <table:table-cell office:value-type="float" office:value="0.0029" calcext:value-type="float">
            <text:p>0.0029</text:p>
          </table:table-cell>
        </table:table-row>
        <table:table-row table:style-name="ro1">
          <table:table-cell office:value-type="string" calcext:value-type="string">
            <text:p>EmptyMethodInAbstractClassShouldBeAbstract</text:p>
          </table:table-cell>
          <table:table-cell office:value-type="float" office:value="0.1198" calcext:value-type="float">
            <text:p>0.1198</text:p>
          </table:table-cell>
        </table:table-row>
        <table:table-row table:style-name="ro1">
          <table:table-cell office:value-type="string" calcext:value-type="string">
            <text:p>EmptyStatementBlock</text:p>
          </table:table-cell>
          <table:table-cell office:value-type="float" office:value="0.3956" calcext:value-type="float">
            <text:p>0.3956</text:p>
          </table:table-cell>
        </table:table-row>
        <table:table-row table:style-name="ro1">
          <table:table-cell office:value-type="string" calcext:value-type="string">
            <text:p>EmptyStatementNotInLoop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string" calcext:value-type="string">
            <text:p>EmptySwitchStatements</text:p>
          </table:table-cell>
          <table:table-cell office:value-type="float" office:value="0.0033" calcext:value-type="float">
            <text:p>0.0033</text:p>
          </table:table-cell>
        </table:table-row>
        <table:table-row table:style-name="ro1">
          <table:table-cell office:value-type="string" calcext:value-type="string">
            <text:p>EmptySynchronizedBlock</text:p>
          </table:table-cell>
          <table:table-cell office:value-type="float" office:value="0.0033" calcext:value-type="float">
            <text:p>0.0033</text:p>
          </table:table-cell>
        </table:table-row>
        <table:table-row table:style-name="ro1">
          <table:table-cell office:value-type="string" calcext:value-type="string">
            <text:p>EmptyTryBlock</text:p>
          </table:table-cell>
          <table:table-cell office:value-type="float" office:value="0.0116" calcext:value-type="float">
            <text:p>0.0116</text:p>
          </table:table-cell>
        </table:table-row>
        <table:table-row table:style-name="ro1">
          <table:table-cell office:value-type="string" calcext:value-type="string">
            <text:p>EmptyWhileStmt</text:p>
          </table:table-cell>
          <table:table-cell office:value-type="float" office:value="0.0035" calcext:value-type="float">
            <text:p>0.0035</text:p>
          </table:table-cell>
        </table:table-row>
        <table:table-row table:style-name="ro1">
          <table:table-cell office:value-type="string" calcext:value-type="string">
            <text:p>EqualsNull</text:p>
          </table:table-cell>
          <table:table-cell office:value-type="float" office:value="2.2185" calcext:value-type="float">
            <text:p>2.2185</text:p>
          </table:table-cell>
        </table:table-row>
        <table:table-row table:style-name="ro1">
          <table:table-cell office:value-type="string" calcext:value-type="string">
            <text:p>ExceptionAsFlowControl</text:p>
          </table:table-cell>
          <table:table-cell office:value-type="float" office:value="0.3676" calcext:value-type="float">
            <text:p>0.3676</text:p>
          </table:table-cell>
        </table:table-row>
        <table:table-row table:style-name="ro1">
          <table:table-cell office:value-type="string" calcext:value-type="string">
            <text:p>ExcessiveClassLength</text:p>
          </table:table-cell>
          <table:table-cell office:value-type="float" office:value="0.6067" calcext:value-type="float">
            <text:p>0.6067</text:p>
          </table:table-cell>
        </table:table-row>
        <table:table-row table:style-name="ro1">
          <table:table-cell office:value-type="string" calcext:value-type="string">
            <text:p>ExcessiveImports</text:p>
          </table:table-cell>
          <table:table-cell office:value-type="float" office:value="0.4351" calcext:value-type="float">
            <text:p>0.4351</text:p>
          </table:table-cell>
        </table:table-row>
        <table:table-row table:style-name="ro1">
          <table:table-cell office:value-type="string" calcext:value-type="string">
            <text:p>ExcessiveMethodLength</text:p>
          </table:table-cell>
          <table:table-cell office:value-type="float" office:value="0.5511" calcext:value-type="float">
            <text:p>0.5511</text:p>
          </table:table-cell>
        </table:table-row>
        <table:table-row table:style-name="ro1">
          <table:table-cell office:value-type="string" calcext:value-type="string">
            <text:p>ExcessiveParameterList</text:p>
          </table:table-cell>
          <table:table-cell office:value-type="float" office:value="0.3968" calcext:value-type="float">
            <text:p>0.3968</text:p>
          </table:table-cell>
        </table:table-row>
        <table:table-row table:style-name="ro1">
          <table:table-cell office:value-type="string" calcext:value-type="string">
            <text:p>ExcessivePublicCount</text:p>
          </table:table-cell>
          <table:table-cell office:value-type="float" office:value="0.3617" calcext:value-type="float">
            <text:p>0.3617</text:p>
          </table:table-cell>
        </table:table-row>
        <table:table-row table:style-name="ro1">
          <table:table-cell office:value-type="string" calcext:value-type="string">
            <text:p>ExtendsObject</text:p>
          </table:table-cell>
          <table:table-cell office:value-type="float" office:value="0.0219" calcext:value-type="float">
            <text:p>0.0219</text:p>
          </table:table-cell>
        </table:table-row>
        <table:table-row table:style-name="ro1">
          <table:table-cell office:value-type="string" calcext:value-type="string">
            <text:p>FieldDeclarationsShouldBeAtStartOfClass</text:p>
          </table:table-cell>
          <table:table-cell office:value-type="float" office:value="0.3497" calcext:value-type="float">
            <text:p>0.3497</text:p>
          </table:table-cell>
        </table:table-row>
        <table:table-row table:style-name="ro1">
          <table:table-cell office:value-type="string" calcext:value-type="string">
            <text:p>FieldNamingConventions</text:p>
          </table:table-cell>
          <table:table-cell office:value-type="float" office:value="0.0513" calcext:value-type="float">
            <text:p>0.0513</text:p>
          </table:table-cell>
        </table:table-row>
        <table:table-row table:style-name="ro1">
          <table:table-cell office:value-type="string" calcext:value-type="string">
            <text:p>FinalFieldCouldBeStatic</text:p>
          </table:table-cell>
          <table:table-cell office:value-type="float" office:value="0.0829" calcext:value-type="float">
            <text:p>0.0829</text:p>
          </table:table-cell>
        </table:table-row>
        <table:table-row table:style-name="ro1">
          <table:table-cell office:value-type="string" calcext:value-type="string">
            <text:p>FinalizeDoesNotCallSuperFinalize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string" calcext:value-type="string">
            <text:p>FinalizeOnlyCallsSuperFinalize</text:p>
          </table:table-cell>
          <table:table-cell office:value-type="float" office:value="0.2676" calcext:value-type="float">
            <text:p>0.2676</text:p>
          </table:table-cell>
        </table:table-row>
        <table:table-row table:style-name="ro1">
          <table:table-cell office:value-type="string" calcext:value-type="string">
            <text:p>FinalizeOverloaded</text:p>
          </table:table-cell>
          <table:table-cell office:value-type="float" office:value="0.2568" calcext:value-type="float">
            <text:p>0.2568</text:p>
          </table:table-cell>
        </table:table-row>
        <table:table-row table:style-name="ro1">
          <table:table-cell office:value-type="string" calcext:value-type="string">
            <text:p>FinalizeShouldBeProtected</text:p>
          </table:table-cell>
          <table:table-cell office:value-type="float" office:value="0.2573" calcext:value-type="float">
            <text:p>0.2573</text:p>
          </table:table-cell>
        </table:table-row>
        <table:table-row table:style-name="ro1">
          <table:table-cell office:value-type="string" calcext:value-type="string">
            <text:p>ForLoopCanBeForeach</text:p>
          </table:table-cell>
          <table:table-cell office:value-type="float" office:value="0.2694" calcext:value-type="float">
            <text:p>0.2694</text:p>
          </table:table-cell>
        </table:table-row>
        <table:table-row table:style-name="ro1">
          <table:table-cell office:value-type="string" calcext:value-type="string">
            <text:p>ForLoopShouldBeWhileLoop</text:p>
          </table:table-cell>
          <table:table-cell office:value-type="float" office:value="0.0124" calcext:value-type="float">
            <text:p>0.0124</text:p>
          </table:table-cell>
        </table:table-row>
        <table:table-row table:style-name="ro1">
          <table:table-cell office:value-type="string" calcext:value-type="string">
            <text:p>ForLoopVariableCount</text:p>
          </table:table-cell>
          <table:table-cell office:value-type="float" office:value="0.0138" calcext:value-type="float">
            <text:p>0.0138</text:p>
          </table:table-cell>
        </table:table-row>
        <table:table-row table:style-name="ro1">
          <table:table-cell office:value-type="string" calcext:value-type="string">
            <text:p>FormalParameterNamingConventions</text:p>
          </table:table-cell>
          <table:table-cell office:value-type="float" office:value="0.0594" calcext:value-type="float">
            <text:p>0.0594</text:p>
          </table:table-cell>
        </table:table-row>
        <table:table-row table:style-name="ro1">
          <table:table-cell office:value-type="string" calcext:value-type="string">
            <text:p>GenericsNaming</text:p>
          </table:table-cell>
          <table:table-cell office:value-type="float" office:value="0.0271" calcext:value-type="float">
            <text:p>0.0271</text:p>
          </table:table-cell>
        </table:table-row>
        <table:table-row table:style-name="ro1">
          <table:table-cell office:value-type="string" calcext:value-type="string">
            <text:p>GodClass</text:p>
          </table:table-cell>
          <table:table-cell office:value-type="float" office:value="1.8673" calcext:value-type="float">
            <text:p>1.8673</text:p>
          </table:table-cell>
        </table:table-row>
        <table:table-row table:style-name="ro1">
          <table:table-cell office:value-type="string" calcext:value-type="string">
            <text:p>GuardLogStatement</text:p>
          </table:table-cell>
          <table:table-cell office:value-type="float" office:value="0.3938" calcext:value-type="float">
            <text:p>0.3938</text:p>
          </table:table-cell>
        </table:table-row>
        <table:table-row table:style-name="ro1">
          <table:table-cell office:value-type="string" calcext:value-type="string">
            <text:p>HardCodedCryptoKey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1">
          <table:table-cell office:value-type="string" calcext:value-type="string">
            <text:p>IdempotentOperations</text:p>
          </table:table-cell>
          <table:table-cell office:value-type="float" office:value="0.3773" calcext:value-type="float">
            <text:p>0.3773</text:p>
          </table:table-cell>
        </table:table-row>
        <table:table-row table:style-name="ro1">
          <table:table-cell office:value-type="string" calcext:value-type="string">
            <text:p>IdenticalCatchBranches</text:p>
          </table:table-cell>
          <table:table-cell office:value-type="float" office:value="0.3575" calcext:value-type="float">
            <text:p>0.3575</text:p>
          </table:table-cell>
        </table:table-row>
        <table:table-row table:style-name="ro1">
          <table:table-cell office:value-type="string" calcext:value-type="string">
            <text:p>ImmutableField</text:p>
          </table:table-cell>
          <table:table-cell office:value-type="float" office:value="0.9331" calcext:value-type="float">
            <text:p>0.9331</text:p>
          </table:table-cell>
        </table:table-row>
        <table:table-row table:style-name="ro1">
          <table:table-cell office:value-type="string" calcext:value-type="string">
            <text:p>ImportFromSamePackage</text:p>
          </table:table-cell>
          <table:table-cell office:value-type="float" office:value="0.3624" calcext:value-type="float">
            <text:p>0.3624</text:p>
          </table:table-cell>
        </table:table-row>
        <table:table-row table:style-name="ro1">
          <table:table-cell office:value-type="string" calcext:value-type="string">
            <text:p>InefficientEmptyStringCheck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InefficientStringBuffering</text:p>
          </table:table-cell>
          <table:table-cell office:value-type="float" office:value="0.3785" calcext:value-type="float">
            <text:p>0.3785</text:p>
          </table:table-cell>
        </table:table-row>
        <table:table-row table:style-name="ro1">
          <table:table-cell office:value-type="string" calcext:value-type="string">
            <text:p>InsecureCryptoIv</text:p>
          </table:table-cell>
          <table:table-cell office:value-type="float" office:value="0.0113" calcext:value-type="float">
            <text:p>0.0113</text:p>
          </table:table-cell>
        </table:table-row>
        <table:table-row table:style-name="ro1">
          <table:table-cell office:value-type="string" calcext:value-type="string">
            <text:p>InstantiationToGetClass</text:p>
          </table:table-cell>
          <table:table-cell office:value-type="float" office:value="0.7559" calcext:value-type="float">
            <text:p>0.7559</text:p>
          </table:table-cell>
        </table:table-row>
        <table:table-row table:style-name="ro1">
          <table:table-cell office:value-type="string" calcext:value-type="string">
            <text:p>InsufficientStringBufferDeclaration</text:p>
          </table:table-cell>
          <table:table-cell office:value-type="float" office:value="0.5188" calcext:value-type="float">
            <text:p>0.5188</text:p>
          </table:table-cell>
        </table:table-row>
        <table:table-row table:style-name="ro1">
          <table:table-cell office:value-type="string" calcext:value-type="string">
            <text:p>IntegerInstantiation</text:p>
          </table:table-cell>
          <table:table-cell office:value-type="float" office:value="0.1203" calcext:value-type="float">
            <text:p>0.1203</text:p>
          </table:table-cell>
        </table:table-row>
        <table:table-row table:style-name="ro1">
          <table:table-cell office:value-type="string" calcext:value-type="string">
            <text:p>InvalidLogMessageFormat</text:p>
          </table:table-cell>
          <table:table-cell office:value-type="float" office:value="0.1569" calcext:value-type="float">
            <text:p>0.1569</text:p>
          </table:table-cell>
        </table:table-row>
        <table:table-row table:style-name="ro1">
          <table:table-cell office:value-type="string" calcext:value-type="string">
            <text:p>JUnit4SuitesShouldUseSuiteAnnotation</text:p>
          </table:table-cell>
          <table:table-cell office:value-type="float" office:value="0.5847" calcext:value-type="float">
            <text:p>0.5847</text:p>
          </table:table-cell>
        </table:table-row>
        <table:table-row table:style-name="ro1">
          <table:table-cell office:value-type="string" calcext:value-type="string">
            <text:p>JUnit4TestShouldUseAfterAnnotation</text:p>
          </table:table-cell>
          <table:table-cell office:value-type="float" office:value="0.4105" calcext:value-type="float">
            <text:p>0.4105</text:p>
          </table:table-cell>
        </table:table-row>
        <table:table-row table:style-name="ro1">
          <table:table-cell office:value-type="string" calcext:value-type="string">
            <text:p>JUnit4TestShouldUseBeforeAnnotation</text:p>
          </table:table-cell>
          <table:table-cell office:value-type="float" office:value="0.3659" calcext:value-type="float">
            <text:p>0.3659</text:p>
          </table:table-cell>
        </table:table-row>
        <table:table-row table:style-name="ro1">
          <table:table-cell office:value-type="string" calcext:value-type="string">
            <text:p>JUnit4TestShouldUseTestAnnotation</text:p>
          </table:table-cell>
          <table:table-cell office:value-type="float" office:value="0.2679" calcext:value-type="float">
            <text:p>0.2679</text:p>
          </table:table-cell>
        </table:table-row>
        <table:table-row table:style-name="ro1">
          <table:table-cell office:value-type="string" calcext:value-type="string">
            <text:p>JUnitAssertionsShouldIncludeMessage</text:p>
          </table:table-cell>
          <table:table-cell office:value-type="float" office:value="1.3335" calcext:value-type="float">
            <text:p>1.3335</text:p>
          </table:table-cell>
        </table:table-row>
        <table:table-row table:style-name="ro1">
          <table:table-cell office:value-type="string" calcext:value-type="string">
            <text:p>JUnitSpelling</text:p>
          </table:table-cell>
          <table:table-cell office:value-type="float" office:value="1.1782" calcext:value-type="float">
            <text:p>1.1782</text:p>
          </table:table-cell>
        </table:table-row>
        <table:table-row table:style-name="ro1">
          <table:table-cell office:value-type="string" calcext:value-type="string">
            <text:p>JUnitStaticSuite</text:p>
          </table:table-cell>
          <table:table-cell office:value-type="float" office:value="1.386" calcext:value-type="float">
            <text:p>1.386</text:p>
          </table:table-cell>
        </table:table-row>
        <table:table-row table:style-name="ro1">
          <table:table-cell office:value-type="string" calcext:value-type="string">
            <text:p>JUnitTestContainsTooManyAsserts</text:p>
          </table:table-cell>
          <table:table-cell office:value-type="float" office:value="1.8316" calcext:value-type="float">
            <text:p>1.8316</text:p>
          </table:table-cell>
        </table:table-row>
        <table:table-row table:style-name="ro1">
          <table:table-cell office:value-type="string" calcext:value-type="string">
            <text:p>JUnitTestsShouldIncludeAssert</text:p>
          </table:table-cell>
          <table:table-cell office:value-type="float" office:value="2.435" calcext:value-type="float">
            <text:p>2.435</text:p>
          </table:table-cell>
        </table:table-row>
        <table:table-row table:style-name="ro1">
          <table:table-cell office:value-type="string" calcext:value-type="string">
            <text:p>JUnitUseExpected</text:p>
          </table:table-cell>
          <table:table-cell office:value-type="float" office:value="1.2646" calcext:value-type="float">
            <text:p>1.2646</text:p>
          </table:table-cell>
        </table:table-row>
        <table:table-row table:style-name="ro1">
          <table:table-cell office:value-type="string" calcext:value-type="string">
            <text:p>JumbledIncrementer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LawOfDemeter</text:p>
          </table:table-cell>
          <table:table-cell office:value-type="float" office:value="3.1612" calcext:value-type="float">
            <text:p>3.1612</text:p>
          </table:table-cell>
        </table:table-row>
        <table:table-row table:style-name="ro1">
          <table:table-cell office:value-type="string" calcext:value-type="string">
            <text:p>LinguisticNaming</text:p>
          </table:table-cell>
          <table:table-cell office:value-type="float" office:value="0.2201" calcext:value-type="float">
            <text:p>0.2201</text:p>
          </table:table-cell>
        </table:table-row>
        <table:table-row table:style-name="ro1">
          <table:table-cell office:value-type="string" calcext:value-type="string">
            <text:p>LocalHomeNamingConvention</text:p>
          </table:table-cell>
          <table:table-cell office:value-type="float" office:value="0.0357" calcext:value-type="float">
            <text:p>0.0357</text:p>
          </table:table-cell>
        </table:table-row>
        <table:table-row table:style-name="ro1">
          <table:table-cell office:value-type="string" calcext:value-type="string">
            <text:p>LocalInterfaceSessionNamingConvention</text:p>
          </table:table-cell>
          <table:table-cell office:value-type="float" office:value="0.0285" calcext:value-type="float">
            <text:p>0.0285</text:p>
          </table:table-cell>
        </table:table-row>
        <table:table-row table:style-name="ro1">
          <table:table-cell office:value-type="string" calcext:value-type="string">
            <text:p>LocalVariableCouldBeFinal</text:p>
          </table:table-cell>
          <table:table-cell office:value-type="float" office:value="0.6221" calcext:value-type="float">
            <text:p>0.6221</text:p>
          </table:table-cell>
        </table:table-row>
        <table:table-row table:style-name="ro1">
          <table:table-cell office:value-type="string" calcext:value-type="string">
            <text:p>LocalVariableNamingConventions</text:p>
          </table:table-cell>
          <table:table-cell office:value-type="float" office:value="0.0509" calcext:value-type="float">
            <text:p>0.0509</text:p>
          </table:table-cell>
        </table:table-row>
        <table:table-row table:style-name="ro1">
          <table:table-cell office:value-type="string" calcext:value-type="string">
            <text:p>LogicInversion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>
          <table:table-cell office:value-type="string" calcext:value-type="string">
            <text:p>LongInstantiation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>
          <table:table-cell office:value-type="string" calcext:value-type="string">
            <text:p>LongVariable</text:p>
          </table:table-cell>
          <table:table-cell office:value-type="float" office:value="0.6504" calcext:value-type="float">
            <text:p>0.6504</text:p>
          </table:table-cell>
        </table:table-row>
        <table:table-row table:style-name="ro1">
          <table:table-cell office:value-type="string" calcext:value-type="string">
            <text:p>LooseCoupling</text:p>
          </table:table-cell>
          <table:table-cell office:value-type="float" office:value="0.509" calcext:value-type="float">
            <text:p>0.509</text:p>
          </table:table-cell>
        </table:table-row>
        <table:table-row table:style-name="ro1">
          <table:table-cell office:value-type="string" calcext:value-type="string">
            <text:p>MDBAndSessionBeanNamingConvention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MethodArgumentCouldBeFinal</text:p>
          </table:table-cell>
          <table:table-cell office:value-type="float" office:value="0.6548" calcext:value-type="float">
            <text:p>0.6548</text:p>
          </table:table-cell>
        </table:table-row>
        <table:table-row table:style-name="ro1">
          <table:table-cell office:value-type="string" calcext:value-type="string">
            <text:p>MethodNamingConventions</text:p>
          </table:table-cell>
          <table:table-cell office:value-type="float" office:value="0.4923" calcext:value-type="float">
            <text:p>0.4923</text:p>
          </table:table-cell>
        </table:table-row>
        <table:table-row table:style-name="ro1">
          <table:table-cell office:value-type="string" calcext:value-type="string">
            <text:p>MethodReturnsInternalArray</text:p>
          </table:table-cell>
          <table:table-cell office:value-type="float" office:value="0.1629" calcext:value-type="float">
            <text:p>0.1629</text:p>
          </table:table-cell>
        </table:table-row>
        <table:table-row table:style-name="ro1">
          <table:table-cell office:value-type="string" calcext:value-type="string">
            <text:p>MethodWithSameNameAsEnclosingClass</text:p>
          </table:table-cell>
          <table:table-cell office:value-type="float" office:value="0.6115" calcext:value-type="float">
            <text:p>0.6115</text:p>
          </table:table-cell>
        </table:table-row>
        <table:table-row table:style-name="ro1">
          <table:table-cell office:value-type="string" calcext:value-type="string">
            <text:p>MisplacedNullCheck</text:p>
          </table:table-cell>
          <table:table-cell office:value-type="float" office:value="0.0265" calcext:value-type="float">
            <text:p>0.0265</text:p>
          </table:table-cell>
        </table:table-row>
        <table:table-row table:style-name="ro1">
          <table:table-cell office:value-type="string" calcext:value-type="string">
            <text:p>MissingBreakInSwitch</text:p>
          </table:table-cell>
          <table:table-cell office:value-type="float" office:value="0.0226" calcext:value-type="float">
            <text:p>0.0226</text:p>
          </table:table-cell>
        </table:table-row>
        <table:table-row table:style-name="ro1">
          <table:table-cell office:value-type="string" calcext:value-type="string">
            <text:p>MissingOverride</text:p>
          </table:table-cell>
          <table:table-cell office:value-type="float" office:value="0.3824" calcext:value-type="float">
            <text:p>0.3824</text:p>
          </table:table-cell>
        </table:table-row>
        <table:table-row table:style-name="ro1">
          <table:table-cell office:value-type="string" calcext:value-type="string">
            <text:p>MissingSerialVersionUID</text:p>
          </table:table-cell>
          <table:table-cell office:value-type="float" office:value="0.0557" calcext:value-type="float">
            <text:p>0.0557</text:p>
          </table:table-cell>
        </table:table-row>
        <table:table-row table:style-name="ro1">
          <table:table-cell office:value-type="string" calcext:value-type="string">
            <text:p>MissingStaticMethodInNonInstantiatableClass</text:p>
          </table:table-cell>
          <table:table-cell office:value-type="float" office:value="1.3055" calcext:value-type="float">
            <text:p>1.3055</text:p>
          </table:table-cell>
        </table:table-row>
        <table:table-row table:style-name="ro1">
          <table:table-cell office:value-type="string" calcext:value-type="string">
            <text:p>MoreThanOneLogger</text:p>
          </table:table-cell>
          <table:table-cell office:value-type="float" office:value="0.6171" calcext:value-type="float">
            <text:p>0.6171</text:p>
          </table:table-cell>
        </table:table-row>
        <table:table-row table:style-name="ro1">
          <table:table-cell office:value-type="string" calcext:value-type="string">
            <text:p>NPathComplexity</text:p>
          </table:table-cell>
          <table:table-cell office:value-type="float" office:value="0.5549" calcext:value-type="float">
            <text:p>0.5549</text:p>
          </table:table-cell>
        </table:table-row>
        <table:table-row table:style-name="ro1">
          <table:table-cell office:value-type="string" calcext:value-type="string">
            <text:p>NcssCount</text:p>
          </table:table-cell>
          <table:table-cell office:value-type="float" office:value="0.5812" calcext:value-type="float">
            <text:p>0.5812</text:p>
          </table:table-cell>
        </table:table-row>
        <table:table-row table:style-name="ro1">
          <table:table-cell office:value-type="string" calcext:value-type="string">
            <text:p>NoPackage</text:p>
          </table:table-cell>
          <table:table-cell office:value-type="float" office:value="0.0255" calcext:value-type="float">
            <text:p>0.0255</text:p>
          </table:table-cell>
        </table:table-row>
        <table:table-row table:style-name="ro1">
          <table:table-cell office:value-type="string" calcext:value-type="string">
            <text:p>NonCaseLabelInSwitchStatement</text:p>
          </table:table-cell>
          <table:table-cell office:value-type="float" office:value="0.0073" calcext:value-type="float">
            <text:p>0.0073</text:p>
          </table:table-cell>
        </table:table-row>
        <table:table-row table:style-name="ro1">
          <table:table-cell office:value-type="string" calcext:value-type="string">
            <text:p>NonStaticInitializer</text:p>
          </table:table-cell>
          <table:table-cell office:value-type="float" office:value="0.0071" calcext:value-type="float">
            <text:p>0.0071</text:p>
          </table:table-cell>
        </table:table-row>
        <table:table-row table:style-name="ro1">
          <table:table-cell office:value-type="string" calcext:value-type="string">
            <text:p>NonThreadSafeSingleton</text:p>
          </table:table-cell>
          <table:table-cell office:value-type="float" office:value="0.3947" calcext:value-type="float">
            <text:p>0.3947</text:p>
          </table:table-cell>
        </table:table-row>
        <table:table-row table:style-name="ro1">
          <table:table-cell office:value-type="string" calcext:value-type="string">
            <text:p>NullAssignment</text:p>
          </table:table-cell>
          <table:table-cell office:value-type="float" office:value="0.0213" calcext:value-type="float">
            <text:p>0.0213</text:p>
          </table:table-cell>
        </table:table-row>
        <table:table-row table:style-name="ro1">
          <table:table-cell office:value-type="string" calcext:value-type="string">
            <text:p>OneDeclarationPerLine</text:p>
          </table:table-cell>
          <table:table-cell office:value-type="float" office:value="0.3005" calcext:value-type="float">
            <text:p>0.3005</text:p>
          </table:table-cell>
        </table:table-row>
        <table:table-row table:style-name="ro1">
          <table:table-cell office:value-type="string" calcext:value-type="string">
            <text:p>OnlyOneReturn</text:p>
          </table:table-cell>
          <table:table-cell office:value-type="float" office:value="0.3275" calcext:value-type="float">
            <text:p>0.3275</text:p>
          </table:table-cell>
        </table:table-row>
        <table:table-row table:style-name="ro1">
          <table:table-cell office:value-type="string" calcext:value-type="string">
            <text:p>OptimizableToArrayCall</text:p>
          </table:table-cell>
          <table:table-cell office:value-type="float" office:value="1.5941" calcext:value-type="float">
            <text:p>1.5941</text:p>
          </table:table-cell>
        </table:table-row>
        <table:table-row table:style-name="ro1">
          <table:table-cell office:value-type="string" calcext:value-type="string">
            <text:p>OverrideBothEqualsAndHashcode</text:p>
          </table:table-cell>
          <table:table-cell office:value-type="float" office:value="0.3868" calcext:value-type="float">
            <text:p>0.3868</text:p>
          </table:table-cell>
        </table:table-row>
        <table:table-row table:style-name="ro1">
          <table:table-cell office:value-type="string" calcext:value-type="string">
            <text:p>PackageCase</text:p>
          </table:table-cell>
          <table:table-cell office:value-type="float" office:value="0.0631" calcext:value-type="float">
            <text:p>0.0631</text:p>
          </table:table-cell>
        </table:table-row>
        <table:table-row table:style-name="ro1">
          <table:table-cell office:value-type="string" calcext:value-type="string">
            <text:p>PositionLiteralsFirstInCaseInsensitiveComparisons</text:p>
          </table:table-cell>
          <table:table-cell office:value-type="float" office:value="0.1445" calcext:value-type="float">
            <text:p>0.1445</text:p>
          </table:table-cell>
        </table:table-row>
        <table:table-row table:style-name="ro1">
          <table:table-cell office:value-type="string" calcext:value-type="string">
            <text:p>PositionLiteralsFirstInComparisons</text:p>
          </table:table-cell>
          <table:table-cell office:value-type="float" office:value="0.1074" calcext:value-type="float">
            <text:p>0.1074</text:p>
          </table:table-cell>
        </table:table-row>
        <table:table-row table:style-name="ro1">
          <table:table-cell office:value-type="string" calcext:value-type="string">
            <text:p>PrematureDeclaration</text:p>
          </table:table-cell>
          <table:table-cell office:value-type="float" office:value="0.596" calcext:value-type="float">
            <text:p>0.596</text:p>
          </table:table-cell>
        </table:table-row>
        <table:table-row table:style-name="ro1">
          <table:table-cell office:value-type="string" calcext:value-type="string">
            <text:p>PreserveStackTrace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string" calcext:value-type="string">
            <text:p>ProperCloneImplementation</text:p>
          </table:table-cell>
          <table:table-cell office:value-type="float" office:value="0.0174" calcext:value-type="float">
            <text:p>0.0174</text:p>
          </table:table-cell>
        </table:table-row>
        <table:table-row table:style-name="ro1">
          <table:table-cell office:value-type="string" calcext:value-type="string">
            <text:p>ProperLogger</text:p>
          </table:table-cell>
          <table:table-cell office:value-type="float" office:value="6.574" calcext:value-type="float">
            <text:p>6.574</text:p>
          </table:table-cell>
        </table:table-row>
        <table:table-row table:style-name="ro1">
          <table:table-cell office:value-type="string" calcext:value-type="string">
            <text:p>RedundantFieldInitializer</text:p>
          </table:table-cell>
          <table:table-cell office:value-type="float" office:value="0.0289" calcext:value-type="float">
            <text:p>0.0289</text:p>
          </table:table-cell>
        </table:table-row>
        <table:table-row table:style-name="ro1">
          <table:table-cell office:value-type="string" calcext:value-type="string">
            <text:p>RemoteInterfaceNamingConvention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string" calcext:value-type="string">
            <text:p>RemoteSessionInterfaceNamingConvention</text:p>
          </table:table-cell>
          <table:table-cell office:value-type="float" office:value="0.0285" calcext:value-type="float">
            <text:p>0.0285</text:p>
          </table:table-cell>
        </table:table-row>
        <table:table-row table:style-name="ro1">
          <table:table-cell office:value-type="string" calcext:value-type="string">
            <text:p>ReplaceEnumerationWithIterator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ReplaceHashtableWithMap</text:p>
          </table:table-cell>
          <table:table-cell office:value-type="float" office:value="0.5733" calcext:value-type="float">
            <text:p>0.5733</text:p>
          </table:table-cell>
        </table:table-row>
        <table:table-row table:style-name="ro1">
          <table:table-cell office:value-type="string" calcext:value-type="string">
            <text:p>ReplaceVectorWithList</text:p>
          </table:table-cell>
          <table:table-cell office:value-type="float" office:value="0.4921" calcext:value-type="float">
            <text:p>0.4921</text:p>
          </table:table-cell>
        </table:table-row>
        <table:table-row table:style-name="ro1">
          <table:table-cell office:value-type="string" calcext:value-type="string">
            <text:p>ReturnEmptyArrayRatherThanNull</text:p>
          </table:table-cell>
          <table:table-cell office:value-type="float" office:value="0.1533" calcext:value-type="float">
            <text:p>0.1533</text:p>
          </table:table-cell>
        </table:table-row>
        <table:table-row table:style-name="ro1">
          <table:table-cell office:value-type="string" calcext:value-type="string">
            <text:p>ReturnFromFinallyBlock</text:p>
          </table:table-cell>
          <table:table-cell office:value-type="float" office:value="0.381" calcext:value-type="float">
            <text:p>0.381</text:p>
          </table:table-cell>
        </table:table-row>
        <table:table-row table:style-name="ro1">
          <table:table-cell office:value-type="string" calcext:value-type="string">
            <text:p>ShortClassName</text:p>
          </table:table-cell>
          <table:table-cell office:value-type="float" office:value="0.0809" calcext:value-type="float">
            <text:p>0.0809</text:p>
          </table:table-cell>
        </table:table-row>
        <table:table-row table:style-name="ro1">
          <table:table-cell office:value-type="string" calcext:value-type="string">
            <text:p>ShortInstantiation</text:p>
          </table:table-cell>
          <table:table-cell office:value-type="float" office:value="0.1466" calcext:value-type="float">
            <text:p>0.1466</text:p>
          </table:table-cell>
        </table:table-row>
        <table:table-row table:style-name="ro1">
          <table:table-cell office:value-type="string" calcext:value-type="string">
            <text:p>ShortMethodName</text:p>
          </table:table-cell>
          <table:table-cell office:value-type="float" office:value="0.2948" calcext:value-type="float">
            <text:p>0.2948</text:p>
          </table:table-cell>
        </table:table-row>
        <table:table-row table:style-name="ro1">
          <table:table-cell office:value-type="string" calcext:value-type="string">
            <text:p>ShortVariable</text:p>
          </table:table-cell>
          <table:table-cell office:value-type="float" office:value="0.8438" calcext:value-type="float">
            <text:p>0.8438</text:p>
          </table:table-cell>
        </table:table-row>
        <table:table-row table:style-name="ro1">
          <table:table-cell office:value-type="string" calcext:value-type="string">
            <text:p>SignatureDeclareThrowsException</text:p>
          </table:table-cell>
          <table:table-cell office:value-type="float" office:value="0.5293" calcext:value-type="float">
            <text:p>0.5293</text:p>
          </table:table-cell>
        </table:table-row>
        <table:table-row table:style-name="ro1">
          <table:table-cell office:value-type="string" calcext:value-type="string">
            <text:p>SimpleDateFormatNeedsLocale</text:p>
          </table:table-cell>
          <table:table-cell office:value-type="float" office:value="0.1562" calcext:value-type="float">
            <text:p>0.1562</text:p>
          </table:table-cell>
        </table:table-row>
        <table:table-row table:style-name="ro1">
          <table:table-cell office:value-type="string" calcext:value-type="string">
            <text:p>SimplifiedTernary</text:p>
          </table:table-cell>
          <table:table-cell office:value-type="float" office:value="0.0166" calcext:value-type="float">
            <text:p>0.0166</text:p>
          </table:table-cell>
        </table:table-row>
        <table:table-row table:style-name="ro1">
          <table:table-cell office:value-type="string" calcext:value-type="string">
            <text:p>SimplifyBooleanAssertion</text:p>
          </table:table-cell>
          <table:table-cell office:value-type="float" office:value="1.7425" calcext:value-type="float">
            <text:p>1.7425</text:p>
          </table:table-cell>
        </table:table-row>
        <table:table-row table:style-name="ro1">
          <table:table-cell office:value-type="string" calcext:value-type="string">
            <text:p>SimplifyBooleanExpressions</text:p>
          </table:table-cell>
          <table:table-cell office:value-type="float" office:value="0.0449" calcext:value-type="float">
            <text:p>0.0449</text:p>
          </table:table-cell>
        </table:table-row>
        <table:table-row table:style-name="ro1">
          <table:table-cell office:value-type="string" calcext:value-type="string">
            <text:p>SimplifyBooleanReturns</text:p>
          </table:table-cell>
          <table:table-cell office:value-type="float" office:value="0.0855" calcext:value-type="float">
            <text:p>0.0855</text:p>
          </table:table-cell>
        </table:table-row>
        <table:table-row table:style-name="ro1">
          <table:table-cell office:value-type="string" calcext:value-type="string">
            <text:p>SimplifyConditional</text:p>
          </table:table-cell>
          <table:table-cell office:value-type="float" office:value="0.7996" calcext:value-type="float">
            <text:p>0.7996</text:p>
          </table:table-cell>
        </table:table-row>
        <table:table-row table:style-name="ro1">
          <table:table-cell office:value-type="string" calcext:value-type="string">
            <text:p>SimplifyStartsWith</text:p>
          </table:table-cell>
          <table:table-cell office:value-type="float" office:value="1.6152" calcext:value-type="float">
            <text:p>1.6152</text:p>
          </table:table-cell>
        </table:table-row>
        <table:table-row table:style-name="ro1">
          <table:table-cell office:value-type="string" calcext:value-type="string">
            <text:p>SingleMethodSingleton</text:p>
          </table:table-cell>
          <table:table-cell office:value-type="float" office:value="0.8711" calcext:value-type="float">
            <text:p>0.8711</text:p>
          </table:table-cell>
        </table:table-row>
        <table:table-row table:style-name="ro1">
          <table:table-cell office:value-type="string" calcext:value-type="string">
            <text:p>SingletonClassReturningNewInstance</text:p>
          </table:table-cell>
          <table:table-cell office:value-type="float" office:value="0.3932" calcext:value-type="float">
            <text:p>0.3932</text:p>
          </table:table-cell>
        </table:table-row>
        <table:table-row table:style-name="ro1">
          <table:table-cell office:value-type="string" calcext:value-type="string">
            <text:p>SingularField</text:p>
          </table:table-cell>
          <table:table-cell office:value-type="float" office:value="0.4443" calcext:value-type="float">
            <text:p>0.4443</text:p>
          </table:table-cell>
        </table:table-row>
        <table:table-row table:style-name="ro1">
          <table:table-cell office:value-type="string" calcext:value-type="string">
            <text:p>StaticEJBFieldShouldBeFinal</text:p>
          </table:table-cell>
          <table:table-cell office:value-type="float" office:value="0.0664" calcext:value-type="float">
            <text:p>0.0664</text:p>
          </table:table-cell>
        </table:table-row>
        <table:table-row table:style-name="ro1">
          <table:table-cell office:value-type="string" calcext:value-type="string">
            <text:p>StringBufferInstantiationWithChar</text:p>
          </table:table-cell>
          <table:table-cell office:value-type="float" office:value="0.1775" calcext:value-type="float">
            <text:p>0.1775</text:p>
          </table:table-cell>
        </table:table-row>
        <table:table-row table:style-name="ro1">
          <table:table-cell office:value-type="string" calcext:value-type="string">
            <text:p>StringInstantiation</text:p>
          </table:table-cell>
          <table:table-cell office:value-type="float" office:value="0.0194" calcext:value-type="float">
            <text:p>0.0194</text:p>
          </table:table-cell>
        </table:table-row>
        <table:table-row table:style-name="ro1">
          <table:table-cell office:value-type="string" calcext:value-type="string">
            <text:p>StringToString</text:p>
          </table:table-cell>
          <table:table-cell office:value-type="float" office:value="0.4645" calcext:value-type="float">
            <text:p>0.4645</text:p>
          </table:table-cell>
        </table:table-row>
        <table:table-row table:style-name="ro1">
          <table:table-cell office:value-type="string" calcext:value-type="string">
            <text:p>SuspiciousEqualsMethodName</text:p>
          </table:table-cell>
          <table:table-cell office:value-type="float" office:value="0.7196" calcext:value-type="float">
            <text:p>0.7196</text:p>
          </table:table-cell>
        </table:table-row>
        <table:table-row table:style-name="ro1">
          <table:table-cell office:value-type="string" calcext:value-type="string">
            <text:p>SuspiciousHashcodeMethodName</text:p>
          </table:table-cell>
          <table:table-cell office:value-type="float" office:value="0.383" calcext:value-type="float">
            <text:p>0.383</text:p>
          </table:table-cell>
        </table:table-row>
        <table:table-row table:style-name="ro1">
          <table:table-cell office:value-type="string" calcext:value-type="string">
            <text:p>SuspiciousOctalEscape</text:p>
          </table:table-cell>
          <table:table-cell office:value-type="float" office:value="0.3541" calcext:value-type="float">
            <text:p>0.3541</text:p>
          </table:table-cell>
        </table:table-row>
        <table:table-row table:style-name="ro1">
          <table:table-cell office:value-type="string" calcext:value-type="string">
            <text:p>SwitchDensity</text:p>
          </table:table-cell>
          <table:table-cell office:value-type="float" office:value="0.3718" calcext:value-type="float">
            <text:p>0.3718</text:p>
          </table:table-cell>
        </table:table-row>
        <table:table-row table:style-name="ro1">
          <table:table-cell office:value-type="string" calcext:value-type="string">
            <text:p>SwitchStmtsShouldHaveDefault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office:value-type="string" calcext:value-type="string">
            <text:p>SystemPrintln</text:p>
          </table:table-cell>
          <table:table-cell office:value-type="float" office:value="1.6434" calcext:value-type="float">
            <text:p>1.6434</text:p>
          </table:table-cell>
        </table:table-row>
        <table:table-row table:style-name="ro1">
          <table:table-cell office:value-type="string" calcext:value-type="string">
            <text:p>TestClassWithoutTestCases</text:p>
          </table:table-cell>
          <table:table-cell office:value-type="float" office:value="1.1509" calcext:value-type="float">
            <text:p>1.1509</text:p>
          </table:table-cell>
        </table:table-row>
        <table:table-row table:style-name="ro1">
          <table:table-cell office:value-type="string" calcext:value-type="string">
            <text:p>TooFewBranchesForASwitchStatement</text:p>
          </table:table-cell>
          <table:table-cell office:value-type="float" office:value="0.0079" calcext:value-type="float">
            <text:p>0.0079</text:p>
          </table:table-cell>
        </table:table-row>
        <table:table-row table:style-name="ro1">
          <table:table-cell office:value-type="string" calcext:value-type="string">
            <text:p>TooManyFields</text:p>
          </table:table-cell>
          <table:table-cell office:value-type="float" office:value="0.3366" calcext:value-type="float">
            <text:p>0.3366</text:p>
          </table:table-cell>
        </table:table-row>
        <table:table-row table:style-name="ro1">
          <table:table-cell office:value-type="string" calcext:value-type="string">
            <text:p>TooManyMethods</text:p>
          </table:table-cell>
          <table:table-cell office:value-type="float" office:value="0.5064" calcext:value-type="float">
            <text:p>0.5064</text:p>
          </table:table-cell>
        </table:table-row>
        <table:table-row table:style-name="ro1">
          <table:table-cell office:value-type="string" calcext:value-type="string">
            <text:p>TooManyStaticImports</text:p>
          </table:table-cell>
          <table:table-cell office:value-type="float" office:value="0.1956" calcext:value-type="float">
            <text:p>0.1956</text:p>
          </table:table-cell>
        </table:table-row>
        <table:table-row table:style-name="ro1">
          <table:table-cell office:value-type="string" calcext:value-type="string">
            <text:p>UncommentedEmptyConstructor</text:p>
          </table:table-cell>
          <table:table-cell office:value-type="float" office:value="0.0333" calcext:value-type="float">
            <text:p>0.0333</text:p>
          </table:table-cell>
        </table:table-row>
        <table:table-row table:style-name="ro1">
          <table:table-cell office:value-type="string" calcext:value-type="string">
            <text:p>UncommentedEmptyMethodBody</text:p>
          </table:table-cell>
          <table:table-cell office:value-type="float" office:value="0.1118" calcext:value-type="float">
            <text:p>0.1118</text:p>
          </table:table-cell>
        </table:table-row>
        <table:table-row table:style-name="ro1">
          <table:table-cell office:value-type="string" calcext:value-type="string">
            <text:p>UnconditionalIfStatement</text:p>
          </table:table-cell>
          <table:table-cell office:value-type="float" office:value="0.0516" calcext:value-type="float">
            <text:p>0.0516</text:p>
          </table:table-cell>
        </table:table-row>
        <table:table-row table:style-name="ro1">
          <table:table-cell office:value-type="string" calcext:value-type="string">
            <text:p>UnnecessaryAnnotationValueElement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office:value-type="string" calcext:value-type="string">
            <text:p>UnnecessaryBooleanAssertion</text:p>
          </table:table-cell>
          <table:table-cell office:value-type="float" office:value="1.3948" calcext:value-type="float">
            <text:p>1.3948</text:p>
          </table:table-cell>
        </table:table-row>
        <table:table-row table:style-name="ro1">
          <table:table-cell office:value-type="string" calcext:value-type="string">
            <text:p>UnnecessaryCaseChange</text:p>
          </table:table-cell>
          <table:table-cell office:value-type="float" office:value="0.1875" calcext:value-type="float">
            <text:p>0.1875</text:p>
          </table:table-cell>
        </table:table-row>
        <table:table-row table:style-name="ro1">
          <table:table-cell office:value-type="string" calcext:value-type="string">
            <text:p>UnnecessaryConstructor</text:p>
          </table:table-cell>
          <table:table-cell office:value-type="float" office:value="1.1612" calcext:value-type="float">
            <text:p>1.1612</text:p>
          </table:table-cell>
        </table:table-row>
        <table:table-row table:style-name="ro1">
          <table:table-cell office:value-type="string" calcext:value-type="string">
            <text:p>UnnecessaryConversionTemporary</text:p>
          </table:table-cell>
          <table:table-cell office:value-type="float" office:value="0.3804" calcext:value-type="float">
            <text:p>0.3804</text:p>
          </table:table-cell>
        </table:table-row>
        <table:table-row table:style-name="ro1">
          <table:table-cell office:value-type="string" calcext:value-type="string">
            <text:p>UnnecessaryFullyQualifiedName</text:p>
          </table:table-cell>
          <table:table-cell office:value-type="float" office:value="0.7745" calcext:value-type="float">
            <text:p>0.7745</text:p>
          </table:table-cell>
        </table:table-row>
        <table:table-row table:style-name="ro1">
          <table:table-cell office:value-type="string" calcext:value-type="string">
            <text:p>UnnecessaryLocalBeforeReturn</text:p>
          </table:table-cell>
          <table:table-cell office:value-type="float" office:value="0.1936" calcext:value-type="float">
            <text:p>0.1936</text:p>
          </table:table-cell>
        </table:table-row>
        <table:table-row table:style-name="ro1">
          <table:table-cell office:value-type="string" calcext:value-type="string">
            <text:p>UnnecessaryModifier</text:p>
          </table:table-cell>
          <table:table-cell office:value-type="float" office:value="0.0588" calcext:value-type="float">
            <text:p>0.0588</text:p>
          </table:table-cell>
        </table:table-row>
        <table:table-row table:style-name="ro1">
          <table:table-cell office:value-type="string" calcext:value-type="string">
            <text:p>UnnecessaryReturn</text:p>
          </table:table-cell>
          <table:table-cell office:value-type="float" office:value="0.2811" calcext:value-type="float">
            <text:p>0.2811</text:p>
          </table:table-cell>
        </table:table-row>
        <table:table-row table:style-name="ro1">
          <table:table-cell office:value-type="string" calcext:value-type="string">
            <text:p>UnnecessaryWrapperObjectCreation</text:p>
          </table:table-cell>
          <table:table-cell office:value-type="float" office:value="0.416" calcext:value-type="float">
            <text:p>0.416</text:p>
          </table:table-cell>
        </table:table-row>
        <table:table-row table:style-name="ro1">
          <table:table-cell office:value-type="string" calcext:value-type="string">
            <text:p>UnsynchronizedStaticFormatter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string" calcext:value-type="string">
            <text:p>UnusedFormalParameter</text:p>
          </table:table-cell>
          <table:table-cell office:value-type="float" office:value="0.0823" calcext:value-type="float">
            <text:p>0.0823</text:p>
          </table:table-cell>
        </table:table-row>
        <table:table-row table:style-name="ro1">
          <table:table-cell office:value-type="string" calcext:value-type="string">
            <text:p>UnusedImports</text:p>
          </table:table-cell>
          <table:table-cell office:value-type="float" office:value="1.3917" calcext:value-type="float">
            <text:p>1.3917</text:p>
          </table:table-cell>
        </table:table-row>
        <table:table-row table:style-name="ro1">
          <table:table-cell office:value-type="string" calcext:value-type="string">
            <text:p>UnusedLocalVariable</text:p>
          </table:table-cell>
          <table:table-cell office:value-type="float" office:value="0.0675" calcext:value-type="float">
            <text:p>0.0675</text:p>
          </table:table-cell>
        </table:table-row>
        <table:table-row table:style-name="ro1">
          <table:table-cell office:value-type="string" calcext:value-type="string">
            <text:p>UnusedNullCheckInEquals</text:p>
          </table:table-cell>
          <table:table-cell office:value-type="float" office:value="3.3162" calcext:value-type="float">
            <text:p>3.3162</text:p>
          </table:table-cell>
        </table:table-row>
        <table:table-row table:style-name="ro1">
          <table:table-cell office:value-type="string" calcext:value-type="string">
            <text:p>UnusedPrivateField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UnusedPrivateMethod</text:p>
          </table:table-cell>
          <table:table-cell office:value-type="float" office:value="0.1363" calcext:value-type="float">
            <text:p>0.1363</text:p>
          </table:table-cell>
        </table:table-row>
        <table:table-row table:style-name="ro1">
          <table:table-cell office:value-type="string" calcext:value-type="string">
            <text:p>UseArrayListInsteadOfVector</text:p>
          </table:table-cell>
          <table:table-cell office:value-type="float" office:value="0.1415" calcext:value-type="float">
            <text:p>0.1415</text:p>
          </table:table-cell>
        </table:table-row>
        <table:table-row table:style-name="ro1">
          <table:table-cell office:value-type="string" calcext:value-type="string">
            <text:p>UseArraysAsList</text:p>
          </table:table-cell>
          <table:table-cell office:value-type="float" office:value="0.4392" calcext:value-type="float">
            <text:p>0.4392</text:p>
          </table:table-cell>
        </table:table-row>
        <table:table-row table:style-name="ro1">
          <table:table-cell office:value-type="string" calcext:value-type="string">
            <text:p>UseAssertEqualsInsteadOfAssertTrue</text:p>
          </table:table-cell>
          <table:table-cell office:value-type="float" office:value="1.7828" calcext:value-type="float">
            <text:p>1.7828</text:p>
          </table:table-cell>
        </table:table-row>
        <table:table-row table:style-name="ro1">
          <table:table-cell office:value-type="string" calcext:value-type="string">
            <text:p>UseAssertNullInsteadOfAssertTrue</text:p>
          </table:table-cell>
          <table:table-cell office:value-type="float" office:value="1.4392" calcext:value-type="float">
            <text:p>1.4392</text:p>
          </table:table-cell>
        </table:table-row>
        <table:table-row table:style-name="ro1">
          <table:table-cell office:value-type="string" calcext:value-type="string">
            <text:p>UseAssertSameInsteadOfAssertTrue</text:p>
          </table:table-cell>
          <table:table-cell office:value-type="float" office:value="1.4103" calcext:value-type="float">
            <text:p>1.4103</text:p>
          </table:table-cell>
        </table:table-row>
        <table:table-row table:style-name="ro1">
          <table:table-cell office:value-type="string" calcext:value-type="string">
            <text:p>UseAssertTrueInsteadOfAssertEquals</text:p>
          </table:table-cell>
          <table:table-cell office:value-type="float" office:value="2.2001" calcext:value-type="float">
            <text:p>2.2001</text:p>
          </table:table-cell>
        </table:table-row>
        <table:table-row table:style-name="ro1">
          <table:table-cell office:value-type="string" calcext:value-type="string">
            <text:p>UseCollectionIsEmpty</text:p>
          </table:table-cell>
          <table:table-cell office:value-type="float" office:value="0.3581" calcext:value-type="float">
            <text:p>0.3581</text:p>
          </table:table-cell>
        </table:table-row>
        <table:table-row table:style-name="ro1">
          <table:table-cell office:value-type="string" calcext:value-type="string">
            <text:p>UseConcurrentHashMap</text:p>
          </table:table-cell>
          <table:table-cell office:value-type="float" office:value="0.5054" calcext:value-type="float">
            <text:p>0.5054</text:p>
          </table:table-cell>
        </table:table-row>
        <table:table-row table:style-name="ro1">
          <table:table-cell office:value-type="string" calcext:value-type="string">
            <text:p>UseCorrectExceptionLogging</text:p>
          </table:table-cell>
          <table:table-cell office:value-type="float" office:value="0.0535" calcext:value-type="float">
            <text:p>0.0535</text:p>
          </table:table-cell>
        </table:table-row>
        <table:table-row table:style-name="ro1">
          <table:table-cell office:value-type="string" calcext:value-type="string">
            <text:p>UseDiamondOperator</text:p>
          </table:table-cell>
          <table:table-cell office:value-type="float" office:value="2.5384" calcext:value-type="float">
            <text:p>2.5384</text:p>
          </table:table-cell>
        </table:table-row>
        <table:table-row table:style-name="ro1">
          <table:table-cell office:value-type="string" calcext:value-type="string">
            <text:p>UseEqualsToCompareStrings</text:p>
          </table:table-cell>
          <table:table-cell office:value-type="float" office:value="0.0721" calcext:value-type="float">
            <text:p>0.0721</text:p>
          </table:table-cell>
        </table:table-row>
        <table:table-row table:style-name="ro1">
          <table:table-cell office:value-type="string" calcext:value-type="string">
            <text:p>UseIndexOfChar</text:p>
          </table:table-cell>
          <table:table-cell office:value-type="float" office:value="0.4443" calcext:value-type="float">
            <text:p>0.4443</text:p>
          </table:table-cell>
        </table:table-row>
        <table:table-row table:style-name="ro1">
          <table:table-cell office:value-type="string" calcext:value-type="string">
            <text:p>UseLocaleWithCaseConversions</text:p>
          </table:table-cell>
          <table:table-cell office:value-type="float" office:value="3.2769" calcext:value-type="float">
            <text:p>3.2769</text:p>
          </table:table-cell>
        </table:table-row>
        <table:table-row table:style-name="ro1">
          <table:table-cell office:value-type="string" calcext:value-type="string">
            <text:p>UseNotifyAllInsteadOfNotify</text:p>
          </table:table-cell>
          <table:table-cell office:value-type="float" office:value="0.5546" calcext:value-type="float">
            <text:p>0.5546</text:p>
          </table:table-cell>
        </table:table-row>
        <table:table-row table:style-name="ro1">
          <table:table-cell office:value-type="string" calcext:value-type="string">
            <text:p>UseObjectForClearerAPI</text:p>
          </table:table-cell>
          <table:table-cell office:value-type="float" office:value="0.2822" calcext:value-type="float">
            <text:p>0.2822</text:p>
          </table:table-cell>
        </table:table-row>
        <table:table-row table:style-name="ro1">
          <table:table-cell office:value-type="string" calcext:value-type="string">
            <text:p>UseProperClassLoader</text:p>
          </table:table-cell>
          <table:table-cell office:value-type="float" office:value="0.8761" calcext:value-type="float">
            <text:p>0.8761</text:p>
          </table:table-cell>
        </table:table-row>
        <table:table-row table:style-name="ro1">
          <table:table-cell office:value-type="string" calcext:value-type="string">
            <text:p>UseShortArrayInitializer</text:p>
          </table:table-cell>
          <table:table-cell office:value-type="float" office:value="0.2021" calcext:value-type="float">
            <text:p>0.2021</text:p>
          </table:table-cell>
        </table:table-row>
        <table:table-row table:style-name="ro1">
          <table:table-cell office:value-type="string" calcext:value-type="string">
            <text:p>UseStringBufferForStringAppends</text:p>
          </table:table-cell>
          <table:table-cell office:value-type="float" office:value="0.3716" calcext:value-type="float">
            <text:p>0.3716</text:p>
          </table:table-cell>
        </table:table-row>
        <table:table-row table:style-name="ro1">
          <table:table-cell office:value-type="string" calcext:value-type="string">
            <text:p>UseStringBufferLength</text:p>
          </table:table-cell>
          <table:table-cell office:value-type="float" office:value="0.3556" calcext:value-type="float">
            <text:p>0.3556</text:p>
          </table:table-cell>
        </table:table-row>
        <table:table-row table:style-name="ro1">
          <table:table-cell office:value-type="string" calcext:value-type="string">
            <text:p>UseTryWithResources</text:p>
          </table:table-cell>
          <table:table-cell office:value-type="float" office:value="0.0309" calcext:value-type="float">
            <text:p>0.0309</text:p>
          </table:table-cell>
        </table:table-row>
        <table:table-row table:style-name="ro1">
          <table:table-cell office:value-type="string" calcext:value-type="string">
            <text:p>UseUnderscoresInNumericLiterals</text:p>
          </table:table-cell>
          <table:table-cell office:value-type="float" office:value="1.8082" calcext:value-type="float">
            <text:p>1.8082</text:p>
          </table:table-cell>
        </table:table-row>
        <table:table-row table:style-name="ro1">
          <table:table-cell office:value-type="string" calcext:value-type="string">
            <text:p>UseUtilityClass</text:p>
          </table:table-cell>
          <table:table-cell office:value-type="float" office:value="0.4052" calcext:value-type="float">
            <text:p>0.4052</text:p>
          </table:table-cell>
        </table:table-row>
        <table:table-row table:style-name="ro1">
          <table:table-cell office:value-type="string" calcext:value-type="string">
            <text:p>UseVarargs</text:p>
          </table:table-cell>
          <table:table-cell office:value-type="float" office:value="0.2549" calcext:value-type="float">
            <text:p>0.2549</text:p>
          </table:table-cell>
        </table:table-row>
        <table:table-row table:style-name="ro1">
          <table:table-cell office:value-type="string" calcext:value-type="string">
            <text:p>UselessOperationOnImmutable</text:p>
          </table:table-cell>
          <table:table-cell office:value-type="float" office:value="0.4267" calcext:value-type="float">
            <text:p>0.4267</text:p>
          </table:table-cell>
        </table:table-row>
        <table:table-row table:style-name="ro1">
          <table:table-cell office:value-type="string" calcext:value-type="string">
            <text:p>UselessOverridingMethod</text:p>
          </table:table-cell>
          <table:table-cell office:value-type="float" office:value="0.4795" calcext:value-type="float">
            <text:p>0.4795</text:p>
          </table:table-cell>
        </table:table-row>
        <table:table-row table:style-name="ro1">
          <table:table-cell office:value-type="string" calcext:value-type="string">
            <text:p>UselessParentheses</text:p>
          </table:table-cell>
          <table:table-cell office:value-type="float" office:value="2.5024" calcext:value-type="float">
            <text:p>2.5024</text:p>
          </table:table-cell>
        </table:table-row>
        <table:table-row table:style-name="ro1">
          <table:table-cell office:value-type="string" calcext:value-type="string">
            <text:p>UselessQualifiedThis</text:p>
          </table:table-cell>
          <table:table-cell office:value-type="float" office:value="2.9915" calcext:value-type="float">
            <text:p>2.9915</text:p>
          </table:table-cell>
        </table:table-row>
        <table:table-row table:style-name="ro1">
          <table:table-cell office:value-type="string" calcext:value-type="string">
            <text:p>UselessStringValueOf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string" calcext:value-type="string">
            <text:p>WhileLoopWithLiteralBoolean</text:p>
          </table:table-cell>
          <table:table-cell office:value-type="float" office:value="0.0061" calcext:value-type="float">
            <text:p>0.0061</text:p>
          </table:table-cell>
        </table:table-row>
      </table:table>
      <table:table table:name="08_pr2377-fixed-typeres-data" table:style-name="ta1">
        <table:table-column table:style-name="co1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MD Benchmark: 08_pr2377-fixed-typeres (Fri Apr 17 15:09:30 CEST 2020)</text:p>
          </table:table-cell>
          <table:table-cell/>
        </table:table-row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AbstractClassWithoutAbstractMethod</text:p>
          </table:table-cell>
          <table:table-cell office:value-type="float" office:value="0.0194" calcext:value-type="float">
            <text:p>0.0194</text:p>
          </table:table-cell>
        </table:table-row>
        <table:table-row table:style-name="ro1">
          <table:table-cell office:value-type="string" calcext:value-type="string">
            <text:p>AbstractClassWithoutAnyMethod</text:p>
          </table:table-cell>
          <table:table-cell office:value-type="float" office:value="0.0544" calcext:value-type="float">
            <text:p>0.0544</text:p>
          </table:table-cell>
        </table:table-row>
        <table:table-row table:style-name="ro1">
          <table:table-cell office:value-type="string" calcext:value-type="string">
            <text:p>AddEmptyString</text:p>
          </table:table-cell>
          <table:table-cell office:value-type="float" office:value="0.0579" calcext:value-type="float">
            <text:p>0.0579</text:p>
          </table:table-cell>
        </table:table-row>
        <table:table-row table:style-name="ro1">
          <table:table-cell office:value-type="string" calcext:value-type="string">
            <text:p>AppendCharacterWithChar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string" calcext:value-type="string">
            <text:p>ArrayIsStoredDirectly</text:p>
          </table:table-cell>
          <table:table-cell office:value-type="float" office:value="0.5667" calcext:value-type="float">
            <text:p>0.5667</text:p>
          </table:table-cell>
        </table:table-row>
        <table:table-row table:style-name="ro1">
          <table:table-cell office:value-type="string" calcext:value-type="string">
            <text:p>AssignmentInOperand</text:p>
          </table:table-cell>
          <table:table-cell office:value-type="float" office:value="0.4269" calcext:value-type="float">
            <text:p>0.4269</text:p>
          </table:table-cell>
        </table:table-row>
        <table:table-row table:style-name="ro1">
          <table:table-cell office:value-type="string" calcext:value-type="string">
            <text:p>AssignmentToNonFinalStatic</text:p>
          </table:table-cell>
          <table:table-cell office:value-type="float" office:value="0.3707" calcext:value-type="float">
            <text:p>0.3707</text:p>
          </table:table-cell>
        </table:table-row>
        <table:table-row table:style-name="ro1">
          <table:table-cell office:value-type="string" calcext:value-type="string">
            <text:p>AtLeastOneConstructor</text:p>
          </table:table-cell>
          <table:table-cell office:value-type="float" office:value="0.7299" calcext:value-type="float">
            <text:p>0.7299</text:p>
          </table:table-cell>
        </table:table-row>
        <table:table-row table:style-name="ro1">
          <table:table-cell office:value-type="string" calcext:value-type="string">
            <text:p>AvoidAccessibilityAlteration</text:p>
          </table:table-cell>
          <table:table-cell office:value-type="float" office:value="3.9308" calcext:value-type="float">
            <text:p>3.9308</text:p>
          </table:table-cell>
        </table:table-row>
        <table:table-row table:style-name="ro1">
          <table:table-cell office:value-type="string" calcext:value-type="string">
            <text:p>AvoidArrayLoops</text:p>
          </table:table-cell>
          <table:table-cell office:value-type="float" office:value="0.4436" calcext:value-type="float">
            <text:p>0.4436</text:p>
          </table:table-cell>
        </table:table-row>
        <table:table-row table:style-name="ro1">
          <table:table-cell office:value-type="string" calcext:value-type="string">
            <text:p>AvoidAssertAsIdentifier</text:p>
          </table:table-cell>
          <table:table-cell office:value-type="float" office:value="0.4836" calcext:value-type="float">
            <text:p>0.4836</text:p>
          </table:table-cell>
        </table:table-row>
        <table:table-row table:style-name="ro1">
          <table:table-cell office:value-type="string" calcext:value-type="string">
            <text:p>AvoidBranchingStatementAsLastInLoop</text:p>
          </table:table-cell>
          <table:table-cell office:value-type="float" office:value="0.0167" calcext:value-type="float">
            <text:p>0.0167</text:p>
          </table:table-cell>
        </table:table-row>
        <table:table-row table:style-name="ro1">
          <table:table-cell office:value-type="string" calcext:value-type="string">
            <text:p>AvoidCallingFinalize</text:p>
          </table:table-cell>
          <table:table-cell office:value-type="float" office:value="0.5176" calcext:value-type="float">
            <text:p>0.5176</text:p>
          </table:table-cell>
        </table:table-row>
        <table:table-row table:style-name="ro1">
          <table:table-cell office:value-type="string" calcext:value-type="string">
            <text:p>AvoidCatchingGenericException</text:p>
          </table:table-cell>
          <table:table-cell office:value-type="float" office:value="0.0303" calcext:value-type="float">
            <text:p>0.0303</text:p>
          </table:table-cell>
        </table:table-row>
        <table:table-row table:style-name="ro1">
          <table:table-cell office:value-type="string" calcext:value-type="string">
            <text:p>AvoidCatchingNPE</text:p>
          </table:table-cell>
          <table:table-cell office:value-type="float" office:value="0.0179" calcext:value-type="float">
            <text:p>0.0179</text:p>
          </table:table-cell>
        </table:table-row>
        <table:table-row table:style-name="ro1">
          <table:table-cell office:value-type="string" calcext:value-type="string">
            <text:p>AvoidCatchingThrowable</text:p>
          </table:table-cell>
          <table:table-cell office:value-type="float" office:value="0.3879" calcext:value-type="float">
            <text:p>0.3879</text:p>
          </table:table-cell>
        </table:table-row>
        <table:table-row table:style-name="ro1">
          <table:table-cell office:value-type="string" calcext:value-type="string">
            <text:p>AvoidDecimalLiteralsInBigDecimalConstructor</text:p>
          </table:table-cell>
          <table:table-cell office:value-type="float" office:value="0.1425" calcext:value-type="float">
            <text:p>0.1425</text:p>
          </table:table-cell>
        </table:table-row>
        <table:table-row table:style-name="ro1">
          <table:table-cell office:value-type="string" calcext:value-type="string">
            <text:p>AvoidDeeplyNestedIfStmts</text:p>
          </table:table-cell>
          <table:table-cell office:value-type="float" office:value="0.4085" calcext:value-type="float">
            <text:p>0.4085</text:p>
          </table:table-cell>
        </table:table-row>
        <table:table-row table:style-name="ro1">
          <table:table-cell office:value-type="string" calcext:value-type="string">
            <text:p>AvoidDollarSigns</text:p>
          </table:table-cell>
          <table:table-cell office:value-type="float" office:value="0.3797" calcext:value-type="float">
            <text:p>0.3797</text:p>
          </table:table-cell>
        </table:table-row>
        <table:table-row table:style-name="ro1">
          <table:table-cell office:value-type="string" calcext:value-type="string">
            <text:p>AvoidDuplicateLiterals</text:p>
          </table:table-cell>
          <table:table-cell office:value-type="float" office:value="0.5376" calcext:value-type="float">
            <text:p>0.5376</text:p>
          </table:table-cell>
        </table:table-row>
        <table:table-row table:style-name="ro1">
          <table:table-cell office:value-type="string" calcext:value-type="string">
            <text:p>AvoidEnumAsIdentifier</text:p>
          </table:table-cell>
          <table:table-cell office:value-type="float" office:value="0.4108" calcext:value-type="float">
            <text:p>0.4108</text:p>
          </table:table-cell>
        </table:table-row>
        <table:table-row table:style-name="ro1">
          <table:table-cell office:value-type="string" calcext:value-type="string">
            <text:p>AvoidFieldNameMatchingMethodName</text:p>
          </table:table-cell>
          <table:table-cell office:value-type="float" office:value="0.4195" calcext:value-type="float">
            <text:p>0.4195</text:p>
          </table:table-cell>
        </table:table-row>
        <table:table-row table:style-name="ro1">
          <table:table-cell office:value-type="string" calcext:value-type="string">
            <text:p>AvoidFieldNameMatchingTypeName</text:p>
          </table:table-cell>
          <table:table-cell office:value-type="float" office:value="0.3903" calcext:value-type="float">
            <text:p>0.3903</text:p>
          </table:table-cell>
        </table:table-row>
        <table:table-row table:style-name="ro1">
          <table:table-cell office:value-type="string" calcext:value-type="string">
            <text:p>AvoidFileStream</text:p>
          </table:table-cell>
          <table:table-cell office:value-type="float" office:value="1.2439" calcext:value-type="float">
            <text:p>1.2439</text:p>
          </table:table-cell>
        </table:table-row>
        <table:table-row table:style-name="ro1">
          <table:table-cell office:value-type="string" calcext:value-type="string">
            <text:p>AvoidInstanceofChecksInCatchClause</text:p>
          </table:table-cell>
          <table:table-cell office:value-type="float" office:value="0.0286" calcext:value-type="float">
            <text:p>0.0286</text:p>
          </table:table-cell>
        </table:table-row>
        <table:table-row table:style-name="ro1">
          <table:table-cell office:value-type="string" calcext:value-type="string">
            <text:p>AvoidInstantiatingObjectsInLoops</text:p>
          </table:table-cell>
          <table:table-cell office:value-type="float" office:value="0.3696" calcext:value-type="float">
            <text:p>0.3696</text:p>
          </table:table-cell>
        </table:table-row>
        <table:table-row table:style-name="ro1">
          <table:table-cell office:value-type="string" calcext:value-type="string">
            <text:p>AvoidLiteralsInIfCondition</text:p>
          </table:table-cell>
          <table:table-cell office:value-type="float" office:value="0.2376" calcext:value-type="float">
            <text:p>0.2376</text:p>
          </table:table-cell>
        </table:table-row>
        <table:table-row table:style-name="ro1">
          <table:table-cell office:value-type="string" calcext:value-type="string">
            <text:p>AvoidLosingExceptionInformation</text:p>
          </table:table-cell>
          <table:table-cell office:value-type="float" office:value="0.0518" calcext:value-type="float">
            <text:p>0.0518</text:p>
          </table:table-cell>
        </table:table-row>
        <table:table-row table:style-name="ro1">
          <table:table-cell office:value-type="string" calcext:value-type="string">
            <text:p>AvoidMessageDigestField</text:p>
          </table:table-cell>
          <table:table-cell office:value-type="float" office:value="1.307" calcext:value-type="float">
            <text:p>1.307</text:p>
          </table:table-cell>
        </table:table-row>
        <table:table-row table:style-name="ro1">
          <table:table-cell office:value-type="string" calcext:value-type="string">
            <text:p>AvoidMultipleUnaryOperators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AvoidPrintStackTrace</text:p>
          </table:table-cell>
          <table:table-cell office:value-type="float" office:value="1.607" calcext:value-type="float">
            <text:p>1.607</text:p>
          </table:table-cell>
        </table:table-row>
        <table:table-row table:style-name="ro1">
          <table:table-cell office:value-type="string" calcext:value-type="string">
            <text:p>AvoidProtectedFieldInFinalClass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string" calcext:value-type="string">
            <text:p>AvoidProtectedMethodInFinalClassNotExtending</text:p>
          </table:table-cell>
          <table:table-cell office:value-type="float" office:value="0.0989" calcext:value-type="float">
            <text:p>0.0989</text:p>
          </table:table-cell>
        </table:table-row>
        <table:table-row table:style-name="ro1">
          <table:table-cell office:value-type="string" calcext:value-type="string">
            <text:p>AvoidReassigningLoopVariables</text:p>
          </table:table-cell>
          <table:table-cell office:value-type="float" office:value="0.1349" calcext:value-type="float">
            <text:p>0.1349</text:p>
          </table:table-cell>
        </table:table-row>
        <table:table-row table:style-name="ro1">
          <table:table-cell office:value-type="string" calcext:value-type="string">
            <text:p>AvoidReassigningParameters</text:p>
          </table:table-cell>
          <table:table-cell office:value-type="float" office:value="0.5463" calcext:value-type="float">
            <text:p>0.5463</text:p>
          </table:table-cell>
        </table:table-row>
        <table:table-row table:style-name="ro1">
          <table:table-cell office:value-type="string" calcext:value-type="string">
            <text:p>AvoidRethrowingException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string" calcext:value-type="string">
            <text:p>AvoidStringBufferField</text:p>
          </table:table-cell>
          <table:table-cell office:value-type="float" office:value="0.0951" calcext:value-type="float">
            <text:p>0.0951</text:p>
          </table:table-cell>
        </table:table-row>
        <table:table-row table:style-name="ro1">
          <table:table-cell office:value-type="string" calcext:value-type="string">
            <text:p>AvoidSynchronizedAtMethodLevel</text:p>
          </table:table-cell>
          <table:table-cell office:value-type="float" office:value="0.2156" calcext:value-type="float">
            <text:p>0.2156</text:p>
          </table:table-cell>
        </table:table-row>
        <table:table-row table:style-name="ro1">
          <table:table-cell office:value-type="string" calcext:value-type="string">
            <text:p>AvoidThreadGroup</text:p>
          </table:table-cell>
          <table:table-cell office:value-type="float" office:value="1.0691" calcext:value-type="float">
            <text:p>1.0691</text:p>
          </table:table-cell>
        </table:table-row>
        <table:table-row table:style-name="ro1">
          <table:table-cell office:value-type="string" calcext:value-type="string">
            <text:p>AvoidThrowingNewInstanceOfSameException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 office:value-type="string" calcext:value-type="string">
            <text:p>AvoidThrowingNullPointerException</text:p>
          </table:table-cell>
          <table:table-cell office:value-type="float" office:value="0.1629" calcext:value-type="float">
            <text:p>0.1629</text:p>
          </table:table-cell>
        </table:table-row>
        <table:table-row table:style-name="ro1">
          <table:table-cell office:value-type="string" calcext:value-type="string">
            <text:p>AvoidThrowingRawExceptionTypes</text:p>
          </table:table-cell>
          <table:table-cell office:value-type="float" office:value="0.0747" calcext:value-type="float">
            <text:p>0.0747</text:p>
          </table:table-cell>
        </table:table-row>
        <table:table-row table:style-name="ro1">
          <table:table-cell office:value-type="string" calcext:value-type="string">
            <text:p>AvoidUncheckedExceptionsInSignatures</text:p>
          </table:table-cell>
          <table:table-cell office:value-type="float" office:value="0.1806" calcext:value-type="float">
            <text:p>0.1806</text:p>
          </table:table-cell>
        </table:table-row>
        <table:table-row table:style-name="ro1">
          <table:table-cell office:value-type="string" calcext:value-type="string">
            <text:p>AvoidUsingHardCodedIP</text:p>
          </table:table-cell>
          <table:table-cell office:value-type="float" office:value="0.0688" calcext:value-type="float">
            <text:p>0.0688</text:p>
          </table:table-cell>
        </table:table-row>
        <table:table-row table:style-name="ro1">
          <table:table-cell office:value-type="string" calcext:value-type="string">
            <text:p>AvoidUsingNativeCode</text:p>
          </table:table-cell>
          <table:table-cell office:value-type="float" office:value="1.2331" calcext:value-type="float">
            <text:p>1.2331</text:p>
          </table:table-cell>
        </table:table-row>
        <table:table-row table:style-name="ro1">
          <table:table-cell office:value-type="string" calcext:value-type="string">
            <text:p>AvoidUsingOctalValues</text:p>
          </table:table-cell>
          <table:table-cell office:value-type="float" office:value="0.3883" calcext:value-type="float">
            <text:p>0.3883</text:p>
          </table:table-cell>
        </table:table-row>
        <table:table-row table:style-name="ro1">
          <table:table-cell office:value-type="string" calcext:value-type="string">
            <text:p>AvoidUsingShortType</text:p>
          </table:table-cell>
          <table:table-cell office:value-type="float" office:value="0.5267" calcext:value-type="float">
            <text:p>0.5267</text:p>
          </table:table-cell>
        </table:table-row>
        <table:table-row table:style-name="ro1">
          <table:table-cell office:value-type="string" calcext:value-type="string">
            <text:p>AvoidUsingVolatile</text:p>
          </table:table-cell>
          <table:table-cell office:value-type="float" office:value="0.0749" calcext:value-type="float">
            <text:p>0.0749</text:p>
          </table:table-cell>
        </table:table-row>
        <table:table-row table:style-name="ro1">
          <table:table-cell office:value-type="string" calcext:value-type="string">
            <text:p>BadComparison</text:p>
          </table:table-cell>
          <table:table-cell office:value-type="float" office:value="0.0623" calcext:value-type="float">
            <text:p>0.0623</text:p>
          </table:table-cell>
        </table:table-row>
        <table:table-row table:style-name="ro1">
          <table:table-cell office:value-type="string" calcext:value-type="string">
            <text:p>BeanMembersShouldSerialize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>
          <table:table-cell office:value-type="string" calcext:value-type="string">
            <text:p>BigIntegerInstantiation</text:p>
          </table:table-cell>
          <table:table-cell office:value-type="float" office:value="0.4045" calcext:value-type="float">
            <text:p>0.4045</text:p>
          </table:table-cell>
        </table:table-row>
        <table:table-row table:style-name="ro1">
          <table:table-cell office:value-type="string" calcext:value-type="string">
            <text:p>BooleanGetMethodName</text:p>
          </table:table-cell>
          <table:table-cell office:value-type="float" office:value="0.197" calcext:value-type="float">
            <text:p>0.197</text:p>
          </table:table-cell>
        </table:table-row>
        <table:table-row table:style-name="ro1">
          <table:table-cell office:value-type="string" calcext:value-type="string">
            <text:p>BooleanInstantiation</text:p>
          </table:table-cell>
          <table:table-cell office:value-type="float" office:value="0.4531" calcext:value-type="float">
            <text:p>0.4531</text:p>
          </table:table-cell>
        </table:table-row>
        <table:table-row table:style-name="ro1">
          <table:table-cell office:value-type="string" calcext:value-type="string">
            <text:p>BrokenNullCheck</text:p>
          </table:table-cell>
          <table:table-cell office:value-type="float" office:value="0.4265" calcext:value-type="float">
            <text:p>0.4265</text:p>
          </table:table-cell>
        </table:table-row>
        <table:table-row table:style-name="ro1">
          <table:table-cell office:value-type="string" calcext:value-type="string">
            <text:p>ByteInstantiation</text:p>
          </table:table-cell>
          <table:table-cell office:value-type="float" office:value="0.1325" calcext:value-type="float">
            <text:p>0.1325</text:p>
          </table:table-cell>
        </table:table-row>
        <table:table-row table:style-name="ro1">
          <table:table-cell office:value-type="string" calcext:value-type="string">
            <text:p>CallSuperFirst</text:p>
          </table:table-cell>
          <table:table-cell office:value-type="float" office:value="1.217" calcext:value-type="float">
            <text:p>1.217</text:p>
          </table:table-cell>
        </table:table-row>
        <table:table-row table:style-name="ro1">
          <table:table-cell office:value-type="string" calcext:value-type="string">
            <text:p>CallSuperInConstructor</text:p>
          </table:table-cell>
          <table:table-cell office:value-type="float" office:value="0.0561" calcext:value-type="float">
            <text:p>0.0561</text:p>
          </table:table-cell>
        </table:table-row>
        <table:table-row table:style-name="ro1">
          <table:table-cell office:value-type="string" calcext:value-type="string">
            <text:p>CallSuperLast</text:p>
          </table:table-cell>
          <table:table-cell office:value-type="float" office:value="0.8972" calcext:value-type="float">
            <text:p>0.8972</text:p>
          </table:table-cell>
        </table:table-row>
        <table:table-row table:style-name="ro1">
          <table:table-cell office:value-type="string" calcext:value-type="string">
            <text:p>CheckResultSet</text:p>
          </table:table-cell>
          <table:table-cell office:value-type="float" office:value="0.4857" calcext:value-type="float">
            <text:p>0.4857</text:p>
          </table:table-cell>
        </table:table-row>
        <table:table-row table:style-name="ro1">
          <table:table-cell office:value-type="string" calcext:value-type="string">
            <text:p>CheckSkipResult</text:p>
          </table:table-cell>
          <table:table-cell office:value-type="float" office:value="0.4302" calcext:value-type="float">
            <text:p>0.4302</text:p>
          </table:table-cell>
        </table:table-row>
        <table:table-row table:style-name="ro1">
          <table:table-cell office:value-type="string" calcext:value-type="string">
            <text:p>ClassCastExceptionWithToArray</text:p>
          </table:table-cell>
          <table:table-cell office:value-type="float" office:value="0.0518" calcext:value-type="float">
            <text:p>0.0518</text:p>
          </table:table-cell>
        </table:table-row>
        <table:table-row table:style-name="ro1">
          <table:table-cell office:value-type="string" calcext:value-type="string">
            <text:p>ClassNamingConventions</text:p>
          </table:table-cell>
          <table:table-cell office:value-type="float" office:value="0.0674" calcext:value-type="float">
            <text:p>0.0674</text:p>
          </table:table-cell>
        </table:table-row>
        <table:table-row table:style-name="ro1">
          <table:table-cell office:value-type="string" calcext:value-type="string">
            <text:p>ClassWithOnlyPrivateConstructorsShouldBeFinal</text:p>
          </table:table-cell>
          <table:table-cell office:value-type="float" office:value="0.0938" calcext:value-type="float">
            <text:p>0.0938</text:p>
          </table:table-cell>
        </table:table-row>
        <table:table-row table:style-name="ro1">
          <table:table-cell office:value-type="string" calcext:value-type="string">
            <text:p>CloneMethodMustBePublic</text:p>
          </table:table-cell>
          <table:table-cell office:value-type="float" office:value="0.3308" calcext:value-type="float">
            <text:p>0.3308</text:p>
          </table:table-cell>
        </table:table-row>
        <table:table-row table:style-name="ro1">
          <table:table-cell office:value-type="string" calcext:value-type="string">
            <text:p>CloneMethodMustImplementCloneable</text:p>
          </table:table-cell>
          <table:table-cell office:value-type="float" office:value="0.0753" calcext:value-type="float">
            <text:p>0.0753</text:p>
          </table:table-cell>
        </table:table-row>
        <table:table-row table:style-name="ro1">
          <table:table-cell office:value-type="string" calcext:value-type="string">
            <text:p>CloneMethodReturnTypeMustMatchClassName</text:p>
          </table:table-cell>
          <table:table-cell office:value-type="float" office:value="0.2117" calcext:value-type="float">
            <text:p>0.2117</text:p>
          </table:table-cell>
        </table:table-row>
        <table:table-row table:style-name="ro1">
          <table:table-cell office:value-type="string" calcext:value-type="string">
            <text:p>CloneThrowsCloneNotSupportedException</text:p>
          </table:table-cell>
          <table:table-cell office:value-type="float" office:value="0.4317" calcext:value-type="float">
            <text:p>0.4317</text:p>
          </table:table-cell>
        </table:table-row>
        <table:table-row table:style-name="ro1">
          <table:table-cell office:value-type="string" calcext:value-type="string">
            <text:p>CloseResource</text:p>
          </table:table-cell>
          <table:table-cell office:value-type="float" office:value="1.1066" calcext:value-type="float">
            <text:p>1.1066</text:p>
          </table:table-cell>
        </table:table-row>
        <table:table-row table:style-name="ro1">
          <table:table-cell office:value-type="string" calcext:value-type="string">
            <text:p>CollapsibleIfStatements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string" calcext:value-type="string">
            <text:p>CommentContent</text:p>
          </table:table-cell>
          <table:table-cell office:value-type="float" office:value="2.0787" calcext:value-type="float">
            <text:p>2.0787</text:p>
          </table:table-cell>
        </table:table-row>
        <table:table-row table:style-name="ro1">
          <table:table-cell office:value-type="string" calcext:value-type="string">
            <text:p>CommentDefaultAccessModifier</text:p>
          </table:table-cell>
          <table:table-cell office:value-type="float" office:value="0.5168" calcext:value-type="float">
            <text:p>0.5168</text:p>
          </table:table-cell>
        </table:table-row>
        <table:table-row table:style-name="ro1">
          <table:table-cell office:value-type="string" calcext:value-type="string">
            <text:p>CommentRequired</text:p>
          </table:table-cell>
          <table:table-cell office:value-type="float" office:value="3.3604" calcext:value-type="float">
            <text:p>3.3604</text:p>
          </table:table-cell>
        </table:table-row>
        <table:table-row table:style-name="ro1">
          <table:table-cell office:value-type="string" calcext:value-type="string">
            <text:p>CommentSize</text:p>
          </table:table-cell>
          <table:table-cell office:value-type="float" office:value="0.7234" calcext:value-type="float">
            <text:p>0.7234</text:p>
          </table:table-cell>
        </table:table-row>
        <table:table-row table:style-name="ro1">
          <table:table-cell office:value-type="string" calcext:value-type="string">
            <text:p>CompareObjectsWithEquals</text:p>
          </table:table-cell>
          <table:table-cell office:value-type="float" office:value="0.3665" calcext:value-type="float">
            <text:p>0.3665</text:p>
          </table:table-cell>
        </table:table-row>
        <table:table-row table:style-name="ro1">
          <table:table-cell office:value-type="string" calcext:value-type="string">
            <text:p>ConfusingTernary</text:p>
          </table:table-cell>
          <table:table-cell office:value-type="float" office:value="0.3864" calcext:value-type="float">
            <text:p>0.3864</text:p>
          </table:table-cell>
        </table:table-row>
        <table:table-row table:style-name="ro1">
          <table:table-cell office:value-type="string" calcext:value-type="string">
            <text:p>ConsecutiveAppendsShouldReuse</text:p>
          </table:table-cell>
          <table:table-cell office:value-type="float" office:value="0.5503" calcext:value-type="float">
            <text:p>0.5503</text:p>
          </table:table-cell>
        </table:table-row>
        <table:table-row table:style-name="ro1">
          <table:table-cell office:value-type="string" calcext:value-type="string">
            <text:p>ConsecutiveLiteralAppends</text:p>
          </table:table-cell>
          <table:table-cell office:value-type="float" office:value="0.401" calcext:value-type="float">
            <text:p>0.401</text:p>
          </table:table-cell>
        </table:table-row>
        <table:table-row table:style-name="ro1">
          <table:table-cell office:value-type="string" calcext:value-type="string">
            <text:p>ConstantsInInterface</text:p>
          </table:table-cell>
          <table:table-cell office:value-type="float" office:value="0.2143" calcext:value-type="float">
            <text:p>0.2143</text:p>
          </table:table-cell>
        </table:table-row>
        <table:table-row table:style-name="ro1">
          <table:table-cell office:value-type="string" calcext:value-type="string">
            <text:p>ConstructorCallsOverridableMethod</text:p>
          </table:table-cell>
          <table:table-cell office:value-type="float" office:value="0.9146" calcext:value-type="float">
            <text:p>0.9146</text:p>
          </table:table-cell>
        </table:table-row>
        <table:table-row table:style-name="ro1">
          <table:table-cell office:value-type="string" calcext:value-type="string">
            <text:p>ControlStatementBraces</text:p>
          </table:table-cell>
          <table:table-cell office:value-type="float" office:value="1.1673" calcext:value-type="float">
            <text:p>1.1673</text:p>
          </table:table-cell>
        </table:table-row>
        <table:table-row table:style-name="ro1">
          <table:table-cell office:value-type="string" calcext:value-type="string">
            <text:p>CouplingBetweenObjects</text:p>
          </table:table-cell>
          <table:table-cell office:value-type="float" office:value="0.5348" calcext:value-type="float">
            <text:p>0.5348</text:p>
          </table:table-cell>
        </table:table-row>
        <table:table-row table:style-name="ro1">
          <table:table-cell office:value-type="string" calcext:value-type="string">
            <text:p>CyclomaticComplexity</text:p>
          </table:table-cell>
          <table:table-cell office:value-type="float" office:value="0.6391" calcext:value-type="float">
            <text:p>0.6391</text:p>
          </table:table-cell>
        </table:table-row>
        <table:table-row table:style-name="ro1">
          <table:table-cell office:value-type="string" calcext:value-type="string">
            <text:p>DataClass</text:p>
          </table:table-cell>
          <table:table-cell office:value-type="float" office:value="0.8513" calcext:value-type="float">
            <text:p>0.8513</text:p>
          </table:table-cell>
        </table:table-row>
        <table:table-row table:style-name="ro1">
          <table:table-cell office:value-type="string" calcext:value-type="string">
            <text:p>DataflowAnomalyAnalysis</text:p>
          </table:table-cell>
          <table:table-cell office:value-type="float" office:value="2.0414" calcext:value-type="float">
            <text:p>2.0414</text:p>
          </table:table-cell>
        </table:table-row>
        <table:table-row table:style-name="ro1">
          <table:table-cell office:value-type="string" calcext:value-type="string">
            <text:p>DefaultLabelNotLastInSwitchStmt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DefaultPackage</text:p>
          </table:table-cell>
          <table:table-cell office:value-type="float" office:value="0.4245" calcext:value-type="float">
            <text:p>0.4245</text:p>
          </table:table-cell>
        </table:table-row>
        <table:table-row table:style-name="ro1">
          <table:table-cell office:value-type="string" calcext:value-type="string">
            <text:p>DetachedTestCase</text:p>
          </table:table-cell>
          <table:table-cell office:value-type="float" office:value="0.4058" calcext:value-type="float">
            <text:p>0.4058</text:p>
          </table:table-cell>
        </table:table-row>
        <table:table-row table:style-name="ro1">
          <table:table-cell office:value-type="string" calcext:value-type="string">
            <text:p>DoNotCallGarbageCollectionExplicitly</text:p>
          </table:table-cell>
          <table:table-cell office:value-type="float" office:value="1.7507" calcext:value-type="float">
            <text:p>1.7507</text:p>
          </table:table-cell>
        </table:table-row>
        <table:table-row table:style-name="ro1">
          <table:table-cell office:value-type="string" calcext:value-type="string">
            <text:p>DoNotCallSystemExit</text:p>
          </table:table-cell>
          <table:table-cell office:value-type="float" office:value="1.6654" calcext:value-type="float">
            <text:p>1.6654</text:p>
          </table:table-cell>
        </table:table-row>
        <table:table-row table:style-name="ro1">
          <table:table-cell office:value-type="string" calcext:value-type="string">
            <text:p>DoNotExtendJavaLangError</text:p>
          </table:table-cell>
          <table:table-cell office:value-type="float" office:value="0.0335" calcext:value-type="float">
            <text:p>0.0335</text:p>
          </table:table-cell>
        </table:table-row>
        <table:table-row table:style-name="ro1">
          <table:table-cell office:value-type="string" calcext:value-type="string">
            <text:p>DoNotExtendJavaLangThrowable</text:p>
          </table:table-cell>
          <table:table-cell office:value-type="float" office:value="0.0399" calcext:value-type="float">
            <text:p>0.0399</text:p>
          </table:table-cell>
        </table:table-row>
        <table:table-row table:style-name="ro1">
          <table:table-cell office:value-type="string" calcext:value-type="string">
            <text:p>DoNotHardCodeSDCard</text:p>
          </table:table-cell>
          <table:table-cell office:value-type="float" office:value="0.5388" calcext:value-type="float">
            <text:p>0.5388</text:p>
          </table:table-cell>
        </table:table-row>
        <table:table-row table:style-name="ro1">
          <table:table-cell office:value-type="string" calcext:value-type="string">
            <text:p>DoNotThrowExceptionInFinally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string" calcext:value-type="string">
            <text:p>DoNotUseThreads</text:p>
          </table:table-cell>
          <table:table-cell office:value-type="float" office:value="1.4722" calcext:value-type="float">
            <text:p>1.4722</text:p>
          </table:table-cell>
        </table:table-row>
        <table:table-row table:style-name="ro1">
          <table:table-cell office:value-type="string" calcext:value-type="string">
            <text:p>DontCallThreadRun</text:p>
          </table:table-cell>
          <table:table-cell office:value-type="float" office:value="0.3336" calcext:value-type="float">
            <text:p>0.3336</text:p>
          </table:table-cell>
        </table:table-row>
        <table:table-row table:style-name="ro1">
          <table:table-cell office:value-type="string" calcext:value-type="string">
            <text:p>DontImportJavaLang</text:p>
          </table:table-cell>
          <table:table-cell office:value-type="float" office:value="0.3832" calcext:value-type="float">
            <text:p>0.3832</text:p>
          </table:table-cell>
        </table:table-row>
        <table:table-row table:style-name="ro1">
          <table:table-cell office:value-type="string" calcext:value-type="string">
            <text:p>DontImportSun</text:p>
          </table:table-cell>
          <table:table-cell office:value-type="float" office:value="0.3771" calcext:value-type="float">
            <text:p>0.3771</text:p>
          </table:table-cell>
        </table:table-row>
        <table:table-row table:style-name="ro1">
          <table:table-cell office:value-type="string" calcext:value-type="string">
            <text:p>DontUseFloatTypeForLoopIndices</text:p>
          </table:table-cell>
          <table:table-cell office:value-type="float" office:value="0.0135" calcext:value-type="float">
            <text:p>0.0135</text:p>
          </table:table-cell>
        </table:table-row>
        <table:table-row table:style-name="ro1">
          <table:table-cell office:value-type="string" calcext:value-type="string">
            <text:p>DoubleBraceInitialization</text:p>
          </table:table-cell>
          <table:table-cell office:value-type="float" office:value="0.1268" calcext:value-type="float">
            <text:p>0.1268</text:p>
          </table:table-cell>
        </table:table-row>
        <table:table-row table:style-name="ro1">
          <table:table-cell office:value-type="string" calcext:value-type="string">
            <text:p>DoubleCheckedLocking</text:p>
          </table:table-cell>
          <table:table-cell office:value-type="float" office:value="0.5157" calcext:value-type="float">
            <text:p>0.5157</text:p>
          </table:table-cell>
        </table:table-row>
        <table:table-row table:style-name="ro1">
          <table:table-cell office:value-type="string" calcext:value-type="string">
            <text:p>DuplicateImports</text:p>
          </table:table-cell>
          <table:table-cell office:value-type="float" office:value="0.3956" calcext:value-type="float">
            <text:p>0.3956</text:p>
          </table:table-cell>
        </table:table-row>
        <table:table-row table:style-name="ro1">
          <table:table-cell office:value-type="string" calcext:value-type="string">
            <text:p>EmptyCatchBlock</text:p>
          </table:table-cell>
          <table:table-cell office:value-type="float" office:value="0.0674" calcext:value-type="float">
            <text:p>0.0674</text:p>
          </table:table-cell>
        </table:table-row>
        <table:table-row table:style-name="ro1">
          <table:table-cell office:value-type="string" calcext:value-type="string">
            <text:p>EmptyFinalizer</text:p>
          </table:table-cell>
          <table:table-cell office:value-type="float" office:value="0.2897" calcext:value-type="float">
            <text:p>0.2897</text:p>
          </table:table-cell>
        </table:table-row>
        <table:table-row table:style-name="ro1">
          <table:table-cell office:value-type="string" calcext:value-type="string">
            <text:p>EmptyFinallyBlock</text:p>
          </table:table-cell>
          <table:table-cell office:value-type="float" office:value="0.0037" calcext:value-type="float">
            <text:p>0.0037</text:p>
          </table:table-cell>
        </table:table-row>
        <table:table-row table:style-name="ro1">
          <table:table-cell office:value-type="string" calcext:value-type="string">
            <text:p>EmptyIfStmt</text:p>
          </table:table-cell>
          <table:table-cell office:value-type="float" office:value="0.0786" calcext:value-type="float">
            <text:p>0.0786</text:p>
          </table:table-cell>
        </table:table-row>
        <table:table-row table:style-name="ro1">
          <table:table-cell office:value-type="string" calcext:value-type="string">
            <text:p>EmptyInitializer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EmptyMethodInAbstractClassShouldBeAbstract</text:p>
          </table:table-cell>
          <table:table-cell office:value-type="float" office:value="0.1209" calcext:value-type="float">
            <text:p>0.1209</text:p>
          </table:table-cell>
        </table:table-row>
        <table:table-row table:style-name="ro1">
          <table:table-cell office:value-type="string" calcext:value-type="string">
            <text:p>EmptyStatementBlock</text:p>
          </table:table-cell>
          <table:table-cell office:value-type="float" office:value="0.4075" calcext:value-type="float">
            <text:p>0.4075</text:p>
          </table:table-cell>
        </table:table-row>
        <table:table-row table:style-name="ro1">
          <table:table-cell office:value-type="string" calcext:value-type="string">
            <text:p>EmptyStatementNotInLoop</text:p>
          </table:table-cell>
          <table:table-cell office:value-type="float" office:value="0.0027" calcext:value-type="float">
            <text:p>0.0027</text:p>
          </table:table-cell>
        </table:table-row>
        <table:table-row table:style-name="ro1">
          <table:table-cell office:value-type="string" calcext:value-type="string">
            <text:p>EmptySwitchStatements</text:p>
          </table:table-cell>
          <table:table-cell office:value-type="float" office:value="0.0027" calcext:value-type="float">
            <text:p>0.0027</text:p>
          </table:table-cell>
        </table:table-row>
        <table:table-row table:style-name="ro1">
          <table:table-cell office:value-type="string" calcext:value-type="string">
            <text:p>EmptySynchronizedBlock</text:p>
          </table:table-cell>
          <table:table-cell office:value-type="float" office:value="0.0034" calcext:value-type="float">
            <text:p>0.0034</text:p>
          </table:table-cell>
        </table:table-row>
        <table:table-row table:style-name="ro1">
          <table:table-cell office:value-type="string" calcext:value-type="string">
            <text:p>EmptyTryBlock</text:p>
          </table:table-cell>
          <table:table-cell office:value-type="float" office:value="0.0117" calcext:value-type="float">
            <text:p>0.0117</text:p>
          </table:table-cell>
        </table:table-row>
        <table:table-row table:style-name="ro1">
          <table:table-cell office:value-type="string" calcext:value-type="string">
            <text:p>EmptyWhileStmt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EqualsNull</text:p>
          </table:table-cell>
          <table:table-cell office:value-type="float" office:value="2.3302" calcext:value-type="float">
            <text:p>2.3302</text:p>
          </table:table-cell>
        </table:table-row>
        <table:table-row table:style-name="ro1">
          <table:table-cell office:value-type="string" calcext:value-type="string">
            <text:p>ExceptionAsFlowControl</text:p>
          </table:table-cell>
          <table:table-cell office:value-type="float" office:value="0.3669" calcext:value-type="float">
            <text:p>0.3669</text:p>
          </table:table-cell>
        </table:table-row>
        <table:table-row table:style-name="ro1">
          <table:table-cell office:value-type="string" calcext:value-type="string">
            <text:p>ExcessiveClassLength</text:p>
          </table:table-cell>
          <table:table-cell office:value-type="float" office:value="0.612" calcext:value-type="float">
            <text:p>0.612</text:p>
          </table:table-cell>
        </table:table-row>
        <table:table-row table:style-name="ro1">
          <table:table-cell office:value-type="string" calcext:value-type="string">
            <text:p>ExcessiveImports</text:p>
          </table:table-cell>
          <table:table-cell office:value-type="float" office:value="0.4407" calcext:value-type="float">
            <text:p>0.4407</text:p>
          </table:table-cell>
        </table:table-row>
        <table:table-row table:style-name="ro1">
          <table:table-cell office:value-type="string" calcext:value-type="string">
            <text:p>ExcessiveMethodLength</text:p>
          </table:table-cell>
          <table:table-cell office:value-type="float" office:value="0.5602" calcext:value-type="float">
            <text:p>0.5602</text:p>
          </table:table-cell>
        </table:table-row>
        <table:table-row table:style-name="ro1">
          <table:table-cell office:value-type="string" calcext:value-type="string">
            <text:p>ExcessiveParameterList</text:p>
          </table:table-cell>
          <table:table-cell office:value-type="float" office:value="0.4014" calcext:value-type="float">
            <text:p>0.4014</text:p>
          </table:table-cell>
        </table:table-row>
        <table:table-row table:style-name="ro1">
          <table:table-cell office:value-type="string" calcext:value-type="string">
            <text:p>ExcessivePublicCount</text:p>
          </table:table-cell>
          <table:table-cell office:value-type="float" office:value="0.3682" calcext:value-type="float">
            <text:p>0.3682</text:p>
          </table:table-cell>
        </table:table-row>
        <table:table-row table:style-name="ro1">
          <table:table-cell office:value-type="string" calcext:value-type="string">
            <text:p>ExtendsObject</text:p>
          </table:table-cell>
          <table:table-cell office:value-type="float" office:value="0.0223" calcext:value-type="float">
            <text:p>0.0223</text:p>
          </table:table-cell>
        </table:table-row>
        <table:table-row table:style-name="ro1">
          <table:table-cell office:value-type="string" calcext:value-type="string">
            <text:p>FieldDeclarationsShouldBeAtStartOfClass</text:p>
          </table:table-cell>
          <table:table-cell office:value-type="float" office:value="0.3507" calcext:value-type="float">
            <text:p>0.3507</text:p>
          </table:table-cell>
        </table:table-row>
        <table:table-row table:style-name="ro1">
          <table:table-cell office:value-type="string" calcext:value-type="string">
            <text:p>FieldNamingConventions</text:p>
          </table:table-cell>
          <table:table-cell office:value-type="float" office:value="0.0535" calcext:value-type="float">
            <text:p>0.0535</text:p>
          </table:table-cell>
        </table:table-row>
        <table:table-row table:style-name="ro1">
          <table:table-cell office:value-type="string" calcext:value-type="string">
            <text:p>FinalFieldCouldBeStatic</text:p>
          </table:table-cell>
          <table:table-cell office:value-type="float" office:value="0.0849" calcext:value-type="float">
            <text:p>0.0849</text:p>
          </table:table-cell>
        </table:table-row>
        <table:table-row table:style-name="ro1">
          <table:table-cell office:value-type="string" calcext:value-type="string">
            <text:p>FinalizeDoesNotCallSuperFinalize</text:p>
          </table:table-cell>
          <table:table-cell office:value-type="float" office:value="0.2899" calcext:value-type="float">
            <text:p>0.2899</text:p>
          </table:table-cell>
        </table:table-row>
        <table:table-row table:style-name="ro1">
          <table:table-cell office:value-type="string" calcext:value-type="string">
            <text:p>FinalizeOnlyCallsSuperFinalize</text:p>
          </table:table-cell>
          <table:table-cell office:value-type="float" office:value="0.2764" calcext:value-type="float">
            <text:p>0.2764</text:p>
          </table:table-cell>
        </table:table-row>
        <table:table-row table:style-name="ro1">
          <table:table-cell office:value-type="string" calcext:value-type="string">
            <text:p>FinalizeOverloaded</text:p>
          </table:table-cell>
          <table:table-cell office:value-type="float" office:value="0.2586" calcext:value-type="float">
            <text:p>0.2586</text:p>
          </table:table-cell>
        </table:table-row>
        <table:table-row table:style-name="ro1">
          <table:table-cell office:value-type="string" calcext:value-type="string">
            <text:p>FinalizeShouldBeProtected</text:p>
          </table:table-cell>
          <table:table-cell office:value-type="float" office:value="0.2786" calcext:value-type="float">
            <text:p>0.2786</text:p>
          </table:table-cell>
        </table:table-row>
        <table:table-row table:style-name="ro1">
          <table:table-cell office:value-type="string" calcext:value-type="string">
            <text:p>ForLoopCanBeForeach</text:p>
          </table:table-cell>
          <table:table-cell office:value-type="float" office:value="0.2871" calcext:value-type="float">
            <text:p>0.2871</text:p>
          </table:table-cell>
        </table:table-row>
        <table:table-row table:style-name="ro1">
          <table:table-cell office:value-type="string" calcext:value-type="string">
            <text:p>ForLoopShouldBeWhileLoop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office:value-type="string" calcext:value-type="string">
            <text:p>ForLoopVariableCount</text:p>
          </table:table-cell>
          <table:table-cell office:value-type="float" office:value="0.0132" calcext:value-type="float">
            <text:p>0.0132</text:p>
          </table:table-cell>
        </table:table-row>
        <table:table-row table:style-name="ro1">
          <table:table-cell office:value-type="string" calcext:value-type="string">
            <text:p>FormalParameterNamingConventions</text:p>
          </table:table-cell>
          <table:table-cell office:value-type="float" office:value="0.0612" calcext:value-type="float">
            <text:p>0.0612</text:p>
          </table:table-cell>
        </table:table-row>
        <table:table-row table:style-name="ro1">
          <table:table-cell office:value-type="string" calcext:value-type="string">
            <text:p>GenericsNaming</text:p>
          </table:table-cell>
          <table:table-cell office:value-type="float" office:value="0.0269" calcext:value-type="float">
            <text:p>0.0269</text:p>
          </table:table-cell>
        </table:table-row>
        <table:table-row table:style-name="ro1">
          <table:table-cell office:value-type="string" calcext:value-type="string">
            <text:p>GodClass</text:p>
          </table:table-cell>
          <table:table-cell office:value-type="float" office:value="1.9017" calcext:value-type="float">
            <text:p>1.9017</text:p>
          </table:table-cell>
        </table:table-row>
        <table:table-row table:style-name="ro1">
          <table:table-cell office:value-type="string" calcext:value-type="string">
            <text:p>GuardLogStatement</text:p>
          </table:table-cell>
          <table:table-cell office:value-type="float" office:value="0.4458" calcext:value-type="float">
            <text:p>0.4458</text:p>
          </table:table-cell>
        </table:table-row>
        <table:table-row table:style-name="ro1">
          <table:table-cell office:value-type="string" calcext:value-type="string">
            <text:p>HardCodedCryptoKey</text:p>
          </table:table-cell>
          <table:table-cell office:value-type="float" office:value="0.0165" calcext:value-type="float">
            <text:p>0.0165</text:p>
          </table:table-cell>
        </table:table-row>
        <table:table-row table:style-name="ro1">
          <table:table-cell office:value-type="string" calcext:value-type="string">
            <text:p>IdempotentOperations</text:p>
          </table:table-cell>
          <table:table-cell office:value-type="float" office:value="0.3675" calcext:value-type="float">
            <text:p>0.3675</text:p>
          </table:table-cell>
        </table:table-row>
        <table:table-row table:style-name="ro1">
          <table:table-cell office:value-type="string" calcext:value-type="string">
            <text:p>IdenticalCatchBranches</text:p>
          </table:table-cell>
          <table:table-cell office:value-type="float" office:value="0.3587" calcext:value-type="float">
            <text:p>0.3587</text:p>
          </table:table-cell>
        </table:table-row>
        <table:table-row table:style-name="ro1">
          <table:table-cell office:value-type="string" calcext:value-type="string">
            <text:p>ImmutableField</text:p>
          </table:table-cell>
          <table:table-cell office:value-type="float" office:value="0.9288" calcext:value-type="float">
            <text:p>0.9288</text:p>
          </table:table-cell>
        </table:table-row>
        <table:table-row table:style-name="ro1">
          <table:table-cell office:value-type="string" calcext:value-type="string">
            <text:p>ImportFromSamePackage</text:p>
          </table:table-cell>
          <table:table-cell office:value-type="float" office:value="0.3851" calcext:value-type="float">
            <text:p>0.3851</text:p>
          </table:table-cell>
        </table:table-row>
        <table:table-row table:style-name="ro1">
          <table:table-cell office:value-type="string" calcext:value-type="string">
            <text:p>InefficientEmptyStringCheck</text:p>
          </table:table-cell>
          <table:table-cell office:value-type="float" office:value="0.2516" calcext:value-type="float">
            <text:p>0.2516</text:p>
          </table:table-cell>
        </table:table-row>
        <table:table-row table:style-name="ro1">
          <table:table-cell office:value-type="string" calcext:value-type="string">
            <text:p>InefficientStringBuffering</text:p>
          </table:table-cell>
          <table:table-cell office:value-type="float" office:value="0.4086" calcext:value-type="float">
            <text:p>0.4086</text:p>
          </table:table-cell>
        </table:table-row>
        <table:table-row table:style-name="ro1">
          <table:table-cell office:value-type="string" calcext:value-type="string">
            <text:p>InsecureCryptoIv</text:p>
          </table:table-cell>
          <table:table-cell office:value-type="float" office:value="0.0116" calcext:value-type="float">
            <text:p>0.0116</text:p>
          </table:table-cell>
        </table:table-row>
        <table:table-row table:style-name="ro1">
          <table:table-cell office:value-type="string" calcext:value-type="string">
            <text:p>InstantiationToGetClass</text:p>
          </table:table-cell>
          <table:table-cell office:value-type="float" office:value="0.7916" calcext:value-type="float">
            <text:p>0.7916</text:p>
          </table:table-cell>
        </table:table-row>
        <table:table-row table:style-name="ro1">
          <table:table-cell office:value-type="string" calcext:value-type="string">
            <text:p>InsufficientStringBufferDeclaration</text:p>
          </table:table-cell>
          <table:table-cell office:value-type="float" office:value="0.5271" calcext:value-type="float">
            <text:p>0.5271</text:p>
          </table:table-cell>
        </table:table-row>
        <table:table-row table:style-name="ro1">
          <table:table-cell office:value-type="string" calcext:value-type="string">
            <text:p>IntegerInstantiation</text:p>
          </table:table-cell>
          <table:table-cell office:value-type="float" office:value="0.1218" calcext:value-type="float">
            <text:p>0.1218</text:p>
          </table:table-cell>
        </table:table-row>
        <table:table-row table:style-name="ro1">
          <table:table-cell office:value-type="string" calcext:value-type="string">
            <text:p>InvalidLogMessageFormat</text:p>
          </table:table-cell>
          <table:table-cell office:value-type="float" office:value="0.1632" calcext:value-type="float">
            <text:p>0.1632</text:p>
          </table:table-cell>
        </table:table-row>
        <table:table-row table:style-name="ro1">
          <table:table-cell office:value-type="string" calcext:value-type="string">
            <text:p>JUnit4SuitesShouldUseSuiteAnnotation</text:p>
          </table:table-cell>
          <table:table-cell office:value-type="float" office:value="0.6751" calcext:value-type="float">
            <text:p>0.6751</text:p>
          </table:table-cell>
        </table:table-row>
        <table:table-row table:style-name="ro1">
          <table:table-cell office:value-type="string" calcext:value-type="string">
            <text:p>JUnit4TestShouldUseAfterAnnotation</text:p>
          </table:table-cell>
          <table:table-cell office:value-type="float" office:value="0.4311" calcext:value-type="float">
            <text:p>0.4311</text:p>
          </table:table-cell>
        </table:table-row>
        <table:table-row table:style-name="ro1">
          <table:table-cell office:value-type="string" calcext:value-type="string">
            <text:p>JUnit4TestShouldUseBeforeAnnotation</text:p>
          </table:table-cell>
          <table:table-cell office:value-type="float" office:value="0.3775" calcext:value-type="float">
            <text:p>0.3775</text:p>
          </table:table-cell>
        </table:table-row>
        <table:table-row table:style-name="ro1">
          <table:table-cell office:value-type="string" calcext:value-type="string">
            <text:p>JUnit4TestShouldUseTestAnnotation</text:p>
          </table:table-cell>
          <table:table-cell office:value-type="float" office:value="0.2417" calcext:value-type="float">
            <text:p>0.2417</text:p>
          </table:table-cell>
        </table:table-row>
        <table:table-row table:style-name="ro1">
          <table:table-cell office:value-type="string" calcext:value-type="string">
            <text:p>JUnitAssertionsShouldIncludeMessage</text:p>
          </table:table-cell>
          <table:table-cell office:value-type="float" office:value="1.4189" calcext:value-type="float">
            <text:p>1.4189</text:p>
          </table:table-cell>
        </table:table-row>
        <table:table-row table:style-name="ro1">
          <table:table-cell office:value-type="string" calcext:value-type="string">
            <text:p>JUnitSpelling</text:p>
          </table:table-cell>
          <table:table-cell office:value-type="float" office:value="1.2525" calcext:value-type="float">
            <text:p>1.2525</text:p>
          </table:table-cell>
        </table:table-row>
        <table:table-row table:style-name="ro1">
          <table:table-cell office:value-type="string" calcext:value-type="string">
            <text:p>JUnitStaticSuite</text:p>
          </table:table-cell>
          <table:table-cell office:value-type="float" office:value="1.394" calcext:value-type="float">
            <text:p>1.394</text:p>
          </table:table-cell>
        </table:table-row>
        <table:table-row table:style-name="ro1">
          <table:table-cell office:value-type="string" calcext:value-type="string">
            <text:p>JUnitTestContainsTooManyAsserts</text:p>
          </table:table-cell>
          <table:table-cell office:value-type="float" office:value="1.9355" calcext:value-type="float">
            <text:p>1.9355</text:p>
          </table:table-cell>
        </table:table-row>
        <table:table-row table:style-name="ro1">
          <table:table-cell office:value-type="string" calcext:value-type="string">
            <text:p>JUnitTestsShouldIncludeAssert</text:p>
          </table:table-cell>
          <table:table-cell office:value-type="float" office:value="2.6049" calcext:value-type="float">
            <text:p>2.6049</text:p>
          </table:table-cell>
        </table:table-row>
        <table:table-row table:style-name="ro1">
          <table:table-cell office:value-type="string" calcext:value-type="string">
            <text:p>JUnitUseExpected</text:p>
          </table:table-cell>
          <table:table-cell office:value-type="float" office:value="1.3796" calcext:value-type="float">
            <text:p>1.3796</text:p>
          </table:table-cell>
        </table:table-row>
        <table:table-row table:style-name="ro1">
          <table:table-cell office:value-type="string" calcext:value-type="string">
            <text:p>JumbledIncrementer</text:p>
          </table:table-cell>
          <table:table-cell office:value-type="float" office:value="0.0173" calcext:value-type="float">
            <text:p>0.0173</text:p>
          </table:table-cell>
        </table:table-row>
        <table:table-row table:style-name="ro1">
          <table:table-cell office:value-type="string" calcext:value-type="string">
            <text:p>LawOfDemeter</text:p>
          </table:table-cell>
          <table:table-cell office:value-type="float" office:value="3.1588" calcext:value-type="float">
            <text:p>3.1588</text:p>
          </table:table-cell>
        </table:table-row>
        <table:table-row table:style-name="ro1">
          <table:table-cell office:value-type="string" calcext:value-type="string">
            <text:p>LinguisticNaming</text:p>
          </table:table-cell>
          <table:table-cell office:value-type="float" office:value="0.2321" calcext:value-type="float">
            <text:p>0.2321</text:p>
          </table:table-cell>
        </table:table-row>
        <table:table-row table:style-name="ro1">
          <table:table-cell office:value-type="string" calcext:value-type="string">
            <text:p>LocalHomeNamingConvention</text:p>
          </table:table-cell>
          <table:table-cell office:value-type="float" office:value="0.0497" calcext:value-type="float">
            <text:p>0.0497</text:p>
          </table:table-cell>
        </table:table-row>
        <table:table-row table:style-name="ro1">
          <table:table-cell office:value-type="string" calcext:value-type="string">
            <text:p>LocalInterfaceSessionNamingConvention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1">
          <table:table-cell office:value-type="string" calcext:value-type="string">
            <text:p>LocalVariableCouldBeFinal</text:p>
          </table:table-cell>
          <table:table-cell office:value-type="float" office:value="0.6256" calcext:value-type="float">
            <text:p>0.6256</text:p>
          </table:table-cell>
        </table:table-row>
        <table:table-row table:style-name="ro1">
          <table:table-cell office:value-type="string" calcext:value-type="string">
            <text:p>LocalVariableNamingConventions</text:p>
          </table:table-cell>
          <table:table-cell office:value-type="float" office:value="0.0545" calcext:value-type="float">
            <text:p>0.0545</text:p>
          </table:table-cell>
        </table:table-row>
        <table:table-row table:style-name="ro1">
          <table:table-cell office:value-type="string" calcext:value-type="string">
            <text:p>LogicInversion</text:p>
          </table:table-cell>
          <table:table-cell office:value-type="float" office:value="0.0182" calcext:value-type="float">
            <text:p>0.0182</text:p>
          </table:table-cell>
        </table:table-row>
        <table:table-row table:style-name="ro1">
          <table:table-cell office:value-type="string" calcext:value-type="string">
            <text:p>LongInstantiation</text:p>
          </table:table-cell>
          <table:table-cell office:value-type="float" office:value="0.1182" calcext:value-type="float">
            <text:p>0.1182</text:p>
          </table:table-cell>
        </table:table-row>
        <table:table-row table:style-name="ro1">
          <table:table-cell office:value-type="string" calcext:value-type="string">
            <text:p>LongVariable</text:p>
          </table:table-cell>
          <table:table-cell office:value-type="float" office:value="0.6546" calcext:value-type="float">
            <text:p>0.6546</text:p>
          </table:table-cell>
        </table:table-row>
        <table:table-row table:style-name="ro1">
          <table:table-cell office:value-type="string" calcext:value-type="string">
            <text:p>LooseCoupling</text:p>
          </table:table-cell>
          <table:table-cell office:value-type="float" office:value="0.5487" calcext:value-type="float">
            <text:p>0.5487</text:p>
          </table:table-cell>
        </table:table-row>
        <table:table-row table:style-name="ro1">
          <table:table-cell office:value-type="string" calcext:value-type="string">
            <text:p>MDBAndSessionBeanNamingConvention</text:p>
          </table:table-cell>
          <table:table-cell office:value-type="float" office:value="0.0332" calcext:value-type="float">
            <text:p>0.0332</text:p>
          </table:table-cell>
        </table:table-row>
        <table:table-row table:style-name="ro1">
          <table:table-cell office:value-type="string" calcext:value-type="string">
            <text:p>MethodArgumentCouldBeFinal</text:p>
          </table:table-cell>
          <table:table-cell office:value-type="float" office:value="0.6221" calcext:value-type="float">
            <text:p>0.6221</text:p>
          </table:table-cell>
        </table:table-row>
        <table:table-row table:style-name="ro1">
          <table:table-cell office:value-type="string" calcext:value-type="string">
            <text:p>MethodNamingConventions</text:p>
          </table:table-cell>
          <table:table-cell office:value-type="float" office:value="0.5001" calcext:value-type="float">
            <text:p>0.5001</text:p>
          </table:table-cell>
        </table:table-row>
        <table:table-row table:style-name="ro1">
          <table:table-cell office:value-type="string" calcext:value-type="string">
            <text:p>MethodReturnsInternalArray</text:p>
          </table:table-cell>
          <table:table-cell office:value-type="float" office:value="0.1736" calcext:value-type="float">
            <text:p>0.1736</text:p>
          </table:table-cell>
        </table:table-row>
        <table:table-row table:style-name="ro1">
          <table:table-cell office:value-type="string" calcext:value-type="string">
            <text:p>MethodWithSameNameAsEnclosingClass</text:p>
          </table:table-cell>
          <table:table-cell office:value-type="float" office:value="0.6264" calcext:value-type="float">
            <text:p>0.6264</text:p>
          </table:table-cell>
        </table:table-row>
        <table:table-row table:style-name="ro1">
          <table:table-cell office:value-type="string" calcext:value-type="string">
            <text:p>MisplacedNullCheck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MissingBreakInSwitch</text:p>
          </table:table-cell>
          <table:table-cell office:value-type="float" office:value="0.0248" calcext:value-type="float">
            <text:p>0.0248</text:p>
          </table:table-cell>
        </table:table-row>
        <table:table-row table:style-name="ro1">
          <table:table-cell office:value-type="string" calcext:value-type="string">
            <text:p>MissingOverride</text:p>
          </table:table-cell>
          <table:table-cell office:value-type="float" office:value="0.3893" calcext:value-type="float">
            <text:p>0.3893</text:p>
          </table:table-cell>
        </table:table-row>
        <table:table-row table:style-name="ro1">
          <table:table-cell office:value-type="string" calcext:value-type="string">
            <text:p>MissingSerialVersionUID</text:p>
          </table:table-cell>
          <table:table-cell office:value-type="float" office:value="0.0555" calcext:value-type="float">
            <text:p>0.0555</text:p>
          </table:table-cell>
        </table:table-row>
        <table:table-row table:style-name="ro1">
          <table:table-cell office:value-type="string" calcext:value-type="string">
            <text:p>MissingStaticMethodInNonInstantiatableClass</text:p>
          </table:table-cell>
          <table:table-cell office:value-type="float" office:value="1.3818" calcext:value-type="float">
            <text:p>1.3818</text:p>
          </table:table-cell>
        </table:table-row>
        <table:table-row table:style-name="ro1">
          <table:table-cell office:value-type="string" calcext:value-type="string">
            <text:p>MoreThanOneLogger</text:p>
          </table:table-cell>
          <table:table-cell office:value-type="float" office:value="0.6378" calcext:value-type="float">
            <text:p>0.6378</text:p>
          </table:table-cell>
        </table:table-row>
        <table:table-row table:style-name="ro1">
          <table:table-cell office:value-type="string" calcext:value-type="string">
            <text:p>NPathComplexity</text:p>
          </table:table-cell>
          <table:table-cell office:value-type="float" office:value="0.5866" calcext:value-type="float">
            <text:p>0.5866</text:p>
          </table:table-cell>
        </table:table-row>
        <table:table-row table:style-name="ro1">
          <table:table-cell office:value-type="string" calcext:value-type="string">
            <text:p>NcssCount</text:p>
          </table:table-cell>
          <table:table-cell office:value-type="float" office:value="0.5986" calcext:value-type="float">
            <text:p>0.5986</text:p>
          </table:table-cell>
        </table:table-row>
        <table:table-row table:style-name="ro1">
          <table:table-cell office:value-type="string" calcext:value-type="string">
            <text:p>NoPackage</text:p>
          </table:table-cell>
          <table:table-cell office:value-type="float" office:value="0.0268" calcext:value-type="float">
            <text:p>0.0268</text:p>
          </table:table-cell>
        </table:table-row>
        <table:table-row table:style-name="ro1">
          <table:table-cell office:value-type="string" calcext:value-type="string">
            <text:p>NonCaseLabelInSwitchStatement</text:p>
          </table:table-cell>
          <table:table-cell office:value-type="float" office:value="0.0068" calcext:value-type="float">
            <text:p>0.0068</text:p>
          </table:table-cell>
        </table:table-row>
        <table:table-row table:style-name="ro1">
          <table:table-cell office:value-type="string" calcext:value-type="string">
            <text:p>NonStaticInitializer</text:p>
          </table:table-cell>
          <table:table-cell office:value-type="float" office:value="0.0069" calcext:value-type="float">
            <text:p>0.0069</text:p>
          </table:table-cell>
        </table:table-row>
        <table:table-row table:style-name="ro1">
          <table:table-cell office:value-type="string" calcext:value-type="string">
            <text:p>NonThreadSafeSingleton</text:p>
          </table:table-cell>
          <table:table-cell office:value-type="float" office:value="0.4013" calcext:value-type="float">
            <text:p>0.4013</text:p>
          </table:table-cell>
        </table:table-row>
        <table:table-row table:style-name="ro1">
          <table:table-cell office:value-type="string" calcext:value-type="string">
            <text:p>NullAssignment</text:p>
          </table:table-cell>
          <table:table-cell office:value-type="float" office:value="0.0224" calcext:value-type="float">
            <text:p>0.0224</text:p>
          </table:table-cell>
        </table:table-row>
        <table:table-row table:style-name="ro1">
          <table:table-cell office:value-type="string" calcext:value-type="string">
            <text:p>OneDeclarationPerLine</text:p>
          </table:table-cell>
          <table:table-cell office:value-type="float" office:value="0.3104" calcext:value-type="float">
            <text:p>0.3104</text:p>
          </table:table-cell>
        </table:table-row>
        <table:table-row table:style-name="ro1">
          <table:table-cell office:value-type="string" calcext:value-type="string">
            <text:p>OnlyOneReturn</text:p>
          </table:table-cell>
          <table:table-cell office:value-type="float" office:value="0.3765" calcext:value-type="float">
            <text:p>0.3765</text:p>
          </table:table-cell>
        </table:table-row>
        <table:table-row table:style-name="ro1">
          <table:table-cell office:value-type="string" calcext:value-type="string">
            <text:p>OptimizableToArrayCall</text:p>
          </table:table-cell>
          <table:table-cell office:value-type="float" office:value="1.6623" calcext:value-type="float">
            <text:p>1.6623</text:p>
          </table:table-cell>
        </table:table-row>
        <table:table-row table:style-name="ro1">
          <table:table-cell office:value-type="string" calcext:value-type="string">
            <text:p>OverrideBothEqualsAndHashcode</text:p>
          </table:table-cell>
          <table:table-cell office:value-type="float" office:value="0.3896" calcext:value-type="float">
            <text:p>0.3896</text:p>
          </table:table-cell>
        </table:table-row>
        <table:table-row table:style-name="ro1">
          <table:table-cell office:value-type="string" calcext:value-type="string">
            <text:p>PackageCase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office:value-type="string" calcext:value-type="string">
            <text:p>PositionLiteralsFirstInCaseInsensitiveComparisons</text:p>
          </table:table-cell>
          <table:table-cell office:value-type="float" office:value="0.1466" calcext:value-type="float">
            <text:p>0.1466</text:p>
          </table:table-cell>
        </table:table-row>
        <table:table-row table:style-name="ro1">
          <table:table-cell office:value-type="string" calcext:value-type="string">
            <text:p>PositionLiteralsFirstInComparisons</text:p>
          </table:table-cell>
          <table:table-cell office:value-type="float" office:value="0.1094" calcext:value-type="float">
            <text:p>0.1094</text:p>
          </table:table-cell>
        </table:table-row>
        <table:table-row table:style-name="ro1">
          <table:table-cell office:value-type="string" calcext:value-type="string">
            <text:p>PrematureDeclaration</text:p>
          </table:table-cell>
          <table:table-cell office:value-type="float" office:value="0.5923" calcext:value-type="float">
            <text:p>0.5923</text:p>
          </table:table-cell>
        </table:table-row>
        <table:table-row table:style-name="ro1">
          <table:table-cell office:value-type="string" calcext:value-type="string">
            <text:p>PreserveStackTrace</text:p>
          </table:table-cell>
          <table:table-cell office:value-type="float" office:value="0.3721" calcext:value-type="float">
            <text:p>0.3721</text:p>
          </table:table-cell>
        </table:table-row>
        <table:table-row table:style-name="ro1">
          <table:table-cell office:value-type="string" calcext:value-type="string">
            <text:p>ProperCloneImplementation</text:p>
          </table:table-cell>
          <table:table-cell office:value-type="float" office:value="0.0216" calcext:value-type="float">
            <text:p>0.0216</text:p>
          </table:table-cell>
        </table:table-row>
        <table:table-row table:style-name="ro1">
          <table:table-cell office:value-type="string" calcext:value-type="string">
            <text:p>ProperLogger</text:p>
          </table:table-cell>
          <table:table-cell office:value-type="float" office:value="7.1462" calcext:value-type="float">
            <text:p>7.1462</text:p>
          </table:table-cell>
        </table:table-row>
        <table:table-row table:style-name="ro1">
          <table:table-cell office:value-type="string" calcext:value-type="string">
            <text:p>RedundantFieldInitializer</text:p>
          </table:table-cell>
          <table:table-cell office:value-type="float" office:value="0.0361" calcext:value-type="float">
            <text:p>0.0361</text:p>
          </table:table-cell>
        </table:table-row>
        <table:table-row table:style-name="ro1">
          <table:table-cell office:value-type="string" calcext:value-type="string">
            <text:p>RemoteInterfaceNamingConvention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RemoteSessionInterfaceNamingConvention</text:p>
          </table:table-cell>
          <table:table-cell office:value-type="float" office:value="0.0274" calcext:value-type="float">
            <text:p>0.0274</text:p>
          </table:table-cell>
        </table:table-row>
        <table:table-row table:style-name="ro1">
          <table:table-cell office:value-type="string" calcext:value-type="string">
            <text:p>ReplaceEnumerationWithIterator</text:p>
          </table:table-cell>
          <table:table-cell office:value-type="float" office:value="0.0194" calcext:value-type="float">
            <text:p>0.0194</text:p>
          </table:table-cell>
        </table:table-row>
        <table:table-row table:style-name="ro1">
          <table:table-cell office:value-type="string" calcext:value-type="string">
            <text:p>ReplaceHashtableWithMap</text:p>
          </table:table-cell>
          <table:table-cell office:value-type="float" office:value="0.5917" calcext:value-type="float">
            <text:p>0.5917</text:p>
          </table:table-cell>
        </table:table-row>
        <table:table-row table:style-name="ro1">
          <table:table-cell office:value-type="string" calcext:value-type="string">
            <text:p>ReplaceVectorWithList</text:p>
          </table:table-cell>
          <table:table-cell office:value-type="float" office:value="0.5476" calcext:value-type="float">
            <text:p>0.5476</text:p>
          </table:table-cell>
        </table:table-row>
        <table:table-row table:style-name="ro1">
          <table:table-cell office:value-type="string" calcext:value-type="string">
            <text:p>ReturnEmptyArrayRatherThanNull</text:p>
          </table:table-cell>
          <table:table-cell office:value-type="float" office:value="0.1639" calcext:value-type="float">
            <text:p>0.1639</text:p>
          </table:table-cell>
        </table:table-row>
        <table:table-row table:style-name="ro1">
          <table:table-cell office:value-type="string" calcext:value-type="string">
            <text:p>ReturnFromFinallyBlock</text:p>
          </table:table-cell>
          <table:table-cell office:value-type="float" office:value="0.4006" calcext:value-type="float">
            <text:p>0.4006</text:p>
          </table:table-cell>
        </table:table-row>
        <table:table-row table:style-name="ro1">
          <table:table-cell office:value-type="string" calcext:value-type="string">
            <text:p>ShortClassName</text:p>
          </table:table-cell>
          <table:table-cell office:value-type="float" office:value="0.0765" calcext:value-type="float">
            <text:p>0.0765</text:p>
          </table:table-cell>
        </table:table-row>
        <table:table-row table:style-name="ro1">
          <table:table-cell office:value-type="string" calcext:value-type="string">
            <text:p>ShortInstantiation</text:p>
          </table:table-cell>
          <table:table-cell office:value-type="float" office:value="0.197" calcext:value-type="float">
            <text:p>0.197</text:p>
          </table:table-cell>
        </table:table-row>
        <table:table-row table:style-name="ro1">
          <table:table-cell office:value-type="string" calcext:value-type="string">
            <text:p>ShortMethodName</text:p>
          </table:table-cell>
          <table:table-cell office:value-type="float" office:value="0.2982" calcext:value-type="float">
            <text:p>0.2982</text:p>
          </table:table-cell>
        </table:table-row>
        <table:table-row table:style-name="ro1">
          <table:table-cell office:value-type="string" calcext:value-type="string">
            <text:p>ShortVariable</text:p>
          </table:table-cell>
          <table:table-cell office:value-type="float" office:value="0.8634" calcext:value-type="float">
            <text:p>0.8634</text:p>
          </table:table-cell>
        </table:table-row>
        <table:table-row table:style-name="ro1">
          <table:table-cell office:value-type="string" calcext:value-type="string">
            <text:p>SignatureDeclareThrowsException</text:p>
          </table:table-cell>
          <table:table-cell office:value-type="float" office:value="0.5629" calcext:value-type="float">
            <text:p>0.5629</text:p>
          </table:table-cell>
        </table:table-row>
        <table:table-row table:style-name="ro1">
          <table:table-cell office:value-type="string" calcext:value-type="string">
            <text:p>SimpleDateFormatNeedsLocale</text:p>
          </table:table-cell>
          <table:table-cell office:value-type="float" office:value="0.1625" calcext:value-type="float">
            <text:p>0.1625</text:p>
          </table:table-cell>
        </table:table-row>
        <table:table-row table:style-name="ro1">
          <table:table-cell office:value-type="string" calcext:value-type="string">
            <text:p>SimplifiedTernary</text:p>
          </table:table-cell>
          <table:table-cell office:value-type="float" office:value="0.0179" calcext:value-type="float">
            <text:p>0.0179</text:p>
          </table:table-cell>
        </table:table-row>
        <table:table-row table:style-name="ro1">
          <table:table-cell office:value-type="string" calcext:value-type="string">
            <text:p>SimplifyBooleanAssertion</text:p>
          </table:table-cell>
          <table:table-cell office:value-type="float" office:value="1.7563" calcext:value-type="float">
            <text:p>1.7563</text:p>
          </table:table-cell>
        </table:table-row>
        <table:table-row table:style-name="ro1">
          <table:table-cell office:value-type="string" calcext:value-type="string">
            <text:p>SimplifyBooleanExpressions</text:p>
          </table:table-cell>
          <table:table-cell office:value-type="float" office:value="0.0473" calcext:value-type="float">
            <text:p>0.0473</text:p>
          </table:table-cell>
        </table:table-row>
        <table:table-row table:style-name="ro1">
          <table:table-cell office:value-type="string" calcext:value-type="string">
            <text:p>SimplifyBooleanReturns</text:p>
          </table:table-cell>
          <table:table-cell office:value-type="float" office:value="0.0872" calcext:value-type="float">
            <text:p>0.0872</text:p>
          </table:table-cell>
        </table:table-row>
        <table:table-row table:style-name="ro1">
          <table:table-cell office:value-type="string" calcext:value-type="string">
            <text:p>SimplifyConditional</text:p>
          </table:table-cell>
          <table:table-cell office:value-type="float" office:value="0.8901" calcext:value-type="float">
            <text:p>0.8901</text:p>
          </table:table-cell>
        </table:table-row>
        <table:table-row table:style-name="ro1">
          <table:table-cell office:value-type="string" calcext:value-type="string">
            <text:p>SimplifyStartsWith</text:p>
          </table:table-cell>
          <table:table-cell office:value-type="float" office:value="1.8263" calcext:value-type="float">
            <text:p>1.8263</text:p>
          </table:table-cell>
        </table:table-row>
        <table:table-row table:style-name="ro1">
          <table:table-cell office:value-type="string" calcext:value-type="string">
            <text:p>SingleMethodSingleton</text:p>
          </table:table-cell>
          <table:table-cell office:value-type="float" office:value="0.8788" calcext:value-type="float">
            <text:p>0.8788</text:p>
          </table:table-cell>
        </table:table-row>
        <table:table-row table:style-name="ro1">
          <table:table-cell office:value-type="string" calcext:value-type="string">
            <text:p>SingletonClassReturningNewInstance</text:p>
          </table:table-cell>
          <table:table-cell office:value-type="float" office:value="0.3623" calcext:value-type="float">
            <text:p>0.3623</text:p>
          </table:table-cell>
        </table:table-row>
        <table:table-row table:style-name="ro1">
          <table:table-cell office:value-type="string" calcext:value-type="string">
            <text:p>SingularField</text:p>
          </table:table-cell>
          <table:table-cell office:value-type="float" office:value="0.4886" calcext:value-type="float">
            <text:p>0.4886</text:p>
          </table:table-cell>
        </table:table-row>
        <table:table-row table:style-name="ro1">
          <table:table-cell office:value-type="string" calcext:value-type="string">
            <text:p>StaticEJBFieldShouldBeFinal</text:p>
          </table:table-cell>
          <table:table-cell office:value-type="float" office:value="0.0664" calcext:value-type="float">
            <text:p>0.0664</text:p>
          </table:table-cell>
        </table:table-row>
        <table:table-row table:style-name="ro1">
          <table:table-cell office:value-type="string" calcext:value-type="string">
            <text:p>StringBufferInstantiationWithChar</text:p>
          </table:table-cell>
          <table:table-cell office:value-type="float" office:value="0.1832" calcext:value-type="float">
            <text:p>0.1832</text:p>
          </table:table-cell>
        </table:table-row>
        <table:table-row table:style-name="ro1">
          <table:table-cell office:value-type="string" calcext:value-type="string">
            <text:p>StringInstantiation</text:p>
          </table:table-cell>
          <table:table-cell office:value-type="float" office:value="0.0221" calcext:value-type="float">
            <text:p>0.0221</text:p>
          </table:table-cell>
        </table:table-row>
        <table:table-row table:style-name="ro1">
          <table:table-cell office:value-type="string" calcext:value-type="string">
            <text:p>StringToString</text:p>
          </table:table-cell>
          <table:table-cell office:value-type="float" office:value="0.5292" calcext:value-type="float">
            <text:p>0.5292</text:p>
          </table:table-cell>
        </table:table-row>
        <table:table-row table:style-name="ro1">
          <table:table-cell office:value-type="string" calcext:value-type="string">
            <text:p>SuspiciousEqualsMethodName</text:p>
          </table:table-cell>
          <table:table-cell office:value-type="float" office:value="0.6524" calcext:value-type="float">
            <text:p>0.6524</text:p>
          </table:table-cell>
        </table:table-row>
        <table:table-row table:style-name="ro1">
          <table:table-cell office:value-type="string" calcext:value-type="string">
            <text:p>SuspiciousHashcodeMethodName</text:p>
          </table:table-cell>
          <table:table-cell office:value-type="float" office:value="0.4036" calcext:value-type="float">
            <text:p>0.4036</text:p>
          </table:table-cell>
        </table:table-row>
        <table:table-row table:style-name="ro1">
          <table:table-cell office:value-type="string" calcext:value-type="string">
            <text:p>SuspiciousOctalEscape</text:p>
          </table:table-cell>
          <table:table-cell office:value-type="float" office:value="0.3593" calcext:value-type="float">
            <text:p>0.3593</text:p>
          </table:table-cell>
        </table:table-row>
        <table:table-row table:style-name="ro1">
          <table:table-cell office:value-type="string" calcext:value-type="string">
            <text:p>SwitchDensity</text:p>
          </table:table-cell>
          <table:table-cell office:value-type="float" office:value="0.4743" calcext:value-type="float">
            <text:p>0.4743</text:p>
          </table:table-cell>
        </table:table-row>
        <table:table-row table:style-name="ro1">
          <table:table-cell office:value-type="string" calcext:value-type="string">
            <text:p>SwitchStmtsShouldHaveDefault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SystemPrintln</text:p>
          </table:table-cell>
          <table:table-cell office:value-type="float" office:value="1.6498" calcext:value-type="float">
            <text:p>1.6498</text:p>
          </table:table-cell>
        </table:table-row>
        <table:table-row table:style-name="ro1">
          <table:table-cell office:value-type="string" calcext:value-type="string">
            <text:p>TestClassWithoutTestCases</text:p>
          </table:table-cell>
          <table:table-cell office:value-type="float" office:value="1.1973" calcext:value-type="float">
            <text:p>1.1973</text:p>
          </table:table-cell>
        </table:table-row>
        <table:table-row table:style-name="ro1">
          <table:table-cell office:value-type="string" calcext:value-type="string">
            <text:p>TooFewBranchesForASwitchStatement</text:p>
          </table:table-cell>
          <table:table-cell office:value-type="float" office:value="0.0083" calcext:value-type="float">
            <text:p>0.0083</text:p>
          </table:table-cell>
        </table:table-row>
        <table:table-row table:style-name="ro1">
          <table:table-cell office:value-type="string" calcext:value-type="string">
            <text:p>TooManyFields</text:p>
          </table:table-cell>
          <table:table-cell office:value-type="float" office:value="0.3579" calcext:value-type="float">
            <text:p>0.3579</text:p>
          </table:table-cell>
        </table:table-row>
        <table:table-row table:style-name="ro1">
          <table:table-cell office:value-type="string" calcext:value-type="string">
            <text:p>TooManyMethods</text:p>
          </table:table-cell>
          <table:table-cell office:value-type="float" office:value="0.4437" calcext:value-type="float">
            <text:p>0.4437</text:p>
          </table:table-cell>
        </table:table-row>
        <table:table-row table:style-name="ro1">
          <table:table-cell office:value-type="string" calcext:value-type="string">
            <text:p>TooManyStaticImports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>
          <table:table-cell office:value-type="string" calcext:value-type="string">
            <text:p>UncommentedEmptyConstructor</text:p>
          </table:table-cell>
          <table:table-cell office:value-type="float" office:value="0.0355" calcext:value-type="float">
            <text:p>0.0355</text:p>
          </table:table-cell>
        </table:table-row>
        <table:table-row table:style-name="ro1">
          <table:table-cell office:value-type="string" calcext:value-type="string">
            <text:p>UncommentedEmptyMethodBody</text:p>
          </table:table-cell>
          <table:table-cell office:value-type="float" office:value="0.1204" calcext:value-type="float">
            <text:p>0.1204</text:p>
          </table:table-cell>
        </table:table-row>
        <table:table-row table:style-name="ro1">
          <table:table-cell office:value-type="string" calcext:value-type="string">
            <text:p>UnconditionalIfStatement</text:p>
          </table:table-cell>
          <table:table-cell office:value-type="float" office:value="0.0542" calcext:value-type="float">
            <text:p>0.0542</text:p>
          </table:table-cell>
        </table:table-row>
        <table:table-row table:style-name="ro1">
          <table:table-cell office:value-type="string" calcext:value-type="string">
            <text:p>UnnecessaryAnnotationValueElement</text:p>
          </table:table-cell>
          <table:table-cell office:value-type="float" office:value="0.0308" calcext:value-type="float">
            <text:p>0.0308</text:p>
          </table:table-cell>
        </table:table-row>
        <table:table-row table:style-name="ro1">
          <table:table-cell office:value-type="string" calcext:value-type="string">
            <text:p>UnnecessaryBooleanAssertion</text:p>
          </table:table-cell>
          <table:table-cell office:value-type="float" office:value="1.4865" calcext:value-type="float">
            <text:p>1.4865</text:p>
          </table:table-cell>
        </table:table-row>
        <table:table-row table:style-name="ro1">
          <table:table-cell office:value-type="string" calcext:value-type="string">
            <text:p>UnnecessaryCaseChange</text:p>
          </table:table-cell>
          <table:table-cell office:value-type="float" office:value="0.2196" calcext:value-type="float">
            <text:p>0.2196</text:p>
          </table:table-cell>
        </table:table-row>
        <table:table-row table:style-name="ro1">
          <table:table-cell office:value-type="string" calcext:value-type="string">
            <text:p>UnnecessaryConstructor</text:p>
          </table:table-cell>
          <table:table-cell office:value-type="float" office:value="1.154" calcext:value-type="float">
            <text:p>1.154</text:p>
          </table:table-cell>
        </table:table-row>
        <table:table-row table:style-name="ro1">
          <table:table-cell office:value-type="string" calcext:value-type="string">
            <text:p>UnnecessaryConversionTemporary</text:p>
          </table:table-cell>
          <table:table-cell office:value-type="float" office:value="0.3618" calcext:value-type="float">
            <text:p>0.3618</text:p>
          </table:table-cell>
        </table:table-row>
        <table:table-row table:style-name="ro1">
          <table:table-cell office:value-type="string" calcext:value-type="string">
            <text:p>UnnecessaryFullyQualifiedName</text:p>
          </table:table-cell>
          <table:table-cell office:value-type="float" office:value="0.7629" calcext:value-type="float">
            <text:p>0.7629</text:p>
          </table:table-cell>
        </table:table-row>
        <table:table-row table:style-name="ro1">
          <table:table-cell office:value-type="string" calcext:value-type="string">
            <text:p>UnnecessaryLocalBeforeReturn</text:p>
          </table:table-cell>
          <table:table-cell office:value-type="float" office:value="0.1963" calcext:value-type="float">
            <text:p>0.1963</text:p>
          </table:table-cell>
        </table:table-row>
        <table:table-row table:style-name="ro1">
          <table:table-cell office:value-type="string" calcext:value-type="string">
            <text:p>UnnecessaryModifier</text:p>
          </table:table-cell>
          <table:table-cell office:value-type="float" office:value="0.0567" calcext:value-type="float">
            <text:p>0.0567</text:p>
          </table:table-cell>
        </table:table-row>
        <table:table-row table:style-name="ro1">
          <table:table-cell office:value-type="string" calcext:value-type="string">
            <text:p>UnnecessaryReturn</text:p>
          </table:table-cell>
          <table:table-cell office:value-type="float" office:value="0.2597" calcext:value-type="float">
            <text:p>0.2597</text:p>
          </table:table-cell>
        </table:table-row>
        <table:table-row table:style-name="ro1">
          <table:table-cell office:value-type="string" calcext:value-type="string">
            <text:p>UnnecessaryWrapperObjectCreation</text:p>
          </table:table-cell>
          <table:table-cell office:value-type="float" office:value="0.4248" calcext:value-type="float">
            <text:p>0.4248</text:p>
          </table:table-cell>
        </table:table-row>
        <table:table-row table:style-name="ro1">
          <table:table-cell office:value-type="string" calcext:value-type="string">
            <text:p>UnsynchronizedStaticFormatter</text:p>
          </table:table-cell>
          <table:table-cell office:value-type="float" office:value="0.0173" calcext:value-type="float">
            <text:p>0.0173</text:p>
          </table:table-cell>
        </table:table-row>
        <table:table-row table:style-name="ro1">
          <table:table-cell office:value-type="string" calcext:value-type="string">
            <text:p>UnusedFormalParameter</text:p>
          </table:table-cell>
          <table:table-cell office:value-type="float" office:value="0.0837" calcext:value-type="float">
            <text:p>0.0837</text:p>
          </table:table-cell>
        </table:table-row>
        <table:table-row table:style-name="ro1">
          <table:table-cell office:value-type="string" calcext:value-type="string">
            <text:p>UnusedImports</text:p>
          </table:table-cell>
          <table:table-cell office:value-type="float" office:value="1.3383" calcext:value-type="float">
            <text:p>1.3383</text:p>
          </table:table-cell>
        </table:table-row>
        <table:table-row table:style-name="ro1">
          <table:table-cell office:value-type="string" calcext:value-type="string">
            <text:p>UnusedLocalVariable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UnusedNullCheckInEquals</text:p>
          </table:table-cell>
          <table:table-cell office:value-type="float" office:value="3.3396" calcext:value-type="float">
            <text:p>3.3396</text:p>
          </table:table-cell>
        </table:table-row>
        <table:table-row table:style-name="ro1">
          <table:table-cell office:value-type="string" calcext:value-type="string">
            <text:p>UnusedPrivateField</text:p>
          </table:table-cell>
          <table:table-cell office:value-type="float" office:value="0.511" calcext:value-type="float">
            <text:p>0.511</text:p>
          </table:table-cell>
        </table:table-row>
        <table:table-row table:style-name="ro1">
          <table:table-cell office:value-type="string" calcext:value-type="string">
            <text:p>UnusedPrivateMethod</text:p>
          </table:table-cell>
          <table:table-cell office:value-type="float" office:value="0.1488" calcext:value-type="float">
            <text:p>0.1488</text:p>
          </table:table-cell>
        </table:table-row>
        <table:table-row table:style-name="ro1">
          <table:table-cell office:value-type="string" calcext:value-type="string">
            <text:p>UseArrayListInsteadOfVector</text:p>
          </table:table-cell>
          <table:table-cell office:value-type="float" office:value="0.1434" calcext:value-type="float">
            <text:p>0.1434</text:p>
          </table:table-cell>
        </table:table-row>
        <table:table-row table:style-name="ro1">
          <table:table-cell office:value-type="string" calcext:value-type="string">
            <text:p>UseArraysAsList</text:p>
          </table:table-cell>
          <table:table-cell office:value-type="float" office:value="0.4712" calcext:value-type="float">
            <text:p>0.4712</text:p>
          </table:table-cell>
        </table:table-row>
        <table:table-row table:style-name="ro1">
          <table:table-cell office:value-type="string" calcext:value-type="string">
            <text:p>UseAssertEqualsInsteadOfAssertTrue</text:p>
          </table:table-cell>
          <table:table-cell office:value-type="float" office:value="1.7635" calcext:value-type="float">
            <text:p>1.7635</text:p>
          </table:table-cell>
        </table:table-row>
        <table:table-row table:style-name="ro1">
          <table:table-cell office:value-type="string" calcext:value-type="string">
            <text:p>UseAssertNullInsteadOfAssertTrue</text:p>
          </table:table-cell>
          <table:table-cell office:value-type="float" office:value="1.4815" calcext:value-type="float">
            <text:p>1.4815</text:p>
          </table:table-cell>
        </table:table-row>
        <table:table-row table:style-name="ro1">
          <table:table-cell office:value-type="string" calcext:value-type="string">
            <text:p>UseAssertSameInsteadOfAssertTrue</text:p>
          </table:table-cell>
          <table:table-cell office:value-type="float" office:value="1.5759" calcext:value-type="float">
            <text:p>1.5759</text:p>
          </table:table-cell>
        </table:table-row>
        <table:table-row table:style-name="ro1">
          <table:table-cell office:value-type="string" calcext:value-type="string">
            <text:p>UseAssertTrueInsteadOfAssertEquals</text:p>
          </table:table-cell>
          <table:table-cell office:value-type="float" office:value="2.2491" calcext:value-type="float">
            <text:p>2.2491</text:p>
          </table:table-cell>
        </table:table-row>
        <table:table-row table:style-name="ro1">
          <table:table-cell office:value-type="string" calcext:value-type="string">
            <text:p>UseCollectionIsEmpty</text:p>
          </table:table-cell>
          <table:table-cell office:value-type="float" office:value="0.391" calcext:value-type="float">
            <text:p>0.391</text:p>
          </table:table-cell>
        </table:table-row>
        <table:table-row table:style-name="ro1">
          <table:table-cell office:value-type="string" calcext:value-type="string">
            <text:p>UseConcurrentHashMap</text:p>
          </table:table-cell>
          <table:table-cell office:value-type="float" office:value="0.5743" calcext:value-type="float">
            <text:p>0.5743</text:p>
          </table:table-cell>
        </table:table-row>
        <table:table-row table:style-name="ro1">
          <table:table-cell office:value-type="string" calcext:value-type="string">
            <text:p>UseCorrectExceptionLogging</text:p>
          </table:table-cell>
          <table:table-cell office:value-type="float" office:value="0.0569" calcext:value-type="float">
            <text:p>0.0569</text:p>
          </table:table-cell>
        </table:table-row>
        <table:table-row table:style-name="ro1">
          <table:table-cell office:value-type="string" calcext:value-type="string">
            <text:p>UseDiamondOperator</text:p>
          </table:table-cell>
          <table:table-cell office:value-type="float" office:value="2.6958" calcext:value-type="float">
            <text:p>2.6958</text:p>
          </table:table-cell>
        </table:table-row>
        <table:table-row table:style-name="ro1">
          <table:table-cell office:value-type="string" calcext:value-type="string">
            <text:p>UseEqualsToCompareStrings</text:p>
          </table:table-cell>
          <table:table-cell office:value-type="float" office:value="0.0746" calcext:value-type="float">
            <text:p>0.0746</text:p>
          </table:table-cell>
        </table:table-row>
        <table:table-row table:style-name="ro1">
          <table:table-cell office:value-type="string" calcext:value-type="string">
            <text:p>UseIndexOfChar</text:p>
          </table:table-cell>
          <table:table-cell office:value-type="float" office:value="0.468" calcext:value-type="float">
            <text:p>0.468</text:p>
          </table:table-cell>
        </table:table-row>
        <table:table-row table:style-name="ro1">
          <table:table-cell office:value-type="string" calcext:value-type="string">
            <text:p>UseLocaleWithCaseConversions</text:p>
          </table:table-cell>
          <table:table-cell office:value-type="float" office:value="3.4142" calcext:value-type="float">
            <text:p>3.4142</text:p>
          </table:table-cell>
        </table:table-row>
        <table:table-row table:style-name="ro1">
          <table:table-cell office:value-type="string" calcext:value-type="string">
            <text:p>UseNotifyAllInsteadOfNotify</text:p>
          </table:table-cell>
          <table:table-cell office:value-type="float" office:value="0.4984" calcext:value-type="float">
            <text:p>0.4984</text:p>
          </table:table-cell>
        </table:table-row>
        <table:table-row table:style-name="ro1">
          <table:table-cell office:value-type="string" calcext:value-type="string">
            <text:p>UseObjectForClearerAPI</text:p>
          </table:table-cell>
          <table:table-cell office:value-type="float" office:value="0.2545" calcext:value-type="float">
            <text:p>0.2545</text:p>
          </table:table-cell>
        </table:table-row>
        <table:table-row table:style-name="ro1">
          <table:table-cell office:value-type="string" calcext:value-type="string">
            <text:p>UseProperClassLoader</text:p>
          </table:table-cell>
          <table:table-cell office:value-type="float" office:value="0.9004" calcext:value-type="float">
            <text:p>0.9004</text:p>
          </table:table-cell>
        </table:table-row>
        <table:table-row table:style-name="ro1">
          <table:table-cell office:value-type="string" calcext:value-type="string">
            <text:p>UseShortArrayInitializer</text:p>
          </table:table-cell>
          <table:table-cell office:value-type="float" office:value="0.1949" calcext:value-type="float">
            <text:p>0.1949</text:p>
          </table:table-cell>
        </table:table-row>
        <table:table-row table:style-name="ro1">
          <table:table-cell office:value-type="string" calcext:value-type="string">
            <text:p>UseStringBufferForStringAppends</text:p>
          </table:table-cell>
          <table:table-cell office:value-type="float" office:value="0.3759" calcext:value-type="float">
            <text:p>0.3759</text:p>
          </table:table-cell>
        </table:table-row>
        <table:table-row table:style-name="ro1">
          <table:table-cell office:value-type="string" calcext:value-type="string">
            <text:p>UseStringBufferLength</text:p>
          </table:table-cell>
          <table:table-cell office:value-type="float" office:value="0.4109" calcext:value-type="float">
            <text:p>0.4109</text:p>
          </table:table-cell>
        </table:table-row>
        <table:table-row table:style-name="ro1">
          <table:table-cell office:value-type="string" calcext:value-type="string">
            <text:p>UseTryWithResources</text:p>
          </table:table-cell>
          <table:table-cell office:value-type="float" office:value="0.0315" calcext:value-type="float">
            <text:p>0.0315</text:p>
          </table:table-cell>
        </table:table-row>
        <table:table-row table:style-name="ro1">
          <table:table-cell office:value-type="string" calcext:value-type="string">
            <text:p>UseUnderscoresInNumericLiterals</text:p>
          </table:table-cell>
          <table:table-cell office:value-type="float" office:value="1.7168" calcext:value-type="float">
            <text:p>1.7168</text:p>
          </table:table-cell>
        </table:table-row>
        <table:table-row table:style-name="ro1">
          <table:table-cell office:value-type="string" calcext:value-type="string">
            <text:p>UseUtilityClass</text:p>
          </table:table-cell>
          <table:table-cell office:value-type="float" office:value="0.4006" calcext:value-type="float">
            <text:p>0.4006</text:p>
          </table:table-cell>
        </table:table-row>
        <table:table-row table:style-name="ro1">
          <table:table-cell office:value-type="string" calcext:value-type="string">
            <text:p>UseVarargs</text:p>
          </table:table-cell>
          <table:table-cell office:value-type="float" office:value="0.2462" calcext:value-type="float">
            <text:p>0.2462</text:p>
          </table:table-cell>
        </table:table-row>
        <table:table-row table:style-name="ro1">
          <table:table-cell office:value-type="string" calcext:value-type="string">
            <text:p>UselessOperationOnImmutable</text:p>
          </table:table-cell>
          <table:table-cell office:value-type="float" office:value="0.4406" calcext:value-type="float">
            <text:p>0.4406</text:p>
          </table:table-cell>
        </table:table-row>
        <table:table-row table:style-name="ro1">
          <table:table-cell office:value-type="string" calcext:value-type="string">
            <text:p>UselessOverridingMethod</text:p>
          </table:table-cell>
          <table:table-cell office:value-type="float" office:value="0.462" calcext:value-type="float">
            <text:p>0.462</text:p>
          </table:table-cell>
        </table:table-row>
        <table:table-row table:style-name="ro1">
          <table:table-cell office:value-type="string" calcext:value-type="string">
            <text:p>UselessParentheses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string" calcext:value-type="string">
            <text:p>UselessQualifiedThis</text:p>
          </table:table-cell>
          <table:table-cell office:value-type="float" office:value="3.1759" calcext:value-type="float">
            <text:p>3.1759</text:p>
          </table:table-cell>
        </table:table-row>
        <table:table-row table:style-name="ro1">
          <table:table-cell office:value-type="string" calcext:value-type="string">
            <text:p>UselessStringValueOf</text:p>
          </table:table-cell>
          <table:table-cell office:value-type="float" office:value="0.3537" calcext:value-type="float">
            <text:p>0.3537</text:p>
          </table:table-cell>
        </table:table-row>
        <table:table-row table:style-name="ro1">
          <table:table-cell office:value-type="string" calcext:value-type="string">
            <text:p>WhileLoopWithLiteralBoolean</text:p>
          </table:table-cell>
          <table:table-cell office:value-type="float" office:value="0.0061" calcext:value-type="float">
            <text:p>0.0061</text:p>
          </table:table-cell>
        </table:table-row>
      </table:table>
      <table:table table:name="09_pr2377-junitstaticsuite-data" table:style-name="ta1"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MD Benchmark: 09_pr2377-junitstaticsuite (Fri Apr 17 15:36:20 CEST 2020)</text:p>
          </table:table-cell>
          <table:table-cell/>
        </table:table-row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AbstractClassWithoutAbstractMethod</text:p>
          </table:table-cell>
          <table:table-cell office:value-type="float" office:value="0.0204" calcext:value-type="float">
            <text:p>0.0204</text:p>
          </table:table-cell>
        </table:table-row>
        <table:table-row table:style-name="ro1">
          <table:table-cell office:value-type="string" calcext:value-type="string">
            <text:p>AbstractClassWithoutAnyMethod</text:p>
          </table:table-cell>
          <table:table-cell office:value-type="float" office:value="0.0554" calcext:value-type="float">
            <text:p>0.0554</text:p>
          </table:table-cell>
        </table:table-row>
        <table:table-row table:style-name="ro1">
          <table:table-cell office:value-type="string" calcext:value-type="string">
            <text:p>AddEmptyString</text:p>
          </table:table-cell>
          <table:table-cell office:value-type="float" office:value="0.0552" calcext:value-type="float">
            <text:p>0.0552</text:p>
          </table:table-cell>
        </table:table-row>
        <table:table-row table:style-name="ro1">
          <table:table-cell office:value-type="string" calcext:value-type="string">
            <text:p>AppendCharacterWithChar</text:p>
          </table:table-cell>
          <table:table-cell office:value-type="float" office:value="0.3699" calcext:value-type="float">
            <text:p>0.3699</text:p>
          </table:table-cell>
        </table:table-row>
        <table:table-row table:style-name="ro1">
          <table:table-cell office:value-type="string" calcext:value-type="string">
            <text:p>ArrayIsStoredDirectly</text:p>
          </table:table-cell>
          <table:table-cell office:value-type="float" office:value="0.5642" calcext:value-type="float">
            <text:p>0.5642</text:p>
          </table:table-cell>
        </table:table-row>
        <table:table-row table:style-name="ro1">
          <table:table-cell office:value-type="string" calcext:value-type="string">
            <text:p>AssignmentInOperand</text:p>
          </table:table-cell>
          <table:table-cell office:value-type="float" office:value="0.4148" calcext:value-type="float">
            <text:p>0.4148</text:p>
          </table:table-cell>
        </table:table-row>
        <table:table-row table:style-name="ro1">
          <table:table-cell office:value-type="string" calcext:value-type="string">
            <text:p>AssignmentToNonFinalStatic</text:p>
          </table:table-cell>
          <table:table-cell office:value-type="float" office:value="0.3918" calcext:value-type="float">
            <text:p>0.3918</text:p>
          </table:table-cell>
        </table:table-row>
        <table:table-row table:style-name="ro1">
          <table:table-cell office:value-type="string" calcext:value-type="string">
            <text:p>AtLeastOneConstructor</text:p>
          </table:table-cell>
          <table:table-cell office:value-type="float" office:value="0.722" calcext:value-type="float">
            <text:p>0.722</text:p>
          </table:table-cell>
        </table:table-row>
        <table:table-row table:style-name="ro1">
          <table:table-cell office:value-type="string" calcext:value-type="string">
            <text:p>AvoidAccessibilityAlteration</text:p>
          </table:table-cell>
          <table:table-cell office:value-type="float" office:value="3.7734" calcext:value-type="float">
            <text:p>3.7734</text:p>
          </table:table-cell>
        </table:table-row>
        <table:table-row table:style-name="ro1">
          <table:table-cell office:value-type="string" calcext:value-type="string">
            <text:p>AvoidArrayLoops</text:p>
          </table:table-cell>
          <table:table-cell office:value-type="float" office:value="0.3739" calcext:value-type="float">
            <text:p>0.3739</text:p>
          </table:table-cell>
        </table:table-row>
        <table:table-row table:style-name="ro1">
          <table:table-cell office:value-type="string" calcext:value-type="string">
            <text:p>AvoidAssertAsIdentifier</text:p>
          </table:table-cell>
          <table:table-cell office:value-type="float" office:value="0.4084" calcext:value-type="float">
            <text:p>0.4084</text:p>
          </table:table-cell>
        </table:table-row>
        <table:table-row table:style-name="ro1">
          <table:table-cell office:value-type="string" calcext:value-type="string">
            <text:p>AvoidBranchingStatementAsLastInLoop</text:p>
          </table:table-cell>
          <table:table-cell office:value-type="float" office:value="0.0179" calcext:value-type="float">
            <text:p>0.0179</text:p>
          </table:table-cell>
        </table:table-row>
        <table:table-row table:style-name="ro1">
          <table:table-cell office:value-type="string" calcext:value-type="string">
            <text:p>AvoidCallingFinalize</text:p>
          </table:table-cell>
          <table:table-cell office:value-type="float" office:value="0.5092" calcext:value-type="float">
            <text:p>0.5092</text:p>
          </table:table-cell>
        </table:table-row>
        <table:table-row table:style-name="ro1">
          <table:table-cell office:value-type="string" calcext:value-type="string">
            <text:p>AvoidCatchingGenericException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office:value-type="string" calcext:value-type="string">
            <text:p>AvoidCatchingNPE</text:p>
          </table:table-cell>
          <table:table-cell office:value-type="float" office:value="0.0178" calcext:value-type="float">
            <text:p>0.0178</text:p>
          </table:table-cell>
        </table:table-row>
        <table:table-row table:style-name="ro1">
          <table:table-cell office:value-type="string" calcext:value-type="string">
            <text:p>AvoidCatchingThrowable</text:p>
          </table:table-cell>
          <table:table-cell office:value-type="float" office:value="0.4004" calcext:value-type="float">
            <text:p>0.4004</text:p>
          </table:table-cell>
        </table:table-row>
        <table:table-row table:style-name="ro1">
          <table:table-cell office:value-type="string" calcext:value-type="string">
            <text:p>AvoidDecimalLiteralsInBigDecimalConstructor</text:p>
          </table:table-cell>
          <table:table-cell office:value-type="float" office:value="0.1349" calcext:value-type="float">
            <text:p>0.1349</text:p>
          </table:table-cell>
        </table:table-row>
        <table:table-row table:style-name="ro1">
          <table:table-cell office:value-type="string" calcext:value-type="string">
            <text:p>AvoidDeeplyNestedIfStmts</text:p>
          </table:table-cell>
          <table:table-cell office:value-type="float" office:value="0.428" calcext:value-type="float">
            <text:p>0.428</text:p>
          </table:table-cell>
        </table:table-row>
        <table:table-row table:style-name="ro1">
          <table:table-cell office:value-type="string" calcext:value-type="string">
            <text:p>AvoidDollarSigns</text:p>
          </table:table-cell>
          <table:table-cell office:value-type="float" office:value="0.378" calcext:value-type="float">
            <text:p>0.378</text:p>
          </table:table-cell>
        </table:table-row>
        <table:table-row table:style-name="ro1">
          <table:table-cell office:value-type="string" calcext:value-type="string">
            <text:p>AvoidDuplicateLiterals</text:p>
          </table:table-cell>
          <table:table-cell office:value-type="float" office:value="0.5748" calcext:value-type="float">
            <text:p>0.5748</text:p>
          </table:table-cell>
        </table:table-row>
        <table:table-row table:style-name="ro1">
          <table:table-cell office:value-type="string" calcext:value-type="string">
            <text:p>AvoidEnumAsIdentifier</text:p>
          </table:table-cell>
          <table:table-cell office:value-type="float" office:value="0.3862" calcext:value-type="float">
            <text:p>0.3862</text:p>
          </table:table-cell>
        </table:table-row>
        <table:table-row table:style-name="ro1">
          <table:table-cell office:value-type="string" calcext:value-type="string">
            <text:p>AvoidFieldNameMatchingMethodName</text:p>
          </table:table-cell>
          <table:table-cell office:value-type="float" office:value="0.4535" calcext:value-type="float">
            <text:p>0.4535</text:p>
          </table:table-cell>
        </table:table-row>
        <table:table-row table:style-name="ro1">
          <table:table-cell office:value-type="string" calcext:value-type="string">
            <text:p>AvoidFieldNameMatchingTypeName</text:p>
          </table:table-cell>
          <table:table-cell office:value-type="float" office:value="0.356" calcext:value-type="float">
            <text:p>0.356</text:p>
          </table:table-cell>
        </table:table-row>
        <table:table-row table:style-name="ro1">
          <table:table-cell office:value-type="string" calcext:value-type="string">
            <text:p>AvoidFileStream</text:p>
          </table:table-cell>
          <table:table-cell office:value-type="float" office:value="1.1434" calcext:value-type="float">
            <text:p>1.1434</text:p>
          </table:table-cell>
        </table:table-row>
        <table:table-row table:style-name="ro1">
          <table:table-cell office:value-type="string" calcext:value-type="string">
            <text:p>AvoidInstanceofChecksInCatchClause</text:p>
          </table:table-cell>
          <table:table-cell office:value-type="float" office:value="0.0289" calcext:value-type="float">
            <text:p>0.0289</text:p>
          </table:table-cell>
        </table:table-row>
        <table:table-row table:style-name="ro1">
          <table:table-cell office:value-type="string" calcext:value-type="string">
            <text:p>AvoidInstantiatingObjectsInLoops</text:p>
          </table:table-cell>
          <table:table-cell office:value-type="float" office:value="0.3426" calcext:value-type="float">
            <text:p>0.3426</text:p>
          </table:table-cell>
        </table:table-row>
        <table:table-row table:style-name="ro1">
          <table:table-cell office:value-type="string" calcext:value-type="string">
            <text:p>AvoidLiteralsInIfCondition</text:p>
          </table:table-cell>
          <table:table-cell office:value-type="float" office:value="0.1771" calcext:value-type="float">
            <text:p>0.1771</text:p>
          </table:table-cell>
        </table:table-row>
        <table:table-row table:style-name="ro1">
          <table:table-cell office:value-type="string" calcext:value-type="string">
            <text:p>AvoidLosingExceptionInformation</text:p>
          </table:table-cell>
          <table:table-cell office:value-type="float" office:value="0.0524" calcext:value-type="float">
            <text:p>0.0524</text:p>
          </table:table-cell>
        </table:table-row>
        <table:table-row table:style-name="ro1">
          <table:table-cell office:value-type="string" calcext:value-type="string">
            <text:p>AvoidMessageDigestField</text:p>
          </table:table-cell>
          <table:table-cell office:value-type="float" office:value="1.4137" calcext:value-type="float">
            <text:p>1.4137</text:p>
          </table:table-cell>
        </table:table-row>
        <table:table-row table:style-name="ro1">
          <table:table-cell office:value-type="string" calcext:value-type="string">
            <text:p>AvoidMultipleUnaryOperators</text:p>
          </table:table-cell>
          <table:table-cell office:value-type="float" office:value="0.0092" calcext:value-type="float">
            <text:p>0.0092</text:p>
          </table:table-cell>
        </table:table-row>
        <table:table-row table:style-name="ro1">
          <table:table-cell office:value-type="string" calcext:value-type="string">
            <text:p>AvoidPrintStackTrace</text:p>
          </table:table-cell>
          <table:table-cell office:value-type="float" office:value="1.5375" calcext:value-type="float">
            <text:p>1.5375</text:p>
          </table:table-cell>
        </table:table-row>
        <table:table-row table:style-name="ro1">
          <table:table-cell office:value-type="string" calcext:value-type="string">
            <text:p>AvoidProtectedFieldInFinalClass</text:p>
          </table:table-cell>
          <table:table-cell office:value-type="float" office:value="0.0694" calcext:value-type="float">
            <text:p>0.0694</text:p>
          </table:table-cell>
        </table:table-row>
        <table:table-row table:style-name="ro1">
          <table:table-cell office:value-type="string" calcext:value-type="string">
            <text:p>AvoidProtectedMethodInFinalClassNotExtending</text:p>
          </table:table-cell>
          <table:table-cell office:value-type="float" office:value="0.0515" calcext:value-type="float">
            <text:p>0.0515</text:p>
          </table:table-cell>
        </table:table-row>
        <table:table-row table:style-name="ro1">
          <table:table-cell office:value-type="string" calcext:value-type="string">
            <text:p>AvoidReassigningLoopVariables</text:p>
          </table:table-cell>
          <table:table-cell office:value-type="float" office:value="0.1341" calcext:value-type="float">
            <text:p>0.1341</text:p>
          </table:table-cell>
        </table:table-row>
        <table:table-row table:style-name="ro1">
          <table:table-cell office:value-type="string" calcext:value-type="string">
            <text:p>AvoidReassigningParameters</text:p>
          </table:table-cell>
          <table:table-cell office:value-type="float" office:value="0.5298" calcext:value-type="float">
            <text:p>0.5298</text:p>
          </table:table-cell>
        </table:table-row>
        <table:table-row table:style-name="ro1">
          <table:table-cell office:value-type="string" calcext:value-type="string">
            <text:p>AvoidRethrowingException</text:p>
          </table:table-cell>
          <table:table-cell office:value-type="float" office:value="0.0174" calcext:value-type="float">
            <text:p>0.0174</text:p>
          </table:table-cell>
        </table:table-row>
        <table:table-row table:style-name="ro1">
          <table:table-cell office:value-type="string" calcext:value-type="string">
            <text:p>AvoidStringBufferField</text:p>
          </table:table-cell>
          <table:table-cell office:value-type="float" office:value="0.0916" calcext:value-type="float">
            <text:p>0.0916</text:p>
          </table:table-cell>
        </table:table-row>
        <table:table-row table:style-name="ro1">
          <table:table-cell office:value-type="string" calcext:value-type="string">
            <text:p>AvoidSynchronizedAtMethodLevel</text:p>
          </table:table-cell>
          <table:table-cell office:value-type="float" office:value="0.2307" calcext:value-type="float">
            <text:p>0.2307</text:p>
          </table:table-cell>
        </table:table-row>
        <table:table-row table:style-name="ro1">
          <table:table-cell office:value-type="string" calcext:value-type="string">
            <text:p>AvoidThreadGroup</text:p>
          </table:table-cell>
          <table:table-cell office:value-type="float" office:value="1.0138" calcext:value-type="float">
            <text:p>1.0138</text:p>
          </table:table-cell>
        </table:table-row>
        <table:table-row table:style-name="ro1">
          <table:table-cell office:value-type="string" calcext:value-type="string">
            <text:p>AvoidThrowingNewInstanceOfSameException</text:p>
          </table:table-cell>
          <table:table-cell office:value-type="float" office:value="0.0183" calcext:value-type="float">
            <text:p>0.0183</text:p>
          </table:table-cell>
        </table:table-row>
        <table:table-row table:style-name="ro1">
          <table:table-cell office:value-type="string" calcext:value-type="string">
            <text:p>AvoidThrowingNullPointerException</text:p>
          </table:table-cell>
          <table:table-cell office:value-type="float" office:value="0.1276" calcext:value-type="float">
            <text:p>0.1276</text:p>
          </table:table-cell>
        </table:table-row>
        <table:table-row table:style-name="ro1">
          <table:table-cell office:value-type="string" calcext:value-type="string">
            <text:p>AvoidThrowingRawExceptionTypes</text:p>
          </table:table-cell>
          <table:table-cell office:value-type="float" office:value="0.0736" calcext:value-type="float">
            <text:p>0.0736</text:p>
          </table:table-cell>
        </table:table-row>
        <table:table-row table:style-name="ro1">
          <table:table-cell office:value-type="string" calcext:value-type="string">
            <text:p>AvoidUncheckedExceptionsInSignatures</text:p>
          </table:table-cell>
          <table:table-cell office:value-type="float" office:value="0.1715" calcext:value-type="float">
            <text:p>0.1715</text:p>
          </table:table-cell>
        </table:table-row>
        <table:table-row table:style-name="ro1">
          <table:table-cell office:value-type="string" calcext:value-type="string">
            <text:p>AvoidUsingHardCodedIP</text:p>
          </table:table-cell>
          <table:table-cell office:value-type="float" office:value="0.0684" calcext:value-type="float">
            <text:p>0.0684</text:p>
          </table:table-cell>
        </table:table-row>
        <table:table-row table:style-name="ro1">
          <table:table-cell office:value-type="string" calcext:value-type="string">
            <text:p>AvoidUsingNativeCode</text:p>
          </table:table-cell>
          <table:table-cell office:value-type="float" office:value="1.1822" calcext:value-type="float">
            <text:p>1.1822</text:p>
          </table:table-cell>
        </table:table-row>
        <table:table-row table:style-name="ro1">
          <table:table-cell office:value-type="string" calcext:value-type="string">
            <text:p>AvoidUsingOctalValues</text:p>
          </table:table-cell>
          <table:table-cell office:value-type="float" office:value="0.4371" calcext:value-type="float">
            <text:p>0.4371</text:p>
          </table:table-cell>
        </table:table-row>
        <table:table-row table:style-name="ro1">
          <table:table-cell office:value-type="string" calcext:value-type="string">
            <text:p>AvoidUsingShortType</text:p>
          </table:table-cell>
          <table:table-cell office:value-type="float" office:value="0.4995" calcext:value-type="float">
            <text:p>0.4995</text:p>
          </table:table-cell>
        </table:table-row>
        <table:table-row table:style-name="ro1">
          <table:table-cell office:value-type="string" calcext:value-type="string">
            <text:p>AvoidUsingVolatile</text:p>
          </table:table-cell>
          <table:table-cell office:value-type="float" office:value="0.0717" calcext:value-type="float">
            <text:p>0.0717</text:p>
          </table:table-cell>
        </table:table-row>
        <table:table-row table:style-name="ro1">
          <table:table-cell office:value-type="string" calcext:value-type="string">
            <text:p>BadComparison</text:p>
          </table:table-cell>
          <table:table-cell office:value-type="float" office:value="0.0598" calcext:value-type="float">
            <text:p>0.0598</text:p>
          </table:table-cell>
        </table:table-row>
        <table:table-row table:style-name="ro1">
          <table:table-cell office:value-type="string" calcext:value-type="string">
            <text:p>BeanMembersShouldSerialize</text:p>
          </table:table-cell>
          <table:table-cell office:value-type="float" office:value="0.5731" calcext:value-type="float">
            <text:p>0.5731</text:p>
          </table:table-cell>
        </table:table-row>
        <table:table-row table:style-name="ro1">
          <table:table-cell office:value-type="string" calcext:value-type="string">
            <text:p>BigIntegerInstantiation</text:p>
          </table:table-cell>
          <table:table-cell office:value-type="float" office:value="0.4605" calcext:value-type="float">
            <text:p>0.4605</text:p>
          </table:table-cell>
        </table:table-row>
        <table:table-row table:style-name="ro1">
          <table:table-cell office:value-type="string" calcext:value-type="string">
            <text:p>BooleanGetMethodName</text:p>
          </table:table-cell>
          <table:table-cell office:value-type="float" office:value="0.2116" calcext:value-type="float">
            <text:p>0.2116</text:p>
          </table:table-cell>
        </table:table-row>
        <table:table-row table:style-name="ro1">
          <table:table-cell office:value-type="string" calcext:value-type="string">
            <text:p>BooleanInstantiation</text:p>
          </table:table-cell>
          <table:table-cell office:value-type="float" office:value="0.401" calcext:value-type="float">
            <text:p>0.401</text:p>
          </table:table-cell>
        </table:table-row>
        <table:table-row table:style-name="ro1">
          <table:table-cell office:value-type="string" calcext:value-type="string">
            <text:p>BrokenNullCheck</text:p>
          </table:table-cell>
          <table:table-cell office:value-type="float" office:value="0.3843" calcext:value-type="float">
            <text:p>0.3843</text:p>
          </table:table-cell>
        </table:table-row>
        <table:table-row table:style-name="ro1">
          <table:table-cell office:value-type="string" calcext:value-type="string">
            <text:p>ByteInstantiation</text:p>
          </table:table-cell>
          <table:table-cell office:value-type="float" office:value="0.1245" calcext:value-type="float">
            <text:p>0.1245</text:p>
          </table:table-cell>
        </table:table-row>
        <table:table-row table:style-name="ro1">
          <table:table-cell office:value-type="string" calcext:value-type="string">
            <text:p>CallSuperFirst</text:p>
          </table:table-cell>
          <table:table-cell office:value-type="float" office:value="1.1059" calcext:value-type="float">
            <text:p>1.1059</text:p>
          </table:table-cell>
        </table:table-row>
        <table:table-row table:style-name="ro1">
          <table:table-cell office:value-type="string" calcext:value-type="string">
            <text:p>CallSuperInConstructor</text:p>
          </table:table-cell>
          <table:table-cell office:value-type="float" office:value="0.0542" calcext:value-type="float">
            <text:p>0.0542</text:p>
          </table:table-cell>
        </table:table-row>
        <table:table-row table:style-name="ro1">
          <table:table-cell office:value-type="string" calcext:value-type="string">
            <text:p>CallSuperLast</text:p>
          </table:table-cell>
          <table:table-cell office:value-type="float" office:value="0.8908" calcext:value-type="float">
            <text:p>0.8908</text:p>
          </table:table-cell>
        </table:table-row>
        <table:table-row table:style-name="ro1">
          <table:table-cell office:value-type="string" calcext:value-type="string">
            <text:p>CheckResultSet</text:p>
          </table:table-cell>
          <table:table-cell office:value-type="float" office:value="0.4435" calcext:value-type="float">
            <text:p>0.4435</text:p>
          </table:table-cell>
        </table:table-row>
        <table:table-row table:style-name="ro1">
          <table:table-cell office:value-type="string" calcext:value-type="string">
            <text:p>CheckSkipResult</text:p>
          </table:table-cell>
          <table:table-cell office:value-type="float" office:value="0.3983" calcext:value-type="float">
            <text:p>0.3983</text:p>
          </table:table-cell>
        </table:table-row>
        <table:table-row table:style-name="ro1">
          <table:table-cell office:value-type="string" calcext:value-type="string">
            <text:p>ClassCastExceptionWithToArray</text:p>
          </table:table-cell>
          <table:table-cell office:value-type="float" office:value="0.0499" calcext:value-type="float">
            <text:p>0.0499</text:p>
          </table:table-cell>
        </table:table-row>
        <table:table-row table:style-name="ro1">
          <table:table-cell office:value-type="string" calcext:value-type="string">
            <text:p>ClassNamingConventions</text:p>
          </table:table-cell>
          <table:table-cell office:value-type="float" office:value="0.0699" calcext:value-type="float">
            <text:p>0.0699</text:p>
          </table:table-cell>
        </table:table-row>
        <table:table-row table:style-name="ro1">
          <table:table-cell office:value-type="string" calcext:value-type="string">
            <text:p>ClassWithOnlyPrivateConstructorsShouldBeFinal</text:p>
          </table:table-cell>
          <table:table-cell office:value-type="float" office:value="0.0927" calcext:value-type="float">
            <text:p>0.0927</text:p>
          </table:table-cell>
        </table:table-row>
        <table:table-row table:style-name="ro1">
          <table:table-cell office:value-type="string" calcext:value-type="string">
            <text:p>CloneMethodMustBePublic</text:p>
          </table:table-cell>
          <table:table-cell office:value-type="float" office:value="0.2803" calcext:value-type="float">
            <text:p>0.2803</text:p>
          </table:table-cell>
        </table:table-row>
        <table:table-row table:style-name="ro1">
          <table:table-cell office:value-type="string" calcext:value-type="string">
            <text:p>CloneMethodMustImplementCloneable</text:p>
          </table:table-cell>
          <table:table-cell office:value-type="float" office:value="0.0739" calcext:value-type="float">
            <text:p>0.0739</text:p>
          </table:table-cell>
        </table:table-row>
        <table:table-row table:style-name="ro1">
          <table:table-cell office:value-type="string" calcext:value-type="string">
            <text:p>CloneMethodReturnTypeMustMatchClassName</text:p>
          </table:table-cell>
          <table:table-cell office:value-type="float" office:value="0.2233" calcext:value-type="float">
            <text:p>0.2233</text:p>
          </table:table-cell>
        </table:table-row>
        <table:table-row table:style-name="ro1">
          <table:table-cell office:value-type="string" calcext:value-type="string">
            <text:p>CloneThrowsCloneNotSupportedException</text:p>
          </table:table-cell>
          <table:table-cell office:value-type="float" office:value="0.3475" calcext:value-type="float">
            <text:p>0.3475</text:p>
          </table:table-cell>
        </table:table-row>
        <table:table-row table:style-name="ro1">
          <table:table-cell office:value-type="string" calcext:value-type="string">
            <text:p>CloseResource</text:p>
          </table:table-cell>
          <table:table-cell office:value-type="float" office:value="1.0695" calcext:value-type="float">
            <text:p>1.0695</text:p>
          </table:table-cell>
        </table:table-row>
        <table:table-row table:style-name="ro1">
          <table:table-cell office:value-type="string" calcext:value-type="string">
            <text:p>CollapsibleIfStatements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string" calcext:value-type="string">
            <text:p>CommentContent</text:p>
          </table:table-cell>
          <table:table-cell office:value-type="float" office:value="2.0757" calcext:value-type="float">
            <text:p>2.0757</text:p>
          </table:table-cell>
        </table:table-row>
        <table:table-row table:style-name="ro1">
          <table:table-cell office:value-type="string" calcext:value-type="string">
            <text:p>CommentDefaultAccessModifier</text:p>
          </table:table-cell>
          <table:table-cell office:value-type="float" office:value="0.5439" calcext:value-type="float">
            <text:p>0.5439</text:p>
          </table:table-cell>
        </table:table-row>
        <table:table-row table:style-name="ro1">
          <table:table-cell office:value-type="string" calcext:value-type="string">
            <text:p>CommentRequired</text:p>
          </table:table-cell>
          <table:table-cell office:value-type="float" office:value="3.1707" calcext:value-type="float">
            <text:p>3.1707</text:p>
          </table:table-cell>
        </table:table-row>
        <table:table-row table:style-name="ro1">
          <table:table-cell office:value-type="string" calcext:value-type="string">
            <text:p>CommentSize</text:p>
          </table:table-cell>
          <table:table-cell office:value-type="float" office:value="0.655" calcext:value-type="float">
            <text:p>0.655</text:p>
          </table:table-cell>
        </table:table-row>
        <table:table-row table:style-name="ro1">
          <table:table-cell office:value-type="string" calcext:value-type="string">
            <text:p>CompareObjectsWithEquals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string" calcext:value-type="string">
            <text:p>ConfusingTernary</text:p>
          </table:table-cell>
          <table:table-cell office:value-type="float" office:value="0.3999" calcext:value-type="float">
            <text:p>0.3999</text:p>
          </table:table-cell>
        </table:table-row>
        <table:table-row table:style-name="ro1">
          <table:table-cell office:value-type="string" calcext:value-type="string">
            <text:p>ConsecutiveAppendsShouldReuse</text:p>
          </table:table-cell>
          <table:table-cell office:value-type="float" office:value="0.4885" calcext:value-type="float">
            <text:p>0.4885</text:p>
          </table:table-cell>
        </table:table-row>
        <table:table-row table:style-name="ro1">
          <table:table-cell office:value-type="string" calcext:value-type="string">
            <text:p>ConsecutiveLiteralAppends</text:p>
          </table:table-cell>
          <table:table-cell office:value-type="float" office:value="0.4051" calcext:value-type="float">
            <text:p>0.4051</text:p>
          </table:table-cell>
        </table:table-row>
        <table:table-row table:style-name="ro1">
          <table:table-cell office:value-type="string" calcext:value-type="string">
            <text:p>ConstantsInInterface</text:p>
          </table:table-cell>
          <table:table-cell office:value-type="float" office:value="0.2309" calcext:value-type="float">
            <text:p>0.2309</text:p>
          </table:table-cell>
        </table:table-row>
        <table:table-row table:style-name="ro1">
          <table:table-cell office:value-type="string" calcext:value-type="string">
            <text:p>ConstructorCallsOverridableMethod</text:p>
          </table:table-cell>
          <table:table-cell office:value-type="float" office:value="0.9313" calcext:value-type="float">
            <text:p>0.9313</text:p>
          </table:table-cell>
        </table:table-row>
        <table:table-row table:style-name="ro1">
          <table:table-cell office:value-type="string" calcext:value-type="string">
            <text:p>ControlStatementBraces</text:p>
          </table:table-cell>
          <table:table-cell office:value-type="float" office:value="0.9867" calcext:value-type="float">
            <text:p>0.9867</text:p>
          </table:table-cell>
        </table:table-row>
        <table:table-row table:style-name="ro1">
          <table:table-cell office:value-type="string" calcext:value-type="string">
            <text:p>CouplingBetweenObjects</text:p>
          </table:table-cell>
          <table:table-cell office:value-type="float" office:value="0.5324" calcext:value-type="float">
            <text:p>0.5324</text:p>
          </table:table-cell>
        </table:table-row>
        <table:table-row table:style-name="ro1">
          <table:table-cell office:value-type="string" calcext:value-type="string">
            <text:p>CyclomaticComplexity</text:p>
          </table:table-cell>
          <table:table-cell office:value-type="float" office:value="0.6252" calcext:value-type="float">
            <text:p>0.6252</text:p>
          </table:table-cell>
        </table:table-row>
        <table:table-row table:style-name="ro1">
          <table:table-cell office:value-type="string" calcext:value-type="string">
            <text:p>DataClass</text:p>
          </table:table-cell>
          <table:table-cell office:value-type="float" office:value="0.9211" calcext:value-type="float">
            <text:p>0.9211</text:p>
          </table:table-cell>
        </table:table-row>
        <table:table-row table:style-name="ro1">
          <table:table-cell office:value-type="string" calcext:value-type="string">
            <text:p>DataflowAnomalyAnalysis</text:p>
          </table:table-cell>
          <table:table-cell office:value-type="float" office:value="2.0371" calcext:value-type="float">
            <text:p>2.0371</text:p>
          </table:table-cell>
        </table:table-row>
        <table:table-row table:style-name="ro1">
          <table:table-cell office:value-type="string" calcext:value-type="string">
            <text:p>DefaultLabelNotLastInSwitchStmt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office:value-type="string" calcext:value-type="string">
            <text:p>DefaultPackage</text:p>
          </table:table-cell>
          <table:table-cell office:value-type="float" office:value="0.368" calcext:value-type="float">
            <text:p>0.368</text:p>
          </table:table-cell>
        </table:table-row>
        <table:table-row table:style-name="ro1">
          <table:table-cell office:value-type="string" calcext:value-type="string">
            <text:p>DetachedTestCase</text:p>
          </table:table-cell>
          <table:table-cell office:value-type="float" office:value="0.3954" calcext:value-type="float">
            <text:p>0.3954</text:p>
          </table:table-cell>
        </table:table-row>
        <table:table-row table:style-name="ro1">
          <table:table-cell office:value-type="string" calcext:value-type="string">
            <text:p>DoNotCallGarbageCollectionExplicitly</text:p>
          </table:table-cell>
          <table:table-cell office:value-type="float" office:value="1.6514" calcext:value-type="float">
            <text:p>1.6514</text:p>
          </table:table-cell>
        </table:table-row>
        <table:table-row table:style-name="ro1">
          <table:table-cell office:value-type="string" calcext:value-type="string">
            <text:p>DoNotCallSystemExit</text:p>
          </table:table-cell>
          <table:table-cell office:value-type="float" office:value="1.5799" calcext:value-type="float">
            <text:p>1.5799</text:p>
          </table:table-cell>
        </table:table-row>
        <table:table-row table:style-name="ro1">
          <table:table-cell office:value-type="string" calcext:value-type="string">
            <text:p>DoNotExtendJavaLangError</text:p>
          </table:table-cell>
          <table:table-cell office:value-type="float" office:value="0.0319" calcext:value-type="float">
            <text:p>0.0319</text:p>
          </table:table-cell>
        </table:table-row>
        <table:table-row table:style-name="ro1">
          <table:table-cell office:value-type="string" calcext:value-type="string">
            <text:p>DoNotExtendJavaLangThrowable</text:p>
          </table:table-cell>
          <table:table-cell office:value-type="float" office:value="0.0396" calcext:value-type="float">
            <text:p>0.0396</text:p>
          </table:table-cell>
        </table:table-row>
        <table:table-row table:style-name="ro1">
          <table:table-cell office:value-type="string" calcext:value-type="string">
            <text:p>DoNotHardCodeSDCard</text:p>
          </table:table-cell>
          <table:table-cell office:value-type="float" office:value="0.5073" calcext:value-type="float">
            <text:p>0.5073</text:p>
          </table:table-cell>
        </table:table-row>
        <table:table-row table:style-name="ro1">
          <table:table-cell office:value-type="string" calcext:value-type="string">
            <text:p>DoNotThrowExceptionInFinally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office:value-type="string" calcext:value-type="string">
            <text:p>DoNotUseThreads</text:p>
          </table:table-cell>
          <table:table-cell office:value-type="float" office:value="1.4353" calcext:value-type="float">
            <text:p>1.4353</text:p>
          </table:table-cell>
        </table:table-row>
        <table:table-row table:style-name="ro1">
          <table:table-cell office:value-type="string" calcext:value-type="string">
            <text:p>DontCallThreadRun</text:p>
          </table:table-cell>
          <table:table-cell office:value-type="float" office:value="0.3066" calcext:value-type="float">
            <text:p>0.3066</text:p>
          </table:table-cell>
        </table:table-row>
        <table:table-row table:style-name="ro1">
          <table:table-cell office:value-type="string" calcext:value-type="string">
            <text:p>DontImportJavaLang</text:p>
          </table:table-cell>
          <table:table-cell office:value-type="float" office:value="0.3714" calcext:value-type="float">
            <text:p>0.3714</text:p>
          </table:table-cell>
        </table:table-row>
        <table:table-row table:style-name="ro1">
          <table:table-cell office:value-type="string" calcext:value-type="string">
            <text:p>DontImportSun</text:p>
          </table:table-cell>
          <table:table-cell office:value-type="float" office:value="0.4265" calcext:value-type="float">
            <text:p>0.4265</text:p>
          </table:table-cell>
        </table:table-row>
        <table:table-row table:style-name="ro1">
          <table:table-cell office:value-type="string" calcext:value-type="string">
            <text:p>DontUseFloatTypeForLoopIndices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DoubleBraceInitialization</text:p>
          </table:table-cell>
          <table:table-cell office:value-type="float" office:value="0.0896" calcext:value-type="float">
            <text:p>0.0896</text:p>
          </table:table-cell>
        </table:table-row>
        <table:table-row table:style-name="ro1">
          <table:table-cell office:value-type="string" calcext:value-type="string">
            <text:p>DoubleCheckedLocking</text:p>
          </table:table-cell>
          <table:table-cell office:value-type="float" office:value="0.5063" calcext:value-type="float">
            <text:p>0.5063</text:p>
          </table:table-cell>
        </table:table-row>
        <table:table-row table:style-name="ro1">
          <table:table-cell office:value-type="string" calcext:value-type="string">
            <text:p>DuplicateImports</text:p>
          </table:table-cell>
          <table:table-cell office:value-type="float" office:value="0.3945" calcext:value-type="float">
            <text:p>0.3945</text:p>
          </table:table-cell>
        </table:table-row>
        <table:table-row table:style-name="ro1">
          <table:table-cell office:value-type="string" calcext:value-type="string">
            <text:p>EmptyCatchBlock</text:p>
          </table:table-cell>
          <table:table-cell office:value-type="float" office:value="0.0663" calcext:value-type="float">
            <text:p>0.0663</text:p>
          </table:table-cell>
        </table:table-row>
        <table:table-row table:style-name="ro1">
          <table:table-cell office:value-type="string" calcext:value-type="string">
            <text:p>EmptyFinalizer</text:p>
          </table:table-cell>
          <table:table-cell office:value-type="float" office:value="0.2745" calcext:value-type="float">
            <text:p>0.2745</text:p>
          </table:table-cell>
        </table:table-row>
        <table:table-row table:style-name="ro1">
          <table:table-cell office:value-type="string" calcext:value-type="string">
            <text:p>EmptyFinallyBlock</text:p>
          </table:table-cell>
          <table:table-cell office:value-type="float" office:value="0.0037" calcext:value-type="float">
            <text:p>0.0037</text:p>
          </table:table-cell>
        </table:table-row>
        <table:table-row table:style-name="ro1">
          <table:table-cell office:value-type="string" calcext:value-type="string">
            <text:p>EmptyIfStmt</text:p>
          </table:table-cell>
          <table:table-cell office:value-type="float" office:value="0.0517" calcext:value-type="float">
            <text:p>0.0517</text:p>
          </table:table-cell>
        </table:table-row>
        <table:table-row table:style-name="ro1">
          <table:table-cell office:value-type="string" calcext:value-type="string">
            <text:p>EmptyInitializer</text:p>
          </table:table-cell>
          <table:table-cell office:value-type="float" office:value="0.0032" calcext:value-type="float">
            <text:p>0.0032</text:p>
          </table:table-cell>
        </table:table-row>
        <table:table-row table:style-name="ro1">
          <table:table-cell office:value-type="string" calcext:value-type="string">
            <text:p>EmptyMethodInAbstractClassShouldBeAbstract</text:p>
          </table:table-cell>
          <table:table-cell office:value-type="float" office:value="0.1186" calcext:value-type="float">
            <text:p>0.1186</text:p>
          </table:table-cell>
        </table:table-row>
        <table:table-row table:style-name="ro1">
          <table:table-cell office:value-type="string" calcext:value-type="string">
            <text:p>EmptyStatementBlock</text:p>
          </table:table-cell>
          <table:table-cell office:value-type="float" office:value="0.3701" calcext:value-type="float">
            <text:p>0.3701</text:p>
          </table:table-cell>
        </table:table-row>
        <table:table-row table:style-name="ro1">
          <table:table-cell office:value-type="string" calcext:value-type="string">
            <text:p>EmptyStatementNotInLoop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1">
          <table:table-cell office:value-type="string" calcext:value-type="string">
            <text:p>EmptySwitchStatements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string" calcext:value-type="string">
            <text:p>EmptySynchronizedBlock</text:p>
          </table:table-cell>
          <table:table-cell office:value-type="float" office:value="0.0033" calcext:value-type="float">
            <text:p>0.0033</text:p>
          </table:table-cell>
        </table:table-row>
        <table:table-row table:style-name="ro1">
          <table:table-cell office:value-type="string" calcext:value-type="string">
            <text:p>EmptyTryBlock</text:p>
          </table:table-cell>
          <table:table-cell office:value-type="float" office:value="0.0114" calcext:value-type="float">
            <text:p>0.0114</text:p>
          </table:table-cell>
        </table:table-row>
        <table:table-row table:style-name="ro1">
          <table:table-cell office:value-type="string" calcext:value-type="string">
            <text:p>EmptyWhileStmt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string" calcext:value-type="string">
            <text:p>EqualsNull</text:p>
          </table:table-cell>
          <table:table-cell office:value-type="float" office:value="2.0741" calcext:value-type="float">
            <text:p>2.0741</text:p>
          </table:table-cell>
        </table:table-row>
        <table:table-row table:style-name="ro1">
          <table:table-cell office:value-type="string" calcext:value-type="string">
            <text:p>ExceptionAsFlowControl</text:p>
          </table:table-cell>
          <table:table-cell office:value-type="float" office:value="0.3662" calcext:value-type="float">
            <text:p>0.3662</text:p>
          </table:table-cell>
        </table:table-row>
        <table:table-row table:style-name="ro1">
          <table:table-cell office:value-type="string" calcext:value-type="string">
            <text:p>ExcessiveClassLength</text:p>
          </table:table-cell>
          <table:table-cell office:value-type="float" office:value="0.6056" calcext:value-type="float">
            <text:p>0.6056</text:p>
          </table:table-cell>
        </table:table-row>
        <table:table-row table:style-name="ro1">
          <table:table-cell office:value-type="string" calcext:value-type="string">
            <text:p>ExcessiveImports</text:p>
          </table:table-cell>
          <table:table-cell office:value-type="float" office:value="0.4371" calcext:value-type="float">
            <text:p>0.4371</text:p>
          </table:table-cell>
        </table:table-row>
        <table:table-row table:style-name="ro1">
          <table:table-cell office:value-type="string" calcext:value-type="string">
            <text:p>ExcessiveMethodLength</text:p>
          </table:table-cell>
          <table:table-cell office:value-type="float" office:value="0.5462" calcext:value-type="float">
            <text:p>0.5462</text:p>
          </table:table-cell>
        </table:table-row>
        <table:table-row table:style-name="ro1">
          <table:table-cell office:value-type="string" calcext:value-type="string">
            <text:p>ExcessiveParameterList</text:p>
          </table:table-cell>
          <table:table-cell office:value-type="float" office:value="0.3969" calcext:value-type="float">
            <text:p>0.3969</text:p>
          </table:table-cell>
        </table:table-row>
        <table:table-row table:style-name="ro1">
          <table:table-cell office:value-type="string" calcext:value-type="string">
            <text:p>ExcessivePublicCount</text:p>
          </table:table-cell>
          <table:table-cell office:value-type="float" office:value="0.3613" calcext:value-type="float">
            <text:p>0.3613</text:p>
          </table:table-cell>
        </table:table-row>
        <table:table-row table:style-name="ro1">
          <table:table-cell office:value-type="string" calcext:value-type="string">
            <text:p>ExtendsObject</text:p>
          </table:table-cell>
          <table:table-cell office:value-type="float" office:value="0.0216" calcext:value-type="float">
            <text:p>0.0216</text:p>
          </table:table-cell>
        </table:table-row>
        <table:table-row table:style-name="ro1">
          <table:table-cell office:value-type="string" calcext:value-type="string">
            <text:p>FieldDeclarationsShouldBeAtStartOfClass</text:p>
          </table:table-cell>
          <table:table-cell office:value-type="float" office:value="0.3531" calcext:value-type="float">
            <text:p>0.3531</text:p>
          </table:table-cell>
        </table:table-row>
        <table:table-row table:style-name="ro1">
          <table:table-cell office:value-type="string" calcext:value-type="string">
            <text:p>FieldNamingConventions</text:p>
          </table:table-cell>
          <table:table-cell office:value-type="float" office:value="0.0545" calcext:value-type="float">
            <text:p>0.0545</text:p>
          </table:table-cell>
        </table:table-row>
        <table:table-row table:style-name="ro1">
          <table:table-cell office:value-type="string" calcext:value-type="string">
            <text:p>FinalFieldCouldBeStatic</text:p>
          </table:table-cell>
          <table:table-cell office:value-type="float" office:value="0.0844" calcext:value-type="float">
            <text:p>0.0844</text:p>
          </table:table-cell>
        </table:table-row>
        <table:table-row table:style-name="ro1">
          <table:table-cell office:value-type="string" calcext:value-type="string">
            <text:p>FinalizeDoesNotCallSuperFinalize</text:p>
          </table:table-cell>
          <table:table-cell office:value-type="float" office:value="0.2776" calcext:value-type="float">
            <text:p>0.2776</text:p>
          </table:table-cell>
        </table:table-row>
        <table:table-row table:style-name="ro1">
          <table:table-cell office:value-type="string" calcext:value-type="string">
            <text:p>FinalizeOnlyCallsSuperFinalize</text:p>
          </table:table-cell>
          <table:table-cell office:value-type="float" office:value="0.2625" calcext:value-type="float">
            <text:p>0.2625</text:p>
          </table:table-cell>
        </table:table-row>
        <table:table-row table:style-name="ro1">
          <table:table-cell office:value-type="string" calcext:value-type="string">
            <text:p>FinalizeOverloaded</text:p>
          </table:table-cell>
          <table:table-cell office:value-type="float" office:value="0.2753" calcext:value-type="float">
            <text:p>0.2753</text:p>
          </table:table-cell>
        </table:table-row>
        <table:table-row table:style-name="ro1">
          <table:table-cell office:value-type="string" calcext:value-type="string">
            <text:p>FinalizeShouldBeProtected</text:p>
          </table:table-cell>
          <table:table-cell office:value-type="float" office:value="0.3462" calcext:value-type="float">
            <text:p>0.3462</text:p>
          </table:table-cell>
        </table:table-row>
        <table:table-row table:style-name="ro1">
          <table:table-cell office:value-type="string" calcext:value-type="string">
            <text:p>ForLoopCanBeForeach</text:p>
          </table:table-cell>
          <table:table-cell office:value-type="float" office:value="0.3206" calcext:value-type="float">
            <text:p>0.3206</text:p>
          </table:table-cell>
        </table:table-row>
        <table:table-row table:style-name="ro1">
          <table:table-cell office:value-type="string" calcext:value-type="string">
            <text:p>ForLoopShouldBeWhileLoop</text:p>
          </table:table-cell>
          <table:table-cell office:value-type="float" office:value="0.0119" calcext:value-type="float">
            <text:p>0.0119</text:p>
          </table:table-cell>
        </table:table-row>
        <table:table-row table:style-name="ro1">
          <table:table-cell office:value-type="string" calcext:value-type="string">
            <text:p>ForLoopVariableCount</text:p>
          </table:table-cell>
          <table:table-cell office:value-type="float" office:value="0.0132" calcext:value-type="float">
            <text:p>0.0132</text:p>
          </table:table-cell>
        </table:table-row>
        <table:table-row table:style-name="ro1">
          <table:table-cell office:value-type="string" calcext:value-type="string">
            <text:p>FormalParameterNamingConventions</text:p>
          </table:table-cell>
          <table:table-cell office:value-type="float" office:value="0.0584" calcext:value-type="float">
            <text:p>0.0584</text:p>
          </table:table-cell>
        </table:table-row>
        <table:table-row table:style-name="ro1">
          <table:table-cell office:value-type="string" calcext:value-type="string">
            <text:p>GenericsNaming</text:p>
          </table:table-cell>
          <table:table-cell office:value-type="float" office:value="0.0263" calcext:value-type="float">
            <text:p>0.0263</text:p>
          </table:table-cell>
        </table:table-row>
        <table:table-row table:style-name="ro1">
          <table:table-cell office:value-type="string" calcext:value-type="string">
            <text:p>GodClass</text:p>
          </table:table-cell>
          <table:table-cell office:value-type="float" office:value="1.869" calcext:value-type="float">
            <text:p>1.869</text:p>
          </table:table-cell>
        </table:table-row>
        <table:table-row table:style-name="ro1">
          <table:table-cell office:value-type="string" calcext:value-type="string">
            <text:p>GuardLogStatement</text:p>
          </table:table-cell>
          <table:table-cell office:value-type="float" office:value="0.3951" calcext:value-type="float">
            <text:p>0.3951</text:p>
          </table:table-cell>
        </table:table-row>
        <table:table-row table:style-name="ro1">
          <table:table-cell office:value-type="string" calcext:value-type="string">
            <text:p>HardCodedCryptoKey</text:p>
          </table:table-cell>
          <table:table-cell office:value-type="float" office:value="0.0173" calcext:value-type="float">
            <text:p>0.0173</text:p>
          </table:table-cell>
        </table:table-row>
        <table:table-row table:style-name="ro1">
          <table:table-cell office:value-type="string" calcext:value-type="string">
            <text:p>IdempotentOperations</text:p>
          </table:table-cell>
          <table:table-cell office:value-type="float" office:value="0.3733" calcext:value-type="float">
            <text:p>0.3733</text:p>
          </table:table-cell>
        </table:table-row>
        <table:table-row table:style-name="ro1">
          <table:table-cell office:value-type="string" calcext:value-type="string">
            <text:p>IdenticalCatchBranches</text:p>
          </table:table-cell>
          <table:table-cell office:value-type="float" office:value="0.3553" calcext:value-type="float">
            <text:p>0.3553</text:p>
          </table:table-cell>
        </table:table-row>
        <table:table-row table:style-name="ro1">
          <table:table-cell office:value-type="string" calcext:value-type="string">
            <text:p>ImmutableField</text:p>
          </table:table-cell>
          <table:table-cell office:value-type="float" office:value="0.9393" calcext:value-type="float">
            <text:p>0.9393</text:p>
          </table:table-cell>
        </table:table-row>
        <table:table-row table:style-name="ro1">
          <table:table-cell office:value-type="string" calcext:value-type="string">
            <text:p>ImportFromSamePackage</text:p>
          </table:table-cell>
          <table:table-cell office:value-type="float" office:value="0.3636" calcext:value-type="float">
            <text:p>0.3636</text:p>
          </table:table-cell>
        </table:table-row>
        <table:table-row table:style-name="ro1">
          <table:table-cell office:value-type="string" calcext:value-type="string">
            <text:p>InefficientEmptyStringCheck</text:p>
          </table:table-cell>
          <table:table-cell office:value-type="float" office:value="0.253" calcext:value-type="float">
            <text:p>0.253</text:p>
          </table:table-cell>
        </table:table-row>
        <table:table-row table:style-name="ro1">
          <table:table-cell office:value-type="string" calcext:value-type="string">
            <text:p>InefficientStringBuffering</text:p>
          </table:table-cell>
          <table:table-cell office:value-type="float" office:value="0.3763" calcext:value-type="float">
            <text:p>0.3763</text:p>
          </table:table-cell>
        </table:table-row>
        <table:table-row table:style-name="ro1">
          <table:table-cell office:value-type="string" calcext:value-type="string">
            <text:p>InsecureCryptoIv</text:p>
          </table:table-cell>
          <table:table-cell office:value-type="float" office:value="0.0131" calcext:value-type="float">
            <text:p>0.0131</text:p>
          </table:table-cell>
        </table:table-row>
        <table:table-row table:style-name="ro1">
          <table:table-cell office:value-type="string" calcext:value-type="string">
            <text:p>InstantiationToGetClass</text:p>
          </table:table-cell>
          <table:table-cell office:value-type="float" office:value="0.7963" calcext:value-type="float">
            <text:p>0.7963</text:p>
          </table:table-cell>
        </table:table-row>
        <table:table-row table:style-name="ro1">
          <table:table-cell office:value-type="string" calcext:value-type="string">
            <text:p>InsufficientStringBufferDeclaration</text:p>
          </table:table-cell>
          <table:table-cell office:value-type="float" office:value="0.459" calcext:value-type="float">
            <text:p>0.459</text:p>
          </table:table-cell>
        </table:table-row>
        <table:table-row table:style-name="ro1">
          <table:table-cell office:value-type="string" calcext:value-type="string">
            <text:p>IntegerInstantiation</text:p>
          </table:table-cell>
          <table:table-cell office:value-type="float" office:value="0.1297" calcext:value-type="float">
            <text:p>0.1297</text:p>
          </table:table-cell>
        </table:table-row>
        <table:table-row table:style-name="ro1">
          <table:table-cell office:value-type="string" calcext:value-type="string">
            <text:p>InvalidLogMessageFormat</text:p>
          </table:table-cell>
          <table:table-cell office:value-type="float" office:value="0.1621" calcext:value-type="float">
            <text:p>0.1621</text:p>
          </table:table-cell>
        </table:table-row>
        <table:table-row table:style-name="ro1">
          <table:table-cell office:value-type="string" calcext:value-type="string">
            <text:p>JUnit4SuitesShouldUseSuiteAnnotation</text:p>
          </table:table-cell>
          <table:table-cell office:value-type="float" office:value="0.5691" calcext:value-type="float">
            <text:p>0.5691</text:p>
          </table:table-cell>
        </table:table-row>
        <table:table-row table:style-name="ro1">
          <table:table-cell office:value-type="string" calcext:value-type="string">
            <text:p>JUnit4TestShouldUseAfterAnnotation</text:p>
          </table:table-cell>
          <table:table-cell office:value-type="float" office:value="0.4176" calcext:value-type="float">
            <text:p>0.4176</text:p>
          </table:table-cell>
        </table:table-row>
        <table:table-row table:style-name="ro1">
          <table:table-cell office:value-type="string" calcext:value-type="string">
            <text:p>JUnit4TestShouldUseBeforeAnnotation</text:p>
          </table:table-cell>
          <table:table-cell office:value-type="float" office:value="0.3704" calcext:value-type="float">
            <text:p>0.3704</text:p>
          </table:table-cell>
        </table:table-row>
        <table:table-row table:style-name="ro1">
          <table:table-cell office:value-type="string" calcext:value-type="string">
            <text:p>JUnit4TestShouldUseTestAnnotation</text:p>
          </table:table-cell>
          <table:table-cell office:value-type="float" office:value="0.2415" calcext:value-type="float">
            <text:p>0.2415</text:p>
          </table:table-cell>
        </table:table-row>
        <table:table-row table:style-name="ro1">
          <table:table-cell office:value-type="string" calcext:value-type="string">
            <text:p>JUnitAssertionsShouldIncludeMessage</text:p>
          </table:table-cell>
          <table:table-cell office:value-type="float" office:value="1.441" calcext:value-type="float">
            <text:p>1.441</text:p>
          </table:table-cell>
        </table:table-row>
        <table:table-row table:style-name="ro1">
          <table:table-cell office:value-type="string" calcext:value-type="string">
            <text:p>JUnitSpelling</text:p>
          </table:table-cell>
          <table:table-cell office:value-type="float" office:value="1.1462" calcext:value-type="float">
            <text:p>1.1462</text:p>
          </table:table-cell>
        </table:table-row>
        <table:table-row table:style-name="ro1">
          <table:table-cell office:value-type="string" calcext:value-type="string">
            <text:p>JUnitStaticSuite</text:p>
          </table:table-cell>
          <table:table-cell office:value-type="float" office:value="1.1406" calcext:value-type="float">
            <text:p>1.1406</text:p>
          </table:table-cell>
        </table:table-row>
        <table:table-row table:style-name="ro1">
          <table:table-cell office:value-type="string" calcext:value-type="string">
            <text:p>JUnitTestContainsTooManyAsserts</text:p>
          </table:table-cell>
          <table:table-cell office:value-type="float" office:value="1.8728" calcext:value-type="float">
            <text:p>1.8728</text:p>
          </table:table-cell>
        </table:table-row>
        <table:table-row table:style-name="ro1">
          <table:table-cell office:value-type="string" calcext:value-type="string">
            <text:p>JUnitTestsShouldIncludeAssert</text:p>
          </table:table-cell>
          <table:table-cell office:value-type="float" office:value="2.7597" calcext:value-type="float">
            <text:p>2.7597</text:p>
          </table:table-cell>
        </table:table-row>
        <table:table-row table:style-name="ro1">
          <table:table-cell office:value-type="string" calcext:value-type="string">
            <text:p>JUnitUseExpected</text:p>
          </table:table-cell>
          <table:table-cell office:value-type="float" office:value="1.2371" calcext:value-type="float">
            <text:p>1.2371</text:p>
          </table:table-cell>
        </table:table-row>
        <table:table-row table:style-name="ro1">
          <table:table-cell office:value-type="string" calcext:value-type="string">
            <text:p>JumbledIncrementer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>
          <table:table-cell office:value-type="string" calcext:value-type="string">
            <text:p>LawOfDemeter</text:p>
          </table:table-cell>
          <table:table-cell office:value-type="float" office:value="3.1391" calcext:value-type="float">
            <text:p>3.1391</text:p>
          </table:table-cell>
        </table:table-row>
        <table:table-row table:style-name="ro1">
          <table:table-cell office:value-type="string" calcext:value-type="string">
            <text:p>LinguisticNaming</text:p>
          </table:table-cell>
          <table:table-cell office:value-type="float" office:value="0.2434" calcext:value-type="float">
            <text:p>0.2434</text:p>
          </table:table-cell>
        </table:table-row>
        <table:table-row table:style-name="ro1">
          <table:table-cell office:value-type="string" calcext:value-type="string">
            <text:p>LocalHomeNamingConvention</text:p>
          </table:table-cell>
          <table:table-cell office:value-type="float" office:value="0.0367" calcext:value-type="float">
            <text:p>0.0367</text:p>
          </table:table-cell>
        </table:table-row>
        <table:table-row table:style-name="ro1">
          <table:table-cell office:value-type="string" calcext:value-type="string">
            <text:p>LocalInterfaceSessionNamingConvention</text:p>
          </table:table-cell>
          <table:table-cell office:value-type="float" office:value="0.0287" calcext:value-type="float">
            <text:p>0.0287</text:p>
          </table:table-cell>
        </table:table-row>
        <table:table-row table:style-name="ro1">
          <table:table-cell office:value-type="string" calcext:value-type="string">
            <text:p>LocalVariableCouldBeFinal</text:p>
          </table:table-cell>
          <table:table-cell office:value-type="float" office:value="0.6413" calcext:value-type="float">
            <text:p>0.6413</text:p>
          </table:table-cell>
        </table:table-row>
        <table:table-row table:style-name="ro1">
          <table:table-cell office:value-type="string" calcext:value-type="string">
            <text:p>LocalVariableNamingConventions</text:p>
          </table:table-cell>
          <table:table-cell office:value-type="float" office:value="0.0519" calcext:value-type="float">
            <text:p>0.0519</text:p>
          </table:table-cell>
        </table:table-row>
        <table:table-row table:style-name="ro1">
          <table:table-cell office:value-type="string" calcext:value-type="string">
            <text:p>LogicInversion</text:p>
          </table:table-cell>
          <table:table-cell office:value-type="float" office:value="0.0185" calcext:value-type="float">
            <text:p>0.0185</text:p>
          </table:table-cell>
        </table:table-row>
        <table:table-row table:style-name="ro1">
          <table:table-cell office:value-type="string" calcext:value-type="string">
            <text:p>LongInstantiation</text:p>
          </table:table-cell>
          <table:table-cell office:value-type="float" office:value="0.1116" calcext:value-type="float">
            <text:p>0.1116</text:p>
          </table:table-cell>
        </table:table-row>
        <table:table-row table:style-name="ro1">
          <table:table-cell office:value-type="string" calcext:value-type="string">
            <text:p>LongVariable</text:p>
          </table:table-cell>
          <table:table-cell office:value-type="float" office:value="0.6513" calcext:value-type="float">
            <text:p>0.6513</text:p>
          </table:table-cell>
        </table:table-row>
        <table:table-row table:style-name="ro1">
          <table:table-cell office:value-type="string" calcext:value-type="string">
            <text:p>LooseCoupling</text:p>
          </table:table-cell>
          <table:table-cell office:value-type="float" office:value="0.4853" calcext:value-type="float">
            <text:p>0.4853</text:p>
          </table:table-cell>
        </table:table-row>
        <table:table-row table:style-name="ro1">
          <table:table-cell office:value-type="string" calcext:value-type="string">
            <text:p>MDBAndSessionBeanNamingConvention</text:p>
          </table:table-cell>
          <table:table-cell office:value-type="float" office:value="0.0324" calcext:value-type="float">
            <text:p>0.0324</text:p>
          </table:table-cell>
        </table:table-row>
        <table:table-row table:style-name="ro1">
          <table:table-cell office:value-type="string" calcext:value-type="string">
            <text:p>MethodArgumentCouldBeFinal</text:p>
          </table:table-cell>
          <table:table-cell office:value-type="float" office:value="0.6161" calcext:value-type="float">
            <text:p>0.6161</text:p>
          </table:table-cell>
        </table:table-row>
        <table:table-row table:style-name="ro1">
          <table:table-cell office:value-type="string" calcext:value-type="string">
            <text:p>MethodNamingConventions</text:p>
          </table:table-cell>
          <table:table-cell office:value-type="float" office:value="0.4759" calcext:value-type="float">
            <text:p>0.4759</text:p>
          </table:table-cell>
        </table:table-row>
        <table:table-row table:style-name="ro1">
          <table:table-cell office:value-type="string" calcext:value-type="string">
            <text:p>MethodReturnsInternalArray</text:p>
          </table:table-cell>
          <table:table-cell office:value-type="float" office:value="0.1658" calcext:value-type="float">
            <text:p>0.1658</text:p>
          </table:table-cell>
        </table:table-row>
        <table:table-row table:style-name="ro1">
          <table:table-cell office:value-type="string" calcext:value-type="string">
            <text:p>MethodWithSameNameAsEnclosingClass</text:p>
          </table:table-cell>
          <table:table-cell office:value-type="float" office:value="0.6222" calcext:value-type="float">
            <text:p>0.6222</text:p>
          </table:table-cell>
        </table:table-row>
        <table:table-row table:style-name="ro1">
          <table:table-cell office:value-type="string" calcext:value-type="string">
            <text:p>MisplacedNullCheck</text:p>
          </table:table-cell>
          <table:table-cell office:value-type="float" office:value="0.0245" calcext:value-type="float">
            <text:p>0.0245</text:p>
          </table:table-cell>
        </table:table-row>
        <table:table-row table:style-name="ro1">
          <table:table-cell office:value-type="string" calcext:value-type="string">
            <text:p>MissingBreakInSwitch</text:p>
          </table:table-cell>
          <table:table-cell office:value-type="float" office:value="0.0258" calcext:value-type="float">
            <text:p>0.0258</text:p>
          </table:table-cell>
        </table:table-row>
        <table:table-row table:style-name="ro1">
          <table:table-cell office:value-type="string" calcext:value-type="string">
            <text:p>MissingOverride</text:p>
          </table:table-cell>
          <table:table-cell office:value-type="float" office:value="0.3842" calcext:value-type="float">
            <text:p>0.3842</text:p>
          </table:table-cell>
        </table:table-row>
        <table:table-row table:style-name="ro1">
          <table:table-cell office:value-type="string" calcext:value-type="string">
            <text:p>MissingSerialVersionUID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string" calcext:value-type="string">
            <text:p>MissingStaticMethodInNonInstantiatableClass</text:p>
          </table:table-cell>
          <table:table-cell office:value-type="float" office:value="1.3103" calcext:value-type="float">
            <text:p>1.3103</text:p>
          </table:table-cell>
        </table:table-row>
        <table:table-row table:style-name="ro1">
          <table:table-cell office:value-type="string" calcext:value-type="string">
            <text:p>MoreThanOneLogger</text:p>
          </table:table-cell>
          <table:table-cell office:value-type="float" office:value="0.6389" calcext:value-type="float">
            <text:p>0.6389</text:p>
          </table:table-cell>
        </table:table-row>
        <table:table-row table:style-name="ro1">
          <table:table-cell office:value-type="string" calcext:value-type="string">
            <text:p>NPathComplexity</text:p>
          </table:table-cell>
          <table:table-cell office:value-type="float" office:value="0.5345" calcext:value-type="float">
            <text:p>0.5345</text:p>
          </table:table-cell>
        </table:table-row>
        <table:table-row table:style-name="ro1">
          <table:table-cell office:value-type="string" calcext:value-type="string">
            <text:p>NcssCount</text:p>
          </table:table-cell>
          <table:table-cell office:value-type="float" office:value="0.5877" calcext:value-type="float">
            <text:p>0.5877</text:p>
          </table:table-cell>
        </table:table-row>
        <table:table-row table:style-name="ro1">
          <table:table-cell office:value-type="string" calcext:value-type="string">
            <text:p>NoPackage</text:p>
          </table:table-cell>
          <table:table-cell office:value-type="float" office:value="0.0253" calcext:value-type="float">
            <text:p>0.0253</text:p>
          </table:table-cell>
        </table:table-row>
        <table:table-row table:style-name="ro1">
          <table:table-cell office:value-type="string" calcext:value-type="string">
            <text:p>NonCaseLabelInSwitchStatement</text:p>
          </table:table-cell>
          <table:table-cell office:value-type="float" office:value="0.0076" calcext:value-type="float">
            <text:p>0.0076</text:p>
          </table:table-cell>
        </table:table-row>
        <table:table-row table:style-name="ro1">
          <table:table-cell office:value-type="string" calcext:value-type="string">
            <text:p>NonStaticInitializer</text:p>
          </table:table-cell>
          <table:table-cell office:value-type="float" office:value="0.0069" calcext:value-type="float">
            <text:p>0.0069</text:p>
          </table:table-cell>
        </table:table-row>
        <table:table-row table:style-name="ro1">
          <table:table-cell office:value-type="string" calcext:value-type="string">
            <text:p>NonThreadSafeSingleton</text:p>
          </table:table-cell>
          <table:table-cell office:value-type="float" office:value="0.4695" calcext:value-type="float">
            <text:p>0.4695</text:p>
          </table:table-cell>
        </table:table-row>
        <table:table-row table:style-name="ro1">
          <table:table-cell office:value-type="string" calcext:value-type="string">
            <text:p>NullAssignment</text:p>
          </table:table-cell>
          <table:table-cell office:value-type="float" office:value="0.0222" calcext:value-type="float">
            <text:p>0.0222</text:p>
          </table:table-cell>
        </table:table-row>
        <table:table-row table:style-name="ro1">
          <table:table-cell office:value-type="string" calcext:value-type="string">
            <text:p>OneDeclarationPerLine</text:p>
          </table:table-cell>
          <table:table-cell office:value-type="float" office:value="0.3063" calcext:value-type="float">
            <text:p>0.3063</text:p>
          </table:table-cell>
        </table:table-row>
        <table:table-row table:style-name="ro1">
          <table:table-cell office:value-type="string" calcext:value-type="string">
            <text:p>OnlyOneReturn</text:p>
          </table:table-cell>
          <table:table-cell office:value-type="float" office:value="0.3321" calcext:value-type="float">
            <text:p>0.3321</text:p>
          </table:table-cell>
        </table:table-row>
        <table:table-row table:style-name="ro1">
          <table:table-cell office:value-type="string" calcext:value-type="string">
            <text:p>OptimizableToArrayCall</text:p>
          </table:table-cell>
          <table:table-cell office:value-type="float" office:value="1.473" calcext:value-type="float">
            <text:p>1.473</text:p>
          </table:table-cell>
        </table:table-row>
        <table:table-row table:style-name="ro1">
          <table:table-cell office:value-type="string" calcext:value-type="string">
            <text:p>OverrideBothEqualsAndHashcode</text:p>
          </table:table-cell>
          <table:table-cell office:value-type="float" office:value="0.3897" calcext:value-type="float">
            <text:p>0.3897</text:p>
          </table:table-cell>
        </table:table-row>
        <table:table-row table:style-name="ro1">
          <table:table-cell office:value-type="string" calcext:value-type="string">
            <text:p>PackageCase</text:p>
          </table:table-cell>
          <table:table-cell office:value-type="float" office:value="0.0631" calcext:value-type="float">
            <text:p>0.0631</text:p>
          </table:table-cell>
        </table:table-row>
        <table:table-row table:style-name="ro1">
          <table:table-cell office:value-type="string" calcext:value-type="string">
            <text:p>PositionLiteralsFirstInCaseInsensitiveComparisons</text:p>
          </table:table-cell>
          <table:table-cell office:value-type="float" office:value="0.1557" calcext:value-type="float">
            <text:p>0.1557</text:p>
          </table:table-cell>
        </table:table-row>
        <table:table-row table:style-name="ro1">
          <table:table-cell office:value-type="string" calcext:value-type="string">
            <text:p>PositionLiteralsFirstInComparisons</text:p>
          </table:table-cell>
          <table:table-cell office:value-type="float" office:value="0.1161" calcext:value-type="float">
            <text:p>0.1161</text:p>
          </table:table-cell>
        </table:table-row>
        <table:table-row table:style-name="ro1">
          <table:table-cell office:value-type="string" calcext:value-type="string">
            <text:p>PrematureDeclaration</text:p>
          </table:table-cell>
          <table:table-cell office:value-type="float" office:value="0.5731" calcext:value-type="float">
            <text:p>0.5731</text:p>
          </table:table-cell>
        </table:table-row>
        <table:table-row table:style-name="ro1">
          <table:table-cell office:value-type="string" calcext:value-type="string">
            <text:p>PreserveStackTrace</text:p>
          </table:table-cell>
          <table:table-cell office:value-type="float" office:value="0.3835" calcext:value-type="float">
            <text:p>0.3835</text:p>
          </table:table-cell>
        </table:table-row>
        <table:table-row table:style-name="ro1">
          <table:table-cell office:value-type="string" calcext:value-type="string">
            <text:p>ProperCloneImplementation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string" calcext:value-type="string">
            <text:p>ProperLogger</text:p>
          </table:table-cell>
          <table:table-cell office:value-type="float" office:value="6.9906" calcext:value-type="float">
            <text:p>6.9906</text:p>
          </table:table-cell>
        </table:table-row>
        <table:table-row table:style-name="ro1">
          <table:table-cell office:value-type="string" calcext:value-type="string">
            <text:p>RedundantFieldInitializer</text:p>
          </table:table-cell>
          <table:table-cell office:value-type="float" office:value="0.0296" calcext:value-type="float">
            <text:p>0.0296</text:p>
          </table:table-cell>
        </table:table-row>
        <table:table-row table:style-name="ro1">
          <table:table-cell office:value-type="string" calcext:value-type="string">
            <text:p>RemoteInterfaceNamingConvention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RemoteSessionInterfaceNamingConvention</text:p>
          </table:table-cell>
          <table:table-cell office:value-type="float" office:value="0.0382" calcext:value-type="float">
            <text:p>0.0382</text:p>
          </table:table-cell>
        </table:table-row>
        <table:table-row table:style-name="ro1">
          <table:table-cell office:value-type="string" calcext:value-type="string">
            <text:p>ReplaceEnumerationWithIterator</text:p>
          </table:table-cell>
          <table:table-cell office:value-type="float" office:value="0.0194" calcext:value-type="float">
            <text:p>0.0194</text:p>
          </table:table-cell>
        </table:table-row>
        <table:table-row table:style-name="ro1">
          <table:table-cell office:value-type="string" calcext:value-type="string">
            <text:p>ReplaceHashtableWithMap</text:p>
          </table:table-cell>
          <table:table-cell office:value-type="float" office:value="0.5217" calcext:value-type="float">
            <text:p>0.5217</text:p>
          </table:table-cell>
        </table:table-row>
        <table:table-row table:style-name="ro1">
          <table:table-cell office:value-type="string" calcext:value-type="string">
            <text:p>ReplaceVectorWithList</text:p>
          </table:table-cell>
          <table:table-cell office:value-type="float" office:value="0.4846" calcext:value-type="float">
            <text:p>0.4846</text:p>
          </table:table-cell>
        </table:table-row>
        <table:table-row table:style-name="ro1">
          <table:table-cell office:value-type="string" calcext:value-type="string">
            <text:p>ReturnEmptyArrayRatherThanNull</text:p>
          </table:table-cell>
          <table:table-cell office:value-type="float" office:value="0.1737" calcext:value-type="float">
            <text:p>0.1737</text:p>
          </table:table-cell>
        </table:table-row>
        <table:table-row table:style-name="ro1">
          <table:table-cell office:value-type="string" calcext:value-type="string">
            <text:p>ReturnFromFinallyBlock</text:p>
          </table:table-cell>
          <table:table-cell office:value-type="float" office:value="0.3957" calcext:value-type="float">
            <text:p>0.3957</text:p>
          </table:table-cell>
        </table:table-row>
        <table:table-row table:style-name="ro1">
          <table:table-cell office:value-type="string" calcext:value-type="string">
            <text:p>ShortClassName</text:p>
          </table:table-cell>
          <table:table-cell office:value-type="float" office:value="0.0754" calcext:value-type="float">
            <text:p>0.0754</text:p>
          </table:table-cell>
        </table:table-row>
        <table:table-row table:style-name="ro1">
          <table:table-cell office:value-type="string" calcext:value-type="string">
            <text:p>ShortInstantiation</text:p>
          </table:table-cell>
          <table:table-cell office:value-type="float" office:value="0.1297" calcext:value-type="float">
            <text:p>0.1297</text:p>
          </table:table-cell>
        </table:table-row>
        <table:table-row table:style-name="ro1">
          <table:table-cell office:value-type="string" calcext:value-type="string">
            <text:p>ShortMethodName</text:p>
          </table:table-cell>
          <table:table-cell office:value-type="float" office:value="0.3331" calcext:value-type="float">
            <text:p>0.3331</text:p>
          </table:table-cell>
        </table:table-row>
        <table:table-row table:style-name="ro1">
          <table:table-cell office:value-type="string" calcext:value-type="string">
            <text:p>ShortVariable</text:p>
          </table:table-cell>
          <table:table-cell office:value-type="float" office:value="0.9233" calcext:value-type="float">
            <text:p>0.9233</text:p>
          </table:table-cell>
        </table:table-row>
        <table:table-row table:style-name="ro1">
          <table:table-cell office:value-type="string" calcext:value-type="string">
            <text:p>SignatureDeclareThrowsException</text:p>
          </table:table-cell>
          <table:table-cell office:value-type="float" office:value="0.5299" calcext:value-type="float">
            <text:p>0.5299</text:p>
          </table:table-cell>
        </table:table-row>
        <table:table-row table:style-name="ro1">
          <table:table-cell office:value-type="string" calcext:value-type="string">
            <text:p>SimpleDateFormatNeedsLocale</text:p>
          </table:table-cell>
          <table:table-cell office:value-type="float" office:value="0.1521" calcext:value-type="float">
            <text:p>0.1521</text:p>
          </table:table-cell>
        </table:table-row>
        <table:table-row table:style-name="ro1">
          <table:table-cell office:value-type="string" calcext:value-type="string">
            <text:p>SimplifiedTernary</text:p>
          </table:table-cell>
          <table:table-cell office:value-type="float" office:value="0.0168" calcext:value-type="float">
            <text:p>0.0168</text:p>
          </table:table-cell>
        </table:table-row>
        <table:table-row table:style-name="ro1">
          <table:table-cell office:value-type="string" calcext:value-type="string">
            <text:p>SimplifyBooleanAssertion</text:p>
          </table:table-cell>
          <table:table-cell office:value-type="float" office:value="1.7286" calcext:value-type="float">
            <text:p>1.7286</text:p>
          </table:table-cell>
        </table:table-row>
        <table:table-row table:style-name="ro1">
          <table:table-cell office:value-type="string" calcext:value-type="string">
            <text:p>SimplifyBooleanExpressions</text:p>
          </table:table-cell>
          <table:table-cell office:value-type="float" office:value="0.0443" calcext:value-type="float">
            <text:p>0.0443</text:p>
          </table:table-cell>
        </table:table-row>
        <table:table-row table:style-name="ro1">
          <table:table-cell office:value-type="string" calcext:value-type="string">
            <text:p>SimplifyBooleanReturns</text:p>
          </table:table-cell>
          <table:table-cell office:value-type="float" office:value="0.0865" calcext:value-type="float">
            <text:p>0.0865</text:p>
          </table:table-cell>
        </table:table-row>
        <table:table-row table:style-name="ro1">
          <table:table-cell office:value-type="string" calcext:value-type="string">
            <text:p>SimplifyConditional</text:p>
          </table:table-cell>
          <table:table-cell office:value-type="float" office:value="0.8442" calcext:value-type="float">
            <text:p>0.8442</text:p>
          </table:table-cell>
        </table:table-row>
        <table:table-row table:style-name="ro1">
          <table:table-cell office:value-type="string" calcext:value-type="string">
            <text:p>SimplifyStartsWith</text:p>
          </table:table-cell>
          <table:table-cell office:value-type="float" office:value="1.6765" calcext:value-type="float">
            <text:p>1.6765</text:p>
          </table:table-cell>
        </table:table-row>
        <table:table-row table:style-name="ro1">
          <table:table-cell office:value-type="string" calcext:value-type="string">
            <text:p>SingleMethodSingleton</text:p>
          </table:table-cell>
          <table:table-cell office:value-type="float" office:value="0.8496" calcext:value-type="float">
            <text:p>0.8496</text:p>
          </table:table-cell>
        </table:table-row>
        <table:table-row table:style-name="ro1">
          <table:table-cell office:value-type="string" calcext:value-type="string">
            <text:p>SingletonClassReturningNewInstance</text:p>
          </table:table-cell>
          <table:table-cell office:value-type="float" office:value="0.3619" calcext:value-type="float">
            <text:p>0.3619</text:p>
          </table:table-cell>
        </table:table-row>
        <table:table-row table:style-name="ro1">
          <table:table-cell office:value-type="string" calcext:value-type="string">
            <text:p>SingularField</text:p>
          </table:table-cell>
          <table:table-cell office:value-type="float" office:value="0.4531" calcext:value-type="float">
            <text:p>0.4531</text:p>
          </table:table-cell>
        </table:table-row>
        <table:table-row table:style-name="ro1">
          <table:table-cell office:value-type="string" calcext:value-type="string">
            <text:p>StaticEJBFieldShouldBeFinal</text:p>
          </table:table-cell>
          <table:table-cell office:value-type="float" office:value="0.0639" calcext:value-type="float">
            <text:p>0.0639</text:p>
          </table:table-cell>
        </table:table-row>
        <table:table-row table:style-name="ro1">
          <table:table-cell office:value-type="string" calcext:value-type="string">
            <text:p>StringBufferInstantiationWithChar</text:p>
          </table:table-cell>
          <table:table-cell office:value-type="float" office:value="0.1766" calcext:value-type="float">
            <text:p>0.1766</text:p>
          </table:table-cell>
        </table:table-row>
        <table:table-row table:style-name="ro1">
          <table:table-cell office:value-type="string" calcext:value-type="string">
            <text:p>StringInstantiation</text:p>
          </table:table-cell>
          <table:table-cell office:value-type="float" office:value="0.0224" calcext:value-type="float">
            <text:p>0.0224</text:p>
          </table:table-cell>
        </table:table-row>
        <table:table-row table:style-name="ro1">
          <table:table-cell office:value-type="string" calcext:value-type="string">
            <text:p>StringToString</text:p>
          </table:table-cell>
          <table:table-cell office:value-type="float" office:value="0.5134" calcext:value-type="float">
            <text:p>0.5134</text:p>
          </table:table-cell>
        </table:table-row>
        <table:table-row table:style-name="ro1">
          <table:table-cell office:value-type="string" calcext:value-type="string">
            <text:p>SuspiciousEqualsMethodName</text:p>
          </table:table-cell>
          <table:table-cell office:value-type="float" office:value="0.6894" calcext:value-type="float">
            <text:p>0.6894</text:p>
          </table:table-cell>
        </table:table-row>
        <table:table-row table:style-name="ro1">
          <table:table-cell office:value-type="string" calcext:value-type="string">
            <text:p>SuspiciousHashcodeMethodName</text:p>
          </table:table-cell>
          <table:table-cell office:value-type="float" office:value="0.3604" calcext:value-type="float">
            <text:p>0.3604</text:p>
          </table:table-cell>
        </table:table-row>
        <table:table-row table:style-name="ro1">
          <table:table-cell office:value-type="string" calcext:value-type="string">
            <text:p>SuspiciousOctalEscape</text:p>
          </table:table-cell>
          <table:table-cell office:value-type="float" office:value="0.3548" calcext:value-type="float">
            <text:p>0.3548</text:p>
          </table:table-cell>
        </table:table-row>
        <table:table-row table:style-name="ro1">
          <table:table-cell office:value-type="string" calcext:value-type="string">
            <text:p>SwitchDensity</text:p>
          </table:table-cell>
          <table:table-cell office:value-type="float" office:value="0.3783" calcext:value-type="float">
            <text:p>0.3783</text:p>
          </table:table-cell>
        </table:table-row>
        <table:table-row table:style-name="ro1">
          <table:table-cell office:value-type="string" calcext:value-type="string">
            <text:p>SwitchStmtsShouldHaveDefault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office:value-type="string" calcext:value-type="string">
            <text:p>SystemPrintln</text:p>
          </table:table-cell>
          <table:table-cell office:value-type="float" office:value="1.6398" calcext:value-type="float">
            <text:p>1.6398</text:p>
          </table:table-cell>
        </table:table-row>
        <table:table-row table:style-name="ro1">
          <table:table-cell office:value-type="string" calcext:value-type="string">
            <text:p>TestClassWithoutTestCases</text:p>
          </table:table-cell>
          <table:table-cell office:value-type="float" office:value="1.2596" calcext:value-type="float">
            <text:p>1.2596</text:p>
          </table:table-cell>
        </table:table-row>
        <table:table-row table:style-name="ro1">
          <table:table-cell office:value-type="string" calcext:value-type="string">
            <text:p>TooFewBranchesForASwitchStatement</text:p>
          </table:table-cell>
          <table:table-cell office:value-type="float" office:value="0.0078" calcext:value-type="float">
            <text:p>0.0078</text:p>
          </table:table-cell>
        </table:table-row>
        <table:table-row table:style-name="ro1">
          <table:table-cell office:value-type="string" calcext:value-type="string">
            <text:p>TooManyFields</text:p>
          </table:table-cell>
          <table:table-cell office:value-type="float" office:value="0.3442" calcext:value-type="float">
            <text:p>0.3442</text:p>
          </table:table-cell>
        </table:table-row>
        <table:table-row table:style-name="ro1">
          <table:table-cell office:value-type="string" calcext:value-type="string">
            <text:p>TooManyMethods</text:p>
          </table:table-cell>
          <table:table-cell office:value-type="float" office:value="0.4642" calcext:value-type="float">
            <text:p>0.4642</text:p>
          </table:table-cell>
        </table:table-row>
        <table:table-row table:style-name="ro1">
          <table:table-cell office:value-type="string" calcext:value-type="string">
            <text:p>TooManyStaticImports</text:p>
          </table:table-cell>
          <table:table-cell office:value-type="float" office:value="0.2665" calcext:value-type="float">
            <text:p>0.2665</text:p>
          </table:table-cell>
        </table:table-row>
        <table:table-row table:style-name="ro1">
          <table:table-cell office:value-type="string" calcext:value-type="string">
            <text:p>UncommentedEmptyConstructor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UncommentedEmptyMethodBody</text:p>
          </table:table-cell>
          <table:table-cell office:value-type="float" office:value="0.1109" calcext:value-type="float">
            <text:p>0.1109</text:p>
          </table:table-cell>
        </table:table-row>
        <table:table-row table:style-name="ro1">
          <table:table-cell office:value-type="string" calcext:value-type="string">
            <text:p>UnconditionalIfStatement</text:p>
          </table:table-cell>
          <table:table-cell office:value-type="float" office:value="0.0508" calcext:value-type="float">
            <text:p>0.0508</text:p>
          </table:table-cell>
        </table:table-row>
        <table:table-row table:style-name="ro1">
          <table:table-cell office:value-type="string" calcext:value-type="string">
            <text:p>UnnecessaryAnnotationValueElement</text:p>
          </table:table-cell>
          <table:table-cell office:value-type="float" office:value="0.0317" calcext:value-type="float">
            <text:p>0.0317</text:p>
          </table:table-cell>
        </table:table-row>
        <table:table-row table:style-name="ro1">
          <table:table-cell office:value-type="string" calcext:value-type="string">
            <text:p>UnnecessaryBooleanAssertion</text:p>
          </table:table-cell>
          <table:table-cell office:value-type="float" office:value="1.4411" calcext:value-type="float">
            <text:p>1.4411</text:p>
          </table:table-cell>
        </table:table-row>
        <table:table-row table:style-name="ro1">
          <table:table-cell office:value-type="string" calcext:value-type="string">
            <text:p>UnnecessaryCaseChange</text:p>
          </table:table-cell>
          <table:table-cell office:value-type="float" office:value="0.1918" calcext:value-type="float">
            <text:p>0.1918</text:p>
          </table:table-cell>
        </table:table-row>
        <table:table-row table:style-name="ro1">
          <table:table-cell office:value-type="string" calcext:value-type="string">
            <text:p>UnnecessaryConstructor</text:p>
          </table:table-cell>
          <table:table-cell office:value-type="float" office:value="1.2758" calcext:value-type="float">
            <text:p>1.2758</text:p>
          </table:table-cell>
        </table:table-row>
        <table:table-row table:style-name="ro1">
          <table:table-cell office:value-type="string" calcext:value-type="string">
            <text:p>UnnecessaryConversionTemporary</text:p>
          </table:table-cell>
          <table:table-cell office:value-type="float" office:value="0.3618" calcext:value-type="float">
            <text:p>0.3618</text:p>
          </table:table-cell>
        </table:table-row>
        <table:table-row table:style-name="ro1">
          <table:table-cell office:value-type="string" calcext:value-type="string">
            <text:p>UnnecessaryFullyQualifiedName</text:p>
          </table:table-cell>
          <table:table-cell office:value-type="float" office:value="0.6837" calcext:value-type="float">
            <text:p>0.6837</text:p>
          </table:table-cell>
        </table:table-row>
        <table:table-row table:style-name="ro1">
          <table:table-cell office:value-type="string" calcext:value-type="string">
            <text:p>UnnecessaryLocalBeforeReturn</text:p>
          </table:table-cell>
          <table:table-cell office:value-type="float" office:value="0.2256" calcext:value-type="float">
            <text:p>0.2256</text:p>
          </table:table-cell>
        </table:table-row>
        <table:table-row table:style-name="ro1">
          <table:table-cell office:value-type="string" calcext:value-type="string">
            <text:p>UnnecessaryModifier</text:p>
          </table:table-cell>
          <table:table-cell office:value-type="float" office:value="0.0587" calcext:value-type="float">
            <text:p>0.0587</text:p>
          </table:table-cell>
        </table:table-row>
        <table:table-row table:style-name="ro1">
          <table:table-cell office:value-type="string" calcext:value-type="string">
            <text:p>UnnecessaryReturn</text:p>
          </table:table-cell>
          <table:table-cell office:value-type="float" office:value="0.282" calcext:value-type="float">
            <text:p>0.282</text:p>
          </table:table-cell>
        </table:table-row>
        <table:table-row table:style-name="ro1">
          <table:table-cell office:value-type="string" calcext:value-type="string">
            <text:p>UnnecessaryWrapperObjectCreation</text:p>
          </table:table-cell>
          <table:table-cell office:value-type="float" office:value="0.4407" calcext:value-type="float">
            <text:p>0.4407</text:p>
          </table:table-cell>
        </table:table-row>
        <table:table-row table:style-name="ro1">
          <table:table-cell office:value-type="string" calcext:value-type="string">
            <text:p>UnsynchronizedStaticFormatter</text:p>
          </table:table-cell>
          <table:table-cell office:value-type="float" office:value="0.0156" calcext:value-type="float">
            <text:p>0.0156</text:p>
          </table:table-cell>
        </table:table-row>
        <table:table-row table:style-name="ro1">
          <table:table-cell office:value-type="string" calcext:value-type="string">
            <text:p>UnusedFormalParameter</text:p>
          </table:table-cell>
          <table:table-cell office:value-type="float" office:value="0.0836" calcext:value-type="float">
            <text:p>0.0836</text:p>
          </table:table-cell>
        </table:table-row>
        <table:table-row table:style-name="ro1">
          <table:table-cell office:value-type="string" calcext:value-type="string">
            <text:p>UnusedImports</text:p>
          </table:table-cell>
          <table:table-cell office:value-type="float" office:value="1.3258" calcext:value-type="float">
            <text:p>1.3258</text:p>
          </table:table-cell>
        </table:table-row>
        <table:table-row table:style-name="ro1">
          <table:table-cell office:value-type="string" calcext:value-type="string">
            <text:p>UnusedLocalVariable</text:p>
          </table:table-cell>
          <table:table-cell office:value-type="float" office:value="0.0685" calcext:value-type="float">
            <text:p>0.0685</text:p>
          </table:table-cell>
        </table:table-row>
        <table:table-row table:style-name="ro1">
          <table:table-cell office:value-type="string" calcext:value-type="string">
            <text:p>UnusedNullCheckInEquals</text:p>
          </table:table-cell>
          <table:table-cell office:value-type="float" office:value="3.2735" calcext:value-type="float">
            <text:p>3.2735</text:p>
          </table:table-cell>
        </table:table-row>
        <table:table-row table:style-name="ro1">
          <table:table-cell office:value-type="string" calcext:value-type="string">
            <text:p>UnusedPrivateField</text:p>
          </table:table-cell>
          <table:table-cell office:value-type="float" office:value="0.5182" calcext:value-type="float">
            <text:p>0.5182</text:p>
          </table:table-cell>
        </table:table-row>
        <table:table-row table:style-name="ro1">
          <table:table-cell office:value-type="string" calcext:value-type="string">
            <text:p>UnusedPrivateMethod</text:p>
          </table:table-cell>
          <table:table-cell office:value-type="float" office:value="0.1309" calcext:value-type="float">
            <text:p>0.1309</text:p>
          </table:table-cell>
        </table:table-row>
        <table:table-row table:style-name="ro1">
          <table:table-cell office:value-type="string" calcext:value-type="string">
            <text:p>UseArrayListInsteadOfVector</text:p>
          </table:table-cell>
          <table:table-cell office:value-type="float" office:value="0.1426" calcext:value-type="float">
            <text:p>0.1426</text:p>
          </table:table-cell>
        </table:table-row>
        <table:table-row table:style-name="ro1">
          <table:table-cell office:value-type="string" calcext:value-type="string">
            <text:p>UseArraysAsList</text:p>
          </table:table-cell>
          <table:table-cell office:value-type="float" office:value="0.4305" calcext:value-type="float">
            <text:p>0.4305</text:p>
          </table:table-cell>
        </table:table-row>
        <table:table-row table:style-name="ro1">
          <table:table-cell office:value-type="string" calcext:value-type="string">
            <text:p>UseAssertEqualsInsteadOfAssertTrue</text:p>
          </table:table-cell>
          <table:table-cell office:value-type="float" office:value="1.713" calcext:value-type="float">
            <text:p>1.713</text:p>
          </table:table-cell>
        </table:table-row>
        <table:table-row table:style-name="ro1">
          <table:table-cell office:value-type="string" calcext:value-type="string">
            <text:p>UseAssertNullInsteadOfAssertTrue</text:p>
          </table:table-cell>
          <table:table-cell office:value-type="float" office:value="1.428" calcext:value-type="float">
            <text:p>1.428</text:p>
          </table:table-cell>
        </table:table-row>
        <table:table-row table:style-name="ro1">
          <table:table-cell office:value-type="string" calcext:value-type="string">
            <text:p>UseAssertSameInsteadOfAssertTrue</text:p>
          </table:table-cell>
          <table:table-cell office:value-type="float" office:value="1.4615" calcext:value-type="float">
            <text:p>1.4615</text:p>
          </table:table-cell>
        </table:table-row>
        <table:table-row table:style-name="ro1">
          <table:table-cell office:value-type="string" calcext:value-type="string">
            <text:p>UseAssertTrueInsteadOfAssertEquals</text:p>
          </table:table-cell>
          <table:table-cell office:value-type="float" office:value="2.2128" calcext:value-type="float">
            <text:p>2.2128</text:p>
          </table:table-cell>
        </table:table-row>
        <table:table-row table:style-name="ro1">
          <table:table-cell office:value-type="string" calcext:value-type="string">
            <text:p>UseCollectionIsEmpty</text:p>
          </table:table-cell>
          <table:table-cell office:value-type="float" office:value="0.3457" calcext:value-type="float">
            <text:p>0.3457</text:p>
          </table:table-cell>
        </table:table-row>
        <table:table-row table:style-name="ro1">
          <table:table-cell office:value-type="string" calcext:value-type="string">
            <text:p>UseConcurrentHashMap</text:p>
          </table:table-cell>
          <table:table-cell office:value-type="float" office:value="0.5013" calcext:value-type="float">
            <text:p>0.5013</text:p>
          </table:table-cell>
        </table:table-row>
        <table:table-row table:style-name="ro1">
          <table:table-cell office:value-type="string" calcext:value-type="string">
            <text:p>UseCorrectExceptionLogging</text:p>
          </table:table-cell>
          <table:table-cell office:value-type="float" office:value="0.0568" calcext:value-type="float">
            <text:p>0.0568</text:p>
          </table:table-cell>
        </table:table-row>
        <table:table-row table:style-name="ro1">
          <table:table-cell office:value-type="string" calcext:value-type="string">
            <text:p>UseDiamondOperator</text:p>
          </table:table-cell>
          <table:table-cell office:value-type="float" office:value="2.6184" calcext:value-type="float">
            <text:p>2.6184</text:p>
          </table:table-cell>
        </table:table-row>
        <table:table-row table:style-name="ro1">
          <table:table-cell office:value-type="string" calcext:value-type="string">
            <text:p>UseEqualsToCompareStrings</text:p>
          </table:table-cell>
          <table:table-cell office:value-type="float" office:value="0.0718" calcext:value-type="float">
            <text:p>0.0718</text:p>
          </table:table-cell>
        </table:table-row>
        <table:table-row table:style-name="ro1">
          <table:table-cell office:value-type="string" calcext:value-type="string">
            <text:p>UseIndexOfChar</text:p>
          </table:table-cell>
          <table:table-cell office:value-type="float" office:value="0.3985" calcext:value-type="float">
            <text:p>0.3985</text:p>
          </table:table-cell>
        </table:table-row>
        <table:table-row table:style-name="ro1">
          <table:table-cell office:value-type="string" calcext:value-type="string">
            <text:p>UseLocaleWithCaseConversions</text:p>
          </table:table-cell>
          <table:table-cell office:value-type="float" office:value="3.3407" calcext:value-type="float">
            <text:p>3.3407</text:p>
          </table:table-cell>
        </table:table-row>
        <table:table-row table:style-name="ro1">
          <table:table-cell office:value-type="string" calcext:value-type="string">
            <text:p>UseNotifyAllInsteadOfNotify</text:p>
          </table:table-cell>
          <table:table-cell office:value-type="float" office:value="0.4648" calcext:value-type="float">
            <text:p>0.4648</text:p>
          </table:table-cell>
        </table:table-row>
        <table:table-row table:style-name="ro1">
          <table:table-cell office:value-type="string" calcext:value-type="string">
            <text:p>UseObjectForClearerAPI</text:p>
          </table:table-cell>
          <table:table-cell office:value-type="float" office:value="0.2786" calcext:value-type="float">
            <text:p>0.2786</text:p>
          </table:table-cell>
        </table:table-row>
        <table:table-row table:style-name="ro1">
          <table:table-cell office:value-type="string" calcext:value-type="string">
            <text:p>UseProperClassLoader</text:p>
          </table:table-cell>
          <table:table-cell office:value-type="float" office:value="0.8556" calcext:value-type="float">
            <text:p>0.8556</text:p>
          </table:table-cell>
        </table:table-row>
        <table:table-row table:style-name="ro1">
          <table:table-cell office:value-type="string" calcext:value-type="string">
            <text:p>UseShortArrayInitializer</text:p>
          </table:table-cell>
          <table:table-cell office:value-type="float" office:value="0.184" calcext:value-type="float">
            <text:p>0.184</text:p>
          </table:table-cell>
        </table:table-row>
        <table:table-row table:style-name="ro1">
          <table:table-cell office:value-type="string" calcext:value-type="string">
            <text:p>UseStringBufferForStringAppends</text:p>
          </table:table-cell>
          <table:table-cell office:value-type="float" office:value="0.3738" calcext:value-type="float">
            <text:p>0.3738</text:p>
          </table:table-cell>
        </table:table-row>
        <table:table-row table:style-name="ro1">
          <table:table-cell office:value-type="string" calcext:value-type="string">
            <text:p>UseStringBufferLength</text:p>
          </table:table-cell>
          <table:table-cell office:value-type="float" office:value="0.3526" calcext:value-type="float">
            <text:p>0.3526</text:p>
          </table:table-cell>
        </table:table-row>
        <table:table-row table:style-name="ro1">
          <table:table-cell office:value-type="string" calcext:value-type="string">
            <text:p>UseTryWithResources</text:p>
          </table:table-cell>
          <table:table-cell office:value-type="float" office:value="0.0324" calcext:value-type="float">
            <text:p>0.0324</text:p>
          </table:table-cell>
        </table:table-row>
        <table:table-row table:style-name="ro1">
          <table:table-cell office:value-type="string" calcext:value-type="string">
            <text:p>UseUnderscoresInNumericLiterals</text:p>
          </table:table-cell>
          <table:table-cell office:value-type="float" office:value="1.6991" calcext:value-type="float">
            <text:p>1.6991</text:p>
          </table:table-cell>
        </table:table-row>
        <table:table-row table:style-name="ro1">
          <table:table-cell office:value-type="string" calcext:value-type="string">
            <text:p>UseUtilityClass</text:p>
          </table:table-cell>
          <table:table-cell office:value-type="float" office:value="0.4593" calcext:value-type="float">
            <text:p>0.4593</text:p>
          </table:table-cell>
        </table:table-row>
        <table:table-row table:style-name="ro1">
          <table:table-cell office:value-type="string" calcext:value-type="string">
            <text:p>UseVarargs</text:p>
          </table:table-cell>
          <table:table-cell office:value-type="float" office:value="0.2357" calcext:value-type="float">
            <text:p>0.2357</text:p>
          </table:table-cell>
        </table:table-row>
        <table:table-row table:style-name="ro1">
          <table:table-cell office:value-type="string" calcext:value-type="string">
            <text:p>UselessOperationOnImmutable</text:p>
          </table:table-cell>
          <table:table-cell office:value-type="float" office:value="0.4314" calcext:value-type="float">
            <text:p>0.4314</text:p>
          </table:table-cell>
        </table:table-row>
        <table:table-row table:style-name="ro1">
          <table:table-cell office:value-type="string" calcext:value-type="string">
            <text:p>UselessOverridingMethod</text:p>
          </table:table-cell>
          <table:table-cell office:value-type="float" office:value="0.4602" calcext:value-type="float">
            <text:p>0.4602</text:p>
          </table:table-cell>
        </table:table-row>
        <table:table-row table:style-name="ro1">
          <table:table-cell office:value-type="string" calcext:value-type="string">
            <text:p>UselessParentheses</text:p>
          </table:table-cell>
          <table:table-cell office:value-type="float" office:value="2.6529" calcext:value-type="float">
            <text:p>2.6529</text:p>
          </table:table-cell>
        </table:table-row>
        <table:table-row table:style-name="ro1">
          <table:table-cell office:value-type="string" calcext:value-type="string">
            <text:p>UselessQualifiedThis</text:p>
          </table:table-cell>
          <table:table-cell office:value-type="float" office:value="3.0498" calcext:value-type="float">
            <text:p>3.0498</text:p>
          </table:table-cell>
        </table:table-row>
        <table:table-row table:style-name="ro1">
          <table:table-cell office:value-type="string" calcext:value-type="string">
            <text:p>UselessStringValueOf</text:p>
          </table:table-cell>
          <table:table-cell office:value-type="float" office:value="0.3471" calcext:value-type="float">
            <text:p>0.3471</text:p>
          </table:table-cell>
        </table:table-row>
        <table:table-row table:style-name="ro1">
          <table:table-cell office:value-type="string" calcext:value-type="string">
            <text:p>WhileLoopWithLiteralBoolean</text:p>
          </table:table-cell>
          <table:table-cell office:value-type="float" office:value="0.0049" calcext:value-type="float">
            <text:p>0.0049</text:p>
          </table:table-cell>
        </table:table-row>
      </table:table>
      <table:named-expressions/>
      <table:database-ranges>
        <table:database-range table:name="__Anonymous_Sheet_DB__0" table:target-range-address="Sheet1.A2:Sheet1.H287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1" table:target-range-address="Sheet6.A1:Sheet6.G285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7T10:25:54.350762984</meta:creation-date>
    <meta:generator>LibreOffice/6.4.2.2$Linux_X86_64 LibreOffice_project/40$Build-2</meta:generator>
    <dc:date>2020-04-17T15:42:02.539784848</dc:date>
    <meta:editing-duration>PT3H34M5S</meta:editing-duration>
    <meta:editing-cycles>13</meta:editing-cycles>
    <meta:document-statistic meta:table-count="11" meta:cell-count="12273" meta:object-count="0"/>
  </office:meta>
</office:document-meta>
</file>